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ources">
        <table:table-column/>
        <table:table-column/>
        <table:table-column/>
        <table:table-column/>
        <table:table-row>
          <table:table-cell office:value-type="string">
            <text:p>name</text:p>
          </table:table-cell>
          <table:table-cell office:value-type="string">
            <text:p>is_finished_goods</text:p>
          </table:table-cell>
          <table:table-cell office:value-type="string">
            <text:p>is_waste</text:p>
          </table:table-cell>
          <table:table-cell office:value-type="string">
            <text:p>unit_of_measure</text:p>
          </table:table-cell>
        </table:table-row>
        <table:table-row>
          <table:table-cell office:value-type="string">
            <text:p>Alcohol</text:p>
          </table:table-cell>
          <table:table-cell office:value="1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Aluminium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Aluminium oxid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Aluminium scrap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Ash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Asphalt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Bauxit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Biological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Bitumen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Board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Brick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Burnable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Cement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hemical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lothes</text:p>
          </table:table-cell>
          <table:table-cell office:value="1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oa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oal or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oncret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onstruction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Crop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Electro component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Electronic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Explosive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Fabric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Fertiliser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Food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Fue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Grave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Hazardous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Iron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Iron or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Livestock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Liquid fertiliser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Meat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Mechanical component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Metal scrap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Mixed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Nuclear fue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Nuclear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Oi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Other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Plastic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Plastic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Power</text:p>
          </table:table-cell>
          <table:table-cell office:value="0" office:value-type="float"/>
          <table:table-cell office:value="0" office:value-type="float"/>
          <table:table-cell office:value-type="string">
            <text:p>MWh</text:p>
          </table:table-cell>
        </table:table-row>
        <table:table-row>
          <table:table-cell office:value-type="string">
            <text:p>Prefab panel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Quarried ston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Raw bauxit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Stee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UF6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Uranium or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Uranium oxid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Vehicles</text:p>
          </table:table-cell>
          <table:table-cell office:value="1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Waste water</text:p>
          </table:table-cell>
          <table:table-cell office:value="0" office:value-type="float"/>
          <table:table-cell office:value="1" office:value-type="float"/>
          <table:table-cell office:value-type="string">
            <text:p>m^2</text:p>
          </table:table-cell>
        </table:table-row>
        <table:table-row>
          <table:table-cell office:value-type="string">
            <text:p>Water</text:p>
          </table:table-cell>
          <table:table-cell office:value="0" office:value-type="float"/>
          <table:table-cell office:value="0" office:value-type="float"/>
          <table:table-cell office:value-type="string">
            <text:p>m^2</text:p>
          </table:table-cell>
        </table:table-row>
        <table:table-row>
          <table:table-cell office:value-type="string">
            <text:p>Wood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Workdays</text:p>
          </table:table-cell>
          <table:table-cell office:value="0" office:value-type="float"/>
          <table:table-cell office:value="0" office:value-type="float"/>
          <table:table-cell office:value-type="string">
            <text:p>workday</text:p>
          </table:table-cell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producers">
        <table:table-column/>
        <table:table-column/>
        <table:table-column/>
        <table:table-column/>
        <table:table-row>
          <table:table-cell office:value-type="string">
            <text:p>producer_id</text:p>
          </table:table-cell>
          <table:table-cell office:value-type="string">
            <text:p>producer</text:p>
          </table:table-cell>
          <table:table-cell office:value-type="string">
            <text:p>construct_id</text:p>
          </table:table-cell>
          <table:table-cell office:value-type="string">
            <text:p>is_vanilla</text:p>
          </table:table-cell>
        </table:table-row>
        <table:table-row>
          <table:table-cell office:value="1" office:value-type="float"/>
          <table:table-cell office:value-type="string">
            <text:p>Alumina Plant</text:p>
          </table:table-cell>
          <table:table-cell office:value="595" office:value-type="float"/>
          <table:table-cell office:value="1" office:value-type="float"/>
        </table:table-row>
        <table:table-row>
          <table:table-cell office:value="2" office:value-type="float"/>
          <table:table-cell office:value-type="string">
            <text:p>Aluminium Plant</text:p>
          </table:table-cell>
          <table:table-cell office:value="596" office:value-type="float"/>
          <table:table-cell office:value="1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4" office:value-type="float"/>
          <table:table-cell office:value-type="string">
            <text:p>Aluminium Separation</text:p>
          </table:table-cell>
          <table:table-cell office:value="351" office:value-type="float"/>
          <table:table-cell office:value="1" office:value-type="float"/>
        </table:table-row>
        <table:table-row>
          <table:table-cell office:value="5" office:value-type="float"/>
          <table:table-cell office:value-type="string">
            <text:p>Livestock Farm</text:p>
          </table:table-cell>
          <table:table-cell office:value="566" office:value-type="float"/>
          <table:table-cell office:value="1" office:value-type="float"/>
        </table:table-row>
        <table:table-row>
          <table:table-cell office:value="6" office:value-type="float"/>
          <table:table-cell office:value-type="string">
            <text:p>Asphalt Plant</text:p>
          </table:table-cell>
          <table:table-cell office:value="581" office:value-type="float"/>
          <table:table-cell office:value="1" office:value-type="float"/>
        </table:table-row>
        <table:table-row>
          <table:table-cell office:value="7" office:value-type="float"/>
          <table:table-cell office:value-type="string">
            <text:p>Bauxite Mine</text:p>
          </table:table-cell>
          <table:table-cell office:value="593" office:value-type="float"/>
          <table:table-cell office:value="1" office:value-type="float"/>
        </table:table-row>
        <table:table-row>
          <table:table-cell office:value="8" office:value-type="float"/>
          <table:table-cell office:value-type="string">
            <text:p>Bauxite Processing Plant</text:p>
          </table:table-cell>
          <table:table-cell office:value="594" office:value-type="float"/>
          <table:table-cell office:value="1" office:value-type="float"/>
        </table:table-row>
        <table:table-row>
          <table:table-cell office:value="9" office:value-type="float"/>
          <table:table-cell office:value-type="string">
            <text:p>Brick Factory</text:p>
          </table:table-cell>
          <table:table-cell office:value="582" office:value-type="float"/>
          <table:table-cell office:value="1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="577" office:value-type="float"/>
          <table:table-cell office:value="1" office:value-type="float"/>
        </table:table-row>
        <table:table-row>
          <table:table-cell office:value="11" office:value-type="float"/>
          <table:table-cell office:value-type="string">
            <text:p>Chemical Plant</text:p>
          </table:table-cell>
          <table:table-cell office:value="587" office:value-type="float"/>
          <table:table-cell office:value="1" office:value-type="float"/>
        </table:table-row>
        <table:table-row>
          <table:table-cell office:value="12" office:value-type="float"/>
          <table:table-cell office:value-type="string">
            <text:p>Clothing Factory</text:p>
          </table:table-cell>
          <table:table-cell office:value="572" office:value-type="float"/>
          <table:table-cell office:value="1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="585" office:value-type="float"/>
          <table:table-cell office:value="1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="586" office:value-type="float"/>
          <table:table-cell office:value="1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16" office:value-type="float"/>
          <table:table-cell office:value-type="string">
            <text:p>Composting Plant</text:p>
          </table:table-cell>
          <table:table-cell office:value="563" office:value-type="float"/>
          <table:table-cell office:value="1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="579" office:value-type="float"/>
          <table:table-cell office:value="1" office:value-type="float"/>
        </table:table-row>
        <table:table-row>
          <table:table-cell office:value="18" office:value-type="float"/>
          <table:table-cell office:value-type="string">
            <text:p>Demolition Office</text:p>
          </table:table-cell>
          <table:table-cell office:value="617" office:value-type="float"/>
          <table:table-cell office:value="1" office:value-type="float"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="565" office:value-type="float"/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 (Big)</text:p>
          </table:table-cell>
          <table:table-cell office:value="606" office:value-type="float"/>
          <table:table-cell office:value="1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22" office:value-type="float"/>
          <table:table-cell office:value-type="string">
            <text:p>Electronics Assembly Hall</text:p>
          </table:table-cell>
          <table:table-cell office:value="602" office:value-type="float"/>
          <table:table-cell office:value="1" office:value-type="float"/>
        </table:table-row>
        <table:table-row>
          <table:table-cell office:value="23" office:value-type="float"/>
          <table:table-cell office:value-type="string">
            <text:p>Explosives Factory</text:p>
          </table:table-cell>
          <table:table-cell office:value="618" office:value-type="float"/>
          <table:table-cell office:value="1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="571" office:value-type="float"/>
          <table:table-cell office:value="1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26" office:value-type="float"/>
          <table:table-cell office:value-type="string">
            <text:p>Faster Train Production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="564" office:value-type="float"/>
          <table:table-cell office:value="1" office:value-type="float"/>
        </table:table-row>
        <table:table-row>
          <table:table-cell office:value="28" office:value-type="float"/>
          <table:table-cell office:value-type="string">
            <text:p>General Separation</text:p>
          </table:table-cell>
          <table:table-cell office:value="349" office:value-type="float"/>
          <table:table-cell office:value="1" office:value-type="float"/>
        </table:table-row>
        <table:table-row>
          <table:table-cell office:value="29" office:value-type="float"/>
          <table:table-cell office:value-type="string">
            <text:p>Gravel Processing</text:p>
          </table:table-cell>
          <table:table-cell office:value="575" office:value-type="float"/>
          <table:table-cell office:value="1" office:value-type="float"/>
        </table:table-row>
        <table:table-row>
          <table:table-cell office:value="30" office:value-type="float"/>
          <table:table-cell office:value-type="string">
            <text:p>Gravel Quarry</text:p>
          </table:table-cell>
          <table:table-cell office:value="573" office:value-type="float"/>
          <table:table-cell office:value="1" office:value-type="float"/>
        </table:table-row>
        <table:table-row>
          <table:table-cell office:value="31" office:value-type="float"/>
          <table:table-cell office:value-type="string">
            <text:p>Gravel Recycling Plant</text:p>
          </table:table-cell>
          <table:table-cell office:value="352" office:value-type="float"/>
          <table:table-cell office:value="1" office:value-type="float"/>
        </table:table-row>
        <table:table-row>
          <table:table-cell office:value="32" office:value-type="float"/>
          <table:table-cell office:value-type="string">
            <text:p>Scrapping Facility (Large)</text:p>
          </table:table-cell>
          <table:table-cell office:value="362" office:value-type="float"/>
          <table:table-cell office:value="1" office:value-type="float"/>
        </table:table-row>
        <table:table-row>
          <table:table-cell office:value="33" office:value-type="float"/>
          <table:table-cell office:value-type="string">
            <text:p>Incinerator - Heating Plant</text:p>
          </table:table-cell>
          <table:table-cell office:value="360" office:value-type="float"/>
          <table:table-cell office:value="1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="359" office:value-type="float"/>
          <table:table-cell office:value="1" office:value-type="float"/>
        </table:table-row>
        <table:table-row>
          <table:table-cell office:value="35" office:value-type="float"/>
          <table:table-cell office:value-type="string">
            <text:p>Iron Mine</text:p>
          </table:table-cell>
          <table:table-cell office:value="590" office:value-type="float"/>
          <table:table-cell office:value="1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38" office:value-type="float"/>
          <table:table-cell office:value-type="string">
            <text:p>Mechanical Components Factory</text:p>
          </table:table-cell>
          <table:table-cell office:value="603" office:value-type="float"/>
          <table:table-cell office:value="1" office:value-type="float"/>
        </table:table-row>
        <table:table-row>
          <table:table-cell office:value="39" office:value-type="float"/>
          <table:table-cell office:value-type="string">
            <text:p>Nuclear Fuel Fabrication</text:p>
          </table:table-cell>
          <table:table-cell office:value="600" office:value-type="float"/>
          <table:table-cell office:value="1" office:value-type="float"/>
        </table:table-row>
        <table:table-row>
          <table:table-cell office:value="40" office:value-type="float"/>
          <table:table-cell office:value-type="string">
            <text:p>Single-Reactor Nuclear Power Plant</text:p>
          </table:table-cell>
          <table:table-cell office:value="272" office:value-type="float"/>
          <table:table-cell office:value="1" office:value-type="float"/>
        </table:table-row>
        <table:table-row>
          <table:table-cell office:value="41" office:value-type="float"/>
          <table:table-cell office:value-type="string">
            <text:p>Pumpjack</text:p>
          </table:table-cell>
          <table:table-cell office:value="583" office:value-type="float"/>
          <table:table-cell office:value="1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="584" office:value-type="float"/>
          <table:table-cell office:value="1" office:value-type="float"/>
        </table:table-row>
        <table:table-row>
          <table:table-cell office:value="43" office:value-type="float"/>
          <table:table-cell office:value-type="string">
            <text:p>Plastics Factory (2067039517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="268" office:value-type="float"/>
          <table:table-cell office:value="1" office:value-type="float"/>
        </table:table-row>
        <table:table-row>
          <table:table-cell office:value="45" office:value-type="float"/>
          <table:table-cell office:value-type="string">
            <text:p>Coal Power Plant</text:p>
          </table:table-cell>
          <table:table-cell office:value="267" office:value-type="float"/>
          <table:table-cell office:value="1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="580" office:value-type="float"/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607" office:value-type="float"/>
          <table:table-cell office:value="1" office:value-type="float"/>
        </table:table-row>
        <table:table-row>
          <table:table-cell office:value="4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605" office:value-type="float"/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04" office:value-type="float"/>
          <table:table-cell office:value="1" office:value-type="float"/>
        </table:table-row>
        <table:table-row>
          <table:table-cell office:value="51" office:value-type="float"/>
          <table:table-cell office:value-type="string">
            <text:p>Rolling Mill (Mechanical Components Factory) (2467860304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52" office:value-type="float"/>
          <table:table-cell office:value-type="string">
            <text:p>Sawmill</text:p>
          </table:table-cell>
          <table:table-cell office:value="570" office:value-type="float"/>
          <table:table-cell office:value="1" office:value-type="float"/>
        </table:table-row>
        <table:table-row>
          <table:table-cell office:value="53" office:value-type="float"/>
          <table:table-cell office:value-type="string">
            <text:p>Scrap Separation</text:p>
          </table:table-cell>
          <table:table-cell office:value="350" office:value-type="float"/>
          <table:table-cell office:value="1" office:value-type="float"/>
        </table:table-row>
        <table:table-row>
          <table:table-cell office:value="54" office:value-type="float"/>
          <table:table-cell office:value-type="string">
            <text:p>Scrapping Facility (Small)</text:p>
          </table:table-cell>
          <table:table-cell office:value="361" office:value-type="float"/>
          <table:table-cell office:value="1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="568" office:value-type="float"/>
          <table:table-cell office:value="1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="592" office:value-type="float"/>
          <table:table-cell office:value="1" office:value-type="float"/>
        </table:table-row>
        <table:table-row>
          <table:table-cell office:value="57" office:value-type="float"/>
          <table:table-cell office:value-type="string">
            <text:p>Synthetic Fertilizer Factory</text:p>
          </table:table-cell>
          <table:table-cell office:value="562" office:value-type="float"/>
          <table:table-cell office:value="1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59" office:value-type="float"/>
          <table:table-cell office:value-type="string">
            <text:p>Uranium Conversion Plant</text:p>
          </table:table-cell>
          <table:table-cell office:value="599" office:value-type="float"/>
          <table:table-cell office:value="1" office:value-type="float"/>
        </table:table-row>
        <table:table-row>
          <table:table-cell office:value="60" office:value-type="float"/>
          <table:table-cell office:value-type="string">
            <text:p>Uranium Mine</text:p>
          </table:table-cell>
          <table:table-cell office:value="597" office:value-type="float"/>
          <table:table-cell office:value="1" office:value-type="float"/>
        </table:table-row>
        <table:table-row>
          <table:table-cell office:value="61" office:value-type="float"/>
          <table:table-cell office:value-type="string">
            <text:p>Uranium Processing Plant</text:p>
          </table:table-cell>
          <table:table-cell office:value="598" office:value-type="float"/>
          <table:table-cell office:value="1" office:value-type="float"/>
        </table:table-row>
        <table:table-row>
          <table:table-cell office:value="62" office:value-type="float"/>
          <table:table-cell office:value-type="string">
            <text:p>Woodcutting Post</text:p>
          </table:table-cell>
          <table:table-cell office:value="569" office:value-type="float"/>
          <table:table-cell office:value="1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service_providers">
        <table:table-column/>
        <table:table-column/>
        <table:table-column/>
        <table:table-row>
          <table:table-cell office:value-type="string">
            <text:p>service_provider_id</text:p>
          </table:table-cell>
          <table:table-cell office:value-type="string">
            <text:p>service_provider</text:p>
          </table:table-cell>
          <table:table-cell office:value-type="string">
            <text:p>construct_id</text:p>
          </table:table-cell>
        </table:table-row>
        <table:table-row>
          <table:table-cell office:value="1" office:value-type="float"/>
          <table:table-cell office:value-type="string">
            <text:p>Vehicle Repair Station (Small)</text:p>
          </table:table-cell>
          <table:table-cell office:value="46" office:value-type="float"/>
        </table:table-row>
        <table:table-row>
          <table:table-cell office:value="2" office:value-type="float"/>
          <table:table-cell office:value-type="string">
            <text:p>Vehicle Repair Station (Medium)</text:p>
          </table:table-cell>
          <table:table-cell office:value="47" office:value-type="float"/>
        </table:table-row>
        <table:table-row>
          <table:table-cell office:value="3" office:value-type="float"/>
          <table:table-cell office:value-type="string">
            <text:p>Vehicle Repair Station (Large)</text:p>
          </table:table-cell>
          <table:table-cell office:value="48" office:value-type="float"/>
        </table:table-row>
        <table:table-row>
          <table:table-cell office:value="4" office:value-type="float"/>
          <table:table-cell office:value-type="string">
            <text:p>Car Dealer</text:p>
          </table:table-cell>
          <table:table-cell office:value="65" office:value-type="float"/>
        </table:table-row>
        <table:table-row>
          <table:table-cell office:value="5" office:value-type="float"/>
          <table:table-cell office:value-type="string">
            <text:p>Grocery Store</text:p>
          </table:table-cell>
          <table:table-cell office:value="441" office:value-type="float"/>
        </table:table-row>
        <table:table-row>
          <table:table-cell office:value="6" office:value-type="float"/>
          <table:table-cell office:value-type="string">
            <text:p>Grocery Kiosk</text:p>
          </table:table-cell>
          <table:table-cell office:value="442" office:value-type="float"/>
        </table:table-row>
        <table:table-row>
          <table:table-cell office:value="7" office:value-type="float"/>
          <table:table-cell office:value-type="string">
            <text:p>Shopping Center</text:p>
          </table:table-cell>
          <table:table-cell office:value="443" office:value-type="float"/>
        </table:table-row>
        <table:table-row>
          <table:table-cell office:value="8" office:value-type="float"/>
          <table:table-cell office:value-type="string">
            <text:p>Small Shopping Center</text:p>
          </table:table-cell>
          <table:table-cell office:value="444" office:value-type="float"/>
        </table:table-row>
        <table:table-row>
          <table:table-cell office:value="9" office:value-type="float"/>
          <table:table-cell office:value-type="string">
            <text:p>Small Shopping Center</text:p>
          </table:table-cell>
          <table:table-cell office:value="445" office:value-type="float"/>
        </table:table-row>
        <table:table-row>
          <table:table-cell office:value="10" office:value-type="float"/>
          <table:table-cell office:value-type="string">
            <text:p>Small Shopping Center</text:p>
          </table:table-cell>
          <table:table-cell office:value="446" office:value-type="float"/>
        </table:table-row>
        <table:table-row>
          <table:table-cell office:value="11" office:value-type="float"/>
          <table:table-cell office:value-type="string">
            <text:p>Small Shop</text:p>
          </table:table-cell>
          <table:table-cell office:value="447" office:value-type="float"/>
        </table:table-row>
        <table:table-row>
          <table:table-cell office:value="12" office:value-type="float"/>
          <table:table-cell office:value-type="string">
            <text:p>"Panorama" Restaurant</text:p>
          </table:table-cell>
          <table:table-cell office:value="448" office:value-type="float"/>
        </table:table-row>
        <table:table-row>
          <table:table-cell office:value="13" office:value-type="float"/>
          <table:table-cell office:value-type="string">
            <text:p>Pub</text:p>
          </table:table-cell>
          <table:table-cell office:value="449" office:value-type="float"/>
        </table:table-row>
        <table:table-row>
          <table:table-cell office:value="14" office:value-type="float"/>
          <table:table-cell office:value-type="string">
            <text:p>Pub</text:p>
          </table:table-cell>
          <table:table-cell office:value="450" office:value-type="float"/>
        </table:table-row>
        <table:table-row>
          <table:table-cell office:value="15" office:value-type="float"/>
          <table:table-cell office:value-type="string">
            <text:p>Alcohol Kiosk</text:p>
          </table:table-cell>
          <table:table-cell office:value="451" office:value-type="float"/>
        </table:table-row>
        <table:table-row>
          <table:table-cell office:value="16" office:value-type="float"/>
          <table:table-cell office:value-type="string">
            <text:p>Cinema</text:p>
          </table:table-cell>
          <table:table-cell office:value="452" office:value-type="float"/>
        </table:table-row>
        <table:table-row>
          <table:table-cell office:value="17" office:value-type="float"/>
          <table:table-cell office:value-type="string">
            <text:p>Amphitheatre</text:p>
          </table:table-cell>
          <table:table-cell office:value="453" office:value-type="float"/>
        </table:table-row>
        <table:table-row>
          <table:table-cell office:value="18" office:value-type="float"/>
          <table:table-cell office:value-type="string">
            <text:p>House Of Culture</text:p>
          </table:table-cell>
          <table:table-cell office:value="454" office:value-type="float"/>
        </table:table-row>
        <table:table-row>
          <table:table-cell office:value="19" office:value-type="float"/>
          <table:table-cell office:value-type="string">
            <text:p>Pyramid Museum</text:p>
          </table:table-cell>
          <table:table-cell office:value="455" office:value-type="float"/>
        </table:table-row>
        <table:table-row>
          <table:table-cell office:value="20" office:value-type="float"/>
          <table:table-cell office:value-type="string">
            <text:p>National Uprising Museum</text:p>
          </table:table-cell>
          <table:table-cell office:value="456" office:value-type="float"/>
        </table:table-row>
        <table:table-row>
          <table:table-cell office:value="21" office:value-type="float"/>
          <table:table-cell office:value-type="string">
            <text:p>"The Palace Of Communism" (Museum)</text:p>
          </table:table-cell>
          <table:table-cell office:value="457" office:value-type="float"/>
        </table:table-row>
        <table:table-row>
          <table:table-cell office:value="22" office:value-type="float"/>
          <table:table-cell office:value-type="string">
            <text:p>Gallery Of Art</text:p>
          </table:table-cell>
          <table:table-cell office:value="458" office:value-type="float"/>
        </table:table-row>
        <table:table-row>
          <table:table-cell office:value="23" office:value-type="float"/>
          <table:table-cell office:value-type="string">
            <text:p>Republic Theater</text:p>
          </table:table-cell>
          <table:table-cell office:value="459" office:value-type="float"/>
        </table:table-row>
        <table:table-row>
          <table:table-cell office:value="24" office:value-type="float"/>
          <table:table-cell office:value-type="string">
            <text:p>Museum Of The Republic</text:p>
          </table:table-cell>
          <table:table-cell office:value="460" office:value-type="float"/>
        </table:table-row>
        <table:table-row>
          <table:table-cell office:value="25" office:value-type="float"/>
          <table:table-cell office:value-type="string">
            <text:p>Televsion Station</text:p>
          </table:table-cell>
          <table:table-cell office:value="461" office:value-type="float"/>
        </table:table-row>
        <table:table-row>
          <table:table-cell office:value="26" office:value-type="float"/>
          <table:table-cell office:value-type="string">
            <text:p>Radio Station</text:p>
          </table:table-cell>
          <table:table-cell office:value="462" office:value-type="float"/>
        </table:table-row>
        <table:table-row>
          <table:table-cell office:value="27" office:value-type="float"/>
          <table:table-cell office:value-type="string">
            <text:p>Football Field</text:p>
          </table:table-cell>
          <table:table-cell office:value="463" office:value-type="float"/>
        </table:table-row>
        <table:table-row>
          <table:table-cell office:value="28" office:value-type="float"/>
          <table:table-cell office:value-type="string">
            <text:p>Volleyball Court</text:p>
          </table:table-cell>
          <table:table-cell office:value="464" office:value-type="float"/>
        </table:table-row>
        <table:table-row>
          <table:table-cell office:value="29" office:value-type="float"/>
          <table:table-cell office:value-type="string">
            <text:p>City Stadium</text:p>
          </table:table-cell>
          <table:table-cell office:value="465" office:value-type="float"/>
        </table:table-row>
        <table:table-row>
          <table:table-cell office:value="30" office:value-type="float"/>
          <table:table-cell office:value-type="string">
            <text:p>Outdoor Swimming Pool</text:p>
          </table:table-cell>
          <table:table-cell office:value="466" office:value-type="float"/>
        </table:table-row>
        <table:table-row>
          <table:table-cell office:value="31" office:value-type="float"/>
          <table:table-cell office:value-type="string">
            <text:p>Basketball And Volleyball Court</text:p>
          </table:table-cell>
          <table:table-cell office:value="467" office:value-type="float"/>
        </table:table-row>
        <table:table-row>
          <table:table-cell office:value="32" office:value-type="float"/>
          <table:table-cell office:value-type="string">
            <text:p>Basketball And Volleyball Court</text:p>
          </table:table-cell>
          <table:table-cell office:value="468" office:value-type="float"/>
        </table:table-row>
        <table:table-row>
          <table:table-cell office:value="33" office:value-type="float"/>
          <table:table-cell office:value-type="string">
            <text:p>Football Field</text:p>
          </table:table-cell>
          <table:table-cell office:value="469" office:value-type="float"/>
        </table:table-row>
        <table:table-row>
          <table:table-cell office:value="34" office:value-type="float"/>
          <table:table-cell office:value-type="string">
            <text:p>Tennis Court</text:p>
          </table:table-cell>
          <table:table-cell office:value="470" office:value-type="float"/>
        </table:table-row>
        <table:table-row>
          <table:table-cell office:value="35" office:value-type="float"/>
          <table:table-cell office:value-type="string">
            <text:p>Beach</text:p>
          </table:table-cell>
          <table:table-cell office:value="471" office:value-type="float"/>
        </table:table-row>
        <table:table-row>
          <table:table-cell office:value="36" office:value-type="float"/>
          <table:table-cell office:value-type="string">
            <text:p>Indoor Poll</text:p>
          </table:table-cell>
          <table:table-cell office:value="472" office:value-type="float"/>
        </table:table-row>
        <table:table-row>
          <table:table-cell office:value="37" office:value-type="float"/>
          <table:table-cell office:value-type="string">
            <text:p>Sport Hall</text:p>
          </table:table-cell>
          <table:table-cell office:value="473" office:value-type="float"/>
        </table:table-row>
        <table:table-row>
          <table:table-cell office:value="38" office:value-type="float"/>
          <table:table-cell office:value-type="string">
            <text:p>Sport Hall</text:p>
          </table:table-cell>
          <table:table-cell office:value="474" office:value-type="float"/>
        </table:table-row>
        <table:table-row>
          <table:table-cell office:value="39" office:value-type="float"/>
          <table:table-cell office:value-type="string">
            <text:p>Hospital</text:p>
          </table:table-cell>
          <table:table-cell office:value="475" office:value-type="float"/>
        </table:table-row>
        <table:table-row>
          <table:table-cell office:value="40" office:value-type="float"/>
          <table:table-cell office:value-type="string">
            <text:p>Large Hospital</text:p>
          </table:table-cell>
          <table:table-cell office:value="476" office:value-type="float"/>
        </table:table-row>
        <table:table-row>
          <table:table-cell office:value="41" office:value-type="float"/>
          <table:table-cell office:value-type="string">
            <text:p>Small Clinic</text:p>
          </table:table-cell>
          <table:table-cell office:value="477" office:value-type="float"/>
        </table:table-row>
        <table:table-row>
          <table:table-cell office:value="42" office:value-type="float"/>
          <table:table-cell office:value-type="string">
            <text:p>Fire Station</text:p>
          </table:table-cell>
          <table:table-cell office:value="478" office:value-type="float"/>
        </table:table-row>
        <table:table-row>
          <table:table-cell office:value="43" office:value-type="float"/>
          <table:table-cell office:value-type="string">
            <text:p>Fire Station</text:p>
          </table:table-cell>
          <table:table-cell office:value="479" office:value-type="float"/>
        </table:table-row>
        <table:table-row>
          <table:table-cell office:value="44" office:value-type="float"/>
          <table:table-cell office:value-type="string">
            <text:p>Fire Station</text:p>
          </table:table-cell>
          <table:table-cell office:value="480" office:value-type="float"/>
        </table:table-row>
        <table:table-row>
          <table:table-cell office:value="45" office:value-type="float"/>
          <table:table-cell office:value-type="string">
            <text:p>Kindergarden</text:p>
          </table:table-cell>
          <table:table-cell office:value="481" office:value-type="float"/>
        </table:table-row>
        <table:table-row>
          <table:table-cell office:value="46" office:value-type="float"/>
          <table:table-cell office:value-type="string">
            <text:p>Kindergarden</text:p>
          </table:table-cell>
          <table:table-cell office:value="482" office:value-type="float"/>
        </table:table-row>
        <table:table-row>
          <table:table-cell office:value="47" office:value-type="float"/>
          <table:table-cell office:value-type="string">
            <text:p>Kindergarden</text:p>
          </table:table-cell>
          <table:table-cell office:value="483" office:value-type="float"/>
        </table:table-row>
        <table:table-row>
          <table:table-cell office:value="48" office:value-type="float"/>
          <table:table-cell office:value-type="string">
            <text:p>School</text:p>
          </table:table-cell>
          <table:table-cell office:value="484" office:value-type="float"/>
        </table:table-row>
        <table:table-row>
          <table:table-cell office:value="49" office:value-type="float"/>
          <table:table-cell office:value-type="string">
            <text:p>School</text:p>
          </table:table-cell>
          <table:table-cell office:value="485" office:value-type="float"/>
        </table:table-row>
        <table:table-row>
          <table:table-cell office:value="50" office:value-type="float"/>
          <table:table-cell office:value-type="string">
            <text:p>School</text:p>
          </table:table-cell>
          <table:table-cell office:value="486" office:value-type="float"/>
        </table:table-row>
        <table:table-row>
          <table:table-cell office:value="51" office:value-type="float"/>
          <table:table-cell office:value-type="string">
            <text:p>School</text:p>
          </table:table-cell>
          <table:table-cell office:value="487" office:value-type="float"/>
        </table:table-row>
        <table:table-row>
          <table:table-cell office:value="52" office:value-type="float"/>
          <table:table-cell office:value-type="string">
            <text:p>Orphanage</text:p>
          </table:table-cell>
          <table:table-cell office:value="488" office:value-type="float"/>
        </table:table-row>
        <table:table-row>
          <table:table-cell office:value="53" office:value-type="float"/>
          <table:table-cell office:value-type="string">
            <text:p>Orphanage</text:p>
          </table:table-cell>
          <table:table-cell office:value="489" office:value-type="float"/>
        </table:table-row>
        <table:table-row>
          <table:table-cell office:value="54" office:value-type="float"/>
          <table:table-cell office:value-type="string">
            <text:p>Medical University</text:p>
          </table:table-cell>
          <table:table-cell office:value="490" office:value-type="float"/>
        </table:table-row>
        <table:table-row>
          <table:table-cell office:value="55" office:value-type="float"/>
          <table:table-cell office:value-type="string">
            <text:p>Technical University</text:p>
          </table:table-cell>
          <table:table-cell office:value="491" office:value-type="float"/>
        </table:table-row>
        <table:table-row>
          <table:table-cell office:value="56" office:value-type="float"/>
          <table:table-cell office:value-type="string">
            <text:p>Technical University</text:p>
          </table:table-cell>
          <table:table-cell office:value="492" office:value-type="float"/>
        </table:table-row>
        <table:table-row>
          <table:table-cell office:value="57" office:value-type="float"/>
          <table:table-cell office:value-type="string">
            <text:p>Headquarters Of The Communist Party</text:p>
          </table:table-cell>
          <table:table-cell office:value="493" office:value-type="float"/>
        </table:table-row>
        <table:table-row>
          <table:table-cell office:value="58" office:value-type="float"/>
          <table:table-cell office:value-type="string">
            <text:p>Small Headquarters Of The Party</text:p>
          </table:table-cell>
          <table:table-cell office:value="494" office:value-type="float"/>
        </table:table-row>
        <table:table-row>
          <table:table-cell office:value="59" office:value-type="float"/>
          <table:table-cell office:value-type="string">
            <text:p>Police Station</text:p>
          </table:table-cell>
          <table:table-cell office:value="497" office:value-type="float"/>
        </table:table-row>
        <table:table-row>
          <table:table-cell office:value="60" office:value-type="float"/>
          <table:table-cell office:value-type="string">
            <text:p>Police Station (Small)</text:p>
          </table:table-cell>
          <table:table-cell office:value="498" office:value-type="float"/>
        </table:table-row>
        <table:table-row>
          <table:table-cell office:value="61" office:value-type="float"/>
          <table:table-cell office:value-type="string">
            <text:p>Court House</text:p>
          </table:table-cell>
          <table:table-cell office:value="499" office:value-type="float"/>
        </table:table-row>
        <table:table-row>
          <table:table-cell office:value="62" office:value-type="float"/>
          <table:table-cell office:value-type="string">
            <text:p>Court House (Small)</text:p>
          </table:table-cell>
          <table:table-cell office:value="500" office:value-type="float"/>
        </table:table-row>
        <table:table-row>
          <table:table-cell office:value="63" office:value-type="float"/>
          <table:table-cell office:value-type="string">
            <text:p>Prison</text:p>
          </table:table-cell>
          <table:table-cell office:value="501" office:value-type="float"/>
        </table:table-row>
        <table:table-row>
          <table:table-cell office:value="64" office:value-type="float"/>
          <table:table-cell office:value-type="string">
            <text:p>Prison</text:p>
          </table:table-cell>
          <table:table-cell office:value="502" office:value-type="float"/>
        </table:table-row>
        <table:table-row>
          <table:table-cell office:value="65" office:value-type="float"/>
          <table:table-cell office:value-type="string">
            <text:p>Secret Police</text:p>
          </table:table-cell>
          <table:table-cell office:value="503" office:value-type="float"/>
        </table:table-row>
        <table:table-row>
          <table:table-cell office:value="66" office:value-type="float"/>
          <table:table-cell office:value-type="string">
            <text:p>Secret Police (Small)</text:p>
          </table:table-cell>
          <table:table-cell office:value="504" office:value-type="float"/>
        </table:table-row>
        <table:table-row>
          <table:table-cell office:value="67" office:value-type="float"/>
          <table:table-cell office:value-type="string">
            <text:p>City Accounting Office</text:p>
          </table:table-cell>
          <table:table-cell office:value="505" office:value-type="float"/>
        </table:table-row>
        <table:table-row>
          <table:table-cell office:value="68" office:value-type="float"/>
          <table:table-cell office:value-type="string">
            <text:p>Pollution Monitoring Station</text:p>
          </table:table-cell>
          <table:table-cell office:value="506" office:value-type="float"/>
        </table:table-row>
        <table:table-row>
          <table:table-cell office:value="69" office:value-type="float"/>
          <table:table-cell office:value-type="string">
            <text:p>Small Hotel**</text:p>
          </table:table-cell>
          <table:table-cell office:value="507" office:value-type="float"/>
        </table:table-row>
        <table:table-row>
          <table:table-cell office:value="70" office:value-type="float"/>
          <table:table-cell office:value-type="string">
            <text:p>Small Hotel**</text:p>
          </table:table-cell>
          <table:table-cell office:value="508" office:value-type="float"/>
        </table:table-row>
        <table:table-row>
          <table:table-cell office:value="71" office:value-type="float"/>
          <table:table-cell office:value-type="string">
            <text:p>Mountain Hotel**</text:p>
          </table:table-cell>
          <table:table-cell office:value="509" office:value-type="float"/>
        </table:table-row>
        <table:table-row>
          <table:table-cell office:value="72" office:value-type="float"/>
          <table:table-cell office:value-type="string">
            <text:p>Hotel (3 Stars)</text:p>
          </table:table-cell>
          <table:table-cell office:value="510" office:value-type="float"/>
        </table:table-row>
        <table:table-row>
          <table:table-cell office:value="73" office:value-type="float"/>
          <table:table-cell office:value-type="string">
            <text:p>City Hotel****</text:p>
          </table:table-cell>
          <table:table-cell office:value="511" office:value-type="float"/>
        </table:table-row>
        <table:table-row>
          <table:table-cell office:value="74" office:value-type="float"/>
          <table:table-cell office:value-type="string">
            <text:p>Hotel (4 Stars)</text:p>
          </table:table-cell>
          <table:table-cell office:value="512" office:value-type="float"/>
        </table:table-row>
        <table:table-row>
          <table:table-cell office:value="75" office:value-type="float"/>
          <table:table-cell office:value-type="string">
            <text:p>"Surprise" (Carousel)</text:p>
          </table:table-cell>
          <table:table-cell office:value="513" office:value-type="float"/>
        </table:table-row>
        <table:table-row>
          <table:table-cell office:value="76" office:value-type="float"/>
          <table:table-cell office:value-type="string">
            <text:p>"Autodrome" (Carousel)</text:p>
          </table:table-cell>
          <table:table-cell office:value="514" office:value-type="float"/>
        </table:table-row>
        <table:table-row>
          <table:table-cell office:value="77" office:value-type="float"/>
          <table:table-cell office:value-type="string">
            <text:p>Ferris Wheel (Carousel)</text:p>
          </table:table-cell>
          <table:table-cell office:value="515" office:value-type="float"/>
        </table:table-row>
        <table:table-row>
          <table:table-cell office:value="78" office:value-type="float"/>
          <table:table-cell office:value-type="string">
            <text:p>"Chamomile" (Carousel)</text:p>
          </table:table-cell>
          <table:table-cell office:value="516" office:value-type="float"/>
        </table:table-row>
        <table:table-row>
          <table:table-cell office:value="79" office:value-type="float"/>
          <table:table-cell office:value-type="string">
            <text:p>Beach Cafe/Bar</text:p>
          </table:table-cell>
          <table:table-cell office:value="517" office:value-type="float"/>
        </table:table-row>
        <table:table-row>
          <table:table-cell office:value="80" office:value-type="float"/>
          <table:table-cell office:value-type="string">
            <text:p>"The View" (Cafe/Bar)</text:p>
          </table:table-cell>
          <table:table-cell office:value="518" office:value-type="float"/>
        </table:table-row>
        <table:table-row>
          <table:table-cell office:value="81" office:value-type="float"/>
          <table:table-cell office:value-type="string">
            <text:p>"Delicije" (Cafe/Bar)</text:p>
          </table:table-cell>
          <table:table-cell office:value="519" office:value-type="float"/>
        </table:table-row>
        <table:table-row>
          <table:table-cell office:value="82" office:value-type="float"/>
          <table:table-cell office:value-type="string">
            <text:p>Sight Tower</text:p>
          </table:table-cell>
          <table:table-cell office:value="520" office:value-type="float"/>
        </table:table-row>
        <table:table-row>
          <table:table-cell office:value="83" office:value-type="float"/>
          <table:table-cell office:value-type="string">
            <text:p>Sight Tower 2</text:p>
          </table:table-cell>
          <table:table-cell office:value="521" office:value-type="float"/>
        </table:table-row>
        <table:table-row>
          <table:table-cell office:value="84" office:value-type="float"/>
          <table:table-cell office:value-type="string">
            <text:p>Zoo</text:p>
          </table:table-cell>
          <table:table-cell office:value="522" office:value-type="float"/>
        </table:table-row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</table:table>
      <table:table table:name="max_workers_in_producers">
        <table:table-column/>
        <table:table-column/>
        <table:table-column/>
        <table:table-column/>
        <table:table-row>
          <table:table-cell office:value-type="string">
            <text:p>producer_id</text:p>
          </table:table-cell>
          <table:table-cell office:value-type="string">
            <text:p>producer</text:p>
          </table:table-cell>
          <table:table-cell office:value-type="string">
            <text:p>worker_type</text:p>
          </table:table-cell>
          <table:table-cell office:value-type="string">
            <text:p>number_of_workers</text:p>
          </table:table-cell>
        </table:table-row>
        <table:table-row>
          <table:table-cell office:value="1" office:value-type="float"/>
          <table:table-cell office:value-type="string">
            <text:p>Alumina plant</text:p>
          </table:table-cell>
          <table:table-cell office:value-type="string">
            <text:p>workers</text:p>
          </table:table-cell>
          <table:table-cell office:value="370" office:value-type="float"/>
        </table:table-row>
        <table:table-row>
          <table:table-cell office:value="2" office:value-type="float"/>
          <table:table-cell office:value-type="string">
            <text:p>Aluminium plant</text:p>
          </table:table-cell>
          <table:table-cell office:value-type="string">
            <text:p>workers</text:p>
          </table:table-cell>
          <table:table-cell office:value="350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workers</text:p>
          </table:table-cell>
          <table:table-cell office:value="750" office:value-type="float"/>
        </table:table-row>
        <table:table-row>
          <table:table-cell office:value="4" office:value-type="float"/>
          <table:table-cell office:value-type="string">
            <text:p>Aluminium separation</text:p>
          </table:table-cell>
          <table:table-cell office:value-type="string">
            <text:p>workers</text:p>
          </table:table-cell>
          <table:table-cell office:value="20" office:value-type="float"/>
        </table:table-row>
        <table:table-row>
          <table:table-cell office:value="5" office:value-type="float"/>
          <table:table-cell office:value-type="string">
            <text:p>Livestock Farm</text:p>
          </table:table-cell>
          <table:table-cell office:value-type="string">
            <text:p>workers</text:p>
          </table:table-cell>
          <table:table-cell office:value="50" office:value-type="float"/>
        </table:table-row>
        <table:table-row>
          <table:table-cell office:value="6" office:value-type="float"/>
          <table:table-cell office:value-type="string">
            <text:p>Asphalt plant</text:p>
          </table:table-cell>
          <table:table-cell office:value-type="string">
            <text:p>workers</text:p>
          </table:table-cell>
          <table:table-cell office:value="5" office:value-type="float"/>
        </table:table-row>
        <table:table-row>
          <table:table-cell office:value="7" office:value-type="float"/>
          <table:table-cell office:value-type="string">
            <text:p>Bauxite mine</text:p>
          </table:table-cell>
          <table:table-cell office:value-type="string">
            <text:p>workers</text:p>
          </table:table-cell>
          <table:table-cell office:value="45" office:value-type="float"/>
        </table:table-row>
        <table:table-row>
          <table:table-cell office:value="8" office:value-type="float"/>
          <table:table-cell office:value-type="string">
            <text:p>Bauxite processing plant</text:p>
          </table:table-cell>
          <table:table-cell office:value-type="string">
            <text:p>workers</text:p>
          </table:table-cell>
          <table:table-cell office:value="25" office:value-type="float"/>
        </table:table-row>
        <table:table-row>
          <table:table-cell office:value="9" office:value-type="float"/>
          <table:table-cell office:value-type="string">
            <text:p>Brick factory</text:p>
          </table:table-cell>
          <table:table-cell office:value-type="string">
            <text:p>workers</text:p>
          </table:table-cell>
          <table:table-cell office:value="75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-type="string">
            <text:p>workers</text:p>
          </table:table-cell>
          <table:table-cell office:value="40" office:value-type="float"/>
        </table:table-row>
        <table:table-row>
          <table:table-cell office:value="11" office:value-type="float"/>
          <table:table-cell office:value-type="string">
            <text:p>Chemical plant</text:p>
          </table:table-cell>
          <table:table-cell office:value-type="string">
            <text:p>workers</text:p>
          </table:table-cell>
          <table:table-cell office:value="700" office:value-type="float"/>
        </table:table-row>
        <table:table-row>
          <table:table-cell office:value="12" office:value-type="float"/>
          <table:table-cell office:value-type="string">
            <text:p>Clothing factory</text:p>
          </table:table-cell>
          <table:table-cell office:value-type="string">
            <text:p>workers</text:p>
          </table:table-cell>
          <table:table-cell office:value="80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-type="string">
            <text:p>workers</text:p>
          </table:table-cell>
          <table:table-cell office:value="220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workers</text:p>
          </table:table-cell>
          <table:table-cell office:value="250" office:value-type="float"/>
        </table:table-row>
        <table:table-row>
          <table:table-cell office:value="16" office:value-type="float"/>
          <table:table-cell office:value-type="string">
            <text:p>Composting plant</text:p>
          </table:table-cell>
          <table:table-cell office:value-type="string">
            <text:p>workers</text:p>
          </table:table-cell>
          <table:table-cell office:value="25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workers</text:p>
          </table:table-cell>
          <table:table-cell office:value="5" office:value-type="float"/>
        </table:table-row>
        <table:table-row>
          <table:table-cell office:value="18" office:value-type="float"/>
          <table:table-cell office:value-type="string">
            <text:p>Demolition office</text:p>
          </table:table-cell>
          <table:table-cell office:value-type="string">
            <text:p>workers</text:p>
          </table:table-cell>
          <table:table-cell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-type="string">
            <text:p>workers</text:p>
          </table:table-cell>
          <table:table-cell office:value="100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-type="string">
            <text:p>workers</text:p>
          </table:table-cell>
          <table:table-cell office:value="400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-type="string">
            <text:p>engineers</text:p>
          </table:table-cell>
          <table:table-cell office:value="100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workers</text:p>
          </table:table-cell>
          <table:table-cell office:value="200" office:value-type="float"/>
        </table:table-row>
        <table:table-row>
          <table:table-cell office:value="22" office:value-type="float"/>
          <table:table-cell office:value-type="string">
            <text:p>Electronics Assembly Hall</text:p>
          </table:table-cell>
          <table:table-cell office:value-type="string">
            <text:p>workers</text:p>
          </table:table-cell>
          <table:table-cell office:value="150" office:value-type="float"/>
        </table:table-row>
        <table:table-row>
          <table:table-cell office:value="23" office:value-type="float"/>
          <table:table-cell office:value-type="string">
            <text:p>Explosives factory</text:p>
          </table:table-cell>
          <table:table-cell office:value-type="string">
            <text:p>workers</text:p>
          </table:table-cell>
          <table:table-cell office:value="75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workers</text:p>
          </table:table-cell>
          <table:table-cell office:value="100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workers</text:p>
          </table:table-cell>
          <table:table-cell office:value="400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engineers</text:p>
          </table:table-cell>
          <table:table-cell office:value="200" office:value-type="float"/>
        </table:table-row>
        <table:table-row>
          <table:table-cell office:value="26" office:value-type="float"/>
          <table:table-cell office:value-type="string">
            <text:p>Faster Train Production</text:p>
          </table:table-cell>
          <table:table-cell office:value-type="string">
            <text:p>workers</text:p>
          </table:table-cell>
          <table:table-cell office:value="1500" office:value-type="float"/>
        </table:table-row>
        <table:table-row>
          <table:table-cell office:value="26" office:value-type="float"/>
          <table:table-cell office:value-type="string">
            <text:p>Faster Train Production</text:p>
          </table:table-cell>
          <table:table-cell office:value-type="string">
            <text:p>engineers</text:p>
          </table:table-cell>
          <table:table-cell office:value="300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-type="string">
            <text:p>workers</text:p>
          </table:table-cell>
          <table:table-cell office:value="170" office:value-type="float"/>
        </table:table-row>
        <table:table-row>
          <table:table-cell office:value="28" office:value-type="float"/>
          <table:table-cell office:value-type="string">
            <text:p>General separation</text:p>
          </table:table-cell>
          <table:table-cell office:value-type="string">
            <text:p>workers</text:p>
          </table:table-cell>
          <table:table-cell office:value="50" office:value-type="float"/>
        </table:table-row>
        <table:table-row>
          <table:table-cell office:value="29" office:value-type="float"/>
          <table:table-cell office:value-type="string">
            <text:p>Gravel processing</text:p>
          </table:table-cell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30" office:value-type="float"/>
          <table:table-cell office:value-type="string">
            <text:p>Gravel quarry</text:p>
          </table:table-cell>
          <table:table-cell office:value-type="string">
            <text:p>workers</text:p>
          </table:table-cell>
          <table:table-cell office:value="100" office:value-type="float"/>
        </table:table-row>
        <table:table-row>
          <table:table-cell office:value="31" office:value-type="float"/>
          <table:table-cell office:value-type="string">
            <text:p>Gravel recycling plant</text:p>
          </table:table-cell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32" office:value-type="float"/>
          <table:table-cell office:value-type="string">
            <text:p>Scrapping Facility (Large)</text:p>
          </table:table-cell>
          <table:table-cell office:value-type="string">
            <text:p>workers</text:p>
          </table:table-cell>
          <table:table-cell office:value="120" office:value-type="float"/>
        </table:table-row>
        <table:table-row>
          <table:table-cell office:value="33" office:value-type="float"/>
          <table:table-cell office:value-type="string">
            <text:p>Incinerator - Heating plant</text:p>
          </table:table-cell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-type="string">
            <text:p>workers</text:p>
          </table:table-cell>
          <table:table-cell office:value="20" office:value-type="float"/>
        </table:table-row>
        <table:table-row>
          <table:table-cell office:value="35" office:value-type="float"/>
          <table:table-cell office:value-type="string">
            <text:p>Iron mine</text:p>
          </table:table-cell>
          <table:table-cell office:value-type="string">
            <text:p>workers</text:p>
          </table:table-cell>
          <table:table-cell office:value="250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>workers</text:p>
          </table:table-cell>
          <table:table-cell office:value="120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workers</text:p>
          </table:table-cell>
          <table:table-cell office:value="150" office:value-type="float"/>
        </table:table-row>
        <table:table-row>
          <table:table-cell office:value="38" office:value-type="float"/>
          <table:table-cell office:value-type="string">
            <text:p>Mechanical components factory</text:p>
          </table:table-cell>
          <table:table-cell office:value-type="string">
            <text:p>workers</text:p>
          </table:table-cell>
          <table:table-cell office:value="150" office:value-type="float"/>
        </table:table-row>
        <table:table-row>
          <table:table-cell office:value="39" office:value-type="float"/>
          <table:table-cell office:value-type="string">
            <text:p>Nuclear fuel fabrication</text:p>
          </table:table-cell>
          <table:table-cell office:value-type="string">
            <text:p>workers</text:p>
          </table:table-cell>
          <table:table-cell office:value="50" office:value-type="float"/>
        </table:table-row>
        <table:table-row>
          <table:table-cell office:value="39" office:value-type="float"/>
          <table:table-cell office:value-type="string">
            <text:p>Nuclear fuel fabrication</text:p>
          </table:table-cell>
          <table:table-cell office:value-type="string">
            <text:p>engineers</text:p>
          </table:table-cell>
          <table:table-cell office:value="70" office:value-type="float"/>
        </table:table-row>
        <table:table-row>
          <table:table-cell office:value="40" office:value-type="float"/>
          <table:table-cell office:value-type="string">
            <text:p>Single-reactor nuclear power plant</text:p>
          </table:table-cell>
          <table:table-cell office:value-type="string">
            <text:p>workers</text:p>
          </table:table-cell>
          <table:table-cell office:value="40" office:value-type="float"/>
        </table:table-row>
        <table:table-row>
          <table:table-cell office:value="40" office:value-type="float"/>
          <table:table-cell office:value-type="string">
            <text:p>Single-reactor nuclear power plant</text:p>
          </table:table-cell>
          <table:table-cell office:value-type="string">
            <text:p>engineers</text:p>
          </table:table-cell>
          <table:table-cell office:value="20" office:value-type="float"/>
        </table:table-row>
        <table:table-row>
          <table:table-cell office:value="41" office:value-type="float"/>
          <table:table-cell office:value-type="string">
            <text:p>Pumpjack</text:p>
          </table:table-cell>
          <table:table-cell office:value-type="string">
            <text:p>workers</text:p>
          </table:table-cell>
          <table:table-cell office:value="0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workers</text:p>
          </table:table-cell>
          <table:table-cell office:value="500" office:value-type="float"/>
        </table:table-row>
        <table:table-row>
          <table:table-cell office:value="43" office:value-type="float"/>
          <table:table-cell office:value-type="string">
            <text:p>Plastics factory (2067039517)</text:p>
          </table:table-cell>
          <table:table-cell office:value-type="string">
            <text:p>workers</text:p>
          </table:table-cell>
          <table:table-cell office:value="220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45" office:value-type="float"/>
          <table:table-cell office:value-type="string">
            <text:p>Coal power plant</text:p>
          </table:table-cell>
          <table:table-cell office:value-type="string">
            <text:p>workers</text:p>
          </table:table-cell>
          <table:table-cell office:value="20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workers</text:p>
          </table:table-cell>
          <table:table-cell office:value="65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-type="string">
            <text:p>workers</text:p>
          </table:table-cell>
          <table:table-cell office:value="500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-type="string">
            <text:p>engineers</text:p>
          </table:table-cell>
          <table:table-cell office:value="300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-type="string">
            <text:p>workers</text:p>
          </table:table-cell>
          <table:table-cell office:value="400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-type="string">
            <text:p>engineers</text:p>
          </table:table-cell>
          <table:table-cell office:value="10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-type="string">
            <text:p>workers</text:p>
          </table:table-cell>
          <table:table-cell office:value="40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-type="string">
            <text:p>engineers</text:p>
          </table:table-cell>
          <table:table-cell office:value="100" office:value-type="float"/>
        </table:table-row>
        <table:table-row>
          <table:table-cell office:value="51" office:value-type="float"/>
          <table:table-cell office:value-type="string">
            <text:p>Rolling Mill (mechanical components factory) (2467860304)</text:p>
          </table:table-cell>
          <table:table-cell office:value-type="string">
            <text:p>workers</text:p>
          </table:table-cell>
          <table:table-cell office:value="1000" office:value-type="float"/>
        </table:table-row>
        <table:table-row>
          <table:table-cell office:value="52" office:value-type="float"/>
          <table:table-cell office:value-type="string">
            <text:p>Sawmill</text:p>
          </table:table-cell>
          <table:table-cell office:value-type="string">
            <text:p>workers</text:p>
          </table:table-cell>
          <table:table-cell office:value="20" office:value-type="float"/>
        </table:table-row>
        <table:table-row>
          <table:table-cell office:value="53" office:value-type="float"/>
          <table:table-cell office:value-type="string">
            <text:p>Scrap separation</text:p>
          </table:table-cell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54" office:value-type="float"/>
          <table:table-cell office:value-type="string">
            <text:p>Scrapping Facility (Small)</text:p>
          </table:table-cell>
          <table:table-cell office:value-type="string">
            <text:p>workers</text:p>
          </table:table-cell>
          <table:table-cell office:value="50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-type="string">
            <text:p>workers</text:p>
          </table:table-cell>
          <table:table-cell office:value="50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-type="string">
            <text:p>workers</text:p>
          </table:table-cell>
          <table:table-cell office:value="500" office:value-type="float"/>
        </table:table-row>
        <table:table-row>
          <table:table-cell office:value="57" office:value-type="float"/>
          <table:table-cell office:value-type="string">
            <text:p>Synthetic fertilizer factory</text:p>
          </table:table-cell>
          <table:table-cell office:value-type="string">
            <text:p>workers</text:p>
          </table:table-cell>
          <table:table-cell office:value="25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>workers</text:p>
          </table:table-cell>
          <table:table-cell office:value="200" office:value-type="float"/>
        </table:table-row>
        <table:table-row>
          <table:table-cell office:value="59" office:value-type="float"/>
          <table:table-cell office:value-type="string">
            <text:p>Uranium conversion plant</text:p>
          </table:table-cell>
          <table:table-cell office:value-type="string">
            <text:p>workers</text:p>
          </table:table-cell>
          <table:table-cell office:value="80" office:value-type="float"/>
        </table:table-row>
        <table:table-row>
          <table:table-cell office:value="59" office:value-type="float"/>
          <table:table-cell office:value-type="string">
            <text:p>Uranium conversion plant</text:p>
          </table:table-cell>
          <table:table-cell office:value-type="string">
            <text:p>engineers</text:p>
          </table:table-cell>
          <table:table-cell office:value="40" office:value-type="float"/>
        </table:table-row>
        <table:table-row>
          <table:table-cell office:value="60" office:value-type="float"/>
          <table:table-cell office:value-type="string">
            <text:p>Uranium mine</text:p>
          </table:table-cell>
          <table:table-cell office:value-type="string">
            <text:p>workers</text:p>
          </table:table-cell>
          <table:table-cell office:value="100" office:value-type="float"/>
        </table:table-row>
        <table:table-row>
          <table:table-cell office:value="61" office:value-type="float"/>
          <table:table-cell office:value-type="string">
            <text:p>Uranium processing plant</text:p>
          </table:table-cell>
          <table:table-cell office:value-type="string">
            <text:p>workers</text:p>
          </table:table-cell>
          <table:table-cell office:value="60" office:value-type="float"/>
        </table:table-row>
        <table:table-row>
          <table:table-cell office:value="61" office:value-type="float"/>
          <table:table-cell office:value-type="string">
            <text:p>Uranium processing plant</text:p>
          </table:table-cell>
          <table:table-cell office:value-type="string">
            <text:p>engineers</text:p>
          </table:table-cell>
          <table:table-cell office:value="15" office:value-type="float"/>
        </table:table-row>
        <table:table-row>
          <table:table-cell office:value="62" office:value-type="float"/>
          <table:table-cell office:value-type="string">
            <text:p>Woodcutting Post</text:p>
          </table:table-cell>
          <table:table-cell office:value-type="string">
            <text:p>workers</text:p>
          </table:table-cell>
          <table:table-cell office:value="10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workers</text:p>
          </table:table-cell>
          <table:table-cell office:value="140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engineers</text:p>
          </table:table-cell>
          <table:table-cell office:value="230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workers</text:p>
          </table:table-cell>
          <table:table-cell office:value="50" office:value-type="float"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max_daily_production_resource_input">
        <table:table-column/>
        <table:table-column/>
        <table:table-column/>
        <table:table-column/>
        <table:table-row>
          <table:table-cell office:value-type="string">
            <text:p>producer_id</text:p>
          </table:table-cell>
          <table:table-cell office:value-type="string">
            <text:p>producer</text:p>
          </table:table-cell>
          <table:table-cell office:value-type="string">
            <text:p>input</text:p>
          </table:table-cell>
          <table:table-cell office:value-type="string">
            <text:p>input_qty</text:p>
          </table:table-cell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Raw bauxite</text:p>
          </table:table-cell>
          <table:table-cell office:value="150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Coal</text:p>
          </table:table-cell>
          <table:table-cell office:value="36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Chemicals</text:p>
          </table:table-cell>
          <table:table-cell office:value="6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Power</text:p>
          </table:table-cell>
          <table:table-cell office:value="60" office:value-type="float"/>
        </table:table-row>
        <table:table-row>
          <table:table-cell office:value="5" office:value-type="float"/>
          <table:table-cell office:value-type="string">
            <text:p>Livestock Farm</text:p>
          </table:table-cell>
          <table:table-cell office:value-type="string">
            <text:p>Crops</text:p>
          </table:table-cell>
          <table:table-cell office:value="20" office:value-type="float"/>
        </table:table-row>
        <table:table-row>
          <table:table-cell office:value="5" office:value-type="float"/>
          <table:table-cell office:value-type="string">
            <text:p>Livestock Farm</text:p>
          </table:table-cell>
          <table:table-cell office:value-type="string">
            <text:p>Water</text:p>
          </table:table-cell>
          <table:table-cell office:value="12" office:value-type="float"/>
        </table:table-row>
        <table:table-row>
          <table:table-cell office:value="6" office:value-type="float"/>
          <table:table-cell office:value-type="string">
            <text:p>Asphalt plant</text:p>
          </table:table-cell>
          <table:table-cell office:value-type="string">
            <text:p>Gravel</text:p>
          </table:table-cell>
          <table:table-cell office:value="125" office:value-type="float"/>
        </table:table-row>
        <table:table-row>
          <table:table-cell office:value="6" office:value-type="float"/>
          <table:table-cell office:value-type="string">
            <text:p>Asphalt plant</text:p>
          </table:table-cell>
          <table:table-cell office:value-type="string">
            <text:p>Bitumen</text:p>
          </table:table-cell>
          <table:table-cell office:value="20" office:value-type="float"/>
        </table:table-row>
        <table:table-row>
          <table:table-cell office:value="6" office:value-type="float"/>
          <table:table-cell office:value-type="string">
            <text:p>Asphalt plant</text:p>
          </table:table-cell>
          <table:table-cell office:value-type="string">
            <text:p>Power</text:p>
          </table:table-cell>
          <table:table-cell office:value="15" office:value-type="float"/>
        </table:table-row>
        <table:table-row>
          <table:table-cell office:value="7" office:value-type="float"/>
          <table:table-cell office:value-type="string">
            <text:p>Bauxite mine</text:p>
          </table:table-cell>
          <table:table-cell office:value-type="string">
            <text:p>Fuel</text:p>
          </table:table-cell>
          <table:table-cell/>
        </table:table-row>
        <table:table-row>
          <table:table-cell office:value="9" office:value-type="float"/>
          <table:table-cell office:value-type="string">
            <text:p>Brick factory</text:p>
          </table:table-cell>
          <table:table-cell office:value-type="string">
            <text:p>Coal</text:p>
          </table:table-cell>
          <table:table-cell office:value="33" office:value-type="float"/>
        </table:table-row>
        <table:table-row>
          <table:table-cell office:value="9" office:value-type="float"/>
          <table:table-cell office:value-type="string">
            <text:p>Brick factory</text:p>
          </table:table-cell>
          <table:table-cell office:value-type="string">
            <text:p>Power</text:p>
          </table:table-cell>
          <table:table-cell office:value="3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-type="string">
            <text:p>Coal</text:p>
          </table:table-cell>
          <table:table-cell office:value="28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-type="string">
            <text:p>Gravel</text:p>
          </table:table-cell>
          <table:table-cell office:value="240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-type="string">
            <text:p>Power</text:p>
          </table:table-cell>
          <table:table-cell office:value="5.1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Crops</text:p>
          </table:table-cell>
          <table:table-cell office:value="35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Oil</text:p>
          </table:table-cell>
          <table:table-cell office:value="19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Wood</text:p>
          </table:table-cell>
          <table:table-cell office:value="16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Power</text:p>
          </table:table-cell>
          <table:table-cell office:value="14" office:value-type="float"/>
        </table:table-row>
        <table:table-row>
          <table:table-cell office:value="12" office:value-type="float"/>
          <table:table-cell office:value-type="string">
            <text:p>Clothing factory</text:p>
          </table:table-cell>
          <table:table-cell office:value-type="string">
            <text:p>Fabric</text:p>
          </table:table-cell>
          <table:table-cell office:value="2.4" office:value-type="float"/>
        </table:table-row>
        <table:table-row>
          <table:table-cell office:value="12" office:value-type="float"/>
          <table:table-cell office:value-type="string">
            <text:p>Clothing factory</text:p>
          </table:table-cell>
          <table:table-cell office:value-type="string">
            <text:p>Power</text:p>
          </table:table-cell>
          <table:table-cell office:value="3.6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-type="string">
            <text:p>Coal ore</text:p>
          </table:table-cell>
          <table:table-cell office:value="924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-type="string">
            <text:p>Water</text:p>
          </table:table-cell>
          <table:table-cell office:value="4.4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-type="string">
            <text:p>Power</text:p>
          </table:table-cell>
          <table:table-cell office:value="9.2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-type="string">
            <text:p>Coal ore</text:p>
          </table:table-cell>
          <table:table-cell office:value="210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-type="string">
            <text:p>Power</text:p>
          </table:table-cell>
          <table:table-cell office:value="15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-type="string">
            <text:p>Water</text:p>
          </table:table-cell>
          <table:table-cell office:value="0.3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Coal ore</text:p>
          </table:table-cell>
          <table:table-cell office:value="500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Water</text:p>
          </table:table-cell>
          <table:table-cell office:value="200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Power</text:p>
          </table:table-cell>
          <table:table-cell office:value="7.5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Coal</text:p>
          </table:table-cell>
          <table:table-cell office:value="187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Iron</text:p>
          </table:table-cell>
          <table:table-cell office:value="100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Power</text:p>
          </table:table-cell>
          <table:table-cell office:value="27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Water</text:p>
          </table:table-cell>
          <table:table-cell office:value="5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Gravel</text:p>
          </table:table-cell>
          <table:table-cell office:value="135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Water</text:p>
          </table:table-cell>
          <table:table-cell office:value="85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Cement</text:p>
          </table:table-cell>
          <table:table-cell office:value="30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Power</text:p>
          </table:table-cell>
          <table:table-cell office:value="12" office:value-type="float"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-type="string">
            <text:p>Crops</text:p>
          </table:table-cell>
          <table:table-cell office:value="30" office:value-type="float"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-type="string">
            <text:p>Water</text:p>
          </table:table-cell>
          <table:table-cell office:value="13" office:value-type="float"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-type="string">
            <text:p>Power</text:p>
          </table:table-cell>
          <table:table-cell office:value="10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Steel</text:p>
          </table:table-cell>
          <table:table-cell office:value="2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Plastics</text:p>
          </table:table-cell>
          <table:table-cell office:value="2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Chemicals</text:p>
          </table:table-cell>
          <table:table-cell office:value="1.6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Power</text:p>
          </table:table-cell>
          <table:table-cell office:value="8.4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Water</text:p>
          </table:table-cell>
          <table:table-cell office:value="4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Crops</text:p>
          </table:table-cell>
          <table:table-cell office:value="20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Water</text:p>
          </table:table-cell>
          <table:table-cell office:value="11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Power</text:p>
          </table:table-cell>
          <table:table-cell office:value="10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Chemicals</text:p>
          </table:table-cell>
          <table:table-cell office:value="0.5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Chemicals</text:p>
          </table:table-cell>
          <table:table-cell office:value="3.6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Power</text:p>
          </table:table-cell>
          <table:table-cell office:value="3.4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-type="string">
            <text:p>Crops</text:p>
          </table:table-cell>
          <table:table-cell office:value="42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-type="string">
            <text:p>Water</text:p>
          </table:table-cell>
          <table:table-cell office:value="8.5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-type="string">
            <text:p>Power</text:p>
          </table:table-cell>
          <table:table-cell office:value="7.6" office:value-type="float"/>
        </table:table-row>
        <table:table-row>
          <table:table-cell office:value="29" office:value-type="float"/>
          <table:table-cell office:value-type="string">
            <text:p>Gravel processing</text:p>
          </table:table-cell>
          <table:table-cell office:value-type="string">
            <text:p>Quarried stone</text:p>
          </table:table-cell>
          <table:table-cell office:value="120" office:value-type="float"/>
        </table:table-row>
        <table:table-row>
          <table:table-cell office:value="29" office:value-type="float"/>
          <table:table-cell office:value-type="string">
            <text:p>Gravel processing</text:p>
          </table:table-cell>
          <table:table-cell office:value-type="string">
            <text:p>Power</text:p>
          </table:table-cell>
          <table:table-cell office:value="24" office:value-type="float"/>
        </table:table-row>
        <table:table-row>
          <table:table-cell office:value="30" office:value-type="float"/>
          <table:table-cell office:value-type="string">
            <text:p>Gravel quarry</text:p>
          </table:table-cell>
          <table:table-cell office:value-type="string">
            <text:p>Fuel</text:p>
          </table:table-cell>
          <table:table-cell/>
        </table:table-row>
        <table:table-row>
          <table:table-cell office:value="30" office:value-type="float"/>
          <table:table-cell office:value-type="string">
            <text:p>Gravel quarry</text:p>
          </table:table-cell>
          <table:table-cell office:value-type="string">
            <text:p>Power</text:p>
          </table:table-cell>
          <table:table-cell office:value="23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-type="string">
            <text:p>Power</text:p>
          </table:table-cell>
          <table:table-cell office:value="0.6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-type="string">
            <text:p>Mixed waste</text:p>
          </table:table-cell>
          <table:table-cell office:value="60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-type="string">
            <text:p>Water</text:p>
          </table:table-cell>
          <table:table-cell office:value="0.4" office:value-type="float"/>
        </table:table-row>
        <table:table-row>
          <table:table-cell office:value="35" office:value-type="float"/>
          <table:table-cell office:value-type="string">
            <text:p>Iron mine</text:p>
          </table:table-cell>
          <table:table-cell office:value-type="string">
            <text:p>Power</text:p>
          </table:table-cell>
          <table:table-cell office:value="11" office:value-type="float"/>
        </table:table-row>
        <table:table-row>
          <table:table-cell office:value="35" office:value-type="float"/>
          <table:table-cell office:value-type="string">
            <text:p>Iron mine</text:p>
          </table:table-cell>
          <table:table-cell office:value-type="string">
            <text:p>Water</text:p>
          </table:table-cell>
          <table:table-cell office:value="5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>Iron ore</text:p>
          </table:table-cell>
          <table:table-cell office:value="960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>Power</text:p>
          </table:table-cell>
          <table:table-cell office:value="68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>Water</text:p>
          </table:table-cell>
          <table:table-cell office:value="2.4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Electro components</text:p>
          </table:table-cell>
          <table:table-cell office:value="9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Mechanical components</text:p>
          </table:table-cell>
          <table:table-cell office:value="9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Plastics</text:p>
          </table:table-cell>
          <table:table-cell office:value="7.5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Power</text:p>
          </table:table-cell>
          <table:table-cell office:value="3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Water</text:p>
          </table:table-cell>
          <table:table-cell office:value="3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Oil</text:p>
          </table:table-cell>
          <table:table-cell office:value="250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Power</text:p>
          </table:table-cell>
          <table:table-cell office:value="36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Water</text:p>
          </table:table-cell>
          <table:table-cell office:value="10" office:value-type="float"/>
        </table:table-row>
        <table:table-row>
          <table:table-cell office:value="43" office:value-type="float"/>
          <table:table-cell office:value-type="string">
            <text:p>Plastics factory (2067039517)</text:p>
          </table:table-cell>
          <table:table-cell office:value-type="string">
            <text:p>Chemicals</text:p>
          </table:table-cell>
          <table:table-cell office:value="22" office:value-type="float"/>
        </table:table-row>
        <table:table-row>
          <table:table-cell office:value="43" office:value-type="float"/>
          <table:table-cell office:value-type="string">
            <text:p>Plastics factory (2067039517)</text:p>
          </table:table-cell>
          <table:table-cell office:value-type="string">
            <text:p>Power</text:p>
          </table:table-cell>
          <table:table-cell office:value="22" office:value-type="float"/>
        </table:table-row>
        <table:table-row>
          <table:table-cell office:value="43" office:value-type="float"/>
          <table:table-cell office:value-type="string">
            <text:p>Plastics factory (2067039517)</text:p>
          </table:table-cell>
          <table:table-cell office:value-type="string">
            <text:p>Oil</text:p>
          </table:table-cell>
          <table:table-cell office:value="77" office:value-type="float"/>
        </table:table-row>
        <table:table-row>
          <table:table-cell office:value="43" office:value-type="float"/>
          <table:table-cell office:value-type="string">
            <text:p>Plastics factory (2067039517)</text:p>
          </table:table-cell>
          <table:table-cell office:value-type="string">
            <text:p>Water</text:p>
          </table:table-cell>
          <table:table-cell office:value="4.4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-type="string">
            <text:p>Oil</text:p>
          </table:table-cell>
          <table:table-cell office:value="8.8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-type="string">
            <text:p>Water</text:p>
          </table:table-cell>
          <table:table-cell office:value="0.3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-type="string">
            <text:p>Power</text:p>
          </table:table-cell>
          <table:table-cell office:value="3.4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Cement</text:p>
          </table:table-cell>
          <table:table-cell office:value="9.8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Power</text:p>
          </table:table-cell>
          <table:table-cell office:value="8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Gravel</text:p>
          </table:table-cell>
          <table:table-cell office:value="65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Water</text:p>
          </table:table-cell>
          <table:table-cell office:value="1.3" office:value-type="float"/>
        </table:table-row>
        <table:table-row>
          <table:table-cell office:value="51" office:value-type="float"/>
          <table:table-cell office:value-type="string">
            <text:p>Rolling Mill (mechanical components factory) (2467860304)</text:p>
          </table:table-cell>
          <table:table-cell office:value-type="string">
            <text:p>Steel</text:p>
          </table:table-cell>
          <table:table-cell office:value="150" office:value-type="float"/>
        </table:table-row>
        <table:table-row>
          <table:table-cell office:value="51" office:value-type="float"/>
          <table:table-cell office:value-type="string">
            <text:p>Rolling Mill (mechanical components factory) (2467860304)</text:p>
          </table:table-cell>
          <table:table-cell office:value-type="string">
            <text:p>Power</text:p>
          </table:table-cell>
          <table:table-cell office:value="54" office:value-type="float"/>
        </table:table-row>
        <table:table-row>
          <table:table-cell office:value="51" office:value-type="float"/>
          <table:table-cell office:value-type="string">
            <text:p>Rolling Mill (mechanical components factory) (2467860304)</text:p>
          </table:table-cell>
          <table:table-cell office:value-type="string">
            <text:p>Water</text:p>
          </table:table-cell>
          <table:table-cell office:value="20" office:value-type="float"/>
        </table:table-row>
        <table:table-row>
          <table:table-cell office:value="52" office:value-type="float"/>
          <table:table-cell office:value-type="string">
            <text:p>Sawmill</text:p>
          </table:table-cell>
          <table:table-cell office:value-type="string">
            <text:p>Wood</text:p>
          </table:table-cell>
          <table:table-cell office:value="180" office:value-type="float"/>
        </table:table-row>
        <table:table-row>
          <table:table-cell office:value="52" office:value-type="float"/>
          <table:table-cell office:value-type="string">
            <text:p>Sawmill</text:p>
          </table:table-cell>
          <table:table-cell office:value-type="string">
            <text:p>Power</text:p>
          </table:table-cell>
          <table:table-cell office:value="1.6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-type="string">
            <text:p>Livestock</text:p>
          </table:table-cell>
          <table:table-cell office:value="150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-type="string">
            <text:p>Power</text:p>
          </table:table-cell>
          <table:table-cell office:value="3.4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-type="string">
            <text:p>Water</text:p>
          </table:table-cell>
          <table:table-cell office:value="1.56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-type="string">
            <text:p>Iron</text:p>
          </table:table-cell>
          <table:table-cell office:value="200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-type="string">
            <text:p>Coal</text:p>
          </table:table-cell>
          <table:table-cell office:value="375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-type="string">
            <text:p>Power</text:p>
          </table:table-cell>
          <table:table-cell office:value="48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-type="string">
            <text:p>Water</text:p>
          </table:table-cell>
          <table:table-cell office:value="10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>Oil</text:p>
          </table:table-cell>
          <table:table-cell office:value="80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>Power</text:p>
          </table:table-cell>
          <table:table-cell office:value="9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>Water</text:p>
          </table:table-cell>
          <table:table-cell office:value="4" office:value-type="float"/>
        </table:table-row>
        <table:table-row>
          <table:table-cell office:value="62" office:value-type="float"/>
          <table:table-cell office:value-type="string">
            <text:p>Woodcutting Post</text:p>
          </table:table-cell>
          <table:table-cell office:value-type="string">
            <text:p>Power</text:p>
          </table:table-cell>
          <table:table-cell office:value="7.2" office:value-type="float"/>
        </table:table-row>
        <table:table-row>
          <table:table-cell office:value="62" office:value-type="float"/>
          <table:table-cell office:value-type="string">
            <text:p>Woodcutting Post</text:p>
          </table:table-cell>
          <table:table-cell office:value-type="string">
            <text:p>Water</text:p>
          </table:table-cell>
          <table:table-cell office:value="0.2" office:value-type="float"/>
        </table:table-row>
        <table:table-row>
          <table:table-cell office:value="41" office:value-type="float"/>
          <table:table-cell office:value-type="string">
            <text:p>Pumpjack</text:p>
          </table:table-cell>
          <table:table-cell office:value-type="string">
            <text:p>Power</text:p>
          </table:table-cell>
          <table:table-cell office:value="3.9" office:value-type="float"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max_daily_resource_production_output">
        <table:table-column/>
        <table:table-column/>
        <table:table-column/>
        <table:table-column/>
        <table:table-row>
          <table:table-cell office:value-type="string">
            <text:p>producer_id</text:p>
          </table:table-cell>
          <table:table-cell office:value-type="string">
            <text:p>producer</text:p>
          </table:table-cell>
          <table:table-cell office:value-type="string">
            <text:p>output</text:p>
          </table:table-cell>
          <table:table-cell office:value-type="string">
            <text:p>output_qty</text:p>
          </table:table-cell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Aluminium</text:p>
          </table:table-cell>
          <table:table-cell office:value="24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Hazardous waste</text:p>
          </table:table-cell>
          <table:table-cell office:value="2.09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Mixed waste</text:p>
          </table:table-cell>
          <table:table-cell office:value="7.39" office:value-type="float"/>
        </table:table-row>
        <table:table-row>
          <table:table-cell office:value="5" office:value-type="float"/>
          <table:table-cell office:value-type="string">
            <text:p>Livestock Farm</text:p>
          </table:table-cell>
          <table:table-cell office:value-type="string">
            <text:p>Livestock</text:p>
          </table:table-cell>
          <table:table-cell office:value="10" office:value-type="float"/>
        </table:table-row>
        <table:table-row>
          <table:table-cell office:value="6" office:value-type="float"/>
          <table:table-cell office:value-type="string">
            <text:p>Asphalt plant</text:p>
          </table:table-cell>
          <table:table-cell office:value-type="string">
            <text:p>Asphalt</text:p>
          </table:table-cell>
          <table:table-cell office:value="145" office:value-type="float"/>
        </table:table-row>
        <table:table-row>
          <table:table-cell office:value="7" office:value-type="float"/>
          <table:table-cell office:value-type="string">
            <text:p>Bauxite mine</text:p>
          </table:table-cell>
          <table:table-cell office:value-type="string">
            <text:p>Raw bauxite</text:p>
          </table:table-cell>
          <table:table-cell office:value="22.5" office:value-type="float"/>
        </table:table-row>
        <table:table-row>
          <table:table-cell office:value="7" office:value-type="float"/>
          <table:table-cell office:value-type="string">
            <text:p>Bauxite mine</text:p>
          </table:table-cell>
          <table:table-cell office:value-type="string">
            <text:p>Mixed waste</text:p>
          </table:table-cell>
          <table:table-cell office:value="17.55" office:value-type="float"/>
        </table:table-row>
        <table:table-row>
          <table:table-cell office:value="9" office:value-type="float"/>
          <table:table-cell office:value-type="string">
            <text:p>Brick factory</text:p>
          </table:table-cell>
          <table:table-cell office:value-type="string">
            <text:p>Bricks</text:p>
          </table:table-cell>
          <table:table-cell office:value="51" office:value-type="float"/>
        </table:table-row>
        <table:table-row>
          <table:table-cell office:value="9" office:value-type="float"/>
          <table:table-cell office:value-type="string">
            <text:p>Brick factory</text:p>
          </table:table-cell>
          <table:table-cell office:value-type="string">
            <text:p>Mixed waste</text:p>
          </table:table-cell>
          <table:table-cell office:value="0.045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-type="string">
            <text:p>Cement</text:p>
          </table:table-cell>
          <table:table-cell office:value="108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-type="string">
            <text:p>Mixed waste</text:p>
          </table:table-cell>
          <table:table-cell office:value="7.48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Chemicals</text:p>
          </table:table-cell>
          <table:table-cell office:value="56" office:value-type="float"/>
        </table:table-row>
        <table:table-row>
          <table:table-cell office:value="12" office:value-type="float"/>
          <table:table-cell office:value-type="string">
            <text:p>Clothing factory</text:p>
          </table:table-cell>
          <table:table-cell office:value-type="string">
            <text:p>Clothes</text:p>
          </table:table-cell>
          <table:table-cell office:value="1.2" office:value-type="float"/>
        </table:table-row>
        <table:table-row>
          <table:table-cell office:value="12" office:value-type="float"/>
          <table:table-cell office:value-type="string">
            <text:p>Clothing factory</text:p>
          </table:table-cell>
          <table:table-cell office:value-type="string">
            <text:p>Mixed waste</text:p>
          </table:table-cell>
          <table:table-cell office:value="0.03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-type="string">
            <text:p>Coal ore</text:p>
          </table:table-cell>
          <table:table-cell office:value="924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-type="string">
            <text:p>Mixed waste</text:p>
          </table:table-cell>
          <table:table-cell office:value="16.17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-type="string">
            <text:p>Coal</text:p>
          </table:table-cell>
          <table:table-cell office:value="120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-type="string">
            <text:p>Mixed waste</text:p>
          </table:table-cell>
          <table:table-cell office:value="5.25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Coal</text:p>
          </table:table-cell>
          <table:table-cell office:value="300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Oil</text:p>
          </table:table-cell>
          <table:table-cell office:value="45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Mixed waste</text:p>
          </table:table-cell>
          <table:table-cell office:value="17.75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Mixed waste</text:p>
          </table:table-cell>
          <table:table-cell office:value="5.91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Power</text:p>
          </table:table-cell>
          <table:table-cell office:value="20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Concrete</text:p>
          </table:table-cell>
          <table:table-cell office:value="175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Mixed waste</text:p>
          </table:table-cell>
          <table:table-cell office:value="4.35" office:value-type="float"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-type="string">
            <text:p>Alcohol</text:p>
          </table:table-cell>
          <table:table-cell office:value="6" office:value-type="float"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-type="string">
            <text:p>Mixed waste</text:p>
          </table:table-cell>
          <table:table-cell office:value="2.39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Electro components</text:p>
          </table:table-cell>
          <table:table-cell office:value="5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Mixed waste</text:p>
          </table:table-cell>
          <table:table-cell office:value="0.07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Fabric</text:p>
          </table:table-cell>
          <table:table-cell office:value="5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Mixed waste</text:p>
          </table:table-cell>
          <table:table-cell office:value="1.87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Mixed waste</text:p>
          </table:table-cell>
          <table:table-cell office:value="0.03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Hazardous waste</text:p>
          </table:table-cell>
          <table:table-cell office:value="0.06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Crops</text:p>
          </table:table-cell>
          <table:table-cell office:value="400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-type="string">
            <text:p>Food</text:p>
          </table:table-cell>
          <table:table-cell office:value="20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-type="string">
            <text:p>Mixed waste</text:p>
          </table:table-cell>
          <table:table-cell office:value="1.53" office:value-type="float"/>
        </table:table-row>
        <table:table-row>
          <table:table-cell office:value="29" office:value-type="float"/>
          <table:table-cell office:value-type="string">
            <text:p>Gravel processing</text:p>
          </table:table-cell>
          <table:table-cell office:value-type="string">
            <text:p>Gravel</text:p>
          </table:table-cell>
          <table:table-cell office:value="82" office:value-type="float"/>
        </table:table-row>
        <table:table-row>
          <table:table-cell office:value="29" office:value-type="float"/>
          <table:table-cell office:value-type="string">
            <text:p>Gravel processing</text:p>
          </table:table-cell>
          <table:table-cell office:value-type="string">
            <text:p>Mixed waste</text:p>
          </table:table-cell>
          <table:table-cell office:value="0.3" office:value-type="float"/>
        </table:table-row>
        <table:table-row>
          <table:table-cell office:value="30" office:value-type="float"/>
          <table:table-cell office:value-type="string">
            <text:p>Gravel quarry</text:p>
          </table:table-cell>
          <table:table-cell office:value-type="string">
            <text:p>Gravel</text:p>
          </table:table-cell>
          <table:table-cell office:value="350" office:value-type="float"/>
        </table:table-row>
        <table:table-row>
          <table:table-cell office:value="30" office:value-type="float"/>
          <table:table-cell office:value-type="string">
            <text:p>Gravel quarry</text:p>
          </table:table-cell>
          <table:table-cell office:value-type="string">
            <text:p>Mixed waste</text:p>
          </table:table-cell>
          <table:table-cell office:value="6.13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-type="string">
            <text:p>Power</text:p>
          </table:table-cell>
          <table:table-cell office:value="660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-type="string">
            <text:p>Mixed waste</text:p>
          </table:table-cell>
          <table:table-cell/>
        </table:table-row>
        <table:table-row>
          <table:table-cell office:value="35" office:value-type="float"/>
          <table:table-cell office:value-type="string">
            <text:p>Iron mine</text:p>
          </table:table-cell>
          <table:table-cell office:value-type="string">
            <text:p>Iron ore</text:p>
          </table:table-cell>
          <table:table-cell office:value="1000" office:value-type="float"/>
        </table:table-row>
        <table:table-row>
          <table:table-cell office:value="35" office:value-type="float"/>
          <table:table-cell office:value-type="string">
            <text:p>Iron mine</text:p>
          </table:table-cell>
          <table:table-cell office:value-type="string">
            <text:p>Mixed waste</text:p>
          </table:table-cell>
          <table:table-cell office:value="17.5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>Iron</text:p>
          </table:table-cell>
          <table:table-cell office:value="480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>Mixed waste</text:p>
          </table:table-cell>
          <table:table-cell office:value="26.4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Electronics</text:p>
          </table:table-cell>
          <table:table-cell office:value="22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Mixed waste</text:p>
          </table:table-cell>
          <table:table-cell office:value="0.32" office:value-type="float"/>
        </table:table-row>
        <table:table-row>
          <table:table-cell office:value="41" office:value-type="float"/>
          <table:table-cell office:value-type="string">
            <text:p>Pumpjack</text:p>
          </table:table-cell>
          <table:table-cell office:value-type="string">
            <text:p>Oil</text:p>
          </table:table-cell>
          <table:table-cell office:value="7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Fuel</text:p>
          </table:table-cell>
          <table:table-cell office:value="125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Bitumen</text:p>
          </table:table-cell>
          <table:table-cell office:value="75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Mixed waste</text:p>
          </table:table-cell>
          <table:table-cell office:value="3.13" office:value-type="float"/>
        </table:table-row>
        <table:table-row>
          <table:table-cell office:value="43" office:value-type="float"/>
          <table:table-cell office:value-type="string">
            <text:p>Plastics factory</text:p>
          </table:table-cell>
          <table:table-cell office:value-type="string">
            <text:p>Mixed waste</text:p>
          </table:table-cell>
          <table:table-cell office:value="3.96" office:value-type="float"/>
        </table:table-row>
        <table:table-row>
          <table:table-cell office:value="43" office:value-type="float"/>
          <table:table-cell office:value-type="string">
            <text:p>Plastics factory</text:p>
          </table:table-cell>
          <table:table-cell office:value-type="string">
            <text:p>Plastics</text:p>
          </table:table-cell>
          <table:table-cell office:value="33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-type="string">
            <text:p>Power</text:p>
          </table:table-cell>
          <table:table-cell office:value="1050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-type="string">
            <text:p>Mixed waste</text:p>
          </table:table-cell>
          <table:table-cell office:value="0.11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Prefab panels</text:p>
          </table:table-cell>
          <table:table-cell office:value="71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Mixed waste</text:p>
          </table:table-cell>
          <table:table-cell office:value="0.46" office:value-type="float"/>
        </table:table-row>
        <table:table-row>
          <table:table-cell office:value="51" office:value-type="float"/>
          <table:table-cell office:value-type="string">
            <text:p>Rolling Mill (mechanical components factory) (2467860304)</text:p>
          </table:table-cell>
          <table:table-cell office:value-type="string">
            <text:p>Mechanical components</text:p>
          </table:table-cell>
          <table:table-cell office:value="100" office:value-type="float"/>
        </table:table-row>
        <table:table-row>
          <table:table-cell office:value="52" office:value-type="float"/>
          <table:table-cell office:value-type="string">
            <text:p>Sawmill</text:p>
          </table:table-cell>
          <table:table-cell office:value-type="string">
            <text:p>Boards</text:p>
          </table:table-cell>
          <table:table-cell office:value="140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-type="string">
            <text:p>Meat</text:p>
          </table:table-cell>
          <table:table-cell office:value="60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-type="string">
            <text:p>Mixed waste</text:p>
          </table:table-cell>
          <table:table-cell office:value="4.5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-type="string">
            <text:p>Livestock</text:p>
          </table:table-cell>
          <table:table-cell office:value="11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>Power</text:p>
          </table:table-cell>
          <table:table-cell office:value="6000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>Mixed waste</text:p>
          </table:table-cell>
          <table:table-cell office:value="1" office:value-type="float"/>
        </table:table-row>
        <table:table-row>
          <table:table-cell office:value="62" office:value-type="float"/>
          <table:table-cell office:value-type="string">
            <text:p>Woodcutting Post</text:p>
          </table:table-cell>
          <table:table-cell office:value-type="string">
            <text:p>Wood</text:p>
          </table:table-cell>
          <table:table-cell office:value="6.3" office:value-type="float"/>
        </table:table-row>
        <table:table-row>
          <table:table-cell office:value="62" office:value-type="float"/>
          <table:table-cell office:value-type="string">
            <text:p>Woodcutting Post</text:p>
          </table:table-cell>
          <table:table-cell office:value-type="string">
            <text:p>Mixed waste</text:p>
          </table:table-cell>
          <table:table-cell office:value="0.0043" office:value-type="float"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producer_consumer">
        <table:table-column/>
        <table:table-column/>
        <table:table-column/>
        <table:table-row>
          <table:table-cell office:value-type="string">
            <text:p>Resource</text:p>
          </table:table-cell>
          <table:table-cell office:value-type="string">
            <text:p>Producers</text:p>
          </table:table-cell>
          <table:table-cell office:value-type="string">
            <text:p>Consumers</text:p>
          </table:table-cell>
        </table:table-row>
        <table:table-row>
          <table:table-cell office:value-type="string">
            <text:p>Alcohol</text:p>
          </table:table-cell>
          <table:table-cell office:value-type="string">
            <text:p>Distillery</text:p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Aluminium</text:p>
          </table:table-cell>
          <table:table-cell office:value-type="string">
            <text:p>Aluminium plant, Scrapping facility</text:p>
          </table:table-cell>
          <table:table-cell office:value-type="string">
            <text:p>Production airplane</text:p>
          </table:table-cell>
        </table:table-row>
        <table:table-row>
          <table:table-cell office:value-type="string">
            <text:p>Aluminium oxide</text:p>
          </table:table-cell>
          <table:table-cell office:value-type="string">
            <text:p>Alumina plant</text:p>
          </table:table-cell>
          <table:table-cell office:value-type="string">
            <text:p>Aluminium plant</text:p>
          </table:table-cell>
        </table:table-row>
        <table:table-row>
          <table:table-cell office:value-type="string">
            <text:p>Aluminium scrap</text:p>
          </table:table-cell>
          <table:table-cell office:value-type="string">
            <text:p>Aluminium separation, General separation, Scrapping facility</text:p>
          </table:table-cell>
          <table:table-cell office:value-type="string">
            <text:p>Aluminium recycling plant</text:p>
          </table:table-cell>
        </table:table-row>
        <table:table-row>
          <table:table-cell office:value-type="string">
            <text:p>Ash</text:p>
          </table:table-cell>
          <table:table-cell office:value-type="string">
            <text:p>Incinerator - Heating plant, Incinerator - Power plant</text:p>
          </table:table-cell>
          <table:table-cell office:value-type="string">
            <text:p>Dissipate over time</text:p>
          </table:table-cell>
        </table:table-row>
        <table:table-row>
          <table:table-cell office:value-type="string">
            <text:p>Asphalt</text:p>
          </table:table-cell>
          <table:table-cell office:value-type="string">
            <text:p>Asphalt plant</text:p>
          </table:table-cell>
          <table:table-cell office:value-type="string">
            <text:p>Construction office</text:p>
          </table:table-cell>
        </table:table-row>
        <table:table-row>
          <table:table-cell office:value-type="string">
            <text:p>Bauxite</text:p>
          </table:table-cell>
          <table:table-cell office:value-type="string">
            <text:p>Bauxite processing plant</text:p>
          </table:table-cell>
          <table:table-cell office:value-type="string">
            <text:p>Alumina plant</text:p>
          </table:table-cell>
        </table:table-row>
        <table:table-row>
          <table:table-cell office:value-type="string">
            <text:p>Biological waste</text:p>
          </table:table-cell>
          <table:table-cell office:value-type="string">
            <text:p>Workers</text:p>
          </table:table-cell>
          <table:table-cell office:value-type="string">
            <text:p>Incinerator, Incinerator - Heating plant, Incinerator - Power plant</text:p>
          </table:table-cell>
        </table:table-row>
        <table:table-row>
          <table:table-cell office:value-type="string">
            <text:p>Bitumen</text:p>
          </table:table-cell>
          <table:table-cell office:value-type="string">
            <text:p>Oil refinery</text:p>
          </table:table-cell>
          <table:table-cell office:value-type="string">
            <text:p>Asphalt plant</text:p>
          </table:table-cell>
        </table:table-row>
        <table:table-row>
          <table:table-cell office:value-type="string">
            <text:p>Boards</text:p>
          </table:table-cell>
          <table:table-cell office:value-type="string">
            <text:p>Sawmill</text:p>
          </table:table-cell>
          <table:table-cell office:value-type="string">
            <text:p>Construction office</text:p>
          </table:table-cell>
        </table:table-row>
        <table:table-row>
          <table:table-cell office:value-type="string">
            <text:p>Bricks</text:p>
          </table:table-cell>
          <table:table-cell office:value-type="string">
            <text:p>Brick factory</text:p>
          </table:table-cell>
          <table:table-cell office:value-type="string">
            <text:p>Construction office</text:p>
          </table:table-cell>
        </table:table-row>
        <table:table-row>
          <table:table-cell office:value-type="string">
            <text:p>Burnable waste</text:p>
          </table:table-cell>
          <table:table-cell office:value-type="string">
            <text:p/>
          </table:table-cell>
          <table:table-cell office:value-type="string">
            <text:p>Incinerator, Incinerator - Heating plant, Incinerator - Power plant</text:p>
          </table:table-cell>
        </table:table-row>
        <table:table-row>
          <table:table-cell office:value-type="string">
            <text:p>Cement</text:p>
          </table:table-cell>
          <table:table-cell office:value-type="string">
            <text:p>Cement plant</text:p>
          </table:table-cell>
          <table:table-cell office:value-type="string">
            <text:p>Concrete plant, Prefab panels factory</text:p>
          </table:table-cell>
        </table:table-row>
        <table:table-row>
          <table:table-cell office:value-type="string">
            <text:p>Chemicals</text:p>
          </table:table-cell>
          <table:table-cell office:value-type="string">
            <text:p>Chemical plant</text:p>
          </table:table-cell>
          <table:table-cell office:value-type="string">
            <text:p>Electronic components factory, Fabric factory, Plastics factory</text:p>
          </table:table-cell>
        </table:table-row>
        <table:table-row>
          <table:table-cell office:value-type="string">
            <text:p>Clothes</text:p>
          </table:table-cell>
          <table:table-cell office:value-type="string">
            <text:p>Clothing factory</text:p>
          </table:table-cell>
          <table:table-cell office:value-type="string">
            <text:p>Stores</text:p>
          </table:table-cell>
        </table:table-row>
        <table:table-row>
          <table:table-cell office:value-type="string">
            <text:p>Coal</text:p>
          </table:table-cell>
          <table:table-cell office:value-type="string">
            <text:p>Coal Processing</text:p>
          </table:table-cell>
          <table:table-cell office:value-type="string">
            <text:p>Brick factory, Cement plant, Powerplant coal, Steel mill</text:p>
          </table:table-cell>
        </table:table-row>
        <table:table-row>
          <table:table-cell office:value-type="string">
            <text:p>Coal ore</text:p>
          </table:table-cell>
          <table:table-cell office:value-type="string">
            <text:p>Coal mine</text:p>
          </table:table-cell>
          <table:table-cell office:value-type="string">
            <text:p>Coal processing</text:p>
          </table:table-cell>
        </table:table-row>
        <table:table-row>
          <table:table-cell office:value-type="string">
            <text:p>Concrete</text:p>
          </table:table-cell>
          <table:table-cell office:value-type="string">
            <text:p>Concrete plant</text:p>
          </table:table-cell>
          <table:table-cell office:value-type="string">
            <text:p>Construction office</text:p>
          </table:table-cell>
        </table:table-row>
        <table:table-row>
          <table:table-cell office:value-type="string">
            <text:p>Construction waste</text:p>
          </table:table-cell>
          <table:table-cell office:value-type="string">
            <text:p>Demolition office, General separation</text:p>
          </table:table-cell>
          <table:table-cell office:value-type="string">
            <text:p>Gravel recycling plant</text:p>
          </table:table-cell>
        </table:table-row>
        <table:table-row>
          <table:table-cell office:value-type="string">
            <text:p>Crops</text:p>
          </table:table-cell>
          <table:table-cell office:value-type="string">
            <text:p>Farm</text:p>
          </table:table-cell>
          <table:table-cell office:value-type="string">
            <text:p>Animal farm, Chemical plant, Distillery, Fabric factory, Food factory</text:p>
          </table:table-cell>
        </table:table-row>
        <table:table-row>
          <table:table-cell office:value-type="string">
            <text:p>Electro components</text:p>
          </table:table-cell>
          <table:table-cell office:value-type="string">
            <text:p>Electronic Components Factory, Scrapping facility</text:p>
          </table:table-cell>
          <table:table-cell office:value-type="string">
            <text:p>Dry Dock, Electronic Factory, Production Train, Production Vehicle</text:p>
          </table:table-cell>
        </table:table-row>
        <table:table-row>
          <table:table-cell office:value-type="string">
            <text:p>Electronics</text:p>
          </table:table-cell>
          <table:table-cell office:value-type="string">
            <text:p>Electronic factory</text:p>
          </table:table-cell>
          <table:table-cell office:value-type="string">
            <text:p>Dry dock, Production train, Production vehicle</text:p>
          </table:table-cell>
        </table:table-row>
        <table:table-row>
          <table:table-cell office:value-type="string">
            <text:p>Explosives</text:p>
          </table:table-cell>
          <table:table-cell office:value-type="string">
            <text:p>Explosives factory</text:p>
          </table:table-cell>
          <table:table-cell office:value-type="string">
            <text:p>Demolition office</text:p>
          </table:table-cell>
        </table:table-row>
        <table:table-row>
          <table:table-cell office:value-type="string">
            <text:p>Fabric</text:p>
          </table:table-cell>
          <table:table-cell office:value-type="string">
            <text:p>Fabric factory</text:p>
          </table:table-cell>
          <table:table-cell office:value-type="string">
            <text:p>Clothing factory, Dry dock, Production train, Production vehicle</text:p>
          </table:table-cell>
        </table:table-row>
        <table:table-row>
          <table:table-cell office:value-type="string">
            <text:p>Fertiliser</text:p>
          </table:table-cell>
          <table:table-cell office:value-type="string">
            <text:p>Composting plant</text:p>
          </table:table-cell>
          <table:table-cell office:value-type="string">
            <text:p>Farms, Incinerator, Incinerator - Heating plant, Incinerator - Power plant</text:p>
          </table:table-cell>
        </table:table-row>
        <table:table-row>
          <table:table-cell office:value-type="string">
            <text:p>Food</text:p>
          </table:table-cell>
          <table:table-cell office:value-type="string">
            <text:p>Food factory</text:p>
          </table:table-cell>
          <table:table-cell office:value-type="string">
            <text:p>Stores</text:p>
          </table:table-cell>
        </table:table-row>
        <table:table-row>
          <table:table-cell office:value-type="string">
            <text:p>Fuel</text:p>
          </table:table-cell>
          <table:table-cell office:value-type="string">
            <text:p>Oil refinery</text:p>
          </table:table-cell>
          <table:table-cell office:value-type="string">
            <text:p>Vehicles</text:p>
          </table:table-cell>
        </table:table-row>
        <table:table-row>
          <table:table-cell office:value-type="string">
            <text:p>Gravel</text:p>
          </table:table-cell>
          <table:table-cell office:value-type="string">
            <text:p>Gravel processing, Gravel recycling plant</text:p>
          </table:table-cell>
          <table:table-cell office:value-type="string">
            <text:p>Asphalt plant, Cement plant, Chemical plant, Concrete plant, Panels factory</text:p>
          </table:table-cell>
        </table:table-row>
        <table:table-row>
          <table:table-cell office:value-type="string">
            <text:p>Hazardous waste</text:p>
          </table:table-cell>
          <table:table-cell office:value-type="string">
            <text:p>Hospital</text:p>
          </table:table-cell>
          <table:table-cell office:value-type="string">
            <text:p>Incinerator, Incinerator - Heating plant, Incinerator - Power plant</text:p>
          </table:table-cell>
        </table:table-row>
        <table:table-row>
          <table:table-cell office:value-type="string">
            <text:p>Iron</text:p>
          </table:table-cell>
          <table:table-cell office:value-type="string">
            <text:p>Iron processing</text:p>
          </table:table-cell>
          <table:table-cell office:value-type="string">
            <text:p>Steel mill</text:p>
          </table:table-cell>
        </table:table-row>
        <table:table-row>
          <table:table-cell office:value-type="string">
            <text:p>Iron ore</text:p>
          </table:table-cell>
          <table:table-cell office:value-type="string">
            <text:p>Iron mine</text:p>
          </table:table-cell>
          <table:table-cell office:value-type="string">
            <text:p>Iron Ore Processing Plant</text:p>
          </table:table-cell>
        </table:table-row>
        <table:table-row>
          <table:table-cell office:value-type="string">
            <text:p>Livestock</text:p>
          </table:table-cell>
          <table:table-cell office:value-type="string">
            <text:p>Animal farm</text:p>
          </table:table-cell>
          <table:table-cell office:value-type="string">
            <text:p>Slaughterhouse</text:p>
          </table:table-cell>
        </table:table-row>
        <table:table-row>
          <table:table-cell office:value-type="string">
            <text:p>Liquid fertiliser</text:p>
          </table:table-cell>
          <table:table-cell office:value-type="string">
            <text:p>Synthetic fertilizer factory</text:p>
          </table:table-cell>
          <table:table-cell office:value-type="string">
            <text:p>Farms</text:p>
          </table:table-cell>
        </table:table-row>
        <table:table-row>
          <table:table-cell office:value-type="string">
            <text:p>Meat</text:p>
          </table:table-cell>
          <table:table-cell office:value-type="string">
            <text:p>Slaughterhouse</text:p>
          </table:table-cell>
          <table:table-cell office:value-type="string">
            <text:p>Stores</text:p>
          </table:table-cell>
        </table:table-row>
        <table:table-row>
          <table:table-cell office:value-type="string">
            <text:p>Mechanical components</text:p>
          </table:table-cell>
          <table:table-cell office:value-type="string">
            <text:p>Mechanical components factory, Scrapping facility</text:p>
          </table:table-cell>
          <table:table-cell office:value-type="string">
            <text:p>Dry dock, Electronic factory, Production train, Production vehicle</text:p>
          </table:table-cell>
        </table:table-row>
        <table:table-row>
          <table:table-cell office:value-type="string">
            <text:p>Metal scrap</text:p>
          </table:table-cell>
          <table:table-cell office:value-type="string">
            <text:p>Demolition office, General separation, Scrap separation, Scrapping facility</text:p>
          </table:table-cell>
          <table:table-cell office:value-type="string">
            <text:p>Steel recycling plant</text:p>
          </table:table-cell>
        </table:table-row>
        <table:table-row>
          <table:table-cell office:value-type="string">
            <text:p>Mixed waste</text:p>
          </table:table-cell>
          <table:table-cell office:value-type="string">
            <text:p>Workers, Almost all buildings</text:p>
          </table:table-cell>
          <table:table-cell office:value-type="string">
            <text:p>General separation, Incinerator, Incinerator - Heating plant, Incinerator - Power plant</text:p>
          </table:table-cell>
        </table:table-row>
        <table:table-row>
          <table:table-cell office:value-type="string">
            <text:p>Nuclear fuel</text:p>
          </table:table-cell>
          <table:table-cell office:value-type="string">
            <text:p>Nuclear fuel fabrication</text:p>
          </table:table-cell>
          <table:table-cell office:value-type="string">
            <text:p>Nuclear power plant</text:p>
          </table:table-cell>
        </table:table-row>
        <table:table-row>
          <table:table-cell office:value-type="string">
            <text:p>Nuclear Waste</text:p>
          </table:table-cell>
          <table:table-cell office:value-type="string">
            <text:p>Nuclear power plant</text:p>
          </table:table-cell>
          <table:table-cell office:value-type="string">
            <text:p>Export, Containers</text:p>
          </table:table-cell>
        </table:table-row>
        <table:table-row>
          <table:table-cell office:value-type="string">
            <text:p>Oil</text:p>
          </table:table-cell>
          <table:table-cell office:value-type="string">
            <text:p>Oil mine</text:p>
          </table:table-cell>
          <table:table-cell office:value-type="string">
            <text:p>Chemical plant, Oil refinery, Plastics factory</text:p>
          </table:table-cell>
        </table:table-row>
        <table:table-row>
          <table:table-cell office:value-type="string">
            <text:p>Other waste</text:p>
          </table:table-cell>
          <table:table-cell office:value-type="string">
            <text:p/>
          </table:table-cell>
          <table:table-cell office:value-type="string">
            <text:p>Incinerator, Incinerator - Heating plant, Incinerator - Power plant</text:p>
          </table:table-cell>
        </table:table-row>
        <table:table-row>
          <table:table-cell office:value-type="string">
            <text:p>Plastic waste</text:p>
          </table:table-cell>
          <table:table-cell office:value-type="string">
            <text:p>General separation</text:p>
          </table:table-cell>
          <table:table-cell office:value-type="string">
            <text:p>Plastic recycling plant, Incinerator, Incinerator - Heating plant, Incinerator - Power plant</text:p>
          </table:table-cell>
        </table:table-row>
        <table:table-row>
          <table:table-cell office:value-type="string">
            <text:p>Plastics</text:p>
          </table:table-cell>
          <table:table-cell office:value-type="string">
            <text:p>Plastics factory</text:p>
          </table:table-cell>
          <table:table-cell office:value-type="string">
            <text:p>Dry dock, Electronic components factory, Electronic factory, Production train, Production vehicle</text:p>
          </table:table-cell>
        </table:table-row>
        <table:table-row>
          <table:table-cell office:value-type="string">
            <text:p>Power</text:p>
          </table:table-cell>
          <table:table-cell office:value-type="string">
            <text:p>Powerplant coal, Power plant gas, Nuclear power plant</text:p>
          </table:table-cell>
          <table:table-cell office:value-type="string">
            <text:p>Buildings</text:p>
          </table:table-cell>
        </table:table-row>
        <table:table-row>
          <table:table-cell office:value-type="string">
            <text:p>Prefab panels</text:p>
          </table:table-cell>
          <table:table-cell office:value-type="string">
            <text:p>Prefab panels factory</text:p>
          </table:table-cell>
          <table:table-cell office:value-type="string">
            <text:p>Construction office</text:p>
          </table:table-cell>
        </table:table-row>
        <table:table-row>
          <table:table-cell office:value-type="string">
            <text:p>Quarried stone</text:p>
          </table:table-cell>
          <table:table-cell office:value-type="string">
            <text:p>Gravel quarry</text:p>
          </table:table-cell>
          <table:table-cell office:value-type="string">
            <text:p>Gravel processing plant</text:p>
          </table:table-cell>
        </table:table-row>
        <table:table-row>
          <table:table-cell office:value-type="string">
            <text:p>Raw bauxite</text:p>
          </table:table-cell>
          <table:table-cell office:value-type="string">
            <text:p>Bauxite mine</text:p>
          </table:table-cell>
          <table:table-cell office:value-type="string">
            <text:p>Bauxite processing plant</text:p>
          </table:table-cell>
        </table:table-row>
        <table:table-row>
          <table:table-cell office:value-type="string">
            <text:p>Steel</text:p>
          </table:table-cell>
          <table:table-cell office:value-type="string">
            <text:p>Steel mill, Scrapping facility</text:p>
          </table:table-cell>
          <table:table-cell office:value-type="string">
            <text:p>Dry dock, Electronic components factory, Mechanical components factory, Production train, Production vehicle</text:p>
          </table:table-cell>
        </table:table-row>
        <table:table-row>
          <table:table-cell office:value-type="string">
            <text:p>UF6</text:p>
          </table:table-cell>
          <table:table-cell office:value-type="string">
            <text:p>Uranium conversion plant</text:p>
          </table:table-cell>
          <table:table-cell office:value-type="string">
            <text:p>Nuclear fuel fabrication</text:p>
          </table:table-cell>
        </table:table-row>
        <table:table-row>
          <table:table-cell office:value-type="string">
            <text:p>Uranium ore</text:p>
          </table:table-cell>
          <table:table-cell office:value-type="string">
            <text:p>Uranium mine</text:p>
          </table:table-cell>
          <table:table-cell office:value-type="string">
            <text:p>Uranium processing plant</text:p>
          </table:table-cell>
        </table:table-row>
        <table:table-row>
          <table:table-cell office:value-type="string">
            <text:p>Uranium oxide</text:p>
          </table:table-cell>
          <table:table-cell office:value-type="string">
            <text:p>Uranium processing plant</text:p>
          </table:table-cell>
          <table:table-cell office:value-type="string">
            <text:p>Uranium conversion plant</text:p>
          </table:table-cell>
        </table:table-row>
        <table:table-row>
          <table:table-cell office:value-type="string">
            <text:p>Vehicles</text:p>
          </table:table-cell>
          <table:table-cell office:value-type="string">
            <text:p>Dry dock, Production airplanes, Production ships, Production train, Production vehicle</text:p>
          </table:table-cell>
          <table:table-cell office:value-type="string">
            <text:p>Vehicle depots, Train depot, Ship dock</text:p>
          </table:table-cell>
        </table:table-row>
        <table:table-row>
          <table:table-cell office:value-type="string">
            <text:p>Wood</text:p>
          </table:table-cell>
          <table:table-cell office:value-type="string">
            <text:p>Woodcutting Post</text:p>
          </table:table-cell>
          <table:table-cell office:value-type="string">
            <text:p>Chemical Plant, Sawmill</text:p>
          </table:table-cell>
        </table:table-row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</table:table>
      <table:table table:name="transportation_build_resource_requirements">
        <table:table-column/>
        <table:table-column/>
        <table:table-column/>
        <table:table-row>
          <table:table-cell office:value-type="string">
            <text:p>blueprint_id</text:p>
          </table:table-cell>
          <table:table-cell office:value-type="string">
            <text:p>resource</text:p>
          </table:table-cell>
          <table:table-cell office:value-type="string">
            <text:p>qty</text:p>
          </table:table-cell>
        </table:table-row>
        <table:table-row>
          <table:table-cell office:value="1" office:value-type="float"/>
          <table:table-cell office:value-type="string">
            <text:p>Workdays</text:p>
          </table:table-cell>
          <table:table-cell office:value="6752" office:value-type="float"/>
        </table:table-row>
        <table:table-row>
          <table:table-cell office:value="1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1" office:value-type="float"/>
          <table:table-cell office:value-type="string">
            <text:p>Electro components</text:p>
          </table:table-cell>
          <table:table-cell office:value="2" office:value-type="float"/>
        </table:table-row>
        <table:table-row>
          <table:table-cell office:value="1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1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" office:value-type="float"/>
          <table:table-cell office:value-type="string">
            <text:p>Electronics</text:p>
          </table:table-cell>
          <table:table-cell office:value="0.66" office:value-type="float"/>
        </table:table-row>
        <table:table-row>
          <table:table-cell office:value="1" office:value-type="float"/>
          <table:table-cell office:value-type="string">
            <text:p>Aluminium</text:p>
          </table:table-cell>
          <table:table-cell office:value="21" office:value-type="float"/>
        </table:table-row>
        <table:table-row>
          <table:table-cell office:value="1" office:value-type="float"/>
          <table:table-cell office:value-type="string">
            <text:p>Mechanical components</text:p>
          </table:table-cell>
          <table:table-cell office:value="13" office:value-type="float"/>
        </table:table-row>
        <table:table-row>
          <table:table-cell office:value="2" office:value-type="float"/>
          <table:table-cell office:value-type="string">
            <text:p>Workdays</text:p>
          </table:table-cell>
          <table:table-cell office:value="707" office:value-type="float"/>
        </table:table-row>
        <table:table-row>
          <table:table-cell office:value="2" office:value-type="float"/>
          <table:table-cell office:value-type="string">
            <text:p>Plastics</text:p>
          </table:table-cell>
          <table:table-cell office:value="0.051" office:value-type="float"/>
        </table:table-row>
        <table:table-row>
          <table:table-cell office:value="2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" office:value-type="float"/>
          <table:table-cell office:value-type="string">
            <text:p>Steel</text:p>
          </table:table-cell>
          <table:table-cell office:value="0.17" office:value-type="float"/>
        </table:table-row>
        <table:table-row>
          <table:table-cell office:value="2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" office:value-type="float"/>
          <table:table-cell office:value-type="string">
            <text:p>Electronics</text:p>
          </table:table-cell>
          <table:table-cell office:value="0.066" office:value-type="float"/>
        </table:table-row>
        <table:table-row>
          <table:table-cell office:value="2" office:value-type="float"/>
          <table:table-cell office:value-type="string">
            <text:p>Aluminium</text:p>
          </table:table-cell>
          <table:table-cell office:value="2.6" office:value-type="float"/>
        </table:table-row>
        <table:table-row>
          <table:table-cell office:value="2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" office:value-type="float"/>
          <table:table-cell office:value-type="string">
            <text:p>Workdays</text:p>
          </table:table-cell>
          <table:table-cell office:value="7897" office:value-type="float"/>
        </table:table-row>
        <table:table-row>
          <table:table-cell office:value="3" office:value-type="float"/>
          <table:table-cell office:value-type="string">
            <text:p>Plastics</text:p>
          </table:table-cell>
          <table:table-cell office:value="0.52" office:value-type="float"/>
        </table:table-row>
        <table:table-row>
          <table:table-cell office:value="3" office:value-type="float"/>
          <table:table-cell office:value-type="string">
            <text:p>Electro components</text:p>
          </table:table-cell>
          <table:table-cell office:value="2.2" office:value-type="float"/>
        </table:table-row>
        <table:table-row>
          <table:table-cell office:value="3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3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3" office:value-type="float"/>
          <table:table-cell office:value-type="string">
            <text:p>Electronics</text:p>
          </table:table-cell>
          <table:table-cell office:value="0.77" office:value-type="float"/>
        </table:table-row>
        <table:table-row>
          <table:table-cell office:value="3" office:value-type="float"/>
          <table:table-cell office:value-type="string">
            <text:p>Aluminium</text:p>
          </table:table-cell>
          <table:table-cell office:value="25" office:value-type="float"/>
        </table:table-row>
        <table:table-row>
          <table:table-cell office:value="3" office:value-type="float"/>
          <table:table-cell office:value-type="string">
            <text:p>Mechanical components</text:p>
          </table:table-cell>
          <table:table-cell office:value="14" office:value-type="float"/>
        </table:table-row>
        <table:table-row>
          <table:table-cell office:value="4" office:value-type="float"/>
          <table:table-cell office:value-type="string">
            <text:p>Workdays</text:p>
          </table:table-cell>
          <table:table-cell office:value="24695" office:value-type="float"/>
        </table:table-row>
        <table:table-row>
          <table:table-cell office:value="4" office:value-type="float"/>
          <table:table-cell office:value-type="string">
            <text:p>Plastics</text:p>
          </table:table-cell>
          <table:table-cell office:value="1.5" office:value-type="float"/>
        </table:table-row>
        <table:table-row>
          <table:table-cell office:value="4" office:value-type="float"/>
          <table:table-cell office:value-type="string">
            <text:p>Electro components</text:p>
          </table:table-cell>
          <table:table-cell office:value="7.3" office:value-type="float"/>
        </table:table-row>
        <table:table-row>
          <table:table-cell office:value="4" office:value-type="float"/>
          <table:table-cell office:value-type="string">
            <text:p>Steel</text:p>
          </table:table-cell>
          <table:table-cell office:value="5.1" office:value-type="float"/>
        </table:table-row>
        <table:table-row>
          <table:table-cell office:value="4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4" office:value-type="float"/>
          <table:table-cell office:value-type="string">
            <text:p>Electronics</text:p>
          </table:table-cell>
          <table:table-cell office:value="2.5" office:value-type="float"/>
        </table:table-row>
        <table:table-row>
          <table:table-cell office:value="4" office:value-type="float"/>
          <table:table-cell office:value-type="string">
            <text:p>Aluminium</text:p>
          </table:table-cell>
          <table:table-cell office:value="75" office:value-type="float"/>
        </table:table-row>
        <table:table-row>
          <table:table-cell office:value="4" office:value-type="float"/>
          <table:table-cell office:value-type="string">
            <text:p>Mechanical components</text:p>
          </table:table-cell>
          <table:table-cell office:value="49" office:value-type="float"/>
        </table:table-row>
        <table:table-row>
          <table:table-cell office:value="5" office:value-type="float"/>
          <table:table-cell office:value-type="string">
            <text:p>Workdays</text:p>
          </table:table-cell>
          <table:table-cell office:value="827" office:value-type="float"/>
        </table:table-row>
        <table:table-row>
          <table:table-cell office:value="5" office:value-type="float"/>
          <table:table-cell office:value-type="string">
            <text:p>Plastics</text:p>
          </table:table-cell>
          <table:table-cell office:value="0.057" office:value-type="float"/>
        </table:table-row>
        <table:table-row>
          <table:table-cell office:value="5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5" office:value-type="float"/>
          <table:table-cell office:value-type="string">
            <text:p>Steel</text:p>
          </table:table-cell>
          <table:table-cell office:value="0.19" office:value-type="float"/>
        </table:table-row>
        <table:table-row>
          <table:table-cell office:value="5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5" office:value-type="float"/>
          <table:table-cell office:value-type="string">
            <text:p>Electronics</text:p>
          </table:table-cell>
          <table:table-cell office:value="0.079" office:value-type="float"/>
        </table:table-row>
        <table:table-row>
          <table:table-cell office:value="5" office:value-type="float"/>
          <table:table-cell office:value-type="string">
            <text:p>Aluminium</text:p>
          </table:table-cell>
          <table:table-cell office:value="2.8" office:value-type="float"/>
        </table:table-row>
        <table:table-row>
          <table:table-cell office:value="5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6" office:value-type="float"/>
          <table:table-cell office:value-type="string">
            <text:p>Workdays</text:p>
          </table:table-cell>
          <table:table-cell office:value="521" office:value-type="float"/>
        </table:table-row>
        <table:table-row>
          <table:table-cell office:value="6" office:value-type="float"/>
          <table:table-cell office:value-type="string">
            <text:p>Plastics</text:p>
          </table:table-cell>
          <table:table-cell office:value="0.039" office:value-type="float"/>
        </table:table-row>
        <table:table-row>
          <table:table-cell office:value="6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6" office:value-type="float"/>
          <table:table-cell office:value-type="string">
            <text:p>Steel</text:p>
          </table:table-cell>
          <table:table-cell office:value="0.13" office:value-type="float"/>
        </table:table-row>
        <table:table-row>
          <table:table-cell office:value="6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6" office:value-type="float"/>
          <table:table-cell office:value-type="string">
            <text:p>Electronics</text:p>
          </table:table-cell>
          <table:table-cell office:value="0.048" office:value-type="float"/>
        </table:table-row>
        <table:table-row>
          <table:table-cell office:value="6" office:value-type="float"/>
          <table:table-cell office:value-type="string">
            <text:p>Aluminium</text:p>
          </table:table-cell>
          <table:table-cell office:value="1.9" office:value-type="float"/>
        </table:table-row>
        <table:table-row>
          <table:table-cell office:value="6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7" office:value-type="float"/>
          <table:table-cell office:value-type="string">
            <text:p>Workdays</text:p>
          </table:table-cell>
          <table:table-cell office:value="824" office:value-type="float"/>
        </table:table-row>
        <table:table-row>
          <table:table-cell office:value="7" office:value-type="float"/>
          <table:table-cell office:value-type="string">
            <text:p>Plastics</text:p>
          </table:table-cell>
          <table:table-cell office:value="0.052" office:value-type="float"/>
        </table:table-row>
        <table:table-row>
          <table:table-cell office:value="7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7" office:value-type="float"/>
          <table:table-cell office:value-type="string">
            <text:p>Steel</text:p>
          </table:table-cell>
          <table:table-cell office:value="0.17" office:value-type="float"/>
        </table:table-row>
        <table:table-row>
          <table:table-cell office:value="7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7" office:value-type="float"/>
          <table:table-cell office:value-type="string">
            <text:p>Electronics</text:p>
          </table:table-cell>
          <table:table-cell office:value="0.081" office:value-type="float"/>
        </table:table-row>
        <table:table-row>
          <table:table-cell office:value="7" office:value-type="float"/>
          <table:table-cell office:value-type="string">
            <text:p>Aluminium</text:p>
          </table:table-cell>
          <table:table-cell office:value="2.6" office:value-type="float"/>
        </table:table-row>
        <table:table-row>
          <table:table-cell office:value="7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8" office:value-type="float"/>
          <table:table-cell office:value-type="string">
            <text:p>Workdays</text:p>
          </table:table-cell>
          <table:table-cell office:value="7717" office:value-type="float"/>
        </table:table-row>
        <table:table-row>
          <table:table-cell office:value="8" office:value-type="float"/>
          <table:table-cell office:value-type="string">
            <text:p>Plastics</text:p>
          </table:table-cell>
          <table:table-cell office:value="0.5" office:value-type="float"/>
        </table:table-row>
        <table:table-row>
          <table:table-cell office:value="8" office:value-type="float"/>
          <table:table-cell office:value-type="string">
            <text:p>Electro components</text:p>
          </table:table-cell>
          <table:table-cell office:value="2.2" office:value-type="float"/>
        </table:table-row>
        <table:table-row>
          <table:table-cell office:value="8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8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8" office:value-type="float"/>
          <table:table-cell office:value-type="string">
            <text:p>Electronics</text:p>
          </table:table-cell>
          <table:table-cell office:value="0.75" office:value-type="float"/>
        </table:table-row>
        <table:table-row>
          <table:table-cell office:value="8" office:value-type="float"/>
          <table:table-cell office:value-type="string">
            <text:p>Aluminium</text:p>
          </table:table-cell>
          <table:table-cell office:value="24" office:value-type="float"/>
        </table:table-row>
        <table:table-row>
          <table:table-cell office:value="8" office:value-type="float"/>
          <table:table-cell office:value-type="string">
            <text:p>Mechanical components</text:p>
          </table:table-cell>
          <table:table-cell office:value="14" office:value-type="float"/>
        </table:table-row>
        <table:table-row>
          <table:table-cell office:value="9" office:value-type="float"/>
          <table:table-cell office:value-type="string">
            <text:p>Workdays</text:p>
          </table:table-cell>
          <table:table-cell office:value="326" office:value-type="float"/>
        </table:table-row>
        <table:table-row>
          <table:table-cell office:value="9" office:value-type="float"/>
          <table:table-cell office:value-type="string">
            <text:p>Plastics</text:p>
          </table:table-cell>
          <table:table-cell office:value="0.024" office:value-type="float"/>
        </table:table-row>
        <table:table-row>
          <table:table-cell office:value="9" office:value-type="float"/>
          <table:table-cell office:value-type="string">
            <text:p>Electro components</text:p>
          </table:table-cell>
          <table:table-cell office:value="0.081" office:value-type="float"/>
        </table:table-row>
        <table:table-row>
          <table:table-cell office:value="9" office:value-type="float"/>
          <table:table-cell office:value-type="string">
            <text:p>Steel</text:p>
          </table:table-cell>
          <table:table-cell office:value="0.08" office:value-type="float"/>
        </table:table-row>
        <table:table-row>
          <table:table-cell office:value="9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9" office:value-type="float"/>
          <table:table-cell office:value-type="string">
            <text:p>Electronics</text:p>
          </table:table-cell>
          <table:table-cell office:value="0.03" office:value-type="float"/>
        </table:table-row>
        <table:table-row>
          <table:table-cell office:value="9" office:value-type="float"/>
          <table:table-cell office:value-type="string">
            <text:p>Aluminium</text:p>
          </table:table-cell>
          <table:table-cell office:value="1.2" office:value-type="float"/>
        </table:table-row>
        <table:table-row>
          <table:table-cell office:value="9" office:value-type="float"/>
          <table:table-cell office:value-type="string">
            <text:p>Mechanical components</text:p>
          </table:table-cell>
          <table:table-cell office:value="0.49" office:value-type="float"/>
        </table:table-row>
        <table:table-row>
          <table:table-cell office:value="10" office:value-type="float"/>
          <table:table-cell office:value-type="string">
            <text:p>Workdays</text:p>
          </table:table-cell>
          <table:table-cell office:value="9977" office:value-type="float"/>
        </table:table-row>
        <table:table-row>
          <table:table-cell office:value="10" office:value-type="float"/>
          <table:table-cell office:value-type="string">
            <text:p>Plastics</text:p>
          </table:table-cell>
          <table:table-cell office:value="0.62" office:value-type="float"/>
        </table:table-row>
        <table:table-row>
          <table:table-cell office:value="10" office:value-type="float"/>
          <table:table-cell office:value-type="string">
            <text:p>Electro components</text:p>
          </table:table-cell>
          <table:table-cell office:value="2.9" office:value-type="float"/>
        </table:table-row>
        <table:table-row>
          <table:table-cell office:value="10" office:value-type="float"/>
          <table:table-cell office:value-type="string">
            <text:p>Steel</text:p>
          </table:table-cell>
          <table:table-cell office:value="2" office:value-type="float"/>
        </table:table-row>
        <table:table-row>
          <table:table-cell office:value="10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0" office:value-type="float"/>
          <table:table-cell office:value-type="string">
            <text:p>Electronics</text:p>
          </table:table-cell>
          <table:table-cell office:value="0.99" office:value-type="float"/>
        </table:table-row>
        <table:table-row>
          <table:table-cell office:value="10" office:value-type="float"/>
          <table:table-cell office:value-type="string">
            <text:p>Aluminium</text:p>
          </table:table-cell>
          <table:table-cell office:value="30" office:value-type="float"/>
        </table:table-row>
        <table:table-row>
          <table:table-cell office:value="10" office:value-type="float"/>
          <table:table-cell office:value-type="string">
            <text:p>Mechanical components</text:p>
          </table:table-cell>
          <table:table-cell office:value="20" office:value-type="float"/>
        </table:table-row>
        <table:table-row>
          <table:table-cell office:value="11" office:value-type="float"/>
          <table:table-cell office:value-type="string">
            <text:p>Workdays</text:p>
          </table:table-cell>
          <table:table-cell office:value="22350" office:value-type="float"/>
        </table:table-row>
        <table:table-row>
          <table:table-cell office:value="11" office:value-type="float"/>
          <table:table-cell office:value-type="string">
            <text:p>Plastics</text:p>
          </table:table-cell>
          <table:table-cell office:value="1.4" office:value-type="float"/>
        </table:table-row>
        <table:table-row>
          <table:table-cell office:value="11" office:value-type="float"/>
          <table:table-cell office:value-type="string">
            <text:p>Electro components</text:p>
          </table:table-cell>
          <table:table-cell office:value="6.7" office:value-type="float"/>
        </table:table-row>
        <table:table-row>
          <table:table-cell office:value="11" office:value-type="float"/>
          <table:table-cell office:value-type="string">
            <text:p>Steel</text:p>
          </table:table-cell>
          <table:table-cell office:value="4.5" office:value-type="float"/>
        </table:table-row>
        <table:table-row>
          <table:table-cell office:value="11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1" office:value-type="float"/>
          <table:table-cell office:value-type="string">
            <text:p>Electronics</text:p>
          </table:table-cell>
          <table:table-cell office:value="2.2" office:value-type="float"/>
        </table:table-row>
        <table:table-row>
          <table:table-cell office:value="11" office:value-type="float"/>
          <table:table-cell office:value-type="string">
            <text:p>Aluminium</text:p>
          </table:table-cell>
          <table:table-cell office:value="67" office:value-type="float"/>
        </table:table-row>
        <table:table-row>
          <table:table-cell office:value="11" office:value-type="float"/>
          <table:table-cell office:value-type="string">
            <text:p>Mechanical components</text:p>
          </table:table-cell>
          <table:table-cell office:value="46" office:value-type="float"/>
        </table:table-row>
        <table:table-row>
          <table:table-cell office:value="12" office:value-type="float"/>
          <table:table-cell office:value-type="string">
            <text:p>Workdays</text:p>
          </table:table-cell>
          <table:table-cell office:value="13057" office:value-type="float"/>
        </table:table-row>
        <table:table-row>
          <table:table-cell office:value="12" office:value-type="float"/>
          <table:table-cell office:value-type="string">
            <text:p>Plastics</text:p>
          </table:table-cell>
          <table:table-cell office:value="0.76" office:value-type="float"/>
        </table:table-row>
        <table:table-row>
          <table:table-cell office:value="12" office:value-type="float"/>
          <table:table-cell office:value-type="string">
            <text:p>Electro components</text:p>
          </table:table-cell>
          <table:table-cell office:value="4" office:value-type="float"/>
        </table:table-row>
        <table:table-row>
          <table:table-cell office:value="12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12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2" office:value-type="float"/>
          <table:table-cell office:value-type="string">
            <text:p>Electronics</text:p>
          </table:table-cell>
          <table:table-cell office:value="1.3" office:value-type="float"/>
        </table:table-row>
        <table:table-row>
          <table:table-cell office:value="12" office:value-type="float"/>
          <table:table-cell office:value-type="string">
            <text:p>Aluminium</text:p>
          </table:table-cell>
          <table:table-cell office:value="38" office:value-type="float"/>
        </table:table-row>
        <table:table-row>
          <table:table-cell office:value="12" office:value-type="float"/>
          <table:table-cell office:value-type="string">
            <text:p>Mechanical components</text:p>
          </table:table-cell>
          <table:table-cell office:value="28" office:value-type="float"/>
        </table:table-row>
        <table:table-row>
          <table:table-cell office:value="13" office:value-type="float"/>
          <table:table-cell office:value-type="string">
            <text:p>Workdays</text:p>
          </table:table-cell>
          <table:table-cell office:value="5972" office:value-type="float"/>
        </table:table-row>
        <table:table-row>
          <table:table-cell office:value="13" office:value-type="float"/>
          <table:table-cell office:value-type="string">
            <text:p>Plastics</text:p>
          </table:table-cell>
          <table:table-cell office:value="0.41" office:value-type="float"/>
        </table:table-row>
        <table:table-row>
          <table:table-cell office:value="13" office:value-type="float"/>
          <table:table-cell office:value-type="string">
            <text:p>Electro components</text:p>
          </table:table-cell>
          <table:table-cell office:value="1.6" office:value-type="float"/>
        </table:table-row>
        <table:table-row>
          <table:table-cell office:value="13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13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3" office:value-type="float"/>
          <table:table-cell office:value-type="string">
            <text:p>Electronics</text:p>
          </table:table-cell>
          <table:table-cell office:value="0.57" office:value-type="float"/>
        </table:table-row>
        <table:table-row>
          <table:table-cell office:value="13" office:value-type="float"/>
          <table:table-cell office:value-type="string">
            <text:p>Aluminium</text:p>
          </table:table-cell>
          <table:table-cell office:value="20" office:value-type="float"/>
        </table:table-row>
        <table:table-row>
          <table:table-cell office:value="13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14" office:value-type="float"/>
          <table:table-cell office:value-type="string">
            <text:p>Workdays</text:p>
          </table:table-cell>
          <table:table-cell office:value="1132" office:value-type="float"/>
        </table:table-row>
        <table:table-row>
          <table:table-cell office:value="14" office:value-type="float"/>
          <table:table-cell office:value-type="string">
            <text:p>Plastics</text:p>
          </table:table-cell>
          <table:table-cell office:value="0.081" office:value-type="float"/>
        </table:table-row>
        <table:table-row>
          <table:table-cell office:value="14" office:value-type="float"/>
          <table:table-cell office:value-type="string">
            <text:p>Electro components</text:p>
          </table:table-cell>
          <table:table-cell office:value="0.29" office:value-type="float"/>
        </table:table-row>
        <table:table-row>
          <table:table-cell office:value="14" office:value-type="float"/>
          <table:table-cell office:value-type="string">
            <text:p>Steel</text:p>
          </table:table-cell>
          <table:table-cell office:value="0.271" office:value-type="float"/>
        </table:table-row>
        <table:table-row>
          <table:table-cell office:value="14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4" office:value-type="float"/>
          <table:table-cell office:value-type="string">
            <text:p>Electronics</text:p>
          </table:table-cell>
          <table:table-cell office:value="0.11" office:value-type="float"/>
        </table:table-row>
        <table:table-row>
          <table:table-cell office:value="14" office:value-type="float"/>
          <table:table-cell office:value-type="string">
            <text:p>Aluminium</text:p>
          </table:table-cell>
          <table:table-cell office:value="4.1" office:value-type="float"/>
        </table:table-row>
        <table:table-row>
          <table:table-cell office:value="14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15" office:value-type="float"/>
          <table:table-cell office:value-type="string">
            <text:p>Workdays</text:p>
          </table:table-cell>
          <table:table-cell office:value="1428" office:value-type="float"/>
        </table:table-row>
        <table:table-row>
          <table:table-cell office:value="15" office:value-type="float"/>
          <table:table-cell office:value-type="string">
            <text:p>Plastics</text:p>
          </table:table-cell>
          <table:table-cell office:value="0.11" office:value-type="float"/>
        </table:table-row>
        <table:table-row>
          <table:table-cell office:value="15" office:value-type="float"/>
          <table:table-cell office:value-type="string">
            <text:p>Electro components</text:p>
          </table:table-cell>
          <table:table-cell office:value="0.34" office:value-type="float"/>
        </table:table-row>
        <table:table-row>
          <table:table-cell office:value="15" office:value-type="float"/>
          <table:table-cell office:value-type="string">
            <text:p>Steel</text:p>
          </table:table-cell>
          <table:table-cell office:value="0.36" office:value-type="float"/>
        </table:table-row>
        <table:table-row>
          <table:table-cell office:value="15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5" office:value-type="float"/>
          <table:table-cell office:value-type="string">
            <text:p>Electronics</text:p>
          </table:table-cell>
          <table:table-cell office:value="0.13" office:value-type="float"/>
        </table:table-row>
        <table:table-row>
          <table:table-cell office:value="15" office:value-type="float"/>
          <table:table-cell office:value-type="string">
            <text:p>Aluminium</text:p>
          </table:table-cell>
          <table:table-cell office:value="5.4" office:value-type="float"/>
        </table:table-row>
        <table:table-row>
          <table:table-cell office:value="15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16" office:value-type="float"/>
          <table:table-cell office:value-type="string">
            <text:p>Workdays</text:p>
          </table:table-cell>
          <table:table-cell office:value="35937" office:value-type="float"/>
        </table:table-row>
        <table:table-row>
          <table:table-cell office:value="16" office:value-type="float"/>
          <table:table-cell office:value-type="string">
            <text:p>Plastics</text:p>
          </table:table-cell>
          <table:table-cell office:value="1.5" office:value-type="float"/>
        </table:table-row>
        <table:table-row>
          <table:table-cell office:value="16" office:value-type="float"/>
          <table:table-cell office:value-type="string">
            <text:p>Electro components</text:p>
          </table:table-cell>
          <table:table-cell office:value="13" office:value-type="float"/>
        </table:table-row>
        <table:table-row>
          <table:table-cell office:value="16" office:value-type="float"/>
          <table:table-cell office:value-type="string">
            <text:p>Steel</text:p>
          </table:table-cell>
          <table:table-cell office:value="4.9" office:value-type="float"/>
        </table:table-row>
        <table:table-row>
          <table:table-cell office:value="16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6" office:value-type="float"/>
          <table:table-cell office:value-type="string">
            <text:p>Electronics</text:p>
          </table:table-cell>
          <table:table-cell office:value="4" office:value-type="float"/>
        </table:table-row>
        <table:table-row>
          <table:table-cell office:value="16" office:value-type="float"/>
          <table:table-cell office:value-type="string">
            <text:p>Aluminium</text:p>
          </table:table-cell>
          <table:table-cell office:value="73" office:value-type="float"/>
        </table:table-row>
        <table:table-row>
          <table:table-cell office:value="16" office:value-type="float"/>
          <table:table-cell office:value-type="string">
            <text:p>Mechanical components</text:p>
          </table:table-cell>
          <table:table-cell office:value="104" office:value-type="float"/>
        </table:table-row>
        <table:table-row>
          <table:table-cell office:value="17" office:value-type="float"/>
          <table:table-cell office:value-type="string">
            <text:p>Workdays</text:p>
          </table:table-cell>
          <table:table-cell office:value="5972" office:value-type="float"/>
        </table:table-row>
        <table:table-row>
          <table:table-cell office:value="17" office:value-type="float"/>
          <table:table-cell office:value-type="string">
            <text:p>Plastics</text:p>
          </table:table-cell>
          <table:table-cell office:value="0.41" office:value-type="float"/>
        </table:table-row>
        <table:table-row>
          <table:table-cell office:value="17" office:value-type="float"/>
          <table:table-cell office:value-type="string">
            <text:p>Electro components</text:p>
          </table:table-cell>
          <table:table-cell office:value="1.6" office:value-type="float"/>
        </table:table-row>
        <table:table-row>
          <table:table-cell office:value="17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17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7" office:value-type="float"/>
          <table:table-cell office:value-type="string">
            <text:p>Electronics</text:p>
          </table:table-cell>
          <table:table-cell office:value="0.57" office:value-type="float"/>
        </table:table-row>
        <table:table-row>
          <table:table-cell office:value="17" office:value-type="float"/>
          <table:table-cell office:value-type="string">
            <text:p>Aluminium</text:p>
          </table:table-cell>
          <table:table-cell office:value="20" office:value-type="float"/>
        </table:table-row>
        <table:table-row>
          <table:table-cell office:value="17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18" office:value-type="float"/>
          <table:table-cell office:value-type="string">
            <text:p>Workdays</text:p>
          </table:table-cell>
          <table:table-cell office:value="495" office:value-type="float"/>
        </table:table-row>
        <table:table-row>
          <table:table-cell office:value="18" office:value-type="float"/>
          <table:table-cell office:value-type="string">
            <text:p>Plastics</text:p>
          </table:table-cell>
          <table:table-cell office:value="0.035" office:value-type="float"/>
        </table:table-row>
        <table:table-row>
          <table:table-cell office:value="18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8" office:value-type="float"/>
          <table:table-cell office:value-type="string">
            <text:p>Steel</text:p>
          </table:table-cell>
          <table:table-cell office:value="0.12" office:value-type="float"/>
        </table:table-row>
        <table:table-row>
          <table:table-cell office:value="18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8" office:value-type="float"/>
          <table:table-cell office:value-type="string">
            <text:p>Electronics</text:p>
          </table:table-cell>
          <table:table-cell office:value="0.047" office:value-type="float"/>
        </table:table-row>
        <table:table-row>
          <table:table-cell office:value="18" office:value-type="float"/>
          <table:table-cell office:value-type="string">
            <text:p>Aluminium</text:p>
          </table:table-cell>
          <table:table-cell office:value="1.7" office:value-type="float"/>
        </table:table-row>
        <table:table-row>
          <table:table-cell office:value="18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19" office:value-type="float"/>
          <table:table-cell office:value-type="string">
            <text:p>Workdays</text:p>
          </table:table-cell>
          <table:table-cell office:value="5982" office:value-type="float"/>
        </table:table-row>
        <table:table-row>
          <table:table-cell office:value="19" office:value-type="float"/>
          <table:table-cell office:value-type="string">
            <text:p>Plastics</text:p>
          </table:table-cell>
          <table:table-cell office:value="0.41" office:value-type="float"/>
        </table:table-row>
        <table:table-row>
          <table:table-cell office:value="19" office:value-type="float"/>
          <table:table-cell office:value-type="string">
            <text:p>Electro components</text:p>
          </table:table-cell>
          <table:table-cell office:value="1.6" office:value-type="float"/>
        </table:table-row>
        <table:table-row>
          <table:table-cell office:value="19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19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9" office:value-type="float"/>
          <table:table-cell office:value-type="string">
            <text:p>Electronics</text:p>
          </table:table-cell>
          <table:table-cell office:value="0.57" office:value-type="float"/>
        </table:table-row>
        <table:table-row>
          <table:table-cell office:value="19" office:value-type="float"/>
          <table:table-cell office:value-type="string">
            <text:p>Aluminium</text:p>
          </table:table-cell>
          <table:table-cell office:value="20" office:value-type="float"/>
        </table:table-row>
        <table:table-row>
          <table:table-cell office:value="19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20" office:value-type="float"/>
          <table:table-cell office:value-type="string">
            <text:p>Workdays</text:p>
          </table:table-cell>
          <table:table-cell office:value="90" office:value-type="float"/>
        </table:table-row>
        <table:table-row>
          <table:table-cell office:value="20" office:value-type="float"/>
          <table:table-cell office:value-type="string">
            <text:p>Plastics</text:p>
          </table:table-cell>
          <table:table-cell office:value="0.05" office:value-type="float"/>
        </table:table-row>
        <table:table-row>
          <table:table-cell office:value="20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20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20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0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21" office:value-type="float"/>
          <table:table-cell office:value-type="string">
            <text:p>Workdays</text:p>
          </table:table-cell>
          <table:table-cell office:value="115" office:value-type="float"/>
        </table:table-row>
        <table:table-row>
          <table:table-cell office:value="21" office:value-type="float"/>
          <table:table-cell office:value-type="string">
            <text:p>Plastics</text:p>
          </table:table-cell>
          <table:table-cell office:value="0.06" office:value-type="float"/>
        </table:table-row>
        <table:table-row>
          <table:table-cell office:value="21" office:value-type="float"/>
          <table:table-cell office:value-type="string">
            <text:p>Electro components</text:p>
          </table:table-cell>
          <table:table-cell office:value="0.041" office:value-type="float"/>
        </table:table-row>
        <table:table-row>
          <table:table-cell office:value="21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1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1" office:value-type="float"/>
          <table:table-cell office:value-type="string">
            <text:p>Mechanical components</text:p>
          </table:table-cell>
          <table:table-cell office:value="0.32" office:value-type="float"/>
        </table:table-row>
        <table:table-row>
          <table:table-cell office:value="22" office:value-type="float"/>
          <table:table-cell office:value-type="string">
            <text:p>Workdays</text:p>
          </table:table-cell>
          <table:table-cell office:value="110" office:value-type="float"/>
        </table:table-row>
        <table:table-row>
          <table:table-cell office:value="22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22" office:value-type="float"/>
          <table:table-cell office:value-type="string">
            <text:p>Electro components</text:p>
          </table:table-cell>
          <table:table-cell office:value="0.033" office:value-type="float"/>
        </table:table-row>
        <table:table-row>
          <table:table-cell office:value="22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2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2" office:value-type="float"/>
          <table:table-cell office:value-type="string">
            <text:p>Mechanical components</text:p>
          </table:table-cell>
          <table:table-cell office:value="0.25" office:value-type="float"/>
        </table:table-row>
        <table:table-row>
          <table:table-cell office:value="23" office:value-type="float"/>
          <table:table-cell office:value-type="string">
            <text:p>Workdays</text:p>
          </table:table-cell>
          <table:table-cell office:value="89" office:value-type="float"/>
        </table:table-row>
        <table:table-row>
          <table:table-cell office:value="23" office:value-type="float"/>
          <table:table-cell office:value-type="string">
            <text:p>Plastics</text:p>
          </table:table-cell>
          <table:table-cell office:value="0.048" office:value-type="float"/>
        </table:table-row>
        <table:table-row>
          <table:table-cell office:value="23" office:value-type="float"/>
          <table:table-cell office:value-type="string">
            <text:p>Electro components</text:p>
          </table:table-cell>
          <table:table-cell office:value="0.03" office:value-type="float"/>
        </table:table-row>
        <table:table-row>
          <table:table-cell office:value="23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23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3" office:value-type="float"/>
          <table:table-cell office:value-type="string">
            <text:p>Mechanical components</text:p>
          </table:table-cell>
          <table:table-cell office:value="0.24" office:value-type="float"/>
        </table:table-row>
        <table:table-row>
          <table:table-cell office:value="24" office:value-type="float"/>
          <table:table-cell office:value-type="string">
            <text:p>Workdays</text:p>
          </table:table-cell>
          <table:table-cell office:value="109" office:value-type="float"/>
        </table:table-row>
        <table:table-row>
          <table:table-cell office:value="24" office:value-type="float"/>
          <table:table-cell office:value-type="string">
            <text:p>Plastics</text:p>
          </table:table-cell>
          <table:table-cell office:value="0.058" office:value-type="float"/>
        </table:table-row>
        <table:table-row>
          <table:table-cell office:value="24" office:value-type="float"/>
          <table:table-cell office:value-type="string">
            <text:p>Electro components</text:p>
          </table:table-cell>
          <table:table-cell office:value="0.037" office:value-type="float"/>
        </table:table-row>
        <table:table-row>
          <table:table-cell office:value="24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4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4" office:value-type="float"/>
          <table:table-cell office:value-type="string">
            <text:p>Mechanical components</text:p>
          </table:table-cell>
          <table:table-cell office:value="0.29" office:value-type="float"/>
        </table:table-row>
        <table:table-row>
          <table:table-cell office:value="25" office:value-type="float"/>
          <table:table-cell office:value-type="string">
            <text:p>Workdays</text:p>
          </table:table-cell>
          <table:table-cell office:value="139" office:value-type="float"/>
        </table:table-row>
        <table:table-row>
          <table:table-cell office:value="25" office:value-type="float"/>
          <table:table-cell office:value-type="string">
            <text:p>Plastics</text:p>
          </table:table-cell>
          <table:table-cell office:value="0.068" office:value-type="float"/>
        </table:table-row>
        <table:table-row>
          <table:table-cell office:value="25" office:value-type="float"/>
          <table:table-cell office:value-type="string">
            <text:p>Electro components</text:p>
          </table:table-cell>
          <table:table-cell office:value="0.053" office:value-type="float"/>
        </table:table-row>
        <table:table-row>
          <table:table-cell office:value="25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25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5" office:value-type="float"/>
          <table:table-cell office:value-type="string">
            <text:p>Mechanical components</text:p>
          </table:table-cell>
          <table:table-cell office:value="0.42" office:value-type="float"/>
        </table:table-row>
        <table:table-row>
          <table:table-cell office:value="26" office:value-type="float"/>
          <table:table-cell office:value-type="string">
            <text:p>Workdays</text:p>
          </table:table-cell>
          <table:table-cell office:value="82" office:value-type="float"/>
        </table:table-row>
        <table:table-row>
          <table:table-cell office:value="26" office:value-type="float"/>
          <table:table-cell office:value-type="string">
            <text:p>Plastics</text:p>
          </table:table-cell>
          <table:table-cell office:value="0.044" office:value-type="float"/>
        </table:table-row>
        <table:table-row>
          <table:table-cell office:value="26" office:value-type="float"/>
          <table:table-cell office:value-type="string">
            <text:p>Electro components</text:p>
          </table:table-cell>
          <table:table-cell office:value="0.028" office:value-type="float"/>
        </table:table-row>
        <table:table-row>
          <table:table-cell office:value="26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26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6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27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27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27" office:value-type="float"/>
          <table:table-cell office:value-type="string">
            <text:p>Electro components</text:p>
          </table:table-cell>
          <table:table-cell office:value="0.035" office:value-type="float"/>
        </table:table-row>
        <table:table-row>
          <table:table-cell office:value="27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7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7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28" office:value-type="float"/>
          <table:table-cell office:value-type="string">
            <text:p>Workdays</text:p>
          </table:table-cell>
          <table:table-cell office:value="300" office:value-type="float"/>
        </table:table-row>
        <table:table-row>
          <table:table-cell office:value="28" office:value-type="float"/>
          <table:table-cell office:value-type="string">
            <text:p>Plastics</text:p>
          </table:table-cell>
          <table:table-cell office:value="0.2" office:value-type="float"/>
        </table:table-row>
        <table:table-row>
          <table:table-cell office:value="28" office:value-type="float"/>
          <table:table-cell office:value-type="string">
            <text:p>Electro components</text:p>
          </table:table-cell>
          <table:table-cell office:value="0.072" office:value-type="float"/>
        </table:table-row>
        <table:table-row>
          <table:table-cell office:value="28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2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" office:value-type="float"/>
          <table:table-cell office:value-type="string">
            <text:p>Mechanical components</text:p>
          </table:table-cell>
          <table:table-cell office:value="0.51" office:value-type="float"/>
        </table:table-row>
        <table:table-row>
          <table:table-cell office:value="29" office:value-type="float"/>
          <table:table-cell office:value-type="string">
            <text:p>Workdays</text:p>
          </table:table-cell>
          <table:table-cell office:value="395" office:value-type="float"/>
        </table:table-row>
        <table:table-row>
          <table:table-cell office:value="29" office:value-type="float"/>
          <table:table-cell office:value-type="string">
            <text:p>Plastics</text:p>
          </table:table-cell>
          <table:table-cell office:value="0.26" office:value-type="float"/>
        </table:table-row>
        <table:table-row>
          <table:table-cell office:value="29" office:value-type="float"/>
          <table:table-cell office:value-type="string">
            <text:p>Electro components</text:p>
          </table:table-cell>
          <table:table-cell office:value="0.094" office:value-type="float"/>
        </table:table-row>
        <table:table-row>
          <table:table-cell office:value="29" office:value-type="float"/>
          <table:table-cell office:value-type="string">
            <text:p>Steel</text:p>
          </table:table-cell>
          <table:table-cell office:value="5.8" office:value-type="float"/>
        </table:table-row>
        <table:table-row>
          <table:table-cell office:value="2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30" office:value-type="float"/>
          <table:table-cell office:value-type="string">
            <text:p>Workdays</text:p>
          </table:table-cell>
          <table:table-cell office:value="599" office:value-type="float"/>
        </table:table-row>
        <table:table-row>
          <table:table-cell office:value="30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30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30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30" office:value-type="float"/>
          <table:table-cell office:value-type="string">
            <text:p>Fabric</text:p>
          </table:table-cell>
          <table:table-cell office:value="0.19" office:value-type="float"/>
        </table:table-row>
        <table:table-row>
          <table:table-cell office:value="30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1" office:value-type="float"/>
          <table:table-cell office:value-type="string">
            <text:p>Workdays</text:p>
          </table:table-cell>
          <table:table-cell office:value="504" office:value-type="float"/>
        </table:table-row>
        <table:table-row>
          <table:table-cell office:value="31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31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31" office:value-type="float"/>
          <table:table-cell office:value-type="string">
            <text:p>Steel</text:p>
          </table:table-cell>
          <table:table-cell office:value="7.1" office:value-type="float"/>
        </table:table-row>
        <table:table-row>
          <table:table-cell office:value="31" office:value-type="float"/>
          <table:table-cell office:value-type="string">
            <text:p>Fabric</text:p>
          </table:table-cell>
          <table:table-cell office:value="0.34" office:value-type="float"/>
        </table:table-row>
        <table:table-row>
          <table:table-cell office:value="31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2" office:value-type="float"/>
          <table:table-cell office:value-type="string">
            <text:p>Workdays</text:p>
          </table:table-cell>
          <table:table-cell office:value="525" office:value-type="float"/>
        </table:table-row>
        <table:table-row>
          <table:table-cell office:value="32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32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32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32" office:value-type="float"/>
          <table:table-cell office:value-type="string">
            <text:p>Fabric</text:p>
          </table:table-cell>
          <table:table-cell office:value="0.29" office:value-type="float"/>
        </table:table-row>
        <table:table-row>
          <table:table-cell office:value="32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3" office:value-type="float"/>
          <table:table-cell office:value-type="string">
            <text:p>Workdays</text:p>
          </table:table-cell>
          <table:table-cell office:value="751" office:value-type="float"/>
        </table:table-row>
        <table:table-row>
          <table:table-cell office:value="33" office:value-type="float"/>
          <table:table-cell office:value-type="string">
            <text:p>Plastics</text:p>
          </table:table-cell>
          <table:table-cell office:value="0.48" office:value-type="float"/>
        </table:table-row>
        <table:table-row>
          <table:table-cell office:value="33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3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3" office:value-type="float"/>
          <table:table-cell office:value-type="string">
            <text:p>Fabric</text:p>
          </table:table-cell>
          <table:table-cell office:value="0.47" office:value-type="float"/>
        </table:table-row>
        <table:table-row>
          <table:table-cell office:value="33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4" office:value-type="float"/>
          <table:table-cell office:value-type="string">
            <text:p>Workdays</text:p>
          </table:table-cell>
          <table:table-cell office:value="504" office:value-type="float"/>
        </table:table-row>
        <table:table-row>
          <table:table-cell office:value="34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34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34" office:value-type="float"/>
          <table:table-cell office:value-type="string">
            <text:p>Steel</text:p>
          </table:table-cell>
          <table:table-cell office:value="7.1" office:value-type="float"/>
        </table:table-row>
        <table:table-row>
          <table:table-cell office:value="34" office:value-type="float"/>
          <table:table-cell office:value-type="string">
            <text:p>Fabric</text:p>
          </table:table-cell>
          <table:table-cell office:value="0.16" office:value-type="float"/>
        </table:table-row>
        <table:table-row>
          <table:table-cell office:value="34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5" office:value-type="float"/>
          <table:table-cell office:value-type="string">
            <text:p>Workdays</text:p>
          </table:table-cell>
          <table:table-cell office:value="514" office:value-type="float"/>
        </table:table-row>
        <table:table-row>
          <table:table-cell office:value="35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35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35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35" office:value-type="float"/>
          <table:table-cell office:value-type="string">
            <text:p>Fabric</text:p>
          </table:table-cell>
          <table:table-cell office:value="0.29" office:value-type="float"/>
        </table:table-row>
        <table:table-row>
          <table:table-cell office:value="35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6" office:value-type="float"/>
          <table:table-cell office:value-type="string">
            <text:p>Workdays</text:p>
          </table:table-cell>
          <table:table-cell office:value="409" office:value-type="float"/>
        </table:table-row>
        <table:table-row>
          <table:table-cell office:value="36" office:value-type="float"/>
          <table:table-cell office:value-type="string">
            <text:p>Plastics</text:p>
          </table:table-cell>
          <table:table-cell office:value="0.26" office:value-type="float"/>
        </table:table-row>
        <table:table-row>
          <table:table-cell office:value="36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36" office:value-type="float"/>
          <table:table-cell office:value-type="string">
            <text:p>Steel</text:p>
          </table:table-cell>
          <table:table-cell office:value="5.9" office:value-type="float"/>
        </table:table-row>
        <table:table-row>
          <table:table-cell office:value="36" office:value-type="float"/>
          <table:table-cell office:value-type="string">
            <text:p>Fabric</text:p>
          </table:table-cell>
          <table:table-cell office:value="0.18" office:value-type="float"/>
        </table:table-row>
        <table:table-row>
          <table:table-cell office:value="36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37" office:value-type="float"/>
          <table:table-cell office:value-type="string">
            <text:p>Workdays</text:p>
          </table:table-cell>
          <table:table-cell office:value="456" office:value-type="float"/>
        </table:table-row>
        <table:table-row>
          <table:table-cell office:value="37" office:value-type="float"/>
          <table:table-cell office:value-type="string">
            <text:p>Plastics</text:p>
          </table:table-cell>
          <table:table-cell office:value="0.28" office:value-type="float"/>
        </table:table-row>
        <table:table-row>
          <table:table-cell office:value="37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37" office:value-type="float"/>
          <table:table-cell office:value-type="string">
            <text:p>Steel</text:p>
          </table:table-cell>
          <table:table-cell office:value="6.5" office:value-type="float"/>
        </table:table-row>
        <table:table-row>
          <table:table-cell office:value="37" office:value-type="float"/>
          <table:table-cell office:value-type="string">
            <text:p>Fabric</text:p>
          </table:table-cell>
          <table:table-cell office:value="0.2" office:value-type="float"/>
        </table:table-row>
        <table:table-row>
          <table:table-cell office:value="37" office:value-type="float"/>
          <table:table-cell office:value-type="string">
            <text:p>Mechanical components</text:p>
          </table:table-cell>
          <table:table-cell office:value="0.91" office:value-type="float"/>
        </table:table-row>
        <table:table-row>
          <table:table-cell office:value="38" office:value-type="float"/>
          <table:table-cell office:value-type="string">
            <text:p>Workdays</text:p>
          </table:table-cell>
          <table:table-cell office:value="302" office:value-type="float"/>
        </table:table-row>
        <table:table-row>
          <table:table-cell office:value="38" office:value-type="float"/>
          <table:table-cell office:value-type="string">
            <text:p>Plastics</text:p>
          </table:table-cell>
          <table:table-cell office:value="0.18" office:value-type="float"/>
        </table:table-row>
        <table:table-row>
          <table:table-cell office:value="38" office:value-type="float"/>
          <table:table-cell office:value-type="string">
            <text:p>Electro components</text:p>
          </table:table-cell>
          <table:table-cell office:value="0.087" office:value-type="float"/>
        </table:table-row>
        <table:table-row>
          <table:table-cell office:value="38" office:value-type="float"/>
          <table:table-cell office:value-type="string">
            <text:p>Steel</text:p>
          </table:table-cell>
          <table:table-cell office:value="4.3" office:value-type="float"/>
        </table:table-row>
        <table:table-row>
          <table:table-cell office:value="38" office:value-type="float"/>
          <table:table-cell office:value-type="string">
            <text:p>Fabric</text:p>
          </table:table-cell>
          <table:table-cell office:value="0.11" office:value-type="float"/>
        </table:table-row>
        <table:table-row>
          <table:table-cell office:value="38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39" office:value-type="float"/>
          <table:table-cell office:value-type="string">
            <text:p>Workdays</text:p>
          </table:table-cell>
          <table:table-cell office:value="543" office:value-type="float"/>
        </table:table-row>
        <table:table-row>
          <table:table-cell office:value="39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39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39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39" office:value-type="float"/>
          <table:table-cell office:value-type="string">
            <text:p>Fabric</text:p>
          </table:table-cell>
          <table:table-cell office:value="0.14" office:value-type="float"/>
        </table:table-row>
        <table:table-row>
          <table:table-cell office:value="39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40" office:value-type="float"/>
          <table:table-cell office:value-type="string">
            <text:p>Workdays</text:p>
          </table:table-cell>
          <table:table-cell office:value="543" office:value-type="float"/>
        </table:table-row>
        <table:table-row>
          <table:table-cell office:value="40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40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40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40" office:value-type="float"/>
          <table:table-cell office:value-type="string">
            <text:p>Fabric</text:p>
          </table:table-cell>
          <table:table-cell office:value="0.28" office:value-type="float"/>
        </table:table-row>
        <table:table-row>
          <table:table-cell office:value="40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41" office:value-type="float"/>
          <table:table-cell office:value-type="string">
            <text:p>Workdays</text:p>
          </table:table-cell>
          <table:table-cell office:value="386" office:value-type="float"/>
        </table:table-row>
        <table:table-row>
          <table:table-cell office:value="41" office:value-type="float"/>
          <table:table-cell office:value-type="string">
            <text:p>Plastics</text:p>
          </table:table-cell>
          <table:table-cell office:value="0.25" office:value-type="float"/>
        </table:table-row>
        <table:table-row>
          <table:table-cell office:value="41" office:value-type="float"/>
          <table:table-cell office:value-type="string">
            <text:p>Electro components</text:p>
          </table:table-cell>
          <table:table-cell office:value="0.097" office:value-type="float"/>
        </table:table-row>
        <table:table-row>
          <table:table-cell office:value="41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41" office:value-type="float"/>
          <table:table-cell office:value-type="string">
            <text:p>Fabric</text:p>
          </table:table-cell>
          <table:table-cell office:value="0.18" office:value-type="float"/>
        </table:table-row>
        <table:table-row>
          <table:table-cell office:value="41" office:value-type="float"/>
          <table:table-cell office:value-type="string">
            <text:p>Mechanical components</text:p>
          </table:table-cell>
          <table:table-cell office:value="0.69" office:value-type="float"/>
        </table:table-row>
        <table:table-row>
          <table:table-cell office:value="42" office:value-type="float"/>
          <table:table-cell office:value-type="string">
            <text:p>Workdays</text:p>
          </table:table-cell>
          <table:table-cell office:value="106" office:value-type="float"/>
        </table:table-row>
        <table:table-row>
          <table:table-cell office:value="42" office:value-type="float"/>
          <table:table-cell office:value-type="string">
            <text:p>Plastics</text:p>
          </table:table-cell>
          <table:table-cell office:value="0.056" office:value-type="float"/>
        </table:table-row>
        <table:table-row>
          <table:table-cell office:value="42" office:value-type="float"/>
          <table:table-cell office:value-type="string">
            <text:p>Electro components</text:p>
          </table:table-cell>
          <table:table-cell office:value="0.036" office:value-type="float"/>
        </table:table-row>
        <table:table-row>
          <table:table-cell office:value="42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42" office:value-type="float"/>
          <table:table-cell office:value-type="string">
            <text:p>Fabric</text:p>
          </table:table-cell>
          <table:table-cell office:value="0.021" office:value-type="float"/>
        </table:table-row>
        <table:table-row>
          <table:table-cell office:value="42" office:value-type="float"/>
          <table:table-cell office:value-type="string">
            <text:p>Mechanical components</text:p>
          </table:table-cell>
          <table:table-cell office:value="0.29" office:value-type="float"/>
        </table:table-row>
        <table:table-row>
          <table:table-cell office:value="43" office:value-type="float"/>
          <table:table-cell office:value-type="string">
            <text:p>Workdays</text:p>
          </table:table-cell>
          <table:table-cell office:value="139" office:value-type="float"/>
        </table:table-row>
        <table:table-row>
          <table:table-cell office:value="43" office:value-type="float"/>
          <table:table-cell office:value-type="string">
            <text:p>Plastics</text:p>
          </table:table-cell>
          <table:table-cell office:value="0.068" office:value-type="float"/>
        </table:table-row>
        <table:table-row>
          <table:table-cell office:value="43" office:value-type="float"/>
          <table:table-cell office:value-type="string">
            <text:p>Electro components</text:p>
          </table:table-cell>
          <table:table-cell office:value="0.053" office:value-type="float"/>
        </table:table-row>
        <table:table-row>
          <table:table-cell office:value="43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43" office:value-type="float"/>
          <table:table-cell office:value-type="string">
            <text:p>Fabric</text:p>
          </table:table-cell>
          <table:table-cell office:value="0.025" office:value-type="float"/>
        </table:table-row>
        <table:table-row>
          <table:table-cell office:value="43" office:value-type="float"/>
          <table:table-cell office:value-type="string">
            <text:p>Mechanical components</text:p>
          </table:table-cell>
          <table:table-cell office:value="0.42" office:value-type="float"/>
        </table:table-row>
        <table:table-row>
          <table:table-cell office:value="44" office:value-type="float"/>
          <table:table-cell office:value-type="string">
            <text:p>Workdays</text:p>
          </table:table-cell>
          <table:table-cell office:value="86" office:value-type="float"/>
        </table:table-row>
        <table:table-row>
          <table:table-cell office:value="44" office:value-type="float"/>
          <table:table-cell office:value-type="string">
            <text:p>Plastics</text:p>
          </table:table-cell>
          <table:table-cell office:value="0.046" office:value-type="float"/>
        </table:table-row>
        <table:table-row>
          <table:table-cell office:value="44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44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44" office:value-type="float"/>
          <table:table-cell office:value-type="string">
            <text:p>Fabric</text:p>
          </table:table-cell>
          <table:table-cell office:value="0.025" office:value-type="float"/>
        </table:table-row>
        <table:table-row>
          <table:table-cell office:value="44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45" office:value-type="float"/>
          <table:table-cell office:value-type="string">
            <text:p>Workdays</text:p>
          </table:table-cell>
          <table:table-cell office:value="410" office:value-type="float"/>
        </table:table-row>
        <table:table-row>
          <table:table-cell office:value="45" office:value-type="float"/>
          <table:table-cell office:value-type="string">
            <text:p>Plastics</text:p>
          </table:table-cell>
          <table:table-cell office:value="0.26" office:value-type="float"/>
        </table:table-row>
        <table:table-row>
          <table:table-cell office:value="45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45" office:value-type="float"/>
          <table:table-cell office:value-type="string">
            <text:p>Steel</text:p>
          </table:table-cell>
          <table:table-cell office:value="5.9" office:value-type="float"/>
        </table:table-row>
        <table:table-row>
          <table:table-cell office:value="45" office:value-type="float"/>
          <table:table-cell office:value-type="string">
            <text:p>Fabric</text:p>
          </table:table-cell>
          <table:table-cell office:value="0.21" office:value-type="float"/>
        </table:table-row>
        <table:table-row>
          <table:table-cell office:value="45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46" office:value-type="float"/>
          <table:table-cell office:value-type="string">
            <text:p>Workdays</text:p>
          </table:table-cell>
          <table:table-cell office:value="90" office:value-type="float"/>
        </table:table-row>
        <table:table-row>
          <table:table-cell office:value="46" office:value-type="float"/>
          <table:table-cell office:value-type="string">
            <text:p>Plastics</text:p>
          </table:table-cell>
          <table:table-cell office:value="0.05" office:value-type="float"/>
        </table:table-row>
        <table:table-row>
          <table:table-cell office:value="46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46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46" office:value-type="float"/>
          <table:table-cell office:value-type="string">
            <text:p>Fabric</text:p>
          </table:table-cell>
          <table:table-cell office:value="0.025" office:value-type="float"/>
        </table:table-row>
        <table:table-row>
          <table:table-cell office:value="46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47" office:value-type="float"/>
          <table:table-cell office:value-type="string">
            <text:p>Workdays</text:p>
          </table:table-cell>
          <table:table-cell office:value="122" office:value-type="float"/>
        </table:table-row>
        <table:table-row>
          <table:table-cell office:value="47" office:value-type="float"/>
          <table:table-cell office:value-type="string">
            <text:p>Plastics</text:p>
          </table:table-cell>
          <table:table-cell office:value="0.068" office:value-type="float"/>
        </table:table-row>
        <table:table-row>
          <table:table-cell office:value="47" office:value-type="float"/>
          <table:table-cell office:value-type="string">
            <text:p>Electro components</text:p>
          </table:table-cell>
          <table:table-cell office:value="0.039" office:value-type="float"/>
        </table:table-row>
        <table:table-row>
          <table:table-cell office:value="47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47" office:value-type="float"/>
          <table:table-cell office:value-type="string">
            <text:p>Fabric</text:p>
          </table:table-cell>
          <table:table-cell office:value="0.038" office:value-type="float"/>
        </table:table-row>
        <table:table-row>
          <table:table-cell office:value="47" office:value-type="float"/>
          <table:table-cell office:value-type="string">
            <text:p>Mechanical components</text:p>
          </table:table-cell>
          <table:table-cell office:value="0.3" office:value-type="float"/>
        </table:table-row>
        <table:table-row>
          <table:table-cell office:value="48" office:value-type="float"/>
          <table:table-cell office:value-type="string">
            <text:p>Workdays</text:p>
          </table:table-cell>
          <table:table-cell office:value="110" office:value-type="float"/>
        </table:table-row>
        <table:table-row>
          <table:table-cell office:value="48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48" office:value-type="float"/>
          <table:table-cell office:value-type="string">
            <text:p>Electro components</text:p>
          </table:table-cell>
          <table:table-cell office:value="0.033" office:value-type="float"/>
        </table:table-row>
        <table:table-row>
          <table:table-cell office:value="48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48" office:value-type="float"/>
          <table:table-cell office:value-type="string">
            <text:p>Fabric</text:p>
          </table:table-cell>
          <table:table-cell office:value="0.028" office:value-type="float"/>
        </table:table-row>
        <table:table-row>
          <table:table-cell office:value="48" office:value-type="float"/>
          <table:table-cell office:value-type="string">
            <text:p>Mechanical components</text:p>
          </table:table-cell>
          <table:table-cell office:value="0.25" office:value-type="float"/>
        </table:table-row>
        <table:table-row>
          <table:table-cell office:value="49" office:value-type="float"/>
          <table:table-cell office:value-type="string">
            <text:p>Workdays</text:p>
          </table:table-cell>
          <table:table-cell office:value="102" office:value-type="float"/>
        </table:table-row>
        <table:table-row>
          <table:table-cell office:value="49" office:value-type="float"/>
          <table:table-cell office:value-type="string">
            <text:p>Plastics</text:p>
          </table:table-cell>
          <table:table-cell office:value="0.056" office:value-type="float"/>
        </table:table-row>
        <table:table-row>
          <table:table-cell office:value="49" office:value-type="float"/>
          <table:table-cell office:value-type="string">
            <text:p>Electro components</text:p>
          </table:table-cell>
          <table:table-cell office:value="0.034" office:value-type="float"/>
        </table:table-row>
        <table:table-row>
          <table:table-cell office:value="49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49" office:value-type="float"/>
          <table:table-cell office:value-type="string">
            <text:p>Fabric</text:p>
          </table:table-cell>
          <table:table-cell office:value="0.025" office:value-type="float"/>
        </table:table-row>
        <table:table-row>
          <table:table-cell office:value="49" office:value-type="float"/>
          <table:table-cell office:value-type="string">
            <text:p>Mechanical components</text:p>
          </table:table-cell>
          <table:table-cell office:value="0.26" office:value-type="float"/>
        </table:table-row>
        <table:table-row>
          <table:table-cell office:value="50" office:value-type="float"/>
          <table:table-cell office:value-type="string">
            <text:p>Workdays</text:p>
          </table:table-cell>
          <table:table-cell office:value="38" office:value-type="float"/>
        </table:table-row>
        <table:table-row>
          <table:table-cell office:value="50" office:value-type="float"/>
          <table:table-cell office:value-type="string">
            <text:p>Plastics</text:p>
          </table:table-cell>
          <table:table-cell office:value="0.028" office:value-type="float"/>
        </table:table-row>
        <table:table-row>
          <table:table-cell office:value="50" office:value-type="float"/>
          <table:table-cell office:value-type="string">
            <text:p>Steel</text:p>
          </table:table-cell>
          <table:table-cell office:value="0.6" office:value-type="float"/>
        </table:table-row>
        <table:table-row>
          <table:table-cell office:value="5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0" office:value-type="float"/>
          <table:table-cell office:value-type="string">
            <text:p>Mechanical components</text:p>
          </table:table-cell>
          <table:table-cell office:value="0.042" office:value-type="float"/>
        </table:table-row>
        <table:table-row>
          <table:table-cell office:value="51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51" office:value-type="float"/>
          <table:table-cell office:value-type="string">
            <text:p>Plastics</text:p>
          </table:table-cell>
          <table:table-cell office:value="0.021" office:value-type="float"/>
        </table:table-row>
        <table:table-row>
          <table:table-cell office:value="51" office:value-type="float"/>
          <table:table-cell office:value-type="string">
            <text:p>Steel</text:p>
          </table:table-cell>
          <table:table-cell office:value="0.44" office:value-type="float"/>
        </table:table-row>
        <table:table-row>
          <table:table-cell office:value="5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1" office:value-type="float"/>
          <table:table-cell office:value-type="string">
            <text:p>Mechanical components</text:p>
          </table:table-cell>
          <table:table-cell office:value="0.031" office:value-type="float"/>
        </table:table-row>
        <table:table-row>
          <table:table-cell office:value="52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52" office:value-type="float"/>
          <table:table-cell office:value-type="string">
            <text:p>Plastics</text:p>
          </table:table-cell>
          <table:table-cell office:value="0.021" office:value-type="float"/>
        </table:table-row>
        <table:table-row>
          <table:table-cell office:value="52" office:value-type="float"/>
          <table:table-cell office:value-type="string">
            <text:p>Steel</text:p>
          </table:table-cell>
          <table:table-cell office:value="0.44" office:value-type="float"/>
        </table:table-row>
        <table:table-row>
          <table:table-cell office:value="5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2" office:value-type="float"/>
          <table:table-cell office:value-type="string">
            <text:p>Mechanical components</text:p>
          </table:table-cell>
          <table:table-cell office:value="0.031" office:value-type="float"/>
        </table:table-row>
        <table:table-row>
          <table:table-cell office:value="53" office:value-type="float"/>
          <table:table-cell office:value-type="string">
            <text:p>Workdays</text:p>
          </table:table-cell>
          <table:table-cell office:value="13" office:value-type="float"/>
        </table:table-row>
        <table:table-row>
          <table:table-cell office:value="53" office:value-type="float"/>
          <table:table-cell office:value-type="string">
            <text:p>Plastics</text:p>
          </table:table-cell>
          <table:table-cell office:value="0.01" office:value-type="float"/>
        </table:table-row>
        <table:table-row>
          <table:table-cell office:value="53" office:value-type="float"/>
          <table:table-cell office:value-type="string">
            <text:p>Steel</text:p>
          </table:table-cell>
          <table:table-cell office:value="0.21" office:value-type="float"/>
        </table:table-row>
        <table:table-row>
          <table:table-cell office:value="5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3" office:value-type="float"/>
          <table:table-cell office:value-type="string">
            <text:p>Mechanical components</text:p>
          </table:table-cell>
          <table:table-cell office:value="0.015" office:value-type="float"/>
        </table:table-row>
        <table:table-row>
          <table:table-cell office:value="54" office:value-type="float"/>
          <table:table-cell office:value-type="string">
            <text:p>Workdays</text:p>
          </table:table-cell>
          <table:table-cell office:value="17" office:value-type="float"/>
        </table:table-row>
        <table:table-row>
          <table:table-cell office:value="54" office:value-type="float"/>
          <table:table-cell office:value-type="string">
            <text:p>Plastics</text:p>
          </table:table-cell>
          <table:table-cell office:value="0.013" office:value-type="float"/>
        </table:table-row>
        <table:table-row>
          <table:table-cell office:value="54" office:value-type="float"/>
          <table:table-cell office:value-type="string">
            <text:p>Steel</text:p>
          </table:table-cell>
          <table:table-cell office:value="0.27" office:value-type="float"/>
        </table:table-row>
        <table:table-row>
          <table:table-cell office:value="5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4" office:value-type="float"/>
          <table:table-cell office:value-type="string">
            <text:p>Mechanical components</text:p>
          </table:table-cell>
          <table:table-cell office:value="0.019" office:value-type="float"/>
        </table:table-row>
        <table:table-row>
          <table:table-cell office:value="55" office:value-type="float"/>
          <table:table-cell office:value-type="string">
            <text:p>Workdays</text:p>
          </table:table-cell>
          <table:table-cell office:value="19" office:value-type="float"/>
        </table:table-row>
        <table:table-row>
          <table:table-cell office:value="55" office:value-type="float"/>
          <table:table-cell office:value-type="string">
            <text:p>Plastics</text:p>
          </table:table-cell>
          <table:table-cell office:value="0.014" office:value-type="float"/>
        </table:table-row>
        <table:table-row>
          <table:table-cell office:value="55" office:value-type="float"/>
          <table:table-cell office:value-type="string">
            <text:p>Steel</text:p>
          </table:table-cell>
          <table:table-cell office:value="0.3" office:value-type="float"/>
        </table:table-row>
        <table:table-row>
          <table:table-cell office:value="5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5" office:value-type="float"/>
          <table:table-cell office:value-type="string">
            <text:p>Mechanical components</text:p>
          </table:table-cell>
          <table:table-cell office:value="0.021" office:value-type="float"/>
        </table:table-row>
        <table:table-row>
          <table:table-cell office:value="56" office:value-type="float"/>
          <table:table-cell office:value-type="string">
            <text:p>Workdays</text:p>
          </table:table-cell>
          <table:table-cell office:value="728" office:value-type="float"/>
        </table:table-row>
        <table:table-row>
          <table:table-cell office:value="56" office:value-type="float"/>
          <table:table-cell office:value-type="string">
            <text:p>Plastics</text:p>
          </table:table-cell>
          <table:table-cell office:value="0.48" office:value-type="float"/>
        </table:table-row>
        <table:table-row>
          <table:table-cell office:value="56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56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5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6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57" office:value-type="float"/>
          <table:table-cell office:value-type="string">
            <text:p>Workdays</text:p>
          </table:table-cell>
          <table:table-cell office:value="625" office:value-type="float"/>
        </table:table-row>
        <table:table-row>
          <table:table-cell office:value="57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57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57" office:value-type="float"/>
          <table:table-cell office:value-type="string">
            <text:p>Steel</text:p>
          </table:table-cell>
          <table:table-cell office:value="8.9" office:value-type="float"/>
        </table:table-row>
        <table:table-row>
          <table:table-cell office:value="5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58" office:value-type="float"/>
          <table:table-cell office:value-type="string">
            <text:p>Workdays</text:p>
          </table:table-cell>
          <table:table-cell office:value="608" office:value-type="float"/>
        </table:table-row>
        <table:table-row>
          <table:table-cell office:value="58" office:value-type="float"/>
          <table:table-cell office:value-type="string">
            <text:p>Plastics</text:p>
          </table:table-cell>
          <table:table-cell office:value="0.37" office:value-type="float"/>
        </table:table-row>
        <table:table-row>
          <table:table-cell office:value="58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58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5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8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59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59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59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59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5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9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60" office:value-type="float"/>
          <table:table-cell office:value-type="string">
            <text:p>Workdays</text:p>
          </table:table-cell>
          <table:table-cell office:value="628" office:value-type="float"/>
        </table:table-row>
        <table:table-row>
          <table:table-cell office:value="60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60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60" office:value-type="float"/>
          <table:table-cell office:value-type="string">
            <text:p>Steel</text:p>
          </table:table-cell>
          <table:table-cell office:value="8.9" office:value-type="float"/>
        </table:table-row>
        <table:table-row>
          <table:table-cell office:value="6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0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61" office:value-type="float"/>
          <table:table-cell office:value-type="string">
            <text:p>Workdays</text:p>
          </table:table-cell>
          <table:table-cell office:value="525" office:value-type="float"/>
        </table:table-row>
        <table:table-row>
          <table:table-cell office:value="61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61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61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6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1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62" office:value-type="float"/>
          <table:table-cell office:value-type="string">
            <text:p>Workdays</text:p>
          </table:table-cell>
          <table:table-cell office:value="800" office:value-type="float"/>
        </table:table-row>
        <table:table-row>
          <table:table-cell office:value="62" office:value-type="float"/>
          <table:table-cell office:value-type="string">
            <text:p>Plastics</text:p>
          </table:table-cell>
          <table:table-cell office:value="0.52" office:value-type="float"/>
        </table:table-row>
        <table:table-row>
          <table:table-cell office:value="62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62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6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2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63" office:value-type="float"/>
          <table:table-cell office:value-type="string">
            <text:p>Workdays</text:p>
          </table:table-cell>
          <table:table-cell office:value="192" office:value-type="float"/>
        </table:table-row>
        <table:table-row>
          <table:table-cell office:value="63" office:value-type="float"/>
          <table:table-cell office:value-type="string">
            <text:p>Plastics</text:p>
          </table:table-cell>
          <table:table-cell office:value="0.11" office:value-type="float"/>
        </table:table-row>
        <table:table-row>
          <table:table-cell office:value="63" office:value-type="float"/>
          <table:table-cell office:value-type="string">
            <text:p>Electro components</text:p>
          </table:table-cell>
          <table:table-cell office:value="0.057" office:value-type="float"/>
        </table:table-row>
        <table:table-row>
          <table:table-cell office:value="63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6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3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64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64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64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64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6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4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65" office:value-type="float"/>
          <table:table-cell office:value-type="string">
            <text:p>Workdays</text:p>
          </table:table-cell>
          <table:table-cell office:value="121" office:value-type="float"/>
        </table:table-row>
        <table:table-row>
          <table:table-cell office:value="65" office:value-type="float"/>
          <table:table-cell office:value-type="string">
            <text:p>Plastics</text:p>
          </table:table-cell>
          <table:table-cell office:value="0.067" office:value-type="float"/>
        </table:table-row>
        <table:table-row>
          <table:table-cell office:value="65" office:value-type="float"/>
          <table:table-cell office:value-type="string">
            <text:p>Electro components</text:p>
          </table:table-cell>
          <table:table-cell office:value="0.039" office:value-type="float"/>
        </table:table-row>
        <table:table-row>
          <table:table-cell office:value="65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6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5" office:value-type="float"/>
          <table:table-cell office:value-type="string">
            <text:p>Mechanical components</text:p>
          </table:table-cell>
          <table:table-cell office:value="0.3" office:value-type="float"/>
        </table:table-row>
        <table:table-row>
          <table:table-cell office:value="66" office:value-type="float"/>
          <table:table-cell office:value-type="string">
            <text:p>Workdays</text:p>
          </table:table-cell>
          <table:table-cell office:value="742" office:value-type="float"/>
        </table:table-row>
        <table:table-row>
          <table:table-cell office:value="66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66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66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6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6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67" office:value-type="float"/>
          <table:table-cell office:value-type="string">
            <text:p>Workdays</text:p>
          </table:table-cell>
          <table:table-cell office:value="787" office:value-type="float"/>
        </table:table-row>
        <table:table-row>
          <table:table-cell office:value="67" office:value-type="float"/>
          <table:table-cell office:value-type="string">
            <text:p>Plastics</text:p>
          </table:table-cell>
          <table:table-cell office:value="0.5" office:value-type="float"/>
        </table:table-row>
        <table:table-row>
          <table:table-cell office:value="67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67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6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7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68" office:value-type="float"/>
          <table:table-cell office:value-type="string">
            <text:p>Workdays</text:p>
          </table:table-cell>
          <table:table-cell office:value="90" office:value-type="float"/>
        </table:table-row>
        <table:table-row>
          <table:table-cell office:value="68" office:value-type="float"/>
          <table:table-cell office:value-type="string">
            <text:p>Plastics</text:p>
          </table:table-cell>
          <table:table-cell office:value="0.05" office:value-type="float"/>
        </table:table-row>
        <table:table-row>
          <table:table-cell office:value="68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68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6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8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69" office:value-type="float"/>
          <table:table-cell office:value-type="string">
            <text:p>Workdays</text:p>
          </table:table-cell>
          <table:table-cell office:value="472" office:value-type="float"/>
        </table:table-row>
        <table:table-row>
          <table:table-cell office:value="69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69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69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6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9" office:value-type="float"/>
          <table:table-cell office:value-type="string">
            <text:p>Mechanical components</text:p>
          </table:table-cell>
          <table:table-cell office:value="0.86" office:value-type="float"/>
        </table:table-row>
        <table:table-row>
          <table:table-cell office:value="70" office:value-type="float"/>
          <table:table-cell office:value-type="string">
            <text:p>Workdays</text:p>
          </table:table-cell>
          <table:table-cell office:value="497" office:value-type="float"/>
        </table:table-row>
        <table:table-row>
          <table:table-cell office:value="70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70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70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7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0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71" office:value-type="float"/>
          <table:table-cell office:value-type="string">
            <text:p>Workdays</text:p>
          </table:table-cell>
          <table:table-cell office:value="622" office:value-type="float"/>
        </table:table-row>
        <table:table-row>
          <table:table-cell office:value="71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71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71" office:value-type="float"/>
          <table:table-cell office:value-type="string">
            <text:p>Steel</text:p>
          </table:table-cell>
          <table:table-cell office:value="8.8" office:value-type="float"/>
        </table:table-row>
        <table:table-row>
          <table:table-cell office:value="7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1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72" office:value-type="float"/>
          <table:table-cell office:value-type="string">
            <text:p>Workdays</text:p>
          </table:table-cell>
          <table:table-cell office:value="536" office:value-type="float"/>
        </table:table-row>
        <table:table-row>
          <table:table-cell office:value="72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72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72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7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2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73" office:value-type="float"/>
          <table:table-cell office:value-type="string">
            <text:p>Workdays</text:p>
          </table:table-cell>
          <table:table-cell office:value="668" office:value-type="float"/>
        </table:table-row>
        <table:table-row>
          <table:table-cell office:value="73" office:value-type="float"/>
          <table:table-cell office:value-type="string">
            <text:p>Plastics</text:p>
          </table:table-cell>
          <table:table-cell office:value="0.41" office:value-type="float"/>
        </table:table-row>
        <table:table-row>
          <table:table-cell office:value="73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73" office:value-type="float"/>
          <table:table-cell office:value-type="string">
            <text:p>Steel</text:p>
          </table:table-cell>
          <table:table-cell office:value="9.5" office:value-type="float"/>
        </table:table-row>
        <table:table-row>
          <table:table-cell office:value="7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3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74" office:value-type="float"/>
          <table:table-cell office:value-type="string">
            <text:p>Workdays</text:p>
          </table:table-cell>
          <table:table-cell office:value="454" office:value-type="float"/>
        </table:table-row>
        <table:table-row>
          <table:table-cell office:value="74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74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74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7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4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75" office:value-type="float"/>
          <table:table-cell office:value-type="string">
            <text:p>Workdays</text:p>
          </table:table-cell>
          <table:table-cell office:value="489" office:value-type="float"/>
        </table:table-row>
        <table:table-row>
          <table:table-cell office:value="75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75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75" office:value-type="float"/>
          <table:table-cell office:value-type="string">
            <text:p>Steel</text:p>
          </table:table-cell>
          <table:table-cell office:value="7.1" office:value-type="float"/>
        </table:table-row>
        <table:table-row>
          <table:table-cell office:value="7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5" office:value-type="float"/>
          <table:table-cell office:value-type="string">
            <text:p>Mechanical components</text:p>
          </table:table-cell>
          <table:table-cell office:value="0.92" office:value-type="float"/>
        </table:table-row>
        <table:table-row>
          <table:table-cell office:value="76" office:value-type="float"/>
          <table:table-cell office:value-type="string">
            <text:p>Workdays</text:p>
          </table:table-cell>
          <table:table-cell office:value="544" office:value-type="float"/>
        </table:table-row>
        <table:table-row>
          <table:table-cell office:value="76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76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76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7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6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77" office:value-type="float"/>
          <table:table-cell office:value-type="string">
            <text:p>Workdays</text:p>
          </table:table-cell>
          <table:table-cell office:value="668" office:value-type="float"/>
        </table:table-row>
        <table:table-row>
          <table:table-cell office:value="77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77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77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7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78" office:value-type="float"/>
          <table:table-cell office:value-type="string">
            <text:p>Workdays</text:p>
          </table:table-cell>
          <table:table-cell office:value="739" office:value-type="float"/>
        </table:table-row>
        <table:table-row>
          <table:table-cell office:value="78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78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78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7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8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79" office:value-type="float"/>
          <table:table-cell office:value-type="string">
            <text:p>Workdays</text:p>
          </table:table-cell>
          <table:table-cell office:value="517" office:value-type="float"/>
        </table:table-row>
        <table:table-row>
          <table:table-cell office:value="79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79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79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7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9" office:value-type="float"/>
          <table:table-cell office:value-type="string">
            <text:p>Mechanical components</text:p>
          </table:table-cell>
          <table:table-cell office:value="0.98" office:value-type="float"/>
        </table:table-row>
        <table:table-row>
          <table:table-cell office:value="80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80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80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80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8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0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81" office:value-type="float"/>
          <table:table-cell office:value-type="string">
            <text:p>Workdays</text:p>
          </table:table-cell>
          <table:table-cell office:value="542" office:value-type="float"/>
        </table:table-row>
        <table:table-row>
          <table:table-cell office:value="81" office:value-type="float"/>
          <table:table-cell office:value-type="string">
            <text:p>Plastics</text:p>
          </table:table-cell>
          <table:table-cell office:value="0.33" office:value-type="float"/>
        </table:table-row>
        <table:table-row>
          <table:table-cell office:value="81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81" office:value-type="float"/>
          <table:table-cell office:value-type="string">
            <text:p>Steel</text:p>
          </table:table-cell>
          <table:table-cell office:value="7.7" office:value-type="float"/>
        </table:table-row>
        <table:table-row>
          <table:table-cell office:value="8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1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82" office:value-type="float"/>
          <table:table-cell office:value-type="string">
            <text:p>Workdays</text:p>
          </table:table-cell>
          <table:table-cell office:value="514" office:value-type="float"/>
        </table:table-row>
        <table:table-row>
          <table:table-cell office:value="82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82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82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8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2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83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83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83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83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8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3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84" office:value-type="float"/>
          <table:table-cell office:value-type="string">
            <text:p>Workdays</text:p>
          </table:table-cell>
          <table:table-cell office:value="83" office:value-type="float"/>
        </table:table-row>
        <table:table-row>
          <table:table-cell office:value="84" office:value-type="float"/>
          <table:table-cell office:value-type="string">
            <text:p>Plastics</text:p>
          </table:table-cell>
          <table:table-cell office:value="0.044" office:value-type="float"/>
        </table:table-row>
        <table:table-row>
          <table:table-cell office:value="84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84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8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4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85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85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85" office:value-type="float"/>
          <table:table-cell office:value-type="string">
            <text:p>Electro components</text:p>
          </table:table-cell>
          <table:table-cell office:value="0.035" office:value-type="float"/>
        </table:table-row>
        <table:table-row>
          <table:table-cell office:value="85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8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5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86" office:value-type="float"/>
          <table:table-cell office:value-type="string">
            <text:p>Workdays</text:p>
          </table:table-cell>
          <table:table-cell office:value="500" office:value-type="float"/>
        </table:table-row>
        <table:table-row>
          <table:table-cell office:value="86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86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86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8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6" office:value-type="float"/>
          <table:table-cell office:value-type="string">
            <text:p>Mechanical components</text:p>
          </table:table-cell>
          <table:table-cell office:value="0.96" office:value-type="float"/>
        </table:table-row>
        <table:table-row>
          <table:table-cell office:value="87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87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87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87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8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7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88" office:value-type="float"/>
          <table:table-cell office:value-type="string">
            <text:p>Workdays</text:p>
          </table:table-cell>
          <table:table-cell office:value="985" office:value-type="float"/>
        </table:table-row>
        <table:table-row>
          <table:table-cell office:value="88" office:value-type="float"/>
          <table:table-cell office:value-type="string">
            <text:p>Plastics</text:p>
          </table:table-cell>
          <table:table-cell office:value="0.63" office:value-type="float"/>
        </table:table-row>
        <table:table-row>
          <table:table-cell office:value="88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88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8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8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89" office:value-type="float"/>
          <table:table-cell office:value-type="string">
            <text:p>Workdays</text:p>
          </table:table-cell>
          <table:table-cell office:value="192" office:value-type="float"/>
        </table:table-row>
        <table:table-row>
          <table:table-cell office:value="89" office:value-type="float"/>
          <table:table-cell office:value-type="string">
            <text:p>Plastics</text:p>
          </table:table-cell>
          <table:table-cell office:value="0.11" office:value-type="float"/>
        </table:table-row>
        <table:table-row>
          <table:table-cell office:value="89" office:value-type="float"/>
          <table:table-cell office:value-type="string">
            <text:p>Electro components</text:p>
          </table:table-cell>
          <table:table-cell office:value="0.057" office:value-type="float"/>
        </table:table-row>
        <table:table-row>
          <table:table-cell office:value="89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8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9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90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90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90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90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9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0" office:value-type="float"/>
          <table:table-cell office:value-type="string">
            <text:p>Mechanical components</text:p>
          </table:table-cell>
          <table:table-cell office:value="0.571" office:value-type="float"/>
        </table:table-row>
        <table:table-row>
          <table:table-cell office:value="91" office:value-type="float"/>
          <table:table-cell office:value-type="string">
            <text:p>Workdays</text:p>
          </table:table-cell>
          <table:table-cell office:value="513" office:value-type="float"/>
        </table:table-row>
        <table:table-row>
          <table:table-cell office:value="91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91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91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9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1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92" office:value-type="float"/>
          <table:table-cell office:value-type="string">
            <text:p>Workdays</text:p>
          </table:table-cell>
          <table:table-cell office:value="633" office:value-type="float"/>
        </table:table-row>
        <table:table-row>
          <table:table-cell office:value="92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92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92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9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93" office:value-type="float"/>
          <table:table-cell office:value-type="string">
            <text:p>Workdays</text:p>
          </table:table-cell>
          <table:table-cell office:value="552" office:value-type="float"/>
        </table:table-row>
        <table:table-row>
          <table:table-cell office:value="93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93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93" office:value-type="float"/>
          <table:table-cell office:value-type="string">
            <text:p>Steel</text:p>
          </table:table-cell>
          <table:table-cell office:value="7.7" office:value-type="float"/>
        </table:table-row>
        <table:table-row>
          <table:table-cell office:value="9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3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94" office:value-type="float"/>
          <table:table-cell office:value-type="string">
            <text:p>Workdays</text:p>
          </table:table-cell>
          <table:table-cell office:value="1453" office:value-type="float"/>
        </table:table-row>
        <table:table-row>
          <table:table-cell office:value="94" office:value-type="float"/>
          <table:table-cell office:value-type="string">
            <text:p>Plastics</text:p>
          </table:table-cell>
          <table:table-cell office:value="0.98" office:value-type="float"/>
        </table:table-row>
        <table:table-row>
          <table:table-cell office:value="94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94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9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4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95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95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95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95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9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5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96" office:value-type="float"/>
          <table:table-cell office:value-type="string">
            <text:p>Workdays</text:p>
          </table:table-cell>
          <table:table-cell office:value="742" office:value-type="float"/>
        </table:table-row>
        <table:table-row>
          <table:table-cell office:value="96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96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96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9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6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97" office:value-type="float"/>
          <table:table-cell office:value-type="string">
            <text:p>Workdays</text:p>
          </table:table-cell>
          <table:table-cell office:value="837" office:value-type="float"/>
        </table:table-row>
        <table:table-row>
          <table:table-cell office:value="97" office:value-type="float"/>
          <table:table-cell office:value-type="string">
            <text:p>Plastics</text:p>
          </table:table-cell>
          <table:table-cell office:value="0.54" office:value-type="float"/>
        </table:table-row>
        <table:table-row>
          <table:table-cell office:value="97" office:value-type="float"/>
          <table:table-cell office:value-type="string">
            <text:p>Electro components</text:p>
          </table:table-cell>
          <table:table-cell office:value="0.21" office:value-type="float"/>
        </table:table-row>
        <table:table-row>
          <table:table-cell office:value="97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9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7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98" office:value-type="float"/>
          <table:table-cell office:value-type="string">
            <text:p>Workdays</text:p>
          </table:table-cell>
          <table:table-cell office:value="646" office:value-type="float"/>
        </table:table-row>
        <table:table-row>
          <table:table-cell office:value="98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98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98" office:value-type="float"/>
          <table:table-cell office:value-type="string">
            <text:p>Steel</text:p>
          </table:table-cell>
          <table:table-cell office:value="9.2" office:value-type="float"/>
        </table:table-row>
        <table:table-row>
          <table:table-cell office:value="9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8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99" office:value-type="float"/>
          <table:table-cell office:value-type="string">
            <text:p>Workdays</text:p>
          </table:table-cell>
          <table:table-cell office:value="684" office:value-type="float"/>
        </table:table-row>
        <table:table-row>
          <table:table-cell office:value="99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99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99" office:value-type="float"/>
          <table:table-cell office:value-type="string">
            <text:p>Steel</text:p>
          </table:table-cell>
          <table:table-cell office:value="9.8" office:value-type="float"/>
        </table:table-row>
        <table:table-row>
          <table:table-cell office:value="9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9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00" office:value-type="float"/>
          <table:table-cell office:value-type="string">
            <text:p>Workdays</text:p>
          </table:table-cell>
          <table:table-cell office:value="636" office:value-type="float"/>
        </table:table-row>
        <table:table-row>
          <table:table-cell office:value="100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100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00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10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0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01" office:value-type="float"/>
          <table:table-cell office:value-type="string">
            <text:p>Workdays</text:p>
          </table:table-cell>
          <table:table-cell office:value="439" office:value-type="float"/>
        </table:table-row>
        <table:table-row>
          <table:table-cell office:value="101" office:value-type="float"/>
          <table:table-cell office:value-type="string">
            <text:p>Plastics</text:p>
          </table:table-cell>
          <table:table-cell office:value="0.26" office:value-type="float"/>
        </table:table-row>
        <table:table-row>
          <table:table-cell office:value="101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01" office:value-type="float"/>
          <table:table-cell office:value-type="string">
            <text:p>Steel</text:p>
          </table:table-cell>
          <table:table-cell office:value="6.2" office:value-type="float"/>
        </table:table-row>
        <table:table-row>
          <table:table-cell office:value="10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1" office:value-type="float"/>
          <table:table-cell office:value-type="string">
            <text:p>Mechanical components</text:p>
          </table:table-cell>
          <table:table-cell office:value="0.93" office:value-type="float"/>
        </table:table-row>
        <table:table-row>
          <table:table-cell office:value="102" office:value-type="float"/>
          <table:table-cell office:value-type="string">
            <text:p>Workdays</text:p>
          </table:table-cell>
          <table:table-cell office:value="674" office:value-type="float"/>
        </table:table-row>
        <table:table-row>
          <table:table-cell office:value="102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102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02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10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03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103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103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103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10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3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104" office:value-type="float"/>
          <table:table-cell office:value-type="string">
            <text:p>Workdays</text:p>
          </table:table-cell>
          <table:table-cell office:value="454" office:value-type="float"/>
        </table:table-row>
        <table:table-row>
          <table:table-cell office:value="104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104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04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10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4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105" office:value-type="float"/>
          <table:table-cell office:value-type="string">
            <text:p>Workdays</text:p>
          </table:table-cell>
          <table:table-cell office:value="395" office:value-type="float"/>
        </table:table-row>
        <table:table-row>
          <table:table-cell office:value="105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05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105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10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5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106" office:value-type="float"/>
          <table:table-cell office:value-type="string">
            <text:p>Workdays</text:p>
          </table:table-cell>
          <table:table-cell office:value="575" office:value-type="float"/>
        </table:table-row>
        <table:table-row>
          <table:table-cell office:value="106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106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106" office:value-type="float"/>
          <table:table-cell office:value-type="string">
            <text:p>Steel</text:p>
          </table:table-cell>
          <table:table-cell office:value="8.2" office:value-type="float"/>
        </table:table-row>
        <table:table-row>
          <table:table-cell office:value="10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6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07" office:value-type="float"/>
          <table:table-cell office:value-type="string">
            <text:p>Workdays</text:p>
          </table:table-cell>
          <table:table-cell office:value="542" office:value-type="float"/>
        </table:table-row>
        <table:table-row>
          <table:table-cell office:value="107" office:value-type="float"/>
          <table:table-cell office:value-type="string">
            <text:p>Plastics</text:p>
          </table:table-cell>
          <table:table-cell office:value="0.33" office:value-type="float"/>
        </table:table-row>
        <table:table-row>
          <table:table-cell office:value="107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107" office:value-type="float"/>
          <table:table-cell office:value-type="string">
            <text:p>Steel</text:p>
          </table:table-cell>
          <table:table-cell office:value="7.7" office:value-type="float"/>
        </table:table-row>
        <table:table-row>
          <table:table-cell office:value="10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7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08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108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108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108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10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8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109" office:value-type="float"/>
          <table:table-cell office:value-type="string">
            <text:p>Workdays</text:p>
          </table:table-cell>
          <table:table-cell office:value="811" office:value-type="float"/>
        </table:table-row>
        <table:table-row>
          <table:table-cell office:value="109" office:value-type="float"/>
          <table:table-cell office:value-type="string">
            <text:p>Plastics</text:p>
          </table:table-cell>
          <table:table-cell office:value="0.53" office:value-type="float"/>
        </table:table-row>
        <table:table-row>
          <table:table-cell office:value="109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109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10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9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10" office:value-type="float"/>
          <table:table-cell office:value-type="string">
            <text:p>Workdays</text:p>
          </table:table-cell>
          <table:table-cell office:value="695" office:value-type="float"/>
        </table:table-row>
        <table:table-row>
          <table:table-cell office:value="110" office:value-type="float"/>
          <table:table-cell office:value-type="string">
            <text:p>Plastics</text:p>
          </table:table-cell>
          <table:table-cell office:value="0.47" office:value-type="float"/>
        </table:table-row>
        <table:table-row>
          <table:table-cell office:value="110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110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10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10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11" office:value-type="float"/>
          <table:table-cell office:value-type="string">
            <text:p>Workdays</text:p>
          </table:table-cell>
          <table:table-cell office:value="544" office:value-type="float"/>
        </table:table-row>
        <table:table-row>
          <table:table-cell office:value="111" office:value-type="float"/>
          <table:table-cell office:value-type="string">
            <text:p>Plastics</text:p>
          </table:table-cell>
          <table:table-cell office:value="0.35" office:value-type="float"/>
        </table:table-row>
        <table:table-row>
          <table:table-cell office:value="111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111" office:value-type="float"/>
          <table:table-cell office:value-type="string">
            <text:p>Steel</text:p>
          </table:table-cell>
          <table:table-cell office:value="7.9" office:value-type="float"/>
        </table:table-row>
        <table:table-row>
          <table:table-cell office:value="11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1" office:value-type="float"/>
          <table:table-cell office:value-type="string">
            <text:p>Mechanical components</text:p>
          </table:table-cell>
          <table:table-cell office:value="0.98" office:value-type="float"/>
        </table:table-row>
        <table:table-row>
          <table:table-cell office:value="112" office:value-type="float"/>
          <table:table-cell office:value-type="string">
            <text:p>Workdays</text:p>
          </table:table-cell>
          <table:table-cell office:value="469" office:value-type="float"/>
        </table:table-row>
        <table:table-row>
          <table:table-cell office:value="112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112" office:value-type="float"/>
          <table:table-cell office:value-type="string">
            <text:p>Electro components</text:p>
          </table:table-cell>
          <table:table-cell office:value="0.1" office:value-type="float"/>
        </table:table-row>
        <table:table-row>
          <table:table-cell office:value="112" office:value-type="float"/>
          <table:table-cell office:value-type="string">
            <text:p>Steel</text:p>
          </table:table-cell>
          <table:table-cell office:value="7" office:value-type="float"/>
        </table:table-row>
        <table:table-row>
          <table:table-cell office:value="11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2" office:value-type="float"/>
          <table:table-cell office:value-type="string">
            <text:p>Mechanical components</text:p>
          </table:table-cell>
          <table:table-cell office:value="0.68" office:value-type="float"/>
        </table:table-row>
        <table:table-row>
          <table:table-cell office:value="113" office:value-type="float"/>
          <table:table-cell office:value-type="string">
            <text:p>Workdays</text:p>
          </table:table-cell>
          <table:table-cell office:value="483" office:value-type="float"/>
        </table:table-row>
        <table:table-row>
          <table:table-cell office:value="113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113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113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11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3" office:value-type="float"/>
          <table:table-cell office:value-type="string">
            <text:p>Mechanical components</text:p>
          </table:table-cell>
          <table:table-cell office:value="0.62" office:value-type="float"/>
        </table:table-row>
        <table:table-row>
          <table:table-cell office:value="114" office:value-type="float"/>
          <table:table-cell office:value-type="string">
            <text:p>Workdays</text:p>
          </table:table-cell>
          <table:table-cell office:value="608" office:value-type="float"/>
        </table:table-row>
        <table:table-row>
          <table:table-cell office:value="114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114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114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11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4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115" office:value-type="float"/>
          <table:table-cell office:value-type="string">
            <text:p>Workdays</text:p>
          </table:table-cell>
          <table:table-cell office:value="275" office:value-type="float"/>
        </table:table-row>
        <table:table-row>
          <table:table-cell office:value="115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115" office:value-type="float"/>
          <table:table-cell office:value-type="string">
            <text:p>Electro components</text:p>
          </table:table-cell>
          <table:table-cell office:value="0.082" office:value-type="float"/>
        </table:table-row>
        <table:table-row>
          <table:table-cell office:value="115" office:value-type="float"/>
          <table:table-cell office:value-type="string">
            <text:p>Steel</text:p>
          </table:table-cell>
          <table:table-cell office:value="3.8" office:value-type="float"/>
        </table:table-row>
        <table:table-row>
          <table:table-cell office:value="11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5" office:value-type="float"/>
          <table:table-cell office:value-type="string">
            <text:p>Mechanical components</text:p>
          </table:table-cell>
          <table:table-cell office:value="0.62" office:value-type="float"/>
        </table:table-row>
        <table:table-row>
          <table:table-cell office:value="116" office:value-type="float"/>
          <table:table-cell office:value-type="string">
            <text:p>Workdays</text:p>
          </table:table-cell>
          <table:table-cell office:value="497" office:value-type="float"/>
        </table:table-row>
        <table:table-row>
          <table:table-cell office:value="116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116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116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11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6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17" office:value-type="float"/>
          <table:table-cell office:value-type="string">
            <text:p>Workdays</text:p>
          </table:table-cell>
          <table:table-cell office:value="461" office:value-type="float"/>
        </table:table-row>
        <table:table-row>
          <table:table-cell office:value="117" office:value-type="float"/>
          <table:table-cell office:value-type="string">
            <text:p>Plastics</text:p>
          </table:table-cell>
          <table:table-cell office:value="0.28" office:value-type="float"/>
        </table:table-row>
        <table:table-row>
          <table:table-cell office:value="117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17" office:value-type="float"/>
          <table:table-cell office:value-type="string">
            <text:p>Steel</text:p>
          </table:table-cell>
          <table:table-cell office:value="6.5" office:value-type="float"/>
        </table:table-row>
        <table:table-row>
          <table:table-cell office:value="11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7" office:value-type="float"/>
          <table:table-cell office:value-type="string">
            <text:p>Mechanical components</text:p>
          </table:table-cell>
          <table:table-cell office:value="0.95" office:value-type="float"/>
        </table:table-row>
        <table:table-row>
          <table:table-cell office:value="118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118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118" office:value-type="float"/>
          <table:table-cell office:value-type="string">
            <text:p>Electro components</text:p>
          </table:table-cell>
          <table:table-cell office:value="0.035" office:value-type="float"/>
        </table:table-row>
        <table:table-row>
          <table:table-cell office:value="118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11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8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119" office:value-type="float"/>
          <table:table-cell office:value-type="string">
            <text:p>Workdays</text:p>
          </table:table-cell>
          <table:table-cell office:value="121" office:value-type="float"/>
        </table:table-row>
        <table:table-row>
          <table:table-cell office:value="119" office:value-type="float"/>
          <table:table-cell office:value-type="string">
            <text:p>Plastics</text:p>
          </table:table-cell>
          <table:table-cell office:value="0.067" office:value-type="float"/>
        </table:table-row>
        <table:table-row>
          <table:table-cell office:value="119" office:value-type="float"/>
          <table:table-cell office:value-type="string">
            <text:p>Electro components</text:p>
          </table:table-cell>
          <table:table-cell office:value="0.039" office:value-type="float"/>
        </table:table-row>
        <table:table-row>
          <table:table-cell office:value="119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11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9" office:value-type="float"/>
          <table:table-cell office:value-type="string">
            <text:p>Mechanical components</text:p>
          </table:table-cell>
          <table:table-cell office:value="0.3" office:value-type="float"/>
        </table:table-row>
        <table:table-row>
          <table:table-cell office:value="120" office:value-type="float"/>
          <table:table-cell office:value-type="string">
            <text:p>Workdays</text:p>
          </table:table-cell>
          <table:table-cell office:value="334" office:value-type="float"/>
        </table:table-row>
        <table:table-row>
          <table:table-cell office:value="120" office:value-type="float"/>
          <table:table-cell office:value-type="string">
            <text:p>Plastics</text:p>
          </table:table-cell>
          <table:table-cell office:value="0.2" office:value-type="float"/>
        </table:table-row>
        <table:table-row>
          <table:table-cell office:value="120" office:value-type="float"/>
          <table:table-cell office:value-type="string">
            <text:p>Electro components</text:p>
          </table:table-cell>
          <table:table-cell office:value="0.096" office:value-type="float"/>
        </table:table-row>
        <table:table-row>
          <table:table-cell office:value="120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12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0" office:value-type="float"/>
          <table:table-cell office:value-type="string">
            <text:p>Mechanical components</text:p>
          </table:table-cell>
          <table:table-cell office:value="0.71" office:value-type="float"/>
        </table:table-row>
        <table:table-row>
          <table:table-cell office:value="121" office:value-type="float"/>
          <table:table-cell office:value-type="string">
            <text:p>Workdays</text:p>
          </table:table-cell>
          <table:table-cell office:value="389" office:value-type="float"/>
        </table:table-row>
        <table:table-row>
          <table:table-cell office:value="121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21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121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12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1" office:value-type="float"/>
          <table:table-cell office:value-type="string">
            <text:p>Mechanical components</text:p>
          </table:table-cell>
          <table:table-cell office:value="0.77" office:value-type="float"/>
        </table:table-row>
        <table:table-row>
          <table:table-cell office:value="122" office:value-type="float"/>
          <table:table-cell office:value-type="string">
            <text:p>Workdays</text:p>
          </table:table-cell>
          <table:table-cell office:value="95" office:value-type="float"/>
        </table:table-row>
        <table:table-row>
          <table:table-cell office:value="122" office:value-type="float"/>
          <table:table-cell office:value-type="string">
            <text:p>Plastics</text:p>
          </table:table-cell>
          <table:table-cell office:value="0.052" office:value-type="float"/>
        </table:table-row>
        <table:table-row>
          <table:table-cell office:value="122" office:value-type="float"/>
          <table:table-cell office:value-type="string">
            <text:p>Electro components</text:p>
          </table:table-cell>
          <table:table-cell office:value="0.032" office:value-type="float"/>
        </table:table-row>
        <table:table-row>
          <table:table-cell office:value="122" office:value-type="float"/>
          <table:table-cell office:value-type="string">
            <text:p>Steel</text:p>
          </table:table-cell>
          <table:table-cell office:value="1.3" office:value-type="float"/>
        </table:table-row>
        <table:table-row>
          <table:table-cell office:value="12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2" office:value-type="float"/>
          <table:table-cell office:value-type="string">
            <text:p>Mechanical components</text:p>
          </table:table-cell>
          <table:table-cell office:value="0.24" office:value-type="float"/>
        </table:table-row>
        <table:table-row>
          <table:table-cell office:value="123" office:value-type="float"/>
          <table:table-cell office:value-type="string">
            <text:p>Workdays</text:p>
          </table:table-cell>
          <table:table-cell office:value="103" office:value-type="float"/>
        </table:table-row>
        <table:table-row>
          <table:table-cell office:value="123" office:value-type="float"/>
          <table:table-cell office:value-type="string">
            <text:p>Plastics</text:p>
          </table:table-cell>
          <table:table-cell office:value="0.056" office:value-type="float"/>
        </table:table-row>
        <table:table-row>
          <table:table-cell office:value="123" office:value-type="float"/>
          <table:table-cell office:value-type="string">
            <text:p>Electro components</text:p>
          </table:table-cell>
          <table:table-cell office:value="0.034" office:value-type="float"/>
        </table:table-row>
        <table:table-row>
          <table:table-cell office:value="123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12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3" office:value-type="float"/>
          <table:table-cell office:value-type="string">
            <text:p>Mechanical components</text:p>
          </table:table-cell>
          <table:table-cell office:value="0.26" office:value-type="float"/>
        </table:table-row>
        <table:table-row>
          <table:table-cell office:value="124" office:value-type="float"/>
          <table:table-cell office:value-type="string">
            <text:p>Workdays</text:p>
          </table:table-cell>
          <table:table-cell office:value="382" office:value-type="float"/>
        </table:table-row>
        <table:table-row>
          <table:table-cell office:value="124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24" office:value-type="float"/>
          <table:table-cell office:value-type="string">
            <text:p>Electro components</text:p>
          </table:table-cell>
          <table:table-cell office:value="0.097" office:value-type="float"/>
        </table:table-row>
        <table:table-row>
          <table:table-cell office:value="124" office:value-type="float"/>
          <table:table-cell office:value-type="string">
            <text:p>Steel</text:p>
          </table:table-cell>
          <table:table-cell office:value="5.5" office:value-type="float"/>
        </table:table-row>
        <table:table-row>
          <table:table-cell office:value="12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4" office:value-type="float"/>
          <table:table-cell office:value-type="string">
            <text:p>Mechanical components</text:p>
          </table:table-cell>
          <table:table-cell office:value="0.69" office:value-type="float"/>
        </table:table-row>
        <table:table-row>
          <table:table-cell office:value="125" office:value-type="float"/>
          <table:table-cell office:value-type="string">
            <text:p>Workdays</text:p>
          </table:table-cell>
          <table:table-cell office:value="459" office:value-type="float"/>
        </table:table-row>
        <table:table-row>
          <table:table-cell office:value="125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125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125" office:value-type="float"/>
          <table:table-cell office:value-type="string">
            <text:p>Steel</text:p>
          </table:table-cell>
          <table:table-cell office:value="6.7" office:value-type="float"/>
        </table:table-row>
        <table:table-row>
          <table:table-cell office:value="12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5" office:value-type="float"/>
          <table:table-cell office:value-type="string">
            <text:p>Mechanical components</text:p>
          </table:table-cell>
          <table:table-cell office:value="0.84" office:value-type="float"/>
        </table:table-row>
        <table:table-row>
          <table:table-cell office:value="126" office:value-type="float"/>
          <table:table-cell office:value-type="string">
            <text:p>Workdays</text:p>
          </table:table-cell>
          <table:table-cell office:value="430" office:value-type="float"/>
        </table:table-row>
        <table:table-row>
          <table:table-cell office:value="126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126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126" office:value-type="float"/>
          <table:table-cell office:value-type="string">
            <text:p>Steel</text:p>
          </table:table-cell>
          <table:table-cell office:value="6.2" office:value-type="float"/>
        </table:table-row>
        <table:table-row>
          <table:table-cell office:value="12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6" office:value-type="float"/>
          <table:table-cell office:value-type="string">
            <text:p>Mechanical components</text:p>
          </table:table-cell>
          <table:table-cell office:value="0.8" office:value-type="float"/>
        </table:table-row>
        <table:table-row>
          <table:table-cell office:value="127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127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127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127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12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7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128" office:value-type="float"/>
          <table:table-cell office:value-type="string">
            <text:p>Workdays</text:p>
          </table:table-cell>
          <table:table-cell office:value="554" office:value-type="float"/>
        </table:table-row>
        <table:table-row>
          <table:table-cell office:value="128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128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128" office:value-type="float"/>
          <table:table-cell office:value-type="string">
            <text:p>Steel</text:p>
          </table:table-cell>
          <table:table-cell office:value="8.1" office:value-type="float"/>
        </table:table-row>
        <table:table-row>
          <table:table-cell office:value="12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8" office:value-type="float"/>
          <table:table-cell office:value-type="string">
            <text:p>Mechanical components</text:p>
          </table:table-cell>
          <table:table-cell office:value="0.95" office:value-type="float"/>
        </table:table-row>
        <table:table-row>
          <table:table-cell office:value="129" office:value-type="float"/>
          <table:table-cell office:value-type="string">
            <text:p>Workdays</text:p>
          </table:table-cell>
          <table:table-cell office:value="622" office:value-type="float"/>
        </table:table-row>
        <table:table-row>
          <table:table-cell office:value="129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129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29" office:value-type="float"/>
          <table:table-cell office:value-type="string">
            <text:p>Steel</text:p>
          </table:table-cell>
          <table:table-cell office:value="8.8" office:value-type="float"/>
        </table:table-row>
        <table:table-row>
          <table:table-cell office:value="12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9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30" office:value-type="float"/>
          <table:table-cell office:value-type="string">
            <text:p>Workdays</text:p>
          </table:table-cell>
          <table:table-cell office:value="649" office:value-type="float"/>
        </table:table-row>
        <table:table-row>
          <table:table-cell office:value="130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130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30" office:value-type="float"/>
          <table:table-cell office:value-type="string">
            <text:p>Steel</text:p>
          </table:table-cell>
          <table:table-cell office:value="9.2" office:value-type="float"/>
        </table:table-row>
        <table:table-row>
          <table:table-cell office:value="13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0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31" office:value-type="float"/>
          <table:table-cell office:value-type="string">
            <text:p>Workdays</text:p>
          </table:table-cell>
          <table:table-cell office:value="619" office:value-type="float"/>
        </table:table-row>
        <table:table-row>
          <table:table-cell office:value="131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131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31" office:value-type="float"/>
          <table:table-cell office:value-type="string">
            <text:p>Steel</text:p>
          </table:table-cell>
          <table:table-cell office:value="8.8" office:value-type="float"/>
        </table:table-row>
        <table:table-row>
          <table:table-cell office:value="13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1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32" office:value-type="float"/>
          <table:table-cell office:value-type="string">
            <text:p>Workdays</text:p>
          </table:table-cell>
          <table:table-cell office:value="252" office:value-type="float"/>
        </table:table-row>
        <table:table-row>
          <table:table-cell office:value="132" office:value-type="float"/>
          <table:table-cell office:value-type="string">
            <text:p>Plastics</text:p>
          </table:table-cell>
          <table:table-cell office:value="0.14" office:value-type="float"/>
        </table:table-row>
        <table:table-row>
          <table:table-cell office:value="132" office:value-type="float"/>
          <table:table-cell office:value-type="string">
            <text:p>Electro components</text:p>
          </table:table-cell>
          <table:table-cell office:value="0.081" office:value-type="float"/>
        </table:table-row>
        <table:table-row>
          <table:table-cell office:value="132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13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2" office:value-type="float"/>
          <table:table-cell office:value-type="string">
            <text:p>Mechanical components</text:p>
          </table:table-cell>
          <table:table-cell office:value="0.62" office:value-type="float"/>
        </table:table-row>
        <table:table-row>
          <table:table-cell office:value="133" office:value-type="float"/>
          <table:table-cell office:value-type="string">
            <text:p>Workdays</text:p>
          </table:table-cell>
          <table:table-cell office:value="731" office:value-type="float"/>
        </table:table-row>
        <table:table-row>
          <table:table-cell office:value="133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133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13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3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3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34" office:value-type="float"/>
          <table:table-cell office:value-type="string">
            <text:p>Workdays</text:p>
          </table:table-cell>
          <table:table-cell office:value="837" office:value-type="float"/>
        </table:table-row>
        <table:table-row>
          <table:table-cell office:value="134" office:value-type="float"/>
          <table:table-cell office:value-type="string">
            <text:p>Plastics</text:p>
          </table:table-cell>
          <table:table-cell office:value="0.54" office:value-type="float"/>
        </table:table-row>
        <table:table-row>
          <table:table-cell office:value="134" office:value-type="float"/>
          <table:table-cell office:value-type="string">
            <text:p>Electro components</text:p>
          </table:table-cell>
          <table:table-cell office:value="21" office:value-type="float"/>
        </table:table-row>
        <table:table-row>
          <table:table-cell office:value="13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3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4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135" office:value-type="float"/>
          <table:table-cell office:value-type="string">
            <text:p>Workdays</text:p>
          </table:table-cell>
          <table:table-cell office:value="454" office:value-type="float"/>
        </table:table-row>
        <table:table-row>
          <table:table-cell office:value="135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135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35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13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5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136" office:value-type="float"/>
          <table:table-cell office:value-type="string">
            <text:p>Workdays</text:p>
          </table:table-cell>
          <table:table-cell office:value="875" office:value-type="float"/>
        </table:table-row>
        <table:table-row>
          <table:table-cell office:value="136" office:value-type="float"/>
          <table:table-cell office:value-type="string">
            <text:p>Plastics</text:p>
          </table:table-cell>
          <table:table-cell office:value="0.55" office:value-type="float"/>
        </table:table-row>
        <table:table-row>
          <table:table-cell office:value="136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13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3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6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137" office:value-type="float"/>
          <table:table-cell office:value-type="string">
            <text:p>Workdays</text:p>
          </table:table-cell>
          <table:table-cell office:value="395" office:value-type="float"/>
        </table:table-row>
        <table:table-row>
          <table:table-cell office:value="137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37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137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13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7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138" office:value-type="float"/>
          <table:table-cell office:value-type="string">
            <text:p>Workdays</text:p>
          </table:table-cell>
          <table:table-cell office:value="663" office:value-type="float"/>
        </table:table-row>
        <table:table-row>
          <table:table-cell office:value="138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138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38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13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8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139" office:value-type="float"/>
          <table:table-cell office:value-type="string">
            <text:p>Workdays</text:p>
          </table:table-cell>
          <table:table-cell office:value="602" office:value-type="float"/>
        </table:table-row>
        <table:table-row>
          <table:table-cell office:value="139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139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139" office:value-type="float"/>
          <table:table-cell office:value-type="string">
            <text:p>Steel</text:p>
          </table:table-cell>
          <table:table-cell office:value="8.6" office:value-type="float"/>
        </table:table-row>
        <table:table-row>
          <table:table-cell office:value="13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9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140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140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140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140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14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0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141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141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141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141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14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1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142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142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42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142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14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2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143" office:value-type="float"/>
          <table:table-cell office:value-type="string">
            <text:p>Workdays</text:p>
          </table:table-cell>
          <table:table-cell office:value="635" office:value-type="float"/>
        </table:table-row>
        <table:table-row>
          <table:table-cell office:value="143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143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43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14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3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44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144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144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144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14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4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145" office:value-type="float"/>
          <table:table-cell office:value-type="string">
            <text:p>Workdays</text:p>
          </table:table-cell>
          <table:table-cell office:value="734" office:value-type="float"/>
        </table:table-row>
        <table:table-row>
          <table:table-cell office:value="145" office:value-type="float"/>
          <table:table-cell office:value-type="string">
            <text:p>Plastics</text:p>
          </table:table-cell>
          <table:table-cell office:value="0.47" office:value-type="float"/>
        </table:table-row>
        <table:table-row>
          <table:table-cell office:value="145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45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4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5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46" office:value-type="float"/>
          <table:table-cell office:value-type="string">
            <text:p>Workdays</text:p>
          </table:table-cell>
          <table:table-cell office:value="839" office:value-type="float"/>
        </table:table-row>
        <table:table-row>
          <table:table-cell office:value="146" office:value-type="float"/>
          <table:table-cell office:value-type="string">
            <text:p>Plastics</text:p>
          </table:table-cell>
          <table:table-cell office:value="0.55" office:value-type="float"/>
        </table:table-row>
        <table:table-row>
          <table:table-cell office:value="146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14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4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6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47" office:value-type="float"/>
          <table:table-cell office:value-type="string">
            <text:p>Workdays</text:p>
          </table:table-cell>
          <table:table-cell office:value="674" office:value-type="float"/>
        </table:table-row>
        <table:table-row>
          <table:table-cell office:value="147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147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47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14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48" office:value-type="float"/>
          <table:table-cell office:value-type="string">
            <text:p>Workdays</text:p>
          </table:table-cell>
          <table:table-cell office:value="192" office:value-type="float"/>
        </table:table-row>
        <table:table-row>
          <table:table-cell office:value="148" office:value-type="float"/>
          <table:table-cell office:value-type="string">
            <text:p>Plastics</text:p>
          </table:table-cell>
          <table:table-cell office:value="0.11" office:value-type="float"/>
        </table:table-row>
        <table:table-row>
          <table:table-cell office:value="148" office:value-type="float"/>
          <table:table-cell office:value-type="string">
            <text:p>Electro components</text:p>
          </table:table-cell>
          <table:table-cell office:value="0.057" office:value-type="float"/>
        </table:table-row>
        <table:table-row>
          <table:table-cell office:value="148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14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8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149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149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149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149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14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9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150" office:value-type="float"/>
          <table:table-cell office:value-type="string">
            <text:p>Workdays</text:p>
          </table:table-cell>
          <table:table-cell office:value="472" office:value-type="float"/>
        </table:table-row>
        <table:table-row>
          <table:table-cell office:value="150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150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150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15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0" office:value-type="float"/>
          <table:table-cell office:value-type="string">
            <text:p>Mechanical components</text:p>
          </table:table-cell>
          <table:table-cell office:value="0.86" office:value-type="float"/>
        </table:table-row>
        <table:table-row>
          <table:table-cell office:value="151" office:value-type="float"/>
          <table:table-cell office:value-type="string">
            <text:p>Workdays</text:p>
          </table:table-cell>
          <table:table-cell office:value="718" office:value-type="float"/>
        </table:table-row>
        <table:table-row>
          <table:table-cell office:value="151" office:value-type="float"/>
          <table:table-cell office:value-type="string">
            <text:p>Plastics</text:p>
          </table:table-cell>
          <table:table-cell office:value="0.45" office:value-type="float"/>
        </table:table-row>
        <table:table-row>
          <table:table-cell office:value="151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151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5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1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52" office:value-type="float"/>
          <table:table-cell office:value-type="string">
            <text:p>Workdays</text:p>
          </table:table-cell>
          <table:table-cell office:value="90" office:value-type="float"/>
        </table:table-row>
        <table:table-row>
          <table:table-cell office:value="152" office:value-type="float"/>
          <table:table-cell office:value-type="string">
            <text:p>Plastics</text:p>
          </table:table-cell>
          <table:table-cell office:value="0.05" office:value-type="float"/>
        </table:table-row>
        <table:table-row>
          <table:table-cell office:value="152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152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15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2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153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153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153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153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15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3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154" office:value-type="float"/>
          <table:table-cell office:value-type="string">
            <text:p>Workdays</text:p>
          </table:table-cell>
          <table:table-cell office:value="121" office:value-type="float"/>
        </table:table-row>
        <table:table-row>
          <table:table-cell office:value="154" office:value-type="float"/>
          <table:table-cell office:value-type="string">
            <text:p>Plastics</text:p>
          </table:table-cell>
          <table:table-cell office:value="0.067" office:value-type="float"/>
        </table:table-row>
        <table:table-row>
          <table:table-cell office:value="154" office:value-type="float"/>
          <table:table-cell office:value-type="string">
            <text:p>Electro components</text:p>
          </table:table-cell>
          <table:table-cell office:value="0.039" office:value-type="float"/>
        </table:table-row>
        <table:table-row>
          <table:table-cell office:value="154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15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4" office:value-type="float"/>
          <table:table-cell office:value-type="string">
            <text:p>Mechanical components</text:p>
          </table:table-cell>
          <table:table-cell office:value="0.3" office:value-type="float"/>
        </table:table-row>
        <table:table-row>
          <table:table-cell office:value="155" office:value-type="float"/>
          <table:table-cell office:value-type="string">
            <text:p>Workdays</text:p>
          </table:table-cell>
          <table:table-cell office:value="497" office:value-type="float"/>
        </table:table-row>
        <table:table-row>
          <table:table-cell office:value="155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155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155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15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5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56" office:value-type="float"/>
          <table:table-cell office:value-type="string">
            <text:p>Workdays</text:p>
          </table:table-cell>
          <table:table-cell office:value="628" office:value-type="float"/>
        </table:table-row>
        <table:table-row>
          <table:table-cell office:value="156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156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56" office:value-type="float"/>
          <table:table-cell office:value-type="string">
            <text:p>Steel</text:p>
          </table:table-cell>
          <table:table-cell office:value="8.9" office:value-type="float"/>
        </table:table-row>
        <table:table-row>
          <table:table-cell office:value="15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6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57" office:value-type="float"/>
          <table:table-cell office:value-type="string">
            <text:p>Workdays</text:p>
          </table:table-cell>
          <table:table-cell office:value="536" office:value-type="float"/>
        </table:table-row>
        <table:table-row>
          <table:table-cell office:value="157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157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157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15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7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158" office:value-type="float"/>
          <table:table-cell office:value-type="string">
            <text:p>Workdays</text:p>
          </table:table-cell>
          <table:table-cell office:value="454" office:value-type="float"/>
        </table:table-row>
        <table:table-row>
          <table:table-cell office:value="158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158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58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15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8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159" office:value-type="float"/>
          <table:table-cell office:value-type="string">
            <text:p>Workdays</text:p>
          </table:table-cell>
          <table:table-cell office:value="636" office:value-type="float"/>
        </table:table-row>
        <table:table-row>
          <table:table-cell office:value="159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159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59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15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9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60" office:value-type="float"/>
          <table:table-cell office:value-type="string">
            <text:p>Workdays</text:p>
          </table:table-cell>
          <table:table-cell office:value="742" office:value-type="float"/>
        </table:table-row>
        <table:table-row>
          <table:table-cell office:value="160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160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160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6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0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61" office:value-type="float"/>
          <table:table-cell office:value-type="string">
            <text:p>Workdays</text:p>
          </table:table-cell>
          <table:table-cell office:value="738" office:value-type="float"/>
        </table:table-row>
        <table:table-row>
          <table:table-cell office:value="161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161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161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6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1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62" office:value-type="float"/>
          <table:table-cell office:value-type="string">
            <text:p>Workdays</text:p>
          </table:table-cell>
          <table:table-cell office:value="607" office:value-type="float"/>
        </table:table-row>
        <table:table-row>
          <table:table-cell office:value="162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162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62" office:value-type="float"/>
          <table:table-cell office:value-type="string">
            <text:p>Steel</text:p>
          </table:table-cell>
          <table:table-cell office:value="8.6" office:value-type="float"/>
        </table:table-row>
        <table:table-row>
          <table:table-cell office:value="16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63" office:value-type="float"/>
          <table:table-cell office:value-type="string">
            <text:p>Workdays</text:p>
          </table:table-cell>
          <table:table-cell office:value="511" office:value-type="float"/>
        </table:table-row>
        <table:table-row>
          <table:table-cell office:value="163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163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163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16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3" office:value-type="float"/>
          <table:table-cell office:value-type="string">
            <text:p>Mechanical components</text:p>
          </table:table-cell>
          <table:table-cell office:value="0.98" office:value-type="float"/>
        </table:table-row>
        <table:table-row>
          <table:table-cell office:value="164" office:value-type="float"/>
          <table:table-cell office:value-type="string">
            <text:p>Workdays</text:p>
          </table:table-cell>
          <table:table-cell office:value="875" office:value-type="float"/>
        </table:table-row>
        <table:table-row>
          <table:table-cell office:value="164" office:value-type="float"/>
          <table:table-cell office:value-type="string">
            <text:p>Plastics</text:p>
          </table:table-cell>
          <table:table-cell office:value="0.55" office:value-type="float"/>
        </table:table-row>
        <table:table-row>
          <table:table-cell office:value="164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16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6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4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165" office:value-type="float"/>
          <table:table-cell office:value-type="string">
            <text:p>Workdays</text:p>
          </table:table-cell>
          <table:table-cell office:value="445" office:value-type="float"/>
        </table:table-row>
        <table:table-row>
          <table:table-cell office:value="165" office:value-type="float"/>
          <table:table-cell office:value-type="string">
            <text:p>Plastics</text:p>
          </table:table-cell>
          <table:table-cell office:value="0.28" office:value-type="float"/>
        </table:table-row>
        <table:table-row>
          <table:table-cell office:value="165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165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16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5" office:value-type="float"/>
          <table:table-cell office:value-type="string">
            <text:p>Mechanical components</text:p>
          </table:table-cell>
          <table:table-cell office:value="0.87" office:value-type="float"/>
        </table:table-row>
        <table:table-row>
          <table:table-cell office:value="166" office:value-type="float"/>
          <table:table-cell office:value-type="string">
            <text:p>Workdays</text:p>
          </table:table-cell>
          <table:table-cell office:value="544" office:value-type="float"/>
        </table:table-row>
        <table:table-row>
          <table:table-cell office:value="166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166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166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16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6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167" office:value-type="float"/>
          <table:table-cell office:value-type="string">
            <text:p>Workdays</text:p>
          </table:table-cell>
          <table:table-cell office:value="608" office:value-type="float"/>
        </table:table-row>
        <table:table-row>
          <table:table-cell office:value="167" office:value-type="float"/>
          <table:table-cell office:value-type="string">
            <text:p>Plastics</text:p>
          </table:table-cell>
          <table:table-cell office:value="0.37" office:value-type="float"/>
        </table:table-row>
        <table:table-row>
          <table:table-cell office:value="167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67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16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7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168" office:value-type="float"/>
          <table:table-cell office:value-type="string">
            <text:p>Workdays</text:p>
          </table:table-cell>
          <table:table-cell office:value="509" office:value-type="float"/>
        </table:table-row>
        <table:table-row>
          <table:table-cell office:value="168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168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168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16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8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69" office:value-type="float"/>
          <table:table-cell office:value-type="string">
            <text:p>Workdays</text:p>
          </table:table-cell>
          <table:table-cell office:value="302" office:value-type="float"/>
        </table:table-row>
        <table:table-row>
          <table:table-cell office:value="169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169" office:value-type="float"/>
          <table:table-cell office:value-type="string">
            <text:p>Electro components</text:p>
          </table:table-cell>
          <table:table-cell office:value="0.097" office:value-type="float"/>
        </table:table-row>
        <table:table-row>
          <table:table-cell office:value="169" office:value-type="float"/>
          <table:table-cell office:value-type="string">
            <text:p>Steel</text:p>
          </table:table-cell>
          <table:table-cell office:value="4.1" office:value-type="float"/>
        </table:table-row>
        <table:table-row>
          <table:table-cell office:value="16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9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170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170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70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170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17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0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171" office:value-type="float"/>
          <table:table-cell office:value-type="string">
            <text:p>Workdays</text:p>
          </table:table-cell>
          <table:table-cell office:value="531" office:value-type="float"/>
        </table:table-row>
        <table:table-row>
          <table:table-cell office:value="171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171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171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17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1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72" office:value-type="float"/>
          <table:table-cell office:value-type="string">
            <text:p>Workdays</text:p>
          </table:table-cell>
          <table:table-cell office:value="1286" office:value-type="float"/>
        </table:table-row>
        <table:table-row>
          <table:table-cell office:value="172" office:value-type="float"/>
          <table:table-cell office:value-type="string">
            <text:p>Plastics</text:p>
          </table:table-cell>
          <table:table-cell office:value="0.84" office:value-type="float"/>
        </table:table-row>
        <table:table-row>
          <table:table-cell office:value="172" office:value-type="float"/>
          <table:table-cell office:value-type="string">
            <text:p>Electro components</text:p>
          </table:table-cell>
          <table:table-cell office:value="0.31" office:value-type="float"/>
        </table:table-row>
        <table:table-row>
          <table:table-cell office:value="17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17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2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173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173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173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173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17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3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174" office:value-type="float"/>
          <table:table-cell office:value-type="string">
            <text:p>Workdays</text:p>
          </table:table-cell>
          <table:table-cell office:value="734" office:value-type="float"/>
        </table:table-row>
        <table:table-row>
          <table:table-cell office:value="174" office:value-type="float"/>
          <table:table-cell office:value-type="string">
            <text:p>Plastics</text:p>
          </table:table-cell>
          <table:table-cell office:value="0.47" office:value-type="float"/>
        </table:table-row>
        <table:table-row>
          <table:table-cell office:value="174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74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7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4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75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175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175" office:value-type="float"/>
          <table:table-cell office:value-type="string">
            <text:p>Electro components</text:p>
          </table:table-cell>
          <table:table-cell office:value="0.035" office:value-type="float"/>
        </table:table-row>
        <table:table-row>
          <table:table-cell office:value="175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17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5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176" office:value-type="float"/>
          <table:table-cell office:value-type="string">
            <text:p>Workdays</text:p>
          </table:table-cell>
          <table:table-cell office:value="90" office:value-type="float"/>
        </table:table-row>
        <table:table-row>
          <table:table-cell office:value="176" office:value-type="float"/>
          <table:table-cell office:value-type="string">
            <text:p>Plastics</text:p>
          </table:table-cell>
          <table:table-cell office:value="0.048" office:value-type="float"/>
        </table:table-row>
        <table:table-row>
          <table:table-cell office:value="176" office:value-type="float"/>
          <table:table-cell office:value-type="string">
            <text:p>Electro components</text:p>
          </table:table-cell>
          <table:table-cell office:value="0.031" office:value-type="float"/>
        </table:table-row>
        <table:table-row>
          <table:table-cell office:value="176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17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6" office:value-type="float"/>
          <table:table-cell office:value-type="string">
            <text:p>Mechanical components</text:p>
          </table:table-cell>
          <table:table-cell office:value="0.24" office:value-type="float"/>
        </table:table-row>
        <table:table-row>
          <table:table-cell office:value="177" office:value-type="float"/>
          <table:table-cell office:value-type="string">
            <text:p>Workdays</text:p>
          </table:table-cell>
          <table:table-cell office:value="48" office:value-type="float"/>
        </table:table-row>
        <table:table-row>
          <table:table-cell office:value="177" office:value-type="float"/>
          <table:table-cell office:value-type="string">
            <text:p>Plastics</text:p>
          </table:table-cell>
          <table:table-cell office:value="0.036" office:value-type="float"/>
        </table:table-row>
        <table:table-row>
          <table:table-cell office:value="177" office:value-type="float"/>
          <table:table-cell office:value-type="string">
            <text:p>Steel</text:p>
          </table:table-cell>
          <table:table-cell office:value="0.76" office:value-type="float"/>
        </table:table-row>
        <table:table-row>
          <table:table-cell office:value="177" office:value-type="float"/>
          <table:table-cell office:value-type="string">
            <text:p>Fabric</text:p>
          </table:table-cell>
          <table:table-cell office:value="0.035" office:value-type="float"/>
        </table:table-row>
        <table:table-row>
          <table:table-cell office:value="177" office:value-type="float"/>
          <table:table-cell office:value-type="string">
            <text:p>Mechanical components</text:p>
          </table:table-cell>
          <table:table-cell office:value="0.053" office:value-type="float"/>
        </table:table-row>
        <table:table-row>
          <table:table-cell office:value="178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178" office:value-type="float"/>
          <table:table-cell office:value-type="string">
            <text:p>Plastics</text:p>
          </table:table-cell>
          <table:table-cell office:value="0.02" office:value-type="float"/>
        </table:table-row>
        <table:table-row>
          <table:table-cell office:value="178" office:value-type="float"/>
          <table:table-cell office:value-type="string">
            <text:p>Steel</text:p>
          </table:table-cell>
          <table:table-cell office:value="0.43" office:value-type="float"/>
        </table:table-row>
        <table:table-row>
          <table:table-cell office:value="178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78" office:value-type="float"/>
          <table:table-cell office:value-type="string">
            <text:p>Mechanical components</text:p>
          </table:table-cell>
          <table:table-cell office:value="0.03" office:value-type="float"/>
        </table:table-row>
        <table:table-row>
          <table:table-cell office:value="179" office:value-type="float"/>
          <table:table-cell office:value-type="string">
            <text:p>Workdays</text:p>
          </table:table-cell>
          <table:table-cell office:value="22" office:value-type="float"/>
        </table:table-row>
        <table:table-row>
          <table:table-cell office:value="179" office:value-type="float"/>
          <table:table-cell office:value-type="string">
            <text:p>Plastics</text:p>
          </table:table-cell>
          <table:table-cell office:value="0.016" office:value-type="float"/>
        </table:table-row>
        <table:table-row>
          <table:table-cell office:value="179" office:value-type="float"/>
          <table:table-cell office:value-type="string">
            <text:p>Steel</text:p>
          </table:table-cell>
          <table:table-cell office:value="0.34" office:value-type="float"/>
        </table:table-row>
        <table:table-row>
          <table:table-cell office:value="179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79" office:value-type="float"/>
          <table:table-cell office:value-type="string">
            <text:p>Mechanical components</text:p>
          </table:table-cell>
          <table:table-cell office:value="0.024" office:value-type="float"/>
        </table:table-row>
        <table:table-row>
          <table:table-cell office:value="180" office:value-type="float"/>
          <table:table-cell office:value-type="string">
            <text:p>Workdays</text:p>
          </table:table-cell>
          <table:table-cell office:value="42" office:value-type="float"/>
        </table:table-row>
        <table:table-row>
          <table:table-cell office:value="180" office:value-type="float"/>
          <table:table-cell office:value-type="string">
            <text:p>Plastics</text:p>
          </table:table-cell>
          <table:table-cell office:value="0.031" office:value-type="float"/>
        </table:table-row>
        <table:table-row>
          <table:table-cell office:value="180" office:value-type="float"/>
          <table:table-cell office:value-type="string">
            <text:p>Steel</text:p>
          </table:table-cell>
          <table:table-cell office:value="0.66" office:value-type="float"/>
        </table:table-row>
        <table:table-row>
          <table:table-cell office:value="180" office:value-type="float"/>
          <table:table-cell office:value-type="string">
            <text:p>Fabric</text:p>
          </table:table-cell>
          <table:table-cell office:value="0.042" office:value-type="float"/>
        </table:table-row>
        <table:table-row>
          <table:table-cell office:value="180" office:value-type="float"/>
          <table:table-cell office:value-type="string">
            <text:p>Mechanical components</text:p>
          </table:table-cell>
          <table:table-cell office:value="0.047" office:value-type="float"/>
        </table:table-row>
        <table:table-row>
          <table:table-cell office:value="181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181" office:value-type="float"/>
          <table:table-cell office:value-type="string">
            <text:p>Plastics</text:p>
          </table:table-cell>
          <table:table-cell office:value="0.02" office:value-type="float"/>
        </table:table-row>
        <table:table-row>
          <table:table-cell office:value="181" office:value-type="float"/>
          <table:table-cell office:value-type="string">
            <text:p>Steel</text:p>
          </table:table-cell>
          <table:table-cell office:value="0.43" office:value-type="float"/>
        </table:table-row>
        <table:table-row>
          <table:table-cell office:value="181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1" office:value-type="float"/>
          <table:table-cell office:value-type="string">
            <text:p>Mechanical components</text:p>
          </table:table-cell>
          <table:table-cell office:value="0.03" office:value-type="float"/>
        </table:table-row>
        <table:table-row>
          <table:table-cell office:value="182" office:value-type="float"/>
          <table:table-cell office:value-type="string">
            <text:p>Workdays</text:p>
          </table:table-cell>
          <table:table-cell office:value="307" office:value-type="float"/>
        </table:table-row>
        <table:table-row>
          <table:table-cell office:value="182" office:value-type="float"/>
          <table:table-cell office:value-type="string">
            <text:p>Plastics</text:p>
          </table:table-cell>
          <table:table-cell office:value="0.2" office:value-type="float"/>
        </table:table-row>
        <table:table-row>
          <table:table-cell office:value="182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182" office:value-type="float"/>
          <table:table-cell office:value-type="string">
            <text:p>Steel</text:p>
          </table:table-cell>
          <table:table-cell office:value="4.5" office:value-type="float"/>
        </table:table-row>
        <table:table-row>
          <table:table-cell office:value="18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82" office:value-type="float"/>
          <table:table-cell office:value-type="string">
            <text:p>Mechanical components</text:p>
          </table:table-cell>
          <table:table-cell office:value="0.52" office:value-type="float"/>
        </table:table-row>
        <table:table-row>
          <table:table-cell office:value="183" office:value-type="float"/>
          <table:table-cell office:value-type="string">
            <text:p>Workdays</text:p>
          </table:table-cell>
          <table:table-cell office:value="76" office:value-type="float"/>
        </table:table-row>
        <table:table-row>
          <table:table-cell office:value="183" office:value-type="float"/>
          <table:table-cell office:value-type="string">
            <text:p>Plastics</text:p>
          </table:table-cell>
          <table:table-cell office:value="0.037" office:value-type="float"/>
        </table:table-row>
        <table:table-row>
          <table:table-cell office:value="183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183" office:value-type="float"/>
          <table:table-cell office:value-type="string">
            <text:p>Steel</text:p>
          </table:table-cell>
          <table:table-cell office:value="0.99" office:value-type="float"/>
        </table:table-row>
        <table:table-row>
          <table:table-cell office:value="183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3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184" office:value-type="float"/>
          <table:table-cell office:value-type="string">
            <text:p>Workdays</text:p>
          </table:table-cell>
          <table:table-cell office:value="42" office:value-type="float"/>
        </table:table-row>
        <table:table-row>
          <table:table-cell office:value="184" office:value-type="float"/>
          <table:table-cell office:value-type="string">
            <text:p>Plastics</text:p>
          </table:table-cell>
          <table:table-cell office:value="0.023" office:value-type="float"/>
        </table:table-row>
        <table:table-row>
          <table:table-cell office:value="184" office:value-type="float"/>
          <table:table-cell office:value-type="string">
            <text:p>Electro components</text:p>
          </table:table-cell>
          <table:table-cell office:value="0.014" office:value-type="float"/>
        </table:table-row>
        <table:table-row>
          <table:table-cell office:value="184" office:value-type="float"/>
          <table:table-cell office:value-type="string">
            <text:p>Steel</text:p>
          </table:table-cell>
          <table:table-cell office:value="0.58" office:value-type="float"/>
        </table:table-row>
        <table:table-row>
          <table:table-cell office:value="184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4" office:value-type="float"/>
          <table:table-cell office:value-type="string">
            <text:p>Mechanical components</text:p>
          </table:table-cell>
          <table:table-cell office:value="0.11" office:value-type="float"/>
        </table:table-row>
        <table:table-row>
          <table:table-cell office:value="185" office:value-type="float"/>
          <table:table-cell office:value-type="string">
            <text:p>Workdays</text:p>
          </table:table-cell>
          <table:table-cell office:value="64" office:value-type="float"/>
        </table:table-row>
        <table:table-row>
          <table:table-cell office:value="185" office:value-type="float"/>
          <table:table-cell office:value-type="string">
            <text:p>Plastics</text:p>
          </table:table-cell>
          <table:table-cell office:value="0.032" office:value-type="float"/>
        </table:table-row>
        <table:table-row>
          <table:table-cell office:value="185" office:value-type="float"/>
          <table:table-cell office:value-type="string">
            <text:p>Electro components</text:p>
          </table:table-cell>
          <table:table-cell office:value="0.024" office:value-type="float"/>
        </table:table-row>
        <table:table-row>
          <table:table-cell office:value="185" office:value-type="float"/>
          <table:table-cell office:value-type="string">
            <text:p>Steel</text:p>
          </table:table-cell>
          <table:table-cell office:value="0.84" office:value-type="float"/>
        </table:table-row>
        <table:table-row>
          <table:table-cell office:value="185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5" office:value-type="float"/>
          <table:table-cell office:value-type="string">
            <text:p>Mechanical components</text:p>
          </table:table-cell>
          <table:table-cell office:value="0.19" office:value-type="float"/>
        </table:table-row>
        <table:table-row>
          <table:table-cell office:value="186" office:value-type="float"/>
          <table:table-cell office:value-type="string">
            <text:p>Workdays</text:p>
          </table:table-cell>
          <table:table-cell office:value="73" office:value-type="float"/>
        </table:table-row>
        <table:table-row>
          <table:table-cell office:value="186" office:value-type="float"/>
          <table:table-cell office:value-type="string">
            <text:p>Plastics</text:p>
          </table:table-cell>
          <table:table-cell office:value="0.032" office:value-type="float"/>
        </table:table-row>
        <table:table-row>
          <table:table-cell office:value="186" office:value-type="float"/>
          <table:table-cell office:value-type="string">
            <text:p>Electro components</text:p>
          </table:table-cell>
          <table:table-cell office:value="0.031" office:value-type="float"/>
        </table:table-row>
        <table:table-row>
          <table:table-cell office:value="186" office:value-type="float"/>
          <table:table-cell office:value-type="string">
            <text:p>Steel</text:p>
          </table:table-cell>
          <table:table-cell office:value="0.91" office:value-type="float"/>
        </table:table-row>
        <table:table-row>
          <table:table-cell office:value="186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6" office:value-type="float"/>
          <table:table-cell office:value-type="string">
            <text:p>Mechanical components</text:p>
          </table:table-cell>
          <table:table-cell office:value="0.25" office:value-type="float"/>
        </table:table-row>
        <table:table-row>
          <table:table-cell office:value="187" office:value-type="float"/>
          <table:table-cell office:value-type="string">
            <text:p>Workdays</text:p>
          </table:table-cell>
          <table:table-cell office:value="82" office:value-type="float"/>
        </table:table-row>
        <table:table-row>
          <table:table-cell office:value="187" office:value-type="float"/>
          <table:table-cell office:value-type="string">
            <text:p>Plastics</text:p>
          </table:table-cell>
          <table:table-cell office:value="0.044" office:value-type="float"/>
        </table:table-row>
        <table:table-row>
          <table:table-cell office:value="187" office:value-type="float"/>
          <table:table-cell office:value-type="string">
            <text:p>Electro components</text:p>
          </table:table-cell>
          <table:table-cell office:value="0.028" office:value-type="float"/>
        </table:table-row>
        <table:table-row>
          <table:table-cell office:value="187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187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7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188" office:value-type="float"/>
          <table:table-cell office:value-type="string">
            <text:p>Workdays</text:p>
          </table:table-cell>
          <table:table-cell office:value="88" office:value-type="float"/>
        </table:table-row>
        <table:table-row>
          <table:table-cell office:value="188" office:value-type="float"/>
          <table:table-cell office:value-type="string">
            <text:p>Plastics</text:p>
          </table:table-cell>
          <table:table-cell office:value="0.042" office:value-type="float"/>
        </table:table-row>
        <table:table-row>
          <table:table-cell office:value="188" office:value-type="float"/>
          <table:table-cell office:value-type="string">
            <text:p>Electro components</text:p>
          </table:table-cell>
          <table:table-cell office:value="0.034" office:value-type="float"/>
        </table:table-row>
        <table:table-row>
          <table:table-cell office:value="188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188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8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189" office:value-type="float"/>
          <table:table-cell office:value-type="string">
            <text:p>Workdays</text:p>
          </table:table-cell>
          <table:table-cell office:value="119" office:value-type="float"/>
        </table:table-row>
        <table:table-row>
          <table:table-cell office:value="189" office:value-type="float"/>
          <table:table-cell office:value-type="string">
            <text:p>Plastics</text:p>
          </table:table-cell>
          <table:table-cell office:value="0.062" office:value-type="float"/>
        </table:table-row>
        <table:table-row>
          <table:table-cell office:value="189" office:value-type="float"/>
          <table:table-cell office:value-type="string">
            <text:p>Electro components</text:p>
          </table:table-cell>
          <table:table-cell office:value="0.041" office:value-type="float"/>
        </table:table-row>
        <table:table-row>
          <table:table-cell office:value="189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189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9" office:value-type="float"/>
          <table:table-cell office:value-type="string">
            <text:p>Mechanical components</text:p>
          </table:table-cell>
          <table:table-cell office:value="0.33" office:value-type="float"/>
        </table:table-row>
        <table:table-row>
          <table:table-cell office:value="190" office:value-type="float"/>
          <table:table-cell office:value-type="string">
            <text:p>Workdays</text:p>
          </table:table-cell>
          <table:table-cell office:value="61" office:value-type="float"/>
        </table:table-row>
        <table:table-row>
          <table:table-cell office:value="190" office:value-type="float"/>
          <table:table-cell office:value-type="string">
            <text:p>Plastics</text:p>
          </table:table-cell>
          <table:table-cell office:value="0.03" office:value-type="float"/>
        </table:table-row>
        <table:table-row>
          <table:table-cell office:value="190" office:value-type="float"/>
          <table:table-cell office:value-type="string">
            <text:p>Electro components</text:p>
          </table:table-cell>
          <table:table-cell office:value="0.023" office:value-type="float"/>
        </table:table-row>
        <table:table-row>
          <table:table-cell office:value="190" office:value-type="float"/>
          <table:table-cell office:value-type="string">
            <text:p>Steel</text:p>
          </table:table-cell>
          <table:table-cell office:value="0.79" office:value-type="float"/>
        </table:table-row>
        <table:table-row>
          <table:table-cell office:value="190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0" office:value-type="float"/>
          <table:table-cell office:value-type="string">
            <text:p>Mechanical components</text:p>
          </table:table-cell>
          <table:table-cell office:value="0.18" office:value-type="float"/>
        </table:table-row>
        <table:table-row>
          <table:table-cell office:value="191" office:value-type="float"/>
          <table:table-cell office:value-type="string">
            <text:p>Workdays</text:p>
          </table:table-cell>
          <table:table-cell office:value="71" office:value-type="float"/>
        </table:table-row>
        <table:table-row>
          <table:table-cell office:value="191" office:value-type="float"/>
          <table:table-cell office:value-type="string">
            <text:p>Plastics</text:p>
          </table:table-cell>
          <table:table-cell office:value="0.035" office:value-type="float"/>
        </table:table-row>
        <table:table-row>
          <table:table-cell office:value="191" office:value-type="float"/>
          <table:table-cell office:value-type="string">
            <text:p>Electro components</text:p>
          </table:table-cell>
          <table:table-cell office:value="0.027" office:value-type="float"/>
        </table:table-row>
        <table:table-row>
          <table:table-cell office:value="191" office:value-type="float"/>
          <table:table-cell office:value-type="string">
            <text:p>Steel</text:p>
          </table:table-cell>
          <table:table-cell office:value="0.92" office:value-type="float"/>
        </table:table-row>
        <table:table-row>
          <table:table-cell office:value="191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1" office:value-type="float"/>
          <table:table-cell office:value-type="string">
            <text:p>Mechanical components</text:p>
          </table:table-cell>
          <table:table-cell office:value="0.21" office:value-type="float"/>
        </table:table-row>
        <table:table-row>
          <table:table-cell office:value="192" office:value-type="float"/>
          <table:table-cell office:value-type="string">
            <text:p>Workdays</text:p>
          </table:table-cell>
          <table:table-cell office:value="74" office:value-type="float"/>
        </table:table-row>
        <table:table-row>
          <table:table-cell office:value="192" office:value-type="float"/>
          <table:table-cell office:value-type="string">
            <text:p>Plastics</text:p>
          </table:table-cell>
          <table:table-cell office:value="0.035" office:value-type="float"/>
        </table:table-row>
        <table:table-row>
          <table:table-cell office:value="192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192" office:value-type="float"/>
          <table:table-cell office:value-type="string">
            <text:p>Steel</text:p>
          </table:table-cell>
          <table:table-cell office:value="0.95" office:value-type="float"/>
        </table:table-row>
        <table:table-row>
          <table:table-cell office:value="192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2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193" office:value-type="float"/>
          <table:table-cell office:value-type="string">
            <text:p>Workdays</text:p>
          </table:table-cell>
          <table:table-cell office:value="124" office:value-type="float"/>
        </table:table-row>
        <table:table-row>
          <table:table-cell office:value="193" office:value-type="float"/>
          <table:table-cell office:value-type="string">
            <text:p>Plastics</text:p>
          </table:table-cell>
          <table:table-cell office:value="0.056" office:value-type="float"/>
        </table:table-row>
        <table:table-row>
          <table:table-cell office:value="193" office:value-type="float"/>
          <table:table-cell office:value-type="string">
            <text:p>Electro components</text:p>
          </table:table-cell>
          <table:table-cell office:value="0.051" office:value-type="float"/>
        </table:table-row>
        <table:table-row>
          <table:table-cell office:value="193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193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3" office:value-type="float"/>
          <table:table-cell office:value-type="string">
            <text:p>Mechanical components</text:p>
          </table:table-cell>
          <table:table-cell office:value="0.41" office:value-type="float"/>
        </table:table-row>
        <table:table-row>
          <table:table-cell office:value="194" office:value-type="float"/>
          <table:table-cell office:value-type="string">
            <text:p>Workdays</text:p>
          </table:table-cell>
          <table:table-cell office:value="45" office:value-type="float"/>
        </table:table-row>
        <table:table-row>
          <table:table-cell office:value="194" office:value-type="float"/>
          <table:table-cell office:value-type="string">
            <text:p>Plastics</text:p>
          </table:table-cell>
          <table:table-cell office:value="0.024" office:value-type="float"/>
        </table:table-row>
        <table:table-row>
          <table:table-cell office:value="194" office:value-type="float"/>
          <table:table-cell office:value-type="string">
            <text:p>Electro components</text:p>
          </table:table-cell>
          <table:table-cell office:value="0.015" office:value-type="float"/>
        </table:table-row>
        <table:table-row>
          <table:table-cell office:value="194" office:value-type="float"/>
          <table:table-cell office:value-type="string">
            <text:p>Steel</text:p>
          </table:table-cell>
          <table:table-cell office:value="0.61" office:value-type="float"/>
        </table:table-row>
        <table:table-row>
          <table:table-cell office:value="194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4" office:value-type="float"/>
          <table:table-cell office:value-type="string">
            <text:p>Mechanical components</text:p>
          </table:table-cell>
          <table:table-cell office:value="0.12" office:value-type="float"/>
        </table:table-row>
        <table:table-row>
          <table:table-cell office:value="195" office:value-type="float"/>
          <table:table-cell office:value-type="string">
            <text:p>Workdays</text:p>
          </table:table-cell>
          <table:table-cell office:value="136" office:value-type="float"/>
        </table:table-row>
        <table:table-row>
          <table:table-cell office:value="195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195" office:value-type="float"/>
          <table:table-cell office:value-type="string">
            <text:p>Electro components</text:p>
          </table:table-cell>
          <table:table-cell office:value="0.054" office:value-type="float"/>
        </table:table-row>
        <table:table-row>
          <table:table-cell office:value="195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195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5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196" office:value-type="float"/>
          <table:table-cell office:value-type="string">
            <text:p>Workdays</text:p>
          </table:table-cell>
          <table:table-cell office:value="93" office:value-type="float"/>
        </table:table-row>
        <table:table-row>
          <table:table-cell office:value="196" office:value-type="float"/>
          <table:table-cell office:value-type="string">
            <text:p>Plastics</text:p>
          </table:table-cell>
          <table:table-cell office:value="0.041" office:value-type="float"/>
        </table:table-row>
        <table:table-row>
          <table:table-cell office:value="196" office:value-type="float"/>
          <table:table-cell office:value-type="string">
            <text:p>Electro components</text:p>
          </table:table-cell>
          <table:table-cell office:value="0.038" office:value-type="float"/>
        </table:table-row>
        <table:table-row>
          <table:table-cell office:value="196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196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6" office:value-type="float"/>
          <table:table-cell office:value-type="string">
            <text:p>Mechanical components</text:p>
          </table:table-cell>
          <table:table-cell office:value="0.31" office:value-type="float"/>
        </table:table-row>
        <table:table-row>
          <table:table-cell office:value="197" office:value-type="float"/>
          <table:table-cell office:value-type="string">
            <text:p>Workdays</text:p>
          </table:table-cell>
          <table:table-cell office:value="174" office:value-type="float"/>
        </table:table-row>
        <table:table-row>
          <table:table-cell office:value="197" office:value-type="float"/>
          <table:table-cell office:value-type="string">
            <text:p>Plastics</text:p>
          </table:table-cell>
          <table:table-cell office:value="0.068" office:value-type="float"/>
        </table:table-row>
        <table:table-row>
          <table:table-cell office:value="197" office:value-type="float"/>
          <table:table-cell office:value-type="string">
            <text:p>Electro components</text:p>
          </table:table-cell>
          <table:table-cell office:value="0.08" office:value-type="float"/>
        </table:table-row>
        <table:table-row>
          <table:table-cell office:value="197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197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7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198" office:value-type="float"/>
          <table:table-cell office:value-type="string">
            <text:p>Workdays</text:p>
          </table:table-cell>
          <table:table-cell office:value="46" office:value-type="float"/>
        </table:table-row>
        <table:table-row>
          <table:table-cell office:value="198" office:value-type="float"/>
          <table:table-cell office:value-type="string">
            <text:p>Plastics</text:p>
          </table:table-cell>
          <table:table-cell office:value="0.025" office:value-type="float"/>
        </table:table-row>
        <table:table-row>
          <table:table-cell office:value="198" office:value-type="float"/>
          <table:table-cell office:value-type="string">
            <text:p>Electro components</text:p>
          </table:table-cell>
          <table:table-cell office:value="0.016" office:value-type="float"/>
        </table:table-row>
        <table:table-row>
          <table:table-cell office:value="198" office:value-type="float"/>
          <table:table-cell office:value-type="string">
            <text:p>Steel</text:p>
          </table:table-cell>
          <table:table-cell office:value="0.62" office:value-type="float"/>
        </table:table-row>
        <table:table-row>
          <table:table-cell office:value="198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8" office:value-type="float"/>
          <table:table-cell office:value-type="string">
            <text:p>Mechanical components</text:p>
          </table:table-cell>
          <table:table-cell office:value="0.12" office:value-type="float"/>
        </table:table-row>
        <table:table-row>
          <table:table-cell office:value="199" office:value-type="float"/>
          <table:table-cell office:value-type="string">
            <text:p>Workdays</text:p>
          </table:table-cell>
          <table:table-cell office:value="81" office:value-type="float"/>
        </table:table-row>
        <table:table-row>
          <table:table-cell office:value="199" office:value-type="float"/>
          <table:table-cell office:value-type="string">
            <text:p>Plastics</text:p>
          </table:table-cell>
          <table:table-cell office:value="0.038" office:value-type="float"/>
        </table:table-row>
        <table:table-row>
          <table:table-cell office:value="199" office:value-type="float"/>
          <table:table-cell office:value-type="string">
            <text:p>Electro components</text:p>
          </table:table-cell>
          <table:table-cell office:value="0.032" office:value-type="float"/>
        </table:table-row>
        <table:table-row>
          <table:table-cell office:value="199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199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9" office:value-type="float"/>
          <table:table-cell office:value-type="string">
            <text:p>Mechanical components</text:p>
          </table:table-cell>
          <table:table-cell office:value="0.26" office:value-type="float"/>
        </table:table-row>
        <table:table-row>
          <table:table-cell office:value="200" office:value-type="float"/>
          <table:table-cell office:value-type="string">
            <text:p>Workdays</text:p>
          </table:table-cell>
          <table:table-cell office:value="73" office:value-type="float"/>
        </table:table-row>
        <table:table-row>
          <table:table-cell office:value="200" office:value-type="float"/>
          <table:table-cell office:value-type="string">
            <text:p>Plastics</text:p>
          </table:table-cell>
          <table:table-cell office:value="0.036" office:value-type="float"/>
        </table:table-row>
        <table:table-row>
          <table:table-cell office:value="200" office:value-type="float"/>
          <table:table-cell office:value-type="string">
            <text:p>Electro components</text:p>
          </table:table-cell>
          <table:table-cell office:value="0.027" office:value-type="float"/>
        </table:table-row>
        <table:table-row>
          <table:table-cell office:value="200" office:value-type="float"/>
          <table:table-cell office:value-type="string">
            <text:p>Steel</text:p>
          </table:table-cell>
          <table:table-cell office:value="0.95" office:value-type="float"/>
        </table:table-row>
        <table:table-row>
          <table:table-cell office:value="200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200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201" office:value-type="float"/>
          <table:table-cell office:value-type="string">
            <text:p>Workdays</text:p>
          </table:table-cell>
          <table:table-cell office:value="88" office:value-type="float"/>
        </table:table-row>
        <table:table-row>
          <table:table-cell office:value="201" office:value-type="float"/>
          <table:table-cell office:value-type="string">
            <text:p>Plastics</text:p>
          </table:table-cell>
          <table:table-cell office:value="0.042" office:value-type="float"/>
        </table:table-row>
        <table:table-row>
          <table:table-cell office:value="201" office:value-type="float"/>
          <table:table-cell office:value-type="string">
            <text:p>Electro components</text:p>
          </table:table-cell>
          <table:table-cell office:value="0.034" office:value-type="float"/>
        </table:table-row>
        <table:table-row>
          <table:table-cell office:value="201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201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201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202" office:value-type="float"/>
          <table:table-cell office:value-type="string">
            <text:p>Workdays</text:p>
          </table:table-cell>
          <table:table-cell office:value="64" office:value-type="float"/>
        </table:table-row>
        <table:table-row>
          <table:table-cell office:value="202" office:value-type="float"/>
          <table:table-cell office:value-type="string">
            <text:p>Plastics</text:p>
          </table:table-cell>
          <table:table-cell office:value="0.032" office:value-type="float"/>
        </table:table-row>
        <table:table-row>
          <table:table-cell office:value="202" office:value-type="float"/>
          <table:table-cell office:value-type="string">
            <text:p>Electro components</text:p>
          </table:table-cell>
          <table:table-cell office:value="0.024" office:value-type="float"/>
        </table:table-row>
        <table:table-row>
          <table:table-cell office:value="202" office:value-type="float"/>
          <table:table-cell office:value-type="string">
            <text:p>Steel</text:p>
          </table:table-cell>
          <table:table-cell office:value="0.84" office:value-type="float"/>
        </table:table-row>
        <table:table-row>
          <table:table-cell office:value="202" office:value-type="float"/>
          <table:table-cell office:value-type="string">
            <text:p>Fabric</text:p>
          </table:table-cell>
          <table:table-cell office:value="0.007" office:value-type="float"/>
        </table:table-row>
        <table:table-row>
          <table:table-cell office:value="202" office:value-type="float"/>
          <table:table-cell office:value-type="string">
            <text:p>Mechanical components</text:p>
          </table:table-cell>
          <table:table-cell office:value="0.19" office:value-type="float"/>
        </table:table-row>
        <table:table-row>
          <table:table-cell office:value="203" office:value-type="float"/>
          <table:table-cell office:value-type="string">
            <text:p>Workdays</text:p>
          </table:table-cell>
          <table:table-cell office:value="82" office:value-type="float"/>
        </table:table-row>
        <table:table-row>
          <table:table-cell office:value="203" office:value-type="float"/>
          <table:table-cell office:value-type="string">
            <text:p>Plastics</text:p>
          </table:table-cell>
          <table:table-cell office:value="0.044" office:value-type="float"/>
        </table:table-row>
        <table:table-row>
          <table:table-cell office:value="203" office:value-type="float"/>
          <table:table-cell office:value-type="string">
            <text:p>Electro components</text:p>
          </table:table-cell>
          <table:table-cell office:value="0.028" office:value-type="float"/>
        </table:table-row>
        <table:table-row>
          <table:table-cell office:value="203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203" office:value-type="float"/>
          <table:table-cell office:value-type="string">
            <text:p>Fabric</text:p>
          </table:table-cell>
          <table:table-cell office:value="0.007" office:value-type="float"/>
        </table:table-row>
        <table:table-row>
          <table:table-cell office:value="203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204" office:value-type="float"/>
          <table:table-cell office:value-type="string">
            <text:p>Workdays</text:p>
          </table:table-cell>
          <table:table-cell office:value="136" office:value-type="float"/>
        </table:table-row>
        <table:table-row>
          <table:table-cell office:value="204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204" office:value-type="float"/>
          <table:table-cell office:value-type="string">
            <text:p>Electro components</text:p>
          </table:table-cell>
          <table:table-cell office:value="0.054" office:value-type="float"/>
        </table:table-row>
        <table:table-row>
          <table:table-cell office:value="204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204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204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205" office:value-type="float"/>
          <table:table-cell office:value-type="string">
            <text:p>Workdays</text:p>
          </table:table-cell>
          <table:table-cell office:value="119" office:value-type="float"/>
        </table:table-row>
        <table:table-row>
          <table:table-cell office:value="205" office:value-type="float"/>
          <table:table-cell office:value-type="string">
            <text:p>Plastics</text:p>
          </table:table-cell>
          <table:table-cell office:value="0.062" office:value-type="float"/>
        </table:table-row>
        <table:table-row>
          <table:table-cell office:value="205" office:value-type="float"/>
          <table:table-cell office:value-type="string">
            <text:p>Electro components</text:p>
          </table:table-cell>
          <table:table-cell office:value="0.041" office:value-type="float"/>
        </table:table-row>
        <table:table-row>
          <table:table-cell office:value="205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205" office:value-type="float"/>
          <table:table-cell office:value-type="string">
            <text:p>Fabric</text:p>
          </table:table-cell>
          <table:table-cell office:value="0.011" office:value-type="float"/>
        </table:table-row>
        <table:table-row>
          <table:table-cell office:value="205" office:value-type="float"/>
          <table:table-cell office:value-type="string">
            <text:p>Mechanical components</text:p>
          </table:table-cell>
          <table:table-cell office:value="0.33" office:value-type="float"/>
        </table:table-row>
        <table:table-row>
          <table:table-cell office:value="206" office:value-type="float"/>
          <table:table-cell office:value-type="string">
            <text:p>Workdays</text:p>
          </table:table-cell>
          <table:table-cell office:value="74" office:value-type="float"/>
        </table:table-row>
        <table:table-row>
          <table:table-cell office:value="206" office:value-type="float"/>
          <table:table-cell office:value-type="string">
            <text:p>Plastics</text:p>
          </table:table-cell>
          <table:table-cell office:value="0.035" office:value-type="float"/>
        </table:table-row>
        <table:table-row>
          <table:table-cell office:value="206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206" office:value-type="float"/>
          <table:table-cell office:value-type="string">
            <text:p>Steel</text:p>
          </table:table-cell>
          <table:table-cell office:value="0.95" office:value-type="float"/>
        </table:table-row>
        <table:table-row>
          <table:table-cell office:value="206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206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207" office:value-type="float"/>
          <table:table-cell office:value-type="string">
            <text:p>Workdays</text:p>
          </table:table-cell>
          <table:table-cell office:value="45" office:value-type="float"/>
        </table:table-row>
        <table:table-row>
          <table:table-cell office:value="207" office:value-type="float"/>
          <table:table-cell office:value-type="string">
            <text:p>Plastics</text:p>
          </table:table-cell>
          <table:table-cell office:value="0.024" office:value-type="float"/>
        </table:table-row>
        <table:table-row>
          <table:table-cell office:value="207" office:value-type="float"/>
          <table:table-cell office:value-type="string">
            <text:p>Electro components</text:p>
          </table:table-cell>
          <table:table-cell office:value="0.015" office:value-type="float"/>
        </table:table-row>
        <table:table-row>
          <table:table-cell office:value="207" office:value-type="float"/>
          <table:table-cell office:value-type="string">
            <text:p>Steel</text:p>
          </table:table-cell>
          <table:table-cell office:value="0.61" office:value-type="float"/>
        </table:table-row>
        <table:table-row>
          <table:table-cell office:value="207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207" office:value-type="float"/>
          <table:table-cell office:value-type="string">
            <text:p>Mechanical components</text:p>
          </table:table-cell>
          <table:table-cell office:value="0.12" office:value-type="float"/>
        </table:table-row>
        <table:table-row>
          <table:table-cell office:value="208" office:value-type="float"/>
          <table:table-cell office:value-type="string">
            <text:p>Workdays</text:p>
          </table:table-cell>
          <table:table-cell office:value="197" office:value-type="float"/>
        </table:table-row>
        <table:table-row>
          <table:table-cell office:value="208" office:value-type="float"/>
          <table:table-cell office:value-type="string">
            <text:p>Plastics</text:p>
          </table:table-cell>
          <table:table-cell office:value="0.12" office:value-type="float"/>
        </table:table-row>
        <table:table-row>
          <table:table-cell office:value="208" office:value-type="float"/>
          <table:table-cell office:value-type="string">
            <text:p>Electro components</text:p>
          </table:table-cell>
          <table:table-cell office:value="0.058" office:value-type="float"/>
        </table:table-row>
        <table:table-row>
          <table:table-cell office:value="208" office:value-type="float"/>
          <table:table-cell office:value-type="string">
            <text:p>Steel</text:p>
          </table:table-cell>
          <table:table-cell office:value="2.8" office:value-type="float"/>
        </table:table-row>
        <table:table-row>
          <table:table-cell office:value="208" office:value-type="float"/>
          <table:table-cell office:value-type="string">
            <text:p>Fabric</text:p>
          </table:table-cell>
          <table:table-cell office:value="0.046" office:value-type="float"/>
        </table:table-row>
        <table:table-row>
          <table:table-cell office:value="208" office:value-type="float"/>
          <table:table-cell office:value-type="string">
            <text:p>Mechanical components</text:p>
          </table:table-cell>
          <table:table-cell office:value="0.44" office:value-type="float"/>
        </table:table-row>
        <table:table-row>
          <table:table-cell office:value="209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209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209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209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209" office:value-type="float"/>
          <table:table-cell office:value-type="string">
            <text:p>Fabric</text:p>
          </table:table-cell>
          <table:table-cell office:value="0.063" office:value-type="float"/>
        </table:table-row>
        <table:table-row>
          <table:table-cell office:value="209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210" office:value-type="float"/>
          <table:table-cell office:value-type="string">
            <text:p>Workdays</text:p>
          </table:table-cell>
          <table:table-cell office:value="115" office:value-type="float"/>
        </table:table-row>
        <table:table-row>
          <table:table-cell office:value="210" office:value-type="float"/>
          <table:table-cell office:value-type="string">
            <text:p>Plastics</text:p>
          </table:table-cell>
          <table:table-cell office:value="0.06" office:value-type="float"/>
        </table:table-row>
        <table:table-row>
          <table:table-cell office:value="210" office:value-type="float"/>
          <table:table-cell office:value-type="string">
            <text:p>Electro components</text:p>
          </table:table-cell>
          <table:table-cell office:value="0.041" office:value-type="float"/>
        </table:table-row>
        <table:table-row>
          <table:table-cell office:value="210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10" office:value-type="float"/>
          <table:table-cell office:value-type="string">
            <text:p>Fabric</text:p>
          </table:table-cell>
          <table:table-cell office:value="0.021" office:value-type="float"/>
        </table:table-row>
        <table:table-row>
          <table:table-cell office:value="210" office:value-type="float"/>
          <table:table-cell office:value-type="string">
            <text:p>Mechanical components</text:p>
          </table:table-cell>
          <table:table-cell office:value="0.32" office:value-type="float"/>
        </table:table-row>
        <table:table-row>
          <table:table-cell office:value="211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211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211" office:value-type="float"/>
          <table:table-cell office:value-type="string">
            <text:p>Electro components</text:p>
          </table:table-cell>
          <table:table-cell office:value="0.035" office:value-type="float"/>
        </table:table-row>
        <table:table-row>
          <table:table-cell office:value="211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11" office:value-type="float"/>
          <table:table-cell office:value-type="string">
            <text:p>Fabric</text:p>
          </table:table-cell>
          <table:table-cell office:value="0.021" office:value-type="float"/>
        </table:table-row>
        <table:table-row>
          <table:table-cell office:value="211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212" office:value-type="float"/>
          <table:table-cell office:value-type="string">
            <text:p>Workdays</text:p>
          </table:table-cell>
          <table:table-cell office:value="104" office:value-type="float"/>
        </table:table-row>
        <table:table-row>
          <table:table-cell office:value="212" office:value-type="float"/>
          <table:table-cell office:value-type="string">
            <text:p>Plastics</text:p>
          </table:table-cell>
          <table:table-cell office:value="0.06" office:value-type="float"/>
        </table:table-row>
        <table:table-row>
          <table:table-cell office:value="212" office:value-type="float"/>
          <table:table-cell office:value-type="string">
            <text:p>Electro components</text:p>
          </table:table-cell>
          <table:table-cell office:value="0.032" office:value-type="float"/>
        </table:table-row>
        <table:table-row>
          <table:table-cell office:value="212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212" office:value-type="float"/>
          <table:table-cell office:value-type="string">
            <text:p>Fabric</text:p>
          </table:table-cell>
          <table:table-cell office:value="0.021" office:value-type="float"/>
        </table:table-row>
        <table:table-row>
          <table:table-cell office:value="212" office:value-type="float"/>
          <table:table-cell office:value-type="string">
            <text:p>Mechanical components</text:p>
          </table:table-cell>
          <table:table-cell office:value="0.24" office:value-type="float"/>
        </table:table-row>
        <table:table-row>
          <table:table-cell office:value="213" office:value-type="float"/>
          <table:table-cell office:value-type="string">
            <text:p>Workdays</text:p>
          </table:table-cell>
          <table:table-cell office:value="109" office:value-type="float"/>
        </table:table-row>
        <table:table-row>
          <table:table-cell office:value="213" office:value-type="float"/>
          <table:table-cell office:value-type="string">
            <text:p>Plastics</text:p>
          </table:table-cell>
          <table:table-cell office:value="0.058" office:value-type="float"/>
        </table:table-row>
        <table:table-row>
          <table:table-cell office:value="213" office:value-type="float"/>
          <table:table-cell office:value-type="string">
            <text:p>Electro components</text:p>
          </table:table-cell>
          <table:table-cell office:value="0.037" office:value-type="float"/>
        </table:table-row>
        <table:table-row>
          <table:table-cell office:value="213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13" office:value-type="float"/>
          <table:table-cell office:value-type="string">
            <text:p>Fabric</text:p>
          </table:table-cell>
          <table:table-cell office:value="0.018" office:value-type="float"/>
        </table:table-row>
        <table:table-row>
          <table:table-cell office:value="213" office:value-type="float"/>
          <table:table-cell office:value-type="string">
            <text:p>Mechanical components</text:p>
          </table:table-cell>
          <table:table-cell office:value="0.29" office:value-type="float"/>
        </table:table-row>
        <table:table-row>
          <table:table-cell office:value="214" office:value-type="float"/>
          <table:table-cell office:value-type="string">
            <text:p>Workdays</text:p>
          </table:table-cell>
          <table:table-cell office:value="88" office:value-type="float"/>
        </table:table-row>
        <table:table-row>
          <table:table-cell office:value="214" office:value-type="float"/>
          <table:table-cell office:value-type="string">
            <text:p>Plastics</text:p>
          </table:table-cell>
          <table:table-cell office:value="0.047" office:value-type="float"/>
        </table:table-row>
        <table:table-row>
          <table:table-cell office:value="214" office:value-type="float"/>
          <table:table-cell office:value-type="string">
            <text:p>Electro components</text:p>
          </table:table-cell>
          <table:table-cell office:value="0.03" office:value-type="float"/>
        </table:table-row>
        <table:table-row>
          <table:table-cell office:value="214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214" office:value-type="float"/>
          <table:table-cell office:value-type="string">
            <text:p>Fabric</text:p>
          </table:table-cell>
          <table:table-cell office:value="0.018" office:value-type="float"/>
        </table:table-row>
        <table:table-row>
          <table:table-cell office:value="214" office:value-type="float"/>
          <table:table-cell office:value-type="string">
            <text:p>Mechanical components</text:p>
          </table:table-cell>
          <table:table-cell office:value="0.24" office:value-type="float"/>
        </table:table-row>
        <table:table-row>
          <table:table-cell office:value="215" office:value-type="float"/>
          <table:table-cell office:value-type="string">
            <text:p>Workdays</text:p>
          </table:table-cell>
          <table:table-cell office:value="192" office:value-type="float"/>
        </table:table-row>
        <table:table-row>
          <table:table-cell office:value="215" office:value-type="float"/>
          <table:table-cell office:value-type="string">
            <text:p>Plastics</text:p>
          </table:table-cell>
          <table:table-cell office:value="0.11" office:value-type="float"/>
        </table:table-row>
        <table:table-row>
          <table:table-cell office:value="215" office:value-type="float"/>
          <table:table-cell office:value-type="string">
            <text:p>Electro components</text:p>
          </table:table-cell>
          <table:table-cell office:value="0.057" office:value-type="float"/>
        </table:table-row>
        <table:table-row>
          <table:table-cell office:value="215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21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15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216" office:value-type="float"/>
          <table:table-cell office:value-type="string">
            <text:p>Workdays</text:p>
          </table:table-cell>
          <table:table-cell office:value="859" office:value-type="float"/>
        </table:table-row>
        <table:table-row>
          <table:table-cell office:value="216" office:value-type="float"/>
          <table:table-cell office:value-type="string">
            <text:p>Plastics</text:p>
          </table:table-cell>
          <table:table-cell office:value="0.55" office:value-type="float"/>
        </table:table-row>
        <table:table-row>
          <table:table-cell office:value="216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21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1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16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17" office:value-type="float"/>
          <table:table-cell office:value-type="string">
            <text:p>Workdays</text:p>
          </table:table-cell>
          <table:table-cell office:value="478" office:value-type="float"/>
        </table:table-row>
        <table:table-row>
          <table:table-cell office:value="217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217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217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21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17" office:value-type="float"/>
          <table:table-cell office:value-type="string">
            <text:p>Mechanical components</text:p>
          </table:table-cell>
          <table:table-cell office:value="0.9" office:value-type="float"/>
        </table:table-row>
        <table:table-row>
          <table:table-cell office:value="218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218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218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218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21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18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219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219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19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19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21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19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220" office:value-type="float"/>
          <table:table-cell office:value-type="string">
            <text:p>Workdays</text:p>
          </table:table-cell>
          <table:table-cell office:value="930" office:value-type="float"/>
        </table:table-row>
        <table:table-row>
          <table:table-cell office:value="220" office:value-type="float"/>
          <table:table-cell office:value-type="string">
            <text:p>Plastics</text:p>
          </table:table-cell>
          <table:table-cell office:value="0.59" office:value-type="float"/>
        </table:table-row>
        <table:table-row>
          <table:table-cell office:value="220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220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2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0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21" office:value-type="float"/>
          <table:table-cell office:value-type="string">
            <text:p>Workdays</text:p>
          </table:table-cell>
          <table:table-cell office:value="544" office:value-type="float"/>
        </table:table-row>
        <table:table-row>
          <table:table-cell office:value="221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221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221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22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1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22" office:value-type="float"/>
          <table:table-cell office:value-type="string">
            <text:p>Workdays</text:p>
          </table:table-cell>
          <table:table-cell office:value="497" office:value-type="float"/>
        </table:table-row>
        <table:table-row>
          <table:table-cell office:value="222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222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222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22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2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23" office:value-type="float"/>
          <table:table-cell office:value-type="string">
            <text:p>Workdays</text:p>
          </table:table-cell>
          <table:table-cell office:value="646" office:value-type="float"/>
        </table:table-row>
        <table:table-row>
          <table:table-cell office:value="223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223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23" office:value-type="float"/>
          <table:table-cell office:value-type="string">
            <text:p>Steel</text:p>
          </table:table-cell>
          <table:table-cell office:value="9.2" office:value-type="float"/>
        </table:table-row>
        <table:table-row>
          <table:table-cell office:value="22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3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24" office:value-type="float"/>
          <table:table-cell office:value-type="string">
            <text:p>Workdays</text:p>
          </table:table-cell>
          <table:table-cell office:value="718" office:value-type="float"/>
        </table:table-row>
        <table:table-row>
          <table:table-cell office:value="224" office:value-type="float"/>
          <table:table-cell office:value-type="string">
            <text:p>Plastics</text:p>
          </table:table-cell>
          <table:table-cell office:value="0.45" office:value-type="float"/>
        </table:table-row>
        <table:table-row>
          <table:table-cell office:value="224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224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22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4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225" office:value-type="float"/>
          <table:table-cell office:value-type="string">
            <text:p>Workdays</text:p>
          </table:table-cell>
          <table:table-cell office:value="690" office:value-type="float"/>
        </table:table-row>
        <table:table-row>
          <table:table-cell office:value="225" office:value-type="float"/>
          <table:table-cell office:value-type="string">
            <text:p>Plastics</text:p>
          </table:table-cell>
          <table:table-cell office:value="0.43" office:value-type="float"/>
        </table:table-row>
        <table:table-row>
          <table:table-cell office:value="225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25" office:value-type="float"/>
          <table:table-cell office:value-type="string">
            <text:p>Steel</text:p>
          </table:table-cell>
          <table:table-cell office:value="9.9" office:value-type="float"/>
        </table:table-row>
        <table:table-row>
          <table:table-cell office:value="22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5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26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226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226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226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22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6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227" office:value-type="float"/>
          <table:table-cell office:value-type="string">
            <text:p>Workdays</text:p>
          </table:table-cell>
          <table:table-cell office:value="716" office:value-type="float"/>
        </table:table-row>
        <table:table-row>
          <table:table-cell office:value="227" office:value-type="float"/>
          <table:table-cell office:value-type="string">
            <text:p>Plastics</text:p>
          </table:table-cell>
          <table:table-cell office:value="0.45" office:value-type="float"/>
        </table:table-row>
        <table:table-row>
          <table:table-cell office:value="227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227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22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7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228" office:value-type="float"/>
          <table:table-cell office:value-type="string">
            <text:p>Workdays</text:p>
          </table:table-cell>
          <table:table-cell office:value="454" office:value-type="float"/>
        </table:table-row>
        <table:table-row>
          <table:table-cell office:value="228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228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228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22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8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29" office:value-type="float"/>
          <table:table-cell office:value-type="string">
            <text:p>Workdays</text:p>
          </table:table-cell>
          <table:table-cell office:value="525" office:value-type="float"/>
        </table:table-row>
        <table:table-row>
          <table:table-cell office:value="229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229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229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22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9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30" office:value-type="float"/>
          <table:table-cell office:value-type="string">
            <text:p>Workdays</text:p>
          </table:table-cell>
          <table:table-cell office:value="514" office:value-type="float"/>
        </table:table-row>
        <table:table-row>
          <table:table-cell office:value="230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230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230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23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0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31" office:value-type="float"/>
          <table:table-cell office:value-type="string">
            <text:p>Workdays</text:p>
          </table:table-cell>
          <table:table-cell office:value="828" office:value-type="float"/>
        </table:table-row>
        <table:table-row>
          <table:table-cell office:value="231" office:value-type="float"/>
          <table:table-cell office:value-type="string">
            <text:p>Plastics</text:p>
          </table:table-cell>
          <table:table-cell office:value="0.54" office:value-type="float"/>
        </table:table-row>
        <table:table-row>
          <table:table-cell office:value="231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231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3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1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232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232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232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232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23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2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233" office:value-type="float"/>
          <table:table-cell office:value-type="string">
            <text:p>Workdays</text:p>
          </table:table-cell>
          <table:table-cell office:value="163" office:value-type="float"/>
        </table:table-row>
        <table:table-row>
          <table:table-cell office:value="233" office:value-type="float"/>
          <table:table-cell office:value-type="string">
            <text:p>Plastics</text:p>
          </table:table-cell>
          <table:table-cell office:value="0.1" office:value-type="float"/>
        </table:table-row>
        <table:table-row>
          <table:table-cell office:value="233" office:value-type="float"/>
          <table:table-cell office:value-type="string">
            <text:p>Electro components</text:p>
          </table:table-cell>
          <table:table-cell office:value="0.045" office:value-type="float"/>
        </table:table-row>
        <table:table-row>
          <table:table-cell office:value="233" office:value-type="float"/>
          <table:table-cell office:value-type="string">
            <text:p>Steel</text:p>
          </table:table-cell>
          <table:table-cell office:value="2.3" office:value-type="float"/>
        </table:table-row>
        <table:table-row>
          <table:table-cell office:value="23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3" office:value-type="float"/>
          <table:table-cell office:value-type="string">
            <text:p>Mechanical components</text:p>
          </table:table-cell>
          <table:table-cell office:value="0.33" office:value-type="float"/>
        </table:table-row>
        <table:table-row>
          <table:table-cell office:value="234" office:value-type="float"/>
          <table:table-cell office:value-type="string">
            <text:p>Workdays</text:p>
          </table:table-cell>
          <table:table-cell office:value="519" office:value-type="float"/>
        </table:table-row>
        <table:table-row>
          <table:table-cell office:value="234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234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34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23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4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35" office:value-type="float"/>
          <table:table-cell office:value-type="string">
            <text:p>Workdays</text:p>
          </table:table-cell>
          <table:table-cell office:value="663" office:value-type="float"/>
        </table:table-row>
        <table:table-row>
          <table:table-cell office:value="235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235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35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23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5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36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236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236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236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23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6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237" office:value-type="float"/>
          <table:table-cell office:value-type="string">
            <text:p>Workdays</text:p>
          </table:table-cell>
          <table:table-cell office:value="395" office:value-type="float"/>
        </table:table-row>
        <table:table-row>
          <table:table-cell office:value="237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37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237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23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7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238" office:value-type="float"/>
          <table:table-cell office:value-type="string">
            <text:p>Workdays</text:p>
          </table:table-cell>
          <table:table-cell office:value="635" office:value-type="float"/>
        </table:table-row>
        <table:table-row>
          <table:table-cell office:value="238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238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38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23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8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39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239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239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239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23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9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240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240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40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40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24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0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241" office:value-type="float"/>
          <table:table-cell office:value-type="string">
            <text:p>Workdays</text:p>
          </table:table-cell>
          <table:table-cell office:value="764" office:value-type="float"/>
        </table:table-row>
        <table:table-row>
          <table:table-cell office:value="241" office:value-type="float"/>
          <table:table-cell office:value-type="string">
            <text:p>Plastics</text:p>
          </table:table-cell>
          <table:table-cell office:value="0.48" office:value-type="float"/>
        </table:table-row>
        <table:table-row>
          <table:table-cell office:value="241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241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24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1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242" office:value-type="float"/>
          <table:table-cell office:value-type="string">
            <text:p>Workdays</text:p>
          </table:table-cell>
          <table:table-cell office:value="536" office:value-type="float"/>
        </table:table-row>
        <table:table-row>
          <table:table-cell office:value="242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242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42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24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2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43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243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43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243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24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3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244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244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244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244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24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4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245" office:value-type="float"/>
          <table:table-cell office:value-type="string">
            <text:p>Workdays</text:p>
          </table:table-cell>
          <table:table-cell office:value="622" office:value-type="float"/>
        </table:table-row>
        <table:table-row>
          <table:table-cell office:value="245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245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45" office:value-type="float"/>
          <table:table-cell office:value-type="string">
            <text:p>Steel</text:p>
          </table:table-cell>
          <table:table-cell office:value="8.8" office:value-type="float"/>
        </table:table-row>
        <table:table-row>
          <table:table-cell office:value="24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5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46" office:value-type="float"/>
          <table:table-cell office:value-type="string">
            <text:p>Workdays</text:p>
          </table:table-cell>
          <table:table-cell office:value="527" office:value-type="float"/>
        </table:table-row>
        <table:table-row>
          <table:table-cell office:value="246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246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46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24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6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47" office:value-type="float"/>
          <table:table-cell office:value-type="string">
            <text:p>Workdays</text:p>
          </table:table-cell>
          <table:table-cell office:value="1039" office:value-type="float"/>
        </table:table-row>
        <table:table-row>
          <table:table-cell office:value="247" office:value-type="float"/>
          <table:table-cell office:value-type="string">
            <text:p>Plastics</text:p>
          </table:table-cell>
          <table:table-cell office:value="0.68" office:value-type="float"/>
        </table:table-row>
        <table:table-row>
          <table:table-cell office:value="247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247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24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7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48" office:value-type="float"/>
          <table:table-cell office:value-type="string">
            <text:p>Workdays</text:p>
          </table:table-cell>
          <table:table-cell office:value="242" office:value-type="float"/>
        </table:table-row>
        <table:table-row>
          <table:table-cell office:value="248" office:value-type="float"/>
          <table:table-cell office:value-type="string">
            <text:p>Plastics</text:p>
          </table:table-cell>
          <table:table-cell office:value="0.15" office:value-type="float"/>
        </table:table-row>
        <table:table-row>
          <table:table-cell office:value="248" office:value-type="float"/>
          <table:table-cell office:value-type="string">
            <text:p>Electro components</text:p>
          </table:table-cell>
          <table:table-cell office:value="0.067" office:value-type="float"/>
        </table:table-row>
        <table:table-row>
          <table:table-cell office:value="248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24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8" office:value-type="float"/>
          <table:table-cell office:value-type="string">
            <text:p>Mechanical components</text:p>
          </table:table-cell>
          <table:table-cell office:value="0.49" office:value-type="float"/>
        </table:table-row>
        <table:table-row>
          <table:table-cell office:value="249" office:value-type="float"/>
          <table:table-cell office:value-type="string">
            <text:p>Workdays</text:p>
          </table:table-cell>
          <table:table-cell office:value="245" office:value-type="float"/>
        </table:table-row>
        <table:table-row>
          <table:table-cell office:value="249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249" office:value-type="float"/>
          <table:table-cell office:value-type="string">
            <text:p>Electro components</text:p>
          </table:table-cell>
          <table:table-cell office:value="0.063" office:value-type="float"/>
        </table:table-row>
        <table:table-row>
          <table:table-cell office:value="249" office:value-type="float"/>
          <table:table-cell office:value-type="string">
            <text:p>Steel</text:p>
          </table:table-cell>
          <table:table-cell office:value="3.6" office:value-type="float"/>
        </table:table-row>
        <table:table-row>
          <table:table-cell office:value="24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9" office:value-type="float"/>
          <table:table-cell office:value-type="string">
            <text:p>Mechanical components</text:p>
          </table:table-cell>
          <table:table-cell office:value="0.45" office:value-type="float"/>
        </table:table-row>
        <table:table-row>
          <table:table-cell office:value="250" office:value-type="float"/>
          <table:table-cell office:value-type="string">
            <text:p>Workdays</text:p>
          </table:table-cell>
          <table:table-cell office:value="101" office:value-type="float"/>
        </table:table-row>
        <table:table-row>
          <table:table-cell office:value="250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250" office:value-type="float"/>
          <table:table-cell office:value-type="string">
            <text:p>Electro components</text:p>
          </table:table-cell>
          <table:table-cell office:value="0.026" office:value-type="float"/>
        </table:table-row>
        <table:table-row>
          <table:table-cell office:value="250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5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0" office:value-type="float"/>
          <table:table-cell office:value-type="string">
            <text:p>Mechanical components</text:p>
          </table:table-cell>
          <table:table-cell office:value="0.19" office:value-type="float"/>
        </table:table-row>
        <table:table-row>
          <table:table-cell office:value="251" office:value-type="float"/>
          <table:table-cell office:value-type="string">
            <text:p>Workdays</text:p>
          </table:table-cell>
          <table:table-cell office:value="165" office:value-type="float"/>
        </table:table-row>
        <table:table-row>
          <table:table-cell office:value="251" office:value-type="float"/>
          <table:table-cell office:value-type="string">
            <text:p>Plastics</text:p>
          </table:table-cell>
          <table:table-cell office:value="0.1" office:value-type="float"/>
        </table:table-row>
        <table:table-row>
          <table:table-cell office:value="251" office:value-type="float"/>
          <table:table-cell office:value-type="string">
            <text:p>Electro components</text:p>
          </table:table-cell>
          <table:table-cell office:value="0.043" office:value-type="float"/>
        </table:table-row>
        <table:table-row>
          <table:table-cell office:value="251" office:value-type="float"/>
          <table:table-cell office:value-type="string">
            <text:p>Steel</text:p>
          </table:table-cell>
          <table:table-cell office:value="2.4" office:value-type="float"/>
        </table:table-row>
        <table:table-row>
          <table:table-cell office:value="25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1" office:value-type="float"/>
          <table:table-cell office:value-type="string">
            <text:p>Mechanical components</text:p>
          </table:table-cell>
          <table:table-cell office:value="0.31" office:value-type="float"/>
        </table:table-row>
        <table:table-row>
          <table:table-cell office:value="252" office:value-type="float"/>
          <table:table-cell office:value-type="string">
            <text:p>Workdays</text:p>
          </table:table-cell>
          <table:table-cell office:value="547" office:value-type="float"/>
        </table:table-row>
        <table:table-row>
          <table:table-cell office:value="252" office:value-type="float"/>
          <table:table-cell office:value-type="string">
            <text:p>Plastics</text:p>
          </table:table-cell>
          <table:table-cell office:value="0.28" office:value-type="float"/>
        </table:table-row>
        <table:table-row>
          <table:table-cell office:value="252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252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25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2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53" office:value-type="float"/>
          <table:table-cell office:value-type="string">
            <text:p>Workdays</text:p>
          </table:table-cell>
          <table:table-cell office:value="892" office:value-type="float"/>
        </table:table-row>
        <table:table-row>
          <table:table-cell office:value="253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253" office:value-type="float"/>
          <table:table-cell office:value-type="string">
            <text:p>Electro components</text:p>
          </table:table-cell>
          <table:table-cell office:value="0.31" office:value-type="float"/>
        </table:table-row>
        <table:table-row>
          <table:table-cell office:value="253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25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3" office:value-type="float"/>
          <table:table-cell office:value-type="string">
            <text:p>Mechanical components</text:p>
          </table:table-cell>
          <table:table-cell office:value="2.5" office:value-type="float"/>
        </table:table-row>
        <table:table-row>
          <table:table-cell office:value="254" office:value-type="float"/>
          <table:table-cell office:value-type="string">
            <text:p>Workdays</text:p>
          </table:table-cell>
          <table:table-cell office:value="460" office:value-type="float"/>
        </table:table-row>
        <table:table-row>
          <table:table-cell office:value="254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54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54" office:value-type="float"/>
          <table:table-cell office:value-type="string">
            <text:p>Steel</text:p>
          </table:table-cell>
          <table:table-cell office:value="6.1" office:value-type="float"/>
        </table:table-row>
        <table:table-row>
          <table:table-cell office:value="25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4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55" office:value-type="float"/>
          <table:table-cell office:value-type="string">
            <text:p>Workdays</text:p>
          </table:table-cell>
          <table:table-cell office:value="690" office:value-type="float"/>
        </table:table-row>
        <table:table-row>
          <table:table-cell office:value="255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255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255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25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5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56" office:value-type="float"/>
          <table:table-cell office:value-type="string">
            <text:p>Workdays</text:p>
          </table:table-cell>
          <table:table-cell office:value="419" office:value-type="float"/>
        </table:table-row>
        <table:table-row>
          <table:table-cell office:value="256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256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256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25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6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57" office:value-type="float"/>
          <table:table-cell office:value-type="string">
            <text:p>Workdays</text:p>
          </table:table-cell>
          <table:table-cell office:value="372" office:value-type="float"/>
        </table:table-row>
        <table:table-row>
          <table:table-cell office:value="257" office:value-type="float"/>
          <table:table-cell office:value-type="string">
            <text:p>Plastics</text:p>
          </table:table-cell>
          <table:table-cell office:value="0.2" office:value-type="float"/>
        </table:table-row>
        <table:table-row>
          <table:table-cell office:value="257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257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25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7" office:value-type="float"/>
          <table:table-cell office:value-type="string">
            <text:p>Mechanical components</text:p>
          </table:table-cell>
          <table:table-cell office:value="0.97" office:value-type="float"/>
        </table:table-row>
        <table:table-row>
          <table:table-cell office:value="258" office:value-type="float"/>
          <table:table-cell office:value-type="string">
            <text:p>Workdays</text:p>
          </table:table-cell>
          <table:table-cell office:value="561" office:value-type="float"/>
        </table:table-row>
        <table:table-row>
          <table:table-cell office:value="258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258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258" office:value-type="float"/>
          <table:table-cell office:value-type="string">
            <text:p>Steel</text:p>
          </table:table-cell>
          <table:table-cell office:value="8.1" office:value-type="float"/>
        </table:table-row>
        <table:table-row>
          <table:table-cell office:value="258" office:value-type="float"/>
          <table:table-cell office:value-type="string">
            <text:p>Fabric</text:p>
          </table:table-cell>
          <table:table-cell office:value="0.23" office:value-type="float"/>
        </table:table-row>
        <table:table-row>
          <table:table-cell office:value="258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59" office:value-type="float"/>
          <table:table-cell office:value-type="string">
            <text:p>Workdays</text:p>
          </table:table-cell>
          <table:table-cell office:value="638" office:value-type="float"/>
        </table:table-row>
        <table:table-row>
          <table:table-cell office:value="259" office:value-type="float"/>
          <table:table-cell office:value-type="string">
            <text:p>Plastics</text:p>
          </table:table-cell>
          <table:table-cell office:value="0.41" office:value-type="float"/>
        </table:table-row>
        <table:table-row>
          <table:table-cell office:value="259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59" office:value-type="float"/>
          <table:table-cell office:value-type="string">
            <text:p>Steel</text:p>
          </table:table-cell>
          <table:table-cell office:value="9.3" office:value-type="float"/>
        </table:table-row>
        <table:table-row>
          <table:table-cell office:value="259" office:value-type="float"/>
          <table:table-cell office:value-type="string">
            <text:p>Fabric</text:p>
          </table:table-cell>
          <table:table-cell office:value="0.29" office:value-type="float"/>
        </table:table-row>
        <table:table-row>
          <table:table-cell office:value="259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60" office:value-type="float"/>
          <table:table-cell office:value-type="string">
            <text:p>Workdays</text:p>
          </table:table-cell>
          <table:table-cell office:value="596" office:value-type="float"/>
        </table:table-row>
        <table:table-row>
          <table:table-cell office:value="260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260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260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260" office:value-type="float"/>
          <table:table-cell office:value-type="string">
            <text:p>Fabric</text:p>
          </table:table-cell>
          <table:table-cell office:value="0.24" office:value-type="float"/>
        </table:table-row>
        <table:table-row>
          <table:table-cell office:value="260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61" office:value-type="float"/>
          <table:table-cell office:value-type="string">
            <text:p>Workdays</text:p>
          </table:table-cell>
          <table:table-cell office:value="595" office:value-type="float"/>
        </table:table-row>
        <table:table-row>
          <table:table-cell office:value="261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261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61" office:value-type="float"/>
          <table:table-cell office:value-type="string">
            <text:p>Steel</text:p>
          </table:table-cell>
          <table:table-cell office:value="8.4" office:value-type="float"/>
        </table:table-row>
        <table:table-row>
          <table:table-cell office:value="26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1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62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262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62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62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26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2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263" office:value-type="float"/>
          <table:table-cell office:value-type="string">
            <text:p>Workdays</text:p>
          </table:table-cell>
          <table:table-cell office:value="602" office:value-type="float"/>
        </table:table-row>
        <table:table-row>
          <table:table-cell office:value="263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263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63" office:value-type="float"/>
          <table:table-cell office:value-type="string">
            <text:p>Steel</text:p>
          </table:table-cell>
          <table:table-cell office:value="8.5" office:value-type="float"/>
        </table:table-row>
        <table:table-row>
          <table:table-cell office:value="26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3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64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264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64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264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26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4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265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265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65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265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26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5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266" office:value-type="float"/>
          <table:table-cell office:value-type="string">
            <text:p>Workdays</text:p>
          </table:table-cell>
          <table:table-cell office:value="252" office:value-type="float"/>
        </table:table-row>
        <table:table-row>
          <table:table-cell office:value="266" office:value-type="float"/>
          <table:table-cell office:value-type="string">
            <text:p>Plastics</text:p>
          </table:table-cell>
          <table:table-cell office:value="0.14" office:value-type="float"/>
        </table:table-row>
        <table:table-row>
          <table:table-cell office:value="266" office:value-type="float"/>
          <table:table-cell office:value-type="string">
            <text:p>Electro components</text:p>
          </table:table-cell>
          <table:table-cell office:value="0.081" office:value-type="float"/>
        </table:table-row>
        <table:table-row>
          <table:table-cell office:value="266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26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6" office:value-type="float"/>
          <table:table-cell office:value-type="string">
            <text:p>Mechanical components</text:p>
          </table:table-cell>
          <table:table-cell office:value="0.62" office:value-type="float"/>
        </table:table-row>
        <table:table-row>
          <table:table-cell office:value="267" office:value-type="float"/>
          <table:table-cell office:value-type="string">
            <text:p>Workdays</text:p>
          </table:table-cell>
          <table:table-cell office:value="680" office:value-type="float"/>
        </table:table-row>
        <table:table-row>
          <table:table-cell office:value="267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267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67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26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68" office:value-type="float"/>
          <table:table-cell office:value-type="string">
            <text:p>Workdays</text:p>
          </table:table-cell>
          <table:table-cell office:value="519" office:value-type="float"/>
        </table:table-row>
        <table:table-row>
          <table:table-cell office:value="268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268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68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26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8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69" office:value-type="float"/>
          <table:table-cell office:value-type="string">
            <text:p>Workdays</text:p>
          </table:table-cell>
          <table:table-cell office:value="663" office:value-type="float"/>
        </table:table-row>
        <table:table-row>
          <table:table-cell office:value="269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269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69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26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9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70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270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270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270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27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0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271" office:value-type="float"/>
          <table:table-cell office:value-type="string">
            <text:p>Workdays</text:p>
          </table:table-cell>
          <table:table-cell office:value="395" office:value-type="float"/>
        </table:table-row>
        <table:table-row>
          <table:table-cell office:value="271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71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271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27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1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272" office:value-type="float"/>
          <table:table-cell office:value-type="string">
            <text:p>Workdays</text:p>
          </table:table-cell>
          <table:table-cell office:value="674" office:value-type="float"/>
        </table:table-row>
        <table:table-row>
          <table:table-cell office:value="272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272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72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27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73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273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273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273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27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3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274" office:value-type="float"/>
          <table:table-cell office:value-type="string">
            <text:p>Workdays</text:p>
          </table:table-cell>
          <table:table-cell office:value="2342" office:value-type="float"/>
        </table:table-row>
        <table:table-row>
          <table:table-cell office:value="274" office:value-type="float"/>
          <table:table-cell office:value-type="string">
            <text:p>Plastics</text:p>
          </table:table-cell>
          <table:table-cell office:value="1.6" office:value-type="float"/>
        </table:table-row>
        <table:table-row>
          <table:table-cell office:value="274" office:value-type="float"/>
          <table:table-cell office:value-type="string">
            <text:p>Electro components</text:p>
          </table:table-cell>
          <table:table-cell office:value="0.51" office:value-type="float"/>
        </table:table-row>
        <table:table-row>
          <table:table-cell office:value="274" office:value-type="float"/>
          <table:table-cell office:value-type="string">
            <text:p>Steel</text:p>
          </table:table-cell>
          <table:table-cell office:value="35" office:value-type="float"/>
        </table:table-row>
        <table:table-row>
          <table:table-cell office:value="27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4" office:value-type="float"/>
          <table:table-cell office:value-type="string">
            <text:p>Mechanical components</text:p>
          </table:table-cell>
          <table:table-cell office:value="3.4" office:value-type="float"/>
        </table:table-row>
        <table:table-row>
          <table:table-cell office:value="275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75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75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75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7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5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76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76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76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76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7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6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77" office:value-type="float"/>
          <table:table-cell office:value-type="string">
            <text:p>Workdays</text:p>
          </table:table-cell>
          <table:table-cell office:value="968" office:value-type="float"/>
        </table:table-row>
        <table:table-row>
          <table:table-cell office:value="277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77" office:value-type="float"/>
          <table:table-cell office:value-type="string">
            <text:p>Electro components</text:p>
          </table:table-cell>
          <table:table-cell office:value="0.26" office:value-type="float"/>
        </table:table-row>
        <table:table-row>
          <table:table-cell office:value="277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7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7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78" office:value-type="float"/>
          <table:table-cell office:value-type="string">
            <text:p>Workdays</text:p>
          </table:table-cell>
          <table:table-cell office:value="474" office:value-type="float"/>
        </table:table-row>
        <table:table-row>
          <table:table-cell office:value="278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278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278" office:value-type="float"/>
          <table:table-cell office:value-type="string">
            <text:p>Steel</text:p>
          </table:table-cell>
          <table:table-cell office:value="6.7" office:value-type="float"/>
        </table:table-row>
        <table:table-row>
          <table:table-cell office:value="27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8" office:value-type="float"/>
          <table:table-cell office:value-type="string">
            <text:p>Mechanical components</text:p>
          </table:table-cell>
          <table:table-cell office:value="0.97" office:value-type="float"/>
        </table:table-row>
        <table:table-row>
          <table:table-cell office:value="279" office:value-type="float"/>
          <table:table-cell office:value-type="string">
            <text:p>Workdays</text:p>
          </table:table-cell>
          <table:table-cell office:value="1442" office:value-type="float"/>
        </table:table-row>
        <table:table-row>
          <table:table-cell office:value="279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279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279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27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9" office:value-type="float"/>
          <table:table-cell office:value-type="string">
            <text:p>Mechanical components</text:p>
          </table:table-cell>
          <table:table-cell office:value="2.3" office:value-type="float"/>
        </table:table-row>
        <table:table-row>
          <table:table-cell office:value="280" office:value-type="float"/>
          <table:table-cell office:value-type="string">
            <text:p>Workdays</text:p>
          </table:table-cell>
          <table:table-cell office:value="183" office:value-type="float"/>
        </table:table-row>
        <table:table-row>
          <table:table-cell office:value="280" office:value-type="float"/>
          <table:table-cell office:value-type="string">
            <text:p>Plastics</text:p>
          </table:table-cell>
          <table:table-cell office:value="0.088" office:value-type="float"/>
        </table:table-row>
        <table:table-row>
          <table:table-cell office:value="280" office:value-type="float"/>
          <table:table-cell office:value-type="string">
            <text:p>Electro components</text:p>
          </table:table-cell>
          <table:table-cell office:value="0.07" office:value-type="float"/>
        </table:table-row>
        <table:table-row>
          <table:table-cell office:value="280" office:value-type="float"/>
          <table:table-cell office:value-type="string">
            <text:p>Steel</text:p>
          </table:table-cell>
          <table:table-cell office:value="2.4" office:value-type="float"/>
        </table:table-row>
        <table:table-row>
          <table:table-cell office:value="28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0" office:value-type="float"/>
          <table:table-cell office:value-type="string">
            <text:p>Mechanical components</text:p>
          </table:table-cell>
          <table:table-cell office:value="0.56" office:value-type="float"/>
        </table:table-row>
        <table:table-row>
          <table:table-cell office:value="281" office:value-type="float"/>
          <table:table-cell office:value-type="string">
            <text:p>Workdays</text:p>
          </table:table-cell>
          <table:table-cell office:value="688" office:value-type="float"/>
        </table:table-row>
        <table:table-row>
          <table:table-cell office:value="281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281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281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28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1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82" office:value-type="float"/>
          <table:table-cell office:value-type="string">
            <text:p>Workdays</text:p>
          </table:table-cell>
          <table:table-cell office:value="913" office:value-type="float"/>
        </table:table-row>
        <table:table-row>
          <table:table-cell office:value="282" office:value-type="float"/>
          <table:table-cell office:value-type="string">
            <text:p>Plastics</text:p>
          </table:table-cell>
          <table:table-cell office:value="0.56" office:value-type="float"/>
        </table:table-row>
        <table:table-row>
          <table:table-cell office:value="282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282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8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2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283" office:value-type="float"/>
          <table:table-cell office:value-type="string">
            <text:p>Workdays</text:p>
          </table:table-cell>
          <table:table-cell office:value="913" office:value-type="float"/>
        </table:table-row>
        <table:table-row>
          <table:table-cell office:value="283" office:value-type="float"/>
          <table:table-cell office:value-type="string">
            <text:p>Plastics</text:p>
          </table:table-cell>
          <table:table-cell office:value="0.56" office:value-type="float"/>
        </table:table-row>
        <table:table-row>
          <table:table-cell office:value="283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283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8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3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284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84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84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84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8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4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85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85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85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85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8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5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86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86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86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86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8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6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87" office:value-type="float"/>
          <table:table-cell office:value-type="string">
            <text:p>Workdays</text:p>
          </table:table-cell>
          <table:table-cell office:value="968" office:value-type="float"/>
        </table:table-row>
        <table:table-row>
          <table:table-cell office:value="287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87" office:value-type="float"/>
          <table:table-cell office:value-type="string">
            <text:p>Electro components</text:p>
          </table:table-cell>
          <table:table-cell office:value="0.26" office:value-type="float"/>
        </table:table-row>
        <table:table-row>
          <table:table-cell office:value="287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8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7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88" office:value-type="float"/>
          <table:table-cell office:value-type="string">
            <text:p>Workdays</text:p>
          </table:table-cell>
          <table:table-cell office:value="314" office:value-type="float"/>
        </table:table-row>
        <table:table-row>
          <table:table-cell office:value="288" office:value-type="float"/>
          <table:table-cell office:value-type="string">
            <text:p>Plastics</text:p>
          </table:table-cell>
          <table:table-cell office:value="0.2" office:value-type="float"/>
        </table:table-row>
        <table:table-row>
          <table:table-cell office:value="288" office:value-type="float"/>
          <table:table-cell office:value-type="string">
            <text:p>Electro components</text:p>
          </table:table-cell>
          <table:table-cell office:value="0.08" office:value-type="float"/>
        </table:table-row>
        <table:table-row>
          <table:table-cell office:value="288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28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8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289" office:value-type="float"/>
          <table:table-cell office:value-type="string">
            <text:p>Workdays</text:p>
          </table:table-cell>
          <table:table-cell office:value="872" office:value-type="float"/>
        </table:table-row>
        <table:table-row>
          <table:table-cell office:value="289" office:value-type="float"/>
          <table:table-cell office:value-type="string">
            <text:p>Plastics</text:p>
          </table:table-cell>
          <table:table-cell office:value="0.57" office:value-type="float"/>
        </table:table-row>
        <table:table-row>
          <table:table-cell office:value="289" office:value-type="float"/>
          <table:table-cell office:value-type="string">
            <text:p>Electro components</text:p>
          </table:table-cell>
          <table:table-cell office:value="0.21" office:value-type="float"/>
        </table:table-row>
        <table:table-row>
          <table:table-cell office:value="289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8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9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90" office:value-type="float"/>
          <table:table-cell office:value-type="string">
            <text:p>Workdays</text:p>
          </table:table-cell>
          <table:table-cell office:value="519" office:value-type="float"/>
        </table:table-row>
        <table:table-row>
          <table:table-cell office:value="290" office:value-type="float"/>
          <table:table-cell office:value-type="string">
            <text:p>Plastics</text:p>
          </table:table-cell>
          <table:table-cell office:value="0.35" office:value-type="float"/>
        </table:table-row>
        <table:table-row>
          <table:table-cell office:value="290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290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29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0" office:value-type="float"/>
          <table:table-cell office:value-type="string">
            <text:p>Mechanical components</text:p>
          </table:table-cell>
          <table:table-cell office:value="0.77" office:value-type="float"/>
        </table:table-row>
        <table:table-row>
          <table:table-cell office:value="291" office:value-type="float"/>
          <table:table-cell office:value-type="string">
            <text:p>Workdays</text:p>
          </table:table-cell>
          <table:table-cell office:value="2534" office:value-type="float"/>
        </table:table-row>
        <table:table-row>
          <table:table-cell office:value="291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291" office:value-type="float"/>
          <table:table-cell office:value-type="string">
            <text:p>Electro components</text:p>
          </table:table-cell>
          <table:table-cell office:value="0.53" office:value-type="float"/>
        </table:table-row>
        <table:table-row>
          <table:table-cell office:value="291" office:value-type="float"/>
          <table:table-cell office:value-type="string">
            <text:p>Steel</text:p>
          </table:table-cell>
          <table:table-cell office:value="38" office:value-type="float"/>
        </table:table-row>
        <table:table-row>
          <table:table-cell office:value="29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1" office:value-type="float"/>
          <table:table-cell office:value-type="string">
            <text:p>Mechanical components</text:p>
          </table:table-cell>
          <table:table-cell office:value="3.4" office:value-type="float"/>
        </table:table-row>
        <table:table-row>
          <table:table-cell office:value="292" office:value-type="float"/>
          <table:table-cell office:value-type="string">
            <text:p>Workdays</text:p>
          </table:table-cell>
          <table:table-cell office:value="170" office:value-type="float"/>
        </table:table-row>
        <table:table-row>
          <table:table-cell office:value="292" office:value-type="float"/>
          <table:table-cell office:value-type="string">
            <text:p>Plastics</text:p>
          </table:table-cell>
          <table:table-cell office:value="0.1" office:value-type="float"/>
        </table:table-row>
        <table:table-row>
          <table:table-cell office:value="292" office:value-type="float"/>
          <table:table-cell office:value-type="string">
            <text:p>Electro components</text:p>
          </table:table-cell>
          <table:table-cell office:value="0.05" office:value-type="float"/>
        </table:table-row>
        <table:table-row>
          <table:table-cell office:value="292" office:value-type="float"/>
          <table:table-cell office:value-type="string">
            <text:p>Steel</text:p>
          </table:table-cell>
          <table:table-cell office:value="2.4" office:value-type="float"/>
        </table:table-row>
        <table:table-row>
          <table:table-cell office:value="29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2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293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93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93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93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9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3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94" office:value-type="float"/>
          <table:table-cell office:value-type="string">
            <text:p>Workdays</text:p>
          </table:table-cell>
          <table:table-cell office:value="968" office:value-type="float"/>
        </table:table-row>
        <table:table-row>
          <table:table-cell office:value="294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94" office:value-type="float"/>
          <table:table-cell office:value-type="string">
            <text:p>Electro components</text:p>
          </table:table-cell>
          <table:table-cell office:value="0.26" office:value-type="float"/>
        </table:table-row>
        <table:table-row>
          <table:table-cell office:value="294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9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4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95" office:value-type="float"/>
          <table:table-cell office:value-type="string">
            <text:p>Workdays</text:p>
          </table:table-cell>
          <table:table-cell office:value="913" office:value-type="float"/>
        </table:table-row>
        <table:table-row>
          <table:table-cell office:value="295" office:value-type="float"/>
          <table:table-cell office:value-type="string">
            <text:p>Plastics</text:p>
          </table:table-cell>
          <table:table-cell office:value="0.56" office:value-type="float"/>
        </table:table-row>
        <table:table-row>
          <table:table-cell office:value="295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295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9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5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296" office:value-type="float"/>
          <table:table-cell office:value-type="string">
            <text:p>Workdays</text:p>
          </table:table-cell>
          <table:table-cell office:value="854" office:value-type="float"/>
        </table:table-row>
        <table:table-row>
          <table:table-cell office:value="296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96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9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9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6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97" office:value-type="float"/>
          <table:table-cell office:value-type="string">
            <text:p>Workdays</text:p>
          </table:table-cell>
          <table:table-cell office:value="680" office:value-type="float"/>
        </table:table-row>
        <table:table-row>
          <table:table-cell office:value="297" office:value-type="float"/>
          <table:table-cell office:value-type="string">
            <text:p>Plastics</text:p>
          </table:table-cell>
          <table:table-cell office:value="0.4" office:value-type="float"/>
        </table:table-row>
        <table:table-row>
          <table:table-cell office:value="297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297" office:value-type="float"/>
          <table:table-cell office:value-type="string">
            <text:p>Steel</text:p>
          </table:table-cell>
          <table:table-cell office:value="9.5" office:value-type="float"/>
        </table:table-row>
        <table:table-row>
          <table:table-cell office:value="29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7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98" office:value-type="float"/>
          <table:table-cell office:value-type="string">
            <text:p>Workdays</text:p>
          </table:table-cell>
          <table:table-cell office:value="914" office:value-type="float"/>
        </table:table-row>
        <table:table-row>
          <table:table-cell office:value="298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98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298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9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8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99" office:value-type="float"/>
          <table:table-cell office:value-type="string">
            <text:p>Workdays</text:p>
          </table:table-cell>
          <table:table-cell office:value="854" office:value-type="float"/>
        </table:table-row>
        <table:table-row>
          <table:table-cell office:value="299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99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99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9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9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00" office:value-type="float"/>
          <table:table-cell office:value-type="string">
            <text:p>Workdays</text:p>
          </table:table-cell>
          <table:table-cell office:value="1137" office:value-type="float"/>
        </table:table-row>
        <table:table-row>
          <table:table-cell office:value="300" office:value-type="float"/>
          <table:table-cell office:value-type="string">
            <text:p>Plastics</text:p>
          </table:table-cell>
          <table:table-cell office:value="0.8" office:value-type="float"/>
        </table:table-row>
        <table:table-row>
          <table:table-cell office:value="300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00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0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0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301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301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301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301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30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1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302" office:value-type="float"/>
          <table:table-cell office:value-type="string">
            <text:p>Workdays</text:p>
          </table:table-cell>
          <table:table-cell office:value="1080" office:value-type="float"/>
        </table:table-row>
        <table:table-row>
          <table:table-cell office:value="302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302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302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30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2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03" office:value-type="float"/>
          <table:table-cell office:value-type="string">
            <text:p>Workdays</text:p>
          </table:table-cell>
          <table:table-cell office:value="1012" office:value-type="float"/>
        </table:table-row>
        <table:table-row>
          <table:table-cell office:value="303" office:value-type="float"/>
          <table:table-cell office:value-type="string">
            <text:p>Plastics</text:p>
          </table:table-cell>
          <table:table-cell office:value="0.9" office:value-type="float"/>
        </table:table-row>
        <table:table-row>
          <table:table-cell office:value="303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303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0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3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04" office:value-type="float"/>
          <table:table-cell office:value-type="string">
            <text:p>Workdays</text:p>
          </table:table-cell>
          <table:table-cell office:value="1080" office:value-type="float"/>
        </table:table-row>
        <table:table-row>
          <table:table-cell office:value="304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304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304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30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4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05" office:value-type="float"/>
          <table:table-cell office:value-type="string">
            <text:p>Workdays</text:p>
          </table:table-cell>
          <table:table-cell office:value="765" office:value-type="float"/>
        </table:table-row>
        <table:table-row>
          <table:table-cell office:value="305" office:value-type="float"/>
          <table:table-cell office:value-type="string">
            <text:p>Plastics</text:p>
          </table:table-cell>
          <table:table-cell office:value="0.68" office:value-type="float"/>
        </table:table-row>
        <table:table-row>
          <table:table-cell office:value="305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305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30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5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306" office:value-type="float"/>
          <table:table-cell office:value-type="string">
            <text:p>Workdays</text:p>
          </table:table-cell>
          <table:table-cell office:value="1215" office:value-type="float"/>
        </table:table-row>
        <table:table-row>
          <table:table-cell office:value="306" office:value-type="float"/>
          <table:table-cell office:value-type="string">
            <text:p>Plastics</text:p>
          </table:table-cell>
          <table:table-cell office:value="1.1" office:value-type="float"/>
        </table:table-row>
        <table:table-row>
          <table:table-cell office:value="306" office:value-type="float"/>
          <table:table-cell office:value-type="string">
            <text:p>Electro components</text:p>
          </table:table-cell>
          <table:table-cell office:value="0.27" office:value-type="float"/>
        </table:table-row>
        <table:table-row>
          <table:table-cell office:value="306" office:value-type="float"/>
          <table:table-cell office:value-type="string">
            <text:p>Steel</text:p>
          </table:table-cell>
          <table:table-cell office:value="22" office:value-type="float"/>
        </table:table-row>
        <table:table-row>
          <table:table-cell office:value="30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6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307" office:value-type="float"/>
          <table:table-cell office:value-type="string">
            <text:p>Workdays</text:p>
          </table:table-cell>
          <table:table-cell office:value="990" office:value-type="float"/>
        </table:table-row>
        <table:table-row>
          <table:table-cell office:value="307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307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307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30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308" office:value-type="float"/>
          <table:table-cell office:value-type="string">
            <text:p>Workdays</text:p>
          </table:table-cell>
          <table:table-cell office:value="810" office:value-type="float"/>
        </table:table-row>
        <table:table-row>
          <table:table-cell office:value="308" office:value-type="float"/>
          <table:table-cell office:value-type="string">
            <text:p>Plastics</text:p>
          </table:table-cell>
          <table:table-cell office:value="0.72" office:value-type="float"/>
        </table:table-row>
        <table:table-row>
          <table:table-cell office:value="308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308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0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8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09" office:value-type="float"/>
          <table:table-cell office:value-type="string">
            <text:p>Workdays</text:p>
          </table:table-cell>
          <table:table-cell office:value="1125" office:value-type="float"/>
        </table:table-row>
        <table:table-row>
          <table:table-cell office:value="309" office:value-type="float"/>
          <table:table-cell office:value-type="string">
            <text:p>Plastics</text:p>
          </table:table-cell>
          <table:table-cell office:value="1" office:value-type="float"/>
        </table:table-row>
        <table:table-row>
          <table:table-cell office:value="309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309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30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9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310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310" office:value-type="float"/>
          <table:table-cell office:value-type="string">
            <text:p>Plastics</text:p>
          </table:table-cell>
          <table:table-cell office:value="0.92" office:value-type="float"/>
        </table:table-row>
        <table:table-row>
          <table:table-cell office:value="310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10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1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0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11" office:value-type="float"/>
          <table:table-cell office:value-type="string">
            <text:p>Workdays</text:p>
          </table:table-cell>
          <table:table-cell office:value="765" office:value-type="float"/>
        </table:table-row>
        <table:table-row>
          <table:table-cell office:value="311" office:value-type="float"/>
          <table:table-cell office:value-type="string">
            <text:p>Plastics</text:p>
          </table:table-cell>
          <table:table-cell office:value="0.68" office:value-type="float"/>
        </table:table-row>
        <table:table-row>
          <table:table-cell office:value="311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311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31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1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312" office:value-type="float"/>
          <table:table-cell office:value-type="string">
            <text:p>Workdays</text:p>
          </table:table-cell>
          <table:table-cell office:value="967" office:value-type="float"/>
        </table:table-row>
        <table:table-row>
          <table:table-cell office:value="312" office:value-type="float"/>
          <table:table-cell office:value-type="string">
            <text:p>Plastics</text:p>
          </table:table-cell>
          <table:table-cell office:value="0.86" office:value-type="float"/>
        </table:table-row>
        <table:table-row>
          <table:table-cell office:value="312" office:value-type="float"/>
          <table:table-cell office:value-type="string">
            <text:p>Electro components</text:p>
          </table:table-cell>
          <table:table-cell office:value="0.21" office:value-type="float"/>
        </table:table-row>
        <table:table-row>
          <table:table-cell office:value="31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31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313" office:value-type="float"/>
          <table:table-cell office:value-type="string">
            <text:p>Workdays</text:p>
          </table:table-cell>
          <table:table-cell office:value="913" office:value-type="float"/>
        </table:table-row>
        <table:table-row>
          <table:table-cell office:value="313" office:value-type="float"/>
          <table:table-cell office:value-type="string">
            <text:p>Plastics</text:p>
          </table:table-cell>
          <table:table-cell office:value="0.81" office:value-type="float"/>
        </table:table-row>
        <table:table-row>
          <table:table-cell office:value="313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313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1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3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314" office:value-type="float"/>
          <table:table-cell office:value-type="string">
            <text:p>Workdays</text:p>
          </table:table-cell>
          <table:table-cell office:value="1003" office:value-type="float"/>
        </table:table-row>
        <table:table-row>
          <table:table-cell office:value="314" office:value-type="float"/>
          <table:table-cell office:value-type="string">
            <text:p>Plastics</text:p>
          </table:table-cell>
          <table:table-cell office:value="0.89" office:value-type="float"/>
        </table:table-row>
        <table:table-row>
          <table:table-cell office:value="314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314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31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4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315" office:value-type="float"/>
          <table:table-cell office:value-type="string">
            <text:p>Workdays</text:p>
          </table:table-cell>
          <table:table-cell office:value="1125" office:value-type="float"/>
        </table:table-row>
        <table:table-row>
          <table:table-cell office:value="315" office:value-type="float"/>
          <table:table-cell office:value-type="string">
            <text:p>Plastics</text:p>
          </table:table-cell>
          <table:table-cell office:value="1" office:value-type="float"/>
        </table:table-row>
        <table:table-row>
          <table:table-cell office:value="315" office:value-type="float"/>
          <table:table-cell office:value-type="string">
            <text:p>Electro components</text:p>
          </table:table-cell>
          <table:table-cell office:value="0.025" office:value-type="float"/>
        </table:table-row>
        <table:table-row>
          <table:table-cell office:value="315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31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5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316" office:value-type="float"/>
          <table:table-cell office:value-type="string">
            <text:p>Workdays</text:p>
          </table:table-cell>
          <table:table-cell office:value="2115" office:value-type="float"/>
        </table:table-row>
        <table:table-row>
          <table:table-cell office:value="316" office:value-type="float"/>
          <table:table-cell office:value-type="string">
            <text:p>Plastics</text:p>
          </table:table-cell>
          <table:table-cell office:value="1.9" office:value-type="float"/>
        </table:table-row>
        <table:table-row>
          <table:table-cell office:value="316" office:value-type="float"/>
          <table:table-cell office:value-type="string">
            <text:p>Electro components</text:p>
          </table:table-cell>
          <table:table-cell office:value="0.47" office:value-type="float"/>
        </table:table-row>
        <table:table-row>
          <table:table-cell office:value="316" office:value-type="float"/>
          <table:table-cell office:value-type="string">
            <text:p>Steel</text:p>
          </table:table-cell>
          <table:table-cell office:value="39" office:value-type="float"/>
        </table:table-row>
        <table:table-row>
          <table:table-cell office:value="31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6" office:value-type="float"/>
          <table:table-cell office:value-type="string">
            <text:p>Mechanical components</text:p>
          </table:table-cell>
          <table:table-cell office:value="2.8" office:value-type="float"/>
        </table:table-row>
        <table:table-row>
          <table:table-cell office:value="317" office:value-type="float"/>
          <table:table-cell office:value-type="string">
            <text:p>Workdays</text:p>
          </table:table-cell>
          <table:table-cell office:value="967" office:value-type="float"/>
        </table:table-row>
        <table:table-row>
          <table:table-cell office:value="317" office:value-type="float"/>
          <table:table-cell office:value-type="string">
            <text:p>Plastics</text:p>
          </table:table-cell>
          <table:table-cell office:value="0.86" office:value-type="float"/>
        </table:table-row>
        <table:table-row>
          <table:table-cell office:value="317" office:value-type="float"/>
          <table:table-cell office:value-type="string">
            <text:p>Electro components</text:p>
          </table:table-cell>
          <table:table-cell office:value="0.21" office:value-type="float"/>
        </table:table-row>
        <table:table-row>
          <table:table-cell office:value="317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31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318" office:value-type="float"/>
          <table:table-cell office:value-type="string">
            <text:p>Workdays</text:p>
          </table:table-cell>
          <table:table-cell office:value="623" office:value-type="float"/>
        </table:table-row>
        <table:table-row>
          <table:table-cell office:value="318" office:value-type="float"/>
          <table:table-cell office:value-type="string">
            <text:p>Plastics</text:p>
          </table:table-cell>
          <table:table-cell office:value="0.73" office:value-type="float"/>
        </table:table-row>
        <table:table-row>
          <table:table-cell office:value="318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318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1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8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19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319" office:value-type="float"/>
          <table:table-cell office:value-type="string">
            <text:p>Plastics</text:p>
          </table:table-cell>
          <table:table-cell office:value="0.92" office:value-type="float"/>
        </table:table-row>
        <table:table-row>
          <table:table-cell office:value="319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19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1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9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20" office:value-type="float"/>
          <table:table-cell office:value-type="string">
            <text:p>Workdays</text:p>
          </table:table-cell>
          <table:table-cell office:value="1080" office:value-type="float"/>
        </table:table-row>
        <table:table-row>
          <table:table-cell office:value="320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320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320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32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0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21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321" office:value-type="float"/>
          <table:table-cell office:value-type="string">
            <text:p>Plastics</text:p>
          </table:table-cell>
          <table:table-cell office:value="0.92" office:value-type="float"/>
        </table:table-row>
        <table:table-row>
          <table:table-cell office:value="321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21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2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1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22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322" office:value-type="float"/>
          <table:table-cell office:value-type="string">
            <text:p>Plastics</text:p>
          </table:table-cell>
          <table:table-cell office:value="0.92" office:value-type="float"/>
        </table:table-row>
        <table:table-row>
          <table:table-cell office:value="322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22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2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2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23" office:value-type="float"/>
          <table:table-cell office:value-type="string">
            <text:p>Workdays</text:p>
          </table:table-cell>
          <table:table-cell office:value="585" office:value-type="float"/>
        </table:table-row>
        <table:table-row>
          <table:table-cell office:value="323" office:value-type="float"/>
          <table:table-cell office:value-type="string">
            <text:p>Plastics</text:p>
          </table:table-cell>
          <table:table-cell office:value="0.52" office:value-type="float"/>
        </table:table-row>
        <table:table-row>
          <table:table-cell office:value="323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323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32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3" office:value-type="float"/>
          <table:table-cell office:value-type="string">
            <text:p>Mechanical components</text:p>
          </table:table-cell>
          <table:table-cell office:value="0.78" office:value-type="float"/>
        </table:table-row>
        <table:table-row>
          <table:table-cell office:value="324" office:value-type="float"/>
          <table:table-cell office:value-type="string">
            <text:p>Workdays</text:p>
          </table:table-cell>
          <table:table-cell office:value="585" office:value-type="float"/>
        </table:table-row>
        <table:table-row>
          <table:table-cell office:value="324" office:value-type="float"/>
          <table:table-cell office:value-type="string">
            <text:p>Plastics</text:p>
          </table:table-cell>
          <table:table-cell office:value="0.52" office:value-type="float"/>
        </table:table-row>
        <table:table-row>
          <table:table-cell office:value="324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324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32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4" office:value-type="float"/>
          <table:table-cell office:value-type="string">
            <text:p>Mechanical components</text:p>
          </table:table-cell>
          <table:table-cell office:value="0.78" office:value-type="float"/>
        </table:table-row>
        <table:table-row>
          <table:table-cell office:value="325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325" office:value-type="float"/>
          <table:table-cell office:value-type="string">
            <text:p>Plastics</text:p>
          </table:table-cell>
          <table:table-cell office:value="0.92" office:value-type="float"/>
        </table:table-row>
        <table:table-row>
          <table:table-cell office:value="325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25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2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5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26" office:value-type="float"/>
          <table:table-cell office:value-type="string">
            <text:p>Workdays</text:p>
          </table:table-cell>
          <table:table-cell office:value="585" office:value-type="float"/>
        </table:table-row>
        <table:table-row>
          <table:table-cell office:value="326" office:value-type="float"/>
          <table:table-cell office:value-type="string">
            <text:p>Plastics</text:p>
          </table:table-cell>
          <table:table-cell office:value="0.52" office:value-type="float"/>
        </table:table-row>
        <table:table-row>
          <table:table-cell office:value="326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326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32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6" office:value-type="float"/>
          <table:table-cell office:value-type="string">
            <text:p>Mechanical components</text:p>
          </table:table-cell>
          <table:table-cell office:value="0.78" office:value-type="float"/>
        </table:table-row>
        <table:table-row>
          <table:table-cell office:value="327" office:value-type="float"/>
          <table:table-cell office:value-type="string">
            <text:p>Workdays</text:p>
          </table:table-cell>
          <table:table-cell office:value="5622" office:value-type="float"/>
        </table:table-row>
        <table:table-row>
          <table:table-cell office:value="327" office:value-type="float"/>
          <table:table-cell office:value-type="string">
            <text:p>Plastics</text:p>
          </table:table-cell>
          <table:table-cell office:value="4.7" office:value-type="float"/>
        </table:table-row>
        <table:table-row>
          <table:table-cell office:value="327" office:value-type="float"/>
          <table:table-cell office:value-type="string">
            <text:p>Electro components</text:p>
          </table:table-cell>
          <table:table-cell office:value="1.9" office:value-type="float"/>
        </table:table-row>
        <table:table-row>
          <table:table-cell office:value="327" office:value-type="float"/>
          <table:table-cell office:value-type="string">
            <text:p>Steel</text:p>
          </table:table-cell>
          <table:table-cell office:value="107" office:value-type="float"/>
        </table:table-row>
        <table:table-row>
          <table:table-cell office:value="32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7" office:value-type="float"/>
          <table:table-cell office:value-type="string">
            <text:p>Mechanical components</text:p>
          </table:table-cell>
          <table:table-cell office:value="15" office:value-type="float"/>
        </table:table-row>
        <table:table-row>
          <table:table-cell office:value="328" office:value-type="float"/>
          <table:table-cell office:value-type="string">
            <text:p>Workdays</text:p>
          </table:table-cell>
          <table:table-cell office:value="3378" office:value-type="float"/>
        </table:table-row>
        <table:table-row>
          <table:table-cell office:value="328" office:value-type="float"/>
          <table:table-cell office:value-type="string">
            <text:p>Plastics</text:p>
          </table:table-cell>
          <table:table-cell office:value="2.9" office:value-type="float"/>
        </table:table-row>
        <table:table-row>
          <table:table-cell office:value="328" office:value-type="float"/>
          <table:table-cell office:value-type="string">
            <text:p>Electro components</text:p>
          </table:table-cell>
          <table:table-cell office:value="1.1" office:value-type="float"/>
        </table:table-row>
        <table:table-row>
          <table:table-cell office:value="328" office:value-type="float"/>
          <table:table-cell office:value-type="string">
            <text:p>Steel</text:p>
          </table:table-cell>
          <table:table-cell office:value="64" office:value-type="float"/>
        </table:table-row>
        <table:table-row>
          <table:table-cell office:value="32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8" office:value-type="float"/>
          <table:table-cell office:value-type="string">
            <text:p>Mechanical components</text:p>
          </table:table-cell>
          <table:table-cell office:value="7.9" office:value-type="float"/>
        </table:table-row>
        <table:table-row>
          <table:table-cell office:value="329" office:value-type="float"/>
          <table:table-cell office:value-type="string">
            <text:p>Workdays</text:p>
          </table:table-cell>
          <table:table-cell office:value="3064" office:value-type="float"/>
        </table:table-row>
        <table:table-row>
          <table:table-cell office:value="329" office:value-type="float"/>
          <table:table-cell office:value-type="string">
            <text:p>Plastics</text:p>
          </table:table-cell>
          <table:table-cell office:value="2.6" office:value-type="float"/>
        </table:table-row>
        <table:table-row>
          <table:table-cell office:value="329" office:value-type="float"/>
          <table:table-cell office:value-type="string">
            <text:p>Electro components</text:p>
          </table:table-cell>
          <table:table-cell office:value="1.1" office:value-type="float"/>
        </table:table-row>
        <table:table-row>
          <table:table-cell office:value="329" office:value-type="float"/>
          <table:table-cell office:value-type="string">
            <text:p>Steel</text:p>
          </table:table-cell>
          <table:table-cell office:value="58" office:value-type="float"/>
        </table:table-row>
        <table:table-row>
          <table:table-cell office:value="32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9" office:value-type="float"/>
          <table:table-cell office:value-type="string">
            <text:p>Mechanical components</text:p>
          </table:table-cell>
          <table:table-cell office:value="8.6" office:value-type="float"/>
        </table:table-row>
        <table:table-row>
          <table:table-cell office:value="330" office:value-type="float"/>
          <table:table-cell office:value-type="string">
            <text:p>Workdays</text:p>
          </table:table-cell>
          <table:table-cell office:value="5775" office:value-type="float"/>
        </table:table-row>
        <table:table-row>
          <table:table-cell office:value="330" office:value-type="float"/>
          <table:table-cell office:value-type="string">
            <text:p>Plastics</text:p>
          </table:table-cell>
          <table:table-cell office:value="4.8" office:value-type="float"/>
        </table:table-row>
        <table:table-row>
          <table:table-cell office:value="330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330" office:value-type="float"/>
          <table:table-cell office:value-type="string">
            <text:p>Steel</text:p>
          </table:table-cell>
          <table:table-cell office:value="111" office:value-type="float"/>
        </table:table-row>
        <table:table-row>
          <table:table-cell office:value="33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0" office:value-type="float"/>
          <table:table-cell office:value-type="string">
            <text:p>Mechanical components</text:p>
          </table:table-cell>
          <table:table-cell office:value="16" office:value-type="float"/>
        </table:table-row>
        <table:table-row>
          <table:table-cell office:value="331" office:value-type="float"/>
          <table:table-cell office:value-type="string">
            <text:p>Workdays</text:p>
          </table:table-cell>
          <table:table-cell office:value="8775" office:value-type="float"/>
        </table:table-row>
        <table:table-row>
          <table:table-cell office:value="331" office:value-type="float"/>
          <table:table-cell office:value-type="string">
            <text:p>Plastics</text:p>
          </table:table-cell>
          <table:table-cell office:value="6.8" office:value-type="float"/>
        </table:table-row>
        <table:table-row>
          <table:table-cell office:value="331" office:value-type="float"/>
          <table:table-cell office:value-type="string">
            <text:p>Electro components</text:p>
          </table:table-cell>
          <table:table-cell office:value="4.4" office:value-type="float"/>
        </table:table-row>
        <table:table-row>
          <table:table-cell office:value="331" office:value-type="float"/>
          <table:table-cell office:value-type="string">
            <text:p>Steel</text:p>
          </table:table-cell>
          <table:table-cell office:value="171" office:value-type="float"/>
        </table:table-row>
        <table:table-row>
          <table:table-cell office:value="33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1" office:value-type="float"/>
          <table:table-cell office:value-type="string">
            <text:p>Mechanical components</text:p>
          </table:table-cell>
          <table:table-cell office:value="39" office:value-type="float"/>
        </table:table-row>
        <table:table-row>
          <table:table-cell office:value="332" office:value-type="float"/>
          <table:table-cell office:value-type="string">
            <text:p>Workdays</text:p>
          </table:table-cell>
          <table:table-cell office:value="3625" office:value-type="float"/>
        </table:table-row>
        <table:table-row>
          <table:table-cell office:value="332" office:value-type="float"/>
          <table:table-cell office:value-type="string">
            <text:p>Plastics</text:p>
          </table:table-cell>
          <table:table-cell office:value="2.9" office:value-type="float"/>
        </table:table-row>
        <table:table-row>
          <table:table-cell office:value="332" office:value-type="float"/>
          <table:table-cell office:value-type="string">
            <text:p>Electro components</text:p>
          </table:table-cell>
          <table:table-cell office:value="1.5" office:value-type="float"/>
        </table:table-row>
        <table:table-row>
          <table:table-cell office:value="332" office:value-type="float"/>
          <table:table-cell office:value-type="string">
            <text:p>Steel</text:p>
          </table:table-cell>
          <table:table-cell office:value="70" office:value-type="float"/>
        </table:table-row>
        <table:table-row>
          <table:table-cell office:value="33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2" office:value-type="float"/>
          <table:table-cell office:value-type="string">
            <text:p>Mechanical components</text:p>
          </table:table-cell>
          <table:table-cell office:value="13" office:value-type="float"/>
        </table:table-row>
        <table:table-row>
          <table:table-cell office:value="333" office:value-type="float"/>
          <table:table-cell office:value-type="string">
            <text:p>Workdays</text:p>
          </table:table-cell>
          <table:table-cell office:value="5783" office:value-type="float"/>
        </table:table-row>
        <table:table-row>
          <table:table-cell office:value="333" office:value-type="float"/>
          <table:table-cell office:value-type="string">
            <text:p>Plastics</text:p>
          </table:table-cell>
          <table:table-cell office:value="4.9" office:value-type="float"/>
        </table:table-row>
        <table:table-row>
          <table:table-cell office:value="333" office:value-type="float"/>
          <table:table-cell office:value-type="string">
            <text:p>Electro components</text:p>
          </table:table-cell>
          <table:table-cell office:value="1.8" office:value-type="float"/>
        </table:table-row>
        <table:table-row>
          <table:table-cell office:value="333" office:value-type="float"/>
          <table:table-cell office:value-type="string">
            <text:p>Steel</text:p>
          </table:table-cell>
          <table:table-cell office:value="110" office:value-type="float"/>
        </table:table-row>
        <table:table-row>
          <table:table-cell office:value="33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3" office:value-type="float"/>
          <table:table-cell office:value-type="string">
            <text:p>Mechanical components</text:p>
          </table:table-cell>
          <table:table-cell office:value="13" office:value-type="float"/>
        </table:table-row>
        <table:table-row>
          <table:table-cell office:value="334" office:value-type="float"/>
          <table:table-cell office:value-type="string">
            <text:p>Workdays</text:p>
          </table:table-cell>
          <table:table-cell office:value="4950" office:value-type="float"/>
        </table:table-row>
        <table:table-row>
          <table:table-cell office:value="334" office:value-type="float"/>
          <table:table-cell office:value-type="string">
            <text:p>Plastics</text:p>
          </table:table-cell>
          <table:table-cell office:value="4" office:value-type="float"/>
        </table:table-row>
        <table:table-row>
          <table:table-cell office:value="334" office:value-type="float"/>
          <table:table-cell office:value-type="string">
            <text:p>Electro components</text:p>
          </table:table-cell>
          <table:table-cell office:value="2.2" office:value-type="float"/>
        </table:table-row>
        <table:table-row>
          <table:table-cell office:value="334" office:value-type="float"/>
          <table:table-cell office:value-type="string">
            <text:p>Steel</text:p>
          </table:table-cell>
          <table:table-cell office:value="96" office:value-type="float"/>
        </table:table-row>
        <table:table-row>
          <table:table-cell office:value="33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4" office:value-type="float"/>
          <table:table-cell office:value-type="string">
            <text:p>Mechanical components</text:p>
          </table:table-cell>
          <table:table-cell office:value="18" office:value-type="float"/>
        </table:table-row>
        <table:table-row>
          <table:table-cell office:value="335" office:value-type="float"/>
          <table:table-cell office:value-type="string">
            <text:p>Workdays</text:p>
          </table:table-cell>
          <table:table-cell office:value="5696" office:value-type="float"/>
        </table:table-row>
        <table:table-row>
          <table:table-cell office:value="335" office:value-type="float"/>
          <table:table-cell office:value-type="string">
            <text:p>Plastics</text:p>
          </table:table-cell>
          <table:table-cell office:value="4.7" office:value-type="float"/>
        </table:table-row>
        <table:table-row>
          <table:table-cell office:value="335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335" office:value-type="float"/>
          <table:table-cell office:value-type="string">
            <text:p>Steel</text:p>
          </table:table-cell>
          <table:table-cell office:value="109" office:value-type="float"/>
        </table:table-row>
        <table:table-row>
          <table:table-cell office:value="33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5" office:value-type="float"/>
          <table:table-cell office:value-type="string">
            <text:p>Mechanical components</text:p>
          </table:table-cell>
          <table:table-cell office:value="17" office:value-type="float"/>
        </table:table-row>
        <table:table-row>
          <table:table-cell office:value="336" office:value-type="float"/>
          <table:table-cell office:value-type="string">
            <text:p>Workdays</text:p>
          </table:table-cell>
          <table:table-cell office:value="5631" office:value-type="float"/>
        </table:table-row>
        <table:table-row>
          <table:table-cell office:value="336" office:value-type="float"/>
          <table:table-cell office:value-type="string">
            <text:p>Plastics</text:p>
          </table:table-cell>
          <table:table-cell office:value="4.8" office:value-type="float"/>
        </table:table-row>
        <table:table-row>
          <table:table-cell office:value="336" office:value-type="float"/>
          <table:table-cell office:value-type="string">
            <text:p>Electro components</text:p>
          </table:table-cell>
          <table:table-cell office:value="1.8" office:value-type="float"/>
        </table:table-row>
        <table:table-row>
          <table:table-cell office:value="336" office:value-type="float"/>
          <table:table-cell office:value-type="string">
            <text:p>Steel</text:p>
          </table:table-cell>
          <table:table-cell office:value="107" office:value-type="float"/>
        </table:table-row>
        <table:table-row>
          <table:table-cell office:value="33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6" office:value-type="float"/>
          <table:table-cell office:value-type="string">
            <text:p>Mechanical components</text:p>
          </table:table-cell>
          <table:table-cell office:value="13" office:value-type="float"/>
        </table:table-row>
        <table:table-row>
          <table:table-cell office:value="337" office:value-type="float"/>
          <table:table-cell office:value-type="string">
            <text:p>Workdays</text:p>
          </table:table-cell>
          <table:table-cell office:value="5362" office:value-type="float"/>
        </table:table-row>
        <table:table-row>
          <table:table-cell office:value="337" office:value-type="float"/>
          <table:table-cell office:value-type="string">
            <text:p>Plastics</text:p>
          </table:table-cell>
          <table:table-cell office:value="4.4" office:value-type="float"/>
        </table:table-row>
        <table:table-row>
          <table:table-cell office:value="337" office:value-type="float"/>
          <table:table-cell office:value-type="string">
            <text:p>Electro components</text:p>
          </table:table-cell>
          <table:table-cell office:value="2" office:value-type="float"/>
        </table:table-row>
        <table:table-row>
          <table:table-cell office:value="337" office:value-type="float"/>
          <table:table-cell office:value-type="string">
            <text:p>Steel</text:p>
          </table:table-cell>
          <table:table-cell office:value="103" office:value-type="float"/>
        </table:table-row>
        <table:table-row>
          <table:table-cell office:value="33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7" office:value-type="float"/>
          <table:table-cell office:value-type="string">
            <text:p>Mechanical components</text:p>
          </table:table-cell>
          <table:table-cell office:value="16" office:value-type="float"/>
        </table:table-row>
        <table:table-row>
          <table:table-cell office:value="338" office:value-type="float"/>
          <table:table-cell office:value-type="string">
            <text:p>Workdays</text:p>
          </table:table-cell>
          <table:table-cell office:value="6810" office:value-type="float"/>
        </table:table-row>
        <table:table-row>
          <table:table-cell office:value="338" office:value-type="float"/>
          <table:table-cell office:value-type="string">
            <text:p>Plastics</text:p>
          </table:table-cell>
          <table:table-cell office:value="5.4" office:value-type="float"/>
        </table:table-row>
        <table:table-row>
          <table:table-cell office:value="338" office:value-type="float"/>
          <table:table-cell office:value-type="string">
            <text:p>Electro components</text:p>
          </table:table-cell>
          <table:table-cell office:value="3.1" office:value-type="float"/>
        </table:table-row>
        <table:table-row>
          <table:table-cell office:value="338" office:value-type="float"/>
          <table:table-cell office:value-type="string">
            <text:p>Steel</text:p>
          </table:table-cell>
          <table:table-cell office:value="132" office:value-type="float"/>
        </table:table-row>
        <table:table-row>
          <table:table-cell office:value="33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8" office:value-type="float"/>
          <table:table-cell office:value-type="string">
            <text:p>Mechanical components</text:p>
          </table:table-cell>
          <table:table-cell office:value="27" office:value-type="float"/>
        </table:table-row>
        <table:table-row>
          <table:table-cell office:value="339" office:value-type="float"/>
          <table:table-cell office:value-type="string">
            <text:p>Workdays</text:p>
          </table:table-cell>
          <table:table-cell office:value="1020" office:value-type="float"/>
        </table:table-row>
        <table:table-row>
          <table:table-cell office:value="339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339" office:value-type="float"/>
          <table:table-cell office:value-type="string">
            <text:p>Electro components</text:p>
          </table:table-cell>
          <table:table-cell office:value="0.29" office:value-type="float"/>
        </table:table-row>
        <table:table-row>
          <table:table-cell office:value="339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3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9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340" office:value-type="float"/>
          <table:table-cell office:value-type="string">
            <text:p>Workdays</text:p>
          </table:table-cell>
          <table:table-cell office:value="1032" office:value-type="float"/>
        </table:table-row>
        <table:table-row>
          <table:table-cell office:value="340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340" office:value-type="float"/>
          <table:table-cell office:value-type="string">
            <text:p>Electro components</text:p>
          </table:table-cell>
          <table:table-cell office:value="0.32" office:value-type="float"/>
        </table:table-row>
        <table:table-row>
          <table:table-cell office:value="340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4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0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341" office:value-type="float"/>
          <table:table-cell office:value-type="string">
            <text:p>Workdays</text:p>
          </table:table-cell>
          <table:table-cell office:value="12076" office:value-type="float"/>
        </table:table-row>
        <table:table-row>
          <table:table-cell office:value="341" office:value-type="float"/>
          <table:table-cell office:value-type="string">
            <text:p>Plastics</text:p>
          </table:table-cell>
          <table:table-cell office:value="10" office:value-type="float"/>
        </table:table-row>
        <table:table-row>
          <table:table-cell office:value="341" office:value-type="float"/>
          <table:table-cell office:value-type="string">
            <text:p>Electro components</text:p>
          </table:table-cell>
          <table:table-cell office:value="4.3" office:value-type="float"/>
        </table:table-row>
        <table:table-row>
          <table:table-cell office:value="341" office:value-type="float"/>
          <table:table-cell office:value-type="string">
            <text:p>Steel</text:p>
          </table:table-cell>
          <table:table-cell office:value="231" office:value-type="float"/>
        </table:table-row>
        <table:table-row>
          <table:table-cell office:value="34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1" office:value-type="float"/>
          <table:table-cell office:value-type="string">
            <text:p>Mechanical components</text:p>
          </table:table-cell>
          <table:table-cell office:value="34" office:value-type="float"/>
        </table:table-row>
        <table:table-row>
          <table:table-cell office:value="342" office:value-type="float"/>
          <table:table-cell office:value-type="string">
            <text:p>Workdays</text:p>
          </table:table-cell>
          <table:table-cell office:value="3650" office:value-type="float"/>
        </table:table-row>
        <table:table-row>
          <table:table-cell office:value="342" office:value-type="float"/>
          <table:table-cell office:value-type="string">
            <text:p>Plastics</text:p>
          </table:table-cell>
          <table:table-cell office:value="3" office:value-type="float"/>
        </table:table-row>
        <table:table-row>
          <table:table-cell office:value="342" office:value-type="float"/>
          <table:table-cell office:value-type="string">
            <text:p>Electro components</text:p>
          </table:table-cell>
          <table:table-cell office:value="1.4" office:value-type="float"/>
        </table:table-row>
        <table:table-row>
          <table:table-cell office:value="342" office:value-type="float"/>
          <table:table-cell office:value-type="string">
            <text:p>Steel</text:p>
          </table:table-cell>
          <table:table-cell office:value="70" office:value-type="float"/>
        </table:table-row>
        <table:table-row>
          <table:table-cell office:value="34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2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343" office:value-type="float"/>
          <table:table-cell office:value-type="string">
            <text:p>Workdays</text:p>
          </table:table-cell>
          <table:table-cell office:value="1020" office:value-type="float"/>
        </table:table-row>
        <table:table-row>
          <table:table-cell office:value="343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343" office:value-type="float"/>
          <table:table-cell office:value-type="string">
            <text:p>Electro components</text:p>
          </table:table-cell>
          <table:table-cell office:value="0.29" office:value-type="float"/>
        </table:table-row>
        <table:table-row>
          <table:table-cell office:value="343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4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3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344" office:value-type="float"/>
          <table:table-cell office:value-type="string">
            <text:p>Workdays</text:p>
          </table:table-cell>
          <table:table-cell office:value="1119" office:value-type="float"/>
        </table:table-row>
        <table:table-row>
          <table:table-cell office:value="344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344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344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34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4" office:value-type="float"/>
          <table:table-cell office:value-type="string">
            <text:p>Mechanical components</text:p>
          </table:table-cell>
          <table:table-cell office:value="2.5" office:value-type="float"/>
        </table:table-row>
        <table:table-row>
          <table:table-cell office:value="345" office:value-type="float"/>
          <table:table-cell office:value-type="string">
            <text:p>Workdays</text:p>
          </table:table-cell>
          <table:table-cell office:value="4695" office:value-type="float"/>
        </table:table-row>
        <table:table-row>
          <table:table-cell office:value="345" office:value-type="float"/>
          <table:table-cell office:value-type="string">
            <text:p>Plastics</text:p>
          </table:table-cell>
          <table:table-cell office:value="3.4" office:value-type="float"/>
        </table:table-row>
        <table:table-row>
          <table:table-cell office:value="345" office:value-type="float"/>
          <table:table-cell office:value-type="string">
            <text:p>Electro components</text:p>
          </table:table-cell>
          <table:table-cell office:value="9.6" office:value-type="float"/>
        </table:table-row>
        <table:table-row>
          <table:table-cell office:value="345" office:value-type="float"/>
          <table:table-cell office:value-type="string">
            <text:p>Steel</text:p>
          </table:table-cell>
          <table:table-cell office:value="89" office:value-type="float"/>
        </table:table-row>
        <table:table-row>
          <table:table-cell office:value="34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5" office:value-type="float"/>
          <table:table-cell office:value-type="string">
            <text:p>Mechanical components</text:p>
          </table:table-cell>
          <table:table-cell office:value="17" office:value-type="float"/>
        </table:table-row>
        <table:table-row>
          <table:table-cell office:value="346" office:value-type="float"/>
          <table:table-cell office:value-type="string">
            <text:p>Workdays</text:p>
          </table:table-cell>
          <table:table-cell office:value="6720" office:value-type="float"/>
        </table:table-row>
        <table:table-row>
          <table:table-cell office:value="346" office:value-type="float"/>
          <table:table-cell office:value-type="string">
            <text:p>Plastics</text:p>
          </table:table-cell>
          <table:table-cell office:value="5" office:value-type="float"/>
        </table:table-row>
        <table:table-row>
          <table:table-cell office:value="346" office:value-type="float"/>
          <table:table-cell office:value-type="string">
            <text:p>Electro components</text:p>
          </table:table-cell>
          <table:table-cell office:value="11" office:value-type="float"/>
        </table:table-row>
        <table:table-row>
          <table:table-cell office:value="346" office:value-type="float"/>
          <table:table-cell office:value-type="string">
            <text:p>Steel</text:p>
          </table:table-cell>
          <table:table-cell office:value="128" office:value-type="float"/>
        </table:table-row>
        <table:table-row>
          <table:table-cell office:value="34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6" office:value-type="float"/>
          <table:table-cell office:value-type="string">
            <text:p>Mechanical components</text:p>
          </table:table-cell>
          <table:table-cell office:value="22" office:value-type="float"/>
        </table:table-row>
        <table:table-row>
          <table:table-cell office:value="347" office:value-type="float"/>
          <table:table-cell office:value-type="string">
            <text:p>Workdays</text:p>
          </table:table-cell>
          <table:table-cell office:value="7170" office:value-type="float"/>
        </table:table-row>
        <table:table-row>
          <table:table-cell office:value="347" office:value-type="float"/>
          <table:table-cell office:value-type="string">
            <text:p>Plastics</text:p>
          </table:table-cell>
          <table:table-cell office:value="5.2" office:value-type="float"/>
        </table:table-row>
        <table:table-row>
          <table:table-cell office:value="347" office:value-type="float"/>
          <table:table-cell office:value-type="string">
            <text:p>Electro components</text:p>
          </table:table-cell>
          <table:table-cell office:value="14" office:value-type="float"/>
        </table:table-row>
        <table:table-row>
          <table:table-cell office:value="347" office:value-type="float"/>
          <table:table-cell office:value-type="string">
            <text:p>Steel</text:p>
          </table:table-cell>
          <table:table-cell office:value="136" office:value-type="float"/>
        </table:table-row>
        <table:table-row>
          <table:table-cell office:value="34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7" office:value-type="float"/>
          <table:table-cell office:value-type="string">
            <text:p>Mechanical components</text:p>
          </table:table-cell>
          <table:table-cell office:value="25" office:value-type="float"/>
        </table:table-row>
        <table:table-row>
          <table:table-cell office:value="348" office:value-type="float"/>
          <table:table-cell office:value-type="string">
            <text:p>Workdays</text:p>
          </table:table-cell>
          <table:table-cell office:value="4620" office:value-type="float"/>
        </table:table-row>
        <table:table-row>
          <table:table-cell office:value="348" office:value-type="float"/>
          <table:table-cell office:value-type="string">
            <text:p>Plastics</text:p>
          </table:table-cell>
          <table:table-cell office:value="3.3" office:value-type="float"/>
        </table:table-row>
        <table:table-row>
          <table:table-cell office:value="348" office:value-type="float"/>
          <table:table-cell office:value-type="string">
            <text:p>Electro components</text:p>
          </table:table-cell>
          <table:table-cell office:value="10" office:value-type="float"/>
        </table:table-row>
        <table:table-row>
          <table:table-cell office:value="348" office:value-type="float"/>
          <table:table-cell office:value-type="string">
            <text:p>Steel</text:p>
          </table:table-cell>
          <table:table-cell office:value="88" office:value-type="float"/>
        </table:table-row>
        <table:table-row>
          <table:table-cell office:value="34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8" office:value-type="float"/>
          <table:table-cell office:value-type="string">
            <text:p>Mechanical components</text:p>
          </table:table-cell>
          <table:table-cell office:value="17" office:value-type="float"/>
        </table:table-row>
        <table:table-row>
          <table:table-cell office:value="349" office:value-type="float"/>
          <table:table-cell office:value-type="string">
            <text:p>Workdays</text:p>
          </table:table-cell>
          <table:table-cell office:value="6405" office:value-type="float"/>
        </table:table-row>
        <table:table-row>
          <table:table-cell office:value="349" office:value-type="float"/>
          <table:table-cell office:value-type="string">
            <text:p>Plastics</text:p>
          </table:table-cell>
          <table:table-cell office:value="5" office:value-type="float"/>
        </table:table-row>
        <table:table-row>
          <table:table-cell office:value="349" office:value-type="float"/>
          <table:table-cell office:value-type="string">
            <text:p>Electro components</text:p>
          </table:table-cell>
          <table:table-cell office:value="9.5" office:value-type="float"/>
        </table:table-row>
        <table:table-row>
          <table:table-cell office:value="349" office:value-type="float"/>
          <table:table-cell office:value-type="string">
            <text:p>Steel</text:p>
          </table:table-cell>
          <table:table-cell office:value="121" office:value-type="float"/>
        </table:table-row>
        <table:table-row>
          <table:table-cell office:value="34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9" office:value-type="float"/>
          <table:table-cell office:value-type="string">
            <text:p>Mechanical components</text:p>
          </table:table-cell>
          <table:table-cell office:value="18" office:value-type="float"/>
        </table:table-row>
        <table:table-row>
          <table:table-cell office:value="350" office:value-type="float"/>
          <table:table-cell office:value-type="string">
            <text:p>Workdays</text:p>
          </table:table-cell>
          <table:table-cell office:value="6197" office:value-type="float"/>
        </table:table-row>
        <table:table-row>
          <table:table-cell office:value="350" office:value-type="float"/>
          <table:table-cell office:value-type="string">
            <text:p>Plastics</text:p>
          </table:table-cell>
          <table:table-cell office:value="4.8" office:value-type="float"/>
        </table:table-row>
        <table:table-row>
          <table:table-cell office:value="350" office:value-type="float"/>
          <table:table-cell office:value-type="string">
            <text:p>Electro components</text:p>
          </table:table-cell>
          <table:table-cell office:value="9.2" office:value-type="float"/>
        </table:table-row>
        <table:table-row>
          <table:table-cell office:value="350" office:value-type="float"/>
          <table:table-cell office:value-type="string">
            <text:p>Steel</text:p>
          </table:table-cell>
          <table:table-cell office:value="117" office:value-type="float"/>
        </table:table-row>
        <table:table-row>
          <table:table-cell office:value="35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0" office:value-type="float"/>
          <table:table-cell office:value-type="string">
            <text:p>Mechanical components</text:p>
          </table:table-cell>
          <table:table-cell office:value="18" office:value-type="float"/>
        </table:table-row>
        <table:table-row>
          <table:table-cell office:value="351" office:value-type="float"/>
          <table:table-cell office:value-type="string">
            <text:p>Workdays</text:p>
          </table:table-cell>
          <table:table-cell office:value="6945" office:value-type="float"/>
        </table:table-row>
        <table:table-row>
          <table:table-cell office:value="351" office:value-type="float"/>
          <table:table-cell office:value-type="string">
            <text:p>Plastics</text:p>
          </table:table-cell>
          <table:table-cell office:value="5" office:value-type="float"/>
        </table:table-row>
        <table:table-row>
          <table:table-cell office:value="351" office:value-type="float"/>
          <table:table-cell office:value-type="string">
            <text:p>Electro components</text:p>
          </table:table-cell>
          <table:table-cell office:value="14" office:value-type="float"/>
        </table:table-row>
        <table:table-row>
          <table:table-cell office:value="351" office:value-type="float"/>
          <table:table-cell office:value-type="string">
            <text:p>Steel</text:p>
          </table:table-cell>
          <table:table-cell office:value="132" office:value-type="float"/>
        </table:table-row>
        <table:table-row>
          <table:table-cell office:value="35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1" office:value-type="float"/>
          <table:table-cell office:value-type="string">
            <text:p>Mechanical components</text:p>
          </table:table-cell>
          <table:table-cell office:value="25" office:value-type="float"/>
        </table:table-row>
        <table:table-row>
          <table:table-cell office:value="352" office:value-type="float"/>
          <table:table-cell office:value-type="string">
            <text:p>Workdays</text:p>
          </table:table-cell>
          <table:table-cell office:value="9280" office:value-type="float"/>
        </table:table-row>
        <table:table-row>
          <table:table-cell office:value="352" office:value-type="float"/>
          <table:table-cell office:value-type="string">
            <text:p>Plastics</text:p>
          </table:table-cell>
          <table:table-cell office:value="6.9" office:value-type="float"/>
        </table:table-row>
        <table:table-row>
          <table:table-cell office:value="352" office:value-type="float"/>
          <table:table-cell office:value-type="string">
            <text:p>Electro components</text:p>
          </table:table-cell>
          <table:table-cell office:value="17" office:value-type="float"/>
        </table:table-row>
        <table:table-row>
          <table:table-cell office:value="352" office:value-type="float"/>
          <table:table-cell office:value-type="string">
            <text:p>Steel</text:p>
          </table:table-cell>
          <table:table-cell office:value="177" office:value-type="float"/>
        </table:table-row>
        <table:table-row>
          <table:table-cell office:value="35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2" office:value-type="float"/>
          <table:table-cell office:value-type="string">
            <text:p>Mechanical components</text:p>
          </table:table-cell>
          <table:table-cell office:value="31" office:value-type="float"/>
        </table:table-row>
        <table:table-row>
          <table:table-cell office:value="353" office:value-type="float"/>
          <table:table-cell office:value-type="string">
            <text:p>Workdays</text:p>
          </table:table-cell>
          <table:table-cell office:value="5955" office:value-type="float"/>
        </table:table-row>
        <table:table-row>
          <table:table-cell office:value="353" office:value-type="float"/>
          <table:table-cell office:value-type="string">
            <text:p>Plastics</text:p>
          </table:table-cell>
          <table:table-cell office:value="4.6" office:value-type="float"/>
        </table:table-row>
        <table:table-row>
          <table:table-cell office:value="353" office:value-type="float"/>
          <table:table-cell office:value-type="string">
            <text:p>Electro components</text:p>
          </table:table-cell>
          <table:table-cell office:value="8.9" office:value-type="float"/>
        </table:table-row>
        <table:table-row>
          <table:table-cell office:value="353" office:value-type="float"/>
          <table:table-cell office:value-type="string">
            <text:p>Steel</text:p>
          </table:table-cell>
          <table:table-cell office:value="113" office:value-type="float"/>
        </table:table-row>
        <table:table-row>
          <table:table-cell office:value="35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3" office:value-type="float"/>
          <table:table-cell office:value-type="string">
            <text:p>Mechanical components</text:p>
          </table:table-cell>
          <table:table-cell office:value="17" office:value-type="float"/>
        </table:table-row>
        <table:table-row>
          <table:table-cell office:value="354" office:value-type="float"/>
          <table:table-cell office:value-type="string">
            <text:p>Workdays</text:p>
          </table:table-cell>
          <table:table-cell office:value="9430" office:value-type="float"/>
        </table:table-row>
        <table:table-row>
          <table:table-cell office:value="354" office:value-type="float"/>
          <table:table-cell office:value-type="string">
            <text:p>Plastics</text:p>
          </table:table-cell>
          <table:table-cell office:value="7.4" office:value-type="float"/>
        </table:table-row>
        <table:table-row>
          <table:table-cell office:value="354" office:value-type="float"/>
          <table:table-cell office:value-type="string">
            <text:p>Electro components</text:p>
          </table:table-cell>
          <table:table-cell office:value="13" office:value-type="float"/>
        </table:table-row>
        <table:table-row>
          <table:table-cell office:value="354" office:value-type="float"/>
          <table:table-cell office:value-type="string">
            <text:p>Steel</text:p>
          </table:table-cell>
          <table:table-cell office:value="179" office:value-type="float"/>
        </table:table-row>
        <table:table-row>
          <table:table-cell office:value="35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4" office:value-type="float"/>
          <table:table-cell office:value-type="string">
            <text:p>Mechanical components</text:p>
          </table:table-cell>
          <table:table-cell office:value="27" office:value-type="float"/>
        </table:table-row>
        <table:table-row>
          <table:table-cell office:value="355" office:value-type="float"/>
          <table:table-cell office:value-type="string">
            <text:p>Workdays</text:p>
          </table:table-cell>
          <table:table-cell office:value="6941" office:value-type="float"/>
        </table:table-row>
        <table:table-row>
          <table:table-cell office:value="355" office:value-type="float"/>
          <table:table-cell office:value-type="string">
            <text:p>Plastics</text:p>
          </table:table-cell>
          <table:table-cell office:value="5.5" office:value-type="float"/>
        </table:table-row>
        <table:table-row>
          <table:table-cell office:value="355" office:value-type="float"/>
          <table:table-cell office:value-type="string">
            <text:p>Electro components</text:p>
          </table:table-cell>
          <table:table-cell office:value="9.1" office:value-type="float"/>
        </table:table-row>
        <table:table-row>
          <table:table-cell office:value="355" office:value-type="float"/>
          <table:table-cell office:value-type="string">
            <text:p>Steel</text:p>
          </table:table-cell>
          <table:table-cell office:value="131" office:value-type="float"/>
        </table:table-row>
        <table:table-row>
          <table:table-cell office:value="35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5" office:value-type="float"/>
          <table:table-cell office:value-type="string">
            <text:p>Mechanical components</text:p>
          </table:table-cell>
          <table:table-cell office:value="19" office:value-type="float"/>
        </table:table-row>
        <table:table-row>
          <table:table-cell office:value="356" office:value-type="float"/>
          <table:table-cell office:value-type="string">
            <text:p>Workdays</text:p>
          </table:table-cell>
          <table:table-cell office:value="4690" office:value-type="float"/>
        </table:table-row>
        <table:table-row>
          <table:table-cell office:value="356" office:value-type="float"/>
          <table:table-cell office:value-type="string">
            <text:p>Plastics</text:p>
          </table:table-cell>
          <table:table-cell office:value="3.3" office:value-type="float"/>
        </table:table-row>
        <table:table-row>
          <table:table-cell office:value="356" office:value-type="float"/>
          <table:table-cell office:value-type="string">
            <text:p>Electro components</text:p>
          </table:table-cell>
          <table:table-cell office:value="10" office:value-type="float"/>
        </table:table-row>
        <table:table-row>
          <table:table-cell office:value="356" office:value-type="float"/>
          <table:table-cell office:value-type="string">
            <text:p>Steel</text:p>
          </table:table-cell>
          <table:table-cell office:value="89" office:value-type="float"/>
        </table:table-row>
        <table:table-row>
          <table:table-cell office:value="35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6" office:value-type="float"/>
          <table:table-cell office:value-type="string">
            <text:p>Mechanical components</text:p>
          </table:table-cell>
          <table:table-cell office:value="18" office:value-type="float"/>
        </table:table-row>
        <table:table-row>
          <table:table-cell office:value="357" office:value-type="float"/>
          <table:table-cell office:value-type="string">
            <text:p>Workdays</text:p>
          </table:table-cell>
          <table:table-cell office:value="8670" office:value-type="float"/>
        </table:table-row>
        <table:table-row>
          <table:table-cell office:value="357" office:value-type="float"/>
          <table:table-cell office:value-type="string">
            <text:p>Plastics</text:p>
          </table:table-cell>
          <table:table-cell office:value="6.8" office:value-type="float"/>
        </table:table-row>
        <table:table-row>
          <table:table-cell office:value="357" office:value-type="float"/>
          <table:table-cell office:value-type="string">
            <text:p>Electro components</text:p>
          </table:table-cell>
          <table:table-cell office:value="11" office:value-type="float"/>
        </table:table-row>
        <table:table-row>
          <table:table-cell office:value="357" office:value-type="float"/>
          <table:table-cell office:value-type="string">
            <text:p>Steel</text:p>
          </table:table-cell>
          <table:table-cell office:value="164" office:value-type="float"/>
        </table:table-row>
        <table:table-row>
          <table:table-cell office:value="357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57" office:value-type="float"/>
          <table:table-cell office:value-type="string">
            <text:p>Mechanical components</text:p>
          </table:table-cell>
          <table:table-cell office:value="24" office:value-type="float"/>
        </table:table-row>
        <table:table-row>
          <table:table-cell office:value="358" office:value-type="float"/>
          <table:table-cell office:value-type="string">
            <text:p>Workdays</text:p>
          </table:table-cell>
          <table:table-cell office:value="8670" office:value-type="float"/>
        </table:table-row>
        <table:table-row>
          <table:table-cell office:value="358" office:value-type="float"/>
          <table:table-cell office:value-type="string">
            <text:p>Plastics</text:p>
          </table:table-cell>
          <table:table-cell office:value="6.8" office:value-type="float"/>
        </table:table-row>
        <table:table-row>
          <table:table-cell office:value="358" office:value-type="float"/>
          <table:table-cell office:value-type="string">
            <text:p>Electro components</text:p>
          </table:table-cell>
          <table:table-cell office:value="11" office:value-type="float"/>
        </table:table-row>
        <table:table-row>
          <table:table-cell office:value="358" office:value-type="float"/>
          <table:table-cell office:value-type="string">
            <text:p>Steel</text:p>
          </table:table-cell>
          <table:table-cell office:value="164" office:value-type="float"/>
        </table:table-row>
        <table:table-row>
          <table:table-cell office:value="358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58" office:value-type="float"/>
          <table:table-cell office:value-type="string">
            <text:p>Mechanical components</text:p>
          </table:table-cell>
          <table:table-cell office:value="24" office:value-type="float"/>
        </table:table-row>
        <table:table-row>
          <table:table-cell office:value="359" office:value-type="float"/>
          <table:table-cell office:value-type="string">
            <text:p>Workdays</text:p>
          </table:table-cell>
          <table:table-cell office:value="10240" office:value-type="float"/>
        </table:table-row>
        <table:table-row>
          <table:table-cell office:value="359" office:value-type="float"/>
          <table:table-cell office:value-type="string">
            <text:p>Plastics</text:p>
          </table:table-cell>
          <table:table-cell office:value="7.7" office:value-type="float"/>
        </table:table-row>
        <table:table-row>
          <table:table-cell office:value="359" office:value-type="float"/>
          <table:table-cell office:value-type="string">
            <text:p>Electro components</text:p>
          </table:table-cell>
          <table:table-cell office:value="17" office:value-type="float"/>
        </table:table-row>
        <table:table-row>
          <table:table-cell office:value="359" office:value-type="float"/>
          <table:table-cell office:value-type="string">
            <text:p>Steel</text:p>
          </table:table-cell>
          <table:table-cell office:value="195" office:value-type="float"/>
        </table:table-row>
        <table:table-row>
          <table:table-cell office:value="359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59" office:value-type="float"/>
          <table:table-cell office:value-type="string">
            <text:p>Mechanical components</text:p>
          </table:table-cell>
          <table:table-cell office:value="33" office:value-type="float"/>
        </table:table-row>
        <table:table-row>
          <table:table-cell office:value="360" office:value-type="float"/>
          <table:table-cell office:value-type="string">
            <text:p>Workdays</text:p>
          </table:table-cell>
          <table:table-cell office:value="5050" office:value-type="float"/>
        </table:table-row>
        <table:table-row>
          <table:table-cell office:value="360" office:value-type="float"/>
          <table:table-cell office:value-type="string">
            <text:p>Plastics</text:p>
          </table:table-cell>
          <table:table-cell office:value="3.6" office:value-type="float"/>
        </table:table-row>
        <table:table-row>
          <table:table-cell office:value="360" office:value-type="float"/>
          <table:table-cell office:value-type="string">
            <text:p>Electro components</text:p>
          </table:table-cell>
          <table:table-cell office:value="10" office:value-type="float"/>
        </table:table-row>
        <table:table-row>
          <table:table-cell office:value="360" office:value-type="float"/>
          <table:table-cell office:value-type="string">
            <text:p>Steel</text:p>
          </table:table-cell>
          <table:table-cell office:value="96" office:value-type="float"/>
        </table:table-row>
        <table:table-row>
          <table:table-cell office:value="36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60" office:value-type="float"/>
          <table:table-cell office:value-type="string">
            <text:p>Mechanical components</text:p>
          </table:table-cell>
          <table:table-cell office:value="19" office:value-type="float"/>
        </table:table-row>
        <table:table-row>
          <table:table-cell office:value="361" office:value-type="float"/>
          <table:table-cell office:value-type="string">
            <text:p>Workdays</text:p>
          </table:table-cell>
          <table:table-cell office:value="8770" office:value-type="float"/>
        </table:table-row>
        <table:table-row>
          <table:table-cell office:value="361" office:value-type="float"/>
          <table:table-cell office:value-type="string">
            <text:p>Plastics</text:p>
          </table:table-cell>
          <table:table-cell office:value="6.8" office:value-type="float"/>
        </table:table-row>
        <table:table-row>
          <table:table-cell office:value="361" office:value-type="float"/>
          <table:table-cell office:value-type="string">
            <text:p>Electro components</text:p>
          </table:table-cell>
          <table:table-cell office:value="12" office:value-type="float"/>
        </table:table-row>
        <table:table-row>
          <table:table-cell office:value="361" office:value-type="float"/>
          <table:table-cell office:value-type="string">
            <text:p>Steel</text:p>
          </table:table-cell>
          <table:table-cell office:value="166" office:value-type="float"/>
        </table:table-row>
        <table:table-row>
          <table:table-cell office:value="361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61" office:value-type="float"/>
          <table:table-cell office:value-type="string">
            <text:p>Mechanical components</text:p>
          </table:table-cell>
          <table:table-cell office:value="25" office:value-type="float"/>
        </table:table-row>
        <table:table-row>
          <table:table-cell office:value="362" office:value-type="float"/>
          <table:table-cell office:value-type="string">
            <text:p>Workdays</text:p>
          </table:table-cell>
          <table:table-cell office:value="4464" office:value-type="float"/>
        </table:table-row>
        <table:table-row>
          <table:table-cell office:value="362" office:value-type="float"/>
          <table:table-cell office:value-type="string">
            <text:p>Plastics</text:p>
          </table:table-cell>
          <table:table-cell office:value="3.8" office:value-type="float"/>
        </table:table-row>
        <table:table-row>
          <table:table-cell office:value="362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62" office:value-type="float"/>
          <table:table-cell office:value-type="string">
            <text:p>Steel</text:p>
          </table:table-cell>
          <table:table-cell office:value="84" office:value-type="float"/>
        </table:table-row>
        <table:table-row>
          <table:table-cell office:value="362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362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363" office:value-type="float"/>
          <table:table-cell office:value-type="string">
            <text:p>Workdays</text:p>
          </table:table-cell>
          <table:table-cell office:value="4464" office:value-type="float"/>
        </table:table-row>
        <table:table-row>
          <table:table-cell office:value="363" office:value-type="float"/>
          <table:table-cell office:value-type="string">
            <text:p>Plastics</text:p>
          </table:table-cell>
          <table:table-cell office:value="3.8" office:value-type="float"/>
        </table:table-row>
        <table:table-row>
          <table:table-cell office:value="363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63" office:value-type="float"/>
          <table:table-cell office:value-type="string">
            <text:p>Steel</text:p>
          </table:table-cell>
          <table:table-cell office:value="84" office:value-type="float"/>
        </table:table-row>
        <table:table-row>
          <table:table-cell office:value="363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363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364" office:value-type="float"/>
          <table:table-cell office:value-type="string">
            <text:p>Workdays</text:p>
          </table:table-cell>
          <table:table-cell office:value="4464" office:value-type="float"/>
        </table:table-row>
        <table:table-row>
          <table:table-cell office:value="364" office:value-type="float"/>
          <table:table-cell office:value-type="string">
            <text:p>Plastics</text:p>
          </table:table-cell>
          <table:table-cell office:value="3.8" office:value-type="float"/>
        </table:table-row>
        <table:table-row>
          <table:table-cell office:value="364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64" office:value-type="float"/>
          <table:table-cell office:value-type="string">
            <text:p>Steel</text:p>
          </table:table-cell>
          <table:table-cell office:value="84" office:value-type="float"/>
        </table:table-row>
        <table:table-row>
          <table:table-cell office:value="364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364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365" office:value-type="float"/>
          <table:table-cell office:value-type="string">
            <text:p>Workdays</text:p>
          </table:table-cell>
          <table:table-cell office:value="4464" office:value-type="float"/>
        </table:table-row>
        <table:table-row>
          <table:table-cell office:value="365" office:value-type="float"/>
          <table:table-cell office:value-type="string">
            <text:p>Plastics</text:p>
          </table:table-cell>
          <table:table-cell office:value="3.8" office:value-type="float"/>
        </table:table-row>
        <table:table-row>
          <table:table-cell office:value="365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65" office:value-type="float"/>
          <table:table-cell office:value-type="string">
            <text:p>Steel</text:p>
          </table:table-cell>
          <table:table-cell office:value="84" office:value-type="float"/>
        </table:table-row>
        <table:table-row>
          <table:table-cell office:value="365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365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366" office:value-type="float"/>
          <table:table-cell office:value-type="string">
            <text:p>Workdays</text:p>
          </table:table-cell>
          <table:table-cell office:value="9935" office:value-type="float"/>
        </table:table-row>
        <table:table-row>
          <table:table-cell office:value="366" office:value-type="float"/>
          <table:table-cell office:value-type="string">
            <text:p>Plastics</text:p>
          </table:table-cell>
          <table:table-cell office:value="8.6" office:value-type="float"/>
        </table:table-row>
        <table:table-row>
          <table:table-cell office:value="366" office:value-type="float"/>
          <table:table-cell office:value-type="string">
            <text:p>Electro components</text:p>
          </table:table-cell>
          <table:table-cell office:value="4.3" office:value-type="float"/>
        </table:table-row>
        <table:table-row>
          <table:table-cell office:value="366" office:value-type="float"/>
          <table:table-cell office:value-type="string">
            <text:p>Steel</text:p>
          </table:table-cell>
          <table:table-cell office:value="187" office:value-type="float"/>
        </table:table-row>
        <table:table-row>
          <table:table-cell office:value="366" office:value-type="float"/>
          <table:table-cell office:value-type="string">
            <text:p>Fabric</text:p>
          </table:table-cell>
          <table:table-cell office:value="2.3" office:value-type="float"/>
        </table:table-row>
        <table:table-row>
          <table:table-cell office:value="366" office:value-type="float"/>
          <table:table-cell office:value-type="string">
            <text:p>Mechanical components</text:p>
          </table:table-cell>
          <table:table-cell office:value="15" office:value-type="float"/>
        </table:table-row>
        <table:table-row>
          <table:table-cell office:value="367" office:value-type="float"/>
          <table:table-cell office:value-type="string">
            <text:p>Workdays</text:p>
          </table:table-cell>
          <table:table-cell office:value="3081" office:value-type="float"/>
        </table:table-row>
        <table:table-row>
          <table:table-cell office:value="367" office:value-type="float"/>
          <table:table-cell office:value-type="string">
            <text:p>Plastics</text:p>
          </table:table-cell>
          <table:table-cell office:value="2.7" office:value-type="float"/>
        </table:table-row>
        <table:table-row>
          <table:table-cell office:value="367" office:value-type="float"/>
          <table:table-cell office:value-type="string">
            <text:p>Electro components</text:p>
          </table:table-cell>
          <table:table-cell office:value="1.3" office:value-type="float"/>
        </table:table-row>
        <table:table-row>
          <table:table-cell office:value="367" office:value-type="float"/>
          <table:table-cell office:value-type="string">
            <text:p>Steel</text:p>
          </table:table-cell>
          <table:table-cell office:value="58" office:value-type="float"/>
        </table:table-row>
        <table:table-row>
          <table:table-cell office:value="367" office:value-type="float"/>
          <table:table-cell office:value-type="string">
            <text:p>Fabric</text:p>
          </table:table-cell>
          <table:table-cell office:value="0.66" office:value-type="float"/>
        </table:table-row>
        <table:table-row>
          <table:table-cell office:value="367" office:value-type="float"/>
          <table:table-cell office:value-type="string">
            <text:p>Mechanical components</text:p>
          </table:table-cell>
          <table:table-cell office:value="5" office:value-type="float"/>
        </table:table-row>
        <table:table-row>
          <table:table-cell office:value="368" office:value-type="float"/>
          <table:table-cell office:value-type="string">
            <text:p>Workdays</text:p>
          </table:table-cell>
          <table:table-cell office:value="1491" office:value-type="float"/>
        </table:table-row>
        <table:table-row>
          <table:table-cell office:value="368" office:value-type="float"/>
          <table:table-cell office:value-type="string">
            <text:p>Plastics</text:p>
          </table:table-cell>
          <table:table-cell office:value="1.3" office:value-type="float"/>
        </table:table-row>
        <table:table-row>
          <table:table-cell office:value="368" office:value-type="float"/>
          <table:table-cell office:value-type="string">
            <text:p>Electro components</text:p>
          </table:table-cell>
          <table:table-cell office:value="0.44" office:value-type="float"/>
        </table:table-row>
        <table:table-row>
          <table:table-cell office:value="368" office:value-type="float"/>
          <table:table-cell office:value-type="string">
            <text:p>Steel</text:p>
          </table:table-cell>
          <table:table-cell office:value="28" office:value-type="float"/>
        </table:table-row>
        <table:table-row>
          <table:table-cell office:value="368" office:value-type="float"/>
          <table:table-cell office:value-type="string">
            <text:p>Fabric</text:p>
          </table:table-cell>
          <table:table-cell office:value="0.33" office:value-type="float"/>
        </table:table-row>
        <table:table-row>
          <table:table-cell office:value="368" office:value-type="float"/>
          <table:table-cell office:value-type="string">
            <text:p>Mechanical components</text:p>
          </table:table-cell>
          <table:table-cell office:value="3.3" office:value-type="float"/>
        </table:table-row>
        <table:table-row>
          <table:table-cell office:value="369" office:value-type="float"/>
          <table:table-cell office:value-type="string">
            <text:p>Workdays</text:p>
          </table:table-cell>
          <table:table-cell office:value="748" office:value-type="float"/>
        </table:table-row>
        <table:table-row>
          <table:table-cell office:value="369" office:value-type="float"/>
          <table:table-cell office:value-type="string">
            <text:p>Plastics</text:p>
          </table:table-cell>
          <table:table-cell office:value="0.64" office:value-type="float"/>
        </table:table-row>
        <table:table-row>
          <table:table-cell office:value="369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69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369" office:value-type="float"/>
          <table:table-cell office:value-type="string">
            <text:p>Fabric</text:p>
          </table:table-cell>
          <table:table-cell office:value="0.23" office:value-type="float"/>
        </table:table-row>
        <table:table-row>
          <table:table-cell office:value="369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370" office:value-type="float"/>
          <table:table-cell office:value-type="string">
            <text:p>Workdays</text:p>
          </table:table-cell>
          <table:table-cell office:value="798" office:value-type="float"/>
        </table:table-row>
        <table:table-row>
          <table:table-cell office:value="370" office:value-type="float"/>
          <table:table-cell office:value-type="string">
            <text:p>Plastics</text:p>
          </table:table-cell>
          <table:table-cell office:value="0.68" office:value-type="float"/>
        </table:table-row>
        <table:table-row>
          <table:table-cell office:value="370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370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70" office:value-type="float"/>
          <table:table-cell office:value-type="string">
            <text:p>Fabric</text:p>
          </table:table-cell>
          <table:table-cell office:value="0.24" office:value-type="float"/>
        </table:table-row>
        <table:table-row>
          <table:table-cell office:value="370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371" office:value-type="float"/>
          <table:table-cell office:value-type="string">
            <text:p>Workdays</text:p>
          </table:table-cell>
          <table:table-cell office:value="2378" office:value-type="float"/>
        </table:table-row>
        <table:table-row>
          <table:table-cell office:value="371" office:value-type="float"/>
          <table:table-cell office:value-type="string">
            <text:p>Plastics</text:p>
          </table:table-cell>
          <table:table-cell office:value="2" office:value-type="float"/>
        </table:table-row>
        <table:table-row>
          <table:table-cell office:value="371" office:value-type="float"/>
          <table:table-cell office:value-type="string">
            <text:p>Electro components</text:p>
          </table:table-cell>
          <table:table-cell office:value="0.81" office:value-type="float"/>
        </table:table-row>
        <table:table-row>
          <table:table-cell office:value="371" office:value-type="float"/>
          <table:table-cell office:value-type="string">
            <text:p>Steel</text:p>
          </table:table-cell>
          <table:table-cell office:value="45" office:value-type="float"/>
        </table:table-row>
        <table:table-row>
          <table:table-cell office:value="371" office:value-type="float"/>
          <table:table-cell office:value-type="string">
            <text:p>Fabric</text:p>
          </table:table-cell>
          <table:table-cell office:value="0.4" office:value-type="float"/>
        </table:table-row>
        <table:table-row>
          <table:table-cell office:value="371" office:value-type="float"/>
          <table:table-cell office:value-type="string">
            <text:p>Mechanical components</text:p>
          </table:table-cell>
          <table:table-cell office:value="6.3" office:value-type="float"/>
        </table:table-row>
        <table:table-row>
          <table:table-cell office:value="372" office:value-type="float"/>
          <table:table-cell office:value-type="string">
            <text:p>Workdays</text:p>
          </table:table-cell>
          <table:table-cell office:value="938" office:value-type="float"/>
        </table:table-row>
        <table:table-row>
          <table:table-cell office:value="372" office:value-type="float"/>
          <table:table-cell office:value-type="string">
            <text:p>Plastics</text:p>
          </table:table-cell>
          <table:table-cell office:value="0.8" office:value-type="float"/>
        </table:table-row>
        <table:table-row>
          <table:table-cell office:value="372" office:value-type="float"/>
          <table:table-cell office:value-type="string">
            <text:p>Electro components</text:p>
          </table:table-cell>
          <table:table-cell office:value="0.29" office:value-type="float"/>
        </table:table-row>
        <table:table-row>
          <table:table-cell office:value="372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72" office:value-type="float"/>
          <table:table-cell office:value-type="string">
            <text:p>Fabric</text:p>
          </table:table-cell>
          <table:table-cell office:value="0.3" office:value-type="float"/>
        </table:table-row>
        <table:table-row>
          <table:table-cell office:value="372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373" office:value-type="float"/>
          <table:table-cell office:value-type="string">
            <text:p>Workdays</text:p>
          </table:table-cell>
          <table:table-cell office:value="2025" office:value-type="float"/>
        </table:table-row>
        <table:table-row>
          <table:table-cell office:value="373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373" office:value-type="float"/>
          <table:table-cell office:value-type="string">
            <text:p>Electro components</text:p>
          </table:table-cell>
          <table:table-cell office:value="0.45" office:value-type="float"/>
        </table:table-row>
        <table:table-row>
          <table:table-cell office:value="373" office:value-type="float"/>
          <table:table-cell office:value-type="string">
            <text:p>Steel</text:p>
          </table:table-cell>
          <table:table-cell office:value="38" office:value-type="float"/>
        </table:table-row>
        <table:table-row>
          <table:table-cell office:value="373" office:value-type="float"/>
          <table:table-cell office:value-type="string">
            <text:p>Fabric</text:p>
          </table:table-cell>
          <table:table-cell office:value="0.4" office:value-type="float"/>
        </table:table-row>
        <table:table-row>
          <table:table-cell office:value="373" office:value-type="float"/>
          <table:table-cell office:value-type="string">
            <text:p>Mechanical components</text:p>
          </table:table-cell>
          <table:table-cell office:value="2.7" office:value-type="float"/>
        </table:table-row>
        <table:table-row>
          <table:table-cell office:value="374" office:value-type="float"/>
          <table:table-cell office:value-type="string">
            <text:p>Workdays</text:p>
          </table:table-cell>
          <table:table-cell office:value="2025" office:value-type="float"/>
        </table:table-row>
        <table:table-row>
          <table:table-cell office:value="374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374" office:value-type="float"/>
          <table:table-cell office:value-type="string">
            <text:p>Electro components</text:p>
          </table:table-cell>
          <table:table-cell office:value="0.45" office:value-type="float"/>
        </table:table-row>
        <table:table-row>
          <table:table-cell office:value="374" office:value-type="float"/>
          <table:table-cell office:value-type="string">
            <text:p>Steel</text:p>
          </table:table-cell>
          <table:table-cell office:value="38" office:value-type="float"/>
        </table:table-row>
        <table:table-row>
          <table:table-cell office:value="374" office:value-type="float"/>
          <table:table-cell office:value-type="string">
            <text:p>Fabric</text:p>
          </table:table-cell>
          <table:table-cell office:value="0.4" office:value-type="float"/>
        </table:table-row>
        <table:table-row>
          <table:table-cell office:value="374" office:value-type="float"/>
          <table:table-cell office:value-type="string">
            <text:p>Mechanical components</text:p>
          </table:table-cell>
          <table:table-cell office:value="2.7" office:value-type="float"/>
        </table:table-row>
        <table:table-row>
          <table:table-cell office:value="375" office:value-type="float"/>
          <table:table-cell office:value-type="string">
            <text:p>Workdays</text:p>
          </table:table-cell>
          <table:table-cell office:value="2430" office:value-type="float"/>
        </table:table-row>
        <table:table-row>
          <table:table-cell office:value="375" office:value-type="float"/>
          <table:table-cell office:value-type="string">
            <text:p>Plastics</text:p>
          </table:table-cell>
          <table:table-cell office:value="2.2" office:value-type="float"/>
        </table:table-row>
        <table:table-row>
          <table:table-cell office:value="375" office:value-type="float"/>
          <table:table-cell office:value-type="string">
            <text:p>Electro components</text:p>
          </table:table-cell>
          <table:table-cell office:value="0.54" office:value-type="float"/>
        </table:table-row>
        <table:table-row>
          <table:table-cell office:value="375" office:value-type="float"/>
          <table:table-cell office:value-type="string">
            <text:p>Steel</text:p>
          </table:table-cell>
          <table:table-cell office:value="45" office:value-type="float"/>
        </table:table-row>
        <table:table-row>
          <table:table-cell office:value="375" office:value-type="float"/>
          <table:table-cell office:value-type="string">
            <text:p>Fabric</text:p>
          </table:table-cell>
          <table:table-cell office:value="0.39" office:value-type="float"/>
        </table:table-row>
        <table:table-row>
          <table:table-cell office:value="375" office:value-type="float"/>
          <table:table-cell office:value-type="string">
            <text:p>Mechanical components</text:p>
          </table:table-cell>
          <table:table-cell office:value="3.2" office:value-type="float"/>
        </table:table-row>
        <table:table-row>
          <table:table-cell office:value="376" office:value-type="float"/>
          <table:table-cell office:value-type="string">
            <text:p>Workdays</text:p>
          </table:table-cell>
          <table:table-cell office:value="1620" office:value-type="float"/>
        </table:table-row>
        <table:table-row>
          <table:table-cell office:value="376" office:value-type="float"/>
          <table:table-cell office:value-type="string">
            <text:p>Plastics</text:p>
          </table:table-cell>
          <table:table-cell office:value="1.4" office:value-type="float"/>
        </table:table-row>
        <table:table-row>
          <table:table-cell office:value="376" office:value-type="float"/>
          <table:table-cell office:value-type="string">
            <text:p>Electro components</text:p>
          </table:table-cell>
          <table:table-cell office:value="0.36" office:value-type="float"/>
        </table:table-row>
        <table:table-row>
          <table:table-cell office:value="376" office:value-type="float"/>
          <table:table-cell office:value-type="string">
            <text:p>Steel</text:p>
          </table:table-cell>
          <table:table-cell office:value="30" office:value-type="float"/>
        </table:table-row>
        <table:table-row>
          <table:table-cell office:value="376" office:value-type="float"/>
          <table:table-cell office:value-type="string">
            <text:p>Fabric</text:p>
          </table:table-cell>
          <table:table-cell office:value="0.4" office:value-type="float"/>
        </table:table-row>
        <table:table-row>
          <table:table-cell office:value="376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377" office:value-type="float"/>
          <table:table-cell office:value-type="string">
            <text:p>Workdays</text:p>
          </table:table-cell>
          <table:table-cell office:value="2430" office:value-type="float"/>
        </table:table-row>
        <table:table-row>
          <table:table-cell office:value="377" office:value-type="float"/>
          <table:table-cell office:value-type="string">
            <text:p>Plastics</text:p>
          </table:table-cell>
          <table:table-cell office:value="2.2" office:value-type="float"/>
        </table:table-row>
        <table:table-row>
          <table:table-cell office:value="377" office:value-type="float"/>
          <table:table-cell office:value-type="string">
            <text:p>Electro components</text:p>
          </table:table-cell>
          <table:table-cell office:value="0.54" office:value-type="float"/>
        </table:table-row>
        <table:table-row>
          <table:table-cell office:value="377" office:value-type="float"/>
          <table:table-cell office:value-type="string">
            <text:p>Steel</text:p>
          </table:table-cell>
          <table:table-cell office:value="45" office:value-type="float"/>
        </table:table-row>
        <table:table-row>
          <table:table-cell office:value="377" office:value-type="float"/>
          <table:table-cell office:value-type="string">
            <text:p>Fabric</text:p>
          </table:table-cell>
          <table:table-cell office:value="0.34" office:value-type="float"/>
        </table:table-row>
        <table:table-row>
          <table:table-cell office:value="377" office:value-type="float"/>
          <table:table-cell office:value-type="string">
            <text:p>Mechanical components</text:p>
          </table:table-cell>
          <table:table-cell office:value="3.2" office:value-type="float"/>
        </table:table-row>
        <table:table-row>
          <table:table-cell office:value="378" office:value-type="float"/>
          <table:table-cell office:value-type="string">
            <text:p>Workdays</text:p>
          </table:table-cell>
          <table:table-cell office:value="1575" office:value-type="float"/>
        </table:table-row>
        <table:table-row>
          <table:table-cell office:value="378" office:value-type="float"/>
          <table:table-cell office:value-type="string">
            <text:p>Plastics</text:p>
          </table:table-cell>
          <table:table-cell office:value="1.4" office:value-type="float"/>
        </table:table-row>
        <table:table-row>
          <table:table-cell office:value="378" office:value-type="float"/>
          <table:table-cell office:value-type="string">
            <text:p>Electro components</text:p>
          </table:table-cell>
          <table:table-cell office:value="0.35" office:value-type="float"/>
        </table:table-row>
        <table:table-row>
          <table:table-cell office:value="378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378" office:value-type="float"/>
          <table:table-cell office:value-type="string">
            <text:p>Fabric</text:p>
          </table:table-cell>
          <table:table-cell office:value="0.44" office:value-type="float"/>
        </table:table-row>
        <table:table-row>
          <table:table-cell office:value="378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379" office:value-type="float"/>
          <table:table-cell office:value-type="string">
            <text:p>Workdays</text:p>
          </table:table-cell>
          <table:table-cell office:value="4378" office:value-type="float"/>
        </table:table-row>
        <table:table-row>
          <table:table-cell office:value="379" office:value-type="float"/>
          <table:table-cell office:value-type="string">
            <text:p>Plastics</text:p>
          </table:table-cell>
          <table:table-cell office:value="3.7" office:value-type="float"/>
        </table:table-row>
        <table:table-row>
          <table:table-cell office:value="379" office:value-type="float"/>
          <table:table-cell office:value-type="string">
            <text:p>Electro components</text:p>
          </table:table-cell>
          <table:table-cell office:value="1.4" office:value-type="float"/>
        </table:table-row>
        <table:table-row>
          <table:table-cell office:value="379" office:value-type="float"/>
          <table:table-cell office:value-type="string">
            <text:p>Steel</text:p>
          </table:table-cell>
          <table:table-cell office:value="83" office:value-type="float"/>
        </table:table-row>
        <table:table-row>
          <table:table-cell office:value="379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79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380" office:value-type="float"/>
          <table:table-cell office:value-type="string">
            <text:p>Workdays</text:p>
          </table:table-cell>
          <table:table-cell office:value="2157" office:value-type="float"/>
        </table:table-row>
        <table:table-row>
          <table:table-cell office:value="380" office:value-type="float"/>
          <table:table-cell office:value-type="string">
            <text:p>Plastics</text:p>
          </table:table-cell>
          <table:table-cell office:value="1.9" office:value-type="float"/>
        </table:table-row>
        <table:table-row>
          <table:table-cell office:value="380" office:value-type="float"/>
          <table:table-cell office:value-type="string">
            <text:p>Electro components</text:p>
          </table:table-cell>
          <table:table-cell office:value="0.57" office:value-type="float"/>
        </table:table-row>
        <table:table-row>
          <table:table-cell office:value="380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380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80" office:value-type="float"/>
          <table:table-cell office:value-type="string">
            <text:p>Mechanical components</text:p>
          </table:table-cell>
          <table:table-cell office:value="3.9" office:value-type="float"/>
        </table:table-row>
        <table:table-row>
          <table:table-cell office:value="381" office:value-type="float"/>
          <table:table-cell office:value-type="string">
            <text:p>Workdays</text:p>
          </table:table-cell>
          <table:table-cell office:value="1010" office:value-type="float"/>
        </table:table-row>
        <table:table-row>
          <table:table-cell office:value="381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381" office:value-type="float"/>
          <table:table-cell office:value-type="string">
            <text:p>Electro components</text:p>
          </table:table-cell>
          <table:table-cell office:value="0.27" office:value-type="float"/>
        </table:table-row>
        <table:table-row>
          <table:table-cell office:value="381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81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81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82" office:value-type="float"/>
          <table:table-cell office:value-type="string">
            <text:p>Workdays</text:p>
          </table:table-cell>
          <table:table-cell office:value="4650" office:value-type="float"/>
        </table:table-row>
        <table:table-row>
          <table:table-cell office:value="382" office:value-type="float"/>
          <table:table-cell office:value-type="string">
            <text:p>Plastics</text:p>
          </table:table-cell>
          <table:table-cell office:value="4.1" office:value-type="float"/>
        </table:table-row>
        <table:table-row>
          <table:table-cell office:value="382" office:value-type="float"/>
          <table:table-cell office:value-type="string">
            <text:p>Electro components</text:p>
          </table:table-cell>
          <table:table-cell office:value="1.2" office:value-type="float"/>
        </table:table-row>
        <table:table-row>
          <table:table-cell office:value="382" office:value-type="float"/>
          <table:table-cell office:value-type="string">
            <text:p>Steel</text:p>
          </table:table-cell>
          <table:table-cell office:value="88" office:value-type="float"/>
        </table:table-row>
        <table:table-row>
          <table:table-cell office:value="38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82" office:value-type="float"/>
          <table:table-cell office:value-type="string">
            <text:p>Mechanical components</text:p>
          </table:table-cell>
          <table:table-cell office:value="7.7" office:value-type="float"/>
        </table:table-row>
        <table:table-row>
          <table:table-cell office:value="383" office:value-type="float"/>
          <table:table-cell office:value-type="string">
            <text:p>Workdays</text:p>
          </table:table-cell>
          <table:table-cell office:value="1324" office:value-type="float"/>
        </table:table-row>
        <table:table-row>
          <table:table-cell office:value="383" office:value-type="float"/>
          <table:table-cell office:value-type="string">
            <text:p>Plastics</text:p>
          </table:table-cell>
          <table:table-cell office:value="1.2" office:value-type="float"/>
        </table:table-row>
        <table:table-row>
          <table:table-cell office:value="383" office:value-type="float"/>
          <table:table-cell office:value-type="string">
            <text:p>Electro components</text:p>
          </table:table-cell>
          <table:table-cell office:value="0.34" office:value-type="float"/>
        </table:table-row>
        <table:table-row>
          <table:table-cell office:value="383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383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83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384" office:value-type="float"/>
          <table:table-cell office:value-type="string">
            <text:p>Workdays</text:p>
          </table:table-cell>
          <table:table-cell office:value="6576" office:value-type="float"/>
        </table:table-row>
        <table:table-row>
          <table:table-cell office:value="384" office:value-type="float"/>
          <table:table-cell office:value-type="string">
            <text:p>Plastics</text:p>
          </table:table-cell>
          <table:table-cell office:value="5.6" office:value-type="float"/>
        </table:table-row>
        <table:table-row>
          <table:table-cell office:value="384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384" office:value-type="float"/>
          <table:table-cell office:value-type="string">
            <text:p>Steel</text:p>
          </table:table-cell>
          <table:table-cell office:value="125" office:value-type="float"/>
        </table:table-row>
        <table:table-row>
          <table:table-cell office:value="384" office:value-type="float"/>
          <table:table-cell office:value-type="string">
            <text:p>Fabric</text:p>
          </table:table-cell>
          <table:table-cell office:value="0.02" office:value-type="float"/>
        </table:table-row>
        <table:table-row>
          <table:table-cell office:value="384" office:value-type="float"/>
          <table:table-cell office:value-type="string">
            <text:p>Mechanical components</text:p>
          </table:table-cell>
          <table:table-cell office:value="15" office:value-type="float"/>
        </table:table-row>
        <table:table-row>
          <table:table-cell office:value="385" office:value-type="float"/>
          <table:table-cell office:value-type="string">
            <text:p>Workdays</text:p>
          </table:table-cell>
          <table:table-cell office:value="22990" office:value-type="float"/>
        </table:table-row>
        <table:table-row>
          <table:table-cell office:value="385" office:value-type="float"/>
          <table:table-cell office:value-type="string">
            <text:p>Plastics</text:p>
          </table:table-cell>
          <table:table-cell office:value="20" office:value-type="float"/>
        </table:table-row>
        <table:table-row>
          <table:table-cell office:value="385" office:value-type="float"/>
          <table:table-cell office:value-type="string">
            <text:p>Electro components</text:p>
          </table:table-cell>
          <table:table-cell office:value="5.2" office:value-type="float"/>
        </table:table-row>
        <table:table-row>
          <table:table-cell office:value="385" office:value-type="float"/>
          <table:table-cell office:value-type="string">
            <text:p>Steel</text:p>
          </table:table-cell>
          <table:table-cell office:value="434" office:value-type="float"/>
        </table:table-row>
        <table:table-row>
          <table:table-cell office:value="385" office:value-type="float"/>
          <table:table-cell office:value-type="string">
            <text:p>Fabric</text:p>
          </table:table-cell>
          <table:table-cell office:value="0.015" office:value-type="float"/>
        </table:table-row>
        <table:table-row>
          <table:table-cell office:value="385" office:value-type="float"/>
          <table:table-cell office:value-type="string">
            <text:p>Mechanical components</text:p>
          </table:table-cell>
          <table:table-cell office:value="31" office:value-type="float"/>
        </table:table-row>
        <table:table-row>
          <table:table-cell office:value="386" office:value-type="float"/>
          <table:table-cell office:value-type="string">
            <text:p>Workdays</text:p>
          </table:table-cell>
          <table:table-cell office:value="10730" office:value-type="float"/>
        </table:table-row>
        <table:table-row>
          <table:table-cell office:value="386" office:value-type="float"/>
          <table:table-cell office:value-type="string">
            <text:p>Plastics</text:p>
          </table:table-cell>
          <table:table-cell office:value="9.5" office:value-type="float"/>
        </table:table-row>
        <table:table-row>
          <table:table-cell office:value="386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86" office:value-type="float"/>
          <table:table-cell office:value-type="string">
            <text:p>Steel</text:p>
          </table:table-cell>
          <table:table-cell office:value="202" office:value-type="float"/>
        </table:table-row>
        <table:table-row>
          <table:table-cell office:value="386" office:value-type="float"/>
          <table:table-cell office:value-type="string">
            <text:p>Fabric</text:p>
          </table:table-cell>
          <table:table-cell office:value="0.025" office:value-type="float"/>
        </table:table-row>
        <table:table-row>
          <table:table-cell office:value="386" office:value-type="float"/>
          <table:table-cell office:value-type="string">
            <text:p>Mechanical components</text:p>
          </table:table-cell>
          <table:table-cell office:value="14" office:value-type="float"/>
        </table:table-row>
        <table:table-row>
          <table:table-cell office:value="387" office:value-type="float"/>
          <table:table-cell office:value-type="string">
            <text:p>Workdays</text:p>
          </table:table-cell>
          <table:table-cell office:value="8054" office:value-type="float"/>
        </table:table-row>
        <table:table-row>
          <table:table-cell office:value="387" office:value-type="float"/>
          <table:table-cell office:value-type="string">
            <text:p>Plastics</text:p>
          </table:table-cell>
          <table:table-cell office:value="6.9" office:value-type="float"/>
        </table:table-row>
        <table:table-row>
          <table:table-cell office:value="387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87" office:value-type="float"/>
          <table:table-cell office:value-type="string">
            <text:p>Steel</text:p>
          </table:table-cell>
          <table:table-cell office:value="153" office:value-type="float"/>
        </table:table-row>
        <table:table-row>
          <table:table-cell office:value="387" office:value-type="float"/>
          <table:table-cell office:value-type="string">
            <text:p>Fabric</text:p>
          </table:table-cell>
          <table:table-cell office:value="1.2" office:value-type="float"/>
        </table:table-row>
        <table:table-row>
          <table:table-cell office:value="387" office:value-type="float"/>
          <table:table-cell office:value-type="string">
            <text:p>Mechanical components</text:p>
          </table:table-cell>
          <table:table-cell office:value="17" office:value-type="float"/>
        </table:table-row>
        <table:table-row>
          <table:table-cell office:value="388" office:value-type="float"/>
          <table:table-cell office:value-type="string">
            <text:p>Workdays</text:p>
          </table:table-cell>
          <table:table-cell office:value="10763" office:value-type="float"/>
        </table:table-row>
        <table:table-row>
          <table:table-cell office:value="388" office:value-type="float"/>
          <table:table-cell office:value-type="string">
            <text:p>Plastics</text:p>
          </table:table-cell>
          <table:table-cell office:value="9.2" office:value-type="float"/>
        </table:table-row>
        <table:table-row>
          <table:table-cell office:value="388" office:value-type="float"/>
          <table:table-cell office:value-type="string">
            <text:p>Electro components</text:p>
          </table:table-cell>
          <table:table-cell office:value="3.2" office:value-type="float"/>
        </table:table-row>
        <table:table-row>
          <table:table-cell office:value="388" office:value-type="float"/>
          <table:table-cell office:value-type="string">
            <text:p>Steel</text:p>
          </table:table-cell>
          <table:table-cell office:value="205" office:value-type="float"/>
        </table:table-row>
        <table:table-row>
          <table:table-cell office:value="388" office:value-type="float"/>
          <table:table-cell office:value-type="string">
            <text:p>Fabric</text:p>
          </table:table-cell>
          <table:table-cell office:value="1" office:value-type="float"/>
        </table:table-row>
        <table:table-row>
          <table:table-cell office:value="388" office:value-type="float"/>
          <table:table-cell office:value-type="string">
            <text:p>Mechanical components</text:p>
          </table:table-cell>
          <table:table-cell office:value="23" office:value-type="float"/>
        </table:table-row>
        <table:table-row>
          <table:table-cell office:value="389" office:value-type="float"/>
          <table:table-cell office:value-type="string">
            <text:p>Workdays</text:p>
          </table:table-cell>
          <table:table-cell office:value="16305" office:value-type="float"/>
        </table:table-row>
        <table:table-row>
          <table:table-cell office:value="389" office:value-type="float"/>
          <table:table-cell office:value-type="string">
            <text:p>Plastics</text:p>
          </table:table-cell>
          <table:table-cell office:value="14" office:value-type="float"/>
        </table:table-row>
        <table:table-row>
          <table:table-cell office:value="389" office:value-type="float"/>
          <table:table-cell office:value-type="string">
            <text:p>Electro components</text:p>
          </table:table-cell>
          <table:table-cell office:value="5.1" office:value-type="float"/>
        </table:table-row>
        <table:table-row>
          <table:table-cell office:value="389" office:value-type="float"/>
          <table:table-cell office:value-type="string">
            <text:p>Steel</text:p>
          </table:table-cell>
          <table:table-cell office:value="308" office:value-type="float"/>
        </table:table-row>
        <table:table-row>
          <table:table-cell office:value="389" office:value-type="float"/>
          <table:table-cell office:value-type="string">
            <text:p>Fabric</text:p>
          </table:table-cell>
          <table:table-cell office:value="2.1" office:value-type="float"/>
        </table:table-row>
        <table:table-row>
          <table:table-cell office:value="389" office:value-type="float"/>
          <table:table-cell office:value-type="string">
            <text:p>Mechanical components</text:p>
          </table:table-cell>
          <table:table-cell office:value="23" office:value-type="float"/>
        </table:table-row>
        <table:table-row>
          <table:table-cell office:value="390" office:value-type="float"/>
          <table:table-cell office:value-type="string">
            <text:p>Workdays</text:p>
          </table:table-cell>
          <table:table-cell office:value="9590" office:value-type="float"/>
        </table:table-row>
        <table:table-row>
          <table:table-cell office:value="390" office:value-type="float"/>
          <table:table-cell office:value-type="string">
            <text:p>Plastics</text:p>
          </table:table-cell>
          <table:table-cell office:value="8.1" office:value-type="float"/>
        </table:table-row>
        <table:table-row>
          <table:table-cell office:value="390" office:value-type="float"/>
          <table:table-cell office:value-type="string">
            <text:p>Electro components</text:p>
          </table:table-cell>
          <table:table-cell office:value="7" office:value-type="float"/>
        </table:table-row>
        <table:table-row>
          <table:table-cell office:value="390" office:value-type="float"/>
          <table:table-cell office:value-type="string">
            <text:p>Steel</text:p>
          </table:table-cell>
          <table:table-cell office:value="181" office:value-type="float"/>
        </table:table-row>
        <table:table-row>
          <table:table-cell office:value="390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390" office:value-type="float"/>
          <table:table-cell office:value-type="string">
            <text:p>Mechanical components</text:p>
          </table:table-cell>
          <table:table-cell office:value="19" office:value-type="float"/>
        </table:table-row>
        <table:table-row>
          <table:table-cell office:value="391" office:value-type="float"/>
          <table:table-cell office:value-type="string">
            <text:p>Workdays</text:p>
          </table:table-cell>
          <table:table-cell office:value="10425" office:value-type="float"/>
        </table:table-row>
        <table:table-row>
          <table:table-cell office:value="391" office:value-type="float"/>
          <table:table-cell office:value-type="string">
            <text:p>Plastics</text:p>
          </table:table-cell>
          <table:table-cell office:value="9" office:value-type="float"/>
        </table:table-row>
        <table:table-row>
          <table:table-cell office:value="391" office:value-type="float"/>
          <table:table-cell office:value-type="string">
            <text:p>Electro components</text:p>
          </table:table-cell>
          <table:table-cell office:value="3" office:value-type="float"/>
        </table:table-row>
        <table:table-row>
          <table:table-cell office:value="391" office:value-type="float"/>
          <table:table-cell office:value-type="string">
            <text:p>Steel</text:p>
          </table:table-cell>
          <table:table-cell office:value="198" office:value-type="float"/>
        </table:table-row>
        <table:table-row>
          <table:table-cell office:value="391" office:value-type="float"/>
          <table:table-cell office:value-type="string">
            <text:p>Fabric</text:p>
          </table:table-cell>
          <table:table-cell office:value="0.74" office:value-type="float"/>
        </table:table-row>
        <table:table-row>
          <table:table-cell office:value="391" office:value-type="float"/>
          <table:table-cell office:value-type="string">
            <text:p>Mechanical components</text:p>
          </table:table-cell>
          <table:table-cell office:value="21" office:value-type="float"/>
        </table:table-row>
        <table:table-row>
          <table:table-cell office:value="392" office:value-type="float"/>
          <table:table-cell office:value-type="string">
            <text:p>Workdays</text:p>
          </table:table-cell>
          <table:table-cell office:value="4587" office:value-type="float"/>
        </table:table-row>
        <table:table-row>
          <table:table-cell office:value="392" office:value-type="float"/>
          <table:table-cell office:value-type="string">
            <text:p>Plastics</text:p>
          </table:table-cell>
          <table:table-cell office:value="4" office:value-type="float"/>
        </table:table-row>
        <table:table-row>
          <table:table-cell office:value="392" office:value-type="float"/>
          <table:table-cell office:value-type="string">
            <text:p>Electro components</text:p>
          </table:table-cell>
          <table:table-cell office:value="1.9" office:value-type="float"/>
        </table:table-row>
        <table:table-row>
          <table:table-cell office:value="392" office:value-type="float"/>
          <table:table-cell office:value-type="string">
            <text:p>Steel</text:p>
          </table:table-cell>
          <table:table-cell office:value="86" office:value-type="float"/>
        </table:table-row>
        <table:table-row>
          <table:table-cell office:value="392" office:value-type="float"/>
          <table:table-cell office:value-type="string">
            <text:p>Fabric</text:p>
          </table:table-cell>
          <table:table-cell office:value="1.1" office:value-type="float"/>
        </table:table-row>
        <table:table-row>
          <table:table-cell office:value="392" office:value-type="float"/>
          <table:table-cell office:value-type="string">
            <text:p>Mechanical components</text:p>
          </table:table-cell>
          <table:table-cell office:value="7.2" office:value-type="float"/>
        </table:table-row>
        <table:table-row>
          <table:table-cell office:value="393" office:value-type="float"/>
          <table:table-cell office:value-type="string">
            <text:p>Workdays</text:p>
          </table:table-cell>
          <table:table-cell office:value="8492" office:value-type="float"/>
        </table:table-row>
        <table:table-row>
          <table:table-cell office:value="393" office:value-type="float"/>
          <table:table-cell office:value-type="string">
            <text:p>Plastics</text:p>
          </table:table-cell>
          <table:table-cell office:value="7.3" office:value-type="float"/>
        </table:table-row>
        <table:table-row>
          <table:table-cell office:value="393" office:value-type="float"/>
          <table:table-cell office:value-type="string">
            <text:p>Electro components</text:p>
          </table:table-cell>
          <table:table-cell office:value="2.5" office:value-type="float"/>
        </table:table-row>
        <table:table-row>
          <table:table-cell office:value="393" office:value-type="float"/>
          <table:table-cell office:value-type="string">
            <text:p>Steel</text:p>
          </table:table-cell>
          <table:table-cell office:value="161" office:value-type="float"/>
        </table:table-row>
        <table:table-row>
          <table:table-cell office:value="393" office:value-type="float"/>
          <table:table-cell office:value-type="string">
            <text:p>Fabric</text:p>
          </table:table-cell>
          <table:table-cell office:value="0.46" office:value-type="float"/>
        </table:table-row>
        <table:table-row>
          <table:table-cell office:value="393" office:value-type="float"/>
          <table:table-cell office:value-type="string">
            <text:p>Mechanical components</text:p>
          </table:table-cell>
          <table:table-cell office:value="18" office:value-type="float"/>
        </table:table-row>
        <table:table-row>
          <table:table-cell office:value="394" office:value-type="float"/>
          <table:table-cell office:value-type="string">
            <text:p>Workdays</text:p>
          </table:table-cell>
          <table:table-cell office:value="1126" office:value-type="float"/>
        </table:table-row>
        <table:table-row>
          <table:table-cell office:value="394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394" office:value-type="float"/>
          <table:table-cell office:value-type="string">
            <text:p>Electro components</text:p>
          </table:table-cell>
          <table:table-cell office:value="0.66" office:value-type="float"/>
        </table:table-row>
        <table:table-row>
          <table:table-cell office:value="394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394" office:value-type="float"/>
          <table:table-cell office:value-type="string">
            <text:p>Fabric</text:p>
          </table:table-cell>
          <table:table-cell office:value="0.37" office:value-type="float"/>
        </table:table-row>
        <table:table-row>
          <table:table-cell office:value="394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395" office:value-type="float"/>
          <table:table-cell office:value-type="string">
            <text:p>Workdays</text:p>
          </table:table-cell>
          <table:table-cell office:value="856" office:value-type="float"/>
        </table:table-row>
        <table:table-row>
          <table:table-cell office:value="395" office:value-type="float"/>
          <table:table-cell office:value-type="string">
            <text:p>Plastics</text:p>
          </table:table-cell>
          <table:table-cell office:value="0.72" office:value-type="float"/>
        </table:table-row>
        <table:table-row>
          <table:table-cell office:value="395" office:value-type="float"/>
          <table:table-cell office:value-type="string">
            <text:p>Electro components</text:p>
          </table:table-cell>
          <table:table-cell office:value="0.6" office:value-type="float"/>
        </table:table-row>
        <table:table-row>
          <table:table-cell office:value="395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395" office:value-type="float"/>
          <table:table-cell office:value-type="string">
            <text:p>Fabric</text:p>
          </table:table-cell>
          <table:table-cell office:value="0.29" office:value-type="float"/>
        </table:table-row>
        <table:table-row>
          <table:table-cell office:value="395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396" office:value-type="float"/>
          <table:table-cell office:value-type="string">
            <text:p>Workdays</text:p>
          </table:table-cell>
          <table:table-cell office:value="1791" office:value-type="float"/>
        </table:table-row>
        <table:table-row>
          <table:table-cell office:value="396" office:value-type="float"/>
          <table:table-cell office:value-type="string">
            <text:p>Plastics</text:p>
          </table:table-cell>
          <table:table-cell office:value="1.5" office:value-type="float"/>
        </table:table-row>
        <table:table-row>
          <table:table-cell office:value="396" office:value-type="float"/>
          <table:table-cell office:value-type="string">
            <text:p>Electro components</text:p>
          </table:table-cell>
          <table:table-cell office:value="1.3" office:value-type="float"/>
        </table:table-row>
        <table:table-row>
          <table:table-cell office:value="396" office:value-type="float"/>
          <table:table-cell office:value-type="string">
            <text:p>Steel</text:p>
          </table:table-cell>
          <table:table-cell office:value="33" office:value-type="float"/>
        </table:table-row>
        <table:table-row>
          <table:table-cell office:value="396" office:value-type="float"/>
          <table:table-cell office:value-type="string">
            <text:p>Fabric</text:p>
          </table:table-cell>
          <table:table-cell office:value="0.88" office:value-type="float"/>
        </table:table-row>
        <table:table-row>
          <table:table-cell office:value="396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397" office:value-type="float"/>
          <table:table-cell office:value-type="string">
            <text:p>Workdays</text:p>
          </table:table-cell>
          <table:table-cell office:value="900" office:value-type="float"/>
        </table:table-row>
        <table:table-row>
          <table:table-cell office:value="397" office:value-type="float"/>
          <table:table-cell office:value-type="string">
            <text:p>Plastics</text:p>
          </table:table-cell>
          <table:table-cell office:value="0.76" office:value-type="float"/>
        </table:table-row>
        <table:table-row>
          <table:table-cell office:value="397" office:value-type="float"/>
          <table:table-cell office:value-type="string">
            <text:p>Electro components</text:p>
          </table:table-cell>
          <table:table-cell office:value="0.64" office:value-type="float"/>
        </table:table-row>
        <table:table-row>
          <table:table-cell office:value="397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97" office:value-type="float"/>
          <table:table-cell office:value-type="string">
            <text:p>Fabric</text:p>
          </table:table-cell>
          <table:table-cell office:value="0.26" office:value-type="float"/>
        </table:table-row>
        <table:table-row>
          <table:table-cell office:value="397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98" office:value-type="float"/>
          <table:table-cell office:value-type="string">
            <text:p>Workdays</text:p>
          </table:table-cell>
          <table:table-cell office:value="943" office:value-type="float"/>
        </table:table-row>
        <table:table-row>
          <table:table-cell office:value="398" office:value-type="float"/>
          <table:table-cell office:value-type="string">
            <text:p>Plastics</text:p>
          </table:table-cell>
          <table:table-cell office:value="0.8" office:value-type="float"/>
        </table:table-row>
        <table:table-row>
          <table:table-cell office:value="398" office:value-type="float"/>
          <table:table-cell office:value-type="string">
            <text:p>Electro components</text:p>
          </table:table-cell>
          <table:table-cell office:value="0.63" office:value-type="float"/>
        </table:table-row>
        <table:table-row>
          <table:table-cell office:value="398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98" office:value-type="float"/>
          <table:table-cell office:value-type="string">
            <text:p>Fabric</text:p>
          </table:table-cell>
          <table:table-cell office:value="0.26" office:value-type="float"/>
        </table:table-row>
        <table:table-row>
          <table:table-cell office:value="398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99" office:value-type="float"/>
          <table:table-cell office:value-type="string">
            <text:p>Workdays</text:p>
          </table:table-cell>
          <table:table-cell office:value="806" office:value-type="float"/>
        </table:table-row>
        <table:table-row>
          <table:table-cell office:value="399" office:value-type="float"/>
          <table:table-cell office:value-type="string">
            <text:p>Plastics</text:p>
          </table:table-cell>
          <table:table-cell office:value="0.68" office:value-type="float"/>
        </table:table-row>
        <table:table-row>
          <table:table-cell office:value="399" office:value-type="float"/>
          <table:table-cell office:value-type="string">
            <text:p>Electro components</text:p>
          </table:table-cell>
          <table:table-cell office:value="0.58" office:value-type="float"/>
        </table:table-row>
        <table:table-row>
          <table:table-cell office:value="399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99" office:value-type="float"/>
          <table:table-cell office:value-type="string">
            <text:p>Fabric</text:p>
          </table:table-cell>
          <table:table-cell office:value="0.31" office:value-type="float"/>
        </table:table-row>
        <table:table-row>
          <table:table-cell office:value="399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400" office:value-type="float"/>
          <table:table-cell office:value-type="string">
            <text:p>Workdays</text:p>
          </table:table-cell>
          <table:table-cell office:value="1589" office:value-type="float"/>
        </table:table-row>
        <table:table-row>
          <table:table-cell office:value="400" office:value-type="float"/>
          <table:table-cell office:value-type="string">
            <text:p>Plastics</text:p>
          </table:table-cell>
          <table:table-cell office:value="1.4" office:value-type="float"/>
        </table:table-row>
        <table:table-row>
          <table:table-cell office:value="400" office:value-type="float"/>
          <table:table-cell office:value-type="string">
            <text:p>Electro components</text:p>
          </table:table-cell>
          <table:table-cell office:value="0.8" office:value-type="float"/>
        </table:table-row>
        <table:table-row>
          <table:table-cell office:value="400" office:value-type="float"/>
          <table:table-cell office:value-type="string">
            <text:p>Steel</text:p>
          </table:table-cell>
          <table:table-cell office:value="30" office:value-type="float"/>
        </table:table-row>
        <table:table-row>
          <table:table-cell office:value="400" office:value-type="float"/>
          <table:table-cell office:value-type="string">
            <text:p>Fabric</text:p>
          </table:table-cell>
          <table:table-cell office:value="0.71" office:value-type="float"/>
        </table:table-row>
        <table:table-row>
          <table:table-cell office:value="400" office:value-type="float"/>
          <table:table-cell office:value-type="string">
            <text:p>Mechanical components</text:p>
          </table:table-cell>
          <table:table-cell office:value="2.7" office:value-type="float"/>
        </table:table-row>
        <table:table-row>
          <table:table-cell office:value="401" office:value-type="float"/>
          <table:table-cell office:value-type="string">
            <text:p>Workdays</text:p>
          </table:table-cell>
          <table:table-cell office:value="385" office:value-type="float"/>
        </table:table-row>
        <table:table-row>
          <table:table-cell office:value="401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401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401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401" office:value-type="float"/>
          <table:table-cell office:value-type="string">
            <text:p>Fabric</text:p>
          </table:table-cell>
          <table:table-cell office:value="0.31" office:value-type="float"/>
        </table:table-row>
        <table:table-row>
          <table:table-cell office:value="401" office:value-type="float"/>
          <table:table-cell office:value-type="string">
            <text:p>Mechanical components</text:p>
          </table:table-cell>
          <table:table-cell office:value="0.83" office:value-type="float"/>
        </table:table-row>
        <table:table-row>
          <table:table-cell office:value="402" office:value-type="float"/>
          <table:table-cell office:value-type="string">
            <text:p>Workdays</text:p>
          </table:table-cell>
          <table:table-cell office:value="990" office:value-type="float"/>
        </table:table-row>
        <table:table-row>
          <table:table-cell office:value="402" office:value-type="float"/>
          <table:table-cell office:value-type="string">
            <text:p>Plastics</text:p>
          </table:table-cell>
          <table:table-cell office:value="0.84" office:value-type="float"/>
        </table:table-row>
        <table:table-row>
          <table:table-cell office:value="402" office:value-type="float"/>
          <table:table-cell office:value-type="string">
            <text:p>Electro components</text:p>
          </table:table-cell>
          <table:table-cell office:value="0.66" office:value-type="float"/>
        </table:table-row>
        <table:table-row>
          <table:table-cell office:value="40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402" office:value-type="float"/>
          <table:table-cell office:value-type="string">
            <text:p>Fabric</text:p>
          </table:table-cell>
          <table:table-cell office:value="0.53" office:value-type="float"/>
        </table:table-row>
        <table:table-row>
          <table:table-cell office:value="402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403" office:value-type="float"/>
          <table:table-cell office:value-type="string">
            <text:p>Workdays</text:p>
          </table:table-cell>
          <table:table-cell office:value="787" office:value-type="float"/>
        </table:table-row>
        <table:table-row>
          <table:table-cell office:value="403" office:value-type="float"/>
          <table:table-cell office:value-type="string">
            <text:p>Plastics</text:p>
          </table:table-cell>
          <table:table-cell office:value="0.66" office:value-type="float"/>
        </table:table-row>
        <table:table-row>
          <table:table-cell office:value="403" office:value-type="float"/>
          <table:table-cell office:value-type="string">
            <text:p>Electro components</text:p>
          </table:table-cell>
          <table:table-cell office:value="0.57" office:value-type="float"/>
        </table:table-row>
        <table:table-row>
          <table:table-cell office:value="403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403" office:value-type="float"/>
          <table:table-cell office:value-type="string">
            <text:p>Fabric</text:p>
          </table:table-cell>
          <table:table-cell office:value="0.25" office:value-type="float"/>
        </table:table-row>
        <table:table-row>
          <table:table-cell office:value="403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404" office:value-type="float"/>
          <table:table-cell office:value-type="string">
            <text:p>Workdays</text:p>
          </table:table-cell>
          <table:table-cell office:value="787" office:value-type="float"/>
        </table:table-row>
        <table:table-row>
          <table:table-cell office:value="404" office:value-type="float"/>
          <table:table-cell office:value-type="string">
            <text:p>Plastics</text:p>
          </table:table-cell>
          <table:table-cell office:value="0.66" office:value-type="float"/>
        </table:table-row>
        <table:table-row>
          <table:table-cell office:value="404" office:value-type="float"/>
          <table:table-cell office:value-type="string">
            <text:p>Electro components</text:p>
          </table:table-cell>
          <table:table-cell office:value="0.57" office:value-type="float"/>
        </table:table-row>
        <table:table-row>
          <table:table-cell office:value="404" office:value-type="float"/>
          <table:table-cell office:value-type="string">
            <text:p>Steel</text:p>
          </table:table-cell>
          <table:table-cell office:value="0.14" office:value-type="float"/>
        </table:table-row>
        <table:table-row>
          <table:table-cell office:value="404" office:value-type="float"/>
          <table:table-cell office:value-type="string">
            <text:p>Fabric</text:p>
          </table:table-cell>
          <table:table-cell office:value="0.29" office:value-type="float"/>
        </table:table-row>
        <table:table-row>
          <table:table-cell office:value="404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405" office:value-type="float"/>
          <table:table-cell office:value-type="string">
            <text:p>Workdays</text:p>
          </table:table-cell>
          <table:table-cell office:value="873" office:value-type="float"/>
        </table:table-row>
        <table:table-row>
          <table:table-cell office:value="405" office:value-type="float"/>
          <table:table-cell office:value-type="string">
            <text:p>Plastics</text:p>
          </table:table-cell>
          <table:table-cell office:value="0.74" office:value-type="float"/>
        </table:table-row>
        <table:table-row>
          <table:table-cell office:value="405" office:value-type="float"/>
          <table:table-cell office:value-type="string">
            <text:p>Electro components</text:p>
          </table:table-cell>
          <table:table-cell office:value="0.63" office:value-type="float"/>
        </table:table-row>
        <table:table-row>
          <table:table-cell office:value="405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405" office:value-type="float"/>
          <table:table-cell office:value-type="string">
            <text:p>Fabric</text:p>
          </table:table-cell>
          <table:table-cell office:value="0.33" office:value-type="float"/>
        </table:table-row>
        <table:table-row>
          <table:table-cell office:value="405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406" office:value-type="float"/>
          <table:table-cell office:value-type="string">
            <text:p>Workdays</text:p>
          </table:table-cell>
          <table:table-cell office:value="787" office:value-type="float"/>
        </table:table-row>
        <table:table-row>
          <table:table-cell office:value="406" office:value-type="float"/>
          <table:table-cell office:value-type="string">
            <text:p>Plastics</text:p>
          </table:table-cell>
          <table:table-cell office:value="0.66" office:value-type="float"/>
        </table:table-row>
        <table:table-row>
          <table:table-cell office:value="406" office:value-type="float"/>
          <table:table-cell office:value-type="string">
            <text:p>Electro components</text:p>
          </table:table-cell>
          <table:table-cell office:value="0.57" office:value-type="float"/>
        </table:table-row>
        <table:table-row>
          <table:table-cell office:value="406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406" office:value-type="float"/>
          <table:table-cell office:value-type="string">
            <text:p>Fabric</text:p>
          </table:table-cell>
          <table:table-cell office:value="0.3" office:value-type="float"/>
        </table:table-row>
        <table:table-row>
          <table:table-cell office:value="406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407" office:value-type="float"/>
          <table:table-cell office:value-type="string">
            <text:p>Workdays</text:p>
          </table:table-cell>
          <table:table-cell office:value="1005" office:value-type="float"/>
        </table:table-row>
        <table:table-row>
          <table:table-cell office:value="407" office:value-type="float"/>
          <table:table-cell office:value-type="string">
            <text:p>Plastics</text:p>
          </table:table-cell>
          <table:table-cell office:value="0.84" office:value-type="float"/>
        </table:table-row>
        <table:table-row>
          <table:table-cell office:value="407" office:value-type="float"/>
          <table:table-cell office:value-type="string">
            <text:p>Electro components</text:p>
          </table:table-cell>
          <table:table-cell office:value="0.81" office:value-type="float"/>
        </table:table-row>
        <table:table-row>
          <table:table-cell office:value="407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407" office:value-type="float"/>
          <table:table-cell office:value-type="string">
            <text:p>Fabric</text:p>
          </table:table-cell>
          <table:table-cell office:value="0.32" office:value-type="float"/>
        </table:table-row>
        <table:table-row>
          <table:table-cell office:value="407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408" office:value-type="float"/>
          <table:table-cell office:value-type="string">
            <text:p>Workdays</text:p>
          </table:table-cell>
          <table:table-cell office:value="39524" office:value-type="float"/>
        </table:table-row>
        <table:table-row>
          <table:table-cell office:value="408" office:value-type="float"/>
          <table:table-cell office:value-type="string">
            <text:p>Plastics</text:p>
          </table:table-cell>
          <table:table-cell office:value="15" office:value-type="float"/>
        </table:table-row>
        <table:table-row>
          <table:table-cell office:value="408" office:value-type="float"/>
          <table:table-cell office:value-type="string">
            <text:p>Electro components</text:p>
          </table:table-cell>
          <table:table-cell office:value="8" office:value-type="float"/>
        </table:table-row>
        <table:table-row>
          <table:table-cell office:value="408" office:value-type="float"/>
          <table:table-cell office:value-type="string">
            <text:p>Steel</text:p>
          </table:table-cell>
          <table:table-cell office:value="797" office:value-type="float"/>
        </table:table-row>
        <table:table-row>
          <table:table-cell office:value="408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08" office:value-type="float"/>
          <table:table-cell office:value-type="string">
            <text:p>Mechanical components</text:p>
          </table:table-cell>
          <table:table-cell office:value="105" office:value-type="float"/>
        </table:table-row>
        <table:table-row>
          <table:table-cell office:value="409" office:value-type="float"/>
          <table:table-cell office:value-type="string">
            <text:p>Workdays</text:p>
          </table:table-cell>
          <table:table-cell office:value="10553" office:value-type="float"/>
        </table:table-row>
        <table:table-row>
          <table:table-cell office:value="409" office:value-type="float"/>
          <table:table-cell office:value-type="string">
            <text:p>Plastics</text:p>
          </table:table-cell>
          <table:table-cell office:value="4.2" office:value-type="float"/>
        </table:table-row>
        <table:table-row>
          <table:table-cell office:value="409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409" office:value-type="float"/>
          <table:table-cell office:value-type="string">
            <text:p>Steel</text:p>
          </table:table-cell>
          <table:table-cell office:value="213" office:value-type="float"/>
        </table:table-row>
        <table:table-row>
          <table:table-cell office:value="409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09" office:value-type="float"/>
          <table:table-cell office:value-type="string">
            <text:p>Mechanical components</text:p>
          </table:table-cell>
          <table:table-cell office:value="28" office:value-type="float"/>
        </table:table-row>
        <table:table-row>
          <table:table-cell office:value="410" office:value-type="float"/>
          <table:table-cell office:value-type="string">
            <text:p>Workdays</text:p>
          </table:table-cell>
          <table:table-cell office:value="159950" office:value-type="float"/>
        </table:table-row>
        <table:table-row>
          <table:table-cell office:value="410" office:value-type="float"/>
          <table:table-cell office:value-type="string">
            <text:p>Plastics</text:p>
          </table:table-cell>
          <table:table-cell office:value="63" office:value-type="float"/>
        </table:table-row>
        <table:table-row>
          <table:table-cell office:value="410" office:value-type="float"/>
          <table:table-cell office:value-type="string">
            <text:p>Electro components</text:p>
          </table:table-cell>
          <table:table-cell office:value="32" office:value-type="float"/>
        </table:table-row>
        <table:table-row>
          <table:table-cell office:value="410" office:value-type="float"/>
          <table:table-cell office:value-type="string">
            <text:p>Steel</text:p>
          </table:table-cell>
          <table:table-cell office:value="3216" office:value-type="float"/>
        </table:table-row>
        <table:table-row>
          <table:table-cell office:value="410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0" office:value-type="float"/>
          <table:table-cell office:value-type="string">
            <text:p>Mechanical components</text:p>
          </table:table-cell>
          <table:table-cell office:value="411" office:value-type="float"/>
        </table:table-row>
        <table:table-row>
          <table:table-cell office:value="411" office:value-type="float"/>
          <table:table-cell office:value-type="string">
            <text:p>Workdays</text:p>
          </table:table-cell>
          <table:table-cell office:value="3775" office:value-type="float"/>
        </table:table-row>
        <table:table-row>
          <table:table-cell office:value="411" office:value-type="float"/>
          <table:table-cell office:value-type="string">
            <text:p>Plastics</text:p>
          </table:table-cell>
          <table:table-cell office:value="1.5" office:value-type="float"/>
        </table:table-row>
        <table:table-row>
          <table:table-cell office:value="411" office:value-type="float"/>
          <table:table-cell office:value-type="string">
            <text:p>Electro components</text:p>
          </table:table-cell>
          <table:table-cell office:value="0.77" office:value-type="float"/>
        </table:table-row>
        <table:table-row>
          <table:table-cell office:value="411" office:value-type="float"/>
          <table:table-cell office:value-type="string">
            <text:p>Steel</text:p>
          </table:table-cell>
          <table:table-cell office:value="76" office:value-type="float"/>
        </table:table-row>
        <table:table-row>
          <table:table-cell office:value="411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1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412" office:value-type="float"/>
          <table:table-cell office:value-type="string">
            <text:p>Workdays</text:p>
          </table:table-cell>
          <table:table-cell office:value="221305" office:value-type="float"/>
        </table:table-row>
        <table:table-row>
          <table:table-cell office:value="412" office:value-type="float"/>
          <table:table-cell office:value-type="string">
            <text:p>Plastics</text:p>
          </table:table-cell>
          <table:table-cell office:value="87" office:value-type="float"/>
        </table:table-row>
        <table:table-row>
          <table:table-cell office:value="412" office:value-type="float"/>
          <table:table-cell office:value-type="string">
            <text:p>Electro components</text:p>
          </table:table-cell>
          <table:table-cell office:value="45" office:value-type="float"/>
        </table:table-row>
        <table:table-row>
          <table:table-cell office:value="412" office:value-type="float"/>
          <table:table-cell office:value-type="string">
            <text:p>Steel</text:p>
          </table:table-cell>
          <table:table-cell office:value="4498" office:value-type="float"/>
        </table:table-row>
        <table:table-row>
          <table:table-cell office:value="412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2" office:value-type="float"/>
          <table:table-cell office:value-type="string">
            <text:p>Mechanical components</text:p>
          </table:table-cell>
          <table:table-cell office:value="643" office:value-type="float"/>
        </table:table-row>
        <table:table-row>
          <table:table-cell office:value="413" office:value-type="float"/>
          <table:table-cell office:value-type="string">
            <text:p>Workdays</text:p>
          </table:table-cell>
          <table:table-cell office:value="10553" office:value-type="float"/>
        </table:table-row>
        <table:table-row>
          <table:table-cell office:value="413" office:value-type="float"/>
          <table:table-cell office:value-type="string">
            <text:p>Plastics</text:p>
          </table:table-cell>
          <table:table-cell office:value="4.2" office:value-type="float"/>
        </table:table-row>
        <table:table-row>
          <table:table-cell office:value="413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413" office:value-type="float"/>
          <table:table-cell office:value-type="string">
            <text:p>Steel</text:p>
          </table:table-cell>
          <table:table-cell office:value="213" office:value-type="float"/>
        </table:table-row>
        <table:table-row>
          <table:table-cell office:value="413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3" office:value-type="float"/>
          <table:table-cell office:value-type="string">
            <text:p>Mechanical components</text:p>
          </table:table-cell>
          <table:table-cell office:value="28" office:value-type="float"/>
        </table:table-row>
        <table:table-row>
          <table:table-cell office:value="414" office:value-type="float"/>
          <table:table-cell office:value-type="string">
            <text:p>Workdays</text:p>
          </table:table-cell>
          <table:table-cell office:value="16179" office:value-type="float"/>
        </table:table-row>
        <table:table-row>
          <table:table-cell office:value="414" office:value-type="float"/>
          <table:table-cell office:value-type="string">
            <text:p>Plastics</text:p>
          </table:table-cell>
          <table:table-cell office:value="6.4" office:value-type="float"/>
        </table:table-row>
        <table:table-row>
          <table:table-cell office:value="414" office:value-type="float"/>
          <table:table-cell office:value-type="string">
            <text:p>Electro components</text:p>
          </table:table-cell>
          <table:table-cell office:value="3.3" office:value-type="float"/>
        </table:table-row>
        <table:table-row>
          <table:table-cell office:value="414" office:value-type="float"/>
          <table:table-cell office:value-type="string">
            <text:p>Steel</text:p>
          </table:table-cell>
          <table:table-cell office:value="327" office:value-type="float"/>
        </table:table-row>
        <table:table-row>
          <table:table-cell office:value="414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4" office:value-type="float"/>
          <table:table-cell office:value-type="string">
            <text:p>Mechanical components</text:p>
          </table:table-cell>
          <table:table-cell office:value="45" office:value-type="float"/>
        </table:table-row>
        <table:table-row>
          <table:table-cell office:value="415" office:value-type="float"/>
          <table:table-cell office:value-type="string">
            <text:p>Workdays</text:p>
          </table:table-cell>
          <table:table-cell office:value="28854" office:value-type="float"/>
        </table:table-row>
        <table:table-row>
          <table:table-cell office:value="415" office:value-type="float"/>
          <table:table-cell office:value-type="string">
            <text:p>Plastics</text:p>
          </table:table-cell>
          <table:table-cell office:value="11" office:value-type="float"/>
        </table:table-row>
        <table:table-row>
          <table:table-cell office:value="415" office:value-type="float"/>
          <table:table-cell office:value-type="string">
            <text:p>Electro components</text:p>
          </table:table-cell>
          <table:table-cell office:value="5.9" office:value-type="float"/>
        </table:table-row>
        <table:table-row>
          <table:table-cell office:value="415" office:value-type="float"/>
          <table:table-cell office:value-type="string">
            <text:p>Steel</text:p>
          </table:table-cell>
          <table:table-cell office:value="581" office:value-type="float"/>
        </table:table-row>
        <table:table-row>
          <table:table-cell office:value="415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5" office:value-type="float"/>
          <table:table-cell office:value-type="string">
            <text:p>Mechanical components</text:p>
          </table:table-cell>
          <table:table-cell office:value="75" office:value-type="float"/>
        </table:table-row>
        <table:table-row>
          <table:table-cell office:value="416" office:value-type="float"/>
          <table:table-cell office:value-type="string">
            <text:p>Workdays</text:p>
          </table:table-cell>
          <table:table-cell office:value="175705" office:value-type="float"/>
        </table:table-row>
        <table:table-row>
          <table:table-cell office:value="416" office:value-type="float"/>
          <table:table-cell office:value-type="string">
            <text:p>Plastics</text:p>
          </table:table-cell>
          <table:table-cell office:value="69" office:value-type="float"/>
        </table:table-row>
        <table:table-row>
          <table:table-cell office:value="416" office:value-type="float"/>
          <table:table-cell office:value-type="string">
            <text:p>Electro components</text:p>
          </table:table-cell>
          <table:table-cell office:value="36" office:value-type="float"/>
        </table:table-row>
        <table:table-row>
          <table:table-cell office:value="416" office:value-type="float"/>
          <table:table-cell office:value-type="string">
            <text:p>Steel</text:p>
          </table:table-cell>
          <table:table-cell office:value="3562" office:value-type="float"/>
        </table:table-row>
        <table:table-row>
          <table:table-cell office:value="416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6" office:value-type="float"/>
          <table:table-cell office:value-type="string">
            <text:p>Mechanical components</text:p>
          </table:table-cell>
          <table:table-cell office:value="496" office:value-type="float"/>
        </table:table-row>
        <table:table-row>
          <table:table-cell office:value="417" office:value-type="float"/>
          <table:table-cell office:value-type="string">
            <text:p>Workdays</text:p>
          </table:table-cell>
          <table:table-cell office:value="29326" office:value-type="float"/>
        </table:table-row>
        <table:table-row>
          <table:table-cell office:value="417" office:value-type="float"/>
          <table:table-cell office:value-type="string">
            <text:p>Plastics</text:p>
          </table:table-cell>
          <table:table-cell office:value="11" office:value-type="float"/>
        </table:table-row>
        <table:table-row>
          <table:table-cell office:value="417" office:value-type="float"/>
          <table:table-cell office:value-type="string">
            <text:p>Electro components</text:p>
          </table:table-cell>
          <table:table-cell office:value="5.9" office:value-type="float"/>
        </table:table-row>
        <table:table-row>
          <table:table-cell office:value="417" office:value-type="float"/>
          <table:table-cell office:value-type="string">
            <text:p>Steel</text:p>
          </table:table-cell>
          <table:table-cell office:value="589" office:value-type="float"/>
        </table:table-row>
        <table:table-row>
          <table:table-cell office:value="417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7" office:value-type="float"/>
          <table:table-cell office:value-type="string">
            <text:p>Mechanical components</text:p>
          </table:table-cell>
          <table:table-cell office:value="74" office:value-type="float"/>
        </table:table-row>
        <table:table-row>
          <table:table-cell office:value="418" office:value-type="float"/>
          <table:table-cell office:value-type="string">
            <text:p>Workdays</text:p>
          </table:table-cell>
          <table:table-cell office:value="33855" office:value-type="float"/>
        </table:table-row>
        <table:table-row>
          <table:table-cell office:value="418" office:value-type="float"/>
          <table:table-cell office:value-type="string">
            <text:p>Plastics</text:p>
          </table:table-cell>
          <table:table-cell office:value="13" office:value-type="float"/>
        </table:table-row>
        <table:table-row>
          <table:table-cell office:value="418" office:value-type="float"/>
          <table:table-cell office:value-type="string">
            <text:p>Electro components</text:p>
          </table:table-cell>
          <table:table-cell office:value="6.9" office:value-type="float"/>
        </table:table-row>
        <table:table-row>
          <table:table-cell office:value="418" office:value-type="float"/>
          <table:table-cell office:value-type="string">
            <text:p>Steel</text:p>
          </table:table-cell>
          <table:table-cell office:value="681" office:value-type="float"/>
        </table:table-row>
        <table:table-row>
          <table:table-cell office:value="418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8" office:value-type="float"/>
          <table:table-cell office:value-type="string">
            <text:p>Mechanical components</text:p>
          </table:table-cell>
          <table:table-cell office:value="87" office:value-type="float"/>
        </table:table-row>
        <table:table-row>
          <table:table-cell office:value="419" office:value-type="float"/>
          <table:table-cell office:value-type="string">
            <text:p>Workdays</text:p>
          </table:table-cell>
          <table:table-cell office:value="46379" office:value-type="float"/>
        </table:table-row>
        <table:table-row>
          <table:table-cell office:value="419" office:value-type="float"/>
          <table:table-cell office:value-type="string">
            <text:p>Plastics</text:p>
          </table:table-cell>
          <table:table-cell office:value="18" office:value-type="float"/>
        </table:table-row>
        <table:table-row>
          <table:table-cell office:value="419" office:value-type="float"/>
          <table:table-cell office:value-type="string">
            <text:p>Electro components</text:p>
          </table:table-cell>
          <table:table-cell office:value="9.4" office:value-type="float"/>
        </table:table-row>
        <table:table-row>
          <table:table-cell office:value="419" office:value-type="float"/>
          <table:table-cell office:value-type="string">
            <text:p>Steel</text:p>
          </table:table-cell>
          <table:table-cell office:value="932" office:value-type="float"/>
        </table:table-row>
        <table:table-row>
          <table:table-cell office:value="419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9" office:value-type="float"/>
          <table:table-cell office:value-type="string">
            <text:p>Mechanical components</text:p>
          </table:table-cell>
          <table:table-cell office:value="119" office:value-type="float"/>
        </table:table-row>
        <table:table-row>
          <table:table-cell office:value="420" office:value-type="float"/>
          <table:table-cell office:value-type="string">
            <text:p>Workdays</text:p>
          </table:table-cell>
          <table:table-cell office:value="15622" office:value-type="float"/>
        </table:table-row>
        <table:table-row>
          <table:table-cell office:value="420" office:value-type="float"/>
          <table:table-cell office:value-type="string">
            <text:p>Plastics</text:p>
          </table:table-cell>
          <table:table-cell office:value="6.2" office:value-type="float"/>
        </table:table-row>
        <table:table-row>
          <table:table-cell office:value="420" office:value-type="float"/>
          <table:table-cell office:value-type="string">
            <text:p>Electro components</text:p>
          </table:table-cell>
          <table:table-cell office:value="3.2" office:value-type="float"/>
        </table:table-row>
        <table:table-row>
          <table:table-cell office:value="420" office:value-type="float"/>
          <table:table-cell office:value-type="string">
            <text:p>Steel</text:p>
          </table:table-cell>
          <table:table-cell office:value="317" office:value-type="float"/>
        </table:table-row>
        <table:table-row>
          <table:table-cell office:value="420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20" office:value-type="float"/>
          <table:table-cell office:value-type="string">
            <text:p>Mechanical components</text:p>
          </table:table-cell>
          <table:table-cell office:value="44" office:value-type="float"/>
        </table:table-row>
        <table:table-row>
          <table:table-cell office:value="421" office:value-type="float"/>
          <table:table-cell office:value-type="string">
            <text:p>Workdays</text:p>
          </table:table-cell>
          <table:table-cell office:value="4513" office:value-type="float"/>
        </table:table-row>
        <table:table-row>
          <table:table-cell office:value="421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421" office:value-type="float"/>
          <table:table-cell office:value-type="string">
            <text:p>Electro components</text:p>
          </table:table-cell>
          <table:table-cell office:value="0.91" office:value-type="float"/>
        </table:table-row>
        <table:table-row>
          <table:table-cell office:value="421" office:value-type="float"/>
          <table:table-cell office:value-type="string">
            <text:p>Steel</text:p>
          </table:table-cell>
          <table:table-cell office:value="90" office:value-type="float"/>
        </table:table-row>
        <table:table-row>
          <table:table-cell office:value="421" office:value-type="float"/>
          <table:table-cell office:value-type="string">
            <text:p>Fabric</text:p>
          </table:table-cell>
          <table:table-cell office:value="0.51" office:value-type="float"/>
        </table:table-row>
        <table:table-row>
          <table:table-cell office:value="421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422" office:value-type="float"/>
          <table:table-cell office:value-type="string">
            <text:p>Workdays</text:p>
          </table:table-cell>
          <table:table-cell office:value="6827" office:value-type="float"/>
        </table:table-row>
        <table:table-row>
          <table:table-cell office:value="422" office:value-type="float"/>
          <table:table-cell office:value-type="string">
            <text:p>Plastics</text:p>
          </table:table-cell>
          <table:table-cell office:value="2.7" office:value-type="float"/>
        </table:table-row>
        <table:table-row>
          <table:table-cell office:value="422" office:value-type="float"/>
          <table:table-cell office:value-type="string">
            <text:p>Electro components</text:p>
          </table:table-cell>
          <table:table-cell office:value="1.4" office:value-type="float"/>
        </table:table-row>
        <table:table-row>
          <table:table-cell office:value="422" office:value-type="float"/>
          <table:table-cell office:value-type="string">
            <text:p>Steel</text:p>
          </table:table-cell>
          <table:table-cell office:value="139" office:value-type="float"/>
        </table:table-row>
        <table:table-row>
          <table:table-cell office:value="422" office:value-type="float"/>
          <table:table-cell office:value-type="string">
            <text:p>Fabric</text:p>
          </table:table-cell>
          <table:table-cell office:value="0.47" office:value-type="float"/>
        </table:table-row>
        <table:table-row>
          <table:table-cell office:value="422" office:value-type="float"/>
          <table:table-cell office:value-type="string">
            <text:p>Mechanical components</text:p>
          </table:table-cell>
          <table:table-cell office:value="21" office:value-type="float"/>
        </table:table-row>
      </table:table>
      <table:table table:name="transportation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producer_id</text:p>
          </table:table-cell>
          <table:table-cell office:value-type="string">
            <text:p>producer</text:p>
          </table:table-cell>
          <table:table-cell office:value-type="string">
            <text:p>blueprint_id</text:p>
          </table:table-cell>
          <table:table-cell office:value-type="string">
            <text:p>name</text:p>
          </table:table-cell>
          <table:table-cell office:value-type="string">
            <text:p>transportation_type</text:p>
          </table:table-cell>
          <table:table-cell office:value-type="string">
            <text:p>is_vanilla</text:p>
          </table:table-cell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" office:value-type="float"/>
          <table:table-cell office:value-type="string">
            <text:p>AN12</text:p>
          </table:table-cell>
          <table:table-cell office:value-type="string">
            <text:p>Cargo only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2" office:value-type="float"/>
          <table:table-cell office:value-type="string">
            <text:p>AN2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3" office:value-type="float"/>
          <table:table-cell office:value-type="string">
            <text:p>IL18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4" office:value-type="float"/>
          <table:table-cell office:value-type="string">
            <text:p>IL76</text:p>
          </table:table-cell>
          <table:table-cell office:value-type="string">
            <text:p>Cargo only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5" office:value-type="float"/>
          <table:table-cell office:value-type="string">
            <text:p>L-410 UPV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6" office:value-type="float"/>
          <table:table-cell office:value-type="string">
            <text:p>An-14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7" office:value-type="float"/>
          <table:table-cell office:value-type="string">
            <text:p>An-28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8" office:value-type="float"/>
          <table:table-cell office:value-type="string">
            <text:p>IL38</text:p>
          </table:table-cell>
          <table:table-cell office:value-type="string">
            <text:p>Cargo only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9" office:value-type="float"/>
          <table:table-cell office:value-type="string">
            <text:p>L-200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0" office:value-type="float"/>
          <table:table-cell office:value-type="string">
            <text:p>Tu104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1" office:value-type="float"/>
          <table:table-cell office:value-type="string">
            <text:p>Tu142</text:p>
          </table:table-cell>
          <table:table-cell office:value-type="string">
            <text:p>Cargo only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2" office:value-type="float"/>
          <table:table-cell office:value-type="string">
            <text:p>Tu154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3" office:value-type="float"/>
          <table:table-cell office:value-type="string">
            <text:p>Mi10</text:p>
          </table:table-cell>
          <table:table-cell office:value-type="string">
            <text:p>Helicopter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4" office:value-type="float"/>
          <table:table-cell office:value-type="string">
            <text:p>Mi4</text:p>
          </table:table-cell>
          <table:table-cell office:value-type="string">
            <text:p>Helicopter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5" office:value-type="float"/>
          <table:table-cell office:value-type="string">
            <text:p>Mi8</text:p>
          </table:table-cell>
          <table:table-cell office:value-type="string">
            <text:p>Helicopter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6" office:value-type="float"/>
          <table:table-cell office:value-type="string">
            <text:p>Tu144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7" office:value-type="float"/>
          <table:table-cell office:value-type="string">
            <text:p>Mi10 (cargo)</text:p>
          </table:table-cell>
          <table:table-cell office:value-type="string">
            <text:p>Helicopter (cargo only)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8" office:value-type="float"/>
          <table:table-cell office:value-type="string">
            <text:p>Mi2</text:p>
          </table:table-cell>
          <table:table-cell office:value-type="string">
            <text:p>Helicopter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9" office:value-type="float"/>
          <table:table-cell office:value-type="string">
            <text:p>Mi6</text:p>
          </table:table-cell>
          <table:table-cell office:value-type="string">
            <text:p>Helicopt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" office:value-type="float"/>
          <table:table-cell office:value-type="string">
            <text:p>B1000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" office:value-type="float"/>
          <table:table-cell office:value-type="string">
            <text:p>Nysa 522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" office:value-type="float"/>
          <table:table-cell office:value-type="string">
            <text:p>RF-977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" office:value-type="float"/>
          <table:table-cell office:value-type="string">
            <text:p>S1203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" office:value-type="float"/>
          <table:table-cell office:value-type="string">
            <text:p>IMV-1600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" office:value-type="float"/>
          <table:table-cell office:value-type="string">
            <text:p>R2203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" office:value-type="float"/>
          <table:table-cell office:value-type="string">
            <text:p>S1202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" office:value-type="float"/>
          <table:table-cell office:value-type="string">
            <text:p>FZK-A07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" office:value-type="float"/>
          <table:table-cell office:value-type="string">
            <text:p>KT50</text:p>
          </table:table-cell>
          <table:table-cell office:value-type="string">
            <text:p>Bulldoz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" office:value-type="float"/>
          <table:table-cell office:value-type="string">
            <text:p>S100 Stalinec</text:p>
          </table:table-cell>
          <table:table-cell office:value-type="string">
            <text:p>Bulldoz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0" office:value-type="float"/>
          <table:table-cell office:value-type="string">
            <text:p>Chav 11M3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1" office:value-type="float"/>
          <table:table-cell office:value-type="string">
            <text:p>Ikr-260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2" office:value-type="float"/>
          <table:table-cell office:value-type="string">
            <text:p>K-SM11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3" office:value-type="float"/>
          <table:table-cell office:value-type="string">
            <text:p>Ikr-280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4" office:value-type="float"/>
          <table:table-cell office:value-type="string">
            <text:p>ikr-256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5" office:value-type="float"/>
          <table:table-cell office:value-type="string">
            <text:p>LZ677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6" office:value-type="float"/>
          <table:table-cell office:value-type="string">
            <text:p>LZ-695B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7" office:value-type="float"/>
          <table:table-cell office:value-type="string">
            <text:p>LZ-965N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8" office:value-type="float"/>
          <table:table-cell office:value-type="string">
            <text:p>PZ-672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9" office:value-type="float"/>
          <table:table-cell office:value-type="string">
            <text:p>Skd-706 RTO LUX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0" office:value-type="float"/>
          <table:table-cell office:value-type="string">
            <text:p>Skd-706 RTO MTZ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1" office:value-type="float"/>
          <table:table-cell office:value-type="string">
            <text:p>Zis-155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2" office:value-type="float"/>
          <table:table-cell office:value-type="string">
            <text:p>IMV-1600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3" office:value-type="float"/>
          <table:table-cell office:value-type="string">
            <text:p>R2203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4" office:value-type="float"/>
          <table:table-cell office:value-type="string">
            <text:p>S1203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5" office:value-type="float"/>
          <table:table-cell office:value-type="string">
            <text:p>Zil-158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6" office:value-type="float"/>
          <table:table-cell office:value-type="string">
            <text:p>B1000 microbus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7" office:value-type="float"/>
          <table:table-cell office:value-type="string">
            <text:p>IMV-2200 microbus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8" office:value-type="float"/>
          <table:table-cell office:value-type="string">
            <text:p>RF-977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9" office:value-type="float"/>
          <table:table-cell office:value-type="string">
            <text:p>FZK-A07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0" office:value-type="float"/>
          <table:table-cell office:value-type="string">
            <text:p>Heavy cargo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1" office:value-type="float"/>
          <table:table-cell office:value-type="string">
            <text:p>Heavy aggregate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2" office:value-type="float"/>
          <table:table-cell office:value-type="string">
            <text:p>Heavy garbage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3" office:value-type="float"/>
          <table:table-cell office:value-type="string">
            <text:p>Light cargo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4" office:value-type="float"/>
          <table:table-cell office:value-type="string">
            <text:p>Light aggregate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5" office:value-type="float"/>
          <table:table-cell office:value-type="string">
            <text:p>Light garbage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6" office:value-type="float"/>
          <table:table-cell office:value-type="string">
            <text:p>Je300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7" office:value-type="float"/>
          <table:table-cell office:value-type="string">
            <text:p>Rmn 12-215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8" office:value-type="float"/>
          <table:table-cell office:value-type="string">
            <text:p>T148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9" office:value-type="float"/>
          <table:table-cell office:value-type="string">
            <text:p>Star 20</text:p>
          </table:table-cell>
          <table:table-cell office:value-type="string">
            <text:p>Concrete Mix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0" office:value-type="float"/>
          <table:table-cell office:value-type="string">
            <text:p>Kmz-5320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1" office:value-type="float"/>
          <table:table-cell office:value-type="string">
            <text:p>T138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2" office:value-type="float"/>
          <table:table-cell office:value-type="string">
            <text:p>Zil-133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3" office:value-type="float"/>
          <table:table-cell office:value-type="string">
            <text:p>A30N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4" office:value-type="float"/>
          <table:table-cell office:value-type="string">
            <text:p>Ifa-W5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5" office:value-type="float"/>
          <table:table-cell office:value-type="string">
            <text:p>IMV-22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6" office:value-type="float"/>
          <table:table-cell office:value-type="string">
            <text:p>Kaz-256B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7" office:value-type="float"/>
          <table:table-cell office:value-type="string">
            <text:p>Kmz-541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8" office:value-type="float"/>
          <table:table-cell office:value-type="string">
            <text:p>B10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9" office:value-type="float"/>
          <table:table-cell office:value-type="string">
            <text:p>W5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0" office:value-type="float"/>
          <table:table-cell office:value-type="string">
            <text:p>Je3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1" office:value-type="float"/>
          <table:table-cell office:value-type="string">
            <text:p>Kmz-532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2" office:value-type="float"/>
          <table:table-cell office:value-type="string">
            <text:p>LZ1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3" office:value-type="float"/>
          <table:table-cell office:value-type="string">
            <text:p>LZ1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4" office:value-type="float"/>
          <table:table-cell office:value-type="string">
            <text:p>MZ-503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5" office:value-type="float"/>
          <table:table-cell office:value-type="string">
            <text:p>Rmn-135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6" office:value-type="float"/>
          <table:table-cell office:value-type="string">
            <text:p>Skd-706 RTTN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7" office:value-type="float"/>
          <table:table-cell office:value-type="string">
            <text:p>T148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8" office:value-type="float"/>
          <table:table-cell office:value-type="string">
            <text:p>LZ1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9" office:value-type="float"/>
          <table:table-cell office:value-type="string">
            <text:p>MZ-504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0" office:value-type="float"/>
          <table:table-cell office:value-type="string">
            <text:p>Skd-706 RT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1" office:value-type="float"/>
          <table:table-cell office:value-type="string">
            <text:p>T138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2" office:value-type="float"/>
          <table:table-cell office:value-type="string">
            <text:p>U377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3" office:value-type="float"/>
          <table:table-cell office:value-type="string">
            <text:p>V3S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4" office:value-type="float"/>
          <table:table-cell office:value-type="string">
            <text:p>Skd-1203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5" office:value-type="float"/>
          <table:table-cell office:value-type="string">
            <text:p>FZK-A07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6" office:value-type="float"/>
          <table:table-cell office:value-type="string">
            <text:p>MZ-504</text:p>
          </table:table-cell>
          <table:table-cell office:value-type="string">
            <text:p>Dry Bulk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7" office:value-type="float"/>
          <table:table-cell office:value-type="string">
            <text:p>Skd-706 RT</text:p>
          </table:table-cell>
          <table:table-cell office:value-type="string">
            <text:p>Dry Bulk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8" office:value-type="float"/>
          <table:table-cell office:value-type="string">
            <text:p>Rmd 19-256 cistern</text:p>
          </table:table-cell>
          <table:table-cell office:value-type="string">
            <text:p>Dry Bulk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9" office:value-type="float"/>
          <table:table-cell office:value-type="string">
            <text:p>A30N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0" office:value-type="float"/>
          <table:table-cell office:value-type="string">
            <text:p>GZ53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1" office:value-type="float"/>
          <table:table-cell office:value-type="string">
            <text:p>Je30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2" office:value-type="float"/>
          <table:table-cell office:value-type="string">
            <text:p>Kmz-532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3" office:value-type="float"/>
          <table:table-cell office:value-type="string">
            <text:p>LZ10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4" office:value-type="float"/>
          <table:table-cell office:value-type="string">
            <text:p>BZ-252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5" office:value-type="float"/>
          <table:table-cell office:value-type="string">
            <text:p>W5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6" office:value-type="float"/>
          <table:table-cell office:value-type="string">
            <text:p>Kaz-256B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7" office:value-type="float"/>
          <table:table-cell office:value-type="string">
            <text:p>Kmz-541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8" office:value-type="float"/>
          <table:table-cell office:value-type="string">
            <text:p>LZ10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9" office:value-type="float"/>
          <table:table-cell office:value-type="string">
            <text:p>LZ10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0" office:value-type="float"/>
          <table:table-cell office:value-type="string">
            <text:p>Rmn 19-215DFK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1" office:value-type="float"/>
          <table:table-cell office:value-type="string">
            <text:p>Skd-706 RTS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2" office:value-type="float"/>
          <table:table-cell office:value-type="string">
            <text:p>T148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3" office:value-type="float"/>
          <table:table-cell office:value-type="string">
            <text:p>V3S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4" office:value-type="float"/>
          <table:table-cell office:value-type="string">
            <text:p>MZ-503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5" office:value-type="float"/>
          <table:table-cell office:value-type="string">
            <text:p>Rmn-135FK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6" office:value-type="float"/>
          <table:table-cell office:value-type="string">
            <text:p>T138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7" office:value-type="float"/>
          <table:table-cell office:value-type="string">
            <text:p>U377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8" office:value-type="float"/>
          <table:table-cell office:value-type="string">
            <text:p>Zil-13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9" office:value-type="float"/>
          <table:table-cell office:value-type="string">
            <text:p>Zil-133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0" office:value-type="float"/>
          <table:table-cell office:value-type="string">
            <text:p>Э-10011Д</text:p>
          </table:table-cell>
          <table:table-cell office:value-type="string">
            <text:p>Excavato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1" office:value-type="float"/>
          <table:table-cell office:value-type="string">
            <text:p>Rmn 19-215</text:p>
          </table:table-cell>
          <table:table-cell office:value-type="string">
            <text:p>Excavato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2" office:value-type="float"/>
          <table:table-cell office:value-type="string">
            <text:p>E-302B</text:p>
          </table:table-cell>
          <table:table-cell office:value-type="string">
            <text:p>Excavato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3" office:value-type="float"/>
          <table:table-cell office:value-type="string">
            <text:p>T174</text:p>
          </table:table-cell>
          <table:table-cell office:value-type="string">
            <text:p>Excavato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4" office:value-type="float"/>
          <table:table-cell office:value-type="string">
            <text:p>U377 logger</text:p>
          </table:table-cell>
          <table:table-cell office:value-type="string">
            <text:p>Felled Tree Capacity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5" office:value-type="float"/>
          <table:table-cell office:value-type="string">
            <text:p>GZ53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6" office:value-type="float"/>
          <table:table-cell office:value-type="string">
            <text:p>Je300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7" office:value-type="float"/>
          <table:table-cell office:value-type="string">
            <text:p>Skd-706 RTHP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8" office:value-type="float"/>
          <table:table-cell office:value-type="string">
            <text:p>FZK-A07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9" office:value-type="float"/>
          <table:table-cell office:value-type="string">
            <text:p>IMV-2200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0" office:value-type="float"/>
          <table:table-cell office:value-type="string">
            <text:p>W50 fire ladder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1" office:value-type="float"/>
          <table:table-cell office:value-type="string">
            <text:p>W50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2" office:value-type="float"/>
          <table:table-cell office:value-type="string">
            <text:p>S1203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3" office:value-type="float"/>
          <table:table-cell office:value-type="string">
            <text:p>LZA-4045</text:p>
          </table:table-cell>
          <table:table-cell office:value-type="string">
            <text:p>Forklift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4" office:value-type="float"/>
          <table:table-cell office:value-type="string">
            <text:p>CK-4</text:p>
          </table:table-cell>
          <table:table-cell office:value-type="string">
            <text:p>Harvest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5" office:value-type="float"/>
          <table:table-cell office:value-type="string">
            <text:p>E512</text:p>
          </table:table-cell>
          <table:table-cell office:value-type="string">
            <text:p>Harvest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6" office:value-type="float"/>
          <table:table-cell office:value-type="string">
            <text:p>CK-5</text:p>
          </table:table-cell>
          <table:table-cell office:value-type="string">
            <text:p>Harvest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7" office:value-type="float"/>
          <table:table-cell office:value-type="string">
            <text:p>GZ53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8" office:value-type="float"/>
          <table:table-cell office:value-type="string">
            <text:p>W5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9" office:value-type="float"/>
          <table:table-cell office:value-type="string">
            <text:p>Kmz-532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0" office:value-type="float"/>
          <table:table-cell office:value-type="string">
            <text:p>LZ10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1" office:value-type="float"/>
          <table:table-cell office:value-type="string">
            <text:p>Rmn 19-215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2" office:value-type="float"/>
          <table:table-cell office:value-type="string">
            <text:p>W5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3" office:value-type="float"/>
          <table:table-cell office:value-type="string">
            <text:p>Kaz-256B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4" office:value-type="float"/>
          <table:table-cell office:value-type="string">
            <text:p>Kmz-541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5" office:value-type="float"/>
          <table:table-cell office:value-type="string">
            <text:p>MZ-503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6" office:value-type="float"/>
          <table:table-cell office:value-type="string">
            <text:p>Rmd 19-256 cistern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7" office:value-type="float"/>
          <table:table-cell office:value-type="string">
            <text:p>Rmn-135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8" office:value-type="float"/>
          <table:table-cell office:value-type="string">
            <text:p>T138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9" office:value-type="float"/>
          <table:table-cell office:value-type="string">
            <text:p>U377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0" office:value-type="float"/>
          <table:table-cell office:value-type="string">
            <text:p>Zil-13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1" office:value-type="float"/>
          <table:table-cell office:value-type="string">
            <text:p>Star 20</text:p>
          </table:table-cell>
          <table:table-cell office:value-type="string">
            <text:p>Oil Tank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2" office:value-type="float"/>
          <table:table-cell office:value-type="string">
            <text:p>Skd-706 RTH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3" office:value-type="float"/>
          <table:table-cell office:value-type="string">
            <text:p>T148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4" office:value-type="float"/>
          <table:table-cell office:value-type="string">
            <text:p>V3S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5" office:value-type="float"/>
          <table:table-cell office:value-type="string">
            <text:p>Zil-133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6" office:value-type="float"/>
          <table:table-cell office:value-type="string">
            <text:p>Zil-133 with crane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7" office:value-type="float"/>
          <table:table-cell office:value-type="string">
            <text:p>Rmn 12-215 logger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8" office:value-type="float"/>
          <table:table-cell office:value-type="string">
            <text:p>A30N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9" office:value-type="float"/>
          <table:table-cell office:value-type="string">
            <text:p>GZ53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0" office:value-type="float"/>
          <table:table-cell office:value-type="string">
            <text:p>W5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1" office:value-type="float"/>
          <table:table-cell office:value-type="string">
            <text:p>Rmn 12-215 logger with crane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2" office:value-type="float"/>
          <table:table-cell office:value-type="string">
            <text:p>B100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3" office:value-type="float"/>
          <table:table-cell office:value-type="string">
            <text:p>W5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4" office:value-type="float"/>
          <table:table-cell office:value-type="string">
            <text:p>IMV-2200 flatbed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5" office:value-type="float"/>
          <table:table-cell office:value-type="string">
            <text:p>Je30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6" office:value-type="float"/>
          <table:table-cell office:value-type="string">
            <text:p>Kmz-5320 with crane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7" office:value-type="float"/>
          <table:table-cell office:value-type="string">
            <text:p>LZ10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8" office:value-type="float"/>
          <table:table-cell office:value-type="string">
            <text:p>MZ-503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9" office:value-type="float"/>
          <table:table-cell office:value-type="string">
            <text:p>Rmn 19-215DF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0" office:value-type="float"/>
          <table:table-cell office:value-type="string">
            <text:p>Kaz-256B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1" office:value-type="float"/>
          <table:table-cell office:value-type="string">
            <text:p>Kmz-541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2" office:value-type="float"/>
          <table:table-cell office:value-type="string">
            <text:p>LZ10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3" office:value-type="float"/>
          <table:table-cell office:value-type="string">
            <text:p>MZ-504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4" office:value-type="float"/>
          <table:table-cell office:value-type="string">
            <text:p>Rmd 19-256 flatbed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5" office:value-type="float"/>
          <table:table-cell office:value-type="string">
            <text:p>Rmn-135F flatbed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6" office:value-type="float"/>
          <table:table-cell office:value-type="string">
            <text:p>Skd-706 RTTN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7" office:value-type="float"/>
          <table:table-cell office:value-type="string">
            <text:p>T148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8" office:value-type="float"/>
          <table:table-cell office:value-type="string">
            <text:p>U377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9" office:value-type="float"/>
          <table:table-cell office:value-type="string">
            <text:p>Zil-13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0" office:value-type="float"/>
          <table:table-cell office:value-type="string">
            <text:p>Skd-706 RT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1" office:value-type="float"/>
          <table:table-cell office:value-type="string">
            <text:p>T138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2" office:value-type="float"/>
          <table:table-cell office:value-type="string">
            <text:p>T813 flatbed 6x6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3" office:value-type="float"/>
          <table:table-cell office:value-type="string">
            <text:p>V3S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4" office:value-type="float"/>
          <table:table-cell office:value-type="string">
            <text:p>Zil-133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5" office:value-type="float"/>
          <table:table-cell office:value-type="string">
            <text:p>FZK-A07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6" office:value-type="float"/>
          <table:table-cell office:value-type="string">
            <text:p>Skd-1203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7" office:value-type="float"/>
          <table:table-cell office:value-type="string">
            <text:p>Heavy personal cabin</text:p>
          </table:table-cell>
          <table:table-cell office:value-type="string">
            <text:p>Passenger Cabin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8" office:value-type="float"/>
          <table:table-cell office:value-type="string">
            <text:p>Light personal cabin</text:p>
          </table:table-cell>
          <table:table-cell office:value-type="string">
            <text:p>Passenger Cabin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9" office:value-type="float"/>
          <table:table-cell office:value-type="string">
            <text:p>Light personal cabin v3</text:p>
          </table:table-cell>
          <table:table-cell office:value-type="string">
            <text:p>Passenger Cabin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0" office:value-type="float"/>
          <table:table-cell office:value-type="string">
            <text:p>Heavy personal cabin v2</text:p>
          </table:table-cell>
          <table:table-cell office:value-type="string">
            <text:p>Passenger Cabin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1" office:value-type="float"/>
          <table:table-cell office:value-type="string">
            <text:p>Light personal cabin v2</text:p>
          </table:table-cell>
          <table:table-cell office:value-type="string">
            <text:p>Passenger Cabin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2" office:value-type="float"/>
          <table:table-cell office:value-type="string">
            <text:p>D150 asphalt paver</text:p>
          </table:table-cell>
          <table:table-cell office:value-type="string">
            <text:p>Pav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3" office:value-type="float"/>
          <table:table-cell office:value-type="string">
            <text:p>D1300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4" office:value-type="float"/>
          <table:table-cell office:value-type="string">
            <text:p>F 126p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5" office:value-type="float"/>
          <table:table-cell office:value-type="string">
            <text:p>S100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6" office:value-type="float"/>
          <table:table-cell office:value-type="string">
            <text:p>S110R coupe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7" office:value-type="float"/>
          <table:table-cell office:value-type="string">
            <text:p>S1202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8" office:value-type="float"/>
          <table:table-cell office:value-type="string">
            <text:p>F 125p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9" office:value-type="float"/>
          <table:table-cell office:value-type="string">
            <text:p>GZ M21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0" office:value-type="float"/>
          <table:table-cell office:value-type="string">
            <text:p>S1000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1" office:value-type="float"/>
          <table:table-cell office:value-type="string">
            <text:p>S120L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2" office:value-type="float"/>
          <table:table-cell office:value-type="string">
            <text:p>S120M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3" office:value-type="float"/>
          <table:table-cell office:value-type="string">
            <text:p>T603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4" office:value-type="float"/>
          <table:table-cell office:value-type="string">
            <text:p>Trabi 601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5" office:value-type="float"/>
          <table:table-cell office:value-type="string">
            <text:p>V24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6" office:value-type="float"/>
          <table:table-cell office:value-type="string">
            <text:p>VZ 2106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7" office:value-type="float"/>
          <table:table-cell office:value-type="string">
            <text:p>T613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8" office:value-type="float"/>
          <table:table-cell office:value-type="string">
            <text:p>Trabi 601 combi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9" office:value-type="float"/>
          <table:table-cell office:value-type="string">
            <text:p>VZ 2101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0" office:value-type="float"/>
          <table:table-cell office:value-type="string">
            <text:p>Wburg 353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1" office:value-type="float"/>
          <table:table-cell office:value-type="string">
            <text:p>F 125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2" office:value-type="float"/>
          <table:table-cell office:value-type="string">
            <text:p>S100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3" office:value-type="float"/>
          <table:table-cell office:value-type="string">
            <text:p>S1202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4" office:value-type="float"/>
          <table:table-cell office:value-type="string">
            <text:p>V24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5" office:value-type="float"/>
          <table:table-cell office:value-type="string">
            <text:p>GZ M21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6" office:value-type="float"/>
          <table:table-cell office:value-type="string">
            <text:p>S120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7" office:value-type="float"/>
          <table:table-cell office:value-type="string">
            <text:p>Trabi 601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8" office:value-type="float"/>
          <table:table-cell office:value-type="string">
            <text:p>A30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9" office:value-type="float"/>
          <table:table-cell office:value-type="string">
            <text:p>Ifa-W50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0" office:value-type="float"/>
          <table:table-cell office:value-type="string">
            <text:p>Nysa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1" office:value-type="float"/>
          <table:table-cell office:value-type="string">
            <text:p>FZK-A07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2" office:value-type="float"/>
          <table:table-cell office:value-type="string">
            <text:p>B1000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3" office:value-type="float"/>
          <table:table-cell office:value-type="string">
            <text:p>IMV-1600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4" office:value-type="float"/>
          <table:table-cell office:value-type="string">
            <text:p>S1203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5" office:value-type="float"/>
          <table:table-cell office:value-type="string">
            <text:p>A30N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6" office:value-type="float"/>
          <table:table-cell office:value-type="string">
            <text:p>Kmz-5410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7" office:value-type="float"/>
          <table:table-cell office:value-type="string">
            <text:p>Rmn-135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8" office:value-type="float"/>
          <table:table-cell office:value-type="string">
            <text:p>Zil-130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9" office:value-type="float"/>
          <table:table-cell office:value-type="string">
            <text:p>GZ53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0" office:value-type="float"/>
          <table:table-cell office:value-type="string">
            <text:p>Rmd 19-256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1" office:value-type="float"/>
          <table:table-cell office:value-type="string">
            <text:p>Skd-706 RTTN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2" office:value-type="float"/>
          <table:table-cell office:value-type="string">
            <text:p>Je300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3" office:value-type="float"/>
          <table:table-cell office:value-type="string">
            <text:p>LZ100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4" office:value-type="float"/>
          <table:table-cell office:value-type="string">
            <text:p>Rmn 12-215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5" office:value-type="float"/>
          <table:table-cell office:value-type="string">
            <text:p>T148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6" office:value-type="float"/>
          <table:table-cell office:value-type="string">
            <text:p>W50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7" office:value-type="float"/>
          <table:table-cell office:value-type="string">
            <text:p>Kmz-5320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8" office:value-type="float"/>
          <table:table-cell office:value-type="string">
            <text:p>MZ-503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9" office:value-type="float"/>
          <table:table-cell office:value-type="string">
            <text:p>T138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0" office:value-type="float"/>
          <table:table-cell office:value-type="string">
            <text:p>U377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1" office:value-type="float"/>
          <table:table-cell office:value-type="string">
            <text:p>Zil-133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2" office:value-type="float"/>
          <table:table-cell office:value-type="string">
            <text:p>V3S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3" office:value-type="float"/>
          <table:table-cell office:value-type="string">
            <text:p>D211</text:p>
          </table:table-cell>
          <table:table-cell office:value-type="string">
            <text:p>Roll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4" office:value-type="float"/>
          <table:table-cell office:value-type="string">
            <text:p>LZ100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5" office:value-type="float"/>
          <table:table-cell office:value-type="string">
            <text:p>T138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6" office:value-type="float"/>
          <table:table-cell office:value-type="string">
            <text:p>V3S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7" office:value-type="float"/>
          <table:table-cell office:value-type="string">
            <text:p>Rmn-135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8" office:value-type="float"/>
          <table:table-cell office:value-type="string">
            <text:p>T148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9" office:value-type="float"/>
          <table:table-cell office:value-type="string">
            <text:p>Zil-130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0" office:value-type="float"/>
          <table:table-cell office:value-type="string">
            <text:p>GZ53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1" office:value-type="float"/>
          <table:table-cell office:value-type="string">
            <text:p>Kaz-256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2" office:value-type="float"/>
          <table:table-cell office:value-type="string">
            <text:p>LZ100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3" office:value-type="float"/>
          <table:table-cell office:value-type="string">
            <text:p>Skd-706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4" office:value-type="float"/>
          <table:table-cell office:value-type="string">
            <text:p>W50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5" office:value-type="float"/>
          <table:table-cell office:value-type="string">
            <text:p>Kmz-5320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6" office:value-type="float"/>
          <table:table-cell office:value-type="string">
            <text:p>Rmn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7" office:value-type="float"/>
          <table:table-cell office:value-type="string">
            <text:p>T813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8" office:value-type="float"/>
          <table:table-cell office:value-type="string">
            <text:p>MTZ-82</text:p>
          </table:table-cell>
          <table:table-cell office:value-type="string">
            <text:p>Sow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9" office:value-type="float"/>
          <table:table-cell office:value-type="string">
            <text:p>U650</text:p>
          </table:table-cell>
          <table:table-cell office:value-type="string">
            <text:p>Sow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0" office:value-type="float"/>
          <table:table-cell office:value-type="string">
            <text:p>T28</text:p>
          </table:table-cell>
          <table:table-cell office:value-type="string">
            <text:p>Sow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1" office:value-type="float"/>
          <table:table-cell office:value-type="string">
            <text:p>ZT-6911</text:p>
          </table:table-cell>
          <table:table-cell office:value-type="string">
            <text:p>Sow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2" office:value-type="float"/>
          <table:table-cell office:value-type="string">
            <text:p>A1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3" office:value-type="float"/>
          <table:table-cell office:value-type="string">
            <text:p>B2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4" office:value-type="float"/>
          <table:table-cell office:value-type="string">
            <text:p>Type-C3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5" office:value-type="float"/>
          <table:table-cell office:value-type="string">
            <text:p>A2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6" office:value-type="float"/>
          <table:table-cell office:value-type="string">
            <text:p>Type-C2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7" office:value-type="float"/>
          <table:table-cell office:value-type="string">
            <text:p>Type-C1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8" office:value-type="float"/>
          <table:table-cell office:value-type="string">
            <text:p>Skd-8T</text:p>
          </table:table-cell>
          <table:table-cell office:value-type="string">
            <text:p>Trolley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9" office:value-type="float"/>
          <table:table-cell office:value-type="string">
            <text:p>ZiU-682</text:p>
          </table:table-cell>
          <table:table-cell office:value-type="string">
            <text:p>Trolley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0" office:value-type="float"/>
          <table:table-cell office:value-type="string">
            <text:p>ZiU-5</text:p>
          </table:table-cell>
          <table:table-cell office:value-type="string">
            <text:p>Trolley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1" office:value-type="float"/>
          <table:table-cell office:value-type="string">
            <text:p>Kmz-5320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2" office:value-type="float"/>
          <table:table-cell office:value-type="string">
            <text:p>GZ53-m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3" office:value-type="float"/>
          <table:table-cell office:value-type="string">
            <text:p>LZ100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4" office:value-type="float"/>
          <table:table-cell office:value-type="string">
            <text:p>Skd-706 RTK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5" office:value-type="float"/>
          <table:table-cell office:value-type="string">
            <text:p>Skd-706RT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6" office:value-type="float"/>
          <table:table-cell office:value-type="string">
            <text:p>Ifa-W50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7" office:value-type="float"/>
          <table:table-cell office:value-type="string">
            <text:p>Rmn 12-215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8" office:value-type="float"/>
          <table:table-cell office:value-type="string">
            <text:p>LZ100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9" office:value-type="float"/>
          <table:table-cell office:value-type="string">
            <text:p>T138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0" office:value-type="float"/>
          <table:table-cell office:value-type="string">
            <text:p>V3S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1" office:value-type="float"/>
          <table:table-cell office:value-type="string">
            <text:p>Rmn-135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2" office:value-type="float"/>
          <table:table-cell office:value-type="string">
            <text:p>T148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3" office:value-type="float"/>
          <table:table-cell office:value-type="string">
            <text:p>Zil-130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4" office:value-type="float"/>
          <table:table-cell office:value-type="string">
            <text:p>K700</text:p>
          </table:table-cell>
          <table:table-cell office:value-type="string">
            <text:p>Bulldoz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5" office:value-type="float"/>
          <table:table-cell office:value-type="string">
            <text:p>Star 20</text:p>
          </table:table-cell>
          <table:table-cell office:value-type="string">
            <text:p>Concrete Mix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6" office:value-type="float"/>
          <table:table-cell office:value-type="string">
            <text:p>Star 20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7" office:value-type="float"/>
          <table:table-cell office:value-type="string">
            <text:p>K700 6x6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8" office:value-type="float"/>
          <table:table-cell office:value-type="string">
            <text:p>FedEx Truck (medium)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9" office:value-type="float"/>
          <table:table-cell office:value-type="string">
            <text:p>Mobile Silo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0" office:value-type="float"/>
          <table:table-cell office:value-type="string">
            <text:p>FedEx Truck (small)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1" office:value-type="float"/>
          <table:table-cell office:value-type="string">
            <text:p>FedEx Truck (big)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2" office:value-type="float"/>
          <table:table-cell office:value-type="string">
            <text:p>K700 Loader</text:p>
          </table:table-cell>
          <table:table-cell office:value-type="string">
            <text:p>Dump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3" office:value-type="float"/>
          <table:table-cell office:value-type="string">
            <text:p>K700</text:p>
          </table:table-cell>
          <table:table-cell office:value-type="string">
            <text:p>Felled Tree Capacity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4" office:value-type="float"/>
          <table:table-cell office:value-type="string">
            <text:p>Star 20</text:p>
          </table:table-cell>
          <table:table-cell office:value-type="string">
            <text:p>Fire Truck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5" office:value-type="float"/>
          <table:table-cell office:value-type="string">
            <text:p>Star 20</text:p>
          </table:table-cell>
          <table:table-cell office:value-type="string">
            <text:p>Oil Tank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6" office:value-type="float"/>
          <table:table-cell office:value-type="string">
            <text:p>Star 20</text:p>
          </table:table-cell>
          <table:table-cell office:value-type="string">
            <text:p>Open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7" office:value-type="float"/>
          <table:table-cell office:value-type="string">
            <text:p>K700 6x6</text:p>
          </table:table-cell>
          <table:table-cell office:value-type="string">
            <text:p>Open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8" office:value-type="float"/>
          <table:table-cell office:value-type="string">
            <text:p>Asphalt paver D-165-L</text:p>
          </table:table-cell>
          <table:table-cell office:value-type="string">
            <text:p>Pav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9" office:value-type="float"/>
          <table:table-cell office:value-type="string">
            <text:p>KS-3562B</text:p>
          </table:table-cell>
          <table:table-cell office:value-type="string">
            <text:p>Road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0" office:value-type="float"/>
          <table:table-cell office:value-type="string">
            <text:p>ATK-1</text:p>
          </table:table-cell>
          <table:table-cell office:value-type="string">
            <text:p>Road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1" office:value-type="float"/>
          <table:table-cell office:value-type="string">
            <text:p>KC-6471</text:p>
          </table:table-cell>
          <table:table-cell office:value-type="string">
            <text:p>Road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2" office:value-type="float"/>
          <table:table-cell office:value-type="string">
            <text:p>D222 Roller-L</text:p>
          </table:table-cell>
          <table:table-cell office:value-type="string">
            <text:p>Roll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3" office:value-type="float"/>
          <table:table-cell office:value-type="string">
            <text:p>Star 20</text:p>
          </table:table-cell>
          <table:table-cell office:value-type="string">
            <text:p>Sewage Cistern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4" office:value-type="float"/>
          <table:table-cell office:value-type="string">
            <text:p>K700 6x6</text:p>
          </table:table-cell>
          <table:table-cell office:value-type="string">
            <text:p>Snowplow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5" office:value-type="float"/>
          <table:table-cell office:value-type="string">
            <text:p>K700 Tractor</text:p>
          </table:table-cell>
          <table:table-cell office:value-type="string">
            <text:p>Sowing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6" office:value-type="float"/>
          <table:table-cell office:value-type="string">
            <text:p>BK-1000</text:p>
          </table:table-cell>
          <table:table-cell office:value-type="string">
            <text:p>Tower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7" office:value-type="float"/>
          <table:table-cell office:value-type="string">
            <text:p>MSK-10-20 5 levels</text:p>
          </table:table-cell>
          <table:table-cell office:value-type="string">
            <text:p>Tower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8" office:value-type="float"/>
          <table:table-cell office:value-type="string">
            <text:p>KB-674 83m</text:p>
          </table:table-cell>
          <table:table-cell office:value-type="string">
            <text:p>Tower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9" office:value-type="float"/>
          <table:table-cell office:value-type="string">
            <text:p>KB-160.2</text:p>
          </table:table-cell>
          <table:table-cell office:value-type="string">
            <text:p>Tower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00" office:value-type="float"/>
          <table:table-cell office:value-type="string">
            <text:p>MSK-10-20 9 levels</text:p>
          </table:table-cell>
          <table:table-cell office:value-type="string">
            <text:p>Tower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01" office:value-type="float"/>
          <table:table-cell office:value-type="string">
            <text:p>Star 20</text:p>
          </table:table-cell>
          <table:table-cell office:value-type="string">
            <text:p>Water Cistern</text:p>
          </table:table-cell>
          <table:table-cell office:value="0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2" office:value-type="float"/>
          <table:table-cell office:value-type="string">
            <text:p>Boxcar 11-066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3" office:value-type="float"/>
          <table:table-cell office:value-type="string">
            <text:p>Boxcar 11-280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4" office:value-type="float"/>
          <table:table-cell office:value-type="string">
            <text:p>Isotherm refrig.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5" office:value-type="float"/>
          <table:table-cell office:value-type="string">
            <text:p>Boxcar (livestock)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6" office:value-type="float"/>
          <table:table-cell office:value-type="string">
            <text:p>Falls open hopp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7" office:value-type="float"/>
          <table:table-cell office:value-type="string">
            <text:p>Boxcar 11-270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8" office:value-type="float"/>
          <table:table-cell office:value-type="string">
            <text:p>11-715 dry bulk tank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9" office:value-type="float"/>
          <table:table-cell office:value-type="string">
            <text:p>ZB5 refrig.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0" office:value-type="float"/>
          <table:table-cell office:value-type="string">
            <text:p>Faccs open hopp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1" office:value-type="float"/>
          <table:table-cell office:value-type="string">
            <text:p>Open hopp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2" office:value-type="float"/>
          <table:table-cell office:value-type="string">
            <text:p>12-132 open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3" office:value-type="float"/>
          <table:table-cell office:value-type="string">
            <text:p>13-401 open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4" office:value-type="float"/>
          <table:table-cell office:value-type="string">
            <text:p>13-926 open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5" office:value-type="float"/>
          <table:table-cell office:value-type="string">
            <text:p>15-1443 tank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6" office:value-type="float"/>
          <table:table-cell office:value-type="string">
            <text:p>15-871 tank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7" office:value-type="float"/>
          <table:table-cell office:value-type="string">
            <text:p>12-515 open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8" office:value-type="float"/>
          <table:table-cell office:value-type="string">
            <text:p>13-4012 open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9" office:value-type="float"/>
          <table:table-cell office:value-type="string">
            <text:p>Raj mixer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0" office:value-type="float"/>
          <table:table-cell office:value-type="string">
            <text:p>15-1547 tank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1" office:value-type="float"/>
          <table:table-cell office:value-type="string">
            <text:p>Eas open hopp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2" office:value-type="float"/>
          <table:table-cell office:value-type="string">
            <text:p>Eas ope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3" office:value-type="float"/>
          <table:table-cell office:value-type="string">
            <text:p>Es open hopp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4" office:value-type="float"/>
          <table:table-cell office:value-type="string">
            <text:p>Es waste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5" office:value-type="float"/>
          <table:table-cell office:value-type="string">
            <text:p>Eas waste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6" office:value-type="float"/>
          <table:table-cell office:value-type="string">
            <text:p>Es ope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7" office:value-type="float"/>
          <table:table-cell office:value-type="string">
            <text:p>060 DA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8" office:value-type="float"/>
          <table:table-cell office:value-type="string">
            <text:p>CME2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9" office:value-type="float"/>
          <table:table-cell office:value-type="string">
            <text:p>DR Class-V100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0" office:value-type="float"/>
          <table:table-cell office:value-type="string">
            <text:p>M62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1" office:value-type="float"/>
          <table:table-cell office:value-type="string">
            <text:p>2TE-2116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2" office:value-type="float"/>
          <table:table-cell office:value-type="string">
            <text:p>Type-753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3" office:value-type="float"/>
          <table:table-cell office:value-type="string">
            <text:p>CME3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4" office:value-type="float"/>
          <table:table-cell office:value-type="string">
            <text:p>DR Class-119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5" office:value-type="float"/>
          <table:table-cell office:value-type="string">
            <text:p>SU45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6" office:value-type="float"/>
          <table:table-cell office:value-type="string">
            <text:p>T3M2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7" office:value-type="float"/>
          <table:table-cell office:value-type="string">
            <text:p>T678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8" office:value-type="float"/>
          <table:table-cell office:value-type="string">
            <text:p>TEP70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9" office:value-type="float"/>
          <table:table-cell office:value-type="string">
            <text:p>Class-700 "Pig"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0" office:value-type="float"/>
          <table:table-cell office:value-type="string">
            <text:p>Class-701 "Pig"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1" office:value-type="float"/>
          <table:table-cell office:value-type="string">
            <text:p>TE7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2" office:value-type="float"/>
          <table:table-cell office:value-type="string">
            <text:p>Class-749 "Bardotka"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3" office:value-type="float"/>
          <table:table-cell office:value-type="string">
            <text:p>Class-700A "Pig"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4" office:value-type="float"/>
          <table:table-cell office:value-type="string">
            <text:p>Class-701 "Pig"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5" office:value-type="float"/>
          <table:table-cell office:value-type="string">
            <text:p>Type-163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6" office:value-type="float"/>
          <table:table-cell office:value-type="string">
            <text:p>ChS2r (53E)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7" office:value-type="float"/>
          <table:table-cell office:value-type="string">
            <text:p>ChS4 (52E)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8" office:value-type="float"/>
          <table:table-cell office:value-type="string">
            <text:p>DR Class-243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9" office:value-type="float"/>
          <table:table-cell office:value-type="string">
            <text:p>DR Class-E251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0" office:value-type="float"/>
          <table:table-cell office:value-type="string">
            <text:p>ChS2 (25E)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1" office:value-type="float"/>
          <table:table-cell office:value-type="string">
            <text:p>ChS2t (63E)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2" office:value-type="float"/>
          <table:table-cell office:value-type="string">
            <text:p>ChS7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3" office:value-type="float"/>
          <table:table-cell office:value-type="string">
            <text:p>PW-201E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4" office:value-type="float"/>
          <table:table-cell office:value-type="string">
            <text:p>VL10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5" office:value-type="float"/>
          <table:table-cell office:value-type="string">
            <text:p>VL23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6" office:value-type="float"/>
          <table:table-cell office:value-type="string">
            <text:p>Class-150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7" office:value-type="float"/>
          <table:table-cell office:value-type="string">
            <text:p>Class-125.8 twin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8" office:value-type="float"/>
          <table:table-cell office:value-type="string">
            <text:p>ET40 twin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9" office:value-type="float"/>
          <table:table-cell office:value-type="string">
            <text:p>VL80K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0" office:value-type="float"/>
          <table:table-cell office:value-type="string">
            <text:p>Class-350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1" office:value-type="float"/>
          <table:table-cell office:value-type="string">
            <text:p>Class-131 twin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2" office:value-type="float"/>
          <table:table-cell office:value-type="string">
            <text:p>81-717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3" office:value-type="float"/>
          <table:table-cell office:value-type="string">
            <text:p>Yauza 81-720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4" office:value-type="float"/>
          <table:table-cell office:value-type="string">
            <text:p>Ecs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5" office:value-type="float"/>
          <table:table-cell office:value-type="string">
            <text:p>81-717.5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6" office:value-type="float"/>
          <table:table-cell office:value-type="string">
            <text:p>Astra IVA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7" office:value-type="float"/>
          <table:table-cell office:value-type="string">
            <text:p>Ganz-MFAV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8" office:value-type="float"/>
          <table:table-cell office:value-type="string">
            <text:p>MV-820</text:p>
          </table:table-cell>
          <table:table-cell office:value-type="string">
            <text:p>Moto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9" office:value-type="float"/>
          <table:table-cell office:value-type="string">
            <text:p>M131</text:p>
          </table:table-cell>
          <table:table-cell office:value-type="string">
            <text:p>Moto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0" office:value-type="float"/>
          <table:table-cell office:value-type="string">
            <text:p>DR Class-VT2.09</text:p>
          </table:table-cell>
          <table:table-cell office:value-type="string">
            <text:p>Moto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1" office:value-type="float"/>
          <table:table-cell office:value-type="string">
            <text:p>MV-853</text:p>
          </table:table-cell>
          <table:table-cell office:value-type="string">
            <text:p>Moto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2" office:value-type="float"/>
          <table:table-cell office:value-type="string">
            <text:p>M152</text:p>
          </table:table-cell>
          <table:table-cell office:value-type="string">
            <text:p>Moto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3" office:value-type="float"/>
          <table:table-cell office:value-type="string">
            <text:p>Ammd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4" office:value-type="float"/>
          <table:table-cell office:value-type="string">
            <text:p>RT200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5" office:value-type="float"/>
          <table:table-cell office:value-type="string">
            <text:p>TV61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6" office:value-type="float"/>
          <table:table-cell office:value-type="string">
            <text:p>RIC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7" office:value-type="float"/>
          <table:table-cell office:value-type="string">
            <text:p>TV50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8" office:value-type="float"/>
          <table:table-cell office:value-type="string">
            <text:p>UIC-Y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9" office:value-type="float"/>
          <table:table-cell office:value-type="string">
            <text:p>Kzh-461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0" office:value-type="float"/>
          <table:table-cell office:value-type="string">
            <text:p>DKGU-5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1" office:value-type="float"/>
          <table:table-cell office:value-type="string">
            <text:p>MUV-69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2" office:value-type="float"/>
          <table:table-cell office:value-type="string">
            <text:p>UK25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3" office:value-type="float"/>
          <table:table-cell office:value-type="string">
            <text:p>AGMu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4" office:value-type="float"/>
          <table:table-cell office:value-type="string">
            <text:p>EDK-300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5" office:value-type="float"/>
          <table:table-cell office:value-type="string">
            <text:p>KT1-5.6m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6" office:value-type="float"/>
          <table:table-cell office:value-type="string">
            <text:p>MUV</text:p>
          </table:table-cell>
          <table:table-cell office:value-type="string">
            <text:p>Track builder</text:p>
          </table:table-cell>
          <table:table-cell office:value="0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7" office:value-type="float"/>
          <table:table-cell office:value-type="string">
            <text:p>D1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8" office:value-type="float"/>
          <table:table-cell office:value-type="string">
            <text:p>DR1A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9" office:value-type="float"/>
          <table:table-cell office:value-type="string">
            <text:p>ER2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0" office:value-type="float"/>
          <table:table-cell office:value-type="string">
            <text:p>EJ-460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1" office:value-type="float"/>
          <table:table-cell office:value-type="string">
            <text:p>DP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2" office:value-type="float"/>
          <table:table-cell office:value-type="string">
            <text:p>PFWG-EN57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3" office:value-type="float"/>
          <table:table-cell office:value-type="string">
            <text:p>DRG SVT-137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4" office:value-type="float"/>
          <table:table-cell office:value-type="string">
            <text:p>102NA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5" office:value-type="float"/>
          <table:table-cell office:value-type="string">
            <text:p>13N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6" office:value-type="float"/>
          <table:table-cell office:value-type="string">
            <text:p>KT8D5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7" office:value-type="float"/>
          <table:table-cell office:value-type="string">
            <text:p>LM68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8" office:value-type="float"/>
          <table:table-cell office:value-type="string">
            <text:p>RVR6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9" office:value-type="float"/>
          <table:table-cell office:value-type="string">
            <text:p>105NA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0" office:value-type="float"/>
          <table:table-cell office:value-type="string">
            <text:p>CSMG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1" office:value-type="float"/>
          <table:table-cell office:value-type="string">
            <text:p>KTM-2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2" office:value-type="float"/>
          <table:table-cell office:value-type="string">
            <text:p>LM68M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3" office:value-type="float"/>
          <table:table-cell office:value-type="string">
            <text:p>T1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4" office:value-type="float"/>
          <table:table-cell office:value-type="string">
            <text:p>T2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5" office:value-type="float"/>
          <table:table-cell office:value-type="string">
            <text:p>T6B5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6" office:value-type="float"/>
          <table:table-cell office:value-type="string">
            <text:p>T3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7" office:value-type="float"/>
          <table:table-cell office:value-type="string">
            <text:p>Tim2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08" office:value-type="float"/>
          <table:table-cell office:value-type="string">
            <text:p>Container express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09" office:value-type="float"/>
          <table:table-cell office:value-type="string">
            <text:p>"Ighnatov" (cargo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0" office:value-type="float"/>
          <table:table-cell office:value-type="string">
            <text:p>"Lubbenau" (aggregates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1" office:value-type="float"/>
          <table:table-cell office:value-type="string">
            <text:p>River cargo ship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2" office:value-type="float"/>
          <table:table-cell office:value-type="string">
            <text:p>"The Pride" (tanker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3" office:value-type="float"/>
          <table:table-cell office:value-type="string">
            <text:p>"Fullin" (tanker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4" office:value-type="float"/>
          <table:table-cell office:value-type="string">
            <text:p>Hopper ship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5" office:value-type="float"/>
          <table:table-cell office:value-type="string">
            <text:p>"Frida" (cargo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6" office:value-type="float"/>
          <table:table-cell office:value-type="string">
            <text:p>"Sofia" (tanker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7" office:value-type="float"/>
          <table:table-cell office:value-type="string">
            <text:p>Type-587 Los (tanker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8" office:value-type="float"/>
          <table:table-cell office:value-type="string">
            <text:p>"Volgobalt" (cargo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9" office:value-type="float"/>
          <table:table-cell office:value-type="string">
            <text:p>"Volgodon" (cargo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20" office:value-type="float"/>
          <table:table-cell office:value-type="string">
            <text:p>"Dunay"</text:p>
          </table:table-cell>
          <table:table-cell office:value-type="string">
            <text:p>Passenger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21" office:value-type="float"/>
          <table:table-cell office:value-type="string">
            <text:p>"Moskvich"</text:p>
          </table:table-cell>
          <table:table-cell office:value-type="string">
            <text:p>Passenger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22" office:value-type="float"/>
          <table:table-cell office:value-type="string">
            <text:p>Meteor-342</text:p>
          </table:table-cell>
          <table:table-cell office:value-type="string">
            <text:p>Passenger ships</text:p>
          </table:table-cell>
          <table:table-cell office:value="1" office:value-type="float"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</table:table>
      <table:table table:name="transportation_cargo_capacity">
        <table:table-column/>
        <table:table-column/>
        <table:table-column/>
        <table:table-row>
          <table:table-cell office:value-type="string">
            <text:p>blueprint_id</text:p>
          </table:table-cell>
          <table:table-cell office:value-type="string">
            <text:p>resource</text:p>
          </table:table-cell>
          <table:table-cell office:value-type="string">
            <text:p>qty</text:p>
          </table:table-cell>
        </table:table-row>
        <table:table-row>
          <table:table-cell office:value="1" office:value-type="float"/>
          <table:table-cell office:value-type="string">
            <text:p>Alcohol</text:p>
          </table:table-cell>
          <table:table-cell office:value="11" office:value-type="float"/>
        </table:table-row>
        <table:table-row>
          <table:table-cell office:value="1" office:value-type="float"/>
          <table:table-cell office:value-type="string">
            <text:p>Aluminium</text:p>
          </table:table-cell>
          <table:table-cell office:value="22" office:value-type="float"/>
        </table:table-row>
        <table:table-row>
          <table:table-cell office:value="1" office:value-type="float"/>
          <table:table-cell office:value-type="string">
            <text:p>Aluminium oxide</text:p>
          </table:table-cell>
          <table:table-cell office:value="9.9" office:value-type="float"/>
        </table:table-row>
        <table:table-row>
          <table:table-cell office:value="1" office:value-type="float"/>
          <table:table-cell office:value-type="string">
            <text:p>Boards</text:p>
          </table:table-cell>
          <table:table-cell office:value="22" office:value-type="float"/>
        </table:table-row>
        <table:table-row>
          <table:table-cell office:value="1" office:value-type="float"/>
          <table:table-cell office:value-type="string">
            <text:p>Bricks</text:p>
          </table:table-cell>
          <table:table-cell office:value="17" office:value-type="float"/>
        </table:table-row>
        <table:table-row>
          <table:table-cell office:value="1" office:value-type="float"/>
          <table:table-cell office:value-type="string">
            <text:p>Cement</text:p>
          </table:table-cell>
          <table:table-cell office:value="9.9" office:value-type="float"/>
        </table:table-row>
        <table:table-row>
          <table:table-cell office:value="1" office:value-type="float"/>
          <table:table-cell office:value-type="string">
            <text:p>Chemicals</text:p>
          </table:table-cell>
          <table:table-cell office:value="6.6" office:value-type="float"/>
        </table:table-row>
        <table:table-row>
          <table:table-cell office:value="1" office:value-type="float"/>
          <table:table-cell office:value-type="string">
            <text:p>Clothes</text:p>
          </table:table-cell>
          <table:table-cell office:value="11" office:value-type="float"/>
        </table:table-row>
        <table:table-row>
          <table:table-cell office:value="1" office:value-type="float"/>
          <table:table-cell office:value-type="string">
            <text:p>Crops</text:p>
          </table:table-cell>
          <table:table-cell office:value="17" office:value-type="float"/>
        </table:table-row>
        <table:table-row>
          <table:table-cell office:value="1" office:value-type="float"/>
          <table:table-cell office:value-type="string">
            <text:p>Electro components</text:p>
          </table:table-cell>
          <table:table-cell office:value="7.7" office:value-type="float"/>
        </table:table-row>
        <table:table-row>
          <table:table-cell office:value="1" office:value-type="float"/>
          <table:table-cell office:value-type="string">
            <text:p>Electronics</text:p>
          </table:table-cell>
          <table:table-cell office:value="7.7" office:value-type="float"/>
        </table:table-row>
        <table:table-row>
          <table:table-cell office:value="1" office:value-type="float"/>
          <table:table-cell office:value-type="string">
            <text:p>Explosives</text:p>
          </table:table-cell>
          <table:table-cell office:value="8.8" office:value-type="float"/>
        </table:table-row>
        <table:table-row>
          <table:table-cell office:value="1" office:value-type="float"/>
          <table:table-cell office:value-type="string">
            <text:p>Fabric</text:p>
          </table:table-cell>
          <table:table-cell office:value="15" office:value-type="float"/>
        </table:table-row>
        <table:table-row>
          <table:table-cell office:value="1" office:value-type="float"/>
          <table:table-cell office:value-type="string">
            <text:p>Food</text:p>
          </table:table-cell>
          <table:table-cell office:value="11" office:value-type="float"/>
        </table:table-row>
        <table:table-row>
          <table:table-cell office:value="1" office:value-type="float"/>
          <table:table-cell office:value-type="string">
            <text:p>Livestock</text:p>
          </table:table-cell>
          <table:table-cell office:value="7.7" office:value-type="float"/>
        </table:table-row>
        <table:table-row>
          <table:table-cell office:value="1" office:value-type="float"/>
          <table:table-cell office:value-type="string">
            <text:p>Meat</text:p>
          </table:table-cell>
          <table:table-cell office:value="5.5" office:value-type="float"/>
        </table:table-row>
        <table:table-row>
          <table:table-cell office:value="1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1" office:value-type="float"/>
          <table:table-cell office:value-type="string">
            <text:p>Plastics</text:p>
          </table:table-cell>
          <table:table-cell office:value="5.5" office:value-type="float"/>
        </table:table-row>
        <table:table-row>
          <table:table-cell office:value="1" office:value-type="float"/>
          <table:table-cell office:value-type="string">
            <text:p>Prefab panels</text:p>
          </table:table-cell>
          <table:table-cell office:value="19" office:value-type="float"/>
        </table:table-row>
        <table:table-row>
          <table:table-cell office:value="1" office:value-type="float"/>
          <table:table-cell office:value-type="string">
            <text:p>Steel</text:p>
          </table:table-cell>
          <table:table-cell office:value="22" office:value-type="float"/>
        </table:table-row>
        <table:table-row>
          <table:table-cell office:value="1" office:value-type="float"/>
          <table:table-cell office:value-type="string">
            <text:p>Uranium oxide</text:p>
          </table:table-cell>
          <table:table-cell office:value="11" office:value-type="float"/>
        </table:table-row>
        <table:table-row>
          <table:table-cell office:value="1" office:value-type="float"/>
          <table:table-cell office:value-type="string">
            <text:p>Wood</text:p>
          </table:table-cell>
          <table:table-cell office:value="22" office:value-type="float"/>
        </table:table-row>
        <table:table-row>
          <table:table-cell office:value="4" office:value-type="float"/>
          <table:table-cell office:value-type="string">
            <text:p>Alcohol</text:p>
          </table:table-cell>
          <table:table-cell office:value="23" office:value-type="float"/>
        </table:table-row>
        <table:table-row>
          <table:table-cell office:value="4" office:value-type="float"/>
          <table:table-cell office:value-type="string">
            <text:p>Aluminium</text:p>
          </table:table-cell>
          <table:table-cell office:value="47" office:value-type="float"/>
        </table:table-row>
        <table:table-row>
          <table:table-cell office:value="4" office:value-type="float"/>
          <table:table-cell office:value-type="string">
            <text:p>Aluminium oxide</text:p>
          </table:table-cell>
          <table:table-cell office:value="21" office:value-type="float"/>
        </table:table-row>
        <table:table-row>
          <table:table-cell office:value="4" office:value-type="float"/>
          <table:table-cell office:value-type="string">
            <text:p>Boards</text:p>
          </table:table-cell>
          <table:table-cell office:value="47" office:value-type="float"/>
        </table:table-row>
        <table:table-row>
          <table:table-cell office:value="4" office:value-type="float"/>
          <table:table-cell office:value-type="string">
            <text:p>Bricks</text:p>
          </table:table-cell>
          <table:table-cell office:value="37" office:value-type="float"/>
        </table:table-row>
        <table:table-row>
          <table:table-cell office:value="4" office:value-type="float"/>
          <table:table-cell office:value-type="string">
            <text:p>Cement</text:p>
          </table:table-cell>
          <table:table-cell office:value="21" office:value-type="float"/>
        </table:table-row>
        <table:table-row>
          <table:table-cell office:value="4" office:value-type="float"/>
          <table:table-cell office:value-type="string">
            <text:p>Chemicals</text:p>
          </table:table-cell>
          <table:table-cell office:value="14" office:value-type="float"/>
        </table:table-row>
        <table:table-row>
          <table:table-cell office:value="4" office:value-type="float"/>
          <table:table-cell office:value-type="string">
            <text:p>Clothes</text:p>
          </table:table-cell>
          <table:table-cell office:value="23" office:value-type="float"/>
        </table:table-row>
        <table:table-row>
          <table:table-cell office:value="4" office:value-type="float"/>
          <table:table-cell office:value-type="string">
            <text:p>Crops</text:p>
          </table:table-cell>
          <table:table-cell office:value="37" office:value-type="float"/>
        </table:table-row>
        <table:table-row>
          <table:table-cell office:value="4" office:value-type="float"/>
          <table:table-cell office:value-type="string">
            <text:p>Electro components</text:p>
          </table:table-cell>
          <table:table-cell office:value="16" office:value-type="float"/>
        </table:table-row>
        <table:table-row>
          <table:table-cell office:value="4" office:value-type="float"/>
          <table:table-cell office:value-type="string">
            <text:p>Electronics</text:p>
          </table:table-cell>
          <table:table-cell office:value="16" office:value-type="float"/>
        </table:table-row>
        <table:table-row>
          <table:table-cell office:value="4" office:value-type="float"/>
          <table:table-cell office:value-type="string">
            <text:p>Explosives</text:p>
          </table:table-cell>
          <table:table-cell office:value="18" office:value-type="float"/>
        </table:table-row>
        <table:table-row>
          <table:table-cell office:value="4" office:value-type="float"/>
          <table:table-cell office:value-type="string">
            <text:p>Fabric</text:p>
          </table:table-cell>
          <table:table-cell office:value="32" office:value-type="float"/>
        </table:table-row>
        <table:table-row>
          <table:table-cell office:value="4" office:value-type="float"/>
          <table:table-cell office:value-type="string">
            <text:p>Food</text:p>
          </table:table-cell>
          <table:table-cell office:value="23" office:value-type="float"/>
        </table:table-row>
        <table:table-row>
          <table:table-cell office:value="4" office:value-type="float"/>
          <table:table-cell office:value-type="string">
            <text:p>Livestock</text:p>
          </table:table-cell>
          <table:table-cell office:value="16" office:value-type="float"/>
        </table:table-row>
        <table:table-row>
          <table:table-cell office:value="4" office:value-type="float"/>
          <table:table-cell office:value-type="string">
            <text:p>Meat</text:p>
          </table:table-cell>
          <table:table-cell office:value="11" office:value-type="float"/>
        </table:table-row>
        <table:table-row>
          <table:table-cell office:value="4" office:value-type="float"/>
          <table:table-cell office:value-type="string">
            <text:p>Mechanical components</text:p>
          </table:table-cell>
          <table:table-cell office:value="23" office:value-type="float"/>
        </table:table-row>
        <table:table-row>
          <table:table-cell office:value="4" office:value-type="float"/>
          <table:table-cell office:value-type="string">
            <text:p>Plastics</text:p>
          </table:table-cell>
          <table:table-cell office:value="11" office:value-type="float"/>
        </table:table-row>
        <table:table-row>
          <table:table-cell office:value="4" office:value-type="float"/>
          <table:table-cell office:value-type="string">
            <text:p>Prefab panels</text:p>
          </table:table-cell>
          <table:table-cell office:value="42" office:value-type="float"/>
        </table:table-row>
        <table:table-row>
          <table:table-cell office:value="4" office:value-type="float"/>
          <table:table-cell office:value-type="string">
            <text:p>Steel</text:p>
          </table:table-cell>
          <table:table-cell office:value="47" office:value-type="float"/>
        </table:table-row>
        <table:table-row>
          <table:table-cell office:value="4" office:value-type="float"/>
          <table:table-cell office:value-type="string">
            <text:p>Uranium oxide</text:p>
          </table:table-cell>
          <table:table-cell office:value="23" office:value-type="float"/>
        </table:table-row>
        <table:table-row>
          <table:table-cell office:value="4" office:value-type="float"/>
          <table:table-cell office:value-type="string">
            <text:p>Wood</text:p>
          </table:table-cell>
          <table:table-cell office:value="47" office:value-type="float"/>
        </table:table-row>
        <table:table-row>
          <table:table-cell office:value="8" office:value-type="float"/>
          <table:table-cell office:value-type="string">
            <text:p>Alcohol</text:p>
          </table:table-cell>
          <table:table-cell office:value="10" office:value-type="float"/>
        </table:table-row>
        <table:table-row>
          <table:table-cell office:value="8" office:value-type="float"/>
          <table:table-cell office:value-type="string">
            <text:p>Aluminium</text:p>
          </table:table-cell>
          <table:table-cell office:value="20" office:value-type="float"/>
        </table:table-row>
        <table:table-row>
          <table:table-cell office:value="8" office:value-type="float"/>
          <table:table-cell office:value-type="string">
            <text:p>Aluminium oxide</text:p>
          </table:table-cell>
          <table:table-cell office:value="9" office:value-type="float"/>
        </table:table-row>
        <table:table-row>
          <table:table-cell office:value="8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8" office:value-type="float"/>
          <table:table-cell office:value-type="string">
            <text:p>Bricks</text:p>
          </table:table-cell>
          <table:table-cell office:value="16" office:value-type="float"/>
        </table:table-row>
        <table:table-row>
          <table:table-cell office:value="8" office:value-type="float"/>
          <table:table-cell office:value-type="string">
            <text:p>Cement</text:p>
          </table:table-cell>
          <table:table-cell office:value="9" office:value-type="float"/>
        </table:table-row>
        <table:table-row>
          <table:table-cell office:value="8" office:value-type="float"/>
          <table:table-cell office:value-type="string">
            <text:p>Chemicals</text:p>
          </table:table-cell>
          <table:table-cell office:value="6" office:value-type="float"/>
        </table:table-row>
        <table:table-row>
          <table:table-cell office:value="8" office:value-type="float"/>
          <table:table-cell office:value-type="string">
            <text:p>Clothes</text:p>
          </table:table-cell>
          <table:table-cell office:value="10" office:value-type="float"/>
        </table:table-row>
        <table:table-row>
          <table:table-cell office:value="8" office:value-type="float"/>
          <table:table-cell office:value-type="string">
            <text:p>Crops</text:p>
          </table:table-cell>
          <table:table-cell office:value="16" office:value-type="float"/>
        </table:table-row>
        <table:table-row>
          <table:table-cell office:value="8" office:value-type="float"/>
          <table:table-cell office:value-type="string">
            <text:p>Electro components</text:p>
          </table:table-cell>
          <table:table-cell office:value="7" office:value-type="float"/>
        </table:table-row>
        <table:table-row>
          <table:table-cell office:value="8" office:value-type="float"/>
          <table:table-cell office:value-type="string">
            <text:p>Electronics</text:p>
          </table:table-cell>
          <table:table-cell office:value="7" office:value-type="float"/>
        </table:table-row>
        <table:table-row>
          <table:table-cell office:value="8" office:value-type="float"/>
          <table:table-cell office:value-type="string">
            <text:p>Explosives</text:p>
          </table:table-cell>
          <table:table-cell office:value="8" office:value-type="float"/>
        </table:table-row>
        <table:table-row>
          <table:table-cell office:value="8" office:value-type="float"/>
          <table:table-cell office:value-type="string">
            <text:p>Fabric</text:p>
          </table:table-cell>
          <table:table-cell office:value="14" office:value-type="float"/>
        </table:table-row>
        <table:table-row>
          <table:table-cell office:value="8" office:value-type="float"/>
          <table:table-cell office:value-type="string">
            <text:p>Food</text:p>
          </table:table-cell>
          <table:table-cell office:value="10" office:value-type="float"/>
        </table:table-row>
        <table:table-row>
          <table:table-cell office:value="8" office:value-type="float"/>
          <table:table-cell office:value-type="string">
            <text:p>Livestock</text:p>
          </table:table-cell>
          <table:table-cell office:value="7" office:value-type="float"/>
        </table:table-row>
        <table:table-row>
          <table:table-cell office:value="8" office:value-type="float"/>
          <table:table-cell office:value-type="string">
            <text:p>Meat</text:p>
          </table:table-cell>
          <table:table-cell office:value="5" office:value-type="float"/>
        </table:table-row>
        <table:table-row>
          <table:table-cell office:value="8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8" office:value-type="float"/>
          <table:table-cell office:value-type="string">
            <text:p>Plastics</text:p>
          </table:table-cell>
          <table:table-cell office:value="5" office:value-type="float"/>
        </table:table-row>
        <table:table-row>
          <table:table-cell office:value="8" office:value-type="float"/>
          <table:table-cell office:value-type="string">
            <text:p>Prefab panels</text:p>
          </table:table-cell>
          <table:table-cell office:value="18" office:value-type="float"/>
        </table:table-row>
        <table:table-row>
          <table:table-cell office:value="8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8" office:value-type="float"/>
          <table:table-cell office:value-type="string">
            <text:p>Uranium oxide</text:p>
          </table:table-cell>
          <table:table-cell office:value="10" office:value-type="float"/>
        </table:table-row>
        <table:table-row>
          <table:table-cell office:value="8" office:value-type="float"/>
          <table:table-cell office:value-type="string">
            <text:p>Wood</text:p>
          </table:table-cell>
          <table:table-cell office:value="20" office:value-type="float"/>
        </table:table-row>
        <table:table-row>
          <table:table-cell office:value="17" office:value-type="float"/>
          <table:table-cell office:value-type="string">
            <text:p>Alcohol</text:p>
          </table:table-cell>
          <table:table-cell office:value="6.5" office:value-type="float"/>
        </table:table-row>
        <table:table-row>
          <table:table-cell office:value="17" office:value-type="float"/>
          <table:table-cell office:value-type="string">
            <text:p>Aluminium</text:p>
          </table:table-cell>
          <table:table-cell office:value="13" office:value-type="float"/>
        </table:table-row>
        <table:table-row>
          <table:table-cell office:value="17" office:value-type="float"/>
          <table:table-cell office:value-type="string">
            <text:p>Aluminium oxide</text:p>
          </table:table-cell>
          <table:table-cell office:value="5.8" office:value-type="float"/>
        </table:table-row>
        <table:table-row>
          <table:table-cell office:value="17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17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17" office:value-type="float"/>
          <table:table-cell office:value-type="string">
            <text:p>Cement</text:p>
          </table:table-cell>
          <table:table-cell office:value="5.8" office:value-type="float"/>
        </table:table-row>
        <table:table-row>
          <table:table-cell office:value="17" office:value-type="float"/>
          <table:table-cell office:value-type="string">
            <text:p>Chemicals</text:p>
          </table:table-cell>
          <table:table-cell office:value="3.9" office:value-type="float"/>
        </table:table-row>
        <table:table-row>
          <table:table-cell office:value="17" office:value-type="float"/>
          <table:table-cell office:value-type="string">
            <text:p>Clothes</text:p>
          </table:table-cell>
          <table:table-cell office:value="6.5" office:value-type="float"/>
        </table:table-row>
        <table:table-row>
          <table:table-cell office:value="17" office:value-type="float"/>
          <table:table-cell office:value-type="string">
            <text:p>Crops</text:p>
          </table:table-cell>
          <table:table-cell office:value="10" office:value-type="float"/>
        </table:table-row>
        <table:table-row>
          <table:table-cell office:value="17" office:value-type="float"/>
          <table:table-cell office:value-type="string">
            <text:p>Electro components</text:p>
          </table:table-cell>
          <table:table-cell office:value="4.5" office:value-type="float"/>
        </table:table-row>
        <table:table-row>
          <table:table-cell office:value="17" office:value-type="float"/>
          <table:table-cell office:value-type="string">
            <text:p>Electronics</text:p>
          </table:table-cell>
          <table:table-cell office:value="4.5" office:value-type="float"/>
        </table:table-row>
        <table:table-row>
          <table:table-cell office:value="17" office:value-type="float"/>
          <table:table-cell office:value-type="string">
            <text:p>Explosives</text:p>
          </table:table-cell>
          <table:table-cell office:value="5.2" office:value-type="float"/>
        </table:table-row>
        <table:table-row>
          <table:table-cell office:value="17" office:value-type="float"/>
          <table:table-cell office:value-type="string">
            <text:p>Fabric</text:p>
          </table:table-cell>
          <table:table-cell office:value="9.1" office:value-type="float"/>
        </table:table-row>
        <table:table-row>
          <table:table-cell office:value="17" office:value-type="float"/>
          <table:table-cell office:value-type="string">
            <text:p>Food</text:p>
          </table:table-cell>
          <table:table-cell office:value="6.5" office:value-type="float"/>
        </table:table-row>
        <table:table-row>
          <table:table-cell office:value="17" office:value-type="float"/>
          <table:table-cell office:value-type="string">
            <text:p>Livestock</text:p>
          </table:table-cell>
          <table:table-cell office:value="4.5" office:value-type="float"/>
        </table:table-row>
        <table:table-row>
          <table:table-cell office:value="17" office:value-type="float"/>
          <table:table-cell office:value-type="string">
            <text:p>Meat</text:p>
          </table:table-cell>
          <table:table-cell office:value="3.3" office:value-type="float"/>
        </table:table-row>
        <table:table-row>
          <table:table-cell office:value="17" office:value-type="float"/>
          <table:table-cell office:value-type="string">
            <text:p>Mechanical components</text:p>
          </table:table-cell>
          <table:table-cell office:value="6.5" office:value-type="float"/>
        </table:table-row>
        <table:table-row>
          <table:table-cell office:value="17" office:value-type="float"/>
          <table:table-cell office:value-type="string">
            <text:p>Plastics</text:p>
          </table:table-cell>
          <table:table-cell office:value="3.3" office:value-type="float"/>
        </table:table-row>
        <table:table-row>
          <table:table-cell office:value="17" office:value-type="float"/>
          <table:table-cell office:value-type="string">
            <text:p>Prefab panels</text:p>
          </table:table-cell>
          <table:table-cell office:value="18" office:value-type="float"/>
        </table:table-row>
        <table:table-row>
          <table:table-cell office:value="17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7" office:value-type="float"/>
          <table:table-cell office:value-type="string">
            <text:p>Uranium oxide</text:p>
          </table:table-cell>
          <table:table-cell office:value="6.5" office:value-type="float"/>
        </table:table-row>
        <table:table-row>
          <table:table-cell office:value="17" office:value-type="float"/>
          <table:table-cell office:value-type="string">
            <text:p>Wood</text:p>
          </table:table-cell>
          <table:table-cell office:value="13" office:value-type="float"/>
        </table:table-row>
        <table:table-row>
          <table:table-cell office:value="50" office:value-type="float"/>
          <table:table-cell office:value-type="string">
            <text:p>Alcohol</text:p>
          </table:table-cell>
          <table:table-cell office:value="1.3" office:value-type="float"/>
        </table:table-row>
        <table:table-row>
          <table:table-cell office:value="50" office:value-type="float"/>
          <table:table-cell office:value-type="string">
            <text:p>Aluminium</text:p>
          </table:table-cell>
          <table:table-cell office:value="2.5" office:value-type="float"/>
        </table:table-row>
        <table:table-row>
          <table:table-cell office:value="50" office:value-type="float"/>
          <table:table-cell office:value-type="string">
            <text:p>Aluminium oxide</text:p>
          </table:table-cell>
          <table:table-cell office:value="1.1" office:value-type="float"/>
        </table:table-row>
        <table:table-row>
          <table:table-cell office:value="50" office:value-type="float"/>
          <table:table-cell office:value-type="string">
            <text:p>Boards</text:p>
          </table:table-cell>
          <table:table-cell office:value="2.5" office:value-type="float"/>
        </table:table-row>
        <table:table-row>
          <table:table-cell office:value="50" office:value-type="float"/>
          <table:table-cell office:value-type="string">
            <text:p>Bricks</text:p>
          </table:table-cell>
          <table:table-cell office:value="2" office:value-type="float"/>
        </table:table-row>
        <table:table-row>
          <table:table-cell office:value="50" office:value-type="float"/>
          <table:table-cell office:value-type="string">
            <text:p>Cement</text:p>
          </table:table-cell>
          <table:table-cell office:value="1.1" office:value-type="float"/>
        </table:table-row>
        <table:table-row>
          <table:table-cell office:value="50" office:value-type="float"/>
          <table:table-cell office:value-type="string">
            <text:p>Chemicals</text:p>
          </table:table-cell>
          <table:table-cell office:value="0.75" office:value-type="float"/>
        </table:table-row>
        <table:table-row>
          <table:table-cell office:value="50" office:value-type="float"/>
          <table:table-cell office:value-type="string">
            <text:p>Clothes</text:p>
          </table:table-cell>
          <table:table-cell office:value="1.3" office:value-type="float"/>
        </table:table-row>
        <table:table-row>
          <table:table-cell office:value="50" office:value-type="float"/>
          <table:table-cell office:value-type="string">
            <text:p>Crops</text:p>
          </table:table-cell>
          <table:table-cell office:value="2" office:value-type="float"/>
        </table:table-row>
        <table:table-row>
          <table:table-cell office:value="50" office:value-type="float"/>
          <table:table-cell office:value-type="string">
            <text:p>Electro components</text:p>
          </table:table-cell>
          <table:table-cell office:value="0.88" office:value-type="float"/>
        </table:table-row>
        <table:table-row>
          <table:table-cell office:value="50" office:value-type="float"/>
          <table:table-cell office:value-type="string">
            <text:p>Electronics</text:p>
          </table:table-cell>
          <table:table-cell office:value="0.88" office:value-type="float"/>
        </table:table-row>
        <table:table-row>
          <table:table-cell office:value="50" office:value-type="float"/>
          <table:table-cell office:value-type="string">
            <text:p>Explosive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50" office:value-type="float"/>
          <table:table-cell office:value-type="string">
            <text:p>Food</text:p>
          </table:table-cell>
          <table:table-cell office:value="1.3" office:value-type="float"/>
        </table:table-row>
        <table:table-row>
          <table:table-cell office:value="50" office:value-type="float"/>
          <table:table-cell office:value-type="string">
            <text:p>Livestock</text:p>
          </table:table-cell>
          <table:table-cell office:value="0.88" office:value-type="float"/>
        </table:table-row>
        <table:table-row>
          <table:table-cell office:value="50" office:value-type="float"/>
          <table:table-cell office:value-type="string">
            <text:p>Meat</text:p>
          </table:table-cell>
          <table:table-cell office:value="0.63" office:value-type="float"/>
        </table:table-row>
        <table:table-row>
          <table:table-cell office:value="50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50" office:value-type="float"/>
          <table:table-cell office:value-type="string">
            <text:p>Plastics</text:p>
          </table:table-cell>
          <table:table-cell office:value="0.63" office:value-type="float"/>
        </table:table-row>
        <table:table-row>
          <table:table-cell office:value="50" office:value-type="float"/>
          <table:table-cell office:value-type="string">
            <text:p>Prefab panels</text:p>
          </table:table-cell>
          <table:table-cell office:value="2.3" office:value-type="float"/>
        </table:table-row>
        <table:table-row>
          <table:table-cell office:value="50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50" office:value-type="float"/>
          <table:table-cell office:value-type="string">
            <text:p>Uranium oxide</text:p>
          </table:table-cell>
          <table:table-cell office:value="1.3" office:value-type="float"/>
        </table:table-row>
        <table:table-row>
          <table:table-cell office:value="50" office:value-type="float"/>
          <table:table-cell office:value-type="string">
            <text:p>Wood</text:p>
          </table:table-cell>
          <table:table-cell office:value="2.5" office:value-type="float"/>
        </table:table-row>
        <table:table-row>
          <table:table-cell office:value="51" office:value-type="float"/>
          <table:table-cell office:value-type="string">
            <text:p>Aluminium scrap</text:p>
          </table:table-cell>
          <table:table-cell office:value="3.3" office:value-type="float"/>
        </table:table-row>
        <table:table-row>
          <table:table-cell office:value="51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Bauxit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Coal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Coal or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Construction wast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Gravel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Iron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Iron or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Metal scrap</text:p>
          </table:table-cell>
          <table:table-cell office:value="2.8" office:value-type="float"/>
        </table:table-row>
        <table:table-row>
          <table:table-cell office:value="51" office:value-type="float"/>
          <table:table-cell office:value-type="string">
            <text:p>Quarried ston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Raw bauxit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Uranium ore</text:p>
          </table:table-cell>
          <table:table-cell office:value="4.7" office:value-type="float"/>
        </table:table-row>
        <table:table-row>
          <table:table-cell office:value="52" office:value-type="float"/>
          <table:table-cell office:value-type="string">
            <text:p>Aluminium scrap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Biological waste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Construction waste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Fertiliser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Hazardous waste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Metal scrap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Mixed waste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Plastic waste</text:p>
          </table:table-cell>
          <table:table-cell office:value="4.5" office:value-type="float"/>
        </table:table-row>
        <table:table-row>
          <table:table-cell office:value="53" office:value-type="float"/>
          <table:table-cell office:value-type="string">
            <text:p>Alcohol</text:p>
          </table:table-cell>
          <table:table-cell office:value="0.6" office:value-type="float"/>
        </table:table-row>
        <table:table-row>
          <table:table-cell office:value="53" office:value-type="float"/>
          <table:table-cell office:value-type="string">
            <text:p>Aluminium</text:p>
          </table:table-cell>
          <table:table-cell office:value="1.2" office:value-type="float"/>
        </table:table-row>
        <table:table-row>
          <table:table-cell office:value="53" office:value-type="float"/>
          <table:table-cell office:value-type="string">
            <text:p>Aluminium oxide</text:p>
          </table:table-cell>
          <table:table-cell office:value="0.54" office:value-type="float"/>
        </table:table-row>
        <table:table-row>
          <table:table-cell office:value="53" office:value-type="float"/>
          <table:table-cell office:value-type="string">
            <text:p>Boards</text:p>
          </table:table-cell>
          <table:table-cell office:value="1.2" office:value-type="float"/>
        </table:table-row>
        <table:table-row>
          <table:table-cell office:value="53" office:value-type="float"/>
          <table:table-cell office:value-type="string">
            <text:p>Bricks</text:p>
          </table:table-cell>
          <table:table-cell office:value="0.96" office:value-type="float"/>
        </table:table-row>
        <table:table-row>
          <table:table-cell office:value="53" office:value-type="float"/>
          <table:table-cell office:value-type="string">
            <text:p>Cement</text:p>
          </table:table-cell>
          <table:table-cell office:value="0.54" office:value-type="float"/>
        </table:table-row>
        <table:table-row>
          <table:table-cell office:value="53" office:value-type="float"/>
          <table:table-cell office:value-type="string">
            <text:p>Chemicals</text:p>
          </table:table-cell>
          <table:table-cell office:value="0.36" office:value-type="float"/>
        </table:table-row>
        <table:table-row>
          <table:table-cell office:value="53" office:value-type="float"/>
          <table:table-cell office:value-type="string">
            <text:p>Clothes</text:p>
          </table:table-cell>
          <table:table-cell office:value="0.6" office:value-type="float"/>
        </table:table-row>
        <table:table-row>
          <table:table-cell office:value="53" office:value-type="float"/>
          <table:table-cell office:value-type="string">
            <text:p>Crops</text:p>
          </table:table-cell>
          <table:table-cell office:value="0.96" office:value-type="float"/>
        </table:table-row>
        <table:table-row>
          <table:table-cell office:value="53" office:value-type="float"/>
          <table:table-cell office:value-type="string">
            <text:p>Electro components</text:p>
          </table:table-cell>
          <table:table-cell office:value="0.42" office:value-type="float"/>
        </table:table-row>
        <table:table-row>
          <table:table-cell office:value="53" office:value-type="float"/>
          <table:table-cell office:value-type="string">
            <text:p>Electronics</text:p>
          </table:table-cell>
          <table:table-cell office:value="0.42" office:value-type="float"/>
        </table:table-row>
        <table:table-row>
          <table:table-cell office:value="53" office:value-type="float"/>
          <table:table-cell office:value-type="string">
            <text:p>Explosives</text:p>
          </table:table-cell>
          <table:table-cell office:value="0.48" office:value-type="float"/>
        </table:table-row>
        <table:table-row>
          <table:table-cell office:value="53" office:value-type="float"/>
          <table:table-cell office:value-type="string">
            <text:p>Fabric</text:p>
          </table:table-cell>
          <table:table-cell office:value="0.84" office:value-type="float"/>
        </table:table-row>
        <table:table-row>
          <table:table-cell office:value="53" office:value-type="float"/>
          <table:table-cell office:value-type="string">
            <text:p>Food</text:p>
          </table:table-cell>
          <table:table-cell office:value="0.6" office:value-type="float"/>
        </table:table-row>
        <table:table-row>
          <table:table-cell office:value="53" office:value-type="float"/>
          <table:table-cell office:value-type="string">
            <text:p>Livestock</text:p>
          </table:table-cell>
          <table:table-cell office:value="0.42" office:value-type="float"/>
        </table:table-row>
        <table:table-row>
          <table:table-cell office:value="53" office:value-type="float"/>
          <table:table-cell office:value-type="string">
            <text:p>Meat</text:p>
          </table:table-cell>
          <table:table-cell office:value="0.3" office:value-type="float"/>
        </table:table-row>
        <table:table-row>
          <table:table-cell office:value="53" office:value-type="float"/>
          <table:table-cell office:value-type="string">
            <text:p>Mechanical components</text:p>
          </table:table-cell>
          <table:table-cell office:value="0.6" office:value-type="float"/>
        </table:table-row>
        <table:table-row>
          <table:table-cell office:value="53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53" office:value-type="float"/>
          <table:table-cell office:value-type="string">
            <text:p>Prefab panels</text:p>
          </table:table-cell>
          <table:table-cell office:value="1.1" office:value-type="float"/>
        </table:table-row>
        <table:table-row>
          <table:table-cell office:value="53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53" office:value-type="float"/>
          <table:table-cell office:value-type="string">
            <text:p>Uranium oxide</text:p>
          </table:table-cell>
          <table:table-cell office:value="0.6" office:value-type="float"/>
        </table:table-row>
        <table:table-row>
          <table:table-cell office:value="53" office:value-type="float"/>
          <table:table-cell office:value-type="string">
            <text:p>Wood</text:p>
          </table:table-cell>
          <table:table-cell office:value="1.2" office:value-type="float"/>
        </table:table-row>
        <table:table-row>
          <table:table-cell office:value="54" office:value-type="float"/>
          <table:table-cell office:value-type="string">
            <text:p>Aluminium scrap</text:p>
          </table:table-cell>
          <table:table-cell office:value="1.6" office:value-type="float"/>
        </table:table-row>
        <table:table-row>
          <table:table-cell office:value="54" office:value-type="float"/>
          <table:table-cell office:value-type="string">
            <text:p>Asphalt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Bauxit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Coal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Coal or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Construction wast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Gravel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Iron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Iron or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Metal scrap</text:p>
          </table:table-cell>
          <table:table-cell office:value="1.4" office:value-type="float"/>
        </table:table-row>
        <table:table-row>
          <table:table-cell office:value="54" office:value-type="float"/>
          <table:table-cell office:value-type="string">
            <text:p>Quarried ston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Raw bauxit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Uranium ore</text:p>
          </table:table-cell>
          <table:table-cell office:value="2.3" office:value-type="float"/>
        </table:table-row>
        <table:table-row>
          <table:table-cell office:value="55" office:value-type="float"/>
          <table:table-cell office:value-type="string">
            <text:p>Aluminium scrap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Biological waste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Construction waste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Fertiliser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Hazardous waste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Metal scrap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Mixed waste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Plastic waste</text:p>
          </table:table-cell>
          <table:table-cell office:value="2.2" office:value-type="float"/>
        </table:table-row>
        <table:table-row>
          <table:table-cell office:value="56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57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58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59" office:value-type="float"/>
          <table:table-cell office:value-type="string">
            <text:p>Concrete</text:p>
          </table:table-cell>
          <table:table-cell office:value="3.5" office:value-type="float"/>
        </table:table-row>
        <table:table-row>
          <table:table-cell office:value="60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61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62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63" office:value-type="float"/>
          <table:table-cell office:value-type="string">
            <text:p>Alcohol</text:p>
          </table:table-cell>
          <table:table-cell office:value="1.9" office:value-type="float"/>
        </table:table-row>
        <table:table-row>
          <table:table-cell office:value="63" office:value-type="float"/>
          <table:table-cell office:value-type="string">
            <text:p>Chemicals</text:p>
          </table:table-cell>
          <table:table-cell office:value="1.1" office:value-type="float"/>
        </table:table-row>
        <table:table-row>
          <table:table-cell office:value="63" office:value-type="float"/>
          <table:table-cell office:value-type="string">
            <text:p>Clothes</text:p>
          </table:table-cell>
          <table:table-cell office:value="1.9" office:value-type="float"/>
        </table:table-row>
        <table:table-row>
          <table:table-cell office:value="63" office:value-type="float"/>
          <table:table-cell office:value-type="string">
            <text:p>Crops</text:p>
          </table:table-cell>
          <table:table-cell office:value="3" office:value-type="float"/>
        </table:table-row>
        <table:table-row>
          <table:table-cell office:value="63" office:value-type="float"/>
          <table:table-cell office:value-type="string">
            <text:p>Electro components</text:p>
          </table:table-cell>
          <table:table-cell office:value="1.3" office:value-type="float"/>
        </table:table-row>
        <table:table-row>
          <table:table-cell office:value="63" office:value-type="float"/>
          <table:table-cell office:value-type="string">
            <text:p>Electronics</text:p>
          </table:table-cell>
          <table:table-cell office:value="1.3" office:value-type="float"/>
        </table:table-row>
        <table:table-row>
          <table:table-cell office:value="63" office:value-type="float"/>
          <table:table-cell office:value-type="string">
            <text:p>Explosives</text:p>
          </table:table-cell>
          <table:table-cell office:value="1.5" office:value-type="float"/>
        </table:table-row>
        <table:table-row>
          <table:table-cell office:value="63" office:value-type="float"/>
          <table:table-cell office:value-type="string">
            <text:p>Fabric</text:p>
          </table:table-cell>
          <table:table-cell office:value="2.6" office:value-type="float"/>
        </table:table-row>
        <table:table-row>
          <table:table-cell office:value="63" office:value-type="float"/>
          <table:table-cell office:value-type="string">
            <text:p>Food</text:p>
          </table:table-cell>
          <table:table-cell office:value="1.9" office:value-type="float"/>
        </table:table-row>
        <table:table-row>
          <table:table-cell office:value="63" office:value-type="float"/>
          <table:table-cell office:value-type="string">
            <text:p>Livestock</text:p>
          </table:table-cell>
          <table:table-cell office:value="1.3" office:value-type="float"/>
        </table:table-row>
        <table:table-row>
          <table:table-cell office:value="63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63" office:value-type="float"/>
          <table:table-cell office:value-type="string">
            <text:p>Plastics</text:p>
          </table:table-cell>
          <table:table-cell office:value="0.93" office:value-type="float"/>
        </table:table-row>
        <table:table-row>
          <table:table-cell office:value="64" office:value-type="float"/>
          <table:table-cell office:value-type="string">
            <text:p>Alcohol</text:p>
          </table:table-cell>
          <table:table-cell office:value="2.5" office:value-type="float"/>
        </table:table-row>
        <table:table-row>
          <table:table-cell office:value="64" office:value-type="float"/>
          <table:table-cell office:value-type="string">
            <text:p>Chemicals</text:p>
          </table:table-cell>
          <table:table-cell office:value="1.5" office:value-type="float"/>
        </table:table-row>
        <table:table-row>
          <table:table-cell office:value="64" office:value-type="float"/>
          <table:table-cell office:value-type="string">
            <text:p>Clothes</text:p>
          </table:table-cell>
          <table:table-cell office:value="2.5" office:value-type="float"/>
        </table:table-row>
        <table:table-row>
          <table:table-cell office:value="64" office:value-type="float"/>
          <table:table-cell office:value-type="string">
            <text:p>Crops</text:p>
          </table:table-cell>
          <table:table-cell office:value="4" office:value-type="float"/>
        </table:table-row>
        <table:table-row>
          <table:table-cell office:value="64" office:value-type="float"/>
          <table:table-cell office:value-type="string">
            <text:p>Electro components</text:p>
          </table:table-cell>
          <table:table-cell office:value="1.8" office:value-type="float"/>
        </table:table-row>
        <table:table-row>
          <table:table-cell office:value="64" office:value-type="float"/>
          <table:table-cell office:value-type="string">
            <text:p>Electronics</text:p>
          </table:table-cell>
          <table:table-cell office:value="1.8" office:value-type="float"/>
        </table:table-row>
        <table:table-row>
          <table:table-cell office:value="64" office:value-type="float"/>
          <table:table-cell office:value-type="string">
            <text:p>Explosives</text:p>
          </table:table-cell>
          <table:table-cell office:value="2" office:value-type="float"/>
        </table:table-row>
        <table:table-row>
          <table:table-cell office:value="64" office:value-type="float"/>
          <table:table-cell office:value-type="string">
            <text:p>Fabric</text:p>
          </table:table-cell>
          <table:table-cell office:value="3.5" office:value-type="float"/>
        </table:table-row>
        <table:table-row>
          <table:table-cell office:value="64" office:value-type="float"/>
          <table:table-cell office:value-type="string">
            <text:p>Food</text:p>
          </table:table-cell>
          <table:table-cell office:value="2.5" office:value-type="float"/>
        </table:table-row>
        <table:table-row>
          <table:table-cell office:value="64" office:value-type="float"/>
          <table:table-cell office:value-type="string">
            <text:p>Livestock</text:p>
          </table:table-cell>
          <table:table-cell office:value="1.8" office:value-type="float"/>
        </table:table-row>
        <table:table-row>
          <table:table-cell office:value="64" office:value-type="float"/>
          <table:table-cell office:value-type="string">
            <text:p>Mechanical components</text:p>
          </table:table-cell>
          <table:table-cell office:value="2.5" office:value-type="float"/>
        </table:table-row>
        <table:table-row>
          <table:table-cell office:value="64" office:value-type="float"/>
          <table:table-cell office:value-type="string">
            <text:p>Plastics</text:p>
          </table:table-cell>
          <table:table-cell office:value="1.3" office:value-type="float"/>
        </table:table-row>
        <table:table-row>
          <table:table-cell office:value="65" office:value-type="float"/>
          <table:table-cell office:value-type="string">
            <text:p>Alcohol</text:p>
          </table:table-cell>
          <table:table-cell office:value="0.88" office:value-type="float"/>
        </table:table-row>
        <table:table-row>
          <table:table-cell office:value="65" office:value-type="float"/>
          <table:table-cell office:value-type="string">
            <text:p>Chemicals</text:p>
          </table:table-cell>
          <table:table-cell office:value="0.53" office:value-type="float"/>
        </table:table-row>
        <table:table-row>
          <table:table-cell office:value="65" office:value-type="float"/>
          <table:table-cell office:value-type="string">
            <text:p>Clothes</text:p>
          </table:table-cell>
          <table:table-cell office:value="0.88" office:value-type="float"/>
        </table:table-row>
        <table:table-row>
          <table:table-cell office:value="65" office:value-type="float"/>
          <table:table-cell office:value-type="string">
            <text:p>Crops</text:p>
          </table:table-cell>
          <table:table-cell office:value="1.4" office:value-type="float"/>
        </table:table-row>
        <table:table-row>
          <table:table-cell office:value="65" office:value-type="float"/>
          <table:table-cell office:value-type="string">
            <text:p>Electro components</text:p>
          </table:table-cell>
          <table:table-cell office:value="0.61" office:value-type="float"/>
        </table:table-row>
        <table:table-row>
          <table:table-cell office:value="65" office:value-type="float"/>
          <table:table-cell office:value-type="string">
            <text:p>Electronics</text:p>
          </table:table-cell>
          <table:table-cell office:value="0.61" office:value-type="float"/>
        </table:table-row>
        <table:table-row>
          <table:table-cell office:value="65" office:value-type="float"/>
          <table:table-cell office:value-type="string">
            <text:p>Explosives</text:p>
          </table:table-cell>
          <table:table-cell office:value="0.7" office:value-type="float"/>
        </table:table-row>
        <table:table-row>
          <table:table-cell office:value="65" office:value-type="float"/>
          <table:table-cell office:value-type="string">
            <text:p>Fabric</text:p>
          </table:table-cell>
          <table:table-cell office:value="1.2" office:value-type="float"/>
        </table:table-row>
        <table:table-row>
          <table:table-cell office:value="65" office:value-type="float"/>
          <table:table-cell office:value-type="string">
            <text:p>Food</text:p>
          </table:table-cell>
          <table:table-cell office:value="0.88" office:value-type="float"/>
        </table:table-row>
        <table:table-row>
          <table:table-cell office:value="65" office:value-type="float"/>
          <table:table-cell office:value-type="string">
            <text:p>Livestock</text:p>
          </table:table-cell>
          <table:table-cell office:value="0.61" office:value-type="float"/>
        </table:table-row>
        <table:table-row>
          <table:table-cell office:value="65" office:value-type="float"/>
          <table:table-cell office:value-type="string">
            <text:p>Mechanical components</text:p>
          </table:table-cell>
          <table:table-cell office:value="0.88" office:value-type="float"/>
        </table:table-row>
        <table:table-row>
          <table:table-cell office:value="65" office:value-type="float"/>
          <table:table-cell office:value-type="string">
            <text:p>Plastics</text:p>
          </table:table-cell>
          <table:table-cell office:value="0.44" office:value-type="float"/>
        </table:table-row>
        <table:table-row>
          <table:table-cell office:value="66" office:value-type="float"/>
          <table:table-cell office:value-type="string">
            <text:p>Alcohol</text:p>
          </table:table-cell>
          <table:table-cell office:value="5.8" office:value-type="float"/>
        </table:table-row>
        <table:table-row>
          <table:table-cell office:value="66" office:value-type="float"/>
          <table:table-cell office:value-type="string">
            <text:p>Chemicals</text:p>
          </table:table-cell>
          <table:table-cell office:value="3.5" office:value-type="float"/>
        </table:table-row>
        <table:table-row>
          <table:table-cell office:value="66" office:value-type="float"/>
          <table:table-cell office:value-type="string">
            <text:p>Clothes</text:p>
          </table:table-cell>
          <table:table-cell office:value="5.8" office:value-type="float"/>
        </table:table-row>
        <table:table-row>
          <table:table-cell office:value="66" office:value-type="float"/>
          <table:table-cell office:value-type="string">
            <text:p>Crops</text:p>
          </table:table-cell>
          <table:table-cell office:value="9.2" office:value-type="float"/>
        </table:table-row>
        <table:table-row>
          <table:table-cell office:value="66" office:value-type="float"/>
          <table:table-cell office:value-type="string">
            <text:p>Electro components</text:p>
          </table:table-cell>
          <table:table-cell office:value="4" office:value-type="float"/>
        </table:table-row>
        <table:table-row>
          <table:table-cell office:value="66" office:value-type="float"/>
          <table:table-cell office:value-type="string">
            <text:p>Electronics</text:p>
          </table:table-cell>
          <table:table-cell office:value="4" office:value-type="float"/>
        </table:table-row>
        <table:table-row>
          <table:table-cell office:value="66" office:value-type="float"/>
          <table:table-cell office:value-type="string">
            <text:p>Explosives</text:p>
          </table:table-cell>
          <table:table-cell office:value="4.6" office:value-type="float"/>
        </table:table-row>
        <table:table-row>
          <table:table-cell office:value="66" office:value-type="float"/>
          <table:table-cell office:value-type="string">
            <text:p>Fabric</text:p>
          </table:table-cell>
          <table:table-cell office:value="8.1" office:value-type="float"/>
        </table:table-row>
        <table:table-row>
          <table:table-cell office:value="66" office:value-type="float"/>
          <table:table-cell office:value-type="string">
            <text:p>Food</text:p>
          </table:table-cell>
          <table:table-cell office:value="5.8" office:value-type="float"/>
        </table:table-row>
        <table:table-row>
          <table:table-cell office:value="66" office:value-type="float"/>
          <table:table-cell office:value-type="string">
            <text:p>Livestock</text:p>
          </table:table-cell>
          <table:table-cell office:value="4" office:value-type="float"/>
        </table:table-row>
        <table:table-row>
          <table:table-cell office:value="66" office:value-type="float"/>
          <table:table-cell office:value-type="string">
            <text:p>Mechanical components</text:p>
          </table:table-cell>
          <table:table-cell office:value="5.8" office:value-type="float"/>
        </table:table-row>
        <table:table-row>
          <table:table-cell office:value="66" office:value-type="float"/>
          <table:table-cell office:value-type="string">
            <text:p>Plastics</text:p>
          </table:table-cell>
          <table:table-cell office:value="2.9" office:value-type="float"/>
        </table:table-row>
        <table:table-row>
          <table:table-cell office:value="67" office:value-type="float"/>
          <table:table-cell office:value-type="string">
            <text:p>Alcohol</text:p>
          </table:table-cell>
          <table:table-cell office:value="8.5" office:value-type="float"/>
        </table:table-row>
        <table:table-row>
          <table:table-cell office:value="67" office:value-type="float"/>
          <table:table-cell office:value-type="string">
            <text:p>Chemicals</text:p>
          </table:table-cell>
          <table:table-cell office:value="5.1" office:value-type="float"/>
        </table:table-row>
        <table:table-row>
          <table:table-cell office:value="67" office:value-type="float"/>
          <table:table-cell office:value-type="string">
            <text:p>Clothes</text:p>
          </table:table-cell>
          <table:table-cell office:value="8.5" office:value-type="float"/>
        </table:table-row>
        <table:table-row>
          <table:table-cell office:value="67" office:value-type="float"/>
          <table:table-cell office:value-type="string">
            <text:p>Crops</text:p>
          </table:table-cell>
          <table:table-cell office:value="13" office:value-type="float"/>
        </table:table-row>
        <table:table-row>
          <table:table-cell office:value="67" office:value-type="float"/>
          <table:table-cell office:value-type="string">
            <text:p>Electro components</text:p>
          </table:table-cell>
          <table:table-cell office:value="5.9" office:value-type="float"/>
        </table:table-row>
        <table:table-row>
          <table:table-cell office:value="67" office:value-type="float"/>
          <table:table-cell office:value-type="string">
            <text:p>Electronics</text:p>
          </table:table-cell>
          <table:table-cell office:value="5.9" office:value-type="float"/>
        </table:table-row>
        <table:table-row>
          <table:table-cell office:value="67" office:value-type="float"/>
          <table:table-cell office:value-type="string">
            <text:p>Explosives</text:p>
          </table:table-cell>
          <table:table-cell office:value="6.8" office:value-type="float"/>
        </table:table-row>
        <table:table-row>
          <table:table-cell office:value="67" office:value-type="float"/>
          <table:table-cell office:value-type="string">
            <text:p>Fabric</text:p>
          </table:table-cell>
          <table:table-cell office:value="11" office:value-type="float"/>
        </table:table-row>
        <table:table-row>
          <table:table-cell office:value="67" office:value-type="float"/>
          <table:table-cell office:value-type="string">
            <text:p>Food</text:p>
          </table:table-cell>
          <table:table-cell office:value="8.5" office:value-type="float"/>
        </table:table-row>
        <table:table-row>
          <table:table-cell office:value="67" office:value-type="float"/>
          <table:table-cell office:value-type="string">
            <text:p>Livestock</text:p>
          </table:table-cell>
          <table:table-cell office:value="5.9" office:value-type="float"/>
        </table:table-row>
        <table:table-row>
          <table:table-cell office:value="67" office:value-type="float"/>
          <table:table-cell office:value-type="string">
            <text:p>Mechanical components</text:p>
          </table:table-cell>
          <table:table-cell office:value="8.5" office:value-type="float"/>
        </table:table-row>
        <table:table-row>
          <table:table-cell office:value="67" office:value-type="float"/>
          <table:table-cell office:value-type="string">
            <text:p>Plastics</text:p>
          </table:table-cell>
          <table:table-cell office:value="4.3" office:value-type="float"/>
        </table:table-row>
        <table:table-row>
          <table:table-cell office:value="68" office:value-type="float"/>
          <table:table-cell office:value-type="string">
            <text:p>Alcohol</text:p>
          </table:table-cell>
          <table:table-cell office:value="0.55" office:value-type="float"/>
        </table:table-row>
        <table:table-row>
          <table:table-cell office:value="68" office:value-type="float"/>
          <table:table-cell office:value-type="string">
            <text:p>Chemicals</text:p>
          </table:table-cell>
          <table:table-cell office:value="0.33" office:value-type="float"/>
        </table:table-row>
        <table:table-row>
          <table:table-cell office:value="68" office:value-type="float"/>
          <table:table-cell office:value-type="string">
            <text:p>Clothes</text:p>
          </table:table-cell>
          <table:table-cell office:value="0.55" office:value-type="float"/>
        </table:table-row>
        <table:table-row>
          <table:table-cell office:value="68" office:value-type="float"/>
          <table:table-cell office:value-type="string">
            <text:p>Crops</text:p>
          </table:table-cell>
          <table:table-cell office:value="0.88" office:value-type="float"/>
        </table:table-row>
        <table:table-row>
          <table:table-cell office:value="68" office:value-type="float"/>
          <table:table-cell office:value-type="string">
            <text:p>Electro components</text:p>
          </table:table-cell>
          <table:table-cell office:value="0.38" office:value-type="float"/>
        </table:table-row>
        <table:table-row>
          <table:table-cell office:value="68" office:value-type="float"/>
          <table:table-cell office:value-type="string">
            <text:p>Electronics</text:p>
          </table:table-cell>
          <table:table-cell office:value="0.38" office:value-type="float"/>
        </table:table-row>
        <table:table-row>
          <table:table-cell office:value="68" office:value-type="float"/>
          <table:table-cell office:value-type="string">
            <text:p>Explosives</text:p>
          </table:table-cell>
          <table:table-cell office:value="0.44" office:value-type="float"/>
        </table:table-row>
        <table:table-row>
          <table:table-cell office:value="68" office:value-type="float"/>
          <table:table-cell office:value-type="string">
            <text:p>Fabric</text:p>
          </table:table-cell>
          <table:table-cell office:value="0.77" office:value-type="float"/>
        </table:table-row>
        <table:table-row>
          <table:table-cell office:value="68" office:value-type="float"/>
          <table:table-cell office:value-type="string">
            <text:p>Food</text:p>
          </table:table-cell>
          <table:table-cell office:value="0.55" office:value-type="float"/>
        </table:table-row>
        <table:table-row>
          <table:table-cell office:value="68" office:value-type="float"/>
          <table:table-cell office:value-type="string">
            <text:p>Livestock</text:p>
          </table:table-cell>
          <table:table-cell office:value="0.38" office:value-type="float"/>
        </table:table-row>
        <table:table-row>
          <table:table-cell office:value="68" office:value-type="float"/>
          <table:table-cell office:value-type="string">
            <text:p>Mechanical components</text:p>
          </table:table-cell>
          <table:table-cell office:value="0.55" office:value-type="float"/>
        </table:table-row>
        <table:table-row>
          <table:table-cell office:value="68" office:value-type="float"/>
          <table:table-cell office:value-type="string">
            <text:p>Plastics</text:p>
          </table:table-cell>
          <table:table-cell office:value="0.28" office:value-type="float"/>
        </table:table-row>
        <table:table-row>
          <table:table-cell office:value="69" office:value-type="float"/>
          <table:table-cell office:value-type="string">
            <text:p>Alcohol</text:p>
          </table:table-cell>
          <table:table-cell office:value="4.5" office:value-type="float"/>
        </table:table-row>
        <table:table-row>
          <table:table-cell office:value="69" office:value-type="float"/>
          <table:table-cell office:value-type="string">
            <text:p>Chemicals</text:p>
          </table:table-cell>
          <table:table-cell office:value="2.7" office:value-type="float"/>
        </table:table-row>
        <table:table-row>
          <table:table-cell office:value="69" office:value-type="float"/>
          <table:table-cell office:value-type="string">
            <text:p>Clothes</text:p>
          </table:table-cell>
          <table:table-cell office:value="4.5" office:value-type="float"/>
        </table:table-row>
        <table:table-row>
          <table:table-cell office:value="69" office:value-type="float"/>
          <table:table-cell office:value-type="string">
            <text:p>Crops</text:p>
          </table:table-cell>
          <table:table-cell office:value="7.2" office:value-type="float"/>
        </table:table-row>
        <table:table-row>
          <table:table-cell office:value="69" office:value-type="float"/>
          <table:table-cell office:value-type="string">
            <text:p>Electro components</text:p>
          </table:table-cell>
          <table:table-cell office:value="3.1" office:value-type="float"/>
        </table:table-row>
        <table:table-row>
          <table:table-cell office:value="69" office:value-type="float"/>
          <table:table-cell office:value-type="string">
            <text:p>Electronics</text:p>
          </table:table-cell>
          <table:table-cell office:value="3.1" office:value-type="float"/>
        </table:table-row>
        <table:table-row>
          <table:table-cell office:value="69" office:value-type="float"/>
          <table:table-cell office:value-type="string">
            <text:p>Explosives</text:p>
          </table:table-cell>
          <table:table-cell office:value="3.6" office:value-type="float"/>
        </table:table-row>
        <table:table-row>
          <table:table-cell office:value="69" office:value-type="float"/>
          <table:table-cell office:value-type="string">
            <text:p>Fabric</text:p>
          </table:table-cell>
          <table:table-cell office:value="6.3" office:value-type="float"/>
        </table:table-row>
        <table:table-row>
          <table:table-cell office:value="69" office:value-type="float"/>
          <table:table-cell office:value-type="string">
            <text:p>Food</text:p>
          </table:table-cell>
          <table:table-cell office:value="4.5" office:value-type="float"/>
        </table:table-row>
        <table:table-row>
          <table:table-cell office:value="69" office:value-type="float"/>
          <table:table-cell office:value-type="string">
            <text:p>Livestock</text:p>
          </table:table-cell>
          <table:table-cell office:value="3.1" office:value-type="float"/>
        </table:table-row>
        <table:table-row>
          <table:table-cell office:value="69" office:value-type="float"/>
          <table:table-cell office:value-type="string">
            <text:p>Mechanical components</text:p>
          </table:table-cell>
          <table:table-cell office:value="4.5" office:value-type="float"/>
        </table:table-row>
        <table:table-row>
          <table:table-cell office:value="69" office:value-type="float"/>
          <table:table-cell office:value-type="string">
            <text:p>Plastics</text:p>
          </table:table-cell>
          <table:table-cell office:value="2.3" office:value-type="float"/>
        </table:table-row>
        <table:table-row>
          <table:table-cell office:value="70" office:value-type="float"/>
          <table:table-cell office:value-type="string">
            <text:p>Alcohol</text:p>
          </table:table-cell>
          <table:table-cell office:value="4" office:value-type="float"/>
        </table:table-row>
        <table:table-row>
          <table:table-cell office:value="70" office:value-type="float"/>
          <table:table-cell office:value-type="string">
            <text:p>Chemicals</text:p>
          </table:table-cell>
          <table:table-cell office:value="2.4" office:value-type="float"/>
        </table:table-row>
        <table:table-row>
          <table:table-cell office:value="70" office:value-type="float"/>
          <table:table-cell office:value-type="string">
            <text:p>Clothes</text:p>
          </table:table-cell>
          <table:table-cell office:value="4" office:value-type="float"/>
        </table:table-row>
        <table:table-row>
          <table:table-cell office:value="70" office:value-type="float"/>
          <table:table-cell office:value-type="string">
            <text:p>Crops</text:p>
          </table:table-cell>
          <table:table-cell office:value="6.4" office:value-type="float"/>
        </table:table-row>
        <table:table-row>
          <table:table-cell office:value="70" office:value-type="float"/>
          <table:table-cell office:value-type="string">
            <text:p>Electro components</text:p>
          </table:table-cell>
          <table:table-cell office:value="2.8" office:value-type="float"/>
        </table:table-row>
        <table:table-row>
          <table:table-cell office:value="70" office:value-type="float"/>
          <table:table-cell office:value-type="string">
            <text:p>Electronics</text:p>
          </table:table-cell>
          <table:table-cell office:value="2.8" office:value-type="float"/>
        </table:table-row>
        <table:table-row>
          <table:table-cell office:value="70" office:value-type="float"/>
          <table:table-cell office:value-type="string">
            <text:p>Explosives</text:p>
          </table:table-cell>
          <table:table-cell office:value="3.2" office:value-type="float"/>
        </table:table-row>
        <table:table-row>
          <table:table-cell office:value="70" office:value-type="float"/>
          <table:table-cell office:value-type="string">
            <text:p>Fabric</text:p>
          </table:table-cell>
          <table:table-cell office:value="5.6" office:value-type="float"/>
        </table:table-row>
        <table:table-row>
          <table:table-cell office:value="70" office:value-type="float"/>
          <table:table-cell office:value-type="string">
            <text:p>Food</text:p>
          </table:table-cell>
          <table:table-cell office:value="4" office:value-type="float"/>
        </table:table-row>
        <table:table-row>
          <table:table-cell office:value="70" office:value-type="float"/>
          <table:table-cell office:value-type="string">
            <text:p>Livestock</text:p>
          </table:table-cell>
          <table:table-cell office:value="2.8" office:value-type="float"/>
        </table:table-row>
        <table:table-row>
          <table:table-cell office:value="70" office:value-type="float"/>
          <table:table-cell office:value-type="string">
            <text:p>Mechanical components</text:p>
          </table:table-cell>
          <table:table-cell office:value="4" office:value-type="float"/>
        </table:table-row>
        <table:table-row>
          <table:table-cell office:value="70" office:value-type="float"/>
          <table:table-cell office:value-type="string">
            <text:p>Plastics</text:p>
          </table:table-cell>
          <table:table-cell office:value="2" office:value-type="float"/>
        </table:table-row>
        <table:table-row>
          <table:table-cell office:value="71" office:value-type="float"/>
          <table:table-cell office:value-type="string">
            <text:p>Alcohol</text:p>
          </table:table-cell>
          <table:table-cell office:value="5.1" office:value-type="float"/>
        </table:table-row>
        <table:table-row>
          <table:table-cell office:value="71" office:value-type="float"/>
          <table:table-cell office:value-type="string">
            <text:p>Chemicals</text:p>
          </table:table-cell>
          <table:table-cell office:value="3.1" office:value-type="float"/>
        </table:table-row>
        <table:table-row>
          <table:table-cell office:value="71" office:value-type="float"/>
          <table:table-cell office:value-type="string">
            <text:p>Clothes</text:p>
          </table:table-cell>
          <table:table-cell office:value="5.1" office:value-type="float"/>
        </table:table-row>
        <table:table-row>
          <table:table-cell office:value="71" office:value-type="float"/>
          <table:table-cell office:value-type="string">
            <text:p>Crops</text:p>
          </table:table-cell>
          <table:table-cell office:value="8.2" office:value-type="float"/>
        </table:table-row>
        <table:table-row>
          <table:table-cell office:value="71" office:value-type="float"/>
          <table:table-cell office:value-type="string">
            <text:p>Electro components</text:p>
          </table:table-cell>
          <table:table-cell office:value="3.6" office:value-type="float"/>
        </table:table-row>
        <table:table-row>
          <table:table-cell office:value="71" office:value-type="float"/>
          <table:table-cell office:value-type="string">
            <text:p>Electronics</text:p>
          </table:table-cell>
          <table:table-cell office:value="3.6" office:value-type="float"/>
        </table:table-row>
        <table:table-row>
          <table:table-cell office:value="71" office:value-type="float"/>
          <table:table-cell office:value-type="string">
            <text:p>Explosives</text:p>
          </table:table-cell>
          <table:table-cell office:value="4.1" office:value-type="float"/>
        </table:table-row>
        <table:table-row>
          <table:table-cell office:value="71" office:value-type="float"/>
          <table:table-cell office:value-type="string">
            <text:p>Fabric</text:p>
          </table:table-cell>
          <table:table-cell office:value="7.1" office:value-type="float"/>
        </table:table-row>
        <table:table-row>
          <table:table-cell office:value="71" office:value-type="float"/>
          <table:table-cell office:value-type="string">
            <text:p>Food</text:p>
          </table:table-cell>
          <table:table-cell office:value="5.1" office:value-type="float"/>
        </table:table-row>
        <table:table-row>
          <table:table-cell office:value="71" office:value-type="float"/>
          <table:table-cell office:value-type="string">
            <text:p>Livestock</text:p>
          </table:table-cell>
          <table:table-cell office:value="3.6" office:value-type="float"/>
        </table:table-row>
        <table:table-row>
          <table:table-cell office:value="71" office:value-type="float"/>
          <table:table-cell office:value-type="string">
            <text:p>Mechanical components</text:p>
          </table:table-cell>
          <table:table-cell office:value="5.1" office:value-type="float"/>
        </table:table-row>
        <table:table-row>
          <table:table-cell office:value="71" office:value-type="float"/>
          <table:table-cell office:value-type="string">
            <text:p>Plastics</text:p>
          </table:table-cell>
          <table:table-cell office:value="2.5" office:value-type="float"/>
        </table:table-row>
        <table:table-row>
          <table:table-cell office:value="72" office:value-type="float"/>
          <table:table-cell office:value-type="string">
            <text:p>Alcohol</text:p>
          </table:table-cell>
          <table:table-cell office:value="4.5" office:value-type="float"/>
        </table:table-row>
        <table:table-row>
          <table:table-cell office:value="72" office:value-type="float"/>
          <table:table-cell office:value-type="string">
            <text:p>Chemicals</text:p>
          </table:table-cell>
          <table:table-cell office:value="2.7" office:value-type="float"/>
        </table:table-row>
        <table:table-row>
          <table:table-cell office:value="72" office:value-type="float"/>
          <table:table-cell office:value-type="string">
            <text:p>Clothes</text:p>
          </table:table-cell>
          <table:table-cell office:value="4.5" office:value-type="float"/>
        </table:table-row>
        <table:table-row>
          <table:table-cell office:value="72" office:value-type="float"/>
          <table:table-cell office:value-type="string">
            <text:p>Crops</text:p>
          </table:table-cell>
          <table:table-cell office:value="7.2" office:value-type="float"/>
        </table:table-row>
        <table:table-row>
          <table:table-cell office:value="72" office:value-type="float"/>
          <table:table-cell office:value-type="string">
            <text:p>Electro components</text:p>
          </table:table-cell>
          <table:table-cell office:value="3.1" office:value-type="float"/>
        </table:table-row>
        <table:table-row>
          <table:table-cell office:value="72" office:value-type="float"/>
          <table:table-cell office:value-type="string">
            <text:p>Electronics</text:p>
          </table:table-cell>
          <table:table-cell office:value="3.1" office:value-type="float"/>
        </table:table-row>
        <table:table-row>
          <table:table-cell office:value="72" office:value-type="float"/>
          <table:table-cell office:value-type="string">
            <text:p>Explosives</text:p>
          </table:table-cell>
          <table:table-cell office:value="3.6" office:value-type="float"/>
        </table:table-row>
        <table:table-row>
          <table:table-cell office:value="72" office:value-type="float"/>
          <table:table-cell office:value-type="string">
            <text:p>Fabric</text:p>
          </table:table-cell>
          <table:table-cell office:value="6.3" office:value-type="float"/>
        </table:table-row>
        <table:table-row>
          <table:table-cell office:value="72" office:value-type="float"/>
          <table:table-cell office:value-type="string">
            <text:p>Food</text:p>
          </table:table-cell>
          <table:table-cell office:value="4.5" office:value-type="float"/>
        </table:table-row>
        <table:table-row>
          <table:table-cell office:value="72" office:value-type="float"/>
          <table:table-cell office:value-type="string">
            <text:p>Livestock</text:p>
          </table:table-cell>
          <table:table-cell office:value="3.1" office:value-type="float"/>
        </table:table-row>
        <table:table-row>
          <table:table-cell office:value="72" office:value-type="float"/>
          <table:table-cell office:value-type="string">
            <text:p>Mechanical components</text:p>
          </table:table-cell>
          <table:table-cell office:value="4.5" office:value-type="float"/>
        </table:table-row>
        <table:table-row>
          <table:table-cell office:value="72" office:value-type="float"/>
          <table:table-cell office:value-type="string">
            <text:p>Plastics</text:p>
          </table:table-cell>
          <table:table-cell office:value="2.3" office:value-type="float"/>
        </table:table-row>
        <table:table-row>
          <table:table-cell office:value="73" office:value-type="float"/>
          <table:table-cell office:value-type="string">
            <text:p>Alcohol</text:p>
          </table:table-cell>
          <table:table-cell office:value="8.3" office:value-type="float"/>
        </table:table-row>
        <table:table-row>
          <table:table-cell office:value="73" office:value-type="float"/>
          <table:table-cell office:value-type="string">
            <text:p>Chemicals</text:p>
          </table:table-cell>
          <table:table-cell office:value="5" office:value-type="float"/>
        </table:table-row>
        <table:table-row>
          <table:table-cell office:value="73" office:value-type="float"/>
          <table:table-cell office:value-type="string">
            <text:p>Clothes</text:p>
          </table:table-cell>
          <table:table-cell office:value="8.3" office:value-type="float"/>
        </table:table-row>
        <table:table-row>
          <table:table-cell office:value="73" office:value-type="float"/>
          <table:table-cell office:value-type="string">
            <text:p>Crops</text:p>
          </table:table-cell>
          <table:table-cell office:value="13" office:value-type="float"/>
        </table:table-row>
        <table:table-row>
          <table:table-cell office:value="73" office:value-type="float"/>
          <table:table-cell office:value-type="string">
            <text:p>Electro components</text:p>
          </table:table-cell>
          <table:table-cell office:value="5.8" office:value-type="float"/>
        </table:table-row>
        <table:table-row>
          <table:table-cell office:value="73" office:value-type="float"/>
          <table:table-cell office:value-type="string">
            <text:p>Electronics</text:p>
          </table:table-cell>
          <table:table-cell office:value="5.8" office:value-type="float"/>
        </table:table-row>
        <table:table-row>
          <table:table-cell office:value="73" office:value-type="float"/>
          <table:table-cell office:value-type="string">
            <text:p>Explosives</text:p>
          </table:table-cell>
          <table:table-cell office:value="6.6" office:value-type="float"/>
        </table:table-row>
        <table:table-row>
          <table:table-cell office:value="73" office:value-type="float"/>
          <table:table-cell office:value-type="string">
            <text:p>Fabric</text:p>
          </table:table-cell>
          <table:table-cell office:value="11" office:value-type="float"/>
        </table:table-row>
        <table:table-row>
          <table:table-cell office:value="73" office:value-type="float"/>
          <table:table-cell office:value-type="string">
            <text:p>Food</text:p>
          </table:table-cell>
          <table:table-cell office:value="8.3" office:value-type="float"/>
        </table:table-row>
        <table:table-row>
          <table:table-cell office:value="73" office:value-type="float"/>
          <table:table-cell office:value-type="string">
            <text:p>Livestock</text:p>
          </table:table-cell>
          <table:table-cell office:value="5.8" office:value-type="float"/>
        </table:table-row>
        <table:table-row>
          <table:table-cell office:value="73" office:value-type="float"/>
          <table:table-cell office:value-type="string">
            <text:p>Mechanical components</text:p>
          </table:table-cell>
          <table:table-cell office:value="8.3" office:value-type="float"/>
        </table:table-row>
        <table:table-row>
          <table:table-cell office:value="73" office:value-type="float"/>
          <table:table-cell office:value-type="string">
            <text:p>Plastics</text:p>
          </table:table-cell>
          <table:table-cell office:value="4.1" office:value-type="float"/>
        </table:table-row>
        <table:table-row>
          <table:table-cell office:value="74" office:value-type="float"/>
          <table:table-cell office:value-type="string">
            <text:p>Alcohol</text:p>
          </table:table-cell>
          <table:table-cell office:value="3.5" office:value-type="float"/>
        </table:table-row>
        <table:table-row>
          <table:table-cell office:value="74" office:value-type="float"/>
          <table:table-cell office:value-type="string">
            <text:p>Chemicals</text:p>
          </table:table-cell>
          <table:table-cell office:value="2.1" office:value-type="float"/>
        </table:table-row>
        <table:table-row>
          <table:table-cell office:value="74" office:value-type="float"/>
          <table:table-cell office:value-type="string">
            <text:p>Clothes</text:p>
          </table:table-cell>
          <table:table-cell office:value="3.5" office:value-type="float"/>
        </table:table-row>
        <table:table-row>
          <table:table-cell office:value="74" office:value-type="float"/>
          <table:table-cell office:value-type="string">
            <text:p>Crops</text:p>
          </table:table-cell>
          <table:table-cell office:value="5.6" office:value-type="float"/>
        </table:table-row>
        <table:table-row>
          <table:table-cell office:value="74" office:value-type="float"/>
          <table:table-cell office:value-type="string">
            <text:p>Electro components</text:p>
          </table:table-cell>
          <table:table-cell office:value="2.5" office:value-type="float"/>
        </table:table-row>
        <table:table-row>
          <table:table-cell office:value="74" office:value-type="float"/>
          <table:table-cell office:value-type="string">
            <text:p>Electronics</text:p>
          </table:table-cell>
          <table:table-cell office:value="2.5" office:value-type="float"/>
        </table:table-row>
        <table:table-row>
          <table:table-cell office:value="74" office:value-type="float"/>
          <table:table-cell office:value-type="string">
            <text:p>Explosives</text:p>
          </table:table-cell>
          <table:table-cell office:value="2.8" office:value-type="float"/>
        </table:table-row>
        <table:table-row>
          <table:table-cell office:value="74" office:value-type="float"/>
          <table:table-cell office:value-type="string">
            <text:p>Fabric</text:p>
          </table:table-cell>
          <table:table-cell office:value="4.9" office:value-type="float"/>
        </table:table-row>
        <table:table-row>
          <table:table-cell office:value="74" office:value-type="float"/>
          <table:table-cell office:value-type="string">
            <text:p>Food</text:p>
          </table:table-cell>
          <table:table-cell office:value="3.5" office:value-type="float"/>
        </table:table-row>
        <table:table-row>
          <table:table-cell office:value="74" office:value-type="float"/>
          <table:table-cell office:value-type="string">
            <text:p>Livestock</text:p>
          </table:table-cell>
          <table:table-cell office:value="1.3" office:value-type="float"/>
        </table:table-row>
        <table:table-row>
          <table:table-cell office:value="74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74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75" office:value-type="float"/>
          <table:table-cell office:value-type="string">
            <text:p>Alcohol</text:p>
          </table:table-cell>
          <table:table-cell office:value="3.8" office:value-type="float"/>
        </table:table-row>
        <table:table-row>
          <table:table-cell office:value="75" office:value-type="float"/>
          <table:table-cell office:value-type="string">
            <text:p>Chemicals</text:p>
          </table:table-cell>
          <table:table-cell office:value="2.3" office:value-type="float"/>
        </table:table-row>
        <table:table-row>
          <table:table-cell office:value="75" office:value-type="float"/>
          <table:table-cell office:value-type="string">
            <text:p>Clothes</text:p>
          </table:table-cell>
          <table:table-cell office:value="3.8" office:value-type="float"/>
        </table:table-row>
        <table:table-row>
          <table:table-cell office:value="75" office:value-type="float"/>
          <table:table-cell office:value-type="string">
            <text:p>Crops</text:p>
          </table:table-cell>
          <table:table-cell office:value="6.1" office:value-type="float"/>
        </table:table-row>
        <table:table-row>
          <table:table-cell office:value="75" office:value-type="float"/>
          <table:table-cell office:value-type="string">
            <text:p>Electro components</text:p>
          </table:table-cell>
          <table:table-cell office:value="2.7" office:value-type="float"/>
        </table:table-row>
        <table:table-row>
          <table:table-cell office:value="75" office:value-type="float"/>
          <table:table-cell office:value-type="string">
            <text:p>Electronics</text:p>
          </table:table-cell>
          <table:table-cell office:value="2.7" office:value-type="float"/>
        </table:table-row>
        <table:table-row>
          <table:table-cell office:value="75" office:value-type="float"/>
          <table:table-cell office:value-type="string">
            <text:p>Explosives</text:p>
          </table:table-cell>
          <table:table-cell office:value="3.1" office:value-type="float"/>
        </table:table-row>
        <table:table-row>
          <table:table-cell office:value="75" office:value-type="float"/>
          <table:table-cell office:value-type="string">
            <text:p>Fabric</text:p>
          </table:table-cell>
          <table:table-cell office:value="5.4" office:value-type="float"/>
        </table:table-row>
        <table:table-row>
          <table:table-cell office:value="75" office:value-type="float"/>
          <table:table-cell office:value-type="string">
            <text:p>Food</text:p>
          </table:table-cell>
          <table:table-cell office:value="3.8" office:value-type="float"/>
        </table:table-row>
        <table:table-row>
          <table:table-cell office:value="75" office:value-type="float"/>
          <table:table-cell office:value-type="string">
            <text:p>Livestock</text:p>
          </table:table-cell>
          <table:table-cell office:value="2.7" office:value-type="float"/>
        </table:table-row>
        <table:table-row>
          <table:table-cell office:value="75" office:value-type="float"/>
          <table:table-cell office:value-type="string">
            <text:p>Mechanical components</text:p>
          </table:table-cell>
          <table:table-cell office:value="3.8" office:value-type="float"/>
        </table:table-row>
        <table:table-row>
          <table:table-cell office:value="75" office:value-type="float"/>
          <table:table-cell office:value-type="string">
            <text:p>Plastics</text:p>
          </table:table-cell>
          <table:table-cell office:value="1.9" office:value-type="float"/>
        </table:table-row>
        <table:table-row>
          <table:table-cell office:value="76" office:value-type="float"/>
          <table:table-cell office:value-type="string">
            <text:p>Alcohol</text:p>
          </table:table-cell>
          <table:table-cell office:value="6.5" office:value-type="float"/>
        </table:table-row>
        <table:table-row>
          <table:table-cell office:value="76" office:value-type="float"/>
          <table:table-cell office:value-type="string">
            <text:p>Chemicals</text:p>
          </table:table-cell>
          <table:table-cell office:value="3.9" office:value-type="float"/>
        </table:table-row>
        <table:table-row>
          <table:table-cell office:value="76" office:value-type="float"/>
          <table:table-cell office:value-type="string">
            <text:p>Clothes</text:p>
          </table:table-cell>
          <table:table-cell office:value="6.5" office:value-type="float"/>
        </table:table-row>
        <table:table-row>
          <table:table-cell office:value="76" office:value-type="float"/>
          <table:table-cell office:value-type="string">
            <text:p>Crops</text:p>
          </table:table-cell>
          <table:table-cell office:value="10" office:value-type="float"/>
        </table:table-row>
        <table:table-row>
          <table:table-cell office:value="76" office:value-type="float"/>
          <table:table-cell office:value-type="string">
            <text:p>Electro components</text:p>
          </table:table-cell>
          <table:table-cell office:value="4.5" office:value-type="float"/>
        </table:table-row>
        <table:table-row>
          <table:table-cell office:value="76" office:value-type="float"/>
          <table:table-cell office:value-type="string">
            <text:p>Electronics</text:p>
          </table:table-cell>
          <table:table-cell office:value="4.5" office:value-type="float"/>
        </table:table-row>
        <table:table-row>
          <table:table-cell office:value="76" office:value-type="float"/>
          <table:table-cell office:value-type="string">
            <text:p>Explosives</text:p>
          </table:table-cell>
          <table:table-cell office:value="5.2" office:value-type="float"/>
        </table:table-row>
        <table:table-row>
          <table:table-cell office:value="76" office:value-type="float"/>
          <table:table-cell office:value-type="string">
            <text:p>Fabric</text:p>
          </table:table-cell>
          <table:table-cell office:value="9.1" office:value-type="float"/>
        </table:table-row>
        <table:table-row>
          <table:table-cell office:value="76" office:value-type="float"/>
          <table:table-cell office:value-type="string">
            <text:p>Food</text:p>
          </table:table-cell>
          <table:table-cell office:value="6.5" office:value-type="float"/>
        </table:table-row>
        <table:table-row>
          <table:table-cell office:value="76" office:value-type="float"/>
          <table:table-cell office:value-type="string">
            <text:p>Livestock</text:p>
          </table:table-cell>
          <table:table-cell office:value="4.5" office:value-type="float"/>
        </table:table-row>
        <table:table-row>
          <table:table-cell office:value="76" office:value-type="float"/>
          <table:table-cell office:value-type="string">
            <text:p>Mechanical components</text:p>
          </table:table-cell>
          <table:table-cell office:value="6.5" office:value-type="float"/>
        </table:table-row>
        <table:table-row>
          <table:table-cell office:value="76" office:value-type="float"/>
          <table:table-cell office:value-type="string">
            <text:p>Plastics</text:p>
          </table:table-cell>
          <table:table-cell office:value="3.3" office:value-type="float"/>
        </table:table-row>
        <table:table-row>
          <table:table-cell office:value="77" office:value-type="float"/>
          <table:table-cell office:value-type="string">
            <text:p>Alcohol</text:p>
          </table:table-cell>
          <table:table-cell office:value="4.9" office:value-type="float"/>
        </table:table-row>
        <table:table-row>
          <table:table-cell office:value="77" office:value-type="float"/>
          <table:table-cell office:value-type="string">
            <text:p>Chemicals</text:p>
          </table:table-cell>
          <table:table-cell office:value="2.9" office:value-type="float"/>
        </table:table-row>
        <table:table-row>
          <table:table-cell office:value="77" office:value-type="float"/>
          <table:table-cell office:value-type="string">
            <text:p>Clothes</text:p>
          </table:table-cell>
          <table:table-cell office:value="4.9" office:value-type="float"/>
        </table:table-row>
        <table:table-row>
          <table:table-cell office:value="77" office:value-type="float"/>
          <table:table-cell office:value-type="string">
            <text:p>Crops</text:p>
          </table:table-cell>
          <table:table-cell office:value="7.8" office:value-type="float"/>
        </table:table-row>
        <table:table-row>
          <table:table-cell office:value="77" office:value-type="float"/>
          <table:table-cell office:value-type="string">
            <text:p>Electro components</text:p>
          </table:table-cell>
          <table:table-cell office:value="3.4" office:value-type="float"/>
        </table:table-row>
        <table:table-row>
          <table:table-cell office:value="77" office:value-type="float"/>
          <table:table-cell office:value-type="string">
            <text:p>Electronics</text:p>
          </table:table-cell>
          <table:table-cell office:value="3.4" office:value-type="float"/>
        </table:table-row>
        <table:table-row>
          <table:table-cell office:value="77" office:value-type="float"/>
          <table:table-cell office:value-type="string">
            <text:p>Explosives</text:p>
          </table:table-cell>
          <table:table-cell office:value="3.9" office:value-type="float"/>
        </table:table-row>
        <table:table-row>
          <table:table-cell office:value="77" office:value-type="float"/>
          <table:table-cell office:value-type="string">
            <text:p>Fabric</text:p>
          </table:table-cell>
          <table:table-cell office:value="6.9" office:value-type="float"/>
        </table:table-row>
        <table:table-row>
          <table:table-cell office:value="77" office:value-type="float"/>
          <table:table-cell office:value-type="string">
            <text:p>Food</text:p>
          </table:table-cell>
          <table:table-cell office:value="4.9" office:value-type="float"/>
        </table:table-row>
        <table:table-row>
          <table:table-cell office:value="77" office:value-type="float"/>
          <table:table-cell office:value-type="string">
            <text:p>Livestock</text:p>
          </table:table-cell>
          <table:table-cell office:value="3.4" office:value-type="float"/>
        </table:table-row>
        <table:table-row>
          <table:table-cell office:value="77" office:value-type="float"/>
          <table:table-cell office:value-type="string">
            <text:p>Mechanical components</text:p>
          </table:table-cell>
          <table:table-cell office:value="4.9" office:value-type="float"/>
        </table:table-row>
        <table:table-row>
          <table:table-cell office:value="77" office:value-type="float"/>
          <table:table-cell office:value-type="string">
            <text:p>Plastics</text:p>
          </table:table-cell>
          <table:table-cell office:value="2.5" office:value-type="float"/>
        </table:table-row>
        <table:table-row>
          <table:table-cell office:value="78" office:value-type="float"/>
          <table:table-cell office:value-type="string">
            <text:p>Alcohol</text:p>
          </table:table-cell>
          <table:table-cell office:value="7" office:value-type="float"/>
        </table:table-row>
        <table:table-row>
          <table:table-cell office:value="78" office:value-type="float"/>
          <table:table-cell office:value-type="string">
            <text:p>Chemicals</text:p>
          </table:table-cell>
          <table:table-cell office:value="4.2" office:value-type="float"/>
        </table:table-row>
        <table:table-row>
          <table:table-cell office:value="78" office:value-type="float"/>
          <table:table-cell office:value-type="string">
            <text:p>Clothes</text:p>
          </table:table-cell>
          <table:table-cell office:value="7" office:value-type="float"/>
        </table:table-row>
        <table:table-row>
          <table:table-cell office:value="78" office:value-type="float"/>
          <table:table-cell office:value-type="string">
            <text:p>Crops</text:p>
          </table:table-cell>
          <table:table-cell office:value="11" office:value-type="float"/>
        </table:table-row>
        <table:table-row>
          <table:table-cell office:value="78" office:value-type="float"/>
          <table:table-cell office:value-type="string">
            <text:p>Electro components</text:p>
          </table:table-cell>
          <table:table-cell office:value="4.9" office:value-type="float"/>
        </table:table-row>
        <table:table-row>
          <table:table-cell office:value="78" office:value-type="float"/>
          <table:table-cell office:value-type="string">
            <text:p>Electronics</text:p>
          </table:table-cell>
          <table:table-cell office:value="4.9" office:value-type="float"/>
        </table:table-row>
        <table:table-row>
          <table:table-cell office:value="78" office:value-type="float"/>
          <table:table-cell office:value-type="string">
            <text:p>Explosives</text:p>
          </table:table-cell>
          <table:table-cell office:value="5.6" office:value-type="float"/>
        </table:table-row>
        <table:table-row>
          <table:table-cell office:value="78" office:value-type="float"/>
          <table:table-cell office:value-type="string">
            <text:p>Fabric</text:p>
          </table:table-cell>
          <table:table-cell office:value="9.8" office:value-type="float"/>
        </table:table-row>
        <table:table-row>
          <table:table-cell office:value="78" office:value-type="float"/>
          <table:table-cell office:value-type="string">
            <text:p>Food</text:p>
          </table:table-cell>
          <table:table-cell office:value="7" office:value-type="float"/>
        </table:table-row>
        <table:table-row>
          <table:table-cell office:value="78" office:value-type="float"/>
          <table:table-cell office:value-type="string">
            <text:p>Livestock</text:p>
          </table:table-cell>
          <table:table-cell office:value="4.9" office:value-type="float"/>
        </table:table-row>
        <table:table-row>
          <table:table-cell office:value="78" office:value-type="float"/>
          <table:table-cell office:value-type="string">
            <text:p>Mechanical components</text:p>
          </table:table-cell>
          <table:table-cell office:value="7" office:value-type="float"/>
        </table:table-row>
        <table:table-row>
          <table:table-cell office:value="78" office:value-type="float"/>
          <table:table-cell office:value-type="string">
            <text:p>Plastics</text:p>
          </table:table-cell>
          <table:table-cell office:value="3.5" office:value-type="float"/>
        </table:table-row>
        <table:table-row>
          <table:table-cell office:value="79" office:value-type="float"/>
          <table:table-cell office:value-type="string">
            <text:p>Alcohol</text:p>
          </table:table-cell>
          <table:table-cell office:value="6.5" office:value-type="float"/>
        </table:table-row>
        <table:table-row>
          <table:table-cell office:value="79" office:value-type="float"/>
          <table:table-cell office:value-type="string">
            <text:p>Chemicals</text:p>
          </table:table-cell>
          <table:table-cell office:value="3.9" office:value-type="float"/>
        </table:table-row>
        <table:table-row>
          <table:table-cell office:value="79" office:value-type="float"/>
          <table:table-cell office:value-type="string">
            <text:p>Clothes</text:p>
          </table:table-cell>
          <table:table-cell office:value="6.5" office:value-type="float"/>
        </table:table-row>
        <table:table-row>
          <table:table-cell office:value="79" office:value-type="float"/>
          <table:table-cell office:value-type="string">
            <text:p>Crops</text:p>
          </table:table-cell>
          <table:table-cell office:value="10" office:value-type="float"/>
        </table:table-row>
        <table:table-row>
          <table:table-cell office:value="79" office:value-type="float"/>
          <table:table-cell office:value-type="string">
            <text:p>Electro components</text:p>
          </table:table-cell>
          <table:table-cell office:value="4.5" office:value-type="float"/>
        </table:table-row>
        <table:table-row>
          <table:table-cell office:value="79" office:value-type="float"/>
          <table:table-cell office:value-type="string">
            <text:p>Electronics</text:p>
          </table:table-cell>
          <table:table-cell office:value="4.5" office:value-type="float"/>
        </table:table-row>
        <table:table-row>
          <table:table-cell office:value="79" office:value-type="float"/>
          <table:table-cell office:value-type="string">
            <text:p>Explosives</text:p>
          </table:table-cell>
          <table:table-cell office:value="5.2" office:value-type="float"/>
        </table:table-row>
        <table:table-row>
          <table:table-cell office:value="79" office:value-type="float"/>
          <table:table-cell office:value-type="string">
            <text:p>Fabric</text:p>
          </table:table-cell>
          <table:table-cell office:value="9.1" office:value-type="float"/>
        </table:table-row>
        <table:table-row>
          <table:table-cell office:value="79" office:value-type="float"/>
          <table:table-cell office:value-type="string">
            <text:p>Food</text:p>
          </table:table-cell>
          <table:table-cell office:value="6.5" office:value-type="float"/>
        </table:table-row>
        <table:table-row>
          <table:table-cell office:value="79" office:value-type="float"/>
          <table:table-cell office:value-type="string">
            <text:p>Livestock</text:p>
          </table:table-cell>
          <table:table-cell office:value="4.5" office:value-type="float"/>
        </table:table-row>
        <table:table-row>
          <table:table-cell office:value="79" office:value-type="float"/>
          <table:table-cell office:value-type="string">
            <text:p>Mechanical components</text:p>
          </table:table-cell>
          <table:table-cell office:value="6.5" office:value-type="float"/>
        </table:table-row>
        <table:table-row>
          <table:table-cell office:value="79" office:value-type="float"/>
          <table:table-cell office:value-type="string">
            <text:p>Plastics</text:p>
          </table:table-cell>
          <table:table-cell office:value="3.3" office:value-type="float"/>
        </table:table-row>
        <table:table-row>
          <table:table-cell office:value="80" office:value-type="float"/>
          <table:table-cell office:value-type="string">
            <text:p>Alcohol</text:p>
          </table:table-cell>
          <table:table-cell office:value="3.5" office:value-type="float"/>
        </table:table-row>
        <table:table-row>
          <table:table-cell office:value="80" office:value-type="float"/>
          <table:table-cell office:value-type="string">
            <text:p>Chemicals</text:p>
          </table:table-cell>
          <table:table-cell office:value="2.1" office:value-type="float"/>
        </table:table-row>
        <table:table-row>
          <table:table-cell office:value="80" office:value-type="float"/>
          <table:table-cell office:value-type="string">
            <text:p>Clothes</text:p>
          </table:table-cell>
          <table:table-cell office:value="3.5" office:value-type="float"/>
        </table:table-row>
        <table:table-row>
          <table:table-cell office:value="80" office:value-type="float"/>
          <table:table-cell office:value-type="string">
            <text:p>Crops</text:p>
          </table:table-cell>
          <table:table-cell office:value="5.6" office:value-type="float"/>
        </table:table-row>
        <table:table-row>
          <table:table-cell office:value="80" office:value-type="float"/>
          <table:table-cell office:value-type="string">
            <text:p>Electro components</text:p>
          </table:table-cell>
          <table:table-cell office:value="2.5" office:value-type="float"/>
        </table:table-row>
        <table:table-row>
          <table:table-cell office:value="80" office:value-type="float"/>
          <table:table-cell office:value-type="string">
            <text:p>Electronics</text:p>
          </table:table-cell>
          <table:table-cell office:value="2.5" office:value-type="float"/>
        </table:table-row>
        <table:table-row>
          <table:table-cell office:value="80" office:value-type="float"/>
          <table:table-cell office:value-type="string">
            <text:p>Explosives</text:p>
          </table:table-cell>
          <table:table-cell office:value="2.8" office:value-type="float"/>
        </table:table-row>
        <table:table-row>
          <table:table-cell office:value="80" office:value-type="float"/>
          <table:table-cell office:value-type="string">
            <text:p>Fabric</text:p>
          </table:table-cell>
          <table:table-cell office:value="4.9" office:value-type="float"/>
        </table:table-row>
        <table:table-row>
          <table:table-cell office:value="80" office:value-type="float"/>
          <table:table-cell office:value-type="string">
            <text:p>Food</text:p>
          </table:table-cell>
          <table:table-cell office:value="3.5" office:value-type="float"/>
        </table:table-row>
        <table:table-row>
          <table:table-cell office:value="80" office:value-type="float"/>
          <table:table-cell office:value-type="string">
            <text:p>Livestock</text:p>
          </table:table-cell>
          <table:table-cell office:value="1.3" office:value-type="float"/>
        </table:table-row>
        <table:table-row>
          <table:table-cell office:value="80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80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81" office:value-type="float"/>
          <table:table-cell office:value-type="string">
            <text:p>Alcohol</text:p>
          </table:table-cell>
          <table:table-cell office:value="4.7" office:value-type="float"/>
        </table:table-row>
        <table:table-row>
          <table:table-cell office:value="81" office:value-type="float"/>
          <table:table-cell office:value-type="string">
            <text:p>Chemicals</text:p>
          </table:table-cell>
          <table:table-cell office:value="2.8" office:value-type="float"/>
        </table:table-row>
        <table:table-row>
          <table:table-cell office:value="81" office:value-type="float"/>
          <table:table-cell office:value-type="string">
            <text:p>Clothes</text:p>
          </table:table-cell>
          <table:table-cell office:value="4.7" office:value-type="float"/>
        </table:table-row>
        <table:table-row>
          <table:table-cell office:value="81" office:value-type="float"/>
          <table:table-cell office:value-type="string">
            <text:p>Crops</text:p>
          </table:table-cell>
          <table:table-cell office:value="7.4" office:value-type="float"/>
        </table:table-row>
        <table:table-row>
          <table:table-cell office:value="81" office:value-type="float"/>
          <table:table-cell office:value-type="string">
            <text:p>Electro components</text:p>
          </table:table-cell>
          <table:table-cell office:value="3.3" office:value-type="float"/>
        </table:table-row>
        <table:table-row>
          <table:table-cell office:value="81" office:value-type="float"/>
          <table:table-cell office:value-type="string">
            <text:p>Electronics</text:p>
          </table:table-cell>
          <table:table-cell office:value="3.3" office:value-type="float"/>
        </table:table-row>
        <table:table-row>
          <table:table-cell office:value="81" office:value-type="float"/>
          <table:table-cell office:value-type="string">
            <text:p>Explosives</text:p>
          </table:table-cell>
          <table:table-cell office:value="3.7" office:value-type="float"/>
        </table:table-row>
        <table:table-row>
          <table:table-cell office:value="81" office:value-type="float"/>
          <table:table-cell office:value-type="string">
            <text:p>Fabric</text:p>
          </table:table-cell>
          <table:table-cell office:value="6.5" office:value-type="float"/>
        </table:table-row>
        <table:table-row>
          <table:table-cell office:value="81" office:value-type="float"/>
          <table:table-cell office:value-type="string">
            <text:p>Food</text:p>
          </table:table-cell>
          <table:table-cell office:value="4.7" office:value-type="float"/>
        </table:table-row>
        <table:table-row>
          <table:table-cell office:value="81" office:value-type="float"/>
          <table:table-cell office:value-type="string">
            <text:p>Livestock</text:p>
          </table:table-cell>
          <table:table-cell office:value="3.3" office:value-type="float"/>
        </table:table-row>
        <table:table-row>
          <table:table-cell office:value="81" office:value-type="float"/>
          <table:table-cell office:value-type="string">
            <text:p>Mechanical components</text:p>
          </table:table-cell>
          <table:table-cell office:value="4.7" office:value-type="float"/>
        </table:table-row>
        <table:table-row>
          <table:table-cell office:value="81" office:value-type="float"/>
          <table:table-cell office:value-type="string">
            <text:p>Plastics</text:p>
          </table:table-cell>
          <table:table-cell office:value="2.3" office:value-type="float"/>
        </table:table-row>
        <table:table-row>
          <table:table-cell office:value="82" office:value-type="float"/>
          <table:table-cell office:value-type="string">
            <text:p>Alcohol</text:p>
          </table:table-cell>
          <table:table-cell office:value="4.3" office:value-type="float"/>
        </table:table-row>
        <table:table-row>
          <table:table-cell office:value="82" office:value-type="float"/>
          <table:table-cell office:value-type="string">
            <text:p>Chemicals</text:p>
          </table:table-cell>
          <table:table-cell office:value="2.6" office:value-type="float"/>
        </table:table-row>
        <table:table-row>
          <table:table-cell office:value="82" office:value-type="float"/>
          <table:table-cell office:value-type="string">
            <text:p>Clothes</text:p>
          </table:table-cell>
          <table:table-cell office:value="4.3" office:value-type="float"/>
        </table:table-row>
        <table:table-row>
          <table:table-cell office:value="82" office:value-type="float"/>
          <table:table-cell office:value-type="string">
            <text:p>Crops</text:p>
          </table:table-cell>
          <table:table-cell office:value="6.8" office:value-type="float"/>
        </table:table-row>
        <table:table-row>
          <table:table-cell office:value="82" office:value-type="float"/>
          <table:table-cell office:value-type="string">
            <text:p>Electro components</text:p>
          </table:table-cell>
          <table:table-cell office:value="3" office:value-type="float"/>
        </table:table-row>
        <table:table-row>
          <table:table-cell office:value="82" office:value-type="float"/>
          <table:table-cell office:value-type="string">
            <text:p>Electronics</text:p>
          </table:table-cell>
          <table:table-cell office:value="3" office:value-type="float"/>
        </table:table-row>
        <table:table-row>
          <table:table-cell office:value="82" office:value-type="float"/>
          <table:table-cell office:value-type="string">
            <text:p>Explosives</text:p>
          </table:table-cell>
          <table:table-cell office:value="3.4" office:value-type="float"/>
        </table:table-row>
        <table:table-row>
          <table:table-cell office:value="82" office:value-type="float"/>
          <table:table-cell office:value-type="string">
            <text:p>Fabric</text:p>
          </table:table-cell>
          <table:table-cell office:value="5.9" office:value-type="float"/>
        </table:table-row>
        <table:table-row>
          <table:table-cell office:value="82" office:value-type="float"/>
          <table:table-cell office:value-type="string">
            <text:p>Food</text:p>
          </table:table-cell>
          <table:table-cell office:value="4.3" office:value-type="float"/>
        </table:table-row>
        <table:table-row>
          <table:table-cell office:value="82" office:value-type="float"/>
          <table:table-cell office:value-type="string">
            <text:p>Livestock</text:p>
          </table:table-cell>
          <table:table-cell office:value="3" office:value-type="float"/>
        </table:table-row>
        <table:table-row>
          <table:table-cell office:value="82" office:value-type="float"/>
          <table:table-cell office:value-type="string">
            <text:p>Mechanical components</text:p>
          </table:table-cell>
          <table:table-cell office:value="4.3" office:value-type="float"/>
        </table:table-row>
        <table:table-row>
          <table:table-cell office:value="82" office:value-type="float"/>
          <table:table-cell office:value-type="string">
            <text:p>Plastics</text:p>
          </table:table-cell>
          <table:table-cell office:value="2.1" office:value-type="float"/>
        </table:table-row>
        <table:table-row>
          <table:table-cell office:value="83" office:value-type="float"/>
          <table:table-cell office:value-type="string">
            <text:p>Alcohol</text:p>
          </table:table-cell>
          <table:table-cell office:value="2" office:value-type="float"/>
        </table:table-row>
        <table:table-row>
          <table:table-cell office:value="83" office:value-type="float"/>
          <table:table-cell office:value-type="string">
            <text:p>Chemicals</text:p>
          </table:table-cell>
          <table:table-cell office:value="1.2" office:value-type="float"/>
        </table:table-row>
        <table:table-row>
          <table:table-cell office:value="83" office:value-type="float"/>
          <table:table-cell office:value-type="string">
            <text:p>Clothes</text:p>
          </table:table-cell>
          <table:table-cell office:value="2" office:value-type="float"/>
        </table:table-row>
        <table:table-row>
          <table:table-cell office:value="83" office:value-type="float"/>
          <table:table-cell office:value-type="string">
            <text:p>Crops</text:p>
          </table:table-cell>
          <table:table-cell office:value="3.3" office:value-type="float"/>
        </table:table-row>
        <table:table-row>
          <table:table-cell office:value="83" office:value-type="float"/>
          <table:table-cell office:value-type="string">
            <text:p>Electro components</text:p>
          </table:table-cell>
          <table:table-cell office:value="1.4" office:value-type="float"/>
        </table:table-row>
        <table:table-row>
          <table:table-cell office:value="83" office:value-type="float"/>
          <table:table-cell office:value-type="string">
            <text:p>Electronics</text:p>
          </table:table-cell>
          <table:table-cell office:value="1.4" office:value-type="float"/>
        </table:table-row>
        <table:table-row>
          <table:table-cell office:value="83" office:value-type="float"/>
          <table:table-cell office:value-type="string">
            <text:p>Explosives</text:p>
          </table:table-cell>
          <table:table-cell office:value="1.6" office:value-type="float"/>
        </table:table-row>
        <table:table-row>
          <table:table-cell office:value="83" office:value-type="float"/>
          <table:table-cell office:value-type="string">
            <text:p>Fabric</text:p>
          </table:table-cell>
          <table:table-cell office:value="2.9" office:value-type="float"/>
        </table:table-row>
        <table:table-row>
          <table:table-cell office:value="83" office:value-type="float"/>
          <table:table-cell office:value-type="string">
            <text:p>Food</text:p>
          </table:table-cell>
          <table:table-cell office:value="2" office:value-type="float"/>
        </table:table-row>
        <table:table-row>
          <table:table-cell office:value="83" office:value-type="float"/>
          <table:table-cell office:value-type="string">
            <text:p>Livestock</text:p>
          </table:table-cell>
          <table:table-cell office:value="1.4" office:value-type="float"/>
        </table:table-row>
        <table:table-row>
          <table:table-cell office:value="83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83" office:value-type="float"/>
          <table:table-cell office:value-type="string">
            <text:p>Plastics</text:p>
          </table:table-cell>
          <table:table-cell office:value="1" office:value-type="float"/>
        </table:table-row>
        <table:table-row>
          <table:table-cell office:value="84" office:value-type="float"/>
          <table:table-cell office:value-type="string">
            <text:p>Alcohol</text:p>
          </table:table-cell>
          <table:table-cell office:value="0.5" office:value-type="float"/>
        </table:table-row>
        <table:table-row>
          <table:table-cell office:value="84" office:value-type="float"/>
          <table:table-cell office:value-type="string">
            <text:p>Chemicals</text:p>
          </table:table-cell>
          <table:table-cell office:value="0.3" office:value-type="float"/>
        </table:table-row>
        <table:table-row>
          <table:table-cell office:value="84" office:value-type="float"/>
          <table:table-cell office:value-type="string">
            <text:p>Clothes</text:p>
          </table:table-cell>
          <table:table-cell office:value="0.5" office:value-type="float"/>
        </table:table-row>
        <table:table-row>
          <table:table-cell office:value="84" office:value-type="float"/>
          <table:table-cell office:value-type="string">
            <text:p>Crops</text:p>
          </table:table-cell>
          <table:table-cell office:value="0.8" office:value-type="float"/>
        </table:table-row>
        <table:table-row>
          <table:table-cell office:value="84" office:value-type="float"/>
          <table:table-cell office:value-type="string">
            <text:p>Electro components</text:p>
          </table:table-cell>
          <table:table-cell office:value="0.35" office:value-type="float"/>
        </table:table-row>
        <table:table-row>
          <table:table-cell office:value="84" office:value-type="float"/>
          <table:table-cell office:value-type="string">
            <text:p>Electronics</text:p>
          </table:table-cell>
          <table:table-cell office:value="0.35" office:value-type="float"/>
        </table:table-row>
        <table:table-row>
          <table:table-cell office:value="84" office:value-type="float"/>
          <table:table-cell office:value-type="string">
            <text:p>Explosives</text:p>
          </table:table-cell>
          <table:table-cell office:value="0.4" office:value-type="float"/>
        </table:table-row>
        <table:table-row>
          <table:table-cell office:value="84" office:value-type="float"/>
          <table:table-cell office:value-type="string">
            <text:p>Fabric</text:p>
          </table:table-cell>
          <table:table-cell office:value="0.7" office:value-type="float"/>
        </table:table-row>
        <table:table-row>
          <table:table-cell office:value="84" office:value-type="float"/>
          <table:table-cell office:value-type="string">
            <text:p>Food</text:p>
          </table:table-cell>
          <table:table-cell office:value="0.5" office:value-type="float"/>
        </table:table-row>
        <table:table-row>
          <table:table-cell office:value="84" office:value-type="float"/>
          <table:table-cell office:value-type="string">
            <text:p>Livestock</text:p>
          </table:table-cell>
          <table:table-cell office:value="0.35" office:value-type="float"/>
        </table:table-row>
        <table:table-row>
          <table:table-cell office:value="84" office:value-type="float"/>
          <table:table-cell office:value-type="string">
            <text:p>Mechanical components</text:p>
          </table:table-cell>
          <table:table-cell office:value="0.5" office:value-type="float"/>
        </table:table-row>
        <table:table-row>
          <table:table-cell office:value="84" office:value-type="float"/>
          <table:table-cell office:value-type="string">
            <text:p>Plastics</text:p>
          </table:table-cell>
          <table:table-cell office:value="0.25" office:value-type="float"/>
        </table:table-row>
        <table:table-row>
          <table:table-cell office:value="85" office:value-type="float"/>
          <table:table-cell office:value-type="string">
            <text:p>Alcohol</text:p>
          </table:table-cell>
          <table:table-cell office:value="0.63" office:value-type="float"/>
        </table:table-row>
        <table:table-row>
          <table:table-cell office:value="85" office:value-type="float"/>
          <table:table-cell office:value-type="string">
            <text:p>Chemicals</text:p>
          </table:table-cell>
          <table:table-cell office:value="0.38" office:value-type="float"/>
        </table:table-row>
        <table:table-row>
          <table:table-cell office:value="85" office:value-type="float"/>
          <table:table-cell office:value-type="string">
            <text:p>Clothes</text:p>
          </table:table-cell>
          <table:table-cell office:value="0.63" office:value-type="float"/>
        </table:table-row>
        <table:table-row>
          <table:table-cell office:value="85" office:value-type="float"/>
          <table:table-cell office:value-type="string">
            <text:p>Crops</text:p>
          </table:table-cell>
          <table:table-cell office:value="1" office:value-type="float"/>
        </table:table-row>
        <table:table-row>
          <table:table-cell office:value="85" office:value-type="float"/>
          <table:table-cell office:value-type="string">
            <text:p>Electro components</text:p>
          </table:table-cell>
          <table:table-cell office:value="0.44" office:value-type="float"/>
        </table:table-row>
        <table:table-row>
          <table:table-cell office:value="85" office:value-type="float"/>
          <table:table-cell office:value-type="string">
            <text:p>Electronics</text:p>
          </table:table-cell>
          <table:table-cell office:value="0.44" office:value-type="float"/>
        </table:table-row>
        <table:table-row>
          <table:table-cell office:value="85" office:value-type="float"/>
          <table:table-cell office:value-type="string">
            <text:p>Explosives</text:p>
          </table:table-cell>
          <table:table-cell office:value="0.5" office:value-type="float"/>
        </table:table-row>
        <table:table-row>
          <table:table-cell office:value="85" office:value-type="float"/>
          <table:table-cell office:value-type="string">
            <text:p>Fabric</text:p>
          </table:table-cell>
          <table:table-cell office:value="0.88" office:value-type="float"/>
        </table:table-row>
        <table:table-row>
          <table:table-cell office:value="85" office:value-type="float"/>
          <table:table-cell office:value-type="string">
            <text:p>Food</text:p>
          </table:table-cell>
          <table:table-cell office:value="0.63" office:value-type="float"/>
        </table:table-row>
        <table:table-row>
          <table:table-cell office:value="85" office:value-type="float"/>
          <table:table-cell office:value-type="string">
            <text:p>Livestock</text:p>
          </table:table-cell>
          <table:table-cell office:value="0.44" office:value-type="float"/>
        </table:table-row>
        <table:table-row>
          <table:table-cell office:value="85" office:value-type="float"/>
          <table:table-cell office:value-type="string">
            <text:p>Mechanical components</text:p>
          </table:table-cell>
          <table:table-cell office:value="0.63" office:value-type="float"/>
        </table:table-row>
        <table:table-row>
          <table:table-cell office:value="85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86" office:value-type="float"/>
          <table:table-cell office:value-type="string">
            <text:p>Aluminium oxide</text:p>
          </table:table-cell>
          <table:table-cell office:value="9.4" office:value-type="float"/>
        </table:table-row>
        <table:table-row>
          <table:table-cell office:value="86" office:value-type="float"/>
          <table:table-cell office:value-type="string">
            <text:p>Cement</text:p>
          </table:table-cell>
          <table:table-cell office:value="9.4" office:value-type="float"/>
        </table:table-row>
        <table:table-row>
          <table:table-cell office:value="87" office:value-type="float"/>
          <table:table-cell office:value-type="string">
            <text:p>Aluminium oxide</text:p>
          </table:table-cell>
          <table:table-cell office:value="7" office:value-type="float"/>
        </table:table-row>
        <table:table-row>
          <table:table-cell office:value="87" office:value-type="float"/>
          <table:table-cell office:value-type="string">
            <text:p>Cement</text:p>
          </table:table-cell>
          <table:table-cell office:value="7" office:value-type="float"/>
        </table:table-row>
        <table:table-row>
          <table:table-cell office:value="88" office:value-type="float"/>
          <table:table-cell office:value-type="string">
            <text:p>Aluminium oxide</text:p>
          </table:table-cell>
          <table:table-cell office:value="15" office:value-type="float"/>
        </table:table-row>
        <table:table-row>
          <table:table-cell office:value="88" office:value-type="float"/>
          <table:table-cell office:value-type="string">
            <text:p>Cement</text:p>
          </table:table-cell>
          <table:table-cell office:value="15" office:value-type="float"/>
        </table:table-row>
        <table:table-row>
          <table:table-cell office:value="89" office:value-type="float"/>
          <table:table-cell office:value-type="string">
            <text:p>Aluminium scrap</text:p>
          </table:table-cell>
          <table:table-cell office:value="2.8" office:value-type="float"/>
        </table:table-row>
        <table:table-row>
          <table:table-cell office:value="89" office:value-type="float"/>
          <table:table-cell office:value-type="string">
            <text:p>Asphalt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Bauxit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Coal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Coal or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Construction wast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Gravel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Iron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Iron or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Metal scrap</text:p>
          </table:table-cell>
          <table:table-cell office:value="2.4" office:value-type="float"/>
        </table:table-row>
        <table:table-row>
          <table:table-cell office:value="89" office:value-type="float"/>
          <table:table-cell office:value-type="string">
            <text:p>Quarried ston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Raw bauxit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Uranium ore</text:p>
          </table:table-cell>
          <table:table-cell office:value="4" office:value-type="float"/>
        </table:table-row>
        <table:table-row>
          <table:table-cell office:value="90" office:value-type="float"/>
          <table:table-cell office:value-type="string">
            <text:p>Aluminium scrap</text:p>
          </table:table-cell>
          <table:table-cell office:value="2.5" office:value-type="float"/>
        </table:table-row>
        <table:table-row>
          <table:table-cell office:value="90" office:value-type="float"/>
          <table:table-cell office:value-type="string">
            <text:p>Asphalt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Bauxit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Coal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Coal or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Construction wast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Gravel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Iron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Iron or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Metal scrap</text:p>
          </table:table-cell>
          <table:table-cell office:value="2.1" office:value-type="float"/>
        </table:table-row>
        <table:table-row>
          <table:table-cell office:value="90" office:value-type="float"/>
          <table:table-cell office:value-type="string">
            <text:p>Quarried ston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Raw bauxit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Uranium ore</text:p>
          </table:table-cell>
          <table:table-cell office:value="3.5" office:value-type="float"/>
        </table:table-row>
        <table:table-row>
          <table:table-cell office:value="91" office:value-type="float"/>
          <table:table-cell office:value-type="string">
            <text:p>Aluminium scrap</text:p>
          </table:table-cell>
          <table:table-cell office:value="5.3" office:value-type="float"/>
        </table:table-row>
        <table:table-row>
          <table:table-cell office:value="91" office:value-type="float"/>
          <table:table-cell office:value-type="string">
            <text:p>Asphalt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Bauxit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Coal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Coal or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Construction wast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Gravel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Iron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Iron or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Metal scrap</text:p>
          </table:table-cell>
          <table:table-cell office:value="4.5" office:value-type="float"/>
        </table:table-row>
        <table:table-row>
          <table:table-cell office:value="91" office:value-type="float"/>
          <table:table-cell office:value-type="string">
            <text:p>Quarried ston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Raw bauxit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Uranium ore</text:p>
          </table:table-cell>
          <table:table-cell office:value="7.5" office:value-type="float"/>
        </table:table-row>
        <table:table-row>
          <table:table-cell office:value="92" office:value-type="float"/>
          <table:table-cell office:value-type="string">
            <text:p>Aluminium scrap</text:p>
          </table:table-cell>
          <table:table-cell office:value="7.7" office:value-type="float"/>
        </table:table-row>
        <table:table-row>
          <table:table-cell office:value="92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Bauxit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Coal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Coal or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Construction wast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Iron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Iron or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Metal scrap</text:p>
          </table:table-cell>
          <table:table-cell office:value="6.6" office:value-type="float"/>
        </table:table-row>
        <table:table-row>
          <table:table-cell office:value="92" office:value-type="float"/>
          <table:table-cell office:value-type="string">
            <text:p>Quarried ston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Raw bauxit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Uranium ore</text:p>
          </table:table-cell>
          <table:table-cell office:value="11" office:value-type="float"/>
        </table:table-row>
        <table:table-row>
          <table:table-cell office:value="93" office:value-type="float"/>
          <table:table-cell office:value-type="string">
            <text:p>Aluminium scrap</text:p>
          </table:table-cell>
          <table:table-cell office:value="5.6" office:value-type="float"/>
        </table:table-row>
        <table:table-row>
          <table:table-cell office:value="93" office:value-type="float"/>
          <table:table-cell office:value-type="string">
            <text:p>Asphalt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Bauxit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Coal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Coal or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Construction wast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Gravel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Iron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Iron or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Metal scrap</text:p>
          </table:table-cell>
          <table:table-cell office:value="4.8" office:value-type="float"/>
        </table:table-row>
        <table:table-row>
          <table:table-cell office:value="93" office:value-type="float"/>
          <table:table-cell office:value-type="string">
            <text:p>Quarried ston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Raw bauxit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Uranium ore</text:p>
          </table:table-cell>
          <table:table-cell office:value="8" office:value-type="float"/>
        </table:table-row>
        <table:table-row>
          <table:table-cell office:value="94" office:value-type="float"/>
          <table:table-cell office:value-type="string">
            <text:p>Aluminium scrap</text:p>
          </table:table-cell>
          <table:table-cell office:value="17" office:value-type="float"/>
        </table:table-row>
        <table:table-row>
          <table:table-cell office:value="94" office:value-type="float"/>
          <table:table-cell office:value-type="string">
            <text:p>Asphalt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Bauxit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Coal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Coal or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Construction wast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Iron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Iron or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Metal scrap</text:p>
          </table:table-cell>
          <table:table-cell office:value="15" office:value-type="float"/>
        </table:table-row>
        <table:table-row>
          <table:table-cell office:value="94" office:value-type="float"/>
          <table:table-cell office:value-type="string">
            <text:p>Quarried ston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Raw bauxit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Uranium ore</text:p>
          </table:table-cell>
          <table:table-cell office:value="25" office:value-type="float"/>
        </table:table-row>
        <table:table-row>
          <table:table-cell office:value="95" office:value-type="float"/>
          <table:table-cell office:value-type="string">
            <text:p>Aluminium scrap</text:p>
          </table:table-cell>
          <table:table-cell office:value="2.1" office:value-type="float"/>
        </table:table-row>
        <table:table-row>
          <table:table-cell office:value="95" office:value-type="float"/>
          <table:table-cell office:value-type="string">
            <text:p>Asphalt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Bauxit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Coal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Coal or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Construction wast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Gravel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Iron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Iron or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Metal scrap</text:p>
          </table:table-cell>
          <table:table-cell office:value="1.8" office:value-type="float"/>
        </table:table-row>
        <table:table-row>
          <table:table-cell office:value="95" office:value-type="float"/>
          <table:table-cell office:value-type="string">
            <text:p>Quarried ston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Raw bauxit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Uranium ore</text:p>
          </table:table-cell>
          <table:table-cell office:value="3" office:value-type="float"/>
        </table:table-row>
        <table:table-row>
          <table:table-cell office:value="96" office:value-type="float"/>
          <table:table-cell office:value-type="string">
            <text:p>Aluminium scrap</text:p>
          </table:table-cell>
          <table:table-cell office:value="8.4" office:value-type="float"/>
        </table:table-row>
        <table:table-row>
          <table:table-cell office:value="96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Bauxit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Coal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Coal or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Construction wast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Iron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Iron or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Metal scrap</text:p>
          </table:table-cell>
          <table:table-cell office:value="7.2" office:value-type="float"/>
        </table:table-row>
        <table:table-row>
          <table:table-cell office:value="96" office:value-type="float"/>
          <table:table-cell office:value-type="string">
            <text:p>Quarried ston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Raw bauxit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Uranium ore</text:p>
          </table:table-cell>
          <table:table-cell office:value="12" office:value-type="float"/>
        </table:table-row>
        <table:table-row>
          <table:table-cell office:value="97" office:value-type="float"/>
          <table:table-cell office:value-type="string">
            <text:p>Aluminium scrap</text:p>
          </table:table-cell>
          <table:table-cell office:value="11" office:value-type="float"/>
        </table:table-row>
        <table:table-row>
          <table:table-cell office:value="97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Bauxit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Coal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Coal or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Construction wast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Gravel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Iron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Iron or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Metal scrap</text:p>
          </table:table-cell>
          <table:table-cell office:value="10" office:value-type="float"/>
        </table:table-row>
        <table:table-row>
          <table:table-cell office:value="97" office:value-type="float"/>
          <table:table-cell office:value-type="string">
            <text:p>Quarried ston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Raw bauxit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Uranium ore</text:p>
          </table:table-cell>
          <table:table-cell office:value="17" office:value-type="float"/>
        </table:table-row>
        <table:table-row>
          <table:table-cell office:value="98" office:value-type="float"/>
          <table:table-cell office:value-type="string">
            <text:p>Aluminium scrap</text:p>
          </table:table-cell>
          <table:table-cell office:value="9.1" office:value-type="float"/>
        </table:table-row>
        <table:table-row>
          <table:table-cell office:value="98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Bauxit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Coal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Coal or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Construction wast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Iron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Iron or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Metal scrap</text:p>
          </table:table-cell>
          <table:table-cell office:value="9.1" office:value-type="float"/>
        </table:table-row>
        <table:table-row>
          <table:table-cell office:value="98" office:value-type="float"/>
          <table:table-cell office:value-type="string">
            <text:p>Quarried ston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Raw bauxit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Uranium ore</text:p>
          </table:table-cell>
          <table:table-cell office:value="13" office:value-type="float"/>
        </table:table-row>
        <table:table-row>
          <table:table-cell office:value="99" office:value-type="float"/>
          <table:table-cell office:value-type="string">
            <text:p>Aluminium scrap</text:p>
          </table:table-cell>
          <table:table-cell office:value="9.8" office:value-type="float"/>
        </table:table-row>
        <table:table-row>
          <table:table-cell office:value="99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Bauxit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Coal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Coal or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Construction wast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Iron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Iron or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Metal scrap</text:p>
          </table:table-cell>
          <table:table-cell office:value="8.4" office:value-type="float"/>
        </table:table-row>
        <table:table-row>
          <table:table-cell office:value="99" office:value-type="float"/>
          <table:table-cell office:value-type="string">
            <text:p>Quarried ston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Raw bauxit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Uranium ore</text:p>
          </table:table-cell>
          <table:table-cell office:value="14" office:value-type="float"/>
        </table:table-row>
        <table:table-row>
          <table:table-cell office:value="100" office:value-type="float"/>
          <table:table-cell office:value-type="string">
            <text:p>Aluminium scrap</text:p>
          </table:table-cell>
          <table:table-cell office:value="7" office:value-type="float"/>
        </table:table-row>
        <table:table-row>
          <table:table-cell office:value="100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Bauxit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Coal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Coal or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Construction wast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Iron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Iron or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Metal scrap</text:p>
          </table:table-cell>
          <table:table-cell office:value="6" office:value-type="float"/>
        </table:table-row>
        <table:table-row>
          <table:table-cell office:value="100" office:value-type="float"/>
          <table:table-cell office:value-type="string">
            <text:p>Quarried ston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Raw bauxit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Uranium ore</text:p>
          </table:table-cell>
          <table:table-cell office:value="10" office:value-type="float"/>
        </table:table-row>
        <table:table-row>
          <table:table-cell office:value="101" office:value-type="float"/>
          <table:table-cell office:value-type="string">
            <text:p>Aluminium scrap</text:p>
          </table:table-cell>
          <table:table-cell office:value="5.3" office:value-type="float"/>
        </table:table-row>
        <table:table-row>
          <table:table-cell office:value="101" office:value-type="float"/>
          <table:table-cell office:value-type="string">
            <text:p>Asphalt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Bauxit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Coal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Coal or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Construction wast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Gravel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Iron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Iron or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Metal scrap</text:p>
          </table:table-cell>
          <table:table-cell office:value="4.5" office:value-type="float"/>
        </table:table-row>
        <table:table-row>
          <table:table-cell office:value="101" office:value-type="float"/>
          <table:table-cell office:value-type="string">
            <text:p>Quarried ston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Raw bauxit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Uranium ore</text:p>
          </table:table-cell>
          <table:table-cell office:value="7.5" office:value-type="float"/>
        </table:table-row>
        <table:table-row>
          <table:table-cell office:value="102" office:value-type="float"/>
          <table:table-cell office:value-type="string">
            <text:p>Aluminium scrap</text:p>
          </table:table-cell>
          <table:table-cell office:value="7.8" office:value-type="float"/>
        </table:table-row>
        <table:table-row>
          <table:table-cell office:value="102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Bauxit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Coal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Coal or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Construction wast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Iron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Iron or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Metal scrap</text:p>
          </table:table-cell>
          <table:table-cell office:value="6.7" office:value-type="float"/>
        </table:table-row>
        <table:table-row>
          <table:table-cell office:value="102" office:value-type="float"/>
          <table:table-cell office:value-type="string">
            <text:p>Quarried ston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Raw bauxit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Uranium ore</text:p>
          </table:table-cell>
          <table:table-cell office:value="11" office:value-type="float"/>
        </table:table-row>
        <table:table-row>
          <table:table-cell office:value="103" office:value-type="float"/>
          <table:table-cell office:value-type="string">
            <text:p>Aluminium scrap</text:p>
          </table:table-cell>
          <table:table-cell office:value="3.1" office:value-type="float"/>
        </table:table-row>
        <table:table-row>
          <table:table-cell office:value="103" office:value-type="float"/>
          <table:table-cell office:value-type="string">
            <text:p>Asphalt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Bauxit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Coal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Coal or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Construction wast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Gravel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Iron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Iron or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Metal scrap</text:p>
          </table:table-cell>
          <table:table-cell office:value="2.7" office:value-type="float"/>
        </table:table-row>
        <table:table-row>
          <table:table-cell office:value="103" office:value-type="float"/>
          <table:table-cell office:value-type="string">
            <text:p>Quarried ston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Raw bauxit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Uranium ore</text:p>
          </table:table-cell>
          <table:table-cell office:value="4.5" office:value-type="float"/>
        </table:table-row>
        <table:table-row>
          <table:table-cell office:value="104" office:value-type="float"/>
          <table:table-cell office:value-type="string">
            <text:p>Aluminium scrap</text:p>
          </table:table-cell>
          <table:table-cell office:value="4.9" office:value-type="float"/>
        </table:table-row>
        <table:table-row>
          <table:table-cell office:value="104" office:value-type="float"/>
          <table:table-cell office:value-type="string">
            <text:p>Asphalt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Bauxit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Coal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Coal or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Construction wast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Gravel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Iron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Iron or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Metal scrap</text:p>
          </table:table-cell>
          <table:table-cell office:value="4.2" office:value-type="float"/>
        </table:table-row>
        <table:table-row>
          <table:table-cell office:value="104" office:value-type="float"/>
          <table:table-cell office:value-type="string">
            <text:p>Quarried ston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Raw bauxit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Uranium ore</text:p>
          </table:table-cell>
          <table:table-cell office:value="7" office:value-type="float"/>
        </table:table-row>
        <table:table-row>
          <table:table-cell office:value="105" office:value-type="float"/>
          <table:table-cell office:value-type="string">
            <text:p>Aluminium scrap</text:p>
          </table:table-cell>
          <table:table-cell office:value="4.1" office:value-type="float"/>
        </table:table-row>
        <table:table-row>
          <table:table-cell office:value="105" office:value-type="float"/>
          <table:table-cell office:value-type="string">
            <text:p>Asphalt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Bauxit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Coal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Coal or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Construction wast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Gravel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Iron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Iron or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Metal scrap</text:p>
          </table:table-cell>
          <table:table-cell office:value="3.5" office:value-type="float"/>
        </table:table-row>
        <table:table-row>
          <table:table-cell office:value="105" office:value-type="float"/>
          <table:table-cell office:value-type="string">
            <text:p>Quarried ston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Raw bauxit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Uranium ore</text:p>
          </table:table-cell>
          <table:table-cell office:value="5.8" office:value-type="float"/>
        </table:table-row>
        <table:table-row>
          <table:table-cell office:value="106" office:value-type="float"/>
          <table:table-cell office:value-type="string">
            <text:p>Aluminium scrap</text:p>
          </table:table-cell>
          <table:table-cell office:value="7" office:value-type="float"/>
        </table:table-row>
        <table:table-row>
          <table:table-cell office:value="106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Bauxit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Coal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Coal or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Construction wast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Iron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Iron or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Metal scrap</text:p>
          </table:table-cell>
          <table:table-cell office:value="6" office:value-type="float"/>
        </table:table-row>
        <table:table-row>
          <table:table-cell office:value="106" office:value-type="float"/>
          <table:table-cell office:value-type="string">
            <text:p>Quarried ston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Raw bauxit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Uranium ore</text:p>
          </table:table-cell>
          <table:table-cell office:value="10" office:value-type="float"/>
        </table:table-row>
        <table:table-row>
          <table:table-cell office:value="107" office:value-type="float"/>
          <table:table-cell office:value-type="string">
            <text:p>Aluminium scrap</text:p>
          </table:table-cell>
          <table:table-cell office:value="6.7" office:value-type="float"/>
        </table:table-row>
        <table:table-row>
          <table:table-cell office:value="107" office:value-type="float"/>
          <table:table-cell office:value-type="string">
            <text:p>Asphalt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Bauxit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Coal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Coal or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Construction wast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Gravel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Iron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Iron or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Metal scrap</text:p>
          </table:table-cell>
          <table:table-cell office:value="5.7" office:value-type="float"/>
        </table:table-row>
        <table:table-row>
          <table:table-cell office:value="107" office:value-type="float"/>
          <table:table-cell office:value-type="string">
            <text:p>Quarried ston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Raw bauxit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Uranium ore</text:p>
          </table:table-cell>
          <table:table-cell office:value="9.5" office:value-type="float"/>
        </table:table-row>
        <table:table-row>
          <table:table-cell office:value="108" office:value-type="float"/>
          <table:table-cell office:value-type="string">
            <text:p>Aluminium scrap</text:p>
          </table:table-cell>
          <table:table-cell office:value="3.5" office:value-type="float"/>
        </table:table-row>
        <table:table-row>
          <table:table-cell office:value="108" office:value-type="float"/>
          <table:table-cell office:value-type="string">
            <text:p>Asphalt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Bauxit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Coal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Coal or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Construction wast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Gravel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Iron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Iron or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Metal scrap</text:p>
          </table:table-cell>
          <table:table-cell office:value="3" office:value-type="float"/>
        </table:table-row>
        <table:table-row>
          <table:table-cell office:value="108" office:value-type="float"/>
          <table:table-cell office:value-type="string">
            <text:p>Quarried ston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Raw bauxit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Uranium ore</text:p>
          </table:table-cell>
          <table:table-cell office:value="5" office:value-type="float"/>
        </table:table-row>
        <table:table-row>
          <table:table-cell office:value="109" office:value-type="float"/>
          <table:table-cell office:value-type="string">
            <text:p>Aluminium scrap</text:p>
          </table:table-cell>
          <table:table-cell office:value="8.4" office:value-type="float"/>
        </table:table-row>
        <table:table-row>
          <table:table-cell office:value="109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Bauxit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Coal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Coal or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Construction wast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Iron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Iron or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Metal scrap</text:p>
          </table:table-cell>
          <table:table-cell office:value="7.2" office:value-type="float"/>
        </table:table-row>
        <table:table-row>
          <table:table-cell office:value="109" office:value-type="float"/>
          <table:table-cell office:value-type="string">
            <text:p>Quarried ston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Raw bauxit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Uranium ore</text:p>
          </table:table-cell>
          <table:table-cell office:value="12" office:value-type="float"/>
        </table:table-row>
        <table:table-row>
          <table:table-cell office:value="114" office:value-type="float"/>
          <table:table-cell office:value-type="string">
            <text:p>Aluminium</text:p>
          </table:table-cell>
          <table:table-cell office:value="16" office:value-type="float"/>
        </table:table-row>
        <table:table-row>
          <table:table-cell office:value="123" office:value-type="float"/>
          <table:table-cell office:value-type="string">
            <text:p>Alcohol</text:p>
          </table:table-cell>
          <table:table-cell office:value="0.88" office:value-type="float"/>
        </table:table-row>
        <table:table-row>
          <table:table-cell office:value="123" office:value-type="float"/>
          <table:table-cell office:value-type="string">
            <text:p>Aluminium</text:p>
          </table:table-cell>
          <table:table-cell office:value="1.8" office:value-type="float"/>
        </table:table-row>
        <table:table-row>
          <table:table-cell office:value="123" office:value-type="float"/>
          <table:table-cell office:value-type="string">
            <text:p>Aluminium oxide</text:p>
          </table:table-cell>
          <table:table-cell office:value="0.79" office:value-type="float"/>
        </table:table-row>
        <table:table-row>
          <table:table-cell office:value="123" office:value-type="float"/>
          <table:table-cell office:value-type="string">
            <text:p>Boards</text:p>
          </table:table-cell>
          <table:table-cell office:value="1.8" office:value-type="float"/>
        </table:table-row>
        <table:table-row>
          <table:table-cell office:value="123" office:value-type="float"/>
          <table:table-cell office:value-type="string">
            <text:p>Bricks</text:p>
          </table:table-cell>
          <table:table-cell office:value="1.4" office:value-type="float"/>
        </table:table-row>
        <table:table-row>
          <table:table-cell office:value="123" office:value-type="float"/>
          <table:table-cell office:value-type="string">
            <text:p>Cement</text:p>
          </table:table-cell>
          <table:table-cell office:value="0.79" office:value-type="float"/>
        </table:table-row>
        <table:table-row>
          <table:table-cell office:value="123" office:value-type="float"/>
          <table:table-cell office:value-type="string">
            <text:p>Chemicals</text:p>
          </table:table-cell>
          <table:table-cell office:value="0.53" office:value-type="float"/>
        </table:table-row>
        <table:table-row>
          <table:table-cell office:value="123" office:value-type="float"/>
          <table:table-cell office:value-type="string">
            <text:p>Clothes</text:p>
          </table:table-cell>
          <table:table-cell office:value="0.88" office:value-type="float"/>
        </table:table-row>
        <table:table-row>
          <table:table-cell office:value="123" office:value-type="float"/>
          <table:table-cell office:value-type="string">
            <text:p>Crops</text:p>
          </table:table-cell>
          <table:table-cell office:value="1.4" office:value-type="float"/>
        </table:table-row>
        <table:table-row>
          <table:table-cell office:value="123" office:value-type="float"/>
          <table:table-cell office:value-type="string">
            <text:p>Electro components</text:p>
          </table:table-cell>
          <table:table-cell office:value="0.61" office:value-type="float"/>
        </table:table-row>
        <table:table-row>
          <table:table-cell office:value="123" office:value-type="float"/>
          <table:table-cell office:value-type="string">
            <text:p>Electronics</text:p>
          </table:table-cell>
          <table:table-cell office:value="0.61" office:value-type="float"/>
        </table:table-row>
        <table:table-row>
          <table:table-cell office:value="123" office:value-type="float"/>
          <table:table-cell office:value-type="string">
            <text:p>Explosives</text:p>
          </table:table-cell>
          <table:table-cell office:value="0.7" office:value-type="float"/>
        </table:table-row>
        <table:table-row>
          <table:table-cell office:value="123" office:value-type="float"/>
          <table:table-cell office:value-type="string">
            <text:p>Fabric</text:p>
          </table:table-cell>
          <table:table-cell office:value="1.2" office:value-type="float"/>
        </table:table-row>
        <table:table-row>
          <table:table-cell office:value="123" office:value-type="float"/>
          <table:table-cell office:value-type="string">
            <text:p>Food</text:p>
          </table:table-cell>
          <table:table-cell office:value="0.88" office:value-type="float"/>
        </table:table-row>
        <table:table-row>
          <table:table-cell office:value="123" office:value-type="float"/>
          <table:table-cell office:value-type="string">
            <text:p>Livestock</text:p>
          </table:table-cell>
          <table:table-cell office:value="0.61" office:value-type="float"/>
        </table:table-row>
        <table:table-row>
          <table:table-cell office:value="123" office:value-type="float"/>
          <table:table-cell office:value-type="string">
            <text:p>Meat</text:p>
          </table:table-cell>
          <table:table-cell office:value="0.44" office:value-type="float"/>
        </table:table-row>
        <table:table-row>
          <table:table-cell office:value="123" office:value-type="float"/>
          <table:table-cell office:value-type="string">
            <text:p>Mechanical components</text:p>
          </table:table-cell>
          <table:table-cell office:value="0.88" office:value-type="float"/>
        </table:table-row>
        <table:table-row>
          <table:table-cell office:value="123" office:value-type="float"/>
          <table:table-cell office:value-type="string">
            <text:p>Plastics</text:p>
          </table:table-cell>
          <table:table-cell office:value="0.44" office:value-type="float"/>
        </table:table-row>
        <table:table-row>
          <table:table-cell office:value="123" office:value-type="float"/>
          <table:table-cell office:value-type="string">
            <text:p>Prefab panels</text:p>
          </table:table-cell>
          <table:table-cell office:value="1.6" office:value-type="float"/>
        </table:table-row>
        <table:table-row>
          <table:table-cell office:value="123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123" office:value-type="float"/>
          <table:table-cell office:value-type="string">
            <text:p>Uranium oxide</text:p>
          </table:table-cell>
          <table:table-cell office:value="0.88" office:value-type="float"/>
        </table:table-row>
        <table:table-row>
          <table:table-cell office:value="123" office:value-type="float"/>
          <table:table-cell office:value-type="string">
            <text:p>Wood</text:p>
          </table:table-cell>
          <table:table-cell office:value="1.8" office:value-type="float"/>
        </table:table-row>
        <table:table-row>
          <table:table-cell office:value="127" office:value-type="float"/>
          <table:table-cell office:value-type="string">
            <text:p>Bitumen</text:p>
          </table:table-cell>
          <table:table-cell office:value="4" office:value-type="float"/>
        </table:table-row>
        <table:table-row>
          <table:table-cell office:value="127" office:value-type="float"/>
          <table:table-cell office:value-type="string">
            <text:p>Fuel</text:p>
          </table:table-cell>
          <table:table-cell office:value="4" office:value-type="float"/>
        </table:table-row>
        <table:table-row>
          <table:table-cell office:value="127" office:value-type="float"/>
          <table:table-cell office:value-type="string">
            <text:p>Liquid fertiliser</text:p>
          </table:table-cell>
          <table:table-cell office:value="4" office:value-type="float"/>
        </table:table-row>
        <table:table-row>
          <table:table-cell office:value="127" office:value-type="float"/>
          <table:table-cell office:value-type="string">
            <text:p>Oil</text:p>
          </table:table-cell>
          <table:table-cell office:value="4" office:value-type="float"/>
        </table:table-row>
        <table:table-row>
          <table:table-cell office:value="128" office:value-type="float"/>
          <table:table-cell office:value-type="string">
            <text:p>Bitumen</text:p>
          </table:table-cell>
          <table:table-cell office:value="9" office:value-type="float"/>
        </table:table-row>
        <table:table-row>
          <table:table-cell office:value="128" office:value-type="float"/>
          <table:table-cell office:value-type="string">
            <text:p>Fuel</text:p>
          </table:table-cell>
          <table:table-cell office:value="9" office:value-type="float"/>
        </table:table-row>
        <table:table-row>
          <table:table-cell office:value="128" office:value-type="float"/>
          <table:table-cell office:value-type="string">
            <text:p>Liquid fertiliser</text:p>
          </table:table-cell>
          <table:table-cell office:value="9" office:value-type="float"/>
        </table:table-row>
        <table:table-row>
          <table:table-cell office:value="128" office:value-type="float"/>
          <table:table-cell office:value-type="string">
            <text:p>Oil</text:p>
          </table:table-cell>
          <table:table-cell office:value="9" office:value-type="float"/>
        </table:table-row>
        <table:table-row>
          <table:table-cell office:value="129" office:value-type="float"/>
          <table:table-cell office:value-type="string">
            <text:p>Bitumen</text:p>
          </table:table-cell>
          <table:table-cell office:value="9" office:value-type="float"/>
        </table:table-row>
        <table:table-row>
          <table:table-cell office:value="129" office:value-type="float"/>
          <table:table-cell office:value-type="string">
            <text:p>Fuel</text:p>
          </table:table-cell>
          <table:table-cell office:value="9" office:value-type="float"/>
        </table:table-row>
        <table:table-row>
          <table:table-cell office:value="129" office:value-type="float"/>
          <table:table-cell office:value-type="string">
            <text:p>Liquid fertiliser</text:p>
          </table:table-cell>
          <table:table-cell office:value="9" office:value-type="float"/>
        </table:table-row>
        <table:table-row>
          <table:table-cell office:value="129" office:value-type="float"/>
          <table:table-cell office:value-type="string">
            <text:p>Oil</text:p>
          </table:table-cell>
          <table:table-cell office:value="9" office:value-type="float"/>
        </table:table-row>
        <table:table-row>
          <table:table-cell office:value="130" office:value-type="float"/>
          <table:table-cell office:value-type="string">
            <text:p>Bitumen</text:p>
          </table:table-cell>
          <table:table-cell office:value="13" office:value-type="float"/>
        </table:table-row>
        <table:table-row>
          <table:table-cell office:value="130" office:value-type="float"/>
          <table:table-cell office:value-type="string">
            <text:p>Fuel</text:p>
          </table:table-cell>
          <table:table-cell office:value="13" office:value-type="float"/>
        </table:table-row>
        <table:table-row>
          <table:table-cell office:value="130" office:value-type="float"/>
          <table:table-cell office:value-type="string">
            <text:p>Liquid fertiliser</text:p>
          </table:table-cell>
          <table:table-cell office:value="13" office:value-type="float"/>
        </table:table-row>
        <table:table-row>
          <table:table-cell office:value="130" office:value-type="float"/>
          <table:table-cell office:value-type="string">
            <text:p>Oil</text:p>
          </table:table-cell>
          <table:table-cell office:value="13" office:value-type="float"/>
        </table:table-row>
        <table:table-row>
          <table:table-cell office:value="131" office:value-type="float"/>
          <table:table-cell office:value-type="string">
            <text:p>Bitumen</text:p>
          </table:table-cell>
          <table:table-cell office:value="8.7" office:value-type="float"/>
        </table:table-row>
        <table:table-row>
          <table:table-cell office:value="131" office:value-type="float"/>
          <table:table-cell office:value-type="string">
            <text:p>Fuel</text:p>
          </table:table-cell>
          <table:table-cell office:value="8.7" office:value-type="float"/>
        </table:table-row>
        <table:table-row>
          <table:table-cell office:value="131" office:value-type="float"/>
          <table:table-cell office:value-type="string">
            <text:p>Liquid fertiliser</text:p>
          </table:table-cell>
          <table:table-cell office:value="8.7" office:value-type="float"/>
        </table:table-row>
        <table:table-row>
          <table:table-cell office:value="131" office:value-type="float"/>
          <table:table-cell office:value-type="string">
            <text:p>Oil</text:p>
          </table:table-cell>
          <table:table-cell office:value="8.7" office:value-type="float"/>
        </table:table-row>
        <table:table-row>
          <table:table-cell office:value="132" office:value-type="float"/>
          <table:table-cell office:value-type="string">
            <text:p>Bitumen</text:p>
          </table:table-cell>
          <table:table-cell office:value="5" office:value-type="float"/>
        </table:table-row>
        <table:table-row>
          <table:table-cell office:value="132" office:value-type="float"/>
          <table:table-cell office:value-type="string">
            <text:p>Fuel</text:p>
          </table:table-cell>
          <table:table-cell office:value="5" office:value-type="float"/>
        </table:table-row>
        <table:table-row>
          <table:table-cell office:value="132" office:value-type="float"/>
          <table:table-cell office:value-type="string">
            <text:p>Liquid fertiliser</text:p>
          </table:table-cell>
          <table:table-cell office:value="5" office:value-type="float"/>
        </table:table-row>
        <table:table-row>
          <table:table-cell office:value="132" office:value-type="float"/>
          <table:table-cell office:value-type="string">
            <text:p>Oil</text:p>
          </table:table-cell>
          <table:table-cell office:value="5" office:value-type="float"/>
        </table:table-row>
        <table:table-row>
          <table:table-cell office:value="133" office:value-type="float"/>
          <table:table-cell office:value-type="string">
            <text:p>Bitumen</text:p>
          </table:table-cell>
          <table:table-cell office:value="11" office:value-type="float"/>
        </table:table-row>
        <table:table-row>
          <table:table-cell office:value="133" office:value-type="float"/>
          <table:table-cell office:value-type="string">
            <text:p>Fuel</text:p>
          </table:table-cell>
          <table:table-cell office:value="11" office:value-type="float"/>
        </table:table-row>
        <table:table-row>
          <table:table-cell office:value="133" office:value-type="float"/>
          <table:table-cell office:value-type="string">
            <text:p>Liquid fertiliser</text:p>
          </table:table-cell>
          <table:table-cell office:value="11" office:value-type="float"/>
        </table:table-row>
        <table:table-row>
          <table:table-cell office:value="133" office:value-type="float"/>
          <table:table-cell office:value-type="string">
            <text:p>Oil</text:p>
          </table:table-cell>
          <table:table-cell office:value="11" office:value-type="float"/>
        </table:table-row>
        <table:table-row>
          <table:table-cell office:value="134" office:value-type="float"/>
          <table:table-cell office:value-type="string">
            <text:p>Bitumen</text:p>
          </table:table-cell>
          <table:table-cell office:value="16" office:value-type="float"/>
        </table:table-row>
        <table:table-row>
          <table:table-cell office:value="134" office:value-type="float"/>
          <table:table-cell office:value-type="string">
            <text:p>Fuel</text:p>
          </table:table-cell>
          <table:table-cell office:value="16" office:value-type="float"/>
        </table:table-row>
        <table:table-row>
          <table:table-cell office:value="134" office:value-type="float"/>
          <table:table-cell office:value-type="string">
            <text:p>Liquid fertiliser</text:p>
          </table:table-cell>
          <table:table-cell office:value="16" office:value-type="float"/>
        </table:table-row>
        <table:table-row>
          <table:table-cell office:value="134" office:value-type="float"/>
          <table:table-cell office:value-type="string">
            <text:p>Oil</text:p>
          </table:table-cell>
          <table:table-cell office:value="16" office:value-type="float"/>
        </table:table-row>
        <table:table-row>
          <table:table-cell office:value="135" office:value-type="float"/>
          <table:table-cell office:value-type="string">
            <text:p>Bitumen</text:p>
          </table:table-cell>
          <table:table-cell office:value="7" office:value-type="float"/>
        </table:table-row>
        <table:table-row>
          <table:table-cell office:value="135" office:value-type="float"/>
          <table:table-cell office:value-type="string">
            <text:p>Fuel</text:p>
          </table:table-cell>
          <table:table-cell office:value="7" office:value-type="float"/>
        </table:table-row>
        <table:table-row>
          <table:table-cell office:value="135" office:value-type="float"/>
          <table:table-cell office:value-type="string">
            <text:p>Liquid fertiliser</text:p>
          </table:table-cell>
          <table:table-cell office:value="7" office:value-type="float"/>
        </table:table-row>
        <table:table-row>
          <table:table-cell office:value="135" office:value-type="float"/>
          <table:table-cell office:value-type="string">
            <text:p>Oil</text:p>
          </table:table-cell>
          <table:table-cell office:value="7" office:value-type="float"/>
        </table:table-row>
        <table:table-row>
          <table:table-cell office:value="136" office:value-type="float"/>
          <table:table-cell office:value-type="string">
            <text:p>Bitumen</text:p>
          </table:table-cell>
          <table:table-cell office:value="15" office:value-type="float"/>
        </table:table-row>
        <table:table-row>
          <table:table-cell office:value="136" office:value-type="float"/>
          <table:table-cell office:value-type="string">
            <text:p>Fuel</text:p>
          </table:table-cell>
          <table:table-cell office:value="15" office:value-type="float"/>
        </table:table-row>
        <table:table-row>
          <table:table-cell office:value="136" office:value-type="float"/>
          <table:table-cell office:value-type="string">
            <text:p>Liquid fertiliser</text:p>
          </table:table-cell>
          <table:table-cell office:value="15" office:value-type="float"/>
        </table:table-row>
        <table:table-row>
          <table:table-cell office:value="136" office:value-type="float"/>
          <table:table-cell office:value-type="string">
            <text:p>Oil</text:p>
          </table:table-cell>
          <table:table-cell office:value="15" office:value-type="float"/>
        </table:table-row>
        <table:table-row>
          <table:table-cell office:value="137" office:value-type="float"/>
          <table:table-cell office:value-type="string">
            <text:p>Bitumen</text:p>
          </table:table-cell>
          <table:table-cell office:value="3.8" office:value-type="float"/>
        </table:table-row>
        <table:table-row>
          <table:table-cell office:value="137" office:value-type="float"/>
          <table:table-cell office:value-type="string">
            <text:p>Fuel</text:p>
          </table:table-cell>
          <table:table-cell office:value="3.8" office:value-type="float"/>
        </table:table-row>
        <table:table-row>
          <table:table-cell office:value="137" office:value-type="float"/>
          <table:table-cell office:value-type="string">
            <text:p>Liquid fertiliser</text:p>
          </table:table-cell>
          <table:table-cell office:value="3.8" office:value-type="float"/>
        </table:table-row>
        <table:table-row>
          <table:table-cell office:value="137" office:value-type="float"/>
          <table:table-cell office:value-type="string">
            <text:p>Oil</text:p>
          </table:table-cell>
          <table:table-cell office:value="3.8" office:value-type="float"/>
        </table:table-row>
        <table:table-row>
          <table:table-cell office:value="138" office:value-type="float"/>
          <table:table-cell office:value-type="string">
            <text:p>Bitumen</text:p>
          </table:table-cell>
          <table:table-cell office:value="11" office:value-type="float"/>
        </table:table-row>
        <table:table-row>
          <table:table-cell office:value="138" office:value-type="float"/>
          <table:table-cell office:value-type="string">
            <text:p>Fuel</text:p>
          </table:table-cell>
          <table:table-cell office:value="11" office:value-type="float"/>
        </table:table-row>
        <table:table-row>
          <table:table-cell office:value="138" office:value-type="float"/>
          <table:table-cell office:value-type="string">
            <text:p>Liquid fertiliser</text:p>
          </table:table-cell>
          <table:table-cell office:value="11" office:value-type="float"/>
        </table:table-row>
        <table:table-row>
          <table:table-cell office:value="138" office:value-type="float"/>
          <table:table-cell office:value-type="string">
            <text:p>Oil</text:p>
          </table:table-cell>
          <table:table-cell office:value="11" office:value-type="float"/>
        </table:table-row>
        <table:table-row>
          <table:table-cell office:value="139" office:value-type="float"/>
          <table:table-cell office:value-type="string">
            <text:p>Bitumen</text:p>
          </table:table-cell>
          <table:table-cell office:value="8" office:value-type="float"/>
        </table:table-row>
        <table:table-row>
          <table:table-cell office:value="139" office:value-type="float"/>
          <table:table-cell office:value-type="string">
            <text:p>Fuel</text:p>
          </table:table-cell>
          <table:table-cell office:value="8" office:value-type="float"/>
        </table:table-row>
        <table:table-row>
          <table:table-cell office:value="139" office:value-type="float"/>
          <table:table-cell office:value-type="string">
            <text:p>Liquid fertiliser</text:p>
          </table:table-cell>
          <table:table-cell office:value="8" office:value-type="float"/>
        </table:table-row>
        <table:table-row>
          <table:table-cell office:value="139" office:value-type="float"/>
          <table:table-cell office:value-type="string">
            <text:p>Oil</text:p>
          </table:table-cell>
          <table:table-cell office:value="8" office:value-type="float"/>
        </table:table-row>
        <table:table-row>
          <table:table-cell office:value="140" office:value-type="float"/>
          <table:table-cell office:value-type="string">
            <text:p>Bitumen</text:p>
          </table:table-cell>
          <table:table-cell office:value="5" office:value-type="float"/>
        </table:table-row>
        <table:table-row>
          <table:table-cell office:value="140" office:value-type="float"/>
          <table:table-cell office:value-type="string">
            <text:p>Fuel</text:p>
          </table:table-cell>
          <table:table-cell office:value="5" office:value-type="float"/>
        </table:table-row>
        <table:table-row>
          <table:table-cell office:value="140" office:value-type="float"/>
          <table:table-cell office:value-type="string">
            <text:p>Liquid fertiliser</text:p>
          </table:table-cell>
          <table:table-cell office:value="5" office:value-type="float"/>
        </table:table-row>
        <table:table-row>
          <table:table-cell office:value="140" office:value-type="float"/>
          <table:table-cell office:value-type="string">
            <text:p>Oil</text:p>
          </table:table-cell>
          <table:table-cell office:value="5" office:value-type="float"/>
        </table:table-row>
        <table:table-row>
          <table:table-cell office:value="141" office:value-type="float"/>
          <table:table-cell office:value-type="string">
            <text:p>Bitumen</text:p>
          </table:table-cell>
          <table:table-cell office:value="3.5" office:value-type="float"/>
        </table:table-row>
        <table:table-row>
          <table:table-cell office:value="141" office:value-type="float"/>
          <table:table-cell office:value-type="string">
            <text:p>Fuel</text:p>
          </table:table-cell>
          <table:table-cell office:value="3.5" office:value-type="float"/>
        </table:table-row>
        <table:table-row>
          <table:table-cell office:value="141" office:value-type="float"/>
          <table:table-cell office:value-type="string">
            <text:p>Liquid fertiliser</text:p>
          </table:table-cell>
          <table:table-cell office:value="3.5" office:value-type="float"/>
        </table:table-row>
        <table:table-row>
          <table:table-cell office:value="141" office:value-type="float"/>
          <table:table-cell office:value-type="string">
            <text:p>Oil</text:p>
          </table:table-cell>
          <table:table-cell office:value="3.5" office:value-type="float"/>
        </table:table-row>
        <table:table-row>
          <table:table-cell office:value="142" office:value-type="float"/>
          <table:table-cell office:value-type="string">
            <text:p>Bitumen</text:p>
          </table:table-cell>
          <table:table-cell office:value="7" office:value-type="float"/>
        </table:table-row>
        <table:table-row>
          <table:table-cell office:value="142" office:value-type="float"/>
          <table:table-cell office:value-type="string">
            <text:p>Fuel</text:p>
          </table:table-cell>
          <table:table-cell office:value="7" office:value-type="float"/>
        </table:table-row>
        <table:table-row>
          <table:table-cell office:value="142" office:value-type="float"/>
          <table:table-cell office:value-type="string">
            <text:p>Liquid fertiliser</text:p>
          </table:table-cell>
          <table:table-cell office:value="7" office:value-type="float"/>
        </table:table-row>
        <table:table-row>
          <table:table-cell office:value="142" office:value-type="float"/>
          <table:table-cell office:value-type="string">
            <text:p>Oil</text:p>
          </table:table-cell>
          <table:table-cell office:value="7" office:value-type="float"/>
        </table:table-row>
        <table:table-row>
          <table:table-cell office:value="143" office:value-type="float"/>
          <table:table-cell office:value-type="string">
            <text:p>Bitumen</text:p>
          </table:table-cell>
          <table:table-cell office:value="10" office:value-type="float"/>
        </table:table-row>
        <table:table-row>
          <table:table-cell office:value="143" office:value-type="float"/>
          <table:table-cell office:value-type="string">
            <text:p>Fuel</text:p>
          </table:table-cell>
          <table:table-cell office:value="10" office:value-type="float"/>
        </table:table-row>
        <table:table-row>
          <table:table-cell office:value="143" office:value-type="float"/>
          <table:table-cell office:value-type="string">
            <text:p>Liquid fertiliser</text:p>
          </table:table-cell>
          <table:table-cell office:value="10" office:value-type="float"/>
        </table:table-row>
        <table:table-row>
          <table:table-cell office:value="143" office:value-type="float"/>
          <table:table-cell office:value-type="string">
            <text:p>Oil</text:p>
          </table:table-cell>
          <table:table-cell office:value="10" office:value-type="float"/>
        </table:table-row>
        <table:table-row>
          <table:table-cell office:value="144" office:value-type="float"/>
          <table:table-cell office:value-type="string">
            <text:p>Bitumen</text:p>
          </table:table-cell>
          <table:table-cell office:value="3.6" office:value-type="float"/>
        </table:table-row>
        <table:table-row>
          <table:table-cell office:value="144" office:value-type="float"/>
          <table:table-cell office:value-type="string">
            <text:p>Fuel</text:p>
          </table:table-cell>
          <table:table-cell office:value="3.6" office:value-type="float"/>
        </table:table-row>
        <table:table-row>
          <table:table-cell office:value="144" office:value-type="float"/>
          <table:table-cell office:value-type="string">
            <text:p>Liquid fertiliser</text:p>
          </table:table-cell>
          <table:table-cell office:value="3.6" office:value-type="float"/>
        </table:table-row>
        <table:table-row>
          <table:table-cell office:value="144" office:value-type="float"/>
          <table:table-cell office:value-type="string">
            <text:p>Oil</text:p>
          </table:table-cell>
          <table:table-cell office:value="3.6" office:value-type="float"/>
        </table:table-row>
        <table:table-row>
          <table:table-cell office:value="145" office:value-type="float"/>
          <table:table-cell office:value-type="string">
            <text:p>Bitumen</text:p>
          </table:table-cell>
          <table:table-cell office:value="11" office:value-type="float"/>
        </table:table-row>
        <table:table-row>
          <table:table-cell office:value="145" office:value-type="float"/>
          <table:table-cell office:value-type="string">
            <text:p>Fuel</text:p>
          </table:table-cell>
          <table:table-cell office:value="11" office:value-type="float"/>
        </table:table-row>
        <table:table-row>
          <table:table-cell office:value="145" office:value-type="float"/>
          <table:table-cell office:value-type="string">
            <text:p>Liquid fertiliser</text:p>
          </table:table-cell>
          <table:table-cell office:value="11" office:value-type="float"/>
        </table:table-row>
        <table:table-row>
          <table:table-cell office:value="145" office:value-type="float"/>
          <table:table-cell office:value-type="string">
            <text:p>Oil</text:p>
          </table:table-cell>
          <table:table-cell office:value="11" office:value-type="float"/>
        </table:table-row>
        <table:table-row>
          <table:table-cell office:value="146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146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146" office:value-type="float"/>
          <table:table-cell office:value-type="string">
            <text:p>Bricks</text:p>
          </table:table-cell>
          <table:table-cell office:value="9.2" office:value-type="float"/>
        </table:table-row>
        <table:table-row>
          <table:table-cell office:value="146" office:value-type="float"/>
          <table:table-cell office:value-type="string">
            <text:p>Plastic waste</text:p>
          </table:table-cell>
          <table:table-cell office:value="9.2" office:value-type="float"/>
        </table:table-row>
        <table:table-row>
          <table:table-cell office:value="146" office:value-type="float"/>
          <table:table-cell office:value-type="string">
            <text:p>Prefab panels</text:p>
          </table:table-cell>
          <table:table-cell office:value="10" office:value-type="float"/>
        </table:table-row>
        <table:table-row>
          <table:table-cell office:value="146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146" office:value-type="float"/>
          <table:table-cell office:value-type="string">
            <text:p>Uranium oxide</text:p>
          </table:table-cell>
          <table:table-cell office:value="6.9" office:value-type="float"/>
        </table:table-row>
        <table:table-row>
          <table:table-cell office:value="146" office:value-type="float"/>
          <table:table-cell office:value-type="string">
            <text:p>Vehicles</text:p>
          </table:table-cell>
          <table:table-cell office:value="11.5" office:value-type="float"/>
        </table:table-row>
        <table:table-row>
          <table:table-cell office:value="146" office:value-type="float"/>
          <table:table-cell office:value-type="string">
            <text:p>Wood</text:p>
          </table:table-cell>
          <table:table-cell office:value="11" office:value-type="float"/>
        </table:table-row>
        <table:table-row>
          <table:table-cell office:value="147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147" office:value-type="float"/>
          <table:table-cell office:value-type="string">
            <text:p>Burnable waste</text:p>
          </table:table-cell>
          <table:table-cell office:value="13" office:value-type="float"/>
        </table:table-row>
        <table:table-row>
          <table:table-cell office:value="148" office:value-type="float"/>
          <table:table-cell office:value-type="string">
            <text:p>Aluminium</text:p>
          </table:table-cell>
          <table:table-cell office:value="3.7" office:value-type="float"/>
        </table:table-row>
        <table:table-row>
          <table:table-cell office:value="148" office:value-type="float"/>
          <table:table-cell office:value-type="string">
            <text:p>Boards</text:p>
          </table:table-cell>
          <table:table-cell office:value="3.7" office:value-type="float"/>
        </table:table-row>
        <table:table-row>
          <table:table-cell office:value="148" office:value-type="float"/>
          <table:table-cell office:value-type="string">
            <text:p>Bricks</text:p>
          </table:table-cell>
          <table:table-cell office:value="3" office:value-type="float"/>
        </table:table-row>
        <table:table-row>
          <table:table-cell office:value="148" office:value-type="float"/>
          <table:table-cell office:value-type="string">
            <text:p>Plastic waste</text:p>
          </table:table-cell>
          <table:table-cell office:value="3" office:value-type="float"/>
        </table:table-row>
        <table:table-row>
          <table:table-cell office:value="148" office:value-type="float"/>
          <table:table-cell office:value-type="string">
            <text:p>Prefab panels</text:p>
          </table:table-cell>
          <table:table-cell office:value="3.3" office:value-type="float"/>
        </table:table-row>
        <table:table-row>
          <table:table-cell office:value="148" office:value-type="float"/>
          <table:table-cell office:value-type="string">
            <text:p>Steel</text:p>
          </table:table-cell>
          <table:table-cell office:value="3.7" office:value-type="float"/>
        </table:table-row>
        <table:table-row>
          <table:table-cell office:value="148" office:value-type="float"/>
          <table:table-cell office:value-type="string">
            <text:p>Uranium oxide</text:p>
          </table:table-cell>
          <table:table-cell office:value="2.2" office:value-type="float"/>
        </table:table-row>
        <table:table-row>
          <table:table-cell office:value="148" office:value-type="float"/>
          <table:table-cell office:value-type="string">
            <text:p>Wood</text:p>
          </table:table-cell>
          <table:table-cell office:value="3.7" office:value-type="float"/>
        </table:table-row>
        <table:table-row>
          <table:table-cell office:value="149" office:value-type="float"/>
          <table:table-cell office:value-type="string">
            <text:p>Aluminium</text:p>
          </table:table-cell>
          <table:table-cell office:value="4" office:value-type="float"/>
        </table:table-row>
        <table:table-row>
          <table:table-cell office:value="149" office:value-type="float"/>
          <table:table-cell office:value-type="string">
            <text:p>Boards</text:p>
          </table:table-cell>
          <table:table-cell office:value="4" office:value-type="float"/>
        </table:table-row>
        <table:table-row>
          <table:table-cell office:value="149" office:value-type="float"/>
          <table:table-cell office:value-type="string">
            <text:p>Bricks</text:p>
          </table:table-cell>
          <table:table-cell office:value="3.2" office:value-type="float"/>
        </table:table-row>
        <table:table-row>
          <table:table-cell office:value="149" office:value-type="float"/>
          <table:table-cell office:value-type="string">
            <text:p>Plastic waste</text:p>
          </table:table-cell>
          <table:table-cell office:value="3.2" office:value-type="float"/>
        </table:table-row>
        <table:table-row>
          <table:table-cell office:value="149" office:value-type="float"/>
          <table:table-cell office:value-type="string">
            <text:p>Prefab panels</text:p>
          </table:table-cell>
          <table:table-cell office:value="3.6" office:value-type="float"/>
        </table:table-row>
        <table:table-row>
          <table:table-cell office:value="149" office:value-type="float"/>
          <table:table-cell office:value-type="string">
            <text:p>Steel</text:p>
          </table:table-cell>
          <table:table-cell office:value="4" office:value-type="float"/>
        </table:table-row>
        <table:table-row>
          <table:table-cell office:value="149" office:value-type="float"/>
          <table:table-cell office:value-type="string">
            <text:p>Uranium oxide</text:p>
          </table:table-cell>
          <table:table-cell office:value="2.4" office:value-type="float"/>
        </table:table-row>
        <table:table-row>
          <table:table-cell office:value="149" office:value-type="float"/>
          <table:table-cell office:value-type="string">
            <text:p>Vehicles</text:p>
          </table:table-cell>
          <table:table-cell office:value="4" office:value-type="float"/>
        </table:table-row>
        <table:table-row>
          <table:table-cell office:value="149" office:value-type="float"/>
          <table:table-cell office:value-type="string">
            <text:p>Wood</text:p>
          </table:table-cell>
          <table:table-cell office:value="4" office:value-type="float"/>
        </table:table-row>
        <table:table-row>
          <table:table-cell office:value="150" office:value-type="float"/>
          <table:table-cell office:value-type="string">
            <text:p>Aluminium</text:p>
          </table:table-cell>
          <table:table-cell office:value="9.6" office:value-type="float"/>
        </table:table-row>
        <table:table-row>
          <table:table-cell office:value="150" office:value-type="float"/>
          <table:table-cell office:value-type="string">
            <text:p>Boards</text:p>
          </table:table-cell>
          <table:table-cell office:value="9.6" office:value-type="float"/>
        </table:table-row>
        <table:table-row>
          <table:table-cell office:value="150" office:value-type="float"/>
          <table:table-cell office:value-type="string">
            <text:p>Bricks</text:p>
          </table:table-cell>
          <table:table-cell office:value="7.7" office:value-type="float"/>
        </table:table-row>
        <table:table-row>
          <table:table-cell office:value="150" office:value-type="float"/>
          <table:table-cell office:value-type="string">
            <text:p>Plastic waste</text:p>
          </table:table-cell>
          <table:table-cell office:value="7.7" office:value-type="float"/>
        </table:table-row>
        <table:table-row>
          <table:table-cell office:value="150" office:value-type="float"/>
          <table:table-cell office:value-type="string">
            <text:p>Prefab panels</text:p>
          </table:table-cell>
          <table:table-cell office:value="8.6" office:value-type="float"/>
        </table:table-row>
        <table:table-row>
          <table:table-cell office:value="150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150" office:value-type="float"/>
          <table:table-cell office:value-type="string">
            <text:p>Uranium oxide</text:p>
          </table:table-cell>
          <table:table-cell office:value="5.8" office:value-type="float"/>
        </table:table-row>
        <table:table-row>
          <table:table-cell office:value="150" office:value-type="float"/>
          <table:table-cell office:value-type="string">
            <text:p>Vehicles</text:p>
          </table:table-cell>
          <table:table-cell office:value="9.6" office:value-type="float"/>
        </table:table-row>
        <table:table-row>
          <table:table-cell office:value="150" office:value-type="float"/>
          <table:table-cell office:value-type="string">
            <text:p>Wood</text:p>
          </table:table-cell>
          <table:table-cell office:value="9.6" office:value-type="float"/>
        </table:table-row>
        <table:table-row>
          <table:table-cell office:value="151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151" office:value-type="float"/>
          <table:table-cell office:value-type="string">
            <text:p>Burnable waste</text:p>
          </table:table-cell>
          <table:table-cell office:value="14" office:value-type="float"/>
        </table:table-row>
        <table:table-row>
          <table:table-cell office:value="152" office:value-type="float"/>
          <table:table-cell office:value-type="string">
            <text:p>Aluminium</text:p>
          </table:table-cell>
          <table:table-cell office:value="1.1" office:value-type="float"/>
        </table:table-row>
        <table:table-row>
          <table:table-cell office:value="152" office:value-type="float"/>
          <table:table-cell office:value-type="string">
            <text:p>Boards</text:p>
          </table:table-cell>
          <table:table-cell office:value="1.1" office:value-type="float"/>
        </table:table-row>
        <table:table-row>
          <table:table-cell office:value="152" office:value-type="float"/>
          <table:table-cell office:value-type="string">
            <text:p>Bricks</text:p>
          </table:table-cell>
          <table:table-cell office:value="0.88" office:value-type="float"/>
        </table:table-row>
        <table:table-row>
          <table:table-cell office:value="152" office:value-type="float"/>
          <table:table-cell office:value-type="string">
            <text:p>Plastic waste</text:p>
          </table:table-cell>
          <table:table-cell office:value="0.88" office:value-type="float"/>
        </table:table-row>
        <table:table-row>
          <table:table-cell office:value="152" office:value-type="float"/>
          <table:table-cell office:value-type="string">
            <text:p>Prefab panels</text:p>
          </table:table-cell>
          <table:table-cell office:value="0.99" office:value-type="float"/>
        </table:table-row>
        <table:table-row>
          <table:table-cell office:value="152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152" office:value-type="float"/>
          <table:table-cell office:value-type="string">
            <text:p>Uranium oxide</text:p>
          </table:table-cell>
          <table:table-cell office:value="0.66" office:value-type="float"/>
        </table:table-row>
        <table:table-row>
          <table:table-cell office:value="152" office:value-type="float"/>
          <table:table-cell office:value-type="string">
            <text:p>Wood</text:p>
          </table:table-cell>
          <table:table-cell office:value="1.1" office:value-type="float"/>
        </table:table-row>
        <table:table-row>
          <table:table-cell office:value="153" office:value-type="float"/>
          <table:table-cell office:value-type="string">
            <text:p>Aluminium</text:p>
          </table:table-cell>
          <table:table-cell office:value="5" office:value-type="float"/>
        </table:table-row>
        <table:table-row>
          <table:table-cell office:value="153" office:value-type="float"/>
          <table:table-cell office:value-type="string">
            <text:p>Boards</text:p>
          </table:table-cell>
          <table:table-cell office:value="5" office:value-type="float"/>
        </table:table-row>
        <table:table-row>
          <table:table-cell office:value="153" office:value-type="float"/>
          <table:table-cell office:value-type="string">
            <text:p>Bricks</text:p>
          </table:table-cell>
          <table:table-cell office:value="4" office:value-type="float"/>
        </table:table-row>
        <table:table-row>
          <table:table-cell office:value="153" office:value-type="float"/>
          <table:table-cell office:value-type="string">
            <text:p>Plastic waste</text:p>
          </table:table-cell>
          <table:table-cell office:value="4" office:value-type="float"/>
        </table:table-row>
        <table:table-row>
          <table:table-cell office:value="153" office:value-type="float"/>
          <table:table-cell office:value-type="string">
            <text:p>Prefab panels</text:p>
          </table:table-cell>
          <table:table-cell office:value="4.5" office:value-type="float"/>
        </table:table-row>
        <table:table-row>
          <table:table-cell office:value="153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153" office:value-type="float"/>
          <table:table-cell office:value-type="string">
            <text:p>Uranium oxide</text:p>
          </table:table-cell>
          <table:table-cell office:value="3" office:value-type="float"/>
        </table:table-row>
        <table:table-row>
          <table:table-cell office:value="153" office:value-type="float"/>
          <table:table-cell office:value-type="string">
            <text:p>Vehicles</text:p>
          </table:table-cell>
          <table:table-cell office:value="5" office:value-type="float"/>
        </table:table-row>
        <table:table-row>
          <table:table-cell office:value="153" office:value-type="float"/>
          <table:table-cell office:value-type="string">
            <text:p>Wood</text:p>
          </table:table-cell>
          <table:table-cell office:value="5" office:value-type="float"/>
        </table:table-row>
        <table:table-row>
          <table:table-cell office:value="154" office:value-type="float"/>
          <table:table-cell office:value-type="string">
            <text:p>Aluminium</text:p>
          </table:table-cell>
          <table:table-cell office:value="1.8" office:value-type="float"/>
        </table:table-row>
        <table:table-row>
          <table:table-cell office:value="154" office:value-type="float"/>
          <table:table-cell office:value-type="string">
            <text:p>Boards</text:p>
          </table:table-cell>
          <table:table-cell office:value="1.8" office:value-type="float"/>
        </table:table-row>
        <table:table-row>
          <table:table-cell office:value="154" office:value-type="float"/>
          <table:table-cell office:value-type="string">
            <text:p>Bricks</text:p>
          </table:table-cell>
          <table:table-cell office:value="1.4" office:value-type="float"/>
        </table:table-row>
        <table:table-row>
          <table:table-cell office:value="154" office:value-type="float"/>
          <table:table-cell office:value-type="string">
            <text:p>Plastic waste</text:p>
          </table:table-cell>
          <table:table-cell office:value="1.4" office:value-type="float"/>
        </table:table-row>
        <table:table-row>
          <table:table-cell office:value="154" office:value-type="float"/>
          <table:table-cell office:value-type="string">
            <text:p>Prefab panels</text:p>
          </table:table-cell>
          <table:table-cell office:value="1.6" office:value-type="float"/>
        </table:table-row>
        <table:table-row>
          <table:table-cell office:value="154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154" office:value-type="float"/>
          <table:table-cell office:value-type="string">
            <text:p>Uranium oxide</text:p>
          </table:table-cell>
          <table:table-cell office:value="1.1" office:value-type="float"/>
        </table:table-row>
        <table:table-row>
          <table:table-cell office:value="154" office:value-type="float"/>
          <table:table-cell office:value-type="string">
            <text:p>Wood</text:p>
          </table:table-cell>
          <table:table-cell office:value="1.8" office:value-type="float"/>
        </table:table-row>
        <table:table-row>
          <table:table-cell office:value="155" office:value-type="float"/>
          <table:table-cell office:value-type="string">
            <text:p>Aluminium</text:p>
          </table:table-cell>
          <table:table-cell office:value="8" office:value-type="float"/>
        </table:table-row>
        <table:table-row>
          <table:table-cell office:value="155" office:value-type="float"/>
          <table:table-cell office:value-type="string">
            <text:p>Boards</text:p>
          </table:table-cell>
          <table:table-cell office:value="8" office:value-type="float"/>
        </table:table-row>
        <table:table-row>
          <table:table-cell office:value="155" office:value-type="float"/>
          <table:table-cell office:value-type="string">
            <text:p>Bricks</text:p>
          </table:table-cell>
          <table:table-cell office:value="6.4" office:value-type="float"/>
        </table:table-row>
        <table:table-row>
          <table:table-cell office:value="155" office:value-type="float"/>
          <table:table-cell office:value-type="string">
            <text:p>Plastic waste</text:p>
          </table:table-cell>
          <table:table-cell office:value="6.4" office:value-type="float"/>
        </table:table-row>
        <table:table-row>
          <table:table-cell office:value="155" office:value-type="float"/>
          <table:table-cell office:value-type="string">
            <text:p>Prefab panels</text:p>
          </table:table-cell>
          <table:table-cell office:value="7.2" office:value-type="float"/>
        </table:table-row>
        <table:table-row>
          <table:table-cell office:value="155" office:value-type="float"/>
          <table:table-cell office:value-type="string">
            <text:p>Steel</text:p>
          </table:table-cell>
          <table:table-cell office:value="8" office:value-type="float"/>
        </table:table-row>
        <table:table-row>
          <table:table-cell office:value="155" office:value-type="float"/>
          <table:table-cell office:value-type="string">
            <text:p>Uranium oxide</text:p>
          </table:table-cell>
          <table:table-cell office:value="4.8" office:value-type="float"/>
        </table:table-row>
        <table:table-row>
          <table:table-cell office:value="155" office:value-type="float"/>
          <table:table-cell office:value-type="string">
            <text:p>Vehicles</text:p>
          </table:table-cell>
          <table:table-cell office:value="8" office:value-type="float"/>
        </table:table-row>
        <table:table-row>
          <table:table-cell office:value="155" office:value-type="float"/>
          <table:table-cell office:value-type="string">
            <text:p>Wood</text:p>
          </table:table-cell>
          <table:table-cell office:value="8" office:value-type="float"/>
        </table:table-row>
        <table:table-row>
          <table:table-cell office:value="156" office:value-type="float"/>
          <table:table-cell office:value-type="string">
            <text:p>Aluminium</text:p>
          </table:table-cell>
          <table:table-cell office:value="10" office:value-type="float"/>
        </table:table-row>
        <table:table-row>
          <table:table-cell office:value="156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156" office:value-type="float"/>
          <table:table-cell office:value-type="string">
            <text:p>Bricks</text:p>
          </table:table-cell>
          <table:table-cell office:value="8" office:value-type="float"/>
        </table:table-row>
        <table:table-row>
          <table:table-cell office:value="156" office:value-type="float"/>
          <table:table-cell office:value-type="string">
            <text:p>Plastic waste</text:p>
          </table:table-cell>
          <table:table-cell office:value="8" office:value-type="float"/>
        </table:table-row>
        <table:table-row>
          <table:table-cell office:value="156" office:value-type="float"/>
          <table:table-cell office:value-type="string">
            <text:p>Prefab panels</text:p>
          </table:table-cell>
          <table:table-cell office:value="9" office:value-type="float"/>
        </table:table-row>
        <table:table-row>
          <table:table-cell office:value="156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56" office:value-type="float"/>
          <table:table-cell office:value-type="string">
            <text:p>Uranium oxide</text:p>
          </table:table-cell>
          <table:table-cell office:value="6" office:value-type="float"/>
        </table:table-row>
        <table:table-row>
          <table:table-cell office:value="156" office:value-type="float"/>
          <table:table-cell office:value-type="string">
            <text:p>Vehicles</text:p>
          </table:table-cell>
          <table:table-cell office:value="10" office:value-type="float"/>
        </table:table-row>
        <table:table-row>
          <table:table-cell office:value="156" office:value-type="float"/>
          <table:table-cell office:value-type="string">
            <text:p>Wood</text:p>
          </table:table-cell>
          <table:table-cell office:value="10" office:value-type="float"/>
        </table:table-row>
        <table:table-row>
          <table:table-cell office:value="157" office:value-type="float"/>
          <table:table-cell office:value-type="string">
            <text:p>Aluminium</text:p>
          </table:table-cell>
          <table:table-cell office:value="9" office:value-type="float"/>
        </table:table-row>
        <table:table-row>
          <table:table-cell office:value="157" office:value-type="float"/>
          <table:table-cell office:value-type="string">
            <text:p>Boards</text:p>
          </table:table-cell>
          <table:table-cell office:value="9" office:value-type="float"/>
        </table:table-row>
        <table:table-row>
          <table:table-cell office:value="157" office:value-type="float"/>
          <table:table-cell office:value-type="string">
            <text:p>Bricks</text:p>
          </table:table-cell>
          <table:table-cell office:value="7.2" office:value-type="float"/>
        </table:table-row>
        <table:table-row>
          <table:table-cell office:value="157" office:value-type="float"/>
          <table:table-cell office:value-type="string">
            <text:p>Plastic waste</text:p>
          </table:table-cell>
          <table:table-cell office:value="7.2" office:value-type="float"/>
        </table:table-row>
        <table:table-row>
          <table:table-cell office:value="157" office:value-type="float"/>
          <table:table-cell office:value-type="string">
            <text:p>Prefab panels</text:p>
          </table:table-cell>
          <table:table-cell office:value="8.1" office:value-type="float"/>
        </table:table-row>
        <table:table-row>
          <table:table-cell office:value="157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157" office:value-type="float"/>
          <table:table-cell office:value-type="string">
            <text:p>Uranium oxide</text:p>
          </table:table-cell>
          <table:table-cell office:value="5.4" office:value-type="float"/>
        </table:table-row>
        <table:table-row>
          <table:table-cell office:value="157" office:value-type="float"/>
          <table:table-cell office:value-type="string">
            <text:p>Vehicles</text:p>
          </table:table-cell>
          <table:table-cell office:value="9" office:value-type="float"/>
        </table:table-row>
        <table:table-row>
          <table:table-cell office:value="157" office:value-type="float"/>
          <table:table-cell office:value-type="string">
            <text:p>Wood</text:p>
          </table:table-cell>
          <table:table-cell office:value="9" office:value-type="float"/>
        </table:table-row>
        <table:table-row>
          <table:table-cell office:value="158" office:value-type="float"/>
          <table:table-cell office:value-type="string">
            <text:p>Aluminium</text:p>
          </table:table-cell>
          <table:table-cell office:value="7" office:value-type="float"/>
        </table:table-row>
        <table:table-row>
          <table:table-cell office:value="158" office:value-type="float"/>
          <table:table-cell office:value-type="string">
            <text:p>Boards</text:p>
          </table:table-cell>
          <table:table-cell office:value="7" office:value-type="float"/>
        </table:table-row>
        <table:table-row>
          <table:table-cell office:value="158" office:value-type="float"/>
          <table:table-cell office:value-type="string">
            <text:p>Bricks</text:p>
          </table:table-cell>
          <table:table-cell office:value="5.6" office:value-type="float"/>
        </table:table-row>
        <table:table-row>
          <table:table-cell office:value="158" office:value-type="float"/>
          <table:table-cell office:value-type="string">
            <text:p>Plastic waste</text:p>
          </table:table-cell>
          <table:table-cell office:value="5.6" office:value-type="float"/>
        </table:table-row>
        <table:table-row>
          <table:table-cell office:value="158" office:value-type="float"/>
          <table:table-cell office:value-type="string">
            <text:p>Prefab panels</text:p>
          </table:table-cell>
          <table:table-cell office:value="6.3" office:value-type="float"/>
        </table:table-row>
        <table:table-row>
          <table:table-cell office:value="158" office:value-type="float"/>
          <table:table-cell office:value-type="string">
            <text:p>Steel</text:p>
          </table:table-cell>
          <table:table-cell office:value="7" office:value-type="float"/>
        </table:table-row>
        <table:table-row>
          <table:table-cell office:value="158" office:value-type="float"/>
          <table:table-cell office:value-type="string">
            <text:p>Uranium oxide</text:p>
          </table:table-cell>
          <table:table-cell office:value="4.2" office:value-type="float"/>
        </table:table-row>
        <table:table-row>
          <table:table-cell office:value="158" office:value-type="float"/>
          <table:table-cell office:value-type="string">
            <text:p>Vehicles</text:p>
          </table:table-cell>
          <table:table-cell office:value="7" office:value-type="float"/>
        </table:table-row>
        <table:table-row>
          <table:table-cell office:value="158" office:value-type="float"/>
          <table:table-cell office:value-type="string">
            <text:p>Wood</text:p>
          </table:table-cell>
          <table:table-cell office:value="7" office:value-type="float"/>
        </table:table-row>
        <table:table-row>
          <table:table-cell office:value="159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159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159" office:value-type="float"/>
          <table:table-cell office:value-type="string">
            <text:p>Bricks</text:p>
          </table:table-cell>
          <table:table-cell office:value="8.8" office:value-type="float"/>
        </table:table-row>
        <table:table-row>
          <table:table-cell office:value="159" office:value-type="float"/>
          <table:table-cell office:value-type="string">
            <text:p>Plastic waste</text:p>
          </table:table-cell>
          <table:table-cell office:value="8.8" office:value-type="float"/>
        </table:table-row>
        <table:table-row>
          <table:table-cell office:value="159" office:value-type="float"/>
          <table:table-cell office:value-type="string">
            <text:p>Prefab panels</text:p>
          </table:table-cell>
          <table:table-cell office:value="9.9" office:value-type="float"/>
        </table:table-row>
        <table:table-row>
          <table:table-cell office:value="159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159" office:value-type="float"/>
          <table:table-cell office:value-type="string">
            <text:p>Uranium oxide</text:p>
          </table:table-cell>
          <table:table-cell office:value="6.6" office:value-type="float"/>
        </table:table-row>
        <table:table-row>
          <table:table-cell office:value="159" office:value-type="float"/>
          <table:table-cell office:value-type="string">
            <text:p>Vehicles</text:p>
          </table:table-cell>
          <table:table-cell office:value="11" office:value-type="float"/>
        </table:table-row>
        <table:table-row>
          <table:table-cell office:value="159" office:value-type="float"/>
          <table:table-cell office:value-type="string">
            <text:p>Wood</text:p>
          </table:table-cell>
          <table:table-cell office:value="11" office:value-type="float"/>
        </table:table-row>
        <table:table-row>
          <table:table-cell office:value="160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160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160" office:value-type="float"/>
          <table:table-cell office:value-type="string">
            <text:p>Bricks</text:p>
          </table:table-cell>
          <table:table-cell office:value="9.2" office:value-type="float"/>
        </table:table-row>
        <table:table-row>
          <table:table-cell office:value="160" office:value-type="float"/>
          <table:table-cell office:value-type="string">
            <text:p>Plastic waste</text:p>
          </table:table-cell>
          <table:table-cell office:value="9.2" office:value-type="float"/>
        </table:table-row>
        <table:table-row>
          <table:table-cell office:value="160" office:value-type="float"/>
          <table:table-cell office:value-type="string">
            <text:p>Prefab panels</text:p>
          </table:table-cell>
          <table:table-cell office:value="10" office:value-type="float"/>
        </table:table-row>
        <table:table-row>
          <table:table-cell office:value="160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160" office:value-type="float"/>
          <table:table-cell office:value-type="string">
            <text:p>Uranium oxide</text:p>
          </table:table-cell>
          <table:table-cell office:value="6.9" office:value-type="float"/>
        </table:table-row>
        <table:table-row>
          <table:table-cell office:value="160" office:value-type="float"/>
          <table:table-cell office:value-type="string">
            <text:p>Vehicles</text:p>
          </table:table-cell>
          <table:table-cell office:value="11.5" office:value-type="float"/>
        </table:table-row>
        <table:table-row>
          <table:table-cell office:value="160" office:value-type="float"/>
          <table:table-cell office:value-type="string">
            <text:p>Wood</text:p>
          </table:table-cell>
          <table:table-cell office:value="11" office:value-type="float"/>
        </table:table-row>
        <table:table-row>
          <table:table-cell office:value="161" office:value-type="float"/>
          <table:table-cell office:value-type="string">
            <text:p>Aluminium</text:p>
          </table:table-cell>
          <table:table-cell office:value="17" office:value-type="float"/>
        </table:table-row>
        <table:table-row>
          <table:table-cell office:value="161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161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161" office:value-type="float"/>
          <table:table-cell office:value-type="string">
            <text:p>Plastic waste</text:p>
          </table:table-cell>
          <table:table-cell office:value="13" office:value-type="float"/>
        </table:table-row>
        <table:table-row>
          <table:table-cell office:value="161" office:value-type="float"/>
          <table:table-cell office:value-type="string">
            <text:p>Prefab panels</text:p>
          </table:table-cell>
          <table:table-cell office:value="15" office:value-type="float"/>
        </table:table-row>
        <table:table-row>
          <table:table-cell office:value="161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161" office:value-type="float"/>
          <table:table-cell office:value-type="string">
            <text:p>Uranium oxide</text:p>
          </table:table-cell>
          <table:table-cell office:value="10" office:value-type="float"/>
        </table:table-row>
        <table:table-row>
          <table:table-cell office:value="161" office:value-type="float"/>
          <table:table-cell office:value-type="string">
            <text:p>Vehicles</text:p>
          </table:table-cell>
          <table:table-cell office:value="17" office:value-type="float"/>
        </table:table-row>
        <table:table-row>
          <table:table-cell office:value="161" office:value-type="float"/>
          <table:table-cell office:value-type="string">
            <text:p>Wood</text:p>
          </table:table-cell>
          <table:table-cell office:value="17" office:value-type="float"/>
        </table:table-row>
        <table:table-row>
          <table:table-cell office:value="162" office:value-type="float"/>
          <table:table-cell office:value-type="string">
            <text:p>Aluminium</text:p>
          </table:table-cell>
          <table:table-cell office:value="16" office:value-type="float"/>
        </table:table-row>
        <table:table-row>
          <table:table-cell office:value="162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162" office:value-type="float"/>
          <table:table-cell office:value-type="string">
            <text:p>Bricks</text:p>
          </table:table-cell>
          <table:table-cell office:value="12" office:value-type="float"/>
        </table:table-row>
        <table:table-row>
          <table:table-cell office:value="162" office:value-type="float"/>
          <table:table-cell office:value-type="string">
            <text:p>Plastic waste</text:p>
          </table:table-cell>
          <table:table-cell office:value="12" office:value-type="float"/>
        </table:table-row>
        <table:table-row>
          <table:table-cell office:value="162" office:value-type="float"/>
          <table:table-cell office:value-type="string">
            <text:p>Prefab panels</text:p>
          </table:table-cell>
          <table:table-cell office:value="14" office:value-type="float"/>
        </table:table-row>
        <table:table-row>
          <table:table-cell office:value="162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162" office:value-type="float"/>
          <table:table-cell office:value-type="string">
            <text:p>Uranium oxide</text:p>
          </table:table-cell>
          <table:table-cell office:value="9.6" office:value-type="float"/>
        </table:table-row>
        <table:table-row>
          <table:table-cell office:value="162" office:value-type="float"/>
          <table:table-cell office:value-type="string">
            <text:p>Vehicles</text:p>
          </table:table-cell>
          <table:table-cell office:value="16" office:value-type="float"/>
        </table:table-row>
        <table:table-row>
          <table:table-cell office:value="162" office:value-type="float"/>
          <table:table-cell office:value-type="string">
            <text:p>Wood</text:p>
          </table:table-cell>
          <table:table-cell office:value="16" office:value-type="float"/>
        </table:table-row>
        <table:table-row>
          <table:table-cell office:value="163" office:value-type="float"/>
          <table:table-cell office:value-type="string">
            <text:p>Aluminium</text:p>
          </table:table-cell>
          <table:table-cell office:value="13" office:value-type="float"/>
        </table:table-row>
        <table:table-row>
          <table:table-cell office:value="163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163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163" office:value-type="float"/>
          <table:table-cell office:value-type="string">
            <text:p>Plastic waste</text:p>
          </table:table-cell>
          <table:table-cell office:value="10" office:value-type="float"/>
        </table:table-row>
        <table:table-row>
          <table:table-cell office:value="163" office:value-type="float"/>
          <table:table-cell office:value-type="string">
            <text:p>Prefab panels</text:p>
          </table:table-cell>
          <table:table-cell office:value="11" office:value-type="float"/>
        </table:table-row>
        <table:table-row>
          <table:table-cell office:value="163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63" office:value-type="float"/>
          <table:table-cell office:value-type="string">
            <text:p>Uranium oxide</text:p>
          </table:table-cell>
          <table:table-cell office:value="7.8" office:value-type="float"/>
        </table:table-row>
        <table:table-row>
          <table:table-cell office:value="163" office:value-type="float"/>
          <table:table-cell office:value-type="string">
            <text:p>Vehicles</text:p>
          </table:table-cell>
          <table:table-cell office:value="13" office:value-type="float"/>
        </table:table-row>
        <table:table-row>
          <table:table-cell office:value="163" office:value-type="float"/>
          <table:table-cell office:value-type="string">
            <text:p>Wood</text:p>
          </table:table-cell>
          <table:table-cell office:value="13" office:value-type="float"/>
        </table:table-row>
        <table:table-row>
          <table:table-cell office:value="164" office:value-type="float"/>
          <table:table-cell office:value-type="string">
            <text:p>Aluminium</text:p>
          </table:table-cell>
          <table:table-cell office:value="18" office:value-type="float"/>
        </table:table-row>
        <table:table-row>
          <table:table-cell office:value="164" office:value-type="float"/>
          <table:table-cell office:value-type="string">
            <text:p>Boards</text:p>
          </table:table-cell>
          <table:table-cell office:value="18" office:value-type="float"/>
        </table:table-row>
        <table:table-row>
          <table:table-cell office:value="164" office:value-type="float"/>
          <table:table-cell office:value-type="string">
            <text:p>Bricks</text:p>
          </table:table-cell>
          <table:table-cell office:value="14" office:value-type="float"/>
        </table:table-row>
        <table:table-row>
          <table:table-cell office:value="164" office:value-type="float"/>
          <table:table-cell office:value-type="string">
            <text:p>Plastic waste</text:p>
          </table:table-cell>
          <table:table-cell office:value="14" office:value-type="float"/>
        </table:table-row>
        <table:table-row>
          <table:table-cell office:value="164" office:value-type="float"/>
          <table:table-cell office:value-type="string">
            <text:p>Prefab panels</text:p>
          </table:table-cell>
          <table:table-cell office:value="16" office:value-type="float"/>
        </table:table-row>
        <table:table-row>
          <table:table-cell office:value="164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164" office:value-type="float"/>
          <table:table-cell office:value-type="string">
            <text:p>Uranium oxide</text:p>
          </table:table-cell>
          <table:table-cell office:value="10" office:value-type="float"/>
        </table:table-row>
        <table:table-row>
          <table:table-cell office:value="164" office:value-type="float"/>
          <table:table-cell office:value-type="string">
            <text:p>Vehicles</text:p>
          </table:table-cell>
          <table:table-cell office:value="18" office:value-type="float"/>
        </table:table-row>
        <table:table-row>
          <table:table-cell office:value="164" office:value-type="float"/>
          <table:table-cell office:value-type="string">
            <text:p>Wood</text:p>
          </table:table-cell>
          <table:table-cell office:value="18" office:value-type="float"/>
        </table:table-row>
        <table:table-row>
          <table:table-cell office:value="165" office:value-type="float"/>
          <table:table-cell office:value-type="string">
            <text:p>Aluminium</text:p>
          </table:table-cell>
          <table:table-cell office:value="6.8" office:value-type="float"/>
        </table:table-row>
        <table:table-row>
          <table:table-cell office:value="165" office:value-type="float"/>
          <table:table-cell office:value-type="string">
            <text:p>Boards</text:p>
          </table:table-cell>
          <table:table-cell office:value="6.8" office:value-type="float"/>
        </table:table-row>
        <table:table-row>
          <table:table-cell office:value="165" office:value-type="float"/>
          <table:table-cell office:value-type="string">
            <text:p>Bricks</text:p>
          </table:table-cell>
          <table:table-cell office:value="5.4" office:value-type="float"/>
        </table:table-row>
        <table:table-row>
          <table:table-cell office:value="165" office:value-type="float"/>
          <table:table-cell office:value-type="string">
            <text:p>Plastic waste</text:p>
          </table:table-cell>
          <table:table-cell office:value="5.4" office:value-type="float"/>
        </table:table-row>
        <table:table-row>
          <table:table-cell office:value="165" office:value-type="float"/>
          <table:table-cell office:value-type="string">
            <text:p>Prefab panels</text:p>
          </table:table-cell>
          <table:table-cell office:value="6.1" office:value-type="float"/>
        </table:table-row>
        <table:table-row>
          <table:table-cell office:value="165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165" office:value-type="float"/>
          <table:table-cell office:value-type="string">
            <text:p>Uranium oxide</text:p>
          </table:table-cell>
          <table:table-cell office:value="4.1" office:value-type="float"/>
        </table:table-row>
        <table:table-row>
          <table:table-cell office:value="165" office:value-type="float"/>
          <table:table-cell office:value-type="string">
            <text:p>Wood</text:p>
          </table:table-cell>
          <table:table-cell office:value="6.8" office:value-type="float"/>
        </table:table-row>
        <table:table-row>
          <table:table-cell office:value="166" office:value-type="float"/>
          <table:table-cell office:value-type="string">
            <text:p>Aluminium</text:p>
          </table:table-cell>
          <table:table-cell office:value="13" office:value-type="float"/>
        </table:table-row>
        <table:table-row>
          <table:table-cell office:value="166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166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166" office:value-type="float"/>
          <table:table-cell office:value-type="string">
            <text:p>Plastic waste</text:p>
          </table:table-cell>
          <table:table-cell office:value="10" office:value-type="float"/>
        </table:table-row>
        <table:table-row>
          <table:table-cell office:value="166" office:value-type="float"/>
          <table:table-cell office:value-type="string">
            <text:p>Prefab panels</text:p>
          </table:table-cell>
          <table:table-cell office:value="11" office:value-type="float"/>
        </table:table-row>
        <table:table-row>
          <table:table-cell office:value="166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66" office:value-type="float"/>
          <table:table-cell office:value-type="string">
            <text:p>Uranium oxide</text:p>
          </table:table-cell>
          <table:table-cell office:value="7.8" office:value-type="float"/>
        </table:table-row>
        <table:table-row>
          <table:table-cell office:value="166" office:value-type="float"/>
          <table:table-cell office:value-type="string">
            <text:p>Vehicles</text:p>
          </table:table-cell>
          <table:table-cell office:value="13" office:value-type="float"/>
        </table:table-row>
        <table:table-row>
          <table:table-cell office:value="166" office:value-type="float"/>
          <table:table-cell office:value-type="string">
            <text:p>Wood</text:p>
          </table:table-cell>
          <table:table-cell office:value="13" office:value-type="float"/>
        </table:table-row>
        <table:table-row>
          <table:table-cell office:value="167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167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167" office:value-type="float"/>
          <table:table-cell office:value-type="string">
            <text:p>Bricks</text:p>
          </table:table-cell>
          <table:table-cell office:value="8.8" office:value-type="float"/>
        </table:table-row>
        <table:table-row>
          <table:table-cell office:value="167" office:value-type="float"/>
          <table:table-cell office:value-type="string">
            <text:p>Plastic waste</text:p>
          </table:table-cell>
          <table:table-cell office:value="8.8" office:value-type="float"/>
        </table:table-row>
        <table:table-row>
          <table:table-cell office:value="167" office:value-type="float"/>
          <table:table-cell office:value-type="string">
            <text:p>Prefab panels</text:p>
          </table:table-cell>
          <table:table-cell office:value="9.9" office:value-type="float"/>
        </table:table-row>
        <table:table-row>
          <table:table-cell office:value="167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167" office:value-type="float"/>
          <table:table-cell office:value-type="string">
            <text:p>Uranium oxide</text:p>
          </table:table-cell>
          <table:table-cell office:value="6.6" office:value-type="float"/>
        </table:table-row>
        <table:table-row>
          <table:table-cell office:value="167" office:value-type="float"/>
          <table:table-cell office:value-type="string">
            <text:p>Vehicles</text:p>
          </table:table-cell>
          <table:table-cell office:value="11" office:value-type="float"/>
        </table:table-row>
        <table:table-row>
          <table:table-cell office:value="167" office:value-type="float"/>
          <table:table-cell office:value-type="string">
            <text:p>Wood</text:p>
          </table:table-cell>
          <table:table-cell office:value="11" office:value-type="float"/>
        </table:table-row>
        <table:table-row>
          <table:table-cell office:value="168" office:value-type="float"/>
          <table:table-cell office:value-type="string">
            <text:p>Aluminium</text:p>
          </table:table-cell>
          <table:table-cell office:value="9" office:value-type="float"/>
        </table:table-row>
        <table:table-row>
          <table:table-cell office:value="168" office:value-type="float"/>
          <table:table-cell office:value-type="string">
            <text:p>Boards</text:p>
          </table:table-cell>
          <table:table-cell office:value="9" office:value-type="float"/>
        </table:table-row>
        <table:table-row>
          <table:table-cell office:value="168" office:value-type="float"/>
          <table:table-cell office:value-type="string">
            <text:p>Bricks</text:p>
          </table:table-cell>
          <table:table-cell office:value="7.2" office:value-type="float"/>
        </table:table-row>
        <table:table-row>
          <table:table-cell office:value="168" office:value-type="float"/>
          <table:table-cell office:value-type="string">
            <text:p>Plastic waste</text:p>
          </table:table-cell>
          <table:table-cell office:value="7.2" office:value-type="float"/>
        </table:table-row>
        <table:table-row>
          <table:table-cell office:value="168" office:value-type="float"/>
          <table:table-cell office:value-type="string">
            <text:p>Prefab panels</text:p>
          </table:table-cell>
          <table:table-cell office:value="8.1" office:value-type="float"/>
        </table:table-row>
        <table:table-row>
          <table:table-cell office:value="168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168" office:value-type="float"/>
          <table:table-cell office:value-type="string">
            <text:p>Uranium oxide</text:p>
          </table:table-cell>
          <table:table-cell office:value="5.4" office:value-type="float"/>
        </table:table-row>
        <table:table-row>
          <table:table-cell office:value="168" office:value-type="float"/>
          <table:table-cell office:value-type="string">
            <text:p>Vehicles</text:p>
          </table:table-cell>
          <table:table-cell office:value="9" office:value-type="float"/>
        </table:table-row>
        <table:table-row>
          <table:table-cell office:value="168" office:value-type="float"/>
          <table:table-cell office:value-type="string">
            <text:p>Wood</text:p>
          </table:table-cell>
          <table:table-cell office:value="9" office:value-type="float"/>
        </table:table-row>
        <table:table-row>
          <table:table-cell office:value="169" office:value-type="float"/>
          <table:table-cell office:value-type="string">
            <text:p>Aluminium</text:p>
          </table:table-cell>
          <table:table-cell office:value="4" office:value-type="float"/>
        </table:table-row>
        <table:table-row>
          <table:table-cell office:value="169" office:value-type="float"/>
          <table:table-cell office:value-type="string">
            <text:p>Boards</text:p>
          </table:table-cell>
          <table:table-cell office:value="4" office:value-type="float"/>
        </table:table-row>
        <table:table-row>
          <table:table-cell office:value="169" office:value-type="float"/>
          <table:table-cell office:value-type="string">
            <text:p>Bricks</text:p>
          </table:table-cell>
          <table:table-cell office:value="3.2" office:value-type="float"/>
        </table:table-row>
        <table:table-row>
          <table:table-cell office:value="169" office:value-type="float"/>
          <table:table-cell office:value-type="string">
            <text:p>Plastic waste</text:p>
          </table:table-cell>
          <table:table-cell office:value="3.2" office:value-type="float"/>
        </table:table-row>
        <table:table-row>
          <table:table-cell office:value="169" office:value-type="float"/>
          <table:table-cell office:value-type="string">
            <text:p>Prefab panels</text:p>
          </table:table-cell>
          <table:table-cell office:value="3.6" office:value-type="float"/>
        </table:table-row>
        <table:table-row>
          <table:table-cell office:value="169" office:value-type="float"/>
          <table:table-cell office:value-type="string">
            <text:p>Steel</text:p>
          </table:table-cell>
          <table:table-cell office:value="4" office:value-type="float"/>
        </table:table-row>
        <table:table-row>
          <table:table-cell office:value="169" office:value-type="float"/>
          <table:table-cell office:value-type="string">
            <text:p>Uranium oxide</text:p>
          </table:table-cell>
          <table:table-cell office:value="2.4" office:value-type="float"/>
        </table:table-row>
        <table:table-row>
          <table:table-cell office:value="169" office:value-type="float"/>
          <table:table-cell office:value-type="string">
            <text:p>Vehicles</text:p>
          </table:table-cell>
          <table:table-cell office:value="4" office:value-type="float"/>
        </table:table-row>
        <table:table-row>
          <table:table-cell office:value="169" office:value-type="float"/>
          <table:table-cell office:value-type="string">
            <text:p>Wood</text:p>
          </table:table-cell>
          <table:table-cell office:value="4" office:value-type="float"/>
        </table:table-row>
        <table:table-row>
          <table:table-cell office:value="170" office:value-type="float"/>
          <table:table-cell office:value-type="string">
            <text:p>Aluminium</text:p>
          </table:table-cell>
          <table:table-cell office:value="7" office:value-type="float"/>
        </table:table-row>
        <table:table-row>
          <table:table-cell office:value="170" office:value-type="float"/>
          <table:table-cell office:value-type="string">
            <text:p>Boards</text:p>
          </table:table-cell>
          <table:table-cell office:value="7" office:value-type="float"/>
        </table:table-row>
        <table:table-row>
          <table:table-cell office:value="170" office:value-type="float"/>
          <table:table-cell office:value-type="string">
            <text:p>Bricks</text:p>
          </table:table-cell>
          <table:table-cell office:value="5.6" office:value-type="float"/>
        </table:table-row>
        <table:table-row>
          <table:table-cell office:value="170" office:value-type="float"/>
          <table:table-cell office:value-type="string">
            <text:p>Plastic waste</text:p>
          </table:table-cell>
          <table:table-cell office:value="5.6" office:value-type="float"/>
        </table:table-row>
        <table:table-row>
          <table:table-cell office:value="170" office:value-type="float"/>
          <table:table-cell office:value-type="string">
            <text:p>Prefab panels</text:p>
          </table:table-cell>
          <table:table-cell office:value="6.3" office:value-type="float"/>
        </table:table-row>
        <table:table-row>
          <table:table-cell office:value="170" office:value-type="float"/>
          <table:table-cell office:value-type="string">
            <text:p>Steel</text:p>
          </table:table-cell>
          <table:table-cell office:value="7" office:value-type="float"/>
        </table:table-row>
        <table:table-row>
          <table:table-cell office:value="170" office:value-type="float"/>
          <table:table-cell office:value-type="string">
            <text:p>Uranium oxide</text:p>
          </table:table-cell>
          <table:table-cell office:value="4.2" office:value-type="float"/>
        </table:table-row>
        <table:table-row>
          <table:table-cell office:value="170" office:value-type="float"/>
          <table:table-cell office:value-type="string">
            <text:p>Vehicles</text:p>
          </table:table-cell>
          <table:table-cell office:value="7" office:value-type="float"/>
        </table:table-row>
        <table:table-row>
          <table:table-cell office:value="170" office:value-type="float"/>
          <table:table-cell office:value-type="string">
            <text:p>Wood</text:p>
          </table:table-cell>
          <table:table-cell office:value="7" office:value-type="float"/>
        </table:table-row>
        <table:table-row>
          <table:table-cell office:value="171" office:value-type="float"/>
          <table:table-cell office:value-type="string">
            <text:p>Aluminium</text:p>
          </table:table-cell>
          <table:table-cell office:value="9.7" office:value-type="float"/>
        </table:table-row>
        <table:table-row>
          <table:table-cell office:value="171" office:value-type="float"/>
          <table:table-cell office:value-type="string">
            <text:p>Boards</text:p>
          </table:table-cell>
          <table:table-cell office:value="9.7" office:value-type="float"/>
        </table:table-row>
        <table:table-row>
          <table:table-cell office:value="171" office:value-type="float"/>
          <table:table-cell office:value-type="string">
            <text:p>Bricks</text:p>
          </table:table-cell>
          <table:table-cell office:value="7.8" office:value-type="float"/>
        </table:table-row>
        <table:table-row>
          <table:table-cell office:value="171" office:value-type="float"/>
          <table:table-cell office:value-type="string">
            <text:p>Plastic waste</text:p>
          </table:table-cell>
          <table:table-cell office:value="7.8" office:value-type="float"/>
        </table:table-row>
        <table:table-row>
          <table:table-cell office:value="171" office:value-type="float"/>
          <table:table-cell office:value-type="string">
            <text:p>Prefab panels</text:p>
          </table:table-cell>
          <table:table-cell office:value="8.7" office:value-type="float"/>
        </table:table-row>
        <table:table-row>
          <table:table-cell office:value="171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171" office:value-type="float"/>
          <table:table-cell office:value-type="string">
            <text:p>Uranium oxide</text:p>
          </table:table-cell>
          <table:table-cell office:value="5.8" office:value-type="float"/>
        </table:table-row>
        <table:table-row>
          <table:table-cell office:value="171" office:value-type="float"/>
          <table:table-cell office:value-type="string">
            <text:p>Vehicles</text:p>
          </table:table-cell>
          <table:table-cell office:value="9.7" office:value-type="float"/>
        </table:table-row>
        <table:table-row>
          <table:table-cell office:value="171" office:value-type="float"/>
          <table:table-cell office:value-type="string">
            <text:p>Wood</text:p>
          </table:table-cell>
          <table:table-cell office:value="9.7" office:value-type="float"/>
        </table:table-row>
        <table:table-row>
          <table:table-cell office:value="172" office:value-type="float"/>
          <table:table-cell office:value-type="string">
            <text:p>Aluminium</text:p>
          </table:table-cell>
          <table:table-cell office:value="27" office:value-type="float"/>
        </table:table-row>
        <table:table-row>
          <table:table-cell office:value="172" office:value-type="float"/>
          <table:table-cell office:value-type="string">
            <text:p>Boards</text:p>
          </table:table-cell>
          <table:table-cell office:value="27" office:value-type="float"/>
        </table:table-row>
        <table:table-row>
          <table:table-cell office:value="172" office:value-type="float"/>
          <table:table-cell office:value-type="string">
            <text:p>Bricks</text:p>
          </table:table-cell>
          <table:table-cell office:value="21" office:value-type="float"/>
        </table:table-row>
        <table:table-row>
          <table:table-cell office:value="172" office:value-type="float"/>
          <table:table-cell office:value-type="string">
            <text:p>Plastic waste</text:p>
          </table:table-cell>
          <table:table-cell office:value="21" office:value-type="float"/>
        </table:table-row>
        <table:table-row>
          <table:table-cell office:value="172" office:value-type="float"/>
          <table:table-cell office:value-type="string">
            <text:p>Prefab panels</text:p>
          </table:table-cell>
          <table:table-cell office:value="24" office:value-type="float"/>
        </table:table-row>
        <table:table-row>
          <table:table-cell office:value="172" office:value-type="float"/>
          <table:table-cell office:value-type="string">
            <text:p>Steel</text:p>
          </table:table-cell>
          <table:table-cell office:value="27" office:value-type="float"/>
        </table:table-row>
        <table:table-row>
          <table:table-cell office:value="172" office:value-type="float"/>
          <table:table-cell office:value-type="string">
            <text:p>Uranium oxide</text:p>
          </table:table-cell>
          <table:table-cell office:value="16" office:value-type="float"/>
        </table:table-row>
        <table:table-row>
          <table:table-cell office:value="172" office:value-type="float"/>
          <table:table-cell office:value-type="string">
            <text:p>Vehicles</text:p>
          </table:table-cell>
          <table:table-cell office:value="27" office:value-type="float"/>
        </table:table-row>
        <table:table-row>
          <table:table-cell office:value="172" office:value-type="float"/>
          <table:table-cell office:value-type="string">
            <text:p>Wood</text:p>
          </table:table-cell>
          <table:table-cell office:value="27" office:value-type="float"/>
        </table:table-row>
        <table:table-row>
          <table:table-cell office:value="173" office:value-type="float"/>
          <table:table-cell office:value-type="string">
            <text:p>Aluminium</text:p>
          </table:table-cell>
          <table:table-cell office:value="4.1" office:value-type="float"/>
        </table:table-row>
        <table:table-row>
          <table:table-cell office:value="173" office:value-type="float"/>
          <table:table-cell office:value-type="string">
            <text:p>Boards</text:p>
          </table:table-cell>
          <table:table-cell office:value="4.1" office:value-type="float"/>
        </table:table-row>
        <table:table-row>
          <table:table-cell office:value="173" office:value-type="float"/>
          <table:table-cell office:value-type="string">
            <text:p>Bricks</text:p>
          </table:table-cell>
          <table:table-cell office:value="3.3" office:value-type="float"/>
        </table:table-row>
        <table:table-row>
          <table:table-cell office:value="173" office:value-type="float"/>
          <table:table-cell office:value-type="string">
            <text:p>Plastic waste</text:p>
          </table:table-cell>
          <table:table-cell office:value="3.3" office:value-type="float"/>
        </table:table-row>
        <table:table-row>
          <table:table-cell office:value="173" office:value-type="float"/>
          <table:table-cell office:value-type="string">
            <text:p>Prefab panels</text:p>
          </table:table-cell>
          <table:table-cell office:value="3.7" office:value-type="float"/>
        </table:table-row>
        <table:table-row>
          <table:table-cell office:value="173" office:value-type="float"/>
          <table:table-cell office:value-type="string">
            <text:p>Steel</text:p>
          </table:table-cell>
          <table:table-cell office:value="4.1" office:value-type="float"/>
        </table:table-row>
        <table:table-row>
          <table:table-cell office:value="173" office:value-type="float"/>
          <table:table-cell office:value-type="string">
            <text:p>Uranium oxide</text:p>
          </table:table-cell>
          <table:table-cell office:value="2.5" office:value-type="float"/>
        </table:table-row>
        <table:table-row>
          <table:table-cell office:value="173" office:value-type="float"/>
          <table:table-cell office:value-type="string">
            <text:p>Vehicles</text:p>
          </table:table-cell>
          <table:table-cell office:value="4.1" office:value-type="float"/>
        </table:table-row>
        <table:table-row>
          <table:table-cell office:value="173" office:value-type="float"/>
          <table:table-cell office:value-type="string">
            <text:p>Wood</text:p>
          </table:table-cell>
          <table:table-cell office:value="4.1" office:value-type="float"/>
        </table:table-row>
        <table:table-row>
          <table:table-cell office:value="174" office:value-type="float"/>
          <table:table-cell office:value-type="string">
            <text:p>Aluminium</text:p>
          </table:table-cell>
          <table:table-cell office:value="12" office:value-type="float"/>
        </table:table-row>
        <table:table-row>
          <table:table-cell office:value="174" office:value-type="float"/>
          <table:table-cell office:value-type="string">
            <text:p>Boards</text:p>
          </table:table-cell>
          <table:table-cell office:value="12" office:value-type="float"/>
        </table:table-row>
        <table:table-row>
          <table:table-cell office:value="174" office:value-type="float"/>
          <table:table-cell office:value-type="string">
            <text:p>Bricks</text:p>
          </table:table-cell>
          <table:table-cell office:value="9.6" office:value-type="float"/>
        </table:table-row>
        <table:table-row>
          <table:table-cell office:value="174" office:value-type="float"/>
          <table:table-cell office:value-type="string">
            <text:p>Plastic waste</text:p>
          </table:table-cell>
          <table:table-cell office:value="9.6" office:value-type="float"/>
        </table:table-row>
        <table:table-row>
          <table:table-cell office:value="174" office:value-type="float"/>
          <table:table-cell office:value-type="string">
            <text:p>Prefab panels</text:p>
          </table:table-cell>
          <table:table-cell office:value="10" office:value-type="float"/>
        </table:table-row>
        <table:table-row>
          <table:table-cell office:value="17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74" office:value-type="float"/>
          <table:table-cell office:value-type="string">
            <text:p>Uranium oxide</text:p>
          </table:table-cell>
          <table:table-cell office:value="7.2" office:value-type="float"/>
        </table:table-row>
        <table:table-row>
          <table:table-cell office:value="174" office:value-type="float"/>
          <table:table-cell office:value-type="string">
            <text:p>Vehicles</text:p>
          </table:table-cell>
          <table:table-cell office:value="12" office:value-type="float"/>
        </table:table-row>
        <table:table-row>
          <table:table-cell office:value="174" office:value-type="float"/>
          <table:table-cell office:value-type="string">
            <text:p>Wood</text:p>
          </table:table-cell>
          <table:table-cell office:value="12" office:value-type="float"/>
        </table:table-row>
        <table:table-row>
          <table:table-cell office:value="175" office:value-type="float"/>
          <table:table-cell office:value-type="string">
            <text:p>Aluminium</text:p>
          </table:table-cell>
          <table:table-cell office:value="1.1" office:value-type="float"/>
        </table:table-row>
        <table:table-row>
          <table:table-cell office:value="175" office:value-type="float"/>
          <table:table-cell office:value-type="string">
            <text:p>Boards</text:p>
          </table:table-cell>
          <table:table-cell office:value="1.1" office:value-type="float"/>
        </table:table-row>
        <table:table-row>
          <table:table-cell office:value="175" office:value-type="float"/>
          <table:table-cell office:value-type="string">
            <text:p>Bricks</text:p>
          </table:table-cell>
          <table:table-cell office:value="0.92" office:value-type="float"/>
        </table:table-row>
        <table:table-row>
          <table:table-cell office:value="175" office:value-type="float"/>
          <table:table-cell office:value-type="string">
            <text:p>Plastic waste</text:p>
          </table:table-cell>
          <table:table-cell office:value="0.92" office:value-type="float"/>
        </table:table-row>
        <table:table-row>
          <table:table-cell office:value="175" office:value-type="float"/>
          <table:table-cell office:value-type="string">
            <text:p>Prefab panels</text:p>
          </table:table-cell>
          <table:table-cell office:value="1" office:value-type="float"/>
        </table:table-row>
        <table:table-row>
          <table:table-cell office:value="175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175" office:value-type="float"/>
          <table:table-cell office:value-type="string">
            <text:p>Uranium oxide</text:p>
          </table:table-cell>
          <table:table-cell office:value="0.69" office:value-type="float"/>
        </table:table-row>
        <table:table-row>
          <table:table-cell office:value="175" office:value-type="float"/>
          <table:table-cell office:value-type="string">
            <text:p>Wood</text:p>
          </table:table-cell>
          <table:table-cell office:value="1.1" office:value-type="float"/>
        </table:table-row>
        <table:table-row>
          <table:table-cell office:value="176" office:value-type="float"/>
          <table:table-cell office:value-type="string">
            <text:p>Aluminium</text:p>
          </table:table-cell>
          <table:table-cell office:value="1" office:value-type="float"/>
        </table:table-row>
        <table:table-row>
          <table:table-cell office:value="176" office:value-type="float"/>
          <table:table-cell office:value-type="string">
            <text:p>Boards</text:p>
          </table:table-cell>
          <table:table-cell office:value="1" office:value-type="float"/>
        </table:table-row>
        <table:table-row>
          <table:table-cell office:value="176" office:value-type="float"/>
          <table:table-cell office:value-type="string">
            <text:p>Bricks</text:p>
          </table:table-cell>
          <table:table-cell office:value="0.8" office:value-type="float"/>
        </table:table-row>
        <table:table-row>
          <table:table-cell office:value="176" office:value-type="float"/>
          <table:table-cell office:value-type="string">
            <text:p>Plastic waste</text:p>
          </table:table-cell>
          <table:table-cell office:value="0.8" office:value-type="float"/>
        </table:table-row>
        <table:table-row>
          <table:table-cell office:value="176" office:value-type="float"/>
          <table:table-cell office:value-type="string">
            <text:p>Prefab panels</text:p>
          </table:table-cell>
          <table:table-cell office:value="0.9" office:value-type="float"/>
        </table:table-row>
        <table:table-row>
          <table:table-cell office:value="176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176" office:value-type="float"/>
          <table:table-cell office:value-type="string">
            <text:p>Uranium oxide</text:p>
          </table:table-cell>
          <table:table-cell office:value="0.6" office:value-type="float"/>
        </table:table-row>
        <table:table-row>
          <table:table-cell office:value="176" office:value-type="float"/>
          <table:table-cell office:value-type="string">
            <text:p>Wood</text:p>
          </table:table-cell>
          <table:table-cell office:value="1" office:value-type="float"/>
        </table:table-row>
        <table:table-row>
          <table:table-cell office:value="215" office:value-type="float"/>
          <table:table-cell office:value-type="string">
            <text:p>Aluminium</text:p>
          </table:table-cell>
          <table:table-cell office:value="1.5" office:value-type="float"/>
        </table:table-row>
        <table:table-row>
          <table:table-cell office:value="216" office:value-type="float"/>
          <table:table-cell office:value-type="string">
            <text:p>Aluminium</text:p>
          </table:table-cell>
          <table:table-cell office:value="8" office:value-type="float"/>
        </table:table-row>
        <table:table-row>
          <table:table-cell office:value="217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218" office:value-type="float"/>
          <table:table-cell office:value-type="string">
            <text:p>Aluminium</text:p>
          </table:table-cell>
          <table:table-cell office:value="2.5" office:value-type="float"/>
        </table:table-row>
        <table:table-row>
          <table:table-cell office:value="219" office:value-type="float"/>
          <table:table-cell office:value-type="string">
            <text:p>Aluminium</text:p>
          </table:table-cell>
          <table:table-cell office:value="2" office:value-type="float"/>
        </table:table-row>
        <table:table-row>
          <table:table-cell office:value="220" office:value-type="float"/>
          <table:table-cell office:value-type="string">
            <text:p>Aluminium</text:p>
          </table:table-cell>
          <table:table-cell office:value="7.5" office:value-type="float"/>
        </table:table-row>
        <table:table-row>
          <table:table-cell office:value="221" office:value-type="float"/>
          <table:table-cell office:value-type="string">
            <text:p>Aluminium</text:p>
          </table:table-cell>
          <table:table-cell office:value="6.5" office:value-type="float"/>
        </table:table-row>
        <table:table-row>
          <table:table-cell office:value="234" office:value-type="float"/>
          <table:table-cell office:value-type="string">
            <text:p>Aluminium</text:p>
          </table:table-cell>
          <table:table-cell office:value="7" office:value-type="float"/>
        </table:table-row>
        <table:table-row>
          <table:table-cell office:value="235" office:value-type="float"/>
          <table:table-cell office:value-type="string">
            <text:p>Aluminium</text:p>
          </table:table-cell>
          <table:table-cell office:value="9.5" office:value-type="float"/>
        </table:table-row>
        <table:table-row>
          <table:table-cell office:value="236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237" office:value-type="float"/>
          <table:table-cell office:value-type="string">
            <text:p>Aluminium</text:p>
          </table:table-cell>
          <table:table-cell office:value="3.8" office:value-type="float"/>
        </table:table-row>
        <table:table-row>
          <table:table-cell office:value="238" office:value-type="float"/>
          <table:table-cell office:value-type="string">
            <text:p>Aluminium</text:p>
          </table:table-cell>
          <table:table-cell office:value="10" office:value-type="float"/>
        </table:table-row>
        <table:table-row>
          <table:table-cell office:value="239" office:value-type="float"/>
          <table:table-cell office:value-type="string">
            <text:p>Aluminium</text:p>
          </table:table-cell>
          <table:table-cell office:value="4.5" office:value-type="float"/>
        </table:table-row>
        <table:table-row>
          <table:table-cell office:value="261" office:value-type="float"/>
          <table:table-cell office:value-type="string">
            <text:p>Aluminium scrap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Biological waste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Construction waste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Fertiliser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Hazardous waste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Metal scrap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Mixed waste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Plastic waste</text:p>
          </table:table-cell>
          <table:table-cell office:value="6.5" office:value-type="float"/>
        </table:table-row>
        <table:table-row>
          <table:table-cell office:value="262" office:value-type="float"/>
          <table:table-cell office:value-type="string">
            <text:p>Aluminium scrap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Biological waste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Construction waste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Fertiliser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Hazardous waste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Metal scrap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Mixed waste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Plastic waste</text:p>
          </table:table-cell>
          <table:table-cell office:value="4" office:value-type="float"/>
        </table:table-row>
        <table:table-row>
          <table:table-cell office:value="263" office:value-type="float"/>
          <table:table-cell office:value-type="string">
            <text:p>Aluminium scrap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Biological waste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Construction waste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Fertiliser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Hazardous waste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Metal scrap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Mixed waste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Plastic waste</text:p>
          </table:table-cell>
          <table:table-cell office:value="9" office:value-type="float"/>
        </table:table-row>
        <table:table-row>
          <table:table-cell office:value="264" office:value-type="float"/>
          <table:table-cell office:value-type="string">
            <text:p>Aluminium scrap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Biological waste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Construction waste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Fertiliser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Hazardous waste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Metal scrap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Mixed waste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Plastic waste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Aluminium scrap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Biological waste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Construction waste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Fertiliser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Hazardous waste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Metal scrap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Mixed waste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Plastic waste</text:p>
          </table:table-cell>
          <table:table-cell office:value="6.5" office:value-type="float"/>
        </table:table-row>
        <table:table-row>
          <table:table-cell office:value="266" office:value-type="float"/>
          <table:table-cell office:value-type="string">
            <text:p>Aluminium scrap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Biological waste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Construction waste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Fertiliser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Hazardous waste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Metal scrap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Mixed waste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Plastic waste</text:p>
          </table:table-cell>
          <table:table-cell office:value="5" office:value-type="float"/>
        </table:table-row>
        <table:table-row>
          <table:table-cell office:value="267" office:value-type="float"/>
          <table:table-cell office:value-type="string">
            <text:p>Aluminium scrap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Biological waste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Construction waste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Fertiliser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Hazardous waste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Metal scrap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Mixed waste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Plastic waste</text:p>
          </table:table-cell>
          <table:table-cell office:value="10" office:value-type="float"/>
        </table:table-row>
        <table:table-row>
          <table:table-cell office:value="268" office:value-type="float"/>
          <table:table-cell office:value-type="string">
            <text:p>Aluminium</text:p>
          </table:table-cell>
          <table:table-cell office:value="7" office:value-type="float"/>
        </table:table-row>
        <table:table-row>
          <table:table-cell office:value="269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270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271" office:value-type="float"/>
          <table:table-cell office:value-type="string">
            <text:p>Aluminium</text:p>
          </table:table-cell>
          <table:table-cell office:value="3.8" office:value-type="float"/>
        </table:table-row>
        <table:table-row>
          <table:table-cell office:value="272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273" office:value-type="float"/>
          <table:table-cell office:value-type="string">
            <text:p>Aluminium</text:p>
          </table:table-cell>
          <table:table-cell office:value="4.5" office:value-type="float"/>
        </table:table-row>
        <table:table-row>
          <table:table-cell office:value="275" office:value-type="float"/>
          <table:table-cell office:value-type="string">
            <text:p>Concrete</text:p>
          </table:table-cell>
          <table:table-cell office:value="3.5" office:value-type="float"/>
        </table:table-row>
        <table:table-row>
          <table:table-cell office:value="276" office:value-type="float"/>
          <table:table-cell office:value-type="string">
            <text:p>Alcohol</text:p>
          </table:table-cell>
          <table:table-cell office:value="1.8" office:value-type="float"/>
        </table:table-row>
        <table:table-row>
          <table:table-cell office:value="276" office:value-type="float"/>
          <table:table-cell office:value-type="string">
            <text:p>Chemicals</text:p>
          </table:table-cell>
          <table:table-cell office:value="1.1" office:value-type="float"/>
        </table:table-row>
        <table:table-row>
          <table:table-cell office:value="276" office:value-type="float"/>
          <table:table-cell office:value-type="string">
            <text:p>Clothes</text:p>
          </table:table-cell>
          <table:table-cell office:value="1.8" office:value-type="float"/>
        </table:table-row>
        <table:table-row>
          <table:table-cell office:value="276" office:value-type="float"/>
          <table:table-cell office:value-type="string">
            <text:p>Crops</text:p>
          </table:table-cell>
          <table:table-cell office:value="2.8" office:value-type="float"/>
        </table:table-row>
        <table:table-row>
          <table:table-cell office:value="276" office:value-type="float"/>
          <table:table-cell office:value-type="string">
            <text:p>Electro components</text:p>
          </table:table-cell>
          <table:table-cell office:value="1.2" office:value-type="float"/>
        </table:table-row>
        <table:table-row>
          <table:table-cell office:value="276" office:value-type="float"/>
          <table:table-cell office:value-type="string">
            <text:p>Electronics</text:p>
          </table:table-cell>
          <table:table-cell office:value="1.2" office:value-type="float"/>
        </table:table-row>
        <table:table-row>
          <table:table-cell office:value="276" office:value-type="float"/>
          <table:table-cell office:value-type="string">
            <text:p>Explosives</text:p>
          </table:table-cell>
          <table:table-cell office:value="1.4" office:value-type="float"/>
        </table:table-row>
        <table:table-row>
          <table:table-cell office:value="276" office:value-type="float"/>
          <table:table-cell office:value-type="string">
            <text:p>Fabric</text:p>
          </table:table-cell>
          <table:table-cell office:value="2.5" office:value-type="float"/>
        </table:table-row>
        <table:table-row>
          <table:table-cell office:value="276" office:value-type="float"/>
          <table:table-cell office:value-type="string">
            <text:p>Food</text:p>
          </table:table-cell>
          <table:table-cell office:value="1.8" office:value-type="float"/>
        </table:table-row>
        <table:table-row>
          <table:table-cell office:value="276" office:value-type="float"/>
          <table:table-cell office:value-type="string">
            <text:p>Livestock</text:p>
          </table:table-cell>
          <table:table-cell office:value="1.2" office:value-type="float"/>
        </table:table-row>
        <table:table-row>
          <table:table-cell office:value="276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276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277" office:value-type="float"/>
          <table:table-cell office:value-type="string">
            <text:p>Alcohol</text:p>
          </table:table-cell>
          <table:table-cell office:value="8" office:value-type="float"/>
        </table:table-row>
        <table:table-row>
          <table:table-cell office:value="277" office:value-type="float"/>
          <table:table-cell office:value-type="string">
            <text:p>Chemicals</text:p>
          </table:table-cell>
          <table:table-cell office:value="4.8" office:value-type="float"/>
        </table:table-row>
        <table:table-row>
          <table:table-cell office:value="277" office:value-type="float"/>
          <table:table-cell office:value-type="string">
            <text:p>Clothes</text:p>
          </table:table-cell>
          <table:table-cell office:value="8" office:value-type="float"/>
        </table:table-row>
        <table:table-row>
          <table:table-cell office:value="277" office:value-type="float"/>
          <table:table-cell office:value-type="string">
            <text:p>Crops</text:p>
          </table:table-cell>
          <table:table-cell office:value="12" office:value-type="float"/>
        </table:table-row>
        <table:table-row>
          <table:table-cell office:value="277" office:value-type="float"/>
          <table:table-cell office:value-type="string">
            <text:p>Electro components</text:p>
          </table:table-cell>
          <table:table-cell office:value="5.6" office:value-type="float"/>
        </table:table-row>
        <table:table-row>
          <table:table-cell office:value="277" office:value-type="float"/>
          <table:table-cell office:value-type="string">
            <text:p>Electronics</text:p>
          </table:table-cell>
          <table:table-cell office:value="5.6" office:value-type="float"/>
        </table:table-row>
        <table:table-row>
          <table:table-cell office:value="277" office:value-type="float"/>
          <table:table-cell office:value-type="string">
            <text:p>Explosives</text:p>
          </table:table-cell>
          <table:table-cell office:value="6.4" office:value-type="float"/>
        </table:table-row>
        <table:table-row>
          <table:table-cell office:value="277" office:value-type="float"/>
          <table:table-cell office:value-type="string">
            <text:p>Fabric</text:p>
          </table:table-cell>
          <table:table-cell office:value="11" office:value-type="float"/>
        </table:table-row>
        <table:table-row>
          <table:table-cell office:value="277" office:value-type="float"/>
          <table:table-cell office:value-type="string">
            <text:p>Food</text:p>
          </table:table-cell>
          <table:table-cell office:value="8" office:value-type="float"/>
        </table:table-row>
        <table:table-row>
          <table:table-cell office:value="277" office:value-type="float"/>
          <table:table-cell office:value-type="string">
            <text:p>Livestock</text:p>
          </table:table-cell>
          <table:table-cell office:value="5.6" office:value-type="float"/>
        </table:table-row>
        <table:table-row>
          <table:table-cell office:value="277" office:value-type="float"/>
          <table:table-cell office:value-type="string">
            <text:p>Mechanical components</text:p>
          </table:table-cell>
          <table:table-cell office:value="8" office:value-type="float"/>
        </table:table-row>
        <table:table-row>
          <table:table-cell office:value="277" office:value-type="float"/>
          <table:table-cell office:value-type="string">
            <text:p>Plastics</text:p>
          </table:table-cell>
          <table:table-cell office:value="4" office:value-type="float"/>
        </table:table-row>
        <table:table-row>
          <table:table-cell office:value="278" office:value-type="float"/>
          <table:table-cell office:value-type="string">
            <text:p>Alcohol</text:p>
          </table:table-cell>
          <table:table-cell office:value="6" office:value-type="float"/>
        </table:table-row>
        <table:table-row>
          <table:table-cell office:value="278" office:value-type="float"/>
          <table:table-cell office:value-type="string">
            <text:p>Chemicals</text:p>
          </table:table-cell>
          <table:table-cell office:value="3.6" office:value-type="float"/>
        </table:table-row>
        <table:table-row>
          <table:table-cell office:value="278" office:value-type="float"/>
          <table:table-cell office:value-type="string">
            <text:p>Clothes</text:p>
          </table:table-cell>
          <table:table-cell office:value="6" office:value-type="float"/>
        </table:table-row>
        <table:table-row>
          <table:table-cell office:value="278" office:value-type="float"/>
          <table:table-cell office:value-type="string">
            <text:p>Crops</text:p>
          </table:table-cell>
          <table:table-cell office:value="9.6" office:value-type="float"/>
        </table:table-row>
        <table:table-row>
          <table:table-cell office:value="278" office:value-type="float"/>
          <table:table-cell office:value-type="string">
            <text:p>Electro components</text:p>
          </table:table-cell>
          <table:table-cell office:value="4.2" office:value-type="float"/>
        </table:table-row>
        <table:table-row>
          <table:table-cell office:value="278" office:value-type="float"/>
          <table:table-cell office:value-type="string">
            <text:p>Electronics</text:p>
          </table:table-cell>
          <table:table-cell office:value="4.2" office:value-type="float"/>
        </table:table-row>
        <table:table-row>
          <table:table-cell office:value="278" office:value-type="float"/>
          <table:table-cell office:value-type="string">
            <text:p>Explosives</text:p>
          </table:table-cell>
          <table:table-cell office:value="4.8" office:value-type="float"/>
        </table:table-row>
        <table:table-row>
          <table:table-cell office:value="278" office:value-type="float"/>
          <table:table-cell office:value-type="string">
            <text:p>Fabric</text:p>
          </table:table-cell>
          <table:table-cell office:value="8.4" office:value-type="float"/>
        </table:table-row>
        <table:table-row>
          <table:table-cell office:value="278" office:value-type="float"/>
          <table:table-cell office:value-type="string">
            <text:p>Food</text:p>
          </table:table-cell>
          <table:table-cell office:value="6" office:value-type="float"/>
        </table:table-row>
        <table:table-row>
          <table:table-cell office:value="278" office:value-type="float"/>
          <table:table-cell office:value-type="string">
            <text:p>Livestock</text:p>
          </table:table-cell>
          <table:table-cell office:value="4.2" office:value-type="float"/>
        </table:table-row>
        <table:table-row>
          <table:table-cell office:value="278" office:value-type="float"/>
          <table:table-cell office:value-type="string">
            <text:p>Mechanical components</text:p>
          </table:table-cell>
          <table:table-cell office:value="6" office:value-type="float"/>
        </table:table-row>
        <table:table-row>
          <table:table-cell office:value="278" office:value-type="float"/>
          <table:table-cell office:value-type="string">
            <text:p>Plastics</text:p>
          </table:table-cell>
          <table:table-cell office:value="3" office:value-type="float"/>
        </table:table-row>
        <table:table-row>
          <table:table-cell office:value="279" office:value-type="float"/>
          <table:table-cell office:value-type="string">
            <text:p>Alcohol</text:p>
          </table:table-cell>
          <table:table-cell office:value="31" office:value-type="float"/>
        </table:table-row>
        <table:table-row>
          <table:table-cell office:value="279" office:value-type="float"/>
          <table:table-cell office:value-type="string">
            <text:p>Chemicals</text:p>
          </table:table-cell>
          <table:table-cell office:value="18" office:value-type="float"/>
        </table:table-row>
        <table:table-row>
          <table:table-cell office:value="279" office:value-type="float"/>
          <table:table-cell office:value-type="string">
            <text:p>Clothes</text:p>
          </table:table-cell>
          <table:table-cell office:value="31" office:value-type="float"/>
        </table:table-row>
        <table:table-row>
          <table:table-cell office:value="279" office:value-type="float"/>
          <table:table-cell office:value-type="string">
            <text:p>Crops</text:p>
          </table:table-cell>
          <table:table-cell office:value="50" office:value-type="float"/>
        </table:table-row>
        <table:table-row>
          <table:table-cell office:value="279" office:value-type="float"/>
          <table:table-cell office:value-type="string">
            <text:p>Electro components</text:p>
          </table:table-cell>
          <table:table-cell office:value="21" office:value-type="float"/>
        </table:table-row>
        <table:table-row>
          <table:table-cell office:value="279" office:value-type="float"/>
          <table:table-cell office:value-type="string">
            <text:p>Electronics</text:p>
          </table:table-cell>
          <table:table-cell office:value="21" office:value-type="float"/>
        </table:table-row>
        <table:table-row>
          <table:table-cell office:value="279" office:value-type="float"/>
          <table:table-cell office:value-type="string">
            <text:p>Explosives</text:p>
          </table:table-cell>
          <table:table-cell office:value="25" office:value-type="float"/>
        </table:table-row>
        <table:table-row>
          <table:table-cell office:value="279" office:value-type="float"/>
          <table:table-cell office:value-type="string">
            <text:p>Fabric</text:p>
          </table:table-cell>
          <table:table-cell office:value="43" office:value-type="float"/>
        </table:table-row>
        <table:table-row>
          <table:table-cell office:value="279" office:value-type="float"/>
          <table:table-cell office:value-type="string">
            <text:p>Food</text:p>
          </table:table-cell>
          <table:table-cell office:value="31" office:value-type="float"/>
        </table:table-row>
        <table:table-row>
          <table:table-cell office:value="279" office:value-type="float"/>
          <table:table-cell office:value-type="string">
            <text:p>Livestock</text:p>
          </table:table-cell>
          <table:table-cell office:value="21" office:value-type="float"/>
        </table:table-row>
        <table:table-row>
          <table:table-cell office:value="279" office:value-type="float"/>
          <table:table-cell office:value-type="string">
            <text:p>Mechanical components</text:p>
          </table:table-cell>
          <table:table-cell office:value="31" office:value-type="float"/>
        </table:table-row>
        <table:table-row>
          <table:table-cell office:value="279" office:value-type="float"/>
          <table:table-cell office:value-type="string">
            <text:p>Plastics</text:p>
          </table:table-cell>
          <table:table-cell office:value="15" office:value-type="float"/>
        </table:table-row>
        <table:table-row>
          <table:table-cell office:value="280" office:value-type="float"/>
          <table:table-cell office:value-type="string">
            <text:p>Alcohol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Chemicals</text:p>
          </table:table-cell>
          <table:table-cell office:value="0.75" office:value-type="float"/>
        </table:table-row>
        <table:table-row>
          <table:table-cell office:value="280" office:value-type="float"/>
          <table:table-cell office:value-type="string">
            <text:p>Clothes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Crops</text:p>
          </table:table-cell>
          <table:table-cell office:value="2" office:value-type="float"/>
        </table:table-row>
        <table:table-row>
          <table:table-cell office:value="280" office:value-type="float"/>
          <table:table-cell office:value-type="string">
            <text:p>Electro components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Electronics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Explosives</text:p>
          </table:table-cell>
          <table:table-cell office:value="1" office:value-type="float"/>
        </table:table-row>
        <table:table-row>
          <table:table-cell office:value="280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280" office:value-type="float"/>
          <table:table-cell office:value-type="string">
            <text:p>Food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Livestock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80" office:value-type="float"/>
          <table:table-cell office:value-type="string">
            <text:p>Plastics</text:p>
          </table:table-cell>
          <table:table-cell office:value="0.63" office:value-type="float"/>
        </table:table-row>
        <table:table-row>
          <table:table-cell office:value="281" office:value-type="float"/>
          <table:table-cell office:value-type="string">
            <text:p>Alcohol</text:p>
          </table:table-cell>
          <table:table-cell office:value="15" office:value-type="float"/>
        </table:table-row>
        <table:table-row>
          <table:table-cell office:value="281" office:value-type="float"/>
          <table:table-cell office:value-type="string">
            <text:p>Chemicals</text:p>
          </table:table-cell>
          <table:table-cell office:value="9" office:value-type="float"/>
        </table:table-row>
        <table:table-row>
          <table:table-cell office:value="281" office:value-type="float"/>
          <table:table-cell office:value-type="string">
            <text:p>Clothes</text:p>
          </table:table-cell>
          <table:table-cell office:value="15" office:value-type="float"/>
        </table:table-row>
        <table:table-row>
          <table:table-cell office:value="281" office:value-type="float"/>
          <table:table-cell office:value-type="string">
            <text:p>Crops</text:p>
          </table:table-cell>
          <table:table-cell office:value="24" office:value-type="float"/>
        </table:table-row>
        <table:table-row>
          <table:table-cell office:value="281" office:value-type="float"/>
          <table:table-cell office:value-type="string">
            <text:p>Electro components</text:p>
          </table:table-cell>
          <table:table-cell office:value="10" office:value-type="float"/>
        </table:table-row>
        <table:table-row>
          <table:table-cell office:value="281" office:value-type="float"/>
          <table:table-cell office:value-type="string">
            <text:p>Electronics</text:p>
          </table:table-cell>
          <table:table-cell office:value="10" office:value-type="float"/>
        </table:table-row>
        <table:table-row>
          <table:table-cell office:value="281" office:value-type="float"/>
          <table:table-cell office:value-type="string">
            <text:p>Explosives</text:p>
          </table:table-cell>
          <table:table-cell office:value="12" office:value-type="float"/>
        </table:table-row>
        <table:table-row>
          <table:table-cell office:value="281" office:value-type="float"/>
          <table:table-cell office:value-type="string">
            <text:p>Fabric</text:p>
          </table:table-cell>
          <table:table-cell office:value="21" office:value-type="float"/>
        </table:table-row>
        <table:table-row>
          <table:table-cell office:value="281" office:value-type="float"/>
          <table:table-cell office:value-type="string">
            <text:p>Food</text:p>
          </table:table-cell>
          <table:table-cell office:value="15" office:value-type="float"/>
        </table:table-row>
        <table:table-row>
          <table:table-cell office:value="281" office:value-type="float"/>
          <table:table-cell office:value-type="string">
            <text:p>Livestock</text:p>
          </table:table-cell>
          <table:table-cell office:value="10" office:value-type="float"/>
        </table:table-row>
        <table:table-row>
          <table:table-cell office:value="281" office:value-type="float"/>
          <table:table-cell office:value-type="string">
            <text:p>Mechanical components</text:p>
          </table:table-cell>
          <table:table-cell office:value="15" office:value-type="float"/>
        </table:table-row>
        <table:table-row>
          <table:table-cell office:value="281" office:value-type="float"/>
          <table:table-cell office:value-type="string">
            <text:p>Plastics</text:p>
          </table:table-cell>
          <table:table-cell office:value="7.5" office:value-type="float"/>
        </table:table-row>
        <table:table-row>
          <table:table-cell office:value="282" office:value-type="float"/>
          <table:table-cell office:value-type="string">
            <text:p>Aluminium scrap</text:p>
          </table:table-cell>
          <table:table-cell office:value="5.6" office:value-type="float"/>
        </table:table-row>
        <table:table-row>
          <table:table-cell office:value="282" office:value-type="float"/>
          <table:table-cell office:value-type="string">
            <text:p>Asphalt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Bauxit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Coal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Coal or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Construction wast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Gravel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Iron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Iron or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Metal scrap</text:p>
          </table:table-cell>
          <table:table-cell office:value="4.8" office:value-type="float"/>
        </table:table-row>
        <table:table-row>
          <table:table-cell office:value="282" office:value-type="float"/>
          <table:table-cell office:value-type="string">
            <text:p>Quarried ston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Raw bauxit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Uranium ore</text:p>
          </table:table-cell>
          <table:table-cell office:value="8" office:value-type="float"/>
        </table:table-row>
        <table:table-row>
          <table:table-cell office:value="283" office:value-type="float"/>
          <table:table-cell office:value-type="string">
            <text:p>Aluminium</text:p>
          </table:table-cell>
          <table:table-cell office:value="7" office:value-type="float"/>
        </table:table-row>
        <table:table-row>
          <table:table-cell office:value="283" office:value-type="float"/>
          <table:table-cell office:value-type="string">
            <text:p>Boards</text:p>
          </table:table-cell>
          <table:table-cell office:value="7" office:value-type="float"/>
        </table:table-row>
        <table:table-row>
          <table:table-cell office:value="283" office:value-type="float"/>
          <table:table-cell office:value-type="string">
            <text:p>Bricks</text:p>
          </table:table-cell>
          <table:table-cell office:value="5.6" office:value-type="float"/>
        </table:table-row>
        <table:table-row>
          <table:table-cell office:value="283" office:value-type="float"/>
          <table:table-cell office:value-type="string">
            <text:p>Plastic waste</text:p>
          </table:table-cell>
          <table:table-cell office:value="5.6" office:value-type="float"/>
        </table:table-row>
        <table:table-row>
          <table:table-cell office:value="283" office:value-type="float"/>
          <table:table-cell office:value-type="string">
            <text:p>Prefab panels</text:p>
          </table:table-cell>
          <table:table-cell office:value="6.3" office:value-type="float"/>
        </table:table-row>
        <table:table-row>
          <table:table-cell office:value="283" office:value-type="float"/>
          <table:table-cell office:value-type="string">
            <text:p>Steel</text:p>
          </table:table-cell>
          <table:table-cell office:value="7" office:value-type="float"/>
        </table:table-row>
        <table:table-row>
          <table:table-cell office:value="283" office:value-type="float"/>
          <table:table-cell office:value-type="string">
            <text:p>Uranium oxide</text:p>
          </table:table-cell>
          <table:table-cell office:value="4.2" office:value-type="float"/>
        </table:table-row>
        <table:table-row>
          <table:table-cell office:value="283" office:value-type="float"/>
          <table:table-cell office:value-type="string">
            <text:p>Wood</text:p>
          </table:table-cell>
          <table:table-cell office:value="7" office:value-type="float"/>
        </table:table-row>
        <table:table-row>
          <table:table-cell office:value="285" office:value-type="float"/>
          <table:table-cell office:value-type="string">
            <text:p>Bitumen</text:p>
          </table:table-cell>
          <table:table-cell office:value="3.5" office:value-type="float"/>
        </table:table-row>
        <table:table-row>
          <table:table-cell office:value="285" office:value-type="float"/>
          <table:table-cell office:value-type="string">
            <text:p>Fuel</text:p>
          </table:table-cell>
          <table:table-cell office:value="3.5" office:value-type="float"/>
        </table:table-row>
        <table:table-row>
          <table:table-cell office:value="285" office:value-type="float"/>
          <table:table-cell office:value-type="string">
            <text:p>Liquid fertiliser</text:p>
          </table:table-cell>
          <table:table-cell office:value="3.5" office:value-type="float"/>
        </table:table-row>
        <table:table-row>
          <table:table-cell office:value="285" office:value-type="float"/>
          <table:table-cell office:value-type="string">
            <text:p>Oil</text:p>
          </table:table-cell>
          <table:table-cell office:value="3.5" office:value-type="float"/>
        </table:table-row>
        <table:table-row>
          <table:table-cell office:value="286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286" office:value-type="float"/>
          <table:table-cell office:value-type="string">
            <text:p>Boards</text:p>
          </table:table-cell>
          <table:table-cell office:value="3.5" office:value-type="float"/>
        </table:table-row>
        <table:table-row>
          <table:table-cell office:value="286" office:value-type="float"/>
          <table:table-cell office:value-type="string">
            <text:p>Bricks</text:p>
          </table:table-cell>
          <table:table-cell office:value="2.8" office:value-type="float"/>
        </table:table-row>
        <table:table-row>
          <table:table-cell office:value="286" office:value-type="float"/>
          <table:table-cell office:value-type="string">
            <text:p>Plastic waste</text:p>
          </table:table-cell>
          <table:table-cell office:value="2.8" office:value-type="float"/>
        </table:table-row>
        <table:table-row>
          <table:table-cell office:value="286" office:value-type="float"/>
          <table:table-cell office:value-type="string">
            <text:p>Prefab panels</text:p>
          </table:table-cell>
          <table:table-cell office:value="3.1" office:value-type="float"/>
        </table:table-row>
        <table:table-row>
          <table:table-cell office:value="286" office:value-type="float"/>
          <table:table-cell office:value-type="string">
            <text:p>Steel</text:p>
          </table:table-cell>
          <table:table-cell office:value="3.5" office:value-type="float"/>
        </table:table-row>
        <table:table-row>
          <table:table-cell office:value="286" office:value-type="float"/>
          <table:table-cell office:value-type="string">
            <text:p>Uranium oxide</text:p>
          </table:table-cell>
          <table:table-cell office:value="2.1" office:value-type="float"/>
        </table:table-row>
        <table:table-row>
          <table:table-cell office:value="286" office:value-type="float"/>
          <table:table-cell office:value-type="string">
            <text:p>Wood</text:p>
          </table:table-cell>
          <table:table-cell office:value="3.5" office:value-type="float"/>
        </table:table-row>
        <table:table-row>
          <table:table-cell office:value="287" office:value-type="float"/>
          <table:table-cell office:value-type="string">
            <text:p>Aluminium</text:p>
          </table:table-cell>
          <table:table-cell office:value="16" office:value-type="float"/>
        </table:table-row>
        <table:table-row>
          <table:table-cell office:value="287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287" office:value-type="float"/>
          <table:table-cell office:value-type="string">
            <text:p>Bricks</text:p>
          </table:table-cell>
          <table:table-cell office:value="12" office:value-type="float"/>
        </table:table-row>
        <table:table-row>
          <table:table-cell office:value="287" office:value-type="float"/>
          <table:table-cell office:value-type="string">
            <text:p>Plastic waste</text:p>
          </table:table-cell>
          <table:table-cell office:value="12" office:value-type="float"/>
        </table:table-row>
        <table:table-row>
          <table:table-cell office:value="287" office:value-type="float"/>
          <table:table-cell office:value-type="string">
            <text:p>Prefab panels</text:p>
          </table:table-cell>
          <table:table-cell office:value="14" office:value-type="float"/>
        </table:table-row>
        <table:table-row>
          <table:table-cell office:value="287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287" office:value-type="float"/>
          <table:table-cell office:value-type="string">
            <text:p>Uranium oxide</text:p>
          </table:table-cell>
          <table:table-cell office:value="9.6" office:value-type="float"/>
        </table:table-row>
        <table:table-row>
          <table:table-cell office:value="287" office:value-type="float"/>
          <table:table-cell office:value-type="string">
            <text:p>Wood</text:p>
          </table:table-cell>
          <table:table-cell office:value="16" office:value-type="float"/>
        </table:table-row>
        <table:table-row>
          <table:table-cell office:value="293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301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302" office:value-type="float"/>
          <table:table-cell office:value-type="string">
            <text:p>Alcohol</text:p>
          </table:table-cell>
          <table:table-cell office:value="1.9" office:value-type="float"/>
        </table:table-row>
        <table:table-row>
          <table:table-cell office:value="302" office:value-type="float"/>
          <table:table-cell office:value-type="string">
            <text:p>Chemicals</text:p>
          </table:table-cell>
          <table:table-cell office:value="1.1" office:value-type="float"/>
        </table:table-row>
        <table:table-row>
          <table:table-cell office:value="302" office:value-type="float"/>
          <table:table-cell office:value-type="string">
            <text:p>Clothes</text:p>
          </table:table-cell>
          <table:table-cell office:value="1.9" office:value-type="float"/>
        </table:table-row>
        <table:table-row>
          <table:table-cell office:value="302" office:value-type="float"/>
          <table:table-cell office:value-type="string">
            <text:p>Crops</text:p>
          </table:table-cell>
          <table:table-cell office:value="3" office:value-type="float"/>
        </table:table-row>
        <table:table-row>
          <table:table-cell office:value="302" office:value-type="float"/>
          <table:table-cell office:value-type="string">
            <text:p>Electro components</text:p>
          </table:table-cell>
          <table:table-cell office:value="1.3" office:value-type="float"/>
        </table:table-row>
        <table:table-row>
          <table:table-cell office:value="302" office:value-type="float"/>
          <table:table-cell office:value-type="string">
            <text:p>Electronics</text:p>
          </table:table-cell>
          <table:table-cell office:value="1.3" office:value-type="float"/>
        </table:table-row>
        <table:table-row>
          <table:table-cell office:value="302" office:value-type="float"/>
          <table:table-cell office:value-type="string">
            <text:p>Explosives</text:p>
          </table:table-cell>
          <table:table-cell office:value="1.5" office:value-type="float"/>
        </table:table-row>
        <table:table-row>
          <table:table-cell office:value="302" office:value-type="float"/>
          <table:table-cell office:value-type="string">
            <text:p>Fabric</text:p>
          </table:table-cell>
          <table:table-cell office:value="2.6" office:value-type="float"/>
        </table:table-row>
        <table:table-row>
          <table:table-cell office:value="302" office:value-type="float"/>
          <table:table-cell office:value-type="string">
            <text:p>Food</text:p>
          </table:table-cell>
          <table:table-cell office:value="1.9" office:value-type="float"/>
        </table:table-row>
        <table:table-row>
          <table:table-cell office:value="302" office:value-type="float"/>
          <table:table-cell office:value-type="string">
            <text:p>Livestock</text:p>
          </table:table-cell>
          <table:table-cell office:value="1.3" office:value-type="float"/>
        </table:table-row>
        <table:table-row>
          <table:table-cell office:value="302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302" office:value-type="float"/>
          <table:table-cell office:value-type="string">
            <text:p>Plastics</text:p>
          </table:table-cell>
          <table:table-cell office:value="0.93" office:value-type="float"/>
        </table:table-row>
        <table:table-row>
          <table:table-cell office:value="303" office:value-type="float"/>
          <table:table-cell office:value-type="string">
            <text:p>Alcohol</text:p>
          </table:table-cell>
          <table:table-cell office:value="34" office:value-type="float"/>
        </table:table-row>
        <table:table-row>
          <table:table-cell office:value="303" office:value-type="float"/>
          <table:table-cell office:value-type="string">
            <text:p>Chemicals</text:p>
          </table:table-cell>
          <table:table-cell office:value="20" office:value-type="float"/>
        </table:table-row>
        <table:table-row>
          <table:table-cell office:value="303" office:value-type="float"/>
          <table:table-cell office:value-type="string">
            <text:p>Clothes</text:p>
          </table:table-cell>
          <table:table-cell office:value="34" office:value-type="float"/>
        </table:table-row>
        <table:table-row>
          <table:table-cell office:value="303" office:value-type="float"/>
          <table:table-cell office:value-type="string">
            <text:p>Crops</text:p>
          </table:table-cell>
          <table:table-cell office:value="55" office:value-type="float"/>
        </table:table-row>
        <table:table-row>
          <table:table-cell office:value="303" office:value-type="float"/>
          <table:table-cell office:value-type="string">
            <text:p>Electro components</text:p>
          </table:table-cell>
          <table:table-cell office:value="24" office:value-type="float"/>
        </table:table-row>
        <table:table-row>
          <table:table-cell office:value="303" office:value-type="float"/>
          <table:table-cell office:value-type="string">
            <text:p>Electronics</text:p>
          </table:table-cell>
          <table:table-cell office:value="24" office:value-type="float"/>
        </table:table-row>
        <table:table-row>
          <table:table-cell office:value="303" office:value-type="float"/>
          <table:table-cell office:value-type="string">
            <text:p>Explosives</text:p>
          </table:table-cell>
          <table:table-cell office:value="27" office:value-type="float"/>
        </table:table-row>
        <table:table-row>
          <table:table-cell office:value="303" office:value-type="float"/>
          <table:table-cell office:value-type="string">
            <text:p>Fabric</text:p>
          </table:table-cell>
          <table:table-cell office:value="48" office:value-type="float"/>
        </table:table-row>
        <table:table-row>
          <table:table-cell office:value="303" office:value-type="float"/>
          <table:table-cell office:value-type="string">
            <text:p>Food</text:p>
          </table:table-cell>
          <table:table-cell office:value="34" office:value-type="float"/>
        </table:table-row>
        <table:table-row>
          <table:table-cell office:value="303" office:value-type="float"/>
          <table:table-cell office:value-type="string">
            <text:p>Livestock</text:p>
          </table:table-cell>
          <table:table-cell office:value="24" office:value-type="float"/>
        </table:table-row>
        <table:table-row>
          <table:table-cell office:value="303" office:value-type="float"/>
          <table:table-cell office:value-type="string">
            <text:p>Mechanical components</text:p>
          </table:table-cell>
          <table:table-cell office:value="34" office:value-type="float"/>
        </table:table-row>
        <table:table-row>
          <table:table-cell office:value="303" office:value-type="float"/>
          <table:table-cell office:value-type="string">
            <text:p>Plastics</text:p>
          </table:table-cell>
          <table:table-cell office:value="17" office:value-type="float"/>
        </table:table-row>
        <table:table-row>
          <table:table-cell office:value="304" office:value-type="float"/>
          <table:table-cell office:value-type="string">
            <text:p>Aluminium</text:p>
          </table:table-cell>
          <table:table-cell office:value="24" office:value-type="float"/>
        </table:table-row>
        <table:table-row>
          <table:table-cell office:value="305" office:value-type="float"/>
          <table:table-cell office:value-type="string">
            <text:p>Livestock</text:p>
          </table:table-cell>
          <table:table-cell office:value="37" office:value-type="float"/>
        </table:table-row>
        <table:table-row>
          <table:table-cell office:value="306" office:value-type="float"/>
          <table:table-cell office:value-type="string">
            <text:p>Aluminium scrap</text:p>
          </table:table-cell>
          <table:table-cell office:value="50" office:value-type="float"/>
        </table:table-row>
        <table:table-row>
          <table:table-cell office:value="306" office:value-type="float"/>
          <table:table-cell office:value-type="string">
            <text:p>Asphalt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Bauxit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Coal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Coal or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Construction wast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Gravel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Iron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Iron or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Metal scrap</text:p>
          </table:table-cell>
          <table:table-cell office:value="43" office:value-type="float"/>
        </table:table-row>
        <table:table-row>
          <table:table-cell office:value="306" office:value-type="float"/>
          <table:table-cell office:value-type="string">
            <text:p>Quarried ston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Raw bauxit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Uranium ore</text:p>
          </table:table-cell>
          <table:table-cell office:value="72" office:value-type="float"/>
        </table:table-row>
        <table:table-row>
          <table:table-cell office:value="307" office:value-type="float"/>
          <table:table-cell office:value-type="string">
            <text:p>Alcohol</text:p>
          </table:table-cell>
          <table:table-cell office:value="34" office:value-type="float"/>
        </table:table-row>
        <table:table-row>
          <table:table-cell office:value="307" office:value-type="float"/>
          <table:table-cell office:value-type="string">
            <text:p>Chemicals</text:p>
          </table:table-cell>
          <table:table-cell office:value="20" office:value-type="float"/>
        </table:table-row>
        <table:table-row>
          <table:table-cell office:value="307" office:value-type="float"/>
          <table:table-cell office:value-type="string">
            <text:p>Clothes</text:p>
          </table:table-cell>
          <table:table-cell office:value="34" office:value-type="float"/>
        </table:table-row>
        <table:table-row>
          <table:table-cell office:value="307" office:value-type="float"/>
          <table:table-cell office:value-type="string">
            <text:p>Crops</text:p>
          </table:table-cell>
          <table:table-cell office:value="54" office:value-type="float"/>
        </table:table-row>
        <table:table-row>
          <table:table-cell office:value="307" office:value-type="float"/>
          <table:table-cell office:value-type="string">
            <text:p>Electro components</text:p>
          </table:table-cell>
          <table:table-cell office:value="23" office:value-type="float"/>
        </table:table-row>
        <table:table-row>
          <table:table-cell office:value="307" office:value-type="float"/>
          <table:table-cell office:value-type="string">
            <text:p>Electronics</text:p>
          </table:table-cell>
          <table:table-cell office:value="23" office:value-type="float"/>
        </table:table-row>
        <table:table-row>
          <table:table-cell office:value="307" office:value-type="float"/>
          <table:table-cell office:value-type="string">
            <text:p>Explosives</text:p>
          </table:table-cell>
          <table:table-cell office:value="27" office:value-type="float"/>
        </table:table-row>
        <table:table-row>
          <table:table-cell office:value="307" office:value-type="float"/>
          <table:table-cell office:value-type="string">
            <text:p>Fabric</text:p>
          </table:table-cell>
          <table:table-cell office:value="47" office:value-type="float"/>
        </table:table-row>
        <table:table-row>
          <table:table-cell office:value="307" office:value-type="float"/>
          <table:table-cell office:value-type="string">
            <text:p>Food</text:p>
          </table:table-cell>
          <table:table-cell office:value="34" office:value-type="float"/>
        </table:table-row>
        <table:table-row>
          <table:table-cell office:value="307" office:value-type="float"/>
          <table:table-cell office:value-type="string">
            <text:p>Livestock</text:p>
          </table:table-cell>
          <table:table-cell office:value="23" office:value-type="float"/>
        </table:table-row>
        <table:table-row>
          <table:table-cell office:value="307" office:value-type="float"/>
          <table:table-cell office:value-type="string">
            <text:p>Mechanical components</text:p>
          </table:table-cell>
          <table:table-cell office:value="34" office:value-type="float"/>
        </table:table-row>
        <table:table-row>
          <table:table-cell office:value="307" office:value-type="float"/>
          <table:table-cell office:value-type="string">
            <text:p>Plastics</text:p>
          </table:table-cell>
          <table:table-cell office:value="17" office:value-type="float"/>
        </table:table-row>
        <table:table-row>
          <table:table-cell office:value="308" office:value-type="float"/>
          <table:table-cell office:value-type="string">
            <text:p>Aluminium oxide</text:p>
          </table:table-cell>
          <table:table-cell office:value="55" office:value-type="float"/>
        </table:table-row>
        <table:table-row>
          <table:table-cell office:value="308" office:value-type="float"/>
          <table:table-cell office:value-type="string">
            <text:p>Cement</text:p>
          </table:table-cell>
          <table:table-cell office:value="55" office:value-type="float"/>
        </table:table-row>
        <table:table-row>
          <table:table-cell office:value="309" office:value-type="float"/>
          <table:table-cell office:value-type="string">
            <text:p>Aluminium</text:p>
          </table:table-cell>
          <table:table-cell office:value="22" office:value-type="float"/>
        </table:table-row>
        <table:table-row>
          <table:table-cell office:value="310" office:value-type="float"/>
          <table:table-cell office:value-type="string">
            <text:p>Aluminium scrap</text:p>
          </table:table-cell>
          <table:table-cell office:value="39" office:value-type="float"/>
        </table:table-row>
        <table:table-row>
          <table:table-cell office:value="310" office:value-type="float"/>
          <table:table-cell office:value-type="string">
            <text:p>Asphalt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Bauxit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Coal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Coal or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Construction wast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Gravel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Iron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Iron or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Metal scrap</text:p>
          </table:table-cell>
          <table:table-cell office:value="39" office:value-type="float"/>
        </table:table-row>
        <table:table-row>
          <table:table-cell office:value="310" office:value-type="float"/>
          <table:table-cell office:value-type="string">
            <text:p>Quarried ston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Raw bauxit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Uranium ore</text:p>
          </table:table-cell>
          <table:table-cell office:value="56" office:value-type="float"/>
        </table:table-row>
        <table:table-row>
          <table:table-cell office:value="311" office:value-type="float"/>
          <table:table-cell office:value-type="string">
            <text:p>Aluminium scrap</text:p>
          </table:table-cell>
          <table:table-cell office:value="35" office:value-type="float"/>
        </table:table-row>
        <table:table-row>
          <table:table-cell office:value="311" office:value-type="float"/>
          <table:table-cell office:value-type="string">
            <text:p>Asphalt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Bauxit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Coal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Coal or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Construction wast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Gravel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Iron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Iron or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Metal scrap</text:p>
          </table:table-cell>
          <table:table-cell office:value="30" office:value-type="float"/>
        </table:table-row>
        <table:table-row>
          <table:table-cell office:value="311" office:value-type="float"/>
          <table:table-cell office:value-type="string">
            <text:p>Quarried ston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Raw bauxit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Uranium ore</text:p>
          </table:table-cell>
          <table:table-cell office:value="50" office:value-type="float"/>
        </table:table-row>
        <table:table-row>
          <table:table-cell office:value="312" office:value-type="float"/>
          <table:table-cell office:value-type="string">
            <text:p>Aluminium</text:p>
          </table:table-cell>
          <table:table-cell office:value="69" office:value-type="float"/>
        </table:table-row>
        <table:table-row>
          <table:table-cell office:value="312" office:value-type="float"/>
          <table:table-cell office:value-type="string">
            <text:p>Boards</text:p>
          </table:table-cell>
          <table:table-cell office:value="69" office:value-type="float"/>
        </table:table-row>
        <table:table-row>
          <table:table-cell office:value="312" office:value-type="float"/>
          <table:table-cell office:value-type="string">
            <text:p>Bricks</text:p>
          </table:table-cell>
          <table:table-cell office:value="55" office:value-type="float"/>
        </table:table-row>
        <table:table-row>
          <table:table-cell office:value="312" office:value-type="float"/>
          <table:table-cell office:value-type="string">
            <text:p>Plastic waste</text:p>
          </table:table-cell>
          <table:table-cell office:value="55" office:value-type="float"/>
        </table:table-row>
        <table:table-row>
          <table:table-cell office:value="312" office:value-type="float"/>
          <table:table-cell office:value-type="string">
            <text:p>Prefab panels</text:p>
          </table:table-cell>
          <table:table-cell office:value="62" office:value-type="float"/>
        </table:table-row>
        <table:table-row>
          <table:table-cell office:value="312" office:value-type="float"/>
          <table:table-cell office:value-type="string">
            <text:p>Steel</text:p>
          </table:table-cell>
          <table:table-cell office:value="69" office:value-type="float"/>
        </table:table-row>
        <table:table-row>
          <table:table-cell office:value="312" office:value-type="float"/>
          <table:table-cell office:value-type="string">
            <text:p>Uranium oxide</text:p>
          </table:table-cell>
          <table:table-cell office:value="41" office:value-type="float"/>
        </table:table-row>
        <table:table-row>
          <table:table-cell office:value="312" office:value-type="float"/>
          <table:table-cell office:value-type="string">
            <text:p>Wood</text:p>
          </table:table-cell>
          <table:table-cell office:value="69" office:value-type="float"/>
        </table:table-row>
        <table:table-row>
          <table:table-cell office:value="313" office:value-type="float"/>
          <table:table-cell office:value-type="string">
            <text:p>Aluminium</text:p>
          </table:table-cell>
          <table:table-cell office:value="67" office:value-type="float"/>
        </table:table-row>
        <table:table-row>
          <table:table-cell office:value="313" office:value-type="float"/>
          <table:table-cell office:value-type="string">
            <text:p>Boards</text:p>
          </table:table-cell>
          <table:table-cell office:value="67" office:value-type="float"/>
        </table:table-row>
        <table:table-row>
          <table:table-cell office:value="313" office:value-type="float"/>
          <table:table-cell office:value-type="string">
            <text:p>Bricks</text:p>
          </table:table-cell>
          <table:table-cell office:value="53" office:value-type="float"/>
        </table:table-row>
        <table:table-row>
          <table:table-cell office:value="313" office:value-type="float"/>
          <table:table-cell office:value-type="string">
            <text:p>Plastic waste</text:p>
          </table:table-cell>
          <table:table-cell office:value="53" office:value-type="float"/>
        </table:table-row>
        <table:table-row>
          <table:table-cell office:value="313" office:value-type="float"/>
          <table:table-cell office:value-type="string">
            <text:p>Prefab panels</text:p>
          </table:table-cell>
          <table:table-cell office:value="60" office:value-type="float"/>
        </table:table-row>
        <table:table-row>
          <table:table-cell office:value="313" office:value-type="float"/>
          <table:table-cell office:value-type="string">
            <text:p>Steel</text:p>
          </table:table-cell>
          <table:table-cell office:value="67" office:value-type="float"/>
        </table:table-row>
        <table:table-row>
          <table:table-cell office:value="313" office:value-type="float"/>
          <table:table-cell office:value-type="string">
            <text:p>Uranium oxide</text:p>
          </table:table-cell>
          <table:table-cell office:value="40" office:value-type="float"/>
        </table:table-row>
        <table:table-row>
          <table:table-cell office:value="313" office:value-type="float"/>
          <table:table-cell office:value-type="string">
            <text:p>Wood</text:p>
          </table:table-cell>
          <table:table-cell office:value="67" office:value-type="float"/>
        </table:table-row>
        <table:table-row>
          <table:table-cell office:value="314" office:value-type="float"/>
          <table:table-cell office:value-type="string">
            <text:p>Aluminium</text:p>
          </table:table-cell>
          <table:table-cell office:value="79" office:value-type="float"/>
        </table:table-row>
        <table:table-row>
          <table:table-cell office:value="314" office:value-type="float"/>
          <table:table-cell office:value-type="string">
            <text:p>Boards</text:p>
          </table:table-cell>
          <table:table-cell office:value="79" office:value-type="float"/>
        </table:table-row>
        <table:table-row>
          <table:table-cell office:value="314" office:value-type="float"/>
          <table:table-cell office:value-type="string">
            <text:p>Bricks</text:p>
          </table:table-cell>
          <table:table-cell office:value="63" office:value-type="float"/>
        </table:table-row>
        <table:table-row>
          <table:table-cell office:value="314" office:value-type="float"/>
          <table:table-cell office:value-type="string">
            <text:p>Plastic waste</text:p>
          </table:table-cell>
          <table:table-cell office:value="63" office:value-type="float"/>
        </table:table-row>
        <table:table-row>
          <table:table-cell office:value="314" office:value-type="float"/>
          <table:table-cell office:value-type="string">
            <text:p>Prefab panels</text:p>
          </table:table-cell>
          <table:table-cell office:value="71" office:value-type="float"/>
        </table:table-row>
        <table:table-row>
          <table:table-cell office:value="314" office:value-type="float"/>
          <table:table-cell office:value-type="string">
            <text:p>Steel</text:p>
          </table:table-cell>
          <table:table-cell office:value="79" office:value-type="float"/>
        </table:table-row>
        <table:table-row>
          <table:table-cell office:value="314" office:value-type="float"/>
          <table:table-cell office:value-type="string">
            <text:p>Uranium oxide</text:p>
          </table:table-cell>
          <table:table-cell office:value="47" office:value-type="float"/>
        </table:table-row>
        <table:table-row>
          <table:table-cell office:value="314" office:value-type="float"/>
          <table:table-cell office:value-type="string">
            <text:p>Wood</text:p>
          </table:table-cell>
          <table:table-cell office:value="79" office:value-type="float"/>
        </table:table-row>
        <table:table-row>
          <table:table-cell office:value="315" office:value-type="float"/>
          <table:table-cell office:value-type="string">
            <text:p>Bitumen</text:p>
          </table:table-cell>
          <table:table-cell office:value="60" office:value-type="float"/>
        </table:table-row>
        <table:table-row>
          <table:table-cell office:value="315" office:value-type="float"/>
          <table:table-cell office:value-type="string">
            <text:p>Fuel</text:p>
          </table:table-cell>
          <table:table-cell office:value="60" office:value-type="float"/>
        </table:table-row>
        <table:table-row>
          <table:table-cell office:value="315" office:value-type="float"/>
          <table:table-cell office:value-type="string">
            <text:p>Liquid fertiliser</text:p>
          </table:table-cell>
          <table:table-cell office:value="60" office:value-type="float"/>
        </table:table-row>
        <table:table-row>
          <table:table-cell office:value="315" office:value-type="float"/>
          <table:table-cell office:value-type="string">
            <text:p>Oil</text:p>
          </table:table-cell>
          <table:table-cell office:value="60" office:value-type="float"/>
        </table:table-row>
        <table:table-row>
          <table:table-cell office:value="316" office:value-type="float"/>
          <table:table-cell office:value-type="string">
            <text:p>Bitumen</text:p>
          </table:table-cell>
          <table:table-cell office:value="120" office:value-type="float"/>
        </table:table-row>
        <table:table-row>
          <table:table-cell office:value="316" office:value-type="float"/>
          <table:table-cell office:value-type="string">
            <text:p>Fuel</text:p>
          </table:table-cell>
          <table:table-cell office:value="120" office:value-type="float"/>
        </table:table-row>
        <table:table-row>
          <table:table-cell office:value="316" office:value-type="float"/>
          <table:table-cell office:value-type="string">
            <text:p>Liquid fertiliser</text:p>
          </table:table-cell>
          <table:table-cell office:value="120" office:value-type="float"/>
        </table:table-row>
        <table:table-row>
          <table:table-cell office:value="316" office:value-type="float"/>
          <table:table-cell office:value-type="string">
            <text:p>Oil</text:p>
          </table:table-cell>
          <table:table-cell office:value="120" office:value-type="float"/>
        </table:table-row>
        <table:table-row>
          <table:table-cell office:value="317" office:value-type="float"/>
          <table:table-cell office:value-type="string">
            <text:p>Aluminium</text:p>
          </table:table-cell>
          <table:table-cell office:value="69" office:value-type="float"/>
        </table:table-row>
        <table:table-row>
          <table:table-cell office:value="317" office:value-type="float"/>
          <table:table-cell office:value-type="string">
            <text:p>Boards</text:p>
          </table:table-cell>
          <table:table-cell office:value="69" office:value-type="float"/>
        </table:table-row>
        <table:table-row>
          <table:table-cell office:value="317" office:value-type="float"/>
          <table:table-cell office:value-type="string">
            <text:p>Bricks</text:p>
          </table:table-cell>
          <table:table-cell office:value="55" office:value-type="float"/>
        </table:table-row>
        <table:table-row>
          <table:table-cell office:value="317" office:value-type="float"/>
          <table:table-cell office:value-type="string">
            <text:p>Plastic waste</text:p>
          </table:table-cell>
          <table:table-cell office:value="55" office:value-type="float"/>
        </table:table-row>
        <table:table-row>
          <table:table-cell office:value="317" office:value-type="float"/>
          <table:table-cell office:value-type="string">
            <text:p>Prefab panels</text:p>
          </table:table-cell>
          <table:table-cell office:value="62" office:value-type="float"/>
        </table:table-row>
        <table:table-row>
          <table:table-cell office:value="317" office:value-type="float"/>
          <table:table-cell office:value-type="string">
            <text:p>Steel</text:p>
          </table:table-cell>
          <table:table-cell office:value="69" office:value-type="float"/>
        </table:table-row>
        <table:table-row>
          <table:table-cell office:value="317" office:value-type="float"/>
          <table:table-cell office:value-type="string">
            <text:p>Uranium oxide</text:p>
          </table:table-cell>
          <table:table-cell office:value="41" office:value-type="float"/>
        </table:table-row>
        <table:table-row>
          <table:table-cell office:value="317" office:value-type="float"/>
          <table:table-cell office:value-type="string">
            <text:p>Wood</text:p>
          </table:table-cell>
          <table:table-cell office:value="69" office:value-type="float"/>
        </table:table-row>
        <table:table-row>
          <table:table-cell office:value="318" office:value-type="float"/>
          <table:table-cell office:value-type="string">
            <text:p>Aluminium</text:p>
          </table:table-cell>
          <table:table-cell office:value="70" office:value-type="float"/>
        </table:table-row>
        <table:table-row>
          <table:table-cell office:value="318" office:value-type="float"/>
          <table:table-cell office:value-type="string">
            <text:p>Boards</text:p>
          </table:table-cell>
          <table:table-cell office:value="70" office:value-type="float"/>
        </table:table-row>
        <table:table-row>
          <table:table-cell office:value="318" office:value-type="float"/>
          <table:table-cell office:value-type="string">
            <text:p>Bricks</text:p>
          </table:table-cell>
          <table:table-cell office:value="56" office:value-type="float"/>
        </table:table-row>
        <table:table-row>
          <table:table-cell office:value="318" office:value-type="float"/>
          <table:table-cell office:value-type="string">
            <text:p>Plastic waste</text:p>
          </table:table-cell>
          <table:table-cell office:value="56" office:value-type="float"/>
        </table:table-row>
        <table:table-row>
          <table:table-cell office:value="318" office:value-type="float"/>
          <table:table-cell office:value-type="string">
            <text:p>Prefab panels</text:p>
          </table:table-cell>
          <table:table-cell office:value="63" office:value-type="float"/>
        </table:table-row>
        <table:table-row>
          <table:table-cell office:value="318" office:value-type="float"/>
          <table:table-cell office:value-type="string">
            <text:p>Steel</text:p>
          </table:table-cell>
          <table:table-cell office:value="70" office:value-type="float"/>
        </table:table-row>
        <table:table-row>
          <table:table-cell office:value="318" office:value-type="float"/>
          <table:table-cell office:value-type="string">
            <text:p>Uranium oxide</text:p>
          </table:table-cell>
          <table:table-cell office:value="42" office:value-type="float"/>
        </table:table-row>
        <table:table-row>
          <table:table-cell office:value="318" office:value-type="float"/>
          <table:table-cell office:value-type="string">
            <text:p>Wood</text:p>
          </table:table-cell>
          <table:table-cell office:value="70" office:value-type="float"/>
        </table:table-row>
        <table:table-row>
          <table:table-cell office:value="319" office:value-type="float"/>
          <table:table-cell office:value-type="string">
            <text:p>Aluminium oxide</text:p>
          </table:table-cell>
          <table:table-cell office:value="73" office:value-type="float"/>
        </table:table-row>
        <table:table-row>
          <table:table-cell office:value="319" office:value-type="float"/>
          <table:table-cell office:value-type="string">
            <text:p>Cement</text:p>
          </table:table-cell>
          <table:table-cell office:value="73" office:value-type="float"/>
        </table:table-row>
        <table:table-row>
          <table:table-cell office:value="320" office:value-type="float"/>
          <table:table-cell office:value-type="string">
            <text:p>Bitumen</text:p>
          </table:table-cell>
          <table:table-cell office:value="68" office:value-type="float"/>
        </table:table-row>
        <table:table-row>
          <table:table-cell office:value="320" office:value-type="float"/>
          <table:table-cell office:value-type="string">
            <text:p>Fuel</text:p>
          </table:table-cell>
          <table:table-cell office:value="68" office:value-type="float"/>
        </table:table-row>
        <table:table-row>
          <table:table-cell office:value="320" office:value-type="float"/>
          <table:table-cell office:value-type="string">
            <text:p>Liquid fertiliser</text:p>
          </table:table-cell>
          <table:table-cell office:value="68" office:value-type="float"/>
        </table:table-row>
        <table:table-row>
          <table:table-cell office:value="320" office:value-type="float"/>
          <table:table-cell office:value-type="string">
            <text:p>Oil</text:p>
          </table:table-cell>
          <table:table-cell office:value="68" office:value-type="float"/>
        </table:table-row>
        <table:table-row>
          <table:table-cell office:value="321" office:value-type="float"/>
          <table:table-cell office:value-type="string">
            <text:p>Aluminium scrap</text:p>
          </table:table-cell>
          <table:table-cell office:value="39" office:value-type="float"/>
        </table:table-row>
        <table:table-row>
          <table:table-cell office:value="321" office:value-type="float"/>
          <table:table-cell office:value-type="string">
            <text:p>Asphalt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Bauxit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Coal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Coal or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Construction wast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Gravel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Iron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Iron or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Metal scrap</text:p>
          </table:table-cell>
          <table:table-cell office:value="33" office:value-type="float"/>
        </table:table-row>
        <table:table-row>
          <table:table-cell office:value="321" office:value-type="float"/>
          <table:table-cell office:value-type="string">
            <text:p>Quarried ston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Raw bauxit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Uranium ore</text:p>
          </table:table-cell>
          <table:table-cell office:value="56" office:value-type="float"/>
        </table:table-row>
        <table:table-row>
          <table:table-cell office:value="322" office:value-type="float"/>
          <table:table-cell office:value-type="string">
            <text:p>Aluminium</text:p>
          </table:table-cell>
          <table:table-cell office:value="56" office:value-type="float"/>
        </table:table-row>
        <table:table-row>
          <table:table-cell office:value="322" office:value-type="float"/>
          <table:table-cell office:value-type="string">
            <text:p>Boards</text:p>
          </table:table-cell>
          <table:table-cell office:value="56" office:value-type="float"/>
        </table:table-row>
        <table:table-row>
          <table:table-cell office:value="322" office:value-type="float"/>
          <table:table-cell office:value-type="string">
            <text:p>Bricks</text:p>
          </table:table-cell>
          <table:table-cell office:value="44" office:value-type="float"/>
        </table:table-row>
        <table:table-row>
          <table:table-cell office:value="322" office:value-type="float"/>
          <table:table-cell office:value-type="string">
            <text:p>Plastic waste</text:p>
          </table:table-cell>
          <table:table-cell office:value="44" office:value-type="float"/>
        </table:table-row>
        <table:table-row>
          <table:table-cell office:value="322" office:value-type="float"/>
          <table:table-cell office:value-type="string">
            <text:p>Prefab panels</text:p>
          </table:table-cell>
          <table:table-cell office:value="50" office:value-type="float"/>
        </table:table-row>
        <table:table-row>
          <table:table-cell office:value="322" office:value-type="float"/>
          <table:table-cell office:value-type="string">
            <text:p>Steel</text:p>
          </table:table-cell>
          <table:table-cell office:value="56" office:value-type="float"/>
        </table:table-row>
        <table:table-row>
          <table:table-cell office:value="322" office:value-type="float"/>
          <table:table-cell office:value-type="string">
            <text:p>Uranium oxide</text:p>
          </table:table-cell>
          <table:table-cell office:value="33" office:value-type="float"/>
        </table:table-row>
        <table:table-row>
          <table:table-cell office:value="322" office:value-type="float"/>
          <table:table-cell office:value-type="string">
            <text:p>Wood</text:p>
          </table:table-cell>
          <table:table-cell office:value="56" office:value-type="float"/>
        </table:table-row>
        <table:table-row>
          <table:table-cell office:value="323" office:value-type="float"/>
          <table:table-cell office:value-type="string">
            <text:p>Aluminium scrap</text:p>
          </table:table-cell>
          <table:table-cell office:value="20" office:value-type="float"/>
        </table:table-row>
        <table:table-row>
          <table:table-cell office:value="323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Bauxit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Coal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Coal or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Construction wast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Gravel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Iron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Iron or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Metal scrap</text:p>
          </table:table-cell>
          <table:table-cell office:value="17" office:value-type="float"/>
        </table:table-row>
        <table:table-row>
          <table:table-cell office:value="323" office:value-type="float"/>
          <table:table-cell office:value-type="string">
            <text:p>Quarried ston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Raw bauxit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Uranium ore</text:p>
          </table:table-cell>
          <table:table-cell office:value="29" office:value-type="float"/>
        </table:table-row>
        <table:table-row>
          <table:table-cell office:value="324" office:value-type="float"/>
          <table:table-cell office:value-type="string">
            <text:p>Aluminium scrap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Biological waste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Construction waste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Fertiliser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Hazardous waste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Metal scrap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Mixed waste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Plastic waste</text:p>
          </table:table-cell>
          <table:table-cell office:value="18" office:value-type="float"/>
        </table:table-row>
        <table:table-row>
          <table:table-cell office:value="325" office:value-type="float"/>
          <table:table-cell office:value-type="string">
            <text:p>Aluminium scrap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Biological waste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Construction waste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Fertiliser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Hazardous waste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Metal scrap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Mixed waste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Plastic waste</text:p>
          </table:table-cell>
          <table:table-cell office:value="37" office:value-type="float"/>
        </table:table-row>
        <table:table-row>
          <table:table-cell office:value="326" office:value-type="float"/>
          <table:table-cell office:value-type="string">
            <text:p>Aluminium</text:p>
          </table:table-cell>
          <table:table-cell office:value="29" office:value-type="float"/>
        </table:table-row>
        <table:table-row>
          <table:table-cell office:value="326" office:value-type="float"/>
          <table:table-cell office:value-type="string">
            <text:p>Boards</text:p>
          </table:table-cell>
          <table:table-cell office:value="29" office:value-type="float"/>
        </table:table-row>
        <table:table-row>
          <table:table-cell office:value="326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326" office:value-type="float"/>
          <table:table-cell office:value-type="string">
            <text:p>Plastic waste</text:p>
          </table:table-cell>
          <table:table-cell office:value="23" office:value-type="float"/>
        </table:table-row>
        <table:table-row>
          <table:table-cell office:value="326" office:value-type="float"/>
          <table:table-cell office:value-type="string">
            <text:p>Prefab panels</text:p>
          </table:table-cell>
          <table:table-cell office:value="26" office:value-type="float"/>
        </table:table-row>
        <table:table-row>
          <table:table-cell office:value="326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326" office:value-type="float"/>
          <table:table-cell office:value-type="string">
            <text:p>Uranium oxide</text:p>
          </table:table-cell>
          <table:table-cell office:value="17" office:value-type="float"/>
        </table:table-row>
        <table:table-row>
          <table:table-cell office:value="326" office:value-type="float"/>
          <table:table-cell office:value-type="string">
            <text:p>Wood</text:p>
          </table:table-cell>
          <table:table-cell office:value="29" office:value-type="float"/>
        </table:table-row>
        <table:table-row>
          <table:table-cell office:value="408" office:value-type="float"/>
          <table:table-cell office:value-type="string">
            <text:p>Aluminium</text:p>
          </table:table-cell>
          <table:table-cell office:value="2720" office:value-type="float"/>
        </table:table-row>
        <table:table-row>
          <table:table-cell office:value="408" office:value-type="float"/>
          <table:table-cell office:value-type="string">
            <text:p>Boards</text:p>
          </table:table-cell>
          <table:table-cell office:value="2720" office:value-type="float"/>
        </table:table-row>
        <table:table-row>
          <table:table-cell office:value="408" office:value-type="float"/>
          <table:table-cell office:value-type="string">
            <text:p>Bricks</text:p>
          </table:table-cell>
          <table:table-cell office:value="2176" office:value-type="float"/>
        </table:table-row>
        <table:table-row>
          <table:table-cell office:value="408" office:value-type="float"/>
          <table:table-cell office:value-type="string">
            <text:p>Plastic waste</text:p>
          </table:table-cell>
          <table:table-cell office:value="2176" office:value-type="float"/>
        </table:table-row>
        <table:table-row>
          <table:table-cell office:value="408" office:value-type="float"/>
          <table:table-cell office:value-type="string">
            <text:p>Prefab panels</text:p>
          </table:table-cell>
          <table:table-cell office:value="2448" office:value-type="float"/>
        </table:table-row>
        <table:table-row>
          <table:table-cell office:value="408" office:value-type="float"/>
          <table:table-cell office:value-type="string">
            <text:p>Steel</text:p>
          </table:table-cell>
          <table:table-cell office:value="2720" office:value-type="float"/>
        </table:table-row>
        <table:table-row>
          <table:table-cell office:value="408" office:value-type="float"/>
          <table:table-cell office:value-type="string">
            <text:p>Uranium oxide</text:p>
          </table:table-cell>
          <table:table-cell office:value="1632" office:value-type="float"/>
        </table:table-row>
        <table:table-row>
          <table:table-cell office:value="408" office:value-type="float"/>
          <table:table-cell office:value-type="string">
            <text:p>Wood</text:p>
          </table:table-cell>
          <table:table-cell office:value="2720" office:value-type="float"/>
        </table:table-row>
        <table:table-row>
          <table:table-cell office:value="409" office:value-type="float"/>
          <table:table-cell office:value-type="string">
            <text:p>Aluminium</text:p>
          </table:table-cell>
          <table:table-cell office:value="1120" office:value-type="float"/>
        </table:table-row>
        <table:table-row>
          <table:table-cell office:value="409" office:value-type="float"/>
          <table:table-cell office:value-type="string">
            <text:p>Boards</text:p>
          </table:table-cell>
          <table:table-cell office:value="1120" office:value-type="float"/>
        </table:table-row>
        <table:table-row>
          <table:table-cell office:value="409" office:value-type="float"/>
          <table:table-cell office:value-type="string">
            <text:p>Bricks</text:p>
          </table:table-cell>
          <table:table-cell office:value="896" office:value-type="float"/>
        </table:table-row>
        <table:table-row>
          <table:table-cell office:value="409" office:value-type="float"/>
          <table:table-cell office:value-type="string">
            <text:p>Plastic waste</text:p>
          </table:table-cell>
          <table:table-cell office:value="896" office:value-type="float"/>
        </table:table-row>
        <table:table-row>
          <table:table-cell office:value="409" office:value-type="float"/>
          <table:table-cell office:value-type="string">
            <text:p>Prefab panels</text:p>
          </table:table-cell>
          <table:table-cell office:value="1008" office:value-type="float"/>
        </table:table-row>
        <table:table-row>
          <table:table-cell office:value="409" office:value-type="float"/>
          <table:table-cell office:value-type="string">
            <text:p>Steel</text:p>
          </table:table-cell>
          <table:table-cell office:value="1120" office:value-type="float"/>
        </table:table-row>
        <table:table-row>
          <table:table-cell office:value="409" office:value-type="float"/>
          <table:table-cell office:value-type="string">
            <text:p>Uranium oxide</text:p>
          </table:table-cell>
          <table:table-cell office:value="672" office:value-type="float"/>
        </table:table-row>
        <table:table-row>
          <table:table-cell office:value="409" office:value-type="float"/>
          <table:table-cell office:value-type="string">
            <text:p>Wood</text:p>
          </table:table-cell>
          <table:table-cell office:value="1120" office:value-type="float"/>
        </table:table-row>
        <table:table-row>
          <table:table-cell office:value="410" office:value-type="float"/>
          <table:table-cell office:value-type="string">
            <text:p>Aluminium scrap</text:p>
          </table:table-cell>
          <table:table-cell office:value="5775" office:value-type="float"/>
        </table:table-row>
        <table:table-row>
          <table:table-cell office:value="410" office:value-type="float"/>
          <table:table-cell office:value-type="string">
            <text:p>Asphalt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Bauxit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Coal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Coal or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Construction wast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Gravel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Iron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Iron or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Metal scrap</text:p>
          </table:table-cell>
          <table:table-cell office:value="4950" office:value-type="float"/>
        </table:table-row>
        <table:table-row>
          <table:table-cell office:value="410" office:value-type="float"/>
          <table:table-cell office:value-type="string">
            <text:p>Quarried ston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Raw bauxit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Uranium ore</text:p>
          </table:table-cell>
          <table:table-cell office:value="8250" office:value-type="float"/>
        </table:table-row>
        <table:table-row>
          <table:table-cell office:value="411" office:value-type="float"/>
          <table:table-cell office:value-type="string">
            <text:p>Alcohol</text:p>
          </table:table-cell>
          <table:table-cell office:value="85" office:value-type="float"/>
        </table:table-row>
        <table:table-row>
          <table:table-cell office:value="411" office:value-type="float"/>
          <table:table-cell office:value-type="string">
            <text:p>Aluminium</text:p>
          </table:table-cell>
          <table:table-cell office:value="170" office:value-type="float"/>
        </table:table-row>
        <table:table-row>
          <table:table-cell office:value="411" office:value-type="float"/>
          <table:table-cell office:value-type="string">
            <text:p>Aluminium oxide</text:p>
          </table:table-cell>
          <table:table-cell office:value="76" office:value-type="float"/>
        </table:table-row>
        <table:table-row>
          <table:table-cell office:value="411" office:value-type="float"/>
          <table:table-cell office:value-type="string">
            <text:p>Boards</text:p>
          </table:table-cell>
          <table:table-cell office:value="170" office:value-type="float"/>
        </table:table-row>
        <table:table-row>
          <table:table-cell office:value="411" office:value-type="float"/>
          <table:table-cell office:value-type="string">
            <text:p>Bricks</text:p>
          </table:table-cell>
          <table:table-cell office:value="136" office:value-type="float"/>
        </table:table-row>
        <table:table-row>
          <table:table-cell office:value="411" office:value-type="float"/>
          <table:table-cell office:value-type="string">
            <text:p>Cement</text:p>
          </table:table-cell>
          <table:table-cell office:value="76" office:value-type="float"/>
        </table:table-row>
        <table:table-row>
          <table:table-cell office:value="411" office:value-type="float"/>
          <table:table-cell office:value-type="string">
            <text:p>Chemicals</text:p>
          </table:table-cell>
          <table:table-cell office:value="51" office:value-type="float"/>
        </table:table-row>
        <table:table-row>
          <table:table-cell office:value="411" office:value-type="float"/>
          <table:table-cell office:value-type="string">
            <text:p>Clothes</text:p>
          </table:table-cell>
          <table:table-cell office:value="85" office:value-type="float"/>
        </table:table-row>
        <table:table-row>
          <table:table-cell office:value="411" office:value-type="float"/>
          <table:table-cell office:value-type="string">
            <text:p>Crops</text:p>
          </table:table-cell>
          <table:table-cell office:value="136" office:value-type="float"/>
        </table:table-row>
        <table:table-row>
          <table:table-cell office:value="411" office:value-type="float"/>
          <table:table-cell office:value-type="string">
            <text:p>Electro components</text:p>
          </table:table-cell>
          <table:table-cell office:value="59" office:value-type="float"/>
        </table:table-row>
        <table:table-row>
          <table:table-cell office:value="411" office:value-type="float"/>
          <table:table-cell office:value-type="string">
            <text:p>Electronics</text:p>
          </table:table-cell>
          <table:table-cell office:value="59" office:value-type="float"/>
        </table:table-row>
        <table:table-row>
          <table:table-cell office:value="411" office:value-type="float"/>
          <table:table-cell office:value-type="string">
            <text:p>Explosives</text:p>
          </table:table-cell>
          <table:table-cell office:value="68" office:value-type="float"/>
        </table:table-row>
        <table:table-row>
          <table:table-cell office:value="411" office:value-type="float"/>
          <table:table-cell office:value-type="string">
            <text:p>Fabric</text:p>
          </table:table-cell>
          <table:table-cell office:value="119" office:value-type="float"/>
        </table:table-row>
        <table:table-row>
          <table:table-cell office:value="411" office:value-type="float"/>
          <table:table-cell office:value-type="string">
            <text:p>Food</text:p>
          </table:table-cell>
          <table:table-cell office:value="85" office:value-type="float"/>
        </table:table-row>
        <table:table-row>
          <table:table-cell office:value="411" office:value-type="float"/>
          <table:table-cell office:value-type="string">
            <text:p>Livestock</text:p>
          </table:table-cell>
          <table:table-cell office:value="59" office:value-type="float"/>
        </table:table-row>
        <table:table-row>
          <table:table-cell office:value="411" office:value-type="float"/>
          <table:table-cell office:value-type="string">
            <text:p>Meat</text:p>
          </table:table-cell>
          <table:table-cell office:value="42" office:value-type="float"/>
        </table:table-row>
        <table:table-row>
          <table:table-cell office:value="411" office:value-type="float"/>
          <table:table-cell office:value-type="string">
            <text:p>Mechanical components</text:p>
          </table:table-cell>
          <table:table-cell office:value="85" office:value-type="float"/>
        </table:table-row>
        <table:table-row>
          <table:table-cell office:value="411" office:value-type="float"/>
          <table:table-cell office:value-type="string">
            <text:p>Plastics</text:p>
          </table:table-cell>
          <table:table-cell office:value="42" office:value-type="float"/>
        </table:table-row>
        <table:table-row>
          <table:table-cell office:value="411" office:value-type="float"/>
          <table:table-cell office:value-type="string">
            <text:p>Prefab panels</text:p>
          </table:table-cell>
          <table:table-cell office:value="153" office:value-type="float"/>
        </table:table-row>
        <table:table-row>
          <table:table-cell office:value="411" office:value-type="float"/>
          <table:table-cell office:value-type="string">
            <text:p>Steel</text:p>
          </table:table-cell>
          <table:table-cell office:value="170" office:value-type="float"/>
        </table:table-row>
        <table:table-row>
          <table:table-cell office:value="411" office:value-type="float"/>
          <table:table-cell office:value-type="string">
            <text:p>Uranium oxide</text:p>
          </table:table-cell>
          <table:table-cell office:value="85" office:value-type="float"/>
        </table:table-row>
        <table:table-row>
          <table:table-cell office:value="411" office:value-type="float"/>
          <table:table-cell office:value-type="string">
            <text:p>Wood</text:p>
          </table:table-cell>
          <table:table-cell office:value="170" office:value-type="float"/>
        </table:table-row>
        <table:table-row>
          <table:table-cell office:value="412" office:value-type="float"/>
          <table:table-cell office:value-type="string">
            <text:p>Bitumen</text:p>
          </table:table-cell>
          <table:table-cell office:value="19250" office:value-type="float"/>
        </table:table-row>
        <table:table-row>
          <table:table-cell office:value="412" office:value-type="float"/>
          <table:table-cell office:value-type="string">
            <text:p>Fuel</text:p>
          </table:table-cell>
          <table:table-cell office:value="19250" office:value-type="float"/>
        </table:table-row>
        <table:table-row>
          <table:table-cell office:value="412" office:value-type="float"/>
          <table:table-cell office:value-type="string">
            <text:p>Liquid fertiliser</text:p>
          </table:table-cell>
          <table:table-cell office:value="19250" office:value-type="float"/>
        </table:table-row>
        <table:table-row>
          <table:table-cell office:value="412" office:value-type="float"/>
          <table:table-cell office:value-type="string">
            <text:p>Oil</text:p>
          </table:table-cell>
          <table:table-cell office:value="19250" office:value-type="float"/>
        </table:table-row>
        <table:table-row>
          <table:table-cell office:value="413" office:value-type="float"/>
          <table:table-cell office:value-type="string">
            <text:p>Bitumen</text:p>
          </table:table-cell>
          <table:table-cell office:value="850" office:value-type="float"/>
        </table:table-row>
        <table:table-row>
          <table:table-cell office:value="413" office:value-type="float"/>
          <table:table-cell office:value-type="string">
            <text:p>Fuel</text:p>
          </table:table-cell>
          <table:table-cell office:value="850" office:value-type="float"/>
        </table:table-row>
        <table:table-row>
          <table:table-cell office:value="413" office:value-type="float"/>
          <table:table-cell office:value-type="string">
            <text:p>Liquid fertiliser</text:p>
          </table:table-cell>
          <table:table-cell office:value="850" office:value-type="float"/>
        </table:table-row>
        <table:table-row>
          <table:table-cell office:value="413" office:value-type="float"/>
          <table:table-cell office:value-type="string">
            <text:p>Oil</text:p>
          </table:table-cell>
          <table:table-cell office:value="850" office:value-type="float"/>
        </table:table-row>
        <table:table-row>
          <table:table-cell office:value="414" office:value-type="float"/>
          <table:table-cell office:value-type="string">
            <text:p>Aluminium scrap</text:p>
          </table:table-cell>
          <table:table-cell office:value="784" office:value-type="float"/>
        </table:table-row>
        <table:table-row>
          <table:table-cell office:value="414" office:value-type="float"/>
          <table:table-cell office:value-type="string">
            <text:p>Asphalt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Bauxit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Coal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Coal or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Construction wast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Gravel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Iron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Iron or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Metal scrap</text:p>
          </table:table-cell>
          <table:table-cell office:value="672" office:value-type="float"/>
        </table:table-row>
        <table:table-row>
          <table:table-cell office:value="414" office:value-type="float"/>
          <table:table-cell office:value-type="string">
            <text:p>Quarried ston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Raw bauxit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Uranium ore</text:p>
          </table:table-cell>
          <table:table-cell office:value="1120" office:value-type="float"/>
        </table:table-row>
        <table:table-row>
          <table:table-cell office:value="415" office:value-type="float"/>
          <table:table-cell office:value-type="string">
            <text:p>Alcohol</text:p>
          </table:table-cell>
          <table:table-cell office:value="875" office:value-type="float"/>
        </table:table-row>
        <table:table-row>
          <table:table-cell office:value="415" office:value-type="float"/>
          <table:table-cell office:value-type="string">
            <text:p>Aluminium</text:p>
          </table:table-cell>
          <table:table-cell office:value="1750" office:value-type="float"/>
        </table:table-row>
        <table:table-row>
          <table:table-cell office:value="415" office:value-type="float"/>
          <table:table-cell office:value-type="string">
            <text:p>Aluminium oxide</text:p>
          </table:table-cell>
          <table:table-cell office:value="787" office:value-type="float"/>
        </table:table-row>
        <table:table-row>
          <table:table-cell office:value="415" office:value-type="float"/>
          <table:table-cell office:value-type="string">
            <text:p>Boards</text:p>
          </table:table-cell>
          <table:table-cell office:value="1750" office:value-type="float"/>
        </table:table-row>
        <table:table-row>
          <table:table-cell office:value="415" office:value-type="float"/>
          <table:table-cell office:value-type="string">
            <text:p>Bricks</text:p>
          </table:table-cell>
          <table:table-cell office:value="1400" office:value-type="float"/>
        </table:table-row>
        <table:table-row>
          <table:table-cell office:value="415" office:value-type="float"/>
          <table:table-cell office:value-type="string">
            <text:p>Cement</text:p>
          </table:table-cell>
          <table:table-cell office:value="787" office:value-type="float"/>
        </table:table-row>
        <table:table-row>
          <table:table-cell office:value="415" office:value-type="float"/>
          <table:table-cell office:value-type="string">
            <text:p>Chemicals</text:p>
          </table:table-cell>
          <table:table-cell office:value="525" office:value-type="float"/>
        </table:table-row>
        <table:table-row>
          <table:table-cell office:value="415" office:value-type="float"/>
          <table:table-cell office:value-type="string">
            <text:p>Clothes</text:p>
          </table:table-cell>
          <table:table-cell office:value="875" office:value-type="float"/>
        </table:table-row>
        <table:table-row>
          <table:table-cell office:value="415" office:value-type="float"/>
          <table:table-cell office:value-type="string">
            <text:p>Crops</text:p>
          </table:table-cell>
          <table:table-cell office:value="1400" office:value-type="float"/>
        </table:table-row>
        <table:table-row>
          <table:table-cell office:value="415" office:value-type="float"/>
          <table:table-cell office:value-type="string">
            <text:p>Electro components</text:p>
          </table:table-cell>
          <table:table-cell office:value="612" office:value-type="float"/>
        </table:table-row>
        <table:table-row>
          <table:table-cell office:value="415" office:value-type="float"/>
          <table:table-cell office:value-type="string">
            <text:p>Electronics</text:p>
          </table:table-cell>
          <table:table-cell office:value="612" office:value-type="float"/>
        </table:table-row>
        <table:table-row>
          <table:table-cell office:value="415" office:value-type="float"/>
          <table:table-cell office:value-type="string">
            <text:p>Explosives</text:p>
          </table:table-cell>
          <table:table-cell office:value="700" office:value-type="float"/>
        </table:table-row>
        <table:table-row>
          <table:table-cell office:value="415" office:value-type="float"/>
          <table:table-cell office:value-type="string">
            <text:p>Fabric</text:p>
          </table:table-cell>
          <table:table-cell office:value="1225" office:value-type="float"/>
        </table:table-row>
        <table:table-row>
          <table:table-cell office:value="415" office:value-type="float"/>
          <table:table-cell office:value-type="string">
            <text:p>Food</text:p>
          </table:table-cell>
          <table:table-cell office:value="875" office:value-type="float"/>
        </table:table-row>
        <table:table-row>
          <table:table-cell office:value="415" office:value-type="float"/>
          <table:table-cell office:value-type="string">
            <text:p>Livestock</text:p>
          </table:table-cell>
          <table:table-cell office:value="612" office:value-type="float"/>
        </table:table-row>
        <table:table-row>
          <table:table-cell office:value="415" office:value-type="float"/>
          <table:table-cell office:value-type="string">
            <text:p>Meat</text:p>
          </table:table-cell>
          <table:table-cell office:value="437" office:value-type="float"/>
        </table:table-row>
        <table:table-row>
          <table:table-cell office:value="415" office:value-type="float"/>
          <table:table-cell office:value-type="string">
            <text:p>Mechanical components</text:p>
          </table:table-cell>
          <table:table-cell office:value="875" office:value-type="float"/>
        </table:table-row>
        <table:table-row>
          <table:table-cell office:value="415" office:value-type="float"/>
          <table:table-cell office:value-type="string">
            <text:p>Plastics</text:p>
          </table:table-cell>
          <table:table-cell office:value="437" office:value-type="float"/>
        </table:table-row>
        <table:table-row>
          <table:table-cell office:value="415" office:value-type="float"/>
          <table:table-cell office:value-type="string">
            <text:p>Prefab panels</text:p>
          </table:table-cell>
          <table:table-cell office:value="1575" office:value-type="float"/>
        </table:table-row>
        <table:table-row>
          <table:table-cell office:value="415" office:value-type="float"/>
          <table:table-cell office:value-type="string">
            <text:p>Steel</text:p>
          </table:table-cell>
          <table:table-cell office:value="1750" office:value-type="float"/>
        </table:table-row>
        <table:table-row>
          <table:table-cell office:value="415" office:value-type="float"/>
          <table:table-cell office:value-type="string">
            <text:p>Uranium oxide</text:p>
          </table:table-cell>
          <table:table-cell office:value="875" office:value-type="float"/>
        </table:table-row>
        <table:table-row>
          <table:table-cell office:value="415" office:value-type="float"/>
          <table:table-cell office:value-type="string">
            <text:p>Wood</text:p>
          </table:table-cell>
          <table:table-cell office:value="1750" office:value-type="float"/>
        </table:table-row>
        <table:table-row>
          <table:table-cell office:value="416" office:value-type="float"/>
          <table:table-cell office:value-type="string">
            <text:p>Bitumen</text:p>
          </table:table-cell>
          <table:table-cell office:value="14250" office:value-type="float"/>
        </table:table-row>
        <table:table-row>
          <table:table-cell office:value="416" office:value-type="float"/>
          <table:table-cell office:value-type="string">
            <text:p>Fuel</text:p>
          </table:table-cell>
          <table:table-cell office:value="14250" office:value-type="float"/>
        </table:table-row>
        <table:table-row>
          <table:table-cell office:value="416" office:value-type="float"/>
          <table:table-cell office:value-type="string">
            <text:p>Liquid fertiliser</text:p>
          </table:table-cell>
          <table:table-cell office:value="14250" office:value-type="float"/>
        </table:table-row>
        <table:table-row>
          <table:table-cell office:value="416" office:value-type="float"/>
          <table:table-cell office:value-type="string">
            <text:p>Oil</text:p>
          </table:table-cell>
          <table:table-cell office:value="14250" office:value-type="float"/>
        </table:table-row>
        <table:table-row>
          <table:table-cell office:value="417" office:value-type="float"/>
          <table:table-cell office:value-type="string">
            <text:p>Bitumen</text:p>
          </table:table-cell>
          <table:table-cell office:value="2770" office:value-type="float"/>
        </table:table-row>
        <table:table-row>
          <table:table-cell office:value="417" office:value-type="float"/>
          <table:table-cell office:value-type="string">
            <text:p>Fuel</text:p>
          </table:table-cell>
          <table:table-cell office:value="2770" office:value-type="float"/>
        </table:table-row>
        <table:table-row>
          <table:table-cell office:value="417" office:value-type="float"/>
          <table:table-cell office:value-type="string">
            <text:p>Liquid fertiliser</text:p>
          </table:table-cell>
          <table:table-cell office:value="2770" office:value-type="float"/>
        </table:table-row>
        <table:table-row>
          <table:table-cell office:value="417" office:value-type="float"/>
          <table:table-cell office:value-type="string">
            <text:p>Oil</text:p>
          </table:table-cell>
          <table:table-cell office:value="2770" office:value-type="float"/>
        </table:table-row>
        <table:table-row>
          <table:table-cell office:value="418" office:value-type="float"/>
          <table:table-cell office:value-type="string">
            <text:p>Alcohol</text:p>
          </table:table-cell>
          <table:table-cell office:value="1290" office:value-type="float"/>
        </table:table-row>
        <table:table-row>
          <table:table-cell office:value="418" office:value-type="float"/>
          <table:table-cell office:value-type="string">
            <text:p>Aluminium</text:p>
          </table:table-cell>
          <table:table-cell office:value="2580" office:value-type="float"/>
        </table:table-row>
        <table:table-row>
          <table:table-cell office:value="418" office:value-type="float"/>
          <table:table-cell office:value-type="string">
            <text:p>Aluminium oxide</text:p>
          </table:table-cell>
          <table:table-cell office:value="1161" office:value-type="float"/>
        </table:table-row>
        <table:table-row>
          <table:table-cell office:value="418" office:value-type="float"/>
          <table:table-cell office:value-type="string">
            <text:p>Boards</text:p>
          </table:table-cell>
          <table:table-cell office:value="2580" office:value-type="float"/>
        </table:table-row>
        <table:table-row>
          <table:table-cell office:value="418" office:value-type="float"/>
          <table:table-cell office:value-type="string">
            <text:p>Bricks</text:p>
          </table:table-cell>
          <table:table-cell office:value="2064" office:value-type="float"/>
        </table:table-row>
        <table:table-row>
          <table:table-cell office:value="418" office:value-type="float"/>
          <table:table-cell office:value-type="string">
            <text:p>Cement</text:p>
          </table:table-cell>
          <table:table-cell office:value="1161" office:value-type="float"/>
        </table:table-row>
        <table:table-row>
          <table:table-cell office:value="418" office:value-type="float"/>
          <table:table-cell office:value-type="string">
            <text:p>Chemicals</text:p>
          </table:table-cell>
          <table:table-cell office:value="774" office:value-type="float"/>
        </table:table-row>
        <table:table-row>
          <table:table-cell office:value="418" office:value-type="float"/>
          <table:table-cell office:value-type="string">
            <text:p>Clothes</text:p>
          </table:table-cell>
          <table:table-cell office:value="1290" office:value-type="float"/>
        </table:table-row>
        <table:table-row>
          <table:table-cell office:value="418" office:value-type="float"/>
          <table:table-cell office:value-type="string">
            <text:p>Crops</text:p>
          </table:table-cell>
          <table:table-cell office:value="2064" office:value-type="float"/>
        </table:table-row>
        <table:table-row>
          <table:table-cell office:value="418" office:value-type="float"/>
          <table:table-cell office:value-type="string">
            <text:p>Electro components</text:p>
          </table:table-cell>
          <table:table-cell office:value="903" office:value-type="float"/>
        </table:table-row>
        <table:table-row>
          <table:table-cell office:value="418" office:value-type="float"/>
          <table:table-cell office:value-type="string">
            <text:p>Electronics</text:p>
          </table:table-cell>
          <table:table-cell office:value="903" office:value-type="float"/>
        </table:table-row>
        <table:table-row>
          <table:table-cell office:value="418" office:value-type="float"/>
          <table:table-cell office:value-type="string">
            <text:p>Explosives</text:p>
          </table:table-cell>
          <table:table-cell office:value="1032" office:value-type="float"/>
        </table:table-row>
        <table:table-row>
          <table:table-cell office:value="418" office:value-type="float"/>
          <table:table-cell office:value-type="string">
            <text:p>Fabric</text:p>
          </table:table-cell>
          <table:table-cell office:value="1806" office:value-type="float"/>
        </table:table-row>
        <table:table-row>
          <table:table-cell office:value="418" office:value-type="float"/>
          <table:table-cell office:value-type="string">
            <text:p>Food</text:p>
          </table:table-cell>
          <table:table-cell office:value="1290" office:value-type="float"/>
        </table:table-row>
        <table:table-row>
          <table:table-cell office:value="418" office:value-type="float"/>
          <table:table-cell office:value-type="string">
            <text:p>Livestock</text:p>
          </table:table-cell>
          <table:table-cell office:value="903" office:value-type="float"/>
        </table:table-row>
        <table:table-row>
          <table:table-cell office:value="418" office:value-type="float"/>
          <table:table-cell office:value-type="string">
            <text:p>Meat</text:p>
          </table:table-cell>
          <table:table-cell office:value="645" office:value-type="float"/>
        </table:table-row>
        <table:table-row>
          <table:table-cell office:value="418" office:value-type="float"/>
          <table:table-cell office:value-type="string">
            <text:p>Mechanical components</text:p>
          </table:table-cell>
          <table:table-cell office:value="1290" office:value-type="float"/>
        </table:table-row>
        <table:table-row>
          <table:table-cell office:value="418" office:value-type="float"/>
          <table:table-cell office:value-type="string">
            <text:p>Plastics</text:p>
          </table:table-cell>
          <table:table-cell office:value="645" office:value-type="float"/>
        </table:table-row>
        <table:table-row>
          <table:table-cell office:value="418" office:value-type="float"/>
          <table:table-cell office:value-type="string">
            <text:p>Prefab panels</text:p>
          </table:table-cell>
          <table:table-cell office:value="2322" office:value-type="float"/>
        </table:table-row>
        <table:table-row>
          <table:table-cell office:value="418" office:value-type="float"/>
          <table:table-cell office:value-type="string">
            <text:p>Steel</text:p>
          </table:table-cell>
          <table:table-cell office:value="2580" office:value-type="float"/>
        </table:table-row>
        <table:table-row>
          <table:table-cell office:value="418" office:value-type="float"/>
          <table:table-cell office:value-type="string">
            <text:p>Uranium oxide</text:p>
          </table:table-cell>
          <table:table-cell office:value="1290" office:value-type="float"/>
        </table:table-row>
        <table:table-row>
          <table:table-cell office:value="418" office:value-type="float"/>
          <table:table-cell office:value-type="string">
            <text:p>Wood</text:p>
          </table:table-cell>
          <table:table-cell office:value="2580" office:value-type="float"/>
        </table:table-row>
        <table:table-row>
          <table:table-cell office:value="419" office:value-type="float"/>
          <table:table-cell office:value-type="string">
            <text:p>Alcohol</text:p>
          </table:table-cell>
          <table:table-cell office:value="1785" office:value-type="float"/>
        </table:table-row>
        <table:table-row>
          <table:table-cell office:value="419" office:value-type="float"/>
          <table:table-cell office:value-type="string">
            <text:p>Aluminium</text:p>
          </table:table-cell>
          <table:table-cell office:value="3570" office:value-type="float"/>
        </table:table-row>
        <table:table-row>
          <table:table-cell office:value="419" office:value-type="float"/>
          <table:table-cell office:value-type="string">
            <text:p>Aluminium oxide</text:p>
          </table:table-cell>
          <table:table-cell office:value="1606" office:value-type="float"/>
        </table:table-row>
        <table:table-row>
          <table:table-cell office:value="419" office:value-type="float"/>
          <table:table-cell office:value-type="string">
            <text:p>Boards</text:p>
          </table:table-cell>
          <table:table-cell office:value="3570" office:value-type="float"/>
        </table:table-row>
        <table:table-row>
          <table:table-cell office:value="419" office:value-type="float"/>
          <table:table-cell office:value-type="string">
            <text:p>Bricks</text:p>
          </table:table-cell>
          <table:table-cell office:value="2856" office:value-type="float"/>
        </table:table-row>
        <table:table-row>
          <table:table-cell office:value="419" office:value-type="float"/>
          <table:table-cell office:value-type="string">
            <text:p>Cement</text:p>
          </table:table-cell>
          <table:table-cell office:value="1606" office:value-type="float"/>
        </table:table-row>
        <table:table-row>
          <table:table-cell office:value="419" office:value-type="float"/>
          <table:table-cell office:value-type="string">
            <text:p>Chemicals</text:p>
          </table:table-cell>
          <table:table-cell office:value="1071" office:value-type="float"/>
        </table:table-row>
        <table:table-row>
          <table:table-cell office:value="419" office:value-type="float"/>
          <table:table-cell office:value-type="string">
            <text:p>Clothes</text:p>
          </table:table-cell>
          <table:table-cell office:value="1785" office:value-type="float"/>
        </table:table-row>
        <table:table-row>
          <table:table-cell office:value="419" office:value-type="float"/>
          <table:table-cell office:value-type="string">
            <text:p>Crops</text:p>
          </table:table-cell>
          <table:table-cell office:value="2856" office:value-type="float"/>
        </table:table-row>
        <table:table-row>
          <table:table-cell office:value="419" office:value-type="float"/>
          <table:table-cell office:value-type="string">
            <text:p>Electro components</text:p>
          </table:table-cell>
          <table:table-cell office:value="1249" office:value-type="float"/>
        </table:table-row>
        <table:table-row>
          <table:table-cell office:value="419" office:value-type="float"/>
          <table:table-cell office:value-type="string">
            <text:p>Electronics</text:p>
          </table:table-cell>
          <table:table-cell office:value="1249" office:value-type="float"/>
        </table:table-row>
        <table:table-row>
          <table:table-cell office:value="419" office:value-type="float"/>
          <table:table-cell office:value-type="string">
            <text:p>Explosives</text:p>
          </table:table-cell>
          <table:table-cell office:value="1428" office:value-type="float"/>
        </table:table-row>
        <table:table-row>
          <table:table-cell office:value="419" office:value-type="float"/>
          <table:table-cell office:value-type="string">
            <text:p>Fabric</text:p>
          </table:table-cell>
          <table:table-cell office:value="2499" office:value-type="float"/>
        </table:table-row>
        <table:table-row>
          <table:table-cell office:value="419" office:value-type="float"/>
          <table:table-cell office:value-type="string">
            <text:p>Food</text:p>
          </table:table-cell>
          <table:table-cell office:value="1785" office:value-type="float"/>
        </table:table-row>
        <table:table-row>
          <table:table-cell office:value="419" office:value-type="float"/>
          <table:table-cell office:value-type="string">
            <text:p>Livestock</text:p>
          </table:table-cell>
          <table:table-cell office:value="1249" office:value-type="float"/>
        </table:table-row>
        <table:table-row>
          <table:table-cell office:value="419" office:value-type="float"/>
          <table:table-cell office:value-type="string">
            <text:p>Meat</text:p>
          </table:table-cell>
          <table:table-cell office:value="892" office:value-type="float"/>
        </table:table-row>
        <table:table-row>
          <table:table-cell office:value="419" office:value-type="float"/>
          <table:table-cell office:value-type="string">
            <text:p>Mechanical components</text:p>
          </table:table-cell>
          <table:table-cell office:value="1785" office:value-type="float"/>
        </table:table-row>
        <table:table-row>
          <table:table-cell office:value="419" office:value-type="float"/>
          <table:table-cell office:value-type="string">
            <text:p>Plastics</text:p>
          </table:table-cell>
          <table:table-cell office:value="892" office:value-type="float"/>
        </table:table-row>
        <table:table-row>
          <table:table-cell office:value="419" office:value-type="float"/>
          <table:table-cell office:value-type="string">
            <text:p>Prefab panels</text:p>
          </table:table-cell>
          <table:table-cell office:value="3213" office:value-type="float"/>
        </table:table-row>
        <table:table-row>
          <table:table-cell office:value="419" office:value-type="float"/>
          <table:table-cell office:value-type="string">
            <text:p>Steel</text:p>
          </table:table-cell>
          <table:table-cell office:value="3570" office:value-type="float"/>
        </table:table-row>
        <table:table-row>
          <table:table-cell office:value="419" office:value-type="float"/>
          <table:table-cell office:value-type="string">
            <text:p>Uranium oxide</text:p>
          </table:table-cell>
          <table:table-cell office:value="1785" office:value-type="float"/>
        </table:table-row>
        <table:table-row>
          <table:table-cell office:value="419" office:value-type="float"/>
          <table:table-cell office:value-type="string">
            <text:p>Wood</text:p>
          </table:table-cell>
          <table:table-cell office:value="3570" office:value-type="float"/>
        </table:table-row>
      </table:table>
      <table:table table:name="transportation_passenger_capacity">
        <table:table-column/>
        <table:table-column/>
        <table:table-column/>
        <table:table-column/>
        <table:table-row>
          <table:table-cell office:value-type="string">
            <text:p>blueprint_id</text:p>
          </table:table-cell>
          <table:table-cell office:value-type="string">
            <text:p>name</text:p>
          </table:table-cell>
          <table:table-cell office:value-type="string">
            <text:p>transportation_type</text:p>
          </table:table-cell>
          <table:table-cell office:value-type="string">
            <text:p>passenger_capacity</text:p>
          </table:table-cell>
        </table:table-row>
        <table:table-row>
          <table:table-cell office:value="2" office:value-type="float"/>
          <table:table-cell office:value-type="string">
            <text:p>AN2</text:p>
          </table:table-cell>
          <table:table-cell office:value-type="string">
            <text:p>Passenger/cargo</text:p>
          </table:table-cell>
          <table:table-cell office:value="12" office:value-type="float"/>
        </table:table-row>
        <table:table-row>
          <table:table-cell office:value="3" office:value-type="float"/>
          <table:table-cell office:value-type="string">
            <text:p>IL18</text:p>
          </table:table-cell>
          <table:table-cell office:value-type="string">
            <text:p>Passenger/cargo</text:p>
          </table:table-cell>
          <table:table-cell office:value="92" office:value-type="float"/>
        </table:table-row>
        <table:table-row>
          <table:table-cell office:value="5" office:value-type="float"/>
          <table:table-cell office:value-type="string">
            <text:p>L-410 UPV</text:p>
          </table:table-cell>
          <table:table-cell office:value-type="string">
            <text:p>Passenger/cargo</text:p>
          </table:table-cell>
          <table:table-cell office:value="15" office:value-type="float"/>
        </table:table-row>
        <table:table-row>
          <table:table-cell office:value="6" office:value-type="float"/>
          <table:table-cell office:value-type="string">
            <text:p>An-14</text:p>
          </table:table-cell>
          <table:table-cell office:value-type="string">
            <text:p>Passenger/cargo</text:p>
          </table:table-cell>
          <table:table-cell office:value="7" office:value-type="float"/>
        </table:table-row>
        <table:table-row>
          <table:table-cell office:value="7" office:value-type="float"/>
          <table:table-cell office:value-type="string">
            <text:p>An-28</text:p>
          </table:table-cell>
          <table:table-cell office:value-type="string">
            <text:p>Passenger/cargo</text:p>
          </table:table-cell>
          <table:table-cell office:value="18" office:value-type="float"/>
        </table:table-row>
        <table:table-row>
          <table:table-cell office:value="9" office:value-type="float"/>
          <table:table-cell office:value-type="string">
            <text:p>L-200</text:p>
          </table:table-cell>
          <table:table-cell office:value-type="string">
            <text:p>Passenger/cargo</text:p>
          </table:table-cell>
          <table:table-cell office:value="4" office:value-type="float"/>
        </table:table-row>
        <table:table-row>
          <table:table-cell office:value="10" office:value-type="float"/>
          <table:table-cell office:value-type="string">
            <text:p>Tu104</text:p>
          </table:table-cell>
          <table:table-cell office:value-type="string">
            <text:p>Passenger/cargo</text:p>
          </table:table-cell>
          <table:table-cell office:value="75" office:value-type="float"/>
        </table:table-row>
        <table:table-row>
          <table:table-cell office:value="12" office:value-type="float"/>
          <table:table-cell office:value-type="string">
            <text:p>Tu154</text:p>
          </table:table-cell>
          <table:table-cell office:value-type="string">
            <text:p>Passenger/cargo</text:p>
          </table:table-cell>
          <table:table-cell office:value="164" office:value-type="float"/>
        </table:table-row>
        <table:table-row>
          <table:table-cell office:value="13" office:value-type="float"/>
          <table:table-cell office:value-type="string">
            <text:p>Mi10</text:p>
          </table:table-cell>
          <table:table-cell office:value-type="string">
            <text:p>Helicopter</text:p>
          </table:table-cell>
          <table:table-cell office:value="28" office:value-type="float"/>
        </table:table-row>
        <table:table-row>
          <table:table-cell office:value="14" office:value-type="float"/>
          <table:table-cell office:value-type="string">
            <text:p>Mi4</text:p>
          </table:table-cell>
          <table:table-cell office:value-type="string">
            <text:p>Helicopter</text:p>
          </table:table-cell>
          <table:table-cell office:value="12" office:value-type="float"/>
        </table:table-row>
        <table:table-row>
          <table:table-cell office:value="15" office:value-type="float"/>
          <table:table-cell office:value-type="string">
            <text:p>Mi8</text:p>
          </table:table-cell>
          <table:table-cell office:value-type="string">
            <text:p>Helicopter</text:p>
          </table:table-cell>
          <table:table-cell office:value="22" office:value-type="float"/>
        </table:table-row>
        <table:table-row>
          <table:table-cell office:value="16" office:value-type="float"/>
          <table:table-cell office:value-type="string">
            <text:p>Tu144</text:p>
          </table:table-cell>
          <table:table-cell office:value-type="string">
            <text:p>Passenger/cargo</text:p>
          </table:table-cell>
          <table:table-cell office:value="150" office:value-type="float"/>
        </table:table-row>
        <table:table-row>
          <table:table-cell office:value="18" office:value-type="float"/>
          <table:table-cell office:value-type="string">
            <text:p>Mi2</text:p>
          </table:table-cell>
          <table:table-cell office:value-type="string">
            <text:p>Helicopter</text:p>
          </table:table-cell>
          <table:table-cell office:value="8" office:value-type="float"/>
        </table:table-row>
        <table:table-row>
          <table:table-cell office:value="19" office:value-type="float"/>
          <table:table-cell office:value-type="string">
            <text:p>Mi6</text:p>
          </table:table-cell>
          <table:table-cell office:value-type="string">
            <text:p>Helicopter</text:p>
          </table:table-cell>
          <table:table-cell office:value="47" office:value-type="float"/>
        </table:table-row>
        <table:table-row>
          <table:table-cell office:value="20" office:value-type="float"/>
          <table:table-cell office:value-type="string">
            <text:p>B1000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1" office:value-type="float"/>
          <table:table-cell office:value-type="string">
            <text:p>Nysa 522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2" office:value-type="float"/>
          <table:table-cell office:value-type="string">
            <text:p>RF-977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3" office:value-type="float"/>
          <table:table-cell office:value-type="string">
            <text:p>S1203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4" office:value-type="float"/>
          <table:table-cell office:value-type="string">
            <text:p>IMV-1600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5" office:value-type="float"/>
          <table:table-cell office:value-type="string">
            <text:p>R2203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6" office:value-type="float"/>
          <table:table-cell office:value-type="string">
            <text:p>S1202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7" office:value-type="float"/>
          <table:table-cell office:value-type="string">
            <text:p>FZK-A07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30" office:value-type="float"/>
          <table:table-cell office:value-type="string">
            <text:p>Chav 11M3</text:p>
          </table:table-cell>
          <table:table-cell office:value-type="string">
            <text:p>Bus</text:p>
          </table:table-cell>
          <table:table-cell office:value="55" office:value-type="float"/>
        </table:table-row>
        <table:table-row>
          <table:table-cell office:value="31" office:value-type="float"/>
          <table:table-cell office:value-type="string">
            <text:p>Ikr-260</text:p>
          </table:table-cell>
          <table:table-cell office:value-type="string">
            <text:p>Bus</text:p>
          </table:table-cell>
          <table:table-cell office:value="98" office:value-type="float"/>
        </table:table-row>
        <table:table-row>
          <table:table-cell office:value="32" office:value-type="float"/>
          <table:table-cell office:value-type="string">
            <text:p>K-SM11</text:p>
          </table:table-cell>
          <table:table-cell office:value-type="string">
            <text:p>Bus</text:p>
          </table:table-cell>
          <table:table-cell office:value="82" office:value-type="float"/>
        </table:table-row>
        <table:table-row>
          <table:table-cell office:value="33" office:value-type="float"/>
          <table:table-cell office:value-type="string">
            <text:p>Ikr-280</text:p>
          </table:table-cell>
          <table:table-cell office:value-type="string">
            <text:p>Bus</text:p>
          </table:table-cell>
          <table:table-cell office:value="135" office:value-type="float"/>
        </table:table-row>
        <table:table-row>
          <table:table-cell office:value="34" office:value-type="float"/>
          <table:table-cell office:value-type="string">
            <text:p>ikr-256</text:p>
          </table:table-cell>
          <table:table-cell office:value-type="string">
            <text:p>Bus</text:p>
          </table:table-cell>
          <table:table-cell office:value="45" office:value-type="float"/>
        </table:table-row>
        <table:table-row>
          <table:table-cell office:value="35" office:value-type="float"/>
          <table:table-cell office:value-type="string">
            <text:p>LZ677</text:p>
          </table:table-cell>
          <table:table-cell office:value-type="string">
            <text:p>Bus</text:p>
          </table:table-cell>
          <table:table-cell office:value="83" office:value-type="float"/>
        </table:table-row>
        <table:table-row>
          <table:table-cell office:value="36" office:value-type="float"/>
          <table:table-cell office:value-type="string">
            <text:p>LZ-695B</text:p>
          </table:table-cell>
          <table:table-cell office:value-type="string">
            <text:p>Bus</text:p>
          </table:table-cell>
          <table:table-cell office:value="52" office:value-type="float"/>
        </table:table-row>
        <table:table-row>
          <table:table-cell office:value="37" office:value-type="float"/>
          <table:table-cell office:value-type="string">
            <text:p>LZ-965N</text:p>
          </table:table-cell>
          <table:table-cell office:value-type="string">
            <text:p>Bus</text:p>
          </table:table-cell>
          <table:table-cell office:value="57" office:value-type="float"/>
        </table:table-row>
        <table:table-row>
          <table:table-cell office:value="38" office:value-type="float"/>
          <table:table-cell office:value-type="string">
            <text:p>PZ-672</text:p>
          </table:table-cell>
          <table:table-cell office:value-type="string">
            <text:p>Bus</text:p>
          </table:table-cell>
          <table:table-cell office:value="32" office:value-type="float"/>
        </table:table-row>
        <table:table-row>
          <table:table-cell office:value="39" office:value-type="float"/>
          <table:table-cell office:value-type="string">
            <text:p>Skd-706 RTO LUX</text:p>
          </table:table-cell>
          <table:table-cell office:value-type="string">
            <text:p>Bus</text:p>
          </table:table-cell>
          <table:table-cell office:value="40" office:value-type="float"/>
        </table:table-row>
        <table:table-row>
          <table:table-cell office:value="40" office:value-type="float"/>
          <table:table-cell office:value-type="string">
            <text:p>Skd-706 RTO MTZ</text:p>
          </table:table-cell>
          <table:table-cell office:value-type="string">
            <text:p>Bus</text:p>
          </table:table-cell>
          <table:table-cell office:value="80" office:value-type="float"/>
        </table:table-row>
        <table:table-row>
          <table:table-cell office:value="41" office:value-type="float"/>
          <table:table-cell office:value-type="string">
            <text:p>Zis-155</text:p>
          </table:table-cell>
          <table:table-cell office:value-type="string">
            <text:p>Bus</text:p>
          </table:table-cell>
          <table:table-cell office:value="52" office:value-type="float"/>
        </table:table-row>
        <table:table-row>
          <table:table-cell office:value="42" office:value-type="float"/>
          <table:table-cell office:value-type="string">
            <text:p>IMV-1600</text:p>
          </table:table-cell>
          <table:table-cell office:value-type="string">
            <text:p>Bus</text:p>
          </table:table-cell>
          <table:table-cell office:value="6" office:value-type="float"/>
        </table:table-row>
        <table:table-row>
          <table:table-cell office:value="43" office:value-type="float"/>
          <table:table-cell office:value-type="string">
            <text:p>R2203</text:p>
          </table:table-cell>
          <table:table-cell office:value-type="string">
            <text:p>Bus</text:p>
          </table:table-cell>
          <table:table-cell office:value="7" office:value-type="float"/>
        </table:table-row>
        <table:table-row>
          <table:table-cell office:value="44" office:value-type="float"/>
          <table:table-cell office:value-type="string">
            <text:p>S1203</text:p>
          </table:table-cell>
          <table:table-cell office:value-type="string">
            <text:p>Bus</text:p>
          </table:table-cell>
          <table:table-cell office:value="7" office:value-type="float"/>
        </table:table-row>
        <table:table-row>
          <table:table-cell office:value="45" office:value-type="float"/>
          <table:table-cell office:value-type="string">
            <text:p>Zil-158</text:p>
          </table:table-cell>
          <table:table-cell office:value-type="string">
            <text:p>Bus</text:p>
          </table:table-cell>
          <table:table-cell office:value="60" office:value-type="float"/>
        </table:table-row>
        <table:table-row>
          <table:table-cell office:value="46" office:value-type="float"/>
          <table:table-cell office:value-type="string">
            <text:p>B1000 microbus</text:p>
          </table:table-cell>
          <table:table-cell office:value-type="string">
            <text:p>Bus</text:p>
          </table:table-cell>
          <table:table-cell office:value="7" office:value-type="float"/>
        </table:table-row>
        <table:table-row>
          <table:table-cell office:value="47" office:value-type="float"/>
          <table:table-cell office:value-type="string">
            <text:p>IMV-2200 microbus</text:p>
          </table:table-cell>
          <table:table-cell office:value-type="string">
            <text:p>Bus</text:p>
          </table:table-cell>
          <table:table-cell office:value="11" office:value-type="float"/>
        </table:table-row>
        <table:table-row>
          <table:table-cell office:value="48" office:value-type="float"/>
          <table:table-cell office:value-type="string">
            <text:p>RF-977</text:p>
          </table:table-cell>
          <table:table-cell office:value-type="string">
            <text:p>Bus</text:p>
          </table:table-cell>
          <table:table-cell office:value="8" office:value-type="float"/>
        </table:table-row>
        <table:table-row>
          <table:table-cell office:value="49" office:value-type="float"/>
          <table:table-cell office:value-type="string">
            <text:p>FZK-A07</text:p>
          </table:table-cell>
          <table:table-cell office:value-type="string">
            <text:p>Bus</text:p>
          </table:table-cell>
          <table:table-cell office:value="7" office:value-type="float"/>
        </table:table-row>
        <table:table-row>
          <table:table-cell office:value="177" office:value-type="float"/>
          <table:table-cell office:value-type="string">
            <text:p>Heavy personal cabin</text:p>
          </table:table-cell>
          <table:table-cell office:value-type="string">
            <text:p>Passenger Cabins</text:p>
          </table:table-cell>
          <table:table-cell office:value="10" office:value-type="float"/>
        </table:table-row>
        <table:table-row>
          <table:table-cell office:value="178" office:value-type="float"/>
          <table:table-cell office:value-type="string">
            <text:p>Light personal cabin</text:p>
          </table:table-cell>
          <table:table-cell office:value-type="string">
            <text:p>Passenger Cabins</text:p>
          </table:table-cell>
          <table:table-cell office:value="4" office:value-type="float"/>
        </table:table-row>
        <table:table-row>
          <table:table-cell office:value="179" office:value-type="float"/>
          <table:table-cell office:value-type="string">
            <text:p>Light personal cabin v3</text:p>
          </table:table-cell>
          <table:table-cell office:value-type="string">
            <text:p>Passenger Cabins</text:p>
          </table:table-cell>
          <table:table-cell office:value="4" office:value-type="float"/>
        </table:table-row>
        <table:table-row>
          <table:table-cell office:value="180" office:value-type="float"/>
          <table:table-cell office:value-type="string">
            <text:p>Heavy personal cabin v2</text:p>
          </table:table-cell>
          <table:table-cell office:value-type="string">
            <text:p>Passenger Cabins</text:p>
          </table:table-cell>
          <table:table-cell office:value="12" office:value-type="float"/>
        </table:table-row>
        <table:table-row>
          <table:table-cell office:value="181" office:value-type="float"/>
          <table:table-cell office:value-type="string">
            <text:p>Light personal cabin v2</text:p>
          </table:table-cell>
          <table:table-cell office:value-type="string">
            <text:p>Passenger Cabins</text:p>
          </table:table-cell>
          <table:table-cell office:value="4" office:value-type="float"/>
        </table:table-row>
        <table:table-row>
          <table:table-cell office:value="183" office:value-type="float"/>
          <table:table-cell office:value-type="string">
            <text:p>D1300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84" office:value-type="float"/>
          <table:table-cell office:value-type="string">
            <text:p>F 126p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85" office:value-type="float"/>
          <table:table-cell office:value-type="string">
            <text:p>S100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86" office:value-type="float"/>
          <table:table-cell office:value-type="string">
            <text:p>S110R coupe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87" office:value-type="float"/>
          <table:table-cell office:value-type="string">
            <text:p>S1202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88" office:value-type="float"/>
          <table:table-cell office:value-type="string">
            <text:p>F 125p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89" office:value-type="float"/>
          <table:table-cell office:value-type="string">
            <text:p>GZ M21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0" office:value-type="float"/>
          <table:table-cell office:value-type="string">
            <text:p>S1000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1" office:value-type="float"/>
          <table:table-cell office:value-type="string">
            <text:p>S120L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2" office:value-type="float"/>
          <table:table-cell office:value-type="string">
            <text:p>S120M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3" office:value-type="float"/>
          <table:table-cell office:value-type="string">
            <text:p>T603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4" office:value-type="float"/>
          <table:table-cell office:value-type="string">
            <text:p>Trabi 601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5" office:value-type="float"/>
          <table:table-cell office:value-type="string">
            <text:p>V24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6" office:value-type="float"/>
          <table:table-cell office:value-type="string">
            <text:p>VZ 2106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7" office:value-type="float"/>
          <table:table-cell office:value-type="string">
            <text:p>T613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8" office:value-type="float"/>
          <table:table-cell office:value-type="string">
            <text:p>Trabi 601 combi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9" office:value-type="float"/>
          <table:table-cell office:value-type="string">
            <text:p>VZ 2101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200" office:value-type="float"/>
          <table:table-cell office:value-type="string">
            <text:p>Wburg 353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201" office:value-type="float"/>
          <table:table-cell office:value-type="string">
            <text:p>F 125</text:p>
          </table:table-cell>
          <table:table-cell office:value-type="string">
            <text:p>Police Car</text:p>
          </table:table-cell>
          <table:table-cell office:value="4" office:value-type="float"/>
        </table:table-row>
        <table:table-row>
          <table:table-cell office:value="202" office:value-type="float"/>
          <table:table-cell office:value-type="string">
            <text:p>S100</text:p>
          </table:table-cell>
          <table:table-cell office:value-type="string">
            <text:p>Police Car</text:p>
          </table:table-cell>
          <table:table-cell office:value="2" office:value-type="float"/>
        </table:table-row>
        <table:table-row>
          <table:table-cell office:value="203" office:value-type="float"/>
          <table:table-cell office:value-type="string">
            <text:p>S1202</text:p>
          </table:table-cell>
          <table:table-cell office:value-type="string">
            <text:p>Police Car</text:p>
          </table:table-cell>
          <table:table-cell office:value="2" office:value-type="float"/>
        </table:table-row>
        <table:table-row>
          <table:table-cell office:value="204" office:value-type="float"/>
          <table:table-cell office:value-type="string">
            <text:p>V24</text:p>
          </table:table-cell>
          <table:table-cell office:value-type="string">
            <text:p>Police Car</text:p>
          </table:table-cell>
          <table:table-cell office:value="4" office:value-type="float"/>
        </table:table-row>
        <table:table-row>
          <table:table-cell office:value="205" office:value-type="float"/>
          <table:table-cell office:value-type="string">
            <text:p>GZ M21</text:p>
          </table:table-cell>
          <table:table-cell office:value-type="string">
            <text:p>Police Car</text:p>
          </table:table-cell>
          <table:table-cell office:value="3" office:value-type="float"/>
        </table:table-row>
        <table:table-row>
          <table:table-cell office:value="206" office:value-type="float"/>
          <table:table-cell office:value-type="string">
            <text:p>S120</text:p>
          </table:table-cell>
          <table:table-cell office:value-type="string">
            <text:p>Police Car</text:p>
          </table:table-cell>
          <table:table-cell office:value="4" office:value-type="float"/>
        </table:table-row>
        <table:table-row>
          <table:table-cell office:value="207" office:value-type="float"/>
          <table:table-cell office:value-type="string">
            <text:p>Trabi 601</text:p>
          </table:table-cell>
          <table:table-cell office:value-type="string">
            <text:p>Police Car</text:p>
          </table:table-cell>
          <table:table-cell office:value="4" office:value-type="float"/>
        </table:table-row>
        <table:table-row>
          <table:table-cell office:value="208" office:value-type="float"/>
          <table:table-cell office:value-type="string">
            <text:p>A30</text:p>
          </table:table-cell>
          <table:table-cell office:value-type="string">
            <text:p>Prison Bus</text:p>
          </table:table-cell>
          <table:table-cell office:value="13" office:value-type="float"/>
        </table:table-row>
        <table:table-row>
          <table:table-cell office:value="209" office:value-type="float"/>
          <table:table-cell office:value-type="string">
            <text:p>Ifa-W50</text:p>
          </table:table-cell>
          <table:table-cell office:value-type="string">
            <text:p>Prison Bus</text:p>
          </table:table-cell>
          <table:table-cell office:value="18" office:value-type="float"/>
        </table:table-row>
        <table:table-row>
          <table:table-cell office:value="210" office:value-type="float"/>
          <table:table-cell office:value-type="string">
            <text:p>Nysa</text:p>
          </table:table-cell>
          <table:table-cell office:value-type="string">
            <text:p>Prison Bus</text:p>
          </table:table-cell>
          <table:table-cell office:value="6" office:value-type="float"/>
        </table:table-row>
        <table:table-row>
          <table:table-cell office:value="211" office:value-type="float"/>
          <table:table-cell office:value-type="string">
            <text:p>FZK-A07</text:p>
          </table:table-cell>
          <table:table-cell office:value-type="string">
            <text:p>Prison Bus</text:p>
          </table:table-cell>
          <table:table-cell office:value="6" office:value-type="float"/>
        </table:table-row>
        <table:table-row>
          <table:table-cell office:value="212" office:value-type="float"/>
          <table:table-cell office:value-type="string">
            <text:p>B1000</text:p>
          </table:table-cell>
          <table:table-cell office:value-type="string">
            <text:p>Prison Bus</text:p>
          </table:table-cell>
          <table:table-cell office:value="6" office:value-type="float"/>
        </table:table-row>
        <table:table-row>
          <table:table-cell office:value="213" office:value-type="float"/>
          <table:table-cell office:value-type="string">
            <text:p>IMV-1600</text:p>
          </table:table-cell>
          <table:table-cell office:value-type="string">
            <text:p>Prison Bus</text:p>
          </table:table-cell>
          <table:table-cell office:value="5" office:value-type="float"/>
        </table:table-row>
        <table:table-row>
          <table:table-cell office:value="214" office:value-type="float"/>
          <table:table-cell office:value-type="string">
            <text:p>S1203</text:p>
          </table:table-cell>
          <table:table-cell office:value-type="string">
            <text:p>Prison Bus</text:p>
          </table:table-cell>
          <table:table-cell office:value="5" office:value-type="float"/>
        </table:table-row>
        <table:table-row>
          <table:table-cell office:value="258" office:value-type="float"/>
          <table:table-cell office:value-type="string">
            <text:p>Skd-8T</text:p>
          </table:table-cell>
          <table:table-cell office:value-type="string">
            <text:p>Trolleybus</text:p>
          </table:table-cell>
          <table:table-cell office:value="65" office:value-type="float"/>
        </table:table-row>
        <table:table-row>
          <table:table-cell office:value="259" office:value-type="float"/>
          <table:table-cell office:value-type="string">
            <text:p>ZiU-682</text:p>
          </table:table-cell>
          <table:table-cell office:value-type="string">
            <text:p>Trolleybus</text:p>
          </table:table-cell>
          <table:table-cell office:value="84" office:value-type="float"/>
        </table:table-row>
        <table:table-row>
          <table:table-cell office:value="260" office:value-type="float"/>
          <table:table-cell office:value-type="string">
            <text:p>ZiU-5</text:p>
          </table:table-cell>
          <table:table-cell office:value-type="string">
            <text:p>Trolleybus</text:p>
          </table:table-cell>
          <table:table-cell office:value="68" office:value-type="float"/>
        </table:table-row>
        <table:table-row>
          <table:table-cell office:value="362" office:value-type="float"/>
          <table:table-cell office:value-type="string">
            <text:p>81-717</text:p>
          </table:table-cell>
          <table:table-cell office:value-type="string">
            <text:p>Metro</text:p>
          </table:table-cell>
          <table:table-cell office:value="525" office:value-type="float"/>
        </table:table-row>
        <table:table-row>
          <table:table-cell office:value="363" office:value-type="float"/>
          <table:table-cell office:value-type="string">
            <text:p>Yauza 81-720</text:p>
          </table:table-cell>
          <table:table-cell office:value-type="string">
            <text:p>Metro</text:p>
          </table:table-cell>
          <table:table-cell office:value="525" office:value-type="float"/>
        </table:table-row>
        <table:table-row>
          <table:table-cell office:value="364" office:value-type="float"/>
          <table:table-cell office:value-type="string">
            <text:p>Ecs</text:p>
          </table:table-cell>
          <table:table-cell office:value-type="string">
            <text:p>Metro</text:p>
          </table:table-cell>
          <table:table-cell office:value="525" office:value-type="float"/>
        </table:table-row>
        <table:table-row>
          <table:table-cell office:value="365" office:value-type="float"/>
          <table:table-cell office:value-type="string">
            <text:p>81-717.5</text:p>
          </table:table-cell>
          <table:table-cell office:value-type="string">
            <text:p>Metro</text:p>
          </table:table-cell>
          <table:table-cell office:value="525" office:value-type="float"/>
        </table:table-row>
        <table:table-row>
          <table:table-cell office:value="366" office:value-type="float"/>
          <table:table-cell office:value-type="string">
            <text:p>Astra IVA</text:p>
          </table:table-cell>
          <table:table-cell office:value-type="string">
            <text:p>Metro</text:p>
          </table:table-cell>
          <table:table-cell office:value="664" office:value-type="float"/>
        </table:table-row>
        <table:table-row>
          <table:table-cell office:value="367" office:value-type="float"/>
          <table:table-cell office:value-type="string">
            <text:p>Ganz-MFAV</text:p>
          </table:table-cell>
          <table:table-cell office:value-type="string">
            <text:p>Metro</text:p>
          </table:table-cell>
          <table:table-cell office:value="189" office:value-type="float"/>
        </table:table-row>
        <table:table-row>
          <table:table-cell office:value="368" office:value-type="float"/>
          <table:table-cell office:value-type="string">
            <text:p>MV-820</text:p>
          </table:table-cell>
          <table:table-cell office:value-type="string">
            <text:p>Motor wagon</text:p>
          </table:table-cell>
          <table:table-cell office:value="95" office:value-type="float"/>
        </table:table-row>
        <table:table-row>
          <table:table-cell office:value="369" office:value-type="float"/>
          <table:table-cell office:value-type="string">
            <text:p>M131</text:p>
          </table:table-cell>
          <table:table-cell office:value-type="string">
            <text:p>Motor wagon</text:p>
          </table:table-cell>
          <table:table-cell office:value="65" office:value-type="float"/>
        </table:table-row>
        <table:table-row>
          <table:table-cell office:value="370" office:value-type="float"/>
          <table:table-cell office:value-type="string">
            <text:p>DR Class-VT2.09</text:p>
          </table:table-cell>
          <table:table-cell office:value-type="string">
            <text:p>Motor wagon</text:p>
          </table:table-cell>
          <table:table-cell office:value="68" office:value-type="float"/>
        </table:table-row>
        <table:table-row>
          <table:table-cell office:value="371" office:value-type="float"/>
          <table:table-cell office:value-type="string">
            <text:p>MV-853</text:p>
          </table:table-cell>
          <table:table-cell office:value-type="string">
            <text:p>Motor wagon</text:p>
          </table:table-cell>
          <table:table-cell office:value="115" office:value-type="float"/>
        </table:table-row>
        <table:table-row>
          <table:table-cell office:value="372" office:value-type="float"/>
          <table:table-cell office:value-type="string">
            <text:p>M152</text:p>
          </table:table-cell>
          <table:table-cell office:value-type="string">
            <text:p>Motor wagon</text:p>
          </table:table-cell>
          <table:table-cell office:value="85" office:value-type="float"/>
        </table:table-row>
        <table:table-row>
          <table:table-cell office:value="373" office:value-type="float"/>
          <table:table-cell office:value-type="string">
            <text:p>Ammd</text:p>
          </table:table-cell>
          <table:table-cell office:value-type="string">
            <text:p>Passenger wagon</text:p>
          </table:table-cell>
          <table:table-cell office:value="115" office:value-type="float"/>
        </table:table-row>
        <table:table-row>
          <table:table-cell office:value="374" office:value-type="float"/>
          <table:table-cell office:value-type="string">
            <text:p>RT200</text:p>
          </table:table-cell>
          <table:table-cell office:value-type="string">
            <text:p>Passenger wagon</text:p>
          </table:table-cell>
          <table:table-cell office:value="155" office:value-type="float"/>
        </table:table-row>
        <table:table-row>
          <table:table-cell office:value="375" office:value-type="float"/>
          <table:table-cell office:value-type="string">
            <text:p>TV61</text:p>
          </table:table-cell>
          <table:table-cell office:value-type="string">
            <text:p>Passenger wagon</text:p>
          </table:table-cell>
          <table:table-cell office:value="110" office:value-type="float"/>
        </table:table-row>
        <table:table-row>
          <table:table-cell office:value="376" office:value-type="float"/>
          <table:table-cell office:value-type="string">
            <text:p>RIC</text:p>
          </table:table-cell>
          <table:table-cell office:value-type="string">
            <text:p>Passenger wagon</text:p>
          </table:table-cell>
          <table:table-cell office:value="115" office:value-type="float"/>
        </table:table-row>
        <table:table-row>
          <table:table-cell office:value="377" office:value-type="float"/>
          <table:table-cell office:value-type="string">
            <text:p>TV50</text:p>
          </table:table-cell>
          <table:table-cell office:value-type="string">
            <text:p>Passenger wagon</text:p>
          </table:table-cell>
          <table:table-cell office:value="98" office:value-type="float"/>
        </table:table-row>
        <table:table-row>
          <table:table-cell office:value="378" office:value-type="float"/>
          <table:table-cell office:value-type="string">
            <text:p>UIC-Y</text:p>
          </table:table-cell>
          <table:table-cell office:value-type="string">
            <text:p>Passenger wagon</text:p>
          </table:table-cell>
          <table:table-cell office:value="125" office:value-type="float"/>
        </table:table-row>
        <table:table-row>
          <table:table-cell office:value="394" office:value-type="float"/>
          <table:table-cell office:value-type="string">
            <text:p>102NA</text:p>
          </table:table-cell>
          <table:table-cell office:value-type="string">
            <text:p>Tram</text:p>
          </table:table-cell>
          <table:table-cell office:value="106" office:value-type="float"/>
        </table:table-row>
        <table:table-row>
          <table:table-cell office:value="395" office:value-type="float"/>
          <table:table-cell office:value-type="string">
            <text:p>13N</text:p>
          </table:table-cell>
          <table:table-cell office:value-type="string">
            <text:p>Tram</text:p>
          </table:table-cell>
          <table:table-cell office:value="83" office:value-type="float"/>
        </table:table-row>
        <table:table-row>
          <table:table-cell office:value="396" office:value-type="float"/>
          <table:table-cell office:value-type="string">
            <text:p>KT8D5</text:p>
          </table:table-cell>
          <table:table-cell office:value-type="string">
            <text:p>Tram</text:p>
          </table:table-cell>
          <table:table-cell office:value="251" office:value-type="float"/>
        </table:table-row>
        <table:table-row>
          <table:table-cell office:value="397" office:value-type="float"/>
          <table:table-cell office:value-type="string">
            <text:p>LM68</text:p>
          </table:table-cell>
          <table:table-cell office:value-type="string">
            <text:p>Tram</text:p>
          </table:table-cell>
          <table:table-cell office:value="75" office:value-type="float"/>
        </table:table-row>
        <table:table-row>
          <table:table-cell office:value="398" office:value-type="float"/>
          <table:table-cell office:value-type="string">
            <text:p>RVR6</text:p>
          </table:table-cell>
          <table:table-cell office:value-type="string">
            <text:p>Tram</text:p>
          </table:table-cell>
          <table:table-cell office:value="75" office:value-type="float"/>
        </table:table-row>
        <table:table-row>
          <table:table-cell office:value="399" office:value-type="float"/>
          <table:table-cell office:value-type="string">
            <text:p>105NA</text:p>
          </table:table-cell>
          <table:table-cell office:value-type="string">
            <text:p>Tram</text:p>
          </table:table-cell>
          <table:table-cell office:value="88" office:value-type="float"/>
        </table:table-row>
        <table:table-row>
          <table:table-cell office:value="400" office:value-type="float"/>
          <table:table-cell office:value-type="string">
            <text:p>CSMG</text:p>
          </table:table-cell>
          <table:table-cell office:value-type="string">
            <text:p>Tram</text:p>
          </table:table-cell>
          <table:table-cell office:value="203" office:value-type="float"/>
        </table:table-row>
        <table:table-row>
          <table:table-cell office:value="401" office:value-type="float"/>
          <table:table-cell office:value-type="string">
            <text:p>KTM-2</text:p>
          </table:table-cell>
          <table:table-cell office:value-type="string">
            <text:p>Tram</text:p>
          </table:table-cell>
          <table:table-cell office:value="90" office:value-type="float"/>
        </table:table-row>
        <table:table-row>
          <table:table-cell office:value="402" office:value-type="float"/>
          <table:table-cell office:value-type="string">
            <text:p>LM68M</text:p>
          </table:table-cell>
          <table:table-cell office:value-type="string">
            <text:p>Tram</text:p>
          </table:table-cell>
          <table:table-cell office:value="150" office:value-type="float"/>
        </table:table-row>
        <table:table-row>
          <table:table-cell office:value="403" office:value-type="float"/>
          <table:table-cell office:value-type="string">
            <text:p>T1</text:p>
          </table:table-cell>
          <table:table-cell office:value-type="string">
            <text:p>Tram</text:p>
          </table:table-cell>
          <table:table-cell office:value="72" office:value-type="float"/>
        </table:table-row>
        <table:table-row>
          <table:table-cell office:value="404" office:value-type="float"/>
          <table:table-cell office:value-type="string">
            <text:p>T2</text:p>
          </table:table-cell>
          <table:table-cell office:value-type="string">
            <text:p>Tram</text:p>
          </table:table-cell>
          <table:table-cell office:value="82" office:value-type="float"/>
        </table:table-row>
        <table:table-row>
          <table:table-cell office:value="405" office:value-type="float"/>
          <table:table-cell office:value-type="string">
            <text:p>T6B5</text:p>
          </table:table-cell>
          <table:table-cell office:value-type="string">
            <text:p>Tram</text:p>
          </table:table-cell>
          <table:table-cell office:value="95" office:value-type="float"/>
        </table:table-row>
        <table:table-row>
          <table:table-cell office:value="406" office:value-type="float"/>
          <table:table-cell office:value-type="string">
            <text:p>T3</text:p>
          </table:table-cell>
          <table:table-cell office:value-type="string">
            <text:p>Tram</text:p>
          </table:table-cell>
          <table:table-cell office:value="86" office:value-type="float"/>
        </table:table-row>
        <table:table-row>
          <table:table-cell office:value="407" office:value-type="float"/>
          <table:table-cell office:value-type="string">
            <text:p>Tim2</text:p>
          </table:table-cell>
          <table:table-cell office:value-type="string">
            <text:p>Tram</text:p>
          </table:table-cell>
          <table:table-cell office:value="92" office:value-type="float"/>
        </table:table-row>
        <table:table-row>
          <table:table-cell office:value="420" office:value-type="float"/>
          <table:table-cell office:value-type="string">
            <text:p>"Dunay"</text:p>
          </table:table-cell>
          <table:table-cell office:value-type="string">
            <text:p>Passenger ships</text:p>
          </table:table-cell>
          <table:table-cell office:value="295" office:value-type="float"/>
        </table:table-row>
        <table:table-row>
          <table:table-cell office:value="421" office:value-type="float"/>
          <table:table-cell office:value-type="string">
            <text:p>"Moskvich"</text:p>
          </table:table-cell>
          <table:table-cell office:value-type="string">
            <text:p>Passenger ships</text:p>
          </table:table-cell>
          <table:table-cell office:value="147" office:value-type="float"/>
        </table:table-row>
        <table:table-row>
          <table:table-cell office:value="422" office:value-type="float"/>
          <table:table-cell office:value-type="string">
            <text:p>Meteor-342</text:p>
          </table:table-cell>
          <table:table-cell office:value-type="string">
            <text:p>Passenger ships</text:p>
          </table:table-cell>
          <table:table-cell office:value="135" office:value-type="float"/>
        </table:table-row>
        <table:table-row>
          <table:table-cell office:value="387" office:value-type="float"/>
          <table:table-cell office:value-type="string">
            <text:p>D1</text:p>
          </table:table-cell>
          <table:table-cell office:value-type="string">
            <text:p>Trainset</text:p>
          </table:table-cell>
          <table:table-cell office:value="330" office:value-type="float"/>
        </table:table-row>
        <table:table-row>
          <table:table-cell office:value="388" office:value-type="float"/>
          <table:table-cell office:value-type="string">
            <text:p>DR1A</text:p>
          </table:table-cell>
          <table:table-cell office:value-type="string">
            <text:p>Trainset</text:p>
          </table:table-cell>
          <table:table-cell office:value="295" office:value-type="float"/>
        </table:table-row>
        <table:table-row>
          <table:table-cell office:value="389" office:value-type="float"/>
          <table:table-cell office:value-type="string">
            <text:p>ER2</text:p>
          </table:table-cell>
          <table:table-cell office:value-type="string">
            <text:p>Trainset</text:p>
          </table:table-cell>
          <table:table-cell office:value="416" office:value-type="float"/>
        </table:table-row>
        <table:table-row>
          <table:table-cell office:value="390" office:value-type="float"/>
          <table:table-cell office:value-type="string">
            <text:p>EJ-460</text:p>
          </table:table-cell>
          <table:table-cell office:value-type="string">
            <text:p>Trainset</text:p>
          </table:table-cell>
          <table:table-cell office:value="512" office:value-type="float"/>
        </table:table-row>
        <table:table-row>
          <table:table-cell office:value="391" office:value-type="float"/>
          <table:table-cell office:value-type="string">
            <text:p>DP</text:p>
          </table:table-cell>
          <table:table-cell office:value-type="string">
            <text:p>Trainset</text:p>
          </table:table-cell>
          <table:table-cell office:value="210" office:value-type="float"/>
        </table:table-row>
        <table:table-row>
          <table:table-cell office:value="392" office:value-type="float"/>
          <table:table-cell office:value-type="string">
            <text:p>PFWG-EN57</text:p>
          </table:table-cell>
          <table:table-cell office:value-type="string">
            <text:p>Trainset</text:p>
          </table:table-cell>
          <table:table-cell office:value="325" office:value-type="float"/>
        </table:table-row>
        <table:table-row>
          <table:table-cell office:value="393" office:value-type="float"/>
          <table:table-cell office:value-type="string">
            <text:p>DRG SVT-137</text:p>
          </table:table-cell>
          <table:table-cell office:value-type="string">
            <text:p>Trainset</text:p>
          </table:table-cell>
          <table:table-cell office:value="130" office:value-type="float"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building_constructed_linear_costing">
        <table:table-column/>
        <table:table-column/>
        <table:table-column/>
        <table:table-row>
          <table:table-cell office:value-type="string">
            <text:p>construct_id</text:p>
          </table:table-cell>
          <table:table-cell office:value-type="string">
            <text:p>resource</text:p>
          </table:table-cell>
          <table:table-cell office:value-type="string">
            <text:p>qty</text:p>
          </table:table-cell>
        </table:table-row>
        <table:table-row>
          <table:table-cell office:value="1" office:value-type="float"/>
          <table:table-cell office:value-type="string">
            <text:p>Workdays</text:p>
          </table:table-cell>
          <table:table-cell office:value="156" office:value-type="float"/>
        </table:table-row>
        <table:table-row>
          <table:table-cell office:value="1" office:value-type="float"/>
          <table:table-cell office:value-type="string">
            <text:p>Gravel</text:p>
          </table:table-cell>
          <table:table-cell office:value="8.4" office:value-type="float"/>
        </table:table-row>
        <table:table-row>
          <table:table-cell office:value="1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1" office:value-type="float"/>
          <table:table-cell office:value-type="string">
            <text:p>Asphalt</text:p>
          </table:table-cell>
          <table:table-cell office:value="6.8" office:value-type="float"/>
        </table:table-row>
        <table:table-row>
          <table:table-cell office:value="1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1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2" office:value-type="float"/>
          <table:table-cell office:value-type="string">
            <text:p>Workdays</text:p>
          </table:table-cell>
          <table:table-cell office:value="29" office:value-type="float"/>
        </table:table-row>
        <table:table-row>
          <table:table-cell office:value="2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2" office:value-type="float"/>
          <table:table-cell office:value-type="string">
            <text:p>Steel</text:p>
          </table:table-cell>
          <table:table-cell office:value="0.17" office:value-type="float"/>
        </table:table-row>
        <table:table-row>
          <table:table-cell office:value="2" office:value-type="float"/>
          <table:table-cell office:value-type="string">
            <text:p>Asphalt</text:p>
          </table:table-cell>
          <table:table-cell office:value="1.3" office:value-type="float"/>
        </table:table-row>
        <table:table-row>
          <table:table-cell office:value="2" office:value-type="float"/>
          <table:table-cell office:value-type="string">
            <text:p>Electro components</text:p>
          </table:table-cell>
          <table:table-cell office:value="0.076" office:value-type="float"/>
        </table:table-row>
        <table:table-row>
          <table:table-cell office:value="3" office:value-type="float"/>
          <table:table-cell office:value-type="string">
            <text:p>Workdays</text:p>
          </table:table-cell>
          <table:table-cell office:value="23" office:value-type="float"/>
        </table:table-row>
        <table:table-row>
          <table:table-cell office:value="3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3" office:value-type="float"/>
          <table:table-cell office:value-type="string">
            <text:p>Steel</text:p>
          </table:table-cell>
          <table:table-cell office:value="0.17" office:value-type="float"/>
        </table:table-row>
        <table:table-row>
          <table:table-cell office:value="3" office:value-type="float"/>
          <table:table-cell office:value-type="string">
            <text:p>Electro components</text:p>
          </table:table-cell>
          <table:table-cell office:value="0.076" office:value-type="float"/>
        </table:table-row>
        <table:table-row>
          <table:table-cell office:value="3" office:value-type="float"/>
          <table:table-cell office:value-type="string">
            <text:p>Prefab panels</text:p>
          </table:table-cell>
          <table:table-cell office:value="1.7" office:value-type="float"/>
        </table:table-row>
        <table:table-row>
          <table:table-cell office:value="4" office:value-type="float"/>
          <table:table-cell office:value-type="string">
            <text:p>Workdays</text:p>
          </table:table-cell>
          <table:table-cell office:value="11" office:value-type="float"/>
        </table:table-row>
        <table:table-row>
          <table:table-cell office:value="4" office:value-type="float"/>
          <table:table-cell office:value-type="string">
            <text:p>Gravel</text:p>
          </table:table-cell>
          <table:table-cell office:value="0.89" office:value-type="float"/>
        </table:table-row>
        <table:table-row>
          <table:table-cell office:value="4" office:value-type="float"/>
          <table:table-cell office:value-type="string">
            <text:p>Asphalt</text:p>
          </table:table-cell>
          <table:table-cell office:value="0.67" office:value-type="float"/>
        </table:table-row>
        <table:table-row>
          <table:table-cell office:value="5" office:value-type="float"/>
          <table:table-cell office:value-type="string">
            <text:p>Workdays</text:p>
          </table:table-cell>
          <table:table-cell office:value="21" office:value-type="float"/>
        </table:table-row>
        <table:table-row>
          <table:table-cell office:value="5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5" office:value-type="float"/>
          <table:table-cell office:value-type="string">
            <text:p>Steel</text:p>
          </table:table-cell>
          <table:table-cell office:value="0.085" office:value-type="float"/>
        </table:table-row>
        <table:table-row>
          <table:table-cell office:value="5" office:value-type="float"/>
          <table:table-cell office:value-type="string">
            <text:p>Asphalt</text:p>
          </table:table-cell>
          <table:table-cell office:value="1.3" office:value-type="float"/>
        </table:table-row>
        <table:table-row>
          <table:table-cell office:value="5" office:value-type="float"/>
          <table:table-cell office:value-type="string">
            <text:p>Electro components</text:p>
          </table:table-cell>
          <table:table-cell office:value="0.034" office:value-type="float"/>
        </table:table-row>
        <table:table-row>
          <table:table-cell office:value="6" office:value-type="float"/>
          <table:table-cell office:value-type="string">
            <text:p>Workdays</text:p>
          </table:table-cell>
          <table:table-cell office:value="12" office:value-type="float"/>
        </table:table-row>
        <table:table-row>
          <table:table-cell office:value="6" office:value-type="float"/>
          <table:table-cell office:value-type="string">
            <text:p>Gravel</text:p>
          </table:table-cell>
          <table:table-cell office:value="1.7" office:value-type="float"/>
        </table:table-row>
        <table:table-row>
          <table:table-cell office:value="6" office:value-type="float"/>
          <table:table-cell office:value-type="string">
            <text:p>Prefab panels</text:p>
          </table:table-cell>
          <table:table-cell office:value="1.7" office:value-type="float"/>
        </table:table-row>
        <table:table-row>
          <table:table-cell office:value="7" office:value-type="float"/>
          <table:table-cell office:value-type="string">
            <text:p>Workdays</text:p>
          </table:table-cell>
          <table:table-cell office:value="23" office:value-type="float"/>
        </table:table-row>
        <table:table-row>
          <table:table-cell office:value="7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7" office:value-type="float"/>
          <table:table-cell office:value-type="string">
            <text:p>Steel</text:p>
          </table:table-cell>
          <table:table-cell office:value="0.14" office:value-type="float"/>
        </table:table-row>
        <table:table-row>
          <table:table-cell office:value="7" office:value-type="float"/>
          <table:table-cell office:value-type="string">
            <text:p>Asphalt</text:p>
          </table:table-cell>
          <table:table-cell office:value="1.3" office:value-type="float"/>
        </table:table-row>
        <table:table-row>
          <table:table-cell office:value="7" office:value-type="float"/>
          <table:table-cell office:value-type="string">
            <text:p>Electro components</text:p>
          </table:table-cell>
          <table:table-cell office:value="0.051" office:value-type="float"/>
        </table:table-row>
        <table:table-row>
          <table:table-cell office:value="8" office:value-type="float"/>
          <table:table-cell office:value-type="string">
            <text:p>Workdays</text:p>
          </table:table-cell>
          <table:table-cell office:value="18" office:value-type="float"/>
        </table:table-row>
        <table:table-row>
          <table:table-cell office:value="8" office:value-type="float"/>
          <table:table-cell office:value-type="string">
            <text:p>Gravel</text:p>
          </table:table-cell>
          <table:table-cell office:value="1.7" office:value-type="float"/>
        </table:table-row>
        <table:table-row>
          <table:table-cell office:value="8" office:value-type="float"/>
          <table:table-cell office:value-type="string">
            <text:p>Asphalt</text:p>
          </table:table-cell>
          <table:table-cell office:value="1.3" office:value-type="float"/>
        </table:table-row>
        <table:table-row>
          <table:table-cell office:value="9" office:value-type="float"/>
          <table:table-cell office:value-type="string">
            <text:p>Workdays</text:p>
          </table:table-cell>
          <table:table-cell office:value="6" office:value-type="float"/>
        </table:table-row>
        <table:table-row>
          <table:table-cell office:value="9" office:value-type="float"/>
          <table:table-cell office:value-type="string">
            <text:p>Gravel</text:p>
          </table:table-cell>
          <table:table-cell office:value="1.7" office:value-type="float"/>
        </table:table-row>
        <table:table-row>
          <table:table-cell office:value="32" office:value-type="float"/>
          <table:table-cell office:value-type="string">
            <text:p>Workdays</text:p>
          </table:table-cell>
          <table:table-cell office:value="375" office:value-type="float"/>
        </table:table-row>
        <table:table-row>
          <table:table-cell office:value="32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32" office:value-type="float"/>
          <table:table-cell office:value-type="string">
            <text:p>Steel</text:p>
          </table:table-cell>
          <table:table-cell office:value="0.22" office:value-type="float"/>
        </table:table-row>
        <table:table-row>
          <table:table-cell office:value="32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32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32" office:value-type="float"/>
          <table:table-cell office:value-type="string">
            <text:p>Bricks</text:p>
          </table:table-cell>
          <table:table-cell office:value="1.8" office:value-type="float"/>
        </table:table-row>
        <table:table-row>
          <table:table-cell office:value="32" office:value-type="float"/>
          <table:table-cell office:value-type="string">
            <text:p>Boards</text:p>
          </table:table-cell>
          <table:table-cell office:value="0.59" office:value-type="float"/>
        </table:table-row>
        <table:table-row>
          <table:table-cell office:value="33" office:value-type="float"/>
          <table:table-cell office:value-type="string">
            <text:p>Workdays</text:p>
          </table:table-cell>
          <table:table-cell office:value="281" office:value-type="float"/>
        </table:table-row>
        <table:table-row>
          <table:table-cell office:value="33" office:value-type="float"/>
          <table:table-cell office:value-type="string">
            <text:p>Gravel</text:p>
          </table:table-cell>
          <table:table-cell office:value="17" office:value-type="float"/>
        </table:table-row>
        <table:table-row>
          <table:table-cell office:value="33" office:value-type="float"/>
          <table:table-cell office:value-type="string">
            <text:p>Steel</text:p>
          </table:table-cell>
          <table:table-cell office:value="0.22" office:value-type="float"/>
        </table:table-row>
        <table:table-row>
          <table:table-cell office:value="33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33" office:value-type="float"/>
          <table:table-cell office:value-type="string">
            <text:p>Concrete</text:p>
          </table:table-cell>
          <table:table-cell office:value="22" office:value-type="float"/>
        </table:table-row>
        <table:table-row>
          <table:table-cell office:value="33" office:value-type="float"/>
          <table:table-cell office:value-type="string">
            <text:p>Bricks</text:p>
          </table:table-cell>
          <table:table-cell office:value="1.8" office:value-type="float"/>
        </table:table-row>
        <table:table-row>
          <table:table-cell office:value="33" office:value-type="float"/>
          <table:table-cell office:value-type="string">
            <text:p>Boards</text:p>
          </table:table-cell>
          <table:table-cell office:value="0.59" office:value-type="float"/>
        </table:table-row>
        <table:table-row>
          <table:table-cell office:value="34" office:value-type="float"/>
          <table:table-cell office:value-type="string">
            <text:p>Workdays</text:p>
          </table:table-cell>
          <table:table-cell office:value="1818" office:value-type="float"/>
        </table:table-row>
        <table:table-row>
          <table:table-cell office:value="34" office:value-type="float"/>
          <table:table-cell office:value-type="string">
            <text:p>Gravel</text:p>
          </table:table-cell>
          <table:table-cell office:value="54" office:value-type="float"/>
        </table:table-row>
        <table:table-row>
          <table:table-cell office:value="34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4" office:value-type="float"/>
          <table:table-cell office:value-type="string">
            <text:p>Asphalt</text:p>
          </table:table-cell>
          <table:table-cell office:value="43" office:value-type="float"/>
        </table:table-row>
        <table:table-row>
          <table:table-cell office:value="34" office:value-type="float"/>
          <table:table-cell office:value-type="string">
            <text:p>Concrete</text:p>
          </table:table-cell>
          <table:table-cell office:value="71" office:value-type="float"/>
        </table:table-row>
        <table:table-row>
          <table:table-cell office:value="34" office:value-type="float"/>
          <table:table-cell office:value-type="string">
            <text:p>Bricks</text:p>
          </table:table-cell>
          <table:table-cell office:value="67" office:value-type="float"/>
        </table:table-row>
        <table:table-row>
          <table:table-cell office:value="34" office:value-type="float"/>
          <table:table-cell office:value-type="string">
            <text:p>Boards</text:p>
          </table:table-cell>
          <table:table-cell office:value="22" office:value-type="float"/>
        </table:table-row>
        <table:table-row>
          <table:table-cell office:value="35" office:value-type="float"/>
          <table:table-cell office:value-type="string">
            <text:p>Workdays</text:p>
          </table:table-cell>
          <table:table-cell office:value="35" office:value-type="float"/>
        </table:table-row>
        <table:table-row>
          <table:table-cell office:value="35" office:value-type="float"/>
          <table:table-cell office:value-type="string">
            <text:p>Gravel</text:p>
          </table:table-cell>
          <table:table-cell office:value="0.55" office:value-type="float"/>
        </table:table-row>
        <table:table-row>
          <table:table-cell office:value="35" office:value-type="float"/>
          <table:table-cell office:value-type="string">
            <text:p>Steel</text:p>
          </table:table-cell>
          <table:table-cell office:value="0.26" office:value-type="float"/>
        </table:table-row>
        <table:table-row>
          <table:table-cell office:value="35" office:value-type="float"/>
          <table:table-cell office:value-type="string">
            <text:p>Asphalt</text:p>
          </table:table-cell>
          <table:table-cell office:value="0.44" office:value-type="float"/>
        </table:table-row>
        <table:table-row>
          <table:table-cell office:value="35" office:value-type="float"/>
          <table:table-cell office:value-type="string">
            <text:p>Concrete</text:p>
          </table:table-cell>
          <table:table-cell office:value="0.72" office:value-type="float"/>
        </table:table-row>
        <table:table-row>
          <table:table-cell office:value="35" office:value-type="float"/>
          <table:table-cell office:value-type="string">
            <text:p>Bricks</text:p>
          </table:table-cell>
          <table:table-cell office:value="2.1" office:value-type="float"/>
        </table:table-row>
        <table:table-row>
          <table:table-cell office:value="35" office:value-type="float"/>
          <table:table-cell office:value-type="string">
            <text:p>Boards</text:p>
          </table:table-cell>
          <table:table-cell office:value="0.71" office:value-type="float"/>
        </table:table-row>
        <table:table-row>
          <table:table-cell office:value="36" office:value-type="float"/>
          <table:table-cell office:value-type="string">
            <text:p>Workdays</text:p>
          </table:table-cell>
          <table:table-cell office:value="101" office:value-type="float"/>
        </table:table-row>
        <table:table-row>
          <table:table-cell office:value="36" office:value-type="float"/>
          <table:table-cell office:value-type="string">
            <text:p>Gravel</text:p>
          </table:table-cell>
          <table:table-cell office:value="2.6" office:value-type="float"/>
        </table:table-row>
        <table:table-row>
          <table:table-cell office:value="36" office:value-type="float"/>
          <table:table-cell office:value-type="string">
            <text:p>Steel</text:p>
          </table:table-cell>
          <table:table-cell office:value="5.4" office:value-type="float"/>
        </table:table-row>
        <table:table-row>
          <table:table-cell office:value="36" office:value-type="float"/>
          <table:table-cell office:value-type="string">
            <text:p>Asphalt</text:p>
          </table:table-cell>
          <table:table-cell office:value="2.1" office:value-type="float"/>
        </table:table-row>
        <table:table-row>
          <table:table-cell office:value="36" office:value-type="float"/>
          <table:table-cell office:value-type="string">
            <text:p>Concrete</text:p>
          </table:table-cell>
          <table:table-cell office:value="3.3" office:value-type="float"/>
        </table:table-row>
        <table:table-row>
          <table:table-cell office:value="37" office:value-type="float"/>
          <table:table-cell office:value-type="string">
            <text:p>Workdays</text:p>
          </table:table-cell>
          <table:table-cell office:value="146" office:value-type="float"/>
        </table:table-row>
        <table:table-row>
          <table:table-cell office:value="37" office:value-type="float"/>
          <table:table-cell office:value-type="string">
            <text:p>Gravel</text:p>
          </table:table-cell>
          <table:table-cell office:value="0.83" office:value-type="float"/>
        </table:table-row>
        <table:table-row>
          <table:table-cell office:value="37" office:value-type="float"/>
          <table:table-cell office:value-type="string">
            <text:p>Steel</text:p>
          </table:table-cell>
          <table:table-cell office:value="5.5" office:value-type="float"/>
        </table:table-row>
        <table:table-row>
          <table:table-cell office:value="37" office:value-type="float"/>
          <table:table-cell office:value-type="string">
            <text:p>Asphalt</text:p>
          </table:table-cell>
          <table:table-cell office:value="0.66" office:value-type="float"/>
        </table:table-row>
        <table:table-row>
          <table:table-cell office:value="37" office:value-type="float"/>
          <table:table-cell office:value-type="string">
            <text:p>Concrete</text:p>
          </table:table-cell>
          <table:table-cell office:value="1.1" office:value-type="float"/>
        </table:table-row>
        <table:table-row>
          <table:table-cell office:value="37" office:value-type="float"/>
          <table:table-cell office:value-type="string">
            <text:p>Electro components</text:p>
          </table:table-cell>
          <table:table-cell office:value="0.85" office:value-type="float"/>
        </table:table-row>
        <table:table-row>
          <table:table-cell office:value="38" office:value-type="float"/>
          <table:table-cell office:value-type="string">
            <text:p>Workdays</text:p>
          </table:table-cell>
          <table:table-cell office:value="491" office:value-type="float"/>
        </table:table-row>
        <table:table-row>
          <table:table-cell office:value="38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38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8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38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38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39" office:value-type="float"/>
          <table:table-cell office:value-type="string">
            <text:p>Workdays</text:p>
          </table:table-cell>
          <table:table-cell office:value="460" office:value-type="float"/>
        </table:table-row>
        <table:table-row>
          <table:table-cell office:value="39" office:value-type="float"/>
          <table:table-cell office:value-type="string">
            <text:p>Gravel</text:p>
          </table:table-cell>
          <table:table-cell office:value="7.8" office:value-type="float"/>
        </table:table-row>
        <table:table-row>
          <table:table-cell office:value="39" office:value-type="float"/>
          <table:table-cell office:value-type="string">
            <text:p>Steel</text:p>
          </table:table-cell>
          <table:table-cell office:value="8.2" office:value-type="float"/>
        </table:table-row>
        <table:table-row>
          <table:table-cell office:value="39" office:value-type="float"/>
          <table:table-cell office:value-type="string">
            <text:p>Asphalt</text:p>
          </table:table-cell>
          <table:table-cell office:value="6.2" office:value-type="float"/>
        </table:table-row>
        <table:table-row>
          <table:table-cell office:value="39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9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39" office:value-type="float"/>
          <table:table-cell office:value-type="string">
            <text:p>Boards</text:p>
          </table:table-cell>
          <table:table-cell office:value="7.7" office:value-type="float"/>
        </table:table-row>
        <table:table-row>
          <table:table-cell office:value="40" office:value-type="float"/>
          <table:table-cell office:value-type="string">
            <text:p>Workdays</text:p>
          </table:table-cell>
          <table:table-cell office:value="1030" office:value-type="float"/>
        </table:table-row>
        <table:table-row>
          <table:table-cell office:value="40" office:value-type="float"/>
          <table:table-cell office:value-type="string">
            <text:p>Gravel</text:p>
          </table:table-cell>
          <table:table-cell office:value="45" office:value-type="float"/>
        </table:table-row>
        <table:table-row>
          <table:table-cell office:value="40" office:value-type="float"/>
          <table:table-cell office:value-type="string">
            <text:p>Steel</text:p>
          </table:table-cell>
          <table:table-cell office:value="8.2" office:value-type="float"/>
        </table:table-row>
        <table:table-row>
          <table:table-cell office:value="40" office:value-type="float"/>
          <table:table-cell office:value-type="string">
            <text:p>Asphalt</text:p>
          </table:table-cell>
          <table:table-cell office:value="36" office:value-type="float"/>
        </table:table-row>
        <table:table-row>
          <table:table-cell office:value="40" office:value-type="float"/>
          <table:table-cell office:value-type="string">
            <text:p>Concrete</text:p>
          </table:table-cell>
          <table:table-cell office:value="59" office:value-type="float"/>
        </table:table-row>
        <table:table-row>
          <table:table-cell office:value="40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40" office:value-type="float"/>
          <table:table-cell office:value-type="string">
            <text:p>Boards</text:p>
          </table:table-cell>
          <table:table-cell office:value="7.7" office:value-type="float"/>
        </table:table-row>
        <table:table-row>
          <table:table-cell office:value="41" office:value-type="float"/>
          <table:table-cell office:value-type="string">
            <text:p>Workdays</text:p>
          </table:table-cell>
          <table:table-cell office:value="520" office:value-type="float"/>
        </table:table-row>
        <table:table-row>
          <table:table-cell office:value="41" office:value-type="float"/>
          <table:table-cell office:value-type="string">
            <text:p>Gravel</text:p>
          </table:table-cell>
          <table:table-cell office:value="7.8" office:value-type="float"/>
        </table:table-row>
        <table:table-row>
          <table:table-cell office:value="41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1" office:value-type="float"/>
          <table:table-cell office:value-type="string">
            <text:p>Asphalt</text:p>
          </table:table-cell>
          <table:table-cell office:value="6.2" office:value-type="float"/>
        </table:table-row>
        <table:table-row>
          <table:table-cell office:value="41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41" office:value-type="float"/>
          <table:table-cell office:value-type="string">
            <text:p>Electro components</text:p>
          </table:table-cell>
          <table:table-cell office:value="0.43" office:value-type="float"/>
        </table:table-row>
        <table:table-row>
          <table:table-cell office:value="41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41" office:value-type="float"/>
          <table:table-cell office:value-type="string">
            <text:p>Boards</text:p>
          </table:table-cell>
          <table:table-cell office:value="7.7" office:value-type="float"/>
        </table:table-row>
        <table:table-row>
          <table:table-cell office:value="42" office:value-type="float"/>
          <table:table-cell office:value-type="string">
            <text:p>Workdays</text:p>
          </table:table-cell>
          <table:table-cell office:value="921" office:value-type="float"/>
        </table:table-row>
        <table:table-row>
          <table:table-cell office:value="42" office:value-type="float"/>
          <table:table-cell office:value-type="string">
            <text:p>Gravel</text:p>
          </table:table-cell>
          <table:table-cell office:value="27" office:value-type="float"/>
        </table:table-row>
        <table:table-row>
          <table:table-cell office:value="42" office:value-type="float"/>
          <table:table-cell office:value-type="string">
            <text:p>Steel</text:p>
          </table:table-cell>
          <table:table-cell office:value="9.8" office:value-type="float"/>
        </table:table-row>
        <table:table-row>
          <table:table-cell office:value="42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42" office:value-type="float"/>
          <table:table-cell office:value-type="string">
            <text:p>Concrete</text:p>
          </table:table-cell>
          <table:table-cell office:value="35" office:value-type="float"/>
        </table:table-row>
        <table:table-row>
          <table:table-cell office:value="42" office:value-type="float"/>
          <table:table-cell office:value-type="string">
            <text:p>Electro components</text:p>
          </table:table-cell>
          <table:table-cell office:value="1.3" office:value-type="float"/>
        </table:table-row>
        <table:table-row>
          <table:table-cell office:value="42" office:value-type="float"/>
          <table:table-cell office:value-type="string">
            <text:p>Bricks</text:p>
          </table:table-cell>
          <table:table-cell office:value="28" office:value-type="float"/>
        </table:table-row>
        <table:table-row>
          <table:table-cell office:value="42" office:value-type="float"/>
          <table:table-cell office:value-type="string">
            <text:p>Boards</text:p>
          </table:table-cell>
          <table:table-cell office:value="9.4" office:value-type="float"/>
        </table:table-row>
        <table:table-row>
          <table:table-cell office:value="43" office:value-type="float"/>
          <table:table-cell office:value-type="string">
            <text:p>Workdays</text:p>
          </table:table-cell>
          <table:table-cell office:value="1384" office:value-type="float"/>
        </table:table-row>
        <table:table-row>
          <table:table-cell office:value="43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43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43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43" office:value-type="float"/>
          <table:table-cell office:value-type="string">
            <text:p>Concrete</text:p>
          </table:table-cell>
          <table:table-cell office:value="32" office:value-type="float"/>
        </table:table-row>
        <table:table-row>
          <table:table-cell office:value="43" office:value-type="float"/>
          <table:table-cell office:value-type="string">
            <text:p>Bricks</text:p>
          </table:table-cell>
          <table:table-cell office:value="67" office:value-type="float"/>
        </table:table-row>
        <table:table-row>
          <table:table-cell office:value="43" office:value-type="float"/>
          <table:table-cell office:value-type="string">
            <text:p>Boards</text:p>
          </table:table-cell>
          <table:table-cell office:value="22" office:value-type="float"/>
        </table:table-row>
        <table:table-row>
          <table:table-cell office:value="44" office:value-type="float"/>
          <table:table-cell office:value-type="string">
            <text:p>Workdays</text:p>
          </table:table-cell>
          <table:table-cell office:value="2125" office:value-type="float"/>
        </table:table-row>
        <table:table-row>
          <table:table-cell office:value="44" office:value-type="float"/>
          <table:table-cell office:value-type="string">
            <text:p>Gravel</text:p>
          </table:table-cell>
          <table:table-cell office:value="74" office:value-type="float"/>
        </table:table-row>
        <table:table-row>
          <table:table-cell office:value="44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44" office:value-type="float"/>
          <table:table-cell office:value-type="string">
            <text:p>Asphalt</text:p>
          </table:table-cell>
          <table:table-cell office:value="59" office:value-type="float"/>
        </table:table-row>
        <table:table-row>
          <table:table-cell office:value="44" office:value-type="float"/>
          <table:table-cell office:value-type="string">
            <text:p>Concrete</text:p>
          </table:table-cell>
          <table:table-cell office:value="96" office:value-type="float"/>
        </table:table-row>
        <table:table-row>
          <table:table-cell office:value="44" office:value-type="float"/>
          <table:table-cell office:value-type="string">
            <text:p>Bricks</text:p>
          </table:table-cell>
          <table:table-cell office:value="67" office:value-type="float"/>
        </table:table-row>
        <table:table-row>
          <table:table-cell office:value="44" office:value-type="float"/>
          <table:table-cell office:value-type="string">
            <text:p>Boards</text:p>
          </table:table-cell>
          <table:table-cell office:value="22" office:value-type="float"/>
        </table:table-row>
        <table:table-row>
          <table:table-cell office:value="45" office:value-type="float"/>
          <table:table-cell office:value-type="string">
            <text:p>Workdays</text:p>
          </table:table-cell>
          <table:table-cell office:value="787" office:value-type="float"/>
        </table:table-row>
        <table:table-row>
          <table:table-cell office:value="45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45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45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45" office:value-type="float"/>
          <table:table-cell office:value-type="string">
            <text:p>Concrete</text:p>
          </table:table-cell>
          <table:table-cell office:value="23" office:value-type="float"/>
        </table:table-row>
        <table:table-row>
          <table:table-cell office:value="45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45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46" office:value-type="float"/>
          <table:table-cell office:value-type="string">
            <text:p>Workdays</text:p>
          </table:table-cell>
          <table:table-cell office:value="429" office:value-type="float"/>
        </table:table-row>
        <table:table-row>
          <table:table-cell office:value="46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46" office:value-type="float"/>
          <table:table-cell office:value-type="string">
            <text:p>Steel</text:p>
          </table:table-cell>
          <table:table-cell office:value="6.3" office:value-type="float"/>
        </table:table-row>
        <table:table-row>
          <table:table-cell office:value="46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46" office:value-type="float"/>
          <table:table-cell office:value-type="string">
            <text:p>Concrete</text:p>
          </table:table-cell>
          <table:table-cell office:value="45" office:value-type="float"/>
        </table:table-row>
        <table:table-row>
          <table:table-cell office:value="46" office:value-type="float"/>
          <table:table-cell office:value-type="string">
            <text:p>Bricks</text:p>
          </table:table-cell>
          <table:table-cell office:value="6.6" office:value-type="float"/>
        </table:table-row>
        <table:table-row>
          <table:table-cell office:value="46" office:value-type="float"/>
          <table:table-cell office:value-type="string">
            <text:p>Boards</text:p>
          </table:table-cell>
          <table:table-cell office:value="2.2" office:value-type="float"/>
        </table:table-row>
        <table:table-row>
          <table:table-cell office:value="47" office:value-type="float"/>
          <table:table-cell office:value-type="string">
            <text:p>Workdays</text:p>
          </table:table-cell>
          <table:table-cell office:value="854" office:value-type="float"/>
        </table:table-row>
        <table:table-row>
          <table:table-cell office:value="47" office:value-type="float"/>
          <table:table-cell office:value-type="string">
            <text:p>Gravel</text:p>
          </table:table-cell>
          <table:table-cell office:value="35" office:value-type="float"/>
        </table:table-row>
        <table:table-row>
          <table:table-cell office:value="47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7" office:value-type="float"/>
          <table:table-cell office:value-type="string">
            <text:p>Asphalt</text:p>
          </table:table-cell>
          <table:table-cell office:value="28" office:value-type="float"/>
        </table:table-row>
        <table:table-row>
          <table:table-cell office:value="47" office:value-type="float"/>
          <table:table-cell office:value-type="string">
            <text:p>Concrete</text:p>
          </table:table-cell>
          <table:table-cell office:value="87" office:value-type="float"/>
        </table:table-row>
        <table:table-row>
          <table:table-cell office:value="47" office:value-type="float"/>
          <table:table-cell office:value-type="string">
            <text:p>Bricks</text:p>
          </table:table-cell>
          <table:table-cell office:value="11" office:value-type="float"/>
        </table:table-row>
        <table:table-row>
          <table:table-cell office:value="47" office:value-type="float"/>
          <table:table-cell office:value-type="string">
            <text:p>Boards</text:p>
          </table:table-cell>
          <table:table-cell office:value="3.8" office:value-type="float"/>
        </table:table-row>
        <table:table-row>
          <table:table-cell office:value="48" office:value-type="float"/>
          <table:table-cell office:value-type="string">
            <text:p>Workdays</text:p>
          </table:table-cell>
          <table:table-cell office:value="1816" office:value-type="float"/>
        </table:table-row>
        <table:table-row>
          <table:table-cell office:value="48" office:value-type="float"/>
          <table:table-cell office:value-type="string">
            <text:p>Gravel</text:p>
          </table:table-cell>
          <table:table-cell office:value="80" office:value-type="float"/>
        </table:table-row>
        <table:table-row>
          <table:table-cell office:value="48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48" office:value-type="float"/>
          <table:table-cell office:value-type="string">
            <text:p>Asphalt</text:p>
          </table:table-cell>
          <table:table-cell office:value="64" office:value-type="float"/>
        </table:table-row>
        <table:table-row>
          <table:table-cell office:value="48" office:value-type="float"/>
          <table:table-cell office:value-type="string">
            <text:p>Concrete</text:p>
          </table:table-cell>
          <table:table-cell office:value="183" office:value-type="float"/>
        </table:table-row>
        <table:table-row>
          <table:table-cell office:value="48" office:value-type="float"/>
          <table:table-cell office:value-type="string">
            <text:p>Bricks</text:p>
          </table:table-cell>
          <table:table-cell office:value="21" office:value-type="float"/>
        </table:table-row>
        <table:table-row>
          <table:table-cell office:value="48" office:value-type="float"/>
          <table:table-cell office:value-type="string">
            <text:p>Boards</text:p>
          </table:table-cell>
          <table:table-cell office:value="7.2" office:value-type="float"/>
        </table:table-row>
        <table:table-row>
          <table:table-cell office:value="49" office:value-type="float"/>
          <table:table-cell office:value-type="string">
            <text:p>Workdays</text:p>
          </table:table-cell>
          <table:table-cell office:value="119" office:value-type="float"/>
        </table:table-row>
        <table:table-row>
          <table:table-cell office:value="49" office:value-type="float"/>
          <table:table-cell office:value-type="string">
            <text:p>Gravel</text:p>
          </table:table-cell>
          <table:table-cell office:value="5.1" office:value-type="float"/>
        </table:table-row>
        <table:table-row>
          <table:table-cell office:value="49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49" office:value-type="float"/>
          <table:table-cell office:value-type="string">
            <text:p>Asphalt</text:p>
          </table:table-cell>
          <table:table-cell office:value="4.1" office:value-type="float"/>
        </table:table-row>
        <table:table-row>
          <table:table-cell office:value="49" office:value-type="float"/>
          <table:table-cell office:value-type="string">
            <text:p>Concrete</text:p>
          </table:table-cell>
          <table:table-cell office:value="6.6" office:value-type="float"/>
        </table:table-row>
        <table:table-row>
          <table:table-cell office:value="49" office:value-type="float"/>
          <table:table-cell office:value-type="string">
            <text:p>Electro components</text:p>
          </table:table-cell>
          <table:table-cell office:value="0.31" office:value-type="float"/>
        </table:table-row>
        <table:table-row>
          <table:table-cell office:value="50" office:value-type="float"/>
          <table:table-cell office:value-type="string">
            <text:p>Workdays</text:p>
          </table:table-cell>
          <table:table-cell office:value="172" office:value-type="float"/>
        </table:table-row>
        <table:table-row>
          <table:table-cell office:value="50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50" office:value-type="float"/>
          <table:table-cell office:value-type="string">
            <text:p>Steel</text:p>
          </table:table-cell>
          <table:table-cell office:value="0.65" office:value-type="float"/>
        </table:table-row>
        <table:table-row>
          <table:table-cell office:value="50" office:value-type="float"/>
          <table:table-cell office:value-type="string">
            <text:p>Asphalt</text:p>
          </table:table-cell>
          <table:table-cell office:value="8.1" office:value-type="float"/>
        </table:table-row>
        <table:table-row>
          <table:table-cell office:value="50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50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51" office:value-type="float"/>
          <table:table-cell office:value-type="string">
            <text:p>Workdays</text:p>
          </table:table-cell>
          <table:table-cell office:value="20" office:value-type="float"/>
        </table:table-row>
        <table:table-row>
          <table:table-cell office:value="51" office:value-type="float"/>
          <table:table-cell office:value-type="string">
            <text:p>Gravel</text:p>
          </table:table-cell>
          <table:table-cell office:value="0.79" office:value-type="float"/>
        </table:table-row>
        <table:table-row>
          <table:table-cell office:value="51" office:value-type="float"/>
          <table:table-cell office:value-type="string">
            <text:p>Steel</text:p>
          </table:table-cell>
          <table:table-cell office:value="0.6" office:value-type="float"/>
        </table:table-row>
        <table:table-row>
          <table:table-cell office:value="51" office:value-type="float"/>
          <table:table-cell office:value-type="string">
            <text:p>Asphalt</text:p>
          </table:table-cell>
          <table:table-cell office:value="0.64" office:value-type="float"/>
        </table:table-row>
        <table:table-row>
          <table:table-cell office:value="51" office:value-type="float"/>
          <table:table-cell office:value-type="string">
            <text:p>Concrete</text:p>
          </table:table-cell>
          <table:table-cell office:value="1" office:value-type="float"/>
        </table:table-row>
        <table:table-row>
          <table:table-cell office:value="52" office:value-type="float"/>
          <table:table-cell office:value-type="string">
            <text:p>Workdays</text:p>
          </table:table-cell>
          <table:table-cell office:value="46" office:value-type="float"/>
        </table:table-row>
        <table:table-row>
          <table:table-cell office:value="52" office:value-type="float"/>
          <table:table-cell office:value-type="string">
            <text:p>Gravel</text:p>
          </table:table-cell>
          <table:table-cell office:value="0.79" office:value-type="float"/>
        </table:table-row>
        <table:table-row>
          <table:table-cell office:value="52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52" office:value-type="float"/>
          <table:table-cell office:value-type="string">
            <text:p>Asphalt</text:p>
          </table:table-cell>
          <table:table-cell office:value="0.64" office:value-type="float"/>
        </table:table-row>
        <table:table-row>
          <table:table-cell office:value="52" office:value-type="float"/>
          <table:table-cell office:value-type="string">
            <text:p>Concrete</text:p>
          </table:table-cell>
          <table:table-cell office:value="1" office:value-type="float"/>
        </table:table-row>
        <table:table-row>
          <table:table-cell office:value="52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53" office:value-type="float"/>
          <table:table-cell office:value-type="string">
            <text:p>Workdays</text:p>
          </table:table-cell>
          <table:table-cell office:value="521" office:value-type="float"/>
        </table:table-row>
        <table:table-row>
          <table:table-cell office:value="53" office:value-type="float"/>
          <table:table-cell office:value-type="string">
            <text:p>Gravel</text:p>
          </table:table-cell>
          <table:table-cell office:value="33" office:value-type="float"/>
        </table:table-row>
        <table:table-row>
          <table:table-cell office:value="53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53" office:value-type="float"/>
          <table:table-cell office:value-type="string">
            <text:p>Asphalt</text:p>
          </table:table-cell>
          <table:table-cell office:value="27" office:value-type="float"/>
        </table:table-row>
        <table:table-row>
          <table:table-cell office:value="53" office:value-type="float"/>
          <table:table-cell office:value-type="string">
            <text:p>Concrete</text:p>
          </table:table-cell>
          <table:table-cell office:value="44" office:value-type="float"/>
        </table:table-row>
        <table:table-row>
          <table:table-cell office:value="54" office:value-type="float"/>
          <table:table-cell office:value-type="string">
            <text:p>Workdays</text:p>
          </table:table-cell>
          <table:table-cell office:value="688" office:value-type="float"/>
        </table:table-row>
        <table:table-row>
          <table:table-cell office:value="54" office:value-type="float"/>
          <table:table-cell office:value-type="string">
            <text:p>Gravel</text:p>
          </table:table-cell>
          <table:table-cell office:value="44" office:value-type="float"/>
        </table:table-row>
        <table:table-row>
          <table:table-cell office:value="54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54" office:value-type="float"/>
          <table:table-cell office:value-type="string">
            <text:p>Asphalt</text:p>
          </table:table-cell>
          <table:table-cell office:value="35" office:value-type="float"/>
        </table:table-row>
        <table:table-row>
          <table:table-cell office:value="54" office:value-type="float"/>
          <table:table-cell office:value-type="string">
            <text:p>Concrete</text:p>
          </table:table-cell>
          <table:table-cell office:value="58" office:value-type="float"/>
        </table:table-row>
        <table:table-row>
          <table:table-cell office:value="55" office:value-type="float"/>
          <table:table-cell office:value-type="string">
            <text:p>Workdays</text:p>
          </table:table-cell>
          <table:table-cell office:value="928" office:value-type="float"/>
        </table:table-row>
        <table:table-row>
          <table:table-cell office:value="55" office:value-type="float"/>
          <table:table-cell office:value-type="string">
            <text:p>Gravel</text:p>
          </table:table-cell>
          <table:table-cell office:value="22" office:value-type="float"/>
        </table:table-row>
        <table:table-row>
          <table:table-cell office:value="55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55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55" office:value-type="float"/>
          <table:table-cell office:value-type="string">
            <text:p>Concrete</text:p>
          </table:table-cell>
          <table:table-cell office:value="28" office:value-type="float"/>
        </table:table-row>
        <table:table-row>
          <table:table-cell office:value="56" office:value-type="float"/>
          <table:table-cell office:value-type="string">
            <text:p>Workdays</text:p>
          </table:table-cell>
          <table:table-cell office:value="283" office:value-type="float"/>
        </table:table-row>
        <table:table-row>
          <table:table-cell office:value="56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56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56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56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57" office:value-type="float"/>
          <table:table-cell office:value-type="string">
            <text:p>Workdays</text:p>
          </table:table-cell>
          <table:table-cell office:value="113" office:value-type="float"/>
        </table:table-row>
        <table:table-row>
          <table:table-cell office:value="57" office:value-type="float"/>
          <table:table-cell office:value-type="string">
            <text:p>Gravel</text:p>
          </table:table-cell>
          <table:table-cell office:value="2.5" office:value-type="float"/>
        </table:table-row>
        <table:table-row>
          <table:table-cell office:value="57" office:value-type="float"/>
          <table:table-cell office:value-type="string">
            <text:p>Steel</text:p>
          </table:table-cell>
          <table:table-cell office:value="5.3" office:value-type="float"/>
        </table:table-row>
        <table:table-row>
          <table:table-cell office:value="57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57" office:value-type="float"/>
          <table:table-cell office:value-type="string">
            <text:p>Concrete</text:p>
          </table:table-cell>
          <table:table-cell office:value="9.7" office:value-type="float"/>
        </table:table-row>
        <table:table-row>
          <table:table-cell office:value="58" office:value-type="float"/>
          <table:table-cell office:value-type="string">
            <text:p>Workdays</text:p>
          </table:table-cell>
          <table:table-cell office:value="367" office:value-type="float"/>
        </table:table-row>
        <table:table-row>
          <table:table-cell office:value="58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58" office:value-type="float"/>
          <table:table-cell office:value-type="string">
            <text:p>Steel</text:p>
          </table:table-cell>
          <table:table-cell office:value="0.9" office:value-type="float"/>
        </table:table-row>
        <table:table-row>
          <table:table-cell office:value="58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58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59" office:value-type="float"/>
          <table:table-cell office:value-type="string">
            <text:p>Workdays</text:p>
          </table:table-cell>
          <table:table-cell office:value="71" office:value-type="float"/>
        </table:table-row>
        <table:table-row>
          <table:table-cell office:value="59" office:value-type="float"/>
          <table:table-cell office:value-type="string">
            <text:p>Gravel</text:p>
          </table:table-cell>
          <table:table-cell office:value="3.4" office:value-type="float"/>
        </table:table-row>
        <table:table-row>
          <table:table-cell office:value="59" office:value-type="float"/>
          <table:table-cell office:value-type="string">
            <text:p>Steel</text:p>
          </table:table-cell>
          <table:table-cell office:value="0.69" office:value-type="float"/>
        </table:table-row>
        <table:table-row>
          <table:table-cell office:value="59" office:value-type="float"/>
          <table:table-cell office:value-type="string">
            <text:p>Asphalt</text:p>
          </table:table-cell>
          <table:table-cell office:value="2.7" office:value-type="float"/>
        </table:table-row>
        <table:table-row>
          <table:table-cell office:value="59" office:value-type="float"/>
          <table:table-cell office:value-type="string">
            <text:p>Concrete</text:p>
          </table:table-cell>
          <table:table-cell office:value="4.4" office:value-type="float"/>
        </table:table-row>
        <table:table-row>
          <table:table-cell office:value="59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60" office:value-type="float"/>
          <table:table-cell office:value-type="string">
            <text:p>Workdays</text:p>
          </table:table-cell>
          <table:table-cell office:value="132" office:value-type="float"/>
        </table:table-row>
        <table:table-row>
          <table:table-cell office:value="60" office:value-type="float"/>
          <table:table-cell office:value-type="string">
            <text:p>Gravel</text:p>
          </table:table-cell>
          <table:table-cell office:value="6.4" office:value-type="float"/>
        </table:table-row>
        <table:table-row>
          <table:table-cell office:value="60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60" office:value-type="float"/>
          <table:table-cell office:value-type="string">
            <text:p>Asphalt</text:p>
          </table:table-cell>
          <table:table-cell office:value="5.2" office:value-type="float"/>
        </table:table-row>
        <table:table-row>
          <table:table-cell office:value="60" office:value-type="float"/>
          <table:table-cell office:value-type="string">
            <text:p>Concrete</text:p>
          </table:table-cell>
          <table:table-cell office:value="8.4" office:value-type="float"/>
        </table:table-row>
        <table:table-row>
          <table:table-cell office:value="60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61" office:value-type="float"/>
          <table:table-cell office:value-type="string">
            <text:p>Workdays</text:p>
          </table:table-cell>
          <table:table-cell office:value="180" office:value-type="float"/>
        </table:table-row>
        <table:table-row>
          <table:table-cell office:value="61" office:value-type="float"/>
          <table:table-cell office:value-type="string">
            <text:p>Gravel</text:p>
          </table:table-cell>
          <table:table-cell office:value="8.9" office:value-type="float"/>
        </table:table-row>
        <table:table-row>
          <table:table-cell office:value="61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61" office:value-type="float"/>
          <table:table-cell office:value-type="string">
            <text:p>Asphalt</text:p>
          </table:table-cell>
          <table:table-cell office:value="7.1" office:value-type="float"/>
        </table:table-row>
        <table:table-row>
          <table:table-cell office:value="61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61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62" office:value-type="float"/>
          <table:table-cell office:value-type="string">
            <text:p>Workdays</text:p>
          </table:table-cell>
          <table:table-cell office:value="31" office:value-type="float"/>
        </table:table-row>
        <table:table-row>
          <table:table-cell office:value="62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62" office:value-type="float"/>
          <table:table-cell office:value-type="string">
            <text:p>Steel</text:p>
          </table:table-cell>
          <table:table-cell office:value="0.027" office:value-type="float"/>
        </table:table-row>
        <table:table-row>
          <table:table-cell office:value="62" office:value-type="float"/>
          <table:table-cell office:value-type="string">
            <text:p>Asphalt</text:p>
          </table:table-cell>
          <table:table-cell office:value="1.5" office:value-type="float"/>
        </table:table-row>
        <table:table-row>
          <table:table-cell office:value="62" office:value-type="float"/>
          <table:table-cell office:value-type="string">
            <text:p>Concrete</text:p>
          </table:table-cell>
          <table:table-cell office:value="2.5" office:value-type="float"/>
        </table:table-row>
        <table:table-row>
          <table:table-cell office:value="62" office:value-type="float"/>
          <table:table-cell office:value-type="string">
            <text:p>Electro components</text:p>
          </table:table-cell>
          <table:table-cell office:value="0.006" office:value-type="float"/>
        </table:table-row>
        <table:table-row>
          <table:table-cell office:value="63" office:value-type="float"/>
          <table:table-cell office:value-type="string">
            <text:p>Workdays</text:p>
          </table:table-cell>
          <table:table-cell office:value="56" office:value-type="float"/>
        </table:table-row>
        <table:table-row>
          <table:table-cell office:value="63" office:value-type="float"/>
          <table:table-cell office:value-type="string">
            <text:p>Gravel</text:p>
          </table:table-cell>
          <table:table-cell office:value="3.4" office:value-type="float"/>
        </table:table-row>
        <table:table-row>
          <table:table-cell office:value="63" office:value-type="float"/>
          <table:table-cell office:value-type="string">
            <text:p>Steel</text:p>
          </table:table-cell>
          <table:table-cell office:value="0.13" office:value-type="float"/>
        </table:table-row>
        <table:table-row>
          <table:table-cell office:value="63" office:value-type="float"/>
          <table:table-cell office:value-type="string">
            <text:p>Asphalt</text:p>
          </table:table-cell>
          <table:table-cell office:value="2.7" office:value-type="float"/>
        </table:table-row>
        <table:table-row>
          <table:table-cell office:value="63" office:value-type="float"/>
          <table:table-cell office:value-type="string">
            <text:p>Concrete</text:p>
          </table:table-cell>
          <table:table-cell office:value="4.4" office:value-type="float"/>
        </table:table-row>
        <table:table-row>
          <table:table-cell office:value="63" office:value-type="float"/>
          <table:table-cell office:value-type="string">
            <text:p>Electro components</text:p>
          </table:table-cell>
          <table:table-cell office:value="0.026" office:value-type="float"/>
        </table:table-row>
        <table:table-row>
          <table:table-cell office:value="64" office:value-type="float"/>
          <table:table-cell office:value-type="string">
            <text:p>Workdays</text:p>
          </table:table-cell>
          <table:table-cell office:value="100" office:value-type="float"/>
        </table:table-row>
        <table:table-row>
          <table:table-cell office:value="64" office:value-type="float"/>
          <table:table-cell office:value-type="string">
            <text:p>Gravel</text:p>
          </table:table-cell>
          <table:table-cell office:value="5.7" office:value-type="float"/>
        </table:table-row>
        <table:table-row>
          <table:table-cell office:value="64" office:value-type="float"/>
          <table:table-cell office:value-type="string">
            <text:p>Steel</text:p>
          </table:table-cell>
          <table:table-cell office:value="0.45" office:value-type="float"/>
        </table:table-row>
        <table:table-row>
          <table:table-cell office:value="64" office:value-type="float"/>
          <table:table-cell office:value-type="string">
            <text:p>Asphalt</text:p>
          </table:table-cell>
          <table:table-cell office:value="4.6" office:value-type="float"/>
        </table:table-row>
        <table:table-row>
          <table:table-cell office:value="64" office:value-type="float"/>
          <table:table-cell office:value-type="string">
            <text:p>Concrete</text:p>
          </table:table-cell>
          <table:table-cell office:value="7.4" office:value-type="float"/>
        </table:table-row>
        <table:table-row>
          <table:table-cell office:value="64" office:value-type="float"/>
          <table:table-cell office:value-type="string">
            <text:p>Electro components</text:p>
          </table:table-cell>
          <table:table-cell office:value="0.093" office:value-type="float"/>
        </table:table-row>
        <table:table-row>
          <table:table-cell office:value="65" office:value-type="float"/>
          <table:table-cell office:value-type="string">
            <text:p>Workdays</text:p>
          </table:table-cell>
          <table:table-cell office:value="319" office:value-type="float"/>
        </table:table-row>
        <table:table-row>
          <table:table-cell office:value="65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65" office:value-type="float"/>
          <table:table-cell office:value-type="string">
            <text:p>Steel</text:p>
          </table:table-cell>
          <table:table-cell office:value="6.1" office:value-type="float"/>
        </table:table-row>
        <table:table-row>
          <table:table-cell office:value="65" office:value-type="float"/>
          <table:table-cell office:value-type="string">
            <text:p>Asphalt</text:p>
          </table:table-cell>
          <table:table-cell office:value="8.9" office:value-type="float"/>
        </table:table-row>
        <table:table-row>
          <table:table-cell office:value="65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65" office:value-type="float"/>
          <table:table-cell office:value-type="string">
            <text:p>Electro components</text:p>
          </table:table-cell>
          <table:table-cell office:value="0.063" office:value-type="float"/>
        </table:table-row>
        <table:table-row>
          <table:table-cell office:value="66" office:value-type="float"/>
          <table:table-cell office:value-type="string">
            <text:p>Workdays</text:p>
          </table:table-cell>
          <table:table-cell office:value="240" office:value-type="float"/>
        </table:table-row>
        <table:table-row>
          <table:table-cell office:value="66" office:value-type="float"/>
          <table:table-cell office:value-type="string">
            <text:p>Gravel</text:p>
          </table:table-cell>
          <table:table-cell office:value="6.3" office:value-type="float"/>
        </table:table-row>
        <table:table-row>
          <table:table-cell office:value="66" office:value-type="float"/>
          <table:table-cell office:value-type="string">
            <text:p>Steel</text:p>
          </table:table-cell>
          <table:table-cell office:value="9.5" office:value-type="float"/>
        </table:table-row>
        <table:table-row>
          <table:table-cell office:value="66" office:value-type="float"/>
          <table:table-cell office:value-type="string">
            <text:p>Asphalt</text:p>
          </table:table-cell>
          <table:table-cell office:value="5.1" office:value-type="float"/>
        </table:table-row>
        <table:table-row>
          <table:table-cell office:value="66" office:value-type="float"/>
          <table:table-cell office:value-type="string">
            <text:p>Concrete</text:p>
          </table:table-cell>
          <table:table-cell office:value="26" office:value-type="float"/>
        </table:table-row>
        <table:table-row>
          <table:table-cell office:value="67" office:value-type="float"/>
          <table:table-cell office:value-type="string">
            <text:p>Workdays</text:p>
          </table:table-cell>
          <table:table-cell office:value="299" office:value-type="float"/>
        </table:table-row>
        <table:table-row>
          <table:table-cell office:value="67" office:value-type="float"/>
          <table:table-cell office:value-type="string">
            <text:p>Gravel</text:p>
          </table:table-cell>
          <table:table-cell office:value="9.5" office:value-type="float"/>
        </table:table-row>
        <table:table-row>
          <table:table-cell office:value="67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67" office:value-type="float"/>
          <table:table-cell office:value-type="string">
            <text:p>Asphalt</text:p>
          </table:table-cell>
          <table:table-cell office:value="7.6" office:value-type="float"/>
        </table:table-row>
        <table:table-row>
          <table:table-cell office:value="67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68" office:value-type="float"/>
          <table:table-cell office:value-type="string">
            <text:p>Workdays</text:p>
          </table:table-cell>
          <table:table-cell office:value="150" office:value-type="float"/>
        </table:table-row>
        <table:table-row>
          <table:table-cell office:value="68" office:value-type="float"/>
          <table:table-cell office:value-type="string">
            <text:p>Gravel</text:p>
          </table:table-cell>
          <table:table-cell office:value="3.2" office:value-type="float"/>
        </table:table-row>
        <table:table-row>
          <table:table-cell office:value="68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68" office:value-type="float"/>
          <table:table-cell office:value-type="string">
            <text:p>Asphalt</text:p>
          </table:table-cell>
          <table:table-cell office:value="2.5" office:value-type="float"/>
        </table:table-row>
        <table:table-row>
          <table:table-cell office:value="68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69" office:value-type="float"/>
          <table:table-cell office:value-type="string">
            <text:p>Workdays</text:p>
          </table:table-cell>
          <table:table-cell office:value="355" office:value-type="float"/>
        </table:table-row>
        <table:table-row>
          <table:table-cell office:value="69" office:value-type="float"/>
          <table:table-cell office:value-type="string">
            <text:p>Gravel</text:p>
          </table:table-cell>
          <table:table-cell office:value="7.2" office:value-type="float"/>
        </table:table-row>
        <table:table-row>
          <table:table-cell office:value="69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69" office:value-type="float"/>
          <table:table-cell office:value-type="string">
            <text:p>Asphalt</text:p>
          </table:table-cell>
          <table:table-cell office:value="5.8" office:value-type="float"/>
        </table:table-row>
        <table:table-row>
          <table:table-cell office:value="69" office:value-type="float"/>
          <table:table-cell office:value-type="string">
            <text:p>Concrete</text:p>
          </table:table-cell>
          <table:table-cell office:value="9.4" office:value-type="float"/>
        </table:table-row>
        <table:table-row>
          <table:table-cell office:value="69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70" office:value-type="float"/>
          <table:table-cell office:value-type="string">
            <text:p>Workdays</text:p>
          </table:table-cell>
          <table:table-cell office:value="355" office:value-type="float"/>
        </table:table-row>
        <table:table-row>
          <table:table-cell office:value="70" office:value-type="float"/>
          <table:table-cell office:value-type="string">
            <text:p>Gravel</text:p>
          </table:table-cell>
          <table:table-cell office:value="7.2" office:value-type="float"/>
        </table:table-row>
        <table:table-row>
          <table:table-cell office:value="70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70" office:value-type="float"/>
          <table:table-cell office:value-type="string">
            <text:p>Asphalt</text:p>
          </table:table-cell>
          <table:table-cell office:value="5.8" office:value-type="float"/>
        </table:table-row>
        <table:table-row>
          <table:table-cell office:value="70" office:value-type="float"/>
          <table:table-cell office:value-type="string">
            <text:p>Concrete</text:p>
          </table:table-cell>
          <table:table-cell office:value="9.4" office:value-type="float"/>
        </table:table-row>
        <table:table-row>
          <table:table-cell office:value="70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71" office:value-type="float"/>
          <table:table-cell office:value-type="string">
            <text:p>Workdays</text:p>
          </table:table-cell>
          <table:table-cell office:value="94" office:value-type="float"/>
        </table:table-row>
        <table:table-row>
          <table:table-cell office:value="71" office:value-type="float"/>
          <table:table-cell office:value-type="string">
            <text:p>Gravel</text:p>
          </table:table-cell>
          <table:table-cell office:value="1.1" office:value-type="float"/>
        </table:table-row>
        <table:table-row>
          <table:table-cell office:value="71" office:value-type="float"/>
          <table:table-cell office:value-type="string">
            <text:p>Steel</text:p>
          </table:table-cell>
          <table:table-cell office:value="6.2" office:value-type="float"/>
        </table:table-row>
        <table:table-row>
          <table:table-cell office:value="71" office:value-type="float"/>
          <table:table-cell office:value-type="string">
            <text:p>Asphalt</text:p>
          </table:table-cell>
          <table:table-cell office:value="0.92" office:value-type="float"/>
        </table:table-row>
        <table:table-row>
          <table:table-cell office:value="71" office:value-type="float"/>
          <table:table-cell office:value-type="string">
            <text:p>Concrete</text:p>
          </table:table-cell>
          <table:table-cell office:value="1.5" office:value-type="float"/>
        </table:table-row>
        <table:table-row>
          <table:table-cell office:value="71" office:value-type="float"/>
          <table:table-cell office:value-type="string">
            <text:p>Mechanical components</text:p>
          </table:table-cell>
          <table:table-cell office:value="0.074" office:value-type="float"/>
        </table:table-row>
        <table:table-row>
          <table:table-cell office:value="72" office:value-type="float"/>
          <table:table-cell office:value-type="string">
            <text:p>Workdays</text:p>
          </table:table-cell>
          <table:table-cell office:value="82" office:value-type="float"/>
        </table:table-row>
        <table:table-row>
          <table:table-cell office:value="72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72" office:value-type="float"/>
          <table:table-cell office:value-type="string">
            <text:p>Steel</text:p>
          </table:table-cell>
          <table:table-cell office:value="4.9" office:value-type="float"/>
        </table:table-row>
        <table:table-row>
          <table:table-cell office:value="72" office:value-type="float"/>
          <table:table-cell office:value-type="string">
            <text:p>Asphalt</text:p>
          </table:table-cell>
          <table:table-cell office:value="1.1" office:value-type="float"/>
        </table:table-row>
        <table:table-row>
          <table:table-cell office:value="72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72" office:value-type="float"/>
          <table:table-cell office:value-type="string">
            <text:p>Mechanical components</text:p>
          </table:table-cell>
          <table:table-cell office:value="0.062" office:value-type="float"/>
        </table:table-row>
        <table:table-row>
          <table:table-cell office:value="73" office:value-type="float"/>
          <table:table-cell office:value-type="string">
            <text:p>Workdays</text:p>
          </table:table-cell>
          <table:table-cell office:value="364" office:value-type="float"/>
        </table:table-row>
        <table:table-row>
          <table:table-cell office:value="73" office:value-type="float"/>
          <table:table-cell office:value-type="string">
            <text:p>Gravel</text:p>
          </table:table-cell>
          <table:table-cell office:value="4.6" office:value-type="float"/>
        </table:table-row>
        <table:table-row>
          <table:table-cell office:value="73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73" office:value-type="float"/>
          <table:table-cell office:value-type="string">
            <text:p>Concrete</text:p>
          </table:table-cell>
          <table:table-cell office:value="6" office:value-type="float"/>
        </table:table-row>
        <table:table-row>
          <table:table-cell office:value="73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74" office:value-type="float"/>
          <table:table-cell office:value-type="string">
            <text:p>Workdays</text:p>
          </table:table-cell>
          <table:table-cell office:value="154" office:value-type="float"/>
        </table:table-row>
        <table:table-row>
          <table:table-cell office:value="74" office:value-type="float"/>
          <table:table-cell office:value-type="string">
            <text:p>Gravel</text:p>
          </table:table-cell>
          <table:table-cell office:value="4.7" office:value-type="float"/>
        </table:table-row>
        <table:table-row>
          <table:table-cell office:value="74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74" office:value-type="float"/>
          <table:table-cell office:value-type="string">
            <text:p>Asphalt</text:p>
          </table:table-cell>
          <table:table-cell office:value="3.8" office:value-type="float"/>
        </table:table-row>
        <table:table-row>
          <table:table-cell office:value="74" office:value-type="float"/>
          <table:table-cell office:value-type="string">
            <text:p>Concrete</text:p>
          </table:table-cell>
          <table:table-cell office:value="6.2" office:value-type="float"/>
        </table:table-row>
        <table:table-row>
          <table:table-cell office:value="75" office:value-type="float"/>
          <table:table-cell office:value-type="string">
            <text:p>Workdays</text:p>
          </table:table-cell>
          <table:table-cell office:value="98" office:value-type="float"/>
        </table:table-row>
        <table:table-row>
          <table:table-cell office:value="75" office:value-type="float"/>
          <table:table-cell office:value-type="string">
            <text:p>Gravel</text:p>
          </table:table-cell>
          <table:table-cell office:value="3.1" office:value-type="float"/>
        </table:table-row>
        <table:table-row>
          <table:table-cell office:value="75" office:value-type="float"/>
          <table:table-cell office:value-type="string">
            <text:p>Steel</text:p>
          </table:table-cell>
          <table:table-cell office:value="4.5" office:value-type="float"/>
        </table:table-row>
        <table:table-row>
          <table:table-cell office:value="75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75" office:value-type="float"/>
          <table:table-cell office:value-type="string">
            <text:p>Concrete</text:p>
          </table:table-cell>
          <table:table-cell office:value="4" office:value-type="float"/>
        </table:table-row>
        <table:table-row>
          <table:table-cell office:value="76" office:value-type="float"/>
          <table:table-cell office:value-type="string">
            <text:p>Workdays</text:p>
          </table:table-cell>
          <table:table-cell office:value="154" office:value-type="float"/>
        </table:table-row>
        <table:table-row>
          <table:table-cell office:value="76" office:value-type="float"/>
          <table:table-cell office:value-type="string">
            <text:p>Gravel</text:p>
          </table:table-cell>
          <table:table-cell office:value="4.7" office:value-type="float"/>
        </table:table-row>
        <table:table-row>
          <table:table-cell office:value="76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76" office:value-type="float"/>
          <table:table-cell office:value-type="string">
            <text:p>Asphalt</text:p>
          </table:table-cell>
          <table:table-cell office:value="3.8" office:value-type="float"/>
        </table:table-row>
        <table:table-row>
          <table:table-cell office:value="76" office:value-type="float"/>
          <table:table-cell office:value-type="string">
            <text:p>Concrete</text:p>
          </table:table-cell>
          <table:table-cell office:value="6.2" office:value-type="float"/>
        </table:table-row>
        <table:table-row>
          <table:table-cell office:value="77" office:value-type="float"/>
          <table:table-cell office:value-type="string">
            <text:p>Workdays</text:p>
          </table:table-cell>
          <table:table-cell office:value="127" office:value-type="float"/>
        </table:table-row>
        <table:table-row>
          <table:table-cell office:value="77" office:value-type="float"/>
          <table:table-cell office:value-type="string">
            <text:p>Gravel</text:p>
          </table:table-cell>
          <table:table-cell office:value="4.9" office:value-type="float"/>
        </table:table-row>
        <table:table-row>
          <table:table-cell office:value="77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77" office:value-type="float"/>
          <table:table-cell office:value-type="string">
            <text:p>Asphalt</text:p>
          </table:table-cell>
          <table:table-cell office:value="3.9" office:value-type="float"/>
        </table:table-row>
        <table:table-row>
          <table:table-cell office:value="77" office:value-type="float"/>
          <table:table-cell office:value-type="string">
            <text:p>Concrete</text:p>
          </table:table-cell>
          <table:table-cell office:value="6.3" office:value-type="float"/>
        </table:table-row>
        <table:table-row>
          <table:table-cell office:value="78" office:value-type="float"/>
          <table:table-cell office:value-type="string">
            <text:p>Workdays</text:p>
          </table:table-cell>
          <table:table-cell office:value="127" office:value-type="float"/>
        </table:table-row>
        <table:table-row>
          <table:table-cell office:value="78" office:value-type="float"/>
          <table:table-cell office:value-type="string">
            <text:p>Gravel</text:p>
          </table:table-cell>
          <table:table-cell office:value="4.9" office:value-type="float"/>
        </table:table-row>
        <table:table-row>
          <table:table-cell office:value="78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78" office:value-type="float"/>
          <table:table-cell office:value-type="string">
            <text:p>Asphalt</text:p>
          </table:table-cell>
          <table:table-cell office:value="3.9" office:value-type="float"/>
        </table:table-row>
        <table:table-row>
          <table:table-cell office:value="78" office:value-type="float"/>
          <table:table-cell office:value-type="string">
            <text:p>Concrete</text:p>
          </table:table-cell>
          <table:table-cell office:value="6.3" office:value-type="float"/>
        </table:table-row>
        <table:table-row>
          <table:table-cell office:value="79" office:value-type="float"/>
          <table:table-cell office:value-type="string">
            <text:p>Workdays</text:p>
          </table:table-cell>
          <table:table-cell office:value="98" office:value-type="float"/>
        </table:table-row>
        <table:table-row>
          <table:table-cell office:value="79" office:value-type="float"/>
          <table:table-cell office:value-type="string">
            <text:p>Gravel</text:p>
          </table:table-cell>
          <table:table-cell office:value="3.1" office:value-type="float"/>
        </table:table-row>
        <table:table-row>
          <table:table-cell office:value="79" office:value-type="float"/>
          <table:table-cell office:value-type="string">
            <text:p>Steel</text:p>
          </table:table-cell>
          <table:table-cell office:value="4.5" office:value-type="float"/>
        </table:table-row>
        <table:table-row>
          <table:table-cell office:value="79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79" office:value-type="float"/>
          <table:table-cell office:value-type="string">
            <text:p>Concrete</text:p>
          </table:table-cell>
          <table:table-cell office:value="4" office:value-type="float"/>
        </table:table-row>
        <table:table-row>
          <table:table-cell office:value="80" office:value-type="float"/>
          <table:table-cell office:value-type="string">
            <text:p>Workdays</text:p>
          </table:table-cell>
          <table:table-cell office:value="49" office:value-type="float"/>
        </table:table-row>
        <table:table-row>
          <table:table-cell office:value="80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80" office:value-type="float"/>
          <table:table-cell office:value-type="string">
            <text:p>Steel</text:p>
          </table:table-cell>
          <table:table-cell office:value="0.9" office:value-type="float"/>
        </table:table-row>
        <table:table-row>
          <table:table-cell office:value="80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80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81" office:value-type="float"/>
          <table:table-cell office:value-type="string">
            <text:p>Workdays</text:p>
          </table:table-cell>
          <table:table-cell office:value="49" office:value-type="float"/>
        </table:table-row>
        <table:table-row>
          <table:table-cell office:value="81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81" office:value-type="float"/>
          <table:table-cell office:value-type="string">
            <text:p>Steel</text:p>
          </table:table-cell>
          <table:table-cell office:value="0.9" office:value-type="float"/>
        </table:table-row>
        <table:table-row>
          <table:table-cell office:value="81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81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82" office:value-type="float"/>
          <table:table-cell office:value-type="string">
            <text:p>Workdays</text:p>
          </table:table-cell>
          <table:table-cell office:value="5" office:value-type="float"/>
        </table:table-row>
        <table:table-row>
          <table:table-cell office:value="82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82" office:value-type="float"/>
          <table:table-cell office:value-type="string">
            <text:p>Steel</text:p>
          </table:table-cell>
          <table:table-cell office:value="0.34" office:value-type="float"/>
        </table:table-row>
        <table:table-row>
          <table:table-cell office:value="82" office:value-type="float"/>
          <table:table-cell office:value-type="string">
            <text:p>Electro components</text:p>
          </table:table-cell>
          <table:table-cell office:value="0.025" office:value-type="float"/>
        </table:table-row>
        <table:table-row>
          <table:table-cell office:value="82" office:value-type="float"/>
          <table:table-cell office:value-type="string">
            <text:p>Prefab panels</text:p>
          </table:table-cell>
          <table:table-cell office:value="0.54" office:value-type="float"/>
        </table:table-row>
        <table:table-row>
          <table:table-cell office:value="83" office:value-type="float"/>
          <table:table-cell office:value-type="string">
            <text:p>Workdays</text:p>
          </table:table-cell>
          <table:table-cell office:value="3" office:value-type="float"/>
        </table:table-row>
        <table:table-row>
          <table:table-cell office:value="83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83" office:value-type="float"/>
          <table:table-cell office:value-type="string">
            <text:p>Steel</text:p>
          </table:table-cell>
          <table:table-cell office:value="0.21" office:value-type="float"/>
        </table:table-row>
        <table:table-row>
          <table:table-cell office:value="83" office:value-type="float"/>
          <table:table-cell office:value-type="string">
            <text:p>Electro components</text:p>
          </table:table-cell>
          <table:table-cell office:value="0.084" office:value-type="float"/>
        </table:table-row>
        <table:table-row>
          <table:table-cell office:value="83" office:value-type="float"/>
          <table:table-cell office:value-type="string">
            <text:p>Prefab panels</text:p>
          </table:table-cell>
          <table:table-cell office:value="0.43" office:value-type="float"/>
        </table:table-row>
        <table:table-row>
          <table:table-cell office:value="84" office:value-type="float"/>
          <table:table-cell office:value-type="string">
            <text:p>Workdays</text:p>
          </table:table-cell>
          <table:table-cell office:value="3" office:value-type="float"/>
        </table:table-row>
        <table:table-row>
          <table:table-cell office:value="84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84" office:value-type="float"/>
          <table:table-cell office:value-type="string">
            <text:p>Steel</text:p>
          </table:table-cell>
          <table:table-cell office:value="0.21" office:value-type="float"/>
        </table:table-row>
        <table:table-row>
          <table:table-cell office:value="84" office:value-type="float"/>
          <table:table-cell office:value-type="string">
            <text:p>Prefab panels</text:p>
          </table:table-cell>
          <table:table-cell office:value="0.43" office:value-type="float"/>
        </table:table-row>
        <table:table-row>
          <table:table-cell office:value="85" office:value-type="float"/>
          <table:table-cell office:value-type="string">
            <text:p>Workdays</text:p>
          </table:table-cell>
          <table:table-cell office:value="3" office:value-type="float"/>
        </table:table-row>
        <table:table-row>
          <table:table-cell office:value="85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85" office:value-type="float"/>
          <table:table-cell office:value-type="string">
            <text:p>Steel</text:p>
          </table:table-cell>
          <table:table-cell office:value="0.21" office:value-type="float"/>
        </table:table-row>
        <table:table-row>
          <table:table-cell office:value="85" office:value-type="float"/>
          <table:table-cell office:value-type="string">
            <text:p>Boards</text:p>
          </table:table-cell>
          <table:table-cell office:value="0.42" office:value-type="float"/>
        </table:table-row>
        <table:table-row>
          <table:table-cell office:value="99" office:value-type="float"/>
          <table:table-cell office:value-type="string">
            <text:p>Workdays</text:p>
          </table:table-cell>
          <table:table-cell office:value="584" office:value-type="float"/>
        </table:table-row>
        <table:table-row>
          <table:table-cell office:value="99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99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99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99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99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99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100" office:value-type="float"/>
          <table:table-cell office:value-type="string">
            <text:p>Workdays</text:p>
          </table:table-cell>
          <table:table-cell office:value="584" office:value-type="float"/>
        </table:table-row>
        <table:table-row>
          <table:table-cell office:value="100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100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100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100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100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101" office:value-type="float"/>
          <table:table-cell office:value-type="string">
            <text:p>Workdays</text:p>
          </table:table-cell>
          <table:table-cell office:value="584" office:value-type="float"/>
        </table:table-row>
        <table:table-row>
          <table:table-cell office:value="101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101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01" office:value-type="float"/>
          <table:table-cell office:value-type="string">
            <text:p>Concrete</text:p>
          </table:table-cell>
          <table:table-cell office:value="81" office:value-type="float"/>
        </table:table-row>
        <table:table-row>
          <table:table-cell office:value="101" office:value-type="float"/>
          <table:table-cell office:value-type="string">
            <text:p>Mechanical components</text:p>
          </table:table-cell>
          <table:table-cell office:value="0.068" office:value-type="float"/>
        </table:table-row>
        <table:table-row>
          <table:table-cell office:value="102" office:value-type="float"/>
          <table:table-cell office:value-type="string">
            <text:p>Workdays</text:p>
          </table:table-cell>
          <table:table-cell office:value="1580" office:value-type="float"/>
        </table:table-row>
        <table:table-row>
          <table:table-cell office:value="102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10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102" office:value-type="float"/>
          <table:table-cell office:value-type="string">
            <text:p>Asphalt</text:p>
          </table:table-cell>
          <table:table-cell office:value="31" office:value-type="float"/>
        </table:table-row>
        <table:table-row>
          <table:table-cell office:value="102" office:value-type="float"/>
          <table:table-cell office:value-type="string">
            <text:p>Concrete</text:p>
          </table:table-cell>
          <table:table-cell office:value="50" office:value-type="float"/>
        </table:table-row>
        <table:table-row>
          <table:table-cell office:value="102" office:value-type="float"/>
          <table:table-cell office:value-type="string">
            <text:p>Bricks</text:p>
          </table:table-cell>
          <table:table-cell office:value="57" office:value-type="float"/>
        </table:table-row>
        <table:table-row>
          <table:table-cell office:value="102" office:value-type="float"/>
          <table:table-cell office:value-type="string">
            <text:p>Boards</text:p>
          </table:table-cell>
          <table:table-cell office:value="37" office:value-type="float"/>
        </table:table-row>
        <table:table-row>
          <table:table-cell office:value="103" office:value-type="float"/>
          <table:table-cell office:value-type="string">
            <text:p>Workdays</text:p>
          </table:table-cell>
          <table:table-cell office:value="2647" office:value-type="float"/>
        </table:table-row>
        <table:table-row>
          <table:table-cell office:value="103" office:value-type="float"/>
          <table:table-cell office:value-type="string">
            <text:p>Gravel</text:p>
          </table:table-cell>
          <table:table-cell office:value="62" office:value-type="float"/>
        </table:table-row>
        <table:table-row>
          <table:table-cell office:value="103" office:value-type="float"/>
          <table:table-cell office:value-type="string">
            <text:p>Steel</text:p>
          </table:table-cell>
          <table:table-cell office:value="30" office:value-type="float"/>
        </table:table-row>
        <table:table-row>
          <table:table-cell office:value="103" office:value-type="float"/>
          <table:table-cell office:value-type="string">
            <text:p>Asphalt</text:p>
          </table:table-cell>
          <table:table-cell office:value="49" office:value-type="float"/>
        </table:table-row>
        <table:table-row>
          <table:table-cell office:value="103" office:value-type="float"/>
          <table:table-cell office:value-type="string">
            <text:p>Concrete</text:p>
          </table:table-cell>
          <table:table-cell office:value="80" office:value-type="float"/>
        </table:table-row>
        <table:table-row>
          <table:table-cell office:value="103" office:value-type="float"/>
          <table:table-cell office:value-type="string">
            <text:p>Bricks</text:p>
          </table:table-cell>
          <table:table-cell office:value="103" office:value-type="float"/>
        </table:table-row>
        <table:table-row>
          <table:table-cell office:value="103" office:value-type="float"/>
          <table:table-cell office:value-type="string">
            <text:p>Boards</text:p>
          </table:table-cell>
          <table:table-cell office:value="64" office:value-type="float"/>
        </table:table-row>
        <table:table-row>
          <table:table-cell office:value="104" office:value-type="float"/>
          <table:table-cell office:value-type="string">
            <text:p>Workdays</text:p>
          </table:table-cell>
          <table:table-cell office:value="321" office:value-type="float"/>
        </table:table-row>
        <table:table-row>
          <table:table-cell office:value="104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104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04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104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105" office:value-type="float"/>
          <table:table-cell office:value-type="string">
            <text:p>Workdays</text:p>
          </table:table-cell>
          <table:table-cell office:value="601" office:value-type="float"/>
        </table:table-row>
        <table:table-row>
          <table:table-cell office:value="105" office:value-type="float"/>
          <table:table-cell office:value-type="string">
            <text:p>Gravel</text:p>
          </table:table-cell>
          <table:table-cell office:value="27" office:value-type="float"/>
        </table:table-row>
        <table:table-row>
          <table:table-cell office:value="105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105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105" office:value-type="float"/>
          <table:table-cell office:value-type="string">
            <text:p>Concrete</text:p>
          </table:table-cell>
          <table:table-cell office:value="35" office:value-type="float"/>
        </table:table-row>
        <table:table-row>
          <table:table-cell office:value="106" office:value-type="float"/>
          <table:table-cell office:value-type="string">
            <text:p>Workdays</text:p>
          </table:table-cell>
          <table:table-cell office:value="1689" office:value-type="float"/>
        </table:table-row>
        <table:table-row>
          <table:table-cell office:value="106" office:value-type="float"/>
          <table:table-cell office:value-type="string">
            <text:p>Gravel</text:p>
          </table:table-cell>
          <table:table-cell office:value="78" office:value-type="float"/>
        </table:table-row>
        <table:table-row>
          <table:table-cell office:value="106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106" office:value-type="float"/>
          <table:table-cell office:value-type="string">
            <text:p>Asphalt</text:p>
          </table:table-cell>
          <table:table-cell office:value="62" office:value-type="float"/>
        </table:table-row>
        <table:table-row>
          <table:table-cell office:value="106" office:value-type="float"/>
          <table:table-cell office:value-type="string">
            <text:p>Concrete</text:p>
          </table:table-cell>
          <table:table-cell office:value="214" office:value-type="float"/>
        </table:table-row>
        <table:table-row>
          <table:table-cell office:value="107" office:value-type="float"/>
          <table:table-cell office:value-type="string">
            <text:p>Workdays</text:p>
          </table:table-cell>
          <table:table-cell office:value="224" office:value-type="float"/>
        </table:table-row>
        <table:table-row>
          <table:table-cell office:value="107" office:value-type="float"/>
          <table:table-cell office:value-type="string">
            <text:p>Gravel</text:p>
          </table:table-cell>
          <table:table-cell office:value="8.4" office:value-type="float"/>
        </table:table-row>
        <table:table-row>
          <table:table-cell office:value="107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107" office:value-type="float"/>
          <table:table-cell office:value-type="string">
            <text:p>Concrete</text:p>
          </table:table-cell>
          <table:table-cell office:value="27" office:value-type="float"/>
        </table:table-row>
        <table:table-row>
          <table:table-cell office:value="108" office:value-type="float"/>
          <table:table-cell office:value-type="string">
            <text:p>Workdays</text:p>
          </table:table-cell>
          <table:table-cell office:value="505" office:value-type="float"/>
        </table:table-row>
        <table:table-row>
          <table:table-cell office:value="108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108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08" office:value-type="float"/>
          <table:table-cell office:value-type="string">
            <text:p>Concrete</text:p>
          </table:table-cell>
          <table:table-cell office:value="62" office:value-type="float"/>
        </table:table-row>
        <table:table-row>
          <table:table-cell office:value="109" office:value-type="float"/>
          <table:table-cell office:value-type="string">
            <text:p>Workdays</text:p>
          </table:table-cell>
          <table:table-cell office:value="1318" office:value-type="float"/>
        </table:table-row>
        <table:table-row>
          <table:table-cell office:value="109" office:value-type="float"/>
          <table:table-cell office:value-type="string">
            <text:p>Gravel</text:p>
          </table:table-cell>
          <table:table-cell office:value="29" office:value-type="float"/>
        </table:table-row>
        <table:table-row>
          <table:table-cell office:value="109" office:value-type="float"/>
          <table:table-cell office:value-type="string">
            <text:p>Steel</text:p>
          </table:table-cell>
          <table:table-cell office:value="53" office:value-type="float"/>
        </table:table-row>
        <table:table-row>
          <table:table-cell office:value="109" office:value-type="float"/>
          <table:table-cell office:value-type="string">
            <text:p>Concrete</text:p>
          </table:table-cell>
          <table:table-cell office:value="179" office:value-type="float"/>
        </table:table-row>
        <table:table-row>
          <table:table-cell office:value="110" office:value-type="float"/>
          <table:table-cell office:value-type="string">
            <text:p>Workdays</text:p>
          </table:table-cell>
          <table:table-cell office:value="1044" office:value-type="float"/>
        </table:table-row>
        <table:table-row>
          <table:table-cell office:value="110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110" office:value-type="float"/>
          <table:table-cell office:value-type="string">
            <text:p>Steel</text:p>
          </table:table-cell>
          <table:table-cell office:value="23" office:value-type="float"/>
        </table:table-row>
        <table:table-row>
          <table:table-cell office:value="110" office:value-type="float"/>
          <table:table-cell office:value-type="string">
            <text:p>Concrete</text:p>
          </table:table-cell>
          <table:table-cell office:value="139" office:value-type="float"/>
        </table:table-row>
        <table:table-row>
          <table:table-cell office:value="110" office:value-type="float"/>
          <table:table-cell office:value-type="string">
            <text:p>Mechanical components</text:p>
          </table:table-cell>
          <table:table-cell office:value="0.17" office:value-type="float"/>
        </table:table-row>
        <table:table-row>
          <table:table-cell office:value="111" office:value-type="float"/>
          <table:table-cell office:value-type="string">
            <text:p>Workdays</text:p>
          </table:table-cell>
          <table:table-cell office:value="561" office:value-type="float"/>
        </table:table-row>
        <table:table-row>
          <table:table-cell office:value="111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111" office:value-type="float"/>
          <table:table-cell office:value-type="string">
            <text:p>Steel</text:p>
          </table:table-cell>
          <table:table-cell office:value="30" office:value-type="float"/>
        </table:table-row>
        <table:table-row>
          <table:table-cell office:value="111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111" office:value-type="float"/>
          <table:table-cell office:value-type="string">
            <text:p>Concrete</text:p>
          </table:table-cell>
          <table:table-cell office:value="19" office:value-type="float"/>
        </table:table-row>
        <table:table-row>
          <table:table-cell office:value="112" office:value-type="float"/>
          <table:table-cell office:value-type="string">
            <text:p>Workdays</text:p>
          </table:table-cell>
          <table:table-cell office:value="1026" office:value-type="float"/>
        </table:table-row>
        <table:table-row>
          <table:table-cell office:value="112" office:value-type="float"/>
          <table:table-cell office:value-type="string">
            <text:p>Gravel</text:p>
          </table:table-cell>
          <table:table-cell office:value="29" office:value-type="float"/>
        </table:table-row>
        <table:table-row>
          <table:table-cell office:value="112" office:value-type="float"/>
          <table:table-cell office:value-type="string">
            <text:p>Steel</text:p>
          </table:table-cell>
          <table:table-cell office:value="51" office:value-type="float"/>
        </table:table-row>
        <table:table-row>
          <table:table-cell office:value="112" office:value-type="float"/>
          <table:table-cell office:value-type="string">
            <text:p>Asphalt</text:p>
          </table:table-cell>
          <table:table-cell office:value="23" office:value-type="float"/>
        </table:table-row>
        <table:table-row>
          <table:table-cell office:value="112" office:value-type="float"/>
          <table:table-cell office:value-type="string">
            <text:p>Concrete</text:p>
          </table:table-cell>
          <table:table-cell office:value="38" office:value-type="float"/>
        </table:table-row>
        <table:table-row>
          <table:table-cell office:value="113" office:value-type="float"/>
          <table:table-cell office:value-type="string">
            <text:p>Workdays</text:p>
          </table:table-cell>
          <table:table-cell office:value="2193" office:value-type="float"/>
        </table:table-row>
        <table:table-row>
          <table:table-cell office:value="113" office:value-type="float"/>
          <table:table-cell office:value-type="string">
            <text:p>Gravel</text:p>
          </table:table-cell>
          <table:table-cell office:value="127" office:value-type="float"/>
        </table:table-row>
        <table:table-row>
          <table:table-cell office:value="11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13" office:value-type="float"/>
          <table:table-cell office:value-type="string">
            <text:p>Concrete</text:p>
          </table:table-cell>
          <table:table-cell office:value="208" office:value-type="float"/>
        </table:table-row>
        <table:table-row>
          <table:table-cell office:value="113" office:value-type="float"/>
          <table:table-cell office:value-type="string">
            <text:p>Bricks</text:p>
          </table:table-cell>
          <table:table-cell office:value="7.2" office:value-type="float"/>
        </table:table-row>
        <table:table-row>
          <table:table-cell office:value="113" office:value-type="float"/>
          <table:table-cell office:value-type="string">
            <text:p>Boards</text:p>
          </table:table-cell>
          <table:table-cell office:value="2.4" office:value-type="float"/>
        </table:table-row>
        <table:table-row>
          <table:table-cell office:value="114" office:value-type="float"/>
          <table:table-cell office:value-type="string">
            <text:p>Workdays</text:p>
          </table:table-cell>
          <table:table-cell office:value="2875" office:value-type="float"/>
        </table:table-row>
        <table:table-row>
          <table:table-cell office:value="114" office:value-type="float"/>
          <table:table-cell office:value-type="string">
            <text:p>Gravel</text:p>
          </table:table-cell>
          <table:table-cell office:value="163" office:value-type="float"/>
        </table:table-row>
        <table:table-row>
          <table:table-cell office:value="114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14" office:value-type="float"/>
          <table:table-cell office:value-type="string">
            <text:p>Concrete</text:p>
          </table:table-cell>
          <table:table-cell office:value="261" office:value-type="float"/>
        </table:table-row>
        <table:table-row>
          <table:table-cell office:value="114" office:value-type="float"/>
          <table:table-cell office:value-type="string">
            <text:p>Bricks</text:p>
          </table:table-cell>
          <table:table-cell office:value="16" office:value-type="float"/>
        </table:table-row>
        <table:table-row>
          <table:table-cell office:value="114" office:value-type="float"/>
          <table:table-cell office:value-type="string">
            <text:p>Boards</text:p>
          </table:table-cell>
          <table:table-cell office:value="5.5" office:value-type="float"/>
        </table:table-row>
        <table:table-row>
          <table:table-cell office:value="115" office:value-type="float"/>
          <table:table-cell office:value-type="string">
            <text:p>Workdays</text:p>
          </table:table-cell>
          <table:table-cell office:value="561" office:value-type="float"/>
        </table:table-row>
        <table:table-row>
          <table:table-cell office:value="115" office:value-type="float"/>
          <table:table-cell office:value-type="string">
            <text:p>Gravel</text:p>
          </table:table-cell>
          <table:table-cell office:value="26" office:value-type="float"/>
        </table:table-row>
        <table:table-row>
          <table:table-cell office:value="115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115" office:value-type="float"/>
          <table:table-cell office:value-type="string">
            <text:p>Concrete</text:p>
          </table:table-cell>
          <table:table-cell office:value="63" office:value-type="float"/>
        </table:table-row>
        <table:table-row>
          <table:table-cell office:value="116" office:value-type="float"/>
          <table:table-cell office:value-type="string">
            <text:p>Workdays</text:p>
          </table:table-cell>
          <table:table-cell office:value="175" office:value-type="float"/>
        </table:table-row>
        <table:table-row>
          <table:table-cell office:value="116" office:value-type="float"/>
          <table:table-cell office:value-type="string">
            <text:p>Gravel</text:p>
          </table:table-cell>
          <table:table-cell office:value="8.1" office:value-type="float"/>
        </table:table-row>
        <table:table-row>
          <table:table-cell office:value="116" office:value-type="float"/>
          <table:table-cell office:value-type="string">
            <text:p>Steel</text:p>
          </table:table-cell>
          <table:table-cell office:value="2.9" office:value-type="float"/>
        </table:table-row>
        <table:table-row>
          <table:table-cell office:value="116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117" office:value-type="float"/>
          <table:table-cell office:value-type="string">
            <text:p>Workdays</text:p>
          </table:table-cell>
          <table:table-cell office:value="641" office:value-type="float"/>
        </table:table-row>
        <table:table-row>
          <table:table-cell office:value="117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117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117" office:value-type="float"/>
          <table:table-cell office:value-type="string">
            <text:p>Concrete</text:p>
          </table:table-cell>
          <table:table-cell office:value="83" office:value-type="float"/>
        </table:table-row>
        <table:table-row>
          <table:table-cell office:value="118" office:value-type="float"/>
          <table:table-cell office:value-type="string">
            <text:p>Workdays</text:p>
          </table:table-cell>
          <table:table-cell office:value="1013" office:value-type="float"/>
        </table:table-row>
        <table:table-row>
          <table:table-cell office:value="118" office:value-type="float"/>
          <table:table-cell office:value-type="string">
            <text:p>Gravel</text:p>
          </table:table-cell>
          <table:table-cell office:value="48" office:value-type="float"/>
        </table:table-row>
        <table:table-row>
          <table:table-cell office:value="118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118" office:value-type="float"/>
          <table:table-cell office:value-type="string">
            <text:p>Concrete</text:p>
          </table:table-cell>
          <table:table-cell office:value="113" office:value-type="float"/>
        </table:table-row>
        <table:table-row>
          <table:table-cell office:value="119" office:value-type="float"/>
          <table:table-cell office:value-type="string">
            <text:p>Workdays</text:p>
          </table:table-cell>
          <table:table-cell office:value="1536" office:value-type="float"/>
        </table:table-row>
        <table:table-row>
          <table:table-cell office:value="119" office:value-type="float"/>
          <table:table-cell office:value-type="string">
            <text:p>Gravel</text:p>
          </table:table-cell>
          <table:table-cell office:value="91" office:value-type="float"/>
        </table:table-row>
        <table:table-row>
          <table:table-cell office:value="119" office:value-type="float"/>
          <table:table-cell office:value-type="string">
            <text:p>Steel</text:p>
          </table:table-cell>
          <table:table-cell office:value="8.5" office:value-type="float"/>
        </table:table-row>
        <table:table-row>
          <table:table-cell office:value="119" office:value-type="float"/>
          <table:table-cell office:value-type="string">
            <text:p>Concrete</text:p>
          </table:table-cell>
          <table:table-cell office:value="155" office:value-type="float"/>
        </table:table-row>
        <table:table-row>
          <table:table-cell office:value="120" office:value-type="float"/>
          <table:table-cell office:value-type="string">
            <text:p>Workdays</text:p>
          </table:table-cell>
          <table:table-cell office:value="273" office:value-type="float"/>
        </table:table-row>
        <table:table-row>
          <table:table-cell office:value="120" office:value-type="float"/>
          <table:table-cell office:value-type="string">
            <text:p>Gravel</text:p>
          </table:table-cell>
          <table:table-cell office:value="6.3" office:value-type="float"/>
        </table:table-row>
        <table:table-row>
          <table:table-cell office:value="120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20" office:value-type="float"/>
          <table:table-cell office:value-type="string">
            <text:p>Asphalt</text:p>
          </table:table-cell>
          <table:table-cell office:value="5" office:value-type="float"/>
        </table:table-row>
        <table:table-row>
          <table:table-cell office:value="120" office:value-type="float"/>
          <table:table-cell office:value-type="string">
            <text:p>Concrete</text:p>
          </table:table-cell>
          <table:table-cell office:value="24" office:value-type="float"/>
        </table:table-row>
        <table:table-row>
          <table:table-cell office:value="121" office:value-type="float"/>
          <table:table-cell office:value-type="string">
            <text:p>Workdays</text:p>
          </table:table-cell>
          <table:table-cell office:value="791" office:value-type="float"/>
        </table:table-row>
        <table:table-row>
          <table:table-cell office:value="121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121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121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121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121" office:value-type="float"/>
          <table:table-cell office:value-type="string">
            <text:p>Mechanical components</text:p>
          </table:table-cell>
          <table:table-cell office:value="4" office:value-type="float"/>
        </table:table-row>
        <table:table-row>
          <table:table-cell office:value="122" office:value-type="float"/>
          <table:table-cell office:value-type="string">
            <text:p>Workdays</text:p>
          </table:table-cell>
          <table:table-cell office:value="3418" office:value-type="float"/>
        </table:table-row>
        <table:table-row>
          <table:table-cell office:value="122" office:value-type="float"/>
          <table:table-cell office:value-type="string">
            <text:p>Gravel</text:p>
          </table:table-cell>
          <table:table-cell office:value="77" office:value-type="float"/>
        </table:table-row>
        <table:table-row>
          <table:table-cell office:value="122" office:value-type="float"/>
          <table:table-cell office:value-type="string">
            <text:p>Steel</text:p>
          </table:table-cell>
          <table:table-cell office:value="79" office:value-type="float"/>
        </table:table-row>
        <table:table-row>
          <table:table-cell office:value="122" office:value-type="float"/>
          <table:table-cell office:value-type="string">
            <text:p>Asphalt</text:p>
          </table:table-cell>
          <table:table-cell office:value="61" office:value-type="float"/>
        </table:table-row>
        <table:table-row>
          <table:table-cell office:value="122" office:value-type="float"/>
          <table:table-cell office:value-type="string">
            <text:p>Concrete</text:p>
          </table:table-cell>
          <table:table-cell office:value="100" office:value-type="float"/>
        </table:table-row>
        <table:table-row>
          <table:table-cell office:value="122" office:value-type="float"/>
          <table:table-cell office:value-type="string">
            <text:p>Mechanical components</text:p>
          </table:table-cell>
          <table:table-cell office:value="16" office:value-type="float"/>
        </table:table-row>
        <table:table-row>
          <table:table-cell office:value="123" office:value-type="float"/>
          <table:table-cell office:value-type="string">
            <text:p>Workdays</text:p>
          </table:table-cell>
          <table:table-cell office:value="3297" office:value-type="float"/>
        </table:table-row>
        <table:table-row>
          <table:table-cell office:value="123" office:value-type="float"/>
          <table:table-cell office:value-type="string">
            <text:p>Gravel</text:p>
          </table:table-cell>
          <table:table-cell office:value="44" office:value-type="float"/>
        </table:table-row>
        <table:table-row>
          <table:table-cell office:value="123" office:value-type="float"/>
          <table:table-cell office:value-type="string">
            <text:p>Steel</text:p>
          </table:table-cell>
          <table:table-cell office:value="112" office:value-type="float"/>
        </table:table-row>
        <table:table-row>
          <table:table-cell office:value="123" office:value-type="float"/>
          <table:table-cell office:value-type="string">
            <text:p>Asphalt</text:p>
          </table:table-cell>
          <table:table-cell office:value="35" office:value-type="float"/>
        </table:table-row>
        <table:table-row>
          <table:table-cell office:value="123" office:value-type="float"/>
          <table:table-cell office:value-type="string">
            <text:p>Concrete</text:p>
          </table:table-cell>
          <table:table-cell office:value="351" office:value-type="float"/>
        </table:table-row>
        <table:table-row>
          <table:table-cell office:value="123" office:value-type="float"/>
          <table:table-cell office:value-type="string">
            <text:p>Mechanical components</text:p>
          </table:table-cell>
          <table:table-cell office:value="9.5" office:value-type="float"/>
        </table:table-row>
        <table:table-row>
          <table:table-cell office:value="124" office:value-type="float"/>
          <table:table-cell office:value-type="string">
            <text:p>Workdays</text:p>
          </table:table-cell>
          <table:table-cell office:value="396" office:value-type="float"/>
        </table:table-row>
        <table:table-row>
          <table:table-cell office:value="124" office:value-type="float"/>
          <table:table-cell office:value-type="string">
            <text:p>Gravel</text:p>
          </table:table-cell>
          <table:table-cell office:value="9.5" office:value-type="float"/>
        </table:table-row>
        <table:table-row>
          <table:table-cell office:value="124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124" office:value-type="float"/>
          <table:table-cell office:value-type="string">
            <text:p>Asphalt</text:p>
          </table:table-cell>
          <table:table-cell office:value="7.6" office:value-type="float"/>
        </table:table-row>
        <table:table-row>
          <table:table-cell office:value="124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124" office:value-type="float"/>
          <table:table-cell office:value-type="string">
            <text:p>Mechanical components</text:p>
          </table:table-cell>
          <table:table-cell office:value="0.3" office:value-type="float"/>
        </table:table-row>
        <table:table-row>
          <table:table-cell office:value="125" office:value-type="float"/>
          <table:table-cell office:value-type="string">
            <text:p>Workdays</text:p>
          </table:table-cell>
          <table:table-cell office:value="1649" office:value-type="float"/>
        </table:table-row>
        <table:table-row>
          <table:table-cell office:value="125" office:value-type="float"/>
          <table:table-cell office:value-type="string">
            <text:p>Gravel</text:p>
          </table:table-cell>
          <table:table-cell office:value="60" office:value-type="float"/>
        </table:table-row>
        <table:table-row>
          <table:table-cell office:value="125" office:value-type="float"/>
          <table:table-cell office:value-type="string">
            <text:p>Steel</text:p>
          </table:table-cell>
          <table:table-cell office:value="60" office:value-type="float"/>
        </table:table-row>
        <table:table-row>
          <table:table-cell office:value="125" office:value-type="float"/>
          <table:table-cell office:value-type="string">
            <text:p>Asphalt</text:p>
          </table:table-cell>
          <table:table-cell office:value="48" office:value-type="float"/>
        </table:table-row>
        <table:table-row>
          <table:table-cell office:value="125" office:value-type="float"/>
          <table:table-cell office:value-type="string">
            <text:p>Concrete</text:p>
          </table:table-cell>
          <table:table-cell office:value="78" office:value-type="float"/>
        </table:table-row>
        <table:table-row>
          <table:table-cell office:value="125" office:value-type="float"/>
          <table:table-cell office:value-type="string">
            <text:p>Mechanical components</text:p>
          </table:table-cell>
          <table:table-cell office:value="0.78" office:value-type="float"/>
        </table:table-row>
        <table:table-row>
          <table:table-cell office:value="126" office:value-type="float"/>
          <table:table-cell office:value-type="string">
            <text:p>Workdays</text:p>
          </table:table-cell>
          <table:table-cell office:value="2802" office:value-type="float"/>
        </table:table-row>
        <table:table-row>
          <table:table-cell office:value="126" office:value-type="float"/>
          <table:table-cell office:value-type="string">
            <text:p>Gravel</text:p>
          </table:table-cell>
          <table:table-cell office:value="109" office:value-type="float"/>
        </table:table-row>
        <table:table-row>
          <table:table-cell office:value="126" office:value-type="float"/>
          <table:table-cell office:value-type="string">
            <text:p>Steel</text:p>
          </table:table-cell>
          <table:table-cell office:value="93" office:value-type="float"/>
        </table:table-row>
        <table:table-row>
          <table:table-cell office:value="126" office:value-type="float"/>
          <table:table-cell office:value-type="string">
            <text:p>Asphalt</text:p>
          </table:table-cell>
          <table:table-cell office:value="87" office:value-type="float"/>
        </table:table-row>
        <table:table-row>
          <table:table-cell office:value="126" office:value-type="float"/>
          <table:table-cell office:value-type="string">
            <text:p>Concrete</text:p>
          </table:table-cell>
          <table:table-cell office:value="142" office:value-type="float"/>
        </table:table-row>
        <table:table-row>
          <table:table-cell office:value="126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27" office:value-type="float"/>
          <table:table-cell office:value-type="string">
            <text:p>Workdays</text:p>
          </table:table-cell>
          <table:table-cell office:value="2343" office:value-type="float"/>
        </table:table-row>
        <table:table-row>
          <table:table-cell office:value="127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127" office:value-type="float"/>
          <table:table-cell office:value-type="string">
            <text:p>Steel</text:p>
          </table:table-cell>
          <table:table-cell office:value="75" office:value-type="float"/>
        </table:table-row>
        <table:table-row>
          <table:table-cell office:value="127" office:value-type="float"/>
          <table:table-cell office:value-type="string">
            <text:p>Asphalt</text:p>
          </table:table-cell>
          <table:table-cell office:value="31" office:value-type="float"/>
        </table:table-row>
        <table:table-row>
          <table:table-cell office:value="127" office:value-type="float"/>
          <table:table-cell office:value-type="string">
            <text:p>Concrete</text:p>
          </table:table-cell>
          <table:table-cell office:value="258" office:value-type="float"/>
        </table:table-row>
        <table:table-row>
          <table:table-cell office:value="127" office:value-type="float"/>
          <table:table-cell office:value-type="string">
            <text:p>Mechanical components</text:p>
          </table:table-cell>
          <table:table-cell office:value="5.9" office:value-type="float"/>
        </table:table-row>
        <table:table-row>
          <table:table-cell office:value="128" office:value-type="float"/>
          <table:table-cell office:value-type="string">
            <text:p>Workdays</text:p>
          </table:table-cell>
          <table:table-cell office:value="1435" office:value-type="float"/>
        </table:table-row>
        <table:table-row>
          <table:table-cell office:value="128" office:value-type="float"/>
          <table:table-cell office:value-type="string">
            <text:p>Gravel</text:p>
          </table:table-cell>
          <table:table-cell office:value="47" office:value-type="float"/>
        </table:table-row>
        <table:table-row>
          <table:table-cell office:value="128" office:value-type="float"/>
          <table:table-cell office:value-type="string">
            <text:p>Steel</text:p>
          </table:table-cell>
          <table:table-cell office:value="60" office:value-type="float"/>
        </table:table-row>
        <table:table-row>
          <table:table-cell office:value="128" office:value-type="float"/>
          <table:table-cell office:value-type="string">
            <text:p>Asphalt</text:p>
          </table:table-cell>
          <table:table-cell office:value="37" office:value-type="float"/>
        </table:table-row>
        <table:table-row>
          <table:table-cell office:value="128" office:value-type="float"/>
          <table:table-cell office:value-type="string">
            <text:p>Concrete</text:p>
          </table:table-cell>
          <table:table-cell office:value="61" office:value-type="float"/>
        </table:table-row>
        <table:table-row>
          <table:table-cell office:value="128" office:value-type="float"/>
          <table:table-cell office:value-type="string">
            <text:p>Mechanical components</text:p>
          </table:table-cell>
          <table:table-cell office:value="0.51" office:value-type="float"/>
        </table:table-row>
        <table:table-row>
          <table:table-cell office:value="129" office:value-type="float"/>
          <table:table-cell office:value-type="string">
            <text:p>Workdays</text:p>
          </table:table-cell>
          <table:table-cell office:value="1143" office:value-type="float"/>
        </table:table-row>
        <table:table-row>
          <table:table-cell office:value="129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129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129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129" office:value-type="float"/>
          <table:table-cell office:value-type="string">
            <text:p>Concrete</text:p>
          </table:table-cell>
          <table:table-cell office:value="124" office:value-type="float"/>
        </table:table-row>
        <table:table-row>
          <table:table-cell office:value="129" office:value-type="float"/>
          <table:table-cell office:value-type="string">
            <text:p>Mechanical components</text:p>
          </table:table-cell>
          <table:table-cell office:value="3.3" office:value-type="float"/>
        </table:table-row>
        <table:table-row>
          <table:table-cell office:value="130" office:value-type="float"/>
          <table:table-cell office:value-type="string">
            <text:p>Workdays</text:p>
          </table:table-cell>
          <table:table-cell office:value="2824" office:value-type="float"/>
        </table:table-row>
        <table:table-row>
          <table:table-cell office:value="130" office:value-type="float"/>
          <table:table-cell office:value-type="string">
            <text:p>Gravel</text:p>
          </table:table-cell>
          <table:table-cell office:value="36" office:value-type="float"/>
        </table:table-row>
        <table:table-row>
          <table:table-cell office:value="130" office:value-type="float"/>
          <table:table-cell office:value-type="string">
            <text:p>Steel</text:p>
          </table:table-cell>
          <table:table-cell office:value="97" office:value-type="float"/>
        </table:table-row>
        <table:table-row>
          <table:table-cell office:value="130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130" office:value-type="float"/>
          <table:table-cell office:value-type="string">
            <text:p>Concrete</text:p>
          </table:table-cell>
          <table:table-cell office:value="310" office:value-type="float"/>
        </table:table-row>
        <table:table-row>
          <table:table-cell office:value="130" office:value-type="float"/>
          <table:table-cell office:value-type="string">
            <text:p>Mechanical components</text:p>
          </table:table-cell>
          <table:table-cell office:value="7.9" office:value-type="float"/>
        </table:table-row>
        <table:table-row>
          <table:table-cell office:value="131" office:value-type="float"/>
          <table:table-cell office:value-type="string">
            <text:p>Workdays</text:p>
          </table:table-cell>
          <table:table-cell office:value="900" office:value-type="float"/>
        </table:table-row>
        <table:table-row>
          <table:table-cell office:value="131" office:value-type="float"/>
          <table:table-cell office:value-type="string">
            <text:p>Gravel</text:p>
          </table:table-cell>
          <table:table-cell office:value="7.3" office:value-type="float"/>
        </table:table-row>
        <table:table-row>
          <table:table-cell office:value="131" office:value-type="float"/>
          <table:table-cell office:value-type="string">
            <text:p>Steel</text:p>
          </table:table-cell>
          <table:table-cell office:value="48" office:value-type="float"/>
        </table:table-row>
        <table:table-row>
          <table:table-cell office:value="131" office:value-type="float"/>
          <table:table-cell office:value-type="string">
            <text:p>Concrete</text:p>
          </table:table-cell>
          <table:table-cell office:value="9.4" office:value-type="float"/>
        </table:table-row>
        <table:table-row>
          <table:table-cell office:value="131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132" office:value-type="float"/>
          <table:table-cell office:value-type="string">
            <text:p>Workdays</text:p>
          </table:table-cell>
          <table:table-cell office:value="291" office:value-type="float"/>
        </table:table-row>
        <table:table-row>
          <table:table-cell office:value="132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132" office:value-type="float"/>
          <table:table-cell office:value-type="string">
            <text:p>Steel</text:p>
          </table:table-cell>
          <table:table-cell office:value="8.8" office:value-type="float"/>
        </table:table-row>
        <table:table-row>
          <table:table-cell office:value="132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133" office:value-type="float"/>
          <table:table-cell office:value-type="string">
            <text:p>Workdays</text:p>
          </table:table-cell>
          <table:table-cell office:value="106" office:value-type="float"/>
        </table:table-row>
        <table:table-row>
          <table:table-cell office:value="133" office:value-type="float"/>
          <table:table-cell office:value-type="string">
            <text:p>Gravel</text:p>
          </table:table-cell>
          <table:table-cell office:value="3.8" office:value-type="float"/>
        </table:table-row>
        <table:table-row>
          <table:table-cell office:value="133" office:value-type="float"/>
          <table:table-cell office:value-type="string">
            <text:p>Steel</text:p>
          </table:table-cell>
          <table:table-cell office:value="3" office:value-type="float"/>
        </table:table-row>
        <table:table-row>
          <table:table-cell office:value="133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134" office:value-type="float"/>
          <table:table-cell office:value-type="string">
            <text:p>Workdays</text:p>
          </table:table-cell>
          <table:table-cell office:value="142" office:value-type="float"/>
        </table:table-row>
        <table:table-row>
          <table:table-cell office:value="134" office:value-type="float"/>
          <table:table-cell office:value-type="string">
            <text:p>Gravel</text:p>
          </table:table-cell>
          <table:table-cell office:value="2.7" office:value-type="float"/>
        </table:table-row>
        <table:table-row>
          <table:table-cell office:value="134" office:value-type="float"/>
          <table:table-cell office:value-type="string">
            <text:p>Steel</text:p>
          </table:table-cell>
          <table:table-cell office:value="4" office:value-type="float"/>
        </table:table-row>
        <table:table-row>
          <table:table-cell office:value="134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134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134" office:value-type="float"/>
          <table:table-cell office:value-type="string">
            <text:p>Electro components</text:p>
          </table:table-cell>
          <table:table-cell office:value="0.31" office:value-type="float"/>
        </table:table-row>
        <table:table-row>
          <table:table-cell office:value="134" office:value-type="float"/>
          <table:table-cell office:value-type="string">
            <text:p>Mechanical components</text:p>
          </table:table-cell>
          <table:table-cell office:value="0.15" office:value-type="float"/>
        </table:table-row>
        <table:table-row>
          <table:table-cell office:value="135" office:value-type="float"/>
          <table:table-cell office:value-type="string">
            <text:p>Workdays</text:p>
          </table:table-cell>
          <table:table-cell office:value="162" office:value-type="float"/>
        </table:table-row>
        <table:table-row>
          <table:table-cell office:value="135" office:value-type="float"/>
          <table:table-cell office:value-type="string">
            <text:p>Gravel</text:p>
          </table:table-cell>
          <table:table-cell office:value="2.7" office:value-type="float"/>
        </table:table-row>
        <table:table-row>
          <table:table-cell office:value="135" office:value-type="float"/>
          <table:table-cell office:value-type="string">
            <text:p>Steel</text:p>
          </table:table-cell>
          <table:table-cell office:value="4.9" office:value-type="float"/>
        </table:table-row>
        <table:table-row>
          <table:table-cell office:value="135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135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135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135" office:value-type="float"/>
          <table:table-cell office:value-type="string">
            <text:p>Mechanical components</text:p>
          </table:table-cell>
          <table:table-cell office:value="0.2" office:value-type="float"/>
        </table:table-row>
        <table:table-row>
          <table:table-cell office:value="136" office:value-type="float"/>
          <table:table-cell office:value-type="string">
            <text:p>Workdays</text:p>
          </table:table-cell>
          <table:table-cell office:value="93" office:value-type="float"/>
        </table:table-row>
        <table:table-row>
          <table:table-cell office:value="136" office:value-type="float"/>
          <table:table-cell office:value-type="string">
            <text:p>Gravel</text:p>
          </table:table-cell>
          <table:table-cell office:value="2.9" office:value-type="float"/>
        </table:table-row>
        <table:table-row>
          <table:table-cell office:value="136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136" office:value-type="float"/>
          <table:table-cell office:value-type="string">
            <text:p>Asphalt</text:p>
          </table:table-cell>
          <table:table-cell office:value="2.3" office:value-type="float"/>
        </table:table-row>
        <table:table-row>
          <table:table-cell office:value="136" office:value-type="float"/>
          <table:table-cell office:value-type="string">
            <text:p>Concrete</text:p>
          </table:table-cell>
          <table:table-cell office:value="3.7" office:value-type="float"/>
        </table:table-row>
        <table:table-row>
          <table:table-cell office:value="136" office:value-type="float"/>
          <table:table-cell office:value-type="string">
            <text:p>Electro components</text:p>
          </table:table-cell>
          <table:table-cell office:value="0.36" office:value-type="float"/>
        </table:table-row>
        <table:table-row>
          <table:table-cell office:value="137" office:value-type="float"/>
          <table:table-cell office:value-type="string">
            <text:p>Workdays</text:p>
          </table:table-cell>
          <table:table-cell office:value="125" office:value-type="float"/>
        </table:table-row>
        <table:table-row>
          <table:table-cell office:value="137" office:value-type="float"/>
          <table:table-cell office:value-type="string">
            <text:p>Gravel</text:p>
          </table:table-cell>
          <table:table-cell office:value="2.7" office:value-type="float"/>
        </table:table-row>
        <table:table-row>
          <table:table-cell office:value="137" office:value-type="float"/>
          <table:table-cell office:value-type="string">
            <text:p>Steel</text:p>
          </table:table-cell>
          <table:table-cell office:value="3.3" office:value-type="float"/>
        </table:table-row>
        <table:table-row>
          <table:table-cell office:value="137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137" office:value-type="float"/>
          <table:table-cell office:value-type="string">
            <text:p>Concrete</text:p>
          </table:table-cell>
          <table:table-cell office:value="9.4" office:value-type="float"/>
        </table:table-row>
        <table:table-row>
          <table:table-cell office:value="137" office:value-type="float"/>
          <table:table-cell office:value-type="string">
            <text:p>Electro components</text:p>
          </table:table-cell>
          <table:table-cell office:value="0.29" office:value-type="float"/>
        </table:table-row>
        <table:table-row>
          <table:table-cell office:value="137" office:value-type="float"/>
          <table:table-cell office:value-type="string">
            <text:p>Mechanical components</text:p>
          </table:table-cell>
          <table:table-cell office:value="0.11" office:value-type="float"/>
        </table:table-row>
        <table:table-row>
          <table:table-cell office:value="138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138" office:value-type="float"/>
          <table:table-cell office:value-type="string">
            <text:p>Gravel</text:p>
          </table:table-cell>
          <table:table-cell office:value="0.6" office:value-type="float"/>
        </table:table-row>
        <table:table-row>
          <table:table-cell office:value="139" office:value-type="float"/>
          <table:table-cell office:value-type="string">
            <text:p>Workdays</text:p>
          </table:table-cell>
          <table:table-cell office:value="7" office:value-type="float"/>
        </table:table-row>
        <table:table-row>
          <table:table-cell office:value="139" office:value-type="float"/>
          <table:table-cell office:value-type="string">
            <text:p>Gravel</text:p>
          </table:table-cell>
          <table:table-cell office:value="0.59" office:value-type="float"/>
        </table:table-row>
        <table:table-row>
          <table:table-cell office:value="139" office:value-type="float"/>
          <table:table-cell office:value-type="string">
            <text:p>Asphalt</text:p>
          </table:table-cell>
          <table:table-cell office:value="0.5" office:value-type="float"/>
        </table:table-row>
        <table:table-row>
          <table:table-cell office:value="140" office:value-type="float"/>
          <table:table-cell office:value-type="string">
            <text:p>Workdays</text:p>
          </table:table-cell>
          <table:table-cell office:value="10" office:value-type="float"/>
        </table:table-row>
        <table:table-row>
          <table:table-cell office:value="140" office:value-type="float"/>
          <table:table-cell office:value-type="string">
            <text:p>Gravel</text:p>
          </table:table-cell>
          <table:table-cell office:value="0.7" office:value-type="float"/>
        </table:table-row>
        <table:table-row>
          <table:table-cell office:value="140" office:value-type="float"/>
          <table:table-cell office:value-type="string">
            <text:p>Steel</text:p>
          </table:table-cell>
          <table:table-cell office:value="0.026" office:value-type="float"/>
        </table:table-row>
        <table:table-row>
          <table:table-cell office:value="140" office:value-type="float"/>
          <table:table-cell office:value-type="string">
            <text:p>Asphalt</text:p>
          </table:table-cell>
          <table:table-cell office:value="0.53" office:value-type="float"/>
        </table:table-row>
        <table:table-row>
          <table:table-cell office:value="140" office:value-type="float"/>
          <table:table-cell office:value-type="string">
            <text:p>Electro components</text:p>
          </table:table-cell>
          <table:table-cell office:value="0.009" office:value-type="float"/>
        </table:table-row>
        <table:table-row>
          <table:table-cell office:value="141" office:value-type="float"/>
          <table:table-cell office:value-type="string">
            <text:p>Workdays</text:p>
          </table:table-cell>
          <table:table-cell office:value="56" office:value-type="float"/>
        </table:table-row>
        <table:table-row>
          <table:table-cell office:value="141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141" office:value-type="float"/>
          <table:table-cell office:value-type="string">
            <text:p>Steel</text:p>
          </table:table-cell>
          <table:table-cell office:value="2.9" office:value-type="float"/>
        </table:table-row>
        <table:table-row>
          <table:table-cell office:value="141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142" office:value-type="float"/>
          <table:table-cell office:value-type="string">
            <text:p>Workdays</text:p>
          </table:table-cell>
          <table:table-cell office:value="23" office:value-type="float"/>
        </table:table-row>
        <table:table-row>
          <table:table-cell office:value="142" office:value-type="float"/>
          <table:table-cell office:value-type="string">
            <text:p>Gravel</text:p>
          </table:table-cell>
          <table:table-cell office:value="0.67" office:value-type="float"/>
        </table:table-row>
        <table:table-row>
          <table:table-cell office:value="142" office:value-type="float"/>
          <table:table-cell office:value-type="string">
            <text:p>Steel</text:p>
          </table:table-cell>
          <table:table-cell office:value="0.12" office:value-type="float"/>
        </table:table-row>
        <table:table-row>
          <table:table-cell office:value="142" office:value-type="float"/>
          <table:table-cell office:value-type="string">
            <text:p>Concrete</text:p>
          </table:table-cell>
          <table:table-cell office:value="0.87" office:value-type="float"/>
        </table:table-row>
        <table:table-row>
          <table:table-cell office:value="142" office:value-type="float"/>
          <table:table-cell office:value-type="string">
            <text:p>Bricks</text:p>
          </table:table-cell>
          <table:table-cell office:value="0.96" office:value-type="float"/>
        </table:table-row>
        <table:table-row>
          <table:table-cell office:value="142" office:value-type="float"/>
          <table:table-cell office:value-type="string">
            <text:p>Boards</text:p>
          </table:table-cell>
          <table:table-cell office:value="0.32" office:value-type="float"/>
        </table:table-row>
        <table:table-row>
          <table:table-cell office:value="143" office:value-type="float"/>
          <table:table-cell office:value-type="string">
            <text:p>Workdays</text:p>
          </table:table-cell>
          <table:table-cell office:value="18" office:value-type="float"/>
        </table:table-row>
        <table:table-row>
          <table:table-cell office:value="143" office:value-type="float"/>
          <table:table-cell office:value-type="string">
            <text:p>Gravel</text:p>
          </table:table-cell>
          <table:table-cell office:value="0.6" office:value-type="float"/>
        </table:table-row>
        <table:table-row>
          <table:table-cell office:value="143" office:value-type="float"/>
          <table:table-cell office:value-type="string">
            <text:p>Steel</text:p>
          </table:table-cell>
          <table:table-cell office:value="0.4" office:value-type="float"/>
        </table:table-row>
        <table:table-row>
          <table:table-cell office:value="143" office:value-type="float"/>
          <table:table-cell office:value-type="string">
            <text:p>Concrete</text:p>
          </table:table-cell>
          <table:table-cell office:value="2.5" office:value-type="float"/>
        </table:table-row>
        <table:table-row>
          <table:table-cell office:value="144" office:value-type="float"/>
          <table:table-cell office:value-type="string">
            <text:p>Workdays</text:p>
          </table:table-cell>
          <table:table-cell office:value="88" office:value-type="float"/>
        </table:table-row>
        <table:table-row>
          <table:table-cell office:value="144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144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144" office:value-type="float"/>
          <table:table-cell office:value-type="string">
            <text:p>Concrete</text:p>
          </table:table-cell>
          <table:table-cell office:value="1.8" office:value-type="float"/>
        </table:table-row>
        <table:table-row>
          <table:table-cell office:value="144" office:value-type="float"/>
          <table:table-cell office:value-type="string">
            <text:p>Prefab panels</text:p>
          </table:table-cell>
          <table:table-cell office:value="10" office:value-type="float"/>
        </table:table-row>
        <table:table-row>
          <table:table-cell office:value="145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145" office:value-type="float"/>
          <table:table-cell office:value-type="string">
            <text:p>Gravel</text:p>
          </table:table-cell>
          <table:table-cell office:value="0.33" office:value-type="float"/>
        </table:table-row>
        <table:table-row>
          <table:table-cell office:value="145" office:value-type="float"/>
          <table:table-cell office:value-type="string">
            <text:p>Steel</text:p>
          </table:table-cell>
          <table:table-cell office:value="0.87" office:value-type="float"/>
        </table:table-row>
        <table:table-row>
          <table:table-cell office:value="145" office:value-type="float"/>
          <table:table-cell office:value-type="string">
            <text:p>Concrete</text:p>
          </table:table-cell>
          <table:table-cell office:value="0.66" office:value-type="float"/>
        </table:table-row>
        <table:table-row>
          <table:table-cell office:value="146" office:value-type="float"/>
          <table:table-cell office:value-type="string">
            <text:p>Workdays</text:p>
          </table:table-cell>
          <table:table-cell office:value="26" office:value-type="float"/>
        </table:table-row>
        <table:table-row>
          <table:table-cell office:value="146" office:value-type="float"/>
          <table:table-cell office:value-type="string">
            <text:p>Gravel</text:p>
          </table:table-cell>
          <table:table-cell office:value="0.37" office:value-type="float"/>
        </table:table-row>
        <table:table-row>
          <table:table-cell office:value="146" office:value-type="float"/>
          <table:table-cell office:value-type="string">
            <text:p>Concrete</text:p>
          </table:table-cell>
          <table:table-cell office:value="0.94" office:value-type="float"/>
        </table:table-row>
        <table:table-row>
          <table:table-cell office:value="146" office:value-type="float"/>
          <table:table-cell office:value-type="string">
            <text:p>Prefab panels</text:p>
          </table:table-cell>
          <table:table-cell office:value="6.4" office:value-type="float"/>
        </table:table-row>
        <table:table-row>
          <table:table-cell office:value="147" office:value-type="float"/>
          <table:table-cell office:value-type="string">
            <text:p>Workdays</text:p>
          </table:table-cell>
          <table:table-cell office:value="446" office:value-type="float"/>
        </table:table-row>
        <table:table-row>
          <table:table-cell office:value="147" office:value-type="float"/>
          <table:table-cell office:value-type="string">
            <text:p>Gravel</text:p>
          </table:table-cell>
          <table:table-cell office:value="4.3" office:value-type="float"/>
        </table:table-row>
        <table:table-row>
          <table:table-cell office:value="147" office:value-type="float"/>
          <table:table-cell office:value-type="string">
            <text:p>Steel</text:p>
          </table:table-cell>
          <table:table-cell office:value="4.1" office:value-type="float"/>
        </table:table-row>
        <table:table-row>
          <table:table-cell office:value="147" office:value-type="float"/>
          <table:table-cell office:value-type="string">
            <text:p>Concrete</text:p>
          </table:table-cell>
          <table:table-cell office:value="5.6" office:value-type="float"/>
        </table:table-row>
        <table:table-row>
          <table:table-cell office:value="147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147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148" office:value-type="float"/>
          <table:table-cell office:value-type="string">
            <text:p>Workdays</text:p>
          </table:table-cell>
          <table:table-cell office:value="523" office:value-type="float"/>
        </table:table-row>
        <table:table-row>
          <table:table-cell office:value="148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148" office:value-type="float"/>
          <table:table-cell office:value-type="string">
            <text:p>Steel</text:p>
          </table:table-cell>
          <table:table-cell office:value="5.3" office:value-type="float"/>
        </table:table-row>
        <table:table-row>
          <table:table-cell office:value="148" office:value-type="float"/>
          <table:table-cell office:value-type="string">
            <text:p>Concrete</text:p>
          </table:table-cell>
          <table:table-cell office:value="2.4" office:value-type="float"/>
        </table:table-row>
        <table:table-row>
          <table:table-cell office:value="148" office:value-type="float"/>
          <table:table-cell office:value-type="string">
            <text:p>Bricks</text:p>
          </table:table-cell>
          <table:table-cell office:value="42" office:value-type="float"/>
        </table:table-row>
        <table:table-row>
          <table:table-cell office:value="148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149" office:value-type="float"/>
          <table:table-cell office:value-type="string">
            <text:p>Workdays</text:p>
          </table:table-cell>
          <table:table-cell office:value="422" office:value-type="float"/>
        </table:table-row>
        <table:table-row>
          <table:table-cell office:value="149" office:value-type="float"/>
          <table:table-cell office:value-type="string">
            <text:p>Gravel</text:p>
          </table:table-cell>
          <table:table-cell office:value="2.6" office:value-type="float"/>
        </table:table-row>
        <table:table-row>
          <table:table-cell office:value="149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149" office:value-type="float"/>
          <table:table-cell office:value-type="string">
            <text:p>Concrete</text:p>
          </table:table-cell>
          <table:table-cell office:value="87" office:value-type="float"/>
        </table:table-row>
        <table:table-row>
          <table:table-cell office:value="151" office:value-type="float"/>
          <table:table-cell office:value-type="string">
            <text:p>Workdays</text:p>
          </table:table-cell>
          <table:table-cell office:value="794" office:value-type="float"/>
        </table:table-row>
        <table:table-row>
          <table:table-cell office:value="151" office:value-type="float"/>
          <table:table-cell office:value-type="string">
            <text:p>Steel</text:p>
          </table:table-cell>
          <table:table-cell office:value="39" office:value-type="float"/>
        </table:table-row>
        <table:table-row>
          <table:table-cell office:value="151" office:value-type="float"/>
          <table:table-cell office:value-type="string">
            <text:p>Concrete</text:p>
          </table:table-cell>
          <table:table-cell office:value="174" office:value-type="float"/>
        </table:table-row>
        <table:table-row>
          <table:table-cell office:value="152" office:value-type="float"/>
          <table:table-cell office:value-type="string">
            <text:p>Workdays</text:p>
          </table:table-cell>
          <table:table-cell office:value="2933" office:value-type="float"/>
        </table:table-row>
        <table:table-row>
          <table:table-cell office:value="152" office:value-type="float"/>
          <table:table-cell office:value-type="string">
            <text:p>Gravel</text:p>
          </table:table-cell>
          <table:table-cell office:value="100" office:value-type="float"/>
        </table:table-row>
        <table:table-row>
          <table:table-cell office:value="152" office:value-type="float"/>
          <table:table-cell office:value-type="string">
            <text:p>Steel</text:p>
          </table:table-cell>
          <table:table-cell office:value="74" office:value-type="float"/>
        </table:table-row>
        <table:table-row>
          <table:table-cell office:value="152" office:value-type="float"/>
          <table:table-cell office:value-type="string">
            <text:p>Asphalt</text:p>
          </table:table-cell>
          <table:table-cell office:value="80" office:value-type="float"/>
        </table:table-row>
        <table:table-row>
          <table:table-cell office:value="152" office:value-type="float"/>
          <table:table-cell office:value-type="string">
            <text:p>Concrete</text:p>
          </table:table-cell>
          <table:table-cell office:value="413" office:value-type="float"/>
        </table:table-row>
        <table:table-row>
          <table:table-cell office:value="153" office:value-type="float"/>
          <table:table-cell office:value-type="string">
            <text:p>Workdays</text:p>
          </table:table-cell>
          <table:table-cell office:value="414" office:value-type="float"/>
        </table:table-row>
        <table:table-row>
          <table:table-cell office:value="153" office:value-type="float"/>
          <table:table-cell office:value-type="string">
            <text:p>Gravel</text:p>
          </table:table-cell>
          <table:table-cell office:value="9" office:value-type="float"/>
        </table:table-row>
        <table:table-row>
          <table:table-cell office:value="153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53" office:value-type="float"/>
          <table:table-cell office:value-type="string">
            <text:p>Asphalt</text:p>
          </table:table-cell>
          <table:table-cell office:value="7.2" office:value-type="float"/>
        </table:table-row>
        <table:table-row>
          <table:table-cell office:value="153" office:value-type="float"/>
          <table:table-cell office:value-type="string">
            <text:p>Concrete</text:p>
          </table:table-cell>
          <table:table-cell office:value="72" office:value-type="float"/>
        </table:table-row>
        <table:table-row>
          <table:table-cell office:value="154" office:value-type="float"/>
          <table:table-cell office:value-type="string">
            <text:p>Workdays</text:p>
          </table:table-cell>
          <table:table-cell office:value="194" office:value-type="float"/>
        </table:table-row>
        <table:table-row>
          <table:table-cell office:value="154" office:value-type="float"/>
          <table:table-cell office:value-type="string">
            <text:p>Gravel</text:p>
          </table:table-cell>
          <table:table-cell office:value="3.1" office:value-type="float"/>
        </table:table-row>
        <table:table-row>
          <table:table-cell office:value="154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154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154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155" office:value-type="float"/>
          <table:table-cell office:value-type="string">
            <text:p>Workdays</text:p>
          </table:table-cell>
          <table:table-cell office:value="698" office:value-type="float"/>
        </table:table-row>
        <table:table-row>
          <table:table-cell office:value="155" office:value-type="float"/>
          <table:table-cell office:value-type="string">
            <text:p>Steel</text:p>
          </table:table-cell>
          <table:table-cell office:value="34" office:value-type="float"/>
        </table:table-row>
        <table:table-row>
          <table:table-cell office:value="155" office:value-type="float"/>
          <table:table-cell office:value-type="string">
            <text:p>Concrete</text:p>
          </table:table-cell>
          <table:table-cell office:value="153" office:value-type="float"/>
        </table:table-row>
        <table:table-row>
          <table:table-cell office:value="156" office:value-type="float"/>
          <table:table-cell office:value-type="string">
            <text:p>Workdays</text:p>
          </table:table-cell>
          <table:table-cell office:value="194" office:value-type="float"/>
        </table:table-row>
        <table:table-row>
          <table:table-cell office:value="156" office:value-type="float"/>
          <table:table-cell office:value-type="string">
            <text:p>Gravel</text:p>
          </table:table-cell>
          <table:table-cell office:value="3.1" office:value-type="float"/>
        </table:table-row>
        <table:table-row>
          <table:table-cell office:value="156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156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156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157" office:value-type="float"/>
          <table:table-cell office:value-type="string">
            <text:p>Workdays</text:p>
          </table:table-cell>
          <table:table-cell office:value="1105" office:value-type="float"/>
        </table:table-row>
        <table:table-row>
          <table:table-cell office:value="157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157" office:value-type="float"/>
          <table:table-cell office:value-type="string">
            <text:p>Steel</text:p>
          </table:table-cell>
          <table:table-cell office:value="33" office:value-type="float"/>
        </table:table-row>
        <table:table-row>
          <table:table-cell office:value="157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157" office:value-type="float"/>
          <table:table-cell office:value-type="string">
            <text:p>Concrete</text:p>
          </table:table-cell>
          <table:table-cell office:value="183" office:value-type="float"/>
        </table:table-row>
        <table:table-row>
          <table:table-cell office:value="157" office:value-type="float"/>
          <table:table-cell office:value-type="string">
            <text:p>Mechanical components</text:p>
          </table:table-cell>
          <table:table-cell office:value="0.08" office:value-type="float"/>
        </table:table-row>
        <table:table-row>
          <table:table-cell office:value="158" office:value-type="float"/>
          <table:table-cell office:value-type="string">
            <text:p>Workdays</text:p>
          </table:table-cell>
          <table:table-cell office:value="6135" office:value-type="float"/>
        </table:table-row>
        <table:table-row>
          <table:table-cell office:value="158" office:value-type="float"/>
          <table:table-cell office:value-type="string">
            <text:p>Gravel</text:p>
          </table:table-cell>
          <table:table-cell office:value="190" office:value-type="float"/>
        </table:table-row>
        <table:table-row>
          <table:table-cell office:value="158" office:value-type="float"/>
          <table:table-cell office:value-type="string">
            <text:p>Steel</text:p>
          </table:table-cell>
          <table:table-cell office:value="151" office:value-type="float"/>
        </table:table-row>
        <table:table-row>
          <table:table-cell office:value="158" office:value-type="float"/>
          <table:table-cell office:value-type="string">
            <text:p>Asphalt</text:p>
          </table:table-cell>
          <table:table-cell office:value="152" office:value-type="float"/>
        </table:table-row>
        <table:table-row>
          <table:table-cell office:value="158" office:value-type="float"/>
          <table:table-cell office:value-type="string">
            <text:p>Concrete</text:p>
          </table:table-cell>
          <table:table-cell office:value="791" office:value-type="float"/>
        </table:table-row>
        <table:table-row>
          <table:table-cell office:value="158" office:value-type="float"/>
          <table:table-cell office:value-type="string">
            <text:p>Mechanical components</text:p>
          </table:table-cell>
          <table:table-cell office:value="5.9" office:value-type="float"/>
        </table:table-row>
        <table:table-row>
          <table:table-cell office:value="159" office:value-type="float"/>
          <table:table-cell office:value-type="string">
            <text:p>Workdays</text:p>
          </table:table-cell>
          <table:table-cell office:value="2137" office:value-type="float"/>
        </table:table-row>
        <table:table-row>
          <table:table-cell office:value="159" office:value-type="float"/>
          <table:table-cell office:value-type="string">
            <text:p>Gravel</text:p>
          </table:table-cell>
          <table:table-cell office:value="57" office:value-type="float"/>
        </table:table-row>
        <table:table-row>
          <table:table-cell office:value="159" office:value-type="float"/>
          <table:table-cell office:value-type="string">
            <text:p>Steel</text:p>
          </table:table-cell>
          <table:table-cell office:value="57" office:value-type="float"/>
        </table:table-row>
        <table:table-row>
          <table:table-cell office:value="159" office:value-type="float"/>
          <table:table-cell office:value-type="string">
            <text:p>Asphalt</text:p>
          </table:table-cell>
          <table:table-cell office:value="45" office:value-type="float"/>
        </table:table-row>
        <table:table-row>
          <table:table-cell office:value="159" office:value-type="float"/>
          <table:table-cell office:value-type="string">
            <text:p>Concrete</text:p>
          </table:table-cell>
          <table:table-cell office:value="267" office:value-type="float"/>
        </table:table-row>
        <table:table-row>
          <table:table-cell office:value="159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160" office:value-type="float"/>
          <table:table-cell office:value-type="string">
            <text:p>Workdays</text:p>
          </table:table-cell>
          <table:table-cell office:value="3547" office:value-type="float"/>
        </table:table-row>
        <table:table-row>
          <table:table-cell office:value="160" office:value-type="float"/>
          <table:table-cell office:value-type="string">
            <text:p>Gravel</text:p>
          </table:table-cell>
          <table:table-cell office:value="95" office:value-type="float"/>
        </table:table-row>
        <table:table-row>
          <table:table-cell office:value="160" office:value-type="float"/>
          <table:table-cell office:value-type="string">
            <text:p>Steel</text:p>
          </table:table-cell>
          <table:table-cell office:value="96" office:value-type="float"/>
        </table:table-row>
        <table:table-row>
          <table:table-cell office:value="160" office:value-type="float"/>
          <table:table-cell office:value-type="string">
            <text:p>Asphalt</text:p>
          </table:table-cell>
          <table:table-cell office:value="76" office:value-type="float"/>
        </table:table-row>
        <table:table-row>
          <table:table-cell office:value="160" office:value-type="float"/>
          <table:table-cell office:value-type="string">
            <text:p>Concrete</text:p>
          </table:table-cell>
          <table:table-cell office:value="456" office:value-type="float"/>
        </table:table-row>
        <table:table-row>
          <table:table-cell office:value="160" office:value-type="float"/>
          <table:table-cell office:value-type="string">
            <text:p>Mechanical components</text:p>
          </table:table-cell>
          <table:table-cell office:value="4.4" office:value-type="float"/>
        </table:table-row>
        <table:table-row>
          <table:table-cell office:value="161" office:value-type="float"/>
          <table:table-cell office:value-type="string">
            <text:p>Workdays</text:p>
          </table:table-cell>
          <table:table-cell office:value="4278" office:value-type="float"/>
        </table:table-row>
        <table:table-row>
          <table:table-cell office:value="161" office:value-type="float"/>
          <table:table-cell office:value-type="string">
            <text:p>Gravel</text:p>
          </table:table-cell>
          <table:table-cell office:value="95" office:value-type="float"/>
        </table:table-row>
        <table:table-row>
          <table:table-cell office:value="161" office:value-type="float"/>
          <table:table-cell office:value-type="string">
            <text:p>Steel</text:p>
          </table:table-cell>
          <table:table-cell office:value="122" office:value-type="float"/>
        </table:table-row>
        <table:table-row>
          <table:table-cell office:value="161" office:value-type="float"/>
          <table:table-cell office:value-type="string">
            <text:p>Asphalt</text:p>
          </table:table-cell>
          <table:table-cell office:value="76" office:value-type="float"/>
        </table:table-row>
        <table:table-row>
          <table:table-cell office:value="161" office:value-type="float"/>
          <table:table-cell office:value-type="string">
            <text:p>Concrete</text:p>
          </table:table-cell>
          <table:table-cell office:value="456" office:value-type="float"/>
        </table:table-row>
        <table:table-row>
          <table:table-cell office:value="161" office:value-type="float"/>
          <table:table-cell office:value-type="string">
            <text:p>Mechanical components</text:p>
          </table:table-cell>
          <table:table-cell office:value="9.8" office:value-type="float"/>
        </table:table-row>
        <table:table-row>
          <table:table-cell office:value="162" office:value-type="float"/>
          <table:table-cell office:value-type="string">
            <text:p>Workdays</text:p>
          </table:table-cell>
          <table:table-cell office:value="3896" office:value-type="float"/>
        </table:table-row>
        <table:table-row>
          <table:table-cell office:value="162" office:value-type="float"/>
          <table:table-cell office:value-type="string">
            <text:p>Gravel</text:p>
          </table:table-cell>
          <table:table-cell office:value="95" office:value-type="float"/>
        </table:table-row>
        <table:table-row>
          <table:table-cell office:value="162" office:value-type="float"/>
          <table:table-cell office:value-type="string">
            <text:p>Steel</text:p>
          </table:table-cell>
          <table:table-cell office:value="109" office:value-type="float"/>
        </table:table-row>
        <table:table-row>
          <table:table-cell office:value="162" office:value-type="float"/>
          <table:table-cell office:value-type="string">
            <text:p>Asphalt</text:p>
          </table:table-cell>
          <table:table-cell office:value="76" office:value-type="float"/>
        </table:table-row>
        <table:table-row>
          <table:table-cell office:value="162" office:value-type="float"/>
          <table:table-cell office:value-type="string">
            <text:p>Concrete</text:p>
          </table:table-cell>
          <table:table-cell office:value="456" office:value-type="float"/>
        </table:table-row>
        <table:table-row>
          <table:table-cell office:value="162" office:value-type="float"/>
          <table:table-cell office:value-type="string">
            <text:p>Mechanical components</text:p>
          </table:table-cell>
          <table:table-cell office:value="7" office:value-type="float"/>
        </table:table-row>
        <table:table-row>
          <table:table-cell office:value="163" office:value-type="float"/>
          <table:table-cell office:value-type="string">
            <text:p>Workdays</text:p>
          </table:table-cell>
          <table:table-cell office:value="9983" office:value-type="float"/>
        </table:table-row>
        <table:table-row>
          <table:table-cell office:value="163" office:value-type="float"/>
          <table:table-cell office:value-type="string">
            <text:p>Gravel</text:p>
          </table:table-cell>
          <table:table-cell office:value="143" office:value-type="float"/>
        </table:table-row>
        <table:table-row>
          <table:table-cell office:value="163" office:value-type="float"/>
          <table:table-cell office:value-type="string">
            <text:p>Steel</text:p>
          </table:table-cell>
          <table:table-cell office:value="339" office:value-type="float"/>
        </table:table-row>
        <table:table-row>
          <table:table-cell office:value="163" office:value-type="float"/>
          <table:table-cell office:value-type="string">
            <text:p>Asphalt</text:p>
          </table:table-cell>
          <table:table-cell office:value="114" office:value-type="float"/>
        </table:table-row>
        <table:table-row>
          <table:table-cell office:value="163" office:value-type="float"/>
          <table:table-cell office:value-type="string">
            <text:p>Concrete</text:p>
          </table:table-cell>
          <table:table-cell office:value="1131" office:value-type="float"/>
        </table:table-row>
        <table:table-row>
          <table:table-cell office:value="163" office:value-type="float"/>
          <table:table-cell office:value-type="string">
            <text:p>Mechanical components</text:p>
          </table:table-cell>
          <table:table-cell office:value="26" office:value-type="float"/>
        </table:table-row>
        <table:table-row>
          <table:table-cell office:value="164" office:value-type="float"/>
          <table:table-cell office:value-type="string">
            <text:p>Workdays</text:p>
          </table:table-cell>
          <table:table-cell office:value="66" office:value-type="float"/>
        </table:table-row>
        <table:table-row>
          <table:table-cell office:value="164" office:value-type="float"/>
          <table:table-cell office:value-type="string">
            <text:p>Gravel</text:p>
          </table:table-cell>
          <table:table-cell office:value="7" office:value-type="float"/>
        </table:table-row>
        <table:table-row>
          <table:table-cell office:value="164" office:value-type="float"/>
          <table:table-cell office:value-type="string">
            <text:p>Asphalt</text:p>
          </table:table-cell>
          <table:table-cell office:value="5.3" office:value-type="float"/>
        </table:table-row>
        <table:table-row>
          <table:table-cell office:value="165" office:value-type="float"/>
          <table:table-cell office:value-type="string">
            <text:p>Workdays</text:p>
          </table:table-cell>
          <table:table-cell office:value="256" office:value-type="float"/>
        </table:table-row>
        <table:table-row>
          <table:table-cell office:value="165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165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166" office:value-type="float"/>
          <table:table-cell office:value-type="string">
            <text:p>Workdays</text:p>
          </table:table-cell>
          <table:table-cell office:value="2084" office:value-type="float"/>
        </table:table-row>
        <table:table-row>
          <table:table-cell office:value="166" office:value-type="float"/>
          <table:table-cell office:value-type="string">
            <text:p>Gravel</text:p>
          </table:table-cell>
          <table:table-cell office:value="138" office:value-type="float"/>
        </table:table-row>
        <table:table-row>
          <table:table-cell office:value="166" office:value-type="float"/>
          <table:table-cell office:value-type="string">
            <text:p>Asphalt</text:p>
          </table:table-cell>
          <table:table-cell office:value="111" office:value-type="float"/>
        </table:table-row>
        <table:table-row>
          <table:table-cell office:value="166" office:value-type="float"/>
          <table:table-cell office:value-type="string">
            <text:p>Concrete</text:p>
          </table:table-cell>
          <table:table-cell office:value="180" office:value-type="float"/>
        </table:table-row>
        <table:table-row>
          <table:table-cell office:value="167" office:value-type="float"/>
          <table:table-cell office:value-type="string">
            <text:p>Workdays</text:p>
          </table:table-cell>
          <table:table-cell office:value="1414" office:value-type="float"/>
        </table:table-row>
        <table:table-row>
          <table:table-cell office:value="167" office:value-type="float"/>
          <table:table-cell office:value-type="string">
            <text:p>Gravel</text:p>
          </table:table-cell>
          <table:table-cell office:value="94" office:value-type="float"/>
        </table:table-row>
        <table:table-row>
          <table:table-cell office:value="167" office:value-type="float"/>
          <table:table-cell office:value-type="string">
            <text:p>Asphalt</text:p>
          </table:table-cell>
          <table:table-cell office:value="75" office:value-type="float"/>
        </table:table-row>
        <table:table-row>
          <table:table-cell office:value="167" office:value-type="float"/>
          <table:table-cell office:value-type="string">
            <text:p>Concrete</text:p>
          </table:table-cell>
          <table:table-cell office:value="122" office:value-type="float"/>
        </table:table-row>
        <table:table-row>
          <table:table-cell office:value="168" office:value-type="float"/>
          <table:table-cell office:value-type="string">
            <text:p>Workdays</text:p>
          </table:table-cell>
          <table:table-cell office:value="243" office:value-type="float"/>
        </table:table-row>
        <table:table-row>
          <table:table-cell office:value="168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168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168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169" office:value-type="float"/>
          <table:table-cell office:value-type="string">
            <text:p>Workdays</text:p>
          </table:table-cell>
          <table:table-cell office:value="427" office:value-type="float"/>
        </table:table-row>
        <table:table-row>
          <table:table-cell office:value="169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169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169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170" office:value-type="float"/>
          <table:table-cell office:value-type="string">
            <text:p>Workdays</text:p>
          </table:table-cell>
          <table:table-cell office:value="673" office:value-type="float"/>
        </table:table-row>
        <table:table-row>
          <table:table-cell office:value="170" office:value-type="float"/>
          <table:table-cell office:value-type="string">
            <text:p>Gravel</text:p>
          </table:table-cell>
          <table:table-cell office:value="44" office:value-type="float"/>
        </table:table-row>
        <table:table-row>
          <table:table-cell office:value="170" office:value-type="float"/>
          <table:table-cell office:value-type="string">
            <text:p>Asphalt</text:p>
          </table:table-cell>
          <table:table-cell office:value="35" office:value-type="float"/>
        </table:table-row>
        <table:table-row>
          <table:table-cell office:value="170" office:value-type="float"/>
          <table:table-cell office:value-type="string">
            <text:p>Concrete</text:p>
          </table:table-cell>
          <table:table-cell office:value="58" office:value-type="float"/>
        </table:table-row>
        <table:table-row>
          <table:table-cell office:value="171" office:value-type="float"/>
          <table:table-cell office:value-type="string">
            <text:p>Workdays</text:p>
          </table:table-cell>
          <table:table-cell office:value="243" office:value-type="float"/>
        </table:table-row>
        <table:table-row>
          <table:table-cell office:value="171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171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171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172" office:value-type="float"/>
          <table:table-cell office:value-type="string">
            <text:p>Workdays</text:p>
          </table:table-cell>
          <table:table-cell office:value="791" office:value-type="float"/>
        </table:table-row>
        <table:table-row>
          <table:table-cell office:value="172" office:value-type="float"/>
          <table:table-cell office:value-type="string">
            <text:p>Gravel</text:p>
          </table:table-cell>
          <table:table-cell office:value="52" office:value-type="float"/>
        </table:table-row>
        <table:table-row>
          <table:table-cell office:value="172" office:value-type="float"/>
          <table:table-cell office:value-type="string">
            <text:p>Asphalt</text:p>
          </table:table-cell>
          <table:table-cell office:value="42" office:value-type="float"/>
        </table:table-row>
        <table:table-row>
          <table:table-cell office:value="172" office:value-type="float"/>
          <table:table-cell office:value-type="string">
            <text:p>Concrete</text:p>
          </table:table-cell>
          <table:table-cell office:value="68" office:value-type="float"/>
        </table:table-row>
        <table:table-row>
          <table:table-cell office:value="173" office:value-type="float"/>
          <table:table-cell office:value-type="string">
            <text:p>Workdays</text:p>
          </table:table-cell>
          <table:table-cell office:value="617" office:value-type="float"/>
        </table:table-row>
        <table:table-row>
          <table:table-cell office:value="173" office:value-type="float"/>
          <table:table-cell office:value-type="string">
            <text:p>Gravel</text:p>
          </table:table-cell>
          <table:table-cell office:value="7" office:value-type="float"/>
        </table:table-row>
        <table:table-row>
          <table:table-cell office:value="173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173" office:value-type="float"/>
          <table:table-cell office:value-type="string">
            <text:p>Asphalt</text:p>
          </table:table-cell>
          <table:table-cell office:value="5.6" office:value-type="float"/>
        </table:table-row>
        <table:table-row>
          <table:table-cell office:value="173" office:value-type="float"/>
          <table:table-cell office:value-type="string">
            <text:p>Concrete</text:p>
          </table:table-cell>
          <table:table-cell office:value="9.1" office:value-type="float"/>
        </table:table-row>
        <table:table-row>
          <table:table-cell office:value="173" office:value-type="float"/>
          <table:table-cell office:value-type="string">
            <text:p>Bricks</text:p>
          </table:table-cell>
          <table:table-cell office:value="26" office:value-type="float"/>
        </table:table-row>
        <table:table-row>
          <table:table-cell office:value="173" office:value-type="float"/>
          <table:table-cell office:value-type="string">
            <text:p>Boards</text:p>
          </table:table-cell>
          <table:table-cell office:value="8.9" office:value-type="float"/>
        </table:table-row>
        <table:table-row>
          <table:table-cell office:value="174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174" office:value-type="float"/>
          <table:table-cell office:value-type="string">
            <text:p>Gravel</text:p>
          </table:table-cell>
          <table:table-cell office:value="1.1" office:value-type="float"/>
        </table:table-row>
        <table:table-row>
          <table:table-cell office:value="174" office:value-type="float"/>
          <table:table-cell office:value-type="string">
            <text:p>Steel</text:p>
          </table:table-cell>
          <table:table-cell office:value="0.88" office:value-type="float"/>
        </table:table-row>
        <table:table-row>
          <table:table-cell office:value="174" office:value-type="float"/>
          <table:table-cell office:value-type="string">
            <text:p>Asphalt</text:p>
          </table:table-cell>
          <table:table-cell office:value="0.9" office:value-type="float"/>
        </table:table-row>
        <table:table-row>
          <table:table-cell office:value="174" office:value-type="float"/>
          <table:table-cell office:value-type="string">
            <text:p>Concrete</text:p>
          </table:table-cell>
          <table:table-cell office:value="1.5" office:value-type="float"/>
        </table:table-row>
        <table:table-row>
          <table:table-cell office:value="175" office:value-type="float"/>
          <table:table-cell office:value-type="string">
            <text:p>Workdays</text:p>
          </table:table-cell>
          <table:table-cell office:value="2368" office:value-type="float"/>
        </table:table-row>
        <table:table-row>
          <table:table-cell office:value="175" office:value-type="float"/>
          <table:table-cell office:value-type="string">
            <text:p>Gravel</text:p>
          </table:table-cell>
          <table:table-cell office:value="61" office:value-type="float"/>
        </table:table-row>
        <table:table-row>
          <table:table-cell office:value="175" office:value-type="float"/>
          <table:table-cell office:value-type="string">
            <text:p>Steel</text:p>
          </table:table-cell>
          <table:table-cell office:value="75" office:value-type="float"/>
        </table:table-row>
        <table:table-row>
          <table:table-cell office:value="175" office:value-type="float"/>
          <table:table-cell office:value-type="string">
            <text:p>Asphalt</text:p>
          </table:table-cell>
          <table:table-cell office:value="48" office:value-type="float"/>
        </table:table-row>
        <table:table-row>
          <table:table-cell office:value="175" office:value-type="float"/>
          <table:table-cell office:value-type="string">
            <text:p>Concrete</text:p>
          </table:table-cell>
          <table:table-cell office:value="79" office:value-type="float"/>
        </table:table-row>
        <table:table-row>
          <table:table-cell office:value="175" office:value-type="float"/>
          <table:table-cell office:value-type="string">
            <text:p>Bricks</text:p>
          </table:table-cell>
          <table:table-cell office:value="58" office:value-type="float"/>
        </table:table-row>
        <table:table-row>
          <table:table-cell office:value="175" office:value-type="float"/>
          <table:table-cell office:value-type="string">
            <text:p>Boards</text:p>
          </table:table-cell>
          <table:table-cell office:value="19" office:value-type="float"/>
        </table:table-row>
        <table:table-row>
          <table:table-cell office:value="176" office:value-type="float"/>
          <table:table-cell office:value-type="string">
            <text:p>Workdays</text:p>
          </table:table-cell>
          <table:table-cell office:value="474" office:value-type="float"/>
        </table:table-row>
        <table:table-row>
          <table:table-cell office:value="176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17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76" office:value-type="float"/>
          <table:table-cell office:value-type="string">
            <text:p>Asphalt</text:p>
          </table:table-cell>
          <table:table-cell office:value="9.4" office:value-type="float"/>
        </table:table-row>
        <table:table-row>
          <table:table-cell office:value="176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176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176" office:value-type="float"/>
          <table:table-cell office:value-type="string">
            <text:p>Boards</text:p>
          </table:table-cell>
          <table:table-cell office:value="5.2" office:value-type="float"/>
        </table:table-row>
        <table:table-row>
          <table:table-cell office:value="177" office:value-type="float"/>
          <table:table-cell office:value-type="string">
            <text:p>Workdays</text:p>
          </table:table-cell>
          <table:table-cell office:value="1588" office:value-type="float"/>
        </table:table-row>
        <table:table-row>
          <table:table-cell office:value="177" office:value-type="float"/>
          <table:table-cell office:value-type="string">
            <text:p>Gravel</text:p>
          </table:table-cell>
          <table:table-cell office:value="47" office:value-type="float"/>
        </table:table-row>
        <table:table-row>
          <table:table-cell office:value="177" office:value-type="float"/>
          <table:table-cell office:value-type="string">
            <text:p>Steel</text:p>
          </table:table-cell>
          <table:table-cell office:value="77" office:value-type="float"/>
        </table:table-row>
        <table:table-row>
          <table:table-cell office:value="177" office:value-type="float"/>
          <table:table-cell office:value-type="string">
            <text:p>Asphalt</text:p>
          </table:table-cell>
          <table:table-cell office:value="38" office:value-type="float"/>
        </table:table-row>
        <table:table-row>
          <table:table-cell office:value="177" office:value-type="float"/>
          <table:table-cell office:value-type="string">
            <text:p>Concrete</text:p>
          </table:table-cell>
          <table:table-cell office:value="62" office:value-type="float"/>
        </table:table-row>
        <table:table-row>
          <table:table-cell office:value="178" office:value-type="float"/>
          <table:table-cell office:value-type="string">
            <text:p>Workdays</text:p>
          </table:table-cell>
          <table:table-cell office:value="1288" office:value-type="float"/>
        </table:table-row>
        <table:table-row>
          <table:table-cell office:value="178" office:value-type="float"/>
          <table:table-cell office:value-type="string">
            <text:p>Gravel</text:p>
          </table:table-cell>
          <table:table-cell office:value="38" office:value-type="float"/>
        </table:table-row>
        <table:table-row>
          <table:table-cell office:value="178" office:value-type="float"/>
          <table:table-cell office:value-type="string">
            <text:p>Steel</text:p>
          </table:table-cell>
          <table:table-cell office:value="37" office:value-type="float"/>
        </table:table-row>
        <table:table-row>
          <table:table-cell office:value="178" office:value-type="float"/>
          <table:table-cell office:value-type="string">
            <text:p>Asphalt</text:p>
          </table:table-cell>
          <table:table-cell office:value="30" office:value-type="float"/>
        </table:table-row>
        <table:table-row>
          <table:table-cell office:value="178" office:value-type="float"/>
          <table:table-cell office:value-type="string">
            <text:p>Concrete</text:p>
          </table:table-cell>
          <table:table-cell office:value="49" office:value-type="float"/>
        </table:table-row>
        <table:table-row>
          <table:table-cell office:value="178" office:value-type="float"/>
          <table:table-cell office:value-type="string">
            <text:p>Bricks</text:p>
          </table:table-cell>
          <table:table-cell office:value="28" office:value-type="float"/>
        </table:table-row>
        <table:table-row>
          <table:table-cell office:value="178" office:value-type="float"/>
          <table:table-cell office:value-type="string">
            <text:p>Boards</text:p>
          </table:table-cell>
          <table:table-cell office:value="9.5" office:value-type="float"/>
        </table:table-row>
        <table:table-row>
          <table:table-cell office:value="179" office:value-type="float"/>
          <table:table-cell office:value-type="string">
            <text:p>Workdays</text:p>
          </table:table-cell>
          <table:table-cell office:value="243" office:value-type="float"/>
        </table:table-row>
        <table:table-row>
          <table:table-cell office:value="179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179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179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180" office:value-type="float"/>
          <table:table-cell office:value-type="string">
            <text:p>Workdays</text:p>
          </table:table-cell>
          <table:table-cell office:value="791" office:value-type="float"/>
        </table:table-row>
        <table:table-row>
          <table:table-cell office:value="180" office:value-type="float"/>
          <table:table-cell office:value-type="string">
            <text:p>Gravel</text:p>
          </table:table-cell>
          <table:table-cell office:value="52" office:value-type="float"/>
        </table:table-row>
        <table:table-row>
          <table:table-cell office:value="180" office:value-type="float"/>
          <table:table-cell office:value-type="string">
            <text:p>Asphalt</text:p>
          </table:table-cell>
          <table:table-cell office:value="42" office:value-type="float"/>
        </table:table-row>
        <table:table-row>
          <table:table-cell office:value="180" office:value-type="float"/>
          <table:table-cell office:value-type="string">
            <text:p>Concrete</text:p>
          </table:table-cell>
          <table:table-cell office:value="68" office:value-type="float"/>
        </table:table-row>
        <table:table-row>
          <table:table-cell office:value="181" office:value-type="float"/>
          <table:table-cell office:value-type="string">
            <text:p>Workdays</text:p>
          </table:table-cell>
          <table:table-cell office:value="15" office:value-type="float"/>
        </table:table-row>
        <table:table-row>
          <table:table-cell office:value="181" office:value-type="float"/>
          <table:table-cell office:value-type="string">
            <text:p>Gravel</text:p>
          </table:table-cell>
          <table:table-cell office:value="0.25" office:value-type="float"/>
        </table:table-row>
        <table:table-row>
          <table:table-cell office:value="181" office:value-type="float"/>
          <table:table-cell office:value-type="string">
            <text:p>Steel</text:p>
          </table:table-cell>
          <table:table-cell office:value="0.68" office:value-type="float"/>
        </table:table-row>
        <table:table-row>
          <table:table-cell office:value="181" office:value-type="float"/>
          <table:table-cell office:value-type="string">
            <text:p>Concrete</text:p>
          </table:table-cell>
          <table:table-cell office:value="0.32" office:value-type="float"/>
        </table:table-row>
        <table:table-row>
          <table:table-cell office:value="181" office:value-type="float"/>
          <table:table-cell office:value-type="string">
            <text:p>Mechanical components</text:p>
          </table:table-cell>
          <table:table-cell office:value="0.029" office:value-type="float"/>
        </table:table-row>
        <table:table-row>
          <table:table-cell office:value="182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182" office:value-type="float"/>
          <table:table-cell office:value-type="string">
            <text:p>Gravel</text:p>
          </table:table-cell>
          <table:table-cell office:value="0.49" office:value-type="float"/>
        </table:table-row>
        <table:table-row>
          <table:table-cell office:value="182" office:value-type="float"/>
          <table:table-cell office:value-type="string">
            <text:p>Steel</text:p>
          </table:table-cell>
          <table:table-cell office:value="1.3" office:value-type="float"/>
        </table:table-row>
        <table:table-row>
          <table:table-cell office:value="182" office:value-type="float"/>
          <table:table-cell office:value-type="string">
            <text:p>Concrete</text:p>
          </table:table-cell>
          <table:table-cell office:value="0.64" office:value-type="float"/>
        </table:table-row>
        <table:table-row>
          <table:table-cell office:value="182" office:value-type="float"/>
          <table:table-cell office:value-type="string">
            <text:p>Mechanical components</text:p>
          </table:table-cell>
          <table:table-cell office:value="0.057" office:value-type="float"/>
        </table:table-row>
        <table:table-row>
          <table:table-cell office:value="183" office:value-type="float"/>
          <table:table-cell office:value-type="string">
            <text:p>Workdays</text:p>
          </table:table-cell>
          <table:table-cell office:value="9" office:value-type="float"/>
        </table:table-row>
        <table:table-row>
          <table:table-cell office:value="183" office:value-type="float"/>
          <table:table-cell office:value-type="string">
            <text:p>Gravel</text:p>
          </table:table-cell>
          <table:table-cell office:value="0.23" office:value-type="float"/>
        </table:table-row>
        <table:table-row>
          <table:table-cell office:value="183" office:value-type="float"/>
          <table:table-cell office:value-type="string">
            <text:p>Steel</text:p>
          </table:table-cell>
          <table:table-cell office:value="0.29" office:value-type="float"/>
        </table:table-row>
        <table:table-row>
          <table:table-cell office:value="183" office:value-type="float"/>
          <table:table-cell office:value-type="string">
            <text:p>Concrete</text:p>
          </table:table-cell>
          <table:table-cell office:value="0.3" office:value-type="float"/>
        </table:table-row>
        <table:table-row>
          <table:table-cell office:value="183" office:value-type="float"/>
          <table:table-cell office:value-type="string">
            <text:p>Mechanical components</text:p>
          </table:table-cell>
          <table:table-cell office:value="0.011" office:value-type="float"/>
        </table:table-row>
        <table:table-row>
          <table:table-cell office:value="184" office:value-type="float"/>
          <table:table-cell office:value-type="string">
            <text:p>Workdays</text:p>
          </table:table-cell>
          <table:table-cell office:value="10" office:value-type="float"/>
        </table:table-row>
        <table:table-row>
          <table:table-cell office:value="184" office:value-type="float"/>
          <table:table-cell office:value-type="string">
            <text:p>Gravel</text:p>
          </table:table-cell>
          <table:table-cell office:value="0.15" office:value-type="float"/>
        </table:table-row>
        <table:table-row>
          <table:table-cell office:value="184" office:value-type="float"/>
          <table:table-cell office:value-type="string">
            <text:p>Steel</text:p>
          </table:table-cell>
          <table:table-cell office:value="0.41" office:value-type="float"/>
        </table:table-row>
        <table:table-row>
          <table:table-cell office:value="184" office:value-type="float"/>
          <table:table-cell office:value-type="string">
            <text:p>Concrete</text:p>
          </table:table-cell>
          <table:table-cell office:value="0.2" office:value-type="float"/>
        </table:table-row>
        <table:table-row>
          <table:table-cell office:value="184" office:value-type="float"/>
          <table:table-cell office:value-type="string">
            <text:p>Mechanical components</text:p>
          </table:table-cell>
          <table:table-cell office:value="0.017" office:value-type="float"/>
        </table:table-row>
        <table:table-row>
          <table:table-cell office:value="185" office:value-type="float"/>
          <table:table-cell office:value-type="string">
            <text:p>Workdays</text:p>
          </table:table-cell>
          <table:table-cell office:value="41" office:value-type="float"/>
        </table:table-row>
        <table:table-row>
          <table:table-cell office:value="185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185" office:value-type="float"/>
          <table:table-cell office:value-type="string">
            <text:p>Mechanical components</text:p>
          </table:table-cell>
          <table:table-cell office:value="0.13" office:value-type="float"/>
        </table:table-row>
        <table:table-row>
          <table:table-cell office:value="186" office:value-type="float"/>
          <table:table-cell office:value-type="string">
            <text:p>Workdays</text:p>
          </table:table-cell>
          <table:table-cell office:value="53" office:value-type="float"/>
        </table:table-row>
        <table:table-row>
          <table:table-cell office:value="186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186" office:value-type="float"/>
          <table:table-cell office:value-type="string">
            <text:p>Mechanical components</text:p>
          </table:table-cell>
          <table:table-cell office:value="0.16" office:value-type="float"/>
        </table:table-row>
        <table:table-row>
          <table:table-cell office:value="187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187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187" office:value-type="float"/>
          <table:table-cell office:value-type="string">
            <text:p>Mechanical components</text:p>
          </table:table-cell>
          <table:table-cell office:value="0.082" office:value-type="float"/>
        </table:table-row>
        <table:table-row>
          <table:table-cell office:value="188" office:value-type="float"/>
          <table:table-cell office:value-type="string">
            <text:p>Workdays</text:p>
          </table:table-cell>
          <table:table-cell office:value="32" office:value-type="float"/>
        </table:table-row>
        <table:table-row>
          <table:table-cell office:value="188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188" office:value-type="float"/>
          <table:table-cell office:value-type="string">
            <text:p>Mechanical components</text:p>
          </table:table-cell>
          <table:table-cell office:value="0.099" office:value-type="float"/>
        </table:table-row>
        <table:table-row>
          <table:table-cell office:value="189" office:value-type="float"/>
          <table:table-cell office:value-type="string">
            <text:p>Workdays</text:p>
          </table:table-cell>
          <table:table-cell office:value="448" office:value-type="float"/>
        </table:table-row>
        <table:table-row>
          <table:table-cell office:value="189" office:value-type="float"/>
          <table:table-cell office:value-type="string">
            <text:p>Gravel</text:p>
          </table:table-cell>
          <table:table-cell office:value="5.1" office:value-type="float"/>
        </table:table-row>
        <table:table-row>
          <table:table-cell office:value="189" office:value-type="float"/>
          <table:table-cell office:value-type="string">
            <text:p>Steel</text:p>
          </table:table-cell>
          <table:table-cell office:value="6.2" office:value-type="float"/>
        </table:table-row>
        <table:table-row>
          <table:table-cell office:value="189" office:value-type="float"/>
          <table:table-cell office:value-type="string">
            <text:p>Concrete</text:p>
          </table:table-cell>
          <table:table-cell office:value="6.6" office:value-type="float"/>
        </table:table-row>
        <table:table-row>
          <table:table-cell office:value="189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89" office:value-type="float"/>
          <table:table-cell office:value-type="string">
            <text:p>Bricks</text:p>
          </table:table-cell>
          <table:table-cell office:value="24" office:value-type="float"/>
        </table:table-row>
        <table:table-row>
          <table:table-cell office:value="189" office:value-type="float"/>
          <table:table-cell office:value-type="string">
            <text:p>Boards</text:p>
          </table:table-cell>
          <table:table-cell office:value="8" office:value-type="float"/>
        </table:table-row>
        <table:table-row>
          <table:table-cell office:value="189" office:value-type="float"/>
          <table:table-cell office:value-type="string">
            <text:p>Mechanical components</text:p>
          </table:table-cell>
          <table:table-cell office:value="0.5" office:value-type="float"/>
        </table:table-row>
        <table:table-row>
          <table:table-cell office:value="190" office:value-type="float"/>
          <table:table-cell office:value-type="string">
            <text:p>Workdays</text:p>
          </table:table-cell>
          <table:table-cell office:value="1302" office:value-type="float"/>
        </table:table-row>
        <table:table-row>
          <table:table-cell office:value="190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190" office:value-type="float"/>
          <table:table-cell office:value-type="string">
            <text:p>Steel</text:p>
          </table:table-cell>
          <table:table-cell office:value="46" office:value-type="float"/>
        </table:table-row>
        <table:table-row>
          <table:table-cell office:value="190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190" office:value-type="float"/>
          <table:table-cell office:value-type="string">
            <text:p>Electro components</text:p>
          </table:table-cell>
          <table:table-cell office:value="0.72" office:value-type="float"/>
        </table:table-row>
        <table:table-row>
          <table:table-cell office:value="190" office:value-type="float"/>
          <table:table-cell office:value-type="string">
            <text:p>Bricks</text:p>
          </table:table-cell>
          <table:table-cell office:value="33" office:value-type="float"/>
        </table:table-row>
        <table:table-row>
          <table:table-cell office:value="190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190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191" office:value-type="float"/>
          <table:table-cell office:value-type="string">
            <text:p>Workdays</text:p>
          </table:table-cell>
          <table:table-cell office:value="276" office:value-type="float"/>
        </table:table-row>
        <table:table-row>
          <table:table-cell office:value="191" office:value-type="float"/>
          <table:table-cell office:value-type="string">
            <text:p>Gravel</text:p>
          </table:table-cell>
          <table:table-cell office:value="3.7" office:value-type="float"/>
        </table:table-row>
        <table:table-row>
          <table:table-cell office:value="191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191" office:value-type="float"/>
          <table:table-cell office:value-type="string">
            <text:p>Concrete</text:p>
          </table:table-cell>
          <table:table-cell office:value="4.8" office:value-type="float"/>
        </table:table-row>
        <table:table-row>
          <table:table-cell office:value="191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191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192" office:value-type="float"/>
          <table:table-cell office:value-type="string">
            <text:p>Workdays</text:p>
          </table:table-cell>
          <table:table-cell office:value="421" office:value-type="float"/>
        </table:table-row>
        <table:table-row>
          <table:table-cell office:value="192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192" office:value-type="float"/>
          <table:table-cell office:value-type="string">
            <text:p>Steel</text:p>
          </table:table-cell>
          <table:table-cell office:value="24" office:value-type="float"/>
        </table:table-row>
        <table:table-row>
          <table:table-cell office:value="192" office:value-type="float"/>
          <table:table-cell office:value-type="string">
            <text:p>Concrete</text:p>
          </table:table-cell>
          <table:table-cell office:value="7.7" office:value-type="float"/>
        </table:table-row>
        <table:table-row>
          <table:table-cell office:value="192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192" office:value-type="float"/>
          <table:table-cell office:value-type="string">
            <text:p>Mechanical components</text:p>
          </table:table-cell>
          <table:table-cell office:value="0.44" office:value-type="float"/>
        </table:table-row>
        <table:table-row>
          <table:table-cell office:value="193" office:value-type="float"/>
          <table:table-cell office:value-type="string">
            <text:p>Workdays</text:p>
          </table:table-cell>
          <table:table-cell office:value="377" office:value-type="float"/>
        </table:table-row>
        <table:table-row>
          <table:table-cell office:value="193" office:value-type="float"/>
          <table:table-cell office:value-type="string">
            <text:p>Gravel</text:p>
          </table:table-cell>
          <table:table-cell office:value="4.9" office:value-type="float"/>
        </table:table-row>
        <table:table-row>
          <table:table-cell office:value="193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193" office:value-type="float"/>
          <table:table-cell office:value-type="string">
            <text:p>Concrete</text:p>
          </table:table-cell>
          <table:table-cell office:value="6.4" office:value-type="float"/>
        </table:table-row>
        <table:table-row>
          <table:table-cell office:value="193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193" office:value-type="float"/>
          <table:table-cell office:value-type="string">
            <text:p>Mechanical components</text:p>
          </table:table-cell>
          <table:table-cell office:value="0.49" office:value-type="float"/>
        </table:table-row>
        <table:table-row>
          <table:table-cell office:value="194" office:value-type="float"/>
          <table:table-cell office:value-type="string">
            <text:p>Workdays</text:p>
          </table:table-cell>
          <table:table-cell office:value="807" office:value-type="float"/>
        </table:table-row>
        <table:table-row>
          <table:table-cell office:value="194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194" office:value-type="float"/>
          <table:table-cell office:value-type="string">
            <text:p>Steel</text:p>
          </table:table-cell>
          <table:table-cell office:value="44" office:value-type="float"/>
        </table:table-row>
        <table:table-row>
          <table:table-cell office:value="194" office:value-type="float"/>
          <table:table-cell office:value-type="string">
            <text:p>Concrete</text:p>
          </table:table-cell>
          <table:table-cell office:value="19" office:value-type="float"/>
        </table:table-row>
        <table:table-row>
          <table:table-cell office:value="194" office:value-type="float"/>
          <table:table-cell office:value-type="string">
            <text:p>Electro components</text:p>
          </table:table-cell>
          <table:table-cell office:value="0.34" office:value-type="float"/>
        </table:table-row>
        <table:table-row>
          <table:table-cell office:value="194" office:value-type="float"/>
          <table:table-cell office:value-type="string">
            <text:p>Mechanical components</text:p>
          </table:table-cell>
          <table:table-cell office:value="0.67" office:value-type="float"/>
        </table:table-row>
        <table:table-row>
          <table:table-cell office:value="195" office:value-type="float"/>
          <table:table-cell office:value-type="string">
            <text:p>Workdays</text:p>
          </table:table-cell>
          <table:table-cell office:value="33" office:value-type="float"/>
        </table:table-row>
        <table:table-row>
          <table:table-cell office:value="195" office:value-type="float"/>
          <table:table-cell office:value-type="string">
            <text:p>Gravel</text:p>
          </table:table-cell>
          <table:table-cell office:value="3.4" office:value-type="float"/>
        </table:table-row>
        <table:table-row>
          <table:table-cell office:value="195" office:value-type="float"/>
          <table:table-cell office:value-type="string">
            <text:p>Asphalt</text:p>
          </table:table-cell>
          <table:table-cell office:value="2.6" office:value-type="float"/>
        </table:table-row>
        <table:table-row>
          <table:table-cell office:value="196" office:value-type="float"/>
          <table:table-cell office:value-type="string">
            <text:p>Workdays</text:p>
          </table:table-cell>
          <table:table-cell office:value="54" office:value-type="float"/>
        </table:table-row>
        <table:table-row>
          <table:table-cell office:value="196" office:value-type="float"/>
          <table:table-cell office:value-type="string">
            <text:p>Gravel</text:p>
          </table:table-cell>
          <table:table-cell office:value="3.6" office:value-type="float"/>
        </table:table-row>
        <table:table-row>
          <table:table-cell office:value="196" office:value-type="float"/>
          <table:table-cell office:value-type="string">
            <text:p>Asphalt</text:p>
          </table:table-cell>
          <table:table-cell office:value="2.9" office:value-type="float"/>
        </table:table-row>
        <table:table-row>
          <table:table-cell office:value="196" office:value-type="float"/>
          <table:table-cell office:value-type="string">
            <text:p>Concrete</text:p>
          </table:table-cell>
          <table:table-cell office:value="4.6" office:value-type="float"/>
        </table:table-row>
        <table:table-row>
          <table:table-cell office:value="197" office:value-type="float"/>
          <table:table-cell office:value-type="string">
            <text:p>Workdays</text:p>
          </table:table-cell>
          <table:table-cell office:value="39" office:value-type="float"/>
        </table:table-row>
        <table:table-row>
          <table:table-cell office:value="197" office:value-type="float"/>
          <table:table-cell office:value-type="string">
            <text:p>Gravel</text:p>
          </table:table-cell>
          <table:table-cell office:value="1.6" office:value-type="float"/>
        </table:table-row>
        <table:table-row>
          <table:table-cell office:value="197" office:value-type="float"/>
          <table:table-cell office:value-type="string">
            <text:p>Steel</text:p>
          </table:table-cell>
          <table:table-cell office:value="1.3" office:value-type="float"/>
        </table:table-row>
        <table:table-row>
          <table:table-cell office:value="197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197" office:value-type="float"/>
          <table:table-cell office:value-type="string">
            <text:p>Concrete</text:p>
          </table:table-cell>
          <table:table-cell office:value="2" office:value-type="float"/>
        </table:table-row>
        <table:table-row>
          <table:table-cell office:value="198" office:value-type="float"/>
          <table:table-cell office:value-type="string">
            <text:p>Workdays</text:p>
          </table:table-cell>
          <table:table-cell office:value="723" office:value-type="float"/>
        </table:table-row>
        <table:table-row>
          <table:table-cell office:value="198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198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98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198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198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198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199" office:value-type="float"/>
          <table:table-cell office:value-type="string">
            <text:p>Workdays</text:p>
          </table:table-cell>
          <table:table-cell office:value="1726" office:value-type="float"/>
        </table:table-row>
        <table:table-row>
          <table:table-cell office:value="199" office:value-type="float"/>
          <table:table-cell office:value-type="string">
            <text:p>Gravel</text:p>
          </table:table-cell>
          <table:table-cell office:value="31" office:value-type="float"/>
        </table:table-row>
        <table:table-row>
          <table:table-cell office:value="199" office:value-type="float"/>
          <table:table-cell office:value-type="string">
            <text:p>Steel</text:p>
          </table:table-cell>
          <table:table-cell office:value="31" office:value-type="float"/>
        </table:table-row>
        <table:table-row>
          <table:table-cell office:value="199" office:value-type="float"/>
          <table:table-cell office:value-type="string">
            <text:p>Asphalt</text:p>
          </table:table-cell>
          <table:table-cell office:value="25" office:value-type="float"/>
        </table:table-row>
        <table:table-row>
          <table:table-cell office:value="199" office:value-type="float"/>
          <table:table-cell office:value-type="string">
            <text:p>Concrete</text:p>
          </table:table-cell>
          <table:table-cell office:value="40" office:value-type="float"/>
        </table:table-row>
        <table:table-row>
          <table:table-cell office:value="199" office:value-type="float"/>
          <table:table-cell office:value-type="string">
            <text:p>Bricks</text:p>
          </table:table-cell>
          <table:table-cell office:value="82" office:value-type="float"/>
        </table:table-row>
        <table:table-row>
          <table:table-cell office:value="199" office:value-type="float"/>
          <table:table-cell office:value-type="string">
            <text:p>Boards</text:p>
          </table:table-cell>
          <table:table-cell office:value="27" office:value-type="float"/>
        </table:table-row>
        <table:table-row>
          <table:table-cell office:value="200" office:value-type="float"/>
          <table:table-cell office:value-type="string">
            <text:p>Workdays</text:p>
          </table:table-cell>
          <table:table-cell office:value="3434" office:value-type="float"/>
        </table:table-row>
        <table:table-row>
          <table:table-cell office:value="200" office:value-type="float"/>
          <table:table-cell office:value-type="string">
            <text:p>Gravel</text:p>
          </table:table-cell>
          <table:table-cell office:value="71" office:value-type="float"/>
        </table:table-row>
        <table:table-row>
          <table:table-cell office:value="200" office:value-type="float"/>
          <table:table-cell office:value-type="string">
            <text:p>Steel</text:p>
          </table:table-cell>
          <table:table-cell office:value="78" office:value-type="float"/>
        </table:table-row>
        <table:table-row>
          <table:table-cell office:value="200" office:value-type="float"/>
          <table:table-cell office:value-type="string">
            <text:p>Asphalt</text:p>
          </table:table-cell>
          <table:table-cell office:value="57" office:value-type="float"/>
        </table:table-row>
        <table:table-row>
          <table:table-cell office:value="200" office:value-type="float"/>
          <table:table-cell office:value-type="string">
            <text:p>Concrete</text:p>
          </table:table-cell>
          <table:table-cell office:value="93" office:value-type="float"/>
        </table:table-row>
        <table:table-row>
          <table:table-cell office:value="200" office:value-type="float"/>
          <table:table-cell office:value-type="string">
            <text:p>Bricks</text:p>
          </table:table-cell>
          <table:table-cell office:value="120" office:value-type="float"/>
        </table:table-row>
        <table:table-row>
          <table:table-cell office:value="200" office:value-type="float"/>
          <table:table-cell office:value-type="string">
            <text:p>Boards</text:p>
          </table:table-cell>
          <table:table-cell office:value="40" office:value-type="float"/>
        </table:table-row>
        <table:table-row>
          <table:table-cell office:value="200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01" office:value-type="float"/>
          <table:table-cell office:value-type="string">
            <text:p>Workdays</text:p>
          </table:table-cell>
          <table:table-cell office:value="2785" office:value-type="float"/>
        </table:table-row>
        <table:table-row>
          <table:table-cell office:value="201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201" office:value-type="float"/>
          <table:table-cell office:value-type="string">
            <text:p>Steel</text:p>
          </table:table-cell>
          <table:table-cell office:value="47" office:value-type="float"/>
        </table:table-row>
        <table:table-row>
          <table:table-cell office:value="201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201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201" office:value-type="float"/>
          <table:table-cell office:value-type="string">
            <text:p>Bricks</text:p>
          </table:table-cell>
          <table:table-cell office:value="189" office:value-type="float"/>
        </table:table-row>
        <table:table-row>
          <table:table-cell office:value="201" office:value-type="float"/>
          <table:table-cell office:value-type="string">
            <text:p>Boards</text:p>
          </table:table-cell>
          <table:table-cell office:value="63" office:value-type="float"/>
        </table:table-row>
        <table:table-row>
          <table:table-cell office:value="202" office:value-type="float"/>
          <table:table-cell office:value-type="string">
            <text:p>Workdays</text:p>
          </table:table-cell>
          <table:table-cell office:value="3723" office:value-type="float"/>
        </table:table-row>
        <table:table-row>
          <table:table-cell office:value="202" office:value-type="float"/>
          <table:table-cell office:value-type="string">
            <text:p>Gravel</text:p>
          </table:table-cell>
          <table:table-cell office:value="70" office:value-type="float"/>
        </table:table-row>
        <table:table-row>
          <table:table-cell office:value="202" office:value-type="float"/>
          <table:table-cell office:value-type="string">
            <text:p>Steel</text:p>
          </table:table-cell>
          <table:table-cell office:value="51" office:value-type="float"/>
        </table:table-row>
        <table:table-row>
          <table:table-cell office:value="202" office:value-type="float"/>
          <table:table-cell office:value-type="string">
            <text:p>Asphalt</text:p>
          </table:table-cell>
          <table:table-cell office:value="56" office:value-type="float"/>
        </table:table-row>
        <table:table-row>
          <table:table-cell office:value="202" office:value-type="float"/>
          <table:table-cell office:value-type="string">
            <text:p>Concrete</text:p>
          </table:table-cell>
          <table:table-cell office:value="91" office:value-type="float"/>
        </table:table-row>
        <table:table-row>
          <table:table-cell office:value="202" office:value-type="float"/>
          <table:table-cell office:value-type="string">
            <text:p>Bricks</text:p>
          </table:table-cell>
          <table:table-cell office:value="196" office:value-type="float"/>
        </table:table-row>
        <table:table-row>
          <table:table-cell office:value="202" office:value-type="float"/>
          <table:table-cell office:value-type="string">
            <text:p>Boards</text:p>
          </table:table-cell>
          <table:table-cell office:value="65" office:value-type="float"/>
        </table:table-row>
        <table:table-row>
          <table:table-cell office:value="203" office:value-type="float"/>
          <table:table-cell office:value-type="string">
            <text:p>Workdays</text:p>
          </table:table-cell>
          <table:table-cell office:value="462" office:value-type="float"/>
        </table:table-row>
        <table:table-row>
          <table:table-cell office:value="203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20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203" office:value-type="float"/>
          <table:table-cell office:value-type="string">
            <text:p>Asphalt</text:p>
          </table:table-cell>
          <table:table-cell office:value="8.7" office:value-type="float"/>
        </table:table-row>
        <table:table-row>
          <table:table-cell office:value="203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203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204" office:value-type="float"/>
          <table:table-cell office:value-type="string">
            <text:p>Workdays</text:p>
          </table:table-cell>
          <table:table-cell office:value="520" office:value-type="float"/>
        </table:table-row>
        <table:table-row>
          <table:table-cell office:value="204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20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04" office:value-type="float"/>
          <table:table-cell office:value-type="string">
            <text:p>Asphalt</text:p>
          </table:table-cell>
          <table:table-cell office:value="8.7" office:value-type="float"/>
        </table:table-row>
        <table:table-row>
          <table:table-cell office:value="204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204" office:value-type="float"/>
          <table:table-cell office:value-type="string">
            <text:p>Mechanical components</text:p>
          </table:table-cell>
          <table:table-cell office:value="2.6" office:value-type="float"/>
        </table:table-row>
        <table:table-row>
          <table:table-cell office:value="205" office:value-type="float"/>
          <table:table-cell office:value-type="string">
            <text:p>Workdays</text:p>
          </table:table-cell>
          <table:table-cell office:value="2380" office:value-type="float"/>
        </table:table-row>
        <table:table-row>
          <table:table-cell office:value="205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205" office:value-type="float"/>
          <table:table-cell office:value-type="string">
            <text:p>Steel</text:p>
          </table:table-cell>
          <table:table-cell office:value="97" office:value-type="float"/>
        </table:table-row>
        <table:table-row>
          <table:table-cell office:value="205" office:value-type="float"/>
          <table:table-cell office:value-type="string">
            <text:p>Asphalt</text:p>
          </table:table-cell>
          <table:table-cell office:value="31" office:value-type="float"/>
        </table:table-row>
        <table:table-row>
          <table:table-cell office:value="205" office:value-type="float"/>
          <table:table-cell office:value-type="string">
            <text:p>Concrete</text:p>
          </table:table-cell>
          <table:table-cell office:value="374" office:value-type="float"/>
        </table:table-row>
        <table:table-row>
          <table:table-cell office:value="206" office:value-type="float"/>
          <table:table-cell office:value-type="string">
            <text:p>Workdays</text:p>
          </table:table-cell>
          <table:table-cell office:value="4032" office:value-type="float"/>
        </table:table-row>
        <table:table-row>
          <table:table-cell office:value="206" office:value-type="float"/>
          <table:table-cell office:value-type="string">
            <text:p>Gravel</text:p>
          </table:table-cell>
          <table:table-cell office:value="76" office:value-type="float"/>
        </table:table-row>
        <table:table-row>
          <table:table-cell office:value="206" office:value-type="float"/>
          <table:table-cell office:value-type="string">
            <text:p>Steel</text:p>
          </table:table-cell>
          <table:table-cell office:value="155" office:value-type="float"/>
        </table:table-row>
        <table:table-row>
          <table:table-cell office:value="206" office:value-type="float"/>
          <table:table-cell office:value-type="string">
            <text:p>Asphalt</text:p>
          </table:table-cell>
          <table:table-cell office:value="61" office:value-type="float"/>
        </table:table-row>
        <table:table-row>
          <table:table-cell office:value="206" office:value-type="float"/>
          <table:table-cell office:value-type="string">
            <text:p>Concrete</text:p>
          </table:table-cell>
          <table:table-cell office:value="624" office:value-type="float"/>
        </table:table-row>
        <table:table-row>
          <table:table-cell office:value="207" office:value-type="float"/>
          <table:table-cell office:value-type="string">
            <text:p>Workdays</text:p>
          </table:table-cell>
          <table:table-cell office:value="5231" office:value-type="float"/>
        </table:table-row>
        <table:table-row>
          <table:table-cell office:value="207" office:value-type="float"/>
          <table:table-cell office:value-type="string">
            <text:p>Gravel</text:p>
          </table:table-cell>
          <table:table-cell office:value="104" office:value-type="float"/>
        </table:table-row>
        <table:table-row>
          <table:table-cell office:value="207" office:value-type="float"/>
          <table:table-cell office:value-type="string">
            <text:p>Steel</text:p>
          </table:table-cell>
          <table:table-cell office:value="198" office:value-type="float"/>
        </table:table-row>
        <table:table-row>
          <table:table-cell office:value="207" office:value-type="float"/>
          <table:table-cell office:value-type="string">
            <text:p>Asphalt</text:p>
          </table:table-cell>
          <table:table-cell office:value="83" office:value-type="float"/>
        </table:table-row>
        <table:table-row>
          <table:table-cell office:value="207" office:value-type="float"/>
          <table:table-cell office:value-type="string">
            <text:p>Concrete</text:p>
          </table:table-cell>
          <table:table-cell office:value="798" office:value-type="float"/>
        </table:table-row>
        <table:table-row>
          <table:table-cell office:value="208" office:value-type="float"/>
          <table:table-cell office:value-type="string">
            <text:p>Workdays</text:p>
          </table:table-cell>
          <table:table-cell office:value="6584" office:value-type="float"/>
        </table:table-row>
        <table:table-row>
          <table:table-cell office:value="208" office:value-type="float"/>
          <table:table-cell office:value-type="string">
            <text:p>Gravel</text:p>
          </table:table-cell>
          <table:table-cell office:value="127" office:value-type="float"/>
        </table:table-row>
        <table:table-row>
          <table:table-cell office:value="208" office:value-type="float"/>
          <table:table-cell office:value-type="string">
            <text:p>Steel</text:p>
          </table:table-cell>
          <table:table-cell office:value="251" office:value-type="float"/>
        </table:table-row>
        <table:table-row>
          <table:table-cell office:value="208" office:value-type="float"/>
          <table:table-cell office:value-type="string">
            <text:p>Asphalt</text:p>
          </table:table-cell>
          <table:table-cell office:value="101" office:value-type="float"/>
        </table:table-row>
        <table:table-row>
          <table:table-cell office:value="208" office:value-type="float"/>
          <table:table-cell office:value-type="string">
            <text:p>Concrete</text:p>
          </table:table-cell>
          <table:table-cell office:value="1023" office:value-type="float"/>
        </table:table-row>
        <table:table-row>
          <table:table-cell office:value="209" office:value-type="float"/>
          <table:table-cell office:value-type="string">
            <text:p>Workdays</text:p>
          </table:table-cell>
          <table:table-cell office:value="2104" office:value-type="float"/>
        </table:table-row>
        <table:table-row>
          <table:table-cell office:value="209" office:value-type="float"/>
          <table:table-cell office:value-type="string">
            <text:p>Gravel</text:p>
          </table:table-cell>
          <table:table-cell office:value="82" office:value-type="float"/>
        </table:table-row>
        <table:table-row>
          <table:table-cell office:value="209" office:value-type="float"/>
          <table:table-cell office:value-type="string">
            <text:p>Steel</text:p>
          </table:table-cell>
          <table:table-cell office:value="9.2" office:value-type="float"/>
        </table:table-row>
        <table:table-row>
          <table:table-cell office:value="209" office:value-type="float"/>
          <table:table-cell office:value-type="string">
            <text:p>Concrete</text:p>
          </table:table-cell>
          <table:table-cell office:value="107" office:value-type="float"/>
        </table:table-row>
        <table:table-row>
          <table:table-cell office:value="209" office:value-type="float"/>
          <table:table-cell office:value-type="string">
            <text:p>Bricks</text:p>
          </table:table-cell>
          <table:table-cell office:value="73" office:value-type="float"/>
        </table:table-row>
        <table:table-row>
          <table:table-cell office:value="209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210" office:value-type="float"/>
          <table:table-cell office:value-type="string">
            <text:p>Workdays</text:p>
          </table:table-cell>
          <table:table-cell office:value="2197" office:value-type="float"/>
        </table:table-row>
        <table:table-row>
          <table:table-cell office:value="210" office:value-type="float"/>
          <table:table-cell office:value-type="string">
            <text:p>Gravel</text:p>
          </table:table-cell>
          <table:table-cell office:value="26" office:value-type="float"/>
        </table:table-row>
        <table:table-row>
          <table:table-cell office:value="210" office:value-type="float"/>
          <table:table-cell office:value-type="string">
            <text:p>Steel</text:p>
          </table:table-cell>
          <table:table-cell office:value="97" office:value-type="float"/>
        </table:table-row>
        <table:table-row>
          <table:table-cell office:value="210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210" office:value-type="float"/>
          <table:table-cell office:value-type="string">
            <text:p>Concrete</text:p>
          </table:table-cell>
          <table:table-cell office:value="358" office:value-type="float"/>
        </table:table-row>
        <table:table-row>
          <table:table-cell office:value="211" office:value-type="float"/>
          <table:table-cell office:value-type="string">
            <text:p>Workdays</text:p>
          </table:table-cell>
          <table:table-cell office:value="3736" office:value-type="float"/>
        </table:table-row>
        <table:table-row>
          <table:table-cell office:value="211" office:value-type="float"/>
          <table:table-cell office:value-type="string">
            <text:p>Gravel</text:p>
          </table:table-cell>
          <table:table-cell office:value="56" office:value-type="float"/>
        </table:table-row>
        <table:table-row>
          <table:table-cell office:value="211" office:value-type="float"/>
          <table:table-cell office:value-type="string">
            <text:p>Steel</text:p>
          </table:table-cell>
          <table:table-cell office:value="155" office:value-type="float"/>
        </table:table-row>
        <table:table-row>
          <table:table-cell office:value="211" office:value-type="float"/>
          <table:table-cell office:value-type="string">
            <text:p>Asphalt</text:p>
          </table:table-cell>
          <table:table-cell office:value="45" office:value-type="float"/>
        </table:table-row>
        <table:table-row>
          <table:table-cell office:value="211" office:value-type="float"/>
          <table:table-cell office:value-type="string">
            <text:p>Concrete</text:p>
          </table:table-cell>
          <table:table-cell office:value="599" office:value-type="float"/>
        </table:table-row>
        <table:table-row>
          <table:table-cell office:value="212" office:value-type="float"/>
          <table:table-cell office:value-type="string">
            <text:p>Workdays</text:p>
          </table:table-cell>
          <table:table-cell office:value="4770" office:value-type="float"/>
        </table:table-row>
        <table:table-row>
          <table:table-cell office:value="212" office:value-type="float"/>
          <table:table-cell office:value-type="string">
            <text:p>Gravel</text:p>
          </table:table-cell>
          <table:table-cell office:value="74" office:value-type="float"/>
        </table:table-row>
        <table:table-row>
          <table:table-cell office:value="212" office:value-type="float"/>
          <table:table-cell office:value-type="string">
            <text:p>Steel</text:p>
          </table:table-cell>
          <table:table-cell office:value="198" office:value-type="float"/>
        </table:table-row>
        <table:table-row>
          <table:table-cell office:value="212" office:value-type="float"/>
          <table:table-cell office:value-type="string">
            <text:p>Asphalt</text:p>
          </table:table-cell>
          <table:table-cell office:value="59" office:value-type="float"/>
        </table:table-row>
        <table:table-row>
          <table:table-cell office:value="212" office:value-type="float"/>
          <table:table-cell office:value-type="string">
            <text:p>Concrete</text:p>
          </table:table-cell>
          <table:table-cell office:value="758" office:value-type="float"/>
        </table:table-row>
        <table:table-row>
          <table:table-cell office:value="213" office:value-type="float"/>
          <table:table-cell office:value-type="string">
            <text:p>Workdays</text:p>
          </table:table-cell>
          <table:table-cell office:value="6009" office:value-type="float"/>
        </table:table-row>
        <table:table-row>
          <table:table-cell office:value="213" office:value-type="float"/>
          <table:table-cell office:value-type="string">
            <text:p>Gravel</text:p>
          </table:table-cell>
          <table:table-cell office:value="88" office:value-type="float"/>
        </table:table-row>
        <table:table-row>
          <table:table-cell office:value="213" office:value-type="float"/>
          <table:table-cell office:value-type="string">
            <text:p>Steel</text:p>
          </table:table-cell>
          <table:table-cell office:value="251" office:value-type="float"/>
        </table:table-row>
        <table:table-row>
          <table:table-cell office:value="213" office:value-type="float"/>
          <table:table-cell office:value-type="string">
            <text:p>Asphalt</text:p>
          </table:table-cell>
          <table:table-cell office:value="71" office:value-type="float"/>
        </table:table-row>
        <table:table-row>
          <table:table-cell office:value="213" office:value-type="float"/>
          <table:table-cell office:value-type="string">
            <text:p>Concrete</text:p>
          </table:table-cell>
          <table:table-cell office:value="973" office:value-type="float"/>
        </table:table-row>
        <table:table-row>
          <table:table-cell office:value="214" office:value-type="float"/>
          <table:table-cell office:value-type="string">
            <text:p>Workdays</text:p>
          </table:table-cell>
          <table:table-cell office:value="758" office:value-type="float"/>
        </table:table-row>
        <table:table-row>
          <table:table-cell office:value="214" office:value-type="float"/>
          <table:table-cell office:value-type="string">
            <text:p>Gravel</text:p>
          </table:table-cell>
          <table:table-cell office:value="3.8" office:value-type="float"/>
        </table:table-row>
        <table:table-row>
          <table:table-cell office:value="214" office:value-type="float"/>
          <table:table-cell office:value-type="string">
            <text:p>Steel</text:p>
          </table:table-cell>
          <table:table-cell office:value="9.4" office:value-type="float"/>
        </table:table-row>
        <table:table-row>
          <table:table-cell office:value="214" office:value-type="float"/>
          <table:table-cell office:value-type="string">
            <text:p>Asphalt</text:p>
          </table:table-cell>
          <table:table-cell office:value="3" office:value-type="float"/>
        </table:table-row>
        <table:table-row>
          <table:table-cell office:value="214" office:value-type="float"/>
          <table:table-cell office:value-type="string">
            <text:p>Concrete</text:p>
          </table:table-cell>
          <table:table-cell office:value="23" office:value-type="float"/>
        </table:table-row>
        <table:table-row>
          <table:table-cell office:value="214" office:value-type="float"/>
          <table:table-cell office:value-type="string">
            <text:p>Bricks</text:p>
          </table:table-cell>
          <table:table-cell office:value="44" office:value-type="float"/>
        </table:table-row>
        <table:table-row>
          <table:table-cell office:value="214" office:value-type="float"/>
          <table:table-cell office:value-type="string">
            <text:p>Boards</text:p>
          </table:table-cell>
          <table:table-cell office:value="28" office:value-type="float"/>
        </table:table-row>
        <table:table-row>
          <table:table-cell office:value="215" office:value-type="float"/>
          <table:table-cell office:value-type="string">
            <text:p>Workdays</text:p>
          </table:table-cell>
          <table:table-cell office:value="297" office:value-type="float"/>
        </table:table-row>
        <table:table-row>
          <table:table-cell office:value="215" office:value-type="float"/>
          <table:table-cell office:value-type="string">
            <text:p>Gravel</text:p>
          </table:table-cell>
          <table:table-cell office:value="8.5" office:value-type="float"/>
        </table:table-row>
        <table:table-row>
          <table:table-cell office:value="215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215" office:value-type="float"/>
          <table:table-cell office:value-type="string">
            <text:p>Asphalt</text:p>
          </table:table-cell>
          <table:table-cell office:value="6.8" office:value-type="float"/>
        </table:table-row>
        <table:table-row>
          <table:table-cell office:value="215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215" office:value-type="float"/>
          <table:table-cell office:value-type="string">
            <text:p>Bricks</text:p>
          </table:table-cell>
          <table:table-cell office:value="14" office:value-type="float"/>
        </table:table-row>
        <table:table-row>
          <table:table-cell office:value="215" office:value-type="float"/>
          <table:table-cell office:value-type="string">
            <text:p>Boards</text:p>
          </table:table-cell>
          <table:table-cell office:value="4.8" office:value-type="float"/>
        </table:table-row>
        <table:table-row>
          <table:table-cell office:value="216" office:value-type="float"/>
          <table:table-cell office:value-type="string">
            <text:p>Workdays</text:p>
          </table:table-cell>
          <table:table-cell office:value="596" office:value-type="float"/>
        </table:table-row>
        <table:table-row>
          <table:table-cell office:value="216" office:value-type="float"/>
          <table:table-cell office:value-type="string">
            <text:p>Gravel</text:p>
          </table:table-cell>
          <table:table-cell office:value="22" office:value-type="float"/>
        </table:table-row>
        <table:table-row>
          <table:table-cell office:value="216" office:value-type="float"/>
          <table:table-cell office:value-type="string">
            <text:p>Steel</text:p>
          </table:table-cell>
          <table:table-cell office:value="2.8" office:value-type="float"/>
        </table:table-row>
        <table:table-row>
          <table:table-cell office:value="216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216" office:value-type="float"/>
          <table:table-cell office:value-type="string">
            <text:p>Concrete</text:p>
          </table:table-cell>
          <table:table-cell office:value="28" office:value-type="float"/>
        </table:table-row>
        <table:table-row>
          <table:table-cell office:value="216" office:value-type="float"/>
          <table:table-cell office:value-type="string">
            <text:p>Bricks</text:p>
          </table:table-cell>
          <table:table-cell office:value="22" office:value-type="float"/>
        </table:table-row>
        <table:table-row>
          <table:table-cell office:value="216" office:value-type="float"/>
          <table:table-cell office:value-type="string">
            <text:p>Boards</text:p>
          </table:table-cell>
          <table:table-cell office:value="7.5" office:value-type="float"/>
        </table:table-row>
        <table:table-row>
          <table:table-cell office:value="217" office:value-type="float"/>
          <table:table-cell office:value-type="string">
            <text:p>Workdays</text:p>
          </table:table-cell>
          <table:table-cell office:value="955" office:value-type="float"/>
        </table:table-row>
        <table:table-row>
          <table:table-cell office:value="217" office:value-type="float"/>
          <table:table-cell office:value-type="string">
            <text:p>Gravel</text:p>
          </table:table-cell>
          <table:table-cell office:value="32" office:value-type="float"/>
        </table:table-row>
        <table:table-row>
          <table:table-cell office:value="217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217" office:value-type="float"/>
          <table:table-cell office:value-type="string">
            <text:p>Asphalt</text:p>
          </table:table-cell>
          <table:table-cell office:value="26" office:value-type="float"/>
        </table:table-row>
        <table:table-row>
          <table:table-cell office:value="217" office:value-type="float"/>
          <table:table-cell office:value-type="string">
            <text:p>Concrete</text:p>
          </table:table-cell>
          <table:table-cell office:value="42" office:value-type="float"/>
        </table:table-row>
        <table:table-row>
          <table:table-cell office:value="217" office:value-type="float"/>
          <table:table-cell office:value-type="string">
            <text:p>Bricks</text:p>
          </table:table-cell>
          <table:table-cell office:value="39" office:value-type="float"/>
        </table:table-row>
        <table:table-row>
          <table:table-cell office:value="217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218" office:value-type="float"/>
          <table:table-cell office:value-type="string">
            <text:p>Workdays</text:p>
          </table:table-cell>
          <table:table-cell office:value="1467" office:value-type="float"/>
        </table:table-row>
        <table:table-row>
          <table:table-cell office:value="218" office:value-type="float"/>
          <table:table-cell office:value-type="string">
            <text:p>Gravel</text:p>
          </table:table-cell>
          <table:table-cell office:value="51" office:value-type="float"/>
        </table:table-row>
        <table:table-row>
          <table:table-cell office:value="218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218" office:value-type="float"/>
          <table:table-cell office:value-type="string">
            <text:p>Asphalt</text:p>
          </table:table-cell>
          <table:table-cell office:value="41" office:value-type="float"/>
        </table:table-row>
        <table:table-row>
          <table:table-cell office:value="218" office:value-type="float"/>
          <table:table-cell office:value-type="string">
            <text:p>Concrete</text:p>
          </table:table-cell>
          <table:table-cell office:value="67" office:value-type="float"/>
        </table:table-row>
        <table:table-row>
          <table:table-cell office:value="218" office:value-type="float"/>
          <table:table-cell office:value-type="string">
            <text:p>Bricks</text:p>
          </table:table-cell>
          <table:table-cell office:value="58" office:value-type="float"/>
        </table:table-row>
        <table:table-row>
          <table:table-cell office:value="218" office:value-type="float"/>
          <table:table-cell office:value-type="string">
            <text:p>Boards</text:p>
          </table:table-cell>
          <table:table-cell office:value="19" office:value-type="float"/>
        </table:table-row>
        <table:table-row>
          <table:table-cell office:value="219" office:value-type="float"/>
          <table:table-cell office:value-type="string">
            <text:p>Workdays</text:p>
          </table:table-cell>
          <table:table-cell office:value="562" office:value-type="float"/>
        </table:table-row>
        <table:table-row>
          <table:table-cell office:value="219" office:value-type="float"/>
          <table:table-cell office:value-type="string">
            <text:p>Gravel</text:p>
          </table:table-cell>
          <table:table-cell office:value="2.3" office:value-type="float"/>
        </table:table-row>
        <table:table-row>
          <table:table-cell office:value="219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219" office:value-type="float"/>
          <table:table-cell office:value-type="string">
            <text:p>Asphalt</text:p>
          </table:table-cell>
          <table:table-cell office:value="1.9" office:value-type="float"/>
        </table:table-row>
        <table:table-row>
          <table:table-cell office:value="219" office:value-type="float"/>
          <table:table-cell office:value-type="string">
            <text:p>Concrete</text:p>
          </table:table-cell>
          <table:table-cell office:value="3.1" office:value-type="float"/>
        </table:table-row>
        <table:table-row>
          <table:table-cell office:value="219" office:value-type="float"/>
          <table:table-cell office:value-type="string">
            <text:p>Mechanical components</text:p>
          </table:table-cell>
          <table:table-cell office:value="3.9" office:value-type="float"/>
        </table:table-row>
        <table:table-row>
          <table:table-cell office:value="220" office:value-type="float"/>
          <table:table-cell office:value-type="string">
            <text:p>Workdays</text:p>
          </table:table-cell>
          <table:table-cell office:value="25" office:value-type="float"/>
        </table:table-row>
        <table:table-row>
          <table:table-cell office:value="220" office:value-type="float"/>
          <table:table-cell office:value-type="string">
            <text:p>Gravel</text:p>
          </table:table-cell>
          <table:table-cell office:value="3" office:value-type="float"/>
        </table:table-row>
        <table:table-row>
          <table:table-cell office:value="220" office:value-type="float"/>
          <table:table-cell office:value-type="string">
            <text:p>Steel</text:p>
          </table:table-cell>
          <table:table-cell office:value="7.7" office:value-type="float"/>
        </table:table-row>
        <table:table-row>
          <table:table-cell office:value="220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220" office:value-type="float"/>
          <table:table-cell office:value-type="string">
            <text:p>Concrete</text:p>
          </table:table-cell>
          <table:table-cell office:value="3.9" office:value-type="float"/>
        </table:table-row>
        <table:table-row>
          <table:table-cell office:value="220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221" office:value-type="float"/>
          <table:table-cell office:value-type="string">
            <text:p>Workdays</text:p>
          </table:table-cell>
          <table:table-cell office:value="200" office:value-type="float"/>
        </table:table-row>
        <table:table-row>
          <table:table-cell office:value="221" office:value-type="float"/>
          <table:table-cell office:value-type="string">
            <text:p>Gravel</text:p>
          </table:table-cell>
          <table:table-cell office:value="3.3" office:value-type="float"/>
        </table:table-row>
        <table:table-row>
          <table:table-cell office:value="221" office:value-type="float"/>
          <table:table-cell office:value-type="string">
            <text:p>Steel</text:p>
          </table:table-cell>
          <table:table-cell office:value="3.5" office:value-type="float"/>
        </table:table-row>
        <table:table-row>
          <table:table-cell office:value="221" office:value-type="float"/>
          <table:table-cell office:value-type="string">
            <text:p>Asphalt</text:p>
          </table:table-cell>
          <table:table-cell office:value="2.7" office:value-type="float"/>
        </table:table-row>
        <table:table-row>
          <table:table-cell office:value="221" office:value-type="float"/>
          <table:table-cell office:value-type="string">
            <text:p>Concrete</text:p>
          </table:table-cell>
          <table:table-cell office:value="4.3" office:value-type="float"/>
        </table:table-row>
        <table:table-row>
          <table:table-cell office:value="221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221" office:value-type="float"/>
          <table:table-cell office:value-type="string">
            <text:p>Boards</text:p>
          </table:table-cell>
          <table:table-cell office:value="3.4" office:value-type="float"/>
        </table:table-row>
        <table:table-row>
          <table:table-cell office:value="222" office:value-type="float"/>
          <table:table-cell office:value-type="string">
            <text:p>Workdays</text:p>
          </table:table-cell>
          <table:table-cell office:value="845" office:value-type="float"/>
        </table:table-row>
        <table:table-row>
          <table:table-cell office:value="222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22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222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222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222" office:value-type="float"/>
          <table:table-cell office:value-type="string">
            <text:p>Bricks</text:p>
          </table:table-cell>
          <table:table-cell office:value="24" office:value-type="float"/>
        </table:table-row>
        <table:table-row>
          <table:table-cell office:value="222" office:value-type="float"/>
          <table:table-cell office:value-type="string">
            <text:p>Boards</text:p>
          </table:table-cell>
          <table:table-cell office:value="8" office:value-type="float"/>
        </table:table-row>
        <table:table-row>
          <table:table-cell office:value="224" office:value-type="float"/>
          <table:table-cell office:value-type="string">
            <text:p>Workdays</text:p>
          </table:table-cell>
          <table:table-cell office:value="196" office:value-type="float"/>
        </table:table-row>
        <table:table-row>
          <table:table-cell office:value="224" office:value-type="float"/>
          <table:table-cell office:value-type="string">
            <text:p>Gravel</text:p>
          </table:table-cell>
          <table:table-cell office:value="2" office:value-type="float"/>
        </table:table-row>
        <table:table-row>
          <table:table-cell office:value="224" office:value-type="float"/>
          <table:table-cell office:value-type="string">
            <text:p>Steel</text:p>
          </table:table-cell>
          <table:table-cell office:value="5.8" office:value-type="float"/>
        </table:table-row>
        <table:table-row>
          <table:table-cell office:value="224" office:value-type="float"/>
          <table:table-cell office:value-type="string">
            <text:p>Asphalt</text:p>
          </table:table-cell>
          <table:table-cell office:value="1.6" office:value-type="float"/>
        </table:table-row>
        <table:table-row>
          <table:table-cell office:value="224" office:value-type="float"/>
          <table:table-cell office:value-type="string">
            <text:p>Concrete</text:p>
          </table:table-cell>
          <table:table-cell office:value="2.7" office:value-type="float"/>
        </table:table-row>
        <table:table-row>
          <table:table-cell office:value="224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25" office:value-type="float"/>
          <table:table-cell office:value-type="string">
            <text:p>Workdays</text:p>
          </table:table-cell>
          <table:table-cell office:value="268" office:value-type="float"/>
        </table:table-row>
        <table:table-row>
          <table:table-cell office:value="225" office:value-type="float"/>
          <table:table-cell office:value-type="string">
            <text:p>Gravel</text:p>
          </table:table-cell>
          <table:table-cell office:value="2.2" office:value-type="float"/>
        </table:table-row>
        <table:table-row>
          <table:table-cell office:value="225" office:value-type="float"/>
          <table:table-cell office:value-type="string">
            <text:p>Steel</text:p>
          </table:table-cell>
          <table:table-cell office:value="8.2" office:value-type="float"/>
        </table:table-row>
        <table:table-row>
          <table:table-cell office:value="225" office:value-type="float"/>
          <table:table-cell office:value-type="string">
            <text:p>Asphalt</text:p>
          </table:table-cell>
          <table:table-cell office:value="1.7" office:value-type="float"/>
        </table:table-row>
        <table:table-row>
          <table:table-cell office:value="225" office:value-type="float"/>
          <table:table-cell office:value-type="string">
            <text:p>Concrete</text:p>
          </table:table-cell>
          <table:table-cell office:value="2.8" office:value-type="float"/>
        </table:table-row>
        <table:table-row>
          <table:table-cell office:value="225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26" office:value-type="float"/>
          <table:table-cell office:value-type="string">
            <text:p>Workdays</text:p>
          </table:table-cell>
          <table:table-cell office:value="198" office:value-type="float"/>
        </table:table-row>
        <table:table-row>
          <table:table-cell office:value="226" office:value-type="float"/>
          <table:table-cell office:value-type="string">
            <text:p>Gravel</text:p>
          </table:table-cell>
          <table:table-cell office:value="2.1" office:value-type="float"/>
        </table:table-row>
        <table:table-row>
          <table:table-cell office:value="226" office:value-type="float"/>
          <table:table-cell office:value-type="string">
            <text:p>Steel</text:p>
          </table:table-cell>
          <table:table-cell office:value="5.8" office:value-type="float"/>
        </table:table-row>
        <table:table-row>
          <table:table-cell office:value="226" office:value-type="float"/>
          <table:table-cell office:value-type="string">
            <text:p>Asphalt</text:p>
          </table:table-cell>
          <table:table-cell office:value="1.7" office:value-type="float"/>
        </table:table-row>
        <table:table-row>
          <table:table-cell office:value="226" office:value-type="float"/>
          <table:table-cell office:value-type="string">
            <text:p>Concrete</text:p>
          </table:table-cell>
          <table:table-cell office:value="2.7" office:value-type="float"/>
        </table:table-row>
        <table:table-row>
          <table:table-cell office:value="226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27" office:value-type="float"/>
          <table:table-cell office:value-type="string">
            <text:p>Workdays</text:p>
          </table:table-cell>
          <table:table-cell office:value="270" office:value-type="float"/>
        </table:table-row>
        <table:table-row>
          <table:table-cell office:value="227" office:value-type="float"/>
          <table:table-cell office:value-type="string">
            <text:p>Gravel</text:p>
          </table:table-cell>
          <table:table-cell office:value="2.2" office:value-type="float"/>
        </table:table-row>
        <table:table-row>
          <table:table-cell office:value="227" office:value-type="float"/>
          <table:table-cell office:value-type="string">
            <text:p>Steel</text:p>
          </table:table-cell>
          <table:table-cell office:value="8.3" office:value-type="float"/>
        </table:table-row>
        <table:table-row>
          <table:table-cell office:value="227" office:value-type="float"/>
          <table:table-cell office:value-type="string">
            <text:p>Asphalt</text:p>
          </table:table-cell>
          <table:table-cell office:value="1.8" office:value-type="float"/>
        </table:table-row>
        <table:table-row>
          <table:table-cell office:value="227" office:value-type="float"/>
          <table:table-cell office:value-type="string">
            <text:p>Concrete</text:p>
          </table:table-cell>
          <table:table-cell office:value="2.9" office:value-type="float"/>
        </table:table-row>
        <table:table-row>
          <table:table-cell office:value="227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28" office:value-type="float"/>
          <table:table-cell office:value-type="string">
            <text:p>Workdays</text:p>
          </table:table-cell>
          <table:table-cell office:value="355" office:value-type="float"/>
        </table:table-row>
        <table:table-row>
          <table:table-cell office:value="228" office:value-type="float"/>
          <table:table-cell office:value-type="string">
            <text:p>Gravel</text:p>
          </table:table-cell>
          <table:table-cell office:value="5.2" office:value-type="float"/>
        </table:table-row>
        <table:table-row>
          <table:table-cell office:value="228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228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228" office:value-type="float"/>
          <table:table-cell office:value-type="string">
            <text:p>Concrete</text:p>
          </table:table-cell>
          <table:table-cell office:value="6.8" office:value-type="float"/>
        </table:table-row>
        <table:table-row>
          <table:table-cell office:value="228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229" office:value-type="float"/>
          <table:table-cell office:value-type="string">
            <text:p>Workdays</text:p>
          </table:table-cell>
          <table:table-cell office:value="484" office:value-type="float"/>
        </table:table-row>
        <table:table-row>
          <table:table-cell office:value="229" office:value-type="float"/>
          <table:table-cell office:value-type="string">
            <text:p>Gravel</text:p>
          </table:table-cell>
          <table:table-cell office:value="5.6" office:value-type="float"/>
        </table:table-row>
        <table:table-row>
          <table:table-cell office:value="229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229" office:value-type="float"/>
          <table:table-cell office:value-type="string">
            <text:p>Asphalt</text:p>
          </table:table-cell>
          <table:table-cell office:value="4.5" office:value-type="float"/>
        </table:table-row>
        <table:table-row>
          <table:table-cell office:value="229" office:value-type="float"/>
          <table:table-cell office:value-type="string">
            <text:p>Concrete</text:p>
          </table:table-cell>
          <table:table-cell office:value="7.3" office:value-type="float"/>
        </table:table-row>
        <table:table-row>
          <table:table-cell office:value="229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30" office:value-type="float"/>
          <table:table-cell office:value-type="string">
            <text:p>Workdays</text:p>
          </table:table-cell>
          <table:table-cell office:value="357" office:value-type="float"/>
        </table:table-row>
        <table:table-row>
          <table:table-cell office:value="230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230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230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230" office:value-type="float"/>
          <table:table-cell office:value-type="string">
            <text:p>Concrete</text:p>
          </table:table-cell>
          <table:table-cell office:value="6.8" office:value-type="float"/>
        </table:table-row>
        <table:table-row>
          <table:table-cell office:value="230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231" office:value-type="float"/>
          <table:table-cell office:value-type="string">
            <text:p>Workdays</text:p>
          </table:table-cell>
          <table:table-cell office:value="486" office:value-type="float"/>
        </table:table-row>
        <table:table-row>
          <table:table-cell office:value="231" office:value-type="float"/>
          <table:table-cell office:value-type="string">
            <text:p>Gravel</text:p>
          </table:table-cell>
          <table:table-cell office:value="5.6" office:value-type="float"/>
        </table:table-row>
        <table:table-row>
          <table:table-cell office:value="231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231" office:value-type="float"/>
          <table:table-cell office:value-type="string">
            <text:p>Asphalt</text:p>
          </table:table-cell>
          <table:table-cell office:value="4.5" office:value-type="float"/>
        </table:table-row>
        <table:table-row>
          <table:table-cell office:value="231" office:value-type="float"/>
          <table:table-cell office:value-type="string">
            <text:p>Concrete</text:p>
          </table:table-cell>
          <table:table-cell office:value="7.3" office:value-type="float"/>
        </table:table-row>
        <table:table-row>
          <table:table-cell office:value="231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32" office:value-type="float"/>
          <table:table-cell office:value-type="string">
            <text:p>Workdays</text:p>
          </table:table-cell>
          <table:table-cell office:value="431" office:value-type="float"/>
        </table:table-row>
        <table:table-row>
          <table:table-cell office:value="232" office:value-type="float"/>
          <table:table-cell office:value-type="string">
            <text:p>Gravel</text:p>
          </table:table-cell>
          <table:table-cell office:value="6.6" office:value-type="float"/>
        </table:table-row>
        <table:table-row>
          <table:table-cell office:value="232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232" office:value-type="float"/>
          <table:table-cell office:value-type="string">
            <text:p>Asphalt</text:p>
          </table:table-cell>
          <table:table-cell office:value="5.3" office:value-type="float"/>
        </table:table-row>
        <table:table-row>
          <table:table-cell office:value="232" office:value-type="float"/>
          <table:table-cell office:value-type="string">
            <text:p>Concrete</text:p>
          </table:table-cell>
          <table:table-cell office:value="8.6" office:value-type="float"/>
        </table:table-row>
        <table:table-row>
          <table:table-cell office:value="232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233" office:value-type="float"/>
          <table:table-cell office:value-type="string">
            <text:p>Workdays</text:p>
          </table:table-cell>
          <table:table-cell office:value="509" office:value-type="float"/>
        </table:table-row>
        <table:table-row>
          <table:table-cell office:value="233" office:value-type="float"/>
          <table:table-cell office:value-type="string">
            <text:p>Gravel</text:p>
          </table:table-cell>
          <table:table-cell office:value="8.2" office:value-type="float"/>
        </table:table-row>
        <table:table-row>
          <table:table-cell office:value="233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33" office:value-type="float"/>
          <table:table-cell office:value-type="string">
            <text:p>Asphalt</text:p>
          </table:table-cell>
          <table:table-cell office:value="6.6" office:value-type="float"/>
        </table:table-row>
        <table:table-row>
          <table:table-cell office:value="233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233" office:value-type="float"/>
          <table:table-cell office:value-type="string">
            <text:p>Mechanical components</text:p>
          </table:table-cell>
          <table:table-cell office:value="2.8" office:value-type="float"/>
        </table:table-row>
        <table:table-row>
          <table:table-cell office:value="234" office:value-type="float"/>
          <table:table-cell office:value-type="string">
            <text:p>Workdays</text:p>
          </table:table-cell>
          <table:table-cell office:value="509" office:value-type="float"/>
        </table:table-row>
        <table:table-row>
          <table:table-cell office:value="234" office:value-type="float"/>
          <table:table-cell office:value-type="string">
            <text:p>Gravel</text:p>
          </table:table-cell>
          <table:table-cell office:value="8.2" office:value-type="float"/>
        </table:table-row>
        <table:table-row>
          <table:table-cell office:value="234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34" office:value-type="float"/>
          <table:table-cell office:value-type="string">
            <text:p>Asphalt</text:p>
          </table:table-cell>
          <table:table-cell office:value="6.6" office:value-type="float"/>
        </table:table-row>
        <table:table-row>
          <table:table-cell office:value="234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234" office:value-type="float"/>
          <table:table-cell office:value-type="string">
            <text:p>Mechanical components</text:p>
          </table:table-cell>
          <table:table-cell office:value="2.8" office:value-type="float"/>
        </table:table-row>
        <table:table-row>
          <table:table-cell office:value="235" office:value-type="float"/>
          <table:table-cell office:value-type="string">
            <text:p>Workdays</text:p>
          </table:table-cell>
          <table:table-cell office:value="786" office:value-type="float"/>
        </table:table-row>
        <table:table-row>
          <table:table-cell office:value="235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235" office:value-type="float"/>
          <table:table-cell office:value-type="string">
            <text:p>Steel</text:p>
          </table:table-cell>
          <table:table-cell office:value="27" office:value-type="float"/>
        </table:table-row>
        <table:table-row>
          <table:table-cell office:value="235" office:value-type="float"/>
          <table:table-cell office:value-type="string">
            <text:p>Asphalt</text:p>
          </table:table-cell>
          <table:table-cell office:value="9.9" office:value-type="float"/>
        </table:table-row>
        <table:table-row>
          <table:table-cell office:value="235" office:value-type="float"/>
          <table:table-cell office:value-type="string">
            <text:p>Concrete</text:p>
          </table:table-cell>
          <table:table-cell office:value="104" office:value-type="float"/>
        </table:table-row>
        <table:table-row>
          <table:table-cell office:value="235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36" office:value-type="float"/>
          <table:table-cell office:value-type="string">
            <text:p>Workdays</text:p>
          </table:table-cell>
          <table:table-cell office:value="1113" office:value-type="float"/>
        </table:table-row>
        <table:table-row>
          <table:table-cell office:value="236" office:value-type="float"/>
          <table:table-cell office:value-type="string">
            <text:p>Gravel</text:p>
          </table:table-cell>
          <table:table-cell office:value="29" office:value-type="float"/>
        </table:table-row>
        <table:table-row>
          <table:table-cell office:value="236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236" office:value-type="float"/>
          <table:table-cell office:value-type="string">
            <text:p>Asphalt</text:p>
          </table:table-cell>
          <table:table-cell office:value="23" office:value-type="float"/>
        </table:table-row>
        <table:table-row>
          <table:table-cell office:value="236" office:value-type="float"/>
          <table:table-cell office:value-type="string">
            <text:p>Concrete</text:p>
          </table:table-cell>
          <table:table-cell office:value="133" office:value-type="float"/>
        </table:table-row>
        <table:table-row>
          <table:table-cell office:value="236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37" office:value-type="float"/>
          <table:table-cell office:value-type="string">
            <text:p>Workdays</text:p>
          </table:table-cell>
          <table:table-cell office:value="1996" office:value-type="float"/>
        </table:table-row>
        <table:table-row>
          <table:table-cell office:value="237" office:value-type="float"/>
          <table:table-cell office:value-type="string">
            <text:p>Gravel</text:p>
          </table:table-cell>
          <table:table-cell office:value="47" office:value-type="float"/>
        </table:table-row>
        <table:table-row>
          <table:table-cell office:value="237" office:value-type="float"/>
          <table:table-cell office:value-type="string">
            <text:p>Steel</text:p>
          </table:table-cell>
          <table:table-cell office:value="57" office:value-type="float"/>
        </table:table-row>
        <table:table-row>
          <table:table-cell office:value="237" office:value-type="float"/>
          <table:table-cell office:value-type="string">
            <text:p>Asphalt</text:p>
          </table:table-cell>
          <table:table-cell office:value="38" office:value-type="float"/>
        </table:table-row>
        <table:table-row>
          <table:table-cell office:value="237" office:value-type="float"/>
          <table:table-cell office:value-type="string">
            <text:p>Concrete</text:p>
          </table:table-cell>
          <table:table-cell office:value="239" office:value-type="float"/>
        </table:table-row>
        <table:table-row>
          <table:table-cell office:value="237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238" office:value-type="float"/>
          <table:table-cell office:value-type="string">
            <text:p>Workdays</text:p>
          </table:table-cell>
          <table:table-cell office:value="347" office:value-type="float"/>
        </table:table-row>
        <table:table-row>
          <table:table-cell office:value="238" office:value-type="float"/>
          <table:table-cell office:value-type="string">
            <text:p>Gravel</text:p>
          </table:table-cell>
          <table:table-cell office:value="6.8" office:value-type="float"/>
        </table:table-row>
        <table:table-row>
          <table:table-cell office:value="238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238" office:value-type="float"/>
          <table:table-cell office:value-type="string">
            <text:p>Asphalt</text:p>
          </table:table-cell>
          <table:table-cell office:value="5.4" office:value-type="float"/>
        </table:table-row>
        <table:table-row>
          <table:table-cell office:value="238" office:value-type="float"/>
          <table:table-cell office:value-type="string">
            <text:p>Concrete</text:p>
          </table:table-cell>
          <table:table-cell office:value="8.8" office:value-type="float"/>
        </table:table-row>
        <table:table-row>
          <table:table-cell office:value="238" office:value-type="float"/>
          <table:table-cell office:value-type="string">
            <text:p>Mechanical components</text:p>
          </table:table-cell>
          <table:table-cell office:value="0.34" office:value-type="float"/>
        </table:table-row>
        <table:table-row>
          <table:table-cell office:value="239" office:value-type="float"/>
          <table:table-cell office:value-type="string">
            <text:p>Workdays</text:p>
          </table:table-cell>
          <table:table-cell office:value="675" office:value-type="float"/>
        </table:table-row>
        <table:table-row>
          <table:table-cell office:value="239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239" office:value-type="float"/>
          <table:table-cell office:value-type="string">
            <text:p>Steel</text:p>
          </table:table-cell>
          <table:table-cell office:value="34" office:value-type="float"/>
        </table:table-row>
        <table:table-row>
          <table:table-cell office:value="239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239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239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40" office:value-type="float"/>
          <table:table-cell office:value-type="string">
            <text:p>Workdays</text:p>
          </table:table-cell>
          <table:table-cell office:value="442" office:value-type="float"/>
        </table:table-row>
        <table:table-row>
          <table:table-cell office:value="240" office:value-type="float"/>
          <table:table-cell office:value-type="string">
            <text:p>Gravel</text:p>
          </table:table-cell>
          <table:table-cell office:value="6.9" office:value-type="float"/>
        </table:table-row>
        <table:table-row>
          <table:table-cell office:value="240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240" office:value-type="float"/>
          <table:table-cell office:value-type="string">
            <text:p>Asphalt</text:p>
          </table:table-cell>
          <table:table-cell office:value="5.5" office:value-type="float"/>
        </table:table-row>
        <table:table-row>
          <table:table-cell office:value="240" office:value-type="float"/>
          <table:table-cell office:value-type="string">
            <text:p>Concrete</text:p>
          </table:table-cell>
          <table:table-cell office:value="61" office:value-type="float"/>
        </table:table-row>
        <table:table-row>
          <table:table-cell office:value="240" office:value-type="float"/>
          <table:table-cell office:value-type="string">
            <text:p>Mechanical components</text:p>
          </table:table-cell>
          <table:table-cell office:value="0.73" office:value-type="float"/>
        </table:table-row>
        <table:table-row>
          <table:table-cell office:value="242" office:value-type="float"/>
          <table:table-cell office:value-type="string">
            <text:p>Workdays</text:p>
          </table:table-cell>
          <table:table-cell office:value="375" office:value-type="float"/>
        </table:table-row>
        <table:table-row>
          <table:table-cell office:value="242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242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242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242" office:value-type="float"/>
          <table:table-cell office:value-type="string">
            <text:p>Concrete</text:p>
          </table:table-cell>
          <table:table-cell office:value="7.7" office:value-type="float"/>
        </table:table-row>
        <table:table-row>
          <table:table-cell office:value="242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243" office:value-type="float"/>
          <table:table-cell office:value-type="string">
            <text:p>Workdays</text:p>
          </table:table-cell>
          <table:table-cell office:value="375" office:value-type="float"/>
        </table:table-row>
        <table:table-row>
          <table:table-cell office:value="243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24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243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243" office:value-type="float"/>
          <table:table-cell office:value-type="string">
            <text:p>Concrete</text:p>
          </table:table-cell>
          <table:table-cell office:value="7.7" office:value-type="float"/>
        </table:table-row>
        <table:table-row>
          <table:table-cell office:value="243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244" office:value-type="float"/>
          <table:table-cell office:value-type="string">
            <text:p>Workdays</text:p>
          </table:table-cell>
          <table:table-cell office:value="555" office:value-type="float"/>
        </table:table-row>
        <table:table-row>
          <table:table-cell office:value="244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24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44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244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244" office:value-type="float"/>
          <table:table-cell office:value-type="string">
            <text:p>Mechanical components</text:p>
          </table:table-cell>
          <table:table-cell office:value="2.6" office:value-type="float"/>
        </table:table-row>
        <table:table-row>
          <table:table-cell office:value="245" office:value-type="float"/>
          <table:table-cell office:value-type="string">
            <text:p>Workdays</text:p>
          </table:table-cell>
          <table:table-cell office:value="555" office:value-type="float"/>
        </table:table-row>
        <table:table-row>
          <table:table-cell office:value="245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245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45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245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245" office:value-type="float"/>
          <table:table-cell office:value-type="string">
            <text:p>Mechanical components</text:p>
          </table:table-cell>
          <table:table-cell office:value="2.6" office:value-type="float"/>
        </table:table-row>
        <table:table-row>
          <table:table-cell office:value="246" office:value-type="float"/>
          <table:table-cell office:value-type="string">
            <text:p>Workdays</text:p>
          </table:table-cell>
          <table:table-cell office:value="2183" office:value-type="float"/>
        </table:table-row>
        <table:table-row>
          <table:table-cell office:value="246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246" office:value-type="float"/>
          <table:table-cell office:value-type="string">
            <text:p>Steel</text:p>
          </table:table-cell>
          <table:table-cell office:value="68" office:value-type="float"/>
        </table:table-row>
        <table:table-row>
          <table:table-cell office:value="246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246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246" office:value-type="float"/>
          <table:table-cell office:value-type="string">
            <text:p>Mechanical components</text:p>
          </table:table-cell>
          <table:table-cell office:value="14" office:value-type="float"/>
        </table:table-row>
        <table:table-row>
          <table:table-cell office:value="247" office:value-type="float"/>
          <table:table-cell office:value-type="string">
            <text:p>Workdays</text:p>
          </table:table-cell>
          <table:table-cell office:value="683" office:value-type="float"/>
        </table:table-row>
        <table:table-row>
          <table:table-cell office:value="247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247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247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247" office:value-type="float"/>
          <table:table-cell office:value-type="string">
            <text:p>Concrete</text:p>
          </table:table-cell>
          <table:table-cell office:value="31" office:value-type="float"/>
        </table:table-row>
        <table:table-row>
          <table:table-cell office:value="247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248" office:value-type="float"/>
          <table:table-cell office:value-type="string">
            <text:p>Workdays</text:p>
          </table:table-cell>
          <table:table-cell office:value="53" office:value-type="float"/>
        </table:table-row>
        <table:table-row>
          <table:table-cell office:value="248" office:value-type="float"/>
          <table:table-cell office:value-type="string">
            <text:p>Gravel</text:p>
          </table:table-cell>
          <table:table-cell office:value="1.2" office:value-type="float"/>
        </table:table-row>
        <table:table-row>
          <table:table-cell office:value="248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248" office:value-type="float"/>
          <table:table-cell office:value-type="string">
            <text:p>Asphalt</text:p>
          </table:table-cell>
          <table:table-cell office:value="0.95" office:value-type="float"/>
        </table:table-row>
        <table:table-row>
          <table:table-cell office:value="248" office:value-type="float"/>
          <table:table-cell office:value-type="string">
            <text:p>Concrete</text:p>
          </table:table-cell>
          <table:table-cell office:value="1.5" office:value-type="float"/>
        </table:table-row>
        <table:table-row>
          <table:table-cell office:value="248" office:value-type="float"/>
          <table:table-cell office:value-type="string">
            <text:p>Mechanical components</text:p>
          </table:table-cell>
          <table:table-cell office:value="0.25" office:value-type="float"/>
        </table:table-row>
        <table:table-row>
          <table:table-cell office:value="249" office:value-type="float"/>
          <table:table-cell office:value-type="string">
            <text:p>Workdays</text:p>
          </table:table-cell>
          <table:table-cell office:value="186" office:value-type="float"/>
        </table:table-row>
        <table:table-row>
          <table:table-cell office:value="249" office:value-type="float"/>
          <table:table-cell office:value-type="string">
            <text:p>Gravel</text:p>
          </table:table-cell>
          <table:table-cell office:value="5.1" office:value-type="float"/>
        </table:table-row>
        <table:table-row>
          <table:table-cell office:value="249" office:value-type="float"/>
          <table:table-cell office:value-type="string">
            <text:p>Steel</text:p>
          </table:table-cell>
          <table:table-cell office:value="3.8" office:value-type="float"/>
        </table:table-row>
        <table:table-row>
          <table:table-cell office:value="249" office:value-type="float"/>
          <table:table-cell office:value-type="string">
            <text:p>Asphalt</text:p>
          </table:table-cell>
          <table:table-cell office:value="4.1" office:value-type="float"/>
        </table:table-row>
        <table:table-row>
          <table:table-cell office:value="249" office:value-type="float"/>
          <table:table-cell office:value-type="string">
            <text:p>Concrete</text:p>
          </table:table-cell>
          <table:table-cell office:value="6.6" office:value-type="float"/>
        </table:table-row>
        <table:table-row>
          <table:table-cell office:value="249" office:value-type="float"/>
          <table:table-cell office:value-type="string">
            <text:p>Mechanical components</text:p>
          </table:table-cell>
          <table:table-cell office:value="0.79" office:value-type="float"/>
        </table:table-row>
        <table:table-row>
          <table:table-cell office:value="251" office:value-type="float"/>
          <table:table-cell office:value-type="string">
            <text:p>Workdays</text:p>
          </table:table-cell>
          <table:table-cell office:value="445" office:value-type="float"/>
        </table:table-row>
        <table:table-row>
          <table:table-cell office:value="251" office:value-type="float"/>
          <table:table-cell office:value-type="string">
            <text:p>Gravel</text:p>
          </table:table-cell>
          <table:table-cell office:value="1.4" office:value-type="float"/>
        </table:table-row>
        <table:table-row>
          <table:table-cell office:value="251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251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251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251" office:value-type="float"/>
          <table:table-cell office:value-type="string">
            <text:p>Mechanical components</text:p>
          </table:table-cell>
          <table:table-cell office:value="3.1" office:value-type="float"/>
        </table:table-row>
        <table:table-row>
          <table:table-cell office:value="252" office:value-type="float"/>
          <table:table-cell office:value-type="string">
            <text:p>Workdays</text:p>
          </table:table-cell>
          <table:table-cell office:value="437" office:value-type="float"/>
        </table:table-row>
        <table:table-row>
          <table:table-cell office:value="252" office:value-type="float"/>
          <table:table-cell office:value-type="string">
            <text:p>Gravel</text:p>
          </table:table-cell>
          <table:table-cell office:value="1.4" office:value-type="float"/>
        </table:table-row>
        <table:table-row>
          <table:table-cell office:value="252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252" office:value-type="float"/>
          <table:table-cell office:value-type="string">
            <text:p>Asphalt</text:p>
          </table:table-cell>
          <table:table-cell office:value="1.1" office:value-type="float"/>
        </table:table-row>
        <table:table-row>
          <table:table-cell office:value="252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252" office:value-type="float"/>
          <table:table-cell office:value-type="string">
            <text:p>Mechanical components</text:p>
          </table:table-cell>
          <table:table-cell office:value="3" office:value-type="float"/>
        </table:table-row>
        <table:table-row>
          <table:table-cell office:value="253" office:value-type="float"/>
          <table:table-cell office:value-type="string">
            <text:p>Workdays</text:p>
          </table:table-cell>
          <table:table-cell office:value="288" office:value-type="float"/>
        </table:table-row>
        <table:table-row>
          <table:table-cell office:value="253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253" office:value-type="float"/>
          <table:table-cell office:value-type="string">
            <text:p>Steel</text:p>
          </table:table-cell>
          <table:table-cell office:value="9.4" office:value-type="float"/>
        </table:table-row>
        <table:table-row>
          <table:table-cell office:value="253" office:value-type="float"/>
          <table:table-cell office:value-type="string">
            <text:p>Asphalt</text:p>
          </table:table-cell>
          <table:table-cell office:value="1.1" office:value-type="float"/>
        </table:table-row>
        <table:table-row>
          <table:table-cell office:value="253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253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254" office:value-type="float"/>
          <table:table-cell office:value-type="string">
            <text:p>Workdays</text:p>
          </table:table-cell>
          <table:table-cell office:value="293" office:value-type="float"/>
        </table:table-row>
        <table:table-row>
          <table:table-cell office:value="254" office:value-type="float"/>
          <table:table-cell office:value-type="string">
            <text:p>Gravel</text:p>
          </table:table-cell>
          <table:table-cell office:value="1.4" office:value-type="float"/>
        </table:table-row>
        <table:table-row>
          <table:table-cell office:value="254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254" office:value-type="float"/>
          <table:table-cell office:value-type="string">
            <text:p>Asphalt</text:p>
          </table:table-cell>
          <table:table-cell office:value="1.1" office:value-type="float"/>
        </table:table-row>
        <table:table-row>
          <table:table-cell office:value="254" office:value-type="float"/>
          <table:table-cell office:value-type="string">
            <text:p>Concrete</text:p>
          </table:table-cell>
          <table:table-cell office:value="1.8" office:value-type="float"/>
        </table:table-row>
        <table:table-row>
          <table:table-cell office:value="254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255" office:value-type="float"/>
          <table:table-cell office:value-type="string">
            <text:p>Workdays</text:p>
          </table:table-cell>
          <table:table-cell office:value="417" office:value-type="float"/>
        </table:table-row>
        <table:table-row>
          <table:table-cell office:value="255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255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55" office:value-type="float"/>
          <table:table-cell office:value-type="string">
            <text:p>Asphalt</text:p>
          </table:table-cell>
          <table:table-cell office:value="1" office:value-type="float"/>
        </table:table-row>
        <table:table-row>
          <table:table-cell office:value="255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255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56" office:value-type="float"/>
          <table:table-cell office:value-type="string">
            <text:p>Workdays</text:p>
          </table:table-cell>
          <table:table-cell office:value="416" office:value-type="float"/>
        </table:table-row>
        <table:table-row>
          <table:table-cell office:value="256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256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56" office:value-type="float"/>
          <table:table-cell office:value-type="string">
            <text:p>Asphalt</text:p>
          </table:table-cell>
          <table:table-cell office:value="1" office:value-type="float"/>
        </table:table-row>
        <table:table-row>
          <table:table-cell office:value="256" office:value-type="float"/>
          <table:table-cell office:value-type="string">
            <text:p>Concrete</text:p>
          </table:table-cell>
          <table:table-cell office:value="1.6" office:value-type="float"/>
        </table:table-row>
        <table:table-row>
          <table:table-cell office:value="256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57" office:value-type="float"/>
          <table:table-cell office:value-type="string">
            <text:p>Workdays</text:p>
          </table:table-cell>
          <table:table-cell office:value="274" office:value-type="float"/>
        </table:table-row>
        <table:table-row>
          <table:table-cell office:value="257" office:value-type="float"/>
          <table:table-cell office:value-type="string">
            <text:p>Gravel</text:p>
          </table:table-cell>
          <table:table-cell office:value="1.2" office:value-type="float"/>
        </table:table-row>
        <table:table-row>
          <table:table-cell office:value="257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257" office:value-type="float"/>
          <table:table-cell office:value-type="string">
            <text:p>Asphalt</text:p>
          </table:table-cell>
          <table:table-cell office:value="0.94" office:value-type="float"/>
        </table:table-row>
        <table:table-row>
          <table:table-cell office:value="257" office:value-type="float"/>
          <table:table-cell office:value-type="string">
            <text:p>Concrete</text:p>
          </table:table-cell>
          <table:table-cell office:value="1.5" office:value-type="float"/>
        </table:table-row>
        <table:table-row>
          <table:table-cell office:value="257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58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258" office:value-type="float"/>
          <table:table-cell office:value-type="string">
            <text:p>Gravel</text:p>
          </table:table-cell>
          <table:table-cell office:value="1.2" office:value-type="float"/>
        </table:table-row>
        <table:table-row>
          <table:table-cell office:value="258" office:value-type="float"/>
          <table:table-cell office:value-type="string">
            <text:p>Steel</text:p>
          </table:table-cell>
          <table:table-cell office:value="9.2" office:value-type="float"/>
        </table:table-row>
        <table:table-row>
          <table:table-cell office:value="258" office:value-type="float"/>
          <table:table-cell office:value-type="string">
            <text:p>Asphalt</text:p>
          </table:table-cell>
          <table:table-cell office:value="0.98" office:value-type="float"/>
        </table:table-row>
        <table:table-row>
          <table:table-cell office:value="258" office:value-type="float"/>
          <table:table-cell office:value-type="string">
            <text:p>Concrete</text:p>
          </table:table-cell>
          <table:table-cell office:value="1.6" office:value-type="float"/>
        </table:table-row>
        <table:table-row>
          <table:table-cell office:value="258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59" office:value-type="float"/>
          <table:table-cell office:value-type="string">
            <text:p>Workdays</text:p>
          </table:table-cell>
          <table:table-cell office:value="930" office:value-type="float"/>
        </table:table-row>
        <table:table-row>
          <table:table-cell office:value="259" office:value-type="float"/>
          <table:table-cell office:value-type="string">
            <text:p>Gravel</text:p>
          </table:table-cell>
          <table:table-cell office:value="5.6" office:value-type="float"/>
        </table:table-row>
        <table:table-row>
          <table:table-cell office:value="259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259" office:value-type="float"/>
          <table:table-cell office:value-type="string">
            <text:p>Asphalt</text:p>
          </table:table-cell>
          <table:table-cell office:value="4.5" office:value-type="float"/>
        </table:table-row>
        <table:table-row>
          <table:table-cell office:value="259" office:value-type="float"/>
          <table:table-cell office:value-type="string">
            <text:p>Concrete</text:p>
          </table:table-cell>
          <table:table-cell office:value="7.3" office:value-type="float"/>
        </table:table-row>
        <table:table-row>
          <table:table-cell office:value="259" office:value-type="float"/>
          <table:table-cell office:value-type="string">
            <text:p>Mechanical components</text:p>
          </table:table-cell>
          <table:table-cell office:value="6.2" office:value-type="float"/>
        </table:table-row>
        <table:table-row>
          <table:table-cell office:value="260" office:value-type="float"/>
          <table:table-cell office:value-type="string">
            <text:p>Workdays</text:p>
          </table:table-cell>
          <table:table-cell office:value="1200" office:value-type="float"/>
        </table:table-row>
        <table:table-row>
          <table:table-cell office:value="260" office:value-type="float"/>
          <table:table-cell office:value-type="string">
            <text:p>Gravel</text:p>
          </table:table-cell>
          <table:table-cell office:value="9.6" office:value-type="float"/>
        </table:table-row>
        <table:table-row>
          <table:table-cell office:value="260" office:value-type="float"/>
          <table:table-cell office:value-type="string">
            <text:p>Steel</text:p>
          </table:table-cell>
          <table:table-cell office:value="37" office:value-type="float"/>
        </table:table-row>
        <table:table-row>
          <table:table-cell office:value="260" office:value-type="float"/>
          <table:table-cell office:value-type="string">
            <text:p>Asphalt</text:p>
          </table:table-cell>
          <table:table-cell office:value="7.7" office:value-type="float"/>
        </table:table-row>
        <table:table-row>
          <table:table-cell office:value="260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260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261" office:value-type="float"/>
          <table:table-cell office:value-type="string">
            <text:p>Workdays</text:p>
          </table:table-cell>
          <table:table-cell office:value="1200" office:value-type="float"/>
        </table:table-row>
        <table:table-row>
          <table:table-cell office:value="261" office:value-type="float"/>
          <table:table-cell office:value-type="string">
            <text:p>Gravel</text:p>
          </table:table-cell>
          <table:table-cell office:value="9.6" office:value-type="float"/>
        </table:table-row>
        <table:table-row>
          <table:table-cell office:value="261" office:value-type="float"/>
          <table:table-cell office:value-type="string">
            <text:p>Steel</text:p>
          </table:table-cell>
          <table:table-cell office:value="37" office:value-type="float"/>
        </table:table-row>
        <table:table-row>
          <table:table-cell office:value="261" office:value-type="float"/>
          <table:table-cell office:value-type="string">
            <text:p>Asphalt</text:p>
          </table:table-cell>
          <table:table-cell office:value="7.7" office:value-type="float"/>
        </table:table-row>
        <table:table-row>
          <table:table-cell office:value="261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261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262" office:value-type="float"/>
          <table:table-cell office:value-type="string">
            <text:p>Workdays</text:p>
          </table:table-cell>
          <table:table-cell office:value="2371" office:value-type="float"/>
        </table:table-row>
        <table:table-row>
          <table:table-cell office:value="262" office:value-type="float"/>
          <table:table-cell office:value-type="string">
            <text:p>Gravel</text:p>
          </table:table-cell>
          <table:table-cell office:value="46" office:value-type="float"/>
        </table:table-row>
        <table:table-row>
          <table:table-cell office:value="262" office:value-type="float"/>
          <table:table-cell office:value-type="string">
            <text:p>Steel</text:p>
          </table:table-cell>
          <table:table-cell office:value="79" office:value-type="float"/>
        </table:table-row>
        <table:table-row>
          <table:table-cell office:value="262" office:value-type="float"/>
          <table:table-cell office:value-type="string">
            <text:p>Asphalt</text:p>
          </table:table-cell>
          <table:table-cell office:value="37" office:value-type="float"/>
        </table:table-row>
        <table:table-row>
          <table:table-cell office:value="262" office:value-type="float"/>
          <table:table-cell office:value-type="string">
            <text:p>Concrete</text:p>
          </table:table-cell>
          <table:table-cell office:value="376" office:value-type="float"/>
        </table:table-row>
        <table:table-row>
          <table:table-cell office:value="262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63" office:value-type="float"/>
          <table:table-cell office:value-type="string">
            <text:p>Workdays</text:p>
          </table:table-cell>
          <table:table-cell office:value="1303" office:value-type="float"/>
        </table:table-row>
        <table:table-row>
          <table:table-cell office:value="263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263" office:value-type="float"/>
          <table:table-cell office:value-type="string">
            <text:p>Steel</text:p>
          </table:table-cell>
          <table:table-cell office:value="47" office:value-type="float"/>
        </table:table-row>
        <table:table-row>
          <table:table-cell office:value="263" office:value-type="float"/>
          <table:table-cell office:value-type="string">
            <text:p>Concrete</text:p>
          </table:table-cell>
          <table:table-cell office:value="238" office:value-type="float"/>
        </table:table-row>
        <table:table-row>
          <table:table-cell office:value="264" office:value-type="float"/>
          <table:table-cell office:value-type="string">
            <text:p>Workdays</text:p>
          </table:table-cell>
          <table:table-cell office:value="2617" office:value-type="float"/>
        </table:table-row>
        <table:table-row>
          <table:table-cell office:value="264" office:value-type="float"/>
          <table:table-cell office:value-type="string">
            <text:p>Gravel</text:p>
          </table:table-cell>
          <table:table-cell office:value="50" office:value-type="float"/>
        </table:table-row>
        <table:table-row>
          <table:table-cell office:value="264" office:value-type="float"/>
          <table:table-cell office:value-type="string">
            <text:p>Steel</text:p>
          </table:table-cell>
          <table:table-cell office:value="89" office:value-type="float"/>
        </table:table-row>
        <table:table-row>
          <table:table-cell office:value="264" office:value-type="float"/>
          <table:table-cell office:value-type="string">
            <text:p>Asphalt</text:p>
          </table:table-cell>
          <table:table-cell office:value="40" office:value-type="float"/>
        </table:table-row>
        <table:table-row>
          <table:table-cell office:value="264" office:value-type="float"/>
          <table:table-cell office:value-type="string">
            <text:p>Concrete</text:p>
          </table:table-cell>
          <table:table-cell office:value="422" office:value-type="float"/>
        </table:table-row>
        <table:table-row>
          <table:table-cell office:value="264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265" office:value-type="float"/>
          <table:table-cell office:value-type="string">
            <text:p>Workdays</text:p>
          </table:table-cell>
          <table:table-cell office:value="1101" office:value-type="float"/>
        </table:table-row>
        <table:table-row>
          <table:table-cell office:value="265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265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265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265" office:value-type="float"/>
          <table:table-cell office:value-type="string">
            <text:p>Concrete</text:p>
          </table:table-cell>
          <table:table-cell office:value="186" office:value-type="float"/>
        </table:table-row>
        <table:table-row>
          <table:table-cell office:value="265" office:value-type="float"/>
          <table:table-cell office:value-type="string">
            <text:p>Mechanical components</text:p>
          </table:table-cell>
          <table:table-cell office:value="0.63" office:value-type="float"/>
        </table:table-row>
        <table:table-row>
          <table:table-cell office:value="266" office:value-type="float"/>
          <table:table-cell office:value-type="string">
            <text:p>Workdays</text:p>
          </table:table-cell>
          <table:table-cell office:value="1453" office:value-type="float"/>
        </table:table-row>
        <table:table-row>
          <table:table-cell office:value="266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266" office:value-type="float"/>
          <table:table-cell office:value-type="string">
            <text:p>Steel</text:p>
          </table:table-cell>
          <table:table-cell office:value="62" office:value-type="float"/>
        </table:table-row>
        <table:table-row>
          <table:table-cell office:value="266" office:value-type="float"/>
          <table:table-cell office:value-type="string">
            <text:p>Asphalt</text:p>
          </table:table-cell>
          <table:table-cell office:value="16" office:value-type="float"/>
        </table:table-row>
        <table:table-row>
          <table:table-cell office:value="266" office:value-type="float"/>
          <table:table-cell office:value-type="string">
            <text:p>Concrete</text:p>
          </table:table-cell>
          <table:table-cell office:value="233" office:value-type="float"/>
        </table:table-row>
        <table:table-row>
          <table:table-cell office:value="266" office:value-type="float"/>
          <table:table-cell office:value-type="string">
            <text:p>Mechanical components</text:p>
          </table:table-cell>
          <table:table-cell office:value="0.31" office:value-type="float"/>
        </table:table-row>
        <table:table-row>
          <table:table-cell office:value="267" office:value-type="float"/>
          <table:table-cell office:value-type="string">
            <text:p>Workdays</text:p>
          </table:table-cell>
          <table:table-cell office:value="7635" office:value-type="float"/>
        </table:table-row>
        <table:table-row>
          <table:table-cell office:value="267" office:value-type="float"/>
          <table:table-cell office:value-type="string">
            <text:p>Gravel</text:p>
          </table:table-cell>
          <table:table-cell office:value="142" office:value-type="float"/>
        </table:table-row>
        <table:table-row>
          <table:table-cell office:value="267" office:value-type="float"/>
          <table:table-cell office:value-type="string">
            <text:p>Steel</text:p>
          </table:table-cell>
          <table:table-cell office:value="287" office:value-type="float"/>
        </table:table-row>
        <table:table-row>
          <table:table-cell office:value="267" office:value-type="float"/>
          <table:table-cell office:value-type="string">
            <text:p>Asphalt</text:p>
          </table:table-cell>
          <table:table-cell office:value="113" office:value-type="float"/>
        </table:table-row>
        <table:table-row>
          <table:table-cell office:value="267" office:value-type="float"/>
          <table:table-cell office:value-type="string">
            <text:p>Concrete</text:p>
          </table:table-cell>
          <table:table-cell office:value="871" office:value-type="float"/>
        </table:table-row>
        <table:table-row>
          <table:table-cell office:value="267" office:value-type="float"/>
          <table:table-cell office:value-type="string">
            <text:p>Electro components</text:p>
          </table:table-cell>
          <table:table-cell office:value="3.7" office:value-type="float"/>
        </table:table-row>
        <table:table-row>
          <table:table-cell office:value="267" office:value-type="float"/>
          <table:table-cell office:value-type="string">
            <text:p>Mechanical components</text:p>
          </table:table-cell>
          <table:table-cell office:value="7.3" office:value-type="float"/>
        </table:table-row>
        <table:table-row>
          <table:table-cell office:value="268" office:value-type="float"/>
          <table:table-cell office:value-type="string">
            <text:p>Workdays</text:p>
          </table:table-cell>
          <table:table-cell office:value="6332" office:value-type="float"/>
        </table:table-row>
        <table:table-row>
          <table:table-cell office:value="268" office:value-type="float"/>
          <table:table-cell office:value-type="string">
            <text:p>Gravel</text:p>
          </table:table-cell>
          <table:table-cell office:value="125" office:value-type="float"/>
        </table:table-row>
        <table:table-row>
          <table:table-cell office:value="268" office:value-type="float"/>
          <table:table-cell office:value-type="string">
            <text:p>Steel</text:p>
          </table:table-cell>
          <table:table-cell office:value="203" office:value-type="float"/>
        </table:table-row>
        <table:table-row>
          <table:table-cell office:value="268" office:value-type="float"/>
          <table:table-cell office:value-type="string">
            <text:p>Concrete</text:p>
          </table:table-cell>
          <table:table-cell office:value="865" office:value-type="float"/>
        </table:table-row>
        <table:table-row>
          <table:table-cell office:value="268" office:value-type="float"/>
          <table:table-cell office:value-type="string">
            <text:p>Electro components</text:p>
          </table:table-cell>
          <table:table-cell office:value="2.9" office:value-type="float"/>
        </table:table-row>
        <table:table-row>
          <table:table-cell office:value="268" office:value-type="float"/>
          <table:table-cell office:value-type="string">
            <text:p>Mechanical components</text:p>
          </table:table-cell>
          <table:table-cell office:value="6.3" office:value-type="float"/>
        </table:table-row>
        <table:table-row>
          <table:table-cell office:value="269" office:value-type="float"/>
          <table:table-cell office:value-type="string">
            <text:p>Workdays</text:p>
          </table:table-cell>
          <table:table-cell office:value="8417" office:value-type="float"/>
        </table:table-row>
        <table:table-row>
          <table:table-cell office:value="269" office:value-type="float"/>
          <table:table-cell office:value-type="string">
            <text:p>Gravel</text:p>
          </table:table-cell>
          <table:table-cell office:value="34" office:value-type="float"/>
        </table:table-row>
        <table:table-row>
          <table:table-cell office:value="269" office:value-type="float"/>
          <table:table-cell office:value-type="string">
            <text:p>Steel</text:p>
          </table:table-cell>
          <table:table-cell office:value="285" office:value-type="float"/>
        </table:table-row>
        <table:table-row>
          <table:table-cell office:value="269" office:value-type="float"/>
          <table:table-cell office:value-type="string">
            <text:p>Concrete</text:p>
          </table:table-cell>
          <table:table-cell office:value="153" office:value-type="float"/>
        </table:table-row>
        <table:table-row>
          <table:table-cell office:value="269" office:value-type="float"/>
          <table:table-cell office:value-type="string">
            <text:p>Electro components</text:p>
          </table:table-cell>
          <table:table-cell office:value="44" office:value-type="float"/>
        </table:table-row>
        <table:table-row>
          <table:table-cell office:value="269" office:value-type="float"/>
          <table:table-cell office:value-type="string">
            <text:p>Mechanical components</text:p>
          </table:table-cell>
          <table:table-cell office:value="9.8" office:value-type="float"/>
        </table:table-row>
        <table:table-row>
          <table:table-cell office:value="270" office:value-type="float"/>
          <table:table-cell office:value-type="string">
            <text:p>Workdays</text:p>
          </table:table-cell>
          <table:table-cell office:value="241" office:value-type="float"/>
        </table:table-row>
        <table:table-row>
          <table:table-cell office:value="270" office:value-type="float"/>
          <table:table-cell office:value-type="string">
            <text:p>Gravel</text:p>
          </table:table-cell>
          <table:table-cell office:value="0.99" office:value-type="float"/>
        </table:table-row>
        <table:table-row>
          <table:table-cell office:value="270" office:value-type="float"/>
          <table:table-cell office:value-type="string">
            <text:p>Steel</text:p>
          </table:table-cell>
          <table:table-cell office:value="5.9" office:value-type="float"/>
        </table:table-row>
        <table:table-row>
          <table:table-cell office:value="270" office:value-type="float"/>
          <table:table-cell office:value-type="string">
            <text:p>Asphalt</text:p>
          </table:table-cell>
          <table:table-cell office:value="0.8" office:value-type="float"/>
        </table:table-row>
        <table:table-row>
          <table:table-cell office:value="270" office:value-type="float"/>
          <table:table-cell office:value-type="string">
            <text:p>Concrete</text:p>
          </table:table-cell>
          <table:table-cell office:value="1.3" office:value-type="float"/>
        </table:table-row>
        <table:table-row>
          <table:table-cell office:value="270" office:value-type="float"/>
          <table:table-cell office:value-type="string">
            <text:p>Electro components</text:p>
          </table:table-cell>
          <table:table-cell office:value="0.65" office:value-type="float"/>
        </table:table-row>
        <table:table-row>
          <table:table-cell office:value="270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71" office:value-type="float"/>
          <table:table-cell office:value-type="string">
            <text:p>Workdays</text:p>
          </table:table-cell>
          <table:table-cell office:value="691" office:value-type="float"/>
        </table:table-row>
        <table:table-row>
          <table:table-cell office:value="271" office:value-type="float"/>
          <table:table-cell office:value-type="string">
            <text:p>Gravel</text:p>
          </table:table-cell>
          <table:table-cell office:value="2.5" office:value-type="float"/>
        </table:table-row>
        <table:table-row>
          <table:table-cell office:value="271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271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271" office:value-type="float"/>
          <table:table-cell office:value-type="string">
            <text:p>Concrete</text:p>
          </table:table-cell>
          <table:table-cell office:value="3.2" office:value-type="float"/>
        </table:table-row>
        <table:table-row>
          <table:table-cell office:value="271" office:value-type="float"/>
          <table:table-cell office:value-type="string">
            <text:p>Electro components</text:p>
          </table:table-cell>
          <table:table-cell office:value="1.9" office:value-type="float"/>
        </table:table-row>
        <table:table-row>
          <table:table-cell office:value="271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72" office:value-type="float"/>
          <table:table-cell office:value-type="string">
            <text:p>Workdays</text:p>
          </table:table-cell>
          <table:table-cell office:value="12564" office:value-type="float"/>
        </table:table-row>
        <table:table-row>
          <table:table-cell office:value="272" office:value-type="float"/>
          <table:table-cell office:value-type="string">
            <text:p>Gravel</text:p>
          </table:table-cell>
          <table:table-cell office:value="181" office:value-type="float"/>
        </table:table-row>
        <table:table-row>
          <table:table-cell office:value="272" office:value-type="float"/>
          <table:table-cell office:value-type="string">
            <text:p>Steel</text:p>
          </table:table-cell>
          <table:table-cell office:value="439" office:value-type="float"/>
        </table:table-row>
        <table:table-row>
          <table:table-cell office:value="272" office:value-type="float"/>
          <table:table-cell office:value-type="string">
            <text:p>Asphalt</text:p>
          </table:table-cell>
          <table:table-cell office:value="145" office:value-type="float"/>
        </table:table-row>
        <table:table-row>
          <table:table-cell office:value="272" office:value-type="float"/>
          <table:table-cell office:value-type="string">
            <text:p>Concrete</text:p>
          </table:table-cell>
          <table:table-cell office:value="235" office:value-type="float"/>
        </table:table-row>
        <table:table-row>
          <table:table-cell office:value="272" office:value-type="float"/>
          <table:table-cell office:value-type="string">
            <text:p>Electro components</text:p>
          </table:table-cell>
          <table:table-cell office:value="18" office:value-type="float"/>
        </table:table-row>
        <table:table-row>
          <table:table-cell office:value="272" office:value-type="float"/>
          <table:table-cell office:value-type="string">
            <text:p>Bricks</text:p>
          </table:table-cell>
          <table:table-cell office:value="129" office:value-type="float"/>
        </table:table-row>
        <table:table-row>
          <table:table-cell office:value="272" office:value-type="float"/>
          <table:table-cell office:value-type="string">
            <text:p>Boards</text:p>
          </table:table-cell>
          <table:table-cell office:value="43" office:value-type="float"/>
        </table:table-row>
        <table:table-row>
          <table:table-cell office:value="272" office:value-type="float"/>
          <table:table-cell office:value-type="string">
            <text:p>Mechanical components</text:p>
          </table:table-cell>
          <table:table-cell office:value="25" office:value-type="float"/>
        </table:table-row>
        <table:table-row>
          <table:table-cell office:value="273" office:value-type="float"/>
          <table:table-cell office:value-type="string">
            <text:p>Workdays</text:p>
          </table:table-cell>
          <table:table-cell office:value="20421" office:value-type="float"/>
        </table:table-row>
        <table:table-row>
          <table:table-cell office:value="273" office:value-type="float"/>
          <table:table-cell office:value-type="string">
            <text:p>Gravel</text:p>
          </table:table-cell>
          <table:table-cell office:value="282" office:value-type="float"/>
        </table:table-row>
        <table:table-row>
          <table:table-cell office:value="273" office:value-type="float"/>
          <table:table-cell office:value-type="string">
            <text:p>Steel</text:p>
          </table:table-cell>
          <table:table-cell office:value="769" office:value-type="float"/>
        </table:table-row>
        <table:table-row>
          <table:table-cell office:value="273" office:value-type="float"/>
          <table:table-cell office:value-type="string">
            <text:p>Asphalt</text:p>
          </table:table-cell>
          <table:table-cell office:value="226" office:value-type="float"/>
        </table:table-row>
        <table:table-row>
          <table:table-cell office:value="273" office:value-type="float"/>
          <table:table-cell office:value-type="string">
            <text:p>Concrete</text:p>
          </table:table-cell>
          <table:table-cell office:value="367" office:value-type="float"/>
        </table:table-row>
        <table:table-row>
          <table:table-cell office:value="273" office:value-type="float"/>
          <table:table-cell office:value-type="string">
            <text:p>Electro components</text:p>
          </table:table-cell>
          <table:table-cell office:value="23" office:value-type="float"/>
        </table:table-row>
        <table:table-row>
          <table:table-cell office:value="273" office:value-type="float"/>
          <table:table-cell office:value-type="string">
            <text:p>Bricks</text:p>
          </table:table-cell>
          <table:table-cell office:value="162" office:value-type="float"/>
        </table:table-row>
        <table:table-row>
          <table:table-cell office:value="273" office:value-type="float"/>
          <table:table-cell office:value-type="string">
            <text:p>Boards</text:p>
          </table:table-cell>
          <table:table-cell office:value="54" office:value-type="float"/>
        </table:table-row>
        <table:table-row>
          <table:table-cell office:value="273" office:value-type="float"/>
          <table:table-cell office:value-type="string">
            <text:p>Mechanical components</text:p>
          </table:table-cell>
          <table:table-cell office:value="47" office:value-type="float"/>
        </table:table-row>
        <table:table-row>
          <table:table-cell office:value="274" office:value-type="float"/>
          <table:table-cell office:value-type="string">
            <text:p>Workdays</text:p>
          </table:table-cell>
          <table:table-cell office:value="5322" office:value-type="float"/>
        </table:table-row>
        <table:table-row>
          <table:table-cell office:value="274" office:value-type="float"/>
          <table:table-cell office:value-type="string">
            <text:p>Gravel</text:p>
          </table:table-cell>
          <table:table-cell office:value="253" office:value-type="float"/>
        </table:table-row>
        <table:table-row>
          <table:table-cell office:value="274" office:value-type="float"/>
          <table:table-cell office:value-type="string">
            <text:p>Steel</text:p>
          </table:table-cell>
          <table:table-cell office:value="65" office:value-type="float"/>
        </table:table-row>
        <table:table-row>
          <table:table-cell office:value="274" office:value-type="float"/>
          <table:table-cell office:value-type="string">
            <text:p>Asphalt</text:p>
          </table:table-cell>
          <table:table-cell office:value="203" office:value-type="float"/>
        </table:table-row>
        <table:table-row>
          <table:table-cell office:value="274" office:value-type="float"/>
          <table:table-cell office:value-type="string">
            <text:p>Concrete</text:p>
          </table:table-cell>
          <table:table-cell office:value="506" office:value-type="float"/>
        </table:table-row>
        <table:table-row>
          <table:table-cell office:value="274" office:value-type="float"/>
          <table:table-cell office:value-type="string">
            <text:p>Mechanical components</text:p>
          </table:table-cell>
          <table:table-cell office:value="5.2" office:value-type="float"/>
        </table:table-row>
        <table:table-row>
          <table:table-cell office:value="275" office:value-type="float"/>
          <table:table-cell office:value-type="string">
            <text:p>Workdays</text:p>
          </table:table-cell>
          <table:table-cell office:value="16" office:value-type="float"/>
        </table:table-row>
        <table:table-row>
          <table:table-cell office:value="275" office:value-type="float"/>
          <table:table-cell office:value-type="string">
            <text:p>Steel</text:p>
          </table:table-cell>
          <table:table-cell office:value="2.3" office:value-type="float"/>
        </table:table-row>
        <table:table-row>
          <table:table-cell office:value="275" office:value-type="float"/>
          <table:table-cell office:value-type="string">
            <text:p>Mechanical components</text:p>
          </table:table-cell>
          <table:table-cell office:value="0.29" office:value-type="float"/>
        </table:table-row>
        <table:table-row>
          <table:table-cell office:value="280" office:value-type="float"/>
          <table:table-cell office:value-type="string">
            <text:p>Workdays</text:p>
          </table:table-cell>
          <table:table-cell office:value="7" office:value-type="float"/>
        </table:table-row>
        <table:table-row>
          <table:table-cell office:value="280" office:value-type="float"/>
          <table:table-cell office:value-type="string">
            <text:p>Gravel</text:p>
          </table:table-cell>
          <table:table-cell office:value="0.12" office:value-type="float"/>
        </table:table-row>
        <table:table-row>
          <table:table-cell office:value="280" office:value-type="float"/>
          <table:table-cell office:value-type="string">
            <text:p>Electro components</text:p>
          </table:table-cell>
          <table:table-cell office:value="0.008" office:value-type="float"/>
        </table:table-row>
        <table:table-row>
          <table:table-cell office:value="281" office:value-type="float"/>
          <table:table-cell office:value-type="string">
            <text:p>Workdays</text:p>
          </table:table-cell>
          <table:table-cell office:value="7" office:value-type="float"/>
        </table:table-row>
        <table:table-row>
          <table:table-cell office:value="281" office:value-type="float"/>
          <table:table-cell office:value-type="string">
            <text:p>Gravel</text:p>
          </table:table-cell>
          <table:table-cell office:value="0.12" office:value-type="float"/>
        </table:table-row>
        <table:table-row>
          <table:table-cell office:value="281" office:value-type="float"/>
          <table:table-cell office:value-type="string">
            <text:p>Electro components</text:p>
          </table:table-cell>
          <table:table-cell office:value="0.014" office:value-type="float"/>
        </table:table-row>
        <table:table-row>
          <table:table-cell office:value="282" office:value-type="float"/>
          <table:table-cell office:value-type="string">
            <text:p>Workdays</text:p>
          </table:table-cell>
          <table:table-cell office:value="7" office:value-type="float"/>
        </table:table-row>
        <table:table-row>
          <table:table-cell office:value="282" office:value-type="float"/>
          <table:table-cell office:value-type="string">
            <text:p>Gravel</text:p>
          </table:table-cell>
          <table:table-cell office:value="0.12" office:value-type="float"/>
        </table:table-row>
        <table:table-row>
          <table:table-cell office:value="282" office:value-type="float"/>
          <table:table-cell office:value-type="string">
            <text:p>Electro components</text:p>
          </table:table-cell>
          <table:table-cell office:value="0.022" office:value-type="float"/>
        </table:table-row>
        <table:table-row>
          <table:table-cell office:value="283" office:value-type="float"/>
          <table:table-cell office:value-type="string">
            <text:p>Workdays</text:p>
          </table:table-cell>
          <table:table-cell office:value="45" office:value-type="float"/>
        </table:table-row>
        <table:table-row>
          <table:table-cell office:value="283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283" office:value-type="float"/>
          <table:table-cell office:value-type="string">
            <text:p>Steel</text:p>
          </table:table-cell>
          <table:table-cell office:value="0.85" office:value-type="float"/>
        </table:table-row>
        <table:table-row>
          <table:table-cell office:value="283" office:value-type="float"/>
          <table:table-cell office:value-type="string">
            <text:p>Asphalt</text:p>
          </table:table-cell>
          <table:table-cell office:value="1" office:value-type="float"/>
        </table:table-row>
        <table:table-row>
          <table:table-cell office:value="283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283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84" office:value-type="float"/>
          <table:table-cell office:value-type="string">
            <text:p>Workdays</text:p>
          </table:table-cell>
          <table:table-cell office:value="83" office:value-type="float"/>
        </table:table-row>
        <table:table-row>
          <table:table-cell office:value="284" office:value-type="float"/>
          <table:table-cell office:value-type="string">
            <text:p>Gravel</text:p>
          </table:table-cell>
          <table:table-cell office:value="2.4" office:value-type="float"/>
        </table:table-row>
        <table:table-row>
          <table:table-cell office:value="284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284" office:value-type="float"/>
          <table:table-cell office:value-type="string">
            <text:p>Asphalt</text:p>
          </table:table-cell>
          <table:table-cell office:value="1.9" office:value-type="float"/>
        </table:table-row>
        <table:table-row>
          <table:table-cell office:value="284" office:value-type="float"/>
          <table:table-cell office:value-type="string">
            <text:p>Concrete</text:p>
          </table:table-cell>
          <table:table-cell office:value="3.1" office:value-type="float"/>
        </table:table-row>
        <table:table-row>
          <table:table-cell office:value="284" office:value-type="float"/>
          <table:table-cell office:value-type="string">
            <text:p>Electro components</text:p>
          </table:table-cell>
          <table:table-cell office:value="0.34" office:value-type="float"/>
        </table:table-row>
        <table:table-row>
          <table:table-cell office:value="285" office:value-type="float"/>
          <table:table-cell office:value-type="string">
            <text:p>Workdays</text:p>
          </table:table-cell>
          <table:table-cell office:value="117" office:value-type="float"/>
        </table:table-row>
        <table:table-row>
          <table:table-cell office:value="285" office:value-type="float"/>
          <table:table-cell office:value-type="string">
            <text:p>Gravel</text:p>
          </table:table-cell>
          <table:table-cell office:value="2.4" office:value-type="float"/>
        </table:table-row>
        <table:table-row>
          <table:table-cell office:value="285" office:value-type="float"/>
          <table:table-cell office:value-type="string">
            <text:p>Steel</text:p>
          </table:table-cell>
          <table:table-cell office:value="2.8" office:value-type="float"/>
        </table:table-row>
        <table:table-row>
          <table:table-cell office:value="285" office:value-type="float"/>
          <table:table-cell office:value-type="string">
            <text:p>Asphalt</text:p>
          </table:table-cell>
          <table:table-cell office:value="1.9" office:value-type="float"/>
        </table:table-row>
        <table:table-row>
          <table:table-cell office:value="285" office:value-type="float"/>
          <table:table-cell office:value-type="string">
            <text:p>Concrete</text:p>
          </table:table-cell>
          <table:table-cell office:value="3.1" office:value-type="float"/>
        </table:table-row>
        <table:table-row>
          <table:table-cell office:value="285" office:value-type="float"/>
          <table:table-cell office:value-type="string">
            <text:p>Electro components</text:p>
          </table:table-cell>
          <table:table-cell office:value="0.59" office:value-type="float"/>
        </table:table-row>
        <table:table-row>
          <table:table-cell office:value="286" office:value-type="float"/>
          <table:table-cell office:value-type="string">
            <text:p>Workdays</text:p>
          </table:table-cell>
          <table:table-cell office:value="51" office:value-type="float"/>
        </table:table-row>
        <table:table-row>
          <table:table-cell office:value="286" office:value-type="float"/>
          <table:table-cell office:value-type="string">
            <text:p>Gravel</text:p>
          </table:table-cell>
          <table:table-cell office:value="0.59" office:value-type="float"/>
        </table:table-row>
        <table:table-row>
          <table:table-cell office:value="286" office:value-type="float"/>
          <table:table-cell office:value-type="string">
            <text:p>Steel</text:p>
          </table:table-cell>
          <table:table-cell office:value="0.66" office:value-type="float"/>
        </table:table-row>
        <table:table-row>
          <table:table-cell office:value="286" office:value-type="float"/>
          <table:table-cell office:value-type="string">
            <text:p>Asphalt</text:p>
          </table:table-cell>
          <table:table-cell office:value="0.47" office:value-type="float"/>
        </table:table-row>
        <table:table-row>
          <table:table-cell office:value="286" office:value-type="float"/>
          <table:table-cell office:value-type="string">
            <text:p>Concrete</text:p>
          </table:table-cell>
          <table:table-cell office:value="0.77" office:value-type="float"/>
        </table:table-row>
        <table:table-row>
          <table:table-cell office:value="286" office:value-type="float"/>
          <table:table-cell office:value-type="string">
            <text:p>Electro components</text:p>
          </table:table-cell>
          <table:table-cell office:value="0.068" office:value-type="float"/>
        </table:table-row>
        <table:table-row>
          <table:table-cell office:value="286" office:value-type="float"/>
          <table:table-cell office:value-type="string">
            <text:p>Bricks</text:p>
          </table:table-cell>
          <table:table-cell office:value="2.7" office:value-type="float"/>
        </table:table-row>
        <table:table-row>
          <table:table-cell office:value="286" office:value-type="float"/>
          <table:table-cell office:value-type="string">
            <text:p>Boards</text:p>
          </table:table-cell>
          <table:table-cell office:value="0.89" office:value-type="float"/>
        </table:table-row>
        <table:table-row>
          <table:table-cell office:value="287" office:value-type="float"/>
          <table:table-cell office:value-type="string">
            <text:p>Workdays</text:p>
          </table:table-cell>
          <table:table-cell office:value="51" office:value-type="float"/>
        </table:table-row>
        <table:table-row>
          <table:table-cell office:value="287" office:value-type="float"/>
          <table:table-cell office:value-type="string">
            <text:p>Gravel</text:p>
          </table:table-cell>
          <table:table-cell office:value="0.59" office:value-type="float"/>
        </table:table-row>
        <table:table-row>
          <table:table-cell office:value="287" office:value-type="float"/>
          <table:table-cell office:value-type="string">
            <text:p>Steel</text:p>
          </table:table-cell>
          <table:table-cell office:value="0.66" office:value-type="float"/>
        </table:table-row>
        <table:table-row>
          <table:table-cell office:value="287" office:value-type="float"/>
          <table:table-cell office:value-type="string">
            <text:p>Asphalt</text:p>
          </table:table-cell>
          <table:table-cell office:value="0.47" office:value-type="float"/>
        </table:table-row>
        <table:table-row>
          <table:table-cell office:value="287" office:value-type="float"/>
          <table:table-cell office:value-type="string">
            <text:p>Concrete</text:p>
          </table:table-cell>
          <table:table-cell office:value="0.77" office:value-type="float"/>
        </table:table-row>
        <table:table-row>
          <table:table-cell office:value="287" office:value-type="float"/>
          <table:table-cell office:value-type="string">
            <text:p>Electro components</text:p>
          </table:table-cell>
          <table:table-cell office:value="0.068" office:value-type="float"/>
        </table:table-row>
        <table:table-row>
          <table:table-cell office:value="287" office:value-type="float"/>
          <table:table-cell office:value-type="string">
            <text:p>Bricks</text:p>
          </table:table-cell>
          <table:table-cell office:value="2.7" office:value-type="float"/>
        </table:table-row>
        <table:table-row>
          <table:table-cell office:value="287" office:value-type="float"/>
          <table:table-cell office:value-type="string">
            <text:p>Boards</text:p>
          </table:table-cell>
          <table:table-cell office:value="0.89" office:value-type="float"/>
        </table:table-row>
        <table:table-row>
          <table:table-cell office:value="296" office:value-type="float"/>
          <table:table-cell office:value-type="string">
            <text:p>Workdays</text:p>
          </table:table-cell>
          <table:table-cell office:value="5" office:value-type="float"/>
        </table:table-row>
        <table:table-row>
          <table:table-cell office:value="296" office:value-type="float"/>
          <table:table-cell office:value-type="string">
            <text:p>Gravel</text:p>
          </table:table-cell>
          <table:table-cell office:value="0.09" office:value-type="float"/>
        </table:table-row>
        <table:table-row>
          <table:table-cell office:value="296" office:value-type="float"/>
          <table:table-cell office:value-type="string">
            <text:p>Electro components</text:p>
          </table:table-cell>
          <table:table-cell office:value="0.012" office:value-type="float"/>
        </table:table-row>
        <table:table-row>
          <table:table-cell office:value="297" office:value-type="float"/>
          <table:table-cell office:value-type="string">
            <text:p>Workdays</text:p>
          </table:table-cell>
          <table:table-cell office:value="5" office:value-type="float"/>
        </table:table-row>
        <table:table-row>
          <table:table-cell office:value="297" office:value-type="float"/>
          <table:table-cell office:value-type="string">
            <text:p>Gravel</text:p>
          </table:table-cell>
          <table:table-cell office:value="0.09" office:value-type="float"/>
        </table:table-row>
        <table:table-row>
          <table:table-cell office:value="297" office:value-type="float"/>
          <table:table-cell office:value-type="string">
            <text:p>Electro components</text:p>
          </table:table-cell>
          <table:table-cell office:value="0.02" office:value-type="float"/>
        </table:table-row>
        <table:table-row>
          <table:table-cell office:value="298" office:value-type="float"/>
          <table:table-cell office:value-type="string">
            <text:p>Workdays</text:p>
          </table:table-cell>
          <table:table-cell office:value="5" office:value-type="float"/>
        </table:table-row>
        <table:table-row>
          <table:table-cell office:value="298" office:value-type="float"/>
          <table:table-cell office:value-type="string">
            <text:p>Gravel</text:p>
          </table:table-cell>
          <table:table-cell office:value="0.09" office:value-type="float"/>
        </table:table-row>
        <table:table-row>
          <table:table-cell office:value="298" office:value-type="float"/>
          <table:table-cell office:value-type="string">
            <text:p>Electro components</text:p>
          </table:table-cell>
          <table:table-cell office:value="0.032" office:value-type="float"/>
        </table:table-row>
        <table:table-row>
          <table:table-cell office:value="299" office:value-type="float"/>
          <table:table-cell office:value-type="string">
            <text:p>Workdays</text:p>
          </table:table-cell>
          <table:table-cell office:value="102" office:value-type="float"/>
        </table:table-row>
        <table:table-row>
          <table:table-cell office:value="299" office:value-type="float"/>
          <table:table-cell office:value-type="string">
            <text:p>Gravel</text:p>
          </table:table-cell>
          <table:table-cell office:value="3.3" office:value-type="float"/>
        </table:table-row>
        <table:table-row>
          <table:table-cell office:value="299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299" office:value-type="float"/>
          <table:table-cell office:value-type="string">
            <text:p>Asphalt</text:p>
          </table:table-cell>
          <table:table-cell office:value="2.6" office:value-type="float"/>
        </table:table-row>
        <table:table-row>
          <table:table-cell office:value="299" office:value-type="float"/>
          <table:table-cell office:value-type="string">
            <text:p>Concrete</text:p>
          </table:table-cell>
          <table:table-cell office:value="4.3" office:value-type="float"/>
        </table:table-row>
        <table:table-row>
          <table:table-cell office:value="299" office:value-type="float"/>
          <table:table-cell office:value-type="string">
            <text:p>Electro components</text:p>
          </table:table-cell>
          <table:table-cell office:value="0.38" office:value-type="float"/>
        </table:table-row>
        <table:table-row>
          <table:table-cell office:value="300" office:value-type="float"/>
          <table:table-cell office:value-type="string">
            <text:p>Workdays</text:p>
          </table:table-cell>
          <table:table-cell office:value="146" office:value-type="float"/>
        </table:table-row>
        <table:table-row>
          <table:table-cell office:value="300" office:value-type="float"/>
          <table:table-cell office:value-type="string">
            <text:p>Gravel</text:p>
          </table:table-cell>
          <table:table-cell office:value="4.9" office:value-type="float"/>
        </table:table-row>
        <table:table-row>
          <table:table-cell office:value="300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300" office:value-type="float"/>
          <table:table-cell office:value-type="string">
            <text:p>Asphalt</text:p>
          </table:table-cell>
          <table:table-cell office:value="3.9" office:value-type="float"/>
        </table:table-row>
        <table:table-row>
          <table:table-cell office:value="300" office:value-type="float"/>
          <table:table-cell office:value-type="string">
            <text:p>Concrete</text:p>
          </table:table-cell>
          <table:table-cell office:value="6.3" office:value-type="float"/>
        </table:table-row>
        <table:table-row>
          <table:table-cell office:value="300" office:value-type="float"/>
          <table:table-cell office:value-type="string">
            <text:p>Electro components</text:p>
          </table:table-cell>
          <table:table-cell office:value="0.53" office:value-type="float"/>
        </table:table-row>
        <table:table-row>
          <table:table-cell office:value="301" office:value-type="float"/>
          <table:table-cell office:value-type="string">
            <text:p>Workdays</text:p>
          </table:table-cell>
          <table:table-cell office:value="200" office:value-type="float"/>
        </table:table-row>
        <table:table-row>
          <table:table-cell office:value="301" office:value-type="float"/>
          <table:table-cell office:value-type="string">
            <text:p>Gravel</text:p>
          </table:table-cell>
          <table:table-cell office:value="4.9" office:value-type="float"/>
        </table:table-row>
        <table:table-row>
          <table:table-cell office:value="301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301" office:value-type="float"/>
          <table:table-cell office:value-type="string">
            <text:p>Asphalt</text:p>
          </table:table-cell>
          <table:table-cell office:value="3.9" office:value-type="float"/>
        </table:table-row>
        <table:table-row>
          <table:table-cell office:value="301" office:value-type="float"/>
          <table:table-cell office:value-type="string">
            <text:p>Concrete</text:p>
          </table:table-cell>
          <table:table-cell office:value="6.3" office:value-type="float"/>
        </table:table-row>
        <table:table-row>
          <table:table-cell office:value="301" office:value-type="float"/>
          <table:table-cell office:value-type="string">
            <text:p>Electro components</text:p>
          </table:table-cell>
          <table:table-cell office:value="0.92" office:value-type="float"/>
        </table:table-row>
        <table:table-row>
          <table:table-cell office:value="302" office:value-type="float"/>
          <table:table-cell office:value-type="string">
            <text:p>Workdays</text:p>
          </table:table-cell>
          <table:table-cell office:value="154" office:value-type="float"/>
        </table:table-row>
        <table:table-row>
          <table:table-cell office:value="302" office:value-type="float"/>
          <table:table-cell office:value-type="string">
            <text:p>Gravel</text:p>
          </table:table-cell>
          <table:table-cell office:value="5.1" office:value-type="float"/>
        </table:table-row>
        <table:table-row>
          <table:table-cell office:value="302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302" office:value-type="float"/>
          <table:table-cell office:value-type="string">
            <text:p>Asphalt</text:p>
          </table:table-cell>
          <table:table-cell office:value="4.1" office:value-type="float"/>
        </table:table-row>
        <table:table-row>
          <table:table-cell office:value="302" office:value-type="float"/>
          <table:table-cell office:value-type="string">
            <text:p>Concrete</text:p>
          </table:table-cell>
          <table:table-cell office:value="6.7" office:value-type="float"/>
        </table:table-row>
        <table:table-row>
          <table:table-cell office:value="302" office:value-type="float"/>
          <table:table-cell office:value-type="string">
            <text:p>Electro components</text:p>
          </table:table-cell>
          <table:table-cell office:value="0.55" office:value-type="float"/>
        </table:table-row>
        <table:table-row>
          <table:table-cell office:value="306" office:value-type="float"/>
          <table:table-cell office:value-type="string">
            <text:p>Workdays</text:p>
          </table:table-cell>
          <table:table-cell office:value="46" office:value-type="float"/>
        </table:table-row>
        <table:table-row>
          <table:table-cell office:value="306" office:value-type="float"/>
          <table:table-cell office:value-type="string">
            <text:p>Gravel</text:p>
          </table:table-cell>
          <table:table-cell office:value="0.69" office:value-type="float"/>
        </table:table-row>
        <table:table-row>
          <table:table-cell office:value="306" office:value-type="float"/>
          <table:table-cell office:value-type="string">
            <text:p>Steel</text:p>
          </table:table-cell>
          <table:table-cell office:value="0.59" office:value-type="float"/>
        </table:table-row>
        <table:table-row>
          <table:table-cell office:value="306" office:value-type="float"/>
          <table:table-cell office:value-type="string">
            <text:p>Asphalt</text:p>
          </table:table-cell>
          <table:table-cell office:value="0.55" office:value-type="float"/>
        </table:table-row>
        <table:table-row>
          <table:table-cell office:value="306" office:value-type="float"/>
          <table:table-cell office:value-type="string">
            <text:p>Concrete</text:p>
          </table:table-cell>
          <table:table-cell office:value="0.9" office:value-type="float"/>
        </table:table-row>
        <table:table-row>
          <table:table-cell office:value="306" office:value-type="float"/>
          <table:table-cell office:value-type="string">
            <text:p>Bricks</text:p>
          </table:table-cell>
          <table:table-cell office:value="2" office:value-type="float"/>
        </table:table-row>
        <table:table-row>
          <table:table-cell office:value="306" office:value-type="float"/>
          <table:table-cell office:value-type="string">
            <text:p>Boards</text:p>
          </table:table-cell>
          <table:table-cell office:value="0.67" office:value-type="float"/>
        </table:table-row>
        <table:table-row>
          <table:table-cell office:value="306" office:value-type="float"/>
          <table:table-cell office:value-type="string">
            <text:p>Mechanical components</text:p>
          </table:table-cell>
          <table:table-cell office:value="0.071" office:value-type="float"/>
        </table:table-row>
        <table:table-row>
          <table:table-cell office:value="307" office:value-type="float"/>
          <table:table-cell office:value-type="string">
            <text:p>Workdays</text:p>
          </table:table-cell>
          <table:table-cell office:value="43" office:value-type="float"/>
        </table:table-row>
        <table:table-row>
          <table:table-cell office:value="307" office:value-type="float"/>
          <table:table-cell office:value-type="string">
            <text:p>Gravel</text:p>
          </table:table-cell>
          <table:table-cell office:value="0.5" office:value-type="float"/>
        </table:table-row>
        <table:table-row>
          <table:table-cell office:value="307" office:value-type="float"/>
          <table:table-cell office:value-type="string">
            <text:p>Steel</text:p>
          </table:table-cell>
          <table:table-cell office:value="0.65" office:value-type="float"/>
        </table:table-row>
        <table:table-row>
          <table:table-cell office:value="307" office:value-type="float"/>
          <table:table-cell office:value-type="string">
            <text:p>Asphalt</text:p>
          </table:table-cell>
          <table:table-cell office:value="0.4" office:value-type="float"/>
        </table:table-row>
        <table:table-row>
          <table:table-cell office:value="307" office:value-type="float"/>
          <table:table-cell office:value-type="string">
            <text:p>Concrete</text:p>
          </table:table-cell>
          <table:table-cell office:value="0.66" office:value-type="float"/>
        </table:table-row>
        <table:table-row>
          <table:table-cell office:value="307" office:value-type="float"/>
          <table:table-cell office:value-type="string">
            <text:p>Bricks</text:p>
          </table:table-cell>
          <table:table-cell office:value="1.8" office:value-type="float"/>
        </table:table-row>
        <table:table-row>
          <table:table-cell office:value="307" office:value-type="float"/>
          <table:table-cell office:value-type="string">
            <text:p>Boards</text:p>
          </table:table-cell>
          <table:table-cell office:value="0.59" office:value-type="float"/>
        </table:table-row>
        <table:table-row>
          <table:table-cell office:value="307" office:value-type="float"/>
          <table:table-cell office:value-type="string">
            <text:p>Mechanical components</text:p>
          </table:table-cell>
          <table:table-cell office:value="0.09" office:value-type="float"/>
        </table:table-row>
        <table:table-row>
          <table:table-cell office:value="308" office:value-type="float"/>
          <table:table-cell office:value-type="string">
            <text:p>Workdays</text:p>
          </table:table-cell>
          <table:table-cell office:value="74" office:value-type="float"/>
        </table:table-row>
        <table:table-row>
          <table:table-cell office:value="308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308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308" office:value-type="float"/>
          <table:table-cell office:value-type="string">
            <text:p>Asphalt</text:p>
          </table:table-cell>
          <table:table-cell office:value="1.1" office:value-type="float"/>
        </table:table-row>
        <table:table-row>
          <table:table-cell office:value="308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308" office:value-type="float"/>
          <table:table-cell office:value-type="string">
            <text:p>Bricks</text:p>
          </table:table-cell>
          <table:table-cell office:value="2.5" office:value-type="float"/>
        </table:table-row>
        <table:table-row>
          <table:table-cell office:value="308" office:value-type="float"/>
          <table:table-cell office:value-type="string">
            <text:p>Boards</text:p>
          </table:table-cell>
          <table:table-cell office:value="0.83" office:value-type="float"/>
        </table:table-row>
        <table:table-row>
          <table:table-cell office:value="308" office:value-type="float"/>
          <table:table-cell office:value-type="string">
            <text:p>Mechanical components</text:p>
          </table:table-cell>
          <table:table-cell office:value="0.17" office:value-type="float"/>
        </table:table-row>
        <table:table-row>
          <table:table-cell office:value="309" office:value-type="float"/>
          <table:table-cell office:value-type="string">
            <text:p>Workdays</text:p>
          </table:table-cell>
          <table:table-cell office:value="443" office:value-type="float"/>
        </table:table-row>
        <table:table-row>
          <table:table-cell office:value="309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309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09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309" office:value-type="float"/>
          <table:table-cell office:value-type="string">
            <text:p>Concrete</text:p>
          </table:table-cell>
          <table:table-cell office:value="7.7" office:value-type="float"/>
        </table:table-row>
        <table:table-row>
          <table:table-cell office:value="309" office:value-type="float"/>
          <table:table-cell office:value-type="string">
            <text:p>Bricks</text:p>
          </table:table-cell>
          <table:table-cell office:value="6.6" office:value-type="float"/>
        </table:table-row>
        <table:table-row>
          <table:table-cell office:value="309" office:value-type="float"/>
          <table:table-cell office:value-type="string">
            <text:p>Boards</text:p>
          </table:table-cell>
          <table:table-cell office:value="2.2" office:value-type="float"/>
        </table:table-row>
        <table:table-row>
          <table:table-cell office:value="309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310" office:value-type="float"/>
          <table:table-cell office:value-type="string">
            <text:p>Workdays</text:p>
          </table:table-cell>
          <table:table-cell office:value="72" office:value-type="float"/>
        </table:table-row>
        <table:table-row>
          <table:table-cell office:value="310" office:value-type="float"/>
          <table:table-cell office:value-type="string">
            <text:p>Gravel</text:p>
          </table:table-cell>
          <table:table-cell office:value="0.72" office:value-type="float"/>
        </table:table-row>
        <table:table-row>
          <table:table-cell office:value="310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310" office:value-type="float"/>
          <table:table-cell office:value-type="string">
            <text:p>Asphalt</text:p>
          </table:table-cell>
          <table:table-cell office:value="0.58" office:value-type="float"/>
        </table:table-row>
        <table:table-row>
          <table:table-cell office:value="310" office:value-type="float"/>
          <table:table-cell office:value-type="string">
            <text:p>Concrete</text:p>
          </table:table-cell>
          <table:table-cell office:value="0.94" office:value-type="float"/>
        </table:table-row>
        <table:table-row>
          <table:table-cell office:value="310" office:value-type="float"/>
          <table:table-cell office:value-type="string">
            <text:p>Mechanical components</text:p>
          </table:table-cell>
          <table:table-cell office:value="0.44" office:value-type="float"/>
        </table:table-row>
        <table:table-row>
          <table:table-cell office:value="311" office:value-type="float"/>
          <table:table-cell office:value-type="string">
            <text:p>Workdays</text:p>
          </table:table-cell>
          <table:table-cell office:value="513" office:value-type="float"/>
        </table:table-row>
        <table:table-row>
          <table:table-cell office:value="311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311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11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311" office:value-type="float"/>
          <table:table-cell office:value-type="string">
            <text:p>Concrete</text:p>
          </table:table-cell>
          <table:table-cell office:value="6.8" office:value-type="float"/>
        </table:table-row>
        <table:table-row>
          <table:table-cell office:value="311" office:value-type="float"/>
          <table:table-cell office:value-type="string">
            <text:p>Mechanical components</text:p>
          </table:table-cell>
          <table:table-cell office:value="3.2" office:value-type="float"/>
        </table:table-row>
        <table:table-row>
          <table:table-cell office:value="312" office:value-type="float"/>
          <table:table-cell office:value-type="string">
            <text:p>Workdays</text:p>
          </table:table-cell>
          <table:table-cell office:value="396" office:value-type="float"/>
        </table:table-row>
        <table:table-row>
          <table:table-cell office:value="312" office:value-type="float"/>
          <table:table-cell office:value-type="string">
            <text:p>Gravel</text:p>
          </table:table-cell>
          <table:table-cell office:value="2.7" office:value-type="float"/>
        </table:table-row>
        <table:table-row>
          <table:table-cell office:value="312" office:value-type="float"/>
          <table:table-cell office:value-type="string">
            <text:p>Steel</text:p>
          </table:table-cell>
          <table:table-cell office:value="8.3" office:value-type="float"/>
        </table:table-row>
        <table:table-row>
          <table:table-cell office:value="312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312" office:value-type="float"/>
          <table:table-cell office:value-type="string">
            <text:p>Concrete</text:p>
          </table:table-cell>
          <table:table-cell office:value="3.6" office:value-type="float"/>
        </table:table-row>
        <table:table-row>
          <table:table-cell office:value="312" office:value-type="float"/>
          <table:table-cell office:value-type="string">
            <text:p>Bricks</text:p>
          </table:table-cell>
          <table:table-cell office:value="14" office:value-type="float"/>
        </table:table-row>
        <table:table-row>
          <table:table-cell office:value="312" office:value-type="float"/>
          <table:table-cell office:value-type="string">
            <text:p>Boards</text:p>
          </table:table-cell>
          <table:table-cell office:value="4.8" office:value-type="float"/>
        </table:table-row>
        <table:table-row>
          <table:table-cell office:value="31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313" office:value-type="float"/>
          <table:table-cell office:value-type="string">
            <text:p>Workdays</text:p>
          </table:table-cell>
          <table:table-cell office:value="747" office:value-type="float"/>
        </table:table-row>
        <table:table-row>
          <table:table-cell office:value="313" office:value-type="float"/>
          <table:table-cell office:value-type="string">
            <text:p>Gravel</text:p>
          </table:table-cell>
          <table:table-cell office:value="5.8" office:value-type="float"/>
        </table:table-row>
        <table:table-row>
          <table:table-cell office:value="313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313" office:value-type="float"/>
          <table:table-cell office:value-type="string">
            <text:p>Asphalt</text:p>
          </table:table-cell>
          <table:table-cell office:value="4.6" office:value-type="float"/>
        </table:table-row>
        <table:table-row>
          <table:table-cell office:value="313" office:value-type="float"/>
          <table:table-cell office:value-type="string">
            <text:p>Concrete</text:p>
          </table:table-cell>
          <table:table-cell office:value="7.5" office:value-type="float"/>
        </table:table-row>
        <table:table-row>
          <table:table-cell office:value="313" office:value-type="float"/>
          <table:table-cell office:value-type="string">
            <text:p>Bricks</text:p>
          </table:table-cell>
          <table:table-cell office:value="25" office:value-type="float"/>
        </table:table-row>
        <table:table-row>
          <table:table-cell office:value="313" office:value-type="float"/>
          <table:table-cell office:value-type="string">
            <text:p>Boards</text:p>
          </table:table-cell>
          <table:table-cell office:value="8.4" office:value-type="float"/>
        </table:table-row>
        <table:table-row>
          <table:table-cell office:value="313" office:value-type="float"/>
          <table:table-cell office:value-type="string">
            <text:p>Mechanical components</text:p>
          </table:table-cell>
          <table:table-cell office:value="2.7" office:value-type="float"/>
        </table:table-row>
        <table:table-row>
          <table:table-cell office:value="314" office:value-type="float"/>
          <table:table-cell office:value-type="string">
            <text:p>Workdays</text:p>
          </table:table-cell>
          <table:table-cell office:value="24" office:value-type="float"/>
        </table:table-row>
        <table:table-row>
          <table:table-cell office:value="314" office:value-type="float"/>
          <table:table-cell office:value-type="string">
            <text:p>Gravel</text:p>
          </table:table-cell>
          <table:table-cell office:value="0.39" office:value-type="float"/>
        </table:table-row>
        <table:table-row>
          <table:table-cell office:value="314" office:value-type="float"/>
          <table:table-cell office:value-type="string">
            <text:p>Steel</text:p>
          </table:table-cell>
          <table:table-cell office:value="0.81" office:value-type="float"/>
        </table:table-row>
        <table:table-row>
          <table:table-cell office:value="314" office:value-type="float"/>
          <table:table-cell office:value-type="string">
            <text:p>Asphalt</text:p>
          </table:table-cell>
          <table:table-cell office:value="0.31" office:value-type="float"/>
        </table:table-row>
        <table:table-row>
          <table:table-cell office:value="314" office:value-type="float"/>
          <table:table-cell office:value-type="string">
            <text:p>Concrete</text:p>
          </table:table-cell>
          <table:table-cell office:value="4.1" office:value-type="float"/>
        </table:table-row>
        <table:table-row>
          <table:table-cell office:value="315" office:value-type="float"/>
          <table:table-cell office:value-type="string">
            <text:p>Workdays</text:p>
          </table:table-cell>
          <table:table-cell office:value="612" office:value-type="float"/>
        </table:table-row>
        <table:table-row>
          <table:table-cell office:value="315" office:value-type="float"/>
          <table:table-cell office:value-type="string">
            <text:p>Gravel</text:p>
          </table:table-cell>
          <table:table-cell office:value="8.3" office:value-type="float"/>
        </table:table-row>
        <table:table-row>
          <table:table-cell office:value="315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15" office:value-type="float"/>
          <table:table-cell office:value-type="string">
            <text:p>Asphalt</text:p>
          </table:table-cell>
          <table:table-cell office:value="6.7" office:value-type="float"/>
        </table:table-row>
        <table:table-row>
          <table:table-cell office:value="315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15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315" office:value-type="float"/>
          <table:table-cell office:value-type="string">
            <text:p>Boards</text:p>
          </table:table-cell>
          <table:table-cell office:value="7.8" office:value-type="float"/>
        </table:table-row>
        <table:table-row>
          <table:table-cell office:value="315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316" office:value-type="float"/>
          <table:table-cell office:value-type="string">
            <text:p>Workdays</text:p>
          </table:table-cell>
          <table:table-cell office:value="1851" office:value-type="float"/>
        </table:table-row>
        <table:table-row>
          <table:table-cell office:value="316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316" office:value-type="float"/>
          <table:table-cell office:value-type="string">
            <text:p>Steel</text:p>
          </table:table-cell>
          <table:table-cell office:value="41" office:value-type="float"/>
        </table:table-row>
        <table:table-row>
          <table:table-cell office:value="316" office:value-type="float"/>
          <table:table-cell office:value-type="string">
            <text:p>Asphalt</text:p>
          </table:table-cell>
          <table:table-cell office:value="16" office:value-type="float"/>
        </table:table-row>
        <table:table-row>
          <table:table-cell office:value="316" office:value-type="float"/>
          <table:table-cell office:value-type="string">
            <text:p>Concrete</text:p>
          </table:table-cell>
          <table:table-cell office:value="26" office:value-type="float"/>
        </table:table-row>
        <table:table-row>
          <table:table-cell office:value="316" office:value-type="float"/>
          <table:table-cell office:value-type="string">
            <text:p>Bricks</text:p>
          </table:table-cell>
          <table:table-cell office:value="45" office:value-type="float"/>
        </table:table-row>
        <table:table-row>
          <table:table-cell office:value="316" office:value-type="float"/>
          <table:table-cell office:value-type="string">
            <text:p>Boards</text:p>
          </table:table-cell>
          <table:table-cell office:value="15" office:value-type="float"/>
        </table:table-row>
        <table:table-row>
          <table:table-cell office:value="316" office:value-type="float"/>
          <table:table-cell office:value-type="string">
            <text:p>Mechanical components</text:p>
          </table:table-cell>
          <table:table-cell office:value="7.4" office:value-type="float"/>
        </table:table-row>
        <table:table-row>
          <table:table-cell office:value="317" office:value-type="float"/>
          <table:table-cell office:value-type="string">
            <text:p>Workdays</text:p>
          </table:table-cell>
          <table:table-cell office:value="303" office:value-type="float"/>
        </table:table-row>
        <table:table-row>
          <table:table-cell office:value="317" office:value-type="float"/>
          <table:table-cell office:value-type="string">
            <text:p>Gravel</text:p>
          </table:table-cell>
          <table:table-cell office:value="6.3" office:value-type="float"/>
        </table:table-row>
        <table:table-row>
          <table:table-cell office:value="317" office:value-type="float"/>
          <table:table-cell office:value-type="string">
            <text:p>Steel</text:p>
          </table:table-cell>
          <table:table-cell office:value="4.7" office:value-type="float"/>
        </table:table-row>
        <table:table-row>
          <table:table-cell office:value="317" office:value-type="float"/>
          <table:table-cell office:value-type="string">
            <text:p>Concrete</text:p>
          </table:table-cell>
          <table:table-cell office:value="8.2" office:value-type="float"/>
        </table:table-row>
        <table:table-row>
          <table:table-cell office:value="317" office:value-type="float"/>
          <table:table-cell office:value-type="string">
            <text:p>Bricks</text:p>
          </table:table-cell>
          <table:table-cell office:value="8.8" office:value-type="float"/>
        </table:table-row>
        <table:table-row>
          <table:table-cell office:value="317" office:value-type="float"/>
          <table:table-cell office:value-type="string">
            <text:p>Boards</text:p>
          </table:table-cell>
          <table:table-cell office:value="2.9" office:value-type="float"/>
        </table:table-row>
        <table:table-row>
          <table:table-cell office:value="317" office:value-type="float"/>
          <table:table-cell office:value-type="string">
            <text:p>Mechanical components</text:p>
          </table:table-cell>
          <table:table-cell office:value="0.76" office:value-type="float"/>
        </table:table-row>
        <table:table-row>
          <table:table-cell office:value="318" office:value-type="float"/>
          <table:table-cell office:value-type="string">
            <text:p>Workdays</text:p>
          </table:table-cell>
          <table:table-cell office:value="12" office:value-type="float"/>
        </table:table-row>
        <table:table-row>
          <table:table-cell office:value="318" office:value-type="float"/>
          <table:table-cell office:value-type="string">
            <text:p>Gravel</text:p>
          </table:table-cell>
          <table:table-cell office:value="0.21" office:value-type="float"/>
        </table:table-row>
        <table:table-row>
          <table:table-cell office:value="318" office:value-type="float"/>
          <table:table-cell office:value-type="string">
            <text:p>Steel</text:p>
          </table:table-cell>
          <table:table-cell office:value="0.37" office:value-type="float"/>
        </table:table-row>
        <table:table-row>
          <table:table-cell office:value="318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322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322" office:value-type="float"/>
          <table:table-cell office:value-type="string">
            <text:p>Gravel</text:p>
          </table:table-cell>
          <table:table-cell office:value="0.82" office:value-type="float"/>
        </table:table-row>
        <table:table-row>
          <table:table-cell office:value="322" office:value-type="float"/>
          <table:table-cell office:value-type="string">
            <text:p>Steel</text:p>
          </table:table-cell>
          <table:table-cell office:value="0.3" office:value-type="float"/>
        </table:table-row>
        <table:table-row>
          <table:table-cell office:value="322" office:value-type="float"/>
          <table:table-cell office:value-type="string">
            <text:p>Asphalt</text:p>
          </table:table-cell>
          <table:table-cell office:value="0.66" office:value-type="float"/>
        </table:table-row>
        <table:table-row>
          <table:table-cell office:value="322" office:value-type="float"/>
          <table:table-cell office:value-type="string">
            <text:p>Concrete</text:p>
          </table:table-cell>
          <table:table-cell office:value="1.1" office:value-type="float"/>
        </table:table-row>
        <table:table-row>
          <table:table-cell office:value="322" office:value-type="float"/>
          <table:table-cell office:value-type="string">
            <text:p>Bricks</text:p>
          </table:table-cell>
          <table:table-cell office:value="0.48" office:value-type="float"/>
        </table:table-row>
        <table:table-row>
          <table:table-cell office:value="322" office:value-type="float"/>
          <table:table-cell office:value-type="string">
            <text:p>Boards</text:p>
          </table:table-cell>
          <table:table-cell office:value="0.16" office:value-type="float"/>
        </table:table-row>
        <table:table-row>
          <table:table-cell office:value="322" office:value-type="float"/>
          <table:table-cell office:value-type="string">
            <text:p>Mechanical components</text:p>
          </table:table-cell>
          <table:table-cell office:value="0.05" office:value-type="float"/>
        </table:table-row>
        <table:table-row>
          <table:table-cell office:value="323" office:value-type="float"/>
          <table:table-cell office:value-type="string">
            <text:p>Workdays</text:p>
          </table:table-cell>
          <table:table-cell office:value="33" office:value-type="float"/>
        </table:table-row>
        <table:table-row>
          <table:table-cell office:value="323" office:value-type="float"/>
          <table:table-cell office:value-type="string">
            <text:p>Gravel</text:p>
          </table:table-cell>
          <table:table-cell office:value="0.12" office:value-type="float"/>
        </table:table-row>
        <table:table-row>
          <table:table-cell office:value="323" office:value-type="float"/>
          <table:table-cell office:value-type="string">
            <text:p>Steel</text:p>
          </table:table-cell>
          <table:table-cell office:value="1.3" office:value-type="float"/>
        </table:table-row>
        <table:table-row>
          <table:table-cell office:value="323" office:value-type="float"/>
          <table:table-cell office:value-type="string">
            <text:p>Concrete</text:p>
          </table:table-cell>
          <table:table-cell office:value="4.4" office:value-type="float"/>
        </table:table-row>
        <table:table-row>
          <table:table-cell office:value="323" office:value-type="float"/>
          <table:table-cell office:value-type="string">
            <text:p>Mechanical components</text:p>
          </table:table-cell>
          <table:table-cell office:value="0.068" office:value-type="float"/>
        </table:table-row>
        <table:table-row>
          <table:table-cell office:value="324" office:value-type="float"/>
          <table:table-cell office:value-type="string">
            <text:p>Workdays</text:p>
          </table:table-cell>
          <table:table-cell office:value="48" office:value-type="float"/>
        </table:table-row>
        <table:table-row>
          <table:table-cell office:value="324" office:value-type="float"/>
          <table:table-cell office:value-type="string">
            <text:p>Gravel</text:p>
          </table:table-cell>
          <table:table-cell office:value="0.12" office:value-type="float"/>
        </table:table-row>
        <table:table-row>
          <table:table-cell office:value="324" office:value-type="float"/>
          <table:table-cell office:value-type="string">
            <text:p>Steel</text:p>
          </table:table-cell>
          <table:table-cell office:value="2" office:value-type="float"/>
        </table:table-row>
        <table:table-row>
          <table:table-cell office:value="324" office:value-type="float"/>
          <table:table-cell office:value-type="string">
            <text:p>Concrete</text:p>
          </table:table-cell>
          <table:table-cell office:value="6.6" office:value-type="float"/>
        </table:table-row>
        <table:table-row>
          <table:table-cell office:value="324" office:value-type="float"/>
          <table:table-cell office:value-type="string">
            <text:p>Mechanical components</text:p>
          </table:table-cell>
          <table:table-cell office:value="0.1" office:value-type="float"/>
        </table:table-row>
        <table:table-row>
          <table:table-cell office:value="325" office:value-type="float"/>
          <table:table-cell office:value-type="string">
            <text:p>Workdays</text:p>
          </table:table-cell>
          <table:table-cell office:value="70" office:value-type="float"/>
        </table:table-row>
        <table:table-row>
          <table:table-cell office:value="325" office:value-type="float"/>
          <table:table-cell office:value-type="string">
            <text:p>Gravel</text:p>
          </table:table-cell>
          <table:table-cell office:value="0.13" office:value-type="float"/>
        </table:table-row>
        <table:table-row>
          <table:table-cell office:value="325" office:value-type="float"/>
          <table:table-cell office:value-type="string">
            <text:p>Steel</text:p>
          </table:table-cell>
          <table:table-cell office:value="3" office:value-type="float"/>
        </table:table-row>
        <table:table-row>
          <table:table-cell office:value="325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25" office:value-type="float"/>
          <table:table-cell office:value-type="string">
            <text:p>Mechanical components</text:p>
          </table:table-cell>
          <table:table-cell office:value="0.16" office:value-type="float"/>
        </table:table-row>
        <table:table-row>
          <table:table-cell office:value="326" office:value-type="float"/>
          <table:table-cell office:value-type="string">
            <text:p>Workdays</text:p>
          </table:table-cell>
          <table:table-cell office:value="17" office:value-type="float"/>
        </table:table-row>
        <table:table-row>
          <table:table-cell office:value="326" office:value-type="float"/>
          <table:table-cell office:value-type="string">
            <text:p>Gravel</text:p>
          </table:table-cell>
          <table:table-cell office:value="0.19" office:value-type="float"/>
        </table:table-row>
        <table:table-row>
          <table:table-cell office:value="326" office:value-type="float"/>
          <table:table-cell office:value-type="string">
            <text:p>Steel</text:p>
          </table:table-cell>
          <table:table-cell office:value="0.62" office:value-type="float"/>
        </table:table-row>
        <table:table-row>
          <table:table-cell office:value="326" office:value-type="float"/>
          <table:table-cell office:value-type="string">
            <text:p>Concrete</text:p>
          </table:table-cell>
          <table:table-cell office:value="3" office:value-type="float"/>
        </table:table-row>
        <table:table-row>
          <table:table-cell office:value="327" office:value-type="float"/>
          <table:table-cell office:value-type="string">
            <text:p>Workdays</text:p>
          </table:table-cell>
          <table:table-cell office:value="287" office:value-type="float"/>
        </table:table-row>
        <table:table-row>
          <table:table-cell office:value="327" office:value-type="float"/>
          <table:table-cell office:value-type="string">
            <text:p>Gravel</text:p>
          </table:table-cell>
          <table:table-cell office:value="3.7" office:value-type="float"/>
        </table:table-row>
        <table:table-row>
          <table:table-cell office:value="327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327" office:value-type="float"/>
          <table:table-cell office:value-type="string">
            <text:p>Asphalt</text:p>
          </table:table-cell>
          <table:table-cell office:value="3" office:value-type="float"/>
        </table:table-row>
        <table:table-row>
          <table:table-cell office:value="327" office:value-type="float"/>
          <table:table-cell office:value-type="string">
            <text:p>Concrete</text:p>
          </table:table-cell>
          <table:table-cell office:value="4.8" office:value-type="float"/>
        </table:table-row>
        <table:table-row>
          <table:table-cell office:value="327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327" office:value-type="float"/>
          <table:table-cell office:value-type="string">
            <text:p>Boards</text:p>
          </table:table-cell>
          <table:table-cell office:value="4.5" office:value-type="float"/>
        </table:table-row>
        <table:table-row>
          <table:table-cell office:value="327" office:value-type="float"/>
          <table:table-cell office:value-type="string">
            <text:p>Mechanical components</text:p>
          </table:table-cell>
          <table:table-cell office:value="0.54" office:value-type="float"/>
        </table:table-row>
        <table:table-row>
          <table:table-cell office:value="328" office:value-type="float"/>
          <table:table-cell office:value-type="string">
            <text:p>Workdays</text:p>
          </table:table-cell>
          <table:table-cell office:value="1431" office:value-type="float"/>
        </table:table-row>
        <table:table-row>
          <table:table-cell office:value="328" office:value-type="float"/>
          <table:table-cell office:value-type="string">
            <text:p>Gravel</text:p>
          </table:table-cell>
          <table:table-cell office:value="32" office:value-type="float"/>
        </table:table-row>
        <table:table-row>
          <table:table-cell office:value="328" office:value-type="float"/>
          <table:table-cell office:value-type="string">
            <text:p>Steel</text:p>
          </table:table-cell>
          <table:table-cell office:value="32" office:value-type="float"/>
        </table:table-row>
        <table:table-row>
          <table:table-cell office:value="328" office:value-type="float"/>
          <table:table-cell office:value-type="string">
            <text:p>Asphalt</text:p>
          </table:table-cell>
          <table:table-cell office:value="26" office:value-type="float"/>
        </table:table-row>
        <table:table-row>
          <table:table-cell office:value="328" office:value-type="float"/>
          <table:table-cell office:value-type="string">
            <text:p>Concrete</text:p>
          </table:table-cell>
          <table:table-cell office:value="80" office:value-type="float"/>
        </table:table-row>
        <table:table-row>
          <table:table-cell office:value="328" office:value-type="float"/>
          <table:table-cell office:value-type="string">
            <text:p>Bricks</text:p>
          </table:table-cell>
          <table:table-cell office:value="12" office:value-type="float"/>
        </table:table-row>
        <table:table-row>
          <table:table-cell office:value="328" office:value-type="float"/>
          <table:table-cell office:value-type="string">
            <text:p>Boards</text:p>
          </table:table-cell>
          <table:table-cell office:value="4.2" office:value-type="float"/>
        </table:table-row>
        <table:table-row>
          <table:table-cell office:value="328" office:value-type="float"/>
          <table:table-cell office:value-type="string">
            <text:p>Mechanical components</text:p>
          </table:table-cell>
          <table:table-cell office:value="4.5" office:value-type="float"/>
        </table:table-row>
        <table:table-row>
          <table:table-cell office:value="329" office:value-type="float"/>
          <table:table-cell office:value-type="string">
            <text:p>Workdays</text:p>
          </table:table-cell>
          <table:table-cell office:value="3154" office:value-type="float"/>
        </table:table-row>
        <table:table-row>
          <table:table-cell office:value="329" office:value-type="float"/>
          <table:table-cell office:value-type="string">
            <text:p>Gravel</text:p>
          </table:table-cell>
          <table:table-cell office:value="63" office:value-type="float"/>
        </table:table-row>
        <table:table-row>
          <table:table-cell office:value="329" office:value-type="float"/>
          <table:table-cell office:value-type="string">
            <text:p>Steel</text:p>
          </table:table-cell>
          <table:table-cell office:value="75" office:value-type="float"/>
        </table:table-row>
        <table:table-row>
          <table:table-cell office:value="329" office:value-type="float"/>
          <table:table-cell office:value-type="string">
            <text:p>Asphalt</text:p>
          </table:table-cell>
          <table:table-cell office:value="51" office:value-type="float"/>
        </table:table-row>
        <table:table-row>
          <table:table-cell office:value="329" office:value-type="float"/>
          <table:table-cell office:value-type="string">
            <text:p>Concrete</text:p>
          </table:table-cell>
          <table:table-cell office:value="202" office:value-type="float"/>
        </table:table-row>
        <table:table-row>
          <table:table-cell office:value="329" office:value-type="float"/>
          <table:table-cell office:value-type="string">
            <text:p>Bricks</text:p>
          </table:table-cell>
          <table:table-cell office:value="33" office:value-type="float"/>
        </table:table-row>
        <table:table-row>
          <table:table-cell office:value="329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329" office:value-type="float"/>
          <table:table-cell office:value-type="string">
            <text:p>Mechanical components</text:p>
          </table:table-cell>
          <table:table-cell office:value="9.2" office:value-type="float"/>
        </table:table-row>
        <table:table-row>
          <table:table-cell office:value="330" office:value-type="float"/>
          <table:table-cell office:value-type="string">
            <text:p>Workdays</text:p>
          </table:table-cell>
          <table:table-cell office:value="376" office:value-type="float"/>
        </table:table-row>
        <table:table-row>
          <table:table-cell office:value="330" office:value-type="float"/>
          <table:table-cell office:value-type="string">
            <text:p>Gravel</text:p>
          </table:table-cell>
          <table:table-cell office:value="6.6" office:value-type="float"/>
        </table:table-row>
        <table:table-row>
          <table:table-cell office:value="330" office:value-type="float"/>
          <table:table-cell office:value-type="string">
            <text:p>Steel</text:p>
          </table:table-cell>
          <table:table-cell office:value="6.7" office:value-type="float"/>
        </table:table-row>
        <table:table-row>
          <table:table-cell office:value="330" office:value-type="float"/>
          <table:table-cell office:value-type="string">
            <text:p>Concrete</text:p>
          </table:table-cell>
          <table:table-cell office:value="8.6" office:value-type="float"/>
        </table:table-row>
        <table:table-row>
          <table:table-cell office:value="330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330" office:value-type="float"/>
          <table:table-cell office:value-type="string">
            <text:p>Boards</text:p>
          </table:table-cell>
          <table:table-cell office:value="3.4" office:value-type="float"/>
        </table:table-row>
        <table:table-row>
          <table:table-cell office:value="330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31" office:value-type="float"/>
          <table:table-cell office:value-type="string">
            <text:p>Workdays</text:p>
          </table:table-cell>
          <table:table-cell office:value="907" office:value-type="float"/>
        </table:table-row>
        <table:table-row>
          <table:table-cell office:value="331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331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331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331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331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331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331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332" office:value-type="float"/>
          <table:table-cell office:value-type="string">
            <text:p>Workdays</text:p>
          </table:table-cell>
          <table:table-cell office:value="1949" office:value-type="float"/>
        </table:table-row>
        <table:table-row>
          <table:table-cell office:value="332" office:value-type="float"/>
          <table:table-cell office:value-type="string">
            <text:p>Gravel</text:p>
          </table:table-cell>
          <table:table-cell office:value="45" office:value-type="float"/>
        </table:table-row>
        <table:table-row>
          <table:table-cell office:value="332" office:value-type="float"/>
          <table:table-cell office:value-type="string">
            <text:p>Steel</text:p>
          </table:table-cell>
          <table:table-cell office:value="73" office:value-type="float"/>
        </table:table-row>
        <table:table-row>
          <table:table-cell office:value="332" office:value-type="float"/>
          <table:table-cell office:value-type="string">
            <text:p>Asphalt</text:p>
          </table:table-cell>
          <table:table-cell office:value="36" office:value-type="float"/>
        </table:table-row>
        <table:table-row>
          <table:table-cell office:value="332" office:value-type="float"/>
          <table:table-cell office:value-type="string">
            <text:p>Concrete</text:p>
          </table:table-cell>
          <table:table-cell office:value="58" office:value-type="float"/>
        </table:table-row>
        <table:table-row>
          <table:table-cell office:value="332" office:value-type="float"/>
          <table:table-cell office:value-type="string">
            <text:p>Bricks</text:p>
          </table:table-cell>
          <table:table-cell office:value="25" office:value-type="float"/>
        </table:table-row>
        <table:table-row>
          <table:table-cell office:value="332" office:value-type="float"/>
          <table:table-cell office:value-type="string">
            <text:p>Boards</text:p>
          </table:table-cell>
          <table:table-cell office:value="8.5" office:value-type="float"/>
        </table:table-row>
        <table:table-row>
          <table:table-cell office:value="332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337" office:value-type="float"/>
          <table:table-cell office:value-type="string">
            <text:p>Workdays</text:p>
          </table:table-cell>
          <table:table-cell office:value="91" office:value-type="float"/>
        </table:table-row>
        <table:table-row>
          <table:table-cell office:value="337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337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337" office:value-type="float"/>
          <table:table-cell office:value-type="string">
            <text:p>Asphalt</text:p>
          </table:table-cell>
          <table:table-cell office:value="1" office:value-type="float"/>
        </table:table-row>
        <table:table-row>
          <table:table-cell office:value="337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337" office:value-type="float"/>
          <table:table-cell office:value-type="string">
            <text:p>Bricks</text:p>
          </table:table-cell>
          <table:table-cell office:value="3.4" office:value-type="float"/>
        </table:table-row>
        <table:table-row>
          <table:table-cell office:value="337" office:value-type="float"/>
          <table:table-cell office:value-type="string">
            <text:p>Boards</text:p>
          </table:table-cell>
          <table:table-cell office:value="1.1" office:value-type="float"/>
        </table:table-row>
        <table:table-row>
          <table:table-cell office:value="337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338" office:value-type="float"/>
          <table:table-cell office:value-type="string">
            <text:p>Workdays</text:p>
          </table:table-cell>
          <table:table-cell office:value="134" office:value-type="float"/>
        </table:table-row>
        <table:table-row>
          <table:table-cell office:value="338" office:value-type="float"/>
          <table:table-cell office:value-type="string">
            <text:p>Gravel</text:p>
          </table:table-cell>
          <table:table-cell office:value="2.3" office:value-type="float"/>
        </table:table-row>
        <table:table-row>
          <table:table-cell office:value="338" office:value-type="float"/>
          <table:table-cell office:value-type="string">
            <text:p>Steel</text:p>
          </table:table-cell>
          <table:table-cell office:value="2.2" office:value-type="float"/>
        </table:table-row>
        <table:table-row>
          <table:table-cell office:value="338" office:value-type="float"/>
          <table:table-cell office:value-type="string">
            <text:p>Asphalt</text:p>
          </table:table-cell>
          <table:table-cell office:value="1.8" office:value-type="float"/>
        </table:table-row>
        <table:table-row>
          <table:table-cell office:value="338" office:value-type="float"/>
          <table:table-cell office:value-type="string">
            <text:p>Concrete</text:p>
          </table:table-cell>
          <table:table-cell office:value="3" office:value-type="float"/>
        </table:table-row>
        <table:table-row>
          <table:table-cell office:value="338" office:value-type="float"/>
          <table:table-cell office:value-type="string">
            <text:p>Bricks</text:p>
          </table:table-cell>
          <table:table-cell office:value="4.6" office:value-type="float"/>
        </table:table-row>
        <table:table-row>
          <table:table-cell office:value="338" office:value-type="float"/>
          <table:table-cell office:value-type="string">
            <text:p>Boards</text:p>
          </table:table-cell>
          <table:table-cell office:value="1.5" office:value-type="float"/>
        </table:table-row>
        <table:table-row>
          <table:table-cell office:value="338" office:value-type="float"/>
          <table:table-cell office:value-type="string">
            <text:p>Mechanical components</text:p>
          </table:table-cell>
          <table:table-cell office:value="0.33" office:value-type="float"/>
        </table:table-row>
        <table:table-row>
          <table:table-cell office:value="339" office:value-type="float"/>
          <table:table-cell office:value-type="string">
            <text:p>Workdays</text:p>
          </table:table-cell>
          <table:table-cell office:value="340" office:value-type="float"/>
        </table:table-row>
        <table:table-row>
          <table:table-cell office:value="339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339" office:value-type="float"/>
          <table:table-cell office:value-type="string">
            <text:p>Steel</text:p>
          </table:table-cell>
          <table:table-cell office:value="4.7" office:value-type="float"/>
        </table:table-row>
        <table:table-row>
          <table:table-cell office:value="339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339" office:value-type="float"/>
          <table:table-cell office:value-type="string">
            <text:p>Concrete</text:p>
          </table:table-cell>
          <table:table-cell office:value="6.9" office:value-type="float"/>
        </table:table-row>
        <table:table-row>
          <table:table-cell office:value="339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339" office:value-type="float"/>
          <table:table-cell office:value-type="string">
            <text:p>Boards</text:p>
          </table:table-cell>
          <table:table-cell office:value="5.1" office:value-type="float"/>
        </table:table-row>
        <table:table-row>
          <table:table-cell office:value="339" office:value-type="float"/>
          <table:table-cell office:value-type="string">
            <text:p>Mechanical components</text:p>
          </table:table-cell>
          <table:table-cell office:value="0.59" office:value-type="float"/>
        </table:table-row>
        <table:table-row>
          <table:table-cell office:value="340" office:value-type="float"/>
          <table:table-cell office:value-type="string">
            <text:p>Workdays</text:p>
          </table:table-cell>
          <table:table-cell office:value="340" office:value-type="float"/>
        </table:table-row>
        <table:table-row>
          <table:table-cell office:value="340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340" office:value-type="float"/>
          <table:table-cell office:value-type="string">
            <text:p>Steel</text:p>
          </table:table-cell>
          <table:table-cell office:value="4.7" office:value-type="float"/>
        </table:table-row>
        <table:table-row>
          <table:table-cell office:value="340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340" office:value-type="float"/>
          <table:table-cell office:value-type="string">
            <text:p>Concrete</text:p>
          </table:table-cell>
          <table:table-cell office:value="6.9" office:value-type="float"/>
        </table:table-row>
        <table:table-row>
          <table:table-cell office:value="340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340" office:value-type="float"/>
          <table:table-cell office:value-type="string">
            <text:p>Boards</text:p>
          </table:table-cell>
          <table:table-cell office:value="5.1" office:value-type="float"/>
        </table:table-row>
        <table:table-row>
          <table:table-cell office:value="340" office:value-type="float"/>
          <table:table-cell office:value-type="string">
            <text:p>Mechanical components</text:p>
          </table:table-cell>
          <table:table-cell office:value="0.59" office:value-type="float"/>
        </table:table-row>
        <table:table-row>
          <table:table-cell office:value="341" office:value-type="float"/>
          <table:table-cell office:value-type="string">
            <text:p>Workdays</text:p>
          </table:table-cell>
          <table:table-cell office:value="726" office:value-type="float"/>
        </table:table-row>
        <table:table-row>
          <table:table-cell office:value="341" office:value-type="float"/>
          <table:table-cell office:value-type="string">
            <text:p>Gravel</text:p>
          </table:table-cell>
          <table:table-cell office:value="8.2" office:value-type="float"/>
        </table:table-row>
        <table:table-row>
          <table:table-cell office:value="341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341" office:value-type="float"/>
          <table:table-cell office:value-type="string">
            <text:p>Asphalt</text:p>
          </table:table-cell>
          <table:table-cell office:value="6.6" office:value-type="float"/>
        </table:table-row>
        <table:table-row>
          <table:table-cell office:value="341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41" office:value-type="float"/>
          <table:table-cell office:value-type="string">
            <text:p>Bricks</text:p>
          </table:table-cell>
          <table:table-cell office:value="34" office:value-type="float"/>
        </table:table-row>
        <table:table-row>
          <table:table-cell office:value="341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341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342" office:value-type="float"/>
          <table:table-cell office:value-type="string">
            <text:p>Workdays</text:p>
          </table:table-cell>
          <table:table-cell office:value="726" office:value-type="float"/>
        </table:table-row>
        <table:table-row>
          <table:table-cell office:value="342" office:value-type="float"/>
          <table:table-cell office:value-type="string">
            <text:p>Gravel</text:p>
          </table:table-cell>
          <table:table-cell office:value="8.2" office:value-type="float"/>
        </table:table-row>
        <table:table-row>
          <table:table-cell office:value="342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342" office:value-type="float"/>
          <table:table-cell office:value-type="string">
            <text:p>Asphalt</text:p>
          </table:table-cell>
          <table:table-cell office:value="6.6" office:value-type="float"/>
        </table:table-row>
        <table:table-row>
          <table:table-cell office:value="342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42" office:value-type="float"/>
          <table:table-cell office:value-type="string">
            <text:p>Bricks</text:p>
          </table:table-cell>
          <table:table-cell office:value="34" office:value-type="float"/>
        </table:table-row>
        <table:table-row>
          <table:table-cell office:value="342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342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343" office:value-type="float"/>
          <table:table-cell office:value-type="string">
            <text:p>Workdays</text:p>
          </table:table-cell>
          <table:table-cell office:value="17" office:value-type="float"/>
        </table:table-row>
        <table:table-row>
          <table:table-cell office:value="343" office:value-type="float"/>
          <table:table-cell office:value-type="string">
            <text:p>Gravel</text:p>
          </table:table-cell>
          <table:table-cell office:value="0.68" office:value-type="float"/>
        </table:table-row>
        <table:table-row>
          <table:table-cell office:value="343" office:value-type="float"/>
          <table:table-cell office:value-type="string">
            <text:p>Steel</text:p>
          </table:table-cell>
          <table:table-cell office:value="0.079" office:value-type="float"/>
        </table:table-row>
        <table:table-row>
          <table:table-cell office:value="343" office:value-type="float"/>
          <table:table-cell office:value-type="string">
            <text:p>Concrete</text:p>
          </table:table-cell>
          <table:table-cell office:value="0.88" office:value-type="float"/>
        </table:table-row>
        <table:table-row>
          <table:table-cell office:value="343" office:value-type="float"/>
          <table:table-cell office:value-type="string">
            <text:p>Prefab panels</text:p>
          </table:table-cell>
          <table:table-cell office:value="0.79" office:value-type="float"/>
        </table:table-row>
        <table:table-row>
          <table:table-cell office:value="344" office:value-type="float"/>
          <table:table-cell office:value-type="string">
            <text:p>Workdays</text:p>
          </table:table-cell>
          <table:table-cell office:value="17" office:value-type="float"/>
        </table:table-row>
        <table:table-row>
          <table:table-cell office:value="344" office:value-type="float"/>
          <table:table-cell office:value-type="string">
            <text:p>Gravel</text:p>
          </table:table-cell>
          <table:table-cell office:value="0.68" office:value-type="float"/>
        </table:table-row>
        <table:table-row>
          <table:table-cell office:value="344" office:value-type="float"/>
          <table:table-cell office:value-type="string">
            <text:p>Steel</text:p>
          </table:table-cell>
          <table:table-cell office:value="0.079" office:value-type="float"/>
        </table:table-row>
        <table:table-row>
          <table:table-cell office:value="344" office:value-type="float"/>
          <table:table-cell office:value-type="string">
            <text:p>Asphalt</text:p>
          </table:table-cell>
          <table:table-cell office:value="0.54" office:value-type="float"/>
        </table:table-row>
        <table:table-row>
          <table:table-cell office:value="344" office:value-type="float"/>
          <table:table-cell office:value-type="string">
            <text:p>Concrete</text:p>
          </table:table-cell>
          <table:table-cell office:value="0.88" office:value-type="float"/>
        </table:table-row>
        <table:table-row>
          <table:table-cell office:value="344" office:value-type="float"/>
          <table:table-cell office:value-type="string">
            <text:p>Prefab panels</text:p>
          </table:table-cell>
          <table:table-cell office:value="0.79" office:value-type="float"/>
        </table:table-row>
        <table:table-row>
          <table:table-cell office:value="345" office:value-type="float"/>
          <table:table-cell office:value-type="string">
            <text:p>Workdays</text:p>
          </table:table-cell>
          <table:table-cell office:value="50" office:value-type="float"/>
        </table:table-row>
        <table:table-row>
          <table:table-cell office:value="345" office:value-type="float"/>
          <table:table-cell office:value-type="string">
            <text:p>Gravel</text:p>
          </table:table-cell>
          <table:table-cell office:value="2.6" office:value-type="float"/>
        </table:table-row>
        <table:table-row>
          <table:table-cell office:value="345" office:value-type="float"/>
          <table:table-cell office:value-type="string">
            <text:p>Steel</text:p>
          </table:table-cell>
          <table:table-cell office:value="0.16" office:value-type="float"/>
        </table:table-row>
        <table:table-row>
          <table:table-cell office:value="345" office:value-type="float"/>
          <table:table-cell office:value-type="string">
            <text:p>Concrete</text:p>
          </table:table-cell>
          <table:table-cell office:value="3.3" office:value-type="float"/>
        </table:table-row>
        <table:table-row>
          <table:table-cell office:value="345" office:value-type="float"/>
          <table:table-cell office:value-type="string">
            <text:p>Prefab panels</text:p>
          </table:table-cell>
          <table:table-cell office:value="1.6" office:value-type="float"/>
        </table:table-row>
        <table:table-row>
          <table:table-cell office:value="346" office:value-type="float"/>
          <table:table-cell office:value-type="string">
            <text:p>Workdays</text:p>
          </table:table-cell>
          <table:table-cell office:value="50" office:value-type="float"/>
        </table:table-row>
        <table:table-row>
          <table:table-cell office:value="346" office:value-type="float"/>
          <table:table-cell office:value-type="string">
            <text:p>Gravel</text:p>
          </table:table-cell>
          <table:table-cell office:value="2.6" office:value-type="float"/>
        </table:table-row>
        <table:table-row>
          <table:table-cell office:value="346" office:value-type="float"/>
          <table:table-cell office:value-type="string">
            <text:p>Steel</text:p>
          </table:table-cell>
          <table:table-cell office:value="0.16" office:value-type="float"/>
        </table:table-row>
        <table:table-row>
          <table:table-cell office:value="346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346" office:value-type="float"/>
          <table:table-cell office:value-type="string">
            <text:p>Concrete</text:p>
          </table:table-cell>
          <table:table-cell office:value="3.3" office:value-type="float"/>
        </table:table-row>
        <table:table-row>
          <table:table-cell office:value="346" office:value-type="float"/>
          <table:table-cell office:value-type="string">
            <text:p>Prefab panels</text:p>
          </table:table-cell>
          <table:table-cell office:value="1.6" office:value-type="float"/>
        </table:table-row>
        <table:table-row>
          <table:table-cell office:value="347" office:value-type="float"/>
          <table:table-cell office:value-type="string">
            <text:p>Workdays</text:p>
          </table:table-cell>
          <table:table-cell office:value="49" office:value-type="float"/>
        </table:table-row>
        <table:table-row>
          <table:table-cell office:value="347" office:value-type="float"/>
          <table:table-cell office:value-type="string">
            <text:p>Gravel</text:p>
          </table:table-cell>
          <table:table-cell office:value="2.5" office:value-type="float"/>
        </table:table-row>
        <table:table-row>
          <table:table-cell office:value="347" office:value-type="float"/>
          <table:table-cell office:value-type="string">
            <text:p>Steel</text:p>
          </table:table-cell>
          <table:table-cell office:value="0.16" office:value-type="float"/>
        </table:table-row>
        <table:table-row>
          <table:table-cell office:value="347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347" office:value-type="float"/>
          <table:table-cell office:value-type="string">
            <text:p>Concrete</text:p>
          </table:table-cell>
          <table:table-cell office:value="3.2" office:value-type="float"/>
        </table:table-row>
        <table:table-row>
          <table:table-cell office:value="347" office:value-type="float"/>
          <table:table-cell office:value-type="string">
            <text:p>Prefab panels</text:p>
          </table:table-cell>
          <table:table-cell office:value="1.6" office:value-type="float"/>
        </table:table-row>
        <table:table-row>
          <table:table-cell office:value="348" office:value-type="float"/>
          <table:table-cell office:value-type="string">
            <text:p>Workdays</text:p>
          </table:table-cell>
          <table:table-cell office:value="171" office:value-type="float"/>
        </table:table-row>
        <table:table-row>
          <table:table-cell office:value="348" office:value-type="float"/>
          <table:table-cell office:value-type="string">
            <text:p>Gravel</text:p>
          </table:table-cell>
          <table:table-cell office:value="9.8" office:value-type="float"/>
        </table:table-row>
        <table:table-row>
          <table:table-cell office:value="348" office:value-type="float"/>
          <table:table-cell office:value-type="string">
            <text:p>Steel</text:p>
          </table:table-cell>
          <table:table-cell office:value="0.35" office:value-type="float"/>
        </table:table-row>
        <table:table-row>
          <table:table-cell office:value="348" office:value-type="float"/>
          <table:table-cell office:value-type="string">
            <text:p>Asphalt</text:p>
          </table:table-cell>
          <table:table-cell office:value="7.8" office:value-type="float"/>
        </table:table-row>
        <table:table-row>
          <table:table-cell office:value="348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348" office:value-type="float"/>
          <table:table-cell office:value-type="string">
            <text:p>Prefab panels</text:p>
          </table:table-cell>
          <table:table-cell office:value="3.5" office:value-type="float"/>
        </table:table-row>
        <table:table-row>
          <table:table-cell office:value="349" office:value-type="float"/>
          <table:table-cell office:value-type="string">
            <text:p>Workdays</text:p>
          </table:table-cell>
          <table:table-cell office:value="1185" office:value-type="float"/>
        </table:table-row>
        <table:table-row>
          <table:table-cell office:value="349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349" office:value-type="float"/>
          <table:table-cell office:value-type="string">
            <text:p>Steel</text:p>
          </table:table-cell>
          <table:table-cell office:value="58" office:value-type="float"/>
        </table:table-row>
        <table:table-row>
          <table:table-cell office:value="349" office:value-type="float"/>
          <table:table-cell office:value-type="string">
            <text:p>Asphalt</text:p>
          </table:table-cell>
          <table:table-cell office:value="23" office:value-type="float"/>
        </table:table-row>
        <table:table-row>
          <table:table-cell office:value="349" office:value-type="float"/>
          <table:table-cell office:value-type="string">
            <text:p>Concrete</text:p>
          </table:table-cell>
          <table:table-cell office:value="37" office:value-type="float"/>
        </table:table-row>
        <table:table-row>
          <table:table-cell office:value="349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50" office:value-type="float"/>
          <table:table-cell office:value-type="string">
            <text:p>Workdays</text:p>
          </table:table-cell>
          <table:table-cell office:value="521" office:value-type="float"/>
        </table:table-row>
        <table:table-row>
          <table:table-cell office:value="350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350" office:value-type="float"/>
          <table:table-cell office:value-type="string">
            <text:p>Steel</text:p>
          </table:table-cell>
          <table:table-cell office:value="24" office:value-type="float"/>
        </table:table-row>
        <table:table-row>
          <table:table-cell office:value="350" office:value-type="float"/>
          <table:table-cell office:value-type="string">
            <text:p>Asphalt</text:p>
          </table:table-cell>
          <table:table-cell office:value="9.2" office:value-type="float"/>
        </table:table-row>
        <table:table-row>
          <table:table-cell office:value="350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350" office:value-type="float"/>
          <table:table-cell office:value-type="string">
            <text:p>Mechanical components</text:p>
          </table:table-cell>
          <table:table-cell office:value="0.8" office:value-type="float"/>
        </table:table-row>
        <table:table-row>
          <table:table-cell office:value="351" office:value-type="float"/>
          <table:table-cell office:value-type="string">
            <text:p>Workdays</text:p>
          </table:table-cell>
          <table:table-cell office:value="550" office:value-type="float"/>
        </table:table-row>
        <table:table-row>
          <table:table-cell office:value="351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351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351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351" office:value-type="float"/>
          <table:table-cell office:value-type="string">
            <text:p>Concrete</text:p>
          </table:table-cell>
          <table:table-cell office:value="16" office:value-type="float"/>
        </table:table-row>
        <table:table-row>
          <table:table-cell office:value="351" office:value-type="float"/>
          <table:table-cell office:value-type="string">
            <text:p>Mechanical components</text:p>
          </table:table-cell>
          <table:table-cell office:value="0.88" office:value-type="float"/>
        </table:table-row>
        <table:table-row>
          <table:table-cell office:value="352" office:value-type="float"/>
          <table:table-cell office:value-type="string">
            <text:p>Workdays</text:p>
          </table:table-cell>
          <table:table-cell office:value="810" office:value-type="float"/>
        </table:table-row>
        <table:table-row>
          <table:table-cell office:value="352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352" office:value-type="float"/>
          <table:table-cell office:value-type="string">
            <text:p>Steel</text:p>
          </table:table-cell>
          <table:table-cell office:value="24" office:value-type="float"/>
        </table:table-row>
        <table:table-row>
          <table:table-cell office:value="352" office:value-type="float"/>
          <table:table-cell office:value-type="string">
            <text:p>Asphalt</text:p>
          </table:table-cell>
          <table:table-cell office:value="20" office:value-type="float"/>
        </table:table-row>
        <table:table-row>
          <table:table-cell office:value="352" office:value-type="float"/>
          <table:table-cell office:value-type="string">
            <text:p>Concrete</text:p>
          </table:table-cell>
          <table:table-cell office:value="33" office:value-type="float"/>
        </table:table-row>
        <table:table-row>
          <table:table-cell office:value="352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53" office:value-type="float"/>
          <table:table-cell office:value-type="string">
            <text:p>Workdays</text:p>
          </table:table-cell>
          <table:table-cell office:value="576" office:value-type="float"/>
        </table:table-row>
        <table:table-row>
          <table:table-cell office:value="353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353" office:value-type="float"/>
          <table:table-cell office:value-type="string">
            <text:p>Steel</text:p>
          </table:table-cell>
          <table:table-cell office:value="23" office:value-type="float"/>
        </table:table-row>
        <table:table-row>
          <table:table-cell office:value="353" office:value-type="float"/>
          <table:table-cell office:value-type="string">
            <text:p>Asphalt</text:p>
          </table:table-cell>
          <table:table-cell office:value="8.5" office:value-type="float"/>
        </table:table-row>
        <table:table-row>
          <table:table-cell office:value="353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353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54" office:value-type="float"/>
          <table:table-cell office:value-type="string">
            <text:p>Workdays</text:p>
          </table:table-cell>
          <table:table-cell office:value="1122" office:value-type="float"/>
        </table:table-row>
        <table:table-row>
          <table:table-cell office:value="354" office:value-type="float"/>
          <table:table-cell office:value-type="string">
            <text:p>Gravel</text:p>
          </table:table-cell>
          <table:table-cell office:value="22" office:value-type="float"/>
        </table:table-row>
        <table:table-row>
          <table:table-cell office:value="354" office:value-type="float"/>
          <table:table-cell office:value-type="string">
            <text:p>Steel</text:p>
          </table:table-cell>
          <table:table-cell office:value="50" office:value-type="float"/>
        </table:table-row>
        <table:table-row>
          <table:table-cell office:value="354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354" office:value-type="float"/>
          <table:table-cell office:value-type="string">
            <text:p>Concrete</text:p>
          </table:table-cell>
          <table:table-cell office:value="29" office:value-type="float"/>
        </table:table-row>
        <table:table-row>
          <table:table-cell office:value="354" office:value-type="float"/>
          <table:table-cell office:value-type="string">
            <text:p>Mechanical components</text:p>
          </table:table-cell>
          <table:table-cell office:value="2.6" office:value-type="float"/>
        </table:table-row>
        <table:table-row>
          <table:table-cell office:value="355" office:value-type="float"/>
          <table:table-cell office:value-type="string">
            <text:p>Workdays</text:p>
          </table:table-cell>
          <table:table-cell office:value="667" office:value-type="float"/>
        </table:table-row>
        <table:table-row>
          <table:table-cell office:value="355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355" office:value-type="float"/>
          <table:table-cell office:value-type="string">
            <text:p>Steel</text:p>
          </table:table-cell>
          <table:table-cell office:value="26" office:value-type="float"/>
        </table:table-row>
        <table:table-row>
          <table:table-cell office:value="355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355" office:value-type="float"/>
          <table:table-cell office:value-type="string">
            <text:p>Concrete</text:p>
          </table:table-cell>
          <table:table-cell office:value="19" office:value-type="float"/>
        </table:table-row>
        <table:table-row>
          <table:table-cell office:value="355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56" office:value-type="float"/>
          <table:table-cell office:value-type="string">
            <text:p>Workdays</text:p>
          </table:table-cell>
          <table:table-cell office:value="2271" office:value-type="float"/>
        </table:table-row>
        <table:table-row>
          <table:table-cell office:value="356" office:value-type="float"/>
          <table:table-cell office:value-type="string">
            <text:p>Gravel</text:p>
          </table:table-cell>
          <table:table-cell office:value="73" office:value-type="float"/>
        </table:table-row>
        <table:table-row>
          <table:table-cell office:value="356" office:value-type="float"/>
          <table:table-cell office:value-type="string">
            <text:p>Steel</text:p>
          </table:table-cell>
          <table:table-cell office:value="32" office:value-type="float"/>
        </table:table-row>
        <table:table-row>
          <table:table-cell office:value="356" office:value-type="float"/>
          <table:table-cell office:value-type="string">
            <text:p>Asphalt</text:p>
          </table:table-cell>
          <table:table-cell office:value="58" office:value-type="float"/>
        </table:table-row>
        <table:table-row>
          <table:table-cell office:value="356" office:value-type="float"/>
          <table:table-cell office:value-type="string">
            <text:p>Concrete</text:p>
          </table:table-cell>
          <table:table-cell office:value="165" office:value-type="float"/>
        </table:table-row>
        <table:table-row>
          <table:table-cell office:value="356" office:value-type="float"/>
          <table:table-cell office:value-type="string">
            <text:p>Bricks</text:p>
          </table:table-cell>
          <table:table-cell office:value="45" office:value-type="float"/>
        </table:table-row>
        <table:table-row>
          <table:table-cell office:value="356" office:value-type="float"/>
          <table:table-cell office:value-type="string">
            <text:p>Boards</text:p>
          </table:table-cell>
          <table:table-cell office:value="15" office:value-type="float"/>
        </table:table-row>
        <table:table-row>
          <table:table-cell office:value="356" office:value-type="float"/>
          <table:table-cell office:value-type="string">
            <text:p>Mechanical components</text:p>
          </table:table-cell>
          <table:table-cell office:value="2.3" office:value-type="float"/>
        </table:table-row>
        <table:table-row>
          <table:table-cell office:value="357" office:value-type="float"/>
          <table:table-cell office:value-type="string">
            <text:p>Workdays</text:p>
          </table:table-cell>
          <table:table-cell office:value="2235" office:value-type="float"/>
        </table:table-row>
        <table:table-row>
          <table:table-cell office:value="357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357" office:value-type="float"/>
          <table:table-cell office:value-type="string">
            <text:p>Steel</text:p>
          </table:table-cell>
          <table:table-cell office:value="34" office:value-type="float"/>
        </table:table-row>
        <table:table-row>
          <table:table-cell office:value="357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357" office:value-type="float"/>
          <table:table-cell office:value-type="string">
            <text:p>Concrete</text:p>
          </table:table-cell>
          <table:table-cell office:value="31" office:value-type="float"/>
        </table:table-row>
        <table:table-row>
          <table:table-cell office:value="357" office:value-type="float"/>
          <table:table-cell office:value-type="string">
            <text:p>Bricks</text:p>
          </table:table-cell>
          <table:table-cell office:value="110" office:value-type="float"/>
        </table:table-row>
        <table:table-row>
          <table:table-cell office:value="357" office:value-type="float"/>
          <table:table-cell office:value-type="string">
            <text:p>Boards</text:p>
          </table:table-cell>
          <table:table-cell office:value="36" office:value-type="float"/>
        </table:table-row>
        <table:table-row>
          <table:table-cell office:value="357" office:value-type="float"/>
          <table:table-cell office:value-type="string">
            <text:p>Mechanical components</text:p>
          </table:table-cell>
          <table:table-cell office:value="4.2" office:value-type="float"/>
        </table:table-row>
        <table:table-row>
          <table:table-cell office:value="358" office:value-type="float"/>
          <table:table-cell office:value-type="string">
            <text:p>Workdays</text:p>
          </table:table-cell>
          <table:table-cell office:value="4992" office:value-type="float"/>
        </table:table-row>
        <table:table-row>
          <table:table-cell office:value="358" office:value-type="float"/>
          <table:table-cell office:value-type="string">
            <text:p>Gravel</text:p>
          </table:table-cell>
          <table:table-cell office:value="75" office:value-type="float"/>
        </table:table-row>
        <table:table-row>
          <table:table-cell office:value="358" office:value-type="float"/>
          <table:table-cell office:value-type="string">
            <text:p>Steel</text:p>
          </table:table-cell>
          <table:table-cell office:value="54" office:value-type="float"/>
        </table:table-row>
        <table:table-row>
          <table:table-cell office:value="358" office:value-type="float"/>
          <table:table-cell office:value-type="string">
            <text:p>Asphalt</text:p>
          </table:table-cell>
          <table:table-cell office:value="60" office:value-type="float"/>
        </table:table-row>
        <table:table-row>
          <table:table-cell office:value="358" office:value-type="float"/>
          <table:table-cell office:value-type="string">
            <text:p>Concrete</text:p>
          </table:table-cell>
          <table:table-cell office:value="97" office:value-type="float"/>
        </table:table-row>
        <table:table-row>
          <table:table-cell office:value="358" office:value-type="float"/>
          <table:table-cell office:value-type="string">
            <text:p>Bricks</text:p>
          </table:table-cell>
          <table:table-cell office:value="284" office:value-type="float"/>
        </table:table-row>
        <table:table-row>
          <table:table-cell office:value="358" office:value-type="float"/>
          <table:table-cell office:value-type="string">
            <text:p>Boards</text:p>
          </table:table-cell>
          <table:table-cell office:value="94" office:value-type="float"/>
        </table:table-row>
        <table:table-row>
          <table:table-cell office:value="358" office:value-type="float"/>
          <table:table-cell office:value-type="string">
            <text:p>Mechanical components</text:p>
          </table:table-cell>
          <table:table-cell office:value="3.9" office:value-type="float"/>
        </table:table-row>
        <table:table-row>
          <table:table-cell office:value="359" office:value-type="float"/>
          <table:table-cell office:value-type="string">
            <text:p>Workdays</text:p>
          </table:table-cell>
          <table:table-cell office:value="2935" office:value-type="float"/>
        </table:table-row>
        <table:table-row>
          <table:table-cell office:value="359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359" office:value-type="float"/>
          <table:table-cell office:value-type="string">
            <text:p>Steel</text:p>
          </table:table-cell>
          <table:table-cell office:value="152" office:value-type="float"/>
        </table:table-row>
        <table:table-row>
          <table:table-cell office:value="359" office:value-type="float"/>
          <table:table-cell office:value-type="string">
            <text:p>Asphalt</text:p>
          </table:table-cell>
          <table:table-cell office:value="31" office:value-type="float"/>
        </table:table-row>
        <table:table-row>
          <table:table-cell office:value="359" office:value-type="float"/>
          <table:table-cell office:value-type="string">
            <text:p>Concrete</text:p>
          </table:table-cell>
          <table:table-cell office:value="51" office:value-type="float"/>
        </table:table-row>
        <table:table-row>
          <table:table-cell office:value="359" office:value-type="float"/>
          <table:table-cell office:value-type="string">
            <text:p>Electro components</text:p>
          </table:table-cell>
          <table:table-cell office:value="1.7" office:value-type="float"/>
        </table:table-row>
        <table:table-row>
          <table:table-cell office:value="359" office:value-type="float"/>
          <table:table-cell office:value-type="string">
            <text:p>Mechanical components</text:p>
          </table:table-cell>
          <table:table-cell office:value="5.9" office:value-type="float"/>
        </table:table-row>
        <table:table-row>
          <table:table-cell office:value="360" office:value-type="float"/>
          <table:table-cell office:value-type="string">
            <text:p>Workdays</text:p>
          </table:table-cell>
          <table:table-cell office:value="1653" office:value-type="float"/>
        </table:table-row>
        <table:table-row>
          <table:table-cell office:value="360" office:value-type="float"/>
          <table:table-cell office:value-type="string">
            <text:p>Gravel</text:p>
          </table:table-cell>
          <table:table-cell office:value="36" office:value-type="float"/>
        </table:table-row>
        <table:table-row>
          <table:table-cell office:value="360" office:value-type="float"/>
          <table:table-cell office:value-type="string">
            <text:p>Steel</text:p>
          </table:table-cell>
          <table:table-cell office:value="77" office:value-type="float"/>
        </table:table-row>
        <table:table-row>
          <table:table-cell office:value="360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360" office:value-type="float"/>
          <table:table-cell office:value-type="string">
            <text:p>Concrete</text:p>
          </table:table-cell>
          <table:table-cell office:value="47" office:value-type="float"/>
        </table:table-row>
        <table:table-row>
          <table:table-cell office:value="360" office:value-type="float"/>
          <table:table-cell office:value-type="string">
            <text:p>Mechanical components</text:p>
          </table:table-cell>
          <table:table-cell office:value="2.8" office:value-type="float"/>
        </table:table-row>
        <table:table-row>
          <table:table-cell office:value="361" office:value-type="float"/>
          <table:table-cell office:value-type="string">
            <text:p>Workdays</text:p>
          </table:table-cell>
          <table:table-cell office:value="933" office:value-type="float"/>
        </table:table-row>
        <table:table-row>
          <table:table-cell office:value="361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361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61" office:value-type="float"/>
          <table:table-cell office:value-type="string">
            <text:p>Asphalt</text:p>
          </table:table-cell>
          <table:table-cell office:value="20" office:value-type="float"/>
        </table:table-row>
        <table:table-row>
          <table:table-cell office:value="361" office:value-type="float"/>
          <table:table-cell office:value-type="string">
            <text:p>Concrete</text:p>
          </table:table-cell>
          <table:table-cell office:value="54" office:value-type="float"/>
        </table:table-row>
        <table:table-row>
          <table:table-cell office:value="361" office:value-type="float"/>
          <table:table-cell office:value-type="string">
            <text:p>Bricks</text:p>
          </table:table-cell>
          <table:table-cell office:value="11" office:value-type="float"/>
        </table:table-row>
        <table:table-row>
          <table:table-cell office:value="361" office:value-type="float"/>
          <table:table-cell office:value-type="string">
            <text:p>Boards</text:p>
          </table:table-cell>
          <table:table-cell office:value="3.8" office:value-type="float"/>
        </table:table-row>
        <table:table-row>
          <table:table-cell office:value="361" office:value-type="float"/>
          <table:table-cell office:value-type="string">
            <text:p>Mechanical components</text:p>
          </table:table-cell>
          <table:table-cell office:value="2.3" office:value-type="float"/>
        </table:table-row>
        <table:table-row>
          <table:table-cell office:value="362" office:value-type="float"/>
          <table:table-cell office:value-type="string">
            <text:p>Workdays</text:p>
          </table:table-cell>
          <table:table-cell office:value="1779" office:value-type="float"/>
        </table:table-row>
        <table:table-row>
          <table:table-cell office:value="362" office:value-type="float"/>
          <table:table-cell office:value-type="string">
            <text:p>Gravel</text:p>
          </table:table-cell>
          <table:table-cell office:value="46" office:value-type="float"/>
        </table:table-row>
        <table:table-row>
          <table:table-cell office:value="362" office:value-type="float"/>
          <table:table-cell office:value-type="string">
            <text:p>Steel</text:p>
          </table:table-cell>
          <table:table-cell office:value="33" office:value-type="float"/>
        </table:table-row>
        <table:table-row>
          <table:table-cell office:value="362" office:value-type="float"/>
          <table:table-cell office:value-type="string">
            <text:p>Asphalt</text:p>
          </table:table-cell>
          <table:table-cell office:value="37" office:value-type="float"/>
        </table:table-row>
        <table:table-row>
          <table:table-cell office:value="362" office:value-type="float"/>
          <table:table-cell office:value-type="string">
            <text:p>Concrete</text:p>
          </table:table-cell>
          <table:table-cell office:value="108" office:value-type="float"/>
        </table:table-row>
        <table:table-row>
          <table:table-cell office:value="362" office:value-type="float"/>
          <table:table-cell office:value-type="string">
            <text:p>Bricks</text:p>
          </table:table-cell>
          <table:table-cell office:value="26" office:value-type="float"/>
        </table:table-row>
        <table:table-row>
          <table:table-cell office:value="362" office:value-type="float"/>
          <table:table-cell office:value-type="string">
            <text:p>Boards</text:p>
          </table:table-cell>
          <table:table-cell office:value="8.8" office:value-type="float"/>
        </table:table-row>
        <table:table-row>
          <table:table-cell office:value="362" office:value-type="float"/>
          <table:table-cell office:value-type="string">
            <text:p>Mechanical components</text:p>
          </table:table-cell>
          <table:table-cell office:value="4.1" office:value-type="float"/>
        </table:table-row>
        <table:table-row>
          <table:table-cell office:value="363" office:value-type="float"/>
          <table:table-cell office:value-type="string">
            <text:p>Workdays</text:p>
          </table:table-cell>
          <table:table-cell office:value="3672" office:value-type="float"/>
        </table:table-row>
        <table:table-row>
          <table:table-cell office:value="363" office:value-type="float"/>
          <table:table-cell office:value-type="string">
            <text:p>Gravel</text:p>
          </table:table-cell>
          <table:table-cell office:value="109" office:value-type="float"/>
        </table:table-row>
        <table:table-row>
          <table:table-cell office:value="363" office:value-type="float"/>
          <table:table-cell office:value-type="string">
            <text:p>Steel</text:p>
          </table:table-cell>
          <table:table-cell office:value="74" office:value-type="float"/>
        </table:table-row>
        <table:table-row>
          <table:table-cell office:value="363" office:value-type="float"/>
          <table:table-cell office:value-type="string">
            <text:p>Asphalt</text:p>
          </table:table-cell>
          <table:table-cell office:value="87" office:value-type="float"/>
        </table:table-row>
        <table:table-row>
          <table:table-cell office:value="363" office:value-type="float"/>
          <table:table-cell office:value-type="string">
            <text:p>Concrete</text:p>
          </table:table-cell>
          <table:table-cell office:value="272" office:value-type="float"/>
        </table:table-row>
        <table:table-row>
          <table:table-cell office:value="363" office:value-type="float"/>
          <table:table-cell office:value-type="string">
            <text:p>Bricks</text:p>
          </table:table-cell>
          <table:table-cell office:value="17" office:value-type="float"/>
        </table:table-row>
        <table:table-row>
          <table:table-cell office:value="363" office:value-type="float"/>
          <table:table-cell office:value-type="string">
            <text:p>Boards</text:p>
          </table:table-cell>
          <table:table-cell office:value="5.9" office:value-type="float"/>
        </table:table-row>
        <table:table-row>
          <table:table-cell office:value="363" office:value-type="float"/>
          <table:table-cell office:value-type="string">
            <text:p>Mechanical components</text:p>
          </table:table-cell>
          <table:table-cell office:value="9" office:value-type="float"/>
        </table:table-row>
        <table:table-row>
          <table:table-cell office:value="364" office:value-type="float"/>
          <table:table-cell office:value-type="string">
            <text:p>Workdays</text:p>
          </table:table-cell>
          <table:table-cell office:value="5138" office:value-type="float"/>
        </table:table-row>
        <table:table-row>
          <table:table-cell office:value="364" office:value-type="float"/>
          <table:table-cell office:value-type="string">
            <text:p>Gravel</text:p>
          </table:table-cell>
          <table:table-cell office:value="152" office:value-type="float"/>
        </table:table-row>
        <table:table-row>
          <table:table-cell office:value="364" office:value-type="float"/>
          <table:table-cell office:value-type="string">
            <text:p>Steel</text:p>
          </table:table-cell>
          <table:table-cell office:value="106" office:value-type="float"/>
        </table:table-row>
        <table:table-row>
          <table:table-cell office:value="364" office:value-type="float"/>
          <table:table-cell office:value-type="string">
            <text:p>Asphalt</text:p>
          </table:table-cell>
          <table:table-cell office:value="122" office:value-type="float"/>
        </table:table-row>
        <table:table-row>
          <table:table-cell office:value="364" office:value-type="float"/>
          <table:table-cell office:value-type="string">
            <text:p>Concrete</text:p>
          </table:table-cell>
          <table:table-cell office:value="403" office:value-type="float"/>
        </table:table-row>
        <table:table-row>
          <table:table-cell office:value="364" office:value-type="float"/>
          <table:table-cell office:value-type="string">
            <text:p>Bricks</text:p>
          </table:table-cell>
          <table:table-cell office:value="27" office:value-type="float"/>
        </table:table-row>
        <table:table-row>
          <table:table-cell office:value="364" office:value-type="float"/>
          <table:table-cell office:value-type="string">
            <text:p>Boards</text:p>
          </table:table-cell>
          <table:table-cell office:value="9.3" office:value-type="float"/>
        </table:table-row>
        <table:table-row>
          <table:table-cell office:value="364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365" office:value-type="float"/>
          <table:table-cell office:value-type="string">
            <text:p>Workdays</text:p>
          </table:table-cell>
          <table:table-cell office:value="71" office:value-type="float"/>
        </table:table-row>
        <table:table-row>
          <table:table-cell office:value="365" office:value-type="float"/>
          <table:table-cell office:value-type="string">
            <text:p>Gravel</text:p>
          </table:table-cell>
          <table:table-cell office:value="4.7" office:value-type="float"/>
        </table:table-row>
        <table:table-row>
          <table:table-cell office:value="365" office:value-type="float"/>
          <table:table-cell office:value-type="string">
            <text:p>Concrete</text:p>
          </table:table-cell>
          <table:table-cell office:value="6.1" office:value-type="float"/>
        </table:table-row>
        <table:table-row>
          <table:table-cell office:value="366" office:value-type="float"/>
          <table:table-cell office:value-type="string">
            <text:p>Workdays</text:p>
          </table:table-cell>
          <table:table-cell office:value="227" office:value-type="float"/>
        </table:table-row>
        <table:table-row>
          <table:table-cell office:value="366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366" office:value-type="float"/>
          <table:table-cell office:value-type="string">
            <text:p>Steel</text:p>
          </table:table-cell>
          <table:table-cell office:value="0.18" office:value-type="float"/>
        </table:table-row>
        <table:table-row>
          <table:table-cell office:value="366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366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366" office:value-type="float"/>
          <table:table-cell office:value-type="string">
            <text:p>Prefab panels</text:p>
          </table:table-cell>
          <table:table-cell office:value="1.8" office:value-type="float"/>
        </table:table-row>
        <table:table-row>
          <table:table-cell office:value="367" office:value-type="float"/>
          <table:table-cell office:value-type="string">
            <text:p>Workdays</text:p>
          </table:table-cell>
          <table:table-cell office:value="439" office:value-type="float"/>
        </table:table-row>
        <table:table-row>
          <table:table-cell office:value="367" office:value-type="float"/>
          <table:table-cell office:value-type="string">
            <text:p>Gravel</text:p>
          </table:table-cell>
          <table:table-cell office:value="8.7" office:value-type="float"/>
        </table:table-row>
        <table:table-row>
          <table:table-cell office:value="367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67" office:value-type="float"/>
          <table:table-cell office:value-type="string">
            <text:p>Asphalt</text:p>
          </table:table-cell>
          <table:table-cell office:value="6.9" office:value-type="float"/>
        </table:table-row>
        <table:table-row>
          <table:table-cell office:value="367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367" office:value-type="float"/>
          <table:table-cell office:value-type="string">
            <text:p>Mechanical components</text:p>
          </table:table-cell>
          <table:table-cell office:value="2.3" office:value-type="float"/>
        </table:table-row>
        <table:table-row>
          <table:table-cell office:value="368" office:value-type="float"/>
          <table:table-cell office:value-type="string">
            <text:p>Workdays</text:p>
          </table:table-cell>
          <table:table-cell office:value="676" office:value-type="float"/>
        </table:table-row>
        <table:table-row>
          <table:table-cell office:value="368" office:value-type="float"/>
          <table:table-cell office:value-type="string">
            <text:p>Gravel</text:p>
          </table:table-cell>
          <table:table-cell office:value="17" office:value-type="float"/>
        </table:table-row>
        <table:table-row>
          <table:table-cell office:value="368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368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368" office:value-type="float"/>
          <table:table-cell office:value-type="string">
            <text:p>Concrete</text:p>
          </table:table-cell>
          <table:table-cell office:value="22" office:value-type="float"/>
        </table:table-row>
        <table:table-row>
          <table:table-cell office:value="368" office:value-type="float"/>
          <table:table-cell office:value-type="string">
            <text:p>Mechanical components</text:p>
          </table:table-cell>
          <table:table-cell office:value="3" office:value-type="float"/>
        </table:table-row>
        <table:table-row>
          <table:table-cell office:value="369" office:value-type="float"/>
          <table:table-cell office:value-type="string">
            <text:p>Workdays</text:p>
          </table:table-cell>
          <table:table-cell office:value="1169" office:value-type="float"/>
        </table:table-row>
        <table:table-row>
          <table:table-cell office:value="369" office:value-type="float"/>
          <table:table-cell office:value-type="string">
            <text:p>Gravel</text:p>
          </table:table-cell>
          <table:table-cell office:value="21" office:value-type="float"/>
        </table:table-row>
        <table:table-row>
          <table:table-cell office:value="369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369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369" office:value-type="float"/>
          <table:table-cell office:value-type="string">
            <text:p>Concrete</text:p>
          </table:table-cell>
          <table:table-cell office:value="28" office:value-type="float"/>
        </table:table-row>
        <table:table-row>
          <table:table-cell office:value="369" office:value-type="float"/>
          <table:table-cell office:value-type="string">
            <text:p>Mechanical components</text:p>
          </table:table-cell>
          <table:table-cell office:value="6.2" office:value-type="float"/>
        </table:table-row>
        <table:table-row>
          <table:table-cell office:value="370" office:value-type="float"/>
          <table:table-cell office:value-type="string">
            <text:p>Workdays</text:p>
          </table:table-cell>
          <table:table-cell office:value="113" office:value-type="float"/>
        </table:table-row>
        <table:table-row>
          <table:table-cell office:value="370" office:value-type="float"/>
          <table:table-cell office:value-type="string">
            <text:p>Gravel</text:p>
          </table:table-cell>
          <table:table-cell office:value="6.3" office:value-type="float"/>
        </table:table-row>
        <table:table-row>
          <table:table-cell office:value="370" office:value-type="float"/>
          <table:table-cell office:value-type="string">
            <text:p>Steel</text:p>
          </table:table-cell>
          <table:table-cell office:value="0.27" office:value-type="float"/>
        </table:table-row>
        <table:table-row>
          <table:table-cell office:value="370" office:value-type="float"/>
          <table:table-cell office:value-type="string">
            <text:p>Asphalt</text:p>
          </table:table-cell>
          <table:table-cell office:value="5" office:value-type="float"/>
        </table:table-row>
        <table:table-row>
          <table:table-cell office:value="370" office:value-type="float"/>
          <table:table-cell office:value-type="string">
            <text:p>Concrete</text:p>
          </table:table-cell>
          <table:table-cell office:value="8.2" office:value-type="float"/>
        </table:table-row>
        <table:table-row>
          <table:table-cell office:value="370" office:value-type="float"/>
          <table:table-cell office:value-type="string">
            <text:p>Prefab panels</text:p>
          </table:table-cell>
          <table:table-cell office:value="2.7" office:value-type="float"/>
        </table:table-row>
        <table:table-row>
          <table:table-cell office:value="371" office:value-type="float"/>
          <table:table-cell office:value-type="string">
            <text:p>Workdays</text:p>
          </table:table-cell>
          <table:table-cell office:value="266" office:value-type="float"/>
        </table:table-row>
        <table:table-row>
          <table:table-cell office:value="371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371" office:value-type="float"/>
          <table:table-cell office:value-type="string">
            <text:p>Steel</text:p>
          </table:table-cell>
          <table:table-cell office:value="0.45" office:value-type="float"/>
        </table:table-row>
        <table:table-row>
          <table:table-cell office:value="371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371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371" office:value-type="float"/>
          <table:table-cell office:value-type="string">
            <text:p>Prefab panels</text:p>
          </table:table-cell>
          <table:table-cell office:value="4.5" office:value-type="float"/>
        </table:table-row>
        <table:table-row>
          <table:table-cell office:value="372" office:value-type="float"/>
          <table:table-cell office:value-type="string">
            <text:p>Workdays</text:p>
          </table:table-cell>
          <table:table-cell office:value="229" office:value-type="float"/>
        </table:table-row>
        <table:table-row>
          <table:table-cell office:value="372" office:value-type="float"/>
          <table:table-cell office:value-type="string">
            <text:p>Gravel</text:p>
          </table:table-cell>
          <table:table-cell office:value="5.6" office:value-type="float"/>
        </table:table-row>
        <table:table-row>
          <table:table-cell office:value="372" office:value-type="float"/>
          <table:table-cell office:value-type="string">
            <text:p>Steel</text:p>
          </table:table-cell>
          <table:table-cell office:value="1.9" office:value-type="float"/>
        </table:table-row>
        <table:table-row>
          <table:table-cell office:value="372" office:value-type="float"/>
          <table:table-cell office:value-type="string">
            <text:p>Asphalt</text:p>
          </table:table-cell>
          <table:table-cell office:value="4.5" office:value-type="float"/>
        </table:table-row>
        <table:table-row>
          <table:table-cell office:value="372" office:value-type="float"/>
          <table:table-cell office:value-type="string">
            <text:p>Concrete</text:p>
          </table:table-cell>
          <table:table-cell office:value="7.2" office:value-type="float"/>
        </table:table-row>
        <table:table-row>
          <table:table-cell office:value="372" office:value-type="float"/>
          <table:table-cell office:value-type="string">
            <text:p>Bricks</text:p>
          </table:table-cell>
          <table:table-cell office:value="11" office:value-type="float"/>
        </table:table-row>
        <table:table-row>
          <table:table-cell office:value="372" office:value-type="float"/>
          <table:table-cell office:value-type="string">
            <text:p>Boards</text:p>
          </table:table-cell>
          <table:table-cell office:value="4.6" office:value-type="float"/>
        </table:table-row>
        <table:table-row>
          <table:table-cell office:value="373" office:value-type="float"/>
          <table:table-cell office:value-type="string">
            <text:p>Workdays</text:p>
          </table:table-cell>
          <table:table-cell office:value="366" office:value-type="float"/>
        </table:table-row>
        <table:table-row>
          <table:table-cell office:value="373" office:value-type="float"/>
          <table:table-cell office:value-type="string">
            <text:p>Gravel</text:p>
          </table:table-cell>
          <table:table-cell office:value="8.8" office:value-type="float"/>
        </table:table-row>
        <table:table-row>
          <table:table-cell office:value="373" office:value-type="float"/>
          <table:table-cell office:value-type="string">
            <text:p>Steel</text:p>
          </table:table-cell>
          <table:table-cell office:value="6.5" office:value-type="float"/>
        </table:table-row>
        <table:table-row>
          <table:table-cell office:value="373" office:value-type="float"/>
          <table:table-cell office:value-type="string">
            <text:p>Asphalt</text:p>
          </table:table-cell>
          <table:table-cell office:value="7" office:value-type="float"/>
        </table:table-row>
        <table:table-row>
          <table:table-cell office:value="373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373" office:value-type="float"/>
          <table:table-cell office:value-type="string">
            <text:p>Prefab panels</text:p>
          </table:table-cell>
          <table:table-cell office:value="29" office:value-type="float"/>
        </table:table-row>
        <table:table-row>
          <table:table-cell office:value="374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374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374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374" office:value-type="float"/>
          <table:table-cell office:value-type="string">
            <text:p>Asphalt</text:p>
          </table:table-cell>
          <table:table-cell office:value="8.4" office:value-type="float"/>
        </table:table-row>
        <table:table-row>
          <table:table-cell office:value="374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374" office:value-type="float"/>
          <table:table-cell office:value-type="string">
            <text:p>Prefab panels</text:p>
          </table:table-cell>
          <table:table-cell office:value="31" office:value-type="float"/>
        </table:table-row>
        <table:table-row>
          <table:table-cell office:value="375" office:value-type="float"/>
          <table:table-cell office:value-type="string">
            <text:p>Workdays</text:p>
          </table:table-cell>
          <table:table-cell office:value="376" office:value-type="float"/>
        </table:table-row>
        <table:table-row>
          <table:table-cell office:value="375" office:value-type="float"/>
          <table:table-cell office:value-type="string">
            <text:p>Gravel</text:p>
          </table:table-cell>
          <table:table-cell office:value="7.8" office:value-type="float"/>
        </table:table-row>
        <table:table-row>
          <table:table-cell office:value="375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375" office:value-type="float"/>
          <table:table-cell office:value-type="string">
            <text:p>Asphalt</text:p>
          </table:table-cell>
          <table:table-cell office:value="6.2" office:value-type="float"/>
        </table:table-row>
        <table:table-row>
          <table:table-cell office:value="375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75" office:value-type="float"/>
          <table:table-cell office:value-type="string">
            <text:p>Prefab panels</text:p>
          </table:table-cell>
          <table:table-cell office:value="32" office:value-type="float"/>
        </table:table-row>
        <table:table-row>
          <table:table-cell office:value="376" office:value-type="float"/>
          <table:table-cell office:value-type="string">
            <text:p>Workdays</text:p>
          </table:table-cell>
          <table:table-cell office:value="322" office:value-type="float"/>
        </table:table-row>
        <table:table-row>
          <table:table-cell office:value="376" office:value-type="float"/>
          <table:table-cell office:value-type="string">
            <text:p>Gravel</text:p>
          </table:table-cell>
          <table:table-cell office:value="7.1" office:value-type="float"/>
        </table:table-row>
        <table:table-row>
          <table:table-cell office:value="376" office:value-type="float"/>
          <table:table-cell office:value-type="string">
            <text:p>Steel</text:p>
          </table:table-cell>
          <table:table-cell office:value="7" office:value-type="float"/>
        </table:table-row>
        <table:table-row>
          <table:table-cell office:value="376" office:value-type="float"/>
          <table:table-cell office:value-type="string">
            <text:p>Asphalt</text:p>
          </table:table-cell>
          <table:table-cell office:value="5.7" office:value-type="float"/>
        </table:table-row>
        <table:table-row>
          <table:table-cell office:value="376" office:value-type="float"/>
          <table:table-cell office:value-type="string">
            <text:p>Concrete</text:p>
          </table:table-cell>
          <table:table-cell office:value="9.2" office:value-type="float"/>
        </table:table-row>
        <table:table-row>
          <table:table-cell office:value="376" office:value-type="float"/>
          <table:table-cell office:value-type="string">
            <text:p>Prefab panels</text:p>
          </table:table-cell>
          <table:table-cell office:value="25" office:value-type="float"/>
        </table:table-row>
        <table:table-row>
          <table:table-cell office:value="377" office:value-type="float"/>
          <table:table-cell office:value-type="string">
            <text:p>Workdays</text:p>
          </table:table-cell>
          <table:table-cell office:value="139" office:value-type="float"/>
        </table:table-row>
        <table:table-row>
          <table:table-cell office:value="377" office:value-type="float"/>
          <table:table-cell office:value-type="string">
            <text:p>Gravel</text:p>
          </table:table-cell>
          <table:table-cell office:value="4.2" office:value-type="float"/>
        </table:table-row>
        <table:table-row>
          <table:table-cell office:value="377" office:value-type="float"/>
          <table:table-cell office:value-type="string">
            <text:p>Steel</text:p>
          </table:table-cell>
          <table:table-cell office:value="0.79" office:value-type="float"/>
        </table:table-row>
        <table:table-row>
          <table:table-cell office:value="377" office:value-type="float"/>
          <table:table-cell office:value-type="string">
            <text:p>Asphalt</text:p>
          </table:table-cell>
          <table:table-cell office:value="3.4" office:value-type="float"/>
        </table:table-row>
        <table:table-row>
          <table:table-cell office:value="377" office:value-type="float"/>
          <table:table-cell office:value-type="string">
            <text:p>Concrete</text:p>
          </table:table-cell>
          <table:table-cell office:value="5.5" office:value-type="float"/>
        </table:table-row>
        <table:table-row>
          <table:table-cell office:value="377" office:value-type="float"/>
          <table:table-cell office:value-type="string">
            <text:p>Bricks</text:p>
          </table:table-cell>
          <table:table-cell office:value="6.3" office:value-type="float"/>
        </table:table-row>
        <table:table-row>
          <table:table-cell office:value="377" office:value-type="float"/>
          <table:table-cell office:value-type="string">
            <text:p>Boards</text:p>
          </table:table-cell>
          <table:table-cell office:value="2.1" office:value-type="float"/>
        </table:table-row>
        <table:table-row>
          <table:table-cell office:value="378" office:value-type="float"/>
          <table:table-cell office:value-type="string">
            <text:p>Workdays</text:p>
          </table:table-cell>
          <table:table-cell office:value="131" office:value-type="float"/>
        </table:table-row>
        <table:table-row>
          <table:table-cell office:value="378" office:value-type="float"/>
          <table:table-cell office:value-type="string">
            <text:p>Gravel</text:p>
          </table:table-cell>
          <table:table-cell office:value="4.1" office:value-type="float"/>
        </table:table-row>
        <table:table-row>
          <table:table-cell office:value="378" office:value-type="float"/>
          <table:table-cell office:value-type="string">
            <text:p>Steel</text:p>
          </table:table-cell>
          <table:table-cell office:value="0.72" office:value-type="float"/>
        </table:table-row>
        <table:table-row>
          <table:table-cell office:value="378" office:value-type="float"/>
          <table:table-cell office:value-type="string">
            <text:p>Asphalt</text:p>
          </table:table-cell>
          <table:table-cell office:value="3.3" office:value-type="float"/>
        </table:table-row>
        <table:table-row>
          <table:table-cell office:value="378" office:value-type="float"/>
          <table:table-cell office:value-type="string">
            <text:p>Concrete</text:p>
          </table:table-cell>
          <table:table-cell office:value="5.4" office:value-type="float"/>
        </table:table-row>
        <table:table-row>
          <table:table-cell office:value="378" office:value-type="float"/>
          <table:table-cell office:value-type="string">
            <text:p>Bricks</text:p>
          </table:table-cell>
          <table:table-cell office:value="5.8" office:value-type="float"/>
        </table:table-row>
        <table:table-row>
          <table:table-cell office:value="378" office:value-type="float"/>
          <table:table-cell office:value-type="string">
            <text:p>Boards</text:p>
          </table:table-cell>
          <table:table-cell office:value="1.9" office:value-type="float"/>
        </table:table-row>
        <table:table-row>
          <table:table-cell office:value="379" office:value-type="float"/>
          <table:table-cell office:value-type="string">
            <text:p>Workdays</text:p>
          </table:table-cell>
          <table:table-cell office:value="340" office:value-type="float"/>
        </table:table-row>
        <table:table-row>
          <table:table-cell office:value="379" office:value-type="float"/>
          <table:table-cell office:value-type="string">
            <text:p>Gravel</text:p>
          </table:table-cell>
          <table:table-cell office:value="2.1" office:value-type="float"/>
        </table:table-row>
        <table:table-row>
          <table:table-cell office:value="379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379" office:value-type="float"/>
          <table:table-cell office:value-type="string">
            <text:p>Asphalt</text:p>
          </table:table-cell>
          <table:table-cell office:value="1.6" office:value-type="float"/>
        </table:table-row>
        <table:table-row>
          <table:table-cell office:value="379" office:value-type="float"/>
          <table:table-cell office:value-type="string">
            <text:p>Concrete</text:p>
          </table:table-cell>
          <table:table-cell office:value="2.7" office:value-type="float"/>
        </table:table-row>
        <table:table-row>
          <table:table-cell office:value="379" office:value-type="float"/>
          <table:table-cell office:value-type="string">
            <text:p>Bricks</text:p>
          </table:table-cell>
          <table:table-cell office:value="0.31" office:value-type="float"/>
        </table:table-row>
        <table:table-row>
          <table:table-cell office:value="379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380" office:value-type="float"/>
          <table:table-cell office:value-type="string">
            <text:p>Workdays</text:p>
          </table:table-cell>
          <table:table-cell office:value="380" office:value-type="float"/>
        </table:table-row>
        <table:table-row>
          <table:table-cell office:value="380" office:value-type="float"/>
          <table:table-cell office:value-type="string">
            <text:p>Gravel</text:p>
          </table:table-cell>
          <table:table-cell office:value="2.1" office:value-type="float"/>
        </table:table-row>
        <table:table-row>
          <table:table-cell office:value="380" office:value-type="float"/>
          <table:table-cell office:value-type="string">
            <text:p>Steel</text:p>
          </table:table-cell>
          <table:table-cell office:value="2.8" office:value-type="float"/>
        </table:table-row>
        <table:table-row>
          <table:table-cell office:value="380" office:value-type="float"/>
          <table:table-cell office:value-type="string">
            <text:p>Asphalt</text:p>
          </table:table-cell>
          <table:table-cell office:value="1.7" office:value-type="float"/>
        </table:table-row>
        <table:table-row>
          <table:table-cell office:value="380" office:value-type="float"/>
          <table:table-cell office:value-type="string">
            <text:p>Concrete</text:p>
          </table:table-cell>
          <table:table-cell office:value="2.7" office:value-type="float"/>
        </table:table-row>
        <table:table-row>
          <table:table-cell office:value="380" office:value-type="float"/>
          <table:table-cell office:value-type="string">
            <text:p>Bricks</text:p>
          </table:table-cell>
          <table:table-cell office:value="0.31" office:value-type="float"/>
        </table:table-row>
        <table:table-row>
          <table:table-cell office:value="380" office:value-type="float"/>
          <table:table-cell office:value-type="string">
            <text:p>Boards</text:p>
          </table:table-cell>
          <table:table-cell office:value="18" office:value-type="float"/>
        </table:table-row>
        <table:table-row>
          <table:table-cell office:value="381" office:value-type="float"/>
          <table:table-cell office:value-type="string">
            <text:p>Workdays</text:p>
          </table:table-cell>
          <table:table-cell office:value="266" office:value-type="float"/>
        </table:table-row>
        <table:table-row>
          <table:table-cell office:value="381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381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381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381" office:value-type="float"/>
          <table:table-cell office:value-type="string">
            <text:p>Concrete</text:p>
          </table:table-cell>
          <table:table-cell office:value="2" office:value-type="float"/>
        </table:table-row>
        <table:table-row>
          <table:table-cell office:value="381" office:value-type="float"/>
          <table:table-cell office:value-type="string">
            <text:p>Bricks</text:p>
          </table:table-cell>
          <table:table-cell office:value="0.23" office:value-type="float"/>
        </table:table-row>
        <table:table-row>
          <table:table-cell office:value="381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382" office:value-type="float"/>
          <table:table-cell office:value-type="string">
            <text:p>Workdays</text:p>
          </table:table-cell>
          <table:table-cell office:value="270" office:value-type="float"/>
        </table:table-row>
        <table:table-row>
          <table:table-cell office:value="382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382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382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382" office:value-type="float"/>
          <table:table-cell office:value-type="string">
            <text:p>Concrete</text:p>
          </table:table-cell>
          <table:table-cell office:value="2" office:value-type="float"/>
        </table:table-row>
        <table:table-row>
          <table:table-cell office:value="382" office:value-type="float"/>
          <table:table-cell office:value-type="string">
            <text:p>Bricks</text:p>
          </table:table-cell>
          <table:table-cell office:value="0.23" office:value-type="float"/>
        </table:table-row>
        <table:table-row>
          <table:table-cell office:value="382" office:value-type="float"/>
          <table:table-cell office:value-type="string">
            <text:p>Boards</text:p>
          </table:table-cell>
          <table:table-cell office:value="12" office:value-type="float"/>
        </table:table-row>
        <table:table-row>
          <table:table-cell office:value="383" office:value-type="float"/>
          <table:table-cell office:value-type="string">
            <text:p>Workdays</text:p>
          </table:table-cell>
          <table:table-cell office:value="249" office:value-type="float"/>
        </table:table-row>
        <table:table-row>
          <table:table-cell office:value="383" office:value-type="float"/>
          <table:table-cell office:value-type="string">
            <text:p>Gravel</text:p>
          </table:table-cell>
          <table:table-cell office:value="4" office:value-type="float"/>
        </table:table-row>
        <table:table-row>
          <table:table-cell office:value="383" office:value-type="float"/>
          <table:table-cell office:value-type="string">
            <text:p>Steel</text:p>
          </table:table-cell>
          <table:table-cell office:value="0.4" office:value-type="float"/>
        </table:table-row>
        <table:table-row>
          <table:table-cell office:value="383" office:value-type="float"/>
          <table:table-cell office:value-type="string">
            <text:p>Concrete</text:p>
          </table:table-cell>
          <table:table-cell office:value="42" office:value-type="float"/>
        </table:table-row>
        <table:table-row>
          <table:table-cell office:value="383" office:value-type="float"/>
          <table:table-cell office:value-type="string">
            <text:p>Bricks</text:p>
          </table:table-cell>
          <table:table-cell office:value="0.04" office:value-type="float"/>
        </table:table-row>
        <table:table-row>
          <table:table-cell office:value="383" office:value-type="float"/>
          <table:table-cell office:value-type="string">
            <text:p>Boards</text:p>
          </table:table-cell>
          <table:table-cell office:value="5.2" office:value-type="float"/>
        </table:table-row>
        <table:table-row>
          <table:table-cell office:value="384" office:value-type="float"/>
          <table:table-cell office:value-type="string">
            <text:p>Workdays</text:p>
          </table:table-cell>
          <table:table-cell office:value="427" office:value-type="float"/>
        </table:table-row>
        <table:table-row>
          <table:table-cell office:value="384" office:value-type="float"/>
          <table:table-cell office:value-type="string">
            <text:p>Gravel</text:p>
          </table:table-cell>
          <table:table-cell office:value="5" office:value-type="float"/>
        </table:table-row>
        <table:table-row>
          <table:table-cell office:value="384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384" office:value-type="float"/>
          <table:table-cell office:value-type="string">
            <text:p>Concrete</text:p>
          </table:table-cell>
          <table:table-cell office:value="54" office:value-type="float"/>
        </table:table-row>
        <table:table-row>
          <table:table-cell office:value="384" office:value-type="float"/>
          <table:table-cell office:value-type="string">
            <text:p>Prefab panels</text:p>
          </table:table-cell>
          <table:table-cell office:value="25" office:value-type="float"/>
        </table:table-row>
        <table:table-row>
          <table:table-cell office:value="384" office:value-type="float"/>
          <table:table-cell office:value-type="string">
            <text:p>Bricks</text:p>
          </table:table-cell>
          <table:table-cell office:value="0.1" office:value-type="float"/>
        </table:table-row>
        <table:table-row>
          <table:table-cell office:value="384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385" office:value-type="float"/>
          <table:table-cell office:value-type="string">
            <text:p>Workdays</text:p>
          </table:table-cell>
          <table:table-cell office:value="325" office:value-type="float"/>
        </table:table-row>
        <table:table-row>
          <table:table-cell office:value="385" office:value-type="float"/>
          <table:table-cell office:value-type="string">
            <text:p>Gravel</text:p>
          </table:table-cell>
          <table:table-cell office:value="6.3" office:value-type="float"/>
        </table:table-row>
        <table:table-row>
          <table:table-cell office:value="385" office:value-type="float"/>
          <table:table-cell office:value-type="string">
            <text:p>Steel</text:p>
          </table:table-cell>
          <table:table-cell office:value="3.7" office:value-type="float"/>
        </table:table-row>
        <table:table-row>
          <table:table-cell office:value="385" office:value-type="float"/>
          <table:table-cell office:value-type="string">
            <text:p>Asphalt</text:p>
          </table:table-cell>
          <table:table-cell office:value="5" office:value-type="float"/>
        </table:table-row>
        <table:table-row>
          <table:table-cell office:value="385" office:value-type="float"/>
          <table:table-cell office:value-type="string">
            <text:p>Concrete</text:p>
          </table:table-cell>
          <table:table-cell office:value="8.2" office:value-type="float"/>
        </table:table-row>
        <table:table-row>
          <table:table-cell office:value="385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385" office:value-type="float"/>
          <table:table-cell office:value-type="string">
            <text:p>Boards</text:p>
          </table:table-cell>
          <table:table-cell office:value="8.1" office:value-type="float"/>
        </table:table-row>
        <table:table-row>
          <table:table-cell office:value="386" office:value-type="float"/>
          <table:table-cell office:value-type="string">
            <text:p>Workdays</text:p>
          </table:table-cell>
          <table:table-cell office:value="194" office:value-type="float"/>
        </table:table-row>
        <table:table-row>
          <table:table-cell office:value="386" office:value-type="float"/>
          <table:table-cell office:value-type="string">
            <text:p>Gravel</text:p>
          </table:table-cell>
          <table:table-cell office:value="2.8" office:value-type="float"/>
        </table:table-row>
        <table:table-row>
          <table:table-cell office:value="386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386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386" office:value-type="float"/>
          <table:table-cell office:value-type="string">
            <text:p>Concrete</text:p>
          </table:table-cell>
          <table:table-cell office:value="3.6" office:value-type="float"/>
        </table:table-row>
        <table:table-row>
          <table:table-cell office:value="386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386" office:value-type="float"/>
          <table:table-cell office:value-type="string">
            <text:p>Boards</text:p>
          </table:table-cell>
          <table:table-cell office:value="4.9" office:value-type="float"/>
        </table:table-row>
        <table:table-row>
          <table:table-cell office:value="387" office:value-type="float"/>
          <table:table-cell office:value-type="string">
            <text:p>Workdays</text:p>
          </table:table-cell>
          <table:table-cell office:value="305" office:value-type="float"/>
        </table:table-row>
        <table:table-row>
          <table:table-cell office:value="387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387" office:value-type="float"/>
          <table:table-cell office:value-type="string">
            <text:p>Steel</text:p>
          </table:table-cell>
          <table:table-cell office:value="3.5" office:value-type="float"/>
        </table:table-row>
        <table:table-row>
          <table:table-cell office:value="387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387" office:value-type="float"/>
          <table:table-cell office:value-type="string">
            <text:p>Concrete</text:p>
          </table:table-cell>
          <table:table-cell office:value="7.7" office:value-type="float"/>
        </table:table-row>
        <table:table-row>
          <table:table-cell office:value="387" office:value-type="float"/>
          <table:table-cell office:value-type="string">
            <text:p>Bricks</text:p>
          </table:table-cell>
          <table:table-cell office:value="14" office:value-type="float"/>
        </table:table-row>
        <table:table-row>
          <table:table-cell office:value="387" office:value-type="float"/>
          <table:table-cell office:value-type="string">
            <text:p>Boards</text:p>
          </table:table-cell>
          <table:table-cell office:value="7.6" office:value-type="float"/>
        </table:table-row>
        <table:table-row>
          <table:table-cell office:value="388" office:value-type="float"/>
          <table:table-cell office:value-type="string">
            <text:p>Workdays</text:p>
          </table:table-cell>
          <table:table-cell office:value="329" office:value-type="float"/>
        </table:table-row>
        <table:table-row>
          <table:table-cell office:value="388" office:value-type="float"/>
          <table:table-cell office:value-type="string">
            <text:p>Gravel</text:p>
          </table:table-cell>
          <table:table-cell office:value="4.5" office:value-type="float"/>
        </table:table-row>
        <table:table-row>
          <table:table-cell office:value="388" office:value-type="float"/>
          <table:table-cell office:value-type="string">
            <text:p>Steel</text:p>
          </table:table-cell>
          <table:table-cell office:value="3.7" office:value-type="float"/>
        </table:table-row>
        <table:table-row>
          <table:table-cell office:value="388" office:value-type="float"/>
          <table:table-cell office:value-type="string">
            <text:p>Asphalt</text:p>
          </table:table-cell>
          <table:table-cell office:value="3.6" office:value-type="float"/>
        </table:table-row>
        <table:table-row>
          <table:table-cell office:value="388" office:value-type="float"/>
          <table:table-cell office:value-type="string">
            <text:p>Concrete</text:p>
          </table:table-cell>
          <table:table-cell office:value="5.8" office:value-type="float"/>
        </table:table-row>
        <table:table-row>
          <table:table-cell office:value="388" office:value-type="float"/>
          <table:table-cell office:value-type="string">
            <text:p>Bricks</text:p>
          </table:table-cell>
          <table:table-cell office:value="19" office:value-type="float"/>
        </table:table-row>
        <table:table-row>
          <table:table-cell office:value="388" office:value-type="float"/>
          <table:table-cell office:value-type="string">
            <text:p>Boards</text:p>
          </table:table-cell>
          <table:table-cell office:value="8.5" office:value-type="float"/>
        </table:table-row>
        <table:table-row>
          <table:table-cell office:value="389" office:value-type="float"/>
          <table:table-cell office:value-type="string">
            <text:p>Workdays</text:p>
          </table:table-cell>
          <table:table-cell office:value="273" office:value-type="float"/>
        </table:table-row>
        <table:table-row>
          <table:table-cell office:value="389" office:value-type="float"/>
          <table:table-cell office:value-type="string">
            <text:p>Gravel</text:p>
          </table:table-cell>
          <table:table-cell office:value="7.2" office:value-type="float"/>
        </table:table-row>
        <table:table-row>
          <table:table-cell office:value="389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389" office:value-type="float"/>
          <table:table-cell office:value-type="string">
            <text:p>Asphalt</text:p>
          </table:table-cell>
          <table:table-cell office:value="5.8" office:value-type="float"/>
        </table:table-row>
        <table:table-row>
          <table:table-cell office:value="389" office:value-type="float"/>
          <table:table-cell office:value-type="string">
            <text:p>Concrete</text:p>
          </table:table-cell>
          <table:table-cell office:value="9.4" office:value-type="float"/>
        </table:table-row>
        <table:table-row>
          <table:table-cell office:value="389" office:value-type="float"/>
          <table:table-cell office:value-type="string">
            <text:p>Prefab panels</text:p>
          </table:table-cell>
          <table:table-cell office:value="25" office:value-type="float"/>
        </table:table-row>
        <table:table-row>
          <table:table-cell office:value="390" office:value-type="float"/>
          <table:table-cell office:value-type="string">
            <text:p>Workdays</text:p>
          </table:table-cell>
          <table:table-cell office:value="417" office:value-type="float"/>
        </table:table-row>
        <table:table-row>
          <table:table-cell office:value="390" office:value-type="float"/>
          <table:table-cell office:value-type="string">
            <text:p>Gravel</text:p>
          </table:table-cell>
          <table:table-cell office:value="3.3" office:value-type="float"/>
        </table:table-row>
        <table:table-row>
          <table:table-cell office:value="390" office:value-type="float"/>
          <table:table-cell office:value-type="string">
            <text:p>Steel</text:p>
          </table:table-cell>
          <table:table-cell office:value="3" office:value-type="float"/>
        </table:table-row>
        <table:table-row>
          <table:table-cell office:value="390" office:value-type="float"/>
          <table:table-cell office:value-type="string">
            <text:p>Asphalt</text:p>
          </table:table-cell>
          <table:table-cell office:value="2.6" office:value-type="float"/>
        </table:table-row>
        <table:table-row>
          <table:table-cell office:value="390" office:value-type="float"/>
          <table:table-cell office:value-type="string">
            <text:p>Concrete</text:p>
          </table:table-cell>
          <table:table-cell office:value="4.3" office:value-type="float"/>
        </table:table-row>
        <table:table-row>
          <table:table-cell office:value="390" office:value-type="float"/>
          <table:table-cell office:value-type="string">
            <text:p>Prefab panels</text:p>
          </table:table-cell>
          <table:table-cell office:value="30" office:value-type="float"/>
        </table:table-row>
        <table:table-row>
          <table:table-cell office:value="390" office:value-type="float"/>
          <table:table-cell office:value-type="string">
            <text:p>Bricks</text:p>
          </table:table-cell>
          <table:table-cell office:value="0.42" office:value-type="float"/>
        </table:table-row>
        <table:table-row>
          <table:table-cell office:value="390" office:value-type="float"/>
          <table:table-cell office:value-type="string">
            <text:p>Boards</text:p>
          </table:table-cell>
          <table:table-cell office:value="18" office:value-type="float"/>
        </table:table-row>
        <table:table-row>
          <table:table-cell office:value="391" office:value-type="float"/>
          <table:table-cell office:value-type="string">
            <text:p>Workdays</text:p>
          </table:table-cell>
          <table:table-cell office:value="637" office:value-type="float"/>
        </table:table-row>
        <table:table-row>
          <table:table-cell office:value="391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391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391" office:value-type="float"/>
          <table:table-cell office:value-type="string">
            <text:p>Asphalt</text:p>
          </table:table-cell>
          <table:table-cell office:value="8.4" office:value-type="float"/>
        </table:table-row>
        <table:table-row>
          <table:table-cell office:value="391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391" office:value-type="float"/>
          <table:table-cell office:value-type="string">
            <text:p>Prefab panels</text:p>
          </table:table-cell>
          <table:table-cell office:value="10" office:value-type="float"/>
        </table:table-row>
        <table:table-row>
          <table:table-cell office:value="391" office:value-type="float"/>
          <table:table-cell office:value-type="string">
            <text:p>Bricks</text:p>
          </table:table-cell>
          <table:table-cell office:value="28" office:value-type="float"/>
        </table:table-row>
        <table:table-row>
          <table:table-cell office:value="391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392" office:value-type="float"/>
          <table:table-cell office:value-type="string">
            <text:p>Workdays</text:p>
          </table:table-cell>
          <table:table-cell office:value="471" office:value-type="float"/>
        </table:table-row>
        <table:table-row>
          <table:table-cell office:value="392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392" office:value-type="float"/>
          <table:table-cell office:value-type="string">
            <text:p>Steel</text:p>
          </table:table-cell>
          <table:table-cell office:value="8" office:value-type="float"/>
        </table:table-row>
        <table:table-row>
          <table:table-cell office:value="392" office:value-type="float"/>
          <table:table-cell office:value-type="string">
            <text:p>Asphalt</text:p>
          </table:table-cell>
          <table:table-cell office:value="8.8" office:value-type="float"/>
        </table:table-row>
        <table:table-row>
          <table:table-cell office:value="392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392" office:value-type="float"/>
          <table:table-cell office:value-type="string">
            <text:p>Prefab panels</text:p>
          </table:table-cell>
          <table:table-cell office:value="39" office:value-type="float"/>
        </table:table-row>
        <table:table-row>
          <table:table-cell office:value="393" office:value-type="float"/>
          <table:table-cell office:value-type="string">
            <text:p>Workdays</text:p>
          </table:table-cell>
          <table:table-cell office:value="619" office:value-type="float"/>
        </table:table-row>
        <table:table-row>
          <table:table-cell office:value="393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39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93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393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393" office:value-type="float"/>
          <table:table-cell office:value-type="string">
            <text:p>Prefab panels</text:p>
          </table:table-cell>
          <table:table-cell office:value="47" office:value-type="float"/>
        </table:table-row>
        <table:table-row>
          <table:table-cell office:value="394" office:value-type="float"/>
          <table:table-cell office:value-type="string">
            <text:p>Workdays</text:p>
          </table:table-cell>
          <table:table-cell office:value="531" office:value-type="float"/>
        </table:table-row>
        <table:table-row>
          <table:table-cell office:value="394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394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94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394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394" office:value-type="float"/>
          <table:table-cell office:value-type="string">
            <text:p>Prefab panels</text:p>
          </table:table-cell>
          <table:table-cell office:value="39" office:value-type="float"/>
        </table:table-row>
        <table:table-row>
          <table:table-cell office:value="395" office:value-type="float"/>
          <table:table-cell office:value-type="string">
            <text:p>Workdays</text:p>
          </table:table-cell>
          <table:table-cell office:value="644" office:value-type="float"/>
        </table:table-row>
        <table:table-row>
          <table:table-cell office:value="395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395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395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395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395" office:value-type="float"/>
          <table:table-cell office:value-type="string">
            <text:p>Prefab panels</text:p>
          </table:table-cell>
          <table:table-cell office:value="47" office:value-type="float"/>
        </table:table-row>
        <table:table-row>
          <table:table-cell office:value="396" office:value-type="float"/>
          <table:table-cell office:value-type="string">
            <text:p>Workdays</text:p>
          </table:table-cell>
          <table:table-cell office:value="540" office:value-type="float"/>
        </table:table-row>
        <table:table-row>
          <table:table-cell office:value="396" office:value-type="float"/>
          <table:table-cell office:value-type="string">
            <text:p>Gravel</text:p>
          </table:table-cell>
          <table:table-cell office:value="2.5" office:value-type="float"/>
        </table:table-row>
        <table:table-row>
          <table:table-cell office:value="396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396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396" office:value-type="float"/>
          <table:table-cell office:value-type="string">
            <text:p>Concrete</text:p>
          </table:table-cell>
          <table:table-cell office:value="3.3" office:value-type="float"/>
        </table:table-row>
        <table:table-row>
          <table:table-cell office:value="396" office:value-type="float"/>
          <table:table-cell office:value-type="string">
            <text:p>Prefab panels</text:p>
          </table:table-cell>
          <table:table-cell office:value="39" office:value-type="float"/>
        </table:table-row>
        <table:table-row>
          <table:table-cell office:value="396" office:value-type="float"/>
          <table:table-cell office:value-type="string">
            <text:p>Bricks</text:p>
          </table:table-cell>
          <table:table-cell office:value="0.37" office:value-type="float"/>
        </table:table-row>
        <table:table-row>
          <table:table-cell office:value="396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396" office:value-type="float"/>
          <table:table-cell office:value-type="string">
            <text:p>Mechanical components</text:p>
          </table:table-cell>
          <table:table-cell office:value="0.14" office:value-type="float"/>
        </table:table-row>
        <table:table-row>
          <table:table-cell office:value="397" office:value-type="float"/>
          <table:table-cell office:value-type="string">
            <text:p>Workdays</text:p>
          </table:table-cell>
          <table:table-cell office:value="364" office:value-type="float"/>
        </table:table-row>
        <table:table-row>
          <table:table-cell office:value="397" office:value-type="float"/>
          <table:table-cell office:value-type="string">
            <text:p>Gravel</text:p>
          </table:table-cell>
          <table:table-cell office:value="5.8" office:value-type="float"/>
        </table:table-row>
        <table:table-row>
          <table:table-cell office:value="397" office:value-type="float"/>
          <table:table-cell office:value-type="string">
            <text:p>Steel</text:p>
          </table:table-cell>
          <table:table-cell office:value="0.58" office:value-type="float"/>
        </table:table-row>
        <table:table-row>
          <table:table-cell office:value="397" office:value-type="float"/>
          <table:table-cell office:value-type="string">
            <text:p>Concrete</text:p>
          </table:table-cell>
          <table:table-cell office:value="62" office:value-type="float"/>
        </table:table-row>
        <table:table-row>
          <table:table-cell office:value="397" office:value-type="float"/>
          <table:table-cell office:value-type="string">
            <text:p>Prefab panels</text:p>
          </table:table-cell>
          <table:table-cell office:value="17" office:value-type="float"/>
        </table:table-row>
        <table:table-row>
          <table:table-cell office:value="397" office:value-type="float"/>
          <table:table-cell office:value-type="string">
            <text:p>Bricks</text:p>
          </table:table-cell>
          <table:table-cell office:value="0.068" office:value-type="float"/>
        </table:table-row>
        <table:table-row>
          <table:table-cell office:value="397" office:value-type="float"/>
          <table:table-cell office:value-type="string">
            <text:p>Boards</text:p>
          </table:table-cell>
          <table:table-cell office:value="7.8" office:value-type="float"/>
        </table:table-row>
        <table:table-row>
          <table:table-cell office:value="398" office:value-type="float"/>
          <table:table-cell office:value-type="string">
            <text:p>Workdays</text:p>
          </table:table-cell>
          <table:table-cell office:value="190" office:value-type="float"/>
        </table:table-row>
        <table:table-row>
          <table:table-cell office:value="398" office:value-type="float"/>
          <table:table-cell office:value-type="string">
            <text:p>Gravel</text:p>
          </table:table-cell>
          <table:table-cell office:value="7.1" office:value-type="float"/>
        </table:table-row>
        <table:table-row>
          <table:table-cell office:value="398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398" office:value-type="float"/>
          <table:table-cell office:value-type="string">
            <text:p>Concrete</text:p>
          </table:table-cell>
          <table:table-cell office:value="77" office:value-type="float"/>
        </table:table-row>
        <table:table-row>
          <table:table-cell office:value="398" office:value-type="float"/>
          <table:table-cell office:value-type="string">
            <text:p>Prefab panels</text:p>
          </table:table-cell>
          <table:table-cell office:value="35" office:value-type="float"/>
        </table:table-row>
        <table:table-row>
          <table:table-cell office:value="398" office:value-type="float"/>
          <table:table-cell office:value-type="string">
            <text:p>Bricks</text:p>
          </table:table-cell>
          <table:table-cell office:value="0.1" office:value-type="float"/>
        </table:table-row>
        <table:table-row>
          <table:table-cell office:value="398" office:value-type="float"/>
          <table:table-cell office:value-type="string">
            <text:p>Boards</text:p>
          </table:table-cell>
          <table:table-cell office:value="15" office:value-type="float"/>
        </table:table-row>
        <table:table-row>
          <table:table-cell office:value="399" office:value-type="float"/>
          <table:table-cell office:value-type="string">
            <text:p>Workdays</text:p>
          </table:table-cell>
          <table:table-cell office:value="559" office:value-type="float"/>
        </table:table-row>
        <table:table-row>
          <table:table-cell office:value="399" office:value-type="float"/>
          <table:table-cell office:value-type="string">
            <text:p>Gravel</text:p>
          </table:table-cell>
          <table:table-cell office:value="4.2" office:value-type="float"/>
        </table:table-row>
        <table:table-row>
          <table:table-cell office:value="399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399" office:value-type="float"/>
          <table:table-cell office:value-type="string">
            <text:p>Concrete</text:p>
          </table:table-cell>
          <table:table-cell office:value="49" office:value-type="float"/>
        </table:table-row>
        <table:table-row>
          <table:table-cell office:value="399" office:value-type="float"/>
          <table:table-cell office:value-type="string">
            <text:p>Electro components</text:p>
          </table:table-cell>
          <table:table-cell office:value="0.042" office:value-type="float"/>
        </table:table-row>
        <table:table-row>
          <table:table-cell office:value="399" office:value-type="float"/>
          <table:table-cell office:value-type="string">
            <text:p>Prefab panels</text:p>
          </table:table-cell>
          <table:table-cell office:value="37" office:value-type="float"/>
        </table:table-row>
        <table:table-row>
          <table:table-cell office:value="399" office:value-type="float"/>
          <table:table-cell office:value-type="string">
            <text:p>Bricks</text:p>
          </table:table-cell>
          <table:table-cell office:value="0.13" office:value-type="float"/>
        </table:table-row>
        <table:table-row>
          <table:table-cell office:value="399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399" office:value-type="float"/>
          <table:table-cell office:value-type="string">
            <text:p>Mechanical components</text:p>
          </table:table-cell>
          <table:table-cell office:value="0.063" office:value-type="float"/>
        </table:table-row>
        <table:table-row>
          <table:table-cell office:value="400" office:value-type="float"/>
          <table:table-cell office:value-type="string">
            <text:p>Workdays</text:p>
          </table:table-cell>
          <table:table-cell office:value="486" office:value-type="float"/>
        </table:table-row>
        <table:table-row>
          <table:table-cell office:value="400" office:value-type="float"/>
          <table:table-cell office:value-type="string">
            <text:p>Gravel</text:p>
          </table:table-cell>
          <table:table-cell office:value="3.8" office:value-type="float"/>
        </table:table-row>
        <table:table-row>
          <table:table-cell office:value="400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400" office:value-type="float"/>
          <table:table-cell office:value-type="string">
            <text:p>Concrete</text:p>
          </table:table-cell>
          <table:table-cell office:value="42" office:value-type="float"/>
        </table:table-row>
        <table:table-row>
          <table:table-cell office:value="400" office:value-type="float"/>
          <table:table-cell office:value-type="string">
            <text:p>Electro components</text:p>
          </table:table-cell>
          <table:table-cell office:value="0.038" office:value-type="float"/>
        </table:table-row>
        <table:table-row>
          <table:table-cell office:value="400" office:value-type="float"/>
          <table:table-cell office:value-type="string">
            <text:p>Prefab panels</text:p>
          </table:table-cell>
          <table:table-cell office:value="33" office:value-type="float"/>
        </table:table-row>
        <table:table-row>
          <table:table-cell office:value="400" office:value-type="float"/>
          <table:table-cell office:value-type="string">
            <text:p>Bricks</text:p>
          </table:table-cell>
          <table:table-cell office:value="0.13" office:value-type="float"/>
        </table:table-row>
        <table:table-row>
          <table:table-cell office:value="400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400" office:value-type="float"/>
          <table:table-cell office:value-type="string">
            <text:p>Mechanical components</text:p>
          </table:table-cell>
          <table:table-cell office:value="0.063" office:value-type="float"/>
        </table:table-row>
        <table:table-row>
          <table:table-cell office:value="401" office:value-type="float"/>
          <table:table-cell office:value-type="string">
            <text:p>Workdays</text:p>
          </table:table-cell>
          <table:table-cell office:value="331" office:value-type="float"/>
        </table:table-row>
        <table:table-row>
          <table:table-cell office:value="401" office:value-type="float"/>
          <table:table-cell office:value-type="string">
            <text:p>Gravel</text:p>
          </table:table-cell>
          <table:table-cell office:value="5" office:value-type="float"/>
        </table:table-row>
        <table:table-row>
          <table:table-cell office:value="401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401" office:value-type="float"/>
          <table:table-cell office:value-type="string">
            <text:p>Asphalt</text:p>
          </table:table-cell>
          <table:table-cell office:value="4" office:value-type="float"/>
        </table:table-row>
        <table:table-row>
          <table:table-cell office:value="401" office:value-type="float"/>
          <table:table-cell office:value-type="string">
            <text:p>Concrete</text:p>
          </table:table-cell>
          <table:table-cell office:value="6.5" office:value-type="float"/>
        </table:table-row>
        <table:table-row>
          <table:table-cell office:value="401" office:value-type="float"/>
          <table:table-cell office:value-type="string">
            <text:p>Prefab panels</text:p>
          </table:table-cell>
          <table:table-cell office:value="5.4" office:value-type="float"/>
        </table:table-row>
        <table:table-row>
          <table:table-cell office:value="401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401" office:value-type="float"/>
          <table:table-cell office:value-type="string">
            <text:p>Boards</text:p>
          </table:table-cell>
          <table:table-cell office:value="7.5" office:value-type="float"/>
        </table:table-row>
        <table:table-row>
          <table:table-cell office:value="402" office:value-type="float"/>
          <table:table-cell office:value-type="string">
            <text:p>Workdays</text:p>
          </table:table-cell>
          <table:table-cell office:value="466" office:value-type="float"/>
        </table:table-row>
        <table:table-row>
          <table:table-cell office:value="402" office:value-type="float"/>
          <table:table-cell office:value-type="string">
            <text:p>Gravel</text:p>
          </table:table-cell>
          <table:table-cell office:value="7.5" office:value-type="float"/>
        </table:table-row>
        <table:table-row>
          <table:table-cell office:value="402" office:value-type="float"/>
          <table:table-cell office:value-type="string">
            <text:p>Steel</text:p>
          </table:table-cell>
          <table:table-cell office:value="5.5" office:value-type="float"/>
        </table:table-row>
        <table:table-row>
          <table:table-cell office:value="402" office:value-type="float"/>
          <table:table-cell office:value-type="string">
            <text:p>Asphalt</text:p>
          </table:table-cell>
          <table:table-cell office:value="6" office:value-type="float"/>
        </table:table-row>
        <table:table-row>
          <table:table-cell office:value="402" office:value-type="float"/>
          <table:table-cell office:value-type="string">
            <text:p>Concrete</text:p>
          </table:table-cell>
          <table:table-cell office:value="9.7" office:value-type="float"/>
        </table:table-row>
        <table:table-row>
          <table:table-cell office:value="402" office:value-type="float"/>
          <table:table-cell office:value-type="string">
            <text:p>Prefab panels</text:p>
          </table:table-cell>
          <table:table-cell office:value="7.4" office:value-type="float"/>
        </table:table-row>
        <table:table-row>
          <table:table-cell office:value="402" office:value-type="float"/>
          <table:table-cell office:value-type="string">
            <text:p>Bricks</text:p>
          </table:table-cell>
          <table:table-cell office:value="20" office:value-type="float"/>
        </table:table-row>
        <table:table-row>
          <table:table-cell office:value="402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403" office:value-type="float"/>
          <table:table-cell office:value-type="string">
            <text:p>Workdays</text:p>
          </table:table-cell>
          <table:table-cell office:value="680" office:value-type="float"/>
        </table:table-row>
        <table:table-row>
          <table:table-cell office:value="403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403" office:value-type="float"/>
          <table:table-cell office:value-type="string">
            <text:p>Steel</text:p>
          </table:table-cell>
          <table:table-cell office:value="4.8" office:value-type="float"/>
        </table:table-row>
        <table:table-row>
          <table:table-cell office:value="403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403" office:value-type="float"/>
          <table:table-cell office:value-type="string">
            <text:p>Concrete</text:p>
          </table:table-cell>
          <table:table-cell office:value="6.9" office:value-type="float"/>
        </table:table-row>
        <table:table-row>
          <table:table-cell office:value="403" office:value-type="float"/>
          <table:table-cell office:value-type="string">
            <text:p>Prefab panels</text:p>
          </table:table-cell>
          <table:table-cell office:value="48" office:value-type="float"/>
        </table:table-row>
        <table:table-row>
          <table:table-cell office:value="403" office:value-type="float"/>
          <table:table-cell office:value-type="string">
            <text:p>Bricks</text:p>
          </table:table-cell>
          <table:table-cell office:value="0.8" office:value-type="float"/>
        </table:table-row>
        <table:table-row>
          <table:table-cell office:value="403" office:value-type="float"/>
          <table:table-cell office:value-type="string">
            <text:p>Boards</text:p>
          </table:table-cell>
          <table:table-cell office:value="31" office:value-type="float"/>
        </table:table-row>
        <table:table-row>
          <table:table-cell office:value="404" office:value-type="float"/>
          <table:table-cell office:value-type="string">
            <text:p>Workdays</text:p>
          </table:table-cell>
          <table:table-cell office:value="914" office:value-type="float"/>
        </table:table-row>
        <table:table-row>
          <table:table-cell office:value="404" office:value-type="float"/>
          <table:table-cell office:value-type="string">
            <text:p>Gravel</text:p>
          </table:table-cell>
          <table:table-cell office:value="5.2" office:value-type="float"/>
        </table:table-row>
        <table:table-row>
          <table:table-cell office:value="404" office:value-type="float"/>
          <table:table-cell office:value-type="string">
            <text:p>Steel</text:p>
          </table:table-cell>
          <table:table-cell office:value="7.6" office:value-type="float"/>
        </table:table-row>
        <table:table-row>
          <table:table-cell office:value="404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404" office:value-type="float"/>
          <table:table-cell office:value-type="string">
            <text:p>Concrete</text:p>
          </table:table-cell>
          <table:table-cell office:value="6.8" office:value-type="float"/>
        </table:table-row>
        <table:table-row>
          <table:table-cell office:value="404" office:value-type="float"/>
          <table:table-cell office:value-type="string">
            <text:p>Prefab panels</text:p>
          </table:table-cell>
          <table:table-cell office:value="61" office:value-type="float"/>
        </table:table-row>
        <table:table-row>
          <table:table-cell office:value="404" office:value-type="float"/>
          <table:table-cell office:value-type="string">
            <text:p>Bricks</text:p>
          </table:table-cell>
          <table:table-cell office:value="0.77" office:value-type="float"/>
        </table:table-row>
        <table:table-row>
          <table:table-cell office:value="404" office:value-type="float"/>
          <table:table-cell office:value-type="string">
            <text:p>Boards</text:p>
          </table:table-cell>
          <table:table-cell office:value="43" office:value-type="float"/>
        </table:table-row>
        <table:table-row>
          <table:table-cell office:value="404" office:value-type="float"/>
          <table:table-cell office:value-type="string">
            <text:p>Mechanical components</text:p>
          </table:table-cell>
          <table:table-cell office:value="0.29" office:value-type="float"/>
        </table:table-row>
        <table:table-row>
          <table:table-cell office:value="405" office:value-type="float"/>
          <table:table-cell office:value-type="string">
            <text:p>Workdays</text:p>
          </table:table-cell>
          <table:table-cell office:value="562" office:value-type="float"/>
        </table:table-row>
        <table:table-row>
          <table:table-cell office:value="405" office:value-type="float"/>
          <table:table-cell office:value-type="string">
            <text:p>Gravel</text:p>
          </table:table-cell>
          <table:table-cell office:value="2.7" office:value-type="float"/>
        </table:table-row>
        <table:table-row>
          <table:table-cell office:value="405" office:value-type="float"/>
          <table:table-cell office:value-type="string">
            <text:p>Steel</text:p>
          </table:table-cell>
          <table:table-cell office:value="4.7" office:value-type="float"/>
        </table:table-row>
        <table:table-row>
          <table:table-cell office:value="405" office:value-type="float"/>
          <table:table-cell office:value-type="string">
            <text:p>Asphalt</text:p>
          </table:table-cell>
          <table:table-cell office:value="2.1" office:value-type="float"/>
        </table:table-row>
        <table:table-row>
          <table:table-cell office:value="405" office:value-type="float"/>
          <table:table-cell office:value-type="string">
            <text:p>Concrete</text:p>
          </table:table-cell>
          <table:table-cell office:value="3.5" office:value-type="float"/>
        </table:table-row>
        <table:table-row>
          <table:table-cell office:value="405" office:value-type="float"/>
          <table:table-cell office:value-type="string">
            <text:p>Prefab panels</text:p>
          </table:table-cell>
          <table:table-cell office:value="39" office:value-type="float"/>
        </table:table-row>
        <table:table-row>
          <table:table-cell office:value="405" office:value-type="float"/>
          <table:table-cell office:value-type="string">
            <text:p>Bricks</text:p>
          </table:table-cell>
          <table:table-cell office:value="0.63" office:value-type="float"/>
        </table:table-row>
        <table:table-row>
          <table:table-cell office:value="405" office:value-type="float"/>
          <table:table-cell office:value-type="string">
            <text:p>Boards</text:p>
          </table:table-cell>
          <table:table-cell office:value="26" office:value-type="float"/>
        </table:table-row>
        <table:table-row>
          <table:table-cell office:value="405" office:value-type="float"/>
          <table:table-cell office:value-type="string">
            <text:p>Mechanical components</text:p>
          </table:table-cell>
          <table:table-cell office:value="0.15" office:value-type="float"/>
        </table:table-row>
        <table:table-row>
          <table:table-cell office:value="406" office:value-type="float"/>
          <table:table-cell office:value-type="string">
            <text:p>Workdays</text:p>
          </table:table-cell>
          <table:table-cell office:value="593" office:value-type="float"/>
        </table:table-row>
        <table:table-row>
          <table:table-cell office:value="406" office:value-type="float"/>
          <table:table-cell office:value-type="string">
            <text:p>Gravel</text:p>
          </table:table-cell>
          <table:table-cell office:value="4.4" office:value-type="float"/>
        </table:table-row>
        <table:table-row>
          <table:table-cell office:value="406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406" office:value-type="float"/>
          <table:table-cell office:value-type="string">
            <text:p>Asphalt</text:p>
          </table:table-cell>
          <table:table-cell office:value="3.6" office:value-type="float"/>
        </table:table-row>
        <table:table-row>
          <table:table-cell office:value="406" office:value-type="float"/>
          <table:table-cell office:value-type="string">
            <text:p>Concrete</text:p>
          </table:table-cell>
          <table:table-cell office:value="5.8" office:value-type="float"/>
        </table:table-row>
        <table:table-row>
          <table:table-cell office:value="406" office:value-type="float"/>
          <table:table-cell office:value-type="string">
            <text:p>Prefab panels</text:p>
          </table:table-cell>
          <table:table-cell office:value="42" office:value-type="float"/>
        </table:table-row>
        <table:table-row>
          <table:table-cell office:value="406" office:value-type="float"/>
          <table:table-cell office:value-type="string">
            <text:p>Bricks</text:p>
          </table:table-cell>
          <table:table-cell office:value="0.67" office:value-type="float"/>
        </table:table-row>
        <table:table-row>
          <table:table-cell office:value="406" office:value-type="float"/>
          <table:table-cell office:value-type="string">
            <text:p>Boards</text:p>
          </table:table-cell>
          <table:table-cell office:value="27" office:value-type="float"/>
        </table:table-row>
        <table:table-row>
          <table:table-cell office:value="407" office:value-type="float"/>
          <table:table-cell office:value-type="string">
            <text:p>Workdays</text:p>
          </table:table-cell>
          <table:table-cell office:value="434" office:value-type="float"/>
        </table:table-row>
        <table:table-row>
          <table:table-cell office:value="407" office:value-type="float"/>
          <table:table-cell office:value-type="string">
            <text:p>Gravel</text:p>
          </table:table-cell>
          <table:table-cell office:value="3" office:value-type="float"/>
        </table:table-row>
        <table:table-row>
          <table:table-cell office:value="407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407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407" office:value-type="float"/>
          <table:table-cell office:value-type="string">
            <text:p>Concrete</text:p>
          </table:table-cell>
          <table:table-cell office:value="3.9" office:value-type="float"/>
        </table:table-row>
        <table:table-row>
          <table:table-cell office:value="407" office:value-type="float"/>
          <table:table-cell office:value-type="string">
            <text:p>Prefab panels</text:p>
          </table:table-cell>
          <table:table-cell office:value="31" office:value-type="float"/>
        </table:table-row>
        <table:table-row>
          <table:table-cell office:value="407" office:value-type="float"/>
          <table:table-cell office:value-type="string">
            <text:p>Bricks</text:p>
          </table:table-cell>
          <table:table-cell office:value="0.45" office:value-type="float"/>
        </table:table-row>
        <table:table-row>
          <table:table-cell office:value="407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408" office:value-type="float"/>
          <table:table-cell office:value-type="string">
            <text:p>Workdays</text:p>
          </table:table-cell>
          <table:table-cell office:value="537" office:value-type="float"/>
        </table:table-row>
        <table:table-row>
          <table:table-cell office:value="408" office:value-type="float"/>
          <table:table-cell office:value-type="string">
            <text:p>Gravel</text:p>
          </table:table-cell>
          <table:table-cell office:value="2.5" office:value-type="float"/>
        </table:table-row>
        <table:table-row>
          <table:table-cell office:value="408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408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408" office:value-type="float"/>
          <table:table-cell office:value-type="string">
            <text:p>Concrete</text:p>
          </table:table-cell>
          <table:table-cell office:value="3.3" office:value-type="float"/>
        </table:table-row>
        <table:table-row>
          <table:table-cell office:value="408" office:value-type="float"/>
          <table:table-cell office:value-type="string">
            <text:p>Prefab panels</text:p>
          </table:table-cell>
          <table:table-cell office:value="39" office:value-type="float"/>
        </table:table-row>
        <table:table-row>
          <table:table-cell office:value="408" office:value-type="float"/>
          <table:table-cell office:value-type="string">
            <text:p>Bricks</text:p>
          </table:table-cell>
          <table:table-cell office:value="0.37" office:value-type="float"/>
        </table:table-row>
        <table:table-row>
          <table:table-cell office:value="408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408" office:value-type="float"/>
          <table:table-cell office:value-type="string">
            <text:p>Mechanical components</text:p>
          </table:table-cell>
          <table:table-cell office:value="0.14" office:value-type="float"/>
        </table:table-row>
        <table:table-row>
          <table:table-cell office:value="409" office:value-type="float"/>
          <table:table-cell office:value-type="string">
            <text:p>Workdays</text:p>
          </table:table-cell>
          <table:table-cell office:value="775" office:value-type="float"/>
        </table:table-row>
        <table:table-row>
          <table:table-cell office:value="409" office:value-type="float"/>
          <table:table-cell office:value-type="string">
            <text:p>Gravel</text:p>
          </table:table-cell>
          <table:table-cell office:value="2.8" office:value-type="float"/>
        </table:table-row>
        <table:table-row>
          <table:table-cell office:value="409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409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409" office:value-type="float"/>
          <table:table-cell office:value-type="string">
            <text:p>Concrete</text:p>
          </table:table-cell>
          <table:table-cell office:value="3.6" office:value-type="float"/>
        </table:table-row>
        <table:table-row>
          <table:table-cell office:value="409" office:value-type="float"/>
          <table:table-cell office:value-type="string">
            <text:p>Prefab panels</text:p>
          </table:table-cell>
          <table:table-cell office:value="59" office:value-type="float"/>
        </table:table-row>
        <table:table-row>
          <table:table-cell office:value="409" office:value-type="float"/>
          <table:table-cell office:value-type="string">
            <text:p>Bricks</text:p>
          </table:table-cell>
          <table:table-cell office:value="0.5" office:value-type="float"/>
        </table:table-row>
        <table:table-row>
          <table:table-cell office:value="409" office:value-type="float"/>
          <table:table-cell office:value-type="string">
            <text:p>Boards</text:p>
          </table:table-cell>
          <table:table-cell office:value="35" office:value-type="float"/>
        </table:table-row>
        <table:table-row>
          <table:table-cell office:value="409" office:value-type="float"/>
          <table:table-cell office:value-type="string">
            <text:p>Mechanical components</text:p>
          </table:table-cell>
          <table:table-cell office:value="0.2" office:value-type="float"/>
        </table:table-row>
        <table:table-row>
          <table:table-cell office:value="410" office:value-type="float"/>
          <table:table-cell office:value-type="string">
            <text:p>Workdays</text:p>
          </table:table-cell>
          <table:table-cell office:value="435" office:value-type="float"/>
        </table:table-row>
        <table:table-row>
          <table:table-cell office:value="410" office:value-type="float"/>
          <table:table-cell office:value-type="string">
            <text:p>Gravel</text:p>
          </table:table-cell>
          <table:table-cell office:value="6.2" office:value-type="float"/>
        </table:table-row>
        <table:table-row>
          <table:table-cell office:value="410" office:value-type="float"/>
          <table:table-cell office:value-type="string">
            <text:p>Steel</text:p>
          </table:table-cell>
          <table:table-cell office:value="4.8" office:value-type="float"/>
        </table:table-row>
        <table:table-row>
          <table:table-cell office:value="410" office:value-type="float"/>
          <table:table-cell office:value-type="string">
            <text:p>Asphalt</text:p>
          </table:table-cell>
          <table:table-cell office:value="4.9" office:value-type="float"/>
        </table:table-row>
        <table:table-row>
          <table:table-cell office:value="410" office:value-type="float"/>
          <table:table-cell office:value-type="string">
            <text:p>Concrete</text:p>
          </table:table-cell>
          <table:table-cell office:value="8" office:value-type="float"/>
        </table:table-row>
        <table:table-row>
          <table:table-cell office:value="410" office:value-type="float"/>
          <table:table-cell office:value-type="string">
            <text:p>Bricks</text:p>
          </table:table-cell>
          <table:table-cell office:value="25" office:value-type="float"/>
        </table:table-row>
        <table:table-row>
          <table:table-cell office:value="410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411" office:value-type="float"/>
          <table:table-cell office:value-type="string">
            <text:p>Workdays</text:p>
          </table:table-cell>
          <table:table-cell office:value="1203" office:value-type="float"/>
        </table:table-row>
        <table:table-row>
          <table:table-cell office:value="411" office:value-type="float"/>
          <table:table-cell office:value-type="string">
            <text:p>Gravel</text:p>
          </table:table-cell>
          <table:table-cell office:value="22" office:value-type="float"/>
        </table:table-row>
        <table:table-row>
          <table:table-cell office:value="411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411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411" office:value-type="float"/>
          <table:table-cell office:value-type="string">
            <text:p>Concrete</text:p>
          </table:table-cell>
          <table:table-cell office:value="28" office:value-type="float"/>
        </table:table-row>
        <table:table-row>
          <table:table-cell office:value="411" office:value-type="float"/>
          <table:table-cell office:value-type="string">
            <text:p>Bricks</text:p>
          </table:table-cell>
          <table:table-cell office:value="60" office:value-type="float"/>
        </table:table-row>
        <table:table-row>
          <table:table-cell office:value="411" office:value-type="float"/>
          <table:table-cell office:value-type="string">
            <text:p>Boards</text:p>
          </table:table-cell>
          <table:table-cell office:value="29" office:value-type="float"/>
        </table:table-row>
        <table:table-row>
          <table:table-cell office:value="412" office:value-type="float"/>
          <table:table-cell office:value-type="string">
            <text:p>Workdays</text:p>
          </table:table-cell>
          <table:table-cell office:value="512" office:value-type="float"/>
        </table:table-row>
        <table:table-row>
          <table:table-cell office:value="412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412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412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412" office:value-type="float"/>
          <table:table-cell office:value-type="string">
            <text:p>Concrete</text:p>
          </table:table-cell>
          <table:table-cell office:value="19" office:value-type="float"/>
        </table:table-row>
        <table:table-row>
          <table:table-cell office:value="412" office:value-type="float"/>
          <table:table-cell office:value-type="string">
            <text:p>Prefab panels</text:p>
          </table:table-cell>
          <table:table-cell office:value="43" office:value-type="float"/>
        </table:table-row>
        <table:table-row>
          <table:table-cell office:value="413" office:value-type="float"/>
          <table:table-cell office:value-type="string">
            <text:p>Workdays</text:p>
          </table:table-cell>
          <table:table-cell office:value="801" office:value-type="float"/>
        </table:table-row>
        <table:table-row>
          <table:table-cell office:value="413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413" office:value-type="float"/>
          <table:table-cell office:value-type="string">
            <text:p>Steel</text:p>
          </table:table-cell>
          <table:table-cell office:value="8.4" office:value-type="float"/>
        </table:table-row>
        <table:table-row>
          <table:table-cell office:value="413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413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413" office:value-type="float"/>
          <table:table-cell office:value-type="string">
            <text:p>Prefab panels</text:p>
          </table:table-cell>
          <table:table-cell office:value="84" office:value-type="float"/>
        </table:table-row>
        <table:table-row>
          <table:table-cell office:value="414" office:value-type="float"/>
          <table:table-cell office:value-type="string">
            <text:p>Workdays</text:p>
          </table:table-cell>
          <table:table-cell office:value="660" office:value-type="float"/>
        </table:table-row>
        <table:table-row>
          <table:table-cell office:value="414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414" office:value-type="float"/>
          <table:table-cell office:value-type="string">
            <text:p>Steel</text:p>
          </table:table-cell>
          <table:table-cell office:value="7.7" office:value-type="float"/>
        </table:table-row>
        <table:table-row>
          <table:table-cell office:value="414" office:value-type="float"/>
          <table:table-cell office:value-type="string">
            <text:p>Asphalt</text:p>
          </table:table-cell>
          <table:table-cell office:value="8.5" office:value-type="float"/>
        </table:table-row>
        <table:table-row>
          <table:table-cell office:value="414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414" office:value-type="float"/>
          <table:table-cell office:value-type="string">
            <text:p>Prefab panels</text:p>
          </table:table-cell>
          <table:table-cell office:value="76" office:value-type="float"/>
        </table:table-row>
        <table:table-row>
          <table:table-cell office:value="415" office:value-type="float"/>
          <table:table-cell office:value-type="string">
            <text:p>Workdays</text:p>
          </table:table-cell>
          <table:table-cell office:value="509" office:value-type="float"/>
        </table:table-row>
        <table:table-row>
          <table:table-cell office:value="415" office:value-type="float"/>
          <table:table-cell office:value-type="string">
            <text:p>Gravel</text:p>
          </table:table-cell>
          <table:table-cell office:value="2.2" office:value-type="float"/>
        </table:table-row>
        <table:table-row>
          <table:table-cell office:value="415" office:value-type="float"/>
          <table:table-cell office:value-type="string">
            <text:p>Steel</text:p>
          </table:table-cell>
          <table:table-cell office:value="4.3" office:value-type="float"/>
        </table:table-row>
        <table:table-row>
          <table:table-cell office:value="415" office:value-type="float"/>
          <table:table-cell office:value-type="string">
            <text:p>Asphalt</text:p>
          </table:table-cell>
          <table:table-cell office:value="1.8" office:value-type="float"/>
        </table:table-row>
        <table:table-row>
          <table:table-cell office:value="415" office:value-type="float"/>
          <table:table-cell office:value-type="string">
            <text:p>Concrete</text:p>
          </table:table-cell>
          <table:table-cell office:value="2.9" office:value-type="float"/>
        </table:table-row>
        <table:table-row>
          <table:table-cell office:value="415" office:value-type="float"/>
          <table:table-cell office:value-type="string">
            <text:p>Prefab panels</text:p>
          </table:table-cell>
          <table:table-cell office:value="36" office:value-type="float"/>
        </table:table-row>
        <table:table-row>
          <table:table-cell office:value="415" office:value-type="float"/>
          <table:table-cell office:value-type="string">
            <text:p>Bricks</text:p>
          </table:table-cell>
          <table:table-cell office:value="0.32" office:value-type="float"/>
        </table:table-row>
        <table:table-row>
          <table:table-cell office:value="415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415" office:value-type="float"/>
          <table:table-cell office:value-type="string">
            <text:p>Mechanical components</text:p>
          </table:table-cell>
          <table:table-cell office:value="0.14" office:value-type="float"/>
        </table:table-row>
        <table:table-row>
          <table:table-cell office:value="416" office:value-type="float"/>
          <table:table-cell office:value-type="string">
            <text:p>Workdays</text:p>
          </table:table-cell>
          <table:table-cell office:value="474" office:value-type="float"/>
        </table:table-row>
        <table:table-row>
          <table:table-cell office:value="416" office:value-type="float"/>
          <table:table-cell office:value-type="string">
            <text:p>Gravel</text:p>
          </table:table-cell>
          <table:table-cell office:value="3" office:value-type="float"/>
        </table:table-row>
        <table:table-row>
          <table:table-cell office:value="416" office:value-type="float"/>
          <table:table-cell office:value-type="string">
            <text:p>Steel</text:p>
          </table:table-cell>
          <table:table-cell office:value="3.5" office:value-type="float"/>
        </table:table-row>
        <table:table-row>
          <table:table-cell office:value="416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416" office:value-type="float"/>
          <table:table-cell office:value-type="string">
            <text:p>Concrete</text:p>
          </table:table-cell>
          <table:table-cell office:value="3.9" office:value-type="float"/>
        </table:table-row>
        <table:table-row>
          <table:table-cell office:value="416" office:value-type="float"/>
          <table:table-cell office:value-type="string">
            <text:p>Prefab panels</text:p>
          </table:table-cell>
          <table:table-cell office:value="34" office:value-type="float"/>
        </table:table-row>
        <table:table-row>
          <table:table-cell office:value="416" office:value-type="float"/>
          <table:table-cell office:value-type="string">
            <text:p>Bricks</text:p>
          </table:table-cell>
          <table:table-cell office:value="0.45" office:value-type="float"/>
        </table:table-row>
        <table:table-row>
          <table:table-cell office:value="416" office:value-type="float"/>
          <table:table-cell office:value-type="string">
            <text:p>Boards</text:p>
          </table:table-cell>
          <table:table-cell office:value="22" office:value-type="float"/>
        </table:table-row>
        <table:table-row>
          <table:table-cell office:value="417" office:value-type="float"/>
          <table:table-cell office:value-type="string">
            <text:p>Workdays</text:p>
          </table:table-cell>
          <table:table-cell office:value="1112" office:value-type="float"/>
        </table:table-row>
        <table:table-row>
          <table:table-cell office:value="417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417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417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417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417" office:value-type="float"/>
          <table:table-cell office:value-type="string">
            <text:p>Prefab panels</text:p>
          </table:table-cell>
          <table:table-cell office:value="20" office:value-type="float"/>
        </table:table-row>
        <table:table-row>
          <table:table-cell office:value="417" office:value-type="float"/>
          <table:table-cell office:value-type="string">
            <text:p>Bricks</text:p>
          </table:table-cell>
          <table:table-cell office:value="56" office:value-type="float"/>
        </table:table-row>
        <table:table-row>
          <table:table-cell office:value="417" office:value-type="float"/>
          <table:table-cell office:value-type="string">
            <text:p>Boards</text:p>
          </table:table-cell>
          <table:table-cell office:value="25" office:value-type="float"/>
        </table:table-row>
        <table:table-row>
          <table:table-cell office:value="418" office:value-type="float"/>
          <table:table-cell office:value-type="string">
            <text:p>Workdays</text:p>
          </table:table-cell>
          <table:table-cell office:value="903" office:value-type="float"/>
        </table:table-row>
        <table:table-row>
          <table:table-cell office:value="418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418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418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418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418" office:value-type="float"/>
          <table:table-cell office:value-type="string">
            <text:p>Prefab panels</text:p>
          </table:table-cell>
          <table:table-cell office:value="72" office:value-type="float"/>
        </table:table-row>
        <table:table-row>
          <table:table-cell office:value="419" office:value-type="float"/>
          <table:table-cell office:value-type="string">
            <text:p>Workdays</text:p>
          </table:table-cell>
          <table:table-cell office:value="879" office:value-type="float"/>
        </table:table-row>
        <table:table-row>
          <table:table-cell office:value="419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419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419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419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419" office:value-type="float"/>
          <table:table-cell office:value-type="string">
            <text:p>Prefab panels</text:p>
          </table:table-cell>
          <table:table-cell office:value="88" office:value-type="float"/>
        </table:table-row>
        <table:table-row>
          <table:table-cell office:value="420" office:value-type="float"/>
          <table:table-cell office:value-type="string">
            <text:p>Workdays</text:p>
          </table:table-cell>
          <table:table-cell office:value="725" office:value-type="float"/>
        </table:table-row>
        <table:table-row>
          <table:table-cell office:value="420" office:value-type="float"/>
          <table:table-cell office:value-type="string">
            <text:p>Gravel</text:p>
          </table:table-cell>
          <table:table-cell office:value="8.4" office:value-type="float"/>
        </table:table-row>
        <table:table-row>
          <table:table-cell office:value="420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420" office:value-type="float"/>
          <table:table-cell office:value-type="string">
            <text:p>Asphalt</text:p>
          </table:table-cell>
          <table:table-cell office:value="6.7" office:value-type="float"/>
        </table:table-row>
        <table:table-row>
          <table:table-cell office:value="420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420" office:value-type="float"/>
          <table:table-cell office:value-type="string">
            <text:p>Prefab panels</text:p>
          </table:table-cell>
          <table:table-cell office:value="74" office:value-type="float"/>
        </table:table-row>
        <table:table-row>
          <table:table-cell office:value="421" office:value-type="float"/>
          <table:table-cell office:value-type="string">
            <text:p>Workdays</text:p>
          </table:table-cell>
          <table:table-cell office:value="964" office:value-type="float"/>
        </table:table-row>
        <table:table-row>
          <table:table-cell office:value="421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421" office:value-type="float"/>
          <table:table-cell office:value-type="string">
            <text:p>Steel</text:p>
          </table:table-cell>
          <table:table-cell office:value="22" office:value-type="float"/>
        </table:table-row>
        <table:table-row>
          <table:table-cell office:value="421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421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421" office:value-type="float"/>
          <table:table-cell office:value-type="string">
            <text:p>Prefab panels</text:p>
          </table:table-cell>
          <table:table-cell office:value="85" office:value-type="float"/>
        </table:table-row>
        <table:table-row>
          <table:table-cell office:value="422" office:value-type="float"/>
          <table:table-cell office:value-type="string">
            <text:p>Workdays</text:p>
          </table:table-cell>
          <table:table-cell office:value="897" office:value-type="float"/>
        </table:table-row>
        <table:table-row>
          <table:table-cell office:value="422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422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422" office:value-type="float"/>
          <table:table-cell office:value-type="string">
            <text:p>Asphalt</text:p>
          </table:table-cell>
          <table:table-cell office:value="9.7" office:value-type="float"/>
        </table:table-row>
        <table:table-row>
          <table:table-cell office:value="422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422" office:value-type="float"/>
          <table:table-cell office:value-type="string">
            <text:p>Prefab panels</text:p>
          </table:table-cell>
          <table:table-cell office:value="89" office:value-type="float"/>
        </table:table-row>
        <table:table-row>
          <table:table-cell office:value="423" office:value-type="float"/>
          <table:table-cell office:value-type="string">
            <text:p>Workdays</text:p>
          </table:table-cell>
          <table:table-cell office:value="1036" office:value-type="float"/>
        </table:table-row>
        <table:table-row>
          <table:table-cell office:value="423" office:value-type="float"/>
          <table:table-cell office:value-type="string">
            <text:p>Gravel</text:p>
          </table:table-cell>
          <table:table-cell office:value="8.6" office:value-type="float"/>
        </table:table-row>
        <table:table-row>
          <table:table-cell office:value="423" office:value-type="float"/>
          <table:table-cell office:value-type="string">
            <text:p>Steel</text:p>
          </table:table-cell>
          <table:table-cell office:value="8.4" office:value-type="float"/>
        </table:table-row>
        <table:table-row>
          <table:table-cell office:value="423" office:value-type="float"/>
          <table:table-cell office:value-type="string">
            <text:p>Asphalt</text:p>
          </table:table-cell>
          <table:table-cell office:value="6.9" office:value-type="float"/>
        </table:table-row>
        <table:table-row>
          <table:table-cell office:value="423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423" office:value-type="float"/>
          <table:table-cell office:value-type="string">
            <text:p>Prefab panels</text:p>
          </table:table-cell>
          <table:table-cell office:value="69" office:value-type="float"/>
        </table:table-row>
        <table:table-row>
          <table:table-cell office:value="423" office:value-type="float"/>
          <table:table-cell office:value-type="string">
            <text:p>Bricks</text:p>
          </table:table-cell>
          <table:table-cell office:value="1.1" office:value-type="float"/>
        </table:table-row>
        <table:table-row>
          <table:table-cell office:value="423" office:value-type="float"/>
          <table:table-cell office:value-type="string">
            <text:p>Boards</text:p>
          </table:table-cell>
          <table:table-cell office:value="45" office:value-type="float"/>
        </table:table-row>
        <table:table-row>
          <table:table-cell office:value="423" office:value-type="float"/>
          <table:table-cell office:value-type="string">
            <text:p>Mechanical components</text:p>
          </table:table-cell>
          <table:table-cell office:value="0.32" office:value-type="float"/>
        </table:table-row>
        <table:table-row>
          <table:table-cell office:value="424" office:value-type="float"/>
          <table:table-cell office:value-type="string">
            <text:p>Workdays</text:p>
          </table:table-cell>
          <table:table-cell office:value="2191" office:value-type="float"/>
        </table:table-row>
        <table:table-row>
          <table:table-cell office:value="424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424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424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424" office:value-type="float"/>
          <table:table-cell office:value-type="string">
            <text:p>Concrete</text:p>
          </table:table-cell>
          <table:table-cell office:value="31" office:value-type="float"/>
        </table:table-row>
        <table:table-row>
          <table:table-cell office:value="424" office:value-type="float"/>
          <table:table-cell office:value-type="string">
            <text:p>Prefab panels</text:p>
          </table:table-cell>
          <table:table-cell office:value="128" office:value-type="float"/>
        </table:table-row>
        <table:table-row>
          <table:table-cell office:value="424" office:value-type="float"/>
          <table:table-cell office:value-type="string">
            <text:p>Bricks</text:p>
          </table:table-cell>
          <table:table-cell office:value="4.2" office:value-type="float"/>
        </table:table-row>
        <table:table-row>
          <table:table-cell office:value="424" office:value-type="float"/>
          <table:table-cell office:value-type="string">
            <text:p>Boards</text:p>
          </table:table-cell>
          <table:table-cell office:value="100" office:value-type="float"/>
        </table:table-row>
        <table:table-row>
          <table:table-cell office:value="424" office:value-type="float"/>
          <table:table-cell office:value-type="string">
            <text:p>Mechanical components</text:p>
          </table:table-cell>
          <table:table-cell office:value="0.62" office:value-type="float"/>
        </table:table-row>
        <table:table-row>
          <table:table-cell office:value="425" office:value-type="float"/>
          <table:table-cell office:value-type="string">
            <text:p>Workdays</text:p>
          </table:table-cell>
          <table:table-cell office:value="1394" office:value-type="float"/>
        </table:table-row>
        <table:table-row>
          <table:table-cell office:value="425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425" office:value-type="float"/>
          <table:table-cell office:value-type="string">
            <text:p>Steel</text:p>
          </table:table-cell>
          <table:table-cell office:value="3.8" office:value-type="float"/>
        </table:table-row>
        <table:table-row>
          <table:table-cell office:value="425" office:value-type="float"/>
          <table:table-cell office:value-type="string">
            <text:p>Concrete</text:p>
          </table:table-cell>
          <table:table-cell office:value="122" office:value-type="float"/>
        </table:table-row>
        <table:table-row>
          <table:table-cell office:value="425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425" office:value-type="float"/>
          <table:table-cell office:value-type="string">
            <text:p>Prefab panels</text:p>
          </table:table-cell>
          <table:table-cell office:value="95" office:value-type="float"/>
        </table:table-row>
        <table:table-row>
          <table:table-cell office:value="425" office:value-type="float"/>
          <table:table-cell office:value-type="string">
            <text:p>Bricks</text:p>
          </table:table-cell>
          <table:table-cell office:value="0.3" office:value-type="float"/>
        </table:table-row>
        <table:table-row>
          <table:table-cell office:value="425" office:value-type="float"/>
          <table:table-cell office:value-type="string">
            <text:p>Boards</text:p>
          </table:table-cell>
          <table:table-cell office:value="42" office:value-type="float"/>
        </table:table-row>
        <table:table-row>
          <table:table-cell office:value="425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426" office:value-type="float"/>
          <table:table-cell office:value-type="string">
            <text:p>Workdays</text:p>
          </table:table-cell>
          <table:table-cell office:value="1653" office:value-type="float"/>
        </table:table-row>
        <table:table-row>
          <table:table-cell office:value="426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426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426" office:value-type="float"/>
          <table:table-cell office:value-type="string">
            <text:p>Concrete</text:p>
          </table:table-cell>
          <table:table-cell office:value="145" office:value-type="float"/>
        </table:table-row>
        <table:table-row>
          <table:table-cell office:value="426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426" office:value-type="float"/>
          <table:table-cell office:value-type="string">
            <text:p>Prefab panels</text:p>
          </table:table-cell>
          <table:table-cell office:value="112" office:value-type="float"/>
        </table:table-row>
        <table:table-row>
          <table:table-cell office:value="426" office:value-type="float"/>
          <table:table-cell office:value-type="string">
            <text:p>Bricks</text:p>
          </table:table-cell>
          <table:table-cell office:value="0.35" office:value-type="float"/>
        </table:table-row>
        <table:table-row>
          <table:table-cell office:value="426" office:value-type="float"/>
          <table:table-cell office:value-type="string">
            <text:p>Boards</text:p>
          </table:table-cell>
          <table:table-cell office:value="50" office:value-type="float"/>
        </table:table-row>
        <table:table-row>
          <table:table-cell office:value="426" office:value-type="float"/>
          <table:table-cell office:value-type="string">
            <text:p>Mechanical components</text:p>
          </table:table-cell>
          <table:table-cell office:value="0.33" office:value-type="float"/>
        </table:table-row>
        <table:table-row>
          <table:table-cell office:value="427" office:value-type="float"/>
          <table:table-cell office:value-type="string">
            <text:p>Workdays</text:p>
          </table:table-cell>
          <table:table-cell office:value="1062" office:value-type="float"/>
        </table:table-row>
        <table:table-row>
          <table:table-cell office:value="427" office:value-type="float"/>
          <table:table-cell office:value-type="string">
            <text:p>Gravel</text:p>
          </table:table-cell>
          <table:table-cell office:value="5.4" office:value-type="float"/>
        </table:table-row>
        <table:table-row>
          <table:table-cell office:value="427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427" office:value-type="float"/>
          <table:table-cell office:value-type="string">
            <text:p>Concrete</text:p>
          </table:table-cell>
          <table:table-cell office:value="66" office:value-type="float"/>
        </table:table-row>
        <table:table-row>
          <table:table-cell office:value="427" office:value-type="float"/>
          <table:table-cell office:value-type="string">
            <text:p>Electro components</text:p>
          </table:table-cell>
          <table:table-cell office:value="0.1" office:value-type="float"/>
        </table:table-row>
        <table:table-row>
          <table:table-cell office:value="427" office:value-type="float"/>
          <table:table-cell office:value-type="string">
            <text:p>Prefab panels</text:p>
          </table:table-cell>
          <table:table-cell office:value="78" office:value-type="float"/>
        </table:table-row>
        <table:table-row>
          <table:table-cell office:value="427" office:value-type="float"/>
          <table:table-cell office:value-type="string">
            <text:p>Bricks</text:p>
          </table:table-cell>
          <table:table-cell office:value="0.3" office:value-type="float"/>
        </table:table-row>
        <table:table-row>
          <table:table-cell office:value="427" office:value-type="float"/>
          <table:table-cell office:value-type="string">
            <text:p>Boards</text:p>
          </table:table-cell>
          <table:table-cell office:value="34" office:value-type="float"/>
        </table:table-row>
        <table:table-row>
          <table:table-cell office:value="427" office:value-type="float"/>
          <table:table-cell office:value-type="string">
            <text:p>Mechanical components</text:p>
          </table:table-cell>
          <table:table-cell office:value="0.15" office:value-type="float"/>
        </table:table-row>
        <table:table-row>
          <table:table-cell office:value="428" office:value-type="float"/>
          <table:table-cell office:value-type="string">
            <text:p>Workdays</text:p>
          </table:table-cell>
          <table:table-cell office:value="2032" office:value-type="float"/>
        </table:table-row>
        <table:table-row>
          <table:table-cell office:value="428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428" office:value-type="float"/>
          <table:table-cell office:value-type="string">
            <text:p>Steel</text:p>
          </table:table-cell>
          <table:table-cell office:value="5.4" office:value-type="float"/>
        </table:table-row>
        <table:table-row>
          <table:table-cell office:value="428" office:value-type="float"/>
          <table:table-cell office:value-type="string">
            <text:p>Concrete</text:p>
          </table:table-cell>
          <table:table-cell office:value="178" office:value-type="float"/>
        </table:table-row>
        <table:table-row>
          <table:table-cell office:value="428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428" office:value-type="float"/>
          <table:table-cell office:value-type="string">
            <text:p>Prefab panels</text:p>
          </table:table-cell>
          <table:table-cell office:value="138" office:value-type="float"/>
        </table:table-row>
        <table:table-row>
          <table:table-cell office:value="428" office:value-type="float"/>
          <table:table-cell office:value-type="string">
            <text:p>Bricks</text:p>
          </table:table-cell>
          <table:table-cell office:value="0.47" office:value-type="float"/>
        </table:table-row>
        <table:table-row>
          <table:table-cell office:value="428" office:value-type="float"/>
          <table:table-cell office:value-type="string">
            <text:p>Boards</text:p>
          </table:table-cell>
          <table:table-cell office:value="61" office:value-type="float"/>
        </table:table-row>
        <table:table-row>
          <table:table-cell office:value="428" office:value-type="float"/>
          <table:table-cell office:value-type="string">
            <text:p>Mechanical components</text:p>
          </table:table-cell>
          <table:table-cell office:value="0.35" office:value-type="float"/>
        </table:table-row>
        <table:table-row>
          <table:table-cell office:value="429" office:value-type="float"/>
          <table:table-cell office:value-type="string">
            <text:p>Workdays</text:p>
          </table:table-cell>
          <table:table-cell office:value="923" office:value-type="float"/>
        </table:table-row>
        <table:table-row>
          <table:table-cell office:value="429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429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29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429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429" office:value-type="float"/>
          <table:table-cell office:value-type="string">
            <text:p>Prefab panels</text:p>
          </table:table-cell>
          <table:table-cell office:value="14" office:value-type="float"/>
        </table:table-row>
        <table:table-row>
          <table:table-cell office:value="429" office:value-type="float"/>
          <table:table-cell office:value-type="string">
            <text:p>Bricks</text:p>
          </table:table-cell>
          <table:table-cell office:value="39" office:value-type="float"/>
        </table:table-row>
        <table:table-row>
          <table:table-cell office:value="429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430" office:value-type="float"/>
          <table:table-cell office:value-type="string">
            <text:p>Workdays</text:p>
          </table:table-cell>
          <table:table-cell office:value="721" office:value-type="float"/>
        </table:table-row>
        <table:table-row>
          <table:table-cell office:value="430" office:value-type="float"/>
          <table:table-cell office:value-type="string">
            <text:p>Gravel</text:p>
          </table:table-cell>
          <table:table-cell office:value="8.3" office:value-type="float"/>
        </table:table-row>
        <table:table-row>
          <table:table-cell office:value="430" office:value-type="float"/>
          <table:table-cell office:value-type="string">
            <text:p>Steel</text:p>
          </table:table-cell>
          <table:table-cell office:value="8.4" office:value-type="float"/>
        </table:table-row>
        <table:table-row>
          <table:table-cell office:value="430" office:value-type="float"/>
          <table:table-cell office:value-type="string">
            <text:p>Asphalt</text:p>
          </table:table-cell>
          <table:table-cell office:value="6.7" office:value-type="float"/>
        </table:table-row>
        <table:table-row>
          <table:table-cell office:value="430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430" office:value-type="float"/>
          <table:table-cell office:value-type="string">
            <text:p>Prefab panels</text:p>
          </table:table-cell>
          <table:table-cell office:value="13" office:value-type="float"/>
        </table:table-row>
        <table:table-row>
          <table:table-cell office:value="430" office:value-type="float"/>
          <table:table-cell office:value-type="string">
            <text:p>Bricks</text:p>
          </table:table-cell>
          <table:table-cell office:value="37" office:value-type="float"/>
        </table:table-row>
        <table:table-row>
          <table:table-cell office:value="430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431" office:value-type="float"/>
          <table:table-cell office:value-type="string">
            <text:p>Workdays</text:p>
          </table:table-cell>
          <table:table-cell office:value="916" office:value-type="float"/>
        </table:table-row>
        <table:table-row>
          <table:table-cell office:value="431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431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31" office:value-type="float"/>
          <table:table-cell office:value-type="string">
            <text:p>Asphalt</text:p>
          </table:table-cell>
          <table:table-cell office:value="8.8" office:value-type="float"/>
        </table:table-row>
        <table:table-row>
          <table:table-cell office:value="431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431" office:value-type="float"/>
          <table:table-cell office:value-type="string">
            <text:p>Prefab panels</text:p>
          </table:table-cell>
          <table:table-cell office:value="16" office:value-type="float"/>
        </table:table-row>
        <table:table-row>
          <table:table-cell office:value="431" office:value-type="float"/>
          <table:table-cell office:value-type="string">
            <text:p>Bricks</text:p>
          </table:table-cell>
          <table:table-cell office:value="47" office:value-type="float"/>
        </table:table-row>
        <table:table-row>
          <table:table-cell office:value="431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432" office:value-type="float"/>
          <table:table-cell office:value-type="string">
            <text:p>Workdays</text:p>
          </table:table-cell>
          <table:table-cell office:value="1385" office:value-type="float"/>
        </table:table-row>
        <table:table-row>
          <table:table-cell office:value="432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432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432" office:value-type="float"/>
          <table:table-cell office:value-type="string">
            <text:p>Asphalt</text:p>
          </table:table-cell>
          <table:table-cell office:value="16" office:value-type="float"/>
        </table:table-row>
        <table:table-row>
          <table:table-cell office:value="432" office:value-type="float"/>
          <table:table-cell office:value-type="string">
            <text:p>Concrete</text:p>
          </table:table-cell>
          <table:table-cell office:value="27" office:value-type="float"/>
        </table:table-row>
        <table:table-row>
          <table:table-cell office:value="432" office:value-type="float"/>
          <table:table-cell office:value-type="string">
            <text:p>Bricks</text:p>
          </table:table-cell>
          <table:table-cell office:value="80" office:value-type="float"/>
        </table:table-row>
        <table:table-row>
          <table:table-cell office:value="432" office:value-type="float"/>
          <table:table-cell office:value-type="string">
            <text:p>Boards</text:p>
          </table:table-cell>
          <table:table-cell office:value="34" office:value-type="float"/>
        </table:table-row>
        <table:table-row>
          <table:table-cell office:value="433" office:value-type="float"/>
          <table:table-cell office:value-type="string">
            <text:p>Workdays</text:p>
          </table:table-cell>
          <table:table-cell office:value="1140" office:value-type="float"/>
        </table:table-row>
        <table:table-row>
          <table:table-cell office:value="433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433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433" office:value-type="float"/>
          <table:table-cell office:value-type="string">
            <text:p>Asphalt</text:p>
          </table:table-cell>
          <table:table-cell office:value="20" office:value-type="float"/>
        </table:table-row>
        <table:table-row>
          <table:table-cell office:value="433" office:value-type="float"/>
          <table:table-cell office:value-type="string">
            <text:p>Concrete</text:p>
          </table:table-cell>
          <table:table-cell office:value="33" office:value-type="float"/>
        </table:table-row>
        <table:table-row>
          <table:table-cell office:value="433" office:value-type="float"/>
          <table:table-cell office:value-type="string">
            <text:p>Prefab panels</text:p>
          </table:table-cell>
          <table:table-cell office:value="115" office:value-type="float"/>
        </table:table-row>
        <table:table-row>
          <table:table-cell office:value="434" office:value-type="float"/>
          <table:table-cell office:value-type="string">
            <text:p>Workdays</text:p>
          </table:table-cell>
          <table:table-cell office:value="1253" office:value-type="float"/>
        </table:table-row>
        <table:table-row>
          <table:table-cell office:value="434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43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434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434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434" office:value-type="float"/>
          <table:table-cell office:value-type="string">
            <text:p>Prefab panels</text:p>
          </table:table-cell>
          <table:table-cell office:value="127" office:value-type="float"/>
        </table:table-row>
        <table:table-row>
          <table:table-cell office:value="435" office:value-type="float"/>
          <table:table-cell office:value-type="string">
            <text:p>Workdays</text:p>
          </table:table-cell>
          <table:table-cell office:value="1167" office:value-type="float"/>
        </table:table-row>
        <table:table-row>
          <table:table-cell office:value="435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435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435" office:value-type="float"/>
          <table:table-cell office:value-type="string">
            <text:p>Asphalt</text:p>
          </table:table-cell>
          <table:table-cell office:value="16" office:value-type="float"/>
        </table:table-row>
        <table:table-row>
          <table:table-cell office:value="435" office:value-type="float"/>
          <table:table-cell office:value-type="string">
            <text:p>Concrete</text:p>
          </table:table-cell>
          <table:table-cell office:value="26" office:value-type="float"/>
        </table:table-row>
        <table:table-row>
          <table:table-cell office:value="435" office:value-type="float"/>
          <table:table-cell office:value-type="string">
            <text:p>Prefab panels</text:p>
          </table:table-cell>
          <table:table-cell office:value="132" office:value-type="float"/>
        </table:table-row>
        <table:table-row>
          <table:table-cell office:value="436" office:value-type="float"/>
          <table:table-cell office:value-type="string">
            <text:p>Workdays</text:p>
          </table:table-cell>
          <table:table-cell office:value="1720" office:value-type="float"/>
        </table:table-row>
        <table:table-row>
          <table:table-cell office:value="436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436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436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436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436" office:value-type="float"/>
          <table:table-cell office:value-type="string">
            <text:p>Prefab panels</text:p>
          </table:table-cell>
          <table:table-cell office:value="199" office:value-type="float"/>
        </table:table-row>
        <table:table-row>
          <table:table-cell office:value="437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437" office:value-type="float"/>
          <table:table-cell office:value-type="string">
            <text:p>Gravel</text:p>
          </table:table-cell>
          <table:table-cell office:value="8.8" office:value-type="float"/>
        </table:table-row>
        <table:table-row>
          <table:table-cell office:value="437" office:value-type="float"/>
          <table:table-cell office:value-type="string">
            <text:p>Steel</text:p>
          </table:table-cell>
          <table:table-cell office:value="8.2" office:value-type="float"/>
        </table:table-row>
        <table:table-row>
          <table:table-cell office:value="437" office:value-type="float"/>
          <table:table-cell office:value-type="string">
            <text:p>Asphalt</text:p>
          </table:table-cell>
          <table:table-cell office:value="7" office:value-type="float"/>
        </table:table-row>
        <table:table-row>
          <table:table-cell office:value="437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437" office:value-type="float"/>
          <table:table-cell office:value-type="string">
            <text:p>Prefab panels</text:p>
          </table:table-cell>
          <table:table-cell office:value="67" office:value-type="float"/>
        </table:table-row>
        <table:table-row>
          <table:table-cell office:value="437" office:value-type="float"/>
          <table:table-cell office:value-type="string">
            <text:p>Bricks</text:p>
          </table:table-cell>
          <table:table-cell office:value="0.64" office:value-type="float"/>
        </table:table-row>
        <table:table-row>
          <table:table-cell office:value="437" office:value-type="float"/>
          <table:table-cell office:value-type="string">
            <text:p>Boards</text:p>
          </table:table-cell>
          <table:table-cell office:value="46" office:value-type="float"/>
        </table:table-row>
        <table:table-row>
          <table:table-cell office:value="437" office:value-type="float"/>
          <table:table-cell office:value-type="string">
            <text:p>Mechanical components</text:p>
          </table:table-cell>
          <table:table-cell office:value="0.31" office:value-type="float"/>
        </table:table-row>
        <table:table-row>
          <table:table-cell office:value="438" office:value-type="float"/>
          <table:table-cell office:value-type="string">
            <text:p>Workdays</text:p>
          </table:table-cell>
          <table:table-cell office:value="2139" office:value-type="float"/>
        </table:table-row>
        <table:table-row>
          <table:table-cell office:value="438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438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438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438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438" office:value-type="float"/>
          <table:table-cell office:value-type="string">
            <text:p>Prefab panels</text:p>
          </table:table-cell>
          <table:table-cell office:value="119" office:value-type="float"/>
        </table:table-row>
        <table:table-row>
          <table:table-cell office:value="438" office:value-type="float"/>
          <table:table-cell office:value-type="string">
            <text:p>Bricks</text:p>
          </table:table-cell>
          <table:table-cell office:value="3.9" office:value-type="float"/>
        </table:table-row>
        <table:table-row>
          <table:table-cell office:value="438" office:value-type="float"/>
          <table:table-cell office:value-type="string">
            <text:p>Boards</text:p>
          </table:table-cell>
          <table:table-cell office:value="102" office:value-type="float"/>
        </table:table-row>
        <table:table-row>
          <table:table-cell office:value="438" office:value-type="float"/>
          <table:table-cell office:value-type="string">
            <text:p>Mechanical components</text:p>
          </table:table-cell>
          <table:table-cell office:value="0.59" office:value-type="float"/>
        </table:table-row>
        <table:table-row>
          <table:table-cell office:value="439" office:value-type="float"/>
          <table:table-cell office:value-type="string">
            <text:p>Workdays</text:p>
          </table:table-cell>
          <table:table-cell office:value="1585" office:value-type="float"/>
        </table:table-row>
        <table:table-row>
          <table:table-cell office:value="439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439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439" office:value-type="float"/>
          <table:table-cell office:value-type="string">
            <text:p>Asphalt</text:p>
          </table:table-cell>
          <table:table-cell office:value="9.5" office:value-type="float"/>
        </table:table-row>
        <table:table-row>
          <table:table-cell office:value="439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439" office:value-type="float"/>
          <table:table-cell office:value-type="string">
            <text:p>Prefab panels</text:p>
          </table:table-cell>
          <table:table-cell office:value="93" office:value-type="float"/>
        </table:table-row>
        <table:table-row>
          <table:table-cell office:value="439" office:value-type="float"/>
          <table:table-cell office:value-type="string">
            <text:p>Bricks</text:p>
          </table:table-cell>
          <table:table-cell office:value="1.8" office:value-type="float"/>
        </table:table-row>
        <table:table-row>
          <table:table-cell office:value="439" office:value-type="float"/>
          <table:table-cell office:value-type="string">
            <text:p>Boards</text:p>
          </table:table-cell>
          <table:table-cell office:value="81" office:value-type="float"/>
        </table:table-row>
        <table:table-row>
          <table:table-cell office:value="439" office:value-type="float"/>
          <table:table-cell office:value-type="string">
            <text:p>Mechanical components</text:p>
          </table:table-cell>
          <table:table-cell office:value="0.44" office:value-type="float"/>
        </table:table-row>
        <table:table-row>
          <table:table-cell office:value="440" office:value-type="float"/>
          <table:table-cell office:value-type="string">
            <text:p>Workdays</text:p>
          </table:table-cell>
          <table:table-cell office:value="1104" office:value-type="float"/>
        </table:table-row>
        <table:table-row>
          <table:table-cell office:value="440" office:value-type="float"/>
          <table:table-cell office:value-type="string">
            <text:p>Gravel</text:p>
          </table:table-cell>
          <table:table-cell office:value="8.6" office:value-type="float"/>
        </table:table-row>
        <table:table-row>
          <table:table-cell office:value="440" office:value-type="float"/>
          <table:table-cell office:value-type="string">
            <text:p>Steel</text:p>
          </table:table-cell>
          <table:table-cell office:value="8.4" office:value-type="float"/>
        </table:table-row>
        <table:table-row>
          <table:table-cell office:value="440" office:value-type="float"/>
          <table:table-cell office:value-type="string">
            <text:p>Asphalt</text:p>
          </table:table-cell>
          <table:table-cell office:value="6.9" office:value-type="float"/>
        </table:table-row>
        <table:table-row>
          <table:table-cell office:value="440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440" office:value-type="float"/>
          <table:table-cell office:value-type="string">
            <text:p>Prefab panels</text:p>
          </table:table-cell>
          <table:table-cell office:value="69" office:value-type="float"/>
        </table:table-row>
        <table:table-row>
          <table:table-cell office:value="440" office:value-type="float"/>
          <table:table-cell office:value-type="string">
            <text:p>Bricks</text:p>
          </table:table-cell>
          <table:table-cell office:value="1.3" office:value-type="float"/>
        </table:table-row>
        <table:table-row>
          <table:table-cell office:value="440" office:value-type="float"/>
          <table:table-cell office:value-type="string">
            <text:p>Boards</text:p>
          </table:table-cell>
          <table:table-cell office:value="53" office:value-type="float"/>
        </table:table-row>
        <table:table-row>
          <table:table-cell office:value="440" office:value-type="float"/>
          <table:table-cell office:value-type="string">
            <text:p>Mechanical components</text:p>
          </table:table-cell>
          <table:table-cell office:value="0.31" office:value-type="float"/>
        </table:table-row>
        <table:table-row>
          <table:table-cell office:value="441" office:value-type="float"/>
          <table:table-cell office:value-type="string">
            <text:p>Workdays</text:p>
          </table:table-cell>
          <table:table-cell office:value="323" office:value-type="float"/>
        </table:table-row>
        <table:table-row>
          <table:table-cell office:value="441" office:value-type="float"/>
          <table:table-cell office:value-type="string">
            <text:p>Gravel</text:p>
          </table:table-cell>
          <table:table-cell office:value="9.4" office:value-type="float"/>
        </table:table-row>
        <table:table-row>
          <table:table-cell office:value="441" office:value-type="float"/>
          <table:table-cell office:value-type="string">
            <text:p>Steel</text:p>
          </table:table-cell>
          <table:table-cell office:value="3" office:value-type="float"/>
        </table:table-row>
        <table:table-row>
          <table:table-cell office:value="441" office:value-type="float"/>
          <table:table-cell office:value-type="string">
            <text:p>Asphalt</text:p>
          </table:table-cell>
          <table:table-cell office:value="7.5" office:value-type="float"/>
        </table:table-row>
        <table:table-row>
          <table:table-cell office:value="441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441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441" office:value-type="float"/>
          <table:table-cell office:value-type="string">
            <text:p>Boards</text:p>
          </table:table-cell>
          <table:table-cell office:value="4.4" office:value-type="float"/>
        </table:table-row>
        <table:table-row>
          <table:table-cell office:value="442" office:value-type="float"/>
          <table:table-cell office:value-type="string">
            <text:p>Workdays</text:p>
          </table:table-cell>
          <table:table-cell office:value="19" office:value-type="float"/>
        </table:table-row>
        <table:table-row>
          <table:table-cell office:value="442" office:value-type="float"/>
          <table:table-cell office:value-type="string">
            <text:p>Gravel</text:p>
          </table:table-cell>
          <table:table-cell office:value="0.36" office:value-type="float"/>
        </table:table-row>
        <table:table-row>
          <table:table-cell office:value="442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442" office:value-type="float"/>
          <table:table-cell office:value-type="string">
            <text:p>Asphalt</text:p>
          </table:table-cell>
          <table:table-cell office:value="0.29" office:value-type="float"/>
        </table:table-row>
        <table:table-row>
          <table:table-cell office:value="442" office:value-type="float"/>
          <table:table-cell office:value-type="string">
            <text:p>Concrete</text:p>
          </table:table-cell>
          <table:table-cell office:value="0.47" office:value-type="float"/>
        </table:table-row>
        <table:table-row>
          <table:table-cell office:value="443" office:value-type="float"/>
          <table:table-cell office:value-type="string">
            <text:p>Workdays</text:p>
          </table:table-cell>
          <table:table-cell office:value="3119" office:value-type="float"/>
        </table:table-row>
        <table:table-row>
          <table:table-cell office:value="443" office:value-type="float"/>
          <table:table-cell office:value-type="string">
            <text:p>Gravel</text:p>
          </table:table-cell>
          <table:table-cell office:value="61" office:value-type="float"/>
        </table:table-row>
        <table:table-row>
          <table:table-cell office:value="443" office:value-type="float"/>
          <table:table-cell office:value-type="string">
            <text:p>Steel</text:p>
          </table:table-cell>
          <table:table-cell office:value="87" office:value-type="float"/>
        </table:table-row>
        <table:table-row>
          <table:table-cell office:value="443" office:value-type="float"/>
          <table:table-cell office:value-type="string">
            <text:p>Asphalt</text:p>
          </table:table-cell>
          <table:table-cell office:value="49" office:value-type="float"/>
        </table:table-row>
        <table:table-row>
          <table:table-cell office:value="443" office:value-type="float"/>
          <table:table-cell office:value-type="string">
            <text:p>Concrete</text:p>
          </table:table-cell>
          <table:table-cell office:value="437" office:value-type="float"/>
        </table:table-row>
        <table:table-row>
          <table:table-cell office:value="443" office:value-type="float"/>
          <table:table-cell office:value-type="string">
            <text:p>Bricks</text:p>
          </table:table-cell>
          <table:table-cell office:value="48" office:value-type="float"/>
        </table:table-row>
        <table:table-row>
          <table:table-cell office:value="443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444" office:value-type="float"/>
          <table:table-cell office:value-type="string">
            <text:p>Workdays</text:p>
          </table:table-cell>
          <table:table-cell office:value="581" office:value-type="float"/>
        </table:table-row>
        <table:table-row>
          <table:table-cell office:value="444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44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444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444" office:value-type="float"/>
          <table:table-cell office:value-type="string">
            <text:p>Concrete</text:p>
          </table:table-cell>
          <table:table-cell office:value="67" office:value-type="float"/>
        </table:table-row>
        <table:table-row>
          <table:table-cell office:value="444" office:value-type="float"/>
          <table:table-cell office:value-type="string">
            <text:p>Bricks</text:p>
          </table:table-cell>
          <table:table-cell office:value="11" office:value-type="float"/>
        </table:table-row>
        <table:table-row>
          <table:table-cell office:value="444" office:value-type="float"/>
          <table:table-cell office:value-type="string">
            <text:p>Boards</text:p>
          </table:table-cell>
          <table:table-cell office:value="3.7" office:value-type="float"/>
        </table:table-row>
        <table:table-row>
          <table:table-cell office:value="445" office:value-type="float"/>
          <table:table-cell office:value-type="string">
            <text:p>Workdays</text:p>
          </table:table-cell>
          <table:table-cell office:value="831" office:value-type="float"/>
        </table:table-row>
        <table:table-row>
          <table:table-cell office:value="445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445" office:value-type="float"/>
          <table:table-cell office:value-type="string">
            <text:p>Steel</text:p>
          </table:table-cell>
          <table:table-cell office:value="5.2" office:value-type="float"/>
        </table:table-row>
        <table:table-row>
          <table:table-cell office:value="445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445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445" office:value-type="float"/>
          <table:table-cell office:value-type="string">
            <text:p>Bricks</text:p>
          </table:table-cell>
          <table:table-cell office:value="41" office:value-type="float"/>
        </table:table-row>
        <table:table-row>
          <table:table-cell office:value="445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446" office:value-type="float"/>
          <table:table-cell office:value-type="string">
            <text:p>Workdays</text:p>
          </table:table-cell>
          <table:table-cell office:value="931" office:value-type="float"/>
        </table:table-row>
        <table:table-row>
          <table:table-cell office:value="446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446" office:value-type="float"/>
          <table:table-cell office:value-type="string">
            <text:p>Steel</text:p>
          </table:table-cell>
          <table:table-cell office:value="6.1" office:value-type="float"/>
        </table:table-row>
        <table:table-row>
          <table:table-cell office:value="446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446" office:value-type="float"/>
          <table:table-cell office:value-type="string">
            <text:p>Concrete</text:p>
          </table:table-cell>
          <table:table-cell office:value="31" office:value-type="float"/>
        </table:table-row>
        <table:table-row>
          <table:table-cell office:value="446" office:value-type="float"/>
          <table:table-cell office:value-type="string">
            <text:p>Bricks</text:p>
          </table:table-cell>
          <table:table-cell office:value="48" office:value-type="float"/>
        </table:table-row>
        <table:table-row>
          <table:table-cell office:value="446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447" office:value-type="float"/>
          <table:table-cell office:value-type="string">
            <text:p>Workdays</text:p>
          </table:table-cell>
          <table:table-cell office:value="322" office:value-type="float"/>
        </table:table-row>
        <table:table-row>
          <table:table-cell office:value="447" office:value-type="float"/>
          <table:table-cell office:value-type="string">
            <text:p>Gravel</text:p>
          </table:table-cell>
          <table:table-cell office:value="9.3" office:value-type="float"/>
        </table:table-row>
        <table:table-row>
          <table:table-cell office:value="447" office:value-type="float"/>
          <table:table-cell office:value-type="string">
            <text:p>Steel</text:p>
          </table:table-cell>
          <table:table-cell office:value="3" office:value-type="float"/>
        </table:table-row>
        <table:table-row>
          <table:table-cell office:value="447" office:value-type="float"/>
          <table:table-cell office:value-type="string">
            <text:p>Asphalt</text:p>
          </table:table-cell>
          <table:table-cell office:value="7.5" office:value-type="float"/>
        </table:table-row>
        <table:table-row>
          <table:table-cell office:value="447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447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447" office:value-type="float"/>
          <table:table-cell office:value-type="string">
            <text:p>Boards</text:p>
          </table:table-cell>
          <table:table-cell office:value="4.4" office:value-type="float"/>
        </table:table-row>
        <table:table-row>
          <table:table-cell office:value="448" office:value-type="float"/>
          <table:table-cell office:value-type="string">
            <text:p>Workdays</text:p>
          </table:table-cell>
          <table:table-cell office:value="2254" office:value-type="float"/>
        </table:table-row>
        <table:table-row>
          <table:table-cell office:value="448" office:value-type="float"/>
          <table:table-cell office:value-type="string">
            <text:p>Gravel</text:p>
          </table:table-cell>
          <table:table-cell office:value="37" office:value-type="float"/>
        </table:table-row>
        <table:table-row>
          <table:table-cell office:value="448" office:value-type="float"/>
          <table:table-cell office:value-type="string">
            <text:p>Steel</text:p>
          </table:table-cell>
          <table:table-cell office:value="27" office:value-type="float"/>
        </table:table-row>
        <table:table-row>
          <table:table-cell office:value="448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448" office:value-type="float"/>
          <table:table-cell office:value-type="string">
            <text:p>Concrete</text:p>
          </table:table-cell>
          <table:table-cell office:value="48" office:value-type="float"/>
        </table:table-row>
        <table:table-row>
          <table:table-cell office:value="448" office:value-type="float"/>
          <table:table-cell office:value-type="string">
            <text:p>Prefab panels</text:p>
          </table:table-cell>
          <table:table-cell office:value="255" office:value-type="float"/>
        </table:table-row>
        <table:table-row>
          <table:table-cell office:value="449" office:value-type="float"/>
          <table:table-cell office:value-type="string">
            <text:p>Workdays</text:p>
          </table:table-cell>
          <table:table-cell office:value="995" office:value-type="float"/>
        </table:table-row>
        <table:table-row>
          <table:table-cell office:value="449" office:value-type="float"/>
          <table:table-cell office:value-type="string">
            <text:p>Gravel</text:p>
          </table:table-cell>
          <table:table-cell office:value="36" office:value-type="float"/>
        </table:table-row>
        <table:table-row>
          <table:table-cell office:value="449" office:value-type="float"/>
          <table:table-cell office:value-type="string">
            <text:p>Steel</text:p>
          </table:table-cell>
          <table:table-cell office:value="4.8" office:value-type="float"/>
        </table:table-row>
        <table:table-row>
          <table:table-cell office:value="449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449" office:value-type="float"/>
          <table:table-cell office:value-type="string">
            <text:p>Concrete</text:p>
          </table:table-cell>
          <table:table-cell office:value="47" office:value-type="float"/>
        </table:table-row>
        <table:table-row>
          <table:table-cell office:value="449" office:value-type="float"/>
          <table:table-cell office:value-type="string">
            <text:p>Bricks</text:p>
          </table:table-cell>
          <table:table-cell office:value="38" office:value-type="float"/>
        </table:table-row>
        <table:table-row>
          <table:table-cell office:value="449" office:value-type="float"/>
          <table:table-cell office:value-type="string">
            <text:p>Boards</text:p>
          </table:table-cell>
          <table:table-cell office:value="12" office:value-type="float"/>
        </table:table-row>
        <table:table-row>
          <table:table-cell office:value="450" office:value-type="float"/>
          <table:table-cell office:value-type="string">
            <text:p>Workdays</text:p>
          </table:table-cell>
          <table:table-cell office:value="151" office:value-type="float"/>
        </table:table-row>
        <table:table-row>
          <table:table-cell office:value="450" office:value-type="float"/>
          <table:table-cell office:value-type="string">
            <text:p>Gravel</text:p>
          </table:table-cell>
          <table:table-cell office:value="5.1" office:value-type="float"/>
        </table:table-row>
        <table:table-row>
          <table:table-cell office:value="450" office:value-type="float"/>
          <table:table-cell office:value-type="string">
            <text:p>Steel</text:p>
          </table:table-cell>
          <table:table-cell office:value="4.3" office:value-type="float"/>
        </table:table-row>
        <table:table-row>
          <table:table-cell office:value="450" office:value-type="float"/>
          <table:table-cell office:value-type="string">
            <text:p>Asphalt</text:p>
          </table:table-cell>
          <table:table-cell office:value="4.1" office:value-type="float"/>
        </table:table-row>
        <table:table-row>
          <table:table-cell office:value="450" office:value-type="float"/>
          <table:table-cell office:value-type="string">
            <text:p>Concrete</text:p>
          </table:table-cell>
          <table:table-cell office:value="6.6" office:value-type="float"/>
        </table:table-row>
        <table:table-row>
          <table:table-cell office:value="450" office:value-type="float"/>
          <table:table-cell office:value-type="string">
            <text:p>Bricks</text:p>
          </table:table-cell>
          <table:table-cell office:value="2.4" office:value-type="float"/>
        </table:table-row>
        <table:table-row>
          <table:table-cell office:value="450" office:value-type="float"/>
          <table:table-cell office:value-type="string">
            <text:p>Boards</text:p>
          </table:table-cell>
          <table:table-cell office:value="0.8" office:value-type="float"/>
        </table:table-row>
        <table:table-row>
          <table:table-cell office:value="451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451" office:value-type="float"/>
          <table:table-cell office:value-type="string">
            <text:p>Gravel</text:p>
          </table:table-cell>
          <table:table-cell office:value="0.68" office:value-type="float"/>
        </table:table-row>
        <table:table-row>
          <table:table-cell office:value="451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451" office:value-type="float"/>
          <table:table-cell office:value-type="string">
            <text:p>Asphalt</text:p>
          </table:table-cell>
          <table:table-cell office:value="0.55" office:value-type="float"/>
        </table:table-row>
        <table:table-row>
          <table:table-cell office:value="451" office:value-type="float"/>
          <table:table-cell office:value-type="string">
            <text:p>Concrete</text:p>
          </table:table-cell>
          <table:table-cell office:value="0.89" office:value-type="float"/>
        </table:table-row>
        <table:table-row>
          <table:table-cell office:value="452" office:value-type="float"/>
          <table:table-cell office:value-type="string">
            <text:p>Workdays</text:p>
          </table:table-cell>
          <table:table-cell office:value="1154" office:value-type="float"/>
        </table:table-row>
        <table:table-row>
          <table:table-cell office:value="452" office:value-type="float"/>
          <table:table-cell office:value-type="string">
            <text:p>Gravel</text:p>
          </table:table-cell>
          <table:table-cell office:value="34" office:value-type="float"/>
        </table:table-row>
        <table:table-row>
          <table:table-cell office:value="452" office:value-type="float"/>
          <table:table-cell office:value-type="string">
            <text:p>Steel</text:p>
          </table:table-cell>
          <table:table-cell office:value="31" office:value-type="float"/>
        </table:table-row>
        <table:table-row>
          <table:table-cell office:value="452" office:value-type="float"/>
          <table:table-cell office:value-type="string">
            <text:p>Asphalt</text:p>
          </table:table-cell>
          <table:table-cell office:value="27" office:value-type="float"/>
        </table:table-row>
        <table:table-row>
          <table:table-cell office:value="452" office:value-type="float"/>
          <table:table-cell office:value-type="string">
            <text:p>Concrete</text:p>
          </table:table-cell>
          <table:table-cell office:value="184" office:value-type="float"/>
        </table:table-row>
        <table:table-row>
          <table:table-cell office:value="453" office:value-type="float"/>
          <table:table-cell office:value-type="string">
            <text:p>Workdays</text:p>
          </table:table-cell>
          <table:table-cell office:value="439" office:value-type="float"/>
        </table:table-row>
        <table:table-row>
          <table:table-cell office:value="453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453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453" office:value-type="float"/>
          <table:table-cell office:value-type="string">
            <text:p>Concrete</text:p>
          </table:table-cell>
          <table:table-cell office:value="46" office:value-type="float"/>
        </table:table-row>
        <table:table-row>
          <table:table-cell office:value="454" office:value-type="float"/>
          <table:table-cell office:value-type="string">
            <text:p>Workdays</text:p>
          </table:table-cell>
          <table:table-cell office:value="383" office:value-type="float"/>
        </table:table-row>
        <table:table-row>
          <table:table-cell office:value="454" office:value-type="float"/>
          <table:table-cell office:value-type="string">
            <text:p>Gravel</text:p>
          </table:table-cell>
          <table:table-cell office:value="9.8" office:value-type="float"/>
        </table:table-row>
        <table:table-row>
          <table:table-cell office:value="454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454" office:value-type="float"/>
          <table:table-cell office:value-type="string">
            <text:p>Asphalt</text:p>
          </table:table-cell>
          <table:table-cell office:value="7.9" office:value-type="float"/>
        </table:table-row>
        <table:table-row>
          <table:table-cell office:value="454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454" office:value-type="float"/>
          <table:table-cell office:value-type="string">
            <text:p>Bricks</text:p>
          </table:table-cell>
          <table:table-cell office:value="20" office:value-type="float"/>
        </table:table-row>
        <table:table-row>
          <table:table-cell office:value="454" office:value-type="float"/>
          <table:table-cell office:value-type="string">
            <text:p>Boards</text:p>
          </table:table-cell>
          <table:table-cell office:value="6.7" office:value-type="float"/>
        </table:table-row>
        <table:table-row>
          <table:table-cell office:value="455" office:value-type="float"/>
          <table:table-cell office:value-type="string">
            <text:p>Workdays</text:p>
          </table:table-cell>
          <table:table-cell office:value="4947" office:value-type="float"/>
        </table:table-row>
        <table:table-row>
          <table:table-cell office:value="455" office:value-type="float"/>
          <table:table-cell office:value-type="string">
            <text:p>Gravel</text:p>
          </table:table-cell>
          <table:table-cell office:value="119" office:value-type="float"/>
        </table:table-row>
        <table:table-row>
          <table:table-cell office:value="455" office:value-type="float"/>
          <table:table-cell office:value-type="string">
            <text:p>Steel</text:p>
          </table:table-cell>
          <table:table-cell office:value="133" office:value-type="float"/>
        </table:table-row>
        <table:table-row>
          <table:table-cell office:value="455" office:value-type="float"/>
          <table:table-cell office:value-type="string">
            <text:p>Concrete</text:p>
          </table:table-cell>
          <table:table-cell office:value="433" office:value-type="float"/>
        </table:table-row>
        <table:table-row>
          <table:table-cell office:value="455" office:value-type="float"/>
          <table:table-cell office:value-type="string">
            <text:p>Prefab panels</text:p>
          </table:table-cell>
          <table:table-cell office:value="202" office:value-type="float"/>
        </table:table-row>
        <table:table-row>
          <table:table-cell office:value="456" office:value-type="float"/>
          <table:table-cell office:value-type="string">
            <text:p>Workdays</text:p>
          </table:table-cell>
          <table:table-cell office:value="1602" office:value-type="float"/>
        </table:table-row>
        <table:table-row>
          <table:table-cell office:value="456" office:value-type="float"/>
          <table:table-cell office:value-type="string">
            <text:p>Gravel</text:p>
          </table:table-cell>
          <table:table-cell office:value="30" office:value-type="float"/>
        </table:table-row>
        <table:table-row>
          <table:table-cell office:value="456" office:value-type="float"/>
          <table:table-cell office:value-type="string">
            <text:p>Steel</text:p>
          </table:table-cell>
          <table:table-cell office:value="66" office:value-type="float"/>
        </table:table-row>
        <table:table-row>
          <table:table-cell office:value="456" office:value-type="float"/>
          <table:table-cell office:value-type="string">
            <text:p>Asphalt</text:p>
          </table:table-cell>
          <table:table-cell office:value="24" office:value-type="float"/>
        </table:table-row>
        <table:table-row>
          <table:table-cell office:value="456" office:value-type="float"/>
          <table:table-cell office:value-type="string">
            <text:p>Concrete</text:p>
          </table:table-cell>
          <table:table-cell office:value="239" office:value-type="float"/>
        </table:table-row>
        <table:table-row>
          <table:table-cell office:value="457" office:value-type="float"/>
          <table:table-cell office:value-type="string">
            <text:p>Workdays</text:p>
          </table:table-cell>
          <table:table-cell office:value="2087" office:value-type="float"/>
        </table:table-row>
        <table:table-row>
          <table:table-cell office:value="457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457" office:value-type="float"/>
          <table:table-cell office:value-type="string">
            <text:p>Steel</text:p>
          </table:table-cell>
          <table:table-cell office:value="126" office:value-type="float"/>
        </table:table-row>
        <table:table-row>
          <table:table-cell office:value="457" office:value-type="float"/>
          <table:table-cell office:value-type="string">
            <text:p>Asphalt</text:p>
          </table:table-cell>
          <table:table-cell office:value="8.4" office:value-type="float"/>
        </table:table-row>
        <table:table-row>
          <table:table-cell office:value="457" office:value-type="float"/>
          <table:table-cell office:value-type="string">
            <text:p>Concrete</text:p>
          </table:table-cell>
          <table:table-cell office:value="266" office:value-type="float"/>
        </table:table-row>
        <table:table-row>
          <table:table-cell office:value="458" office:value-type="float"/>
          <table:table-cell office:value-type="string">
            <text:p>Workdays</text:p>
          </table:table-cell>
          <table:table-cell office:value="730" office:value-type="float"/>
        </table:table-row>
        <table:table-row>
          <table:table-cell office:value="458" office:value-type="float"/>
          <table:table-cell office:value-type="string">
            <text:p>Gravel</text:p>
          </table:table-cell>
          <table:table-cell office:value="4.3" office:value-type="float"/>
        </table:table-row>
        <table:table-row>
          <table:table-cell office:value="458" office:value-type="float"/>
          <table:table-cell office:value-type="string">
            <text:p>Steel</text:p>
          </table:table-cell>
          <table:table-cell office:value="33" office:value-type="float"/>
        </table:table-row>
        <table:table-row>
          <table:table-cell office:value="458" office:value-type="float"/>
          <table:table-cell office:value-type="string">
            <text:p>Asphalt</text:p>
          </table:table-cell>
          <table:table-cell office:value="3.4" office:value-type="float"/>
        </table:table-row>
        <table:table-row>
          <table:table-cell office:value="458" office:value-type="float"/>
          <table:table-cell office:value-type="string">
            <text:p>Concrete</text:p>
          </table:table-cell>
          <table:table-cell office:value="145" office:value-type="float"/>
        </table:table-row>
        <table:table-row>
          <table:table-cell office:value="459" office:value-type="float"/>
          <table:table-cell office:value-type="string">
            <text:p>Workdays</text:p>
          </table:table-cell>
          <table:table-cell office:value="1850" office:value-type="float"/>
        </table:table-row>
        <table:table-row>
          <table:table-cell office:value="459" office:value-type="float"/>
          <table:table-cell office:value-type="string">
            <text:p>Gravel</text:p>
          </table:table-cell>
          <table:table-cell office:value="61" office:value-type="float"/>
        </table:table-row>
        <table:table-row>
          <table:table-cell office:value="459" office:value-type="float"/>
          <table:table-cell office:value-type="string">
            <text:p>Steel</text:p>
          </table:table-cell>
          <table:table-cell office:value="45" office:value-type="float"/>
        </table:table-row>
        <table:table-row>
          <table:table-cell office:value="459" office:value-type="float"/>
          <table:table-cell office:value-type="string">
            <text:p>Asphalt</text:p>
          </table:table-cell>
          <table:table-cell office:value="49" office:value-type="float"/>
        </table:table-row>
        <table:table-row>
          <table:table-cell office:value="459" office:value-type="float"/>
          <table:table-cell office:value-type="string">
            <text:p>Concrete</text:p>
          </table:table-cell>
          <table:table-cell office:value="282" office:value-type="float"/>
        </table:table-row>
        <table:table-row>
          <table:table-cell office:value="460" office:value-type="float"/>
          <table:table-cell office:value-type="string">
            <text:p>Workdays</text:p>
          </table:table-cell>
          <table:table-cell office:value="841" office:value-type="float"/>
        </table:table-row>
        <table:table-row>
          <table:table-cell office:value="460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460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60" office:value-type="float"/>
          <table:table-cell office:value-type="string">
            <text:p>Asphalt</text:p>
          </table:table-cell>
          <table:table-cell office:value="9.3" office:value-type="float"/>
        </table:table-row>
        <table:table-row>
          <table:table-cell office:value="460" office:value-type="float"/>
          <table:table-cell office:value-type="string">
            <text:p>Concrete</text:p>
          </table:table-cell>
          <table:table-cell office:value="23" office:value-type="float"/>
        </table:table-row>
        <table:table-row>
          <table:table-cell office:value="460" office:value-type="float"/>
          <table:table-cell office:value-type="string">
            <text:p>Prefab panels</text:p>
          </table:table-cell>
          <table:table-cell office:value="82" office:value-type="float"/>
        </table:table-row>
        <table:table-row>
          <table:table-cell office:value="460" office:value-type="float"/>
          <table:table-cell office:value-type="string">
            <text:p>Bricks</text:p>
          </table:table-cell>
          <table:table-cell office:value="2.1" office:value-type="float"/>
        </table:table-row>
        <table:table-row>
          <table:table-cell office:value="460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461" office:value-type="float"/>
          <table:table-cell office:value-type="string">
            <text:p>Workdays</text:p>
          </table:table-cell>
          <table:table-cell office:value="14164" office:value-type="float"/>
        </table:table-row>
        <table:table-row>
          <table:table-cell office:value="461" office:value-type="float"/>
          <table:table-cell office:value-type="string">
            <text:p>Gravel</text:p>
          </table:table-cell>
          <table:table-cell office:value="328" office:value-type="float"/>
        </table:table-row>
        <table:table-row>
          <table:table-cell office:value="461" office:value-type="float"/>
          <table:table-cell office:value-type="string">
            <text:p>Steel</text:p>
          </table:table-cell>
          <table:table-cell office:value="431" office:value-type="float"/>
        </table:table-row>
        <table:table-row>
          <table:table-cell office:value="461" office:value-type="float"/>
          <table:table-cell office:value-type="string">
            <text:p>Asphalt</text:p>
          </table:table-cell>
          <table:table-cell office:value="262" office:value-type="float"/>
        </table:table-row>
        <table:table-row>
          <table:table-cell office:value="461" office:value-type="float"/>
          <table:table-cell office:value-type="string">
            <text:p>Concrete</text:p>
          </table:table-cell>
          <table:table-cell office:value="1024" office:value-type="float"/>
        </table:table-row>
        <table:table-row>
          <table:table-cell office:value="461" office:value-type="float"/>
          <table:table-cell office:value-type="string">
            <text:p>Electro components</text:p>
          </table:table-cell>
          <table:table-cell office:value="0.54" office:value-type="float"/>
        </table:table-row>
        <table:table-row>
          <table:table-cell office:value="461" office:value-type="float"/>
          <table:table-cell office:value-type="string">
            <text:p>Prefab panels</text:p>
          </table:table-cell>
          <table:table-cell office:value="307" office:value-type="float"/>
        </table:table-row>
        <table:table-row>
          <table:table-cell office:value="461" office:value-type="float"/>
          <table:table-cell office:value-type="string">
            <text:p>Bricks</text:p>
          </table:table-cell>
          <table:table-cell office:value="102" office:value-type="float"/>
        </table:table-row>
        <table:table-row>
          <table:table-cell office:value="462" office:value-type="float"/>
          <table:table-cell office:value-type="string">
            <text:p>Workdays</text:p>
          </table:table-cell>
          <table:table-cell office:value="11916" office:value-type="float"/>
        </table:table-row>
        <table:table-row>
          <table:table-cell office:value="462" office:value-type="float"/>
          <table:table-cell office:value-type="string">
            <text:p>Gravel</text:p>
          </table:table-cell>
          <table:table-cell office:value="232" office:value-type="float"/>
        </table:table-row>
        <table:table-row>
          <table:table-cell office:value="462" office:value-type="float"/>
          <table:table-cell office:value-type="string">
            <text:p>Steel</text:p>
          </table:table-cell>
          <table:table-cell office:value="396" office:value-type="float"/>
        </table:table-row>
        <table:table-row>
          <table:table-cell office:value="462" office:value-type="float"/>
          <table:table-cell office:value-type="string">
            <text:p>Asphalt</text:p>
          </table:table-cell>
          <table:table-cell office:value="185" office:value-type="float"/>
        </table:table-row>
        <table:table-row>
          <table:table-cell office:value="462" office:value-type="float"/>
          <table:table-cell office:value-type="string">
            <text:p>Concrete</text:p>
          </table:table-cell>
          <table:table-cell office:value="850" office:value-type="float"/>
        </table:table-row>
        <table:table-row>
          <table:table-cell office:value="462" office:value-type="float"/>
          <table:table-cell office:value-type="string">
            <text:p>Bricks</text:p>
          </table:table-cell>
          <table:table-cell office:value="279" office:value-type="float"/>
        </table:table-row>
        <table:table-row>
          <table:table-cell office:value="462" office:value-type="float"/>
          <table:table-cell office:value-type="string">
            <text:p>Boards</text:p>
          </table:table-cell>
          <table:table-cell office:value="93" office:value-type="float"/>
        </table:table-row>
        <table:table-row>
          <table:table-cell office:value="463" office:value-type="float"/>
          <table:table-cell office:value-type="string">
            <text:p>Workdays</text:p>
          </table:table-cell>
          <table:table-cell office:value="133" office:value-type="float"/>
        </table:table-row>
        <table:table-row>
          <table:table-cell office:value="463" office:value-type="float"/>
          <table:table-cell office:value-type="string">
            <text:p>Gravel</text:p>
          </table:table-cell>
          <table:table-cell office:value="8.8" office:value-type="float"/>
        </table:table-row>
        <table:table-row>
          <table:table-cell office:value="463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464" office:value-type="float"/>
          <table:table-cell office:value-type="string">
            <text:p>Workdays</text:p>
          </table:table-cell>
          <table:table-cell office:value="36" office:value-type="float"/>
        </table:table-row>
        <table:table-row>
          <table:table-cell office:value="464" office:value-type="float"/>
          <table:table-cell office:value-type="string">
            <text:p>Gravel</text:p>
          </table:table-cell>
          <table:table-cell office:value="2.4" office:value-type="float"/>
        </table:table-row>
        <table:table-row>
          <table:table-cell office:value="464" office:value-type="float"/>
          <table:table-cell office:value-type="string">
            <text:p>Concrete</text:p>
          </table:table-cell>
          <table:table-cell office:value="3.1" office:value-type="float"/>
        </table:table-row>
        <table:table-row>
          <table:table-cell office:value="465" office:value-type="float"/>
          <table:table-cell office:value-type="string">
            <text:p>Workdays</text:p>
          </table:table-cell>
          <table:table-cell office:value="2830" office:value-type="float"/>
        </table:table-row>
        <table:table-row>
          <table:table-cell office:value="465" office:value-type="float"/>
          <table:table-cell office:value-type="string">
            <text:p>Gravel</text:p>
          </table:table-cell>
          <table:table-cell office:value="149" office:value-type="float"/>
        </table:table-row>
        <table:table-row>
          <table:table-cell office:value="465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465" office:value-type="float"/>
          <table:table-cell office:value-type="string">
            <text:p>Concrete</text:p>
          </table:table-cell>
          <table:table-cell office:value="323" office:value-type="float"/>
        </table:table-row>
        <table:table-row>
          <table:table-cell office:value="466" office:value-type="float"/>
          <table:table-cell office:value-type="string">
            <text:p>Workdays</text:p>
          </table:table-cell>
          <table:table-cell office:value="520" office:value-type="float"/>
        </table:table-row>
        <table:table-row>
          <table:table-cell office:value="466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466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466" office:value-type="float"/>
          <table:table-cell office:value-type="string">
            <text:p>Asphalt</text:p>
          </table:table-cell>
          <table:table-cell office:value="20" office:value-type="float"/>
        </table:table-row>
        <table:table-row>
          <table:table-cell office:value="466" office:value-type="float"/>
          <table:table-cell office:value-type="string">
            <text:p>Concrete</text:p>
          </table:table-cell>
          <table:table-cell office:value="53" office:value-type="float"/>
        </table:table-row>
        <table:table-row>
          <table:table-cell office:value="466" office:value-type="float"/>
          <table:table-cell office:value-type="string">
            <text:p>Bricks</text:p>
          </table:table-cell>
          <table:table-cell office:value="3.6" office:value-type="float"/>
        </table:table-row>
        <table:table-row>
          <table:table-cell office:value="466" office:value-type="float"/>
          <table:table-cell office:value-type="string">
            <text:p>Boards</text:p>
          </table:table-cell>
          <table:table-cell office:value="1.2" office:value-type="float"/>
        </table:table-row>
        <table:table-row>
          <table:table-cell office:value="467" office:value-type="float"/>
          <table:table-cell office:value-type="string">
            <text:p>Workdays</text:p>
          </table:table-cell>
          <table:table-cell office:value="53" office:value-type="float"/>
        </table:table-row>
        <table:table-row>
          <table:table-cell office:value="467" office:value-type="float"/>
          <table:table-cell office:value-type="string">
            <text:p>Gravel</text:p>
          </table:table-cell>
          <table:table-cell office:value="3.5" office:value-type="float"/>
        </table:table-row>
        <table:table-row>
          <table:table-cell office:value="467" office:value-type="float"/>
          <table:table-cell office:value-type="string">
            <text:p>Asphalt</text:p>
          </table:table-cell>
          <table:table-cell office:value="2.8" office:value-type="float"/>
        </table:table-row>
        <table:table-row>
          <table:table-cell office:value="467" office:value-type="float"/>
          <table:table-cell office:value-type="string">
            <text:p>Concrete</text:p>
          </table:table-cell>
          <table:table-cell office:value="4.6" office:value-type="float"/>
        </table:table-row>
        <table:table-row>
          <table:table-cell office:value="468" office:value-type="float"/>
          <table:table-cell office:value-type="string">
            <text:p>Workdays</text:p>
          </table:table-cell>
          <table:table-cell office:value="130" office:value-type="float"/>
        </table:table-row>
        <table:table-row>
          <table:table-cell office:value="468" office:value-type="float"/>
          <table:table-cell office:value-type="string">
            <text:p>Gravel</text:p>
          </table:table-cell>
          <table:table-cell office:value="8.7" office:value-type="float"/>
        </table:table-row>
        <table:table-row>
          <table:table-cell office:value="468" office:value-type="float"/>
          <table:table-cell office:value-type="string">
            <text:p>Asphalt</text:p>
          </table:table-cell>
          <table:table-cell office:value="6.9" office:value-type="float"/>
        </table:table-row>
        <table:table-row>
          <table:table-cell office:value="468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469" office:value-type="float"/>
          <table:table-cell office:value-type="string">
            <text:p>Workdays</text:p>
          </table:table-cell>
          <table:table-cell office:value="71" office:value-type="float"/>
        </table:table-row>
        <table:table-row>
          <table:table-cell office:value="469" office:value-type="float"/>
          <table:table-cell office:value-type="string">
            <text:p>Gravel</text:p>
          </table:table-cell>
          <table:table-cell office:value="4.7" office:value-type="float"/>
        </table:table-row>
        <table:table-row>
          <table:table-cell office:value="469" office:value-type="float"/>
          <table:table-cell office:value-type="string">
            <text:p>Concrete</text:p>
          </table:table-cell>
          <table:table-cell office:value="6.1" office:value-type="float"/>
        </table:table-row>
        <table:table-row>
          <table:table-cell office:value="470" office:value-type="float"/>
          <table:table-cell office:value-type="string">
            <text:p>Workdays</text:p>
          </table:table-cell>
          <table:table-cell office:value="56" office:value-type="float"/>
        </table:table-row>
        <table:table-row>
          <table:table-cell office:value="470" office:value-type="float"/>
          <table:table-cell office:value-type="string">
            <text:p>Gravel</text:p>
          </table:table-cell>
          <table:table-cell office:value="3.7" office:value-type="float"/>
        </table:table-row>
        <table:table-row>
          <table:table-cell office:value="470" office:value-type="float"/>
          <table:table-cell office:value-type="string">
            <text:p>Concrete</text:p>
          </table:table-cell>
          <table:table-cell office:value="4.8" office:value-type="float"/>
        </table:table-row>
        <table:table-row>
          <table:table-cell office:value="471" office:value-type="float"/>
          <table:table-cell office:value-type="string">
            <text:p>Workdays</text:p>
          </table:table-cell>
          <table:table-cell office:value="284" office:value-type="float"/>
        </table:table-row>
        <table:table-row>
          <table:table-cell office:value="471" office:value-type="float"/>
          <table:table-cell office:value-type="string">
            <text:p>Gravel</text:p>
          </table:table-cell>
          <table:table-cell office:value="5.7" office:value-type="float"/>
        </table:table-row>
        <table:table-row>
          <table:table-cell office:value="471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471" office:value-type="float"/>
          <table:table-cell office:value-type="string">
            <text:p>Asphalt</text:p>
          </table:table-cell>
          <table:table-cell office:value="4.6" office:value-type="float"/>
        </table:table-row>
        <table:table-row>
          <table:table-cell office:value="471" office:value-type="float"/>
          <table:table-cell office:value-type="string">
            <text:p>Concrete</text:p>
          </table:table-cell>
          <table:table-cell office:value="39" office:value-type="float"/>
        </table:table-row>
        <table:table-row>
          <table:table-cell office:value="471" office:value-type="float"/>
          <table:table-cell office:value-type="string">
            <text:p>Boards</text:p>
          </table:table-cell>
          <table:table-cell office:value="5.8" office:value-type="float"/>
        </table:table-row>
        <table:table-row>
          <table:table-cell office:value="472" office:value-type="float"/>
          <table:table-cell office:value-type="string">
            <text:p>Workdays</text:p>
          </table:table-cell>
          <table:table-cell office:value="718" office:value-type="float"/>
        </table:table-row>
        <table:table-row>
          <table:table-cell office:value="472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472" office:value-type="float"/>
          <table:table-cell office:value-type="string">
            <text:p>Steel</text:p>
          </table:table-cell>
          <table:table-cell office:value="8.5" office:value-type="float"/>
        </table:table-row>
        <table:table-row>
          <table:table-cell office:value="472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472" office:value-type="float"/>
          <table:table-cell office:value-type="string">
            <text:p>Concrete</text:p>
          </table:table-cell>
          <table:table-cell office:value="31" office:value-type="float"/>
        </table:table-row>
        <table:table-row>
          <table:table-cell office:value="472" office:value-type="float"/>
          <table:table-cell office:value-type="string">
            <text:p>Bricks</text:p>
          </table:table-cell>
          <table:table-cell office:value="37" office:value-type="float"/>
        </table:table-row>
        <table:table-row>
          <table:table-cell office:value="472" office:value-type="float"/>
          <table:table-cell office:value-type="string">
            <text:p>Boards</text:p>
          </table:table-cell>
          <table:table-cell office:value="12" office:value-type="float"/>
        </table:table-row>
        <table:table-row>
          <table:table-cell office:value="473" office:value-type="float"/>
          <table:table-cell office:value-type="string">
            <text:p>Workdays</text:p>
          </table:table-cell>
          <table:table-cell office:value="1921" office:value-type="float"/>
        </table:table-row>
        <table:table-row>
          <table:table-cell office:value="473" office:value-type="float"/>
          <table:table-cell office:value-type="string">
            <text:p>Gravel</text:p>
          </table:table-cell>
          <table:table-cell office:value="45" office:value-type="float"/>
        </table:table-row>
        <table:table-row>
          <table:table-cell office:value="473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473" office:value-type="float"/>
          <table:table-cell office:value-type="string">
            <text:p>Asphalt</text:p>
          </table:table-cell>
          <table:table-cell office:value="36" office:value-type="float"/>
        </table:table-row>
        <table:table-row>
          <table:table-cell office:value="473" office:value-type="float"/>
          <table:table-cell office:value-type="string">
            <text:p>Concrete</text:p>
          </table:table-cell>
          <table:table-cell office:value="130" office:value-type="float"/>
        </table:table-row>
        <table:table-row>
          <table:table-cell office:value="473" office:value-type="float"/>
          <table:table-cell office:value-type="string">
            <text:p>Bricks</text:p>
          </table:table-cell>
          <table:table-cell office:value="77" office:value-type="float"/>
        </table:table-row>
        <table:table-row>
          <table:table-cell office:value="473" office:value-type="float"/>
          <table:table-cell office:value-type="string">
            <text:p>Boards</text:p>
          </table:table-cell>
          <table:table-cell office:value="25" office:value-type="float"/>
        </table:table-row>
        <table:table-row>
          <table:table-cell office:value="474" office:value-type="float"/>
          <table:table-cell office:value-type="string">
            <text:p>Workdays</text:p>
          </table:table-cell>
          <table:table-cell office:value="3589" office:value-type="float"/>
        </table:table-row>
        <table:table-row>
          <table:table-cell office:value="474" office:value-type="float"/>
          <table:table-cell office:value-type="string">
            <text:p>Gravel</text:p>
          </table:table-cell>
          <table:table-cell office:value="91" office:value-type="float"/>
        </table:table-row>
        <table:table-row>
          <table:table-cell office:value="474" office:value-type="float"/>
          <table:table-cell office:value-type="string">
            <text:p>Steel</text:p>
          </table:table-cell>
          <table:table-cell office:value="43" office:value-type="float"/>
        </table:table-row>
        <table:table-row>
          <table:table-cell office:value="474" office:value-type="float"/>
          <table:table-cell office:value-type="string">
            <text:p>Asphalt</text:p>
          </table:table-cell>
          <table:table-cell office:value="73" office:value-type="float"/>
        </table:table-row>
        <table:table-row>
          <table:table-cell office:value="474" office:value-type="float"/>
          <table:table-cell office:value-type="string">
            <text:p>Concrete</text:p>
          </table:table-cell>
          <table:table-cell office:value="119" office:value-type="float"/>
        </table:table-row>
        <table:table-row>
          <table:table-cell office:value="474" office:value-type="float"/>
          <table:table-cell office:value-type="string">
            <text:p>Bricks</text:p>
          </table:table-cell>
          <table:table-cell office:value="120" office:value-type="float"/>
        </table:table-row>
        <table:table-row>
          <table:table-cell office:value="474" office:value-type="float"/>
          <table:table-cell office:value-type="string">
            <text:p>Boards</text:p>
          </table:table-cell>
          <table:table-cell office:value="87" office:value-type="float"/>
        </table:table-row>
        <table:table-row>
          <table:table-cell office:value="475" office:value-type="float"/>
          <table:table-cell office:value-type="string">
            <text:p>Workdays</text:p>
          </table:table-cell>
          <table:table-cell office:value="1004" office:value-type="float"/>
        </table:table-row>
        <table:table-row>
          <table:table-cell office:value="475" office:value-type="float"/>
          <table:table-cell office:value-type="string">
            <text:p>Gravel</text:p>
          </table:table-cell>
          <table:table-cell office:value="17" office:value-type="float"/>
        </table:table-row>
        <table:table-row>
          <table:table-cell office:value="475" office:value-type="float"/>
          <table:table-cell office:value-type="string">
            <text:p>Steel</text:p>
          </table:table-cell>
          <table:table-cell office:value="43" office:value-type="float"/>
        </table:table-row>
        <table:table-row>
          <table:table-cell office:value="475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475" office:value-type="float"/>
          <table:table-cell office:value-type="string">
            <text:p>Concrete</text:p>
          </table:table-cell>
          <table:table-cell office:value="54" office:value-type="float"/>
        </table:table-row>
        <table:table-row>
          <table:table-cell office:value="475" office:value-type="float"/>
          <table:table-cell office:value-type="string">
            <text:p>Bricks</text:p>
          </table:table-cell>
          <table:table-cell office:value="17" office:value-type="float"/>
        </table:table-row>
        <table:table-row>
          <table:table-cell office:value="475" office:value-type="float"/>
          <table:table-cell office:value-type="string">
            <text:p>Boards</text:p>
          </table:table-cell>
          <table:table-cell office:value="5.8" office:value-type="float"/>
        </table:table-row>
        <table:table-row>
          <table:table-cell office:value="476" office:value-type="float"/>
          <table:table-cell office:value-type="string">
            <text:p>Workdays</text:p>
          </table:table-cell>
          <table:table-cell office:value="8831" office:value-type="float"/>
        </table:table-row>
        <table:table-row>
          <table:table-cell office:value="476" office:value-type="float"/>
          <table:table-cell office:value-type="string">
            <text:p>Gravel</text:p>
          </table:table-cell>
          <table:table-cell office:value="159" office:value-type="float"/>
        </table:table-row>
        <table:table-row>
          <table:table-cell office:value="476" office:value-type="float"/>
          <table:table-cell office:value-type="string">
            <text:p>Steel</text:p>
          </table:table-cell>
          <table:table-cell office:value="469" office:value-type="float"/>
        </table:table-row>
        <table:table-row>
          <table:table-cell office:value="476" office:value-type="float"/>
          <table:table-cell office:value-type="string">
            <text:p>Asphalt</text:p>
          </table:table-cell>
          <table:table-cell office:value="127" office:value-type="float"/>
        </table:table-row>
        <table:table-row>
          <table:table-cell office:value="476" office:value-type="float"/>
          <table:table-cell office:value-type="string">
            <text:p>Concrete</text:p>
          </table:table-cell>
          <table:table-cell office:value="787" office:value-type="float"/>
        </table:table-row>
        <table:table-row>
          <table:table-cell office:value="477" office:value-type="float"/>
          <table:table-cell office:value-type="string">
            <text:p>Workdays</text:p>
          </table:table-cell>
          <table:table-cell office:value="367" office:value-type="float"/>
        </table:table-row>
        <table:table-row>
          <table:table-cell office:value="477" office:value-type="float"/>
          <table:table-cell office:value-type="string">
            <text:p>Gravel</text:p>
          </table:table-cell>
          <table:table-cell office:value="7.9" office:value-type="float"/>
        </table:table-row>
        <table:table-row>
          <table:table-cell office:value="477" office:value-type="float"/>
          <table:table-cell office:value-type="string">
            <text:p>Steel</text:p>
          </table:table-cell>
          <table:table-cell office:value="4.3" office:value-type="float"/>
        </table:table-row>
        <table:table-row>
          <table:table-cell office:value="477" office:value-type="float"/>
          <table:table-cell office:value-type="string">
            <text:p>Asphalt</text:p>
          </table:table-cell>
          <table:table-cell office:value="6.3" office:value-type="float"/>
        </table:table-row>
        <table:table-row>
          <table:table-cell office:value="477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477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477" office:value-type="float"/>
          <table:table-cell office:value-type="string">
            <text:p>Boards</text:p>
          </table:table-cell>
          <table:table-cell office:value="9" office:value-type="float"/>
        </table:table-row>
        <table:table-row>
          <table:table-cell office:value="478" office:value-type="float"/>
          <table:table-cell office:value-type="string">
            <text:p>Workdays</text:p>
          </table:table-cell>
          <table:table-cell office:value="471" office:value-type="float"/>
        </table:table-row>
        <table:table-row>
          <table:table-cell office:value="478" office:value-type="float"/>
          <table:table-cell office:value-type="string">
            <text:p>Gravel</text:p>
          </table:table-cell>
          <table:table-cell office:value="6.5" office:value-type="float"/>
        </table:table-row>
        <table:table-row>
          <table:table-cell office:value="478" office:value-type="float"/>
          <table:table-cell office:value-type="string">
            <text:p>Steel</text:p>
          </table:table-cell>
          <table:table-cell office:value="6" office:value-type="float"/>
        </table:table-row>
        <table:table-row>
          <table:table-cell office:value="478" office:value-type="float"/>
          <table:table-cell office:value-type="string">
            <text:p>Asphalt</text:p>
          </table:table-cell>
          <table:table-cell office:value="5.2" office:value-type="float"/>
        </table:table-row>
        <table:table-row>
          <table:table-cell office:value="478" office:value-type="float"/>
          <table:table-cell office:value-type="string">
            <text:p>Concrete</text:p>
          </table:table-cell>
          <table:table-cell office:value="8.4" office:value-type="float"/>
        </table:table-row>
        <table:table-row>
          <table:table-cell office:value="478" office:value-type="float"/>
          <table:table-cell office:value-type="string">
            <text:p>Bricks</text:p>
          </table:table-cell>
          <table:table-cell office:value="24" office:value-type="float"/>
        </table:table-row>
        <table:table-row>
          <table:table-cell office:value="478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479" office:value-type="float"/>
          <table:table-cell office:value-type="string">
            <text:p>Workdays</text:p>
          </table:table-cell>
          <table:table-cell office:value="967" office:value-type="float"/>
        </table:table-row>
        <table:table-row>
          <table:table-cell office:value="479" office:value-type="float"/>
          <table:table-cell office:value-type="string">
            <text:p>Gravel</text:p>
          </table:table-cell>
          <table:table-cell office:value="17" office:value-type="float"/>
        </table:table-row>
        <table:table-row>
          <table:table-cell office:value="479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479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479" office:value-type="float"/>
          <table:table-cell office:value-type="string">
            <text:p>Concrete</text:p>
          </table:table-cell>
          <table:table-cell office:value="22" office:value-type="float"/>
        </table:table-row>
        <table:table-row>
          <table:table-cell office:value="479" office:value-type="float"/>
          <table:table-cell office:value-type="string">
            <text:p>Bricks</text:p>
          </table:table-cell>
          <table:table-cell office:value="52" office:value-type="float"/>
        </table:table-row>
        <table:table-row>
          <table:table-cell office:value="479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480" office:value-type="float"/>
          <table:table-cell office:value-type="string">
            <text:p>Workdays</text:p>
          </table:table-cell>
          <table:table-cell office:value="2372" office:value-type="float"/>
        </table:table-row>
        <table:table-row>
          <table:table-cell office:value="480" office:value-type="float"/>
          <table:table-cell office:value-type="string">
            <text:p>Gravel</text:p>
          </table:table-cell>
          <table:table-cell office:value="51" office:value-type="float"/>
        </table:table-row>
        <table:table-row>
          <table:table-cell office:value="480" office:value-type="float"/>
          <table:table-cell office:value-type="string">
            <text:p>Steel</text:p>
          </table:table-cell>
          <table:table-cell office:value="27" office:value-type="float"/>
        </table:table-row>
        <table:table-row>
          <table:table-cell office:value="480" office:value-type="float"/>
          <table:table-cell office:value-type="string">
            <text:p>Asphalt</text:p>
          </table:table-cell>
          <table:table-cell office:value="41" office:value-type="float"/>
        </table:table-row>
        <table:table-row>
          <table:table-cell office:value="480" office:value-type="float"/>
          <table:table-cell office:value-type="string">
            <text:p>Concrete</text:p>
          </table:table-cell>
          <table:table-cell office:value="67" office:value-type="float"/>
        </table:table-row>
        <table:table-row>
          <table:table-cell office:value="480" office:value-type="float"/>
          <table:table-cell office:value-type="string">
            <text:p>Bricks</text:p>
          </table:table-cell>
          <table:table-cell office:value="99" office:value-type="float"/>
        </table:table-row>
        <table:table-row>
          <table:table-cell office:value="480" office:value-type="float"/>
          <table:table-cell office:value-type="string">
            <text:p>Boards</text:p>
          </table:table-cell>
          <table:table-cell office:value="58" office:value-type="float"/>
        </table:table-row>
        <table:table-row>
          <table:table-cell office:value="481" office:value-type="float"/>
          <table:table-cell office:value-type="string">
            <text:p>Workdays</text:p>
          </table:table-cell>
          <table:table-cell office:value="394" office:value-type="float"/>
        </table:table-row>
        <table:table-row>
          <table:table-cell office:value="481" office:value-type="float"/>
          <table:table-cell office:value-type="string">
            <text:p>Gravel</text:p>
          </table:table-cell>
          <table:table-cell office:value="9.9" office:value-type="float"/>
        </table:table-row>
        <table:table-row>
          <table:table-cell office:value="481" office:value-type="float"/>
          <table:table-cell office:value-type="string">
            <text:p>Steel</text:p>
          </table:table-cell>
          <table:table-cell office:value="2.8" office:value-type="float"/>
        </table:table-row>
        <table:table-row>
          <table:table-cell office:value="481" office:value-type="float"/>
          <table:table-cell office:value-type="string">
            <text:p>Asphalt</text:p>
          </table:table-cell>
          <table:table-cell office:value="8" office:value-type="float"/>
        </table:table-row>
        <table:table-row>
          <table:table-cell office:value="481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481" office:value-type="float"/>
          <table:table-cell office:value-type="string">
            <text:p>Bricks</text:p>
          </table:table-cell>
          <table:table-cell office:value="20" office:value-type="float"/>
        </table:table-row>
        <table:table-row>
          <table:table-cell office:value="481" office:value-type="float"/>
          <table:table-cell office:value-type="string">
            <text:p>Boards</text:p>
          </table:table-cell>
          <table:table-cell office:value="7.2" office:value-type="float"/>
        </table:table-row>
        <table:table-row>
          <table:table-cell office:value="482" office:value-type="float"/>
          <table:table-cell office:value-type="string">
            <text:p>Workdays</text:p>
          </table:table-cell>
          <table:table-cell office:value="511" office:value-type="float"/>
        </table:table-row>
        <table:table-row>
          <table:table-cell office:value="482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482" office:value-type="float"/>
          <table:table-cell office:value-type="string">
            <text:p>Steel</text:p>
          </table:table-cell>
          <table:table-cell office:value="6.6" office:value-type="float"/>
        </table:table-row>
        <table:table-row>
          <table:table-cell office:value="482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482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482" office:value-type="float"/>
          <table:table-cell office:value-type="string">
            <text:p>Prefab panels</text:p>
          </table:table-cell>
          <table:table-cell office:value="26" office:value-type="float"/>
        </table:table-row>
        <table:table-row>
          <table:table-cell office:value="483" office:value-type="float"/>
          <table:table-cell office:value-type="string">
            <text:p>Workdays</text:p>
          </table:table-cell>
          <table:table-cell office:value="917" office:value-type="float"/>
        </table:table-row>
        <table:table-row>
          <table:table-cell office:value="483" office:value-type="float"/>
          <table:table-cell office:value-type="string">
            <text:p>Gravel</text:p>
          </table:table-cell>
          <table:table-cell office:value="37" office:value-type="float"/>
        </table:table-row>
        <table:table-row>
          <table:table-cell office:value="48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83" office:value-type="float"/>
          <table:table-cell office:value-type="string">
            <text:p>Asphalt</text:p>
          </table:table-cell>
          <table:table-cell office:value="30" office:value-type="float"/>
        </table:table-row>
        <table:table-row>
          <table:table-cell office:value="483" office:value-type="float"/>
          <table:table-cell office:value-type="string">
            <text:p>Concrete</text:p>
          </table:table-cell>
          <table:table-cell office:value="49" office:value-type="float"/>
        </table:table-row>
        <table:table-row>
          <table:table-cell office:value="483" office:value-type="float"/>
          <table:table-cell office:value-type="string">
            <text:p>Prefab panels</text:p>
          </table:table-cell>
          <table:table-cell office:value="42" office:value-type="float"/>
        </table:table-row>
        <table:table-row>
          <table:table-cell office:value="484" office:value-type="float"/>
          <table:table-cell office:value-type="string">
            <text:p>Workdays</text:p>
          </table:table-cell>
          <table:table-cell office:value="490" office:value-type="float"/>
        </table:table-row>
        <table:table-row>
          <table:table-cell office:value="484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484" office:value-type="float"/>
          <table:table-cell office:value-type="string">
            <text:p>Steel</text:p>
          </table:table-cell>
          <table:table-cell office:value="8.5" office:value-type="float"/>
        </table:table-row>
        <table:table-row>
          <table:table-cell office:value="484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484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484" office:value-type="float"/>
          <table:table-cell office:value-type="string">
            <text:p>Prefab panels</text:p>
          </table:table-cell>
          <table:table-cell office:value="34" office:value-type="float"/>
        </table:table-row>
        <table:table-row>
          <table:table-cell office:value="485" office:value-type="float"/>
          <table:table-cell office:value-type="string">
            <text:p>Workdays</text:p>
          </table:table-cell>
          <table:table-cell office:value="975" office:value-type="float"/>
        </table:table-row>
        <table:table-row>
          <table:table-cell office:value="485" office:value-type="float"/>
          <table:table-cell office:value-type="string">
            <text:p>Gravel</text:p>
          </table:table-cell>
          <table:table-cell office:value="26" office:value-type="float"/>
        </table:table-row>
        <table:table-row>
          <table:table-cell office:value="485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485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485" office:value-type="float"/>
          <table:table-cell office:value-type="string">
            <text:p>Concrete</text:p>
          </table:table-cell>
          <table:table-cell office:value="34" office:value-type="float"/>
        </table:table-row>
        <table:table-row>
          <table:table-cell office:value="485" office:value-type="float"/>
          <table:table-cell office:value-type="string">
            <text:p>Prefab panels</text:p>
          </table:table-cell>
          <table:table-cell office:value="65" office:value-type="float"/>
        </table:table-row>
        <table:table-row>
          <table:table-cell office:value="486" office:value-type="float"/>
          <table:table-cell office:value-type="string">
            <text:p>Workdays</text:p>
          </table:table-cell>
          <table:table-cell office:value="1982" office:value-type="float"/>
        </table:table-row>
        <table:table-row>
          <table:table-cell office:value="486" office:value-type="float"/>
          <table:table-cell office:value-type="string">
            <text:p>Gravel</text:p>
          </table:table-cell>
          <table:table-cell office:value="68" office:value-type="float"/>
        </table:table-row>
        <table:table-row>
          <table:table-cell office:value="486" office:value-type="float"/>
          <table:table-cell office:value-type="string">
            <text:p>Steel</text:p>
          </table:table-cell>
          <table:table-cell office:value="26" office:value-type="float"/>
        </table:table-row>
        <table:table-row>
          <table:table-cell office:value="486" office:value-type="float"/>
          <table:table-cell office:value-type="string">
            <text:p>Asphalt</text:p>
          </table:table-cell>
          <table:table-cell office:value="54" office:value-type="float"/>
        </table:table-row>
        <table:table-row>
          <table:table-cell office:value="486" office:value-type="float"/>
          <table:table-cell office:value-type="string">
            <text:p>Concrete</text:p>
          </table:table-cell>
          <table:table-cell office:value="89" office:value-type="float"/>
        </table:table-row>
        <table:table-row>
          <table:table-cell office:value="486" office:value-type="float"/>
          <table:table-cell office:value-type="string">
            <text:p>Prefab panels</text:p>
          </table:table-cell>
          <table:table-cell office:value="121" office:value-type="float"/>
        </table:table-row>
        <table:table-row>
          <table:table-cell office:value="487" office:value-type="float"/>
          <table:table-cell office:value-type="string">
            <text:p>Workdays</text:p>
          </table:table-cell>
          <table:table-cell office:value="321" office:value-type="float"/>
        </table:table-row>
        <table:table-row>
          <table:table-cell office:value="487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487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487" office:value-type="float"/>
          <table:table-cell office:value-type="string">
            <text:p>Asphalt</text:p>
          </table:table-cell>
          <table:table-cell office:value="8.6" office:value-type="float"/>
        </table:table-row>
        <table:table-row>
          <table:table-cell office:value="487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487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487" office:value-type="float"/>
          <table:table-cell office:value-type="string">
            <text:p>Boards</text:p>
          </table:table-cell>
          <table:table-cell office:value="4.5" office:value-type="float"/>
        </table:table-row>
        <table:table-row>
          <table:table-cell office:value="488" office:value-type="float"/>
          <table:table-cell office:value-type="string">
            <text:p>Workdays</text:p>
          </table:table-cell>
          <table:table-cell office:value="1849" office:value-type="float"/>
        </table:table-row>
        <table:table-row>
          <table:table-cell office:value="488" office:value-type="float"/>
          <table:table-cell office:value-type="string">
            <text:p>Gravel</text:p>
          </table:table-cell>
          <table:table-cell office:value="36" office:value-type="float"/>
        </table:table-row>
        <table:table-row>
          <table:table-cell office:value="488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488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488" office:value-type="float"/>
          <table:table-cell office:value-type="string">
            <text:p>Concrete</text:p>
          </table:table-cell>
          <table:table-cell office:value="47" office:value-type="float"/>
        </table:table-row>
        <table:table-row>
          <table:table-cell office:value="488" office:value-type="float"/>
          <table:table-cell office:value-type="string">
            <text:p>Bricks</text:p>
          </table:table-cell>
          <table:table-cell office:value="111" office:value-type="float"/>
        </table:table-row>
        <table:table-row>
          <table:table-cell office:value="488" office:value-type="float"/>
          <table:table-cell office:value-type="string">
            <text:p>Boards</text:p>
          </table:table-cell>
          <table:table-cell office:value="37" office:value-type="float"/>
        </table:table-row>
        <table:table-row>
          <table:table-cell office:value="489" office:value-type="float"/>
          <table:table-cell office:value-type="string">
            <text:p>Workdays</text:p>
          </table:table-cell>
          <table:table-cell office:value="703" office:value-type="float"/>
        </table:table-row>
        <table:table-row>
          <table:table-cell office:value="489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489" office:value-type="float"/>
          <table:table-cell office:value-type="string">
            <text:p>Steel</text:p>
          </table:table-cell>
          <table:table-cell office:value="5.4" office:value-type="float"/>
        </table:table-row>
        <table:table-row>
          <table:table-cell office:value="489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489" office:value-type="float"/>
          <table:table-cell office:value-type="string">
            <text:p>Concrete</text:p>
          </table:table-cell>
          <table:table-cell office:value="24" office:value-type="float"/>
        </table:table-row>
        <table:table-row>
          <table:table-cell office:value="489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489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490" office:value-type="float"/>
          <table:table-cell office:value-type="string">
            <text:p>Workdays</text:p>
          </table:table-cell>
          <table:table-cell office:value="7390" office:value-type="float"/>
        </table:table-row>
        <table:table-row>
          <table:table-cell office:value="490" office:value-type="float"/>
          <table:table-cell office:value-type="string">
            <text:p>Gravel</text:p>
          </table:table-cell>
          <table:table-cell office:value="163" office:value-type="float"/>
        </table:table-row>
        <table:table-row>
          <table:table-cell office:value="490" office:value-type="float"/>
          <table:table-cell office:value-type="string">
            <text:p>Steel</text:p>
          </table:table-cell>
          <table:table-cell office:value="217" office:value-type="float"/>
        </table:table-row>
        <table:table-row>
          <table:table-cell office:value="490" office:value-type="float"/>
          <table:table-cell office:value-type="string">
            <text:p>Asphalt</text:p>
          </table:table-cell>
          <table:table-cell office:value="130" office:value-type="float"/>
        </table:table-row>
        <table:table-row>
          <table:table-cell office:value="490" office:value-type="float"/>
          <table:table-cell office:value-type="string">
            <text:p>Concrete</text:p>
          </table:table-cell>
          <table:table-cell office:value="541" office:value-type="float"/>
        </table:table-row>
        <table:table-row>
          <table:table-cell office:value="490" office:value-type="float"/>
          <table:table-cell office:value-type="string">
            <text:p>Bricks</text:p>
          </table:table-cell>
          <table:table-cell office:value="179" office:value-type="float"/>
        </table:table-row>
        <table:table-row>
          <table:table-cell office:value="490" office:value-type="float"/>
          <table:table-cell office:value-type="string">
            <text:p>Boards</text:p>
          </table:table-cell>
          <table:table-cell office:value="59" office:value-type="float"/>
        </table:table-row>
        <table:table-row>
          <table:table-cell office:value="491" office:value-type="float"/>
          <table:table-cell office:value-type="string">
            <text:p>Workdays</text:p>
          </table:table-cell>
          <table:table-cell office:value="5188" office:value-type="float"/>
        </table:table-row>
        <table:table-row>
          <table:table-cell office:value="491" office:value-type="float"/>
          <table:table-cell office:value-type="string">
            <text:p>Gravel</text:p>
          </table:table-cell>
          <table:table-cell office:value="109" office:value-type="float"/>
        </table:table-row>
        <table:table-row>
          <table:table-cell office:value="491" office:value-type="float"/>
          <table:table-cell office:value-type="string">
            <text:p>Steel</text:p>
          </table:table-cell>
          <table:table-cell office:value="159" office:value-type="float"/>
        </table:table-row>
        <table:table-row>
          <table:table-cell office:value="491" office:value-type="float"/>
          <table:table-cell office:value-type="string">
            <text:p>Asphalt</text:p>
          </table:table-cell>
          <table:table-cell office:value="87" office:value-type="float"/>
        </table:table-row>
        <table:table-row>
          <table:table-cell office:value="491" office:value-type="float"/>
          <table:table-cell office:value-type="string">
            <text:p>Concrete</text:p>
          </table:table-cell>
          <table:table-cell office:value="469" office:value-type="float"/>
        </table:table-row>
        <table:table-row>
          <table:table-cell office:value="491" office:value-type="float"/>
          <table:table-cell office:value-type="string">
            <text:p>Bricks</text:p>
          </table:table-cell>
          <table:table-cell office:value="107" office:value-type="float"/>
        </table:table-row>
        <table:table-row>
          <table:table-cell office:value="491" office:value-type="float"/>
          <table:table-cell office:value-type="string">
            <text:p>Boards</text:p>
          </table:table-cell>
          <table:table-cell office:value="35" office:value-type="float"/>
        </table:table-row>
        <table:table-row>
          <table:table-cell office:value="492" office:value-type="float"/>
          <table:table-cell office:value-type="string">
            <text:p>Workdays</text:p>
          </table:table-cell>
          <table:table-cell office:value="1973" office:value-type="float"/>
        </table:table-row>
        <table:table-row>
          <table:table-cell office:value="492" office:value-type="float"/>
          <table:table-cell office:value-type="string">
            <text:p>Gravel</text:p>
          </table:table-cell>
          <table:table-cell office:value="34" office:value-type="float"/>
        </table:table-row>
        <table:table-row>
          <table:table-cell office:value="492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492" office:value-type="float"/>
          <table:table-cell office:value-type="string">
            <text:p>Asphalt</text:p>
          </table:table-cell>
          <table:table-cell office:value="27" office:value-type="float"/>
        </table:table-row>
        <table:table-row>
          <table:table-cell office:value="492" office:value-type="float"/>
          <table:table-cell office:value-type="string">
            <text:p>Concrete</text:p>
          </table:table-cell>
          <table:table-cell office:value="44" office:value-type="float"/>
        </table:table-row>
        <table:table-row>
          <table:table-cell office:value="492" office:value-type="float"/>
          <table:table-cell office:value-type="string">
            <text:p>Bricks</text:p>
          </table:table-cell>
          <table:table-cell office:value="124" office:value-type="float"/>
        </table:table-row>
        <table:table-row>
          <table:table-cell office:value="492" office:value-type="float"/>
          <table:table-cell office:value-type="string">
            <text:p>Boards</text:p>
          </table:table-cell>
          <table:table-cell office:value="41" office:value-type="float"/>
        </table:table-row>
        <table:table-row>
          <table:table-cell office:value="493" office:value-type="float"/>
          <table:table-cell office:value-type="string">
            <text:p>Workdays</text:p>
          </table:table-cell>
          <table:table-cell office:value="7067" office:value-type="float"/>
        </table:table-row>
        <table:table-row>
          <table:table-cell office:value="493" office:value-type="float"/>
          <table:table-cell office:value-type="string">
            <text:p>Gravel</text:p>
          </table:table-cell>
          <table:table-cell office:value="165" office:value-type="float"/>
        </table:table-row>
        <table:table-row>
          <table:table-cell office:value="493" office:value-type="float"/>
          <table:table-cell office:value-type="string">
            <text:p>Steel</text:p>
          </table:table-cell>
          <table:table-cell office:value="201" office:value-type="float"/>
        </table:table-row>
        <table:table-row>
          <table:table-cell office:value="493" office:value-type="float"/>
          <table:table-cell office:value-type="string">
            <text:p>Asphalt</text:p>
          </table:table-cell>
          <table:table-cell office:value="132" office:value-type="float"/>
        </table:table-row>
        <table:table-row>
          <table:table-cell office:value="493" office:value-type="float"/>
          <table:table-cell office:value-type="string">
            <text:p>Concrete</text:p>
          </table:table-cell>
          <table:table-cell office:value="520" office:value-type="float"/>
        </table:table-row>
        <table:table-row>
          <table:table-cell office:value="493" office:value-type="float"/>
          <table:table-cell office:value-type="string">
            <text:p>Bricks</text:p>
          </table:table-cell>
          <table:table-cell office:value="166" office:value-type="float"/>
        </table:table-row>
        <table:table-row>
          <table:table-cell office:value="493" office:value-type="float"/>
          <table:table-cell office:value-type="string">
            <text:p>Boards</text:p>
          </table:table-cell>
          <table:table-cell office:value="55" office:value-type="float"/>
        </table:table-row>
        <table:table-row>
          <table:table-cell office:value="494" office:value-type="float"/>
          <table:table-cell office:value-type="string">
            <text:p>Workdays</text:p>
          </table:table-cell>
          <table:table-cell office:value="1547" office:value-type="float"/>
        </table:table-row>
        <table:table-row>
          <table:table-cell office:value="494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494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494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494" office:value-type="float"/>
          <table:table-cell office:value-type="string">
            <text:p>Concrete</text:p>
          </table:table-cell>
          <table:table-cell office:value="23" office:value-type="float"/>
        </table:table-row>
        <table:table-row>
          <table:table-cell office:value="494" office:value-type="float"/>
          <table:table-cell office:value-type="string">
            <text:p>Prefab panels</text:p>
          </table:table-cell>
          <table:table-cell office:value="34" office:value-type="float"/>
        </table:table-row>
        <table:table-row>
          <table:table-cell office:value="494" office:value-type="float"/>
          <table:table-cell office:value-type="string">
            <text:p>Bricks</text:p>
          </table:table-cell>
          <table:table-cell office:value="78" office:value-type="float"/>
        </table:table-row>
        <table:table-row>
          <table:table-cell office:value="494" office:value-type="float"/>
          <table:table-cell office:value-type="string">
            <text:p>Boards</text:p>
          </table:table-cell>
          <table:table-cell office:value="33" office:value-type="float"/>
        </table:table-row>
        <table:table-row>
          <table:table-cell office:value="495" office:value-type="float"/>
          <table:table-cell office:value-type="string">
            <text:p>Workdays</text:p>
          </table:table-cell>
          <table:table-cell office:value="1129" office:value-type="float"/>
        </table:table-row>
        <table:table-row>
          <table:table-cell office:value="495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495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495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495" office:value-type="float"/>
          <table:table-cell office:value-type="string">
            <text:p>Concrete</text:p>
          </table:table-cell>
          <table:table-cell office:value="24" office:value-type="float"/>
        </table:table-row>
        <table:table-row>
          <table:table-cell office:value="495" office:value-type="float"/>
          <table:table-cell office:value-type="string">
            <text:p>Bricks</text:p>
          </table:table-cell>
          <table:table-cell office:value="72" office:value-type="float"/>
        </table:table-row>
        <table:table-row>
          <table:table-cell office:value="495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496" office:value-type="float"/>
          <table:table-cell office:value-type="string">
            <text:p>Workdays</text:p>
          </table:table-cell>
          <table:table-cell office:value="1242" office:value-type="float"/>
        </table:table-row>
        <table:table-row>
          <table:table-cell office:value="496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496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96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496" office:value-type="float"/>
          <table:table-cell office:value-type="string">
            <text:p>Concrete</text:p>
          </table:table-cell>
          <table:table-cell office:value="24" office:value-type="float"/>
        </table:table-row>
        <table:table-row>
          <table:table-cell office:value="496" office:value-type="float"/>
          <table:table-cell office:value-type="string">
            <text:p>Bricks</text:p>
          </table:table-cell>
          <table:table-cell office:value="82" office:value-type="float"/>
        </table:table-row>
        <table:table-row>
          <table:table-cell office:value="496" office:value-type="float"/>
          <table:table-cell office:value-type="string">
            <text:p>Boards</text:p>
          </table:table-cell>
          <table:table-cell office:value="72" office:value-type="float"/>
        </table:table-row>
        <table:table-row>
          <table:table-cell office:value="497" office:value-type="float"/>
          <table:table-cell office:value-type="string">
            <text:p>Workdays</text:p>
          </table:table-cell>
          <table:table-cell office:value="1050" office:value-type="float"/>
        </table:table-row>
        <table:table-row>
          <table:table-cell office:value="497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497" office:value-type="float"/>
          <table:table-cell office:value-type="string">
            <text:p>Steel</text:p>
          </table:table-cell>
          <table:table-cell office:value="38" office:value-type="float"/>
        </table:table-row>
        <table:table-row>
          <table:table-cell office:value="497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497" office:value-type="float"/>
          <table:table-cell office:value-type="string">
            <text:p>Concrete</text:p>
          </table:table-cell>
          <table:table-cell office:value="192" office:value-type="float"/>
        </table:table-row>
        <table:table-row>
          <table:table-cell office:value="498" office:value-type="float"/>
          <table:table-cell office:value-type="string">
            <text:p>Workdays</text:p>
          </table:table-cell>
          <table:table-cell office:value="487" office:value-type="float"/>
        </table:table-row>
        <table:table-row>
          <table:table-cell office:value="498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498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498" office:value-type="float"/>
          <table:table-cell office:value-type="string">
            <text:p>Asphalt</text:p>
          </table:table-cell>
          <table:table-cell office:value="9.2" office:value-type="float"/>
        </table:table-row>
        <table:table-row>
          <table:table-cell office:value="498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498" office:value-type="float"/>
          <table:table-cell office:value-type="string">
            <text:p>Bricks</text:p>
          </table:table-cell>
          <table:table-cell office:value="26" office:value-type="float"/>
        </table:table-row>
        <table:table-row>
          <table:table-cell office:value="498" office:value-type="float"/>
          <table:table-cell office:value-type="string">
            <text:p>Boards</text:p>
          </table:table-cell>
          <table:table-cell office:value="9" office:value-type="float"/>
        </table:table-row>
        <table:table-row>
          <table:table-cell office:value="499" office:value-type="float"/>
          <table:table-cell office:value-type="string">
            <text:p>Workdays</text:p>
          </table:table-cell>
          <table:table-cell office:value="1186" office:value-type="float"/>
        </table:table-row>
        <table:table-row>
          <table:table-cell office:value="499" office:value-type="float"/>
          <table:table-cell office:value-type="string">
            <text:p>Gravel</text:p>
          </table:table-cell>
          <table:table-cell office:value="79" office:value-type="float"/>
        </table:table-row>
        <table:table-row>
          <table:table-cell office:value="499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499" office:value-type="float"/>
          <table:table-cell office:value-type="string">
            <text:p>Asphalt</text:p>
          </table:table-cell>
          <table:table-cell office:value="63" office:value-type="float"/>
        </table:table-row>
        <table:table-row>
          <table:table-cell office:value="499" office:value-type="float"/>
          <table:table-cell office:value-type="string">
            <text:p>Concrete</text:p>
          </table:table-cell>
          <table:table-cell office:value="102" office:value-type="float"/>
        </table:table-row>
        <table:table-row>
          <table:table-cell office:value="499" office:value-type="float"/>
          <table:table-cell office:value-type="string">
            <text:p>Prefab panels</text:p>
          </table:table-cell>
          <table:table-cell office:value="290" office:value-type="float"/>
        </table:table-row>
        <table:table-row>
          <table:table-cell office:value="500" office:value-type="float"/>
          <table:table-cell office:value-type="string">
            <text:p>Workdays</text:p>
          </table:table-cell>
          <table:table-cell office:value="704" office:value-type="float"/>
        </table:table-row>
        <table:table-row>
          <table:table-cell office:value="500" office:value-type="float"/>
          <table:table-cell office:value-type="string">
            <text:p>Gravel</text:p>
          </table:table-cell>
          <table:table-cell office:value="21" office:value-type="float"/>
        </table:table-row>
        <table:table-row>
          <table:table-cell office:value="500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500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500" office:value-type="float"/>
          <table:table-cell office:value-type="string">
            <text:p>Concrete</text:p>
          </table:table-cell>
          <table:table-cell office:value="111" office:value-type="float"/>
        </table:table-row>
        <table:table-row>
          <table:table-cell office:value="501" office:value-type="float"/>
          <table:table-cell office:value-type="string">
            <text:p>Workdays</text:p>
          </table:table-cell>
          <table:table-cell office:value="6340" office:value-type="float"/>
        </table:table-row>
        <table:table-row>
          <table:table-cell office:value="501" office:value-type="float"/>
          <table:table-cell office:value-type="string">
            <text:p>Gravel</text:p>
          </table:table-cell>
          <table:table-cell office:value="96" office:value-type="float"/>
        </table:table-row>
        <table:table-row>
          <table:table-cell office:value="501" office:value-type="float"/>
          <table:table-cell office:value-type="string">
            <text:p>Steel</text:p>
          </table:table-cell>
          <table:table-cell office:value="52" office:value-type="float"/>
        </table:table-row>
        <table:table-row>
          <table:table-cell office:value="501" office:value-type="float"/>
          <table:table-cell office:value-type="string">
            <text:p>Asphalt</text:p>
          </table:table-cell>
          <table:table-cell office:value="77" office:value-type="float"/>
        </table:table-row>
        <table:table-row>
          <table:table-cell office:value="501" office:value-type="float"/>
          <table:table-cell office:value-type="string">
            <text:p>Concrete</text:p>
          </table:table-cell>
          <table:table-cell office:value="125" office:value-type="float"/>
        </table:table-row>
        <table:table-row>
          <table:table-cell office:value="501" office:value-type="float"/>
          <table:table-cell office:value-type="string">
            <text:p>Bricks</text:p>
          </table:table-cell>
          <table:table-cell office:value="419" office:value-type="float"/>
        </table:table-row>
        <table:table-row>
          <table:table-cell office:value="501" office:value-type="float"/>
          <table:table-cell office:value-type="string">
            <text:p>Boards</text:p>
          </table:table-cell>
          <table:table-cell office:value="139" office:value-type="float"/>
        </table:table-row>
        <table:table-row>
          <table:table-cell office:value="502" office:value-type="float"/>
          <table:table-cell office:value-type="string">
            <text:p>Workdays</text:p>
          </table:table-cell>
          <table:table-cell office:value="1062" office:value-type="float"/>
        </table:table-row>
        <table:table-row>
          <table:table-cell office:value="502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502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502" office:value-type="float"/>
          <table:table-cell office:value-type="string">
            <text:p>Asphalt</text:p>
          </table:table-cell>
          <table:table-cell office:value="23" office:value-type="float"/>
        </table:table-row>
        <table:table-row>
          <table:table-cell office:value="502" office:value-type="float"/>
          <table:table-cell office:value-type="string">
            <text:p>Concrete</text:p>
          </table:table-cell>
          <table:table-cell office:value="37" office:value-type="float"/>
        </table:table-row>
        <table:table-row>
          <table:table-cell office:value="502" office:value-type="float"/>
          <table:table-cell office:value-type="string">
            <text:p>Bricks</text:p>
          </table:table-cell>
          <table:table-cell office:value="33" office:value-type="float"/>
        </table:table-row>
        <table:table-row>
          <table:table-cell office:value="502" office:value-type="float"/>
          <table:table-cell office:value-type="string">
            <text:p>Boards</text:p>
          </table:table-cell>
          <table:table-cell office:value="25" office:value-type="float"/>
        </table:table-row>
        <table:table-row>
          <table:table-cell office:value="503" office:value-type="float"/>
          <table:table-cell office:value-type="string">
            <text:p>Workdays</text:p>
          </table:table-cell>
          <table:table-cell office:value="2625" office:value-type="float"/>
        </table:table-row>
        <table:table-row>
          <table:table-cell office:value="503" office:value-type="float"/>
          <table:table-cell office:value-type="string">
            <text:p>Gravel</text:p>
          </table:table-cell>
          <table:table-cell office:value="44" office:value-type="float"/>
        </table:table-row>
        <table:table-row>
          <table:table-cell office:value="503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503" office:value-type="float"/>
          <table:table-cell office:value-type="string">
            <text:p>Asphalt</text:p>
          </table:table-cell>
          <table:table-cell office:value="35" office:value-type="float"/>
        </table:table-row>
        <table:table-row>
          <table:table-cell office:value="503" office:value-type="float"/>
          <table:table-cell office:value-type="string">
            <text:p>Concrete</text:p>
          </table:table-cell>
          <table:table-cell office:value="57" office:value-type="float"/>
        </table:table-row>
        <table:table-row>
          <table:table-cell office:value="503" office:value-type="float"/>
          <table:table-cell office:value-type="string">
            <text:p>Bricks</text:p>
          </table:table-cell>
          <table:table-cell office:value="168" office:value-type="float"/>
        </table:table-row>
        <table:table-row>
          <table:table-cell office:value="503" office:value-type="float"/>
          <table:table-cell office:value-type="string">
            <text:p>Boards</text:p>
          </table:table-cell>
          <table:table-cell office:value="56" office:value-type="float"/>
        </table:table-row>
        <table:table-row>
          <table:table-cell office:value="504" office:value-type="float"/>
          <table:table-cell office:value-type="string">
            <text:p>Workdays</text:p>
          </table:table-cell>
          <table:table-cell office:value="807" office:value-type="float"/>
        </table:table-row>
        <table:table-row>
          <table:table-cell office:value="504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504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504" office:value-type="float"/>
          <table:table-cell office:value-type="string">
            <text:p>Asphalt</text:p>
          </table:table-cell>
          <table:table-cell office:value="9.6" office:value-type="float"/>
        </table:table-row>
        <table:table-row>
          <table:table-cell office:value="504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504" office:value-type="float"/>
          <table:table-cell office:value-type="string">
            <text:p>Bricks</text:p>
          </table:table-cell>
          <table:table-cell office:value="45" office:value-type="float"/>
        </table:table-row>
        <table:table-row>
          <table:table-cell office:value="504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505" office:value-type="float"/>
          <table:table-cell office:value-type="string">
            <text:p>Workdays</text:p>
          </table:table-cell>
          <table:table-cell office:value="1122" office:value-type="float"/>
        </table:table-row>
        <table:table-row>
          <table:table-cell office:value="505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505" office:value-type="float"/>
          <table:table-cell office:value-type="string">
            <text:p>Steel</text:p>
          </table:table-cell>
          <table:table-cell office:value="27" office:value-type="float"/>
        </table:table-row>
        <table:table-row>
          <table:table-cell office:value="505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505" office:value-type="float"/>
          <table:table-cell office:value-type="string">
            <text:p>Concrete</text:p>
          </table:table-cell>
          <table:table-cell office:value="136" office:value-type="float"/>
        </table:table-row>
        <table:table-row>
          <table:table-cell office:value="505" office:value-type="float"/>
          <table:table-cell office:value-type="string">
            <text:p>Bricks</text:p>
          </table:table-cell>
          <table:table-cell office:value="24" office:value-type="float"/>
        </table:table-row>
        <table:table-row>
          <table:table-cell office:value="505" office:value-type="float"/>
          <table:table-cell office:value-type="string">
            <text:p>Boards</text:p>
          </table:table-cell>
          <table:table-cell office:value="8.3" office:value-type="float"/>
        </table:table-row>
        <table:table-row>
          <table:table-cell office:value="506" office:value-type="float"/>
          <table:table-cell office:value-type="string">
            <text:p>Workdays</text:p>
          </table:table-cell>
          <table:table-cell office:value="29" office:value-type="float"/>
        </table:table-row>
        <table:table-row>
          <table:table-cell office:value="506" office:value-type="float"/>
          <table:table-cell office:value-type="string">
            <text:p>Gravel</text:p>
          </table:table-cell>
          <table:table-cell office:value="0.35" office:value-type="float"/>
        </table:table-row>
        <table:table-row>
          <table:table-cell office:value="506" office:value-type="float"/>
          <table:table-cell office:value-type="string">
            <text:p>Steel</text:p>
          </table:table-cell>
          <table:table-cell office:value="0.78" office:value-type="float"/>
        </table:table-row>
        <table:table-row>
          <table:table-cell office:value="506" office:value-type="float"/>
          <table:table-cell office:value-type="string">
            <text:p>Asphalt</text:p>
          </table:table-cell>
          <table:table-cell office:value="0.28" office:value-type="float"/>
        </table:table-row>
        <table:table-row>
          <table:table-cell office:value="506" office:value-type="float"/>
          <table:table-cell office:value-type="string">
            <text:p>Concrete</text:p>
          </table:table-cell>
          <table:table-cell office:value="0.45" office:value-type="float"/>
        </table:table-row>
        <table:table-row>
          <table:table-cell office:value="506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507" office:value-type="float"/>
          <table:table-cell office:value-type="string">
            <text:p>Workdays</text:p>
          </table:table-cell>
          <table:table-cell office:value="632" office:value-type="float"/>
        </table:table-row>
        <table:table-row>
          <table:table-cell office:value="507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507" office:value-type="float"/>
          <table:table-cell office:value-type="string">
            <text:p>Steel</text:p>
          </table:table-cell>
          <table:table-cell office:value="5.1" office:value-type="float"/>
        </table:table-row>
        <table:table-row>
          <table:table-cell office:value="507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507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507" office:value-type="float"/>
          <table:table-cell office:value-type="string">
            <text:p>Prefab panels</text:p>
          </table:table-cell>
          <table:table-cell office:value="50" office:value-type="float"/>
        </table:table-row>
        <table:table-row>
          <table:table-cell office:value="508" office:value-type="float"/>
          <table:table-cell office:value-type="string">
            <text:p>Workdays</text:p>
          </table:table-cell>
          <table:table-cell office:value="500" office:value-type="float"/>
        </table:table-row>
        <table:table-row>
          <table:table-cell office:value="508" office:value-type="float"/>
          <table:table-cell office:value-type="string">
            <text:p>Gravel</text:p>
          </table:table-cell>
          <table:table-cell office:value="6.2" office:value-type="float"/>
        </table:table-row>
        <table:table-row>
          <table:table-cell office:value="508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508" office:value-type="float"/>
          <table:table-cell office:value-type="string">
            <text:p>Asphalt</text:p>
          </table:table-cell>
          <table:table-cell office:value="5" office:value-type="float"/>
        </table:table-row>
        <table:table-row>
          <table:table-cell office:value="508" office:value-type="float"/>
          <table:table-cell office:value-type="string">
            <text:p>Concrete</text:p>
          </table:table-cell>
          <table:table-cell office:value="8.1" office:value-type="float"/>
        </table:table-row>
        <table:table-row>
          <table:table-cell office:value="508" office:value-type="float"/>
          <table:table-cell office:value-type="string">
            <text:p>Bricks</text:p>
          </table:table-cell>
          <table:table-cell office:value="30" office:value-type="float"/>
        </table:table-row>
        <table:table-row>
          <table:table-cell office:value="508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509" office:value-type="float"/>
          <table:table-cell office:value-type="string">
            <text:p>Workdays</text:p>
          </table:table-cell>
          <table:table-cell office:value="898" office:value-type="float"/>
        </table:table-row>
        <table:table-row>
          <table:table-cell office:value="509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509" office:value-type="float"/>
          <table:table-cell office:value-type="string">
            <text:p>Steel</text:p>
          </table:table-cell>
          <table:table-cell office:value="3.3" office:value-type="float"/>
        </table:table-row>
        <table:table-row>
          <table:table-cell office:value="509" office:value-type="float"/>
          <table:table-cell office:value-type="string">
            <text:p>Asphalt</text:p>
          </table:table-cell>
          <table:table-cell office:value="31" office:value-type="float"/>
        </table:table-row>
        <table:table-row>
          <table:table-cell office:value="509" office:value-type="float"/>
          <table:table-cell office:value-type="string">
            <text:p>Concrete</text:p>
          </table:table-cell>
          <table:table-cell office:value="50" office:value-type="float"/>
        </table:table-row>
        <table:table-row>
          <table:table-cell office:value="509" office:value-type="float"/>
          <table:table-cell office:value-type="string">
            <text:p>Prefab panels</text:p>
          </table:table-cell>
          <table:table-cell office:value="32" office:value-type="float"/>
        </table:table-row>
        <table:table-row>
          <table:table-cell office:value="509" office:value-type="float"/>
          <table:table-cell office:value-type="string">
            <text:p>Bricks</text:p>
          </table:table-cell>
          <table:table-cell office:value="2.2" office:value-type="float"/>
        </table:table-row>
        <table:table-row>
          <table:table-cell office:value="509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510" office:value-type="float"/>
          <table:table-cell office:value-type="string">
            <text:p>Workdays</text:p>
          </table:table-cell>
          <table:table-cell office:value="1114" office:value-type="float"/>
        </table:table-row>
        <table:table-row>
          <table:table-cell office:value="510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510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510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510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510" office:value-type="float"/>
          <table:table-cell office:value-type="string">
            <text:p>Prefab panels</text:p>
          </table:table-cell>
          <table:table-cell office:value="21" office:value-type="float"/>
        </table:table-row>
        <table:table-row>
          <table:table-cell office:value="510" office:value-type="float"/>
          <table:table-cell office:value-type="string">
            <text:p>Bricks</text:p>
          </table:table-cell>
          <table:table-cell office:value="61" office:value-type="float"/>
        </table:table-row>
        <table:table-row>
          <table:table-cell office:value="510" office:value-type="float"/>
          <table:table-cell office:value-type="string">
            <text:p>Boards</text:p>
          </table:table-cell>
          <table:table-cell office:value="23" office:value-type="float"/>
        </table:table-row>
        <table:table-row>
          <table:table-cell office:value="511" office:value-type="float"/>
          <table:table-cell office:value-type="string">
            <text:p>Workdays</text:p>
          </table:table-cell>
          <table:table-cell office:value="1573" office:value-type="float"/>
        </table:table-row>
        <table:table-row>
          <table:table-cell office:value="511" office:value-type="float"/>
          <table:table-cell office:value-type="string">
            <text:p>Gravel</text:p>
          </table:table-cell>
          <table:table-cell office:value="30" office:value-type="float"/>
        </table:table-row>
        <table:table-row>
          <table:table-cell office:value="511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511" office:value-type="float"/>
          <table:table-cell office:value-type="string">
            <text:p>Asphalt</text:p>
          </table:table-cell>
          <table:table-cell office:value="24" office:value-type="float"/>
        </table:table-row>
        <table:table-row>
          <table:table-cell office:value="511" office:value-type="float"/>
          <table:table-cell office:value-type="string">
            <text:p>Concrete</text:p>
          </table:table-cell>
          <table:table-cell office:value="39" office:value-type="float"/>
        </table:table-row>
        <table:table-row>
          <table:table-cell office:value="511" office:value-type="float"/>
          <table:table-cell office:value-type="string">
            <text:p>Prefab panels</text:p>
          </table:table-cell>
          <table:table-cell office:value="172" office:value-type="float"/>
        </table:table-row>
        <table:table-row>
          <table:table-cell office:value="512" office:value-type="float"/>
          <table:table-cell office:value-type="string">
            <text:p>Workdays</text:p>
          </table:table-cell>
          <table:table-cell office:value="1518" office:value-type="float"/>
        </table:table-row>
        <table:table-row>
          <table:table-cell office:value="512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512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512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512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512" office:value-type="float"/>
          <table:table-cell office:value-type="string">
            <text:p>Prefab panels</text:p>
          </table:table-cell>
          <table:table-cell office:value="27" office:value-type="float"/>
        </table:table-row>
        <table:table-row>
          <table:table-cell office:value="512" office:value-type="float"/>
          <table:table-cell office:value-type="string">
            <text:p>Bricks</text:p>
          </table:table-cell>
          <table:table-cell office:value="76" office:value-type="float"/>
        </table:table-row>
        <table:table-row>
          <table:table-cell office:value="512" office:value-type="float"/>
          <table:table-cell office:value-type="string">
            <text:p>Boards</text:p>
          </table:table-cell>
          <table:table-cell office:value="30" office:value-type="float"/>
        </table:table-row>
        <table:table-row>
          <table:table-cell office:value="513" office:value-type="float"/>
          <table:table-cell office:value-type="string">
            <text:p>Workdays</text:p>
          </table:table-cell>
          <table:table-cell office:value="57" office:value-type="float"/>
        </table:table-row>
        <table:table-row>
          <table:table-cell office:value="513" office:value-type="float"/>
          <table:table-cell office:value-type="string">
            <text:p>Gravel</text:p>
          </table:table-cell>
          <table:table-cell office:value="0.78" office:value-type="float"/>
        </table:table-row>
        <table:table-row>
          <table:table-cell office:value="513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513" office:value-type="float"/>
          <table:table-cell office:value-type="string">
            <text:p>Asphalt</text:p>
          </table:table-cell>
          <table:table-cell office:value="0.63" office:value-type="float"/>
        </table:table-row>
        <table:table-row>
          <table:table-cell office:value="513" office:value-type="float"/>
          <table:table-cell office:value-type="string">
            <text:p>Concrete</text:p>
          </table:table-cell>
          <table:table-cell office:value="1" office:value-type="float"/>
        </table:table-row>
        <table:table-row>
          <table:table-cell office:value="513" office:value-type="float"/>
          <table:table-cell office:value-type="string">
            <text:p>Mechanical components</text:p>
          </table:table-cell>
          <table:table-cell office:value="0.32" office:value-type="float"/>
        </table:table-row>
        <table:table-row>
          <table:table-cell office:value="514" office:value-type="float"/>
          <table:table-cell office:value-type="string">
            <text:p>Workdays</text:p>
          </table:table-cell>
          <table:table-cell office:value="170" office:value-type="float"/>
        </table:table-row>
        <table:table-row>
          <table:table-cell office:value="514" office:value-type="float"/>
          <table:table-cell office:value-type="string">
            <text:p>Gravel</text:p>
          </table:table-cell>
          <table:table-cell office:value="8.1" office:value-type="float"/>
        </table:table-row>
        <table:table-row>
          <table:table-cell office:value="514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514" office:value-type="float"/>
          <table:table-cell office:value-type="string">
            <text:p>Asphalt</text:p>
          </table:table-cell>
          <table:table-cell office:value="6.5" office:value-type="float"/>
        </table:table-row>
        <table:table-row>
          <table:table-cell office:value="514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514" office:value-type="float"/>
          <table:table-cell office:value-type="string">
            <text:p>Mechanical components</text:p>
          </table:table-cell>
          <table:table-cell office:value="0.35" office:value-type="float"/>
        </table:table-row>
        <table:table-row>
          <table:table-cell office:value="515" office:value-type="float"/>
          <table:table-cell office:value-type="string">
            <text:p>Workdays</text:p>
          </table:table-cell>
          <table:table-cell office:value="713" office:value-type="float"/>
        </table:table-row>
        <table:table-row>
          <table:table-cell office:value="515" office:value-type="float"/>
          <table:table-cell office:value-type="string">
            <text:p>Gravel</text:p>
          </table:table-cell>
          <table:table-cell office:value="5.5" office:value-type="float"/>
        </table:table-row>
        <table:table-row>
          <table:table-cell office:value="515" office:value-type="float"/>
          <table:table-cell office:value-type="string">
            <text:p>Steel</text:p>
          </table:table-cell>
          <table:table-cell office:value="42" office:value-type="float"/>
        </table:table-row>
        <table:table-row>
          <table:table-cell office:value="515" office:value-type="float"/>
          <table:table-cell office:value-type="string">
            <text:p>Asphalt</text:p>
          </table:table-cell>
          <table:table-cell office:value="3.2" office:value-type="float"/>
        </table:table-row>
        <table:table-row>
          <table:table-cell office:value="515" office:value-type="float"/>
          <table:table-cell office:value-type="string">
            <text:p>Concrete</text:p>
          </table:table-cell>
          <table:table-cell office:value="7.2" office:value-type="float"/>
        </table:table-row>
        <table:table-row>
          <table:table-cell office:value="515" office:value-type="float"/>
          <table:table-cell office:value-type="string">
            <text:p>Electro components</text:p>
          </table:table-cell>
          <table:table-cell office:value="0.3" office:value-type="float"/>
        </table:table-row>
        <table:table-row>
          <table:table-cell office:value="515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516" office:value-type="float"/>
          <table:table-cell office:value-type="string">
            <text:p>Workdays</text:p>
          </table:table-cell>
          <table:table-cell office:value="65" office:value-type="float"/>
        </table:table-row>
        <table:table-row>
          <table:table-cell office:value="516" office:value-type="float"/>
          <table:table-cell office:value-type="string">
            <text:p>Gravel</text:p>
          </table:table-cell>
          <table:table-cell office:value="2.2" office:value-type="float"/>
        </table:table-row>
        <table:table-row>
          <table:table-cell office:value="516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516" office:value-type="float"/>
          <table:table-cell office:value-type="string">
            <text:p>Asphalt</text:p>
          </table:table-cell>
          <table:table-cell office:value="1.8" office:value-type="float"/>
        </table:table-row>
        <table:table-row>
          <table:table-cell office:value="516" office:value-type="float"/>
          <table:table-cell office:value-type="string">
            <text:p>Concrete</text:p>
          </table:table-cell>
          <table:table-cell office:value="2.9" office:value-type="float"/>
        </table:table-row>
        <table:table-row>
          <table:table-cell office:value="516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517" office:value-type="float"/>
          <table:table-cell office:value-type="string">
            <text:p>Workdays</text:p>
          </table:table-cell>
          <table:table-cell office:value="172" office:value-type="float"/>
        </table:table-row>
        <table:table-row>
          <table:table-cell office:value="517" office:value-type="float"/>
          <table:table-cell office:value-type="string">
            <text:p>Gravel</text:p>
          </table:table-cell>
          <table:table-cell office:value="6.7" office:value-type="float"/>
        </table:table-row>
        <table:table-row>
          <table:table-cell office:value="517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517" office:value-type="float"/>
          <table:table-cell office:value-type="string">
            <text:p>Asphalt</text:p>
          </table:table-cell>
          <table:table-cell office:value="5.3" office:value-type="float"/>
        </table:table-row>
        <table:table-row>
          <table:table-cell office:value="517" office:value-type="float"/>
          <table:table-cell office:value-type="string">
            <text:p>Concrete</text:p>
          </table:table-cell>
          <table:table-cell office:value="8.7" office:value-type="float"/>
        </table:table-row>
        <table:table-row>
          <table:table-cell office:value="517" office:value-type="float"/>
          <table:table-cell office:value-type="string">
            <text:p>Prefab panels</text:p>
          </table:table-cell>
          <table:table-cell office:value="3.5" office:value-type="float"/>
        </table:table-row>
        <table:table-row>
          <table:table-cell office:value="517" office:value-type="float"/>
          <table:table-cell office:value-type="string">
            <text:p>Boards</text:p>
          </table:table-cell>
          <table:table-cell office:value="1.8" office:value-type="float"/>
        </table:table-row>
        <table:table-row>
          <table:table-cell office:value="518" office:value-type="float"/>
          <table:table-cell office:value-type="string">
            <text:p>Workdays</text:p>
          </table:table-cell>
          <table:table-cell office:value="1297" office:value-type="float"/>
        </table:table-row>
        <table:table-row>
          <table:table-cell office:value="518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518" office:value-type="float"/>
          <table:table-cell office:value-type="string">
            <text:p>Steel</text:p>
          </table:table-cell>
          <table:table-cell office:value="42" office:value-type="float"/>
        </table:table-row>
        <table:table-row>
          <table:table-cell office:value="518" office:value-type="float"/>
          <table:table-cell office:value-type="string">
            <text:p>Asphalt</text:p>
          </table:table-cell>
          <table:table-cell office:value="9.6" office:value-type="float"/>
        </table:table-row>
        <table:table-row>
          <table:table-cell office:value="518" office:value-type="float"/>
          <table:table-cell office:value-type="string">
            <text:p>Concrete</text:p>
          </table:table-cell>
          <table:table-cell office:value="124" office:value-type="float"/>
        </table:table-row>
        <table:table-row>
          <table:table-cell office:value="518" office:value-type="float"/>
          <table:table-cell office:value-type="string">
            <text:p>Bricks</text:p>
          </table:table-cell>
          <table:table-cell office:value="24" office:value-type="float"/>
        </table:table-row>
        <table:table-row>
          <table:table-cell office:value="518" office:value-type="float"/>
          <table:table-cell office:value-type="string">
            <text:p>Boards</text:p>
          </table:table-cell>
          <table:table-cell office:value="8.1" office:value-type="float"/>
        </table:table-row>
        <table:table-row>
          <table:table-cell office:value="519" office:value-type="float"/>
          <table:table-cell office:value-type="string">
            <text:p>Workdays</text:p>
          </table:table-cell>
          <table:table-cell office:value="714" office:value-type="float"/>
        </table:table-row>
        <table:table-row>
          <table:table-cell office:value="519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519" office:value-type="float"/>
          <table:table-cell office:value-type="string">
            <text:p>Steel</text:p>
          </table:table-cell>
          <table:table-cell office:value="8.3" office:value-type="float"/>
        </table:table-row>
        <table:table-row>
          <table:table-cell office:value="519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519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519" office:value-type="float"/>
          <table:table-cell office:value-type="string">
            <text:p>Bricks</text:p>
          </table:table-cell>
          <table:table-cell office:value="29" office:value-type="float"/>
        </table:table-row>
        <table:table-row>
          <table:table-cell office:value="519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520" office:value-type="float"/>
          <table:table-cell office:value-type="string">
            <text:p>Workdays</text:p>
          </table:table-cell>
          <table:table-cell office:value="1042" office:value-type="float"/>
        </table:table-row>
        <table:table-row>
          <table:table-cell office:value="520" office:value-type="float"/>
          <table:table-cell office:value-type="string">
            <text:p>Gravel</text:p>
          </table:table-cell>
          <table:table-cell office:value="21" office:value-type="float"/>
        </table:table-row>
        <table:table-row>
          <table:table-cell office:value="520" office:value-type="float"/>
          <table:table-cell office:value-type="string">
            <text:p>Steel</text:p>
          </table:table-cell>
          <table:table-cell office:value="31" office:value-type="float"/>
        </table:table-row>
        <table:table-row>
          <table:table-cell office:value="520" office:value-type="float"/>
          <table:table-cell office:value-type="string">
            <text:p>Asphalt</text:p>
          </table:table-cell>
          <table:table-cell office:value="7.9" office:value-type="float"/>
        </table:table-row>
        <table:table-row>
          <table:table-cell office:value="520" office:value-type="float"/>
          <table:table-cell office:value-type="string">
            <text:p>Concrete</text:p>
          </table:table-cell>
          <table:table-cell office:value="75" office:value-type="float"/>
        </table:table-row>
        <table:table-row>
          <table:table-cell office:value="520" office:value-type="float"/>
          <table:table-cell office:value-type="string">
            <text:p>Bricks</text:p>
          </table:table-cell>
          <table:table-cell office:value="26" office:value-type="float"/>
        </table:table-row>
        <table:table-row>
          <table:table-cell office:value="520" office:value-type="float"/>
          <table:table-cell office:value-type="string">
            <text:p>Boards</text:p>
          </table:table-cell>
          <table:table-cell office:value="8.8" office:value-type="float"/>
        </table:table-row>
        <table:table-row>
          <table:table-cell office:value="521" office:value-type="float"/>
          <table:table-cell office:value-type="string">
            <text:p>Workdays</text:p>
          </table:table-cell>
          <table:table-cell office:value="1723" office:value-type="float"/>
        </table:table-row>
        <table:table-row>
          <table:table-cell office:value="521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521" office:value-type="float"/>
          <table:table-cell office:value-type="string">
            <text:p>Steel</text:p>
          </table:table-cell>
          <table:table-cell office:value="75" office:value-type="float"/>
        </table:table-row>
        <table:table-row>
          <table:table-cell office:value="521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521" office:value-type="float"/>
          <table:table-cell office:value-type="string">
            <text:p>Concrete</text:p>
          </table:table-cell>
          <table:table-cell office:value="181" office:value-type="float"/>
        </table:table-row>
        <table:table-row>
          <table:table-cell office:value="521" office:value-type="float"/>
          <table:table-cell office:value-type="string">
            <text:p>Bricks</text:p>
          </table:table-cell>
          <table:table-cell office:value="34" office:value-type="float"/>
        </table:table-row>
        <table:table-row>
          <table:table-cell office:value="521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522" office:value-type="float"/>
          <table:table-cell office:value-type="string">
            <text:p>Workdays</text:p>
          </table:table-cell>
          <table:table-cell office:value="685" office:value-type="float"/>
        </table:table-row>
        <table:table-row>
          <table:table-cell office:value="522" office:value-type="float"/>
          <table:table-cell office:value-type="string">
            <text:p>Gravel</text:p>
          </table:table-cell>
          <table:table-cell office:value="26" office:value-type="float"/>
        </table:table-row>
        <table:table-row>
          <table:table-cell office:value="52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522" office:value-type="float"/>
          <table:table-cell office:value-type="string">
            <text:p>Concrete</text:p>
          </table:table-cell>
          <table:table-cell office:value="75" office:value-type="float"/>
        </table:table-row>
        <table:table-row>
          <table:table-cell office:value="523" office:value-type="float"/>
          <table:table-cell office:value-type="string">
            <text:p>Workdays</text:p>
          </table:table-cell>
          <table:table-cell office:value="101" office:value-type="float"/>
        </table:table-row>
        <table:table-row>
          <table:table-cell office:value="523" office:value-type="float"/>
          <table:table-cell office:value-type="string">
            <text:p>Gravel</text:p>
          </table:table-cell>
          <table:table-cell office:value="3.2" office:value-type="float"/>
        </table:table-row>
        <table:table-row>
          <table:table-cell office:value="523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523" office:value-type="float"/>
          <table:table-cell office:value-type="string">
            <text:p>Asphalt</text:p>
          </table:table-cell>
          <table:table-cell office:value="2.6" office:value-type="float"/>
        </table:table-row>
        <table:table-row>
          <table:table-cell office:value="523" office:value-type="float"/>
          <table:table-cell office:value-type="string">
            <text:p>Concrete</text:p>
          </table:table-cell>
          <table:table-cell office:value="4.1" office:value-type="float"/>
        </table:table-row>
        <table:table-row>
          <table:table-cell office:value="524" office:value-type="float"/>
          <table:table-cell office:value-type="string">
            <text:p>Workdays</text:p>
          </table:table-cell>
          <table:table-cell office:value="29" office:value-type="float"/>
        </table:table-row>
        <table:table-row>
          <table:table-cell office:value="524" office:value-type="float"/>
          <table:table-cell office:value-type="string">
            <text:p>Gravel</text:p>
          </table:table-cell>
          <table:table-cell office:value="0.83" office:value-type="float"/>
        </table:table-row>
        <table:table-row>
          <table:table-cell office:value="524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524" office:value-type="float"/>
          <table:table-cell office:value-type="string">
            <text:p>Asphalt</text:p>
          </table:table-cell>
          <table:table-cell office:value="0.67" office:value-type="float"/>
        </table:table-row>
        <table:table-row>
          <table:table-cell office:value="524" office:value-type="float"/>
          <table:table-cell office:value-type="string">
            <text:p>Concrete</text:p>
          </table:table-cell>
          <table:table-cell office:value="1.1" office:value-type="float"/>
        </table:table-row>
        <table:table-row>
          <table:table-cell office:value="525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525" office:value-type="float"/>
          <table:table-cell office:value-type="string">
            <text:p>Gravel</text:p>
          </table:table-cell>
          <table:table-cell office:value="0.83" office:value-type="float"/>
        </table:table-row>
        <table:table-row>
          <table:table-cell office:value="525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525" office:value-type="float"/>
          <table:table-cell office:value-type="string">
            <text:p>Asphalt</text:p>
          </table:table-cell>
          <table:table-cell office:value="0.66" office:value-type="float"/>
        </table:table-row>
        <table:table-row>
          <table:table-cell office:value="525" office:value-type="float"/>
          <table:table-cell office:value-type="string">
            <text:p>Concrete</text:p>
          </table:table-cell>
          <table:table-cell office:value="1.1" office:value-type="float"/>
        </table:table-row>
        <table:table-row>
          <table:table-cell office:value="526" office:value-type="float"/>
          <table:table-cell office:value-type="string">
            <text:p>Workdays</text:p>
          </table:table-cell>
          <table:table-cell office:value="91" office:value-type="float"/>
        </table:table-row>
        <table:table-row>
          <table:table-cell office:value="526" office:value-type="float"/>
          <table:table-cell office:value-type="string">
            <text:p>Gravel</text:p>
          </table:table-cell>
          <table:table-cell office:value="4.2" office:value-type="float"/>
        </table:table-row>
        <table:table-row>
          <table:table-cell office:value="526" office:value-type="float"/>
          <table:table-cell office:value-type="string">
            <text:p>Steel</text:p>
          </table:table-cell>
          <table:table-cell office:value="2.3" office:value-type="float"/>
        </table:table-row>
        <table:table-row>
          <table:table-cell office:value="526" office:value-type="float"/>
          <table:table-cell office:value-type="string">
            <text:p>Asphalt</text:p>
          </table:table-cell>
          <table:table-cell office:value="3.4" office:value-type="float"/>
        </table:table-row>
        <table:table-row>
          <table:table-cell office:value="526" office:value-type="float"/>
          <table:table-cell office:value-type="string">
            <text:p>Concrete</text:p>
          </table:table-cell>
          <table:table-cell office:value="5.5" office:value-type="float"/>
        </table:table-row>
        <table:table-row>
          <table:table-cell office:value="527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527" office:value-type="float"/>
          <table:table-cell office:value-type="string">
            <text:p>Gravel</text:p>
          </table:table-cell>
          <table:table-cell office:value="3.2" office:value-type="float"/>
        </table:table-row>
        <table:table-row>
          <table:table-cell office:value="527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527" office:value-type="float"/>
          <table:table-cell office:value-type="string">
            <text:p>Asphalt</text:p>
          </table:table-cell>
          <table:table-cell office:value="2.6" office:value-type="float"/>
        </table:table-row>
        <table:table-row>
          <table:table-cell office:value="527" office:value-type="float"/>
          <table:table-cell office:value-type="string">
            <text:p>Concrete</text:p>
          </table:table-cell>
          <table:table-cell office:value="4.2" office:value-type="float"/>
        </table:table-row>
        <table:table-row>
          <table:table-cell office:value="528" office:value-type="float"/>
          <table:table-cell office:value-type="string">
            <text:p>Workdays</text:p>
          </table:table-cell>
          <table:table-cell office:value="88" office:value-type="float"/>
        </table:table-row>
        <table:table-row>
          <table:table-cell office:value="528" office:value-type="float"/>
          <table:table-cell office:value-type="string">
            <text:p>Gravel</text:p>
          </table:table-cell>
          <table:table-cell office:value="3.2" office:value-type="float"/>
        </table:table-row>
        <table:table-row>
          <table:table-cell office:value="528" office:value-type="float"/>
          <table:table-cell office:value-type="string">
            <text:p>Steel</text:p>
          </table:table-cell>
          <table:table-cell office:value="3.5" office:value-type="float"/>
        </table:table-row>
        <table:table-row>
          <table:table-cell office:value="528" office:value-type="float"/>
          <table:table-cell office:value-type="string">
            <text:p>Asphalt</text:p>
          </table:table-cell>
          <table:table-cell office:value="2.5" office:value-type="float"/>
        </table:table-row>
        <table:table-row>
          <table:table-cell office:value="528" office:value-type="float"/>
          <table:table-cell office:value-type="string">
            <text:p>Concrete</text:p>
          </table:table-cell>
          <table:table-cell office:value="4.1" office:value-type="float"/>
        </table:table-row>
        <table:table-row>
          <table:table-cell office:value="529" office:value-type="float"/>
          <table:table-cell office:value-type="string">
            <text:p>Workdays</text:p>
          </table:table-cell>
          <table:table-cell office:value="102" office:value-type="float"/>
        </table:table-row>
        <table:table-row>
          <table:table-cell office:value="529" office:value-type="float"/>
          <table:table-cell office:value-type="string">
            <text:p>Gravel</text:p>
          </table:table-cell>
          <table:table-cell office:value="4.4" office:value-type="float"/>
        </table:table-row>
        <table:table-row>
          <table:table-cell office:value="529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530" office:value-type="float"/>
          <table:table-cell office:value-type="string">
            <text:p>Workdays</text:p>
          </table:table-cell>
          <table:table-cell office:value="233" office:value-type="float"/>
        </table:table-row>
        <table:table-row>
          <table:table-cell office:value="530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530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530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530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531" office:value-type="float"/>
          <table:table-cell office:value-type="string">
            <text:p>Workdays</text:p>
          </table:table-cell>
          <table:table-cell office:value="560" office:value-type="float"/>
        </table:table-row>
        <table:table-row>
          <table:table-cell office:value="531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531" office:value-type="float"/>
          <table:table-cell office:value-type="string">
            <text:p>Steel</text:p>
          </table:table-cell>
          <table:table-cell office:value="9.5" office:value-type="float"/>
        </table:table-row>
        <table:table-row>
          <table:table-cell office:value="531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531" office:value-type="float"/>
          <table:table-cell office:value-type="string">
            <text:p>Concrete</text:p>
          </table:table-cell>
          <table:table-cell office:value="73" office:value-type="float"/>
        </table:table-row>
        <table:table-row>
          <table:table-cell office:value="532" office:value-type="float"/>
          <table:table-cell office:value-type="string">
            <text:p>Workdays</text:p>
          </table:table-cell>
          <table:table-cell office:value="147" office:value-type="float"/>
        </table:table-row>
        <table:table-row>
          <table:table-cell office:value="532" office:value-type="float"/>
          <table:table-cell office:value-type="string">
            <text:p>Gravel</text:p>
          </table:table-cell>
          <table:table-cell office:value="0.82" office:value-type="float"/>
        </table:table-row>
        <table:table-row>
          <table:table-cell office:value="532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532" office:value-type="float"/>
          <table:table-cell office:value-type="string">
            <text:p>Asphalt</text:p>
          </table:table-cell>
          <table:table-cell office:value="0.66" office:value-type="float"/>
        </table:table-row>
        <table:table-row>
          <table:table-cell office:value="532" office:value-type="float"/>
          <table:table-cell office:value-type="string">
            <text:p>Concrete</text:p>
          </table:table-cell>
          <table:table-cell office:value="7.4" office:value-type="float"/>
        </table:table-row>
        <table:table-row>
          <table:table-cell office:value="533" office:value-type="float"/>
          <table:table-cell office:value-type="string">
            <text:p>Workdays</text:p>
          </table:table-cell>
          <table:table-cell office:value="110" office:value-type="float"/>
        </table:table-row>
        <table:table-row>
          <table:table-cell office:value="533" office:value-type="float"/>
          <table:table-cell office:value-type="string">
            <text:p>Gravel</text:p>
          </table:table-cell>
          <table:table-cell office:value="1.6" office:value-type="float"/>
        </table:table-row>
        <table:table-row>
          <table:table-cell office:value="533" office:value-type="float"/>
          <table:table-cell office:value-type="string">
            <text:p>Steel</text:p>
          </table:table-cell>
          <table:table-cell office:value="4.9" office:value-type="float"/>
        </table:table-row>
        <table:table-row>
          <table:table-cell office:value="533" office:value-type="float"/>
          <table:table-cell office:value-type="string">
            <text:p>Asphalt</text:p>
          </table:table-cell>
          <table:table-cell office:value="1.3" office:value-type="float"/>
        </table:table-row>
        <table:table-row>
          <table:table-cell office:value="533" office:value-type="float"/>
          <table:table-cell office:value-type="string">
            <text:p>Concrete</text:p>
          </table:table-cell>
          <table:table-cell office:value="16" office:value-type="float"/>
        </table:table-row>
        <table:table-row>
          <table:table-cell office:value="534" office:value-type="float"/>
          <table:table-cell office:value-type="string">
            <text:p>Workdays</text:p>
          </table:table-cell>
          <table:table-cell office:value="66" office:value-type="float"/>
        </table:table-row>
        <table:table-row>
          <table:table-cell office:value="534" office:value-type="float"/>
          <table:table-cell office:value-type="string">
            <text:p>Gravel</text:p>
          </table:table-cell>
          <table:table-cell office:value="3.8" office:value-type="float"/>
        </table:table-row>
        <table:table-row>
          <table:table-cell office:value="534" office:value-type="float"/>
          <table:table-cell office:value-type="string">
            <text:p>Steel</text:p>
          </table:table-cell>
          <table:table-cell office:value="0.61" office:value-type="float"/>
        </table:table-row>
        <table:table-row>
          <table:table-cell office:value="534" office:value-type="float"/>
          <table:table-cell office:value-type="string">
            <text:p>Concrete</text:p>
          </table:table-cell>
          <table:table-cell office:value="5" office:value-type="float"/>
        </table:table-row>
        <table:table-row>
          <table:table-cell office:value="535" office:value-type="float"/>
          <table:table-cell office:value-type="string">
            <text:p>Workdays</text:p>
          </table:table-cell>
          <table:table-cell office:value="113" office:value-type="float"/>
        </table:table-row>
        <table:table-row>
          <table:table-cell office:value="535" office:value-type="float"/>
          <table:table-cell office:value-type="string">
            <text:p>Gravel</text:p>
          </table:table-cell>
          <table:table-cell office:value="6.8" office:value-type="float"/>
        </table:table-row>
        <table:table-row>
          <table:table-cell office:value="535" office:value-type="float"/>
          <table:table-cell office:value-type="string">
            <text:p>Steel</text:p>
          </table:table-cell>
          <table:table-cell office:value="0.84" office:value-type="float"/>
        </table:table-row>
        <table:table-row>
          <table:table-cell office:value="535" office:value-type="float"/>
          <table:table-cell office:value-type="string">
            <text:p>Concrete</text:p>
          </table:table-cell>
          <table:table-cell office:value="8.8" office:value-type="float"/>
        </table:table-row>
        <table:table-row>
          <table:table-cell office:value="536" office:value-type="float"/>
          <table:table-cell office:value-type="string">
            <text:p>Workdays</text:p>
          </table:table-cell>
          <table:table-cell office:value="193" office:value-type="float"/>
        </table:table-row>
        <table:table-row>
          <table:table-cell office:value="536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536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536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537" office:value-type="float"/>
          <table:table-cell office:value-type="string">
            <text:p>Workdays</text:p>
          </table:table-cell>
          <table:table-cell office:value="248" office:value-type="float"/>
        </table:table-row>
        <table:table-row>
          <table:table-cell office:value="537" office:value-type="float"/>
          <table:table-cell office:value-type="string">
            <text:p>Gravel</text:p>
          </table:table-cell>
          <table:table-cell office:value="3.7" office:value-type="float"/>
        </table:table-row>
        <table:table-row>
          <table:table-cell office:value="537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537" office:value-type="float"/>
          <table:table-cell office:value-type="string">
            <text:p>Asphalt</text:p>
          </table:table-cell>
          <table:table-cell office:value="2.9" office:value-type="float"/>
        </table:table-row>
        <table:table-row>
          <table:table-cell office:value="537" office:value-type="float"/>
          <table:table-cell office:value-type="string">
            <text:p>Concrete</text:p>
          </table:table-cell>
          <table:table-cell office:value="38" office:value-type="float"/>
        </table:table-row>
        <table:table-row>
          <table:table-cell office:value="538" office:value-type="float"/>
          <table:table-cell office:value-type="string">
            <text:p>Workdays</text:p>
          </table:table-cell>
          <table:table-cell office:value="82" office:value-type="float"/>
        </table:table-row>
        <table:table-row>
          <table:table-cell office:value="538" office:value-type="float"/>
          <table:table-cell office:value-type="string">
            <text:p>Gravel</text:p>
          </table:table-cell>
          <table:table-cell office:value="1.2" office:value-type="float"/>
        </table:table-row>
        <table:table-row>
          <table:table-cell office:value="538" office:value-type="float"/>
          <table:table-cell office:value-type="string">
            <text:p>Steel</text:p>
          </table:table-cell>
          <table:table-cell office:value="3.6" office:value-type="float"/>
        </table:table-row>
        <table:table-row>
          <table:table-cell office:value="538" office:value-type="float"/>
          <table:table-cell office:value-type="string">
            <text:p>Asphalt</text:p>
          </table:table-cell>
          <table:table-cell office:value="0.98" office:value-type="float"/>
        </table:table-row>
        <table:table-row>
          <table:table-cell office:value="538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539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539" office:value-type="float"/>
          <table:table-cell office:value-type="string">
            <text:p>Gravel</text:p>
          </table:table-cell>
          <table:table-cell office:value="5" office:value-type="float"/>
        </table:table-row>
        <table:table-row>
          <table:table-cell office:value="539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539" office:value-type="float"/>
          <table:table-cell office:value-type="string">
            <text:p>Asphalt</text:p>
          </table:table-cell>
          <table:table-cell office:value="4" office:value-type="float"/>
        </table:table-row>
        <table:table-row>
          <table:table-cell office:value="539" office:value-type="float"/>
          <table:table-cell office:value-type="string">
            <text:p>Concrete</text:p>
          </table:table-cell>
          <table:table-cell office:value="57" office:value-type="float"/>
        </table:table-row>
        <table:table-row>
          <table:table-cell office:value="540" office:value-type="float"/>
          <table:table-cell office:value-type="string">
            <text:p>Workdays</text:p>
          </table:table-cell>
          <table:table-cell office:value="421" office:value-type="float"/>
        </table:table-row>
        <table:table-row>
          <table:table-cell office:value="540" office:value-type="float"/>
          <table:table-cell office:value-type="string">
            <text:p>Gravel</text:p>
          </table:table-cell>
          <table:table-cell office:value="4.8" office:value-type="float"/>
        </table:table-row>
        <table:table-row>
          <table:table-cell office:value="540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540" office:value-type="float"/>
          <table:table-cell office:value-type="string">
            <text:p>Asphalt</text:p>
          </table:table-cell>
          <table:table-cell office:value="3.8" office:value-type="float"/>
        </table:table-row>
        <table:table-row>
          <table:table-cell office:value="540" office:value-type="float"/>
          <table:table-cell office:value-type="string">
            <text:p>Concrete</text:p>
          </table:table-cell>
          <table:table-cell office:value="68" office:value-type="float"/>
        </table:table-row>
        <table:table-row>
          <table:table-cell office:value="541" office:value-type="float"/>
          <table:table-cell office:value-type="string">
            <text:p>Workdays</text:p>
          </table:table-cell>
          <table:table-cell office:value="232" office:value-type="float"/>
        </table:table-row>
        <table:table-row>
          <table:table-cell office:value="541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541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541" office:value-type="float"/>
          <table:table-cell office:value-type="string">
            <text:p>Asphalt</text:p>
          </table:table-cell>
          <table:table-cell office:value="1.5" office:value-type="float"/>
        </table:table-row>
        <table:table-row>
          <table:table-cell office:value="541" office:value-type="float"/>
          <table:table-cell office:value-type="string">
            <text:p>Concrete</text:p>
          </table:table-cell>
          <table:table-cell office:value="46" office:value-type="float"/>
        </table:table-row>
        <table:table-row>
          <table:table-cell office:value="542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542" office:value-type="float"/>
          <table:table-cell office:value-type="string">
            <text:p>Boards</text:p>
          </table:table-cell>
          <table:table-cell office:value="0.38" office:value-type="float"/>
        </table:table-row>
        <table:table-row>
          <table:table-cell office:value="543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543" office:value-type="float"/>
          <table:table-cell office:value-type="string">
            <text:p>Steel</text:p>
          </table:table-cell>
          <table:table-cell office:value="0.38" office:value-type="float"/>
        </table:table-row>
        <table:table-row>
          <table:table-cell office:value="544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544" office:value-type="float"/>
          <table:table-cell office:value-type="string">
            <text:p>Steel</text:p>
          </table:table-cell>
          <table:table-cell office:value="0.56" office:value-type="float"/>
        </table:table-row>
        <table:table-row>
          <table:table-cell office:value="545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545" office:value-type="float"/>
          <table:table-cell office:value-type="string">
            <text:p>Steel</text:p>
          </table:table-cell>
          <table:table-cell office:value="0.9" office:value-type="float"/>
        </table:table-row>
        <table:table-row>
          <table:table-cell office:value="546" office:value-type="float"/>
          <table:table-cell office:value-type="string">
            <text:p>Workdays</text:p>
          </table:table-cell>
          <table:table-cell office:value="3" office:value-type="float"/>
        </table:table-row>
        <table:table-row>
          <table:table-cell office:value="546" office:value-type="float"/>
          <table:table-cell office:value-type="string">
            <text:p>Prefab panels</text:p>
          </table:table-cell>
          <table:table-cell office:value="0.75" office:value-type="float"/>
        </table:table-row>
        <table:table-row>
          <table:table-cell office:value="547" office:value-type="float"/>
          <table:table-cell office:value-type="string">
            <text:p>Workdays</text:p>
          </table:table-cell>
          <table:table-cell office:value="4" office:value-type="float"/>
        </table:table-row>
        <table:table-row>
          <table:table-cell office:value="547" office:value-type="float"/>
          <table:table-cell office:value-type="string">
            <text:p>Prefab panels</text:p>
          </table:table-cell>
          <table:table-cell office:value="0.9" office:value-type="float"/>
        </table:table-row>
        <table:table-row>
          <table:table-cell office:value="548" office:value-type="float"/>
          <table:table-cell office:value-type="string">
            <text:p>Workdays</text:p>
          </table:table-cell>
          <table:table-cell office:value="4" office:value-type="float"/>
        </table:table-row>
        <table:table-row>
          <table:table-cell office:value="548" office:value-type="float"/>
          <table:table-cell office:value-type="string">
            <text:p>Bricks</text:p>
          </table:table-cell>
          <table:table-cell office:value="1.6" office:value-type="float"/>
        </table:table-row>
        <table:table-row>
          <table:table-cell office:value="549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549" office:value-type="float"/>
          <table:table-cell office:value-type="string">
            <text:p>Steel</text:p>
          </table:table-cell>
          <table:table-cell office:value="0.15" office:value-type="float"/>
        </table:table-row>
        <table:table-row>
          <table:table-cell office:value="550" office:value-type="float"/>
          <table:table-cell office:value-type="string">
            <text:p>Workdays</text:p>
          </table:table-cell>
          <table:table-cell office:value="4" office:value-type="float"/>
        </table:table-row>
        <table:table-row>
          <table:table-cell office:value="550" office:value-type="float"/>
          <table:table-cell office:value-type="string">
            <text:p>Concrete</text:p>
          </table:table-cell>
          <table:table-cell office:value="1.4" office:value-type="float"/>
        </table:table-row>
        <table:table-row>
          <table:table-cell office:value="551" office:value-type="float"/>
          <table:table-cell office:value-type="string">
            <text:p>Workdays</text:p>
          </table:table-cell>
          <table:table-cell office:value="3" office:value-type="float"/>
        </table:table-row>
        <table:table-row>
          <table:table-cell office:value="551" office:value-type="float"/>
          <table:table-cell office:value-type="string">
            <text:p>Prefab panels</text:p>
          </table:table-cell>
          <table:table-cell office:value="0.75" office:value-type="float"/>
        </table:table-row>
        <table:table-row>
          <table:table-cell office:value="552" office:value-type="float"/>
          <table:table-cell office:value-type="string">
            <text:p>Workdays</text:p>
          </table:table-cell>
          <table:table-cell office:value="9" office:value-type="float"/>
        </table:table-row>
        <table:table-row>
          <table:table-cell office:value="552" office:value-type="float"/>
          <table:table-cell office:value-type="string">
            <text:p>Gravel</text:p>
          </table:table-cell>
          <table:table-cell office:value="0.23" office:value-type="float"/>
        </table:table-row>
        <table:table-row>
          <table:table-cell office:value="552" office:value-type="float"/>
          <table:table-cell office:value-type="string">
            <text:p>Steel</text:p>
          </table:table-cell>
          <table:table-cell office:value="0.32" office:value-type="float"/>
        </table:table-row>
        <table:table-row>
          <table:table-cell office:value="552" office:value-type="float"/>
          <table:table-cell office:value-type="string">
            <text:p>Asphalt</text:p>
          </table:table-cell>
          <table:table-cell office:value="0.19" office:value-type="float"/>
        </table:table-row>
        <table:table-row>
          <table:table-cell office:value="552" office:value-type="float"/>
          <table:table-cell office:value-type="string">
            <text:p>Concrete</text:p>
          </table:table-cell>
          <table:table-cell office:value="0.3" office:value-type="float"/>
        </table:table-row>
        <table:table-row>
          <table:table-cell office:value="553" office:value-type="float"/>
          <table:table-cell office:value-type="string">
            <text:p>Workdays</text:p>
          </table:table-cell>
          <table:table-cell office:value="6" office:value-type="float"/>
        </table:table-row>
        <table:table-row>
          <table:table-cell office:value="553" office:value-type="float"/>
          <table:table-cell office:value-type="string">
            <text:p>Gravel</text:p>
          </table:table-cell>
          <table:table-cell office:value="0.17" office:value-type="float"/>
        </table:table-row>
        <table:table-row>
          <table:table-cell office:value="553" office:value-type="float"/>
          <table:table-cell office:value-type="string">
            <text:p>Steel</text:p>
          </table:table-cell>
          <table:table-cell office:value="0.2" office:value-type="float"/>
        </table:table-row>
        <table:table-row>
          <table:table-cell office:value="553" office:value-type="float"/>
          <table:table-cell office:value-type="string">
            <text:p>Asphalt</text:p>
          </table:table-cell>
          <table:table-cell office:value="0.14" office:value-type="float"/>
        </table:table-row>
        <table:table-row>
          <table:table-cell office:value="553" office:value-type="float"/>
          <table:table-cell office:value-type="string">
            <text:p>Concrete</text:p>
          </table:table-cell>
          <table:table-cell office:value="0.22" office:value-type="float"/>
        </table:table-row>
        <table:table-row>
          <table:table-cell office:value="554" office:value-type="float"/>
          <table:table-cell office:value-type="string">
            <text:p>Workdays</text:p>
          </table:table-cell>
          <table:table-cell office:value="6" office:value-type="float"/>
        </table:table-row>
        <table:table-row>
          <table:table-cell office:value="554" office:value-type="float"/>
          <table:table-cell office:value-type="string">
            <text:p>Gravel</text:p>
          </table:table-cell>
          <table:table-cell office:value="0.18" office:value-type="float"/>
        </table:table-row>
        <table:table-row>
          <table:table-cell office:value="554" office:value-type="float"/>
          <table:table-cell office:value-type="string">
            <text:p>Steel</text:p>
          </table:table-cell>
          <table:table-cell office:value="0.19" office:value-type="float"/>
        </table:table-row>
        <table:table-row>
          <table:table-cell office:value="554" office:value-type="float"/>
          <table:table-cell office:value-type="string">
            <text:p>Asphalt</text:p>
          </table:table-cell>
          <table:table-cell office:value="0.14" office:value-type="float"/>
        </table:table-row>
        <table:table-row>
          <table:table-cell office:value="554" office:value-type="float"/>
          <table:table-cell office:value-type="string">
            <text:p>Concrete</text:p>
          </table:table-cell>
          <table:table-cell office:value="0.23" office:value-type="float"/>
        </table:table-row>
        <table:table-row>
          <table:table-cell office:value="555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555" office:value-type="float"/>
          <table:table-cell office:value-type="string">
            <text:p>Gravel</text:p>
          </table:table-cell>
          <table:table-cell office:value="1.1" office:value-type="float"/>
        </table:table-row>
        <table:table-row>
          <table:table-cell office:value="555" office:value-type="float"/>
          <table:table-cell office:value-type="string">
            <text:p>Steel</text:p>
          </table:table-cell>
          <table:table-cell office:value="0.88" office:value-type="float"/>
        </table:table-row>
        <table:table-row>
          <table:table-cell office:value="555" office:value-type="float"/>
          <table:table-cell office:value-type="string">
            <text:p>Asphalt</text:p>
          </table:table-cell>
          <table:table-cell office:value="0.9" office:value-type="float"/>
        </table:table-row>
        <table:table-row>
          <table:table-cell office:value="555" office:value-type="float"/>
          <table:table-cell office:value-type="string">
            <text:p>Concrete</text:p>
          </table:table-cell>
          <table:table-cell office:value="1.5" office:value-type="float"/>
        </table:table-row>
        <table:table-row>
          <table:table-cell office:value="556" office:value-type="float"/>
          <table:table-cell office:value-type="string">
            <text:p>Workdays</text:p>
          </table:table-cell>
          <table:table-cell office:value="71" office:value-type="float"/>
        </table:table-row>
        <table:table-row>
          <table:table-cell office:value="556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556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556" office:value-type="float"/>
          <table:table-cell office:value-type="string">
            <text:p>Concrete</text:p>
          </table:table-cell>
          <table:table-cell office:value="9.1" office:value-type="float"/>
        </table:table-row>
        <table:table-row>
          <table:table-cell office:value="556" office:value-type="float"/>
          <table:table-cell office:value-type="string">
            <text:p>Bricks</text:p>
          </table:table-cell>
          <table:table-cell office:value="0.69" office:value-type="float"/>
        </table:table-row>
        <table:table-row>
          <table:table-cell office:value="556" office:value-type="float"/>
          <table:table-cell office:value-type="string">
            <text:p>Boards</text:p>
          </table:table-cell>
          <table:table-cell office:value="0.23" office:value-type="float"/>
        </table:table-row>
        <table:table-row>
          <table:table-cell office:value="557" office:value-type="float"/>
          <table:table-cell office:value-type="string">
            <text:p>Workdays</text:p>
          </table:table-cell>
          <table:table-cell office:value="75" office:value-type="float"/>
        </table:table-row>
        <table:table-row>
          <table:table-cell office:value="557" office:value-type="float"/>
          <table:table-cell office:value-type="string">
            <text:p>Gravel</text:p>
          </table:table-cell>
          <table:table-cell office:value="0.29" office:value-type="float"/>
        </table:table-row>
        <table:table-row>
          <table:table-cell office:value="557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557" office:value-type="float"/>
          <table:table-cell office:value-type="string">
            <text:p>Asphalt</text:p>
          </table:table-cell>
          <table:table-cell office:value="0.23" office:value-type="float"/>
        </table:table-row>
        <table:table-row>
          <table:table-cell office:value="557" office:value-type="float"/>
          <table:table-cell office:value-type="string">
            <text:p>Concrete</text:p>
          </table:table-cell>
          <table:table-cell office:value="9" office:value-type="float"/>
        </table:table-row>
        <table:table-row>
          <table:table-cell office:value="558" office:value-type="float"/>
          <table:table-cell office:value-type="string">
            <text:p>Workdays</text:p>
          </table:table-cell>
          <table:table-cell office:value="12" office:value-type="float"/>
        </table:table-row>
        <table:table-row>
          <table:table-cell office:value="558" office:value-type="float"/>
          <table:table-cell office:value-type="string">
            <text:p>Gravel</text:p>
          </table:table-cell>
          <table:table-cell office:value="0.29" office:value-type="float"/>
        </table:table-row>
        <table:table-row>
          <table:table-cell office:value="558" office:value-type="float"/>
          <table:table-cell office:value-type="string">
            <text:p>Steel</text:p>
          </table:table-cell>
          <table:table-cell office:value="0.51" office:value-type="float"/>
        </table:table-row>
        <table:table-row>
          <table:table-cell office:value="558" office:value-type="float"/>
          <table:table-cell office:value-type="string">
            <text:p>Asphalt</text:p>
          </table:table-cell>
          <table:table-cell office:value="0.23" office:value-type="float"/>
        </table:table-row>
        <table:table-row>
          <table:table-cell office:value="558" office:value-type="float"/>
          <table:table-cell office:value-type="string">
            <text:p>Concrete</text:p>
          </table:table-cell>
          <table:table-cell office:value="0.38" office:value-type="float"/>
        </table:table-row>
        <table:table-row>
          <table:table-cell office:value="559" office:value-type="float"/>
          <table:table-cell office:value-type="string">
            <text:p>Workdays</text:p>
          </table:table-cell>
          <table:table-cell office:value="646" office:value-type="float"/>
        </table:table-row>
        <table:table-row>
          <table:table-cell office:value="559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559" office:value-type="float"/>
          <table:table-cell office:value-type="string">
            <text:p>Steel</text:p>
          </table:table-cell>
          <table:table-cell office:value="28" office:value-type="float"/>
        </table:table-row>
        <table:table-row>
          <table:table-cell office:value="559" office:value-type="float"/>
          <table:table-cell office:value-type="string">
            <text:p>Asphalt</text:p>
          </table:table-cell>
          <table:table-cell office:value="8.1" office:value-type="float"/>
        </table:table-row>
        <table:table-row>
          <table:table-cell office:value="559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559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559" office:value-type="float"/>
          <table:table-cell office:value-type="string">
            <text:p>Boards</text:p>
          </table:table-cell>
          <table:table-cell office:value="3.4" office:value-type="float"/>
        </table:table-row>
        <table:table-row>
          <table:table-cell office:value="559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560" office:value-type="float"/>
          <table:table-cell office:value-type="string">
            <text:p>Workdays</text:p>
          </table:table-cell>
          <table:table-cell office:value="1143" office:value-type="float"/>
        </table:table-row>
        <table:table-row>
          <table:table-cell office:value="560" office:value-type="float"/>
          <table:table-cell office:value-type="string">
            <text:p>Gravel</text:p>
          </table:table-cell>
          <table:table-cell office:value="29" office:value-type="float"/>
        </table:table-row>
        <table:table-row>
          <table:table-cell office:value="560" office:value-type="float"/>
          <table:table-cell office:value-type="string">
            <text:p>Steel</text:p>
          </table:table-cell>
          <table:table-cell office:value="39" office:value-type="float"/>
        </table:table-row>
        <table:table-row>
          <table:table-cell office:value="560" office:value-type="float"/>
          <table:table-cell office:value-type="string">
            <text:p>Asphalt</text:p>
          </table:table-cell>
          <table:table-cell office:value="23" office:value-type="float"/>
        </table:table-row>
        <table:table-row>
          <table:table-cell office:value="560" office:value-type="float"/>
          <table:table-cell office:value-type="string">
            <text:p>Concrete</text:p>
          </table:table-cell>
          <table:table-cell office:value="37" office:value-type="float"/>
        </table:table-row>
        <table:table-row>
          <table:table-cell office:value="560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560" office:value-type="float"/>
          <table:table-cell office:value-type="string">
            <text:p>Boards</text:p>
          </table:table-cell>
          <table:table-cell office:value="4.5" office:value-type="float"/>
        </table:table-row>
        <table:table-row>
          <table:table-cell office:value="560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561" office:value-type="float"/>
          <table:table-cell office:value-type="string">
            <text:p>Workdays</text:p>
          </table:table-cell>
          <table:table-cell office:value="2579" office:value-type="float"/>
        </table:table-row>
        <table:table-row>
          <table:table-cell office:value="561" office:value-type="float"/>
          <table:table-cell office:value-type="string">
            <text:p>Gravel</text:p>
          </table:table-cell>
          <table:table-cell office:value="90" office:value-type="float"/>
        </table:table-row>
        <table:table-row>
          <table:table-cell office:value="561" office:value-type="float"/>
          <table:table-cell office:value-type="string">
            <text:p>Steel</text:p>
          </table:table-cell>
          <table:table-cell office:value="61" office:value-type="float"/>
        </table:table-row>
        <table:table-row>
          <table:table-cell office:value="561" office:value-type="float"/>
          <table:table-cell office:value-type="string">
            <text:p>Asphalt</text:p>
          </table:table-cell>
          <table:table-cell office:value="72" office:value-type="float"/>
        </table:table-row>
        <table:table-row>
          <table:table-cell office:value="561" office:value-type="float"/>
          <table:table-cell office:value-type="string">
            <text:p>Concrete</text:p>
          </table:table-cell>
          <table:table-cell office:value="117" office:value-type="float"/>
        </table:table-row>
        <table:table-row>
          <table:table-cell office:value="561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561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561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562" office:value-type="float"/>
          <table:table-cell office:value-type="string">
            <text:p>Workdays</text:p>
          </table:table-cell>
          <table:table-cell office:value="950" office:value-type="float"/>
        </table:table-row>
        <table:table-row>
          <table:table-cell office:value="562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562" office:value-type="float"/>
          <table:table-cell office:value-type="string">
            <text:p>Steel</text:p>
          </table:table-cell>
          <table:table-cell office:value="42" office:value-type="float"/>
        </table:table-row>
        <table:table-row>
          <table:table-cell office:value="562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562" office:value-type="float"/>
          <table:table-cell office:value-type="string">
            <text:p>Concrete</text:p>
          </table:table-cell>
          <table:table-cell office:value="16" office:value-type="float"/>
        </table:table-row>
        <table:table-row>
          <table:table-cell office:value="562" office:value-type="float"/>
          <table:table-cell office:value-type="string">
            <text:p>Mechanical components</text:p>
          </table:table-cell>
          <table:table-cell office:value="3.4" office:value-type="float"/>
        </table:table-row>
        <table:table-row>
          <table:table-cell office:value="563" office:value-type="float"/>
          <table:table-cell office:value-type="string">
            <text:p>Workdays</text:p>
          </table:table-cell>
          <table:table-cell office:value="535" office:value-type="float"/>
        </table:table-row>
        <table:table-row>
          <table:table-cell office:value="563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563" office:value-type="float"/>
          <table:table-cell office:value-type="string">
            <text:p>Steel</text:p>
          </table:table-cell>
          <table:table-cell office:value="28" office:value-type="float"/>
        </table:table-row>
        <table:table-row>
          <table:table-cell office:value="563" office:value-type="float"/>
          <table:table-cell office:value-type="string">
            <text:p>Asphalt</text:p>
          </table:table-cell>
          <table:table-cell office:value="9.5" office:value-type="float"/>
        </table:table-row>
        <table:table-row>
          <table:table-cell office:value="563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563" office:value-type="float"/>
          <table:table-cell office:value-type="string">
            <text:p>Mechanical components</text:p>
          </table:table-cell>
          <table:table-cell office:value="0.35" office:value-type="float"/>
        </table:table-row>
        <table:table-row>
          <table:table-cell office:value="564" office:value-type="float"/>
          <table:table-cell office:value-type="string">
            <text:p>Workdays</text:p>
          </table:table-cell>
          <table:table-cell office:value="2428" office:value-type="float"/>
        </table:table-row>
        <table:table-row>
          <table:table-cell office:value="564" office:value-type="float"/>
          <table:table-cell office:value-type="string">
            <text:p>Gravel</text:p>
          </table:table-cell>
          <table:table-cell office:value="35" office:value-type="float"/>
        </table:table-row>
        <table:table-row>
          <table:table-cell office:value="564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564" office:value-type="float"/>
          <table:table-cell office:value-type="string">
            <text:p>Asphalt</text:p>
          </table:table-cell>
          <table:table-cell office:value="28" office:value-type="float"/>
        </table:table-row>
        <table:table-row>
          <table:table-cell office:value="564" office:value-type="float"/>
          <table:table-cell office:value-type="string">
            <text:p>Concrete</text:p>
          </table:table-cell>
          <table:table-cell office:value="46" office:value-type="float"/>
        </table:table-row>
        <table:table-row>
          <table:table-cell office:value="564" office:value-type="float"/>
          <table:table-cell office:value-type="string">
            <text:p>Bricks</text:p>
          </table:table-cell>
          <table:table-cell office:value="139" office:value-type="float"/>
        </table:table-row>
        <table:table-row>
          <table:table-cell office:value="564" office:value-type="float"/>
          <table:table-cell office:value-type="string">
            <text:p>Boards</text:p>
          </table:table-cell>
          <table:table-cell office:value="46" office:value-type="float"/>
        </table:table-row>
        <table:table-row>
          <table:table-cell office:value="565" office:value-type="float"/>
          <table:table-cell office:value-type="string">
            <text:p>Workdays</text:p>
          </table:table-cell>
          <table:table-cell office:value="1544" office:value-type="float"/>
        </table:table-row>
        <table:table-row>
          <table:table-cell office:value="565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565" office:value-type="float"/>
          <table:table-cell office:value-type="string">
            <text:p>Steel</text:p>
          </table:table-cell>
          <table:table-cell office:value="26" office:value-type="float"/>
        </table:table-row>
        <table:table-row>
          <table:table-cell office:value="565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565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565" office:value-type="float"/>
          <table:table-cell office:value-type="string">
            <text:p>Bricks</text:p>
          </table:table-cell>
          <table:table-cell office:value="91" office:value-type="float"/>
        </table:table-row>
        <table:table-row>
          <table:table-cell office:value="565" office:value-type="float"/>
          <table:table-cell office:value-type="string">
            <text:p>Boards</text:p>
          </table:table-cell>
          <table:table-cell office:value="30" office:value-type="float"/>
        </table:table-row>
        <table:table-row>
          <table:table-cell office:value="566" office:value-type="float"/>
          <table:table-cell office:value-type="string">
            <text:p>Workdays</text:p>
          </table:table-cell>
          <table:table-cell office:value="1997" office:value-type="float"/>
        </table:table-row>
        <table:table-row>
          <table:table-cell office:value="566" office:value-type="float"/>
          <table:table-cell office:value-type="string">
            <text:p>Gravel</text:p>
          </table:table-cell>
          <table:table-cell office:value="30" office:value-type="float"/>
        </table:table-row>
        <table:table-row>
          <table:table-cell office:value="566" office:value-type="float"/>
          <table:table-cell office:value-type="string">
            <text:p>Steel</text:p>
          </table:table-cell>
          <table:table-cell office:value="41" office:value-type="float"/>
        </table:table-row>
        <table:table-row>
          <table:table-cell office:value="566" office:value-type="float"/>
          <table:table-cell office:value-type="string">
            <text:p>Asphalt</text:p>
          </table:table-cell>
          <table:table-cell office:value="24" office:value-type="float"/>
        </table:table-row>
        <table:table-row>
          <table:table-cell office:value="566" office:value-type="float"/>
          <table:table-cell office:value-type="string">
            <text:p>Concrete</text:p>
          </table:table-cell>
          <table:table-cell office:value="39" office:value-type="float"/>
        </table:table-row>
        <table:table-row>
          <table:table-cell office:value="566" office:value-type="float"/>
          <table:table-cell office:value-type="string">
            <text:p>Bricks</text:p>
          </table:table-cell>
          <table:table-cell office:value="101" office:value-type="float"/>
        </table:table-row>
        <table:table-row>
          <table:table-cell office:value="566" office:value-type="float"/>
          <table:table-cell office:value-type="string">
            <text:p>Boards</text:p>
          </table:table-cell>
          <table:table-cell office:value="33" office:value-type="float"/>
        </table:table-row>
        <table:table-row>
          <table:table-cell office:value="567" office:value-type="float"/>
          <table:table-cell office:value-type="string">
            <text:p>Workdays</text:p>
          </table:table-cell>
          <table:table-cell office:value="491" office:value-type="float"/>
        </table:table-row>
        <table:table-row>
          <table:table-cell office:value="567" office:value-type="float"/>
          <table:table-cell office:value-type="string">
            <text:p>Gravel</text:p>
          </table:table-cell>
          <table:table-cell office:value="8.7" office:value-type="float"/>
        </table:table-row>
        <table:table-row>
          <table:table-cell office:value="567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567" office:value-type="float"/>
          <table:table-cell office:value-type="string">
            <text:p>Asphalt</text:p>
          </table:table-cell>
          <table:table-cell office:value="7" office:value-type="float"/>
        </table:table-row>
        <table:table-row>
          <table:table-cell office:value="567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567" office:value-type="float"/>
          <table:table-cell office:value-type="string">
            <text:p>Bricks</text:p>
          </table:table-cell>
          <table:table-cell office:value="19" office:value-type="float"/>
        </table:table-row>
        <table:table-row>
          <table:table-cell office:value="567" office:value-type="float"/>
          <table:table-cell office:value-type="string">
            <text:p>Boards</text:p>
          </table:table-cell>
          <table:table-cell office:value="6.3" office:value-type="float"/>
        </table:table-row>
        <table:table-row>
          <table:table-cell office:value="568" office:value-type="float"/>
          <table:table-cell office:value-type="string">
            <text:p>Workdays</text:p>
          </table:table-cell>
          <table:table-cell office:value="1448" office:value-type="float"/>
        </table:table-row>
        <table:table-row>
          <table:table-cell office:value="568" office:value-type="float"/>
          <table:table-cell office:value-type="string">
            <text:p>Gravel</text:p>
          </table:table-cell>
          <table:table-cell office:value="26" office:value-type="float"/>
        </table:table-row>
        <table:table-row>
          <table:table-cell office:value="568" office:value-type="float"/>
          <table:table-cell office:value-type="string">
            <text:p>Steel</text:p>
          </table:table-cell>
          <table:table-cell office:value="28" office:value-type="float"/>
        </table:table-row>
        <table:table-row>
          <table:table-cell office:value="568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568" office:value-type="float"/>
          <table:table-cell office:value-type="string">
            <text:p>Concrete</text:p>
          </table:table-cell>
          <table:table-cell office:value="34" office:value-type="float"/>
        </table:table-row>
        <table:table-row>
          <table:table-cell office:value="568" office:value-type="float"/>
          <table:table-cell office:value-type="string">
            <text:p>Prefab panels</text:p>
          </table:table-cell>
          <table:table-cell office:value="71" office:value-type="float"/>
        </table:table-row>
        <table:table-row>
          <table:table-cell office:value="568" office:value-type="float"/>
          <table:table-cell office:value-type="string">
            <text:p>Bricks</text:p>
          </table:table-cell>
          <table:table-cell office:value="28" office:value-type="float"/>
        </table:table-row>
        <table:table-row>
          <table:table-cell office:value="568" office:value-type="float"/>
          <table:table-cell office:value-type="string">
            <text:p>Boards</text:p>
          </table:table-cell>
          <table:table-cell office:value="9.5" office:value-type="float"/>
        </table:table-row>
        <table:table-row>
          <table:table-cell office:value="569" office:value-type="float"/>
          <table:table-cell office:value-type="string">
            <text:p>Workdays</text:p>
          </table:table-cell>
          <table:table-cell office:value="219" office:value-type="float"/>
        </table:table-row>
        <table:table-row>
          <table:table-cell office:value="569" office:value-type="float"/>
          <table:table-cell office:value-type="string">
            <text:p>Gravel</text:p>
          </table:table-cell>
          <table:table-cell office:value="6.5" office:value-type="float"/>
        </table:table-row>
        <table:table-row>
          <table:table-cell office:value="569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569" office:value-type="float"/>
          <table:table-cell office:value-type="string">
            <text:p>Asphalt</text:p>
          </table:table-cell>
          <table:table-cell office:value="5.2" office:value-type="float"/>
        </table:table-row>
        <table:table-row>
          <table:table-cell office:value="569" office:value-type="float"/>
          <table:table-cell office:value-type="string">
            <text:p>Concrete</text:p>
          </table:table-cell>
          <table:table-cell office:value="8.5" office:value-type="float"/>
        </table:table-row>
        <table:table-row>
          <table:table-cell office:value="569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570" office:value-type="float"/>
          <table:table-cell office:value-type="string">
            <text:p>Workdays</text:p>
          </table:table-cell>
          <table:table-cell office:value="924" office:value-type="float"/>
        </table:table-row>
        <table:table-row>
          <table:table-cell office:value="570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570" office:value-type="float"/>
          <table:table-cell office:value-type="string">
            <text:p>Steel</text:p>
          </table:table-cell>
          <table:table-cell office:value="6.6" office:value-type="float"/>
        </table:table-row>
        <table:table-row>
          <table:table-cell office:value="570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570" office:value-type="float"/>
          <table:table-cell office:value-type="string">
            <text:p>Concrete</text:p>
          </table:table-cell>
          <table:table-cell office:value="26" office:value-type="float"/>
        </table:table-row>
        <table:table-row>
          <table:table-cell office:value="570" office:value-type="float"/>
          <table:table-cell office:value-type="string">
            <text:p>Bricks</text:p>
          </table:table-cell>
          <table:table-cell office:value="53" office:value-type="float"/>
        </table:table-row>
        <table:table-row>
          <table:table-cell office:value="570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571" office:value-type="float"/>
          <table:table-cell office:value-type="string">
            <text:p>Workdays</text:p>
          </table:table-cell>
          <table:table-cell office:value="1718" office:value-type="float"/>
        </table:table-row>
        <table:table-row>
          <table:table-cell office:value="571" office:value-type="float"/>
          <table:table-cell office:value-type="string">
            <text:p>Gravel</text:p>
          </table:table-cell>
          <table:table-cell office:value="34" office:value-type="float"/>
        </table:table-row>
        <table:table-row>
          <table:table-cell office:value="571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571" office:value-type="float"/>
          <table:table-cell office:value-type="string">
            <text:p>Asphalt</text:p>
          </table:table-cell>
          <table:table-cell office:value="27" office:value-type="float"/>
        </table:table-row>
        <table:table-row>
          <table:table-cell office:value="571" office:value-type="float"/>
          <table:table-cell office:value-type="string">
            <text:p>Concrete</text:p>
          </table:table-cell>
          <table:table-cell office:value="62" office:value-type="float"/>
        </table:table-row>
        <table:table-row>
          <table:table-cell office:value="571" office:value-type="float"/>
          <table:table-cell office:value-type="string">
            <text:p>Bricks</text:p>
          </table:table-cell>
          <table:table-cell office:value="94" office:value-type="float"/>
        </table:table-row>
        <table:table-row>
          <table:table-cell office:value="571" office:value-type="float"/>
          <table:table-cell office:value-type="string">
            <text:p>Boards</text:p>
          </table:table-cell>
          <table:table-cell office:value="31" office:value-type="float"/>
        </table:table-row>
        <table:table-row>
          <table:table-cell office:value="571" office:value-type="float"/>
          <table:table-cell office:value-type="string">
            <text:p>Mechanical components</text:p>
          </table:table-cell>
          <table:table-cell office:value="0.062" office:value-type="float"/>
        </table:table-row>
        <table:table-row>
          <table:table-cell office:value="572" office:value-type="float"/>
          <table:table-cell office:value-type="string">
            <text:p>Workdays</text:p>
          </table:table-cell>
          <table:table-cell office:value="1730" office:value-type="float"/>
        </table:table-row>
        <table:table-row>
          <table:table-cell office:value="572" office:value-type="float"/>
          <table:table-cell office:value-type="string">
            <text:p>Gravel</text:p>
          </table:table-cell>
          <table:table-cell office:value="44" office:value-type="float"/>
        </table:table-row>
        <table:table-row>
          <table:table-cell office:value="572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572" office:value-type="float"/>
          <table:table-cell office:value-type="string">
            <text:p>Asphalt</text:p>
          </table:table-cell>
          <table:table-cell office:value="35" office:value-type="float"/>
        </table:table-row>
        <table:table-row>
          <table:table-cell office:value="572" office:value-type="float"/>
          <table:table-cell office:value-type="string">
            <text:p>Concrete</text:p>
          </table:table-cell>
          <table:table-cell office:value="224" office:value-type="float"/>
        </table:table-row>
        <table:table-row>
          <table:table-cell office:value="572" office:value-type="float"/>
          <table:table-cell office:value-type="string">
            <text:p>Bricks</text:p>
          </table:table-cell>
          <table:table-cell office:value="25" office:value-type="float"/>
        </table:table-row>
        <table:table-row>
          <table:table-cell office:value="572" office:value-type="float"/>
          <table:table-cell office:value-type="string">
            <text:p>Boards</text:p>
          </table:table-cell>
          <table:table-cell office:value="8.6" office:value-type="float"/>
        </table:table-row>
        <table:table-row>
          <table:table-cell office:value="573" office:value-type="float"/>
          <table:table-cell office:value-type="string">
            <text:p>Workdays</text:p>
          </table:table-cell>
          <table:table-cell office:value="81" office:value-type="float"/>
        </table:table-row>
        <table:table-row>
          <table:table-cell office:value="573" office:value-type="float"/>
          <table:table-cell office:value-type="string">
            <text:p>Gravel</text:p>
          </table:table-cell>
          <table:table-cell office:value="1" office:value-type="float"/>
        </table:table-row>
        <table:table-row>
          <table:table-cell office:value="573" office:value-type="float"/>
          <table:table-cell office:value-type="string">
            <text:p>Steel</text:p>
          </table:table-cell>
          <table:table-cell office:value="0.88" office:value-type="float"/>
        </table:table-row>
        <table:table-row>
          <table:table-cell office:value="573" office:value-type="float"/>
          <table:table-cell office:value-type="string">
            <text:p>Asphalt</text:p>
          </table:table-cell>
          <table:table-cell office:value="0.82" office:value-type="float"/>
        </table:table-row>
        <table:table-row>
          <table:table-cell office:value="573" office:value-type="float"/>
          <table:table-cell office:value-type="string">
            <text:p>Concrete</text:p>
          </table:table-cell>
          <table:table-cell office:value="1.3" office:value-type="float"/>
        </table:table-row>
        <table:table-row>
          <table:table-cell office:value="573" office:value-type="float"/>
          <table:table-cell office:value-type="string">
            <text:p>Bricks</text:p>
          </table:table-cell>
          <table:table-cell office:value="4.8" office:value-type="float"/>
        </table:table-row>
        <table:table-row>
          <table:table-cell office:value="573" office:value-type="float"/>
          <table:table-cell office:value-type="string">
            <text:p>Boards</text:p>
          </table:table-cell>
          <table:table-cell office:value="2.1" office:value-type="float"/>
        </table:table-row>
        <table:table-row>
          <table:table-cell office:value="574" office:value-type="float"/>
          <table:table-cell office:value-type="string">
            <text:p>Workdays</text:p>
          </table:table-cell>
          <table:table-cell office:value="399" office:value-type="float"/>
        </table:table-row>
        <table:table-row>
          <table:table-cell office:value="574" office:value-type="float"/>
          <table:table-cell office:value-type="string">
            <text:p>Gravel</text:p>
          </table:table-cell>
          <table:table-cell office:value="7.6" office:value-type="float"/>
        </table:table-row>
        <table:table-row>
          <table:table-cell office:value="574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574" office:value-type="float"/>
          <table:table-cell office:value-type="string">
            <text:p>Asphalt</text:p>
          </table:table-cell>
          <table:table-cell office:value="6.1" office:value-type="float"/>
        </table:table-row>
        <table:table-row>
          <table:table-cell office:value="574" office:value-type="float"/>
          <table:table-cell office:value-type="string">
            <text:p>Concrete</text:p>
          </table:table-cell>
          <table:table-cell office:value="9.9" office:value-type="float"/>
        </table:table-row>
        <table:table-row>
          <table:table-cell office:value="574" office:value-type="float"/>
          <table:table-cell office:value-type="string">
            <text:p>Bricks</text:p>
          </table:table-cell>
          <table:table-cell office:value="14" office:value-type="float"/>
        </table:table-row>
        <table:table-row>
          <table:table-cell office:value="574" office:value-type="float"/>
          <table:table-cell office:value-type="string">
            <text:p>Boards</text:p>
          </table:table-cell>
          <table:table-cell office:value="4.9" office:value-type="float"/>
        </table:table-row>
        <table:table-row>
          <table:table-cell office:value="575" office:value-type="float"/>
          <table:table-cell office:value-type="string">
            <text:p>Workdays</text:p>
          </table:table-cell>
          <table:table-cell office:value="1197" office:value-type="float"/>
        </table:table-row>
        <table:table-row>
          <table:table-cell office:value="575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575" office:value-type="float"/>
          <table:table-cell office:value-type="string">
            <text:p>Steel</text:p>
          </table:table-cell>
          <table:table-cell office:value="44" office:value-type="float"/>
        </table:table-row>
        <table:table-row>
          <table:table-cell office:value="575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575" office:value-type="float"/>
          <table:table-cell office:value-type="string">
            <text:p>Concrete</text:p>
          </table:table-cell>
          <table:table-cell office:value="109" office:value-type="float"/>
        </table:table-row>
        <table:table-row>
          <table:table-cell office:value="575" office:value-type="float"/>
          <table:table-cell office:value-type="string">
            <text:p>Mechanical components</text:p>
          </table:table-cell>
          <table:table-cell office:value="3.9" office:value-type="float"/>
        </table:table-row>
        <table:table-row>
          <table:table-cell office:value="576" office:value-type="float"/>
          <table:table-cell office:value-type="string">
            <text:p>Workdays</text:p>
          </table:table-cell>
          <table:table-cell office:value="375" office:value-type="float"/>
        </table:table-row>
        <table:table-row>
          <table:table-cell office:value="576" office:value-type="float"/>
          <table:table-cell office:value-type="string">
            <text:p>Gravel</text:p>
          </table:table-cell>
          <table:table-cell office:value="2.1" office:value-type="float"/>
        </table:table-row>
        <table:table-row>
          <table:table-cell office:value="57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576" office:value-type="float"/>
          <table:table-cell office:value-type="string">
            <text:p>Asphalt</text:p>
          </table:table-cell>
          <table:table-cell office:value="1.7" office:value-type="float"/>
        </table:table-row>
        <table:table-row>
          <table:table-cell office:value="576" office:value-type="float"/>
          <table:table-cell office:value-type="string">
            <text:p>Concrete</text:p>
          </table:table-cell>
          <table:table-cell office:value="2.8" office:value-type="float"/>
        </table:table-row>
        <table:table-row>
          <table:table-cell office:value="576" office:value-type="float"/>
          <table:table-cell office:value-type="string">
            <text:p>Mechanical components</text:p>
          </table:table-cell>
          <table:table-cell office:value="2.5" office:value-type="float"/>
        </table:table-row>
        <table:table-row>
          <table:table-cell office:value="577" office:value-type="float"/>
          <table:table-cell office:value-type="string">
            <text:p>Workdays</text:p>
          </table:table-cell>
          <table:table-cell office:value="9054" office:value-type="float"/>
        </table:table-row>
        <table:table-row>
          <table:table-cell office:value="577" office:value-type="float"/>
          <table:table-cell office:value-type="string">
            <text:p>Gravel</text:p>
          </table:table-cell>
          <table:table-cell office:value="262" office:value-type="float"/>
        </table:table-row>
        <table:table-row>
          <table:table-cell office:value="577" office:value-type="float"/>
          <table:table-cell office:value-type="string">
            <text:p>Steel</text:p>
          </table:table-cell>
          <table:table-cell office:value="233" office:value-type="float"/>
        </table:table-row>
        <table:table-row>
          <table:table-cell office:value="577" office:value-type="float"/>
          <table:table-cell office:value-type="string">
            <text:p>Asphalt</text:p>
          </table:table-cell>
          <table:table-cell office:value="209" office:value-type="float"/>
        </table:table-row>
        <table:table-row>
          <table:table-cell office:value="577" office:value-type="float"/>
          <table:table-cell office:value-type="string">
            <text:p>Concrete</text:p>
          </table:table-cell>
          <table:table-cell office:value="1137" office:value-type="float"/>
        </table:table-row>
        <table:table-row>
          <table:table-cell office:value="577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578" office:value-type="float"/>
          <table:table-cell office:value-type="string">
            <text:p>Workdays</text:p>
          </table:table-cell>
          <table:table-cell office:value="5479" office:value-type="float"/>
        </table:table-row>
        <table:table-row>
          <table:table-cell office:value="578" office:value-type="float"/>
          <table:table-cell office:value-type="string">
            <text:p>Gravel</text:p>
          </table:table-cell>
          <table:table-cell office:value="69" office:value-type="float"/>
        </table:table-row>
        <table:table-row>
          <table:table-cell office:value="578" office:value-type="float"/>
          <table:table-cell office:value-type="string">
            <text:p>Steel</text:p>
          </table:table-cell>
          <table:table-cell office:value="248" office:value-type="float"/>
        </table:table-row>
        <table:table-row>
          <table:table-cell office:value="578" office:value-type="float"/>
          <table:table-cell office:value-type="string">
            <text:p>Asphalt</text:p>
          </table:table-cell>
          <table:table-cell office:value="55" office:value-type="float"/>
        </table:table-row>
        <table:table-row>
          <table:table-cell office:value="578" office:value-type="float"/>
          <table:table-cell office:value-type="string">
            <text:p>Concrete</text:p>
          </table:table-cell>
          <table:table-cell office:value="738" office:value-type="float"/>
        </table:table-row>
        <table:table-row>
          <table:table-cell office:value="578" office:value-type="float"/>
          <table:table-cell office:value-type="string">
            <text:p>Mechanical components</text:p>
          </table:table-cell>
          <table:table-cell office:value="4.2" office:value-type="float"/>
        </table:table-row>
        <table:table-row>
          <table:table-cell office:value="579" office:value-type="float"/>
          <table:table-cell office:value-type="string">
            <text:p>Workdays</text:p>
          </table:table-cell>
          <table:table-cell office:value="1439" office:value-type="float"/>
        </table:table-row>
        <table:table-row>
          <table:table-cell office:value="579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579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579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579" office:value-type="float"/>
          <table:table-cell office:value-type="string">
            <text:p>Concrete</text:p>
          </table:table-cell>
          <table:table-cell office:value="24" office:value-type="float"/>
        </table:table-row>
        <table:table-row>
          <table:table-cell office:value="579" office:value-type="float"/>
          <table:table-cell office:value-type="string">
            <text:p>Bricks</text:p>
          </table:table-cell>
          <table:table-cell office:value="60" office:value-type="float"/>
        </table:table-row>
        <table:table-row>
          <table:table-cell office:value="579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579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580" office:value-type="float"/>
          <table:table-cell office:value-type="string">
            <text:p>Workdays</text:p>
          </table:table-cell>
          <table:table-cell office:value="3236" office:value-type="float"/>
        </table:table-row>
        <table:table-row>
          <table:table-cell office:value="580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580" office:value-type="float"/>
          <table:table-cell office:value-type="string">
            <text:p>Steel</text:p>
          </table:table-cell>
          <table:table-cell office:value="55" office:value-type="float"/>
        </table:table-row>
        <table:table-row>
          <table:table-cell office:value="580" office:value-type="float"/>
          <table:table-cell office:value-type="string">
            <text:p>Asphalt</text:p>
          </table:table-cell>
          <table:table-cell office:value="20" office:value-type="float"/>
        </table:table-row>
        <table:table-row>
          <table:table-cell office:value="580" office:value-type="float"/>
          <table:table-cell office:value-type="string">
            <text:p>Concrete</text:p>
          </table:table-cell>
          <table:table-cell office:value="33" office:value-type="float"/>
        </table:table-row>
        <table:table-row>
          <table:table-cell office:value="580" office:value-type="float"/>
          <table:table-cell office:value-type="string">
            <text:p>Bricks</text:p>
          </table:table-cell>
          <table:table-cell office:value="158" office:value-type="float"/>
        </table:table-row>
        <table:table-row>
          <table:table-cell office:value="580" office:value-type="float"/>
          <table:table-cell office:value-type="string">
            <text:p>Boards</text:p>
          </table:table-cell>
          <table:table-cell office:value="52" office:value-type="float"/>
        </table:table-row>
        <table:table-row>
          <table:table-cell office:value="580" office:value-type="float"/>
          <table:table-cell office:value-type="string">
            <text:p>Mechanical components</text:p>
          </table:table-cell>
          <table:table-cell office:value="7.3" office:value-type="float"/>
        </table:table-row>
        <table:table-row>
          <table:table-cell office:value="581" office:value-type="float"/>
          <table:table-cell office:value-type="string">
            <text:p>Workdays</text:p>
          </table:table-cell>
          <table:table-cell office:value="1441" office:value-type="float"/>
        </table:table-row>
        <table:table-row>
          <table:table-cell office:value="581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581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581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581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581" office:value-type="float"/>
          <table:table-cell office:value-type="string">
            <text:p>Mechanical components</text:p>
          </table:table-cell>
          <table:table-cell office:value="8.4" office:value-type="float"/>
        </table:table-row>
        <table:table-row>
          <table:table-cell office:value="582" office:value-type="float"/>
          <table:table-cell office:value-type="string">
            <text:p>Workdays</text:p>
          </table:table-cell>
          <table:table-cell office:value="2726" office:value-type="float"/>
        </table:table-row>
        <table:table-row>
          <table:table-cell office:value="582" office:value-type="float"/>
          <table:table-cell office:value-type="string">
            <text:p>Gravel</text:p>
          </table:table-cell>
          <table:table-cell office:value="37" office:value-type="float"/>
        </table:table-row>
        <table:table-row>
          <table:table-cell office:value="582" office:value-type="float"/>
          <table:table-cell office:value-type="string">
            <text:p>Steel</text:p>
          </table:table-cell>
          <table:table-cell office:value="30" office:value-type="float"/>
        </table:table-row>
        <table:table-row>
          <table:table-cell office:value="582" office:value-type="float"/>
          <table:table-cell office:value-type="string">
            <text:p>Asphalt</text:p>
          </table:table-cell>
          <table:table-cell office:value="30" office:value-type="float"/>
        </table:table-row>
        <table:table-row>
          <table:table-cell office:value="582" office:value-type="float"/>
          <table:table-cell office:value-type="string">
            <text:p>Concrete</text:p>
          </table:table-cell>
          <table:table-cell office:value="49" office:value-type="float"/>
        </table:table-row>
        <table:table-row>
          <table:table-cell office:value="582" office:value-type="float"/>
          <table:table-cell office:value-type="string">
            <text:p>Bricks</text:p>
          </table:table-cell>
          <table:table-cell office:value="157" office:value-type="float"/>
        </table:table-row>
        <table:table-row>
          <table:table-cell office:value="582" office:value-type="float"/>
          <table:table-cell office:value-type="string">
            <text:p>Boards</text:p>
          </table:table-cell>
          <table:table-cell office:value="70" office:value-type="float"/>
        </table:table-row>
        <table:table-row>
          <table:table-cell office:value="583" office:value-type="float"/>
          <table:table-cell office:value-type="string">
            <text:p>Workdays</text:p>
          </table:table-cell>
          <table:table-cell office:value="226" office:value-type="float"/>
        </table:table-row>
        <table:table-row>
          <table:table-cell office:value="583" office:value-type="float"/>
          <table:table-cell office:value-type="string">
            <text:p>Gravel</text:p>
          </table:table-cell>
          <table:table-cell office:value="3" office:value-type="float"/>
        </table:table-row>
        <table:table-row>
          <table:table-cell office:value="583" office:value-type="float"/>
          <table:table-cell office:value-type="string">
            <text:p>Steel</text:p>
          </table:table-cell>
          <table:table-cell office:value="6.3" office:value-type="float"/>
        </table:table-row>
        <table:table-row>
          <table:table-cell office:value="583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583" office:value-type="float"/>
          <table:table-cell office:value-type="string">
            <text:p>Concrete</text:p>
          </table:table-cell>
          <table:table-cell office:value="3.9" office:value-type="float"/>
        </table:table-row>
        <table:table-row>
          <table:table-cell office:value="583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584" office:value-type="float"/>
          <table:table-cell office:value-type="string">
            <text:p>Workdays</text:p>
          </table:table-cell>
          <table:table-cell office:value="11078" office:value-type="float"/>
        </table:table-row>
        <table:table-row>
          <table:table-cell office:value="584" office:value-type="float"/>
          <table:table-cell office:value-type="string">
            <text:p>Gravel</text:p>
          </table:table-cell>
          <table:table-cell office:value="168" office:value-type="float"/>
        </table:table-row>
        <table:table-row>
          <table:table-cell office:value="584" office:value-type="float"/>
          <table:table-cell office:value-type="string">
            <text:p>Steel</text:p>
          </table:table-cell>
          <table:table-cell office:value="301" office:value-type="float"/>
        </table:table-row>
        <table:table-row>
          <table:table-cell office:value="584" office:value-type="float"/>
          <table:table-cell office:value-type="string">
            <text:p>Asphalt</text:p>
          </table:table-cell>
          <table:table-cell office:value="134" office:value-type="float"/>
        </table:table-row>
        <table:table-row>
          <table:table-cell office:value="584" office:value-type="float"/>
          <table:table-cell office:value-type="string">
            <text:p>Concrete</text:p>
          </table:table-cell>
          <table:table-cell office:value="219" office:value-type="float"/>
        </table:table-row>
        <table:table-row>
          <table:table-cell office:value="584" office:value-type="float"/>
          <table:table-cell office:value-type="string">
            <text:p>Mechanical components</text:p>
          </table:table-cell>
          <table:table-cell office:value="62" office:value-type="float"/>
        </table:table-row>
        <table:table-row>
          <table:table-cell office:value="585" office:value-type="float"/>
          <table:table-cell office:value-type="string">
            <text:p>Workdays</text:p>
          </table:table-cell>
          <table:table-cell office:value="3882" office:value-type="float"/>
        </table:table-row>
        <table:table-row>
          <table:table-cell office:value="585" office:value-type="float"/>
          <table:table-cell office:value-type="string">
            <text:p>Gravel</text:p>
          </table:table-cell>
          <table:table-cell office:value="9.4" office:value-type="float"/>
        </table:table-row>
        <table:table-row>
          <table:table-cell office:value="585" office:value-type="float"/>
          <table:table-cell office:value-type="string">
            <text:p>Steel</text:p>
          </table:table-cell>
          <table:table-cell office:value="74" office:value-type="float"/>
        </table:table-row>
        <table:table-row>
          <table:table-cell office:value="585" office:value-type="float"/>
          <table:table-cell office:value-type="string">
            <text:p>Asphalt</text:p>
          </table:table-cell>
          <table:table-cell office:value="7.6" office:value-type="float"/>
        </table:table-row>
        <table:table-row>
          <table:table-cell office:value="585" office:value-type="float"/>
          <table:table-cell office:value-type="string">
            <text:p>Concrete</text:p>
          </table:table-cell>
          <table:table-cell office:value="249" office:value-type="float"/>
        </table:table-row>
        <table:table-row>
          <table:table-cell office:value="585" office:value-type="float"/>
          <table:table-cell office:value-type="string">
            <text:p>Boards</text:p>
          </table:table-cell>
          <table:table-cell office:value="75" office:value-type="float"/>
        </table:table-row>
        <table:table-row>
          <table:table-cell office:value="585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586" office:value-type="float"/>
          <table:table-cell office:value-type="string">
            <text:p>Workdays</text:p>
          </table:table-cell>
          <table:table-cell office:value="4126" office:value-type="float"/>
        </table:table-row>
        <table:table-row>
          <table:table-cell office:value="586" office:value-type="float"/>
          <table:table-cell office:value-type="string">
            <text:p>Gravel</text:p>
          </table:table-cell>
          <table:table-cell office:value="65" office:value-type="float"/>
        </table:table-row>
        <table:table-row>
          <table:table-cell office:value="586" office:value-type="float"/>
          <table:table-cell office:value-type="string">
            <text:p>Steel</text:p>
          </table:table-cell>
          <table:table-cell office:value="200" office:value-type="float"/>
        </table:table-row>
        <table:table-row>
          <table:table-cell office:value="586" office:value-type="float"/>
          <table:table-cell office:value-type="string">
            <text:p>Asphalt</text:p>
          </table:table-cell>
          <table:table-cell office:value="52" office:value-type="float"/>
        </table:table-row>
        <table:table-row>
          <table:table-cell office:value="586" office:value-type="float"/>
          <table:table-cell office:value-type="string">
            <text:p>Concrete</text:p>
          </table:table-cell>
          <table:table-cell office:value="360" office:value-type="float"/>
        </table:table-row>
        <table:table-row>
          <table:table-cell office:value="586" office:value-type="float"/>
          <table:table-cell office:value-type="string">
            <text:p>Mechanical components</text:p>
          </table:table-cell>
          <table:table-cell office:value="4.2" office:value-type="float"/>
        </table:table-row>
        <table:table-row>
          <table:table-cell office:value="587" office:value-type="float"/>
          <table:table-cell office:value-type="string">
            <text:p>Workdays</text:p>
          </table:table-cell>
          <table:table-cell office:value="2263" office:value-type="float"/>
        </table:table-row>
        <table:table-row>
          <table:table-cell office:value="587" office:value-type="float"/>
          <table:table-cell office:value-type="string">
            <text:p>Gravel</text:p>
          </table:table-cell>
          <table:table-cell office:value="48" office:value-type="float"/>
        </table:table-row>
        <table:table-row>
          <table:table-cell office:value="587" office:value-type="float"/>
          <table:table-cell office:value-type="string">
            <text:p>Steel</text:p>
          </table:table-cell>
          <table:table-cell office:value="45" office:value-type="float"/>
        </table:table-row>
        <table:table-row>
          <table:table-cell office:value="587" office:value-type="float"/>
          <table:table-cell office:value-type="string">
            <text:p>Asphalt</text:p>
          </table:table-cell>
          <table:table-cell office:value="38" office:value-type="float"/>
        </table:table-row>
        <table:table-row>
          <table:table-cell office:value="587" office:value-type="float"/>
          <table:table-cell office:value-type="string">
            <text:p>Concrete</text:p>
          </table:table-cell>
          <table:table-cell office:value="62" office:value-type="float"/>
        </table:table-row>
        <table:table-row>
          <table:table-cell office:value="587" office:value-type="float"/>
          <table:table-cell office:value-type="string">
            <text:p>Bricks</text:p>
          </table:table-cell>
          <table:table-cell office:value="52" office:value-type="float"/>
        </table:table-row>
        <table:table-row>
          <table:table-cell office:value="587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587" office:value-type="float"/>
          <table:table-cell office:value-type="string">
            <text:p>Mechanical components</text:p>
          </table:table-cell>
          <table:table-cell office:value="5.8" office:value-type="float"/>
        </table:table-row>
        <table:table-row>
          <table:table-cell office:value="588" office:value-type="float"/>
          <table:table-cell office:value-type="string">
            <text:p>Workdays</text:p>
          </table:table-cell>
          <table:table-cell office:value="23684" office:value-type="float"/>
        </table:table-row>
        <table:table-row>
          <table:table-cell office:value="588" office:value-type="float"/>
          <table:table-cell office:value-type="string">
            <text:p>Gravel</text:p>
          </table:table-cell>
          <table:table-cell office:value="445" office:value-type="float"/>
        </table:table-row>
        <table:table-row>
          <table:table-cell office:value="588" office:value-type="float"/>
          <table:table-cell office:value-type="string">
            <text:p>Steel</text:p>
          </table:table-cell>
          <table:table-cell office:value="607" office:value-type="float"/>
        </table:table-row>
        <table:table-row>
          <table:table-cell office:value="588" office:value-type="float"/>
          <table:table-cell office:value-type="string">
            <text:p>Asphalt</text:p>
          </table:table-cell>
          <table:table-cell office:value="356" office:value-type="float"/>
        </table:table-row>
        <table:table-row>
          <table:table-cell office:value="588" office:value-type="float"/>
          <table:table-cell office:value-type="string">
            <text:p>Concrete</text:p>
          </table:table-cell>
          <table:table-cell office:value="2473" office:value-type="float"/>
        </table:table-row>
        <table:table-row>
          <table:table-cell office:value="588" office:value-type="float"/>
          <table:table-cell office:value-type="string">
            <text:p>Bricks</text:p>
          </table:table-cell>
          <table:table-cell office:value="413" office:value-type="float"/>
        </table:table-row>
        <table:table-row>
          <table:table-cell office:value="588" office:value-type="float"/>
          <table:table-cell office:value-type="string">
            <text:p>Boards</text:p>
          </table:table-cell>
          <table:table-cell office:value="137" office:value-type="float"/>
        </table:table-row>
        <table:table-row>
          <table:table-cell office:value="588" office:value-type="float"/>
          <table:table-cell office:value-type="string">
            <text:p>Mechanical components</text:p>
          </table:table-cell>
          <table:table-cell office:value="26" office:value-type="float"/>
        </table:table-row>
        <table:table-row>
          <table:table-cell office:value="589" office:value-type="float"/>
          <table:table-cell office:value-type="string">
            <text:p>Workdays</text:p>
          </table:table-cell>
          <table:table-cell office:value="1398" office:value-type="float"/>
        </table:table-row>
        <table:table-row>
          <table:table-cell office:value="589" office:value-type="float"/>
          <table:table-cell office:value-type="string">
            <text:p>Gravel</text:p>
          </table:table-cell>
          <table:table-cell office:value="22" office:value-type="float"/>
        </table:table-row>
        <table:table-row>
          <table:table-cell office:value="589" office:value-type="float"/>
          <table:table-cell office:value-type="string">
            <text:p>Steel</text:p>
          </table:table-cell>
          <table:table-cell office:value="26" office:value-type="float"/>
        </table:table-row>
        <table:table-row>
          <table:table-cell office:value="589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589" office:value-type="float"/>
          <table:table-cell office:value-type="string">
            <text:p>Concrete</text:p>
          </table:table-cell>
          <table:table-cell office:value="29" office:value-type="float"/>
        </table:table-row>
        <table:table-row>
          <table:table-cell office:value="589" office:value-type="float"/>
          <table:table-cell office:value-type="string">
            <text:p>Bricks</text:p>
          </table:table-cell>
          <table:table-cell office:value="37" office:value-type="float"/>
        </table:table-row>
        <table:table-row>
          <table:table-cell office:value="589" office:value-type="float"/>
          <table:table-cell office:value-type="string">
            <text:p>Boards</text:p>
          </table:table-cell>
          <table:table-cell office:value="12" office:value-type="float"/>
        </table:table-row>
        <table:table-row>
          <table:table-cell office:value="589" office:value-type="float"/>
          <table:table-cell office:value-type="string">
            <text:p>Mechanical components</text:p>
          </table:table-cell>
          <table:table-cell office:value="4.5" office:value-type="float"/>
        </table:table-row>
        <table:table-row>
          <table:table-cell office:value="590" office:value-type="float"/>
          <table:table-cell office:value-type="string">
            <text:p>Workdays</text:p>
          </table:table-cell>
          <table:table-cell office:value="3932" office:value-type="float"/>
        </table:table-row>
        <table:table-row>
          <table:table-cell office:value="590" office:value-type="float"/>
          <table:table-cell office:value-type="string">
            <text:p>Gravel</text:p>
          </table:table-cell>
          <table:table-cell office:value="9.4" office:value-type="float"/>
        </table:table-row>
        <table:table-row>
          <table:table-cell office:value="590" office:value-type="float"/>
          <table:table-cell office:value-type="string">
            <text:p>Steel</text:p>
          </table:table-cell>
          <table:table-cell office:value="74" office:value-type="float"/>
        </table:table-row>
        <table:table-row>
          <table:table-cell office:value="590" office:value-type="float"/>
          <table:table-cell office:value-type="string">
            <text:p>Asphalt</text:p>
          </table:table-cell>
          <table:table-cell office:value="7.6" office:value-type="float"/>
        </table:table-row>
        <table:table-row>
          <table:table-cell office:value="590" office:value-type="float"/>
          <table:table-cell office:value-type="string">
            <text:p>Concrete</text:p>
          </table:table-cell>
          <table:table-cell office:value="249" office:value-type="float"/>
        </table:table-row>
        <table:table-row>
          <table:table-cell office:value="590" office:value-type="float"/>
          <table:table-cell office:value-type="string">
            <text:p>Boards</text:p>
          </table:table-cell>
          <table:table-cell office:value="75" office:value-type="float"/>
        </table:table-row>
        <table:table-row>
          <table:table-cell office:value="590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591" office:value-type="float"/>
          <table:table-cell office:value-type="string">
            <text:p>Workdays</text:p>
          </table:table-cell>
          <table:table-cell office:value="4126" office:value-type="float"/>
        </table:table-row>
        <table:table-row>
          <table:table-cell office:value="591" office:value-type="float"/>
          <table:table-cell office:value-type="string">
            <text:p>Gravel</text:p>
          </table:table-cell>
          <table:table-cell office:value="65" office:value-type="float"/>
        </table:table-row>
        <table:table-row>
          <table:table-cell office:value="591" office:value-type="float"/>
          <table:table-cell office:value-type="string">
            <text:p>Steel</text:p>
          </table:table-cell>
          <table:table-cell office:value="200" office:value-type="float"/>
        </table:table-row>
        <table:table-row>
          <table:table-cell office:value="591" office:value-type="float"/>
          <table:table-cell office:value-type="string">
            <text:p>Asphalt</text:p>
          </table:table-cell>
          <table:table-cell office:value="52" office:value-type="float"/>
        </table:table-row>
        <table:table-row>
          <table:table-cell office:value="591" office:value-type="float"/>
          <table:table-cell office:value-type="string">
            <text:p>Concrete</text:p>
          </table:table-cell>
          <table:table-cell office:value="360" office:value-type="float"/>
        </table:table-row>
        <table:table-row>
          <table:table-cell office:value="591" office:value-type="float"/>
          <table:table-cell office:value-type="string">
            <text:p>Mechanical components</text:p>
          </table:table-cell>
          <table:table-cell office:value="4.2" office:value-type="float"/>
        </table:table-row>
        <table:table-row>
          <table:table-cell office:value="592" office:value-type="float"/>
          <table:table-cell office:value-type="string">
            <text:p>Workdays</text:p>
          </table:table-cell>
          <table:table-cell office:value="9553" office:value-type="float"/>
        </table:table-row>
        <table:table-row>
          <table:table-cell office:value="592" office:value-type="float"/>
          <table:table-cell office:value-type="string">
            <text:p>Gravel</text:p>
          </table:table-cell>
          <table:table-cell office:value="142" office:value-type="float"/>
        </table:table-row>
        <table:table-row>
          <table:table-cell office:value="592" office:value-type="float"/>
          <table:table-cell office:value-type="string">
            <text:p>Steel</text:p>
          </table:table-cell>
          <table:table-cell office:value="241" office:value-type="float"/>
        </table:table-row>
        <table:table-row>
          <table:table-cell office:value="592" office:value-type="float"/>
          <table:table-cell office:value-type="string">
            <text:p>Asphalt</text:p>
          </table:table-cell>
          <table:table-cell office:value="113" office:value-type="float"/>
        </table:table-row>
        <table:table-row>
          <table:table-cell office:value="592" office:value-type="float"/>
          <table:table-cell office:value-type="string">
            <text:p>Concrete</text:p>
          </table:table-cell>
          <table:table-cell office:value="484" office:value-type="float"/>
        </table:table-row>
        <table:table-row>
          <table:table-cell office:value="592" office:value-type="float"/>
          <table:table-cell office:value-type="string">
            <text:p>Bricks</text:p>
          </table:table-cell>
          <table:table-cell office:value="141" office:value-type="float"/>
        </table:table-row>
        <table:table-row>
          <table:table-cell office:value="592" office:value-type="float"/>
          <table:table-cell office:value-type="string">
            <text:p>Boards</text:p>
          </table:table-cell>
          <table:table-cell office:value="47" office:value-type="float"/>
        </table:table-row>
        <table:table-row>
          <table:table-cell office:value="592" office:value-type="float"/>
          <table:table-cell office:value-type="string">
            <text:p>Mechanical components</text:p>
          </table:table-cell>
          <table:table-cell office:value="32" office:value-type="float"/>
        </table:table-row>
        <table:table-row>
          <table:table-cell office:value="593" office:value-type="float"/>
          <table:table-cell office:value-type="string">
            <text:p>Workdays</text:p>
          </table:table-cell>
          <table:table-cell office:value="337" office:value-type="float"/>
        </table:table-row>
        <table:table-row>
          <table:table-cell office:value="593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593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593" office:value-type="float"/>
          <table:table-cell office:value-type="string">
            <text:p>Concrete</text:p>
          </table:table-cell>
          <table:table-cell office:value="6.9" office:value-type="float"/>
        </table:table-row>
        <table:table-row>
          <table:table-cell office:value="593" office:value-type="float"/>
          <table:table-cell office:value-type="string">
            <text:p>Mechanical components</text:p>
          </table:table-cell>
          <table:table-cell office:value="0.21" office:value-type="float"/>
        </table:table-row>
        <table:table-row>
          <table:table-cell office:value="594" office:value-type="float"/>
          <table:table-cell office:value-type="string">
            <text:p>Workdays</text:p>
          </table:table-cell>
          <table:table-cell office:value="1357" office:value-type="float"/>
        </table:table-row>
        <table:table-row>
          <table:table-cell office:value="594" office:value-type="float"/>
          <table:table-cell office:value-type="string">
            <text:p>Gravel</text:p>
          </table:table-cell>
          <table:table-cell office:value="21" office:value-type="float"/>
        </table:table-row>
        <table:table-row>
          <table:table-cell office:value="594" office:value-type="float"/>
          <table:table-cell office:value-type="string">
            <text:p>Steel</text:p>
          </table:table-cell>
          <table:table-cell office:value="74" office:value-type="float"/>
        </table:table-row>
        <table:table-row>
          <table:table-cell office:value="594" office:value-type="float"/>
          <table:table-cell office:value-type="string">
            <text:p>Concrete</text:p>
          </table:table-cell>
          <table:table-cell office:value="27" office:value-type="float"/>
        </table:table-row>
        <table:table-row>
          <table:table-cell office:value="594" office:value-type="float"/>
          <table:table-cell office:value-type="string">
            <text:p>Mechanical components</text:p>
          </table:table-cell>
          <table:table-cell office:value="2.5" office:value-type="float"/>
        </table:table-row>
        <table:table-row>
          <table:table-cell office:value="595" office:value-type="float"/>
          <table:table-cell office:value-type="string">
            <text:p>Workdays</text:p>
          </table:table-cell>
          <table:table-cell office:value="16396" office:value-type="float"/>
        </table:table-row>
        <table:table-row>
          <table:table-cell office:value="595" office:value-type="float"/>
          <table:table-cell office:value-type="string">
            <text:p>Gravel</text:p>
          </table:table-cell>
          <table:table-cell office:value="390" office:value-type="float"/>
        </table:table-row>
        <table:table-row>
          <table:table-cell office:value="595" office:value-type="float"/>
          <table:table-cell office:value-type="string">
            <text:p>Steel</text:p>
          </table:table-cell>
          <table:table-cell office:value="425" office:value-type="float"/>
        </table:table-row>
        <table:table-row>
          <table:table-cell office:value="595" office:value-type="float"/>
          <table:table-cell office:value-type="string">
            <text:p>Concrete</text:p>
          </table:table-cell>
          <table:table-cell office:value="507" office:value-type="float"/>
        </table:table-row>
        <table:table-row>
          <table:table-cell office:value="595" office:value-type="float"/>
          <table:table-cell office:value-type="string">
            <text:p>Bricks</text:p>
          </table:table-cell>
          <table:table-cell office:value="471" office:value-type="float"/>
        </table:table-row>
        <table:table-row>
          <table:table-cell office:value="595" office:value-type="float"/>
          <table:table-cell office:value-type="string">
            <text:p>Boards</text:p>
          </table:table-cell>
          <table:table-cell office:value="157" office:value-type="float"/>
        </table:table-row>
        <table:table-row>
          <table:table-cell office:value="595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596" office:value-type="float"/>
          <table:table-cell office:value-type="string">
            <text:p>Workdays</text:p>
          </table:table-cell>
          <table:table-cell office:value="18805" office:value-type="float"/>
        </table:table-row>
        <table:table-row>
          <table:table-cell office:value="596" office:value-type="float"/>
          <table:table-cell office:value-type="string">
            <text:p>Gravel</text:p>
          </table:table-cell>
          <table:table-cell office:value="464" office:value-type="float"/>
        </table:table-row>
        <table:table-row>
          <table:table-cell office:value="596" office:value-type="float"/>
          <table:table-cell office:value-type="string">
            <text:p>Steel</text:p>
          </table:table-cell>
          <table:table-cell office:value="792" office:value-type="float"/>
        </table:table-row>
        <table:table-row>
          <table:table-cell office:value="596" office:value-type="float"/>
          <table:table-cell office:value-type="string">
            <text:p>Concrete</text:p>
          </table:table-cell>
          <table:table-cell office:value="603" office:value-type="float"/>
        </table:table-row>
        <table:table-row>
          <table:table-cell office:value="596" office:value-type="float"/>
          <table:table-cell office:value-type="string">
            <text:p>Electro components</text:p>
          </table:table-cell>
          <table:table-cell office:value="7.1" office:value-type="float"/>
        </table:table-row>
        <table:table-row>
          <table:table-cell office:value="596" office:value-type="float"/>
          <table:table-cell office:value-type="string">
            <text:p>Mechanical components</text:p>
          </table:table-cell>
          <table:table-cell office:value="28" office:value-type="float"/>
        </table:table-row>
        <table:table-row>
          <table:table-cell office:value="597" office:value-type="float"/>
          <table:table-cell office:value-type="string">
            <text:p>Workdays</text:p>
          </table:table-cell>
          <table:table-cell office:value="5208" office:value-type="float"/>
        </table:table-row>
        <table:table-row>
          <table:table-cell office:value="597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597" office:value-type="float"/>
          <table:table-cell office:value-type="string">
            <text:p>Steel</text:p>
          </table:table-cell>
          <table:table-cell office:value="144" office:value-type="float"/>
        </table:table-row>
        <table:table-row>
          <table:table-cell office:value="597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597" office:value-type="float"/>
          <table:table-cell office:value-type="string">
            <text:p>Concrete</text:p>
          </table:table-cell>
          <table:table-cell office:value="243" office:value-type="float"/>
        </table:table-row>
        <table:table-row>
          <table:table-cell office:value="597" office:value-type="float"/>
          <table:table-cell office:value-type="string">
            <text:p>Boards</text:p>
          </table:table-cell>
          <table:table-cell office:value="98" office:value-type="float"/>
        </table:table-row>
        <table:table-row>
          <table:table-cell office:value="597" office:value-type="float"/>
          <table:table-cell office:value-type="string">
            <text:p>Mechanical components</text:p>
          </table:table-cell>
          <table:table-cell office:value="4.1" office:value-type="float"/>
        </table:table-row>
        <table:table-row>
          <table:table-cell office:value="598" office:value-type="float"/>
          <table:table-cell office:value-type="string">
            <text:p>Workdays</text:p>
          </table:table-cell>
          <table:table-cell office:value="517" office:value-type="float"/>
        </table:table-row>
        <table:table-row>
          <table:table-cell office:value="598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598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598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598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598" office:value-type="float"/>
          <table:table-cell office:value-type="string">
            <text:p>Mechanical components</text:p>
          </table:table-cell>
          <table:table-cell office:value="0.68" office:value-type="float"/>
        </table:table-row>
        <table:table-row>
          <table:table-cell office:value="599" office:value-type="float"/>
          <table:table-cell office:value-type="string">
            <text:p>Workdays</text:p>
          </table:table-cell>
          <table:table-cell office:value="2634" office:value-type="float"/>
        </table:table-row>
        <table:table-row>
          <table:table-cell office:value="599" office:value-type="float"/>
          <table:table-cell office:value-type="string">
            <text:p>Gravel</text:p>
          </table:table-cell>
          <table:table-cell office:value="41" office:value-type="float"/>
        </table:table-row>
        <table:table-row>
          <table:table-cell office:value="599" office:value-type="float"/>
          <table:table-cell office:value-type="string">
            <text:p>Steel</text:p>
          </table:table-cell>
          <table:table-cell office:value="144" office:value-type="float"/>
        </table:table-row>
        <table:table-row>
          <table:table-cell office:value="599" office:value-type="float"/>
          <table:table-cell office:value-type="string">
            <text:p>Asphalt</text:p>
          </table:table-cell>
          <table:table-cell office:value="33" office:value-type="float"/>
        </table:table-row>
        <table:table-row>
          <table:table-cell office:value="599" office:value-type="float"/>
          <table:table-cell office:value-type="string">
            <text:p>Concrete</text:p>
          </table:table-cell>
          <table:table-cell office:value="54" office:value-type="float"/>
        </table:table-row>
        <table:table-row>
          <table:table-cell office:value="599" office:value-type="float"/>
          <table:table-cell office:value-type="string">
            <text:p>Mechanical components</text:p>
          </table:table-cell>
          <table:table-cell office:value="4.7" office:value-type="float"/>
        </table:table-row>
        <table:table-row>
          <table:table-cell office:value="600" office:value-type="float"/>
          <table:table-cell office:value-type="string">
            <text:p>Workdays</text:p>
          </table:table-cell>
          <table:table-cell office:value="8035" office:value-type="float"/>
        </table:table-row>
        <table:table-row>
          <table:table-cell office:value="600" office:value-type="float"/>
          <table:table-cell office:value-type="string">
            <text:p>Gravel</text:p>
          </table:table-cell>
          <table:table-cell office:value="213" office:value-type="float"/>
        </table:table-row>
        <table:table-row>
          <table:table-cell office:value="600" office:value-type="float"/>
          <table:table-cell office:value-type="string">
            <text:p>Steel</text:p>
          </table:table-cell>
          <table:table-cell office:value="318" office:value-type="float"/>
        </table:table-row>
        <table:table-row>
          <table:table-cell office:value="600" office:value-type="float"/>
          <table:table-cell office:value-type="string">
            <text:p>Asphalt</text:p>
          </table:table-cell>
          <table:table-cell office:value="170" office:value-type="float"/>
        </table:table-row>
        <table:table-row>
          <table:table-cell office:value="600" office:value-type="float"/>
          <table:table-cell office:value-type="string">
            <text:p>Concrete</text:p>
          </table:table-cell>
          <table:table-cell office:value="276" office:value-type="float"/>
        </table:table-row>
        <table:table-row>
          <table:table-cell office:value="600" office:value-type="float"/>
          <table:table-cell office:value-type="string">
            <text:p>Mechanical components</text:p>
          </table:table-cell>
          <table:table-cell office:value="15" office:value-type="float"/>
        </table:table-row>
        <table:table-row>
          <table:table-cell office:value="601" office:value-type="float"/>
          <table:table-cell office:value-type="string">
            <text:p>Workdays</text:p>
          </table:table-cell>
          <table:table-cell office:value="3426" office:value-type="float"/>
        </table:table-row>
        <table:table-row>
          <table:table-cell office:value="601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601" office:value-type="float"/>
          <table:table-cell office:value-type="string">
            <text:p>Steel</text:p>
          </table:table-cell>
          <table:table-cell office:value="82" office:value-type="float"/>
        </table:table-row>
        <table:table-row>
          <table:table-cell office:value="601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601" office:value-type="float"/>
          <table:table-cell office:value-type="string">
            <text:p>Concrete</text:p>
          </table:table-cell>
          <table:table-cell office:value="300" office:value-type="float"/>
        </table:table-row>
        <table:table-row>
          <table:table-cell office:value="601" office:value-type="float"/>
          <table:table-cell office:value-type="string">
            <text:p>Bricks</text:p>
          </table:table-cell>
          <table:table-cell office:value="143" office:value-type="float"/>
        </table:table-row>
        <table:table-row>
          <table:table-cell office:value="601" office:value-type="float"/>
          <table:table-cell office:value-type="string">
            <text:p>Boards</text:p>
          </table:table-cell>
          <table:table-cell office:value="47" office:value-type="float"/>
        </table:table-row>
        <table:table-row>
          <table:table-cell office:value="601" office:value-type="float"/>
          <table:table-cell office:value-type="string">
            <text:p>Mechanical components</text:p>
          </table:table-cell>
          <table:table-cell office:value="0.9" office:value-type="float"/>
        </table:table-row>
        <table:table-row>
          <table:table-cell office:value="602" office:value-type="float"/>
          <table:table-cell office:value-type="string">
            <text:p>Workdays</text:p>
          </table:table-cell>
          <table:table-cell office:value="1763" office:value-type="float"/>
        </table:table-row>
        <table:table-row>
          <table:table-cell office:value="602" office:value-type="float"/>
          <table:table-cell office:value-type="string">
            <text:p>Gravel</text:p>
          </table:table-cell>
          <table:table-cell office:value="43" office:value-type="float"/>
        </table:table-row>
        <table:table-row>
          <table:table-cell office:value="602" office:value-type="float"/>
          <table:table-cell office:value-type="string">
            <text:p>Steel</text:p>
          </table:table-cell>
          <table:table-cell office:value="44" office:value-type="float"/>
        </table:table-row>
        <table:table-row>
          <table:table-cell office:value="602" office:value-type="float"/>
          <table:table-cell office:value-type="string">
            <text:p>Asphalt</text:p>
          </table:table-cell>
          <table:table-cell office:value="34" office:value-type="float"/>
        </table:table-row>
        <table:table-row>
          <table:table-cell office:value="602" office:value-type="float"/>
          <table:table-cell office:value-type="string">
            <text:p>Concrete</text:p>
          </table:table-cell>
          <table:table-cell office:value="121" office:value-type="float"/>
        </table:table-row>
        <table:table-row>
          <table:table-cell office:value="602" office:value-type="float"/>
          <table:table-cell office:value-type="string">
            <text:p>Bricks</text:p>
          </table:table-cell>
          <table:table-cell office:value="35" office:value-type="float"/>
        </table:table-row>
        <table:table-row>
          <table:table-cell office:value="602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602" office:value-type="float"/>
          <table:table-cell office:value-type="string">
            <text:p>Mechanical components</text:p>
          </table:table-cell>
          <table:table-cell office:value="0.77" office:value-type="float"/>
        </table:table-row>
        <table:table-row>
          <table:table-cell office:value="603" office:value-type="float"/>
          <table:table-cell office:value-type="string">
            <text:p>Workdays</text:p>
          </table:table-cell>
          <table:table-cell office:value="5124" office:value-type="float"/>
        </table:table-row>
        <table:table-row>
          <table:table-cell office:value="603" office:value-type="float"/>
          <table:table-cell office:value-type="string">
            <text:p>Gravel</text:p>
          </table:table-cell>
          <table:table-cell office:value="88" office:value-type="float"/>
        </table:table-row>
        <table:table-row>
          <table:table-cell office:value="603" office:value-type="float"/>
          <table:table-cell office:value-type="string">
            <text:p>Steel</text:p>
          </table:table-cell>
          <table:table-cell office:value="133" office:value-type="float"/>
        </table:table-row>
        <table:table-row>
          <table:table-cell office:value="603" office:value-type="float"/>
          <table:table-cell office:value-type="string">
            <text:p>Asphalt</text:p>
          </table:table-cell>
          <table:table-cell office:value="70" office:value-type="float"/>
        </table:table-row>
        <table:table-row>
          <table:table-cell office:value="603" office:value-type="float"/>
          <table:table-cell office:value-type="string">
            <text:p>Concrete</text:p>
          </table:table-cell>
          <table:table-cell office:value="375" office:value-type="float"/>
        </table:table-row>
        <table:table-row>
          <table:table-cell office:value="603" office:value-type="float"/>
          <table:table-cell office:value-type="string">
            <text:p>Bricks</text:p>
          </table:table-cell>
          <table:table-cell office:value="142" office:value-type="float"/>
        </table:table-row>
        <table:table-row>
          <table:table-cell office:value="603" office:value-type="float"/>
          <table:table-cell office:value-type="string">
            <text:p>Boards</text:p>
          </table:table-cell>
          <table:table-cell office:value="47" office:value-type="float"/>
        </table:table-row>
        <table:table-row>
          <table:table-cell office:value="603" office:value-type="float"/>
          <table:table-cell office:value-type="string">
            <text:p>Mechanical components</text:p>
          </table:table-cell>
          <table:table-cell office:value="2.7" office:value-type="float"/>
        </table:table-row>
        <table:table-row>
          <table:table-cell office:value="604" office:value-type="float"/>
          <table:table-cell office:value-type="string">
            <text:p>Workdays</text:p>
          </table:table-cell>
          <table:table-cell office:value="10488" office:value-type="float"/>
        </table:table-row>
        <table:table-row>
          <table:table-cell office:value="604" office:value-type="float"/>
          <table:table-cell office:value-type="string">
            <text:p>Gravel</text:p>
          </table:table-cell>
          <table:table-cell office:value="257" office:value-type="float"/>
        </table:table-row>
        <table:table-row>
          <table:table-cell office:value="604" office:value-type="float"/>
          <table:table-cell office:value-type="string">
            <text:p>Steel</text:p>
          </table:table-cell>
          <table:table-cell office:value="203" office:value-type="float"/>
        </table:table-row>
        <table:table-row>
          <table:table-cell office:value="604" office:value-type="float"/>
          <table:table-cell office:value-type="string">
            <text:p>Asphalt</text:p>
          </table:table-cell>
          <table:table-cell office:value="206" office:value-type="float"/>
        </table:table-row>
        <table:table-row>
          <table:table-cell office:value="604" office:value-type="float"/>
          <table:table-cell office:value-type="string">
            <text:p>Concrete</text:p>
          </table:table-cell>
          <table:table-cell office:value="334" office:value-type="float"/>
        </table:table-row>
        <table:table-row>
          <table:table-cell office:value="604" office:value-type="float"/>
          <table:table-cell office:value-type="string">
            <text:p>Prefab panels</text:p>
          </table:table-cell>
          <table:table-cell office:value="111" office:value-type="float"/>
        </table:table-row>
        <table:table-row>
          <table:table-cell office:value="604" office:value-type="float"/>
          <table:table-cell office:value-type="string">
            <text:p>Bricks</text:p>
          </table:table-cell>
          <table:table-cell office:value="267" office:value-type="float"/>
        </table:table-row>
        <table:table-row>
          <table:table-cell office:value="604" office:value-type="float"/>
          <table:table-cell office:value-type="string">
            <text:p>Boards</text:p>
          </table:table-cell>
          <table:table-cell office:value="89" office:value-type="float"/>
        </table:table-row>
        <table:table-row>
          <table:table-cell office:value="604" office:value-type="float"/>
          <table:table-cell office:value-type="string">
            <text:p>Mechanical components</text:p>
          </table:table-cell>
          <table:table-cell office:value="8.6" office:value-type="float"/>
        </table:table-row>
        <table:table-row>
          <table:table-cell office:value="605" office:value-type="float"/>
          <table:table-cell office:value-type="string">
            <text:p>Workdays</text:p>
          </table:table-cell>
          <table:table-cell office:value="14668" office:value-type="float"/>
        </table:table-row>
        <table:table-row>
          <table:table-cell office:value="605" office:value-type="float"/>
          <table:table-cell office:value-type="string">
            <text:p>Gravel</text:p>
          </table:table-cell>
          <table:table-cell office:value="331" office:value-type="float"/>
        </table:table-row>
        <table:table-row>
          <table:table-cell office:value="605" office:value-type="float"/>
          <table:table-cell office:value-type="string">
            <text:p>Steel</text:p>
          </table:table-cell>
          <table:table-cell office:value="273" office:value-type="float"/>
        </table:table-row>
        <table:table-row>
          <table:table-cell office:value="605" office:value-type="float"/>
          <table:table-cell office:value-type="string">
            <text:p>Asphalt</text:p>
          </table:table-cell>
          <table:table-cell office:value="265" office:value-type="float"/>
        </table:table-row>
        <table:table-row>
          <table:table-cell office:value="605" office:value-type="float"/>
          <table:table-cell office:value-type="string">
            <text:p>Concrete</text:p>
          </table:table-cell>
          <table:table-cell office:value="431" office:value-type="float"/>
        </table:table-row>
        <table:table-row>
          <table:table-cell office:value="605" office:value-type="float"/>
          <table:table-cell office:value-type="string">
            <text:p>Prefab panels</text:p>
          </table:table-cell>
          <table:table-cell office:value="184" office:value-type="float"/>
        </table:table-row>
        <table:table-row>
          <table:table-cell office:value="605" office:value-type="float"/>
          <table:table-cell office:value-type="string">
            <text:p>Bricks</text:p>
          </table:table-cell>
          <table:table-cell office:value="441" office:value-type="float"/>
        </table:table-row>
        <table:table-row>
          <table:table-cell office:value="605" office:value-type="float"/>
          <table:table-cell office:value-type="string">
            <text:p>Boards</text:p>
          </table:table-cell>
          <table:table-cell office:value="147" office:value-type="float"/>
        </table:table-row>
        <table:table-row>
          <table:table-cell office:value="605" office:value-type="float"/>
          <table:table-cell office:value-type="string">
            <text:p>Mechanical components</text:p>
          </table:table-cell>
          <table:table-cell office:value="8.8" office:value-type="float"/>
        </table:table-row>
        <table:table-row>
          <table:table-cell office:value="606" office:value-type="float"/>
          <table:table-cell office:value-type="string">
            <text:p>Workdays</text:p>
          </table:table-cell>
          <table:table-cell office:value="8517" office:value-type="float"/>
        </table:table-row>
        <table:table-row>
          <table:table-cell office:value="606" office:value-type="float"/>
          <table:table-cell office:value-type="string">
            <text:p>Gravel</text:p>
          </table:table-cell>
          <table:table-cell office:value="241" office:value-type="float"/>
        </table:table-row>
        <table:table-row>
          <table:table-cell office:value="606" office:value-type="float"/>
          <table:table-cell office:value-type="string">
            <text:p>Steel</text:p>
          </table:table-cell>
          <table:table-cell office:value="206" office:value-type="float"/>
        </table:table-row>
        <table:table-row>
          <table:table-cell office:value="606" office:value-type="float"/>
          <table:table-cell office:value-type="string">
            <text:p>Asphalt</text:p>
          </table:table-cell>
          <table:table-cell office:value="192" office:value-type="float"/>
        </table:table-row>
        <table:table-row>
          <table:table-cell office:value="606" office:value-type="float"/>
          <table:table-cell office:value-type="string">
            <text:p>Concrete</text:p>
          </table:table-cell>
          <table:table-cell office:value="985" office:value-type="float"/>
        </table:table-row>
        <table:table-row>
          <table:table-cell office:value="606" office:value-type="float"/>
          <table:table-cell office:value-type="string">
            <text:p>Bricks</text:p>
          </table:table-cell>
          <table:table-cell office:value="98" office:value-type="float"/>
        </table:table-row>
        <table:table-row>
          <table:table-cell office:value="606" office:value-type="float"/>
          <table:table-cell office:value-type="string">
            <text:p>Boards</text:p>
          </table:table-cell>
          <table:table-cell office:value="32" office:value-type="float"/>
        </table:table-row>
        <table:table-row>
          <table:table-cell office:value="606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607" office:value-type="float"/>
          <table:table-cell office:value-type="string">
            <text:p>Workdays</text:p>
          </table:table-cell>
          <table:table-cell office:value="24899" office:value-type="float"/>
        </table:table-row>
        <table:table-row>
          <table:table-cell office:value="607" office:value-type="float"/>
          <table:table-cell office:value-type="string">
            <text:p>Gravel</text:p>
          </table:table-cell>
          <table:table-cell office:value="423" office:value-type="float"/>
        </table:table-row>
        <table:table-row>
          <table:table-cell office:value="607" office:value-type="float"/>
          <table:table-cell office:value-type="string">
            <text:p>Steel</text:p>
          </table:table-cell>
          <table:table-cell office:value="528" office:value-type="float"/>
        </table:table-row>
        <table:table-row>
          <table:table-cell office:value="607" office:value-type="float"/>
          <table:table-cell office:value-type="string">
            <text:p>Asphalt</text:p>
          </table:table-cell>
          <table:table-cell office:value="338" office:value-type="float"/>
        </table:table-row>
        <table:table-row>
          <table:table-cell office:value="607" office:value-type="float"/>
          <table:table-cell office:value-type="string">
            <text:p>Concrete</text:p>
          </table:table-cell>
          <table:table-cell office:value="550" office:value-type="float"/>
        </table:table-row>
        <table:table-row>
          <table:table-cell office:value="607" office:value-type="float"/>
          <table:table-cell office:value-type="string">
            <text:p>Prefab panels</text:p>
          </table:table-cell>
          <table:table-cell office:value="357" office:value-type="float"/>
        </table:table-row>
        <table:table-row>
          <table:table-cell office:value="607" office:value-type="float"/>
          <table:table-cell office:value-type="string">
            <text:p>Bricks</text:p>
          </table:table-cell>
          <table:table-cell office:value="857" office:value-type="float"/>
        </table:table-row>
        <table:table-row>
          <table:table-cell office:value="607" office:value-type="float"/>
          <table:table-cell office:value-type="string">
            <text:p>Boards</text:p>
          </table:table-cell>
          <table:table-cell office:value="285" office:value-type="float"/>
        </table:table-row>
        <table:table-row>
          <table:table-cell office:value="607" office:value-type="float"/>
          <table:table-cell office:value-type="string">
            <text:p>Mechanical components</text:p>
          </table:table-cell>
          <table:table-cell office:value="13" office:value-type="float"/>
        </table:table-row>
        <table:table-row>
          <table:table-cell office:value="608" office:value-type="float"/>
          <table:table-cell office:value-type="string">
            <text:p>Workdays</text:p>
          </table:table-cell>
          <table:table-cell office:value="346" office:value-type="float"/>
        </table:table-row>
        <table:table-row>
          <table:table-cell office:value="608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608" office:value-type="float"/>
          <table:table-cell office:value-type="string">
            <text:p>Steel</text:p>
          </table:table-cell>
          <table:table-cell office:value="2.6" office:value-type="float"/>
        </table:table-row>
        <table:table-row>
          <table:table-cell office:value="608" office:value-type="float"/>
          <table:table-cell office:value-type="string">
            <text:p>Asphalt</text:p>
          </table:table-cell>
          <table:table-cell office:value="8.4" office:value-type="float"/>
        </table:table-row>
        <table:table-row>
          <table:table-cell office:value="608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608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608" office:value-type="float"/>
          <table:table-cell office:value-type="string">
            <text:p>Boards</text:p>
          </table:table-cell>
          <table:table-cell office:value="9.1" office:value-type="float"/>
        </table:table-row>
        <table:table-row>
          <table:table-cell office:value="609" office:value-type="float"/>
          <table:table-cell office:value-type="string">
            <text:p>Workdays</text:p>
          </table:table-cell>
          <table:table-cell office:value="654" office:value-type="float"/>
        </table:table-row>
        <table:table-row>
          <table:table-cell office:value="609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609" office:value-type="float"/>
          <table:table-cell office:value-type="string">
            <text:p>Steel</text:p>
          </table:table-cell>
          <table:table-cell office:value="5.1" office:value-type="float"/>
        </table:table-row>
        <table:table-row>
          <table:table-cell office:value="609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609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609" office:value-type="float"/>
          <table:table-cell office:value-type="string">
            <text:p>Bricks</text:p>
          </table:table-cell>
          <table:table-cell office:value="19" office:value-type="float"/>
        </table:table-row>
        <table:table-row>
          <table:table-cell office:value="609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610" office:value-type="float"/>
          <table:table-cell office:value-type="string">
            <text:p>Workdays</text:p>
          </table:table-cell>
          <table:table-cell office:value="912" office:value-type="float"/>
        </table:table-row>
        <table:table-row>
          <table:table-cell office:value="610" office:value-type="float"/>
          <table:table-cell office:value-type="string">
            <text:p>Gravel</text:p>
          </table:table-cell>
          <table:table-cell office:value="27" office:value-type="float"/>
        </table:table-row>
        <table:table-row>
          <table:table-cell office:value="610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610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610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610" office:value-type="float"/>
          <table:table-cell office:value-type="string">
            <text:p>Bricks</text:p>
          </table:table-cell>
          <table:table-cell office:value="25" office:value-type="float"/>
        </table:table-row>
        <table:table-row>
          <table:table-cell office:value="610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611" office:value-type="float"/>
          <table:table-cell office:value-type="string">
            <text:p>Workdays</text:p>
          </table:table-cell>
          <table:table-cell office:value="181" office:value-type="float"/>
        </table:table-row>
        <table:table-row>
          <table:table-cell office:value="611" office:value-type="float"/>
          <table:table-cell office:value-type="string">
            <text:p>Gravel</text:p>
          </table:table-cell>
          <table:table-cell office:value="4.8" office:value-type="float"/>
        </table:table-row>
        <table:table-row>
          <table:table-cell office:value="611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611" office:value-type="float"/>
          <table:table-cell office:value-type="string">
            <text:p>Asphalt</text:p>
          </table:table-cell>
          <table:table-cell office:value="3.9" office:value-type="float"/>
        </table:table-row>
        <table:table-row>
          <table:table-cell office:value="611" office:value-type="float"/>
          <table:table-cell office:value-type="string">
            <text:p>Concrete</text:p>
          </table:table-cell>
          <table:table-cell office:value="6.3" office:value-type="float"/>
        </table:table-row>
        <table:table-row>
          <table:table-cell office:value="611" office:value-type="float"/>
          <table:table-cell office:value-type="string">
            <text:p>Bricks</text:p>
          </table:table-cell>
          <table:table-cell office:value="5.9" office:value-type="float"/>
        </table:table-row>
        <table:table-row>
          <table:table-cell office:value="611" office:value-type="float"/>
          <table:table-cell office:value-type="string">
            <text:p>Boards</text:p>
          </table:table-cell>
          <table:table-cell office:value="5.2" office:value-type="float"/>
        </table:table-row>
        <table:table-row>
          <table:table-cell office:value="612" office:value-type="float"/>
          <table:table-cell office:value-type="string">
            <text:p>Workdays</text:p>
          </table:table-cell>
          <table:table-cell office:value="703" office:value-type="float"/>
        </table:table-row>
        <table:table-row>
          <table:table-cell office:value="612" office:value-type="float"/>
          <table:table-cell office:value-type="string">
            <text:p>Gravel</text:p>
          </table:table-cell>
          <table:table-cell office:value="9.6" office:value-type="float"/>
        </table:table-row>
        <table:table-row>
          <table:table-cell office:value="612" office:value-type="float"/>
          <table:table-cell office:value-type="string">
            <text:p>Steel</text:p>
          </table:table-cell>
          <table:table-cell office:value="38" office:value-type="float"/>
        </table:table-row>
        <table:table-row>
          <table:table-cell office:value="612" office:value-type="float"/>
          <table:table-cell office:value-type="string">
            <text:p>Asphalt</text:p>
          </table:table-cell>
          <table:table-cell office:value="7.6" office:value-type="float"/>
        </table:table-row>
        <table:table-row>
          <table:table-cell office:value="612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612" office:value-type="float"/>
          <table:table-cell office:value-type="string">
            <text:p>Bricks</text:p>
          </table:table-cell>
          <table:table-cell office:value="9.4" office:value-type="float"/>
        </table:table-row>
        <table:table-row>
          <table:table-cell office:value="612" office:value-type="float"/>
          <table:table-cell office:value-type="string">
            <text:p>Boards</text:p>
          </table:table-cell>
          <table:table-cell office:value="6.5" office:value-type="float"/>
        </table:table-row>
        <table:table-row>
          <table:table-cell office:value="613" office:value-type="float"/>
          <table:table-cell office:value-type="string">
            <text:p>Workdays</text:p>
          </table:table-cell>
          <table:table-cell office:value="1910" office:value-type="float"/>
        </table:table-row>
        <table:table-row>
          <table:table-cell office:value="613" office:value-type="float"/>
          <table:table-cell office:value-type="string">
            <text:p>Gravel</text:p>
          </table:table-cell>
          <table:table-cell office:value="42" office:value-type="float"/>
        </table:table-row>
        <table:table-row>
          <table:table-cell office:value="613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613" office:value-type="float"/>
          <table:table-cell office:value-type="string">
            <text:p>Asphalt</text:p>
          </table:table-cell>
          <table:table-cell office:value="34" office:value-type="float"/>
        </table:table-row>
        <table:table-row>
          <table:table-cell office:value="613" office:value-type="float"/>
          <table:table-cell office:value-type="string">
            <text:p>Concrete</text:p>
          </table:table-cell>
          <table:table-cell office:value="55" office:value-type="float"/>
        </table:table-row>
        <table:table-row>
          <table:table-cell office:value="613" office:value-type="float"/>
          <table:table-cell office:value-type="string">
            <text:p>Bricks</text:p>
          </table:table-cell>
          <table:table-cell office:value="90" office:value-type="float"/>
        </table:table-row>
        <table:table-row>
          <table:table-cell office:value="613" office:value-type="float"/>
          <table:table-cell office:value-type="string">
            <text:p>Boards</text:p>
          </table:table-cell>
          <table:table-cell office:value="42" office:value-type="float"/>
        </table:table-row>
        <table:table-row>
          <table:table-cell office:value="614" office:value-type="float"/>
          <table:table-cell office:value-type="string">
            <text:p>Workdays</text:p>
          </table:table-cell>
          <table:table-cell office:value="4364" office:value-type="float"/>
        </table:table-row>
        <table:table-row>
          <table:table-cell office:value="614" office:value-type="float"/>
          <table:table-cell office:value-type="string">
            <text:p>Gravel</text:p>
          </table:table-cell>
          <table:table-cell office:value="118" office:value-type="float"/>
        </table:table-row>
        <table:table-row>
          <table:table-cell office:value="614" office:value-type="float"/>
          <table:table-cell office:value-type="string">
            <text:p>Steel</text:p>
          </table:table-cell>
          <table:table-cell office:value="37" office:value-type="float"/>
        </table:table-row>
        <table:table-row>
          <table:table-cell office:value="614" office:value-type="float"/>
          <table:table-cell office:value-type="string">
            <text:p>Asphalt</text:p>
          </table:table-cell>
          <table:table-cell office:value="94" office:value-type="float"/>
        </table:table-row>
        <table:table-row>
          <table:table-cell office:value="614" office:value-type="float"/>
          <table:table-cell office:value-type="string">
            <text:p>Concrete</text:p>
          </table:table-cell>
          <table:table-cell office:value="153" office:value-type="float"/>
        </table:table-row>
        <table:table-row>
          <table:table-cell office:value="614" office:value-type="float"/>
          <table:table-cell office:value-type="string">
            <text:p>Bricks</text:p>
          </table:table-cell>
          <table:table-cell office:value="189" office:value-type="float"/>
        </table:table-row>
        <table:table-row>
          <table:table-cell office:value="614" office:value-type="float"/>
          <table:table-cell office:value-type="string">
            <text:p>Boards</text:p>
          </table:table-cell>
          <table:table-cell office:value="85" office:value-type="float"/>
        </table:table-row>
        <table:table-row>
          <table:table-cell office:value="615" office:value-type="float"/>
          <table:table-cell office:value-type="string">
            <text:p>Workdays</text:p>
          </table:table-cell>
          <table:table-cell office:value="916" office:value-type="float"/>
        </table:table-row>
        <table:table-row>
          <table:table-cell office:value="615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615" office:value-type="float"/>
          <table:table-cell office:value-type="string">
            <text:p>Steel</text:p>
          </table:table-cell>
          <table:table-cell office:value="39" office:value-type="float"/>
        </table:table-row>
        <table:table-row>
          <table:table-cell office:value="615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615" office:value-type="float"/>
          <table:table-cell office:value-type="string">
            <text:p>Concrete</text:p>
          </table:table-cell>
          <table:table-cell office:value="32" office:value-type="float"/>
        </table:table-row>
        <table:table-row>
          <table:table-cell office:value="615" office:value-type="float"/>
          <table:table-cell office:value-type="string">
            <text:p>Bricks</text:p>
          </table:table-cell>
          <table:table-cell office:value="21" office:value-type="float"/>
        </table:table-row>
        <table:table-row>
          <table:table-cell office:value="615" office:value-type="float"/>
          <table:table-cell office:value-type="string">
            <text:p>Boards</text:p>
          </table:table-cell>
          <table:table-cell office:value="7.2" office:value-type="float"/>
        </table:table-row>
        <table:table-row>
          <table:table-cell office:value="616" office:value-type="float"/>
          <table:table-cell office:value-type="string">
            <text:p>Workdays</text:p>
          </table:table-cell>
          <table:table-cell office:value="531" office:value-type="float"/>
        </table:table-row>
        <table:table-row>
          <table:table-cell office:value="616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616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616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616" office:value-type="float"/>
          <table:table-cell office:value-type="string">
            <text:p>Concrete</text:p>
          </table:table-cell>
          <table:table-cell office:value="32" office:value-type="float"/>
        </table:table-row>
        <table:table-row>
          <table:table-cell office:value="616" office:value-type="float"/>
          <table:table-cell office:value-type="string">
            <text:p>Bricks</text:p>
          </table:table-cell>
          <table:table-cell office:value="21" office:value-type="float"/>
        </table:table-row>
        <table:table-row>
          <table:table-cell office:value="616" office:value-type="float"/>
          <table:table-cell office:value-type="string">
            <text:p>Boards</text:p>
          </table:table-cell>
          <table:table-cell office:value="7.2" office:value-type="float"/>
        </table:table-row>
        <table:table-row>
          <table:table-cell office:value="617" office:value-type="float"/>
          <table:table-cell office:value-type="string">
            <text:p>Workdays</text:p>
          </table:table-cell>
          <table:table-cell office:value="1165" office:value-type="float"/>
        </table:table-row>
        <table:table-row>
          <table:table-cell office:value="617" office:value-type="float"/>
          <table:table-cell office:value-type="string">
            <text:p>Gravel</text:p>
          </table:table-cell>
          <table:table-cell office:value="33" office:value-type="float"/>
        </table:table-row>
        <table:table-row>
          <table:table-cell office:value="617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617" office:value-type="float"/>
          <table:table-cell office:value-type="string">
            <text:p>Asphalt</text:p>
          </table:table-cell>
          <table:table-cell office:value="26" office:value-type="float"/>
        </table:table-row>
        <table:table-row>
          <table:table-cell office:value="617" office:value-type="float"/>
          <table:table-cell office:value-type="string">
            <text:p>Concrete</text:p>
          </table:table-cell>
          <table:table-cell office:value="71" office:value-type="float"/>
        </table:table-row>
        <table:table-row>
          <table:table-cell office:value="617" office:value-type="float"/>
          <table:table-cell office:value-type="string">
            <text:p>Bricks</text:p>
          </table:table-cell>
          <table:table-cell office:value="45" office:value-type="float"/>
        </table:table-row>
        <table:table-row>
          <table:table-cell office:value="617" office:value-type="float"/>
          <table:table-cell office:value-type="string">
            <text:p>Boards</text:p>
          </table:table-cell>
          <table:table-cell office:value="15" office:value-type="float"/>
        </table:table-row>
        <table:table-row>
          <table:table-cell office:value="618" office:value-type="float"/>
          <table:table-cell office:value-type="string">
            <text:p>Workdays</text:p>
          </table:table-cell>
          <table:table-cell office:value="2715" office:value-type="float"/>
        </table:table-row>
        <table:table-row>
          <table:table-cell office:value="618" office:value-type="float"/>
          <table:table-cell office:value-type="string">
            <text:p>Gravel</text:p>
          </table:table-cell>
          <table:table-cell office:value="62" office:value-type="float"/>
        </table:table-row>
        <table:table-row>
          <table:table-cell office:value="618" office:value-type="float"/>
          <table:table-cell office:value-type="string">
            <text:p>Steel</text:p>
          </table:table-cell>
          <table:table-cell office:value="60" office:value-type="float"/>
        </table:table-row>
        <table:table-row>
          <table:table-cell office:value="618" office:value-type="float"/>
          <table:table-cell office:value-type="string">
            <text:p>Asphalt</text:p>
          </table:table-cell>
          <table:table-cell office:value="50" office:value-type="float"/>
        </table:table-row>
        <table:table-row>
          <table:table-cell office:value="618" office:value-type="float"/>
          <table:table-cell office:value-type="string">
            <text:p>Concrete</text:p>
          </table:table-cell>
          <table:table-cell office:value="248" office:value-type="float"/>
        </table:table-row>
        <table:table-row>
          <table:table-cell office:value="618" office:value-type="float"/>
          <table:table-cell office:value-type="string">
            <text:p>Bricks</text:p>
          </table:table-cell>
          <table:table-cell office:value="44" office:value-type="float"/>
        </table:table-row>
        <table:table-row>
          <table:table-cell office:value="618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618" office:value-type="float"/>
          <table:table-cell office:value-type="string">
            <text:p>Mechanical components</text:p>
          </table:table-cell>
          <table:table-cell office:value="3.7" office:value-type="float"/>
        </table:table-row>
      </table:table>
      <table:table table:name="building_constructed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construct_id</text:p>
          </table:table-cell>
          <table:table-cell office:value-type="string">
            <text:p>name</text:p>
          </table:table-cell>
          <table:table-cell office:value-type="string">
            <text:p>constructed_types</text:p>
          </table:table-cell>
          <table:table-cell office:value-type="string">
            <text:p>is_vanilla</text:p>
          </table:table-cell>
          <table:table-cell office:value-type="string">
            <text:p>cost_function</text:p>
          </table:table-cell>
          <table:table-cell office:value-type="string">
            <text:p>unit of measure</text:p>
          </table:table-cell>
          <table:table-cell office:value-type="string">
            <text:p>smallest unit</text:p>
          </table:table-cell>
        </table:table-row>
        <table:table-row>
          <table:table-cell office:value="1" office:value-type="float"/>
          <table:table-cell office:value-type="string">
            <text:p>Tram Railroad Connection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" office:value-type="float"/>
          <table:table-cell office:value-type="string">
            <text:p>Road With Tram Track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3" office:value-type="float"/>
          <table:table-cell office:value-type="string">
            <text:p>Tram Track (No Access For Pedestrians And Cars)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4" office:value-type="float"/>
          <table:table-cell office:value-type="string">
            <text:p>One-Way Road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5" office:value-type="float"/>
          <table:table-cell office:value-type="string">
            <text:p>Asphalt Road With Street Lights And Sidewalks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6" office:value-type="float"/>
          <table:table-cell office:value-type="string">
            <text:p>Panel Road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7" office:value-type="float"/>
          <table:table-cell office:value-type="string">
            <text:p>Trolleybus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8" office:value-type="float"/>
          <table:table-cell office:value-type="string">
            <text:p>Asphalt Road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9" office:value-type="float"/>
          <table:table-cell office:value-type="string">
            <text:p>Gravel Road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0" office:value-type="float"/>
          <table:table-cell office:value-type="string">
            <text:p>Arch Bridge With Tram Track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1" office:value-type="float"/>
          <table:table-cell office:value-type="string">
            <text:p>Beam Bridge With Tram Track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2" office:value-type="float"/>
          <table:table-cell office:value-type="string">
            <text:p>Prefab Bridge With Tram Track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3" office:value-type="float"/>
          <table:table-cell office:value-type="string">
            <text:p>Concrete Bridge With Tram Track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4" office:value-type="float"/>
          <table:table-cell office:value-type="string">
            <text:p>Brick Bridge With Tram Track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5" office:value-type="float"/>
          <table:table-cell office:value-type="string">
            <text:p>Beam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6" office:value-type="float"/>
          <table:table-cell office:value-type="string">
            <text:p>Steel/Brick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7" office:value-type="float"/>
          <table:table-cell office:value-type="string">
            <text:p>Prefab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8" office:value-type="float"/>
          <table:table-cell office:value-type="string">
            <text:p>Concrete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9" office:value-type="float"/>
          <table:table-cell office:value-type="string">
            <text:p>Brick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0" office:value-type="float"/>
          <table:table-cell office:value-type="string">
            <text:p>Arch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1" office:value-type="float"/>
          <table:table-cell office:value-type="string">
            <text:p>Truss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2" office:value-type="float"/>
          <table:table-cell office:value-type="string">
            <text:p>Tied Arch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3" office:value-type="float"/>
          <table:table-cell office:value-type="string">
            <text:p>Beam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4" office:value-type="float"/>
          <table:table-cell office:value-type="string">
            <text:p>Arch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5" office:value-type="float"/>
          <table:table-cell office:value-type="string">
            <text:p>Concrete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6" office:value-type="float"/>
          <table:table-cell office:value-type="string">
            <text:p>Steel/Brick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7" office:value-type="float"/>
          <table:table-cell office:value-type="string">
            <text:p>Wooden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8" office:value-type="float"/>
          <table:table-cell office:value-type="string">
            <text:p>Prefab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" office:value-type="float"/>
          <table:table-cell office:value-type="string">
            <text:p>Brick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0" office:value-type="float"/>
          <table:table-cell office:value-type="string">
            <text:p>Road Tunnel</text:p>
          </table:table-cell>
          <table:table-cell office:value-type="string">
            <text:p>Road Tunnel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1" office:value-type="float"/>
          <table:table-cell office:value-type="string">
            <text:p>Road Tunnel With Tram Track</text:p>
          </table:table-cell>
          <table:table-cell office:value-type="string">
            <text:p>Road Tunnel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2" office:value-type="float"/>
          <table:table-cell office:value-type="string">
            <text:p>Bus End Station (Large)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" office:value-type="float"/>
          <table:table-cell office:value-type="string">
            <text:p>Bus End Station (Small)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" office:value-type="float"/>
          <table:table-cell office:value-type="string">
            <text:p>Tram Depot 8X</text:p>
          </table:table-cell>
          <table:table-cell office:value-type="string">
            <text:p>Train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" office:value-type="float"/>
          <table:table-cell office:value-type="string">
            <text:p>Bus End Station (Small)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" office:value-type="float"/>
          <table:table-cell office:value-type="string">
            <text:p>Bus End Station (Large)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" office:value-type="float"/>
          <table:table-cell office:value-type="string">
            <text:p>Trolleybus End Station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" office:value-type="float"/>
          <table:table-cell office:value-type="string">
            <text:p>Tram End Station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" office:value-type="float"/>
          <table:table-cell office:value-type="string">
            <text:p>Road Vehicles Depot</text:p>
          </table:table-cell>
          <table:table-cell office:value-type="string">
            <text:p>Road Vehicles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" office:value-type="float"/>
          <table:table-cell office:value-type="string">
            <text:p>Road Vehicles Depot</text:p>
          </table:table-cell>
          <table:table-cell office:value-type="string">
            <text:p>Road Vehicles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" office:value-type="float"/>
          <table:table-cell office:value-type="string">
            <text:p>Trolleybus Depot</text:p>
          </table:table-cell>
          <table:table-cell office:value-type="string">
            <text:p>Road Vehicles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" office:value-type="float"/>
          <table:table-cell office:value-type="string">
            <text:p>Tram Depot 4X</text:p>
          </table:table-cell>
          <table:table-cell office:value-type="string">
            <text:p>Train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" office:value-type="float"/>
          <table:table-cell office:value-type="string">
            <text:p>Technical Services</text:p>
          </table:table-cell>
          <table:table-cell office:value-type="string">
            <text:p>Technical Service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" office:value-type="float"/>
          <table:table-cell office:value-type="string">
            <text:p>Technical Services</text:p>
          </table:table-cell>
          <table:table-cell office:value-type="string">
            <text:p>Technical Service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" office:value-type="float"/>
          <table:table-cell office:value-type="string">
            <text:p>Technical Services</text:p>
          </table:table-cell>
          <table:table-cell office:value-type="string">
            <text:p>Technical Service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" office:value-type="float"/>
          <table:table-cell office:value-type="string">
            <text:p>Vehicle Repair Station (Small)</text:p>
          </table:table-cell>
          <table:table-cell office:value-type="string">
            <text:p>Vehicle Repair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Vehicle Repair Station (Medium)</text:p>
          </table:table-cell>
          <table:table-cell office:value-type="string">
            <text:p>Vehicle Repair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" office:value-type="float"/>
          <table:table-cell office:value-type="string">
            <text:p>Vehicle Repair Station (Large)</text:p>
          </table:table-cell>
          <table:table-cell office:value-type="string">
            <text:p>Vehicle Repair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Tram Stop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Tram Stop (Larger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" office:value-type="float"/>
          <table:table-cell office:value-type="string">
            <text:p>Bus Stop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" office:value-type="float"/>
          <table:table-cell office:value-type="string">
            <text:p>Trolleybus Stop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" office:value-type="float"/>
          <table:table-cell office:value-type="string">
            <text:p>Bus Platform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4" office:value-type="float"/>
          <table:table-cell office:value-type="string">
            <text:p>Bus Platform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" office:value-type="float"/>
          <table:table-cell office:value-type="string">
            <text:p>Bus Station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" office:value-type="float"/>
          <table:table-cell office:value-type="string">
            <text:p>Bus Platform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" office:value-type="float"/>
          <table:table-cell office:value-type="string">
            <text:p>Bus Platform Small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" office:value-type="float"/>
          <table:table-cell office:value-type="string">
            <text:p>Bus Platform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" office:value-type="float"/>
          <table:table-cell office:value-type="string">
            <text:p>Small Parking Lot (Optimized Traffic)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" office:value-type="float"/>
          <table:table-cell office:value-type="string">
            <text:p>Medium Parking Lot (Optimized Traffic)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" office:value-type="float"/>
          <table:table-cell office:value-type="string">
            <text:p>Big Parking Lot (Optimized Traffic)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2" office:value-type="float"/>
          <table:table-cell office:value-type="string">
            <text:p>Small Parking Lot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3" office:value-type="float"/>
          <table:table-cell office:value-type="string">
            <text:p>Medium Parking Lot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4" office:value-type="float"/>
          <table:table-cell office:value-type="string">
            <text:p>Large Parking Lot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5" office:value-type="float"/>
          <table:table-cell office:value-type="string">
            <text:p>Car Dealer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6" office:value-type="float"/>
          <table:table-cell office:value-type="string">
            <text:p>Road Cargo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7" office:value-type="float"/>
          <table:table-cell office:value-type="string">
            <text:p>Road Cargo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8" office:value-type="float"/>
          <table:table-cell office:value-type="string">
            <text:p>Road Cargo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9" office:value-type="float"/>
          <table:table-cell office:value-type="string">
            <text:p>Oil/Fuel Loading &amp;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0" office:value-type="float"/>
          <table:table-cell office:value-type="string">
            <text:p>Oil/Fuel Loading &amp;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1" office:value-type="float"/>
          <table:table-cell office:value-type="string">
            <text:p>Truck Aggregate 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2" office:value-type="float"/>
          <table:table-cell office:value-type="string">
            <text:p>Truck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3" office:value-type="float"/>
          <table:table-cell office:value-type="string">
            <text:p>Road Dry Bulk Loading/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4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5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6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7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8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9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80" office:value-type="float"/>
          <table:table-cell office:value-type="string">
            <text:p>Trolleybus Trafo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81" office:value-type="float"/>
          <table:table-cell office:value-type="string">
            <text:p>Tram Trafo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82" office:value-type="float"/>
          <table:table-cell office:value-type="string">
            <text:p>Electrified Railway</text:p>
          </table:table-cell>
          <table:table-cell office:value-type="string">
            <text:p>Rail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83" office:value-type="float"/>
          <table:table-cell office:value-type="string">
            <text:p>Metro Railway</text:p>
          </table:table-cell>
          <table:table-cell office:value-type="string">
            <text:p>Rail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84" office:value-type="float"/>
          <table:table-cell office:value-type="string">
            <text:p>Concrete-Based Railway</text:p>
          </table:table-cell>
          <table:table-cell office:value-type="string">
            <text:p>Rail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85" office:value-type="float"/>
          <table:table-cell office:value-type="string">
            <text:p>Wood-Based Railway</text:p>
          </table:table-cell>
          <table:table-cell office:value-type="string">
            <text:p>Rail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86" office:value-type="float"/>
          <table:table-cell office:value-type="string">
            <text:p>Steel Deck 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87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88" office:value-type="float"/>
          <table:table-cell office:value-type="string">
            <text:p>Steel Deck 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89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0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1" office:value-type="float"/>
          <table:table-cell office:value-type="string">
            <text:p>Steel Deck 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2" office:value-type="float"/>
          <table:table-cell office:value-type="string">
            <text:p>Railway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3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4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5" office:value-type="float"/>
          <table:table-cell office:value-type="string">
            <text:p>Railway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6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7" office:value-type="float"/>
          <table:table-cell office:value-type="string">
            <text:p>Railway Tunnel</text:p>
          </table:table-cell>
          <table:table-cell office:value-type="string">
            <text:p>Railway Tunnel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8" office:value-type="float"/>
          <table:table-cell office:value-type="string">
            <text:p>Metro Tunnel</text:p>
          </table:table-cell>
          <table:table-cell office:value-type="string">
            <text:p>Railway Tunnel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9" office:value-type="float"/>
          <table:table-cell office:value-type="string">
            <text:p>Metro Ground-Level End Station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0" office:value-type="float"/>
          <table:table-cell office:value-type="string">
            <text:p>Railway End Station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1" office:value-type="float"/>
          <table:table-cell office:value-type="string">
            <text:p>Metro End Station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2" office:value-type="float"/>
          <table:table-cell office:value-type="string">
            <text:p>Train Depot</text:p>
          </table:table-cell>
          <table:table-cell office:value-type="string">
            <text:p>Train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3" office:value-type="float"/>
          <table:table-cell office:value-type="string">
            <text:p>Long Train Depot</text:p>
          </table:table-cell>
          <table:table-cell office:value-type="string">
            <text:p>Train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4" office:value-type="float"/>
          <table:table-cell office:value-type="string">
            <text:p>Metro Ground-Level Station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5" office:value-type="float"/>
          <table:table-cell office:value-type="string">
            <text:p>Metro Ground-Level Station (Large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6" office:value-type="float"/>
          <table:table-cell office:value-type="string">
            <text:p>Large Train Station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7" office:value-type="float"/>
          <table:table-cell office:value-type="string">
            <text:p>Train Platform Small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8" office:value-type="float"/>
          <table:table-cell office:value-type="string">
            <text:p>Train Platform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9" office:value-type="float"/>
          <table:table-cell office:value-type="string">
            <text:p>Metro Station Entrance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0" office:value-type="float"/>
          <table:table-cell office:value-type="string">
            <text:p>Metro Platform Without Entrance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1" office:value-type="float"/>
          <table:table-cell office:value-type="string">
            <text:p>Metro Above-Ground Station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2" office:value-type="float"/>
          <table:table-cell office:value-type="string">
            <text:p>Metro Above-Ground Station (Large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3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4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5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6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7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8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9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0" office:value-type="float"/>
          <table:table-cell office:value-type="string">
            <text:p>Oil/Fuel Loading &amp;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1" office:value-type="float"/>
          <table:table-cell office:value-type="string">
            <text:p>Oil/Fuel Loading &amp;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2" office:value-type="float"/>
          <table:table-cell office:value-type="string">
            <text:p>Oil/Fuel Loading &amp;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3" office:value-type="float"/>
          <table:table-cell office:value-type="string">
            <text:p>Train Aggregate 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4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5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6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7" office:value-type="float"/>
          <table:table-cell office:value-type="string">
            <text:p>Train Aggregate 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8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9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0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1" office:value-type="float"/>
          <table:table-cell office:value-type="string">
            <text:p>Railway Dry Bulk Loading/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2" office:value-type="float"/>
          <table:table-cell office:value-type="string">
            <text:p>Train Diesel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3" office:value-type="float"/>
          <table:table-cell office:value-type="string">
            <text:p>Train Diesel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4" office:value-type="float"/>
          <table:table-cell office:value-type="string">
            <text:p>Underground Railroad Electric Connec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5" office:value-type="float"/>
          <table:table-cell office:value-type="string">
            <text:p>Underground Railroad Electric Connec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6" office:value-type="float"/>
          <table:table-cell office:value-type="string">
            <text:p>Railway Electric Connec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7" office:value-type="float"/>
          <table:table-cell office:value-type="string">
            <text:p>Underground Railroad Electric Connec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8" office:value-type="float"/>
          <table:table-cell office:value-type="string">
            <text:p>Footpath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39" office:value-type="float"/>
          <table:table-cell office:value-type="string">
            <text:p>Asphalt Footpath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40" office:value-type="float"/>
          <table:table-cell office:value-type="string">
            <text:p>Asphalt Footpath With Lamps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41" office:value-type="float"/>
          <table:table-cell office:value-type="string">
            <text:p>Pedestrian Overpass (Steel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42" office:value-type="float"/>
          <table:table-cell office:value-type="string">
            <text:p>Pergola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43" office:value-type="float"/>
          <table:table-cell office:value-type="string">
            <text:p>Pergola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44" office:value-type="float"/>
          <table:table-cell office:value-type="string">
            <text:p>Pedestrian Overpass (Concrete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45" office:value-type="float"/>
          <table:table-cell office:value-type="string">
            <text:p>Pedestrian Bridge (Steel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46" office:value-type="float"/>
          <table:table-cell office:value-type="string">
            <text:p>Pedestrian Bridge (Concrete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47" office:value-type="float"/>
          <table:table-cell office:value-type="string">
            <text:p>Pedestrian Underpass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48" office:value-type="float"/>
          <table:table-cell office:value-type="string">
            <text:p>Pedestrian Metro Entrance (Stairs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49" office:value-type="float"/>
          <table:table-cell office:value-type="string">
            <text:p>Pedestrian Metro Entrance (Escalators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0" office:value-type="float"/>
          <table:table-cell office:value-type="string">
            <text:p>Pedestrian Tunnel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51" office:value-type="float"/>
          <table:table-cell office:value-type="string">
            <text:p>Ship Dock (Small)</text:p>
          </table:table-cell>
          <table:table-cell office:value-type="string">
            <text:p>Ship Dock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2" office:value-type="float"/>
          <table:table-cell office:value-type="string">
            <text:p>Ship Dock (Medium)</text:p>
          </table:table-cell>
          <table:table-cell office:value-type="string">
            <text:p>Ship Dock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3" office:value-type="float"/>
          <table:table-cell office:value-type="string">
            <text:p>Passenger Harbor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4" office:value-type="float"/>
          <table:table-cell office:value-type="string">
            <text:p>Passenger Harbor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5" office:value-type="float"/>
          <table:table-cell office:value-type="string">
            <text:p>Passenger Harbor (Medium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6" office:value-type="float"/>
          <table:table-cell office:value-type="string">
            <text:p>Passenger Harbor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7" office:value-type="float"/>
          <table:table-cell office:value-type="string">
            <text:p>Cargo Harbor (Small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8" office:value-type="float"/>
          <table:table-cell office:value-type="string">
            <text:p>Cargo Harbor (Medium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9" office:value-type="float"/>
          <table:table-cell office:value-type="string">
            <text:p>Cargo Harbor (Small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0" office:value-type="float"/>
          <table:table-cell office:value-type="string">
            <text:p>Pumping Harbor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1" office:value-type="float"/>
          <table:table-cell office:value-type="string">
            <text:p>Harbor For Aggregate 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2" office:value-type="float"/>
          <table:table-cell office:value-type="string">
            <text:p>Harbor For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3" office:value-type="float"/>
          <table:table-cell office:value-type="string">
            <text:p>Harbor For Containers And Vehicles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4" office:value-type="float"/>
          <table:table-cell office:value-type="string">
            <text:p>Taxiway</text:p>
          </table:table-cell>
          <table:table-cell office:value-type="string">
            <text:p>Run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20" office:value-type="float"/>
        </table:table-row>
        <table:table-row>
          <table:table-cell office:value="165" office:value-type="float"/>
          <table:table-cell office:value-type="string">
            <text:p>Runway</text:p>
          </table:table-cell>
          <table:table-cell office:value-type="string">
            <text:p>Run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40" office:value-type="float"/>
        </table:table-row>
        <table:table-row>
          <table:table-cell office:value="166" office:value-type="float"/>
          <table:table-cell office:value-type="string">
            <text:p>3X Airplane Parking 50M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7" office:value-type="float"/>
          <table:table-cell office:value-type="string">
            <text:p>Airplane Parking 75M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8" office:value-type="float"/>
          <table:table-cell office:value-type="string">
            <text:p>Airplane Parking 30M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9" office:value-type="float"/>
          <table:table-cell office:value-type="string">
            <text:p>Airplane Parking 40M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0" office:value-type="float"/>
          <table:table-cell office:value-type="string">
            <text:p>Airplane Parking 50M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1" office:value-type="float"/>
          <table:table-cell office:value-type="string">
            <text:p>Heliport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2" office:value-type="float"/>
          <table:table-cell office:value-type="string">
            <text:p>Heliport 3X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3" office:value-type="float"/>
          <table:table-cell office:value-type="string">
            <text:p>Control Tower</text:p>
          </table:table-cell>
          <table:table-cell office:value-type="string">
            <text:p>Control Tow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4" office:value-type="float"/>
          <table:table-cell office:value-type="string">
            <text:p>Airport Road Connection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5" office:value-type="float"/>
          <table:table-cell office:value-type="string">
            <text:p>Airport Terminal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6" office:value-type="float"/>
          <table:table-cell office:value-type="string">
            <text:p>Airport Terminal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7" office:value-type="float"/>
          <table:table-cell office:value-type="string">
            <text:p>Heliport Passenger Terminal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8" office:value-type="float"/>
          <table:table-cell office:value-type="string">
            <text:p>Airport Cargo Terminal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9" office:value-type="float"/>
          <table:table-cell office:value-type="string">
            <text:p>Heliport Cargo Terminal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0" office:value-type="float"/>
          <table:table-cell office:value-type="string">
            <text:p>Heliport Cargo Terminal 3X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1" office:value-type="float"/>
          <table:table-cell office:value-type="string">
            <text:p>Light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2" office:value-type="float"/>
          <table:table-cell office:value-type="string">
            <text:p>Light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3" office:value-type="float"/>
          <table:table-cell office:value-type="string">
            <text:p>Light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4" office:value-type="float"/>
          <table:table-cell office:value-type="string">
            <text:p>Light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5" office:value-type="float"/>
          <table:table-cell office:value-type="string">
            <text:p>Heavy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6" office:value-type="float"/>
          <table:table-cell office:value-type="string">
            <text:p>Heavy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7" office:value-type="float"/>
          <table:table-cell office:value-type="string">
            <text:p>Heavy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8" office:value-type="float"/>
          <table:table-cell office:value-type="string">
            <text:p>Heavy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9" office:value-type="float"/>
          <table:table-cell office:value-type="string">
            <text:p>Small Cableway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0" office:value-type="float"/>
          <table:table-cell office:value-type="string">
            <text:p>Big Cableway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1" office:value-type="float"/>
          <table:table-cell office:value-type="string">
            <text:p>Cableway Aggregate Loading (Small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2" office:value-type="float"/>
          <table:table-cell office:value-type="string">
            <text:p>Cableway Aggregate Loading (Big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3" office:value-type="float"/>
          <table:table-cell office:value-type="string">
            <text:p>Cableway Aggregate Unloading (Small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4" office:value-type="float"/>
          <table:table-cell office:value-type="string">
            <text:p>Cableway Aggregate Unloading (Big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5" office:value-type="float"/>
          <table:table-cell office:value-type="string">
            <text:p>Factory Connection</text:p>
          </table:table-cell>
          <table:table-cell office:value-type="string">
            <text:p>Forklift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196" office:value-type="float"/>
          <table:table-cell office:value-type="string">
            <text:p>Factory Connection Crossing</text:p>
          </table:table-cell>
          <table:table-cell office:value-type="string">
            <text:p>Forklift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7" office:value-type="float"/>
          <table:table-cell office:value-type="string">
            <text:p>Forklift Garage</text:p>
          </table:table-cell>
          <table:table-cell office:value-type="string">
            <text:p>Forklift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8" office:value-type="float"/>
          <table:table-cell office:value-type="string">
            <text:p>Small Distribution Office</text:p>
          </table:table-cell>
          <table:table-cell office:value-type="string">
            <text:p>Distribu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9" office:value-type="float"/>
          <table:table-cell office:value-type="string">
            <text:p>Medium Distribution Office</text:p>
          </table:table-cell>
          <table:table-cell office:value-type="string">
            <text:p>Distribu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0" office:value-type="float"/>
          <table:table-cell office:value-type="string">
            <text:p>Train Distribution Office</text:p>
          </table:table-cell>
          <table:table-cell office:value-type="string">
            <text:p>Train Distribution Serv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1" office:value-type="float"/>
          <table:table-cell office:value-type="string">
            <text:p>Container-Loading Facility</text:p>
          </table:table-cell>
          <table:table-cell office:value-type="string">
            <text:p>Contain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2" office:value-type="float"/>
          <table:table-cell office:value-type="string">
            <text:p>Container-Unloading Facility</text:p>
          </table:table-cell>
          <table:table-cell office:value-type="string">
            <text:p>Contain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3" office:value-type="float"/>
          <table:table-cell office:value-type="string">
            <text:p>Open Storage (Small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4" office:value-type="float"/>
          <table:table-cell office:value-type="string">
            <text:p>Open Storage (Medium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5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6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7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8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9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0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1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2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3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4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5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6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7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8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9" office:value-type="float"/>
          <table:table-cell office:value-type="string">
            <text:p>Space For Vehicles/Containers (Large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0" office:value-type="float"/>
          <table:table-cell office:value-type="string">
            <text:p>Space For Vehicles/Containers (Small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1" office:value-type="float"/>
          <table:table-cell office:value-type="string">
            <text:p>Meat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2" office:value-type="float"/>
          <table:table-cell office:value-type="string">
            <text:p>Meat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3" office:value-type="float"/>
          <table:table-cell office:value-type="string">
            <text:p>Conveyer Connec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24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5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6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7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8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9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0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1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2" office:value-type="float"/>
          <table:table-cell office:value-type="string">
            <text:p>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3" office:value-type="float"/>
          <table:table-cell office:value-type="string">
            <text:p>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4" office:value-type="float"/>
          <table:table-cell office:value-type="string">
            <text:p>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5" office:value-type="float"/>
          <table:table-cell office:value-type="string">
            <text:p>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6" office:value-type="float"/>
          <table:table-cell office:value-type="string">
            <text:p>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7" office:value-type="float"/>
          <table:table-cell office:value-type="string">
            <text:p>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8" office:value-type="float"/>
          <table:table-cell office:value-type="string">
            <text:p>Small 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9" office:value-type="float"/>
          <table:table-cell office:value-type="string">
            <text:p>Large 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0" office:value-type="float"/>
          <table:table-cell office:value-type="string">
            <text:p>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1" office:value-type="float"/>
          <table:table-cell office:value-type="string">
            <text:p>Pipe Connec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42" office:value-type="float"/>
          <table:table-cell office:value-type="string">
            <text:p>Liquid-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3" office:value-type="float"/>
          <table:table-cell office:value-type="string">
            <text:p>Liquid-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4" office:value-type="float"/>
          <table:table-cell office:value-type="string">
            <text:p>Underground 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5" office:value-type="float"/>
          <table:table-cell office:value-type="string">
            <text:p>Underground 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6" office:value-type="float"/>
          <table:table-cell office:value-type="string">
            <text:p>Foreign Pipeline Connec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7" office:value-type="float"/>
          <table:table-cell office:value-type="string">
            <text:p>Oil/Fuel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8" office:value-type="float"/>
          <table:table-cell office:value-type="string">
            <text:p>Oil/Fuel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9" office:value-type="float"/>
          <table:table-cell office:value-type="string">
            <text:p>Oil/Fuel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0" office:value-type="float"/>
          <table:table-cell office:value-type="string">
            <text:p>Dry Bulk Conveyer Connec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51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2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3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4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5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6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7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8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9" office:value-type="float"/>
          <table:table-cell office:value-type="string">
            <text:p>Dry-Bulk 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0" office:value-type="float"/>
          <table:table-cell office:value-type="string">
            <text:p>Dry-Bulk 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1" office:value-type="float"/>
          <table:table-cell office:value-type="string">
            <text:p>Dry-Bulk 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2" office:value-type="float"/>
          <table:table-cell office:value-type="string">
            <text:p>Dry Bulk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3" office:value-type="float"/>
          <table:table-cell office:value-type="string">
            <text:p>Dry Bulk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4" office:value-type="float"/>
          <table:table-cell office:value-type="string">
            <text:p>Dry Bulk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5" office:value-type="float"/>
          <table:table-cell office:value-type="string">
            <text:p>Dry Bulk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6" office:value-type="float"/>
          <table:table-cell office:value-type="string">
            <text:p>Cement Silo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7" office:value-type="float"/>
          <table:table-cell office:value-type="string">
            <text:p>Coal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8" office:value-type="float"/>
          <table:table-cell office:value-type="string">
            <text:p>Gas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9" office:value-type="float"/>
          <table:table-cell office:value-type="string">
            <text:p>Solar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0" office:value-type="float"/>
          <table:table-cell office:value-type="string">
            <text:p>Small Wind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1" office:value-type="float"/>
          <table:table-cell office:value-type="string">
            <text:p>Big Wind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2" office:value-type="float"/>
          <table:table-cell office:value-type="string">
            <text:p>Single-Reactor Nuclear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3" office:value-type="float"/>
          <table:table-cell office:value-type="string">
            <text:p>Twin-Reactor Nuclear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4" office:value-type="float"/>
          <table:table-cell office:value-type="string">
            <text:p>Cooling Tower</text:p>
          </table:table-cell>
          <table:table-cell office:value-type="string">
            <text:p>Cooling Tow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5" office:value-type="float"/>
          <table:table-cell office:value-type="string">
            <text:p>Cooling Pipe Connection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276" office:value-type="float"/>
          <table:table-cell office:value-type="string">
            <text:p>Medium-Voltage Wires Wattage:1.20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77" office:value-type="float"/>
          <table:table-cell office:value-type="string">
            <text:p>Medium-Voltage Wires Wattage:1.50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78" office:value-type="float"/>
          <table:table-cell office:value-type="string">
            <text:p>Medium-Voltage Wires Wattage:2.3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79" office:value-type="float"/>
          <table:table-cell office:value-type="string">
            <text:p>Medium-Voltage Wires Wattage:0.6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80" office:value-type="float"/>
          <table:table-cell office:value-type="string">
            <text:p>Medium-Voltage Wires Wattage:0.6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2" office:value-type="float"/>
        </table:table-row>
        <table:table-row>
          <table:table-cell office:value="281" office:value-type="float"/>
          <table:table-cell office:value-type="string">
            <text:p>Medium-Voltage Wires Wattage:1.1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2" office:value-type="float"/>
        </table:table-row>
        <table:table-row>
          <table:table-cell office:value="282" office:value-type="float"/>
          <table:table-cell office:value-type="string">
            <text:p>Medium-Voltage Wires Wattage:1.8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2" office:value-type="float"/>
        </table:table-row>
        <table:table-row>
          <table:table-cell office:value="283" office:value-type="float"/>
          <table:table-cell office:value-type="string">
            <text:p>Medium-Voltage Switch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84" office:value-type="float"/>
          <table:table-cell office:value-type="string">
            <text:p>Medium-Voltage Switch 5X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85" office:value-type="float"/>
          <table:table-cell office:value-type="string">
            <text:p>Medium-Voltage Switch (Priority)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86" office:value-type="float"/>
          <table:table-cell office:value-type="string">
            <text:p>Electric Substation</text:p>
          </table:table-cell>
          <table:table-cell office:value-type="string">
            <text:p>Power Sub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87" office:value-type="float"/>
          <table:table-cell office:value-type="string">
            <text:p>Electric Substation</text:p>
          </table:table-cell>
          <table:table-cell office:value-type="string">
            <text:p>Power Sub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88" office:value-type="float"/>
          <table:table-cell office:value-type="string">
            <text:p>High-Voltage Wires Wattage:10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89" office:value-type="float"/>
          <table:table-cell office:value-type="string">
            <text:p>High-Voltage Wires Wattage:14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0" office:value-type="float"/>
          <table:table-cell office:value-type="string">
            <text:p>High-Voltage Wires Wattage:13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1" office:value-type="float"/>
          <table:table-cell office:value-type="string">
            <text:p>High-Voltage Wires Wattage: 4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2" office:value-type="float"/>
          <table:table-cell office:value-type="string">
            <text:p>High-Voltage Wires Wattage:1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3" office:value-type="float"/>
          <table:table-cell office:value-type="string">
            <text:p>High-Voltage Wires Wattage: 6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4" office:value-type="float"/>
          <table:table-cell office:value-type="string">
            <text:p>High-Voltage Wires Wattage:18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5" office:value-type="float"/>
          <table:table-cell office:value-type="string">
            <text:p>High-Voltage Wires Wattage: 8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6" office:value-type="float"/>
          <table:table-cell office:value-type="string">
            <text:p>High-Voltage Wires Wattage: 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297" office:value-type="float"/>
          <table:table-cell office:value-type="string">
            <text:p>High-Voltage Wires Wattage: 7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298" office:value-type="float"/>
          <table:table-cell office:value-type="string">
            <text:p>High-Voltage Wires Wattage: 12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299" office:value-type="float"/>
          <table:table-cell office:value-type="string">
            <text:p>High-Voltage Switch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0" office:value-type="float"/>
          <table:table-cell office:value-type="string">
            <text:p>High-Voltage Switch 6X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1" office:value-type="float"/>
          <table:table-cell office:value-type="string">
            <text:p>High-Voltage Switch (Priority)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2" office:value-type="float"/>
          <table:table-cell office:value-type="string">
            <text:p>Power Transformer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3" office:value-type="float"/>
          <table:table-cell office:value-type="string">
            <text:p>Small Water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04" office:value-type="float"/>
          <table:table-cell office:value-type="string">
            <text:p>Medium Water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05" office:value-type="float"/>
          <table:table-cell office:value-type="string">
            <text:p>Big Water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06" office:value-type="float"/>
          <table:table-cell office:value-type="string">
            <text:p>Water Substation</text:p>
          </table:table-cell>
          <table:table-cell office:value-type="string">
            <text:p>Water Sub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7" office:value-type="float"/>
          <table:table-cell office:value-type="string">
            <text:p>Small Water-Pumping Station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8" office:value-type="float"/>
          <table:table-cell office:value-type="string">
            <text:p>Big-Water-Pumping Station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9" office:value-type="float"/>
          <table:table-cell office:value-type="string">
            <text:p>Underground Water Reservoir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0" office:value-type="float"/>
          <table:table-cell office:value-type="string">
            <text:p>Small Water Tower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1" office:value-type="float"/>
          <table:table-cell office:value-type="string">
            <text:p>Big Water Tower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2" office:value-type="float"/>
          <table:table-cell office:value-type="string">
            <text:p>Small Water Well</text:p>
          </table:table-cell>
          <table:table-cell office:value-type="string">
            <text:p>Water Wel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3" office:value-type="float"/>
          <table:table-cell office:value-type="string">
            <text:p>Big Water Well</text:p>
          </table:table-cell>
          <table:table-cell office:value-type="string">
            <text:p>Water Wel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4" office:value-type="float"/>
          <table:table-cell office:value-type="string">
            <text:p>Surface Water Intake</text:p>
          </table:table-cell>
          <table:table-cell office:value-type="string">
            <text:p>Water Wel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5" office:value-type="float"/>
          <table:table-cell office:value-type="string">
            <text:p>Water Treatment (Small)</text:p>
          </table:table-cell>
          <table:table-cell office:value-type="string">
            <text:p>Water Treat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6" office:value-type="float"/>
          <table:table-cell office:value-type="string">
            <text:p>Water Treatment (Big)</text:p>
          </table:table-cell>
          <table:table-cell office:value-type="string">
            <text:p>Water Treat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7" office:value-type="float"/>
          <table:table-cell office:value-type="string">
            <text:p>Water Loading/Unloading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8" office:value-type="float"/>
          <table:table-cell office:value-type="string">
            <text:p>Water Switch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9" office:value-type="float"/>
          <table:table-cell office:value-type="string">
            <text:p>Small Sewage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20" office:value-type="float"/>
          <table:table-cell office:value-type="string">
            <text:p>Medium Sewage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21" office:value-type="float"/>
          <table:table-cell office:value-type="string">
            <text:p>Big Sewage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22" office:value-type="float"/>
          <table:table-cell office:value-type="string">
            <text:p>Sewage Tank</text:p>
          </table:table-cell>
          <table:table-cell office:value-type="string">
            <text:p>Sewage Sub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3" office:value-type="float"/>
          <table:table-cell office:value-type="string">
            <text:p>Sewage Pump</text:p>
          </table:table-cell>
          <table:table-cell office:value-type="string">
            <text:p>Sewage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4" office:value-type="float"/>
          <table:table-cell office:value-type="string">
            <text:p>Sewage Pump</text:p>
          </table:table-cell>
          <table:table-cell office:value-type="string">
            <text:p>Sewage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5" office:value-type="float"/>
          <table:table-cell office:value-type="string">
            <text:p>Sewage Pump</text:p>
          </table:table-cell>
          <table:table-cell office:value-type="string">
            <text:p>Sewage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6" office:value-type="float"/>
          <table:table-cell office:value-type="string">
            <text:p>Sewage Switch</text:p>
          </table:table-cell>
          <table:table-cell office:value-type="string">
            <text:p>Sewage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7" office:value-type="float"/>
          <table:table-cell office:value-type="string">
            <text:p>Sewage Discharge</text:p>
          </table:table-cell>
          <table:table-cell office:value-type="string">
            <text:p>Sewage Dischar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8" office:value-type="float"/>
          <table:table-cell office:value-type="string">
            <text:p>Sewage Treatment (Small)</text:p>
          </table:table-cell>
          <table:table-cell office:value-type="string">
            <text:p>Sewage Treat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9" office:value-type="float"/>
          <table:table-cell office:value-type="string">
            <text:p>Sewage Treatment (Big)</text:p>
          </table:table-cell>
          <table:table-cell office:value-type="string">
            <text:p>Sewage Treat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0" office:value-type="float"/>
          <table:table-cell office:value-type="string">
            <text:p>Sewage Loading/Unloading Station</text:p>
          </table:table-cell>
          <table:table-cell office:value-type="string">
            <text:p>Sewage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1" office:value-type="float"/>
          <table:table-cell office:value-type="string">
            <text:p>Small Heating Plant</text:p>
          </table:table-cell>
          <table:table-cell office:value-type="string">
            <text:p>Heating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2" office:value-type="float"/>
          <table:table-cell office:value-type="string">
            <text:p>Heating Plant</text:p>
          </table:table-cell>
          <table:table-cell office:value-type="string">
            <text:p>Heating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3" office:value-type="float"/>
          <table:table-cell office:value-type="string">
            <text:p>Heating Pipe Small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34" office:value-type="float"/>
          <table:table-cell office:value-type="string">
            <text:p>Heating Pipe Underground Small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35" office:value-type="float"/>
          <table:table-cell office:value-type="string">
            <text:p>Heating Pipe Big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36" office:value-type="float"/>
          <table:table-cell office:value-type="string">
            <text:p>Heating Pipe Underground Big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37" office:value-type="float"/>
          <table:table-cell office:value-type="string">
            <text:p>Small Heat-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8" office:value-type="float"/>
          <table:table-cell office:value-type="string">
            <text:p>Heat-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9" office:value-type="float"/>
          <table:table-cell office:value-type="string">
            <text:p>Small Heat Exchanger</text:p>
          </table:table-cell>
          <table:table-cell office:value-type="string">
            <text:p>Heating Exchang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0" office:value-type="float"/>
          <table:table-cell office:value-type="string">
            <text:p>Small Heat Exchanger</text:p>
          </table:table-cell>
          <table:table-cell office:value-type="string">
            <text:p>Heating Exchang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1" office:value-type="float"/>
          <table:table-cell office:value-type="string">
            <text:p>Heat Exchanger</text:p>
          </table:table-cell>
          <table:table-cell office:value-type="string">
            <text:p>Heating Exchang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2" office:value-type="float"/>
          <table:table-cell office:value-type="string">
            <text:p>Heat Exchanger</text:p>
          </table:table-cell>
          <table:table-cell office:value-type="string">
            <text:p>Heating Exchang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3" office:value-type="float"/>
          <table:table-cell office:value-type="string">
            <text:p>Stand For Small Garbage Containers (Small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4" office:value-type="float"/>
          <table:table-cell office:value-type="string">
            <text:p>Stand For Small Garbage Containers (Small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5" office:value-type="float"/>
          <table:table-cell office:value-type="string">
            <text:p>Stand For Small Garbage Containers (Large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6" office:value-type="float"/>
          <table:table-cell office:value-type="string">
            <text:p>Stand For Small Garbage Containers (Large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7" office:value-type="float"/>
          <table:table-cell office:value-type="string">
            <text:p>Stand For Big Garbage Containers (Small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8" office:value-type="float"/>
          <table:table-cell office:value-type="string">
            <text:p>Stand For Big Garbage Containers (Large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9" office:value-type="float"/>
          <table:table-cell office:value-type="string">
            <text:p>General Separation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0" office:value-type="float"/>
          <table:table-cell office:value-type="string">
            <text:p>Scrap Separation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1" office:value-type="float"/>
          <table:table-cell office:value-type="string">
            <text:p>Aluminum Separation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2" office:value-type="float"/>
          <table:table-cell office:value-type="string">
            <text:p>Gravel Recycl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3" office:value-type="float"/>
          <table:table-cell office:value-type="string">
            <text:p>Plastic Recycl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4" office:value-type="float"/>
          <table:table-cell office:value-type="string">
            <text:p>Steel Recycl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5" office:value-type="float"/>
          <table:table-cell office:value-type="string">
            <text:p>Aluminum Recycl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6" office:value-type="float"/>
          <table:table-cell office:value-type="string">
            <text:p>Waste Treatment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7" office:value-type="float"/>
          <table:table-cell office:value-type="string">
            <text:p>Incinerator (Small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8" office:value-type="float"/>
          <table:table-cell office:value-type="string">
            <text:p>Incinerator (Large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9" office:value-type="float"/>
          <table:table-cell office:value-type="string">
            <text:p>Incinerator -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0" office:value-type="float"/>
          <table:table-cell office:value-type="string">
            <text:p>Incinerator - Heating Plant</text:p>
          </table:table-cell>
          <table:table-cell office:value-type="string">
            <text:p>Heating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1" office:value-type="float"/>
          <table:table-cell office:value-type="string">
            <text:p>Scrapping Facility (Small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2" office:value-type="float"/>
          <table:table-cell office:value-type="string">
            <text:p>Scrapping Facility (Large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3" office:value-type="float"/>
          <table:table-cell office:value-type="string">
            <text:p>Ship-Scrapping Facility (Small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4" office:value-type="float"/>
          <table:table-cell office:value-type="string">
            <text:p>Ship-Scrapping Facility (Large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5" office:value-type="float"/>
          <table:table-cell office:value-type="string">
            <text:p>Dump (Small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6" office:value-type="float"/>
          <table:table-cell office:value-type="string">
            <text:p>Dump (Medium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7" office:value-type="float"/>
          <table:table-cell office:value-type="string">
            <text:p>Dump With Claw Machine (Small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8" office:value-type="float"/>
          <table:table-cell office:value-type="string">
            <text:p>Dump With Claw Machine (Large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9" office:value-type="float"/>
          <table:table-cell office:value-type="string">
            <text:p>Dump With Claw Machine (Railway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0" office:value-type="float"/>
          <table:table-cell office:value-type="string">
            <text:p>Transfer For Big Garbage Containers (Small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1" office:value-type="float"/>
          <table:table-cell office:value-type="string">
            <text:p>Transfer For Big Garbage Containers (Large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2" office:value-type="float"/>
          <table:table-cell office:value-type="string">
            <text:p>Low-Quality Rural Flats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3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4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5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6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7" office:value-type="float"/>
          <table:table-cell office:value-type="string">
            <text:p>Low-Quality Rural Flats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8" office:value-type="float"/>
          <table:table-cell office:value-type="string">
            <text:p>Low-Quality Rural Flats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9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0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1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2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3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4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5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6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7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8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9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0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1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2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3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4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5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6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7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8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9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0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1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2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3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4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5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6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7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8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9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0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1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2" office:value-type="float"/>
          <table:table-cell office:value-type="string">
            <text:p>Flats - Prefab (Type 464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3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4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5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6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7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8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9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0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1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2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3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4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5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6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7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8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9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0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1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2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3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4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5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6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7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8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9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0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1" office:value-type="float"/>
          <table:table-cell office:value-type="string">
            <text:p>Grocery Store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2" office:value-type="float"/>
          <table:table-cell office:value-type="string">
            <text:p>Grocery Kiosk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3" office:value-type="float"/>
          <table:table-cell office:value-type="string">
            <text:p>Shopping Center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4" office:value-type="float"/>
          <table:table-cell office:value-type="string">
            <text:p>Small Shopping Center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5" office:value-type="float"/>
          <table:table-cell office:value-type="string">
            <text:p>Small Shopping Center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6" office:value-type="float"/>
          <table:table-cell office:value-type="string">
            <text:p>Small Shopping Center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7" office:value-type="float"/>
          <table:table-cell office:value-type="string">
            <text:p>Small Shop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8" office:value-type="float"/>
          <table:table-cell office:value-type="string">
            <text:p>"Panorama" Restaurant</text:p>
          </table:table-cell>
          <table:table-cell office:value-type="string">
            <text:p>Pub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9" office:value-type="float"/>
          <table:table-cell office:value-type="string">
            <text:p>Pub</text:p>
          </table:table-cell>
          <table:table-cell office:value-type="string">
            <text:p>Pub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0" office:value-type="float"/>
          <table:table-cell office:value-type="string">
            <text:p>Pub</text:p>
          </table:table-cell>
          <table:table-cell office:value-type="string">
            <text:p>Pub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1" office:value-type="float"/>
          <table:table-cell office:value-type="string">
            <text:p>Alcohol Kiosk</text:p>
          </table:table-cell>
          <table:table-cell office:value-type="string">
            <text:p>Cinema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2" office:value-type="float"/>
          <table:table-cell office:value-type="string">
            <text:p>Cinema</text:p>
          </table:table-cell>
          <table:table-cell office:value-type="string">
            <text:p>Cinema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3" office:value-type="float"/>
          <table:table-cell office:value-type="string">
            <text:p>Amphitheatre</text:p>
          </table:table-cell>
          <table:table-cell office:value-type="string">
            <text:p>Cinema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4" office:value-type="float"/>
          <table:table-cell office:value-type="string">
            <text:p>House Of Culture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5" office:value-type="float"/>
          <table:table-cell office:value-type="string">
            <text:p>Pyramid Museum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6" office:value-type="float"/>
          <table:table-cell office:value-type="string">
            <text:p>National Uprising Museum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7" office:value-type="float"/>
          <table:table-cell office:value-type="string">
            <text:p>"The Palace Of Communism" (Museum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8" office:value-type="float"/>
          <table:table-cell office:value-type="string">
            <text:p>Gallery Of Art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9" office:value-type="float"/>
          <table:table-cell office:value-type="string">
            <text:p>Republic Theater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0" office:value-type="float"/>
          <table:table-cell office:value-type="string">
            <text:p>Museum Of The Republic</text:p>
          </table:table-cell>
          <table:table-cell office:value-type="string">
            <text:p>Broadcast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1" office:value-type="float"/>
          <table:table-cell office:value-type="string">
            <text:p>Televsion Station</text:p>
          </table:table-cell>
          <table:table-cell office:value-type="string">
            <text:p>Broadcast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2" office:value-type="float"/>
          <table:table-cell office:value-type="string">
            <text:p>Radio Station</text:p>
          </table:table-cell>
          <table:table-cell office:value-type="string">
            <text:p>Broadcast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3" office:value-type="float"/>
          <table:table-cell office:value-type="string">
            <text:p>Football Field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4" office:value-type="float"/>
          <table:table-cell office:value-type="string">
            <text:p>Volleyball Court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5" office:value-type="float"/>
          <table:table-cell office:value-type="string">
            <text:p>City Stadium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6" office:value-type="float"/>
          <table:table-cell office:value-type="string">
            <text:p>Outdoor Swimming Pool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7" office:value-type="float"/>
          <table:table-cell office:value-type="string">
            <text:p>Basketball And Volleyball Court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8" office:value-type="float"/>
          <table:table-cell office:value-type="string">
            <text:p>Basketball And Volleyball Court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9" office:value-type="float"/>
          <table:table-cell office:value-type="string">
            <text:p>Football Field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0" office:value-type="float"/>
          <table:table-cell office:value-type="string">
            <text:p>Tennis Court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1" office:value-type="float"/>
          <table:table-cell office:value-type="string">
            <text:p>Beach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2" office:value-type="float"/>
          <table:table-cell office:value-type="string">
            <text:p>Indoor Poll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3" office:value-type="float"/>
          <table:table-cell office:value-type="string">
            <text:p>Sport Hall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4" office:value-type="float"/>
          <table:table-cell office:value-type="string">
            <text:p>Sport Hall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5" office:value-type="float"/>
          <table:table-cell office:value-type="string">
            <text:p>Hospital</text:p>
          </table:table-cell>
          <table:table-cell office:value-type="string">
            <text:p>Hospit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6" office:value-type="float"/>
          <table:table-cell office:value-type="string">
            <text:p>Large Hospital</text:p>
          </table:table-cell>
          <table:table-cell office:value-type="string">
            <text:p>Hospit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7" office:value-type="float"/>
          <table:table-cell office:value-type="string">
            <text:p>Small Clinic</text:p>
          </table:table-cell>
          <table:table-cell office:value-type="string">
            <text:p>Hospit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8" office:value-type="float"/>
          <table:table-cell office:value-type="string">
            <text:p>Fire Station</text:p>
          </table:table-cell>
          <table:table-cell office:value-type="string">
            <text:p>Fire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9" office:value-type="float"/>
          <table:table-cell office:value-type="string">
            <text:p>Fire Station</text:p>
          </table:table-cell>
          <table:table-cell office:value-type="string">
            <text:p>Fire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0" office:value-type="float"/>
          <table:table-cell office:value-type="string">
            <text:p>Fire Station</text:p>
          </table:table-cell>
          <table:table-cell office:value-type="string">
            <text:p>Fire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1" office:value-type="float"/>
          <table:table-cell office:value-type="string">
            <text:p>Kindergarden</text:p>
          </table:table-cell>
          <table:table-cell office:value-type="string">
            <text:p>Kindergarde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2" office:value-type="float"/>
          <table:table-cell office:value-type="string">
            <text:p>Kindergarden</text:p>
          </table:table-cell>
          <table:table-cell office:value-type="string">
            <text:p>Kindergarde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3" office:value-type="float"/>
          <table:table-cell office:value-type="string">
            <text:p>Kindergarden</text:p>
          </table:table-cell>
          <table:table-cell office:value-type="string">
            <text:p>Kindergarde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4" office:value-type="float"/>
          <table:table-cell office:value-type="string">
            <text:p>School</text:p>
          </table:table-cell>
          <table:table-cell office:value-type="string">
            <text:p>Schoo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5" office:value-type="float"/>
          <table:table-cell office:value-type="string">
            <text:p>School</text:p>
          </table:table-cell>
          <table:table-cell office:value-type="string">
            <text:p>Schoo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6" office:value-type="float"/>
          <table:table-cell office:value-type="string">
            <text:p>School</text:p>
          </table:table-cell>
          <table:table-cell office:value-type="string">
            <text:p>Schoo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7" office:value-type="float"/>
          <table:table-cell office:value-type="string">
            <text:p>School</text:p>
          </table:table-cell>
          <table:table-cell office:value-type="string">
            <text:p>Schoo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8" office:value-type="float"/>
          <table:table-cell office:value-type="string">
            <text:p>Orphanage</text:p>
          </table:table-cell>
          <table:table-cell office:value-type="string">
            <text:p>Orphan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9" office:value-type="float"/>
          <table:table-cell office:value-type="string">
            <text:p>Orphanage</text:p>
          </table:table-cell>
          <table:table-cell office:value-type="string">
            <text:p>Orphan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0" office:value-type="float"/>
          <table:table-cell office:value-type="string">
            <text:p>Medical University</text:p>
          </table:table-cell>
          <table:table-cell office:value-type="string">
            <text:p>Univers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1" office:value-type="float"/>
          <table:table-cell office:value-type="string">
            <text:p>Technical University</text:p>
          </table:table-cell>
          <table:table-cell office:value-type="string">
            <text:p>Univers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2" office:value-type="float"/>
          <table:table-cell office:value-type="string">
            <text:p>Technical University</text:p>
          </table:table-cell>
          <table:table-cell office:value-type="string">
            <text:p>Univers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3" office:value-type="float"/>
          <table:table-cell office:value-type="string">
            <text:p>Headquarters Of The Communist Party</text:p>
          </table:table-cell>
          <table:table-cell office:value-type="string">
            <text:p>Univers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4" office:value-type="float"/>
          <table:table-cell office:value-type="string">
            <text:p>Small Headquarters Of The Party</text:p>
          </table:table-cell>
          <table:table-cell office:value-type="string">
            <text:p>Univers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5" office:value-type="float"/>
          <table:table-cell office:value-type="string">
            <text:p>University Halls Of Residence</text:p>
          </table:table-cell>
          <table:table-cell office:value-type="string">
            <text:p>Hoste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6" office:value-type="float"/>
          <table:table-cell office:value-type="string">
            <text:p>University Halls Of Residence</text:p>
          </table:table-cell>
          <table:table-cell office:value-type="string">
            <text:p>Hoste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7" office:value-type="float"/>
          <table:table-cell office:value-type="string">
            <text:p>Police Station</text:p>
          </table:table-cell>
          <table:table-cell office:value-type="string">
            <text:p>Police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8" office:value-type="float"/>
          <table:table-cell office:value-type="string">
            <text:p>Police Station (Small)</text:p>
          </table:table-cell>
          <table:table-cell office:value-type="string">
            <text:p>Police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9" office:value-type="float"/>
          <table:table-cell office:value-type="string">
            <text:p>Court House</text:p>
          </table:table-cell>
          <table:table-cell office:value-type="string">
            <text:p>Court Hous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0" office:value-type="float"/>
          <table:table-cell office:value-type="string">
            <text:p>Court House (Small)</text:p>
          </table:table-cell>
          <table:table-cell office:value-type="string">
            <text:p>Court Hous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1" office:value-type="float"/>
          <table:table-cell office:value-type="string">
            <text:p>Prison</text:p>
          </table:table-cell>
          <table:table-cell office:value-type="string">
            <text:p>Pris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2" office:value-type="float"/>
          <table:table-cell office:value-type="string">
            <text:p>Prison</text:p>
          </table:table-cell>
          <table:table-cell office:value-type="string">
            <text:p>Pris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3" office:value-type="float"/>
          <table:table-cell office:value-type="string">
            <text:p>Secret Police</text:p>
          </table:table-cell>
          <table:table-cell office:value-type="string">
            <text:p>Secret Pol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4" office:value-type="float"/>
          <table:table-cell office:value-type="string">
            <text:p>Secret Police (Small)</text:p>
          </table:table-cell>
          <table:table-cell office:value-type="string">
            <text:p>Secret Pol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5" office:value-type="float"/>
          <table:table-cell office:value-type="string">
            <text:p>City Accounting Office</text:p>
          </table:table-cell>
          <table:table-cell office:value-type="string">
            <text:p>City Hal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6" office:value-type="float"/>
          <table:table-cell office:value-type="string">
            <text:p>Pollution Monitoring Station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7" office:value-type="float"/>
          <table:table-cell office:value-type="string">
            <text:p>Small Hotel**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8" office:value-type="float"/>
          <table:table-cell office:value-type="string">
            <text:p>Small Hotel**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9" office:value-type="float"/>
          <table:table-cell office:value-type="string">
            <text:p>Mountain Hotel**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0" office:value-type="float"/>
          <table:table-cell office:value-type="string">
            <text:p>Hotel (3 Stars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1" office:value-type="float"/>
          <table:table-cell office:value-type="string">
            <text:p>City Hotel****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2" office:value-type="float"/>
          <table:table-cell office:value-type="string">
            <text:p>Hotel (4 Stars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3" office:value-type="float"/>
          <table:table-cell office:value-type="string">
            <text:p>"Surprise" (Carousel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4" office:value-type="float"/>
          <table:table-cell office:value-type="string">
            <text:p>"Autodrome" (Carousel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5" office:value-type="float"/>
          <table:table-cell office:value-type="string">
            <text:p>Ferris Wheel (Carousel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6" office:value-type="float"/>
          <table:table-cell office:value-type="string">
            <text:p>"Chamomile" (Carousel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7" office:value-type="float"/>
          <table:table-cell office:value-type="string">
            <text:p>Beach Cafe/Bar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8" office:value-type="float"/>
          <table:table-cell office:value-type="string">
            <text:p>"The View" (Cafe/Bar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9" office:value-type="float"/>
          <table:table-cell office:value-type="string">
            <text:p>"Delicije" (Cafe/Bar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0" office:value-type="float"/>
          <table:table-cell office:value-type="string">
            <text:p>Sight Tower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1" office:value-type="float"/>
          <table:table-cell office:value-type="string">
            <text:p>Sight Tower 2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2" office:value-type="float"/>
          <table:table-cell office:value-type="string">
            <text:p>Zoo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3" office:value-type="float"/>
          <table:table-cell office:value-type="string">
            <text:p>Medium Round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4" office:value-type="float"/>
          <table:table-cell office:value-type="string">
            <text:p>Small Round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5" office:value-type="float"/>
          <table:table-cell office:value-type="string">
            <text:p>Small Round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6" office:value-type="float"/>
          <table:table-cell office:value-type="string">
            <text:p>Rectangular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7" office:value-type="float"/>
          <table:table-cell office:value-type="string">
            <text:p>Medium Round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8" office:value-type="float"/>
          <table:table-cell office:value-type="string">
            <text:p>Medium Round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9" office:value-type="float"/>
          <table:table-cell office:value-type="string">
            <text:p>Small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0" office:value-type="float"/>
          <table:table-cell office:value-type="string">
            <text:p>Medium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1" office:value-type="float"/>
          <table:table-cell office:value-type="string">
            <text:p>Big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2" office:value-type="float"/>
          <table:table-cell office:value-type="string">
            <text:p>Lenin's Statue In Copper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3" office:value-type="float"/>
          <table:table-cell office:value-type="string">
            <text:p>Enternal Flame Obelisk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4" office:value-type="float"/>
          <table:table-cell office:value-type="string">
            <text:p>Childrens' Playground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5" office:value-type="float"/>
          <table:table-cell office:value-type="string">
            <text:p>Childrens' Playground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6" office:value-type="float"/>
          <table:table-cell office:value-type="string">
            <text:p>Childrens' Playground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7" office:value-type="float"/>
          <table:table-cell office:value-type="string">
            <text:p>Soviet Emblem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8" office:value-type="float"/>
          <table:table-cell office:value-type="string">
            <text:p>Soviet Symbol In Concrete And Copper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9" office:value-type="float"/>
          <table:table-cell office:value-type="string">
            <text:p>Soviet Symbol In Concrete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40" office:value-type="float"/>
          <table:table-cell office:value-type="string">
            <text:p>Red Star Monument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41" office:value-type="float"/>
          <table:table-cell office:value-type="string">
            <text:p>Lenin'S Statue In Concrete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42" office:value-type="float"/>
          <table:table-cell office:value-type="string">
            <text:p>Plank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3" office:value-type="float"/>
          <table:table-cell office:value-type="string">
            <text:p>Wrought Iron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4" office:value-type="float"/>
          <table:table-cell office:value-type="string">
            <text:p>Wrought Iron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5" office:value-type="float"/>
          <table:table-cell office:value-type="string">
            <text:p>Wrought Iron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6" office:value-type="float"/>
          <table:table-cell office:value-type="string">
            <text:p>Prefab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7" office:value-type="float"/>
          <table:table-cell office:value-type="string">
            <text:p>Prefab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8" office:value-type="float"/>
          <table:table-cell office:value-type="string">
            <text:p>Brick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9" office:value-type="float"/>
          <table:table-cell office:value-type="string">
            <text:p>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50" office:value-type="float"/>
          <table:table-cell office:value-type="string">
            <text:p>Mauer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51" office:value-type="float"/>
          <table:table-cell office:value-type="string">
            <text:p>Prefab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52" office:value-type="float"/>
          <table:table-cell office:value-type="string">
            <text:p>Fence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3" office:value-type="float"/>
          <table:table-cell office:value-type="string">
            <text:p>Fence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4" office:value-type="float"/>
          <table:table-cell office:value-type="string">
            <text:p>Fence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5" office:value-type="float"/>
          <table:table-cell office:value-type="string">
            <text:p>Fence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6" office:value-type="float"/>
          <table:table-cell office:value-type="string">
            <text:p>Railway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7" office:value-type="float"/>
          <table:table-cell office:value-type="string">
            <text:p>Park Gate With Vases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8" office:value-type="float"/>
          <table:table-cell office:value-type="string">
            <text:p>Fence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9" office:value-type="float"/>
          <table:table-cell office:value-type="string">
            <text:p>Small Farm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0" office:value-type="float"/>
          <table:table-cell office:value-type="string">
            <text:p>Medium Farm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1" office:value-type="float"/>
          <table:table-cell office:value-type="string">
            <text:p>Large Farm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2" office:value-type="float"/>
          <table:table-cell office:value-type="string">
            <text:p>Synthetic Fertilizer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3" office:value-type="float"/>
          <table:table-cell office:value-type="string">
            <text:p>Compost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4" office:value-type="float"/>
          <table:table-cell office:value-type="string">
            <text:p>Food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5" office:value-type="float"/>
          <table:table-cell office:value-type="string">
            <text:p>Distille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6" office:value-type="float"/>
          <table:table-cell office:value-type="string">
            <text:p>Livestock Farm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7" office:value-type="float"/>
          <table:table-cell office:value-type="string">
            <text:p>Livestock Hall/Rang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8" office:value-type="float"/>
          <table:table-cell office:value-type="string">
            <text:p>Slaughterhous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9" office:value-type="float"/>
          <table:table-cell office:value-type="string">
            <text:p>Woodcutting Pos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0" office:value-type="float"/>
          <table:table-cell office:value-type="string">
            <text:p>Sawmill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1" office:value-type="float"/>
          <table:table-cell office:value-type="string">
            <text:p>Fabric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2" office:value-type="float"/>
          <table:table-cell office:value-type="string">
            <text:p>Clothing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3" office:value-type="float"/>
          <table:table-cell office:value-type="string">
            <text:p>Gravel Quar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4" office:value-type="float"/>
          <table:table-cell office:value-type="string">
            <text:p>Gravel Quar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5" office:value-type="float"/>
          <table:table-cell office:value-type="string">
            <text:p>Gravel Process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6" office:value-type="float"/>
          <table:table-cell office:value-type="string">
            <text:p>Gravel Process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7" office:value-type="float"/>
          <table:table-cell office:value-type="string">
            <text:p>Cement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8" office:value-type="float"/>
          <table:table-cell office:value-type="string">
            <text:p>Cement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9" office:value-type="float"/>
          <table:table-cell office:value-type="string">
            <text:p>Concrete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0" office:value-type="float"/>
          <table:table-cell office:value-type="string">
            <text:p>Prefab Panels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1" office:value-type="float"/>
          <table:table-cell office:value-type="string">
            <text:p>Asphalt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2" office:value-type="float"/>
          <table:table-cell office:value-type="string">
            <text:p>Brick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3" office:value-type="float"/>
          <table:table-cell office:value-type="string">
            <text:p>Pumpjack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4" office:value-type="float"/>
          <table:table-cell office:value-type="string">
            <text:p>Oil Refine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5" office:value-type="float"/>
          <table:table-cell office:value-type="string">
            <text:p>Coal M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6" office:value-type="float"/>
          <table:table-cell office:value-type="string">
            <text:p>Coal Process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7" office:value-type="float"/>
          <table:table-cell office:value-type="string">
            <text:p>Chemical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8" office:value-type="float"/>
          <table:table-cell office:value-type="string">
            <text:p>Chemical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9" office:value-type="float"/>
          <table:table-cell office:value-type="string">
            <text:p>Plastics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0" office:value-type="float"/>
          <table:table-cell office:value-type="string">
            <text:p>Iron M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1" office:value-type="float"/>
          <table:table-cell office:value-type="string">
            <text:p>Iron Process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2" office:value-type="float"/>
          <table:table-cell office:value-type="string">
            <text:p>Steel Mill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3" office:value-type="float"/>
          <table:table-cell office:value-type="string">
            <text:p>Bauxite M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4" office:value-type="float"/>
          <table:table-cell office:value-type="string">
            <text:p>Bauxite Processo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5" office:value-type="float"/>
          <table:table-cell office:value-type="string">
            <text:p>Alumina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6" office:value-type="float"/>
          <table:table-cell office:value-type="string">
            <text:p>Aluminum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7" office:value-type="float"/>
          <table:table-cell office:value-type="string">
            <text:p>Uranium M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8" office:value-type="float"/>
          <table:table-cell office:value-type="string">
            <text:p>Uranium Process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9" office:value-type="float"/>
          <table:table-cell office:value-type="string">
            <text:p>Uranium Conversion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0" office:value-type="float"/>
          <table:table-cell office:value-type="string">
            <text:p>Nuclear Fuel Fabrication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1" office:value-type="float"/>
          <table:table-cell office:value-type="string">
            <text:p>Electrical Components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2" office:value-type="float"/>
          <table:table-cell office:value-type="string">
            <text:p>Electronics Assembly Hall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3" office:value-type="float"/>
          <table:table-cell office:value-type="string">
            <text:p>Mechanical Components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4" office:value-type="float"/>
          <table:table-cell office:value-type="string">
            <text:p>Vehicle Production L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5" office:value-type="float"/>
          <table:table-cell office:value-type="string">
            <text:p>Railway Production L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6" office:value-type="float"/>
          <table:table-cell office:value-type="string">
            <text:p>Dry Dock (Big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7" office:value-type="float"/>
          <table:table-cell office:value-type="string">
            <text:p>Airplane Production L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8" office:value-type="float"/>
          <table:table-cell office:value-type="string">
            <text:p>Construction Office</text:p>
          </table:table-cell>
          <table:table-cell office:value-type="string">
            <text:p>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9" office:value-type="float"/>
          <table:table-cell office:value-type="string">
            <text:p>Construction Office</text:p>
          </table:table-cell>
          <table:table-cell office:value-type="string">
            <text:p>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0" office:value-type="float"/>
          <table:table-cell office:value-type="string">
            <text:p>Construction Office</text:p>
          </table:table-cell>
          <table:table-cell office:value-type="string">
            <text:p>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1" office:value-type="float"/>
          <table:table-cell office:value-type="string">
            <text:p>Construction Office</text:p>
          </table:table-cell>
          <table:table-cell office:value-type="string">
            <text:p>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2" office:value-type="float"/>
          <table:table-cell office:value-type="string">
            <text:p>Helicopter Construction Office</text:p>
          </table:table-cell>
          <table:table-cell office:value-type="string">
            <text:p>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3" office:value-type="float"/>
          <table:table-cell office:value-type="string">
            <text:p>Rail Construction Office</text:p>
          </table:table-cell>
          <table:table-cell office:value-type="string">
            <text:p>Railway 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4" office:value-type="float"/>
          <table:table-cell office:value-type="string">
            <text:p>Rail Construction Office</text:p>
          </table:table-cell>
          <table:table-cell office:value-type="string">
            <text:p>Railway 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5" office:value-type="float"/>
          <table:table-cell office:value-type="string">
            <text:p>Helicopter Demolition Office</text:p>
          </table:table-cell>
          <table:table-cell office:value-type="string">
            <text:p>Demoli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6" office:value-type="float"/>
          <table:table-cell office:value-type="string">
            <text:p>Demolition Office (Small)</text:p>
          </table:table-cell>
          <table:table-cell office:value-type="string">
            <text:p>Demoli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7" office:value-type="float"/>
          <table:table-cell office:value-type="string">
            <text:p>Demolition Office (Large)</text:p>
          </table:table-cell>
          <table:table-cell office:value-type="string">
            <text:p>Demoli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8" office:value-type="float"/>
          <table:table-cell office:value-type="string">
            <text:p>Explosives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orkers">
        <table:table-column/>
        <table:table-row>
          <table:table-cell office:value-type="string">
            <text:p>worker_type</text:p>
          </table:table-cell>
        </table:table-row>
        <table:table-row>
          <table:table-cell office:value-type="string">
            <text:p>workers</text:p>
          </table:table-cell>
        </table:table-row>
        <table:table-row>
          <table:table-cell office:value-type="string">
            <text:p>engineers</text:p>
          </table:table-cell>
        </table:table-row>
        <table:table-row>
          <table:table-cell office:value-type="string">
            <text:p>staff</text:p>
          </table:table-cell>
        </table:table-row>
        <table:table-row>
          <table:table-cell office:value-type="string">
            <text:p>doctors</text:p>
          </table:table-cell>
        </table:table-row>
        <table:table-row>
          <table:table-cell office:value-type="string">
            <text:p>police staff</text:p>
          </table:table-cell>
        </table:table-row>
        <table:table-row>
          <table:table-cell office:value-type="string">
            <text:p>police officers</text:p>
          </table:table-cell>
        </table:table-row>
        <table:table-row>
          <table:table-cell office:value-type="string">
            <text:p>court staff</text:p>
          </table:table-cell>
        </table:table-row>
        <table:table-row>
          <table:table-cell office:value-type="string">
            <text:p>judges</text:p>
          </table:table-cell>
        </table:table-row>
        <table:table-row>
          <table:table-cell office:value-type="string">
            <text:p>professors</text:p>
          </table:table-cell>
        </table:table-row>
        <table:table-row>
          <table:table-cell office:value-type="string">
            <text:p>party officials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ship_type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Cargo ships</text:p>
          </table:table-cell>
        </table:table-row>
        <table:table-row>
          <table:table-cell office:value-type="string">
            <text:p>Passenger ships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vehicle_type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Ambulance</text:p>
          </table:table-cell>
        </table:table-row>
        <table:table-row>
          <table:table-cell office:value-type="string">
            <text:p>Bulldozer</text:p>
          </table:table-cell>
        </table:table-row>
        <table:table-row>
          <table:table-cell office:value-type="string">
            <text:p>Bus</text:p>
          </table:table-cell>
        </table:table-row>
        <table:table-row>
          <table:table-cell office:value-type="string">
            <text:p>Cargo Cars</text:p>
          </table:table-cell>
        </table:table-row>
        <table:table-row>
          <table:table-cell office:value-type="string">
            <text:p>Concrete Mixer</text:p>
          </table:table-cell>
        </table:table-row>
        <table:table-row>
          <table:table-cell office:value-type="string">
            <text:p>Covered Hull</text:p>
          </table:table-cell>
        </table:table-row>
        <table:table-row>
          <table:table-cell office:value-type="string">
            <text:p>Dry Bulk Tank</text:p>
          </table:table-cell>
        </table:table-row>
        <table:table-row>
          <table:table-cell office:value-type="string">
            <text:p>Dumper</text:p>
          </table:table-cell>
        </table:table-row>
        <table:table-row>
          <table:table-cell office:value-type="string">
            <text:p>Excavator</text:p>
          </table:table-cell>
        </table:table-row>
        <table:table-row>
          <table:table-cell office:value-type="string">
            <text:p>Felled Tree Capacity</text:p>
          </table:table-cell>
        </table:table-row>
        <table:table-row>
          <table:table-cell office:value-type="string">
            <text:p>Fire Truck</text:p>
          </table:table-cell>
        </table:table-row>
        <table:table-row>
          <table:table-cell office:value-type="string">
            <text:p>Forklifts</text:p>
          </table:table-cell>
        </table:table-row>
        <table:table-row>
          <table:table-cell office:value-type="string">
            <text:p>Harvesting</text:p>
          </table:table-cell>
        </table:table-row>
        <table:table-row>
          <table:table-cell office:value-type="string">
            <text:p>Oil Tank</text:p>
          </table:table-cell>
        </table:table-row>
        <table:table-row>
          <table:table-cell office:value-type="string">
            <text:p>Open Hull</text:p>
          </table:table-cell>
        </table:table-row>
        <table:table-row>
          <table:table-cell office:value-type="string">
            <text:p>Passenger Cabins</text:p>
          </table:table-cell>
        </table:table-row>
        <table:table-row>
          <table:table-cell office:value-type="string">
            <text:p>Paver</text:p>
          </table:table-cell>
        </table:table-row>
        <table:table-row>
          <table:table-cell office:value-type="string">
            <text:p>Personal Car</text:p>
          </table:table-cell>
        </table:table-row>
        <table:table-row>
          <table:table-cell office:value-type="string">
            <text:p>Police Car</text:p>
          </table:table-cell>
        </table:table-row>
        <table:table-row>
          <table:table-cell office:value-type="string">
            <text:p>Prison Bus</text:p>
          </table:table-cell>
        </table:table-row>
        <table:table-row>
          <table:table-cell office:value-type="string">
            <text:p>Refrigeration</text:p>
          </table:table-cell>
        </table:table-row>
        <table:table-row>
          <table:table-cell office:value-type="string">
            <text:p>Road Crane</text:p>
          </table:table-cell>
        </table:table-row>
        <table:table-row>
          <table:table-cell office:value-type="string">
            <text:p>Roller</text:p>
          </table:table-cell>
        </table:table-row>
        <table:table-row>
          <table:table-cell office:value-type="string">
            <text:p>Sewage Cistern</text:p>
          </table:table-cell>
        </table:table-row>
        <table:table-row>
          <table:table-cell office:value-type="string">
            <text:p>Snowplow</text:p>
          </table:table-cell>
        </table:table-row>
        <table:table-row>
          <table:table-cell office:value-type="string">
            <text:p>Sowing</text:p>
          </table:table-cell>
        </table:table-row>
        <table:table-row>
          <table:table-cell office:value-type="string">
            <text:p>Tower Crane</text:p>
          </table:table-cell>
        </table:table-row>
        <table:table-row>
          <table:table-cell office:value-type="string">
            <text:p>Trolleybus</text:p>
          </table:table-cell>
        </table:table-row>
        <table:table-row>
          <table:table-cell office:value-type="string">
            <text:p>Waste Truck</text:p>
          </table:table-cell>
        </table:table-row>
        <table:table-row>
          <table:table-cell office:value-type="string">
            <text:p>Water Cistern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aircraft_type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Cargo only</text:p>
          </table:table-cell>
        </table:table-row>
        <table:table-row>
          <table:table-cell office:value-type="string">
            <text:p>Helicopter</text:p>
          </table:table-cell>
        </table:table-row>
        <table:table-row>
          <table:table-cell office:value-type="string">
            <text:p>Helicopter (cargo only)</text:p>
          </table:table-cell>
        </table:table-row>
        <table:table-row>
          <table:table-cell office:value-type="string">
            <text:p>Passenger/cargo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train_type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Cargo wagon</text:p>
          </table:table-cell>
        </table:table-row>
        <table:table-row>
          <table:table-cell office:value-type="string">
            <text:p>Diesel locomotive</text:p>
          </table:table-cell>
        </table:table-row>
        <table:table-row>
          <table:table-cell office:value-type="string">
            <text:p>Electric locomotive</text:p>
          </table:table-cell>
        </table:table-row>
        <table:table-row>
          <table:table-cell office:value-type="string">
            <text:p>Metro</text:p>
          </table:table-cell>
        </table:table-row>
        <table:table-row>
          <table:table-cell office:value-type="string">
            <text:p>Motor wagon</text:p>
          </table:table-cell>
        </table:table-row>
        <table:table-row>
          <table:table-cell office:value-type="string">
            <text:p>Passenger wagon</text:p>
          </table:table-cell>
        </table:table-row>
        <table:table-row>
          <table:table-cell office:value-type="string">
            <text:p>Track builder</text:p>
          </table:table-cell>
        </table:table-row>
        <table:table-row>
          <table:table-cell office:value-type="string">
            <text:p>Trainset</text:p>
          </table:table-cell>
        </table:table-row>
        <table:table-row>
          <table:table-cell office:value-type="string">
            <text:p>Tram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transportation_types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Ambulance</text:p>
          </table:table-cell>
        </table:table-row>
        <table:table-row>
          <table:table-cell office:value-type="string">
            <text:p>Bulldozer</text:p>
          </table:table-cell>
        </table:table-row>
        <table:table-row>
          <table:table-cell office:value-type="string">
            <text:p>Bus</text:p>
          </table:table-cell>
        </table:table-row>
        <table:table-row>
          <table:table-cell office:value-type="string">
            <text:p>Cargo Cars</text:p>
          </table:table-cell>
        </table:table-row>
        <table:table-row>
          <table:table-cell office:value-type="string">
            <text:p>Cargo only</text:p>
          </table:table-cell>
        </table:table-row>
        <table:table-row>
          <table:table-cell office:value-type="string">
            <text:p>Cargo ships</text:p>
          </table:table-cell>
        </table:table-row>
        <table:table-row>
          <table:table-cell office:value-type="string">
            <text:p>Cargo wagon</text:p>
          </table:table-cell>
        </table:table-row>
        <table:table-row>
          <table:table-cell office:value-type="string">
            <text:p>Concrete Mixer</text:p>
          </table:table-cell>
        </table:table-row>
        <table:table-row>
          <table:table-cell office:value-type="string">
            <text:p>Covered Hull</text:p>
          </table:table-cell>
        </table:table-row>
        <table:table-row>
          <table:table-cell office:value-type="string">
            <text:p>Diesel locomotive</text:p>
          </table:table-cell>
        </table:table-row>
        <table:table-row>
          <table:table-cell office:value-type="string">
            <text:p>Dry Bulk Tank</text:p>
          </table:table-cell>
        </table:table-row>
        <table:table-row>
          <table:table-cell office:value-type="string">
            <text:p>Dumper</text:p>
          </table:table-cell>
        </table:table-row>
        <table:table-row>
          <table:table-cell office:value-type="string">
            <text:p>Electric locomotive</text:p>
          </table:table-cell>
        </table:table-row>
        <table:table-row>
          <table:table-cell office:value-type="string">
            <text:p>Excavator</text:p>
          </table:table-cell>
        </table:table-row>
        <table:table-row>
          <table:table-cell office:value-type="string">
            <text:p>Felled Tree Capacity</text:p>
          </table:table-cell>
        </table:table-row>
        <table:table-row>
          <table:table-cell office:value-type="string">
            <text:p>Fire Truck</text:p>
          </table:table-cell>
        </table:table-row>
        <table:table-row>
          <table:table-cell office:value-type="string">
            <text:p>Forklifts</text:p>
          </table:table-cell>
        </table:table-row>
        <table:table-row>
          <table:table-cell office:value-type="string">
            <text:p>Harvesting</text:p>
          </table:table-cell>
        </table:table-row>
        <table:table-row>
          <table:table-cell office:value-type="string">
            <text:p>Helicopter</text:p>
          </table:table-cell>
        </table:table-row>
        <table:table-row>
          <table:table-cell office:value-type="string">
            <text:p>Helicopter (cargo only)</text:p>
          </table:table-cell>
        </table:table-row>
        <table:table-row>
          <table:table-cell office:value-type="string">
            <text:p>Metro</text:p>
          </table:table-cell>
        </table:table-row>
        <table:table-row>
          <table:table-cell office:value-type="string">
            <text:p>Motor wagon</text:p>
          </table:table-cell>
        </table:table-row>
        <table:table-row>
          <table:table-cell office:value-type="string">
            <text:p>Oil Tank</text:p>
          </table:table-cell>
        </table:table-row>
        <table:table-row>
          <table:table-cell office:value-type="string">
            <text:p>Open Hull</text:p>
          </table:table-cell>
        </table:table-row>
        <table:table-row>
          <table:table-cell office:value-type="string">
            <text:p>Passenger Cabins</text:p>
          </table:table-cell>
        </table:table-row>
        <table:table-row>
          <table:table-cell office:value-type="string">
            <text:p>Passenger ships</text:p>
          </table:table-cell>
        </table:table-row>
        <table:table-row>
          <table:table-cell office:value-type="string">
            <text:p>Passenger wagon</text:p>
          </table:table-cell>
        </table:table-row>
        <table:table-row>
          <table:table-cell office:value-type="string">
            <text:p>Passenger/cargo</text:p>
          </table:table-cell>
        </table:table-row>
        <table:table-row>
          <table:table-cell office:value-type="string">
            <text:p>Paver</text:p>
          </table:table-cell>
        </table:table-row>
        <table:table-row>
          <table:table-cell office:value-type="string">
            <text:p>Personal Car</text:p>
          </table:table-cell>
        </table:table-row>
        <table:table-row>
          <table:table-cell office:value-type="string">
            <text:p>Police Car</text:p>
          </table:table-cell>
        </table:table-row>
        <table:table-row>
          <table:table-cell office:value-type="string">
            <text:p>Prison Bus</text:p>
          </table:table-cell>
        </table:table-row>
        <table:table-row>
          <table:table-cell office:value-type="string">
            <text:p>Refrigeration</text:p>
          </table:table-cell>
        </table:table-row>
        <table:table-row>
          <table:table-cell office:value-type="string">
            <text:p>Road Crane</text:p>
          </table:table-cell>
        </table:table-row>
        <table:table-row>
          <table:table-cell office:value-type="string">
            <text:p>Roller</text:p>
          </table:table-cell>
        </table:table-row>
        <table:table-row>
          <table:table-cell office:value-type="string">
            <text:p>Sewage Cistern</text:p>
          </table:table-cell>
        </table:table-row>
        <table:table-row>
          <table:table-cell office:value-type="string">
            <text:p>Snowplow</text:p>
          </table:table-cell>
        </table:table-row>
        <table:table-row>
          <table:table-cell office:value-type="string">
            <text:p>Sowing</text:p>
          </table:table-cell>
        </table:table-row>
        <table:table-row>
          <table:table-cell office:value-type="string">
            <text:p>Tower Crane</text:p>
          </table:table-cell>
        </table:table-row>
        <table:table-row>
          <table:table-cell office:value-type="string">
            <text:p>Track builder</text:p>
          </table:table-cell>
        </table:table-row>
        <table:table-row>
          <table:table-cell office:value-type="string">
            <text:p>Trainset</text:p>
          </table:table-cell>
        </table:table-row>
        <table:table-row>
          <table:table-cell office:value-type="string">
            <text:p>Tram</text:p>
          </table:table-cell>
        </table:table-row>
        <table:table-row>
          <table:table-cell office:value-type="string">
            <text:p>Trolleybus</text:p>
          </table:table-cell>
        </table:table-row>
        <table:table-row>
          <table:table-cell office:value-type="string">
            <text:p>Waste Truck</text:p>
          </table:table-cell>
        </table:table-row>
        <table:table-row>
          <table:table-cell office:value-type="string">
            <text:p>Water Cistern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constructed_types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Airplane Parking</text:p>
          </table:table-cell>
        </table:table-row>
        <table:table-row>
          <table:table-cell office:value-type="string">
            <text:p>Attraction</text:p>
          </table:table-cell>
        </table:table-row>
        <table:table-row>
          <table:table-cell office:value-type="string">
            <text:p>Broadcasting</text:p>
          </table:table-cell>
        </table:table-row>
        <table:table-row>
          <table:table-cell office:value-type="string">
            <text:p>Cableway Pole</text:p>
          </table:table-cell>
        </table:table-row>
        <table:table-row>
          <table:table-cell office:value-type="string">
            <text:p>Cargo Station</text:p>
          </table:table-cell>
        </table:table-row>
        <table:table-row>
          <table:table-cell office:value-type="string">
            <text:p>Church</text:p>
          </table:table-cell>
        </table:table-row>
        <table:table-row>
          <table:table-cell office:value-type="string">
            <text:p>Cinema</text:p>
          </table:table-cell>
        </table:table-row>
        <table:table-row>
          <table:table-cell office:value-type="string">
            <text:p>City Hall</text:p>
          </table:table-cell>
        </table:table-row>
        <table:table-row>
          <table:table-cell office:value-type="string">
            <text:p>Construction Office</text:p>
          </table:table-cell>
        </table:table-row>
        <table:table-row>
          <table:table-cell office:value-type="string">
            <text:p>Container Facility</text:p>
          </table:table-cell>
        </table:table-row>
        <table:table-row>
          <table:table-cell office:value-type="string">
            <text:p>Control Tower</text:p>
          </table:table-cell>
        </table:table-row>
        <table:table-row>
          <table:table-cell office:value-type="string">
            <text:p>Conveyer/Pipe Engine</text:p>
          </table:table-cell>
        </table:table-row>
        <table:table-row>
          <table:table-cell office:value-type="string">
            <text:p>Cooling Tower</text:p>
          </table:table-cell>
        </table:table-row>
        <table:table-row>
          <table:table-cell office:value-type="string">
            <text:p>Court House</text:p>
          </table:table-cell>
        </table:table-row>
        <table:table-row>
          <table:table-cell office:value-type="string">
            <text:p>Demolition Office</text:p>
          </table:table-cell>
        </table:table-row>
        <table:table-row>
          <table:table-cell office:value-type="string">
            <text:p>Distribution Office</text:p>
          </table:table-cell>
        </table:table-row>
        <table:table-row>
          <table:table-cell office:value-type="string">
            <text:p>End Station</text:p>
          </table:table-cell>
        </table:table-row>
        <table:table-row>
          <table:table-cell office:value-type="string">
            <text:p>Factory</text:p>
          </table:table-cell>
        </table:table-row>
        <table:table-row>
          <table:table-cell office:value-type="string">
            <text:p>Fence</text:p>
          </table:table-cell>
        </table:table-row>
        <table:table-row>
          <table:table-cell office:value-type="string">
            <text:p>Field</text:p>
          </table:table-cell>
        </table:table-row>
        <table:table-row>
          <table:table-cell office:value-type="string">
            <text:p>Fire Station</text:p>
          </table:table-cell>
        </table:table-row>
        <table:table-row>
          <table:table-cell office:value-type="string">
            <text:p>Footpath</text:p>
          </table:table-cell>
        </table:table-row>
        <table:table-row>
          <table:table-cell office:value-type="string">
            <text:p>Forklift Facility</text:p>
          </table:table-cell>
        </table:table-row>
        <table:table-row>
          <table:table-cell office:value-type="string">
            <text:p>Heating Exchanger</text:p>
          </table:table-cell>
        </table:table-row>
        <table:table-row>
          <table:table-cell office:value-type="string">
            <text:p>Heating Plant</text:p>
          </table:table-cell>
        </table:table-row>
        <table:table-row>
          <table:table-cell office:value-type="string">
            <text:p>Hospital</text:p>
          </table:table-cell>
        </table:table-row>
        <table:table-row>
          <table:table-cell office:value-type="string">
            <text:p>Hostel</text:p>
          </table:table-cell>
        </table:table-row>
        <table:table-row>
          <table:table-cell office:value-type="string">
            <text:p>Infrastructure Element</text:p>
          </table:table-cell>
        </table:table-row>
        <table:table-row>
          <table:table-cell office:value-type="string">
            <text:p>Kindergarden</text:p>
          </table:table-cell>
        </table:table-row>
        <table:table-row>
          <table:table-cell office:value-type="string">
            <text:p>Mine</text:p>
          </table:table-cell>
        </table:table-row>
        <table:table-row>
          <table:table-cell office:value-type="string">
            <text:p>Monument</text:p>
          </table:table-cell>
        </table:table-row>
        <table:table-row>
          <table:table-cell office:value-type="string">
            <text:p>Orphanage</text:p>
          </table:table-cell>
        </table:table-row>
        <table:table-row>
          <table:table-cell office:value-type="string">
            <text:p>Parking Lot</text:p>
          </table:table-cell>
        </table:table-row>
        <table:table-row>
          <table:table-cell office:value-type="string">
            <text:p>Platform/Station</text:p>
          </table:table-cell>
        </table:table-row>
        <table:table-row>
          <table:table-cell office:value-type="string">
            <text:p>Police Station</text:p>
          </table:table-cell>
        </table:table-row>
        <table:table-row>
          <table:table-cell office:value-type="string">
            <text:p>Power Plant</text:p>
          </table:table-cell>
        </table:table-row>
        <table:table-row>
          <table:table-cell office:value-type="string">
            <text:p>Power Substation</text:p>
          </table:table-cell>
        </table:table-row>
        <table:table-row>
          <table:table-cell office:value-type="string">
            <text:p>Power Transformer</text:p>
          </table:table-cell>
        </table:table-row>
        <table:table-row>
          <table:table-cell office:value-type="string">
            <text:p>Prison</text:p>
          </table:table-cell>
        </table:table-row>
        <table:table-row>
          <table:table-cell office:value-type="string">
            <text:p>Production Line</text:p>
          </table:table-cell>
        </table:table-row>
        <table:table-row>
          <table:table-cell office:value-type="string">
            <text:p>Pub</text:p>
          </table:table-cell>
        </table:table-row>
        <table:table-row>
          <table:table-cell office:value-type="string">
            <text:p>Railway</text:p>
          </table:table-cell>
        </table:table-row>
        <table:table-row>
          <table:table-cell office:value-type="string">
            <text:p>Railway Bridge</text:p>
          </table:table-cell>
        </table:table-row>
        <table:table-row>
          <table:table-cell office:value-type="string">
            <text:p>Railway Construction Office</text:p>
          </table:table-cell>
        </table:table-row>
        <table:table-row>
          <table:table-cell office:value-type="string">
            <text:p>Railway Tunnel</text:p>
          </table:table-cell>
        </table:table-row>
        <table:table-row>
          <table:table-cell office:value-type="string">
            <text:p>Refueling</text:p>
          </table:table-cell>
        </table:table-row>
        <table:table-row>
          <table:table-cell office:value-type="string">
            <text:p>Residential</text:p>
          </table:table-cell>
        </table:table-row>
        <table:table-row>
          <table:table-cell office:value-type="string">
            <text:p>Road</text:p>
          </table:table-cell>
        </table:table-row>
        <table:table-row>
          <table:table-cell office:value-type="string">
            <text:p>Road Bridge</text:p>
          </table:table-cell>
        </table:table-row>
        <table:table-row>
          <table:table-cell office:value-type="string">
            <text:p>Road Tunnel</text:p>
          </table:table-cell>
        </table:table-row>
        <table:table-row>
          <table:table-cell office:value-type="string">
            <text:p>Road Vehicles Depot</text:p>
          </table:table-cell>
        </table:table-row>
        <table:table-row>
          <table:table-cell office:value-type="string">
            <text:p>Runway</text:p>
          </table:table-cell>
        </table:table-row>
        <table:table-row>
          <table:table-cell office:value-type="string">
            <text:p>School</text:p>
          </table:table-cell>
        </table:table-row>
        <table:table-row>
          <table:table-cell office:value-type="string">
            <text:p>Secret Police</text:p>
          </table:table-cell>
        </table:table-row>
        <table:table-row>
          <table:table-cell office:value-type="string">
            <text:p>Sewage Discharge</text:p>
          </table:table-cell>
        </table:table-row>
        <table:table-row>
          <table:table-cell office:value-type="string">
            <text:p>Sewage Facility</text:p>
          </table:table-cell>
        </table:table-row>
        <table:table-row>
          <table:table-cell office:value-type="string">
            <text:p>Sewage Substation</text:p>
          </table:table-cell>
        </table:table-row>
        <table:table-row>
          <table:table-cell office:value-type="string">
            <text:p>Sewage Treatment</text:p>
          </table:table-cell>
        </table:table-row>
        <table:table-row>
          <table:table-cell office:value-type="string">
            <text:p>Ship Dock</text:p>
          </table:table-cell>
        </table:table-row>
        <table:table-row>
          <table:table-cell office:value-type="string">
            <text:p>Shop</text:p>
          </table:table-cell>
        </table:table-row>
        <table:table-row>
          <table:table-cell office:value-type="string">
            <text:p>Sports Playground</text:p>
          </table:table-cell>
        </table:table-row>
        <table:table-row>
          <table:table-cell office:value-type="string">
            <text:p>Storage</text:p>
          </table:table-cell>
        </table:table-row>
        <table:table-row>
          <table:table-cell office:value-type="string">
            <text:p>Technical Services</text:p>
          </table:table-cell>
        </table:table-row>
        <table:table-row>
          <table:table-cell office:value-type="string">
            <text:p>Train Depot</text:p>
          </table:table-cell>
        </table:table-row>
        <table:table-row>
          <table:table-cell office:value-type="string">
            <text:p>Train Distribution Service</text:p>
          </table:table-cell>
        </table:table-row>
        <table:table-row>
          <table:table-cell office:value-type="string">
            <text:p>Trash Containers</text:p>
          </table:table-cell>
        </table:table-row>
        <table:table-row>
          <table:table-cell office:value-type="string">
            <text:p>University</text:p>
          </table:table-cell>
        </table:table-row>
        <table:table-row>
          <table:table-cell office:value-type="string">
            <text:p>Vehicle Repair Station</text:p>
          </table:table-cell>
        </table:table-row>
        <table:table-row>
          <table:table-cell office:value-type="string">
            <text:p>Water Facility</text:p>
          </table:table-cell>
        </table:table-row>
        <table:table-row>
          <table:table-cell office:value-type="string">
            <text:p>Water Substation</text:p>
          </table:table-cell>
        </table:table-row>
        <table:table-row>
          <table:table-cell office:value-type="string">
            <text:p>Water Treatment</text:p>
          </table:table-cell>
        </table:table-row>
        <table:table-row>
          <table:table-cell office:value-type="string">
            <text:p>Water Well</text:p>
          </table:table-cell>
        </table:table-row>
        <table:table-row>
          <table:table-cell office:value-type="string">
            <text:p>Wire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cost_formula">
        <table:table-column/>
        <table:table-column/>
        <table:table-row>
          <table:table-cell office:value-type="string">
            <text:p>cost_function</text:p>
          </table:table-cell>
          <table:table-cell office:value-type="string">
            <text:p>formula</text:p>
          </table:table-cell>
        </table:table-row>
        <table:table-row>
          <table:table-cell office:value-type="string">
            <text:p>linear</text:p>
          </table:table-cell>
          <table:table-cell office:value-type="string">
            <text:p>n</text:p>
          </table:table-cell>
        </table:table-row>
        <table:table-row>
          <table:table-cell/>
          <table:table-cell/>
        </table:table-row>
        <table:table-row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8-31T17:42:23.129962</meta:creation-date>
    <dc:date>2024-08-31T17:42:23.502429</dc:date>
    <meta:generator>http://pypi.python.org/pypi/ezodf/0.1.0$Python3.12.1 (tags/v3.12.1:2305ca5, Dec  7 2023, 22:03:25) [MSC v.1937 64 bit (AMD64)]</meta:generator>
    <meta:document-statistic/>
    <meta:editing-cycles>1</meta:editing-cycles>
  </office:meta>
</office:document-meta>
</file>